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://linux.meuhobby.com/artigos/manuais/manuais/Super_Manual_de_comandos_do_GNULinux.txt</text:p>
      <text:p text:style-name="Preformatted_20_Text"/>
      <text:p text:style-name="Preformatted_20_Text">-----------------------------------------------------------------------------</text:p>
      <text:p text:style-name="Preformatted_20_Text">-----------------------------------------------------------------------------</text:p>
      <text:p text:style-name="Preformatted_20_Text">Super Manual de comandos do GNU/Linux</text:p>
      <text:p text:style-name="Preformatted_20_Text">-------------------------------------</text:p>
      <text:p text:style-name="Preformatted_20_Text"/>
      <text:p text:style-name="Preformatted_20_Text">AUTOR <text:s text:c="16"/>: Eder S. G. (Jordam)</text:p>
      <text:p text:style-name="Preformatted_20_Text">E-M@IL PRINCIPAL <text:s text:c="5"/>: ederjordam@yahoo.com.br</text:p>
      <text:p text:style-name="Preformatted_20_Text">SITE <text:s text:c="17"/>: http://geocities.yahoo.com.br/ederjordam</text:p>
      <text:p text:style-name="Preformatted_20_Text">REGISTERED LINUX USER : 179086</text:p>
      <text:p text:style-name="Preformatted_20_Text"/>
      <text:p text:style-name="Preformatted_20_Text"/>
      <text:p text:style-name="Preformatted_20_Text">Este manual de comandos é baseado na distribuição Debian GNU/Linux</text:p>
      <text:p text:style-name="Preformatted_20_Text"/>
      <text:p text:style-name="Preformatted_20_Text">versão 4.0.15, 22 de julho, 2005</text:p>
      <text:p text:style-name="Preformatted_20_Text"/>
      <text:p text:style-name="Preformatted_20_Text">-----------------------------------------------------------------------------</text:p>
      <text:p text:style-name="Preformatted_20_Text">-----------------------------------------------------------------------------</text:p>
      <text:p text:style-name="Preformatted_20_Text"/>
      <text:p text:style-name="Preformatted_20_Text">Resumo</text:p>
      <text:p text:style-name="Preformatted_20_Text">------</text:p>
      <text:p text:style-name="Preformatted_20_Text">Este documento contém informações diversas dos vários comandos do Linux.</text:p>
      <text:p text:style-name="Preformatted_20_Text"/>
      <text:p text:style-name="Preformatted_20_Text"/>
      <text:p text:style-name="Preformatted_20_Text">Nota de Copyright</text:p>
      <text:p text:style-name="Preformatted_20_Text">-----------------</text:p>
      <text:p text:style-name="Preformatted_20_Text">Este documento pode ser distribuído ou modificado sobre os termos da</text:p>
      <text:p text:style-name="Preformatted_20_Text">GNU General Public Licence.</text:p>
      <text:p text:style-name="Preformatted_20_Text"><text:s/>(C) 1996-2001 Eder S. G.</text:p>
      <text:p text:style-name="Preformatted_20_Text"/>
      <text:p text:style-name="Preformatted_20_Text">Este manual é software livre; você pode redistribui-lo e/ou</text:p>
      <text:p text:style-name="Preformatted_20_Text">modifica-lo de acordo com os termos da GNU General Public Licence como</text:p>
      <text:p text:style-name="Preformatted_20_Text">publicada pela Free Software Foundation; versão 2 da licença ou (a</text:p>
      <text:p text:style-name="Preformatted_20_Text">critério do autor) qualquer versão posterior.</text:p>
      <text:p text:style-name="Preformatted_20_Text"/>
      <text:p text:style-name="Preformatted_20_Text">Este documento é distribuído com a itenção de ser útil ao seu</text:p>
      <text:p text:style-name="Preformatted_20_Text">utilizador, no entanto _NÃO TEM NENHUMA GARANTIA,  EXPLÍCITAS OU</text:p>
      <text:p text:style-name="Preformatted_20_Text">IMPLÍCITAS , COMERCIAIS OU DE ATENDIMENTO A UMA DETERMINADA</text:p>
      <text:p text:style-name="Preformatted_20_Text">FINALIDADE_. Consulte a Licença Pública Geral GNU para maiores</text:p>
      <text:p text:style-name="Preformatted_20_Text">detalhes.</text:p>
      <text:p text:style-name="Preformatted_20_Text"/>
      <text:p text:style-name="Preformatted_20_Text">Uma cópia da GNU General Public Licence esta disponível no website</text:p>
      <text:p text:style-name="Preformatted_20_Text">da GNU (http://www.gnu.org/copyleft/gpl.html) na World Wide</text:p>
      <text:p text:style-name="Preformatted_20_Text">Web. <text:s/>Voce também pode obter uma cópia escrevendo para a Free Software</text:p>
      <text:p text:style-name="Preformatted_20_Text">Foundation, Inc., 59 Temple Place - Suite 330, Boston, MA 02111-1307,</text:p>
      <text:p text:style-name="Preformatted_20_Text">USA.</text:p>
      <text:p text:style-name="Preformatted_20_Text"/>
      <text:p text:style-name="Preformatted_20_Text">Eu, Eder S. G., gostaria que você atribua qualquer material derivado</text:p>
      <text:p text:style-name="Preformatted_20_Text">deste documento para mim. Se você modificar e melhorar este documento,</text:p>
      <text:p text:style-name="Preformatted_20_Text">peço que o autor seja notificado pelo e-mail ederjordam@yahoo.com.br</text:p>
      <text:p text:style-name="Preformatted_20_Text"/>
      <text:p text:style-name="Preformatted_20_Text"/>
      <text:p text:style-name="Preformatted_20_Text">Observação</text:p>
      <text:p text:style-name="Preformatted_20_Text">----------</text:p>
      <text:p text:style-name="Preformatted_20_Text">NÃO ME RESPONSABILIZO POR EVENTUAIS DANOS EM SEU EQUIPAMENTO PELO MAL USO</text:p>
      <text:p text:style-name="Preformatted_20_Text">DAS INFORMAÇÕES NESTE DOCUMENTO. É DE SUA INTEIRA RESPONSABILIDADE QUERER</text:p>
      <text:p text:style-name="Preformatted_20_Text">OU NAO UTILIZAR OS COMANDOS DESCRITOS NESTE DOCUMENTO.</text:p>
      <text:p text:style-name="Preformatted_20_Text"/>
      <text:p text:style-name="Preformatted_20_Text">Linux é uma marca registrada e concedida por Linus Torvalds, seu criador e</text:p>
      <text:p text:style-name="Preformatted_20_Text">cedente.</text:p>
      <text:p text:style-name="Preformatted_20_Text"><text:soft-page-break/></text:p>
      <text:p text:style-name="Preformatted_20_Text">Todas as marcas registradas neste documento são de propriedades de</text:p>
      <text:p text:style-name="Preformatted_20_Text">seus respectivos donos.</text:p>
      <text:p text:style-name="Preformatted_20_Text"/>
      <text:p text:style-name="Preformatted_20_Text"/>
      <text:p text:style-name="Preformatted_20_Text">Do autor do documento</text:p>
      <text:p text:style-name="Preformatted_20_Text">---------------------</text:p>
      <text:p text:style-name="Preformatted_20_Text">Dúvidas, sugestões me contate através do e-m@il ederjordam@yahoo.com.br</text:p>
      <text:p text:style-name="Preformatted_20_Text"/>
      <text:p text:style-name="Preformatted_20_Text">----------------------------------------------------------------------------</text:p>
      <text:p text:style-name="Preformatted_20_Text"/>
      <text:p text:style-name="Preformatted_20_Text">- INDICE</text:p>
      <text:p text:style-name="Preformatted_20_Text"><text:s/>01 - COMANDOS DE MANIPULAÇÃO DE ARQUIVOS E DIRETÓRIOS</text:p>
      <text:p text:style-name="Preformatted_20_Text"><text:s/>02 - COMANDOS INFORMATIVOS</text:p>
      <text:p text:style-name="Preformatted_20_Text"><text:s/>03 - COMANDOS DE INICIALIZACAO E ENCERRAMENTO DO LINUX</text:p>
      <text:p text:style-name="Preformatted_20_Text"><text:s/>04 - COMANDOS DE CONTROLE DE ACESSO E USUARIOS/GRUPOS</text:p>
      <text:p text:style-name="Preformatted_20_Text"><text:s/>05 - COMANDOS DE PROCESSOS DO LINUX</text:p>
      <text:p text:style-name="Preformatted_20_Text"><text:s/>06 - COMANDOS DE CONFIGURACAO DO LINUX</text:p>
      <text:p text:style-name="Preformatted_20_Text"><text:s/>07 - COMANDOS DE IMPRESSAO</text:p>
      <text:p text:style-name="Preformatted_20_Text"><text:s/>08 - COMANDOS DE REDE</text:p>
      <text:p text:style-name="Preformatted_20_Text"><text:s/>09 - EDITORES DE TEXTO</text:p>
      <text:p text:style-name="Preformatted_20_Text"><text:s/>10 - CAMINHOS DE ARQUIVOS IMPORTANTES NO LINUX</text:p>
      <text:p text:style-name="Preformatted_20_Text"><text:s/>11 - AGRADECIMENTOS</text:p>
      <text:p text:style-name="Preformatted_20_Text"><text:s/>12 - COMANDOS PARA MODULOS (DRIVERS)</text:p>
      <text:p text:style-name="Preformatted_20_Text"><text:s/>13 - COMANDOS DE REDIRECIONAMENTO E PIPE</text:p>
      <text:p text:style-name="Preformatted_20_Text"><text:s/>14 - TECLAS DE ATALHO DO KDE 3.X</text:p>
      <text:p text:style-name="Preformatted_20_Text"><text:s/>15 - METACARACTERES</text:p>
      <text:p text:style-name="Preformatted_20_Text"><text:s/>16 - COMANDOS PARA GRAVAÇÃO DE CD'S</text:p>
      <text:p text:style-name="Preformatted_20_Text"><text:s/>17 - COMANDOS DA DISTRIBUIÇÃO DEBIAN</text:p>
      <text:p text:style-name="Preformatted_20_Text"/>
      <text:p text:style-name="Preformatted_20_Text">----------------------------------------------------------------------------</text:p>
      <text:p text:style-name="Preformatted_20_Text"/>
      <text:p text:style-name="Preformatted_20_Text">1 - COMANDOS DE MANIPULAÇÃO DE ARQUIVOS E DIRETÓRIOS</text:p>
      <text:p text:style-name="Preformatted_20_Text"/>
      <text:p text:style-name="Preformatted_20_Text">1.1 - comando ls = lista arquivos e o conteúdo de diretórios</text:p>
      <text:p text:style-name="Preformatted_20_Text"/>
      <text:p text:style-name="Preformatted_20_Text">- Exibe apenas diretórios</text:p>
      <text:p text:style-name="Preformatted_20_Text"><text:s/>ls -l | grep '^d'</text:p>
      <text:p text:style-name="Preformatted_20_Text">ou</text:p>
      <text:p text:style-name="Preformatted_20_Text"><text:s/>ls -d */</text:p>
      <text:p text:style-name="Preformatted_20_Text"/>
      <text:p text:style-name="Preformatted_20_Text">- Exibe apenas diretórios sem exibir seus respectivos tamanhos</text:p>
      <text:p text:style-name="Preformatted_20_Text"><text:s/>ls -l | grep '^d' | awk {'print $8'}</text:p>
      <text:p text:style-name="Preformatted_20_Text"/>
      <text:p text:style-name="Preformatted_20_Text">- Exibe arquivos ocultos, ou seja, iniciados com "."</text:p>
      <text:p text:style-name="Preformatted_20_Text"><text:s/>ls -a</text:p>
      <text:p text:style-name="Preformatted_20_Text"/>
      <text:p text:style-name="Preformatted_20_Text">- Exibe arquivos ocultos, exceto o "." e ".." </text:p>
      <text:p text:style-name="Preformatted_20_Text"><text:s/>ls -A</text:p>
      <text:p text:style-name="Preformatted_20_Text"/>
      <text:p text:style-name="Preformatted_20_Text">- Para listar arquivos e diretórios como o comando 'dir /p':</text:p>
      <text:p text:style-name="Preformatted_20_Text"><text:s/>ls | less</text:p>
      <text:p text:style-name="Preformatted_20_Text">* ou *</text:p>
      <text:p text:style-name="Preformatted_20_Text"><text:s/>ls | most</text:p>
      <text:p text:style-name="Preformatted_20_Text"/>
      <text:p text:style-name="Preformatted_20_Text">- Exibe os arquivos em colunas, ordenados verticalmente</text:p>
      <text:p text:style-name="Preformatted_20_Text"><text:s/>ls -C</text:p>
      <text:p text:style-name="Preformatted_20_Text"/>
      <text:p text:style-name="Preformatted_20_Text">- Exibe somente diretórios:</text:p>
      <text:p text:style-name="Preformatted_20_Text"><text:s/>ls -l | grep ^d</text:p>
      <text:p text:style-name="Preformatted_20_Text">ou</text:p>
      <text:p text:style-name="Preformatted_20_Text"><text:s/>ls -la | grep ^d</text:p>
      <text:p text:style-name="Preformatted_20_Text"><text:soft-page-break/></text:p>
      <text:p text:style-name="Preformatted_20_Text">- Exibe os arquivos em seus tamanhos em KB, MB e GB</text:p>
      <text:p text:style-name="Preformatted_20_Text"><text:s/>ls -h</text:p>
      <text:p text:style-name="Preformatted_20_Text"/>
      <text:p text:style-name="Preformatted_20_Text">- Exibe primeiramente os arquivos criados/alterados recentemente</text:p>
      <text:p text:style-name="Preformatted_20_Text"><text:s/>ls -t</text:p>
      <text:p text:style-name="Preformatted_20_Text"/>
      <text:p text:style-name="Preformatted_20_Text">- Exibe informações referentes a arquivos e diretorios em colunas</text:p>
      <text:p text:style-name="Preformatted_20_Text"><text:s/>ls -l</text:p>
      <text:p text:style-name="Preformatted_20_Text"/>
      <text:p text:style-name="Preformatted_20_Text">- Exibe apenas arquivos executáveis, ou seja, marcados por um asterisco</text:p>
      <text:p text:style-name="Preformatted_20_Text">no final do seu nome</text:p>
      <text:p text:style-name="Preformatted_20_Text"><text:s/>ls -F</text:p>
      <text:p text:style-name="Preformatted_20_Text"/>
      <text:p text:style-name="Preformatted_20_Text">- Exibe arquivos de acordo com o tempo do ultimo acesso ao inves</text:p>
      <text:p text:style-name="Preformatted_20_Text">do tempo de modificacao do mesmo</text:p>
      <text:p text:style-name="Preformatted_20_Text"><text:s/>ls -u</text:p>
      <text:p text:style-name="Preformatted_20_Text"/>
      <text:p text:style-name="Preformatted_20_Text">- Exibe os arquivos na ordem inversa (de z para a)</text:p>
      <text:p text:style-name="Preformatted_20_Text"><text:s/>ls -r</text:p>
      <text:p text:style-name="Preformatted_20_Text"/>
      <text:p text:style-name="Preformatted_20_Text">- Exibe um diretorio e seus respectivos subdiretorios</text:p>
      <text:p text:style-name="Preformatted_20_Text"><text:s/>ls -R</text:p>
      <text:p text:style-name="Preformatted_20_Text"/>
      <text:p text:style-name="Preformatted_20_Text">- Exibe o conteudo do diretorio pelo tamanho do arquivo, no lugar</text:p>
      <text:p text:style-name="Preformatted_20_Text">de ordem alfabetica, com os maiores arquivos sendo exibidos primeiro</text:p>
      <text:p text:style-name="Preformatted_20_Text"><text:s/>ls -S</text:p>
      <text:p text:style-name="Preformatted_20_Text"/>
      <text:p text:style-name="Preformatted_20_Text">- Exibe o número do inode de cada arquivo/diretorio</text:p>
      <text:p text:style-name="Preformatted_20_Text"><text:s/>ls -i</text:p>
      <text:p text:style-name="Preformatted_20_Text"/>
      <text:p text:style-name="Preformatted_20_Text">- Exibe os arquivos horizontalmente cada um separado por virgula</text:p>
      <text:p text:style-name="Preformatted_20_Text"><text:s/>ls -m</text:p>
      <text:p text:style-name="Preformatted_20_Text"/>
      <text:p text:style-name="Preformatted_20_Text">- Exibe o UID e o GID ao inves do nome/grupo do arquivo</text:p>
      <text:p text:style-name="Preformatted_20_Text"><text:s/>ls -nl</text:p>
      <text:p text:style-name="Preformatted_20_Text"/>
      <text:p text:style-name="Preformatted_20_Text">- Exibe arquivos/diretorios nao exibindo o grupo, apenas o dono</text:p>
      <text:p text:style-name="Preformatted_20_Text"><text:s/>ls -o</text:p>
      <text:p text:style-name="Preformatted_20_Text"/>
      <text:p text:style-name="Preformatted_20_Text">- Exibe os arquivos em colunas, ordenados horizontalmente</text:p>
      <text:p text:style-name="Preformatted_20_Text"><text:s/>ls -x</text:p>
      <text:p text:style-name="Preformatted_20_Text"/>
      <text:p text:style-name="Preformatted_20_Text">- Exibe e ordena o conteudo do diretorio alfabeticamente pela extensao</text:p>
      <text:p text:style-name="Preformatted_20_Text">(caracteres depois do ultimo ".") do arquivo. Arquivos sem extensao são</text:p>
      <text:p text:style-name="Preformatted_20_Text">ordenados primeiramente</text:p>
      <text:p text:style-name="Preformatted_20_Text"><text:s/>ls -X</text:p>
      <text:p text:style-name="Preformatted_20_Text"/>
      <text:p text:style-name="Preformatted_20_Text">- Exibe o nome de cada diretorio com "/" e cada nome de arquivos executaveis</text:p>
      <text:p text:style-name="Preformatted_20_Text">com "*" em seu final</text:p>
      <text:p text:style-name="Preformatted_20_Text"><text:s/>ls -F</text:p>
      <text:p text:style-name="Preformatted_20_Text"/>
      <text:p text:style-name="Preformatted_20_Text">- Exibe o status do tempo de alteração ao invés do tempo de modificação para</text:p>
      <text:p text:style-name="Preformatted_20_Text">ordenar (com -t) ou listar (com -l)</text:p>
      <text:p text:style-name="Preformatted_20_Text"><text:s/>ls -c</text:p>
      <text:p text:style-name="Preformatted_20_Text"/>
      <text:p text:style-name="Preformatted_20_Text">- Exibe todos os arquivos com a inicial minuscula contidos dentro da faixa</text:p>
      <text:p text:style-name="Preformatted_20_Text">entre os caracteres 'a' e 'd'</text:p>
      <text:p text:style-name="Preformatted_20_Text"><text:s/>ls [a-d]*</text:p>
      <text:p text:style-name="Preformatted_20_Text"/>
      <text:p text:style-name="Preformatted_20_Text">- Exibe os arquivos com a inicial entre P e Q, e depois outra entre 1 e 3</text:p>
      <text:p text:style-name="Preformatted_20_Text"><text:s/>ls [P-Q1-3]*</text:p>
      <text:p text:style-name="Preformatted_20_Text"><text:soft-page-break/></text:p>
      <text:p text:style-name="Preformatted_20_Text">- Envia o conteudo do comando ls no console atual para o console tty2</text:p>
      <text:p text:style-name="Preformatted_20_Text"><text:s/>ls &gt; /dev/tty2 </text:p>
      <text:p text:style-name="Preformatted_20_Text"/>
      <text:p text:style-name="Preformatted_20_Text">- Exibe uma lista de arquivos/diretorios ordenados pela data de criação</text:p>
      <text:p text:style-name="Preformatted_20_Text"><text:s/>ls <text:s/>-Fltr</text:p>
      <text:p text:style-name="Preformatted_20_Text"/>
      <text:p text:style-name="Preformatted_20_Text">- Exibe os arquivos ordenados do menor para o maior</text:p>
      <text:p text:style-name="Preformatted_20_Text"><text:s/>ls -la | sort +4 -n</text:p>
      <text:p text:style-name="Preformatted_20_Text"/>
      <text:p text:style-name="Preformatted_20_Text">- Exibe os arquivos ordenados do maior para o menor</text:p>
      <text:p text:style-name="Preformatted_20_Text"><text:s/>ls -la | sort +4 -nr</text:p>
      <text:p text:style-name="Preformatted_20_Text"/>
      <text:p text:style-name="Preformatted_20_Text">- Exibe os arquivos com suas propriedades no estilo do S. O. Windows</text:p>
      <text:p text:style-name="Preformatted_20_Text"><text:s/>ls -al --full-time</text:p>
      <text:p text:style-name="Preformatted_20_Text"/>
      <text:p text:style-name="Preformatted_20_Text">- Exibe todos os arquivos com extensão 'txt'</text:p>
      <text:p text:style-name="Preformatted_20_Text"><text:s/>ls -l *.txt</text:p>
      <text:p text:style-name="Preformatted_20_Text"/>
      <text:p text:style-name="Preformatted_20_Text">- Exibe todos os arquivos 'txt' que contenham a palavra 'jordam'</text:p>
      <text:p text:style-name="Preformatted_20_Text"><text:s/>ls -l *.txt | grep jordam</text:p>
      <text:p text:style-name="Preformatted_20_Text"/>
      <text:p text:style-name="Preformatted_20_Text">- Exibe um número de quantos arquivos existem em um diretório</text:p>
      <text:p text:style-name="Preformatted_20_Text"><text:s/>ls -A | wc -l</text:p>
      <text:p text:style-name="Preformatted_20_Text"/>
      <text:p text:style-name="Preformatted_20_Text">- Exibe um número de quantos arquivos existem em um diretório</text:p>
      <text:p text:style-name="Preformatted_20_Text"><text:s/>ls -A -p | sed -e '/\//d' | wc -l</text:p>
      <text:p text:style-name="Preformatted_20_Text"/>
      <text:p text:style-name="Preformatted_20_Text">- Exibe um número de quantos diretórios existem em um diretório</text:p>
      <text:p text:style-name="Preformatted_20_Text"><text:s/>ls -A -p | grep "/" | wc -l</text:p>
      <text:p text:style-name="Preformatted_20_Text"/>
      <text:p text:style-name="Preformatted_20_Text">- Para listar em um diretório os arquivos mais velhos</text:p>
      <text:p text:style-name="Preformatted_20_Text"><text:s/>ls -lt | tail -30</text:p>
      <text:p text:style-name="Preformatted_20_Text"/>
      <text:p text:style-name="Preformatted_20_Text">- Para listar os arquivos maiores</text:p>
      <text:p text:style-name="Preformatted_20_Text"><text:s/>ls -l | sort -n -k 5 | tail -30</text:p>
      <text:p text:style-name="Preformatted_20_Text"/>
      <text:p text:style-name="Preformatted_20_Text">- Para procurar os diretórios com a maior quantidade de arquivos</text:p>
      <text:p text:style-name="Preformatted_20_Text"><text:s/>du -k . | sort -n -k 1 | tail -30</text:p>
      <text:p text:style-name="Preformatted_20_Text"/>
      <text:p text:style-name="Preformatted_20_Text"/>
      <text:p text:style-name="Preformatted_20_Text">1.2 - comando rm = remove arquivos e diretorios</text:p>
      <text:p text:style-name="Preformatted_20_Text"/>
      <text:p text:style-name="Preformatted_20_Text">- Remove o arquivo file1.txt</text:p>
      <text:p text:style-name="Preformatted_20_Text"><text:s/>rm file1.txt</text:p>
      <text:p text:style-name="Preformatted_20_Text"/>
      <text:p text:style-name="Preformatted_20_Text">- Remove os arquivos file1.txt, file2.txt e file3.txt</text:p>
      <text:p text:style-name="Preformatted_20_Text"><text:s/>rm file1.txt file2.txt file3.txt</text:p>
      <text:p text:style-name="Preformatted_20_Text"/>
      <text:p text:style-name="Preformatted_20_Text">- Pergunta ao usuário se ele deseja realmente remover o arquivo teste1.txt</text:p>
      <text:p text:style-name="Preformatted_20_Text"><text:s/>rm -i teste1.txt</text:p>
      <text:p text:style-name="Preformatted_20_Text"/>
      <text:p text:style-name="Preformatted_20_Text">- Remove os diretorios com seus arquivos e subdiretorios (-r) não exibindo</text:p>
      <text:p text:style-name="Preformatted_20_Text">perguntas de confirmacao de exclusao (-f)</text:p>
      <text:p text:style-name="Preformatted_20_Text"><text:s/>rm -rf /trabalhos/exposicao50</text:p>
      <text:p text:style-name="Preformatted_20_Text"/>
      <text:p text:style-name="Preformatted_20_Text">- Remove os diretorios com seus arquivos e subdiretorios (-r) não exibindo</text:p>
      <text:p text:style-name="Preformatted_20_Text">perguntas de confirmacao de exclusao (-f) exibindo o nome de cada arquivo</text:p>
      <text:p text:style-name="Preformatted_20_Text">antes de apagá-lo (-v)</text:p>
      <text:p text:style-name="Preformatted_20_Text"><text:s/>rm -rfv /trabalhos/exposicao50</text:p>
      <text:p text:style-name="Preformatted_20_Text"/>
      <text:p text:style-name="Preformatted_20_Text">- Para remover o arquivo 'file1.txt' de todos os diretórios home de todos</text:p>
      <text:p text:style-name="Preformatted_20_Text"><text:soft-page-break/>os usuários cadastrados no sistema</text:p>
      <text:p text:style-name="Preformatted_20_Text"><text:s/>rm -rfv /home/*/file1.txt</text:p>
      <text:p text:style-name="Preformatted_20_Text"/>
      <text:p text:style-name="Preformatted_20_Text">- Para remover todos os arquivos de todos os diretórios home de todos</text:p>
      <text:p text:style-name="Preformatted_20_Text">os usuários cadastrados no sistema que possuam arquivos dentro de seus</text:p>
      <text:p text:style-name="Preformatted_20_Text">respectivos diretórios 'trash'</text:p>
      <text:p text:style-name="Preformatted_20_Text"><text:s/>rm -rf /home/*/trash/*</text:p>
      <text:p text:style-name="Preformatted_20_Text"/>
      <text:p text:style-name="Preformatted_20_Text">- Para remover o arquivo '--verify'</text:p>
      <text:p text:style-name="Preformatted_20_Text"><text:s/>rm -f -- --verify</text:p>
      <text:p text:style-name="Preformatted_20_Text">* ou *</text:p>
      <text:p text:style-name="Preformatted_20_Text"><text:s/>rm ./--verify</text:p>
      <text:p text:style-name="Preformatted_20_Text"/>
      <text:p text:style-name="Preformatted_20_Text">O 1º '--' significa que acabou a lista de argumentos, o que vier na frente</text:p>
      <text:p text:style-name="Preformatted_20_Text">é nome de arquivo. O 2º '--' faz parte do nome do arquivo.</text:p>
      <text:p text:style-name="Preformatted_20_Text"/>
      <text:p text:style-name="Preformatted_20_Text">- Para remover o arquivo '--exclude-from=excluir'</text:p>
      <text:p text:style-name="Preformatted_20_Text"><text:s/>rm -- "--exclude-from=excluir"</text:p>
      <text:p text:style-name="Preformatted_20_Text">* ou *</text:p>
      <text:p text:style-name="Preformatted_20_Text"><text:s/>rm -- --exclude-from=excluir</text:p>
      <text:p text:style-name="Preformatted_20_Text"/>
      <text:p text:style-name="Preformatted_20_Text"/>
      <text:p text:style-name="Preformatted_20_Text">1.3 - comando cp = copia arquivos ou diretorios</text:p>
      <text:p text:style-name="Preformatted_20_Text"/>
      <text:p text:style-name="Preformatted_20_Text">- Mais utilizado:</text:p>
      <text:p text:style-name="Preformatted_20_Text"><text:s/>cp -aRdiv</text:p>
      <text:p text:style-name="Preformatted_20_Text">ou</text:p>
      <text:p text:style-name="Preformatted_20_Text"><text:s/>cp -a -R -d -i -v</text:p>
      <text:p text:style-name="Preformatted_20_Text"/>
      <text:p text:style-name="Preformatted_20_Text">- Quando o primeiro diretório tem vários diretórios dentro, o "cp" precisa</text:p>
      <text:p text:style-name="Preformatted_20_Text">saber que você quer copiar tudo. Para isso adicione a opção "-a". E ele</text:p>
      <text:p text:style-name="Preformatted_20_Text">fará uma copia recursiva, isto é: copiara tudo o que encontrar dentro</text:p>
      <text:p text:style-name="Preformatted_20_Text">do primeiro diretório para o segundo, e preservara sua estrutura e atributos,</text:p>
      <text:p text:style-name="Preformatted_20_Text">mesmo que "-dpr"</text:p>
      <text:p text:style-name="Preformatted_20_Text"><text:s/>cp -a diretorio diretorio</text:p>
      <text:p text:style-name="Preformatted_20_Text"/>
      <text:p text:style-name="Preformatted_20_Text">- Se já existir um arquivo de mesmo nome dentro do diretório, ele pergunta</text:p>
      <text:p text:style-name="Preformatted_20_Text">se você quer substituí-lo. Se a resposta à pergunta for "y", ele o fará</text:p>
      <text:p text:style-name="Preformatted_20_Text"><text:s/>cp -i arquivo diretorio</text:p>
      <text:p text:style-name="Preformatted_20_Text"/>
      <text:p text:style-name="Preformatted_20_Text">- Se já existir um arquivo de mesmo nome dentro do diretório, ele gravará</text:p>
      <text:p text:style-name="Preformatted_20_Text">em cima dele sem perguntar nada</text:p>
      <text:p text:style-name="Preformatted_20_Text"><text:s/>cp -f arquivo diretorio</text:p>
      <text:p text:style-name="Preformatted_20_Text"/>
      <text:p text:style-name="Preformatted_20_Text">- Copia o arquivo file1.txt para o diretorio citado</text:p>
      <text:p text:style-name="Preformatted_20_Text"><text:s/>cp file1.txt /home/edjordam</text:p>
      <text:p text:style-name="Preformatted_20_Text"/>
      <text:p text:style-name="Preformatted_20_Text">- Copia o arquivo file1.txt para o diretorio citado com um novo nome:</text:p>
      <text:p text:style-name="Preformatted_20_Text">filenovo.txt</text:p>
      <text:p text:style-name="Preformatted_20_Text"><text:s/>cp file1.txt /home/edjordam/filenovo.txt</text:p>
      <text:p text:style-name="Preformatted_20_Text"/>
      <text:p text:style-name="Preformatted_20_Text">- Faz uma copia do arquivo1 para o arquivo2</text:p>
      <text:p text:style-name="Preformatted_20_Text"><text:s/>cp arquivo1.txt arquivo2.txt</text:p>
      <text:p text:style-name="Preformatted_20_Text"/>
      <text:p text:style-name="Preformatted_20_Text">- Copia o arquivo file1.txt checando se existe um arquivo de mesmo nome</text:p>
      <text:p text:style-name="Preformatted_20_Text">no diretorio /home/ederjordam, se estiver esta opção irá fazer uma</text:p>
      <text:p text:style-name="Preformatted_20_Text">pergunta se deseja sobrescrever o arquivo de destino</text:p>
      <text:p text:style-name="Preformatted_20_Text"><text:s/>cp -i file1.txt /home/ederjordam</text:p>
      <text:p text:style-name="Preformatted_20_Text"/>
      <text:p text:style-name="Preformatted_20_Text">- Copia o arquivo file1.txt preservando suas propriedades, como o pro-</text:p>
      <text:p text:style-name="Preformatted_20_Text">prietario do arquivo, data de criação, permissões de acesso, última</text:p>
      <text:p text:style-name="Preformatted_20_Text">modificacao e último acesso</text:p>
      <text:p text:style-name="Preformatted_20_Text"><text:soft-page-break/><text:s/>cp -p file1.txt /home/ederjordam</text:p>
      <text:p text:style-name="Preformatted_20_Text"/>
      <text:p text:style-name="Preformatted_20_Text">- Copia os arquivos/diretórios/sub-diretórios do diretório textos para o</text:p>
      <text:p text:style-name="Preformatted_20_Text">diretório atual</text:p>
      <text:p text:style-name="Preformatted_20_Text"><text:s/>cp -R /files/textos/* .</text:p>
      <text:p text:style-name="Preformatted_20_Text"/>
      <text:p text:style-name="Preformatted_20_Text">- Copia os arquivos, diretórios, sub-diretórios do diretório textos para</text:p>
      <text:p text:style-name="Preformatted_20_Text">o diretório /usr/backup</text:p>
      <text:p text:style-name="Preformatted_20_Text"><text:s/>cp -R /files/textos/* /usr/backup</text:p>
      <text:p text:style-name="Preformatted_20_Text"/>
      <text:p text:style-name="Preformatted_20_Text">- Copia todos os arquivos .txt do diretório /chicago para o diretório atual</text:p>
      <text:p text:style-name="Preformatted_20_Text"><text:s/>cp /chicago/*.txt .</text:p>
      <text:p text:style-name="Preformatted_20_Text"/>
      <text:p text:style-name="Preformatted_20_Text">- Copia o arquivo file9.txt mantendo seu link simbolico, ou seja, o vínculo</text:p>
      <text:p text:style-name="Preformatted_20_Text">original do arquivo</text:p>
      <text:p text:style-name="Preformatted_20_Text"><text:s/>cp -d file9.txt /home/ederjordam</text:p>
      <text:p text:style-name="Preformatted_20_Text"/>
      <text:p text:style-name="Preformatted_20_Text">- Copia o arquivo file4.txt da maneira mais fiel possivel, o '-a' é a união</text:p>
      <text:p text:style-name="Preformatted_20_Text">das flags '-pdR' juntas e o '-i' apresenta um prompt antes de sobescrever</text:p>
      <text:p text:style-name="Preformatted_20_Text">arquivos de destinos existentes</text:p>
      <text:p text:style-name="Preformatted_20_Text"><text:s/>cp -ai file4.txt /home/ederjordam</text:p>
      <text:p text:style-name="Preformatted_20_Text"/>
      <text:p text:style-name="Preformatted_20_Text">- Copia o arquivo file7.txt e cria uma cópia de segurança do arquivo citado.</text:p>
      <text:p text:style-name="Preformatted_20_Text">Repare que existe um arquivo de mesmo nome no diretório</text:p>
      <text:p text:style-name="Preformatted_20_Text">/home/ederjordam porem com um "~" no final</text:p>
      <text:p text:style-name="Preformatted_20_Text"><text:s/>cp -b file7.txt /home/ederjordam</text:p>
      <text:p text:style-name="Preformatted_20_Text"/>
      <text:p text:style-name="Preformatted_20_Text">- Copia o arquivo file3.txt para o diretório /home/ederjordam e se existir</text:p>
      <text:p text:style-name="Preformatted_20_Text">um arquivo de mesmo nome será atomaticamente deletado</text:p>
      <text:p text:style-name="Preformatted_20_Text"><text:s/>cp -f file3.txt /home/ederjordam</text:p>
      <text:p text:style-name="Preformatted_20_Text"/>
      <text:p text:style-name="Preformatted_20_Text">- Copia o arquivo file5.txt para o diretorio /home/ederjordam e substitui</text:p>
      <text:p text:style-name="Preformatted_20_Text">o arquivo caso tenha a hora de modificação mais antiga do que o arquivo de</text:p>
      <text:p text:style-name="Preformatted_20_Text">origem correspondente</text:p>
      <text:p text:style-name="Preformatted_20_Text"><text:s/>cp -u file5.txt /home/ederjordam</text:p>
      <text:p text:style-name="Preformatted_20_Text"/>
      <text:p text:style-name="Preformatted_20_Text">Copia o conteúdo dos 3 arquivos para o arquivo agenda.txt</text:p>
      <text:p text:style-name="Preformatted_20_Text"><text:s/>cp file1.txt file2.txt file3.txt &gt; agenda.txt</text:p>
      <text:p text:style-name="Preformatted_20_Text"/>
      <text:p text:style-name="Preformatted_20_Text">- Acrescenta o conteúdo do arquivo file4.txt no arquivo agenda.txt</text:p>
      <text:p text:style-name="Preformatted_20_Text"><text:s/>cp file4.txt &gt;&gt; agenda.txt</text:p>
      <text:p text:style-name="Preformatted_20_Text"/>
      <text:p text:style-name="Preformatted_20_Text">- Copia TODOS os arquivos (inclusive os ocultos) exibindo o resultado final</text:p>
      <text:p text:style-name="Preformatted_20_Text">do comando '-v'</text:p>
      <text:p text:style-name="Preformatted_20_Text"><text:s/>cp -av teste/* /home/ederjordam</text:p>
      <text:p text:style-name="Preformatted_20_Text">ou</text:p>
      <text:p text:style-name="Preformatted_20_Text"><text:s/>cp -av teste/.??* /home/ederjordam</text:p>
      <text:p text:style-name="Preformatted_20_Text">ou</text:p>
      <text:p text:style-name="Preformatted_20_Text"><text:s/>cp * .[a-zA-Z0-9#~]* /home/ederjordam</text:p>
      <text:p text:style-name="Preformatted_20_Text"/>
      <text:p text:style-name="Preformatted_20_Text">Note que se você tiver arquivos ocultos com menos que três letras após o '.'</text:p>
      <text:p text:style-name="Preformatted_20_Text">no nome estes não serão copiados. Para copiá-los, digite seus respectivos</text:p>
      <text:p text:style-name="Preformatted_20_Text">nomes. Isso se deve ao fato da expressão ".??*" ser usada para eliminar os</text:p>
      <text:p text:style-name="Preformatted_20_Text">diretórios "." e "..".</text:p>
      <text:p text:style-name="Preformatted_20_Text"/>
      <text:p text:style-name="Preformatted_20_Text">- Copiará, a partir do diretório corrente, 100 arquivos que atendam à condição</text:p>
      <text:p text:style-name="Preformatted_20_Text">"INPUT*:*", ou seja que comecem por "INPUT", e que são seguidos por zero ou</text:p>
      <text:p text:style-name="Preformatted_20_Text">mais caracteres. Podemos colocar como origem em um comando cp, mv, ou qualquer</text:p>
      <text:p text:style-name="Preformatted_20_Text">outro semelhante uma expressão regular que me permita selecionar com precisão</text:p>
      <text:p text:style-name="Preformatted_20_Text">quais arquivos eu quero copiar ou mover para um diretório de destino. As</text:p>
      <text:p text:style-name="Preformatted_20_Text">aspas invertidas sinalizam exatamente isto, que o comando entre aspas</text:p>
      <text:p text:style-name="Preformatted_20_Text">invertidas serão executados e seu resultado será passado para o comando sendo</text:p>
      <text:p text:style-name="Preformatted_20_Text"><text:soft-page-break/>executado</text:p>
      <text:p text:style-name="Preformatted_20_Text"><text:s/>cp `ls INPUT* | head -n 100` destino</text:p>
      <text:p text:style-name="Preformatted_20_Text"/>
      <text:p text:style-name="Preformatted_20_Text"/>
      <text:p text:style-name="Preformatted_20_Text">1.4 - comando cat = exibe o conteúdo de um arquivo</text:p>
      <text:p text:style-name="Preformatted_20_Text"/>
      <text:p text:style-name="Preformatted_20_Text">- Exibe o conteudo do arquivo file1.txt</text:p>
      <text:p text:style-name="Preformatted_20_Text"><text:s/>cat file1.txt</text:p>
      <text:p text:style-name="Preformatted_20_Text"/>
      <text:p text:style-name="Preformatted_20_Text">- Exibe o conteúdo do arquivo file1.txt com suas linhas numeradas</text:p>
      <text:p text:style-name="Preformatted_20_Text"><text:s/>cat -n file1.txt</text:p>
      <text:p text:style-name="Preformatted_20_Text"/>
      <text:p text:style-name="Preformatted_20_Text">- Exibe o conteúdo do arquifo file1.txt apresentando no finaL de cada linha</text:p>
      <text:p text:style-name="Preformatted_20_Text">o caracter $</text:p>
      <text:p text:style-name="Preformatted_20_Text"><text:s/>cat -A file1.txt</text:p>
      <text:p text:style-name="Preformatted_20_Text"/>
      <text:p text:style-name="Preformatted_20_Text">- Enumera os arquivos de um diretório</text:p>
      <text:p text:style-name="Preformatted_20_Text"><text:s/>cat -n &lt;(ls)</text:p>
      <text:p text:style-name="Preformatted_20_Text"/>
      <text:p text:style-name="Preformatted_20_Text">- Exibe uma lista apenas com os logins dos usuários cadastrados no sistema</text:p>
      <text:p text:style-name="Preformatted_20_Text"><text:s/>cat /etc/passwd | cut -d : -f 1</text:p>
      <text:p text:style-name="Preformatted_20_Text">ou</text:p>
      <text:p text:style-name="Preformatted_20_Text"><text:s/>cat /etc/passwd | awk -F ":" '{print $1}'</text:p>
      <text:p text:style-name="Preformatted_20_Text"/>
      <text:p text:style-name="Preformatted_20_Text">- Procura o nome Edi Jordam no arquivo agenda.txt</text:p>
      <text:p text:style-name="Preformatted_20_Text"><text:s/>cat agenda.txt | grep "Edi Jordam"</text:p>
      <text:p text:style-name="Preformatted_20_Text"/>
      <text:p text:style-name="Preformatted_20_Text">- Recebe por email o conteudo do arquivo /etc/services</text:p>
      <text:p text:style-name="Preformatted_20_Text"><text:s/>cat /etc/services | sendmail user@dominio.com.br</text:p>
      <text:p text:style-name="Preformatted_20_Text"/>
      <text:p text:style-name="Preformatted_20_Text">- Retira o ^M dos arquivos formatados com padrão MS Windows (quebra de linha)</text:p>
      <text:p text:style-name="Preformatted_20_Text"><text:s/>cat arquivo | tr -s "\r" "\n" &gt; novo_arquivo_sem_m</text:p>
      <text:p text:style-name="Preformatted_20_Text"/>
      <text:p text:style-name="Preformatted_20_Text">- Onde arquivo.dat é o arquivo que voce deseja exibir, com a opção '-n' ele</text:p>
      <text:p text:style-name="Preformatted_20_Text">numera todas as linhas e o 'grep N' sendo a enésima linha que você desejar</text:p>
      <text:p text:style-name="Preformatted_20_Text"><text:s/>cat -n arquivo.dat | grep N</text:p>
      <text:p text:style-name="Preformatted_20_Text"/>
      <text:p text:style-name="Preformatted_20_Text">- Exibi a enésima linha de todos os arquivos de um diretório</text:p>
      <text:p text:style-name="Preformatted_20_Text"><text:s/>cat -n /caminho/arquivo | grep -e ^[\ ]*NUMERO_LINHA[^0-9]</text:p>
      <text:p text:style-name="Preformatted_20_Text"/>
      <text:p text:style-name="Preformatted_20_Text">- Copia o conteudo destes 3 arquivos para o arquivo agenda.txt</text:p>
      <text:p text:style-name="Preformatted_20_Text"><text:s/>cat file1.txt file2.txt file3.txt &gt; agenda.txt</text:p>
      <text:p text:style-name="Preformatted_20_Text"/>
      <text:p text:style-name="Preformatted_20_Text">- Acrescenta o conteúdo do file4.txt no arquivo agenda.txt sem apagar os</text:p>
      <text:p text:style-name="Preformatted_20_Text">dados já nele armazenados</text:p>
      <text:p text:style-name="Preformatted_20_Text"><text:s/>cat file4.txt &gt;&gt; agenda.txt</text:p>
      <text:p text:style-name="Preformatted_20_Text"/>
      <text:p text:style-name="Preformatted_20_Text">- Remove as três primeiras linhas do arquivo options.skel e cria o arquivo</text:p>
      <text:p text:style-name="Preformatted_20_Text">options com as modificacoes</text:p>
      <text:p text:style-name="Preformatted_20_Text"><text:s/>cat ~/.gnupg/options.skel | sed "0,3d" &gt; ~/.gnupg/options</text:p>
      <text:p text:style-name="Preformatted_20_Text"/>
      <text:p text:style-name="Preformatted_20_Text">- Envia um em@ail a todos os usuarios do sistema</text:p>
      <text:p text:style-name="Preformatted_20_Text"><text:s/>cat /etc/passwd | cut -d: -f 1 | while read x;</text:p>
      <text:p text:style-name="Preformatted_20_Text"><text:s text:c="3"/>do</text:p>
      <text:p text:style-name="Preformatted_20_Text"><text:s text:c="5"/>echo "Desliguem seus computadores no final do expediente!" | mail ${x} -s "Aviso do administrador.";</text:p>
      <text:p text:style-name="Preformatted_20_Text"><text:s text:c="3"/>done</text:p>
      <text:p text:style-name="Preformatted_20_Text"/>
      <text:p text:style-name="Preformatted_20_Text">- Exibe o conteúdo do primeiro console</text:p>
      <text:p text:style-name="Preformatted_20_Text"><text:s/>cat /dev/vcs1</text:p>
      <text:p text:style-name="Preformatted_20_Text"/>
      <text:p text:style-name="Preformatted_20_Text">- Exibe o conteúdo do primeiro console com cores</text:p>
      <text:p text:style-name="Preformatted_20_Text"><text:soft-page-break/><text:s/>cat /dev/vcsa1</text:p>
      <text:p text:style-name="Preformatted_20_Text"/>
      <text:p text:style-name="Preformatted_20_Text">- Exibe a 95º linha do arquivo file1.txt</text:p>
      <text:p text:style-name="Preformatted_20_Text"><text:s/>cat -n file1.txt | awk '$1 == 95 {print $2}'</text:p>
      <text:p text:style-name="Preformatted_20_Text"/>
      <text:p text:style-name="Preformatted_20_Text">- Exibe a 95º linha do arquivo passwd</text:p>
      <text:p text:style-name="Preformatted_20_Text"><text:s/>cat -n passwd | awk '$1 == 95 {print $0}' | cut -f 2-</text:p>
      <text:p text:style-name="Preformatted_20_Text"/>
      <text:p text:style-name="Preformatted_20_Text">- Direciona a saída do comando cat para a impressora</text:p>
      <text:p text:style-name="Preformatted_20_Text"><text:s/>cat file1.txt &gt; /dev/lp0</text:p>
      <text:p text:style-name="Preformatted_20_Text">ou</text:p>
      <text:p text:style-name="Preformatted_20_Text"><text:s/>cat &lt; file1.txt &gt; /dev/lp0</text:p>
      <text:p text:style-name="Preformatted_20_Text"/>
      <text:p text:style-name="Preformatted_20_Text">- Direciona a saída do comando cat para a impressora numerando suas linhas</text:p>
      <text:p text:style-name="Preformatted_20_Text"><text:s/>cat -n file1.txt &gt; /dev/lp0</text:p>
      <text:p text:style-name="Preformatted_20_Text"/>
      <text:p text:style-name="Preformatted_20_Text">- Exibe o conteudo do cat no monitor envia também para a impressora</text:p>
      <text:p text:style-name="Preformatted_20_Text"><text:s/>cat file1.txt | tee /dev/lp0</text:p>
      <text:p text:style-name="Preformatted_20_Text"/>
      <text:p text:style-name="Preformatted_20_Text">- Direciona a saida do comando cat para o programa de spool lpr</text:p>
      <text:p text:style-name="Preformatted_20_Text"><text:s/>cat file1.txt | lpr</text:p>
      <text:p text:style-name="Preformatted_20_Text"/>
      <text:p text:style-name="Preformatted_20_Text">- Exibe todas as mensagens do daemon 'kernel' da estação de trabalho 'wrk1'</text:p>
      <text:p text:style-name="Preformatted_20_Text">eliminando os campos 'wrk1' e 'kernel'. Os parâmetros '$1', '$2' do comando</text:p>
      <text:p text:style-name="Preformatted_20_Text">'awk' indica que campos serão listados, (omitimos $4 e $5 que são respecti-</text:p>
      <text:p text:style-name="Preformatted_20_Text">vamente 'wrk1' e 'kernel')</text:p>
      <text:p text:style-name="Preformatted_20_Text"><text:s/>cat /var/log/* | grep 'wrk1' | grep 'kernel' | awk '{print $1 $2 $3 $6 $7 $8 $9 $10 $11 $12}'</text:p>
      <text:p text:style-name="Preformatted_20_Text"/>
      <text:p text:style-name="Preformatted_20_Text">- Exibe as 10 linhas restantes depois da 1º ocorrência da palavra 'palavra1'</text:p>
      <text:p text:style-name="Preformatted_20_Text">que fica sempre no início de alguma linha</text:p>
      <text:p text:style-name="Preformatted_20_Text"><text:s/>cat file1.txt | grep palavra1 -B 10</text:p>
      <text:p text:style-name="Preformatted_20_Text"/>
      <text:p text:style-name="Preformatted_20_Text">- Exibe todas as linhas exeto as que tenham joao e maria</text:p>
      <text:p text:style-name="Preformatted_20_Text"><text:s/>cat arquivo | grep -v joao | grep -v maria</text:p>
      <text:p text:style-name="Preformatted_20_Text"/>
      <text:p text:style-name="Preformatted_20_Text">- Converte um arquivo criado no DOS para o Unix</text:p>
      <text:p text:style-name="Preformatted_20_Text"><text:s/>cat file | sed "s/^M\{1,\}$//" | sed "$ s/^Z//" &gt; file-new.txt</text:p>
      <text:p text:style-name="Preformatted_20_Text"/>
      <text:p text:style-name="Preformatted_20_Text">- Converte um arquivo criado no Unix para o DOS</text:p>
      <text:p text:style-name="Preformatted_20_Text"><text:s/>cat file | sed "s/$/^M/" | sed "$ s/$/^Z/" &gt; file-new.txt</text:p>
      <text:p text:style-name="Preformatted_20_Text"/>
      <text:p text:style-name="Preformatted_20_Text">- Exibe a primeira coluna do arquivo /etc/passwd.</text:p>
      <text:p text:style-name="Preformatted_20_Text"><text:s/>cat /etc/passwd | cut -d: -f1 | sort &gt; arq</text:p>
      <text:p text:style-name="Preformatted_20_Text"/>
      <text:p text:style-name="Preformatted_20_Text">Explicação:</text:p>
      <text:p text:style-name="Preformatted_20_Text"><text:s/>cat /etc/passwd = obtem o conteudo do /etc/passwd</text:p>
      <text:p text:style-name="Preformatted_20_Text"><text:s/>cut -d: -f1 <text:s text:c="4"/>= corta a primeira ocorrencia de 2 pontos ":" do arquivo</text:p>
      <text:p text:style-name="Preformatted_20_Text"><text:s/>sort <text:s text:c="11"/>= ordena em ordem alfabetica</text:p>
      <text:p text:style-name="Preformatted_20_Text"><text:s/>&gt; arq <text:s text:c="10"/>= direciona o resultado ou saida para o arquivo "arq"</text:p>
      <text:p text:style-name="Preformatted_20_Text"/>
      <text:p text:style-name="Preformatted_20_Text">- Gera o arquivo mails.txt contendo todos os usuarios do computador</text:p>
      <text:p text:style-name="Preformatted_20_Text"><text:s/>cat /etc/passwd | cut -f1 -d: &gt;&gt; /etc/mail/mails.txt</text:p>
      <text:p text:style-name="Preformatted_20_Text"/>
      <text:p text:style-name="Preformatted_20_Text">- Se houver um erro de arquivo não encontrado use este comando para ler</text:p>
      <text:p text:style-name="Preformatted_20_Text">arquivos texto com a extensão gz</text:p>
      <text:p text:style-name="Preformatted_20_Text"><text:s/>zcat /usr/man/man1/lsmod.1.gz</text:p>
      <text:p text:style-name="Preformatted_20_Text"/>
      <text:p text:style-name="Preformatted_20_Text">- Possuo um arquivo com vários usernames e necessito criar um shell para</text:p>
      <text:p text:style-name="Preformatted_20_Text">consultar este arquivo e remover do passwd todos esses usernames</text:p>
      <text:p text:style-name="Preformatted_20_Text"><text:s/>cat ArqPWs | xargs grep -v /etc/passwd &gt; /tmp/passwdnew</text:p>
      <text:p text:style-name="Preformatted_20_Text"><text:s/>mv -f /tmp/passwdnew /etc/passwd</text:p>
      <text:p text:style-name="Preformatted_20_Text"><text:soft-page-break/></text:p>
      <text:p text:style-name="Preformatted_20_Text">- Como faco pra tirar as linhas que contem uma certa expressão em um</text:p>
      <text:p text:style-name="Preformatted_20_Text">arquivo? EX:</text:p>
      <text:p text:style-name="Preformatted_20_Text">aaaaa.string_que_eu_quero_tirar.bbbbbbb</text:p>
      <text:p text:style-name="Preformatted_20_Text">aaaaa.string_normal.bbbbbbbbbbbb</text:p>
      <text:p text:style-name="Preformatted_20_Text">aaa.string_que_eu_quero_tirar.bbbbbbbbbbbbbbbbbb</text:p>
      <text:p text:style-name="Preformatted_20_Text"><text:s/>cat arquivo | grep -v "string_que_eu_quero_tirar"</text:p>
      <text:p text:style-name="Preformatted_20_Text"/>
      <text:p text:style-name="Preformatted_20_Text">- Preciso alterar uma string que vem entre ' '. A string que vem é algo</text:p>
      <text:p text:style-name="Preformatted_20_Text">assim: seila seila seila seil 'seila2'</text:p>
      <text:p text:style-name="Preformatted_20_Text"><text:s/>cat arquivo | cut -d "'" -f 2 &gt; arquivo_2</text:p>
      <text:p text:style-name="Preformatted_20_Text"/>
      <text:p text:style-name="Preformatted_20_Text">- Como fazer para trocar todas as letras maiusculas de um arquivo</text:p>
      <text:p text:style-name="Preformatted_20_Text">por minusculas?</text:p>
      <text:p text:style-name="Preformatted_20_Text"><text:s/>cat arquivo.txt | tr '[A-Z]' '[a-z]'</text:p>
      <text:p text:style-name="Preformatted_20_Text"/>
      <text:p text:style-name="Preformatted_20_Text">- Mantenho um livro de endereço para envio de e-mail em um arquivo txt com</text:p>
      <text:p text:style-name="Preformatted_20_Text">os e-mail de meus clientes. Pensei em um script que capturasse o username</text:p>
      <text:p text:style-name="Preformatted_20_Text">do /etc/passwd (levando-se em conta o grupo) e concatenasse com</text:p>
      <text:p text:style-name="Preformatted_20_Text">@meudominio.com.br; resolveria esta questão</text:p>
      <text:p text:style-name="Preformatted_20_Text"/>
      <text:p text:style-name="Preformatted_20_Text">Você cria um arquivo chamado emails.txt, com todos os usuarios que possuem UID</text:p>
      <text:p text:style-name="Preformatted_20_Text">maior que 500, menos o nobody</text:p>
      <text:p text:style-name="Preformatted_20_Text"><text:s/>cat /etc/passwd | sed -e '/^\([^:]*:\)\{2\}[5-9][0-9]\{2,\}:/!d;/nobody/d;s/:.*/@meudominio.com.br/' &gt; emails.txt</text:p>
      <text:p text:style-name="Preformatted_20_Text"/>
      <text:p text:style-name="Preformatted_20_Text">Cria o email.txt, mas apenas dos usuarios que pertencem ao grupo de GID=500</text:p>
      <text:p text:style-name="Preformatted_20_Text">e GID=502</text:p>
      <text:p text:style-name="Preformatted_20_Text"><text:s/>cat /etc/passwd |sed -e '/^\([^:]*:\)\{3\}\(500\)\|\(502\):/!d;s/:.*/@meudominio.com.br/' &gt; emails.txt</text:p>
      <text:p text:style-name="Preformatted_20_Text"/>
      <text:p text:style-name="Preformatted_20_Text">- Em uma migracao de scripts do MS-DOS para o Unix, ganhamos alguns ^M no</text:p>
      <text:p text:style-name="Preformatted_20_Text">final de cada linha. Existem linhas com 1 ^M outras com 2 ^M e outras sem</text:p>
      <text:p text:style-name="Preformatted_20_Text">nenhum. Como posso retirar todos os ^M sem danificar os scripts?</text:p>
      <text:p text:style-name="Preformatted_20_Text"><text:s/>cat arquivo.in | tr -d "\r" &gt; arquivo.out</text:p>
      <text:p text:style-name="Preformatted_20_Text"/>
      <text:p text:style-name="Preformatted_20_Text">- Concatenar os arquivos em um único arquivo, que chamaremos de total.zip</text:p>
      <text:p text:style-name="Preformatted_20_Text"><text:s/>cat file1.zip &gt; total.zip</text:p>
      <text:p text:style-name="Preformatted_20_Text"><text:s/>cat file2.zip &gt;&gt; total.zip</text:p>
      <text:p text:style-name="Preformatted_20_Text"><text:s/>cat file.zip &gt;&gt; total.zip</text:p>
      <text:p text:style-name="Preformatted_20_Text">ou você pode abreviar esse passo para</text:p>
      <text:p text:style-name="Preformatted_20_Text"><text:s/>cat file1.zip file2.zip file3.zip &gt; total.zip</text:p>
      <text:p text:style-name="Preformatted_20_Text">ou ainda</text:p>
      <text:p text:style-name="Preformatted_20_Text"><text:s/>cat file?.zip &gt; total.zip</text:p>
      <text:p text:style-name="Preformatted_20_Text"><text:s/>cat file[1-3].zip &gt; total.zip</text:p>
      <text:p text:style-name="Preformatted_20_Text"/>
      <text:p text:style-name="Preformatted_20_Text">- Exibe o modelo do HD configurado como master na ide primária</text:p>
      <text:p text:style-name="Preformatted_20_Text"><text:s/>cat /proc/ide/ide0/hda/model</text:p>
      <text:p text:style-name="Preformatted_20_Text"/>
      <text:p text:style-name="Preformatted_20_Text">- Exibe o modelo do CD-ROM configurado como master na ide secundária</text:p>
      <text:p text:style-name="Preformatted_20_Text"><text:s/>cat /proc/ide/ide1/hdc/model</text:p>
      <text:p text:style-name="Preformatted_20_Text"/>
      <text:p text:style-name="Preformatted_20_Text">- Seleciona a linha 30 em um arquivo texto</text:p>
      <text:p text:style-name="Preformatted_20_Text"><text:s/>cat arquivo-com-frases.txt | sed '30!d'</text:p>
      <text:p text:style-name="Preformatted_20_Text"/>
      <text:p text:style-name="Preformatted_20_Text">- Exibir apenas uma determinada linha no arquivo</text:p>
      <text:p text:style-name="Preformatted_20_Text"><text:s/>cat arquivo | awk -e '{if(NR == &lt;numero linha&gt;) { print $0; }'</text:p>
      <text:p text:style-name="Preformatted_20_Text"/>
      <text:p text:style-name="Preformatted_20_Text"/>
      <text:p text:style-name="Preformatted_20_Text">1.5 - comando less = exibe o conteudo de um arquivo pausadamente</text:p>
      <text:p text:style-name="Preformatted_20_Text"/>
      <text:p text:style-name="Preformatted_20_Text">- Exibe o conteudo do arquivo file1.txt pausadamente</text:p>
      <text:p text:style-name="Preformatted_20_Text"><text:soft-page-break/><text:s/>less file1.txt</text:p>
      <text:p text:style-name="Preformatted_20_Text"/>
      <text:p text:style-name="Preformatted_20_Text">- Exibe linhas em banco consecutivas em uma unica linha em branco</text:p>
      <text:p text:style-name="Preformatted_20_Text"><text:s/>less -s file1.txt</text:p>
      <text:p text:style-name="Preformatted_20_Text"/>
      <text:p text:style-name="Preformatted_20_Text">- Corta as linhas mais largas do que a tela</text:p>
      <text:p text:style-name="Preformatted_20_Text"><text:s/>less -S file1.txt</text:p>
      <text:p text:style-name="Preformatted_20_Text"/>
      <text:p text:style-name="Preformatted_20_Text">- Força os caracretes de controle serem exibidos usando a notação de</text:p>
      <text:p text:style-name="Preformatted_20_Text">acento circunflexo (CTRL + A é ^A)</text:p>
      <text:p text:style-name="Preformatted_20_Text"><text:s/>less -r file1.txt</text:p>
      <text:p text:style-name="Preformatted_20_Text"/>
      <text:p text:style-name="Preformatted_20_Text">- Ações com o comando less:</text:p>
      <text:p text:style-name="Preformatted_20_Text">Para pular diretamente para uma linha, coloque o número da linha seguido</text:p>
      <text:p text:style-name="Preformatted_20_Text">da letra 'g'</text:p>
      <text:p text:style-name="Preformatted_20_Text"/>
      <text:p text:style-name="Preformatted_20_Text">Para pular diretamente para o início ou final do arquivo, se digitar 'g'</text:p>
      <text:p text:style-name="Preformatted_20_Text">você pula para a primeira linha do texto. Com o 'G' sozinho você pula para</text:p>
      <text:p text:style-name="Preformatted_20_Text">a última linha do texto</text:p>
      <text:p text:style-name="Preformatted_20_Text"/>
      <text:p text:style-name="Preformatted_20_Text">Para retroceder em um arquivo, a seta para cima faz mover para cima uma linha</text:p>
      <text:p text:style-name="Preformatted_20_Text">de texto por vez e a seta para baixo faz mover uma linha de texto para baixo</text:p>
      <text:p text:style-name="Preformatted_20_Text"/>
      <text:p text:style-name="Preformatted_20_Text">Para pesquisar retroativamente em um arquivo, uma barra normal(/) seguida de</text:p>
      <text:p text:style-name="Preformatted_20_Text">uma palavra ou frase pesquisará para frente do texto e um ponto de</text:p>
      <text:p text:style-name="Preformatted_20_Text">interrogação</text:p>
      <text:p text:style-name="Preformatted_20_Text"/>
      <text:p text:style-name="Preformatted_20_Text"/>
      <text:p text:style-name="Preformatted_20_Text">1.6 - comando zless = permite visualizar arquivos TXT que estejam compactados</text:p>
      <text:p text:style-name="Preformatted_20_Text">em um arquivo .gz</text:p>
      <text:p text:style-name="Preformatted_20_Text"><text:s/>zless file1.gz</text:p>
      <text:p text:style-name="Preformatted_20_Text"/>
      <text:p text:style-name="Preformatted_20_Text"/>
      <text:p text:style-name="Preformatted_20_Text">1.7 - comando zmore = permite visualizar arquivos TXT que estejam compactados</text:p>
      <text:p text:style-name="Preformatted_20_Text">em um arquivo .gz</text:p>
      <text:p text:style-name="Preformatted_20_Text"><text:s/>zmore file.gz</text:p>
      <text:p text:style-name="Preformatted_20_Text"/>
      <text:p text:style-name="Preformatted_20_Text"/>
      <text:p text:style-name="Preformatted_20_Text">1.8 - comando more = exibe o conteúdo de um arquivo pausadamente</text:p>
      <text:p text:style-name="Preformatted_20_Text"/>
      <text:p text:style-name="Preformatted_20_Text">- Exibe pausadamente o conteudo do arquivo file1.txt</text:p>
      <text:p text:style-name="Preformatted_20_Text"><text:s/>more file1.txt</text:p>
      <text:p text:style-name="Preformatted_20_Text"/>
      <text:p text:style-name="Preformatted_20_Text">- Exibe pausadamente o conteudo do arquivo file2.txt e a cada pausa,</text:p>
      <text:p text:style-name="Preformatted_20_Text">exibe um prompt de opcoes</text:p>
      <text:p text:style-name="Preformatted_20_Text"><text:s/>more -d file2.txt</text:p>
      <text:p text:style-name="Preformatted_20_Text"/>
      <text:p text:style-name="Preformatted_20_Text"/>
      <text:p text:style-name="Preformatted_20_Text">1.9 - comando od = exibe a saída octal de um arquivo binário</text:p>
      <text:p text:style-name="Preformatted_20_Text"><text:s/>od nome-do-arquivo</text:p>
      <text:p text:style-name="Preformatted_20_Text"/>
      <text:p text:style-name="Preformatted_20_Text"/>
      <text:p text:style-name="Preformatted_20_Text">1.10 - comando pwd = exibe o diretório atual que você se encontra</text:p>
      <text:p text:style-name="Preformatted_20_Text"><text:s/>pwd</text:p>
      <text:p text:style-name="Preformatted_20_Text"/>
      <text:p text:style-name="Preformatted_20_Text"/>
      <text:p text:style-name="Preformatted_20_Text">1.11 - comando mkdir = cria um diretório</text:p>
      <text:p text:style-name="Preformatted_20_Text"/>
      <text:p text:style-name="Preformatted_20_Text">- Para criar o diretório 'trabalhos' na raiz do sistema</text:p>
      <text:p text:style-name="Preformatted_20_Text"><text:s/>mkdir /trabalhos</text:p>
      <text:p text:style-name="Preformatted_20_Text"/>
      <text:p text:style-name="Preformatted_20_Text">- Para criar uma estrutura de sub-diretórios</text:p>
      <text:p text:style-name="Preformatted_20_Text"><text:soft-page-break/><text:s/>mkdir -p diretorio1/diretorio2/diretorio3</text:p>
      <text:p text:style-name="Preformatted_20_Text"/>
      <text:p text:style-name="Preformatted_20_Text">- Para criar um diretório com espaços em seu nome</text:p>
      <text:p text:style-name="Preformatted_20_Text"><text:s/>mkdir "Diretorio com espacos"</text:p>
      <text:p text:style-name="Preformatted_20_Text"/>
      <text:p text:style-name="Preformatted_20_Text">- Para criar diversos diretórios com apenas um comando</text:p>
      <text:p text:style-name="Preformatted_20_Text"><text:s/>mkdir /home/{joao,maria,jose,raimundo,antonio}</text:p>
      <text:p text:style-name="Preformatted_20_Text"/>
      <text:p text:style-name="Preformatted_20_Text"/>
      <text:p text:style-name="Preformatted_20_Text">1.12 - comando rmdir = deleta um diretorio vazio</text:p>
      <text:p text:style-name="Preformatted_20_Text"/>
      <text:p text:style-name="Preformatted_20_Text">- Deleta o diretório, se estiver vazio</text:p>
      <text:p text:style-name="Preformatted_20_Text"><text:s/>rmdir /nome-do-diretorio</text:p>
      <text:p text:style-name="Preformatted_20_Text"/>
      <text:p text:style-name="Preformatted_20_Text">- Deleta todos os diretórios no caminho</text:p>
      <text:p text:style-name="Preformatted_20_Text"><text:s/>rmdir -p /nome-do-diretorio</text:p>
      <text:p text:style-name="Preformatted_20_Text"/>
      <text:p text:style-name="Preformatted_20_Text">- Apaga o diretorio se estiver vazio</text:p>
      <text:p text:style-name="Preformatted_20_Text"><text:s/>rmdir "Diretorio com espacos"</text:p>
      <text:p text:style-name="Preformatted_20_Text"/>
      <text:p text:style-name="Preformatted_20_Text"/>
      <text:p text:style-name="Preformatted_20_Text">1.13 - comando clear = limpa o conteúdo atual na tela</text:p>
      <text:p text:style-name="Preformatted_20_Text"><text:s/>clear</text:p>
      <text:p text:style-name="Preformatted_20_Text">ou</text:p>
      <text:p text:style-name="Preformatted_20_Text"><text:s/>CTRL + L</text:p>
      <text:p text:style-name="Preformatted_20_Text"/>
      <text:p text:style-name="Preformatted_20_Text"/>
      <text:p text:style-name="Preformatted_20_Text">1.14 - comando df = exibe o espaço usado em partições do HD</text:p>
      <text:p text:style-name="Preformatted_20_Text"/>
      <text:p text:style-name="Preformatted_20_Text">- Exibe os sistemas de arquivos</text:p>
      <text:p text:style-name="Preformatted_20_Text"><text:s/>df</text:p>
      <text:p text:style-name="Preformatted_20_Text"/>
      <text:p text:style-name="Preformatted_20_Text">- Exibe também o tipo de cada sistema de arquivo analizado</text:p>
      <text:p text:style-name="Preformatted_20_Text"><text:s/>df -T</text:p>
      <text:p text:style-name="Preformatted_20_Text"/>
      <text:p text:style-name="Preformatted_20_Text">- Exibe informações de todos os sistemas de arquivos</text:p>
      <text:p text:style-name="Preformatted_20_Text"><text:s/>df -a</text:p>
      <text:p text:style-name="Preformatted_20_Text"/>
      <text:p text:style-name="Preformatted_20_Text">- Exibe o espaço livre, o espaço ocupado em MB, KB, GB e <text:s/>exibe o uso</text:p>
      <text:p text:style-name="Preformatted_20_Text">e tamanho de todas as partições montadas no sistema</text:p>
      <text:p text:style-name="Preformatted_20_Text"><text:s/>df -h</text:p>
      <text:p text:style-name="Preformatted_20_Text"/>
      <text:p text:style-name="Preformatted_20_Text">- Exibe o espaco usado em particoes em MB</text:p>
      <text:p text:style-name="Preformatted_20_Text"><text:s/>df -m</text:p>
      <text:p text:style-name="Preformatted_20_Text"/>
      <text:p text:style-name="Preformatted_20_Text"/>
      <text:p text:style-name="Preformatted_20_Text">1.15 - comando free = exibe a memória livre, usada e mais</text:p>
      <text:p text:style-name="Preformatted_20_Text"/>
      <text:p text:style-name="Preformatted_20_Text">- Exibe informações sobre a memória</text:p>
      <text:p text:style-name="Preformatted_20_Text"><text:s/>free</text:p>
      <text:p text:style-name="Preformatted_20_Text"/>
      <text:p text:style-name="Preformatted_20_Text">- Exibe informações sobre a memória em MB</text:p>
      <text:p text:style-name="Preformatted_20_Text"><text:s/>free -m</text:p>
      <text:p text:style-name="Preformatted_20_Text"/>
      <text:p text:style-name="Preformatted_20_Text">- Exibe informações sobre a memória atualizando suas informações de 6 em</text:p>
      <text:p text:style-name="Preformatted_20_Text">6 segundos</text:p>
      <text:p text:style-name="Preformatted_20_Text"><text:s/>free -s 6</text:p>
      <text:p text:style-name="Preformatted_20_Text"/>
      <text:p text:style-name="Preformatted_20_Text"/>
      <text:p text:style-name="Preformatted_20_Text">1.16 - comando du = determina o espaço ocupado pelos arquivos e diretórios</text:p>
      <text:p text:style-name="Preformatted_20_Text"/>
      <text:p text:style-name="Preformatted_20_Text">- Exibe o espaço em disco usado pelo diretório atual</text:p>
      <text:p text:style-name="Preformatted_20_Text"><text:soft-page-break/><text:s/>du</text:p>
      <text:p text:style-name="Preformatted_20_Text"/>
      <text:p text:style-name="Preformatted_20_Text">- Exibe o tamanho total em MB do diretorio /usr</text:p>
      <text:p text:style-name="Preformatted_20_Text"><text:s/>du -h /usr</text:p>
      <text:p text:style-name="Preformatted_20_Text"/>
      <text:p text:style-name="Preformatted_20_Text">- Exibe o tamanho em MB do diretório Mail/</text:p>
      <text:p text:style-name="Preformatted_20_Text"><text:s/>du -h -s Mail/</text:p>
      <text:p text:style-name="Preformatted_20_Text">ou</text:p>
      <text:p text:style-name="Preformatted_20_Text"><text:s/>du -hs Mail/</text:p>
      <text:p text:style-name="Preformatted_20_Text"/>
      <text:p text:style-name="Preformatted_20_Text">- Exibe o espaço usado para o atual diretório e não para seus sub-diretórios</text:p>
      <text:p text:style-name="Preformatted_20_Text"><text:s/>du -s /dir2</text:p>
      <text:p text:style-name="Preformatted_20_Text"/>
      <text:p text:style-name="Preformatted_20_Text">- Exibe o tamanho em MB do diretório httpd</text:p>
      <text:p text:style-name="Preformatted_20_Text"><text:s/>du -s -m httpd</text:p>
      <text:p text:style-name="Preformatted_20_Text"/>
      <text:p text:style-name="Preformatted_20_Text">- Exibe a contagem para todos os arquivos encontrados, não somente</text:p>
      <text:p text:style-name="Preformatted_20_Text">diretórios</text:p>
      <text:p text:style-name="Preformatted_20_Text"><text:s/>du -a</text:p>
      <text:p text:style-name="Preformatted_20_Text"/>
      <text:p text:style-name="Preformatted_20_Text">- Exibe o tamanho dos arquivos ou diretórios em bytes</text:p>
      <text:p text:style-name="Preformatted_20_Text"><text:s/>du -b</text:p>
      <text:p text:style-name="Preformatted_20_Text"/>
      <text:p text:style-name="Preformatted_20_Text">- Exibe o tamanho dos arquivos ou diretórios em KB</text:p>
      <text:p text:style-name="Preformatted_20_Text"><text:s/>du -k</text:p>
      <text:p text:style-name="Preformatted_20_Text"/>
      <text:p text:style-name="Preformatted_20_Text">- Exibe o tamanho dos arquivos ou diretórios em MB</text:p>
      <text:p text:style-name="Preformatted_20_Text"><text:s/>du -m</text:p>
      <text:p text:style-name="Preformatted_20_Text"/>
      <text:p text:style-name="Preformatted_20_Text">- Exibe o total geral para todo argumento depois que todos os argumentos</text:p>
      <text:p text:style-name="Preformatted_20_Text">tenham sido processados. Pode ser usado para descobrir o total do disco</text:p>
      <text:p text:style-name="Preformatted_20_Text">usado de um conjunto de arquivos ou diretórios</text:p>
      <text:p text:style-name="Preformatted_20_Text"><text:s/>du -c</text:p>
      <text:p text:style-name="Preformatted_20_Text"/>
      <text:p text:style-name="Preformatted_20_Text">- Procura todos os arquivos com extensão *.txt no diretório atual</text:p>
      <text:p text:style-name="Preformatted_20_Text"><text:s/>du -a | grep *.txt</text:p>
      <text:p text:style-name="Preformatted_20_Text"/>
      <text:p text:style-name="Preformatted_20_Text">- Realiza uma busca mais eficiente do arquivo file1.txt</text:p>
      <text:p text:style-name="Preformatted_20_Text"><text:s/>du -a | grep file1.txt</text:p>
      <text:p text:style-name="Preformatted_20_Text"/>
      <text:p text:style-name="Preformatted_20_Text">- Exibe uma listagem de diretorios ordenados do maior para o menor</text:p>
      <text:p text:style-name="Preformatted_20_Text"><text:s/>du -S | sort -nr | more</text:p>
      <text:p text:style-name="Preformatted_20_Text"/>
      <text:p text:style-name="Preformatted_20_Text">- Vai percorrer todo o HD atrás de todos os arquivos e vai mostrar o</text:p>
      <text:p text:style-name="Preformatted_20_Text">total em kbytes por pasta e no final o total geral</text:p>
      <text:p text:style-name="Preformatted_20_Text"><text:s/>du -sc /* | sort -n</text:p>
      <text:p text:style-name="Preformatted_20_Text"/>
      <text:p text:style-name="Preformatted_20_Text">Uma vez que voce descobriu a pasta vilã (ex: o prob. é o /home), digite:</text:p>
      <text:p text:style-name="Preformatted_20_Text"><text:s/>du -sc /home/* | sort -n</text:p>
      <text:p text:style-name="Preformatted_20_Text"/>
      <text:p text:style-name="Preformatted_20_Text">- Exibe o tamanho de todos os arquivos no diretório</text:p>
      <text:p text:style-name="Preformatted_20_Text"><text:s/>du *</text:p>
      <text:p text:style-name="Preformatted_20_Text"/>
      <text:p text:style-name="Preformatted_20_Text">- Exibe o tamanho de todos os arquivos (aos quais você tem permissão)</text:p>
      <text:p text:style-name="Preformatted_20_Text">no computador</text:p>
      <text:p text:style-name="Preformatted_20_Text"><text:s/>du /*</text:p>
      <text:p text:style-name="Preformatted_20_Text"/>
      <text:p text:style-name="Preformatted_20_Text">- Exibe os diretórios que possuem mais de 300MB</text:p>
      <text:p text:style-name="Preformatted_20_Text"><text:s/>du -m | awk '($1 &gt; 300) {print $0 }'</text:p>
      <text:p text:style-name="Preformatted_20_Text"/>
      <text:p text:style-name="Preformatted_20_Text">- Exibe o tamanho do diretório em MB</text:p>
      <text:p text:style-name="Preformatted_20_Text"><text:s/>du -s -h /home/edersg/fotos</text:p>
      <text:p text:style-name="Preformatted_20_Text"><text:soft-page-break/></text:p>
      <text:p text:style-name="Preformatted_20_Text">- Como descobrir a maior pasta/arquivo?</text:p>
      <text:p text:style-name="Preformatted_20_Text">Normalmente utilizo o du -m -h para fazer isto mas não é bem isto que</text:p>
      <text:p text:style-name="Preformatted_20_Text">preciso, pois não necessito saber arquivo por arquivo de cada pasta mas</text:p>
      <text:p text:style-name="Preformatted_20_Text">sim o total de cada pasta. Por exemplo, a partir do /var, executando o</text:p>
      <text:p text:style-name="Preformatted_20_Text"><text:s/>du -m -h</text:p>
      <text:p text:style-name="Preformatted_20_Text">tenho o resultado abaixo:</text:p>
      <text:p text:style-name="Preformatted_20_Text">0       ./cache/man/cat1</text:p>
      <text:p text:style-name="Preformatted_20_Text">0       ./cache/man/cat2</text:p>
      <text:p text:style-name="Preformatted_20_Text">0       ./cache/man/cat3</text:p>
      <text:p text:style-name="Preformatted_20_Text">0       ./cache/man/cat4</text:p>
      <text:p text:style-name="Preformatted_20_Text">0       ./cache/man/cat5</text:p>
      <text:p text:style-name="Preformatted_20_Text">0       ./cache/man/cat6</text:p>
      <text:p text:style-name="Preformatted_20_Text">0       ./cache/man/cat7</text:p>
      <text:p text:style-name="Preformatted_20_Text">0       ./cache/man/cat8</text:p>
      <text:p text:style-name="Preformatted_20_Text">0       ./cache/man/cat9</text:p>
      <text:p text:style-name="Preformatted_20_Text">0       ./cache/man/oldlocal/cat1</text:p>
      <text:p text:style-name="Preformatted_20_Text">0       ./cache/man/oldlocal/cat3</text:p>
      <text:p text:style-name="Preformatted_20_Text">0       ./cache/man/oldlocal/cat5</text:p>
      <text:p text:style-name="Preformatted_20_Text">0       ./cache/man/oldlocal/cat7</text:p>
      <text:p text:style-name="Preformatted_20_Text">0       ./cache/man/oldlocal/cat8</text:p>
      <text:p text:style-name="Preformatted_20_Text">24K     ./cache/man/oldlocal</text:p>
      <text:p text:style-name="Preformatted_20_Text">0       ./cache/man/local/cat1</text:p>
      <text:p text:style-name="Preformatted_20_Text">0       ./cache/man/local/cat3</text:p>
      <text:p text:style-name="Preformatted_20_Text">0       ./cache/man/local/cat5</text:p>
      <text:p text:style-name="Preformatted_20_Text">0       ./cache/man/local/cat7</text:p>
      <text:p text:style-name="Preformatted_20_Text">0       ./cache/man/local/cat8</text:p>
      <text:p text:style-name="Preformatted_20_Text">24K     ./cache/man/local</text:p>
      <text:p text:style-name="Preformatted_20_Text">0       ./cache/man/X11R6/cat7</text:p>
      <text:p text:style-name="Preformatted_20_Text">0       ./cache/man/X11R6/cat1</text:p>
      <text:p text:style-name="Preformatted_20_Text">20K     ./cache/man/X11R6</text:p>
      <text:p text:style-name="Preformatted_20_Text">0       ./cache/man/opt</text:p>
      <text:p text:style-name="Preformatted_20_Text">692K    ./cache/man</text:p>
      <text:p text:style-name="Preformatted_20_Text"/>
      <text:p text:style-name="Preformatted_20_Text">Porém gostaria que o resultado fosse somente, isto:</text:p>
      <text:p text:style-name="Preformatted_20_Text">692K    ./cache/man</text:p>
      <text:p text:style-name="Preformatted_20_Text"/>
      <text:p text:style-name="Preformatted_20_Text">Atualmente meu /var(veja o df, acima) tem as seguintes pastas:</text:p>
      <text:p text:style-name="Preformatted_20_Text">alias  attach  bin  boot  control  doc  man  queue rc  supervise  users</text:p>
      <text:p text:style-name="Preformatted_20_Text"/>
      <text:p text:style-name="Preformatted_20_Text">O que eu gostaria era se saber quanto MB cada uma destas pastas estão</text:p>
      <text:p text:style-name="Preformatted_20_Text">ocupando em meu disco. Algo do tipo:</text:p>
      <text:p text:style-name="Preformatted_20_Text">200MB alias/</text:p>
      <text:p text:style-name="Preformatted_20_Text">500MB attach/</text:p>
      <text:p text:style-name="Preformatted_20_Text">e assim por diante.</text:p>
      <text:p text:style-name="Preformatted_20_Text"/>
      <text:p text:style-name="Preformatted_20_Text"/>
      <text:p text:style-name="Preformatted_20_Text">Tente:</text:p>
      <text:p text:style-name="Preformatted_20_Text"><text:s/>du -h --max-depth=1</text:p>
      <text:p text:style-name="Preformatted_20_Text"/>
      <text:p text:style-name="Preformatted_20_Text"/>
      <text:p text:style-name="Preformatted_20_Text">Opa! Corrigindo a msg anterior:</text:p>
      <text:p text:style-name="Preformatted_20_Text"><text:s/>cd diretório_que_vc_deseja_saber_tamanho_dos_subdiretórios</text:p>
      <text:p text:style-name="Preformatted_20_Text"><text:s/>ls -1p|fgrep /|cut -d\  -f10|xargs du -hs</text:p>
      <text:p text:style-name="Preformatted_20_Text"/>
      <text:p text:style-name="Preformatted_20_Text">Obs: Há DOIS espaços após o "cut -d\", ok?</text:p>
      <text:p text:style-name="Preformatted_20_Text"/>
      <text:p text:style-name="Preformatted_20_Text"/>
      <text:p text:style-name="Preformatted_20_Text">Ah, eu ia me esquecendo: note que é "ls -1p" (é hífen "NÚMERO UM"</text:p>
      <text:p text:style-name="Preformatted_20_Text">"LETRA P MINÚSCULA")</text:p>
      <text:p text:style-name="Preformatted_20_Text"/>
      <text:p text:style-name="Preformatted_20_Text"/>
      <text:p text:style-name="Preformatted_20_Text"><text:soft-page-break/>Tente ai:</text:p>
      <text:p text:style-name="Preformatted_20_Text"><text:s/>cd /var</text:p>
      <text:p text:style-name="Preformatted_20_Text"><text:s/>du -h --max-depth=1 | more</text:p>
      <text:p text:style-name="Preformatted_20_Text"/>
      <text:p text:style-name="Preformatted_20_Text"/>
      <text:p text:style-name="Preformatted_20_Text">Tente:</text:p>
      <text:p text:style-name="Preformatted_20_Text"><text:s/>du -s /var/*</text:p>
      <text:p text:style-name="Preformatted_20_Text"/>
      <text:p text:style-name="Preformatted_20_Text">Isto irá mostrar o tamanho de cada diretório. Você ainda pode listar me KB e</text:p>
      <text:p text:style-name="Preformatted_20_Text">fazer um sort no final para listar os maiores primeiro:</text:p>
      <text:p text:style-name="Preformatted_20_Text"><text:s/>du -sk /var/* |sort -n</text:p>
      <text:p text:style-name="Preformatted_20_Text"/>
      <text:p text:style-name="Preformatted_20_Text"/>
      <text:p text:style-name="Preformatted_20_Text">Ooops... faltou o parâmetro -r no sort para mostrar os maiores primeiro</text:p>
      <text:p text:style-name="Preformatted_20_Text"><text:s/>du -sk /var/* |sort -nr</text:p>
      <text:p text:style-name="Preformatted_20_Text"/>
      <text:p text:style-name="Preformatted_20_Text"/>
      <text:p text:style-name="Preformatted_20_Text">Essa era mais ou menos o que eu ia sugerir:</text:p>
      <text:p text:style-name="Preformatted_20_Text"><text:s/>du -sc /var/* | sort -n</text:p>
      <text:p text:style-name="Preformatted_20_Text"/>
      <text:p text:style-name="Preformatted_20_Text">O maior problema dessa solução é que ela não inclui diretório escondidos</text:p>
      <text:p text:style-name="Preformatted_20_Text">(aqueles que começam com ponto). Tipo, se vc fizer isso no seu home,</text:p>
      <text:p text:style-name="Preformatted_20_Text">fatalmente não vai descobrir que o cache do firefox ocupa 50MB... Ai a</text:p>
      <text:p text:style-name="Preformatted_20_Text">solução é usar um comando um poquinho maior:</text:p>
      <text:p text:style-name="Preformatted_20_Text"><text:s/>du -k --max-depth=1 /var/ | sort -n</text:p>
      <text:p text:style-name="Preformatted_20_Text"/>
      <text:p text:style-name="Preformatted_20_Text"/>
      <text:p text:style-name="Preformatted_20_Text">Tente:</text:p>
      <text:p text:style-name="Preformatted_20_Text"><text:s/>du -s /var/* | sort -n | tail --lines=1</text:p>
      <text:p text:style-name="Preformatted_20_Text"/>
      <text:p text:style-name="Preformatted_20_Text">limitação: não dá para deixar a saída do du mais bonitinha, com -h, pois</text:p>
      <text:p text:style-name="Preformatted_20_Text">senão o sort pira.</text:p>
      <text:p text:style-name="Preformatted_20_Text"/>
      <text:p text:style-name="Preformatted_20_Text"/>
      <text:p text:style-name="Preformatted_20_Text">1.17 - comando tree = exibe o conteudo de um diretorio(arquivos/subdiretorios)</text:p>
      <text:p text:style-name="Preformatted_20_Text"/>
      <text:p text:style-name="Preformatted_20_Text">- Exibe somente os sub-diretórios</text:p>
      <text:p text:style-name="Preformatted_20_Text"><text:s/>tree -d</text:p>
      <text:p text:style-name="Preformatted_20_Text"/>
      <text:p text:style-name="Preformatted_20_Text">- Exibe todos os arquivos, inclusive os ocultos</text:p>
      <text:p text:style-name="Preformatted_20_Text"><text:s/>tree -a</text:p>
      <text:p text:style-name="Preformatted_20_Text"/>
      <text:p text:style-name="Preformatted_20_Text">- Exibe o caminho completo dos arquivos</text:p>
      <text:p text:style-name="Preformatted_20_Text"><text:s/>tree -f</text:p>
      <text:p text:style-name="Preformatted_20_Text"/>
      <text:p text:style-name="Preformatted_20_Text">- Exibe as permissões dos arquivos</text:p>
      <text:p text:style-name="Preformatted_20_Text"><text:s/>tree -p</text:p>
      <text:p text:style-name="Preformatted_20_Text"/>
      <text:p text:style-name="Preformatted_20_Text"/>
      <text:p text:style-name="Preformatted_20_Text">1.18 - comando mv = move ou renomeia arquivos e diretórios</text:p>
      <text:p text:style-name="Preformatted_20_Text"/>
      <text:p text:style-name="Preformatted_20_Text">- Renomeia os arquivo file2.txt</text:p>
      <text:p text:style-name="Preformatted_20_Text"><text:s/>mv file2.txt file55.txt</text:p>
      <text:p text:style-name="Preformatted_20_Text"/>
      <text:p text:style-name="Preformatted_20_Text">- Move o arquivo file1.txt para o diretorio /home</text:p>
      <text:p text:style-name="Preformatted_20_Text"><text:s/>mv file1.txt /home</text:p>
      <text:p text:style-name="Preformatted_20_Text"/>
      <text:p text:style-name="Preformatted_20_Text">- Move todos os arquivos do diretorio padrao com a extensão txt,</text:p>
      <text:p text:style-name="Preformatted_20_Text">doc e jpg para o diretorio /home</text:p>
      <text:p text:style-name="Preformatted_20_Text"><text:s/>mv *.txt *.doc *.jpg /home</text:p>
      <text:p text:style-name="Preformatted_20_Text"/>
      <text:p text:style-name="Preformatted_20_Text">- Move o diretorio mp3 para o diretorio /home/musicas</text:p>
      <text:p text:style-name="Preformatted_20_Text"><text:soft-page-break/><text:s/>mv mp3/ /home/musicas</text:p>
      <text:p text:style-name="Preformatted_20_Text"/>
      <text:p text:style-name="Preformatted_20_Text">- Renomeia o diretorio fotos para fotos-novas</text:p>
      <text:p text:style-name="Preformatted_20_Text"><text:s/>mv fotos/ /fotos-novas</text:p>
      <text:p text:style-name="Preformatted_20_Text"/>
      <text:p text:style-name="Preformatted_20_Text">Opções:</text:p>
      <text:p text:style-name="Preformatted_20_Text"/>
      <text:p text:style-name="Preformatted_20_Text"><text:s/>-f = remove arquivos do diretorio de destino com o mesmo nome,</text:p>
      <text:p text:style-name="Preformatted_20_Text">ou seja, remove os arquivos existentes que vao ser sobrescritos</text:p>
      <text:p text:style-name="Preformatted_20_Text">pela movimentacao, sem avisar ao usuario</text:p>
      <text:p text:style-name="Preformatted_20_Text"/>
      <text:p text:style-name="Preformatted_20_Text"><text:s/>-i = exbe um prompt caso exista arquivos com o mesmo nome, ou</text:p>
      <text:p text:style-name="Preformatted_20_Text">seja, avisa antes de sobescrever qualquer arquivo</text:p>
      <text:p text:style-name="Preformatted_20_Text"/>
      <text:p text:style-name="Preformatted_20_Text"><text:s/>-v = exibe o nome de cada arquivo antes de move-lo</text:p>
      <text:p text:style-name="Preformatted_20_Text"/>
      <text:p text:style-name="Preformatted_20_Text"><text:s/>-b = faz um backup dos arquivos que estao sendo movidos</text:p>
      <text:p text:style-name="Preformatted_20_Text"/>
      <text:p text:style-name="Preformatted_20_Text"><text:s/>-u = não sobescreve um arquivo existente se ele possuir a mesma</text:p>
      <text:p text:style-name="Preformatted_20_Text">hora de modificação ou for mais recente</text:p>
      <text:p text:style-name="Preformatted_20_Text"/>
      <text:p text:style-name="Preformatted_20_Text"/>
      <text:p text:style-name="Preformatted_20_Text">1.19 - comando ln = cria links simbolicos para arquivos e diretorios.</text:p>
      <text:p text:style-name="Preformatted_20_Text"/>
      <text:p text:style-name="Preformatted_20_Text">- Existem 2 tipos de links:</text:p>
      <text:p text:style-name="Preformatted_20_Text"/>
      <text:p text:style-name="Preformatted_20_Text">1º links simbólicos (soft links) = cria um arquivo especial no disco (do</text:p>
      <text:p text:style-name="Preformatted_20_Text">tipo link) que tem como conteúdo o caminho para chegar até o arquivo alvo</text:p>
      <text:p text:style-name="Preformatted_20_Text">(isto pode ser verificado pelo tamanho do arquivo do link). Use a opção</text:p>
      <text:p text:style-name="Preformatted_20_Text">'-s' para criar links simbólicos. Os links simbólicos tem uma função pare-</text:p>
      <text:p text:style-name="Preformatted_20_Text">cida com os atalhos do Windows, eles apontam para um arquivo, mas se o</text:p>
      <text:p text:style-name="Preformatted_20_Text">arquivo for movido para outro diretório, o link ficará quebrado.</text:p>
      <text:p text:style-name="Preformatted_20_Text"/>
      <text:p text:style-name="Preformatted_20_Text">2º links diretos (hard link) = faz referência ao mesmo inodo do arquivo</text:p>
      <text:p text:style-name="Preformatted_20_Text">original, desta forma ele será perfeitamente idêntico, inclusive nas</text:p>
      <text:p text:style-name="Preformatted_20_Text">permissões de acesso, ao arquivo original. Ao contrário dos links</text:p>
      <text:p text:style-name="Preformatted_20_Text">simbólicos, não é possível fazer um hardlink para um diretório ou</text:p>
      <text:p text:style-name="Preformatted_20_Text">fazer referência a arquivos que estejam em partições diferentes. Os hard</text:p>
      <text:p text:style-name="Preformatted_20_Text">links por sua vez são semelhantes aos atalhos do OS/2 da IBM, eles são</text:p>
      <text:p text:style-name="Preformatted_20_Text">mais intimamente ligados ao arquivo e são alterados junto com ele. Se</text:p>
      <text:p text:style-name="Preformatted_20_Text">o arquivo mudar de lugar, o link é automaticamente atualizado.</text:p>
      <text:p text:style-name="Preformatted_20_Text"/>
      <text:p text:style-name="Preformatted_20_Text">- Cria um hard link chamado 'video-mj' apontando para o arquivo 'video1.avi'</text:p>
      <text:p text:style-name="Preformatted_20_Text"><text:s/>ln /home/jordan/video1.avi video-mj</text:p>
      <text:p text:style-name="Preformatted_20_Text"/>
      <text:p text:style-name="Preformatted_20_Text">- Cria um link simbólico chamado 'importante.txt' na raiz do sistema apontando</text:p>
      <text:p text:style-name="Preformatted_20_Text">para o arquivo '/usr/doc/file1.txt'</text:p>
      <text:p text:style-name="Preformatted_20_Text"><text:s/>ln -s /usr/doc/file1.txt /importante.txt</text:p>
      <text:p text:style-name="Preformatted_20_Text"/>
      <text:p text:style-name="Preformatted_20_Text">- Cria um link simbólico chamado '/dev/mouse' apontando para o arquivo</text:p>
      <text:p text:style-name="Preformatted_20_Text">'/dev/ttyS0' que representa a porta COM1/ttyS0</text:p>
      <text:p text:style-name="Preformatted_20_Text"><text:s/>ln -s /dev/ttyS0 /dev/mouse</text:p>
      <text:p text:style-name="Preformatted_20_Text"/>
      <text:p text:style-name="Preformatted_20_Text">- Força a criação de um link simbólico chamado '/dev/mouse' apontando para o</text:p>
      <text:p text:style-name="Preformatted_20_Text">arquivo '/dev/ttyS0' que representa a porta COM1/ttyS0</text:p>
      <text:p text:style-name="Preformatted_20_Text"><text:s/>ln -sf /dev/ttyS0 /dev/mouse</text:p>
      <text:p text:style-name="Preformatted_20_Text"/>
      <text:p text:style-name="Preformatted_20_Text">- Cria um link simbólico chamado '/dev/mouse' apontando para o arquivo</text:p>
      <text:p text:style-name="Preformatted_20_Text">'/dev/psaux' que representa o dispositivo PS2 (minidim)</text:p>
      <text:p text:style-name="Preformatted_20_Text"><text:s/>ln -sf /dev/psaux /dev/mouse</text:p>
      <text:p text:style-name="Preformatted_20_Text"/>
      <text:p text:style-name="Preformatted_20_Text">- Exibe os resultados de cada arquivo antes de terminar o link</text:p>
      <text:p text:style-name="Preformatted_20_Text"><text:soft-page-break/><text:s/>ln -v</text:p>
      <text:p text:style-name="Preformatted_20_Text"/>
      <text:p text:style-name="Preformatted_20_Text">- Cria hard links</text:p>
      <text:p text:style-name="Preformatted_20_Text"><text:s/>ln -d = cria hardlinks para diretórios</text:p>
      <text:p text:style-name="Preformatted_20_Text"/>
      <text:p text:style-name="Preformatted_20_Text">- OBS:</text:p>
      <text:p text:style-name="Preformatted_20_Text">Se for usado o comando 'rm' com um link, somente o link será removido.</text:p>
      <text:p text:style-name="Preformatted_20_Text"/>
      <text:p text:style-name="Preformatted_20_Text">Se for usado o comando 'cp' com um link, o arquivo original será</text:p>
      <text:p text:style-name="Preformatted_20_Text">copiado ao invés do link.</text:p>
      <text:p text:style-name="Preformatted_20_Text"/>
      <text:p text:style-name="Preformatted_20_Text">Se for usado o comando 'mv' com um link, a modificação será feita</text:p>
      <text:p text:style-name="Preformatted_20_Text">no link.</text:p>
      <text:p text:style-name="Preformatted_20_Text"/>
      <text:p text:style-name="Preformatted_20_Text">Se for usado um comando de visualização (como o 'cat'), o arquivo</text:p>
      <text:p text:style-name="Preformatted_20_Text">original será visualizado.</text:p>
      <text:p text:style-name="Preformatted_20_Text"/>
      <text:p text:style-name="Preformatted_20_Text"/>
      <text:p text:style-name="Preformatted_20_Text">1.20 - comando find = procura arquivos/diretorios. O comando find</text:p>
      <text:p text:style-name="Preformatted_20_Text">pode procurar arquivos/diretorios através de sua data de modificacao</text:p>
      <text:p text:style-name="Preformatted_20_Text">tamanho etc. O comando find é extremamente poderoso e flexível para</text:p>
      <text:p text:style-name="Preformatted_20_Text">descobrir arquivos que atendem a determinadas especificações.</text:p>
      <text:p text:style-name="Preformatted_20_Text"/>
      <text:p text:style-name="Preformatted_20_Text">- Procura o arquivo 'file1.txt' em todo o sistema</text:p>
      <text:p text:style-name="Preformatted_20_Text"><text:s/>find / -name file1.txt -print</text:p>
      <text:p text:style-name="Preformatted_20_Text"/>
      <text:p text:style-name="Preformatted_20_Text">- Procura e deleta arquivos 'core' em todo o sistema</text:p>
      <text:p text:style-name="Preformatted_20_Text"><text:s/>find / -name core -exec rm {} \;</text:p>
      <text:p text:style-name="Preformatted_20_Text"/>
      <text:p text:style-name="Preformatted_20_Text">- Procura e deleta arquivos (sem confirmação) 'core' em todo o sistema</text:p>
      <text:p text:style-name="Preformatted_20_Text"><text:s/>find / -name core -exec rm -f {} \;</text:p>
      <text:p text:style-name="Preformatted_20_Text"/>
      <text:p text:style-name="Preformatted_20_Text">- Procura e deleta todos os arquivos chamados 'textos.txt' dentro dos</text:p>
      <text:p text:style-name="Preformatted_20_Text">diretórios pessoais de todos os usuários</text:p>
      <text:p text:style-name="Preformatted_20_Text"><text:s/>find /home -name textos.txt -exec rf -f {} \;</text:p>
      <text:p text:style-name="Preformatted_20_Text"/>
      <text:p text:style-name="Preformatted_20_Text">- Procura pelo arquivo 'file1.txt' que pertença ao grupo 'trabalho' em</text:p>
      <text:p text:style-name="Preformatted_20_Text">todo o sisetma</text:p>
      <text:p text:style-name="Preformatted_20_Text"><text:s/>find / -group trabalho -name file1.txt -print</text:p>
      <text:p text:style-name="Preformatted_20_Text"/>
      <text:p text:style-name="Preformatted_20_Text">- Procura por todos os arquivos que tenham permissão de execução pelo</text:p>
      <text:p text:style-name="Preformatted_20_Text">proprietário no diretório home</text:p>
      <text:p text:style-name="Preformatted_20_Text"><text:s/>find ~ -perm -100 -print</text:p>
      <text:p text:style-name="Preformatted_20_Text"/>
      <text:p text:style-name="Preformatted_20_Text">- Procura no diretório home do usuário 'joao' todos os arquivos que não</text:p>
      <text:p text:style-name="Preformatted_20_Text">tenham a extensão '.gif'</text:p>
      <text:p text:style-name="Preformatted_20_Text"><text:s/>find ~/joao ! -name "*.gif" -print</text:p>
      <text:p text:style-name="Preformatted_20_Text"/>
      <text:p text:style-name="Preformatted_20_Text">- Procura no diretório atual todos os arquivos que foram modificados há no</text:p>
      <text:p text:style-name="Preformatted_20_Text">máximo 2 dias</text:p>
      <text:p text:style-name="Preformatted_20_Text"><text:s/>find . -mtime 2 -print</text:p>
      <text:p text:style-name="Preformatted_20_Text"/>
      <text:p text:style-name="Preformatted_20_Text">- Exclui arquivos criados a mais de 2 dias (obs: -ctime +1 = 24 horas,</text:p>
      <text:p text:style-name="Preformatted_20_Text">-ctime +2 = 48 horas)</text:p>
      <text:p text:style-name="Preformatted_20_Text"><text:s/>find * -ctime +2 -exec rm {} \</text:p>
      <text:p text:style-name="Preformatted_20_Text"/>
      <text:p text:style-name="Preformatted_20_Text">- Procura por todos os arquivos que sejam do usuário 'joao' ou do grupo 'casa'</text:p>
      <text:p text:style-name="Preformatted_20_Text">em todo o sistema</text:p>
      <text:p text:style-name="Preformatted_20_Text"><text:s/>find / ( -group casa -o -user joao ) -print</text:p>
      <text:p text:style-name="Preformatted_20_Text"/>
      <text:p text:style-name="Preformatted_20_Text">- Procura por arquivos cujo o dono seja o 'user1' em todo o sistema</text:p>
      <text:p text:style-name="Preformatted_20_Text"><text:s/>find / -user user1 -print</text:p>
      <text:p text:style-name="Preformatted_20_Text"><text:soft-page-break/></text:p>
      <text:p text:style-name="Preformatted_20_Text">- Procura por arquivos que pertençam ao grupo 'gerentes' em todo o sistema</text:p>
      <text:p text:style-name="Preformatted_20_Text"><text:s/>find /home -group gerentes -print</text:p>
      <text:p text:style-name="Preformatted_20_Text"/>
      <text:p text:style-name="Preformatted_20_Text">- Procura arquivos com a extenção DOC e CONF em todo o sistema</text:p>
      <text:p text:style-name="Preformatted_20_Text"><text:s/>find / -name '*.doc' -o -name'*.conf' -print</text:p>
      <text:p text:style-name="Preformatted_20_Text"/>
      <text:p text:style-name="Preformatted_20_Text">- Procura no diretorio atual e sub-diretórios arquivos com tamanho maior</text:p>
      <text:p text:style-name="Preformatted_20_Text">que 1024KB (1MB)</text:p>
      <text:p text:style-name="Preformatted_20_Text"><text:s/>find . -size +1024K -print</text:p>
      <text:p text:style-name="Preformatted_20_Text"/>
      <text:p text:style-name="Preformatted_20_Text">- Procura em todo o sistema arquivos com tamanho maior que 1024KB (1MB)</text:p>
      <text:p text:style-name="Preformatted_20_Text"><text:s/>find / -size +1024K -print</text:p>
      <text:p text:style-name="Preformatted_20_Text"/>
      <text:p text:style-name="Preformatted_20_Text">- Procura arquivos que contém uma determinada frase em todo o sistema</text:p>
      <text:p text:style-name="Preformatted_20_Text"><text:s/>find / -name "*.txt" -exec grep -i "escreva sua frase" {} \;</text:p>
      <text:p text:style-name="Preformatted_20_Text"/>
      <text:p text:style-name="Preformatted_20_Text">- Procura no diretório atual e sub-diretórios por arquivos que contenham</text:p>
      <text:p text:style-name="Preformatted_20_Text">mais de 1MB (1024KB)</text:p>
      <text:p text:style-name="Preformatted_20_Text"><text:s/>find . -size +1024 -print</text:p>
      <text:p text:style-name="Preformatted_20_Text"/>
      <text:p text:style-name="Preformatted_20_Text">- Realiza backup de todos os arquivos fontes C no diretório atual e seus</text:p>
      <text:p text:style-name="Preformatted_20_Text">sub-diretórios</text:p>
      <text:p text:style-name="Preformatted_20_Text"><text:s/>find . -name "*.[ch]" -print | zip source -@</text:p>
      <text:p text:style-name="Preformatted_20_Text"/>
      <text:p text:style-name="Preformatted_20_Text">- Procura por arquivos que não foram acessados nos últimos 20 dias no</text:p>
      <text:p text:style-name="Preformatted_20_Text">diretório '/home/mjordan'</text:p>
      <text:p text:style-name="Preformatted_20_Text"><text:s/>find /home/mjordan -atime +20 -print</text:p>
      <text:p text:style-name="Preformatted_20_Text"/>
      <text:p text:style-name="Preformatted_20_Text">- Apaga todos os arquivos TRASH de cada sub-diretório sem ter que entrar</text:p>
      <text:p text:style-name="Preformatted_20_Text">em cada um deles</text:p>
      <text:p text:style-name="Preformatted_20_Text"><text:s/>find . -name TRASH -exec rm {} \;</text:p>
      <text:p text:style-name="Preformatted_20_Text"/>
      <text:p text:style-name="Preformatted_20_Text">- Exclui todos os arquivos com a extensão 'mm2'</text:p>
      <text:p text:style-name="Preformatted_20_Text"><text:s/>find / -name "*.mm2" -exec rm {} \;</text:p>
      <text:p text:style-name="Preformatted_20_Text"/>
      <text:p text:style-name="Preformatted_20_Text">- Faz uma busca por todos os arquivos SETUID/SETGID e salva o resultado do</text:p>
      <text:p text:style-name="Preformatted_20_Text">comando find no arquivo log1.txt</text:p>
      <text:p text:style-name="Preformatted_20_Text"><text:s/>find / -type f -perm +6000 -ls &gt;&gt; /log1.txt</text:p>
      <text:p text:style-name="Preformatted_20_Text"/>
      <text:p text:style-name="Preformatted_20_Text">- Faz uma busca por todos os arquivos que possuem permissão de gravação</text:p>
      <text:p text:style-name="Preformatted_20_Text">configurada para todos os usuários e salva o resultado do comando find</text:p>
      <text:p text:style-name="Preformatted_20_Text">no arquivo log2.txt</text:p>
      <text:p text:style-name="Preformatted_20_Text"><text:s/>find / -perm -2 ! -type l -ls &gt;&gt; /log2.txt</text:p>
      <text:p text:style-name="Preformatted_20_Text"/>
      <text:p text:style-name="Preformatted_20_Text">- Faz uma busca por todos os arquivos que não possuem um dono ou grupo e</text:p>
      <text:p text:style-name="Preformatted_20_Text">salva o resultado do comando find no arquivo log3.txt</text:p>
      <text:p text:style-name="Preformatted_20_Text"><text:s/>find / -nouser -o -nogroup &gt;&gt; /log3.txt</text:p>
      <text:p text:style-name="Preformatted_20_Text"/>
      <text:p text:style-name="Preformatted_20_Text">- Para descobrir links simbólicos que apontam para arquivos que não</text:p>
      <text:p text:style-name="Preformatted_20_Text">existem mais no sistema</text:p>
      <text:p text:style-name="Preformatted_20_Text"><text:s/>find . -type l -follow 2&gt;/dev/stdout | cut - d: -f 2 | xargs rm -f</text:p>
      <text:p text:style-name="Preformatted_20_Text"/>
      <text:p text:style-name="Preformatted_20_Text">Repare q o '2&gt;/dev/stdout' pode ser substituido por 2&gt;&amp;1, mas eu acho o</text:p>
      <text:p text:style-name="Preformatted_20_Text">primeiro mais legivel! Isso se faz necessario pois o find, ao seguir um link</text:p>
      <text:p text:style-name="Preformatted_20_Text">quebrado escreve a mensagem da saida padrão de erro (stderr), por isso temos</text:p>
      <text:p text:style-name="Preformatted_20_Text">que redirecionar, para que o cut consiga pegar e passar pra frente.</text:p>
      <text:p text:style-name="Preformatted_20_Text"/>
      <text:p text:style-name="Preformatted_20_Text">- A opção -ctime indica "creation time", ou seja, a quantos dias o inode do</text:p>
      <text:p text:style-name="Preformatted_20_Text">arquivo foi alterado. O termo "creation time" gera um pouco de dúvida,</text:p>
      <text:p text:style-name="Preformatted_20_Text">pois não se refere exatamente à data de criação do arquivo mas sim à data</text:p>
      <text:p text:style-name="Preformatted_20_Text">de alteração de algum atributo do seu inode. Comando como chmod, chown,</text:p>
      <text:p text:style-name="Preformatted_20_Text"><text:soft-page-break/>chgrp alteram essa data pois alteram os atributos do inode.</text:p>
      <text:p text:style-name="Preformatted_20_Text"/>
      <text:p text:style-name="Preformatted_20_Text">A opção -mtime indica "modification time", ou seja, a quantos dias o</text:p>
      <text:p text:style-name="Preformatted_20_Text">conteúdo de um arquivo foi alterado.</text:p>
      <text:p text:style-name="Preformatted_20_Text"/>
      <text:p text:style-name="Preformatted_20_Text">Existe tambem a opção -atime, indicando "access time". Serve para</text:p>
      <text:p text:style-name="Preformatted_20_Text">verificar a quanto tempo um arquivo não foi acessado (lido, modificado</text:p>
      <text:p text:style-name="Preformatted_20_Text">alterado permissão, etc).</text:p>
      <text:p text:style-name="Preformatted_20_Text"/>
      <text:p text:style-name="Preformatted_20_Text">- Exibe os arquivos que foram criados ou modificados durante os ultimos 4 dias</text:p>
      <text:p text:style-name="Preformatted_20_Text"><text:s/>find /usr -mtime 4</text:p>
      <text:p text:style-name="Preformatted_20_Text"/>
      <text:p text:style-name="Preformatted_20_Text">- Exibe os arquivos que foram criados ou modificados durante os ultimos 5 dias</text:p>
      <text:p text:style-name="Preformatted_20_Text"><text:s/>find /trabalho -ctime 5</text:p>
      <text:p text:style-name="Preformatted_20_Text"/>
      <text:p text:style-name="Preformatted_20_Text">- Para procurar quais arquivos foram criados ou modificados nos últimos 7</text:p>
      <text:p text:style-name="Preformatted_20_Text">dias, deve usar a opção -mtime junto com a opção -ctime</text:p>
      <text:p text:style-name="Preformatted_20_Text"><text:s/>find /trabalho -ctime 4 -a -mtime 4</text:p>
      <text:p text:style-name="Preformatted_20_Text"/>
      <text:p text:style-name="Preformatted_20_Text">- É feita uma busca para encontrar todos os arquivos terminados em .mm2 e</text:p>
      <text:p text:style-name="Preformatted_20_Text">o comando tar receberá esta lista por meio do pipe (caractere "|"), indicada</text:p>
      <text:p text:style-name="Preformatted_20_Text">pela flag "-T". O sinal "-" significa "standard output", ou o que veio pelo</text:p>
      <text:p text:style-name="Preformatted_20_Text">pipe, que criará o arquivo backup.mm2.tar.gz irá conter apenas arquivos</text:p>
      <text:p text:style-name="Preformatted_20_Text">terminados em .mm2</text:p>
      <text:p text:style-name="Preformatted_20_Text"><text:s/>find . -name \*.mm2 | tar cvzf backup.mm2.tar.gz -T -</text:p>
      <text:p text:style-name="Preformatted_20_Text"/>
      <text:p text:style-name="Preformatted_20_Text">- Uso do find para achar todos os arquivos criados/modificados dia tal no</text:p>
      <text:p text:style-name="Preformatted_20_Text">caso 18 de dezembro. O find tem 3 opções referentes a datas. São elas:</text:p>
      <text:p text:style-name="Preformatted_20_Text"><text:s/>atime - Data do último acesso;</text:p>
      <text:p text:style-name="Preformatted_20_Text"><text:s/>ctime - Data da última alteração no status do arquivo;</text:p>
      <text:p text:style-name="Preformatted_20_Text"><text:s/>mtime - Data da última alteração nos dados do arquivo.</text:p>
      <text:p text:style-name="Preformatted_20_Text">Estas 3 opções opções são usadas estipulando-se o número de dias desejado.</text:p>
      <text:p text:style-name="Preformatted_20_Text">Assim usando -atime dd, serão listados todos os arquivos cujo útimo acesso</text:p>
      <text:p text:style-name="Preformatted_20_Text">foi a dd dias. Se voce fizer -atime -dd, vc terá os arquivos cujo último</text:p>
      <text:p text:style-name="Preformatted_20_Text">acesso foi há menos de dd dias, e de forma analoga, +dd significa há mais</text:p>
      <text:p text:style-name="Preformatted_20_Text">de dd dias.</text:p>
      <text:p text:style-name="Preformatted_20_Text"/>
      <text:p text:style-name="Preformatted_20_Text">- Deleta arquivos core em todo o sistema</text:p>
      <text:p text:style-name="Preformatted_20_Text"><text:s/>find / -name core -exec rm -f {} \;</text:p>
      <text:p text:style-name="Preformatted_20_Text"/>
      <text:p text:style-name="Preformatted_20_Text">- Cria um relatório com o tamanho de todos os diretórios do sistema</text:p>
      <text:p text:style-name="Preformatted_20_Text"><text:s/>find . -type d -maxdepth 1 -exec du -s {} \;</text:p>
      <text:p text:style-name="Preformatted_20_Text"/>
      <text:p text:style-name="Preformatted_20_Text">- Cria um relatório com o tamanho de todos os diretórios do sistema</text:p>
      <text:p text:style-name="Preformatted_20_Text">de forma ordenada:</text:p>
      <text:p text:style-name="Preformatted_20_Text"><text:s/>find . -type d -maxdepth 1 -exec du -s {} \; |sort -n</text:p>
      <text:p text:style-name="Preformatted_20_Text"/>
      <text:p text:style-name="Preformatted_20_Text">- Cria um relatório com o tamanho de todos os diretórios do sistema</text:p>
      <text:p text:style-name="Preformatted_20_Text">de forma ordenada e ainda caso queira que apareça primeiro os nomes</text:p>
      <text:p text:style-name="Preformatted_20_Text">de diretórios seguido pelos respectivos tamanhos</text:p>
      <text:p text:style-name="Preformatted_20_Text"><text:s/>find . -type d -maxdepth 1 -exec du -s {} \; |sort -n | sed -e "s/\([0-9]\+\)[[:space:]]*\(\.\/\)\?\(.*\)/\3 \1/"</text:p>
      <text:p text:style-name="Preformatted_20_Text"/>
      <text:p text:style-name="Preformatted_20_Text">- Para listar os arquivos modificados mais recentemente para o mais antigo</text:p>
      <text:p text:style-name="Preformatted_20_Text"><text:s/>find / -mtime -1 | ls -t</text:p>
      <text:p text:style-name="Preformatted_20_Text"/>
      <text:p text:style-name="Preformatted_20_Text">- Para procurar em /home/user/fotos todas as imagens jpg e mostrar</text:p>
      <text:p text:style-name="Preformatted_20_Text">com o software qiv</text:p>
      <text:p text:style-name="Preformatted_20_Text"><text:s/>find /home/user/fotos -iname "*.jpg" -exec qiv -fm {} \;</text:p>
      <text:p text:style-name="Preformatted_20_Text"/>
      <text:p text:style-name="Preformatted_20_Text">- Para saber quantas fotos no diretório '/home/user/fotos'</text:p>
      <text:p text:style-name="Preformatted_20_Text"><text:s/>find /home/user/fotos -iname "*.jpg" | wc -l</text:p>
      <text:p text:style-name="Preformatted_20_Text"><text:soft-page-break/></text:p>
      <text:p text:style-name="Preformatted_20_Text">- Procura arquivos que não possuem dono em nosso sistema. Esta situação</text:p>
      <text:p text:style-name="Preformatted_20_Text">é extremamente comum, visto que usuários são criados e apagados diaria-</text:p>
      <text:p text:style-name="Preformatted_20_Text">mente e ficam vagando pelo sistema e podem eventualmente vir a comprometer</text:p>
      <text:p text:style-name="Preformatted_20_Text">a segurança. Então será gerado uma listagem com todos os arquivos do</text:p>
      <text:p text:style-name="Preformatted_20_Text">sistema que não pertencem a nenhum usuário cadastrado no sistema</text:p>
      <text:p text:style-name="Preformatted_20_Text"><text:s/>find / -nouser -print</text:p>
      <text:p text:style-name="Preformatted_20_Text"/>
      <text:p text:style-name="Preformatted_20_Text">- Procura arquivos que não possuem dono em nosso sistema. Esta situação</text:p>
      <text:p text:style-name="Preformatted_20_Text">é extremamente comum, visto que usuários são criados e apagados diaria-</text:p>
      <text:p text:style-name="Preformatted_20_Text">mente e ficam vagando pelo sistema e podem eventualmente vir a comprometer</text:p>
      <text:p text:style-name="Preformatted_20_Text">a segurança. Então será gerado uma listagem com todos os arquivos do</text:p>
      <text:p text:style-name="Preformatted_20_Text">sistema que não pertencem a nenhum usuário cadastrado no sistema e logo</text:p>
      <text:p text:style-name="Preformatted_20_Text">após serão apagados do sistema</text:p>
      <text:p text:style-name="Preformatted_20_Text"><text:s/>find / -nouser -print | xargs rm</text:p>
      <text:p text:style-name="Preformatted_20_Text"/>
      <text:p text:style-name="Preformatted_20_Text">- Quero criar um script shell que aceite um parâmetro qualquer e busque este</text:p>
      <text:p text:style-name="Preformatted_20_Text">parâmetro inserido pelo usuário dentro de páginas HTML em diretórios diversos.</text:p>
      <text:p text:style-name="Preformatted_20_Text">Ou seja, quando o usuário rodar o comando, passando um argumento que pode ser</text:p>
      <text:p text:style-name="Preformatted_20_Text">uma palavra, o script deverá procurar em todos os arquivos e subdiretórios</text:p>
      <text:p text:style-name="Preformatted_20_Text">por aquela string específica.</text:p>
      <text:p text:style-name="Preformatted_20_Text"><text:s/>find "$1" -type f -exec grep -l "$2" {} \;</text:p>
      <text:p text:style-name="Preformatted_20_Text"/>
      <text:p text:style-name="Preformatted_20_Text">isso é um grep recursivo que procura a string $2 a partir do diretorio $1.</text:p>
      <text:p text:style-name="Preformatted_20_Text">A opcao -l lista todos os arquivos que contem a string. Sem esta opção, voce</text:p>
      <text:p text:style-name="Preformatted_20_Text">vera todas as linhas onde ocorrem a string.</text:p>
      <text:p text:style-name="Preformatted_20_Text"/>
      <text:p text:style-name="Preformatted_20_Text">- Tenho um diretório raiz com vários arquivos e sub-diretórios. Estou mudado</text:p>
      <text:p text:style-name="Preformatted_20_Text">alguns direitos para os grupos dos arquivos e diretórios com esse comando:</text:p>
      <text:p text:style-name="Preformatted_20_Text"><text:s/>chmod g=rw -R *</text:p>
      <text:p text:style-name="Preformatted_20_Text">Eu gostaria de alterar recursivamente, agora,  somente os direitos dos</text:p>
      <text:p text:style-name="Preformatted_20_Text">diretórios, sem alterar os dos arquivos. Isso é possível?</text:p>
      <text:p text:style-name="Preformatted_20_Text"/>
      <text:p text:style-name="Preformatted_20_Text">Costumo usar o find para isso</text:p>
      <text:p text:style-name="Preformatted_20_Text"><text:s/>find /home/fabio/diretorio -type d -exec chmod g=rw {} \;</text:p>
      <text:p text:style-name="Preformatted_20_Text"/>
      <text:p text:style-name="Preformatted_20_Text">No caso, o "-type d" diz ao find para localizar apenas os diretórios e o</text:p>
      <text:p text:style-name="Preformatted_20_Text">"-exec" manda executar o comando "chmod g=rw" sobre cada diretório que</text:p>
      <text:p text:style-name="Preformatted_20_Text">ele encontrar, representado na sintaxe com comando com o "{}". Repare</text:p>
      <text:p text:style-name="Preformatted_20_Text">que existe um espaço antes do "\;" que fecha a linha de comando. No meu</text:p>
      <text:p text:style-name="Preformatted_20_Text">exemplo o find vai atuar na árvore abaixo do diretório</text:p>
      <text:p text:style-name="Preformatted_20_Text">"/home/fabio/diretorio". Se quiser fazer isso apenas com arquivos, no</text:p>
      <text:p text:style-name="Preformatted_20_Text">lugar de diretórios, bastaria usar "-type f".</text:p>
      <text:p text:style-name="Preformatted_20_Text"/>
      <text:p text:style-name="Preformatted_20_Text"/>
      <text:p text:style-name="Preformatted_20_Text">1.21 - comando locate = localiza arquivos, sendo que antes de executá-lo</text:p>
      <text:p text:style-name="Preformatted_20_Text">pela primeira vez deve-se usar o comando "updatedb" para criar o banco</text:p>
      <text:p text:style-name="Preformatted_20_Text">de dados e deve-se executá-lo freqüentemente (sempre que se instalar/remover)</text:p>
      <text:p text:style-name="Preformatted_20_Text">programas no computador.</text:p>
      <text:p text:style-name="Preformatted_20_Text"/>
      <text:p text:style-name="Preformatted_20_Text">- Procura em todos os arquivos pela palavra text1</text:p>
      <text:p text:style-name="Preformatted_20_Text"><text:s/>locate text1</text:p>
      <text:p text:style-name="Preformatted_20_Text"/>
      <text:p text:style-name="Preformatted_20_Text"/>
      <text:p text:style-name="Preformatted_20_Text">1.22 - comando cd = acessa e sai de um diretório</text:p>
      <text:p text:style-name="Preformatted_20_Text"/>
      <text:p text:style-name="Preformatted_20_Text">- Alterna para o último diretório visitado:</text:p>
      <text:p text:style-name="Preformatted_20_Text"><text:s/>cd -</text:p>
      <text:p text:style-name="Preformatted_20_Text"/>
      <text:p text:style-name="Preformatted_20_Text">- Acessa o diretorio /home</text:p>
      <text:p text:style-name="Preformatted_20_Text"><text:s/>cd /home</text:p>
      <text:p text:style-name="Preformatted_20_Text"/>
      <text:p text:style-name="Preformatted_20_Text"><text:soft-page-break/>- Sobe um diretório</text:p>
      <text:p text:style-name="Preformatted_20_Text"><text:s/>cd ..</text:p>
      <text:p text:style-name="Preformatted_20_Text"/>
      <text:p text:style-name="Preformatted_20_Text">- Retorna ao diretorio raiz</text:p>
      <text:p text:style-name="Preformatted_20_Text"><text:s/>cd /</text:p>
      <text:p text:style-name="Preformatted_20_Text"/>
      <text:p text:style-name="Preformatted_20_Text">- Acessa o diretorio home do usuario corrente: EX: /home/ederjordam</text:p>
      <text:p text:style-name="Preformatted_20_Text"><text:s/>cd ~</text:p>
      <text:p text:style-name="Preformatted_20_Text"/>
      <text:p text:style-name="Preformatted_20_Text">- Acessa o diretório home do usuario ederjordam</text:p>
      <text:p text:style-name="Preformatted_20_Text"><text:s/>cd ~ederjordam</text:p>
      <text:p text:style-name="Preformatted_20_Text"/>
      <text:p text:style-name="Preformatted_20_Text">- Sobe um diretório e entra imediatamente no próximo (por exemplo, quando</text:p>
      <text:p text:style-name="Preformatted_20_Text">você está em '/usr/sbin', você digita 'cd ../bin', o comando 'cd' retorna</text:p>
      <text:p text:style-name="Preformatted_20_Text">um diretório ('/usr') e entra imediatamente no diretório 'bin' ('/usr/bin')</text:p>
      <text:p text:style-name="Preformatted_20_Text"><text:s/>cd ../diretorio1 -</text:p>
      <text:p text:style-name="Preformatted_20_Text"/>
      <text:p text:style-name="Preformatted_20_Text"/>
      <text:p text:style-name="Preformatted_20_Text">1.23 - comando alias = cria atalhos para comandos</text:p>
      <text:p text:style-name="Preformatted_20_Text"/>
      <text:p text:style-name="Preformatted_20_Text">- Acrescente os comandos abaixo no arquivo '/etc/bashrc' para que seja</text:p>
      <text:p text:style-name="Preformatted_20_Text">inicializado sempre que o sistema for reinicializado</text:p>
      <text:p text:style-name="Preformatted_20_Text"/>
      <text:p text:style-name="Preformatted_20_Text"><text:s/>alias cd.on="mount /mnt/cdrom"</text:p>
      <text:p text:style-name="Preformatted_20_Text"><text:s/>alias cd.off="umount /mnt/cdrom"</text:p>
      <text:p text:style-name="Preformatted_20_Text"><text:s/>alias desligar="shutdown -h now"</text:p>
      <text:p text:style-name="Preformatted_20_Text"><text:s/>alias floppy.on="mount /mnt/floppy"</text:p>
      <text:p text:style-name="Preformatted_20_Text"><text:s/>alias floppy.off="umount /mnt/floppy&amp;quot"</text:p>
      <text:p text:style-name="Preformatted_20_Text"><text:s/>alias olhar-logs="tail -f /var/log/messages"</text:p>
      <text:p text:style-name="Preformatted_20_Text"/>
      <text:p text:style-name="Preformatted_20_Text"/>
      <text:p text:style-name="Preformatted_20_Text">1.24 - comando e2fsck - checa e corrige erros no sistema de arquivos. Deve-se</text:p>
      <text:p text:style-name="Preformatted_20_Text">apenas usar o e2fsck para dar manutenção em particoes Linux Native. Pode-se</text:p>
      <text:p text:style-name="Preformatted_20_Text">usar também o comando equivalente "fsck.ext2"</text:p>
      <text:p text:style-name="Preformatted_20_Text"/>
      <text:p text:style-name="Preformatted_20_Text">- Checa e corrige erros na partição hda1</text:p>
      <text:p text:style-name="Preformatted_20_Text"><text:s/>e2fsck -y /dev/hda1</text:p>
      <text:p text:style-name="Preformatted_20_Text"/>
      <text:p text:style-name="Preformatted_20_Text">- Checa e corrige erros na partição hda2</text:p>
      <text:p text:style-name="Preformatted_20_Text"><text:s/>e2fsck -y /dev/hda2</text:p>
      <text:p text:style-name="Preformatted_20_Text"/>
      <text:p text:style-name="Preformatted_20_Text">- Checa e corrige erros na partição hda3 executando também o comando</text:p>
      <text:p text:style-name="Preformatted_20_Text">badblocks</text:p>
      <text:p text:style-name="Preformatted_20_Text"><text:s/>e2fsck -y -c /dev/hda3</text:p>
      <text:p text:style-name="Preformatted_20_Text"/>
      <text:p text:style-name="Preformatted_20_Text">- Checa e corrige erros na partição hda4 forçando a verificação de sistemas</text:p>
      <text:p text:style-name="Preformatted_20_Text">de arquivos que aparentam estar em bom estado</text:p>
      <text:p text:style-name="Preformatted_20_Text"><text:s/>e2fsck -y -f /dev/hda4 </text:p>
      <text:p text:style-name="Preformatted_20_Text"/>
      <text:p text:style-name="Preformatted_20_Text">- Checa e corrige erros na partição hda5 forçando o reparo automático sem</text:p>
      <text:p text:style-name="Preformatted_20_Text">prompts</text:p>
      <text:p text:style-name="Preformatted_20_Text"><text:s/>e2fsck -y -p /dev/hda5</text:p>
      <text:p text:style-name="Preformatted_20_Text"/>
      <text:p text:style-name="Preformatted_20_Text">- Faz uma checagem usando o modo "somente leitura" na particao hda1. Com a</text:p>
      <text:p text:style-name="Preformatted_20_Text">opção '-n' é possível checar o sistema de arquivos montado sem perda de dados</text:p>
      <text:p text:style-name="Preformatted_20_Text"><text:s/>e2fsck -n /dev/hda1</text:p>
      <text:p text:style-name="Preformatted_20_Text"/>
      <text:p text:style-name="Preformatted_20_Text">- Faz uma checagem usando o modo "somente leitura" na partição hda1. Com esta</text:p>
      <text:p text:style-name="Preformatted_20_Text">opção '-n' é possível checar o sistema de arquivos montado sem perda de dados.</text:p>
      <text:p text:style-name="Preformatted_20_Text">Com a opção '-c' o sistema de arquivos será checado e permitirá atualizações</text:p>
      <text:p text:style-name="Preformatted_20_Text">somente dos setores danificados, não alterando qualquer outra área</text:p>
      <text:p text:style-name="Preformatted_20_Text"><text:s/>e2fsck -c -n /dev/hda1</text:p>
      <text:p text:style-name="Preformatted_20_Text"><text:soft-page-break/></text:p>
      <text:p text:style-name="Preformatted_20_Text">- Para revisar uma partição use:</text:p>
      <text:p text:style-name="Preformatted_20_Text"><text:s/>e2fsck -pycvf /dev/hda1</text:p>
      <text:p text:style-name="Preformatted_20_Text"/>
      <text:p text:style-name="Preformatted_20_Text">Opções:</text:p>
      <text:p text:style-name="Preformatted_20_Text"><text:s/>-p: repara os erros automaticamente</text:p>
      <text:p text:style-name="Preformatted_20_Text"><text:s/>-y: em questõs críticas irá assumir resposta afirmativa</text:p>
      <text:p text:style-name="Preformatted_20_Text"><text:s/>-c: procura pro blocos defeituosos</text:p>
      <text:p text:style-name="Preformatted_20_Text"><text:s/>-v: mostar todas as mensagens na terla (verboso)</text:p>
      <text:p text:style-name="Preformatted_20_Text"><text:s/>-f: força checagem do sistema de arquivos estiver marcado como limpo</text:p>
      <text:p text:style-name="Preformatted_20_Text"><text:s/>/dev/hda1 : é o dispositivo da partição, você não irá por a partição em si</text:p>
      <text:p text:style-name="Preformatted_20_Text">mas sim o dispositivo de sua partição, assim se sua partição for a /dev/hda3</text:p>
      <text:p text:style-name="Preformatted_20_Text">você irá por ela</text:p>
      <text:p text:style-name="Preformatted_20_Text"/>
      <text:p text:style-name="Preformatted_20_Text"><text:s/>-c faz o fsck.ext2 verificar se existem agrupamentos danificados na unidade</text:p>
      <text:p text:style-name="Preformatted_20_Text">de disco</text:p>
      <text:p text:style-name="Preformatted_20_Text"/>
      <text:p text:style-name="Preformatted_20_Text"><text:s/>-d aciona o debug. Mostra todos os detalhes de processamento</text:p>
      <text:p text:style-name="Preformatted_20_Text"/>
      <text:p text:style-name="Preformatted_20_Text"><text:s/>-f força a checagem mesmo se o sistema aparenta estar em bom estado. Por</text:p>
      <text:p text:style-name="Preformatted_20_Text">padrão, um sistema de arquivos que parece em bom estado não é verificado</text:p>
      <text:p text:style-name="Preformatted_20_Text"/>
      <text:p text:style-name="Preformatted_20_Text"><text:s/>-F grava os dados do cache no disco antes de iniciar o teste</text:p>
      <text:p text:style-name="Preformatted_20_Text"/>
      <text:p text:style-name="Preformatted_20_Text"><text:s/>-l:[arquivo] inclui os blocos listados no (arquivo) como blocos defeituosos</text:p>
      <text:p text:style-name="Preformatted_20_Text">no sistema de arquivos. O formato deste arquivo é o mesmo gerado pelo programa</text:p>
      <text:p text:style-name="Preformatted_20_Text">badblocks (veja mais adiante)</text:p>
      <text:p text:style-name="Preformatted_20_Text"/>
      <text:p text:style-name="Preformatted_20_Text"><text:s/>-L [arquivo] faz o mesmo que a opção -l, só que a lista de blocos defeituosos</text:p>
      <text:p text:style-name="Preformatted_20_Text">do dispositivo é completamente limpa e depois a lista do (arquivo) é</text:p>
      <text:p text:style-name="Preformatted_20_Text">adicionada ao teste</text:p>
      <text:p text:style-name="Preformatted_20_Text"/>
      <text:p text:style-name="Preformatted_20_Text"><text:s/>-n faz somente uma verificação de leitura no sistema de arquivos. Com esta</text:p>
      <text:p text:style-name="Preformatted_20_Text">opção o sistema é verificado com o dispositivo montado. Nenhuma modificação</text:p>
      <text:p text:style-name="Preformatted_20_Text">é feita no sistema. Apenas o teste de leitura é realizado</text:p>
      <text:p text:style-name="Preformatted_20_Text"/>
      <text:p text:style-name="Preformatted_20_Text"><text:s/>-p corrige automaticamente o sistema de arquivos sem perguntar nada. É re-</text:p>
      <text:p text:style-name="Preformatted_20_Text">comendável fazer isto manualmente pra entender o que aconteceu, em caso de</text:p>
      <text:p text:style-name="Preformatted_20_Text">problemas com o sistema de arquivos</text:p>
      <text:p text:style-name="Preformatted_20_Text"/>
      <text:p text:style-name="Preformatted_20_Text"><text:s/>-v ativa o modo verbose. Todas as mensagens de aviso são mostradas durante</text:p>
      <text:p text:style-name="Preformatted_20_Text">a execução do programa</text:p>
      <text:p text:style-name="Preformatted_20_Text"/>
      <text:p text:style-name="Preformatted_20_Text"><text:s/>-y assume sim para todas as questões feitas durante o texto. O seu uso é</text:p>
      <text:p text:style-name="Preformatted_20_Text">altamente não recomendável</text:p>
      <text:p text:style-name="Preformatted_20_Text"/>
      <text:p text:style-name="Preformatted_20_Text">- Caso a opção -c seja usada junto com -n, -l ou -L, o sistema de arquivos</text:p>
      <text:p text:style-name="Preformatted_20_Text">será verificado e permitirá somente a atualizações setores danificados, não</text:p>
      <text:p text:style-name="Preformatted_20_Text">alterando qualquer outra área do dispositivo. Se forem encontrados arquivos</text:p>
      <text:p text:style-name="Preformatted_20_Text">com problemas e estes não puderem ser recuperados, o fsck perguntará se deseja</text:p>
      <text:p text:style-name="Preformatted_20_Text">salvá-los no diretório lost+found. Após sua execução é mostrado detalhes sobre</text:p>
      <text:p text:style-name="Preformatted_20_Text">o sistema de arquivos verificado como quantidade de blocos livres, ocupados e</text:p>
      <text:p text:style-name="Preformatted_20_Text">taxa de fragmentação.</text:p>
      <text:p text:style-name="Preformatted_20_Text"/>
      <text:p text:style-name="Preformatted_20_Text"/>
      <text:p text:style-name="Preformatted_20_Text">1.25 - comando type = exibe a localização de um arquivo no sistema. OBS:</text:p>
      <text:p text:style-name="Preformatted_20_Text">Similar ao comando 'whereis comando'.</text:p>
      <text:p text:style-name="Preformatted_20_Text"/>
      <text:p text:style-name="Preformatted_20_Text">- Exibe a localização do comando 'bash' no sistema</text:p>
      <text:p text:style-name="Preformatted_20_Text"><text:s/>type bash</text:p>
      <text:p text:style-name="Preformatted_20_Text"/>
      <text:p text:style-name="Preformatted_20_Text">- Exibe a localização do comando 'ls' no sistema</text:p>
      <text:p text:style-name="Preformatted_20_Text"><text:soft-page-break/><text:s/>type ls</text:p>
      <text:p text:style-name="Preformatted_20_Text"/>
      <text:p text:style-name="Preformatted_20_Text">- Exibe a localização do comando 'cd' no sistema</text:p>
      <text:p text:style-name="Preformatted_20_Text"><text:s/>type cd</text:p>
      <text:p text:style-name="Preformatted_20_Text"/>
      <text:p text:style-name="Preformatted_20_Text"/>
      <text:p text:style-name="Preformatted_20_Text">1.26 - comando diff = compara dois arquivos e exibe as diferencas entre</text:p>
      <text:p text:style-name="Preformatted_20_Text">eles. O comando diff apenas faz comparacoes com arquivos no formato texto</text:p>
      <text:p text:style-name="Preformatted_20_Text">O diff apresenta uma listagem das diferenças encontradas entre os 2 arquivos</text:p>
      <text:p text:style-name="Preformatted_20_Text">passados como parâmetro, incluindo os comandos necessários para que um</text:p>
      <text:p text:style-name="Preformatted_20_Text">editor (o ed, se não me engano) possa, a partir de um dos arquivos, igualar</text:p>
      <text:p text:style-name="Preformatted_20_Text">o conteúdo do segundo. Se você quiser apenas verificar se 2 arquivos possuem</text:p>
      <text:p text:style-name="Preformatted_20_Text">o mesmo conteúdo ou não, é mais eficiente usar o 'cmp', e testar o $? Ou</text:p>
      <text:p text:style-name="Preformatted_20_Text">$status, dependendo do shell que esteja utilizando.</text:p>
      <text:p text:style-name="Preformatted_20_Text"/>
      <text:p text:style-name="Preformatted_20_Text">- Checa linha a linha para verificar se há ou não diferenças entre os arquivos</text:p>
      <text:p text:style-name="Preformatted_20_Text"><text:s/>diff file1.txt file1.txt.old</text:p>
      <text:p text:style-name="Preformatted_20_Text"/>
      <text:p text:style-name="Preformatted_20_Text">- Compara os arquivos e exibe suas diferencas na tela</text:p>
      <text:p text:style-name="Preformatted_20_Text"><text:s/>diff file1.txt file2.txt</text:p>
      <text:p text:style-name="Preformatted_20_Text"/>
      <text:p text:style-name="Preformatted_20_Text">- Compara os arquivos e enviapara o arquivo newfile.txt as diferencas dos</text:p>
      <text:p text:style-name="Preformatted_20_Text">arquivos</text:p>
      <text:p text:style-name="Preformatted_20_Text"><text:s/>diff file1.txt file2.txt &gt; newfile.txt</text:p>
      <text:p text:style-name="Preformatted_20_Text"/>
      <text:p text:style-name="Preformatted_20_Text">- Faz a comparacao nos arquivos ignorando diferencas entre maiusculas e</text:p>
      <text:p text:style-name="Preformatted_20_Text">minusculas</text:p>
      <text:p text:style-name="Preformatted_20_Text"><text:s/>diff -i file1.txt file2.txt</text:p>
      <text:p text:style-name="Preformatted_20_Text"/>
      <text:p text:style-name="Preformatted_20_Text">- Exibe somente se os 2 arquivos possuem diferenças. Não exibe as dife-</text:p>
      <text:p text:style-name="Preformatted_20_Text">renças entre eles</text:p>
      <text:p text:style-name="Preformatted_20_Text"><text:s/>diff -q file1.txt file2.txt</text:p>
      <text:p text:style-name="Preformatted_20_Text"/>
      <text:p text:style-name="Preformatted_20_Text">- Aumenta a tabulação das diferenças encontradas nos arquivos comparados</text:p>
      <text:p text:style-name="Preformatted_20_Text"><text:s/>diff -t file1.txt file2.txt</text:p>
      <text:p text:style-name="Preformatted_20_Text"/>
      <text:p text:style-name="Preformatted_20_Text">- Compara os arquivos ignorando linhas em branco diferentes entre os 2</text:p>
      <text:p text:style-name="Preformatted_20_Text">arquivos e usando o formato unificado</text:p>
      <text:p text:style-name="Preformatted_20_Text"><text:s/>diff -B -u file1.txt file2.txt</text:p>
      <text:p text:style-name="Preformatted_20_Text"/>
      <text:p text:style-name="Preformatted_20_Text">- Compara o diretório e subdiretorios '/usr/dir1/' e '/usr/dir2/' armazenando</text:p>
      <text:p text:style-name="Preformatted_20_Text">as diferencas entre os diretórios no arquivo 'comparacao.txt'</text:p>
      <text:p text:style-name="Preformatted_20_Text"><text:s/>diff -r /usr/dir1/ /usr/dir2/ &gt; comparacao.txt</text:p>
      <text:p text:style-name="Preformatted_20_Text"/>
      <text:p text:style-name="Preformatted_20_Text">- Obtem cada linha do primeiro arquivo, verifique se ela existe no segundo</text:p>
      <text:p text:style-name="Preformatted_20_Text">(que também possue um nome por linha) e caso não exista, jogua essa linha</text:p>
      <text:p text:style-name="Preformatted_20_Text">para um terceiro arquivo</text:p>
      <text:p text:style-name="Preformatted_20_Text"><text:s/>diff arquivo1.txt arquivo2.txt | grep "&lt;" &gt; arquivo3.txt</text:p>
      <text:p text:style-name="Preformatted_20_Text"/>
      <text:p text:style-name="Preformatted_20_Text">- Ler cada linha do segundo arquivo e verificar se ela existe no primeiro</text:p>
      <text:p text:style-name="Preformatted_20_Text">arquivo e se não existir, jogar essa linha para um determinado arquivo</text:p>
      <text:p text:style-name="Preformatted_20_Text"><text:s/>diff arquivo2.txt arquivo1.txt | grep "&lt;" &gt; arquivo4.txt</text:p>
      <text:p text:style-name="Preformatted_20_Text"/>
      <text:p text:style-name="Preformatted_20_Text">- Verifica o que há de diferente nos diretórios e exibirá as diferenças</text:p>
      <text:p text:style-name="Preformatted_20_Text">diretamente na tela o monitor</text:p>
      <text:p text:style-name="Preformatted_20_Text"><text:s/>diff -uNr diretorio.original diretorio</text:p>
      <text:p text:style-name="Preformatted_20_Text"/>
      <text:p text:style-name="Preformatted_20_Text">- Verifica o que há de diferente nos diretórios e redirecionará a saída do</text:p>
      <text:p text:style-name="Preformatted_20_Text">comando para o arquivo resultado.txt</text:p>
      <text:p text:style-name="Preformatted_20_Text"><text:s/>diff -uNr diretorio.original diretorio &gt; resultado.txt</text:p>
      <text:p text:style-name="Preformatted_20_Text"/>
      <text:p text:style-name="Preformatted_20_Text"/>
      <text:p text:style-name="Preformatted_20_Text"><text:soft-page-break/>1.27 - comando comm = compara dois arquivos ordenados linha a linha. Este sem</text:p>
      <text:p text:style-name="Preformatted_20_Text">opções produz uma saída de três colunas. A Coluna 1 contém linhas que são</text:p>
      <text:p text:style-name="Preformatted_20_Text">exclusivas do arquivo file1.txt, a coluna 2 contém linhas que são exclusivas</text:p>
      <text:p text:style-name="Preformatted_20_Text">do arquivo file2.txt e a coluna 3 contém linhas comuns aos dois arquivos.</text:p>
      <text:p text:style-name="Preformatted_20_Text">As opções -1, -2, e -3 impedem a exibição das colunas correspondentes</text:p>
      <text:p text:style-name="Preformatted_20_Text"><text:s/>comm -123 file1.txt file2.txt</text:p>
      <text:p text:style-name="Preformatted_20_Text"/>
      <text:p text:style-name="Preformatted_20_Text"/>
      <text:p text:style-name="Preformatted_20_Text">1.28 - comando wc = lista o número de bytes, palavras e linhas nos arquivos</text:p>
      <text:p text:style-name="Preformatted_20_Text"/>
      <text:p text:style-name="Preformatted_20_Text">- Exibe o numero de linhas, palavras separadas por espaços em branco e o</text:p>
      <text:p text:style-name="Preformatted_20_Text">tamanho em bytes do arquivo file1.txt</text:p>
      <text:p text:style-name="Preformatted_20_Text"><text:s/>wc file1.txt</text:p>
      <text:p text:style-name="Preformatted_20_Text"/>
      <text:p text:style-name="Preformatted_20_Text">- Exibe o tamanho em bytes do arquifo file2.txt</text:p>
      <text:p text:style-name="Preformatted_20_Text"><text:s/>wc --bytes file2.txt</text:p>
      <text:p text:style-name="Preformatted_20_Text"/>
      <text:p text:style-name="Preformatted_20_Text">- Exibe o tamanho em bytes do arquifo file3.txt</text:p>
      <text:p text:style-name="Preformatted_20_Text"><text:s/>wc --chars file3.txt</text:p>
      <text:p text:style-name="Preformatted_20_Text"/>
      <text:p text:style-name="Preformatted_20_Text">- Exibe as palavras separadas por expaços em branco no arquivo file4.txt</text:p>
      <text:p text:style-name="Preformatted_20_Text"><text:s/>wc --words file4.txt</text:p>
      <text:p text:style-name="Preformatted_20_Text"/>
      <text:p text:style-name="Preformatted_20_Text">- Exibe o numero de linhas do arquivo file5.txt</text:p>
      <text:p text:style-name="Preformatted_20_Text"><text:s/>wc --lines file5.txt</text:p>
      <text:p text:style-name="Preformatted_20_Text"/>
      <text:p text:style-name="Preformatted_20_Text"/>
      <text:p text:style-name="Preformatted_20_Text">1.29 - comando grep = procura strings (frases) ou palavras em um arquivo</text:p>
      <text:p text:style-name="Preformatted_20_Text"/>
      <text:p text:style-name="Preformatted_20_Text"><text:s/>^ <text:s text:c="2"/>acento circunflexo</text:p>
      <text:p text:style-name="Preformatted_20_Text"><text:s/>.. <text:s/>ponto</text:p>
      <text:p text:style-name="Preformatted_20_Text"><text:s/>\ <text:s text:c="2"/>barra invertida</text:p>
      <text:p text:style-name="Preformatted_20_Text"><text:s/>{ <text:s text:c="2"/>chave</text:p>
      <text:p text:style-name="Preformatted_20_Text"><text:s/>\ <text:s text:c="2"/>outra barra invertida</text:p>
      <text:p text:style-name="Preformatted_20_Text"><text:s/>} <text:s text:c="2"/>outra chave</text:p>
      <text:p text:style-name="Preformatted_20_Text"><text:s/>$ <text:s text:c="2"/>cifrao</text:p>
      <text:p text:style-name="Preformatted_20_Text"><text:s/>1,4 de 1 a 4 caracteres</text:p>
      <text:p text:style-name="Preformatted_20_Text"/>
      <text:p text:style-name="Preformatted_20_Text">- Para procurar no hd por uma determinada string</text:p>
      <text:p text:style-name="Preformatted_20_Text"><text:s/>grep -rin string *</text:p>
      <text:p text:style-name="Preformatted_20_Text"/>
      <text:p text:style-name="Preformatted_20_Text">- Para procurar no diretório /etc por uma determinada string</text:p>
      <text:p text:style-name="Preformatted_20_Text"><text:s/>grep -R padrao /etc/</text:p>
      <text:p text:style-name="Preformatted_20_Text"/>
      <text:p text:style-name="Preformatted_20_Text">- Procura em todos os arquivos de texto e exibe todas as linhas em que</text:p>
      <text:p text:style-name="Preformatted_20_Text">a palavra GNULINUX aparece</text:p>
      <text:p text:style-name="Preformatted_20_Text"><text:s/>grep -n GNULINUX *.txt</text:p>
      <text:p text:style-name="Preformatted_20_Text"/>
      <text:p text:style-name="Preformatted_20_Text">- Procura a string ':0:' no arquivo /etc/passwd</text:p>
      <text:p text:style-name="Preformatted_20_Text"><text:s/>grep :0: /etc/passwd</text:p>
      <text:p text:style-name="Preformatted_20_Text"/>
      <text:p text:style-name="Preformatted_20_Text">- Procura a palavra 'jordam' no arquivo texto1.txt</text:p>
      <text:p text:style-name="Preformatted_20_Text"><text:s/>grep jordam /home/texto1.txt</text:p>
      <text:p text:style-name="Preformatted_20_Text"/>
      <text:p text:style-name="Preformatted_20_Text">- Procura a string 'Eder Jordam' no arquivo file1.txt</text:p>
      <text:p text:style-name="Preformatted_20_Text"><text:s/>grep "Eder Jordam" file1.txt</text:p>
      <text:p text:style-name="Preformatted_20_Text"/>
      <text:p text:style-name="Preformatted_20_Text">- Procura a frase Eder Jordam no arquivo file1.txt exibindo o</text:p>
      <text:p text:style-name="Preformatted_20_Text">número de cada linha encontrada</text:p>
      <text:p text:style-name="Preformatted_20_Text"><text:s/>grep "Eder Jordam" -n file1.txt</text:p>
      <text:p text:style-name="Preformatted_20_Text"/>
      <text:p text:style-name="Preformatted_20_Text">- Procura a palavra "jordam" em todos os arquivos TXT do diretorio atual</text:p>
      <text:p text:style-name="Preformatted_20_Text"><text:soft-page-break/><text:s/>grep jordam *.txt</text:p>
      <text:p text:style-name="Preformatted_20_Text"/>
      <text:p text:style-name="Preformatted_20_Text">- Procura em todos os arquivos a frase Chicago Bulls is the best</text:p>
      <text:p text:style-name="Preformatted_20_Text"><text:s/>grep "Chicago Bulls is the best" *</text:p>
      <text:p text:style-name="Preformatted_20_Text"/>
      <text:p text:style-name="Preformatted_20_Text">- Exibe os arquivos do diretorio atual com a data de modificação do dia</text:p>
      <text:p text:style-name="Preformatted_20_Text">28 de março</text:p>
      <text:p text:style-name="Preformatted_20_Text"><text:s/>ls -lha | grep "Mar 28"</text:p>
      <text:p text:style-name="Preformatted_20_Text"/>
      <text:p text:style-name="Preformatted_20_Text">- Faz uma busca pela expressão 'servidor' dentro de todos os arquivos do</text:p>
      <text:p text:style-name="Preformatted_20_Text">diretório /etc</text:p>
      <text:p text:style-name="Preformatted_20_Text"><text:s/>grep -s servidor /etc/*</text:p>
      <text:p text:style-name="Preformatted_20_Text"/>
      <text:p text:style-name="Preformatted_20_Text">- Exclui as linhas do arquivo file1.txt que tenham o conteúdo 'basquete'</text:p>
      <text:p text:style-name="Preformatted_20_Text"><text:s/>grep -v basquete file1.txt &gt; novo-arquivo.txt</text:p>
      <text:p text:style-name="Preformatted_20_Text"/>
      <text:p text:style-name="Preformatted_20_Text">- Procura pela 'palavra1' nos arquivos do diretorio especificado</text:p>
      <text:p text:style-name="Preformatted_20_Text"><text:s/>grep palavra1 /diretorio/*</text:p>
      <text:p text:style-name="Preformatted_20_Text"/>
      <text:p text:style-name="Preformatted_20_Text">- Procura pela "frase qualquer" com maiusculas ou minúsculas, no diretório</text:p>
      <text:p text:style-name="Preformatted_20_Text">atual</text:p>
      <text:p text:style-name="Preformatted_20_Text"><text:s/>grep -i 'frase qualquer' ./*</text:p>
      <text:p text:style-name="Preformatted_20_Text"/>
      <text:p text:style-name="Preformatted_20_Text">- Procura por qualquer palavra que comece com um número de 0 a 9 nos arquivos</text:p>
      <text:p text:style-name="Preformatted_20_Text">dos diretório /home/docs/</text:p>
      <text:p text:style-name="Preformatted_20_Text"><text:s/>grep '[0-9]palavra' /home/docs/*</text:p>
      <text:p text:style-name="Preformatted_20_Text"/>
      <text:p text:style-name="Preformatted_20_Text">- Procura por qualquer palavra que comece com as letras a, b ou c nos arquivos</text:p>
      <text:p text:style-name="Preformatted_20_Text">do diretório especificado</text:p>
      <text:p text:style-name="Preformatted_20_Text"><text:s/>grep '[abc]palavra' ../*</text:p>
      <text:p text:style-name="Preformatted_20_Text"/>
      <text:p text:style-name="Preformatted_20_Text">- Procura pela palavra que comece com qualquer caractere EXCETO as letras a,</text:p>
      <text:p text:style-name="Preformatted_20_Text">b ou c no arquivo file1.txt</text:p>
      <text:p text:style-name="Preformatted_20_Text"><text:s/>grep '[^abc]palavra' file1.txt</text:p>
      <text:p text:style-name="Preformatted_20_Text"/>
      <text:p text:style-name="Preformatted_20_Text">- Visualiza de forma rápida os serviços habilitados habilitados para</text:p>
      <text:p text:style-name="Preformatted_20_Text">iniciliazação do inetd</text:p>
      <text:p text:style-name="Preformatted_20_Text"><text:s/>grep -v ^# /etc/inetd.conf | sed -e '/^S/d'</text:p>
      <text:p text:style-name="Preformatted_20_Text"/>
      <text:p text:style-name="Preformatted_20_Text">- Retira do arquivo file1.txt todas as linhas que possuem nenhum, 1, 2, 3,</text:p>
      <text:p text:style-name="Preformatted_20_Text">ou 4 caracteres entre aspas existe na sequencia</text:p>
      <text:p text:style-name="Preformatted_20_Text"><text:s/>grep -v '^.\{1,4\}$' file1.txt &gt; arquivo_final</text:p>
      <text:p text:style-name="Preformatted_20_Text"/>
      <text:p text:style-name="Preformatted_20_Text">- A opção -v do grep indica para listar somente as linhas que não são reconhe-</text:p>
      <text:p text:style-name="Preformatted_20_Text">cidas pelos padrões (que nesse caso está em um arquivo). A opção -f indica</text:p>
      <text:p text:style-name="Preformatted_20_Text">que os padrões a serem procurados não são especificados na linha de comando</text:p>
      <text:p text:style-name="Preformatted_20_Text">e sim em um arquivo, cujo nome deve ser fornecido após a <text:s/>opção -f. A opção</text:p>
      <text:p text:style-name="Preformatted_20_Text">-x representa que o padrão será procurado em toda a linha (você disse que era</text:p>
      <text:p text:style-name="Preformatted_20_Text">um nome por linha.</text:p>
      <text:p text:style-name="Preformatted_20_Text"><text:s/>grep -x <text:s/>-v <text:s/>-f <text:s/>arq1 <text:s/>arq2 &gt; arq_diff_1_2</text:p>
      <text:p text:style-name="Preformatted_20_Text"><text:s/>grep -x <text:s/>-v <text:s/>-f <text:s/>arq2 <text:s/>arq1 &gt; arq_diff_2_1</text:p>
      <text:p text:style-name="Preformatted_20_Text"/>
      <text:p text:style-name="Preformatted_20_Text">- O comando grep possui algumas formas de funcionamento bem interessantes.</text:p>
      <text:p text:style-name="Preformatted_20_Text">Recentemente eu precisei localizar alguns arquivos e tratá-los de forma</text:p>
      <text:p text:style-name="Preformatted_20_Text">a remover algumas formatações erradas. Veja os exemplos:</text:p>
      <text:p text:style-name="Preformatted_20_Text"><text:s/>grep CODE *.src</text:p>
      <text:p text:style-name="Preformatted_20_Text">a.src:CODE</text:p>
      <text:p text:style-name="Preformatted_20_Text">c.src:CODE</text:p>
      <text:p text:style-name="Preformatted_20_Text">f.src:CODE</text:p>
      <text:p text:style-name="Preformatted_20_Text"/>
      <text:p text:style-name="Preformatted_20_Text">Para que eu tenha apenas o nome dos arquivos onde se encontra a palavra</text:p>
      <text:p text:style-name="Preformatted_20_Text">"CODE", eu posso usar o comando grep da seguinte forma:</text:p>
      <text:p text:style-name="Preformatted_20_Text"><text:soft-page-break/><text:s/>grep -l CODE *.src</text:p>
      <text:p text:style-name="Preformatted_20_Text">a.src</text:p>
      <text:p text:style-name="Preformatted_20_Text">c.src</text:p>
      <text:p text:style-name="Preformatted_20_Text">f.src</text:p>
      <text:p text:style-name="Preformatted_20_Text"/>
      <text:p text:style-name="Preformatted_20_Text">A opção "-l" me indica apenas o arquivo onde a palavra CODE se encontra</text:p>
      <text:p text:style-name="Preformatted_20_Text">porém não exibe as linhas do arquivo, o que é o padrão do comando grep.</text:p>
      <text:p text:style-name="Preformatted_20_Text">Uma vez de posse desta lista, eu precisava mover estes arquivos para</text:p>
      <text:p text:style-name="Preformatted_20_Text">um outro diretório, onde então seriam editados</text:p>
      <text:p text:style-name="Preformatted_20_Text"/>
      <text:p text:style-name="Preformatted_20_Text"><text:s/>#!/bin/bash</text:p>
      <text:p text:style-name="Preformatted_20_Text"><text:s/>for file in `grep -l CODE *.src`</text:p>
      <text:p text:style-name="Preformatted_20_Text"><text:s text:c="4"/>do</text:p>
      <text:p text:style-name="Preformatted_20_Text"><text:s text:c="7"/>mv $file repair</text:p>
      <text:p text:style-name="Preformatted_20_Text"><text:s text:c="4"/>done</text:p>
      <text:p text:style-name="Preformatted_20_Text"/>
      <text:p text:style-name="Preformatted_20_Text">Na estrutura acima, "repair" é o nome de um diretório para onde os arquivos,</text:p>
      <text:p text:style-name="Preformatted_20_Text">retornados pelo comando grep, serão movidos.</text:p>
      <text:p text:style-name="Preformatted_20_Text"/>
      <text:p text:style-name="Preformatted_20_Text">- Retorna o numero da linha de um arquivo que tem a sequencia de strings</text:p>
      <text:p text:style-name="Preformatted_20_Text">que eu queira</text:p>
      <text:p text:style-name="Preformatted_20_Text"><text:s/>grep -n "string-a-ser-encontrada" file1.txt</text:p>
      <text:p text:style-name="Preformatted_20_Text"/>
      <text:p text:style-name="Preformatted_20_Text">- Exibe todas as linhas exeto as que tenham joao e maria</text:p>
      <text:p text:style-name="Preformatted_20_Text"><text:s/>egrep -v '(joao.*maria|maria.*joao)'</text:p>
      <text:p text:style-name="Preformatted_20_Text"/>
      <text:p text:style-name="Preformatted_20_Text">- Se fosse pra tirar tanto as que tivessem joao quanto as que tivessem maria,</text:p>
      <text:p text:style-name="Preformatted_20_Text"><text:s/>grep -v '(joao|maria)' file1.txt</text:p>
      <text:p text:style-name="Preformatted_20_Text"/>
      <text:p text:style-name="Preformatted_20_Text">- Procura por uma linha com o comando 'setterm -blank' nos arquivos dentro</text:p>
      <text:p text:style-name="Preformatted_20_Text">do diretório /etc/rc.d/</text:p>
      <text:p text:style-name="Preformatted_20_Text"><text:s/>grep -r "setterm -blank" /etc/rc.d/</text:p>
      <text:p text:style-name="Preformatted_20_Text"/>
      <text:p text:style-name="Preformatted_20_Text">- Tenho varios arquivos direrentes e gostaria de selecionar apenas os arquivos</text:p>
      <text:p text:style-name="Preformatted_20_Text">que contem uma determinada palavra(dentro do arquivo).</text:p>
      <text:p text:style-name="Preformatted_20_Text"><text:s/>grep -lF palavra arq1 arq2 arq3</text:p>
      <text:p text:style-name="Preformatted_20_Text">se voce quiser todos os arquivos do diretório, tambem pode fazer:</text:p>
      <text:p text:style-name="Preformatted_20_Text"><text:s/>grep -lF palavra *</text:p>
      <text:p text:style-name="Preformatted_20_Text">ou</text:p>
      <text:p text:style-name="Preformatted_20_Text"><text:s/>grep -lF palavra * 2&gt; /dev/null</text:p>
      <text:p text:style-name="Preformatted_20_Text">mostra somente os nomes de arquivos que contêm a ocorrência e 'joga fora'</text:p>
      <text:p text:style-name="Preformatted_20_Text">os nomes dos subdiretórios porventura existentes</text:p>
      <text:p text:style-name="Preformatted_20_Text"/>
      <text:p text:style-name="Preformatted_20_Text">- Do que se trata a porta 161 UDP?</text:p>
      <text:p text:style-name="Preformatted_20_Text"><text:s/>grep '\&lt;161/udp\&gt;' /etc/services</text:p>
      <text:p text:style-name="Preformatted_20_Text">esta porta é para o protocolo SNMP que é usado para dar informações sobre o</text:p>
      <text:p text:style-name="Preformatted_20_Text">sistema. Se você não usa, desligue o serviço.</text:p>
      <text:p text:style-name="Preformatted_20_Text"/>
      <text:p text:style-name="Preformatted_20_Text">- Estou usando o comando grep para pesquisar uma coincidencia em um arquivo</text:p>
      <text:p text:style-name="Preformatted_20_Text">só que esta pesquisa retorna muitas linhas, como eu faria para pegar</text:p>
      <text:p text:style-name="Preformatted_20_Text">determinada linha, a primeira ou somente a terceira?</text:p>
      <text:p text:style-name="Preformatted_20_Text">A primeira linha:</text:p>
      <text:p text:style-name="Preformatted_20_Text"><text:s/>grep "o que vc está procurando" nome_do_arquivo | sed '1!d'</text:p>
      <text:p text:style-name="Preformatted_20_Text"/>
      <text:p text:style-name="Preformatted_20_Text">A terceira linha:</text:p>
      <text:p text:style-name="Preformatted_20_Text"><text:s/>grep "o que vc está procurando" nome_do_arquivo | sed '3!d'</text:p>
      <text:p text:style-name="Preformatted_20_Text"/>
      <text:p text:style-name="Preformatted_20_Text">- Contagem de Acertos: para determinar o número de arquivos que obedecem a</text:p>
      <text:p text:style-name="Preformatted_20_Text">determinado critério de busca use o comando grep -c:</text:p>
      <text:p text:style-name="Preformatted_20_Text"><text:s/>ls</text:p>
      <text:p text:style-name="Preformatted_20_Text"><text:s text:c="2"/>a <text:s/>ba <text:s/>c <text:s/>d <text:s/>e <text:s/>f</text:p>
      <text:p text:style-name="Preformatted_20_Text"/>
      <text:p text:style-name="Preformatted_20_Text"><text:soft-page-break/>- Exibe quantos arquivos possum a letra a em seu nome</text:p>
      <text:p text:style-name="Preformatted_20_Text"><text:s/>ls | grep -c a</text:p>
      <text:p text:style-name="Preformatted_20_Text"><text:s text:c="3"/>2</text:p>
      <text:p text:style-name="Preformatted_20_Text">a resposta é dois: os arquivos chamados a e ba.</text:p>
      <text:p text:style-name="Preformatted_20_Text"/>
      <text:p text:style-name="Preformatted_20_Text">- Exibe quantos arquivos começam com a letra a</text:p>
      <text:p text:style-name="Preformatted_20_Text"><text:s/>ls | grep -c "^a"</text:p>
      <text:p text:style-name="Preformatted_20_Text"><text:s text:c="3"/>1</text:p>
      <text:p text:style-name="Preformatted_20_Text">apenas o arquivo chamado a atende a esta busca.</text:p>
      <text:p text:style-name="Preformatted_20_Text"/>
      <text:p text:style-name="Preformatted_20_Text">Arquivos que terminem em a:</text:p>
      <text:p text:style-name="Preformatted_20_Text"><text:s/>ls | grep -c "a$"</text:p>
      <text:p text:style-name="Preformatted_20_Text"><text:s text:c="2"/>2</text:p>
      <text:p text:style-name="Preformatted_20_Text">neste caso a resposta também é dois: os arquivos a e ba.</text:p>
      <text:p text:style-name="Preformatted_20_Text"/>
      <text:p text:style-name="Preformatted_20_Text"/>
      <text:p text:style-name="Preformatted_20_Text">1.30 - comando file = determina o tipo de um arquivo</text:p>
      <text:p text:style-name="Preformatted_20_Text"/>
      <text:p text:style-name="Preformatted_20_Text">- Exibe que tipo de arquivo é, ou seja, um texto, uma imagem etc</text:p>
      <text:p text:style-name="Preformatted_20_Text"><text:s/>file arquivo1</text:p>
      <text:p text:style-name="Preformatted_20_Text"/>
      <text:p text:style-name="Preformatted_20_Text">- Exibe o tipo do arquivo seguindo os links simbolicos</text:p>
      <text:p text:style-name="Preformatted_20_Text"><text:s/>file -L arquivo2</text:p>
      <text:p text:style-name="Preformatted_20_Text"/>
      <text:p text:style-name="Preformatted_20_Text">- Tenta exibir o tipo dos arquivos dentro de um arquivo compactado</text:p>
      <text:p text:style-name="Preformatted_20_Text"><text:s/>file -z arquivo3</text:p>
      <text:p text:style-name="Preformatted_20_Text"/>
      <text:p text:style-name="Preformatted_20_Text">- Exibe a versão do programa file</text:p>
      <text:p text:style-name="Preformatted_20_Text"><text:s/>file -v</text:p>
      <text:p text:style-name="Preformatted_20_Text"/>
      <text:p text:style-name="Preformatted_20_Text"/>
      <text:p text:style-name="Preformatted_20_Text">1.31 - Descompactando arquivos</text:p>
      <text:p text:style-name="Preformatted_20_Text"/>
      <text:p text:style-name="Preformatted_20_Text">- Para descompactar arquivos no formato 'bz2'</text:p>
      <text:p text:style-name="Preformatted_20_Text"><text:s/>bunzip2 -d nome-do-arquivo.bz2</text:p>
      <text:p text:style-name="Preformatted_20_Text"/>
      <text:p text:style-name="Preformatted_20_Text">- Para descompactar arquivos no formato 'tar'</text:p>
      <text:p text:style-name="Preformatted_20_Text"><text:s/>tar -xvf nome-do-arquivo.tar</text:p>
      <text:p text:style-name="Preformatted_20_Text"/>
      <text:p text:style-name="Preformatted_20_Text">- Para descompactar arquivos no formato 'tar.gz'</text:p>
      <text:p text:style-name="Preformatted_20_Text"><text:s/>tar -zxvf nome-do-arquivo.tar.gz</text:p>
      <text:p text:style-name="Preformatted_20_Text"/>
      <text:p text:style-name="Preformatted_20_Text">- Para descompactar arquivos no formato 'tgz'</text:p>
      <text:p text:style-name="Preformatted_20_Text"><text:s/>gunzip nome-do-arquivo.tgz</text:p>
      <text:p text:style-name="Preformatted_20_Text"/>
      <text:p text:style-name="Preformatted_20_Text">- Para descompactar arquivos no formato 'gz'</text:p>
      <text:p text:style-name="Preformatted_20_Text"><text:s/>gunzip nome-do-arquivo.gz</text:p>
      <text:p text:style-name="Preformatted_20_Text">ou</text:p>
      <text:p text:style-name="Preformatted_20_Text"><text:s/>gzip -d nome-do-arquivo.gz</text:p>
      <text:p text:style-name="Preformatted_20_Text"/>
      <text:p text:style-name="Preformatted_20_Text">- Para descompactar arquivos no formato 'zip'</text:p>
      <text:p text:style-name="Preformatted_20_Text"><text:s/>unzip nome-do-arquivo.zip</text:p>
      <text:p text:style-name="Preformatted_20_Text"/>
      <text:p text:style-name="Preformatted_20_Text">- Para descompactar arquivos no formato 'rar'</text:p>
      <text:p text:style-name="Preformatted_20_Text"><text:s/>unrar e nome_do_arquivo.rar</text:p>
      <text:p text:style-name="Preformatted_20_Text"/>
      <text:p text:style-name="Preformatted_20_Text">- Para descompactar arquivos no formato 'Z'</text:p>
      <text:p text:style-name="Preformatted_20_Text"><text:s/>uncompress nome-do-arquivo.Z</text:p>
      <text:p text:style-name="Preformatted_20_Text"/>
      <text:p text:style-name="Preformatted_20_Text">- Exibe uma descrição contendo os nome dos arquivos que estão compactados</text:p>
      <text:p text:style-name="Preformatted_20_Text">no arquivo 'files.zip' testando a integridade do mesmo</text:p>
      <text:p text:style-name="Preformatted_20_Text"><text:s/>unzip -t files.zip</text:p>
      <text:p text:style-name="Preformatted_20_Text"><text:soft-page-break/></text:p>
      <text:p text:style-name="Preformatted_20_Text">- Exibe uma descrição contendo os nome dos arquivos, data, hora e tamanho</text:p>
      <text:p text:style-name="Preformatted_20_Text">que estão compactados no arquivo 'files.zip'</text:p>
      <text:p text:style-name="Preformatted_20_Text"><text:s/>unzip -l files.zip</text:p>
      <text:p text:style-name="Preformatted_20_Text"/>
      <text:p text:style-name="Preformatted_20_Text">- Exibe uma descrição contendo os nome dos arquivos e seus conteúdos</text:p>
      <text:p text:style-name="Preformatted_20_Text">(formato TXT) que estão compactados no arquivo 'files.zip'</text:p>
      <text:p text:style-name="Preformatted_20_Text"><text:s/>unzip -c files.zip</text:p>
      <text:p text:style-name="Preformatted_20_Text"/>
      <text:p text:style-name="Preformatted_20_Text">- Descompacta o arquivo 'files.zip' no diretorio '/usr' (opção '-d')</text:p>
      <text:p text:style-name="Preformatted_20_Text"><text:s/>unzip files.zip -d /usr/</text:p>
      <text:p text:style-name="Preformatted_20_Text"/>
      <text:p text:style-name="Preformatted_20_Text">- Descompacta apenas os arquivos que são mais recentes no diretório /usr</text:p>
      <text:p text:style-name="Preformatted_20_Text"><text:s/>unzip -f files.zip -d /usr</text:p>
      <text:p text:style-name="Preformatted_20_Text"/>
      <text:p text:style-name="Preformatted_20_Text">- Descompacta o arquivo 'files.zip' mas nunca substituindo arquivos já</text:p>
      <text:p text:style-name="Preformatted_20_Text">existentes</text:p>
      <text:p text:style-name="Preformatted_20_Text"><text:s/>unzip -n files.zip</text:p>
      <text:p text:style-name="Preformatted_20_Text"/>
      <text:p text:style-name="Preformatted_20_Text">- Descompacta o arquivo 'files.zip' substituindo arquivos existentes sem</text:p>
      <text:p text:style-name="Preformatted_20_Text">perguntar. Tem a função contrária a opção '-n'</text:p>
      <text:p text:style-name="Preformatted_20_Text"><text:s/>unzip -o files.zip</text:p>
      <text:p text:style-name="Preformatted_20_Text"/>
      <text:p text:style-name="Preformatted_20_Text">- Permite descompactar arquivos ZIP protegidos por senha</text:p>
      <text:p text:style-name="Preformatted_20_Text"><text:s/>unzip filez.zip -P senha</text:p>
      <text:p text:style-name="Preformatted_20_Text"/>
      <text:p text:style-name="Preformatted_20_Text">- Descompacta arquivos que são mais recentes do que as versões já</text:p>
      <text:p text:style-name="Preformatted_20_Text">existentes dos mesmos, bem como arquivos que ainda não existem</text:p>
      <text:p text:style-name="Preformatted_20_Text"><text:s/>unzip -u files.zip</text:p>
      <text:p text:style-name="Preformatted_20_Text"/>
      <text:p text:style-name="Preformatted_20_Text">- Exibe o comentário de um arquivo compactado</text:p>
      <text:p text:style-name="Preformatted_20_Text"><text:s/>unzip -z files.zip</text:p>
      <text:p text:style-name="Preformatted_20_Text"/>
      <text:p text:style-name="Preformatted_20_Text">- Descompacta o arquivo 'files.tar.gz' no diretorio '/usr' (opção '-C')</text:p>
      <text:p text:style-name="Preformatted_20_Text"><text:s/>tar -zxvf files.tar.gz -C /usr</text:p>
      <text:p text:style-name="Preformatted_20_Text"/>
      <text:p text:style-name="Preformatted_20_Text">- Copia para vários disquetes o arquivo musica1.mp3 solicitando disquetes</text:p>
      <text:p text:style-name="Preformatted_20_Text">até o termino da cópia</text:p>
      <text:p text:style-name="Preformatted_20_Text"><text:s/>tar -cvMf /dev/fd0 musica1.mp3</text:p>
      <text:p text:style-name="Preformatted_20_Text"/>
      <text:p text:style-name="Preformatted_20_Text">- Restaura o arquivo musica1.mp3 para o diretorio atual</text:p>
      <text:p text:style-name="Preformatted_20_Text"><text:s/>tar -xvMf /dev/fd0 musica1.mp3</text:p>
      <text:p text:style-name="Preformatted_20_Text"/>
      <text:p text:style-name="Preformatted_20_Text">- Exibe o conteúdo do arquivo 'tar.gz'</text:p>
      <text:p text:style-name="Preformatted_20_Text"><text:s/>tar -tz file.txt.tar.gz</text:p>
      <text:p text:style-name="Preformatted_20_Text"/>
      <text:p text:style-name="Preformatted_20_Text">- Exibe o conteudo do arquivo 'texto.txt.bz2'</text:p>
      <text:p text:style-name="Preformatted_20_Text"><text:s/>bzip2 -c texto.txt.bz2</text:p>
      <text:p text:style-name="Preformatted_20_Text"/>
      <text:p text:style-name="Preformatted_20_Text">- Exibe o conteúdo do arquivo 'file7.gz'</text:p>
      <text:p text:style-name="Preformatted_20_Text"><text:s/>gzip -l file7.gz</text:p>
      <text:p text:style-name="Preformatted_20_Text"/>
      <text:p text:style-name="Preformatted_20_Text">- Verifica a integridade do arquivo 'texto.txt.bz2'</text:p>
      <text:p text:style-name="Preformatted_20_Text"><text:s/>bzip2 -t texto.txt.bz2</text:p>
      <text:p text:style-name="Preformatted_20_Text"/>
      <text:p text:style-name="Preformatted_20_Text"/>
      <text:p text:style-name="Preformatted_20_Text">1.32 - Compactando arquivos</text:p>
      <text:p text:style-name="Preformatted_20_Text"/>
      <text:p text:style-name="Preformatted_20_Text">- O comando tar = <text:s/>não é um compactador e sim um 'arquivador' (ele junta</text:p>
      <text:p text:style-name="Preformatted_20_Text">vários arquivos em um só), mas pode ser usado em conjunto com um</text:p>
      <text:p text:style-name="Preformatted_20_Text">compactador (como o "gzip" ou "zip") para armazena-los compactados.</text:p>
      <text:p text:style-name="Preformatted_20_Text"/>
      <text:p text:style-name="Preformatted_20_Text"><text:soft-page-break/><text:s/>tar -c = cria um novo arquivo tar</text:p>
      <text:p text:style-name="Preformatted_20_Text"><text:s/>tar -t = lista o conteudo do arquivo tar</text:p>
      <text:p text:style-name="Preformatted_20_Text"><text:s/>tar -x = extrai arquivos de arquivo tar</text:p>
      <text:p text:style-name="Preformatted_20_Text"><text:s/>tar -v = exibe uma lista com cada arquivo sendo processado</text:p>
      <text:p text:style-name="Preformatted_20_Text"><text:s/>tar -u = atualiza arquivos compactados no arquivo tar</text:p>
      <text:p text:style-name="Preformatted_20_Text"><text:s/>tar -f = arquivo de origem/destino</text:p>
      <text:p text:style-name="Preformatted_20_Text"><text:s/>tar -T = indica quais arquivos irão compor o arquivo criado</text:p>
      <text:p text:style-name="Preformatted_20_Text"><text:s/>tar -X arquivo = tenta apagar o arquivo dentro de um arquivo compactado</text:p>
      <text:p text:style-name="Preformatted_20_Text"/>
      <text:p text:style-name="Preformatted_20_Text"><text:s/>tar -z = filtra o arquivo com gzip (.tar.gz) ou (.tgz)</text:p>
      <text:p text:style-name="Preformatted_20_Text"><text:s/>tar -j = usa o programa bzip2 para processar os arquivos do tar (.tar.bz2)</text:p>
      <text:p text:style-name="Preformatted_20_Text"><text:s/>tar -Z = usa o programa compress para processar os arquivos do tar</text:p>
      <text:p text:style-name="Preformatted_20_Text"><text:s text:c="10"/>(.tar.Z) ou (.tgZ'</text:p>
      <text:p text:style-name="Preformatted_20_Text"/>
      <text:p text:style-name="Preformatted_20_Text"><text:s/>tar -W = tenta verificar o arquivo gerado pelo tar após grava-lo</text:p>
      <text:p text:style-name="Preformatted_20_Text"><text:s/>tar -M = cria/lista/extrai arquivos multi-volumes</text:p>
      <text:p text:style-name="Preformatted_20_Text"><text:s/>tar -u = inclui em um arquivamento existente apenas arquivos que sejam</text:p>
      <text:p text:style-name="Preformatted_20_Text">mais recentes do que a copia do arquivamento</text:p>
      <text:p text:style-name="Preformatted_20_Text"/>
      <text:p text:style-name="Preformatted_20_Text">- Para criar um arquivo chamado 'backup1.tgz' contendo os arquivos</text:p>
      <text:p text:style-name="Preformatted_20_Text">'agora1.txt', 'agora2.txt' e 'agora3.txt'</text:p>
      <text:p text:style-name="Preformatted_20_Text"><text:s/>tar -cvzf backup1.tgz agora1.txt agora2.txt agora3.txt</text:p>
      <text:p text:style-name="Preformatted_20_Text"/>
      <text:p text:style-name="Preformatted_20_Text">- Para cria um arquivo chamado 'backup_diario.19-Jul-2002.tar' contendo os</text:p>
      <text:p text:style-name="Preformatted_20_Text">arquivos 'agora1.txt', 'agora2.txt' e 'agora3.txt'</text:p>
      <text:p text:style-name="Preformatted_20_Text"><text:s/>tar -cvf backup_diario.`date +%d-%b-%Y`.tar agora1.txt agora2.txt agora3.txt</text:p>
      <text:p text:style-name="Preformatted_20_Text"/>
      <text:p text:style-name="Preformatted_20_Text">- Para criar um arquivo chamado 'backup2.tgz' contendo os arquivos</text:p>
      <text:p text:style-name="Preformatted_20_Text">do diretório 'trabalhos'</text:p>
      <text:p text:style-name="Preformatted_20_Text"><text:s/>tar -cvzf backup2.tgz trabalhos/</text:p>
      <text:p text:style-name="Preformatted_20_Text"/>
      <text:p text:style-name="Preformatted_20_Text">- Para criar um arquivo chamado 'backup3.tar.gz' contendo todos os arquivos</text:p>
      <text:p text:style-name="Preformatted_20_Text">que tem como proprietário/dono o usuário ederjordam</text:p>
      <text:p text:style-name="Preformatted_20_Text"><text:s/>tar -cvzf backup3.tar.gz `find . -user ederjordam -print`</text:p>
      <text:p text:style-name="Preformatted_20_Text"/>
      <text:p text:style-name="Preformatted_20_Text">- Para criar um arquivo chamado 'backup4.tar' contendo todos os arquivos</text:p>
      <text:p text:style-name="Preformatted_20_Text">exceto o diretório '/var/spool/squid'</text:p>
      <text:p text:style-name="Preformatted_20_Text"><text:s/>tar -f backup4.tar -exclude /var/spool/squid</text:p>
      <text:p text:style-name="Preformatted_20_Text"/>
      <text:p text:style-name="Preformatted_20_Text">- Para criar um arquivo chamado 'backup5.tar' contendo os diretórios</text:p>
      <text:p text:style-name="Preformatted_20_Text">'dir1', 'dir2' e 'dir3'</text:p>
      <text:p text:style-name="Preformatted_20_Text"><text:s/>tar -cvf backup5.tar dir1 dir2 dir3</text:p>
      <text:p text:style-name="Preformatted_20_Text"/>
      <text:p text:style-name="Preformatted_20_Text">- Para criar um arquivo chamado 'backup6.tar.gz' contendo apenas arquivos que</text:p>
      <text:p text:style-name="Preformatted_20_Text">atendam a determinado critério de seleção, como o exemplo contendo apenas</text:p>
      <text:p text:style-name="Preformatted_20_Text">arquivos com a extensão TXT, encontrados a partir do diretório atual e</text:p>
      <text:p text:style-name="Preformatted_20_Text">identificados pelo comando 'find'</text:p>
      <text:p text:style-name="Preformatted_20_Text"><text:s/>tar cvzf backup6.tar.gz -T `find . -name \*.txt`</text:p>
      <text:p text:style-name="Preformatted_20_Text"/>
      <text:p text:style-name="Preformatted_20_Text">- Para criar um arquivo chamado 'backup7-date-dia-mes-ano.tar.gz' contendo</text:p>
      <text:p text:style-name="Preformatted_20_Text">todos os arquivos do diretório '/home/usuario1/work5'</text:p>
      <text:p text:style-name="Preformatted_20_Text"><text:s/>tar -zcvf backup7-`date +%d%m%y`.tar.gz /home/usuario1/work5</text:p>
      <text:p text:style-name="Preformatted_20_Text"/>
      <text:p text:style-name="Preformatted_20_Text">- Para compactar um diretório mas ignorando um subdiretório dentro deste</text:p>
      <text:p text:style-name="Preformatted_20_Text">diretório:</text:p>
      <text:p text:style-name="Preformatted_20_Text"><text:s/>tar --exclude="diretorio_a_excluir" -cf container.tar dir1 file1</text:p>
      <text:p text:style-name="Preformatted_20_Text"/>
      <text:p text:style-name="Preformatted_20_Text">Você pode excluir um ou mais diretorios/arquivos, é so sair adicionando</text:p>
      <text:p text:style-name="Preformatted_20_Text">varios '--exclude' na linha de comando ou se preferir pode gerar um lista</text:p>
      <text:p text:style-name="Preformatted_20_Text">em um arquivo txt e passar o arquivo como parametro. Veja os argumentos</text:p>
      <text:p text:style-name="Preformatted_20_Text">abaixo:</text:p>
      <text:p text:style-name="Preformatted_20_Text"><text:s text:c="5"/>--exclude=PATTERN <text:s text:c="7"/>exclude files, given as a PATTERN</text:p>
      <text:p text:style-name="Preformatted_20_Text"><text:soft-page-break/><text:s/>-X, --exclude-from=FILE <text:s text:c="5"/>exclude patterns listed in FILE</text:p>
      <text:p text:style-name="Preformatted_20_Text"/>
      <text:p text:style-name="Preformatted_20_Text">- Para realizar um backup de todo HD</text:p>
      <text:p text:style-name="Preformatted_20_Text"><text:s/>tar clf - / | tar -C "/ponto-de-montagem" -xvf -</text:p>
      <text:p text:style-name="Preformatted_20_Text"/>
      <text:p text:style-name="Preformatted_20_Text"><text:s/>'/' <text:s text:c="17"/>: estarias fazendo o backup a partir do barra do teu hd</text:p>
      <text:p text:style-name="Preformatted_20_Text"><text:s/>'/ponto-de-montagem' : ponto onde esta montado o seu backup</text:p>
      <text:p text:style-name="Preformatted_20_Text"/>
      <text:p text:style-name="Preformatted_20_Text">- Para criar um arquivo chamado 'teste.txt.gz' utilizando compactação máxima</text:p>
      <text:p text:style-name="Preformatted_20_Text"><text:s/>gzip -9 tese.txt</text:p>
      <text:p text:style-name="Preformatted_20_Text"/>
      <text:p text:style-name="Preformatted_20_Text">- Força a compactação mesmo quando um arquivo de mesmo nome já existe e será</text:p>
      <text:p text:style-name="Preformatted_20_Text">sobrescrito pelo arquivo compactado</text:p>
      <text:p text:style-name="Preformatted_20_Text"><text:s/>gzip -f tese.txt</text:p>
      <text:p text:style-name="Preformatted_20_Text"/>
      <text:p text:style-name="Preformatted_20_Text">- Testa a integridade do arquivo compactado 'backup10.gz'</text:p>
      <text:p text:style-name="Preformatted_20_Text"><text:s/>gzip -t backup10.gz</text:p>
      <text:p text:style-name="Preformatted_20_Text"/>
      <text:p text:style-name="Preformatted_20_Text">- Para criar um arquivo chamado 'backup1.zip' contendo os arquivos</text:p>
      <text:p text:style-name="Preformatted_20_Text">'tese1.txt', 'tese2.txt' e 'tese3.txt'</text:p>
      <text:p text:style-name="Preformatted_20_Text"><text:s/>zip backup1.zip tese1.txt tese2.txt tese3.txt</text:p>
      <text:p text:style-name="Preformatted_20_Text"/>
      <text:p text:style-name="Preformatted_20_Text">- Para criar um arquivo chamado 'backup2.zip' contendo todos os arquivos</text:p>
      <text:p text:style-name="Preformatted_20_Text">com extensão TXT</text:p>
      <text:p text:style-name="Preformatted_20_Text"><text:s/>zip backup2.zip *.txt</text:p>
      <text:p text:style-name="Preformatted_20_Text"/>
      <text:p text:style-name="Preformatted_20_Text">- Para criar um arquivo chamado 'backup3.zip' contendo todos os arquivos</text:p>
      <text:p text:style-name="Preformatted_20_Text">com extensão TXT do diretório /usr e sub-diretórios</text:p>
      <text:p text:style-name="Preformatted_20_Text"><text:s/>zip -r backup3.zip /usr/*.txt</text:p>
      <text:p text:style-name="Preformatted_20_Text"/>
      <text:p text:style-name="Preformatted_20_Text">- Parar criar um arquivo chamado 'backup4.zip' contendo todos os arquivos</text:p>
      <text:p text:style-name="Preformatted_20_Text">do diretório atual utilizando compatação máxima</text:p>
      <text:p text:style-name="Preformatted_20_Text"><text:s/>zip -9 backup4.zip *</text:p>
      <text:p text:style-name="Preformatted_20_Text"/>
      <text:p text:style-name="Preformatted_20_Text">- Verifica se o arquivo 'backup4.zip' contém erros</text:p>
      <text:p text:style-name="Preformatted_20_Text"><text:s/>zip -T backup4.zip</text:p>
      <text:p text:style-name="Preformatted_20_Text"/>
      <text:p text:style-name="Preformatted_20_Text">- Caso o arquivo 'backup4.zip' esteja danificado, o comando abaixo tentará</text:p>
      <text:p text:style-name="Preformatted_20_Text">arrumá-lo</text:p>
      <text:p text:style-name="Preformatted_20_Text"><text:s/>zip -F backup4.zip</text:p>
      <text:p text:style-name="Preformatted_20_Text"/>
      <text:p text:style-name="Preformatted_20_Text">- Para criar um arquivo chamado 'backup5.zip' contendo todos os arquivos</text:p>
      <text:p text:style-name="Preformatted_20_Text">e sub-diretórios do diretório '/home/user'. A opção '-r' é recursivo, ou</text:p>
      <text:p text:style-name="Preformatted_20_Text">seja, utilize-o caso queira copiar todos os arquivos e sub-diretórios dentro</text:p>
      <text:p text:style-name="Preformatted_20_Text">do diretório '/home/user'</text:p>
      <text:p text:style-name="Preformatted_20_Text"><text:s/>zip -r backup5.zip <text:s/>/home/user/*</text:p>
      <text:p text:style-name="Preformatted_20_Text"/>
      <text:p text:style-name="Preformatted_20_Text"/>
      <text:p text:style-name="Preformatted_20_Text">1.33 - comando rpm</text:p>
      <text:p text:style-name="Preformatted_20_Text"/>
      <text:p text:style-name="Preformatted_20_Text">- Para reconstruir a base de dados RPM que está corrompida</text:p>
      <text:p text:style-name="Preformatted_20_Text"><text:s/>rpm --rebuildb</text:p>
      <text:p text:style-name="Preformatted_20_Text"/>
      <text:p text:style-name="Preformatted_20_Text">- Gera um arquivo RPM no diretório '/usr/src/redhat/RPMS/i386'</text:p>
      <text:p text:style-name="Preformatted_20_Text"><text:s/>rpm --rebuild pacore.src.rpm</text:p>
      <text:p text:style-name="Preformatted_20_Text"/>
      <text:p text:style-name="Preformatted_20_Text">- Verifica a assinatura do pacote</text:p>
      <text:p text:style-name="Preformatted_20_Text"><text:s/>rpm -checksig nome-do-pacote</text:p>
      <text:p text:style-name="Preformatted_20_Text"/>
      <text:p text:style-name="Preformatted_20_Text">- Atualiza e instala um pacote no sistema</text:p>
      <text:p text:style-name="Preformatted_20_Text"><text:s/>rpm -Uhv nome-do-pacote.rpm</text:p>
      <text:p text:style-name="Preformatted_20_Text"/>
      <text:p text:style-name="Preformatted_20_Text"><text:soft-page-break/>- Instala um pacote no sistema</text:p>
      <text:p text:style-name="Preformatted_20_Text"><text:s/>rpm -ivh nome-do-pacote.rpm</text:p>
      <text:p text:style-name="Preformatted_20_Text"/>
      <text:p text:style-name="Preformatted_20_Text">- Força a atualização de um pacote (não é recomendável utilizar este</text:p>
      <text:p text:style-name="Preformatted_20_Text">comando)</text:p>
      <text:p text:style-name="Preformatted_20_Text"><text:s/>rpm -Uhv nome-do-pacote.rpm</text:p>
      <text:p text:style-name="Preformatted_20_Text"/>
      <text:p text:style-name="Preformatted_20_Text">- Força a instalacao de um pacote de versão anterior à já instalada</text:p>
      <text:p text:style-name="Preformatted_20_Text">no sistema</text:p>
      <text:p text:style-name="Preformatted_20_Text"><text:s/>rpm -Uhv nome-do-pacote.rpm --oldpackage</text:p>
      <text:p text:style-name="Preformatted_20_Text"/>
      <text:p text:style-name="Preformatted_20_Text">- Checa a integridade dos pacotes instalados (desde que o banco de dados</text:p>
      <text:p text:style-name="Preformatted_20_Text">rpm não esteja corrompido)</text:p>
      <text:p text:style-name="Preformatted_20_Text"><text:s/>rpm --verify -a</text:p>
      <text:p text:style-name="Preformatted_20_Text"/>
      <text:p text:style-name="Preformatted_20_Text">- Faz uma pesquisa para encontrar o pacote RPM instalado no sistema que</text:p>
      <text:p text:style-name="Preformatted_20_Text">possui o arquivo 'libncurses.so.5'</text:p>
      <text:p text:style-name="Preformatted_20_Text"><text:s/>rpm -q --whatprovides libncurses.so.5</text:p>
      <text:p text:style-name="Preformatted_20_Text"/>
      <text:p text:style-name="Preformatted_20_Text">- Exibe os pacotes dos quais este depende</text:p>
      <text:p text:style-name="Preformatted_20_Text"><text:s/>rpm -qR nome-do-pacote</text:p>
      <text:p text:style-name="Preformatted_20_Text"/>
      <text:p text:style-name="Preformatted_20_Text">- Exibe informacoes sobre o pacote</text:p>
      <text:p text:style-name="Preformatted_20_Text"><text:s/>rpm -qpi nome-do-pacote.rpm</text:p>
      <text:p text:style-name="Preformatted_20_Text"/>
      <text:p text:style-name="Preformatted_20_Text">- Exibe informações do pacote, tais como nome, descrição, release,</text:p>
      <text:p text:style-name="Preformatted_20_Text">tamanho, data de criação, data de instalação</text:p>
      <text:p text:style-name="Preformatted_20_Text"><text:s/>rpm -qi nome-do-pacote</text:p>
      <text:p text:style-name="Preformatted_20_Text"/>
      <text:p text:style-name="Preformatted_20_Text">- Exibe todos os pacotes instalados no sistema</text:p>
      <text:p text:style-name="Preformatted_20_Text"><text:s/>rpm -qa</text:p>
      <text:p text:style-name="Preformatted_20_Text"/>
      <text:p text:style-name="Preformatted_20_Text">- Verifica se o pacote referente ao software livre apache está instalado</text:p>
      <text:p text:style-name="Preformatted_20_Text">no sistema</text:p>
      <text:p text:style-name="Preformatted_20_Text"><text:s/>rpm -qa | grep apache</text:p>
      <text:p text:style-name="Preformatted_20_Text"/>
      <text:p text:style-name="Preformatted_20_Text">- Verifica se um determinado pacote está instalado no sistema</text:p>
      <text:p text:style-name="Preformatted_20_Text"><text:s/>rpm -q nome-do-pacote</text:p>
      <text:p text:style-name="Preformatted_20_Text"/>
      <text:p text:style-name="Preformatted_20_Text">- Exibe o nome do pacote instalado no sistema que contem o</text:p>
      <text:p text:style-name="Preformatted_20_Text">nome-do-programa</text:p>
      <text:p text:style-name="Preformatted_20_Text"><text:s/>rpm -qf /usr/bin/Eterm</text:p>
      <text:p text:style-name="Preformatted_20_Text"/>
      <text:p text:style-name="Preformatted_20_Text">- Exibe todos os arquivos relacionados ao programa (EX: /usr/bin/awk)</text:p>
      <text:p text:style-name="Preformatted_20_Text">sem saber o pacote</text:p>
      <text:p text:style-name="Preformatted_20_Text"><text:s/>rpm -qdf nome-do-programa</text:p>
      <text:p text:style-name="Preformatted_20_Text"/>
      <text:p text:style-name="Preformatted_20_Text">- Exibe a lista de todos os arquivos que o pacote possui</text:p>
      <text:p text:style-name="Preformatted_20_Text"><text:s/>rpm -qpl nome-do-pacote.rpm</text:p>
      <text:p text:style-name="Preformatted_20_Text"/>
      <text:p text:style-name="Preformatted_20_Text">- Exibe os arquivos contidos no pacote. (EX: rpm -ql squid)</text:p>
      <text:p text:style-name="Preformatted_20_Text"><text:s/>rpm -ql nome-do-programa</text:p>
      <text:p text:style-name="Preformatted_20_Text"/>
      <text:p text:style-name="Preformatted_20_Text">- Exibe os pré-requisitos para a instalação do pacote</text:p>
      <text:p text:style-name="Preformatted_20_Text"><text:s/>rpm -qpR nome-do-pacote.rpm</text:p>
      <text:p text:style-name="Preformatted_20_Text"/>
      <text:p text:style-name="Preformatted_20_Text">- Remove um pacote do sistema</text:p>
      <text:p text:style-name="Preformatted_20_Text"><text:s/>rpm -e nome-do-pacote.rpm</text:p>
      <text:p text:style-name="Preformatted_20_Text"/>
      <text:p text:style-name="Preformatted_20_Text">- Força a remocao do pacote</text:p>
      <text:p text:style-name="Preformatted_20_Text"><text:s/>rpm -e nome-do-pacote.rpm --nodeps --force</text:p>
      <text:p text:style-name="Preformatted_20_Text"/>
      <text:p text:style-name="Preformatted_20_Text"><text:soft-page-break/>- Verifica a integridade do pacote</text:p>
      <text:p text:style-name="Preformatted_20_Text"><text:s/>rpm -K --nopgp nome-do-pacote.rpm</text:p>
      <text:p text:style-name="Preformatted_20_Text"/>
      <text:p text:style-name="Preformatted_20_Text">- Exibe o changelog de um pacote instalado no sistema</text:p>
      <text:p text:style-name="Preformatted_20_Text"><text:s/>rpm -qf --changelog nome-do-pacote</text:p>
      <text:p text:style-name="Preformatted_20_Text"/>
      <text:p text:style-name="Preformatted_20_Text">- Procura se o arquivo 'file1.txt' existe nos pacotes que estão</text:p>
      <text:p text:style-name="Preformatted_20_Text">instalados no sistema</text:p>
      <text:p text:style-name="Preformatted_20_Text"><text:s/>rpm -qpl *.rpm | grep file1.txt</text:p>
      <text:p text:style-name="Preformatted_20_Text"/>
      <text:p text:style-name="Preformatted_20_Text">- Procura nos pacotes RPM que estão no CD-ROM pelo arquivo 'lib-so.1.0'</text:p>
      <text:p text:style-name="Preformatted_20_Text"><text:s/>rpm -qp --filesbypkg /mnt/cdrom/distro/RPMS/* | grep lib-so.1.0</text:p>
      <text:p text:style-name="Preformatted_20_Text"/>
      <text:p text:style-name="Preformatted_20_Text">- Procura nos pacotes RPM do diretório atual pelo arquivo 'libjpeg.so.6'</text:p>
      <text:p text:style-name="Preformatted_20_Text"><text:s/>rpm -qp --filesbypkg * | grep libjpeg.so.6</text:p>
      <text:p text:style-name="Preformatted_20_Text"/>
      <text:p text:style-name="Preformatted_20_Text">- Visualiza os arquivos dentro do pacote</text:p>
      <text:p text:style-name="Preformatted_20_Text"><text:s/>rpm -qpi --filesbypkg pacote1.rpm</text:p>
      <text:p text:style-name="Preformatted_20_Text"/>
      <text:p text:style-name="Preformatted_20_Text">- Exibe os pacotes que dependem do pacote glib</text:p>
      <text:p text:style-name="Preformatted_20_Text"><text:s/>rpm -q --whatrequires glib</text:p>
      <text:p text:style-name="Preformatted_20_Text"/>
      <text:p text:style-name="Preformatted_20_Text">- A libXm pertence ao pacote lesstif</text:p>
      <text:p text:style-name="Preformatted_20_Text"><text:s/>rpm -qf /usr/X11R6/lib/libXm.so.2.0.1</text:p>
      <text:p text:style-name="Preformatted_20_Text"/>
      <text:p text:style-name="Preformatted_20_Text">- Exibe os pacotes RPM que o pacote glib necessita para ser instalado</text:p>
      <text:p text:style-name="Preformatted_20_Text"><text:s/>rpm -q --requires glib</text:p>
      <text:p text:style-name="Preformatted_20_Text"/>
      <text:p text:style-name="Preformatted_20_Text">- É possível utilizar um pacote fonte para construir um pacote RPM</text:p>
      <text:p text:style-name="Preformatted_20_Text">contendo os arquivos binários adequados à arquitetura da máquina em</text:p>
      <text:p text:style-name="Preformatted_20_Text">que ele será utilizado. Se você possui o arquivo fonte e deseja cons-</text:p>
      <text:p text:style-name="Preformatted_20_Text">truir um pacote contendo os binários para que o programa possa efeti-</text:p>
      <text:p text:style-name="Preformatted_20_Text">vamente ser instalado. O pacote será construído e colocado no diretório</text:p>
      <text:p text:style-name="Preformatted_20_Text">'/usr/src/rpm/RPMS/arquitetura' onde arquitetura é o processador para</text:p>
      <text:p text:style-name="Preformatted_20_Text">o qual o pacote foi compilado normalmente i386. Proceda então a instalação</text:p>
      <text:p text:style-name="Preformatted_20_Text">como faria normalmente</text:p>
      <text:p text:style-name="Preformatted_20_Text"><text:s/>rpm --rebuild pacote.src.rpm</text:p>
      <text:p text:style-name="Preformatted_20_Text"/>
      <text:p text:style-name="Preformatted_20_Text">- A libraw1394 é a única interface suportada pela parte raw1394 no</text:p>
      <text:p text:style-name="Preformatted_20_Text">sub-sistema IEEE 1394 no kernel Linux que fornece acesso direto aos</text:p>
      <text:p text:style-name="Preformatted_20_Text">barramentos 1394 conectados para aplicações fora do kernel</text:p>
      <text:p text:style-name="Preformatted_20_Text"><text:s/>rpm -q --qf "%{description}\n" libraw1394</text:p>
      <text:p text:style-name="Preformatted_20_Text"/>
      <text:p text:style-name="Preformatted_20_Text">- Extrai o conteudo do pacote RPM no diretorio atual</text:p>
      <text:p text:style-name="Preformatted_20_Text"><text:s/>rpm2cpio pacote.rpm | cpio -ivd</text:p>
      <text:p text:style-name="Preformatted_20_Text"/>
      <text:p text:style-name="Preformatted_20_Text">- Exibe qual pacote RPM possui o arquivo gnomeconf sem instalar o</text:p>
      <text:p text:style-name="Preformatted_20_Text">pacote RPM</text:p>
      <text:p text:style-name="Preformatted_20_Text"><text:s/>rpm -qpi *.rpm | grep -i gnomeconf</text:p>
      <text:p text:style-name="Preformatted_20_Text"/>
      <text:p text:style-name="Preformatted_20_Text">- Instala o pacote RPM mesmo possuindo um arquivo de mesmo nome já</text:p>
      <text:p text:style-name="Preformatted_20_Text">instalados no sistema</text:p>
      <text:p text:style-name="Preformatted_20_Text"><text:s/>rpm -Uhv pacote.rpm -replacefiles</text:p>
      <text:p text:style-name="Preformatted_20_Text"/>
      <text:p text:style-name="Preformatted_20_Text">- Exibe informações sobre as mudanças (alteracoes) neste pacote</text:p>
      <text:p text:style-name="Preformatted_20_Text"><text:s/>rpm -q --changelog nome-do-pacote</text:p>
      <text:p text:style-name="Preformatted_20_Text"/>
      <text:p text:style-name="Preformatted_20_Text">- Verificação de um pacote provoca a comparação dos arquivos instalados</text:p>
      <text:p text:style-name="Preformatted_20_Text">de um pacote com as informações localizadas nas bases de dados do RPM.</text:p>
      <text:p text:style-name="Preformatted_20_Text">Entre outras coisas a verificação compara o tamanho, MD5 sum, permissões,</text:p>
      <text:p text:style-name="Preformatted_20_Text">tipo, dono e grupo de cada arquivo</text:p>
      <text:p text:style-name="Preformatted_20_Text"><text:s/>rpm -V nome-do-pacote</text:p>
      <text:p text:style-name="Preformatted_20_Text"><text:soft-page-break/></text:p>
      <text:p text:style-name="Preformatted_20_Text">- Verifica um pacote que contenha o arquivo '/bin/ls'. Outra função do</text:p>
      <text:p text:style-name="Preformatted_20_Text">comando seria quando alguns problemas estão ocorrendo com o arquivo</text:p>
      <text:p text:style-name="Preformatted_20_Text">'/usr/bin/paste'. Inicialmente pode-se verificar a qual pacote o arquivo</text:p>
      <text:p text:style-name="Preformatted_20_Text">pertence e se ele está íntegro</text:p>
      <text:p text:style-name="Preformatted_20_Text"><text:s/>rpm -Vf /bin/ls</text:p>
      <text:p text:style-name="Preformatted_20_Text"/>
      <text:p text:style-name="Preformatted_20_Text">- Verifica todos os pacotes instalados. Tambem útil quando alguns arquivos</text:p>
      <text:p text:style-name="Preformatted_20_Text">foram apagados acidentalmente, mas não se tem certeza de quais arquivos o</text:p>
      <text:p text:style-name="Preformatted_20_Text">foram. Se alguns arquivos não forem localizados ou aparentem estar corrom-</text:p>
      <text:p text:style-name="Preformatted_20_Text">pidos, pode-se reinstalar o pacote imediatamente</text:p>
      <text:p text:style-name="Preformatted_20_Text"><text:s/>rpm -Va</text:p>
      <text:p text:style-name="Preformatted_20_Text"/>
      <text:p text:style-name="Preformatted_20_Text"/>
      <text:p text:style-name="Preformatted_20_Text">- Verifica um pacote instalado e o arquivo do pacote RPM</text:p>
      <text:p text:style-name="Preformatted_20_Text"><text:s/>rpm -Vp Eterm-0.9-4cl.rpm</text:p>
      <text:p text:style-name="Preformatted_20_Text"/>
      <text:p text:style-name="Preformatted_20_Text">Esta função pode ser útil caso haja alguma suspeita de que a base de dados</text:p>
      <text:p text:style-name="Preformatted_20_Text">RPM esteja corrompida. Se não houver nenhuma discrepância não haverá resposta</text:p>
      <text:p text:style-name="Preformatted_20_Text">do sistema, caso contrário será apresentada na forma de um string com 8</text:p>
      <text:p text:style-name="Preformatted_20_Text">caracteres, com um c significando arquivo de configuração e após o nome do</text:p>
      <text:p text:style-name="Preformatted_20_Text">arquivo. Cada um dos 8 caracteres significa um dos atributos do arquivo</text:p>
      <text:p text:style-name="Preformatted_20_Text">comparado com aqueles definidos no pacote RPM onde um ponto significa que</text:p>
      <text:p text:style-name="Preformatted_20_Text">o atributo está ok. Os atributos são mostrados abaixo:</text:p>
      <text:p text:style-name="Preformatted_20_Text"><text:s/>Código <text:s text:c="4"/>Significado</text:p>
      <text:p text:style-name="Preformatted_20_Text"><text:s text:c="3"/>5 <text:s text:c="7"/>MD5 checksum</text:p>
      <text:p text:style-name="Preformatted_20_Text"><text:s text:c="3"/>S <text:s text:c="7"/>Tamanho do arquivo</text:p>
      <text:p text:style-name="Preformatted_20_Text"><text:s text:c="3"/>L <text:s text:c="7"/>Link simbólico</text:p>
      <text:p text:style-name="Preformatted_20_Text"><text:s text:c="3"/>T <text:s text:c="7"/>Modificação do arquivo</text:p>
      <text:p text:style-name="Preformatted_20_Text"><text:s text:c="3"/>D <text:s text:c="7"/>Device</text:p>
      <text:p text:style-name="Preformatted_20_Text"><text:s text:c="3"/>U <text:s text:c="7"/>Usuário</text:p>
      <text:p text:style-name="Preformatted_20_Text"><text:s text:c="3"/>G <text:s text:c="7"/>Grupo</text:p>
      <text:p text:style-name="Preformatted_20_Text"><text:s text:c="3"/>M <text:s text:c="7"/>Modo (inclui permissões e tipo de arquivo)</text:p>
      <text:p text:style-name="Preformatted_20_Text">Caso algum código seja apresentado, é necessário avaliar a necessidade</text:p>
      <text:p text:style-name="Preformatted_20_Text">de remoção do pacote, ou de sua reinstalação</text:p>
      <text:p text:style-name="Preformatted_20_Text"/>
      <text:p text:style-name="Preformatted_20_Text">- Exibe informações sobre as ultimas alterações no pacote RPM</text:p>
      <text:p text:style-name="Preformatted_20_Text"><text:s/>rpm -qp --changelog pacote.src.rpm | head</text:p>
      <text:p text:style-name="Preformatted_20_Text"/>
      <text:p text:style-name="Preformatted_20_Text">- Exibe informações sobre as últimas alteracoes no pacote RPM</text:p>
      <text:p text:style-name="Preformatted_20_Text"><text:s/>rpm -q --changelog rp-pppoe</text:p>
      <text:p text:style-name="Preformatted_20_Text"/>
      <text:p text:style-name="Preformatted_20_Text">- Força a reinstalacao do pacote</text:p>
      <text:p text:style-name="Preformatted_20_Text"><text:s/>rpm -Uvh nome_do_pacote.rpm --force --allfiles</text:p>
      <text:p text:style-name="Preformatted_20_Text"/>
      <text:p text:style-name="Preformatted_20_Text">- Força a reinstalacao do pacote substiuindo possíveis arquivos existentes</text:p>
      <text:p text:style-name="Preformatted_20_Text"><text:s/>rpm -Uhv nome_do_pacote.rpm --force --replacefiles</text:p>
      <text:p text:style-name="Preformatted_20_Text"/>
      <text:p text:style-name="Preformatted_20_Text">- Verifica se o pacote não está corrompido. Além do md5 ele checa a assinatura</text:p>
      <text:p text:style-name="Preformatted_20_Text">digital(se estiver presente).</text:p>
      <text:p text:style-name="Preformatted_20_Text"><text:s/>rpm -vK nome_do_pacote.rpm</text:p>
      <text:p text:style-name="Preformatted_20_Text"/>
      <text:p text:style-name="Preformatted_20_Text">- Exibe o nome do pacote RPM que armazena o comando ping</text:p>
      <text:p text:style-name="Preformatted_20_Text"><text:s/>rpm -qf /bin/ping</text:p>
      <text:p text:style-name="Preformatted_20_Text"/>
      <text:p text:style-name="Preformatted_20_Text">- Sempre que der pela falta de um programa, depois de tê-lo procurado</text:p>
      <text:p text:style-name="Preformatted_20_Text">com os comandos:</text:p>
      <text:p text:style-name="Preformatted_20_Text"><text:s/>whereis programa</text:p>
      <text:p text:style-name="Preformatted_20_Text"><text:s/>find / -name programa</text:p>
      <text:p text:style-name="Preformatted_20_Text"><text:s/>rpm -qa | grep programa</text:p>
      <text:p text:style-name="Preformatted_20_Text"/>
      <text:p text:style-name="Preformatted_20_Text">Você pode inserir o CD de instalação, mudar para o diretório dos RPMS</text:p>
      <text:p text:style-name="Preformatted_20_Text"><text:soft-page-break/>'/mnt/cdrom/distribuicao/RPMS' e procurá-lo</text:p>
      <text:p text:style-name="Preformatted_20_Text"><text:s/>rpm -qp -filesbypkg *.rpm | grep programa</text:p>
      <text:p text:style-name="Preformatted_20_Text"/>
      <text:p text:style-name="Preformatted_20_Text"/>
      <text:p text:style-name="Preformatted_20_Text">1.34 - comando hdparm = define parametros de acesso para discos rígidos.</text:p>
      <text:p text:style-name="Preformatted_20_Text"/>
      <text:p text:style-name="Preformatted_20_Text">- Exibe informações sobre o HD</text:p>
      <text:p text:style-name="Preformatted_20_Text"><text:s/>hdparm /dev/hda</text:p>
      <text:p text:style-name="Preformatted_20_Text"/>
      <text:p text:style-name="Preformatted_20_Text">- Exibe mais informações sobre o HD</text:p>
      <text:p text:style-name="Preformatted_20_Text"><text:s/>hdparm -i /dev/hda</text:p>
      <text:p text:style-name="Preformatted_20_Text"/>
      <text:p text:style-name="Preformatted_20_Text">- Testando o acesso do dispositivo '/dev/hda'</text:p>
      <text:p text:style-name="Preformatted_20_Text"><text:s/>htparm -t /dev/hda</text:p>
      <text:p text:style-name="Preformatted_20_Text"/>
      <text:p text:style-name="Preformatted_20_Text">- Testa a velocidade de leitura do buffer-cache e do disco '/dev/hda'</text:p>
      <text:p text:style-name="Preformatted_20_Text"><text:s/>hdparm -tT /dev/hda</text:p>
      <text:p text:style-name="Preformatted_20_Text"/>
      <text:p text:style-name="Preformatted_20_Text">- Modo básico de configuração do hdparm</text:p>
      <text:p text:style-name="Preformatted_20_Text"><text:s/>hdparm -c1 -d1 /dev/hda</text:p>
      <text:p text:style-name="Preformatted_20_Text">ou</text:p>
      <text:p text:style-name="Preformatted_20_Text"><text:s/>hdparm -c 1 -d 1 /dev/hda</text:p>
      <text:p text:style-name="Preformatted_20_Text"/>
      <text:p text:style-name="Preformatted_20_Text">- Configura o parâmetro "MaxMultSect" para 16</text:p>
      <text:p text:style-name="Preformatted_20_Text"><text:s/>hdparm -m 16 /dev/hda</text:p>
      <text:p text:style-name="Preformatted_20_Text"/>
      <text:p text:style-name="Preformatted_20_Text">- Habilita o acesso a 32bits e UDMA/100</text:p>
      <text:p text:style-name="Preformatted_20_Text"><text:s/>hdparm -d1 -c1 -X 69 /dev/hda</text:p>
      <text:p text:style-name="Preformatted_20_Text">ou</text:p>
      <text:p text:style-name="Preformatted_20_Text"><text:s/>hdparm -d 1 -c 1 -X 69 /dev/hda</text:p>
      <text:p text:style-name="Preformatted_20_Text"/>
      <text:p text:style-name="Preformatted_20_Text"/>
      <text:p text:style-name="Preformatted_20_Text">1.35 - comando echo = acrescenta palavras, frases a um arquivo</text:p>
      <text:p text:style-name="Preformatted_20_Text"/>
      <text:p text:style-name="Preformatted_20_Text">- Operações diversas 1</text:p>
      <text:p text:style-name="Preformatted_20_Text"><text:s/>touch arquivo1.txt</text:p>
      <text:p text:style-name="Preformatted_20_Text"><text:s/>echo "Enviando uma frase" &gt; arquivo1.txt</text:p>
      <text:p text:style-name="Preformatted_20_Text"><text:s/>echo "Enviando mais uma frase" &gt;&gt; arquivo1.txt</text:p>
      <text:p text:style-name="Preformatted_20_Text"/>
      <text:p text:style-name="Preformatted_20_Text">- Operações diversas 2</text:p>
      <text:p text:style-name="Preformatted_20_Text"><text:s/>echo "Olá mundo!" &gt;&gt; /home/file1.txt</text:p>
      <text:p text:style-name="Preformatted_20_Text"><text:s/>echo "/sbin/ismod cim.o" &gt;&gt; /etc/rc.d/rc.local</text:p>
      <text:p text:style-name="Preformatted_20_Text"/>
      <text:p text:style-name="Preformatted_20_Text">- Para exibir o PATH atual</text:p>
      <text:p text:style-name="Preformatted_20_Text"><text:s/>echo $PATH</text:p>
      <text:p text:style-name="Preformatted_20_Text"/>
      <text:p text:style-name="Preformatted_20_Text">- Para ouvir um beep do speaker do computador</text:p>
      <text:p text:style-name="Preformatted_20_Text"><text:s/>echo -e "\a"</text:p>
      <text:p text:style-name="Preformatted_20_Text"/>
      <text:p text:style-name="Preformatted_20_Text">- Para efetuar uma soma</text:p>
      <text:p text:style-name="Preformatted_20_Text"><text:s/>echo $[1 + 3]</text:p>
      <text:p text:style-name="Preformatted_20_Text"/>
      <text:p text:style-name="Preformatted_20_Text">- Para efetuar uma subtração</text:p>
      <text:p text:style-name="Preformatted_20_Text"><text:s/>echo $[23 - 2]</text:p>
      <text:p text:style-name="Preformatted_20_Text"/>
      <text:p text:style-name="Preformatted_20_Text">- Para efetuar uma multiplicação</text:p>
      <text:p text:style-name="Preformatted_20_Text"><text:s/>echo $[45 * 4]</text:p>
      <text:p text:style-name="Preformatted_20_Text"/>
      <text:p text:style-name="Preformatted_20_Text">- Para efetuar uma divisão</text:p>
      <text:p text:style-name="Preformatted_20_Text"><text:s/>echo $[80 / 40]</text:p>
      <text:p text:style-name="Preformatted_20_Text"/>
      <text:p text:style-name="Preformatted_20_Text">- Para modificar a senha do usuário 'user1'</text:p>
      <text:p text:style-name="Preformatted_20_Text"><text:soft-page-break/><text:s/>echo 'senha' | passwd --stdin user1</text:p>
      <text:p text:style-name="Preformatted_20_Text"/>
      <text:p text:style-name="Preformatted_20_Text">- Se você não sabe se o make (ou outro script) foi executado com sucesso</text:p>
      <text:p text:style-name="Preformatted_20_Text">ou nao, execute este comando. O $? é uma variavel especial do shell que</text:p>
      <text:p text:style-name="Preformatted_20_Text">contem o resultado do ultimo comando. Se ela contiver o valor 0, significa</text:p>
      <text:p text:style-name="Preformatted_20_Text">que o ultimo comando (no caso make bzImage) foi executado corretamente.</text:p>
      <text:p text:style-name="Preformatted_20_Text">Caso contrario, algum erro aconteceu.</text:p>
      <text:p text:style-name="Preformatted_20_Text"><text:s/>echo $?</text:p>
      <text:p text:style-name="Preformatted_20_Text"/>
      <text:p text:style-name="Preformatted_20_Text"/>
      <text:p text:style-name="Preformatted_20_Text">1.36 - comando nice = altera as propriedades de execução de um processo.</text:p>
      <text:p text:style-name="Preformatted_20_Text"/>
      <text:p text:style-name="Preformatted_20_Text">- Para configurar uma menor prioridade ao processo</text:p>
      <text:p text:style-name="Preformatted_20_Text"><text:s/>nice -n 19 nome-do-programa</text:p>
      <text:p text:style-name="Preformatted_20_Text"/>
      <text:p text:style-name="Preformatted_20_Text">- Para configurar uma maior prioridade ao processo</text:p>
      <text:p text:style-name="Preformatted_20_Text"><text:s/>nice -n -19 nome-do-programa</text:p>
      <text:p text:style-name="Preformatted_20_Text"/>
      <text:p text:style-name="Preformatted_20_Text"/>
      <text:p text:style-name="Preformatted_20_Text">1.37 - comando bc = uma calculadora que funciona no console</text:p>
      <text:p text:style-name="Preformatted_20_Text"/>
      <text:p text:style-name="Preformatted_20_Text">- Para somar números</text:p>
      <text:p text:style-name="Preformatted_20_Text"><text:s/>8 + 2 e tecle ENTER</text:p>
      <text:p text:style-name="Preformatted_20_Text"/>
      <text:p text:style-name="Preformatted_20_Text">- Para diminuir números</text:p>
      <text:p text:style-name="Preformatted_20_Text"><text:s/>8 - 2 e tecle ENTER</text:p>
      <text:p text:style-name="Preformatted_20_Text"/>
      <text:p text:style-name="Preformatted_20_Text">- Para multiplicar números</text:p>
      <text:p text:style-name="Preformatted_20_Text"><text:s/>8 * 2 e tecle ENTER</text:p>
      <text:p text:style-name="Preformatted_20_Text"/>
      <text:p text:style-name="Preformatted_20_Text">- Para dividir números</text:p>
      <text:p text:style-name="Preformatted_20_Text"><text:s/>8 / 2 e tecle ENTER</text:p>
      <text:p text:style-name="Preformatted_20_Text"/>
      <text:p text:style-name="Preformatted_20_Text">- Para sair do bc digite</text:p>
      <text:p text:style-name="Preformatted_20_Text"><text:s/>quit</text:p>
      <text:p text:style-name="Preformatted_20_Text"/>
      <text:p text:style-name="Preformatted_20_Text"/>
      <text:p text:style-name="Preformatted_20_Text">1.38 - comando tail = exibe o final do conteúdo de um arquivo</text:p>
      <text:p text:style-name="Preformatted_20_Text"/>
      <text:p text:style-name="Preformatted_20_Text">- Para exibir as 10 últimas linhas do arquivo '/var/log/messages'</text:p>
      <text:p text:style-name="Preformatted_20_Text"><text:s/>tail /var/log/messages</text:p>
      <text:p text:style-name="Preformatted_20_Text"/>
      <text:p text:style-name="Preformatted_20_Text">- Para exibir as 50 últimas linhas do arquivo '/var/log/messages'</text:p>
      <text:p text:style-name="Preformatted_20_Text"><text:s/>tail -50 /var/log/messages</text:p>
      <text:p text:style-name="Preformatted_20_Text"/>
      <text:p text:style-name="Preformatted_20_Text">- Para exibir as últimas 23 linhas do arquivo '/var/log/messages'</text:p>
      <text:p text:style-name="Preformatted_20_Text"><text:s/>tail -n 23 /var/log/messages</text:p>
      <text:p text:style-name="Preformatted_20_Text"/>
      <text:p text:style-name="Preformatted_20_Text">- Para exibir o conteúdo do arquivo '/var/log/messages' em tempo real</text:p>
      <text:p text:style-name="Preformatted_20_Text"><text:s/>tail -f /var/log/messages</text:p>
      <text:p text:style-name="Preformatted_20_Text"/>
      <text:p text:style-name="Preformatted_20_Text">- Para exibir o conteúdo do comando 'tail' no terminal '/dev/tty7'</text:p>
      <text:p text:style-name="Preformatted_20_Text"><text:s/>tail -f /var/log/messages &gt; /dev/tty7 &amp;</text:p>
      <text:p text:style-name="Preformatted_20_Text"/>
      <text:p text:style-name="Preformatted_20_Text">- Para exibir as 100 últimas linhas do comando 'tail' no terminal '/dev/tty7'</text:p>
      <text:p text:style-name="Preformatted_20_Text"><text:s/>tail -100 /var/log/messages &gt; dev/tty7</text:p>
      <text:p text:style-name="Preformatted_20_Text"/>
      <text:p text:style-name="Preformatted_20_Text"/>
      <text:p text:style-name="Preformatted_20_Text">1.39 - comando watch = executa um programa periodicamente, exibindo sua</text:p>
      <text:p text:style-name="Preformatted_20_Text">saída no terminal.</text:p>
      <text:p text:style-name="Preformatted_20_Text"/>
      <text:p text:style-name="Preformatted_20_Text">- Para monitorar o tráfego online de FTP, WWW e outros</text:p>
      <text:p text:style-name="Preformatted_20_Text"><text:soft-page-break/><text:s/>watch -n 1 netstat -a</text:p>
      <text:p text:style-name="Preformatted_20_Text"/>
      <text:p text:style-name="Preformatted_20_Text">- Para monitorar o conteúdo do diretório padrão, ou seja, se você alterar</text:p>
      <text:p text:style-name="Preformatted_20_Text">um nome de um arquivo, o mesmo será exibido depois da alteração automa-</text:p>
      <text:p text:style-name="Preformatted_20_Text">ticamente</text:p>
      <text:p text:style-name="Preformatted_20_Text"><text:s/>watch -d ls -l</text:p>
      <text:p text:style-name="Preformatted_20_Text"/>
      <text:p text:style-name="Preformatted_20_Text">- Para monitorar apenas os arquivos e diretórios em que seu proprietário/dono</text:p>
      <text:p text:style-name="Preformatted_20_Text">é o usuário 'edersg23'</text:p>
      <text:p text:style-name="Preformatted_20_Text"><text:s/>watch -d 'ls -l | fgrep edersg23'</text:p>
      <text:p text:style-name="Preformatted_20_Text"/>
      <text:p text:style-name="Preformatted_20_Text">- Atualiza de 1 em 1 segundo os resultados na tela do comando sensors</text:p>
      <text:p text:style-name="Preformatted_20_Text"><text:s/>watch -n 1 "sensors"</text:p>
      <text:p text:style-name="Preformatted_20_Text"/>
      <text:p text:style-name="Preformatted_20_Text"/>
      <text:p text:style-name="Preformatted_20_Text">1.40 - comando mknod = cria arquivos especiais de blobo ou caracteres</text:p>
      <text:p text:style-name="Preformatted_20_Text"/>
      <text:p text:style-name="Preformatted_20_Text">- Para criar o arquivo especial referente ao CD-ROM sob /dev/hdb</text:p>
      <text:p text:style-name="Preformatted_20_Text"><text:s/>mknod /dev/hdb b 3 64</text:p>
      <text:p text:style-name="Preformatted_20_Text"/>
      <text:p text:style-name="Preformatted_20_Text"/>
      <text:p text:style-name="Preformatted_20_Text">1.41 - comando basename = retira o diretório e sufixo de arquivos</text:p>
      <text:p text:style-name="Preformatted_20_Text"/>
      <text:p text:style-name="Preformatted_20_Text"/>
      <text:p text:style-name="Preformatted_20_Text">1.42 - comando chfn = é usado para alterar as informações do usuário</text:p>
      <text:p text:style-name="Preformatted_20_Text">apresentadas pelo comando finger. Esta informação é armazenada no</text:p>
      <text:p text:style-name="Preformatted_20_Text">arquivo /etc/passwd, e é apresentada pelo programa finger. O comando</text:p>
      <text:p text:style-name="Preformatted_20_Text">finger apresentará as informações em quatro partes que podem ser</text:p>
      <text:p text:style-name="Preformatted_20_Text">alteradas por chfn: nome verdadeiro, nome da empresa e telefone e</text:p>
      <text:p text:style-name="Preformatted_20_Text">telefone residencial.</text:p>
      <text:p text:style-name="Preformatted_20_Text"/>
      <text:p text:style-name="Preformatted_20_Text">OPCOES:</text:p>
      <text:p text:style-name="Preformatted_20_Text"><text:s/>-f nome = altera o nome verdadeiro ou completo do usuário</text:p>
      <text:p text:style-name="Preformatted_20_Text"><text:s/>-r nome = altera o número da sala do usuário</text:p>
      <text:p text:style-name="Preformatted_20_Text"><text:s/>-o nome-empresa = nome da empresa.</text:p>
      <text:p text:style-name="Preformatted_20_Text"><text:s/>-p telefone-escritorio = telefone comercial</text:p>
      <text:p text:style-name="Preformatted_20_Text"><text:s/>-h telefone-residencial = alterao telefone residencial do usuário</text:p>
      <text:p text:style-name="Preformatted_20_Text"/>
      <text:p text:style-name="Preformatted_20_Text"/>
      <text:p text:style-name="Preformatted_20_Text">1.43 - comando chsh = altera o interpretador de comandos do usuário</text:p>
      <text:p text:style-name="Preformatted_20_Text">(login shell)</text:p>
      <text:p text:style-name="Preformatted_20_Text"/>
      <text:p text:style-name="Preformatted_20_Text">- Para alterar o shell do usuário 'user1' para '/bin/tcsh'</text:p>
      <text:p text:style-name="Preformatted_20_Text"><text:s/>chsh -s /bin/tcsh user1</text:p>
      <text:p text:style-name="Preformatted_20_Text"/>
      <text:p text:style-name="Preformatted_20_Text">- Para exibir a lista de interpretadores de comandos presentes no</text:p>
      <text:p text:style-name="Preformatted_20_Text">arquivo '/etc/shells'</text:p>
      <text:p text:style-name="Preformatted_20_Text"><text:s/>chsh -l</text:p>
      <text:p text:style-name="Preformatted_20_Text"/>
      <text:p text:style-name="Preformatted_20_Text"/>
      <text:p text:style-name="Preformatted_20_Text">1.44 - comando uuencode = converte um arquivo binário em um arquivo de</text:p>
      <text:p text:style-name="Preformatted_20_Text">texto ASCII totalmente codificado para que possa ser enviado via e-m@il.</text:p>
      <text:p text:style-name="Preformatted_20_Text"/>
      <text:p text:style-name="Preformatted_20_Text">- Envia um email:</text:p>
      <text:p text:style-name="Preformatted_20_Text"><text:s/>uuencode arquivo2.txt arquivo2.txt | mail -s Titulo-do-email user@dominio.com</text:p>
      <text:p text:style-name="Preformatted_20_Text"/>
      <text:p text:style-name="Preformatted_20_Text">E quando receber, salve a mensagem em disco e utilize o comando uudecode.</text:p>
      <text:p text:style-name="Preformatted_20_Text">Se o arquivo da mensagem chama-se 'file5', digite:</text:p>
      <text:p text:style-name="Preformatted_20_Text"><text:s/>uudecode file5</text:p>
      <text:p text:style-name="Preformatted_20_Text"/>
      <text:p text:style-name="Preformatted_20_Text">- Envia uma imagem por email:</text:p>
      <text:p text:style-name="Preformatted_20_Text"><text:s/>uuencode foto.png new-name.png | mail -s "$assunto" $email`;</text:p>
      <text:p text:style-name="Preformatted_20_Text"><text:soft-page-break/></text:p>
      <text:p text:style-name="Preformatted_20_Text"/>
      <text:p text:style-name="Preformatted_20_Text">1.45 - comando uudecode = converte o arquivo codificado para o seu formato</text:p>
      <text:p text:style-name="Preformatted_20_Text">original depois da recepção pelo destinatário.</text:p>
      <text:p text:style-name="Preformatted_20_Text"><text:s/>uudecode arquivo-temporario</text:p>
      <text:p text:style-name="Preformatted_20_Text"/>
      <text:p text:style-name="Preformatted_20_Text"/>
      <text:p text:style-name="Preformatted_20_Text">1.46 - comando convert = converte uma imagem de um certo padrão (jpg) para</text:p>
      <text:p text:style-name="Preformatted_20_Text">um outro padrão (png). O comando convert faz parte do pacote ImageMagick.</text:p>
      <text:p text:style-name="Preformatted_20_Text"/>
      <text:p text:style-name="Preformatted_20_Text">- Para converter uma imagem no formato JPG para o formato PNG</text:p>
      <text:p text:style-name="Preformatted_20_Text"><text:s/>convert arquivo.jpg arquivo-convertido.png</text:p>
      <text:p text:style-name="Preformatted_20_Text"/>
      <text:p text:style-name="Preformatted_20_Text"/>
      <text:p text:style-name="Preformatted_20_Text">1.47 - comando import = importa a tela atual do desktop. O comando import</text:p>
      <text:p text:style-name="Preformatted_20_Text">faz parte do pacote ImageMagick.</text:p>
      <text:p text:style-name="Preformatted_20_Text"/>
      <text:p text:style-name="Preformatted_20_Text">- Para obter um screenshot da tela:</text:p>
      <text:p text:style-name="Preformatted_20_Text"><text:s/>import -window root shot23.jpg</text:p>
      <text:p text:style-name="Preformatted_20_Text"><text:s/>import -window root shot33.png</text:p>
      <text:p text:style-name="Preformatted_20_Text"><text:s/>import -geometry 800x600 file1.jpg</text:p>
      <text:p text:style-name="Preformatted_20_Text"><text:s/>import -geometry 800x600 file2.png</text:p>
      <text:p text:style-name="Preformatted_20_Text"><text:s/>import -geometry 104x768 file3.jpg</text:p>
      <text:p text:style-name="Preformatted_20_Text"><text:s/>import -geometry 104x768 file3.png</text:p>
      <text:p text:style-name="Preformatted_20_Text"><text:s/>sleep 30; import -window root shot.jpg -quality 80</text:p>
      <text:p text:style-name="Preformatted_20_Text"/>
      <text:p text:style-name="Preformatted_20_Text">pode-se usar o programa ksnapshot ou colar a IMG no programa GIMP</text:p>
      <text:p text:style-name="Preformatted_20_Text"/>
      <text:p text:style-name="Preformatted_20_Text"/>
      <text:p text:style-name="Preformatted_20_Text">1.48 - comando xwd = importa a tela atual do desktop.</text:p>
      <text:p text:style-name="Preformatted_20_Text"/>
      <text:p text:style-name="Preformatted_20_Text">- Para salvar o conteúdo da tela no arquivo 'shot1.xwd'</text:p>
      <text:p text:style-name="Preformatted_20_Text"><text:s/>xwd -display :0.0 -root -out shot1.xwd</text:p>
      <text:p text:style-name="Preformatted_20_Text"/>
      <text:p text:style-name="Preformatted_20_Text"/>
      <text:p text:style-name="Preformatted_20_Text">1.49 - comando tac = exibe o conteúdo do arquivo do final para o inicio,</text:p>
      <text:p text:style-name="Preformatted_20_Text">ou seja, começa exibindo a última linha até a primeira linha do arquivo</text:p>
      <text:p text:style-name="Preformatted_20_Text"><text:s/>tac arquivo1.txt</text:p>
      <text:p text:style-name="Preformatted_20_Text"/>
      <text:p text:style-name="Preformatted_20_Text"/>
      <text:p text:style-name="Preformatted_20_Text">1.50 - comando cryptdir = criptografa todos os arquivos em um diretório.</text:p>
      <text:p text:style-name="Preformatted_20_Text"/>
      <text:p text:style-name="Preformatted_20_Text">- Para criptografar todos os arquivos no diretório '/home/secreto'</text:p>
      <text:p text:style-name="Preformatted_20_Text"><text:s/>cryptdir /home/secreto</text:p>
      <text:p text:style-name="Preformatted_20_Text"/>
      <text:p text:style-name="Preformatted_20_Text">Ao criptografar arquivos, uma senha será solicitada a voce 2 vezes. Essa</text:p>
      <text:p text:style-name="Preformatted_20_Text">senha é necessária para descriptografar arquivos. Estes arquivos terão</text:p>
      <text:p text:style-name="Preformatted_20_Text">a extensão .crypt incluídas em seus nomes</text:p>
      <text:p text:style-name="Preformatted_20_Text"/>
      <text:p text:style-name="Preformatted_20_Text"/>
      <text:p text:style-name="Preformatted_20_Text">1.51 - comando decryptdir = descriptografa todos os arquivos em um diretório.</text:p>
      <text:p text:style-name="Preformatted_20_Text">Os arquivos devem ter sido criptografados com o comando cryptdir.</text:p>
      <text:p text:style-name="Preformatted_20_Text"/>
      <text:p text:style-name="Preformatted_20_Text">- Para descriptografa todos os arquivos do diretório '/home/secreto'</text:p>
      <text:p text:style-name="Preformatted_20_Text"><text:s/>decryptdir /home/secreto</text:p>
      <text:p text:style-name="Preformatted_20_Text"/>
      <text:p text:style-name="Preformatted_20_Text"/>
      <text:p text:style-name="Preformatted_20_Text">1.52 - comando gzexe = cria um arquivo compactado executável. Se você</text:p>
      <text:p text:style-name="Preformatted_20_Text">compactar um arquivo binário ou um script com o comando gzexe, então</text:p>
      <text:p text:style-name="Preformatted_20_Text">poderá executá-lo como se ele estivesse descompactado. Quando compactar</text:p>
      <text:p text:style-name="Preformatted_20_Text">um arquivo chamado arquivo1, o original descompactado será copiado em</text:p>
      <text:p text:style-name="Preformatted_20_Text">arquivo1~ e o arquivo compactado manterá o nome arquivo1.</text:p>
      <text:p text:style-name="Preformatted_20_Text"><text:soft-page-break/></text:p>
      <text:p text:style-name="Preformatted_20_Text">- Descompacta o arquivo especificado em vez de compactá-lo</text:p>
      <text:p text:style-name="Preformatted_20_Text"><text:s/>gzexe -d nome-do-arquivo</text:p>
      <text:p text:style-name="Preformatted_20_Text"/>
      <text:p text:style-name="Preformatted_20_Text"/>
      <text:p text:style-name="Preformatted_20_Text">1.53 - comando alien = converte pacotes</text:p>
      <text:p text:style-name="Preformatted_20_Text"/>
      <text:p text:style-name="Preformatted_20_Text">- Para converter um pacote RPM para um pacote DEB</text:p>
      <text:p text:style-name="Preformatted_20_Text"><text:s/>alien -d nome-do-pacote.rpm</text:p>
      <text:p text:style-name="Preformatted_20_Text"/>
      <text:p text:style-name="Preformatted_20_Text">- Para converter um pacote DEB em RPM</text:p>
      <text:p text:style-name="Preformatted_20_Text"><text:s/>alien -r nome-do-pacote.deb</text:p>
      <text:p text:style-name="Preformatted_20_Text"/>
      <text:p text:style-name="Preformatted_20_Text"/>
      <text:p text:style-name="Preformatted_20_Text">1.54 - comando sed = stream editor</text:p>
      <text:p text:style-name="Preformatted_20_Text"/>
      <text:p text:style-name="Preformatted_20_Text">- Preciso preencher espacos com o caractere + Assim:</text:p>
      <text:p text:style-name="Preformatted_20_Text"><text:s/>echo "Informe seu nome:"</text:p>
      <text:p text:style-name="Preformatted_20_Text"><text:s/>read nome</text:p>
      <text:p text:style-name="Preformatted_20_Text"><text:s/>echo $nome</text:p>
      <text:p text:style-name="Preformatted_20_Text">Resultado: Pedro Afonso Segundo</text:p>
      <text:p text:style-name="Preformatted_20_Text">Preciso: Pedro+Afonso+Segundo</text:p>
      <text:p text:style-name="Preformatted_20_Text"/>
      <text:p text:style-name="Preformatted_20_Text"><text:s/>echo "Informe seu nome:"</text:p>
      <text:p text:style-name="Preformatted_20_Text"><text:s/>read nome</text:p>
      <text:p text:style-name="Preformatted_20_Text"><text:s/>echo $nome | sed -e 's/ /+/g'</text:p>
      <text:p text:style-name="Preformatted_20_Text"/>
      <text:p text:style-name="Preformatted_20_Text">- sed -n NUMERODA_LINAp /usr/ed1.txt = exibe um numero da linha do arquivo</text:p>
      <text:p text:style-name="Preformatted_20_Text">ed1.txt</text:p>
      <text:p text:style-name="Preformatted_20_Text"/>
      <text:p text:style-name="Preformatted_20_Text">- Como fazer para reconhecer um padrão em várias linhas?</text:p>
      <text:p text:style-name="Preformatted_20_Text">Como separar esse trecho de um arquivo texto e mandar para saida padrão?</text:p>
      <text:p text:style-name="Preformatted_20_Text">#&lt;inicio&gt;</text:p>
      <text:p text:style-name="Preformatted_20_Text">....</text:p>
      <text:p text:style-name="Preformatted_20_Text">...</text:p>
      <text:p text:style-name="Preformatted_20_Text">...</text:p>
      <text:p text:style-name="Preformatted_20_Text">..</text:p>
      <text:p text:style-name="Preformatted_20_Text">#&lt;/fim&gt;</text:p>
      <text:p text:style-name="Preformatted_20_Text"/>
      <text:p text:style-name="Preformatted_20_Text">Digite o comando :</text:p>
      <text:p text:style-name="Preformatted_20_Text"><text:s/>sed -n -e "/#&lt;inicio&gt;/, /&lt;\/fim&gt;/p" nome_do_arquivo</text:p>
      <text:p text:style-name="Preformatted_20_Text"/>
      <text:p text:style-name="Preformatted_20_Text">- Como fazer a remoção do espaço em branco ao final das linhas:</text:p>
      <text:p text:style-name="Preformatted_20_Text">Primeira maneira:</text:p>
      <text:p text:style-name="Preformatted_20_Text"><text:s/>sed 's/ *$//' arquivo in &gt; arquivo.out</text:p>
      <text:p text:style-name="Preformatted_20_Text"/>
      <text:p text:style-name="Preformatted_20_Text">note: nem precisa do g,</text:p>
      <text:p text:style-name="Preformatted_20_Text">Outra forma:</text:p>
      <text:p text:style-name="Preformatted_20_Text"><text:s/>sed 's/ *$//g' arquivo.in &gt; arquivo.out &amp;&amp; mv arquivo.out arquivo.in</text:p>
      <text:p text:style-name="Preformatted_20_Text"/>
      <text:p text:style-name="Preformatted_20_Text">- Todo mundo já teve que formatar um texto, quebras linhas, juntar parágrafos</text:p>
      <text:p text:style-name="Preformatted_20_Text">e, ao final, percebe que existem espaços brancos nos finais das linhas. Para</text:p>
      <text:p text:style-name="Preformatted_20_Text">remover os espaços, utilizando 'sed', façamos o seguinte:</text:p>
      <text:p text:style-name="Preformatted_20_Text"><text:s/>cat arquivo.in | sed 's/ *$//g' &gt; arquivo.out</text:p>
      <text:p text:style-name="Preformatted_20_Text"/>
      <text:p text:style-name="Preformatted_20_Text">- Preciso exibir a enésima linha de todos os arquivos de um diretório.</text:p>
      <text:p text:style-name="Preformatted_20_Text"><text:s/>sed -n 7p arquivo</text:p>
      <text:p text:style-name="Preformatted_20_Text"/>
      <text:p text:style-name="Preformatted_20_Text">"sed -n 7p *" nao funcionou, entao:</text:p>
      <text:p text:style-name="Preformatted_20_Text"><text:s/>for x in *; do sed -n 7p <text:s/>$x; done</text:p>
      <text:p text:style-name="Preformatted_20_Text"/>
      <text:p text:style-name="Preformatted_20_Text">ou se quiser fazer do jeito unix</text:p>
      <text:p text:style-name="Preformatted_20_Text"><text:soft-page-break/><text:s/>cat arquivo | head -7 | tail -1</text:p>
      <text:p text:style-name="Preformatted_20_Text">7 é a linha que se quer mostrar.</text:p>
      <text:p text:style-name="Preformatted_20_Text"/>
      <text:p text:style-name="Preformatted_20_Text"><text:s/>sed '/bola/d' file1.txt &gt; arq_new = exclui as linhas do arquivo file1.txt</text:p>
      <text:p text:style-name="Preformatted_20_Text">que tenham o conteudo igual a palavra bola</text:p>
      <text:p text:style-name="Preformatted_20_Text"/>
      <text:p text:style-name="Preformatted_20_Text"><text:s/>sed 's/bulls/chicago/g' file1.txt &gt; basq23.txt = faz uma procura no arquivo</text:p>
      <text:p text:style-name="Preformatted_20_Text">file1.txt em busca de palavra bulls que sera trocada pela palavra chicago, e</text:p>
      <text:p text:style-name="Preformatted_20_Text">sera enviada estas alteracoes para um novo arquivo, o basq23.txt</text:p>
      <text:p text:style-name="Preformatted_20_Text"/>
      <text:p text:style-name="Preformatted_20_Text"/>
      <text:p text:style-name="Preformatted_20_Text">1.55 - comando dos2unix = converte a formatacao de arquivos no formato</text:p>
      <text:p text:style-name="Preformatted_20_Text">DOS/MAC para formatacao UNIX</text:p>
      <text:p text:style-name="Preformatted_20_Text"/>
      <text:p text:style-name="Preformatted_20_Text">- Para retirar os caracteres '^M' (quebra de linha) do arquivo 'file1.txt'</text:p>
      <text:p text:style-name="Preformatted_20_Text"><text:s/>dos2unix file1.txt</text:p>
      <text:p text:style-name="Preformatted_20_Text"/>
      <text:p text:style-name="Preformatted_20_Text">Sistemas operacionais diferentes gravam arquivos-texto de forma diferente.</text:p>
      <text:p text:style-name="Preformatted_20_Text">O Unix grava arquivos-texto separando as linhas com um Linefeed (código</text:p>
      <text:p text:style-name="Preformatted_20_Text">ascii 0x0A, ou 10). O Windows, mais perdulário, grava arquivos-texto</text:p>
      <text:p text:style-name="Preformatted_20_Text">separando as linhas com um carriage return e um linefeed (0x0D 0x0A) em</text:p>
      <text:p text:style-name="Preformatted_20_Text">seqüência. O carriage return, ao ser mostrado na tela por alguns programas</text:p>
      <text:p text:style-name="Preformatted_20_Text">(vi, por exemplo), aparece como ^M -- que quer dizer Control-M. Solução:</text:p>
      <text:p text:style-name="Preformatted_20_Text"/>
      <text:p text:style-name="Preformatted_20_Text">1 - No vi, usar o seguinte comando de substituição:</text:p>
      <text:p text:style-name="Preformatted_20_Text"><text:s/>:%s/^M// &lt;enter&gt;</text:p>
      <text:p text:style-name="Preformatted_20_Text"/>
      <text:p text:style-name="Preformatted_20_Text">lembrando q o ^M é Ctrl+V + Ctrl+M</text:p>
      <text:p text:style-name="Preformatted_20_Text"/>
      <text:p text:style-name="Preformatted_20_Text">OBS.: Não digite ^ e M; deixe Ctrl apertado, aperte V, deixe Ctrl apertado</text:p>
      <text:p text:style-name="Preformatted_20_Text">aperte M. O Ctrl-V indica que o próximo caractere teclado deve ser</text:p>
      <text:p text:style-name="Preformatted_20_Text">interpretado literalmente. Assim, Ctrl-V Ctrl-M faz aparecer ^M.</text:p>
      <text:p text:style-name="Preformatted_20_Text">Isso retirará todos os ^M do seu texto.</text:p>
      <text:p text:style-name="Preformatted_20_Text"/>
      <text:p text:style-name="Preformatted_20_Text">Mas se você tiver vários arquivos, você pode colocá-los todos em</text:p>
      <text:p text:style-name="Preformatted_20_Text">um diretório e, nesse diretório, rodar o seguinte scriptzinho:</text:p>
      <text:p text:style-name="Preformatted_20_Text"><text:s/>for arq in *</text:p>
      <text:p text:style-name="Preformatted_20_Text"><text:s text:c="4"/>do</text:p>
      <text:p text:style-name="Preformatted_20_Text"><text:s text:c="7"/>tr -d '\r' &lt; "$arq" &gt; "${arq}.novo"</text:p>
      <text:p text:style-name="Preformatted_20_Text"><text:s text:c="7"/>mv "${arq}.novo" "$arq"</text:p>
      <text:p text:style-name="Preformatted_20_Text"><text:s text:c="4"/>done</text:p>
      <text:p text:style-name="Preformatted_20_Text"/>
      <text:p text:style-name="Preformatted_20_Text">OBS: Coloque cópias dos arquivos, pois os originais serão apagados por</text:p>
      <text:p text:style-name="Preformatted_20_Text">esse script</text:p>
      <text:p text:style-name="Preformatted_20_Text"/>
      <text:p text:style-name="Preformatted_20_Text"/>
      <text:p text:style-name="Preformatted_20_Text">1.56 - comando awk = é uma linguagem para processamento de padrões.</text:p>
      <text:p text:style-name="Preformatted_20_Text"/>
      <text:p text:style-name="Preformatted_20_Text">- Para contar quantas linhas um determinado arquivo tem:</text:p>
      <text:p text:style-name="Preformatted_20_Text"><text:s/>awk 'END {print NR}' arquivo.txt</text:p>
      <text:p text:style-name="Preformatted_20_Text"/>
      <text:p text:style-name="Preformatted_20_Text">- Para ler apenas uma determinada linha do arquivo (lerá apenas 30a. linha):</text:p>
      <text:p text:style-name="Preformatted_20_Text"><text:s/>awk 'NR == 30' arquivo.txt</text:p>
      <text:p text:style-name="Preformatted_20_Text"/>
      <text:p text:style-name="Preformatted_20_Text"><text:s/>awk -F: '{print $1 " -&gt; " $5}' /etc/passwd = exibe os usuarios locais</text:p>
      <text:p text:style-name="Preformatted_20_Text">do sistema e seus respectivos nomes completos.</text:p>
      <text:p text:style-name="Preformatted_20_Text"/>
      <text:p text:style-name="Preformatted_20_Text"><text:s/>awk -F: '{print $1 " -&gt; " $5 " -&gt; " $6}' /etc/passwd = exibe os usuarios</text:p>
      <text:p text:style-name="Preformatted_20_Text">locais do sistema, seus nomes completos e o shell aonde o usuario irá</text:p>
      <text:p text:style-name="Preformatted_20_Text">se logar (ou o caminho de um programa que irá ser executado assim que</text:p>
      <text:p text:style-name="Preformatted_20_Text">o usuário fizer o login na maquina).</text:p>
      <text:p text:style-name="Preformatted_20_Text"/>
      <text:p text:style-name="Preformatted_20_Text"><text:soft-page-break/>- Precido <text:s/>fazer o segunte:</text:p>
      <text:p text:style-name="Preformatted_20_Text"><text:s/>awk -F: '$3 igual 100 { print $1 }' /home/nomes</text:p>
      <text:p text:style-name="Preformatted_20_Text">Qual seria o comando que eu colocaria no lugar da palavra IGUAL.</text:p>
      <text:p text:style-name="Preformatted_20_Text"/>
      <text:p text:style-name="Preformatted_20_Text">Tente:</text:p>
      <text:p text:style-name="Preformatted_20_Text"><text:s/>awk -F: '$3 == 100 { print $1 }' /home/nomes</text:p>
      <text:p text:style-name="Preformatted_20_Text"/>
      <text:p text:style-name="Preformatted_20_Text">- Dentro do awk da pra pegar a linha de baixo?</text:p>
      <text:p text:style-name="Preformatted_20_Text">Sim, vc pode usar o next, exemplo:</text:p>
      <text:p text:style-name="Preformatted_20_Text"><text:s/>awk '{if($0 ~ /exec_args/)next;c=1;if(c == 1)print;exit}' arquivo.txt</text:p>
      <text:p text:style-name="Preformatted_20_Text"/>
      <text:p text:style-name="Preformatted_20_Text"/>
      <text:p text:style-name="Preformatted_20_Text">1.57 - comando tee = envia o resultado do programa para a saída padrão</text:p>
      <text:p text:style-name="Preformatted_20_Text">(tela) e para um arquivo ao mesmo tempo.</text:p>
      <text:p text:style-name="Preformatted_20_Text"/>
      <text:p text:style-name="Preformatted_20_Text">- Exibe a saida do comando ls em uma coluna (-C1) e ao mesmo tempo</text:p>
      <text:p text:style-name="Preformatted_20_Text">grava no arquivo 'file1.txt'</text:p>
      <text:p text:style-name="Preformatted_20_Text"><text:s/>ls -C1 * | tee file1.txt</text:p>
      <text:p text:style-name="Preformatted_20_Text"/>
      <text:p text:style-name="Preformatted_20_Text">- A saida do comando será mostrada normalmente na tela e ao mesmo</text:p>
      <text:p text:style-name="Preformatted_20_Text">tempo gravada no arquivo 'file1.txt'</text:p>
      <text:p text:style-name="Preformatted_20_Text"><text:s/>ls -la | tee file1.txt</text:p>
      <text:p text:style-name="Preformatted_20_Text"/>
      <text:p text:style-name="Preformatted_20_Text"/>
      <text:p text:style-name="Preformatted_20_Text">1.58 - comando nl = exibe o número de linhas juntamente com o conteúdo</text:p>
      <text:p text:style-name="Preformatted_20_Text">do arquivo.</text:p>
      <text:p text:style-name="Preformatted_20_Text"/>
      <text:p text:style-name="Preformatted_20_Text">- Exibe o número de linhas e o conteúdo do arquivo 'file1.txt'</text:p>
      <text:p text:style-name="Preformatted_20_Text"><text:s/>nl file1.txt</text:p>
      <text:p text:style-name="Preformatted_20_Text"/>
      <text:p text:style-name="Preformatted_20_Text">- Para salvar o resultado em um outro arquivo</text:p>
      <text:p text:style-name="Preformatted_20_Text"><text:s/>nl /file1.txt &gt; /tmp/teste1.txt</text:p>
      <text:p text:style-name="Preformatted_20_Text"/>
      <text:p text:style-name="Preformatted_20_Text"/>
      <text:p text:style-name="Preformatted_20_Text">1.59 - comando sort = organiza e ordena as linhas de um arquivo texto</text:p>
      <text:p text:style-name="Preformatted_20_Text"/>
      <text:p text:style-name="Preformatted_20_Text">- Organiza o conteúdo do arquivo 'file1.txt' em ordem crescente</text:p>
      <text:p text:style-name="Preformatted_20_Text"><text:s/>sort file1.txt</text:p>
      <text:p text:style-name="Preformatted_20_Text"/>
      <text:p text:style-name="Preformatted_20_Text">- Organiza o conteúdo do arquivo 'file1.txt' em ordem decrescente</text:p>
      <text:p text:style-name="Preformatted_20_Text"><text:s/>sort -r file1.txt</text:p>
      <text:p text:style-name="Preformatted_20_Text"/>
      <text:p text:style-name="Preformatted_20_Text">- Ignora diferencas entre letras maiusculas e minusculas durante a</text:p>
      <text:p text:style-name="Preformatted_20_Text">organização</text:p>
      <text:p text:style-name="Preformatted_20_Text"><text:s/>sort -f file1.txt</text:p>
      <text:p text:style-name="Preformatted_20_Text"/>
      <text:p text:style-name="Preformatted_20_Text">- Ignora linhas em branco</text:p>
      <text:p text:style-name="Preformatted_20_Text"><text:s/>sort -b file1.txt</text:p>
      <text:p text:style-name="Preformatted_20_Text"/>
      <text:p text:style-name="Preformatted_20_Text">- Somente usa letras, digitos e espaços durante a organização</text:p>
      <text:p text:style-name="Preformatted_20_Text"><text:s/>sort -d file1.txt</text:p>
      <text:p text:style-name="Preformatted_20_Text"/>
      <text:p text:style-name="Preformatted_20_Text">- Para remover linhas duplicadas em um arquivo:</text:p>
      <text:p text:style-name="Preformatted_20_Text"><text:s/>sort aquivo1.txt | uniq &gt;arquivo_novo.txt</text:p>
      <text:p text:style-name="Preformatted_20_Text"/>
      <text:p text:style-name="Preformatted_20_Text">- Caso estiver organizando um campo que contém números que serão</text:p>
      <text:p text:style-name="Preformatted_20_Text">organizados na ordem aritmética. Por exemplo, se você tiver um</text:p>
      <text:p text:style-name="Preformatted_20_Text">arquivo com os números</text:p>
      <text:p text:style-name="Preformatted_20_Text"><text:s/>100</text:p>
      <text:p text:style-name="Preformatted_20_Text"><text:s/>10</text:p>
      <text:p text:style-name="Preformatted_20_Text"><text:s/>50</text:p>
      <text:p text:style-name="Preformatted_20_Text">Usando a opção `-n', o arquivo será organizado desta maneira:</text:p>
      <text:p text:style-name="Preformatted_20_Text"><text:soft-page-break/><text:s/>10</text:p>
      <text:p text:style-name="Preformatted_20_Text"><text:s/>50</text:p>
      <text:p text:style-name="Preformatted_20_Text"><text:s/>100</text:p>
      <text:p text:style-name="Preformatted_20_Text">Caso esta opção _não_ for usada com o `sort', ele organizará como</text:p>
      <text:p text:style-name="Preformatted_20_Text">uma listagem alfabética (que começam de `a' até `z' e do `0' até `9')</text:p>
      <text:p text:style-name="Preformatted_20_Text"><text:s/>10</text:p>
      <text:p text:style-name="Preformatted_20_Text"><text:s/>100</text:p>
      <text:p text:style-name="Preformatted_20_Text"><text:s/>50</text:p>
      <text:p text:style-name="Preformatted_20_Text">O comando é</text:p>
      <text:p text:style-name="Preformatted_20_Text"><text:s/>sort -n file2.txt</text:p>
      <text:p text:style-name="Preformatted_20_Text"/>
      <text:p text:style-name="Preformatted_20_Text"/>
      <text:p text:style-name="Preformatted_20_Text">1.60 - comando cut = remove para exibição seções de cada linha em arquivos.</text:p>
      <text:p text:style-name="Preformatted_20_Text">É utilizado usado quando se deseja extrair campos ou pedaços de dados de</text:p>
      <text:p text:style-name="Preformatted_20_Text">arquivos. Sintaxe:</text:p>
      <text:p text:style-name="Preformatted_20_Text"><text:s/>cut -ccaracteres [arquivo]</text:p>
      <text:p text:style-name="Preformatted_20_Text"/>
      <text:p text:style-name="Preformatted_20_Text">Onde 'caracteres' é a porção que se deseja cortar de cada registro de</text:p>
      <text:p text:style-name="Preformatted_20_Text">arquivo, podendo ser um simples numero ou uma faixa.</text:p>
      <text:p text:style-name="Preformatted_20_Text"/>
      <text:p text:style-name="Preformatted_20_Text">- Retira da saída do comando who até o nono caractere</text:p>
      <text:p text:style-name="Preformatted_20_Text"><text:s/>who | cut -c-9</text:p>
      <text:p text:style-name="Preformatted_20_Text"/>
      <text:p text:style-name="Preformatted_20_Text">- Retira da saída do who do décimo ao vigésimo caractere</text:p>
      <text:p text:style-name="Preformatted_20_Text"><text:s/>who | cut -c10-20</text:p>
      <text:p text:style-name="Preformatted_20_Text"/>
      <text:p text:style-name="Preformatted_20_Text">- Retira da saída do who a partir do trigésimo segundo caractere</text:p>
      <text:p text:style-name="Preformatted_20_Text"><text:s/>who | cut -c32-</text:p>
      <text:p text:style-name="Preformatted_20_Text"/>
      <text:p text:style-name="Preformatted_20_Text">- Para obter a primeira e a tarceira letra de cada linha do arquivo</text:p>
      <text:p text:style-name="Preformatted_20_Text">'/etc/passwd'</text:p>
      <text:p text:style-name="Preformatted_20_Text"><text:s/>cut -b 1,3 /etc/passwd</text:p>
      <text:p text:style-name="Preformatted_20_Text"/>
      <text:p text:style-name="Preformatted_20_Text">- Para obter a primeira letra e terceira a decima letra de cada linha</text:p>
      <text:p text:style-name="Preformatted_20_Text">do arquivo '/etc/passwd'</text:p>
      <text:p text:style-name="Preformatted_20_Text"><text:s/>cut -b 1,3-10 /etc/passwd</text:p>
      <text:p text:style-name="Preformatted_20_Text"/>
      <text:p text:style-name="Preformatted_20_Text">- Para captura o primeiro caracter e terceiro ao decimo caracter de cada</text:p>
      <text:p text:style-name="Preformatted_20_Text">linha do arquivo '/etc/passwd'</text:p>
      <text:p text:style-name="Preformatted_20_Text"><text:s/>cut -c 1,3-10 /etc/passwd</text:p>
      <text:p text:style-name="Preformatted_20_Text"/>
      <text:p text:style-name="Preformatted_20_Text">- Existem duas opções do cut que servem para especificar o(s) campos</text:p>
      <text:p text:style-name="Preformatted_20_Text">dos registros que desejamos extrair. A opção '-f' (field) pode ser</text:p>
      <text:p text:style-name="Preformatted_20_Text">utilizada para especificar os campos (fields) que desejamos extrair. Obedece</text:p>
      <text:p text:style-name="Preformatted_20_Text">as mesmas regras da opção '-c'. EX: Temos um arquivo chamado telefones e</text:p>
      <text:p text:style-name="Preformatted_20_Text">dentro deste arquivo há o conteúdo:</text:p>
      <text:p text:style-name="Preformatted_20_Text"/>
      <text:p text:style-name="Preformatted_20_Text">Diego Rodrigo &lt;TAB&gt; (011) 9999-8888</text:p>
      <text:p text:style-name="Preformatted_20_Text">Cristiane de Freitas &lt;TAB&gt; (012)9885-8555</text:p>
      <text:p text:style-name="Preformatted_20_Text"/>
      <text:p text:style-name="Preformatted_20_Text">Para extrair somente os nomes deste arquivo, usaríamos o seguinte comando:</text:p>
      <text:p text:style-name="Preformatted_20_Text"><text:s/>cat telefones | cut -f1</text:p>
      <text:p text:style-name="Preformatted_20_Text"/>
      <text:p text:style-name="Preformatted_20_Text">O resultado seria:</text:p>
      <text:p text:style-name="Preformatted_20_Text"><text:s/>Diego Rodrigo</text:p>
      <text:p text:style-name="Preformatted_20_Text"><text:s/>Cristiane de Freitas</text:p>
      <text:p text:style-name="Preformatted_20_Text"/>
      <text:p text:style-name="Preformatted_20_Text">OBS: Note que não especifiquei nenhum delimitador, o delimitador padrão é</text:p>
      <text:p text:style-name="Preformatted_20_Text">o &lt;TAB&gt;. Repare que entre o nome e o número do telefone tem um &lt;TAB&gt;</text:p>
      <text:p text:style-name="Preformatted_20_Text"/>
      <text:p text:style-name="Preformatted_20_Text">A opção '-d' (delimitador) descreve para o cut qual será o separador de</text:p>
      <text:p text:style-name="Preformatted_20_Text">campos do arquivo. Exemplo: Para indicar ao cut que o delimitador será</text:p>
      <text:p text:style-name="Preformatted_20_Text"><text:soft-page-break/>um espaço em branco</text:p>
      <text:p text:style-name="Preformatted_20_Text"><text:s/>cat telefones | cut -f1 -d</text:p>
      <text:p text:style-name="Preformatted_20_Text"/>
      <text:p text:style-name="Preformatted_20_Text">O resultado seria:</text:p>
      <text:p text:style-name="Preformatted_20_Text"><text:s/>Diego</text:p>
      <text:p text:style-name="Preformatted_20_Text"><text:s/>Cristiane</text:p>
      <text:p text:style-name="Preformatted_20_Text"/>
      <text:p text:style-name="Preformatted_20_Text">Caso quiséssemos extrair somente o DDD do arquivo telefones, usaríamos a</text:p>
      <text:p text:style-name="Preformatted_20_Text">seguinte linha:</text:p>
      <text:p text:style-name="Preformatted_20_Text"><text:s/>cat telefones | cut -f2 -d ( | cut -f1 -d )</text:p>
      <text:p text:style-name="Preformatted_20_Text"/>
      <text:p text:style-name="Preformatted_20_Text">O resultado seria:</text:p>
      <text:p text:style-name="Preformatted_20_Text"><text:s/>011</text:p>
      <text:p text:style-name="Preformatted_20_Text"><text:s/>012</text:p>
      <text:p text:style-name="Preformatted_20_Text"/>
      <text:p text:style-name="Preformatted_20_Text">- Digamos que temos um arquivo com o seguinte conteúdo:</text:p>
      <text:p text:style-name="Preformatted_20_Text"><text:s/>C - o assembler do passado</text:p>
      <text:p text:style-name="Preformatted_20_Text"><text:s/>Java - ainda vai ser boa um dia</text:p>
      <text:p text:style-name="Preformatted_20_Text"><text:s/>Perl - existe mais de um jeito de fazer isso</text:p>
      <text:p text:style-name="Preformatted_20_Text"><text:s/>PHP - Pre processador HTML</text:p>
      <text:p text:style-name="Preformatted_20_Text"/>
      <text:p text:style-name="Preformatted_20_Text">Digite então:</text:p>
      <text:p text:style-name="Preformatted_20_Text"><text:s/>cut -c1-5 arquivo.txt</text:p>
      <text:p text:style-name="Preformatted_20_Text"/>
      <text:p text:style-name="Preformatted_20_Text">A saída será:</text:p>
      <text:p text:style-name="Preformatted_20_Text"><text:s/>C - o</text:p>
      <text:p text:style-name="Preformatted_20_Text"><text:s/>Java</text:p>
      <text:p text:style-name="Preformatted_20_Text"><text:s/>Perl</text:p>
      <text:p text:style-name="Preformatted_20_Text"><text:s/>PHP -</text:p>
      <text:p text:style-name="Preformatted_20_Text"/>
      <text:p text:style-name="Preformatted_20_Text">Digite outro comando:</text:p>
      <text:p text:style-name="Preformatted_20_Text"><text:s/>cut -d '-' -f 1 arquivo.txt</text:p>
      <text:p text:style-name="Preformatted_20_Text"/>
      <text:p text:style-name="Preformatted_20_Text">A saída será:</text:p>
      <text:p text:style-name="Preformatted_20_Text"><text:s/>C</text:p>
      <text:p text:style-name="Preformatted_20_Text"><text:s/>Java</text:p>
      <text:p text:style-name="Preformatted_20_Text"><text:s/>Perl</text:p>
      <text:p text:style-name="Preformatted_20_Text"><text:s/>PHP</text:p>
      <text:p text:style-name="Preformatted_20_Text"/>
      <text:p text:style-name="Preformatted_20_Text">Digite outro comando:</text:p>
      <text:p text:style-name="Preformatted_20_Text"><text:s/>cut -d '-' -f 2 teste.txt</text:p>
      <text:p text:style-name="Preformatted_20_Text"/>
      <text:p text:style-name="Preformatted_20_Text">A saída será:</text:p>
      <text:p text:style-name="Preformatted_20_Text"><text:s/>o assembler do passado</text:p>
      <text:p text:style-name="Preformatted_20_Text"><text:s/>ainda vai ser boa um dia</text:p>
      <text:p text:style-name="Preformatted_20_Text"><text:s/>existe mais de um jeito de fazer isso</text:p>
      <text:p text:style-name="Preformatted_20_Text"><text:s/>Pre processador HTML</text:p>
      <text:p text:style-name="Preformatted_20_Text"/>
      <text:p text:style-name="Preformatted_20_Text"/>
      <text:p text:style-name="Preformatted_20_Text">1.61 - comando cpm = compara dois arquivos de qualquer tipo (binario</text:p>
      <text:p text:style-name="Preformatted_20_Text">ou texto). Os dois arquivos especificados serao comparados e caso</text:p>
      <text:p text:style-name="Preformatted_20_Text">exista diferenca entre eles, é mostrado o numero da linha e byte onde</text:p>
      <text:p text:style-name="Preformatted_20_Text">ocorreu a primeira diferenca na saida padrao(tela) e o programa</text:p>
      <text:p text:style-name="Preformatted_20_Text">retorna o codigo de saida 1.</text:p>
      <text:p text:style-name="Preformatted_20_Text"/>
      <text:p text:style-name="Preformatted_20_Text">- Para comparar do 'arquivo1.txt' e do 'arquivo4.txt'</text:p>
      <text:p text:style-name="Preformatted_20_Text"><text:s/>cpm arquivo1.txt arquivo4.txt</text:p>
      <text:p text:style-name="Preformatted_20_Text"/>
      <text:p text:style-name="Preformatted_20_Text"/>
      <text:p text:style-name="Preformatted_20_Text">1.62 - comando patch = atualiza arquivos texto atraves das diferenças</text:p>
      <text:p text:style-name="Preformatted_20_Text">geradas pelo comando diff.</text:p>
      <text:p text:style-name="Preformatted_20_Text"/>
      <text:p text:style-name="Preformatted_20_Text"><text:soft-page-break/>- Para aplicar as diferenças contidas no arquivo 'file1.txt' nos arquivos</text:p>
      <text:p text:style-name="Preformatted_20_Text">originais</text:p>
      <text:p text:style-name="Preformatted_20_Text"><text:s/>patch -p0 &lt; file1.txt</text:p>
      <text:p text:style-name="Preformatted_20_Text"/>
      <text:p text:style-name="Preformatted_20_Text">- Para aplicar as diferenças contidas no arquivo 'file2.diff' nos arquivos</text:p>
      <text:p text:style-name="Preformatted_20_Text">originais</text:p>
      <text:p text:style-name="Preformatted_20_Text"><text:s/>patch -p0 file1.txt file2.diff</text:p>
      <text:p text:style-name="Preformatted_20_Text"/>
      <text:p text:style-name="Preformatted_20_Text"/>
      <text:p text:style-name="Preformatted_20_Text">1.63 - comando cdrecord = software para gravação de CD's</text:p>
      <text:p text:style-name="Preformatted_20_Text"/>
      <text:p text:style-name="Preformatted_20_Text">- Para exibir informações sobre o gravador de CD</text:p>
      <text:p text:style-name="Preformatted_20_Text"><text:s/>cdrecord -scanbus</text:p>
      <text:p text:style-name="Preformatted_20_Text"/>
      <text:p text:style-name="Preformatted_20_Text">- Para gravar dados a partir do arquivo de imagem 'img.iso'</text:p>
      <text:p text:style-name="Preformatted_20_Text"><text:s/>cdrecord -v speed=4 dev=0,6,0 -data img.iso</text:p>
      <text:p text:style-name="Preformatted_20_Text"/>
      <text:p text:style-name="Preformatted_20_Text">- Para gravar as trilhas 1 e 2 de um CD de áudio</text:p>
      <text:p text:style-name="Preformatted_20_Text"><text:s/>cdrecord -v speed=4 dev=0,6,0 -audio trilha1.wav trilha2.wav</text:p>
      <text:p text:style-name="Preformatted_20_Text"/>
      <text:p text:style-name="Preformatted_20_Text">- Para gravar as trilhas 1 a 3 sendo o CD multisessão</text:p>
      <text:p text:style-name="Preformatted_20_Text"><text:s/>cdrecord -v speed=4 dev=0,6,0 -data img_do_cd.iso -audio trilha1.wav trilha2.wav trilha3.wav</text:p>
      <text:p text:style-name="Preformatted_20_Text"/>
      <text:p text:style-name="Preformatted_20_Text">- Para gravar o arquivo 'cd1.iso' na velocidade de 8x</text:p>
      <text:p text:style-name="Preformatted_20_Text"><text:s/>cdrecord -v -speed=8 -dev=0,0,0 -eject -fs=8M cd1.iso</text:p>
      <text:p text:style-name="Preformatted_20_Text"/>
      <text:p text:style-name="Preformatted_20_Text"/>
      <text:p text:style-name="Preformatted_20_Text">1.64 - comando md5sum = checa se um arquivo possui o mesmo checksum</text:p>
      <text:p text:style-name="Preformatted_20_Text">do arquivo original</text:p>
      <text:p text:style-name="Preformatted_20_Text"><text:s/>md5sum nome-da-imagem.iso</text:p>
      <text:p text:style-name="Preformatted_20_Text"/>
      <text:p text:style-name="Preformatted_20_Text"/>
      <text:p text:style-name="Preformatted_20_Text">1.65 - comando fmt = faz a formatação de linhas. Ele não faz o alinhamento</text:p>
      <text:p text:style-name="Preformatted_20_Text">do texto, faz apenas a quebra das linhas próximo ao desejado.</text:p>
      <text:p text:style-name="Preformatted_20_Text"/>
      <text:p text:style-name="Preformatted_20_Text">- Faz com que as linhas do arquivo 'texto1.txt' tenham em média 60</text:p>
      <text:p text:style-name="Preformatted_20_Text">caracteres por linha</text:p>
      <text:p text:style-name="Preformatted_20_Text"><text:s/>fmt -w 60 texto1.txt</text:p>
      <text:p text:style-name="Preformatted_20_Text"/>
      <text:p text:style-name="Preformatted_20_Text">- Faz o espaçamento uniforme, reduzindo espaços consecutivos entre 2</text:p>
      <text:p text:style-name="Preformatted_20_Text">palavras para apenas um e fazendo o mesmo com as linhas, deixando apenas</text:p>
      <text:p text:style-name="Preformatted_20_Text">uma linha em branco entre parágrafos</text:p>
      <text:p text:style-name="Preformatted_20_Text"><text:s/>fmt -w 60 -u texto2.txt</text:p>
      <text:p text:style-name="Preformatted_20_Text"/>
      <text:p text:style-name="Preformatted_20_Text"/>
      <text:p text:style-name="Preformatted_20_Text">1.66 - comando gpg = ferramenta para criptografia e assinatura de</text:p>
      <text:p text:style-name="Preformatted_20_Text">arquivos</text:p>
      <text:p text:style-name="Preformatted_20_Text"/>
      <text:p text:style-name="Preformatted_20_Text">- Cria uma chave</text:p>
      <text:p text:style-name="Preformatted_20_Text"><text:s/>gpg --gen-key</text:p>
      <text:p text:style-name="Preformatted_20_Text"/>
      <text:p text:style-name="Preformatted_20_Text">- Lista chaves públicas</text:p>
      <text:p text:style-name="Preformatted_20_Text"><text:s/>gpg --list-keys</text:p>
      <text:p text:style-name="Preformatted_20_Text"/>
      <text:p text:style-name="Preformatted_20_Text">- Lista chaves particulares</text:p>
      <text:p text:style-name="Preformatted_20_Text"><text:s/>gpg --list-secret-keys</text:p>
      <text:p text:style-name="Preformatted_20_Text"/>
      <text:p text:style-name="Preformatted_20_Text">- Carrega uma chave particular</text:p>
      <text:p text:style-name="Preformatted_20_Text"><text:s/>gpg --import --allow-secret-key-import arquivo-da-chave</text:p>
      <text:p text:style-name="Preformatted_20_Text"/>
      <text:p text:style-name="Preformatted_20_Text">- Carrega uma chave pública</text:p>
      <text:p text:style-name="Preformatted_20_Text"><text:soft-page-break/><text:s/>gpg --import arquivo-chave</text:p>
      <text:p text:style-name="Preformatted_20_Text"/>
      <text:p text:style-name="Preformatted_20_Text">- Imprimi uma chave particular em um arquivo ASCII</text:p>
      <text:p text:style-name="Preformatted_20_Text"><text:s/>gpg --export-secret-key -a -o secret.key</text:p>
      <text:p text:style-name="Preformatted_20_Text"/>
      <text:p text:style-name="Preformatted_20_Text">- Imprimi uma chave pública em um arquivo ASCII</text:p>
      <text:p text:style-name="Preformatted_20_Text"><text:s/>gpg --export -a -o public.key</text:p>
      <text:p text:style-name="Preformatted_20_Text"/>
      <text:p text:style-name="Preformatted_20_Text">- Apaga uma chave pública</text:p>
      <text:p text:style-name="Preformatted_20_Text"><text:s/>gpg --delete-key email</text:p>
      <text:p text:style-name="Preformatted_20_Text"/>
      <text:p text:style-name="Preformatted_20_Text">- Apaga uma chave particular</text:p>
      <text:p text:style-name="Preformatted_20_Text"><text:s/>gpg --delete-secret-key email</text:p>
      <text:p text:style-name="Preformatted_20_Text"/>
      <text:p text:style-name="Preformatted_20_Text">- Criptografa um arquivo</text:p>
      <text:p text:style-name="Preformatted_20_Text"><text:s/>gpg -e -r email arquivo-a-criptografar</text:p>
      <text:p text:style-name="Preformatted_20_Text"/>
      <text:p text:style-name="Preformatted_20_Text">- Assina um arquivo</text:p>
      <text:p text:style-name="Preformatted_20_Text"><text:s/>gpg -s -r email arquivo-a-assinar</text:p>
      <text:p text:style-name="Preformatted_20_Text"/>
      <text:p text:style-name="Preformatted_20_Text">- Criptografa e assina um arquivo</text:p>
      <text:p text:style-name="Preformatted_20_Text"><text:s/>gpg -es -r email arquivo</text:p>
      <text:p text:style-name="Preformatted_20_Text"/>
      <text:p text:style-name="Preformatted_20_Text">- Descriptografa um arquivo</text:p>
      <text:p text:style-name="Preformatted_20_Text"><text:s/>gpg -o arq-descriptografado -d -r email arq-criptografado</text:p>
      <text:p text:style-name="Preformatted_20_Text"/>
      <text:p text:style-name="Preformatted_20_Text">- Criptografa e envia por email um arquivo</text:p>
      <text:p text:style-name="Preformatted_20_Text"><text:s/>gpg -e -a -r email-a-receber arquivo-a-ser-criptografado</text:p>
      <text:p text:style-name="Preformatted_20_Text"/>
      <text:p text:style-name="Preformatted_20_Text"/>
      <text:p text:style-name="Preformatted_20_Text">1.67 - comando konqueror = browser web e file manager do KDE</text:p>
      <text:p text:style-name="Preformatted_20_Text"/>
      <text:p text:style-name="Preformatted_20_Text">Atalhos de navegação do konqueror:</text:p>
      <text:p text:style-name="Preformatted_20_Text"><text:s/>atlantik:/</text:p>
      <text:p text:style-name="Preformatted_20_Text"><text:s/>audiocd:/</text:p>
      <text:p text:style-name="Preformatted_20_Text"><text:s/>bzip:/</text:p>
      <text:p text:style-name="Preformatted_20_Text"><text:s/>bzip2:/</text:p>
      <text:p text:style-name="Preformatted_20_Text"><text:s/>cgi:/</text:p>
      <text:p text:style-name="Preformatted_20_Text"><text:s/>camera:/</text:p>
      <text:p text:style-name="Preformatted_20_Text"><text:s/>devices:/</text:p>
      <text:p text:style-name="Preformatted_20_Text"><text:s/>file:/</text:p>
      <text:p text:style-name="Preformatted_20_Text"><text:s/>finger:/</text:p>
      <text:p text:style-name="Preformatted_20_Text"><text:s/>fish:/</text:p>
      <text:p text:style-name="Preformatted_20_Text"><text:s/>floppy:/</text:p>
      <text:p text:style-name="Preformatted_20_Text"><text:s/>ftp:/</text:p>
      <text:p text:style-name="Preformatted_20_Text"><text:s/>gzip:/</text:p>
      <text:p text:style-name="Preformatted_20_Text"><text:s/>help:/</text:p>
      <text:p text:style-name="Preformatted_20_Text"><text:s/>http:/</text:p>
      <text:p text:style-name="Preformatted_20_Text"><text:s/>https:/</text:p>
      <text:p text:style-name="Preformatted_20_Text"><text:s/>imap4:/</text:p>
      <text:p text:style-name="Preformatted_20_Text"><text:s/>imaps:/</text:p>
      <text:p text:style-name="Preformatted_20_Text"><text:s/>info:/</text:p>
      <text:p text:style-name="Preformatted_20_Text"><text:s/>kdeapi:/</text:p>
      <text:p text:style-name="Preformatted_20_Text"><text:s/>kmailservice:/</text:p>
      <text:p text:style-name="Preformatted_20_Text"><text:s/>knewsservice:/</text:p>
      <text:p text:style-name="Preformatted_20_Text"><text:s/>lan:/</text:p>
      <text:p text:style-name="Preformatted_20_Text"><text:s/>mac:/</text:p>
      <text:p text:style-name="Preformatted_20_Text"><text:s/>man:/</text:p>
      <text:p text:style-name="Preformatted_20_Text"><text:s/>media:/</text:p>
      <text:p text:style-name="Preformatted_20_Text"><text:s/>metainfo:/</text:p>
      <text:p text:style-name="Preformatted_20_Text"><text:s/>nfs:/</text:p>
      <text:p text:style-name="Preformatted_20_Text"><text:s/>nntp:/</text:p>
      <text:p text:style-name="Preformatted_20_Text"><text:soft-page-break/><text:s/>perldoc:/</text:p>
      <text:p text:style-name="Preformatted_20_Text"><text:s/>pop3:/</text:p>
      <text:p text:style-name="Preformatted_20_Text"><text:s/>pop3s:/</text:p>
      <text:p text:style-name="Preformatted_20_Text"><text:s/>print:/</text:p>
      <text:p text:style-name="Preformatted_20_Text"><text:s/>pydoc:/</text:p>
      <text:p text:style-name="Preformatted_20_Text"><text:s/>rlan:/</text:p>
      <text:p text:style-name="Preformatted_20_Text"><text:s/>rlogin:/</text:p>
      <text:p text:style-name="Preformatted_20_Text"><text:s/>rtsp:/</text:p>
      <text:p text:style-name="Preformatted_20_Text"><text:s/>sftp:/</text:p>
      <text:p text:style-name="Preformatted_20_Text"><text:s/>smb:/</text:p>
      <text:p text:style-name="Preformatted_20_Text"><text:s/>smtp:/</text:p>
      <text:p text:style-name="Preformatted_20_Text"><text:s/>smtps:/</text:p>
      <text:p text:style-name="Preformatted_20_Text"><text:s/>tar:/</text:p>
      <text:p text:style-name="Preformatted_20_Text"><text:s/>telnet:/</text:p>
      <text:p text:style-name="Preformatted_20_Text"><text:s/>thumbnail:/</text:p>
      <text:p text:style-name="Preformatted_20_Text"><text:s/>vnc:/</text:p>
      <text:p text:style-name="Preformatted_20_Text"><text:s/>webdav:/</text:p>
      <text:p text:style-name="Preformatted_20_Text"><text:s/>webdavs:/</text:p>
      <text:p text:style-name="Preformatted_20_Text"><text:s/>zip:/</text:p>
      <text:p text:style-name="Preformatted_20_Text"/>
      <text:p text:style-name="Preformatted_20_Text"/>
      <text:p text:style-name="Preformatted_20_Text">1.68 - comando ispel = corretor ortográfico</text:p>
      <text:p text:style-name="Preformatted_20_Text"/>
      <text:p text:style-name="Preformatted_20_Text">- Para iniciar o processo de correção ortográfica em pt_BR no arquivo</text:p>
      <text:p text:style-name="Preformatted_20_Text">'file1.txt'</text:p>
      <text:p text:style-name="Preformatted_20_Text"><text:s/>ispel -d pt_br file1.txt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2 - COMANDOS INFORMATIVOS</text:p>
      <text:p text:style-name="Preformatted_20_Text"/>
      <text:p text:style-name="Preformatted_20_Text">2.1 - comando arch = exibe a arquitetura de hardware do pc atual</text:p>
      <text:p text:style-name="Preformatted_20_Text"><text:s/>i686 = computador pentium II e pentium III</text:p>
      <text:p text:style-name="Preformatted_20_Text"><text:s/>i586 = pentium I, k5</text:p>
      <text:p text:style-name="Preformatted_20_Text"><text:s/>i486 = 486</text:p>
      <text:p text:style-name="Preformatted_20_Text"><text:s/>i386 = 386</text:p>
      <text:p text:style-name="Preformatted_20_Text"/>
      <text:p text:style-name="Preformatted_20_Text"/>
      <text:p text:style-name="Preformatted_20_Text">2.1 - comando whoami = exibe o usuário atual, ou seja, exibe o nome</text:p>
      <text:p text:style-name="Preformatted_20_Text">do usuário logado no computador</text:p>
      <text:p text:style-name="Preformatted_20_Text"><text:s/>whoami</text:p>
      <text:p text:style-name="Preformatted_20_Text"/>
      <text:p text:style-name="Preformatted_20_Text"/>
      <text:p text:style-name="Preformatted_20_Text">2.2 - comando who = exibe os usuários que estão logados no computador</text:p>
      <text:p text:style-name="Preformatted_20_Text"/>
      <text:p text:style-name="Preformatted_20_Text">- Exibe os logins e a quantidade total de usuários logados no sistema</text:p>
      <text:p text:style-name="Preformatted_20_Text"><text:s/>who -q</text:p>
      <text:p text:style-name="Preformatted_20_Text"/>
      <text:p text:style-name="Preformatted_20_Text">- Exibe após o login o tempo que o usuário esta logado no sistema</text:p>
      <text:p text:style-name="Preformatted_20_Text"><text:s/>who -i</text:p>
      <text:p text:style-name="Preformatted_20_Text"/>
      <text:p text:style-name="Preformatted_20_Text">- Exibe se o usuario pode receber msg's via talk</text:p>
      <text:p text:style-name="Preformatted_20_Text"><text:s/>who -w</text:p>
      <text:p text:style-name="Preformatted_20_Text">ou</text:p>
      <text:p text:style-name="Preformatted_20_Text"><text:s/>who -T</text:p>
      <text:p text:style-name="Preformatted_20_Text"/>
      <text:p text:style-name="Preformatted_20_Text"><text:s/>+ = o usuario pode receber msg's via talk</text:p>
      <text:p text:style-name="Preformatted_20_Text"><text:s/>- = o usuario nao pode receber msg's via talk</text:p>
      <text:p text:style-name="Preformatted_20_Text"><text:s/>? = nao e possivel determinar em que terminal o usuario esta conectado</text:p>
      <text:p text:style-name="Preformatted_20_Text"/>
      <text:p text:style-name="Preformatted_20_Text"/>
      <text:p text:style-name="Preformatted_20_Text">2.3 - comando whois = exibe informações sobre usuarios e dominios remotos</text:p>
      <text:p text:style-name="Preformatted_20_Text"><text:soft-page-break/></text:p>
      <text:p text:style-name="Preformatted_20_Text"><text:s/>whois 200.251.142.9@nic.br</text:p>
      <text:p text:style-name="Preformatted_20_Text"/>
      <text:p text:style-name="Preformatted_20_Text"><text:s/>whois 200.251.148.x@internic.com</text:p>
      <text:p text:style-name="Preformatted_20_Text"/>
      <text:p text:style-name="Preformatted_20_Text"><text:s/>whois -h registro.br dominio_a_ser_pesquisado</text:p>
      <text:p text:style-name="Preformatted_20_Text"/>
      <text:p text:style-name="Preformatted_20_Text"><text:s/>whois &lt;IP&gt;@registro.br</text:p>
      <text:p text:style-name="Preformatted_20_Text"/>
      <text:p text:style-name="Preformatted_20_Text"/>
      <text:p text:style-name="Preformatted_20_Text">2.4 - comando man = exibe páginas de manual dos comandos do sistema</text:p>
      <text:p text:style-name="Preformatted_20_Text"/>
      <text:p text:style-name="Preformatted_20_Text">- Para exibir a página de manual do comando 'ls'</text:p>
      <text:p text:style-name="Preformatted_20_Text"><text:s/>man ls</text:p>
      <text:p text:style-name="Preformatted_20_Text"/>
      <text:p text:style-name="Preformatted_20_Text">- Para exibir a página de manual do comando 'rm'</text:p>
      <text:p text:style-name="Preformatted_20_Text"><text:s/>man rm</text:p>
      <text:p text:style-name="Preformatted_20_Text"/>
      <text:p text:style-name="Preformatted_20_Text">- Para exibir a página de manual do comando 'find'</text:p>
      <text:p text:style-name="Preformatted_20_Text"><text:s/>man find</text:p>
      <text:p text:style-name="Preformatted_20_Text"/>
      <text:p text:style-name="Preformatted_20_Text">- Para converter o conteúdo da man-page do comando 'hdparm' para um</text:p>
      <text:p text:style-name="Preformatted_20_Text">arquivo *.ps, no caso 'hdparm.ps'</text:p>
      <text:p text:style-name="Preformatted_20_Text"><text:s/>man hdparm -t &gt; hdparm.ps</text:p>
      <text:p text:style-name="Preformatted_20_Text"/>
      <text:p text:style-name="Preformatted_20_Text">- Para converter o arquivo 'hdparm.ps' para 'hdparm.pdf'</text:p>
      <text:p text:style-name="Preformatted_20_Text"><text:s/>ps2pdf hdparm.ps hdparm.pdf</text:p>
      <text:p text:style-name="Preformatted_20_Text"/>
      <text:p text:style-name="Preformatted_20_Text">- Para copiar no arquivo 'hdparm.txt' uma cópia da man-page do comando</text:p>
      <text:p text:style-name="Preformatted_20_Text">escolhido 'hdparm'</text:p>
      <text:p text:style-name="Preformatted_20_Text"><text:s/>man hdparm | col -b &gt; hdparm.txt</text:p>
      <text:p text:style-name="Preformatted_20_Text"/>
      <text:p text:style-name="Preformatted_20_Text">- Para converter o conteúdo da man-page do comando 'fdisk' para um</text:p>
      <text:p text:style-name="Preformatted_20_Text">arquivo no formato TXT, no caso, 'fdisk.txt'</text:p>
      <text:p text:style-name="Preformatted_20_Text"><text:s/>man fdisk | colcrt &gt; fdisk.txt</text:p>
      <text:p text:style-name="Preformatted_20_Text"/>
      <text:p text:style-name="Preformatted_20_Text">- Para copiar páginas de manual para um arquivo no formato TXT</text:p>
      <text:p text:style-name="Preformatted_20_Text"><text:s/>info man &gt; man.txt</text:p>
      <text:p text:style-name="Preformatted_20_Text">ou</text:p>
      <text:p text:style-name="Preformatted_20_Text"><text:s/>man ls | groff -Tlatin1 &gt; arquivo</text:p>
      <text:p text:style-name="Preformatted_20_Text"/>
      <text:p text:style-name="Preformatted_20_Text"/>
      <text:p text:style-name="Preformatted_20_Text">2.5 - comando xman = exibe paginas de manual no modo gráfico</text:p>
      <text:p text:style-name="Preformatted_20_Text"><text:s/>xman</text:p>
      <text:p text:style-name="Preformatted_20_Text"/>
      <text:p text:style-name="Preformatted_20_Text"/>
      <text:p text:style-name="Preformatted_20_Text">2.6 - comando cal = exibe um calendário</text:p>
      <text:p text:style-name="Preformatted_20_Text"/>
      <text:p text:style-name="Preformatted_20_Text">- Exibe o calendário do mês atual</text:p>
      <text:p text:style-name="Preformatted_20_Text"><text:s/>cal</text:p>
      <text:p text:style-name="Preformatted_20_Text"/>
      <text:p text:style-name="Preformatted_20_Text">- Exibe o calendário do ano de 2005</text:p>
      <text:p text:style-name="Preformatted_20_Text"><text:s/>cal 2005</text:p>
      <text:p text:style-name="Preformatted_20_Text"/>
      <text:p text:style-name="Preformatted_20_Text">- Exibe um calendário anual, ou seja, de todos os meses:</text:p>
      <text:p text:style-name="Preformatted_20_Text"><text:s/>cal -y</text:p>
      <text:p text:style-name="Preformatted_20_Text"/>
      <text:p text:style-name="Preformatted_20_Text">- Exibe o calendário do mês de janeiro de 2001</text:p>
      <text:p text:style-name="Preformatted_20_Text"><text:s/>cal 1 2001</text:p>
      <text:p text:style-name="Preformatted_20_Text"/>
      <text:p text:style-name="Preformatted_20_Text">- Exibe o calendário do mes de maio de 2001</text:p>
      <text:p text:style-name="Preformatted_20_Text"><text:s/>cal 5 2001</text:p>
      <text:p text:style-name="Preformatted_20_Text"><text:soft-page-break/></text:p>
      <text:p text:style-name="Preformatted_20_Text">- Exibe o calendário do mês atual com a segunda-feira como sendo o</text:p>
      <text:p text:style-name="Preformatted_20_Text">primeiro dia da semana</text:p>
      <text:p text:style-name="Preformatted_20_Text"><text:s/>cal -m</text:p>
      <text:p text:style-name="Preformatted_20_Text"/>
      <text:p text:style-name="Preformatted_20_Text">- Exibe o calendário do mês passado, atual e do próximo mês:</text:p>
      <text:p text:style-name="Preformatted_20_Text"><text:s/>cal -3</text:p>
      <text:p text:style-name="Preformatted_20_Text"/>
      <text:p text:style-name="Preformatted_20_Text">- Exibe o calendário completo do ano de 2002</text:p>
      <text:p text:style-name="Preformatted_20_Text"><text:s/>cal 2002 ou cal -y</text:p>
      <text:p text:style-name="Preformatted_20_Text"/>
      <text:p text:style-name="Preformatted_20_Text">- Exibe o calendário do mês de dezembro, porém do dia 335 até o 365</text:p>
      <text:p text:style-name="Preformatted_20_Text"><text:s/>cal -j 12 2002</text:p>
      <text:p text:style-name="Preformatted_20_Text"/>
      <text:p text:style-name="Preformatted_20_Text">- Exibe quantos são os dias úteis (basta retirar o sábado e domingo)</text:p>
      <text:p text:style-name="Preformatted_20_Text">de um determinado mes</text:p>
      <text:p text:style-name="Preformatted_20_Text"><text:s/>cal $mes $ano | sed -n -e 's/ <text:s text:c="2"/>/ # /g' -e 's/ <text:s/>/ #/g' -e 's/^ /#/' -e '3,$p' | cut -d ' ' -f 2-6 | tr '#' ' ' | wc -w</text:p>
      <text:p text:style-name="Preformatted_20_Text"/>
      <text:p text:style-name="Preformatted_20_Text">- Excluiu as duas primeiras linhas (cabeçalho) e também os 3 primeiros e</text:p>
      <text:p text:style-name="Preformatted_20_Text">os 3 últimos caracteres de cada linha (domingo e sábado)</text:p>
      <text:p text:style-name="Preformatted_20_Text"><text:s/>cal 12 2001 | sed '1,2d;s/^...//;s/\(.*\)...$/\1/' | wc -w</text:p>
      <text:p text:style-name="Preformatted_20_Text"/>
      <text:p text:style-name="Preformatted_20_Text">mais visual:</text:p>
      <text:p text:style-name="Preformatted_20_Text"/>
      <text:p text:style-name="Preformatted_20_Text"># cal 12 2001</text:p>
      <text:p text:style-name="Preformatted_20_Text"><text:s text:c="4"/>dezembro 2001</text:p>
      <text:p text:style-name="Preformatted_20_Text">Do Se Te Qu Qu Se Sá</text:p>
      <text:p text:style-name="Preformatted_20_Text"><text:s text:c="19"/>1</text:p>
      <text:p text:style-name="Preformatted_20_Text"><text:s/>2 <text:s/>3 <text:s/>4 <text:s/>5 <text:s/>6 <text:s/>7 <text:s/>8</text:p>
      <text:p text:style-name="Preformatted_20_Text"><text:s/>9 10 11 12 13 14 15</text:p>
      <text:p text:style-name="Preformatted_20_Text">16 17 18 19 20 21 22</text:p>
      <text:p text:style-name="Preformatted_20_Text">23 24 25 26 27 28 29</text:p>
      <text:p text:style-name="Preformatted_20_Text">30 31</text:p>
      <text:p text:style-name="Preformatted_20_Text"/>
      <text:p text:style-name="Preformatted_20_Text"># cal 12 2001 | sed '1,2d;s/^...//;s/\(.*\)...$/\1/'</text:p>
      <text:p text:style-name="Preformatted_20_Text"><text:s/>3 <text:s/>4 <text:s/>5 <text:s/>6 <text:s/>7</text:p>
      <text:p text:style-name="Preformatted_20_Text">10 11 12 13 14</text:p>
      <text:p text:style-name="Preformatted_20_Text">17 18 19 20 21</text:p>
      <text:p text:style-name="Preformatted_20_Text">24 25 26 27 28</text:p>
      <text:p text:style-name="Preformatted_20_Text">31</text:p>
      <text:p text:style-name="Preformatted_20_Text"/>
      <text:p text:style-name="Preformatted_20_Text"/>
      <text:p text:style-name="Preformatted_20_Text">2.7 - comando date = exibe a data e a hora atual</text:p>
      <text:p text:style-name="Preformatted_20_Text"/>
      <text:p text:style-name="Preformatted_20_Text">- Exibe a data atual</text:p>
      <text:p text:style-name="Preformatted_20_Text"><text:s/>date</text:p>
      <text:p text:style-name="Preformatted_20_Text"/>
      <text:p text:style-name="Preformatted_20_Text">- Para ajustar a hora do sistema</text:p>
      <text:p text:style-name="Preformatted_20_Text"><text:s/>date 051909522004</text:p>
      <text:p text:style-name="Preformatted_20_Text"/>
      <text:p text:style-name="Preformatted_20_Text">onde o 05 corresponde ao mês, o 19 ao dia, o 09 as horas, o 52 aos minutos,</text:p>
      <text:p text:style-name="Preformatted_20_Text">o 20 às duas primeiras casas do ano e o 04 às duas segundas casas do ano,</text:p>
      <text:p text:style-name="Preformatted_20_Text">logo estou selecionando para o meu sistema a data 19/05/2004 e a hora</text:p>
      <text:p text:style-name="Preformatted_20_Text">09h52min.</text:p>
      <text:p text:style-name="Preformatted_20_Text"/>
      <text:p text:style-name="Preformatted_20_Text">- Para salvar a data e a hora na CMOS, digite:</text:p>
      <text:p text:style-name="Preformatted_20_Text"><text:s/>clock -w</text:p>
      <text:p text:style-name="Preformatted_20_Text"/>
      <text:p text:style-name="Preformatted_20_Text">- Para obter o dia da semana por extenso (com 3 letras)</text:p>
      <text:p text:style-name="Preformatted_20_Text">edersg@jordan:~$ date +%a</text:p>
      <text:p text:style-name="Preformatted_20_Text">Sun</text:p>
      <text:p text:style-name="Preformatted_20_Text"><text:soft-page-break/></text:p>
      <text:p text:style-name="Preformatted_20_Text">- Para obter o dia da semana por extenso (completo)</text:p>
      <text:p text:style-name="Preformatted_20_Text">edersg@jordan:~$ date +%A</text:p>
      <text:p text:style-name="Preformatted_20_Text">Sunday</text:p>
      <text:p text:style-name="Preformatted_20_Text"/>
      <text:p text:style-name="Preformatted_20_Text">- Para o mês atual (com 3 letras)</text:p>
      <text:p text:style-name="Preformatted_20_Text">jordan:~# date +%b</text:p>
      <text:p text:style-name="Preformatted_20_Text">Aug</text:p>
      <text:p text:style-name="Preformatted_20_Text"/>
      <text:p text:style-name="Preformatted_20_Text">- Para o mês atual (com 3 letras)</text:p>
      <text:p text:style-name="Preformatted_20_Text">jordan:~# date +%h</text:p>
      <text:p text:style-name="Preformatted_20_Text">Aug</text:p>
      <text:p text:style-name="Preformatted_20_Text"/>
      <text:p text:style-name="Preformatted_20_Text">- Para obter o mês atual (completo)</text:p>
      <text:p text:style-name="Preformatted_20_Text">jordan:~# date +%B</text:p>
      <text:p text:style-name="Preformatted_20_Text">August</text:p>
      <text:p text:style-name="Preformatted_20_Text"/>
      <text:p text:style-name="Preformatted_20_Text">- Para obter o locale com data(dia, mes ano) e hora, minuto e segundo</text:p>
      <text:p text:style-name="Preformatted_20_Text">jordan:~# date +%c</text:p>
      <text:p text:style-name="Preformatted_20_Text">Sun Aug <text:s/>7 09:38:05 2005</text:p>
      <text:p text:style-name="Preformatted_20_Text"/>
      <text:p text:style-name="Preformatted_20_Text">- Para exibir o dia atual (de 01 a 31)</text:p>
      <text:p text:style-name="Preformatted_20_Text">jordan:~# date +%d</text:p>
      <text:p text:style-name="Preformatted_20_Text">07</text:p>
      <text:p text:style-name="Preformatted_20_Text"/>
      <text:p text:style-name="Preformatted_20_Text">- Para exibir o dia atual (de 1 a 31)</text:p>
      <text:p text:style-name="Preformatted_20_Text">jordan:~# date +%e</text:p>
      <text:p text:style-name="Preformatted_20_Text">7</text:p>
      <text:p text:style-name="Preformatted_20_Text"/>
      <text:p text:style-name="Preformatted_20_Text">- Para obter a data no formato (mm/dd/yy)</text:p>
      <text:p text:style-name="Preformatted_20_Text">jordan:~# date +%D</text:p>
      <text:p text:style-name="Preformatted_20_Text">08/07/05</text:p>
      <text:p text:style-name="Preformatted_20_Text"/>
      <text:p text:style-name="Preformatted_20_Text">- Para obter a data no formato (yyyy-mm-dd)</text:p>
      <text:p text:style-name="Preformatted_20_Text">jordan:~# date +%F</text:p>
      <text:p text:style-name="Preformatted_20_Text"/>
      <text:p text:style-name="Preformatted_20_Text"/>
      <text:p text:style-name="Preformatted_20_Text">- Para obter o ano atual com 2 dígidos (yy)</text:p>
      <text:p text:style-name="Preformatted_20_Text">jordan:~# date +%g</text:p>
      <text:p text:style-name="Preformatted_20_Text">05</text:p>
      <text:p text:style-name="Preformatted_20_Text"/>
      <text:p text:style-name="Preformatted_20_Text">- Para obter o ano atual com 4 dígidos (yy)</text:p>
      <text:p text:style-name="Preformatted_20_Text">jordan:~# date +%G</text:p>
      <text:p text:style-name="Preformatted_20_Text">2005</text:p>
      <text:p text:style-name="Preformatted_20_Text"/>
      <text:p text:style-name="Preformatted_20_Text">- Para obter a hora atual (00 a 23)</text:p>
      <text:p text:style-name="Preformatted_20_Text">jordan:~# date +%H</text:p>
      <text:p text:style-name="Preformatted_20_Text">09</text:p>
      <text:p text:style-name="Preformatted_20_Text"/>
      <text:p text:style-name="Preformatted_20_Text">- Para obter a hora atual (01 a 12)</text:p>
      <text:p text:style-name="Preformatted_20_Text">jordan:~# date +%I</text:p>
      <text:p text:style-name="Preformatted_20_Text">09</text:p>
      <text:p text:style-name="Preformatted_20_Text"/>
      <text:p text:style-name="Preformatted_20_Text">- Para obter o dia do ano atual (de 001 até 366)</text:p>
      <text:p text:style-name="Preformatted_20_Text">jordan:~# date +%j</text:p>
      <text:p text:style-name="Preformatted_20_Text">219</text:p>
      <text:p text:style-name="Preformatted_20_Text"/>
      <text:p text:style-name="Preformatted_20_Text">- Para obter a hora atual (0 a 23)</text:p>
      <text:p text:style-name="Preformatted_20_Text">jordan:~# date +%k</text:p>
      <text:p text:style-name="Preformatted_20_Text"><text:s/>9</text:p>
      <text:p text:style-name="Preformatted_20_Text"/>
      <text:p text:style-name="Preformatted_20_Text">- Para obter a hora atual (1 a 12)</text:p>
      <text:p text:style-name="Preformatted_20_Text"><text:soft-page-break/>jordan:~# date +%l</text:p>
      <text:p text:style-name="Preformatted_20_Text"><text:s/>9</text:p>
      <text:p text:style-name="Preformatted_20_Text"/>
      <text:p text:style-name="Preformatted_20_Text">- Para o mês atual (com 2 dígitos)</text:p>
      <text:p text:style-name="Preformatted_20_Text">jordan:~# date +%m</text:p>
      <text:p text:style-name="Preformatted_20_Text">08</text:p>
      <text:p text:style-name="Preformatted_20_Text"/>
      <text:p text:style-name="Preformatted_20_Text">- Para obter o minuto da hora atual</text:p>
      <text:p text:style-name="Preformatted_20_Text">jordan:~# date +%M</text:p>
      <text:p text:style-name="Preformatted_20_Text">50</text:p>
      <text:p text:style-name="Preformatted_20_Text"/>
      <text:p text:style-name="Preformatted_20_Text">- Para obter o locale em letras maísculas: AM ou PM</text:p>
      <text:p text:style-name="Preformatted_20_Text">jordan:~# date +%p</text:p>
      <text:p text:style-name="Preformatted_20_Text">AM</text:p>
      <text:p text:style-name="Preformatted_20_Text"/>
      <text:p text:style-name="Preformatted_20_Text">- Para obter o locale em letras minúsculas: am ou pm</text:p>
      <text:p text:style-name="Preformatted_20_Text">jordan:~# date +%P</text:p>
      <text:p text:style-name="Preformatted_20_Text">am</text:p>
      <text:p text:style-name="Preformatted_20_Text"/>
      <text:p text:style-name="Preformatted_20_Text">- Para obter a hora (formato 12 em hh:mm:ss) e o locale em maísculo (AM ou PM)</text:p>
      <text:p text:style-name="Preformatted_20_Text">jordan:~# date +%r</text:p>
      <text:p text:style-name="Preformatted_20_Text">09:52:17 AM</text:p>
      <text:p text:style-name="Preformatted_20_Text"/>
      <text:p text:style-name="Preformatted_20_Text">- Para obter a hora (formato 24 em hh:mm)</text:p>
      <text:p text:style-name="Preformatted_20_Text">jordan:~# date +%R</text:p>
      <text:p text:style-name="Preformatted_20_Text">09:53</text:p>
      <text:p text:style-name="Preformatted_20_Text"/>
      <text:p text:style-name="Preformatted_20_Text">- Para obter os segundos da hora atual no formato "00:00:00 1970-01-01 UTC"</text:p>
      <text:p text:style-name="Preformatted_20_Text">jordan:~# date +%s</text:p>
      <text:p text:style-name="Preformatted_20_Text">1123419275</text:p>
      <text:p text:style-name="Preformatted_20_Text"/>
      <text:p text:style-name="Preformatted_20_Text">- Para obter os segundos (00 a 60) da hora atual</text:p>
      <text:p text:style-name="Preformatted_20_Text">jordan:~# date +%S</text:p>
      <text:p text:style-name="Preformatted_20_Text">45</text:p>
      <text:p text:style-name="Preformatted_20_Text"/>
      <text:p text:style-name="Preformatted_20_Text">- Para obter a hora (atual) no formato 24 horas (hh:mm:ss)</text:p>
      <text:p text:style-name="Preformatted_20_Text">jordan:~# date +%T</text:p>
      <text:p text:style-name="Preformatted_20_Text">09:57:38</text:p>
      <text:p text:style-name="Preformatted_20_Text"/>
      <text:p text:style-name="Preformatted_20_Text">- Para obter o dia da semana (1 representa segunda, 2 representa terça,</text:p>
      <text:p text:style-name="Preformatted_20_Text">3 representa quarta, 4 representa quinta, 5 representa sexta, </text:p>
      <text:p text:style-name="Preformatted_20_Text">6 representa sábado e 7 representa domingo)</text:p>
      <text:p text:style-name="Preformatted_20_Text">jordan:~# date +%u</text:p>
      <text:p text:style-name="Preformatted_20_Text">7</text:p>
      <text:p text:style-name="Preformatted_20_Text"/>
      <text:p text:style-name="Preformatted_20_Text">- Para obter o número da semana desde o inicio do ano (00 a 53)</text:p>
      <text:p text:style-name="Preformatted_20_Text">sendo que domingo é considerado o primeiro dia da semana</text:p>
      <text:p text:style-name="Preformatted_20_Text">jordan:~# date +%U</text:p>
      <text:p text:style-name="Preformatted_20_Text">32</text:p>
      <text:p text:style-name="Preformatted_20_Text"/>
      <text:p text:style-name="Preformatted_20_Text">- Para obter o número da semana desde o inicio do ano (01 a 53)</text:p>
      <text:p text:style-name="Preformatted_20_Text">sendo que segunda é considerado o primeiro dia da semana</text:p>
      <text:p text:style-name="Preformatted_20_Text">jordan:~# date +%V</text:p>
      <text:p text:style-name="Preformatted_20_Text">31</text:p>
      <text:p text:style-name="Preformatted_20_Text"/>
      <text:p text:style-name="Preformatted_20_Text">- Para obter o dia da semana (de 0 a 6) sendo que domingo é representado</text:p>
      <text:p text:style-name="Preformatted_20_Text">como 0, segunda como 1, terça como 2, quarta como 3, quinta como 4,</text:p>
      <text:p text:style-name="Preformatted_20_Text">sexta como 5 e sábado como 6</text:p>
      <text:p text:style-name="Preformatted_20_Text">jordan:~# date +%w</text:p>
      <text:p text:style-name="Preformatted_20_Text">0</text:p>
      <text:p text:style-name="Preformatted_20_Text"/>
      <text:p text:style-name="Preformatted_20_Text">- Para obter o número da semana do ano sendo segunda-feira o primeiro dia</text:p>
      <text:p text:style-name="Preformatted_20_Text"><text:soft-page-break/>da semana (00 a 53)</text:p>
      <text:p text:style-name="Preformatted_20_Text">jordan:~# date +%W</text:p>
      <text:p text:style-name="Preformatted_20_Text">31</text:p>
      <text:p text:style-name="Preformatted_20_Text"/>
      <text:p text:style-name="Preformatted_20_Text">- Para obter o locale com a data no formato "mm/dd/yy"</text:p>
      <text:p text:style-name="Preformatted_20_Text">jordan:~# date +%x</text:p>
      <text:p text:style-name="Preformatted_20_Text">08/07/05</text:p>
      <text:p text:style-name="Preformatted_20_Text"/>
      <text:p text:style-name="Preformatted_20_Text">- Para obter o locale com a hora no formato "hh:mm:ss"</text:p>
      <text:p text:style-name="Preformatted_20_Text">jordan:~# date +%X</text:p>
      <text:p text:style-name="Preformatted_20_Text">10:10:37</text:p>
      <text:p text:style-name="Preformatted_20_Text"/>
      <text:p text:style-name="Preformatted_20_Text">- Para obter os últimos dois dígidos do ano atual</text:p>
      <text:p text:style-name="Preformatted_20_Text">jordan:~# date +%y</text:p>
      <text:p text:style-name="Preformatted_20_Text">05</text:p>
      <text:p text:style-name="Preformatted_20_Text"/>
      <text:p text:style-name="Preformatted_20_Text">- Para obter o ano atual (desde 1970)</text:p>
      <text:p text:style-name="Preformatted_20_Text">jordan:~# date +%Y</text:p>
      <text:p text:style-name="Preformatted_20_Text">2005</text:p>
      <text:p text:style-name="Preformatted_20_Text"/>
      <text:p text:style-name="Preformatted_20_Text">- Para obter o timezone (de acordo com a RFC-2822)</text:p>
      <text:p text:style-name="Preformatted_20_Text">jordan:~# date +%z</text:p>
      <text:p text:style-name="Preformatted_20_Text">-0300</text:p>
      <text:p text:style-name="Preformatted_20_Text"/>
      <text:p text:style-name="Preformatted_20_Text">- Para obter o timezone no formato EDT</text:p>
      <text:p text:style-name="Preformatted_20_Text">jordan:~# date +%Z</text:p>
      <text:p text:style-name="Preformatted_20_Text">BRT</text:p>
      <text:p text:style-name="Preformatted_20_Text"/>
      <text:p text:style-name="Preformatted_20_Text">- Exibe a data de ontem com a formatação do sistema. A opção '--date' pode</text:p>
      <text:p text:style-name="Preformatted_20_Text">ser substituída por '-d' e 'yesterday' pode ser substituído por 'today',</text:p>
      <text:p text:style-name="Preformatted_20_Text">'tomorrow' dentre outras opções)</text:p>
      <text:p text:style-name="Preformatted_20_Text"><text:s/>date --date yesterday</text:p>
      <text:p text:style-name="Preformatted_20_Text"/>
      <text:p text:style-name="Preformatted_20_Text">- Exibe o ano corrente</text:p>
      <text:p text:style-name="Preformatted_20_Text"><text:s/>date +%Y</text:p>
      <text:p text:style-name="Preformatted_20_Text"/>
      <text:p text:style-name="Preformatted_20_Text">- Exibe a data corrente na formatação dd/mm/aaaa)</text:p>
      <text:p text:style-name="Preformatted_20_Text"><text:s/>date +%d/%m/%Y</text:p>
      <text:p text:style-name="Preformatted_20_Text"/>
      <text:p text:style-name="Preformatted_20_Text">- Exibe a data do dia anterior na formatação dd/mm/aaaa)</text:p>
      <text:p text:style-name="Preformatted_20_Text"><text:s/>date -d yesterday +%d/%m/%Y</text:p>
      <text:p text:style-name="Preformatted_20_Text"/>
      <text:p text:style-name="Preformatted_20_Text">- Exibe a data do dia de ontem</text:p>
      <text:p text:style-name="Preformatted_20_Text"><text:s/>date --date '1 day ago'</text:p>
      <text:p text:style-name="Preformatted_20_Text"/>
      <text:p text:style-name="Preformatted_20_Text">- Exibe a data do dia de antes de ontem</text:p>
      <text:p text:style-name="Preformatted_20_Text"><text:s/>date --date ´2 days ago´ </text:p>
      <text:p text:style-name="Preformatted_20_Text"/>
      <text:p text:style-name="Preformatted_20_Text">- Exibe a data depois de amanhã</text:p>
      <text:p text:style-name="Preformatted_20_Text"><text:s/>date --date '2 days'</text:p>
      <text:p text:style-name="Preformatted_20_Text"/>
      <text:p text:style-name="Preformatted_20_Text">- Exibe a data do dia três meses e um dia atrás</text:p>
      <text:p text:style-name="Preformatted_20_Text"><text:s/>date --date ´3 months 1 day´</text:p>
      <text:p text:style-name="Preformatted_20_Text"/>
      <text:p text:style-name="Preformatted_20_Text">- Exibe a data daqui a um ano e três semanas</text:p>
      <text:p text:style-name="Preformatted_20_Text"><text:s/>date --date '1 year 3 weeks'</text:p>
      <text:p text:style-name="Preformatted_20_Text"/>
      <text:p text:style-name="Preformatted_20_Text">- Exibe dia no ano do natal no ano atual</text:p>
      <text:p text:style-name="Preformatted_20_Text"><text:s/>date --date´25 Dec´ + %j</text:p>
      <text:p text:style-name="Preformatted_20_Text"/>
      <text:p text:style-name="Preformatted_20_Text">- Exibe a data 5 dias atras</text:p>
      <text:p text:style-name="Preformatted_20_Text"><text:s/>date --date '5 days ago'</text:p>
      <text:p text:style-name="Preformatted_20_Text"><text:soft-page-break/></text:p>
      <text:p text:style-name="Preformatted_20_Text">- Exibe a data 2 meses atras:</text:p>
      <text:p text:style-name="Preformatted_20_Text"><text:s/>date --date '2 months ago'</text:p>
      <text:p text:style-name="Preformatted_20_Text"/>
      <text:p text:style-name="Preformatted_20_Text">- Exibe a data 3 dias a frente</text:p>
      <text:p text:style-name="Preformatted_20_Text"><text:s/>date --date '3 days'</text:p>
      <text:p text:style-name="Preformatted_20_Text"/>
      <text:p text:style-name="Preformatted_20_Text">- Exibe a data de 2 meses e 15 dias</text:p>
      <text:p text:style-name="Preformatted_20_Text"><text:s/>date --date '2 months 15 days'</text:p>
      <text:p text:style-name="Preformatted_20_Text"/>
      <text:p text:style-name="Preformatted_20_Text">- Exibe a data atual em um formato, incluindo o nome da lua cheia e o</text:p>
      <text:p text:style-name="Preformatted_20_Text">dia do mês</text:p>
      <text:p text:style-name="Preformatted_20_Text"><text:s/>date ´+%B%d´</text:p>
      <text:p text:style-name="Preformatted_20_Text"/>
      <text:p text:style-name="Preformatted_20_Text">Mas isto pode não ser o que você quer pois para os primeiros nove dias do</text:p>
      <text:p text:style-name="Preformatted_20_Text">mês, o ´%d´ se expande para um campo de dois dígitos completados com zero</text:p>
      <text:p text:style-name="Preformatted_20_Text"><text:s/>´date -d 1-may´+%B%d´´</text:p>
      <text:p text:style-name="Preformatted_20_Text"/>
      <text:p text:style-name="Preformatted_20_Text">exibirá: ´May 01´</text:p>
      <text:p text:style-name="Preformatted_20_Text"/>
      <text:p text:style-name="Preformatted_20_Text">- Para exibir a mesma data, mas, sem o zero inicial para dias do mês de um</text:p>
      <text:p text:style-name="Preformatted_20_Text">dígito, você pode utilizar o modificador não padrão ´-´ para suprimi-lo.</text:p>
      <text:p text:style-name="Preformatted_20_Text"><text:s/>date -d 1-may´+%B %-d</text:p>
      <text:p text:style-name="Preformatted_20_Text"/>
      <text:p text:style-name="Preformatted_20_Text">resumo</text:p>
      <text:p text:style-name="Preformatted_20_Text">------</text:p>
      <text:p text:style-name="Preformatted_20_Text">day <text:s text:c="6"/>dia</text:p>
      <text:p text:style-name="Preformatted_20_Text">week <text:s text:c="5"/>semana</text:p>
      <text:p text:style-name="Preformatted_20_Text">month <text:s text:c="4"/>mês</text:p>
      <text:p text:style-name="Preformatted_20_Text">year <text:s text:c="5"/>ano</text:p>
      <text:p text:style-name="Preformatted_20_Text">ago <text:s text:c="6"/>atrás (passados)</text:p>
      <text:p text:style-name="Preformatted_20_Text"/>
      <text:p text:style-name="Preformatted_20_Text"/>
      <text:p text:style-name="Preformatted_20_Text">2.8 - comando finger = exibe informações sobre um usuário</text:p>
      <text:p text:style-name="Preformatted_20_Text"/>
      <text:p text:style-name="Preformatted_20_Text">- Exibe todos os usuários logados no sistema</text:p>
      <text:p text:style-name="Preformatted_20_Text"><text:s/>finger</text:p>
      <text:p text:style-name="Preformatted_20_Text"/>
      <text:p text:style-name="Preformatted_20_Text">- Exibe informações de todos os usuários logados no sistema</text:p>
      <text:p text:style-name="Preformatted_20_Text"><text:s/>finger -l</text:p>
      <text:p text:style-name="Preformatted_20_Text"/>
      <text:p text:style-name="Preformatted_20_Text">- Exibe informações do usuário 'ederjordam' que está cadastrado</text:p>
      <text:p text:style-name="Preformatted_20_Text">no sistema</text:p>
      <text:p text:style-name="Preformatted_20_Text"><text:s/>finger ederjordam</text:p>
      <text:p text:style-name="Preformatted_20_Text"/>
      <text:p text:style-name="Preformatted_20_Text"/>
      <text:p text:style-name="Preformatted_20_Text">2.9 - comando netstat = exibe tabelas de roteamento, conexões de rede,</text:p>
      <text:p text:style-name="Preformatted_20_Text">estatísticas de interface, informacoes sobre portas TCP e UDP abertas e</text:p>
      <text:p text:style-name="Preformatted_20_Text">conexões mascaradas. Exibe informações sobre as portas TCP e UDP abertas</text:p>
      <text:p text:style-name="Preformatted_20_Text">que estao em uso. Este comando sem argumentos mostratrá uma lista de</text:p>
      <text:p text:style-name="Preformatted_20_Text">portas abertas, as que estão ocupadas ou ouvindo o tipo de conexao, host</text:p>
      <text:p text:style-name="Preformatted_20_Text">etc.</text:p>
      <text:p text:style-name="Preformatted_20_Text"/>
      <text:p text:style-name="Preformatted_20_Text">- Exibe o endereçamento IP em suas respectivas portas</text:p>
      <text:p text:style-name="Preformatted_20_Text"><text:s/>netstat -n</text:p>
      <text:p text:style-name="Preformatted_20_Text"/>
      <text:p text:style-name="Preformatted_20_Text">- Exibe os detalhes das conexoes atuais</text:p>
      <text:p text:style-name="Preformatted_20_Text"><text:s/>netstat</text:p>
      <text:p text:style-name="Preformatted_20_Text"/>
      <text:p text:style-name="Preformatted_20_Text">- Exibe informacoes sobre a tabela de roteamento</text:p>
      <text:p text:style-name="Preformatted_20_Text"><text:s/>netstat -r</text:p>
      <text:p text:style-name="Preformatted_20_Text"/>
      <text:p text:style-name="Preformatted_20_Text"><text:soft-page-break/>- Exibe uma tabela de todas as interfaces de rede</text:p>
      <text:p text:style-name="Preformatted_20_Text"><text:s/>netstat -i</text:p>
      <text:p text:style-name="Preformatted_20_Text"/>
      <text:p text:style-name="Preformatted_20_Text">- Verificar informações sobre a rede</text:p>
      <text:p text:style-name="Preformatted_20_Text"><text:s/>netstat -a</text:p>
      <text:p text:style-name="Preformatted_20_Text"/>
      <text:p text:style-name="Preformatted_20_Text">- Exibe todas as portas TCP abertas, aguardando pedido de conexão</text:p>
      <text:p text:style-name="Preformatted_20_Text"><text:s/>netstat -at</text:p>
      <text:p text:style-name="Preformatted_20_Text"/>
      <text:p text:style-name="Preformatted_20_Text">- Exibe todas as portas UDP abertas, aguardando pedido de conexão</text:p>
      <text:p text:style-name="Preformatted_20_Text"><text:s/>netstat -au</text:p>
      <text:p text:style-name="Preformatted_20_Text"/>
      <text:p text:style-name="Preformatted_20_Text">- Visualiza a tabela de rota dos IP inválidos em uma rede</text:p>
      <text:p text:style-name="Preformatted_20_Text"><text:s/>netstat -rn</text:p>
      <text:p text:style-name="Preformatted_20_Text"/>
      <text:p text:style-name="Preformatted_20_Text">- Monitora as conexões</text:p>
      <text:p text:style-name="Preformatted_20_Text"><text:s/>netstat -m</text:p>
      <text:p text:style-name="Preformatted_20_Text"/>
      <text:p text:style-name="Preformatted_20_Text">- Verifica se já não esta no ar a porta 23 do serviço/protocolo telnet</text:p>
      <text:p text:style-name="Preformatted_20_Text"><text:s/>netstat -nta | grep :23</text:p>
      <text:p text:style-name="Preformatted_20_Text"/>
      <text:p text:style-name="Preformatted_20_Text">- Indentifica o processo</text:p>
      <text:p text:style-name="Preformatted_20_Text"><text:s/>netstat -anp</text:p>
      <text:p text:style-name="Preformatted_20_Text"/>
      <text:p text:style-name="Preformatted_20_Text">- Exibe informações selecionadas a cada segundo</text:p>
      <text:p text:style-name="Preformatted_20_Text"><text:s/>netstat -c</text:p>
      <text:p text:style-name="Preformatted_20_Text"/>
      <text:p text:style-name="Preformatted_20_Text">- Exibe as portas abertas no PC atual</text:p>
      <text:p text:style-name="Preformatted_20_Text"><text:s/>netstat -pan --inet</text:p>
      <text:p text:style-name="Preformatted_20_Text"/>
      <text:p text:style-name="Preformatted_20_Text">- Exibe uma lista <text:s/>de todas as sessões mascaradas também pode ser vista.</text:p>
      <text:p text:style-name="Preformatted_20_Text">O suporte a mascaramento é usado para esconder máquinas em endereços de</text:p>
      <text:p text:style-name="Preformatted_20_Text">rede não oficiais do resto do mundo</text:p>
      <text:p text:style-name="Preformatted_20_Text"><text:s/>netstat -M</text:p>
      <text:p text:style-name="Preformatted_20_Text"/>
      <text:p text:style-name="Preformatted_20_Text">- Exibe estatísticas sobre o sub-sistema de rede do kernel linux que são</text:p>
      <text:p text:style-name="Preformatted_20_Text">lidas a partir de '/proc/net/snmp'</text:p>
      <text:p text:style-name="Preformatted_20_Text"><text:s/>netstat -s</text:p>
      <text:p text:style-name="Preformatted_20_Text"/>
      <text:p text:style-name="Preformatted_20_Text">- Faz uma busca por serviços abertos (programas que têm 0.0.0.0 na coluna</text:p>
      <text:p text:style-name="Preformatted_20_Text">'Local Address') que são visíveis para toda à Internet</text:p>
      <text:p text:style-name="Preformatted_20_Text"><text:s/>netstat -pan --inet</text:p>
      <text:p text:style-name="Preformatted_20_Text"/>
      <text:p text:style-name="Preformatted_20_Text">- Verifica se a porta 25 (padrao SMTP) está funcionando</text:p>
      <text:p text:style-name="Preformatted_20_Text"><text:s/>netstat -tan | grep 25</text:p>
      <text:p text:style-name="Preformatted_20_Text"/>
      <text:p text:style-name="Preformatted_20_Text">- Verifica se a porta 6000 (padrao X11 está funcionando)</text:p>
      <text:p text:style-name="Preformatted_20_Text"><text:s/>netstat -tan | grep 6000</text:p>
      <text:p text:style-name="Preformatted_20_Text"/>
      <text:p text:style-name="Preformatted_20_Text">- Para descobrir o endereço IP do gateway padrão</text:p>
      <text:p text:style-name="Preformatted_20_Text"><text:s/>netstat -r</text:p>
      <text:p text:style-name="Preformatted_20_Text"/>
      <text:p text:style-name="Preformatted_20_Text">- Lista todas as portas que estão no estado LISTEN</text:p>
      <text:p text:style-name="Preformatted_20_Text"><text:s/>netstat -an --inet</text:p>
      <text:p text:style-name="Preformatted_20_Text"/>
      <text:p text:style-name="Preformatted_20_Text">- Para encontrar o processo que está mantendo uma porta aberta no seu</text:p>
      <text:p text:style-name="Preformatted_20_Text">computador (netstat -a para ver isso), utilize o seguinte comando</text:p>
      <text:p text:style-name="Preformatted_20_Text"><text:s/>netstat -nap --inet | grep &lt;porta que voce quer&gt;</text:p>
      <text:p text:style-name="Preformatted_20_Text"/>
      <text:p text:style-name="Preformatted_20_Text">- Para descobrir qual programa esta abrindo uma determinada porta</text:p>
      <text:p text:style-name="Preformatted_20_Text"><text:s/>netstat -na (exibe todas as conexões e portas abertas)</text:p>
      <text:p text:style-name="Preformatted_20_Text"/>
      <text:p text:style-name="Preformatted_20_Text"><text:soft-page-break/>então digite:</text:p>
      <text:p text:style-name="Preformatted_20_Text"><text:s/>fuser -n PROTOCOLO PORTA (exibe o pid do processo respondendo pela porta)</text:p>
      <text:p text:style-name="Preformatted_20_Text"/>
      <text:p text:style-name="Preformatted_20_Text"/>
      <text:p text:style-name="Preformatted_20_Text">2.10 - comando mail = envia/visuliza emails no terminal</text:p>
      <text:p text:style-name="Preformatted_20_Text"/>
      <text:p text:style-name="Preformatted_20_Text">Sintaxe:</text:p>
      <text:p text:style-name="Preformatted_20_Text"><text:s/>mail [-s subject] [-c cc-addr] [-b bcc-addr] to-addr</text:p>
      <text:p text:style-name="Preformatted_20_Text"/>
      <text:p text:style-name="Preformatted_20_Text"><text:s/>-s subject : especifica a linha de assunto das mensagens enviadas</text:p>
      <text:p text:style-name="Preformatted_20_Text"/>
      <text:p text:style-name="Preformatted_20_Text"><text:s/>-c cc-addr : especifica uma lista de endereços que devem receber</text:p>
      <text:p text:style-name="Preformatted_20_Text">copias das mensagens</text:p>
      <text:p text:style-name="Preformatted_20_Text"/>
      <text:p text:style-name="Preformatted_20_Text"><text:s/>-b bcc-addr : especifica uma lista de endereços que devem receber</text:p>
      <text:p text:style-name="Preformatted_20_Text">cópias escondidas cegas das mensagens</text:p>
      <text:p text:style-name="Preformatted_20_Text"/>
      <text:p text:style-name="Preformatted_20_Text"><text:s/>to-addr : endereço de email do remetente</text:p>
      <text:p text:style-name="Preformatted_20_Text"/>
      <text:p text:style-name="Preformatted_20_Text">- Para visualizar os emails que estão no arquivo inbox</text:p>
      <text:p text:style-name="Preformatted_20_Text"><text:s/>mail</text:p>
      <text:p text:style-name="Preformatted_20_Text"/>
      <text:p text:style-name="Preformatted_20_Text">- Le a correspondencia da caixa de entrada do usuário 'jordam'</text:p>
      <text:p text:style-name="Preformatted_20_Text"><text:s/>mail -f /var/spool/mail/jordam</text:p>
      <text:p text:style-name="Preformatted_20_Text"/>
      <text:p text:style-name="Preformatted_20_Text">- Le a correspondencia da caixa de entrada do usuario 'user1'</text:p>
      <text:p text:style-name="Preformatted_20_Text"><text:s/>mail -f /var/spool/mail/user1</text:p>
      <text:p text:style-name="Preformatted_20_Text"/>
      <text:p text:style-name="Preformatted_20_Text">- Comando básico para se enviar um email via texto. Deve-se digitar</text:p>
      <text:p text:style-name="Preformatted_20_Text">o 'subjetc', o 'corpo da mensagem' e apertando 'CTRL + D' será</text:p>
      <text:p text:style-name="Preformatted_20_Text">pedido o 'cc'</text:p>
      <text:p text:style-name="Preformatted_20_Text"><text:s/>mail user@dominio.com</text:p>
      <text:p text:style-name="Preformatted_20_Text"/>
      <text:p text:style-name="Preformatted_20_Text">- Envia um email para o usuario 'user@dominio.com' com o arquivo</text:p>
      <text:p text:style-name="Preformatted_20_Text">'file1.txt' anexado</text:p>
      <text:p text:style-name="Preformatted_20_Text"><text:s/>mail -s assunto-do-email usuario@dominio.com &lt; file1.txt</text:p>
      <text:p text:style-name="Preformatted_20_Text"/>
      <text:p text:style-name="Preformatted_20_Text">- Para enviar um email com uma mensagem pesonalizada:</text:p>
      <text:p text:style-name="Preformatted_20_Text"><text:s/>echo "Opa Eder</text:p>
      <text:p text:style-name="Preformatted_20_Text"><text:s/>Tudo bem contigo?</text:p>
      <text:p text:style-name="Preformatted_20_Text"><text:s/>Gostaria que voce me enviasse a apostila. Obrigado</text:p>
      <text:p text:style-name="Preformatted_20_Text"><text:s/>Pedro" | mail -s 'assunto-do-email' usuario@dominio.com.br</text:p>
      <text:p text:style-name="Preformatted_20_Text"/>
      <text:p text:style-name="Preformatted_20_Text">- Envia um email com o arquivo 'bem-vindo.htm' em anexo</text:p>
      <text:p text:style-name="Preformatted_20_Text"><text:s/>cat bem-vindo.htm | mail $1 -s 'Bem Vindo' user@dominio.com</text:p>
      <text:p text:style-name="Preformatted_20_Text"/>
      <text:p text:style-name="Preformatted_20_Text">- Envia um email a todos os usuarios do sistema:</text:p>
      <text:p text:style-name="Preformatted_20_Text"><text:s/>cat /etc/passwd | cut -d: -f 1 | while read x ; do echo "Desliguem seus computadores no final do expediente!" |mail ${x} -s "Aviso do administrador."; done</text:p>
      <text:p text:style-name="Preformatted_20_Text"/>
      <text:p text:style-name="Preformatted_20_Text">- Se voce quiser colocar um texto no corpo da mensagem:</text:p>
      <text:p text:style-name="Preformatted_20_Text"><text:s/>cat texto.txt | mail usuario@dominio.com</text:p>
      <text:p text:style-name="Preformatted_20_Text"/>
      <text:p text:style-name="Preformatted_20_Text">- Se quiser enviar um arquivo anexo:</text:p>
      <text:p text:style-name="Preformatted_20_Text"><text:s/>cat arquivo_anexo.zip | uuencode arquivo_anexo.zip | mail usuario@dominio.com</text:p>
      <text:p text:style-name="Preformatted_20_Text"/>
      <text:p text:style-name="Preformatted_20_Text">- Para enviar um email para vários destinatários:</text:p>
      <text:p text:style-name="Preformatted_20_Text"><text:s/>mail -s "subject" -c "mail CC" -b "mail BCC" mail1 mail2 ... mailn &lt; arquivo-a-ser-enviado.txt</text:p>
      <text:p text:style-name="Preformatted_20_Text"/>
      <text:p text:style-name="Preformatted_20_Text">- Para enviar um único email para vários usuários</text:p>
      <text:p text:style-name="Preformatted_20_Text"><text:soft-page-break/>1) Crie um arquivo com todos emails das pessoas que irãoreceber o email.</text:p>
      <text:p text:style-name="Preformatted_20_Text">Um endereço de email por linha. Escolha um nome de arquivo: "lista.txt"</text:p>
      <text:p text:style-name="Preformatted_20_Text"/>
      <text:p text:style-name="Preformatted_20_Text">2) Tenha em maos tbm o arquivo com o body do email ex. "corpo.txt"</text:p>
      <text:p text:style-name="Preformatted_20_Text"/>
      <text:p text:style-name="Preformatted_20_Text">3) Para enviar, digite:</text:p>
      <text:p text:style-name="Preformatted_20_Text"><text:s/>mail -s assunto 'cat lista.txt' &lt; corpo.txt</text:p>
      <text:p text:style-name="Preformatted_20_Text"/>
      <text:p text:style-name="Preformatted_20_Text"/>
      <text:p text:style-name="Preformatted_20_Text">2.11 - comando uptime = exibe o tempo que seu sistema está ativo (rodando)</text:p>
      <text:p text:style-name="Preformatted_20_Text"/>
      <text:p text:style-name="Preformatted_20_Text">- Para visualizar o carregamento de sua máquina. Se estiver acima de 2.0,</text:p>
      <text:p text:style-name="Preformatted_20_Text">voce está com muito processamento (e talvez pouca memória).</text:p>
      <text:p text:style-name="Preformatted_20_Text"><text:s/>uptime</text:p>
      <text:p text:style-name="Preformatted_20_Text"/>
      <text:p text:style-name="Preformatted_20_Text"><text:s/>12:45pm <text:s/>up 2 days, 20:21, 15 users, <text:s/>load average: 0.37, 0.33, 0.17</text:p>
      <text:p text:style-name="Preformatted_20_Text"><text:s text:c="53"/>^^^^ <text:s/>^^^^ <text:s/>^^^^</text:p>
      <text:p text:style-name="Preformatted_20_Text"/>
      <text:p text:style-name="Preformatted_20_Text">se sua máquina estiver carregada, veja o processo voraz que está comendo</text:p>
      <text:p text:style-name="Preformatted_20_Text">mais memória ("ps auxwww | sed '1d' | sort +5 -nr"). Normalmente alguns</text:p>
      <text:p text:style-name="Preformatted_20_Text">processos como netscape, gnome, etc, começam a crescer indefinidadmente</text:p>
      <text:p text:style-name="Preformatted_20_Text">ocupando toda a memória e todo o tempo de cpu.</text:p>
      <text:p text:style-name="Preformatted_20_Text"/>
      <text:p text:style-name="Preformatted_20_Text"/>
      <text:p text:style-name="Preformatted_20_Text">2.12 - comando last = exibe o histórico de logins e logouts dos usuários</text:p>
      <text:p text:style-name="Preformatted_20_Text">baseado no conteúdo do arquivo '/var/log/wtmp'. São exibidos os seguintes</text:p>
      <text:p text:style-name="Preformatted_20_Text">campos na listagem: nome do usuário, terminal onde ocorreu a conexão e</text:p>
      <text:p text:style-name="Preformatted_20_Text">desconexão, hostname, data do login/logout, hora do login/down e o tempo</text:p>
      <text:p text:style-name="Preformatted_20_Text">em horas:minutos que esteve conectado ao sistema.</text:p>
      <text:p text:style-name="Preformatted_20_Text"/>
      <text:p text:style-name="Preformatted_20_Text">- Exibe os últimos registros dos 15 últimos logins</text:p>
      <text:p text:style-name="Preformatted_20_Text"><text:s/>last | head -15</text:p>
      <text:p text:style-name="Preformatted_20_Text"/>
      <text:p text:style-name="Preformatted_20_Text">-Exibe os últimos 5 usuários que acessaram o computador</text:p>
      <text:p text:style-name="Preformatted_20_Text"><text:s/>last -5</text:p>
      <text:p text:style-name="Preformatted_20_Text"/>
      <text:p text:style-name="Preformatted_20_Text">- Exibe o nome de host a ser apresentado na última coluna</text:p>
      <text:p text:style-name="Preformatted_20_Text"><text:s/>last -a</text:p>
      <text:p text:style-name="Preformatted_20_Text"/>
      <text:p text:style-name="Preformatted_20_Text">- Usa o DNS para resolver o IP de sistemas remotos para nomes DNS,</text:p>
      <text:p text:style-name="Preformatted_20_Text">logins remotos, exibem todos os enderecos IP como nomes de host</text:p>
      <text:p text:style-name="Preformatted_20_Text"><text:s/>last -d</text:p>
      <text:p text:style-name="Preformatted_20_Text"/>
      <text:p text:style-name="Preformatted_20_Text">- Exibe as entradas de desligamento do sistema e alterações do</text:p>
      <text:p text:style-name="Preformatted_20_Text">nível de execução do sistema</text:p>
      <text:p text:style-name="Preformatted_20_Text"><text:s/>last -x</text:p>
      <text:p text:style-name="Preformatted_20_Text"/>
      <text:p text:style-name="Preformatted_20_Text">- Exibe somente as atividades referentes ao usuario user1</text:p>
      <text:p text:style-name="Preformatted_20_Text"><text:s/>last user1</text:p>
      <text:p text:style-name="Preformatted_20_Text"/>
      <text:p text:style-name="Preformatted_20_Text">- Exibe todas as atividades do tty1</text:p>
      <text:p text:style-name="Preformatted_20_Text"><text:s/>last tty1</text:p>
      <text:p text:style-name="Preformatted_20_Text"/>
      <text:p text:style-name="Preformatted_20_Text">- Exibe os últimos 4 acessos que o usuário 'ederjordam' efetuou no sistema</text:p>
      <text:p text:style-name="Preformatted_20_Text"><text:s/>last -R4 ederjordam</text:p>
      <text:p text:style-name="Preformatted_20_Text"/>
      <text:p text:style-name="Preformatted_20_Text"/>
      <text:p text:style-name="Preformatted_20_Text">2.14 - comando dmesg = exibe o buffer de anel do kernel, exibe as mensagens</text:p>
      <text:p text:style-name="Preformatted_20_Text">de inicializacao do sistema.</text:p>
      <text:p text:style-name="Preformatted_20_Text"/>
      <text:p text:style-name="Preformatted_20_Text">- Exibe as mensagens da inicialização do sistema</text:p>
      <text:p text:style-name="Preformatted_20_Text"><text:s/>dmesg</text:p>
      <text:p text:style-name="Preformatted_20_Text"><text:soft-page-break/></text:p>
      <text:p text:style-name="Preformatted_20_Text">- Limpa o buffer após ser exibido</text:p>
      <text:p text:style-name="Preformatted_20_Text"><text:s/>dmesg -c</text:p>
      <text:p text:style-name="Preformatted_20_Text"/>
      <text:p text:style-name="Preformatted_20_Text">- Procura o modelo do drive de CD-ROM do computador</text:p>
      <text:p text:style-name="Preformatted_20_Text"><text:s/>dmesg | grep -i cd-rom</text:p>
      <text:p text:style-name="Preformatted_20_Text"/>
      <text:p text:style-name="Preformatted_20_Text"/>
      <text:p text:style-name="Preformatted_20_Text">2.15 - comando setterm = altera as propriedades de um terminal</text:p>
      <text:p text:style-name="Preformatted_20_Text"/>
      <text:p text:style-name="Preformatted_20_Text">- Altera a cor de fundo (opção -background) do terminal para branco</text:p>
      <text:p text:style-name="Preformatted_20_Text">e suas letras (opção -foreground) para a cor vermelha</text:p>
      <text:p text:style-name="Preformatted_20_Text"><text:s/>setterm -store -background white -foreground red</text:p>
      <text:p text:style-name="Preformatted_20_Text"/>
      <text:p text:style-name="Preformatted_20_Text">- Altera a cor de fundo (opção -background) do terminal para branco</text:p>
      <text:p text:style-name="Preformatted_20_Text">e suas letras (opção -foreground) para a cor azul</text:p>
      <text:p text:style-name="Preformatted_20_Text"><text:s/>setterm -store -background white -foreground blue</text:p>
      <text:p text:style-name="Preformatted_20_Text"/>
      <text:p text:style-name="Preformatted_20_Text"/>
      <text:p text:style-name="Preformatted_20_Text">2.16 - comando users = informa os usuários conectados atualmente no sistema.</text:p>
      <text:p text:style-name="Preformatted_20_Text">Os nomes de usuários são obtidos no arquivo '/var/log/wtmp'</text:p>
      <text:p text:style-name="Preformatted_20_Text"><text:s/>users</text:p>
      <text:p text:style-name="Preformatted_20_Text"/>
      <text:p text:style-name="Preformatted_20_Text"/>
      <text:p text:style-name="Preformatted_20_Text">2.17 - comando id = exibe os UIDs e GIDs efetivos e reais</text:p>
      <text:p text:style-name="Preformatted_20_Text"/>
      <text:p text:style-name="Preformatted_20_Text">- Exibe os grupos em que o usuario atual esta cadastrado</text:p>
      <text:p text:style-name="Preformatted_20_Text"><text:s/>id</text:p>
      <text:p text:style-name="Preformatted_20_Text"/>
      <text:p text:style-name="Preformatted_20_Text">- Exibe o id do usuário 'jordam'</text:p>
      <text:p text:style-name="Preformatted_20_Text"><text:s/>id jordam</text:p>
      <text:p text:style-name="Preformatted_20_Text"/>
      <text:p text:style-name="Preformatted_20_Text">- Exibe somente o ID do grupo 'programadores'</text:p>
      <text:p text:style-name="Preformatted_20_Text"><text:s/>id -g programadores</text:p>
      <text:p text:style-name="Preformatted_20_Text"/>
      <text:p text:style-name="Preformatted_20_Text"/>
      <text:p text:style-name="Preformatted_20_Text">2.18 - comando w = exibe quem está logado no sistema. Além de determinar</text:p>
      <text:p text:style-name="Preformatted_20_Text">o que está sendo feito, o tempo de uso do processador, etc:</text:p>
      <text:p text:style-name="Preformatted_20_Text"><text:s/>w</text:p>
      <text:p text:style-name="Preformatted_20_Text"/>
      <text:p text:style-name="Preformatted_20_Text"/>
      <text:p text:style-name="Preformatted_20_Text">2.19 - comando whereis = localiza o arquivo executável, fonte e páginas de</text:p>
      <text:p text:style-name="Preformatted_20_Text">manual de um determinado comando do sistema</text:p>
      <text:p text:style-name="Preformatted_20_Text"/>
      <text:p text:style-name="Preformatted_20_Text">- Para localizar o arquivo executável do comando 'ls'</text:p>
      <text:p text:style-name="Preformatted_20_Text"><text:s/>whereis ls</text:p>
      <text:p text:style-name="Preformatted_20_Text"/>
      <text:p text:style-name="Preformatted_20_Text">- Realiza uma pesquisa apenas nos arquivos binarios</text:p>
      <text:p text:style-name="Preformatted_20_Text"><text:s/>whereis -b cat</text:p>
      <text:p text:style-name="Preformatted_20_Text"/>
      <text:p text:style-name="Preformatted_20_Text">- Realiza uma pesquisa apenas nas páginas de manual</text:p>
      <text:p text:style-name="Preformatted_20_Text"><text:s/>whereis -m cat</text:p>
      <text:p text:style-name="Preformatted_20_Text"/>
      <text:p text:style-name="Preformatted_20_Text">- Realiza uma pesquisa apenas o codigo fonte</text:p>
      <text:p text:style-name="Preformatted_20_Text"><text:s/>whereis -s cat</text:p>
      <text:p text:style-name="Preformatted_20_Text"/>
      <text:p text:style-name="Preformatted_20_Text"/>
      <text:p text:style-name="Preformatted_20_Text">2.20 - comando which = exibe o caminho completo de um programa, buscando</text:p>
      <text:p text:style-name="Preformatted_20_Text">por executáveis nos PATH's exportados</text:p>
      <text:p text:style-name="Preformatted_20_Text"/>
      <text:p text:style-name="Preformatted_20_Text">- Exibe o caminho do programa cat</text:p>
      <text:p text:style-name="Preformatted_20_Text"><text:s/>which cat</text:p>
      <text:p text:style-name="Preformatted_20_Text"><text:soft-page-break/></text:p>
      <text:p text:style-name="Preformatted_20_Text">- Exibe TODOS os caminhos do programa cat</text:p>
      <text:p text:style-name="Preformatted_20_Text"><text:s/>which -a cat</text:p>
      <text:p text:style-name="Preformatted_20_Text"/>
      <text:p text:style-name="Preformatted_20_Text"/>
      <text:p text:style-name="Preformatted_20_Text">2.21 - comando env = exibe as variáveis que o seu shell possui</text:p>
      <text:p text:style-name="Preformatted_20_Text"><text:s/>env</text:p>
      <text:p text:style-name="Preformatted_20_Text"/>
      <text:p text:style-name="Preformatted_20_Text"/>
      <text:p text:style-name="Preformatted_20_Text">2.22 - comando lynx = navegador web (browser) que funciona no terminal</text:p>
      <text:p text:style-name="Preformatted_20_Text"/>
      <text:p text:style-name="Preformatted_20_Text">- Exibe informações do servidor web do site 'http://www.dominio.com.br'</text:p>
      <text:p text:style-name="Preformatted_20_Text"><text:s/>lynx -dump -head http://www.dominio.com.br</text:p>
      <text:p text:style-name="Preformatted_20_Text"/>
      <text:p text:style-name="Preformatted_20_Text">- Converte o arquivo 'file1.html' para um arquivo no formato TXT, ou seja,</text:p>
      <text:p text:style-name="Preformatted_20_Text">texto puro</text:p>
      <text:p text:style-name="Preformatted_20_Text"><text:s/>lynx -dump -nolist file1.html</text:p>
      <text:p text:style-name="Preformatted_20_Text"/>
      <text:p text:style-name="Preformatted_20_Text"/>
      <text:p text:style-name="Preformatted_20_Text">2.23 - comando xscreensaver = manipula as proteções de tela no console</text:p>
      <text:p text:style-name="Preformatted_20_Text"/>
      <text:p text:style-name="Preformatted_20_Text"/>
      <text:p text:style-name="Preformatted_20_Text">2.24 - comando ldd = lista as depedências de bibliotecas compartilhadas</text:p>
      <text:p text:style-name="Preformatted_20_Text">necessárias por cada programa ou por outras bibliotecas.</text:p>
      <text:p text:style-name="Preformatted_20_Text"/>
      <text:p text:style-name="Preformatted_20_Text">- Exibe uma lista de bibliotecas que o programa Eterm depende para ser</text:p>
      <text:p text:style-name="Preformatted_20_Text">executado no computador</text:p>
      <text:p text:style-name="Preformatted_20_Text"><text:s/>ldd /usr/bin/Eterm</text:p>
      <text:p text:style-name="Preformatted_20_Text"/>
      <text:p text:style-name="Preformatted_20_Text">- Exibe uma lista de bibliotecas que o programa Eterm depende para ser</text:p>
      <text:p text:style-name="Preformatted_20_Text">executado no computador</text:p>
      <text:p text:style-name="Preformatted_20_Text"><text:s/>ldd `which /usr/bin/Eterm`</text:p>
      <text:p text:style-name="Preformatted_20_Text"/>
      <text:p text:style-name="Preformatted_20_Text">- Exibe funções ausentes</text:p>
      <text:p text:style-name="Preformatted_20_Text"><text:s/>ldd -d programa1</text:p>
      <text:p text:style-name="Preformatted_20_Text"/>
      <text:p text:style-name="Preformatted_20_Text">- Exibe objetos de dados e funções</text:p>
      <text:p text:style-name="Preformatted_20_Text"><text:s/>ldd -r programa1</text:p>
      <text:p text:style-name="Preformatted_20_Text"/>
      <text:p text:style-name="Preformatted_20_Text">- Exibe as bibliotecas que o software amule necessita mas que não estão</text:p>
      <text:p text:style-name="Preformatted_20_Text">instaladas no sistema</text:p>
      <text:p text:style-name="Preformatted_20_Text"><text:s/>ldd /usr/bin/amule | grep not</text:p>
      <text:p text:style-name="Preformatted_20_Text"/>
      <text:p text:style-name="Preformatted_20_Text"><text:s/>libwx_gtk2_xrc-2.6.so.0 =&gt; not found</text:p>
      <text:p text:style-name="Preformatted_20_Text"><text:s/>libwx_gtk2_qa-2.6.so.0 =&gt; not found</text:p>
      <text:p text:style-name="Preformatted_20_Text"><text:s/>libwx_gtk2_html-2.6.so.0 =&gt; not found</text:p>
      <text:p text:style-name="Preformatted_20_Text"><text:s/>libwx_gtk2_adv-2.6.so.0 =&gt; not found</text:p>
      <text:p text:style-name="Preformatted_20_Text"><text:s/>libwx_gtk2_core-2.6.so.0 =&gt; not found</text:p>
      <text:p text:style-name="Preformatted_20_Text"><text:s/>libwx_base_xml-2.6.so.0 =&gt; not found</text:p>
      <text:p text:style-name="Preformatted_20_Text"><text:s/>libwx_base_net-2.6.so.0 =&gt; not found</text:p>
      <text:p text:style-name="Preformatted_20_Text"><text:s/>libwx_base-2.6.so.0 =&gt; not found</text:p>
      <text:p text:style-name="Preformatted_20_Text"/>
      <text:p text:style-name="Preformatted_20_Text"/>
      <text:p text:style-name="Preformatted_20_Text">2.25 - comando lspci = lista todos os dispositivos PCI do pc</text:p>
      <text:p text:style-name="Preformatted_20_Text"><text:s/>lspci</text:p>
      <text:p text:style-name="Preformatted_20_Text"><text:s/>lspci -vn | more</text:p>
      <text:p text:style-name="Preformatted_20_Text"><text:s/>lspci -vv</text:p>
      <text:p text:style-name="Preformatted_20_Text"/>
      <text:p text:style-name="Preformatted_20_Text"><text:s/>00:00.0 Host bridge: Silicon Integrated Systems [SiS] 530 Host (rev 03)</text:p>
      <text:p text:style-name="Preformatted_20_Text"><text:s/>00:00.1 IDE interface: Silicon Integrated Systems [SiS] 5513 [IDE] (rev d0)</text:p>
      <text:p text:style-name="Preformatted_20_Text"><text:s/>00:01.0 ISA bridge: Silicon Integrated Systems [SiS] 85C503/5513 (rev b1)</text:p>
      <text:p text:style-name="Preformatted_20_Text"><text:s/>00:01.1 Class ff00: Silicon Integrated Systems [SiS] ACPI</text:p>
      <text:p text:style-name="Preformatted_20_Text"><text:soft-page-break/><text:s/>00:02.0 PCI bridge: Silicon Integrated Systems [SiS] 5591/5592 AGP</text:p>
      <text:p text:style-name="Preformatted_20_Text"><text:s/>00:09.0 VGA compatible controller: Trident Microsystems TGUI 9660/968x/968x (rev d3)</text:p>
      <text:p text:style-name="Preformatted_20_Text"><text:s/>00:0c.0 Multimedia audio controller: C-Media Electronics Inc CM8738 (rev 10)</text:p>
      <text:p text:style-name="Preformatted_20_Text"><text:s/>00:0c.1 Communication controller: C-Media Electronics Inc CM8738 (rev 20)</text:p>
      <text:p text:style-name="Preformatted_20_Text"><text:s/>00:0d.0 Ethernet controller: Silicon Integrated Systems [SiS] SiS900 10/100 Ethernet (rev 02)</text:p>
      <text:p text:style-name="Preformatted_20_Text"><text:s/>01:00.0 VGA compatible controller: Silicon Integrated Systems [SiS] 6306 3D-AGP (rev a3)</text:p>
      <text:p text:style-name="Preformatted_20_Text"/>
      <text:p text:style-name="Preformatted_20_Text">* Esta é a descrição do chipset principal da placa-mãe SIS 530:</text:p>
      <text:p text:style-name="Preformatted_20_Text"><text:s/>00:00.0 Host bridge: Silicon Integrated Systems [SiS] 530 Host (rev 03)</text:p>
      <text:p text:style-name="Preformatted_20_Text"/>
      <text:p text:style-name="Preformatted_20_Text">* Interface IDE SIS 513, chipset que controla a interface usada pelos CDs</text:p>
      <text:p text:style-name="Preformatted_20_Text">e HDs por exemplo:</text:p>
      <text:p text:style-name="Preformatted_20_Text"><text:s/>00:00.1 IDE interface: Silicon Integrated Systems [SiS] 5513 [IDE] (rev d0)</text:p>
      <text:p text:style-name="Preformatted_20_Text"/>
      <text:p text:style-name="Preformatted_20_Text">* Barramento ISA:</text:p>
      <text:p text:style-name="Preformatted_20_Text"><text:s/>00:01.0 ISA bridge: Silicon Integrated Systems [SiS] 85C503/5513 (rev b1)</text:p>
      <text:p text:style-name="Preformatted_20_Text"/>
      <text:p text:style-name="Preformatted_20_Text">* ACPI é usado para controlar o consumo de energia de micros modernos:</text:p>
      <text:p text:style-name="Preformatted_20_Text"><text:s/>00:01.1 Class ff00: Silicon Integrated Systems [SiS] ACPI</text:p>
      <text:p text:style-name="Preformatted_20_Text"/>
      <text:p text:style-name="Preformatted_20_Text">* A palavra mágica "AGP" no final da uma dica:</text:p>
      <text:p text:style-name="Preformatted_20_Text"><text:s/>00:02.0 PCI bridge: Silicon Integrated Systems [SiS] 5591/5592 AGP</text:p>
      <text:p text:style-name="Preformatted_20_Text"/>
      <text:p text:style-name="Preformatted_20_Text">* O lspci encontrou minha placa de vídeo Trident, posso usar dois monitores ao</text:p>
      <text:p text:style-name="Preformatted_20_Text">mesmo tempo:</text:p>
      <text:p text:style-name="Preformatted_20_Text"><text:s/>00:09.0 VGA compatible controller: Trident Microsystems TGUI 9660/968x/968x (rev d3)</text:p>
      <text:p text:style-name="Preformatted_20_Text"/>
      <text:p text:style-name="Preformatted_20_Text">* Olha meu controlador de áudio ai. Aquele CM8738 no final é importante, é</text:p>
      <text:p text:style-name="Preformatted_20_Text">o chipset:</text:p>
      <text:p text:style-name="Preformatted_20_Text"><text:s/>00:0c.0 Multimedia audio controller: C-Media Electronics Inc CM8738 (rev 10)</text:p>
      <text:p text:style-name="Preformatted_20_Text"/>
      <text:p text:style-name="Preformatted_20_Text">* C-Media de novo, mas tem uma função diferente da anterior:</text:p>
      <text:p text:style-name="Preformatted_20_Text"><text:s/>00:0c.1 Communication controller: C-Media Electronics Inc CM8738 (rev 20)</text:p>
      <text:p text:style-name="Preformatted_20_Text"/>
      <text:p text:style-name="Preformatted_20_Text">* Controlador de Rede, SIS900 é o chip:</text:p>
      <text:p text:style-name="Preformatted_20_Text"><text:s/>00:0d.0 Ethernet controller: Silicon Integrated Systems [SiS] SiS900 10/100 Ethernet (rev 02)</text:p>
      <text:p text:style-name="Preformatted_20_Text"/>
      <text:p text:style-name="Preformatted_20_Text">* OK, meu controlador VGA, 3d-AGP ruim que dói, mas pelo menos o nome rima:</text:p>
      <text:p text:style-name="Preformatted_20_Text"><text:s/>01:00.0 VGA compatible controller: Silicon Integrated Systems [SiS] 6306 3D-AGP (rev a3)</text:p>
      <text:p text:style-name="Preformatted_20_Text"/>
      <text:p text:style-name="Preformatted_20_Text"/>
      <text:p text:style-name="Preformatted_20_Text">2.26 - comando head = exibe as primeiras linhas de um arquivo</text:p>
      <text:p text:style-name="Preformatted_20_Text"/>
      <text:p text:style-name="Preformatted_20_Text">- Exibe as primeiras 8 linhas do arquivo 'file1.txt'. Caso nao for especi-</text:p>
      <text:p text:style-name="Preformatted_20_Text">ficado, o comando head exibe as 10 primeiras linhas do arquivo</text:p>
      <text:p text:style-name="Preformatted_20_Text"><text:s/>head -n 8 file1.txt</text:p>
      <text:p text:style-name="Preformatted_20_Text"/>
      <text:p text:style-name="Preformatted_20_Text">- Exibe as primeiras 3 linhas do arquivo file2.txt. Caso nao for especificado,</text:p>
      <text:p text:style-name="Preformatted_20_Text">o comando head exibe as 10 primeiras linhas do arquivo</text:p>
      <text:p text:style-name="Preformatted_20_Text"><text:s/>head -n 3 file2.txt</text:p>
      <text:p text:style-name="Preformatted_20_Text"/>
      <text:p text:style-name="Preformatted_20_Text">- Gera uma senha de 6 caracteres</text:p>
      <text:p text:style-name="Preformatted_20_Text"><text:s/>head -c 6 /dev/random | mimencode</text:p>
      <text:p text:style-name="Preformatted_20_Text"/>
      <text:p text:style-name="Preformatted_20_Text">- Gera uma senha de 8 caracteres</text:p>
      <text:p text:style-name="Preformatted_20_Text"><text:s/>head -c 8 /dev/random | mimencode</text:p>
      <text:p text:style-name="Preformatted_20_Text"><text:soft-page-break/></text:p>
      <text:p text:style-name="Preformatted_20_Text">- Cria senhas randomicas</text:p>
      <text:p text:style-name="Preformatted_20_Text"><text:s/>head -c 6 /dev/urandom | uuencode - | cat -n | grep 2 | cut -f2 | cut -c 2,3,4,5,6,7,8,9</text:p>
      <text:p text:style-name="Preformatted_20_Text"/>
      <text:p text:style-name="Preformatted_20_Text">- Exibe a enésima linha de todos os arquivos de um diretório</text:p>
      <text:p text:style-name="Preformatted_20_Text"><text:s/>head -n N * | tail -n 1</text:p>
      <text:p text:style-name="Preformatted_20_Text"/>
      <text:p text:style-name="Preformatted_20_Text">- Exibe a enesima linha de todos os arquivos de um diretório</text:p>
      <text:p text:style-name="Preformatted_20_Text"><text:s/>head -n arquivo | tail -1</text:p>
      <text:p text:style-name="Preformatted_20_Text"/>
      <text:p text:style-name="Preformatted_20_Text">- Imprime as 30 linhas iniciais do arquivo 'file1.txt'</text:p>
      <text:p text:style-name="Preformatted_20_Text"><text:s/>head -n 30 file1.txt &gt; /dev/lp0</text:p>
      <text:p text:style-name="Preformatted_20_Text"/>
      <text:p text:style-name="Preformatted_20_Text"/>
      <text:p text:style-name="Preformatted_20_Text">2.27 - comando fuser = permite identificar e fechar os processos que</text:p>
      <text:p text:style-name="Preformatted_20_Text">estão utilizando arquivos e soquetes do sistema.</text:p>
      <text:p text:style-name="Preformatted_20_Text"/>
      <text:p text:style-name="Preformatted_20_Text">- Exibe quem está acessando o ponto de montagem '/dev/cdrom'</text:p>
      <text:p text:style-name="Preformatted_20_Text"><text:s/>fuser -u /mnt/cdrom</text:p>
      <text:p text:style-name="Preformatted_20_Text"/>
      <text:p text:style-name="Preformatted_20_Text">- Exibe qual programa esta rodando na porta 23 TCP</text:p>
      <text:p text:style-name="Preformatted_20_Text"><text:s/>fuser -v -n tcp 23</text:p>
      <text:p text:style-name="Preformatted_20_Text"/>
      <text:p text:style-name="Preformatted_20_Text">- Exibe qual programa esta rodando na porta 23 UDP</text:p>
      <text:p text:style-name="Preformatted_20_Text"><text:s/>fuser -v -n udp 23</text:p>
      <text:p text:style-name="Preformatted_20_Text"/>
      <text:p text:style-name="Preformatted_20_Text">- Exibe informacoes sobre a porta 1353</text:p>
      <text:p text:style-name="Preformatted_20_Text"><text:s/>fuser -v 1353/tcp</text:p>
      <text:p text:style-name="Preformatted_20_Text"/>
      <text:p text:style-name="Preformatted_20_Text">- Exibe qual programa esta usando o dispositivo '/dev/dsp'</text:p>
      <text:p text:style-name="Preformatted_20_Text"><text:s/>fuser -v /dev/dsp</text:p>
      <text:p text:style-name="Preformatted_20_Text"/>
      <text:p text:style-name="Preformatted_20_Text">- Exibe qual programa esta utilizando a porta 631</text:p>
      <text:p text:style-name="Preformatted_20_Text"><text:s/>lsof | grep 631</text:p>
      <text:p text:style-name="Preformatted_20_Text"/>
      <text:p text:style-name="Preformatted_20_Text">- Pergunta antes de destruir o processo 1121</text:p>
      <text:p text:style-name="Preformatted_20_Text"><text:s/>fuser -i 1121</text:p>
      <text:p text:style-name="Preformatted_20_Text"/>
      <text:p text:style-name="Preformatted_20_Text"/>
      <text:p text:style-name="Preformatted_20_Text">2.28 - comando time = mede o tempo que um programa ou comando leva para</text:p>
      <text:p text:style-name="Preformatted_20_Text">ser executado.</text:p>
      <text:p text:style-name="Preformatted_20_Text"/>
      <text:p text:style-name="Preformatted_20_Text">- Mede o tempo em que o programa Star Office demora para ser carregado</text:p>
      <text:p text:style-name="Preformatted_20_Text"><text:s/>time /usr/bin/soffice</text:p>
      <text:p text:style-name="Preformatted_20_Text"/>
      <text:p text:style-name="Preformatted_20_Text">- Mede o tempo em que o programa ls é executado</text:p>
      <text:p text:style-name="Preformatted_20_Text"><text:s/>time ls</text:p>
      <text:p text:style-name="Preformatted_20_Text"/>
      <text:p text:style-name="Preformatted_20_Text">- Mede o tempo em que o programa find é executado</text:p>
      <text:p text:style-name="Preformatted_20_Text"><text:s/>time find / -name *.txt - print</text:p>
      <text:p text:style-name="Preformatted_20_Text"/>
      <text:p text:style-name="Preformatted_20_Text"/>
      <text:p text:style-name="Preformatted_20_Text">2.29 - comando fdisk = possui ferramentas para a manipulação de tabelas</text:p>
      <text:p text:style-name="Preformatted_20_Text">de particao.</text:p>
      <text:p text:style-name="Preformatted_20_Text"/>
      <text:p text:style-name="Preformatted_20_Text">- Exibe a tabela de partições para os seguintes dispositivos /dev/hd[a-d],</text:p>
      <text:p text:style-name="Preformatted_20_Text">/dev/sd[a-h] e /dev/ed[a-d]</text:p>
      <text:p text:style-name="Preformatted_20_Text"><text:s/>fdisk -l</text:p>
      <text:p text:style-name="Preformatted_20_Text"/>
      <text:p text:style-name="Preformatted_20_Text">- Exibe o número da versão do fdisk</text:p>
      <text:p text:style-name="Preformatted_20_Text"><text:s/>fdisk -v</text:p>
      <text:p text:style-name="Preformatted_20_Text"><text:soft-page-break/></text:p>
      <text:p text:style-name="Preformatted_20_Text"/>
      <text:p text:style-name="Preformatted_20_Text">2.30 - comando ksyms = exibe informações sobre simbolos do kernel exportados</text:p>
      <text:p text:style-name="Preformatted_20_Text"/>
      <text:p text:style-name="Preformatted_20_Text">- Exibe todos os simbolos, incluindo os do kernel atual</text:p>
      <text:p text:style-name="Preformatted_20_Text"><text:s/>ksyms -a</text:p>
      <text:p text:style-name="Preformatted_20_Text"/>
      <text:p text:style-name="Preformatted_20_Text">- Exibe informacoes de modulo, incluindo endereco e tamanho do módulo</text:p>
      <text:p text:style-name="Preformatted_20_Text"><text:s/>ksyms -m</text:p>
      <text:p text:style-name="Preformatted_20_Text"/>
      <text:p text:style-name="Preformatted_20_Text"/>
      <text:p text:style-name="Preformatted_20_Text">2.31 - comando logname = exibe o username do usuário</text:p>
      <text:p text:style-name="Preformatted_20_Text"><text:s/>logname</text:p>
      <text:p text:style-name="Preformatted_20_Text"/>
      <text:p text:style-name="Preformatted_20_Text"/>
      <text:p text:style-name="Preformatted_20_Text">2.32 - comando lsmod = exibe os módulos atualmente carregados no kernel</text:p>
      <text:p text:style-name="Preformatted_20_Text"><text:s/>lsmod</text:p>
      <text:p text:style-name="Preformatted_20_Text"/>
      <text:p text:style-name="Preformatted_20_Text"/>
      <text:p text:style-name="Preformatted_20_Text">2.33 - comando mailto = envia um email para um ou mais destinatários</text:p>
      <text:p text:style-name="Preformatted_20_Text"><text:s/>mailto -a character-set -c address -s subject recipient</text:p>
      <text:p text:style-name="Preformatted_20_Text"/>
      <text:p text:style-name="Preformatted_20_Text"><text:s/>-a character-set : especifica um conjunto de caracteres alternativo</text:p>
      <text:p text:style-name="Preformatted_20_Text">como o ISO-8859-8. O padrão é US-ASCII</text:p>
      <text:p text:style-name="Preformatted_20_Text"/>
      <text:p text:style-name="Preformatted_20_Text"><text:s/>-c address : especifica uma lista de enderecos que devem receber</text:p>
      <text:p text:style-name="Preformatted_20_Text">copias das mensagens</text:p>
      <text:p text:style-name="Preformatted_20_Text"/>
      <text:p text:style-name="Preformatted_20_Text"><text:s/>-s subject : especifica o assunto da mensagem. Se o assunto tiver mais</text:p>
      <text:p text:style-name="Preformatted_20_Text">de uma palavra, coloque-o entre aspas.</text:p>
      <text:p text:style-name="Preformatted_20_Text"/>
      <text:p text:style-name="Preformatted_20_Text">recipient : outros enderecos de emails para que se devem enviar a mensagem</text:p>
      <text:p text:style-name="Preformatted_20_Text"/>
      <text:p text:style-name="Preformatted_20_Text">Para concluir a composicao de uma mensagem, use CTRL + D o digite um "."</text:p>
      <text:p text:style-name="Preformatted_20_Text">sozinho em uma linha em branco.</text:p>
      <text:p text:style-name="Preformatted_20_Text"/>
      <text:p text:style-name="Preformatted_20_Text"/>
      <text:p text:style-name="Preformatted_20_Text">2.34 - comando pidof = localiza e exibe os ID's de processos de um ou</text:p>
      <text:p text:style-name="Preformatted_20_Text">mais programas</text:p>
      <text:p text:style-name="Preformatted_20_Text"/>
      <text:p text:style-name="Preformatted_20_Text">- Localiza o ID referente a execucao do programa xmms</text:p>
      <text:p text:style-name="Preformatted_20_Text"><text:s/>pidof -s xmms</text:p>
      <text:p text:style-name="Preformatted_20_Text"/>
      <text:p text:style-name="Preformatted_20_Text">- Exibe os PIDs que estejam execudando sobre o xmms</text:p>
      <text:p text:style-name="Preformatted_20_Text"><text:s/>pidof -x xmms</text:p>
      <text:p text:style-name="Preformatted_20_Text"/>
      <text:p text:style-name="Preformatted_20_Text">- Obtem o PID do numero do processo digitado</text:p>
      <text:p text:style-name="Preformatted_20_Text"><text:s/>pidof NOME_DO_PROCESSO</text:p>
      <text:p text:style-name="Preformatted_20_Text">EX:</text:p>
      <text:p text:style-name="Preformatted_20_Text"><text:s/>pidof ntop</text:p>
      <text:p text:style-name="Preformatted_20_Text"/>
      <text:p text:style-name="Preformatted_20_Text"/>
      <text:p text:style-name="Preformatted_20_Text">2.35 - comando quota = exibe informações de cota de utilização de disco</text:p>
      <text:p text:style-name="Preformatted_20_Text">de um usuario. Sintaxe:</text:p>
      <text:p text:style-name="Preformatted_20_Text"/>
      <text:p text:style-name="Preformatted_20_Text"><text:s/>quota -F format-name -guv | q</text:p>
      <text:p text:style-name="Preformatted_20_Text"><text:s/>quota -F format-name -uv | q user</text:p>
      <text:p text:style-name="Preformatted_20_Text"><text:s/>quota -F format-name -gv | q group</text:p>
      <text:p text:style-name="Preformatted_20_Text"/>
      <text:p text:style-name="Preformatted_20_Text">- Exibe a cota dos grupos a que o usuário pertence</text:p>
      <text:p text:style-name="Preformatted_20_Text"><text:s/>quota -g</text:p>
      <text:p text:style-name="Preformatted_20_Text"/>
      <text:p text:style-name="Preformatted_20_Text"><text:soft-page-break/>- Exibe informaceos de cota do usuário</text:p>
      <text:p text:style-name="Preformatted_20_Text"><text:s/>quota -u</text:p>
      <text:p text:style-name="Preformatted_20_Text"/>
      <text:p text:style-name="Preformatted_20_Text">- Exibe cotas para sistemas de arquivos onde nao está alocado armazenamento</text:p>
      <text:p text:style-name="Preformatted_20_Text"><text:s/>quota -v</text:p>
      <text:p text:style-name="Preformatted_20_Text"/>
      <text:p text:style-name="Preformatted_20_Text"/>
      <text:p text:style-name="Preformatted_20_Text">2.36 - comando quotacheck = percorre um sistema de arquivo para ver a</text:p>
      <text:p text:style-name="Preformatted_20_Text">utilização de disco por um usuário ou grupo e produz os resultados nos</text:p>
      <text:p text:style-name="Preformatted_20_Text">arquivos 'quota.user' e 'quota.group'. Sintaxe:</text:p>
      <text:p text:style-name="Preformatted_20_Text"><text:s/>quotacheck -guv -F quota-format -a | filesystem</text:p>
      <text:p text:style-name="Preformatted_20_Text"/>
      <text:p text:style-name="Preformatted_20_Text">- Verifica todos os sistemas de arquivos no arquivo '/etc/fstab'</text:p>
      <text:p text:style-name="Preformatted_20_Text"><text:s/>quotacheck -a</text:p>
      <text:p text:style-name="Preformatted_20_Text"/>
      <text:p text:style-name="Preformatted_20_Text">- Verifica os arquivos e diretórios ussados por uma ID de grupo em particular</text:p>
      <text:p text:style-name="Preformatted_20_Text"><text:s/>quotacheck -g</text:p>
      <text:p text:style-name="Preformatted_20_Text"/>
      <text:p text:style-name="Preformatted_20_Text">- Verifica os arquivos e diretórios usados por uma ID de usuário em particular</text:p>
      <text:p text:style-name="Preformatted_20_Text"><text:s/>quotacheck -u</text:p>
      <text:p text:style-name="Preformatted_20_Text"/>
      <text:p text:style-name="Preformatted_20_Text">- Exibe cotas para sistemas de arquivos onde nao esta alocado armazenamento</text:p>
      <text:p text:style-name="Preformatted_20_Text"><text:s/>quotacheck -v</text:p>
      <text:p text:style-name="Preformatted_20_Text"/>
      <text:p text:style-name="Preformatted_20_Text"/>
      <text:p text:style-name="Preformatted_20_Text">2.37 - comando quotaoff = desativa cotas de utilizacao de disco de um</text:p>
      <text:p text:style-name="Preformatted_20_Text">ou mais sistemas de arquivo.</text:p>
      <text:p text:style-name="Preformatted_20_Text"/>
      <text:p text:style-name="Preformatted_20_Text">sintaxe: quotaoff -g -u -a | filesystem</text:p>
      <text:p text:style-name="Preformatted_20_Text"/>
      <text:p text:style-name="Preformatted_20_Text"><text:s/>quotaoff -a = desativa cotas de todos os sistemas de arquivos</text:p>
      <text:p text:style-name="Preformatted_20_Text">em /etc/fstab</text:p>
      <text:p text:style-name="Preformatted_20_Text"/>
      <text:p text:style-name="Preformatted_20_Text"><text:s/>quotaoff -g = desativa as cotas de grupo dos sistemas de arquivo</text:p>
      <text:p text:style-name="Preformatted_20_Text">especificados</text:p>
      <text:p text:style-name="Preformatted_20_Text"/>
      <text:p text:style-name="Preformatted_20_Text"><text:s/>quotaoff -u = desativa as cotas de usuario dos sistemas de arquivo</text:p>
      <text:p text:style-name="Preformatted_20_Text">especificados</text:p>
      <text:p text:style-name="Preformatted_20_Text"/>
      <text:p text:style-name="Preformatted_20_Text"/>
      <text:p text:style-name="Preformatted_20_Text">2.38 - comando quotaon = ativa as contas de utilização de disco de um</text:p>
      <text:p text:style-name="Preformatted_20_Text">ou mais sistemas de arquivos. Sintaxe:</text:p>
      <text:p text:style-name="Preformatted_20_Text"><text:s/>quotaon -g -u -a | filesystem</text:p>
      <text:p text:style-name="Preformatted_20_Text"/>
      <text:p text:style-name="Preformatted_20_Text">- Ativa as cotas de todos os sistemas de arquivo em '/etc/fstab'</text:p>
      <text:p text:style-name="Preformatted_20_Text"><text:s/>quotaon -a</text:p>
      <text:p text:style-name="Preformatted_20_Text"/>
      <text:p text:style-name="Preformatted_20_Text">- Ativa as cotas de grupo dos sistemas de arquivo especificados</text:p>
      <text:p text:style-name="Preformatted_20_Text"><text:s/>quotaon -g</text:p>
      <text:p text:style-name="Preformatted_20_Text"/>
      <text:p text:style-name="Preformatted_20_Text">- Ativa as cotas de usuário dos sistemas de arquivo especificados</text:p>
      <text:p text:style-name="Preformatted_20_Text"><text:s/>quotaon -u</text:p>
      <text:p text:style-name="Preformatted_20_Text"/>
      <text:p text:style-name="Preformatted_20_Text"/>
      <text:p text:style-name="Preformatted_20_Text">2.39 - comando mesg = permite ou nao o recebimentos de requisições de talk</text:p>
      <text:p text:style-name="Preformatted_20_Text">de outros usuários. Sintaxe:</text:p>
      <text:p text:style-name="Preformatted_20_Text"><text:s/>mesg [_y/n_]</text:p>
      <text:p text:style-name="Preformatted_20_Text"/>
      <text:p text:style-name="Preformatted_20_Text">Onde: _y_ permite que você receba "talks" de outros usuários.</text:p>
      <text:p text:style-name="Preformatted_20_Text"/>
      <text:p text:style-name="Preformatted_20_Text">Digite `mesg' para saber se você pode ou não receber "talks" de outros</text:p>
      <text:p text:style-name="Preformatted_20_Text">usuários. Caso a resposta seja "n" você poderá enviar um talk para</text:p>
      <text:p text:style-name="Preformatted_20_Text"><text:soft-page-break/>alguém mas o seu sistema se recusará em receber talks de outras</text:p>
      <text:p text:style-name="Preformatted_20_Text">pessoas.</text:p>
      <text:p text:style-name="Preformatted_20_Text"/>
      <text:p text:style-name="Preformatted_20_Text">É interessante colocar o comando `mesg y' em seu arquivo de inicialização</text:p>
      <text:p text:style-name="Preformatted_20_Text">.bash_profile para permitir o recebimento de "talks" toda vez que entrar</text:p>
      <text:p text:style-name="Preformatted_20_Text">no sistema.</text:p>
      <text:p text:style-name="Preformatted_20_Text"/>
      <text:p text:style-name="Preformatted_20_Text"/>
      <text:p text:style-name="Preformatted_20_Text">2.40 - comando groups = exibe os grupos em que o usuário atual está</text:p>
      <text:p text:style-name="Preformatted_20_Text">cadatrado no arquivo '/etc/group'</text:p>
      <text:p text:style-name="Preformatted_20_Text"><text:s/>groups</text:p>
      <text:p text:style-name="Preformatted_20_Text"/>
      <text:p text:style-name="Preformatted_20_Text"/>
      <text:p text:style-name="Preformatted_20_Text">2.41 - comando dumpe2fs = exibe informações sobre uma partição</text:p>
      <text:p text:style-name="Preformatted_20_Text"/>
      <text:p text:style-name="Preformatted_20_Text">- Exibe informações sobre a partição '/dev/hda1'</text:p>
      <text:p text:style-name="Preformatted_20_Text"><text:s/>dumpe2fs /dev/hda1 </text:p>
      <text:p text:style-name="Preformatted_20_Text"/>
      <text:p text:style-name="Preformatted_20_Text">- Exibe apenas os blocos defeituosos da partição '/dev/hda1'</text:p>
      <text:p text:style-name="Preformatted_20_Text"><text:s/>dumpe2fs -b /dev/hda1</text:p>
      <text:p text:style-name="Preformatted_20_Text"/>
      <text:p text:style-name="Preformatted_20_Text"/>
      <text:p text:style-name="Preformatted_20_Text">2.42 - comando tload = exibe de forma gráfica a carga do sistema</text:p>
      <text:p text:style-name="Preformatted_20_Text"><text:s/>tload</text:p>
      <text:p text:style-name="Preformatted_20_Text"/>
      <text:p text:style-name="Preformatted_20_Text">- Exibe uma escala vertical</text:p>
      <text:p text:style-name="Preformatted_20_Text"><text:s/>tload -s 1 à 10</text:p>
      <text:p text:style-name="Preformatted_20_Text"/>
      <text:p text:style-name="Preformatted_20_Text">- Especifica o intervalo de atualizações em 4 segundos</text:p>
      <text:p text:style-name="Preformatted_20_Text"><text:s/>tload -d 4</text:p>
      <text:p text:style-name="Preformatted_20_Text"/>
      <text:p text:style-name="Preformatted_20_Text"/>
      <text:p text:style-name="Preformatted_20_Text">2.43 - comando ldconfig = cria as ligações e cache para os arquivos de</text:p>
      <text:p text:style-name="Preformatted_20_Text">bibliotecas mais recentes.</text:p>
      <text:p text:style-name="Preformatted_20_Text"/>
      <text:p text:style-name="Preformatted_20_Text">- Carrega as novas bibliotecas</text:p>
      <text:p text:style-name="Preformatted_20_Text"><text:s/>ldconfig</text:p>
      <text:p text:style-name="Preformatted_20_Text"/>
      <text:p text:style-name="Preformatted_20_Text">- Exibe as bibliotecas de sistema instaladas atualmente no seu sistema.</text:p>
      <text:p text:style-name="Preformatted_20_Text">Você tambem pode visualizar o arquivo '/etc/ld.so.conf' que contem os</text:p>
      <text:p text:style-name="Preformatted_20_Text">diretórios onde se encontram os arquivos de bibliotecas</text:p>
      <text:p text:style-name="Preformatted_20_Text"><text:s/>ldconfig -v | more</text:p>
      <text:p text:style-name="Preformatted_20_Text"/>
      <text:p text:style-name="Preformatted_20_Text"/>
      <text:p text:style-name="Preformatted_20_Text">2.44 - comando set = visualiza as variáveis de ambiente disponíveis para o</text:p>
      <text:p text:style-name="Preformatted_20_Text">usuario atual.</text:p>
      <text:p text:style-name="Preformatted_20_Text"><text:s/>set</text:p>
      <text:p text:style-name="Preformatted_20_Text"/>
      <text:p text:style-name="Preformatted_20_Text">- Visualiza o conteudo da variavel $PATH</text:p>
      <text:p text:style-name="Preformatted_20_Text"><text:s/>echo $PATH</text:p>
      <text:p text:style-name="Preformatted_20_Text"/>
      <text:p text:style-name="Preformatted_20_Text">- Exporta uma variável '$LINGUAGEM' com o valor 'portugues'</text:p>
      <text:p text:style-name="Preformatted_20_Text"><text:s/>export LINGUAGEM=portugues</text:p>
      <text:p text:style-name="Preformatted_20_Text"/>
      <text:p text:style-name="Preformatted_20_Text">- Para vistualizar a variavel "$LINGUAGEM"</text:p>
      <text:p text:style-name="Preformatted_20_Text"><text:s/>echo $LINGUAGEM</text:p>
      <text:p text:style-name="Preformatted_20_Text"/>
      <text:p text:style-name="Preformatted_20_Text">- Exporta a variável chamada '$http_proxy' com o valor '10.0.1.5:8008'</text:p>
      <text:p text:style-name="Preformatted_20_Text"><text:s/>export http_proxy=10.0.1.5:8008</text:p>
      <text:p text:style-name="Preformatted_20_Text"/>
      <text:p text:style-name="Preformatted_20_Text"/>
      <text:p text:style-name="Preformatted_20_Text">2.45 - comando locale = exibe as variáveis de localização do sistema e seus</text:p>
      <text:p text:style-name="Preformatted_20_Text"><text:soft-page-break/>respectivos valores. As principais variáveis de localização são:</text:p>
      <text:p text:style-name="Preformatted_20_Text"/>
      <text:p text:style-name="Preformatted_20_Text"><text:s/>LANG = especifica o idioma e o país. A lingua portuguesa do brasil</text:p>
      <text:p text:style-name="Preformatted_20_Text">é especificada com o valor "pt_BR" e a lingua inglesa com o valor "C".</text:p>
      <text:p text:style-name="Preformatted_20_Text">Para especificar mais de um idioma, use ":". EX:</text:p>
      <text:p text:style-name="Preformatted_20_Text"><text:s/>export LANG=pt_BR</text:p>
      <text:p text:style-name="Preformatted_20_Text"><text:s/>export LANG=pt_BR:C</text:p>
      <text:p text:style-name="Preformatted_20_Text"/>
      <text:p text:style-name="Preformatted_20_Text"><text:s/>LC_MESSAGES = especifica o idioma que serao mostradas as mensagens dos</text:p>
      <text:p text:style-name="Preformatted_20_Text">programas. O formato é o mesmo que a variável de localizacao LANG.</text:p>
      <text:p text:style-name="Preformatted_20_Text"><text:s/>export LC_MESSAGES=pt_BR</text:p>
      <text:p text:style-name="Preformatted_20_Text"><text:s/>export LC_MESSAGES=pt_BR:C</text:p>
      <text:p text:style-name="Preformatted_20_Text"/>
      <text:p text:style-name="Preformatted_20_Text"><text:s/>LC_ALL = especifica todas a variaveis de localizacao de uma só vez.</text:p>
      <text:p text:style-name="Preformatted_20_Text">Seu formato é o mesmo da variável de localização 'LANG'.</text:p>
      <text:p text:style-name="Preformatted_20_Text"/>
      <text:p text:style-name="Preformatted_20_Text">Nota: Os arquivos de localização estão armazenados no caminho:</text:p>
      <text:p text:style-name="Preformatted_20_Text"><text:s/>/usr/share/locale/[Idioma]/LC_MESSAGES</text:p>
      <text:p text:style-name="Preformatted_20_Text"/>
      <text:p text:style-name="Preformatted_20_Text">Nota2: As variáveis de ambiente podem ser especificadas no arquivo</text:p>
      <text:p text:style-name="Preformatted_20_Text"><text:s/>/etc/environment</text:p>
      <text:p text:style-name="Preformatted_20_Text"/>
      <text:p text:style-name="Preformatted_20_Text">Desta forma as variáveis serão carregadas toda a vez que seu sistema for</text:p>
      <text:p text:style-name="Preformatted_20_Text">iniciado. Você também pode especificar as variáveis de localização em seu</text:p>
      <text:p text:style-name="Preformatted_20_Text">arquivos de inicialização</text:p>
      <text:p text:style-name="Preformatted_20_Text"><text:s/>.bash_profile</text:p>
      <text:p text:style-name="Preformatted_20_Text"><text:s/>.bashrc</text:p>
      <text:p text:style-name="Preformatted_20_Text">ou</text:p>
      <text:p text:style-name="Preformatted_20_Text"><text:s/>.profile</text:p>
      <text:p text:style-name="Preformatted_20_Text"/>
      <text:p text:style-name="Preformatted_20_Text">assim toda vez que entrar no sistema, as variáveis de localização personali-</text:p>
      <text:p text:style-name="Preformatted_20_Text">zadas serão carregadas.</text:p>
      <text:p text:style-name="Preformatted_20_Text"/>
      <text:p text:style-name="Preformatted_20_Text"/>
      <text:p text:style-name="Preformatted_20_Text">2.46 - comando lsof = exibe todos os arquivos abertos. Ótimo para prevenir</text:p>
      <text:p text:style-name="Preformatted_20_Text">algum tipo de ataque. Este programa vai dizer a você se alguma coisa</text:p>
      <text:p text:style-name="Preformatted_20_Text">esta rodando um sniffer e ele vai logar tudo sobre o invasor em seus</text:p>
      <text:p text:style-name="Preformatted_20_Text">arquivos de LOG. Este comando (list open files) exibe informações de todos</text:p>
      <text:p text:style-name="Preformatted_20_Text">os arquivos abertos do sistema. O comando lsof é utilizado para mostrar os</text:p>
      <text:p text:style-name="Preformatted_20_Text">arquivos que estão abertos no sistema. Sozinho o comando lsof mostra todos</text:p>
      <text:p text:style-name="Preformatted_20_Text">os arquivos abertos, mas o mesmo possui muitos parâmetros.</text:p>
      <text:p text:style-name="Preformatted_20_Text"/>
      <text:p text:style-name="Preformatted_20_Text">- Para exibir uma lista de todos os arquivos abertos (inclusive arquivos</text:p>
      <text:p text:style-name="Preformatted_20_Text">de rede como sockets, arquivos nfs etc</text:p>
      <text:p text:style-name="Preformatted_20_Text"><text:s/>lsof | less</text:p>
      <text:p text:style-name="Preformatted_20_Text"/>
      <text:p text:style-name="Preformatted_20_Text">- Para exibir apenas o equivalente do comando 'sockstat'</text:p>
      <text:p text:style-name="Preformatted_20_Text"><text:s/>lsof -i</text:p>
      <text:p text:style-name="Preformatted_20_Text"/>
      <text:p text:style-name="Preformatted_20_Text">COMMAND <text:s text:c="3"/>PID <text:s text:c="5"/>USER <text:s text:c="4"/>FD <text:s text:c="3"/>TYPE <text:s text:c="4"/>DEVICE <text:s text:c="6"/>SIZE <text:s text:c="6"/>NODE <text:s text:c="3"/>NAME</text:p>
      <text:p text:style-name="Preformatted_20_Text">sshd <text:s text:c="6"/>1876 <text:s text:c="4"/>root <text:s text:c="4"/>4u <text:s text:c="3"/>IPv6 <text:s text:c="14"/>14621287   <text:s text:c="3"/>TCP <text:s text:c="4"/>maq8:ssh-&gt;192.168.1.149:1138 (ESTABLISHED)</text:p>
      <text:p text:style-name="Preformatted_20_Text">sshd <text:s text:c="6"/>2555 <text:s text:c="4"/>user <text:s text:c="4"/>4u <text:s text:c="3"/>IPv6 <text:s text:c="14"/>14621287 <text:s text:c="2"/>  <text:s/>TCP <text:s text:c="4"/>maq8:ssh-&gt;192.168.1.149:1138 (ESTABLISHED)</text:p>
      <text:p text:style-name="Preformatted_20_Text">portmap <text:s text:c="3"/>3582 <text:s text:c="4"/>bin <text:s text:c="5"/>3u <text:s text:c="3"/>IPv4 <text:s text:c="18"/>2926 <text:s text:c="5"/>UDP <text:s text:c="4"/>*:sunrpc</text:p>
      <text:p text:style-name="Preformatted_20_Text">portmap <text:s text:c="3"/>3582 <text:s text:c="4"/>bin <text:s text:c="5"/>4u <text:s text:c="3"/>IPv4 <text:s text:c="12"/>  <text:s text:c="4"/>2927 <text:s text:c="5"/>TCP <text:s text:c="4"/>*:sunrpc (LISTEN)</text:p>
      <text:p text:style-name="Preformatted_20_Text">vi <text:s text:c="8"/>3878 <text:s text:c="4"/>userY <text:s text:c="3"/>3u <text:s text:c="3"/>IPv4 <text:s text:c="14"/>12867647 <text:s text:c="5"/>TCP <text:s text:c="4"/>maq8:45119-&gt;starway:6000 (ESTABLISHED)</text:p>
      <text:p text:style-name="Preformatted_20_Text">kadmind <text:s text:c="3"/>4285 <text:s text:c="4"/>root <text:s text:c="3"/> 6u <text:s text:c="3"/>IPv4 <text:s text:c="18"/>4263 <text:s text:c="5"/>TCP <text:s text:c="4"/>*:kerberos-adm (LISTEN)</text:p>
      <text:p text:style-name="Preformatted_20_Text"><text:soft-page-break/>kadmind <text:s text:c="3"/>4285 <text:s text:c="4"/>root <text:s text:c="3"/> 9u <text:s text:c="3"/>IPv4 <text:s text:c="18"/>4264 <text:s text:c="5"/>UDP <text:s text:c="4"/>*:464</text:p>
      <text:p text:style-name="Preformatted_20_Text">krb5kdc <text:s text:c="3"/>4310 <text:s text:c="4"/>root <text:s text:c="3"/> 6u <text:s text:c="3"/>IPv4 <text:s text:c="18"/>4309 <text:s text:c="4"/> UDP <text:s text:c="4"/>mapi8.distro.conectiva:kerberos</text:p>
      <text:p text:style-name="Preformatted_20_Text">krb5kdc <text:s text:c="3"/>4310 <text:s text:c="4"/>root <text:s text:c="3"/> 9u <text:s text:c="3"/>IPv4 <text:s text:c="18"/>4310 <text:s text:c="4"/> UDP <text:s text:c="4"/>mapi8.distro.conectiva:kerberos-iv</text:p>
      <text:p text:style-name="Preformatted_20_Text">krb5kdc <text:s text:c="3"/>4310 <text:s text:c="4"/>root <text:s text:c="3"/>10u <text:s text:c="3"/>IPv4 <text:s text:c="18"/>4311 <text:s text:c="4"/> UDP <text:s text:c="4"/>mapi8.gigabit:kerberos</text:p>
      <text:p text:style-name="Preformatted_20_Text">krb5kdc <text:s text:c="3"/>4310 <text:s text:c="4"/>root <text:s text:c="3"/>11u <text:s text:c="3"/>IPv4 <text:s text:c="16"/>  4312 <text:s text:c="5"/>UDP <text:s text:c="4"/>mapi8.gigabit:kerberos-iv</text:p>
      <text:p text:style-name="Preformatted_20_Text">xinetd <text:s text:c="4"/>4447 <text:s text:c="3"/> root <text:s text:c="4"/>5u <text:s text:c="3"/>IPv4 <text:s text:c="18"/>4772 <text:s text:c="4"/> UDP <text:s text:c="4"/>*:amanda</text:p>
      <text:p text:style-name="Preformatted_20_Text">xinetd <text:s text:c="4"/>4447 <text:s text:c="4"/>root <text:s text:c="4"/>6u <text:s text:c="3"/>IPv4 <text:s text:c="18"/>4773 <text:s text:c="4"/> TCP <text:s text:c="4"/>*:pop-3 (LISTEN)</text:p>
      <text:p text:style-name="Preformatted_20_Text">xinetd <text:s text:c="4"/>4447 <text:s text:c="4"/>root <text:s text:c="4"/>8u <text:s text:c="3"/>IPv4 <text:s text:c="18"/>4774 <text:s text:c="4"/> TCP <text:s text:c="4"/>localhost.localdomain:32769 (LISTEN)</text:p>
      <text:p text:style-name="Preformatted_20_Text"/>
      <text:p text:style-name="Preformatted_20_Text">- Para visualizar os arquvos já removidos que continuam abertos</text:p>
      <text:p text:style-name="Preformatted_20_Text">e sendo utilizados</text:p>
      <text:p text:style-name="Preformatted_20_Text"><text:s/>lsof | grep DEL</text:p>
      <text:p text:style-name="Preformatted_20_Text"/>
      <text:p text:style-name="Preformatted_20_Text">gconfd-2 <text:s text:c="2"/>15606 <text:s text:c="2"/>user <text:s text:c="2"/>mem <text:s text:c="2"/>DEL <text:s text:c="2"/>254,2 <text:s text:c="2"/>864953 /usr/lib/libgobject-2.0.so.0.400.0</text:p>
      <text:p text:style-name="Preformatted_20_Text">gconfd-2 <text:s text:c="2"/>15606 <text:s text:c="2"/>user <text:s text:c="2"/>mem <text:s text:c="2"/>DEL <text:s text:c="2"/>254,2 <text:s text:c="2"/>864955 /usr/lib/libgthread-2.0.so.0.400.0</text:p>
      <text:p text:style-name="Preformatted_20_Text">gconfd-2 <text:s text:c="2"/>15606 <text:s text:c="2"/>user <text:s text:c="2"/>mem <text:s text:c="2"/>DEL <text:s text:c="2"/>254,2 <text:s text:c="2"/>864951 /usr/lib/libgmodule-2.0.so.0.400.0</text:p>
      <text:p text:style-name="Preformatted_20_Text">gconfd-2 <text:s text:c="2"/>15606 <text:s text:c="2"/>user <text:s text:c="2"/>mem <text:s text:c="2"/>DEL <text:s text:c="2"/>254,2 <text:s text:c="2"/>864949 /usr/lib/libglib-2.0.so.0.400.0</text:p>
      <text:p text:style-name="Preformatted_20_Text"/>
      <text:p text:style-name="Preformatted_20_Text">Nesse caso o processo <text:s/>'gconfd-2' continua usando bilbiotecas antigas que</text:p>
      <text:p text:style-name="Preformatted_20_Text">já foram removidas do sistema (porque foram atualizadas para versões mais</text:p>
      <text:p text:style-name="Preformatted_20_Text">novas). Apesar dos arquivos não aparecerem com o comando 'ls', eles ainda</text:p>
      <text:p text:style-name="Preformatted_20_Text">estão no sistema de arquivos até que o processo os libere. Quando o gconfd-2</text:p>
      <text:p text:style-name="Preformatted_20_Text">foi reiniciado ele usará as novas bibliotecas e o sistema então removerá</text:p>
      <text:p text:style-name="Preformatted_20_Text">as antigas definitivamente. Esse comportamento permite que um sistema seja</text:p>
      <text:p text:style-name="Preformatted_20_Text">atualizado completamente mesmo com diversos programas sendo excutados.</text:p>
      <text:p text:style-name="Preformatted_20_Text"/>
      <text:p text:style-name="Preformatted_20_Text">- Verifica que programa está associado às portas sob suspeição</text:p>
      <text:p text:style-name="Preformatted_20_Text"><text:s/>lsof | less</text:p>
      <text:p text:style-name="Preformatted_20_Text"/>
      <text:p text:style-name="Preformatted_20_Text">- Verifica se a porta 6000 que pertence ao X Windows está aberta</text:p>
      <text:p text:style-name="Preformatted_20_Text"><text:s/>lsof | less | grep 6000</text:p>
      <text:p text:style-name="Preformatted_20_Text"/>
      <text:p text:style-name="Preformatted_20_Text">- É possível obter uma lista de usuários e programas que estejam utilizando</text:p>
      <text:p text:style-name="Preformatted_20_Text">um determinado arquivo (e possivelmente bloqueando-o)</text:p>
      <text:p text:style-name="Preformatted_20_Text"><text:s/>lsof /var/log/secure</text:p>
      <text:p text:style-name="Preformatted_20_Text"/>
      <text:p text:style-name="Preformatted_20_Text">- Lista os programas que estão utilizando as portas TCP ou UDP do seu</text:p>
      <text:p text:style-name="Preformatted_20_Text">computador</text:p>
      <text:p text:style-name="Preformatted_20_Text"><text:s/>lsof -i</text:p>
      <text:p text:style-name="Preformatted_20_Text"/>
      <text:p text:style-name="Preformatted_20_Text">- Os arquivos antigos continuarão ocupando espaço em seu disco</text:p>
      <text:p text:style-name="Preformatted_20_Text"><text:s/>lsof | grep \;</text:p>
      <text:p text:style-name="Preformatted_20_Text"/>
      <text:p text:style-name="Preformatted_20_Text">para ter uma idéia de quantos arquivos antigos ainda estão abertos por</text:p>
      <text:p text:style-name="Preformatted_20_Text">processos e não podem ser deletados.</text:p>
      <text:p text:style-name="Preformatted_20_Text"/>
      <text:p text:style-name="Preformatted_20_Text">- Para exibir os arquivos abertos identificado pelo nome de usuário,</text:p>
      <text:p text:style-name="Preformatted_20_Text">representado aqui pelo identificador usuário:</text:p>
      <text:p text:style-name="Preformatted_20_Text"><text:s/>lsof -u usuário</text:p>
      <text:p text:style-name="Preformatted_20_Text"/>
      <text:p text:style-name="Preformatted_20_Text"><text:soft-page-break/>- Para exibir os arquivos abertos por um determinado grupo, identificado</text:p>
      <text:p text:style-name="Preformatted_20_Text">aqui numericamente pela variável n:</text:p>
      <text:p text:style-name="Preformatted_20_Text"><text:s/>lsof -g n</text:p>
      <text:p text:style-name="Preformatted_20_Text"/>
      <text:p text:style-name="Preformatted_20_Text">- Para exibir os arquivos abertos por um determinado número de processo</text:p>
      <text:p text:style-name="Preformatted_20_Text">(PID), representado aqui pela variável n:</text:p>
      <text:p text:style-name="Preformatted_20_Text"><text:s/>lsof -p n</text:p>
      <text:p text:style-name="Preformatted_20_Text"/>
      <text:p text:style-name="Preformatted_20_Text">- Para exibir os arquivos que cada usuário logado está utilizando</text:p>
      <text:p text:style-name="Preformatted_20_Text">atualmente:</text:p>
      <text:p text:style-name="Preformatted_20_Text"><text:s/>lsof -u&lt;login&gt;</text:p>
      <text:p text:style-name="Preformatted_20_Text"/>
      <text:p text:style-name="Preformatted_20_Text">- Alguem utiliza o serv.Email Postfix + amavis + uvscan? Pois eu estou</text:p>
      <text:p text:style-name="Preformatted_20_Text">tentando configurar o Amavis + o uvscan para funcionar com o meu postfix</text:p>
      <text:p text:style-name="Preformatted_20_Text">e não consigo. Quando eu tento enviar uma mensagem o cliente de correio</text:p>
      <text:p text:style-name="Preformatted_20_Text">me retorna porta 25 indisponível, verifiquei as portas abertas e constatei</text:p>
      <text:p text:style-name="Preformatted_20_Text">que a porta 25 está fechada. Se alguem tiver alguma informação e/ou</text:p>
      <text:p text:style-name="Preformatted_20_Text">configuração para me mandar eu agradeço.</text:p>
      <text:p text:style-name="Preformatted_20_Text"/>
      <text:p text:style-name="Preformatted_20_Text">Bem, veja quem está rodando na sua porta 25 com o comando:</text:p>
      <text:p text:style-name="Preformatted_20_Text"><text:s/>lsof -i tcp:25</text:p>
      <text:p text:style-name="Preformatted_20_Text"/>
      <text:p text:style-name="Preformatted_20_Text">A seguir, veja em qual porta o Postfix está rodando atrarvés do comando:</text:p>
      <text:p text:style-name="Preformatted_20_Text"><text:s/>lsof -i tcp:smtp</text:p>
      <text:p text:style-name="Preformatted_20_Text"/>
      <text:p text:style-name="Preformatted_20_Text">- Tenho um servidor com mysql, e consigo conectar a todas as databases se</text:p>
      <text:p text:style-name="Preformatted_20_Text">estiver servidor, porem´m quando tento conectar através de um cliente</text:p>
      <text:p text:style-name="Preformatted_20_Text">gráfico em outra maquina não consigo conectar, ponho o ip da maquina, o nome</text:p>
      <text:p text:style-name="Preformatted_20_Text">da maquina e nada.</text:p>
      <text:p text:style-name="Preformatted_20_Text"/>
      <text:p text:style-name="Preformatted_20_Text">O mysql costuma fazer um arquivo &lt;nomedamaquina&gt;.err no mesmo diretorio onde</text:p>
      <text:p text:style-name="Preformatted_20_Text">ficam os databases, mas varia de acordo com a distro e vc não falou qual é.</text:p>
      <text:p text:style-name="Preformatted_20_Text">Este arquivo costuma ter algumas informações relevantes. Também tem um my.cnf</text:p>
      <text:p text:style-name="Preformatted_20_Text">que costuma ter as configurações do mysql, mas vc também não postou ele aqui.</text:p>
      <text:p text:style-name="Preformatted_20_Text">Tenta mostrar a saída do comando:</text:p>
      <text:p text:style-name="Preformatted_20_Text"><text:s/>lsof -i:3306</text:p>
      <text:p text:style-name="Preformatted_20_Text"/>
      <text:p text:style-name="Preformatted_20_Text">Pra gente ver se mostra alguma coisa. Eu desconfio que o mysql não abriu a</text:p>
      <text:p text:style-name="Preformatted_20_Text">conexão tcp/ip, só está ouvindo no soquete. Isto pra não falar se tem algum</text:p>
      <text:p text:style-name="Preformatted_20_Text">iptables configurado, etc.</text:p>
      <text:p text:style-name="Preformatted_20_Text"/>
      <text:p text:style-name="Preformatted_20_Text"/>
      <text:p text:style-name="Preformatted_20_Text">- Uma outra alternativa para descobrir o processo rodando em determinada</text:p>
      <text:p text:style-name="Preformatted_20_Text">porta é usando o comando lsof</text:p>
      <text:p text:style-name="Preformatted_20_Text"><text:s/>lsof -i tcp:25</text:p>
      <text:p text:style-name="Preformatted_20_Text"/>
      <text:p text:style-name="Preformatted_20_Text"> COMMAND   PID USER   FD   TYPE   DEVICE SIZE NODE NAME</text:p>
      <text:p text:style-name="Preformatted_20_Text"> sendmail  816 root    4u  IPv4     1131       TCP *:smtp (LISTEN)</text:p>
      <text:p text:style-name="Preformatted_20_Text"> sendmail 4799 root    4u  IPv4 37493002       TCP acme.com:48087-&gt;200.221.4.73:smtp (SYN_SENT)</text:p>
      <text:p text:style-name="Preformatted_20_Text"> sendmail 5897 root    4u  IPv4 37504728       TCP acme.com:48093-&gt;mc4.bay6.hotmail.com:smtp (ESTABLISHED)</text:p>
      <text:p text:style-name="Preformatted_20_Text"> sendmail 5897 root    6u  IPv4 37504728       TCP acme.com:48093-&gt;mc4.bay6.hotmail.com:smtp (ESTABLISHED)</text:p>
      <text:p text:style-name="Preformatted_20_Text"> sendmail 5976 root    4u  IPv4 37492525       TCP acme.com:48080-&gt;mc11.bay6.hotmail.com:smtp (SYN_SENT)</text:p>
      <text:p text:style-name="Preformatted_20_Text"> sendmail 6028 root    6u  IPv4 37493546       TCP acme.com:48090-&gt;200-207-128-166.speedyterra.com.br:smtp (SYN_SENT)</text:p>
      <text:p text:style-name="Preformatted_20_Text"/>
      <text:p text:style-name="Preformatted_20_Text">Neste caso, foram listadas todas as conexões do sendmail, que usa a porta de</text:p>
      <text:p text:style-name="Preformatted_20_Text">número 25 do protocolo tcp, juntamente com a identificação dos processos,</text:p>
      <text:p text:style-name="Preformatted_20_Text">entre outras informações.</text:p>
      <text:p text:style-name="Preformatted_20_Text"><text:soft-page-break/></text:p>
      <text:p text:style-name="Preformatted_20_Text">- A glibc (GNU C Library) é a biblioteca básica usada por praticamente</text:p>
      <text:p text:style-name="Preformatted_20_Text">todos os programas em sistemas GNU/Linux. Riley Hassell da eEye Digital</text:p>
      <text:p text:style-name="Preformatted_20_Text">Security publicou[2] um anúncio sobre uma vulnerabilidade[3][4] na</text:p>
      <text:p text:style-name="Preformatted_20_Text">biblioteca XDR usada por diversos sistemas, inclusive pela glibc. A</text:p>
      <text:p text:style-name="Preformatted_20_Text">função xdrmem_getbytes() (e outras funções da mesma família xdrmem_*)</text:p>
      <text:p text:style-name="Preformatted_20_Text">possui uma vulnerabilidade de estouro de inteiro que pode ser explorada</text:p>
      <text:p text:style-name="Preformatted_20_Text">por atacantes remotos para derrubar serviços que usam essas funções ou</text:p>
      <text:p text:style-name="Preformatted_20_Text">mesmo executar código arbitrário. Solução: É recomendado que todos os</text:p>
      <text:p text:style-name="Preformatted_20_Text">usuários façam a atualização. Todas as aplicações que estiverem rodando</text:p>
      <text:p text:style-name="Preformatted_20_Text">no momento da atualização devem ser reiniciadas. Uma forma de verificar</text:p>
      <text:p text:style-name="Preformatted_20_Text">que aplicações são essas é executando o comando</text:p>
      <text:p text:style-name="Preformatted_20_Text"><text:s/>lsof | grep \;</text:p>
      <text:p text:style-name="Preformatted_20_Text"/>
      <text:p text:style-name="Preformatted_20_Text">A primeira coluna da saída do comando acima conterá o nome da aplicação</text:p>
      <text:p text:style-name="Preformatted_20_Text">que deverá ser reiniciada. Se houver dúvidas quanto a esse procedimento,</text:p>
      <text:p text:style-name="Preformatted_20_Text">recomendamos que a máquina seja reiniciada.</text:p>
      <text:p text:style-name="Preformatted_20_Text"/>
      <text:p text:style-name="Preformatted_20_Text">- Verifiquei via nmap que tenho a porta 32768 aberta em um de meus servidores</text:p>
      <text:p text:style-name="Preformatted_20_Text">(RH7.3). Procurei no netstat e aparece ainda a 32769</text:p>
      <text:p text:style-name="Preformatted_20_Text"/>
      <text:p text:style-name="Preformatted_20_Text">Proto Recv-Q Send-Q Endereço Local <text:s text:c="9"/>Endereço Remoto <text:s text:c="8"/>Estado</text:p>
      <text:p text:style-name="Preformatted_20_Text">tcp <text:s text:c="7"/>0 <text:s text:c="5"/>0 *:32768 <text:s text:c="16"/>*:* <text:s text:c="20"/>OUÇA</text:p>
      <text:p text:style-name="Preformatted_20_Text">tcp <text:s text:c="7"/>0 <text:s text:c="5"/>0 localhost.localdo:32769 *:* <text:s text:c="20"/>OUÇA</text:p>
      <text:p text:style-name="Preformatted_20_Text">udp <text:s text:c="7"/>0 <text:s text:c="5"/>0 *:32768 <text:s text:c="16"/>*:*</text:p>
      <text:p text:style-name="Preformatted_20_Text">udp <text:s text:c="7"/>0 <text:s text:c="5"/>0 *:32769 <text:s text:c="16"/>*:*</text:p>
      <text:p text:style-name="Preformatted_20_Text"/>
      <text:p text:style-name="Preformatted_20_Text">- Como verifico qual programa está ouvindo nessa porta?</text:p>
      <text:p text:style-name="Preformatted_20_Text"><text:s/>lsof -i</text:p>
      <text:p text:style-name="Preformatted_20_Text"/>
      <text:p text:style-name="Preformatted_20_Text"/>
      <text:p text:style-name="Preformatted_20_Text">2.47 - comando SuperProbe = exibe informaçõess sobre a placa de</text:p>
      <text:p text:style-name="Preformatted_20_Text">víideo, como mémoria, chipset etc.</text:p>
      <text:p text:style-name="Preformatted_20_Text"><text:s/>SuperProbe</text:p>
      <text:p text:style-name="Preformatted_20_Text"/>
      <text:p text:style-name="Preformatted_20_Text"><text:s/>First video: Super-VGA</text:p>
      <text:p text:style-name="Preformatted_20_Text"><text:s text:c="8"/>Chipset: ATI 264GT3 (3D Rage Pro) (Port Probed)</text:p>
      <text:p text:style-name="Preformatted_20_Text"><text:s text:c="8"/>Memory: <text:s/>8192 Kbytes</text:p>
      <text:p text:style-name="Preformatted_20_Text"><text:s text:c="8"/>RAMDAC: <text:s/>ATI Mach64 integrated 15/16/24/32-bit DAC w/clock</text:p>
      <text:p text:style-name="Preformatted_20_Text"><text:s text:c="17"/>(with 6-bit wide lookup tables (or in 6-bit mode))</text:p>
      <text:p text:style-name="Preformatted_20_Text"><text:s text:c="17"/>(programmable for 6/8-bit wide lookup tables)</text:p>
      <text:p text:style-name="Preformatted_20_Text"><text:s text:c="8"/>Attached graphics coprocessor:</text:p>
      <text:p text:style-name="Preformatted_20_Text"><text:s text:c="16"/>Chipset: ATI Mach64</text:p>
      <text:p text:style-name="Preformatted_20_Text"><text:s text:c="16"/>Memory: <text:s/>8192 Kbytes</text:p>
      <text:p text:style-name="Preformatted_20_Text"/>
      <text:p text:style-name="Preformatted_20_Text"/>
      <text:p text:style-name="Preformatted_20_Text">2.48 - comando fold = permite alterar a largura das linhas de um arquivo.</text:p>
      <text:p text:style-name="Preformatted_20_Text">O comando fold faz parte do pacote textutils. Esta alteração pode ser feita</text:p>
      <text:p text:style-name="Preformatted_20_Text">contando-se os bytes, palavras, ou através de um valor pré-definido para o</text:p>
      <text:p text:style-name="Preformatted_20_Text">comprimento de linha que se desenha. O comportamento padrão do comando fold</text:p>
      <text:p text:style-name="Preformatted_20_Text">é quebrar as linhas em 80 colunas.</text:p>
      <text:p text:style-name="Preformatted_20_Text"/>
      <text:p text:style-name="Preformatted_20_Text">- Com estas opções as linhas serão quebradas na 60ª coluna, após um espaço</text:p>
      <text:p text:style-name="Preformatted_20_Text">em branco(-s), impedindo que palavras sejam partidas</text:p>
      <text:p text:style-name="Preformatted_20_Text"><text:s/>fold -s -w 60 arquivo1.txt</text:p>
      <text:p text:style-name="Preformatted_20_Text"/>
      <text:p text:style-name="Preformatted_20_Text"/>
      <text:p text:style-name="Preformatted_20_Text">2.49 - comando history = exibe o histórico dos últimos 1000 comandos de um</text:p>
      <text:p text:style-name="Preformatted_20_Text">usuário</text:p>
      <text:p text:style-name="Preformatted_20_Text"/>
      <text:p text:style-name="Preformatted_20_Text">- Exibe os últimos 10 comandos digitados</text:p>
      <text:p text:style-name="Preformatted_20_Text"><text:s/>history 10</text:p>
      <text:p text:style-name="Preformatted_20_Text"><text:soft-page-break/></text:p>
      <text:p text:style-name="Preformatted_20_Text">- Limpa o histórico corrente</text:p>
      <text:p text:style-name="Preformatted_20_Text"><text:s/>history -c</text:p>
      <text:p text:style-name="Preformatted_20_Text"/>
      <text:p text:style-name="Preformatted_20_Text"/>
      <text:p text:style-name="Preformatted_20_Text">2.50 - O diretório /proc = o sistema de arquivos '/proc' é um sistema de ar-</text:p>
      <text:p text:style-name="Preformatted_20_Text">quivos virtual. Isto significa que ele não existe fisicamente no winchester</text:p>
      <text:p text:style-name="Preformatted_20_Text">Um sistema e arquivos virtual pode ser entendido como aquele que não deixa</text:p>
      <text:p text:style-name="Preformatted_20_Text">rastro em seu winchester, ou seja, este sistema de arquivos está na memória</text:p>
      <text:p text:style-name="Preformatted_20_Text">primária. O '/proc' é criado 'on the fly' durante o processo de incialização</text:p>
      <text:p text:style-name="Preformatted_20_Text">do linux. Ele possui diferentes estruturas de dados e informações colhidas</text:p>
      <text:p text:style-name="Preformatted_20_Text">do kernel linux.</text:p>
      <text:p text:style-name="Preformatted_20_Text"/>
      <text:p text:style-name="Preformatted_20_Text">- Obtem informações sobre placas PCI</text:p>
      <text:p text:style-name="Preformatted_20_Text"><text:s/>lspci</text:p>
      <text:p text:style-name="Preformatted_20_Text"><text:s/>lspci -v</text:p>
      <text:p text:style-name="Preformatted_20_Text"><text:s/>lspci -vv</text:p>
      <text:p text:style-name="Preformatted_20_Text"><text:s/>lspci -vvv</text:p>
      <text:p text:style-name="Preformatted_20_Text"/>
      <text:p text:style-name="Preformatted_20_Text">- Exibe a quantidade de memória RAM em MB</text:p>
      <text:p text:style-name="Preformatted_20_Text"><text:s/>free -m</text:p>
      <text:p text:style-name="Preformatted_20_Text"/>
      <text:p text:style-name="Preformatted_20_Text">- Exibe estatisticas sobre a memória virtual</text:p>
      <text:p text:style-name="Preformatted_20_Text"><text:s/>vmstat</text:p>
      <text:p text:style-name="Preformatted_20_Text"/>
      <text:p text:style-name="Preformatted_20_Text">- Exibe a versão do kernel atual</text:p>
      <text:p text:style-name="Preformatted_20_Text"><text:s/>uname -a</text:p>
      <text:p text:style-name="Preformatted_20_Text"/>
      <text:p text:style-name="Preformatted_20_Text">- Exibe o tipo de máquina (hardware)</text:p>
      <text:p text:style-name="Preformatted_20_Text"><text:s/>uname -m</text:p>
      <text:p text:style-name="Preformatted_20_Text"/>
      <text:p text:style-name="Preformatted_20_Text">- Exibe o nome de rede da máquina</text:p>
      <text:p text:style-name="Preformatted_20_Text"><text:s/>uname -n</text:p>
      <text:p text:style-name="Preformatted_20_Text"/>
      <text:p text:style-name="Preformatted_20_Text">- Exibe a versão (release) do kernel</text:p>
      <text:p text:style-name="Preformatted_20_Text"><text:s/>uname -r</text:p>
      <text:p text:style-name="Preformatted_20_Text"/>
      <text:p text:style-name="Preformatted_20_Text">- Exibe o nome do sistema operacional</text:p>
      <text:p text:style-name="Preformatted_20_Text"><text:s/>uname -s</text:p>
      <text:p text:style-name="Preformatted_20_Text"/>
      <text:p text:style-name="Preformatted_20_Text">- Exibe a data da compilação do kernel</text:p>
      <text:p text:style-name="Preformatted_20_Text"><text:s/>uname -v</text:p>
      <text:p text:style-name="Preformatted_20_Text"/>
      <text:p text:style-name="Preformatted_20_Text">- Informações sobre gerenciamento de energia</text:p>
      <text:p text:style-name="Preformatted_20_Text"><text:s/>cat /proc/apm</text:p>
      <text:p text:style-name="Preformatted_20_Text"/>
      <text:p text:style-name="Preformatted_20_Text">- Linha de comando para inicializar o kernel</text:p>
      <text:p text:style-name="Preformatted_20_Text"><text:s/>/proc/cmdline</text:p>
      <text:p text:style-name="Preformatted_20_Text"/>
      <text:p text:style-name="Preformatted_20_Text">- Informações sobre a CPU</text:p>
      <text:p text:style-name="Preformatted_20_Text"><text:s/>/proc/cpuinfo</text:p>
      <text:p text:style-name="Preformatted_20_Text"/>
      <text:p text:style-name="Preformatted_20_Text">- Informações sobre dispositivos usados o sistema</text:p>
      <text:p text:style-name="Preformatted_20_Text"><text:s/>/proc/devices</text:p>
      <text:p text:style-name="Preformatted_20_Text"/>
      <text:p text:style-name="Preformatted_20_Text">- Informações sobre os canais DMA usados por dispositivos</text:p>
      <text:p text:style-name="Preformatted_20_Text"><text:s/>/proc/dma</text:p>
      <text:p text:style-name="Preformatted_20_Text"/>
      <text:p text:style-name="Preformatted_20_Text">- Informações sobre os filesystems em uso</text:p>
      <text:p text:style-name="Preformatted_20_Text"><text:s/>/proc/filesystems</text:p>
      <text:p text:style-name="Preformatted_20_Text"/>
      <text:p text:style-name="Preformatted_20_Text">- Informações sobre as interrupções (IRQ)</text:p>
      <text:p text:style-name="Preformatted_20_Text"><text:soft-page-break/><text:s/>/proc/iterrupts</text:p>
      <text:p text:style-name="Preformatted_20_Text"/>
      <text:p text:style-name="Preformatted_20_Text">- Informações sobre s endereços de entrada e saída (I/O)</text:p>
      <text:p text:style-name="Preformatted_20_Text"><text:s/>/proc/ioports</text:p>
      <text:p text:style-name="Preformatted_20_Text"/>
      <text:p text:style-name="Preformatted_20_Text">- Corresponde a toda a memoria RAM do PC</text:p>
      <text:p text:style-name="Preformatted_20_Text"><text:s/>/proc/kcore</text:p>
      <text:p text:style-name="Preformatted_20_Text"/>
      <text:p text:style-name="Preformatted_20_Text">- Informações sobre mensagens do kernel linux</text:p>
      <text:p text:style-name="Preformatted_20_Text"><text:s/>/proc/kmsg</text:p>
      <text:p text:style-name="Preformatted_20_Text"/>
      <text:p text:style-name="Preformatted_20_Text">- Informações sobre média de carga do PC</text:p>
      <text:p text:style-name="Preformatted_20_Text"><text:s/>/proc/loadavg</text:p>
      <text:p text:style-name="Preformatted_20_Text"/>
      <text:p text:style-name="Preformatted_20_Text">- Informações sobre o uso da memória no PC</text:p>
      <text:p text:style-name="Preformatted_20_Text"><text:s/>/proc/meminfo</text:p>
      <text:p text:style-name="Preformatted_20_Text"/>
      <text:p text:style-name="Preformatted_20_Text">- Informações sobre outras configurações</text:p>
      <text:p text:style-name="Preformatted_20_Text"><text:s/>/proc/misc</text:p>
      <text:p text:style-name="Preformatted_20_Text"/>
      <text:p text:style-name="Preformatted_20_Text">- Informações sobre módulos atualmente carregados no kernel linux</text:p>
      <text:p text:style-name="Preformatted_20_Text"><text:s/>/proc/modules</text:p>
      <text:p text:style-name="Preformatted_20_Text"/>
      <text:p text:style-name="Preformatted_20_Text">- Informações sobre os filesystems atualmente montados</text:p>
      <text:p text:style-name="Preformatted_20_Text"><text:s/>/proc/mounts</text:p>
      <text:p text:style-name="Preformatted_20_Text"/>
      <text:p text:style-name="Preformatted_20_Text">- Informações sobre sobre placas PCI</text:p>
      <text:p text:style-name="Preformatted_20_Text"><text:s/>/proc/pci</text:p>
      <text:p text:style-name="Preformatted_20_Text"/>
      <text:p text:style-name="Preformatted_20_Text">- Informações sobre o relogio em tempo real do sistema</text:p>
      <text:p text:style-name="Preformatted_20_Text"><text:s/>/proc/rtc</text:p>
      <text:p text:style-name="Preformatted_20_Text"/>
      <text:p text:style-name="Preformatted_20_Text">- Exibe o tempo em que o sistema está funcionando</text:p>
      <text:p text:style-name="Preformatted_20_Text"><text:s/>/proc/uptime</text:p>
      <text:p text:style-name="Preformatted_20_Text"/>
      <text:p text:style-name="Preformatted_20_Text">- Informações sobre a versão atual do kernel linux</text:p>
      <text:p text:style-name="Preformatted_20_Text"><text:s/>/proc/version</text:p>
      <text:p text:style-name="Preformatted_20_Text"/>
      <text:p text:style-name="Preformatted_20_Text">- Informações sobre como esta particionado cada HD</text:p>
      <text:p text:style-name="Preformatted_20_Text"><text:s/>/proc/partitions</text:p>
      <text:p text:style-name="Preformatted_20_Text"/>
      <text:p text:style-name="Preformatted_20_Text">- Lista os dispositivos de rede. Observe que pode não haver uma correspon-</text:p>
      <text:p text:style-name="Preformatted_20_Text">dência entre os dispositivos listados e dispositivos físicos como placas</text:p>
      <text:p text:style-name="Preformatted_20_Text">de rede. O dispositivo lo representa a interface de loopbacke não uma placa</text:p>
      <text:p text:style-name="Preformatted_20_Text">de rede</text:p>
      <text:p text:style-name="Preformatted_20_Text"><text:s/>/proc/net/dev</text:p>
      <text:p text:style-name="Preformatted_20_Text"/>
      <text:p text:style-name="Preformatted_20_Text">- Informações sobre placas ISA plug and play</text:p>
      <text:p text:style-name="Preformatted_20_Text"><text:s/>pnpdump --config</text:p>
      <text:p text:style-name="Preformatted_20_Text"/>
      <text:p text:style-name="Preformatted_20_Text">- Diretório que exibe informações sobre rede</text:p>
      <text:p text:style-name="Preformatted_20_Text"><text:s/>/proc/net/</text:p>
      <text:p text:style-name="Preformatted_20_Text"/>
      <text:p text:style-name="Preformatted_20_Text">- Informações sobre dispositivos</text:p>
      <text:p text:style-name="Preformatted_20_Text"><text:s/>/proc/net/dev</text:p>
      <text:p text:style-name="Preformatted_20_Text"/>
      <text:p text:style-name="Preformatted_20_Text">- Estatísticas da rede</text:p>
      <text:p text:style-name="Preformatted_20_Text">/proc/net/snmp</text:p>
      <text:p text:style-name="Preformatted_20_Text"/>
      <text:p text:style-name="Preformatted_20_Text">- Informação sobre o socket BÁSICO (RAW)</text:p>
      <text:p text:style-name="Preformatted_20_Text"><text:s/>/proc/net/raw</text:p>
      <text:p text:style-name="Preformatted_20_Text"/>
      <text:p text:style-name="Preformatted_20_Text"><text:soft-page-break/>- Informação sobre o socket TCP</text:p>
      <text:p text:style-name="Preformatted_20_Text"><text:s/>/proc/net/tcp</text:p>
      <text:p text:style-name="Preformatted_20_Text"/>
      <text:p text:style-name="Preformatted_20_Text">- Informação sobre o socket UDP</text:p>
      <text:p text:style-name="Preformatted_20_Text"><text:s/>/proc/net/udp</text:p>
      <text:p text:style-name="Preformatted_20_Text"/>
      <text:p text:style-name="Preformatted_20_Text">- Informação sobre o socket de domínio Unix</text:p>
      <text:p text:style-name="Preformatted_20_Text"><text:s/>/proc/net/unix</text:p>
      <text:p text:style-name="Preformatted_20_Text"/>
      <text:p text:style-name="Preformatted_20_Text">- Informação sobre o socket IPX</text:p>
      <text:p text:style-name="Preformatted_20_Text"><text:s/>/proc/net/ipx</text:p>
      <text:p text:style-name="Preformatted_20_Text"/>
      <text:p text:style-name="Preformatted_20_Text">- Informação sobre o socket AX25</text:p>
      <text:p text:style-name="Preformatted_20_Text"><text:s/>/proc/net/ax25</text:p>
      <text:p text:style-name="Preformatted_20_Text"/>
      <text:p text:style-name="Preformatted_20_Text">- Informação sobre o socket DDP (Appletalk)</text:p>
      <text:p text:style-name="Preformatted_20_Text"><text:s/>/proc/net/appeltalk</text:p>
      <text:p text:style-name="Preformatted_20_Text"/>
      <text:p text:style-name="Preformatted_20_Text">- Informação sobre o socket NET/ROM</text:p>
      <text:p text:style-name="Preformatted_20_Text"><text:s/>/proc/net/nr</text:p>
      <text:p text:style-name="Preformatted_20_Text"/>
      <text:p text:style-name="Preformatted_20_Text">- Informação sobre os roteamentos IP realizados pelo kernel</text:p>
      <text:p text:style-name="Preformatted_20_Text"><text:s/>/proc/net/route</text:p>
      <text:p text:style-name="Preformatted_20_Text"/>
      <text:p text:style-name="Preformatted_20_Text">- Informação sobre os roteamentos AX25 realizados pelo kernel</text:p>
      <text:p text:style-name="Preformatted_20_Text"><text:s/>/proc/net/ax25_route</text:p>
      <text:p text:style-name="Preformatted_20_Text"/>
      <text:p text:style-name="Preformatted_20_Text">- Informação sobre os roteamentos IPX realizados pelo kernel</text:p>
      <text:p text:style-name="Preformatted_20_Text"><text:s/>/proc/net/ipx_route</text:p>
      <text:p text:style-name="Preformatted_20_Text"/>
      <text:p text:style-name="Preformatted_20_Text">- Lista de nós NET/ROM do kernel</text:p>
      <text:p text:style-name="Preformatted_20_Text"><text:s/>/proc/net/nr_nodes</text:p>
      <text:p text:style-name="Preformatted_20_Text"/>
      <text:p text:style-name="Preformatted_20_Text">- Conexões mascaradas do kernel</text:p>
      <text:p text:style-name="Preformatted_20_Text"><text:s/>/proc/net/ip_masquerade</text:p>
      <text:p text:style-name="Preformatted_20_Text"/>
      <text:p text:style-name="Preformatted_20_Text">- Número máximo de arquivos que podem ser abertos</text:p>
      <text:p text:style-name="Preformatted_20_Text"><text:s/>/proc/sys/fs/file-max</text:p>
      <text:p text:style-name="Preformatted_20_Text"/>
      <text:p text:style-name="Preformatted_20_Text">- Para exibir todas as variáveis e seus valores separados pelo sinal de igual</text:p>
      <text:p text:style-name="Preformatted_20_Text">do sistema de arquivos '/proc' digite:</text:p>
      <text:p text:style-name="Preformatted_20_Text"><text:s/>sysctl -a</text:p>
      <text:p text:style-name="Preformatted_20_Text"/>
      <text:p text:style-name="Preformatted_20_Text">- Para exibir o valor de uma variável digite:</text:p>
      <text:p text:style-name="Preformatted_20_Text"><text:s/>sysctl net/ipv4/conf/all/rp_filter</text:p>
      <text:p text:style-name="Preformatted_20_Text">ou</text:p>
      <text:p text:style-name="Preformatted_20_Text"><text:s/>cat /proc/sys/net/ipv4/conf/all/rp_filter</text:p>
      <text:p text:style-name="Preformatted_20_Text"/>
      <text:p text:style-name="Preformatted_20_Text">- Para atribuir um novo valor para a variável digite:</text:p>
      <text:p text:style-name="Preformatted_20_Text"><text:s/>sysctl -w net/ipv4/conf/all/rp_filter=1</text:p>
      <text:p text:style-name="Preformatted_20_Text">ou</text:p>
      <text:p text:style-name="Preformatted_20_Text"><text:s/>echo 1 &gt; /proc/sys/net/ipv4/conf/all/rp_filter</text:p>
      <text:p text:style-name="Preformatted_20_Text"/>
      <text:p text:style-name="Preformatted_20_Text">- Conta ao kernel linux qual o tempo do live que será colocado nos pacotes</text:p>
      <text:p text:style-name="Preformatted_20_Text">que deixarão o host. O valor default é 64</text:p>
      <text:p text:style-name="Preformatted_20_Text"><text:s/>/proc/sys/net/ipv4/ip_default_ttl</text:p>
      <text:p text:style-name="Preformatted_20_Text"/>
      <text:p text:style-name="Preformatted_20_Text">- Fornece ao servidor o recurso de linux router server, ou seja, que encaminhe</text:p>
      <text:p text:style-name="Preformatted_20_Text">IP entre as diversas interfaces de rede. O valor booleano e o default é 0</text:p>
      <text:p text:style-name="Preformatted_20_Text">(desabilitado). Para habilitar, basta trocar o 0 por 1</text:p>
      <text:p text:style-name="Preformatted_20_Text"><text:s/>/proc/sys/net/ipv4/ip_forward</text:p>
      <text:p text:style-name="Preformatted_20_Text"/>
      <text:p text:style-name="Preformatted_20_Text"><text:soft-page-break/>- O pmtu (Path Maximum Transfer Unit) é um valor booleano que pode ser habi-</text:p>
      <text:p text:style-name="Preformatted_20_Text">litado para descobrir o mtu entre este host e um end host. O pmtu e o mtu</text:p>
      <text:p text:style-name="Preformatted_20_Text">são coisas diferentes. o mtu conta ao kernel sobre a máxima unidade de</text:p>
      <text:p text:style-name="Preformatted_20_Text">transferencia para suas conexões, mas não sobre todas conexão até o end-host.</text:p>
      <text:p text:style-name="Preformatted_20_Text">O pmtu tenta descobrir o mtu para um end host incluindo todos os hops no</text:p>
      <text:p text:style-name="Preformatted_20_Text">caminho. O valor default é 1</text:p>
      <text:p text:style-name="Preformatted_20_Text"><text:s/>/proc/sys/net/ipv4/ip_no_pmtu_disc</text:p>
      <text:p text:style-name="Preformatted_20_Text"/>
      <text:p text:style-name="Preformatted_20_Text">- Permite que processos locais façam o bind com um endereço IP não local.</text:p>
      <text:p text:style-name="Preformatted_20_Text">Isto é útil em alguns casos de snnifers para um determinado host. O valor</text:p>
      <text:p text:style-name="Preformatted_20_Text">default é 0</text:p>
      <text:p text:style-name="Preformatted_20_Text"><text:s/>/proc/sys/net/ipv4/ip_nonlocal_bind</text:p>
      <text:p text:style-name="Preformatted_20_Text"/>
      <text:p text:style-name="Preformatted_20_Text">- Se o valor for 1, o kernel linux ignorará todas os ICMP ECHO REQUESTS</text:p>
      <text:p text:style-name="Preformatted_20_Text"><text:s/>/proc/sys/net/ipv4/icmp_echo_ignore_all</text:p>
      <text:p text:style-name="Preformatted_20_Text"/>
      <text:p text:style-name="Preformatted_20_Text">- Funciona como a variável icmp_echo_ignore all exceto que irá ignorar</text:p>
      <text:p text:style-name="Preformatted_20_Text">somente mensagens ICMP enviadas para o endereço de broadcast ou multicast.</text:p>
      <text:p text:style-name="Preformatted_20_Text">O valoe default é 0</text:p>
      <text:p text:style-name="Preformatted_20_Text"><text:s/>/proc/sys/net/ipv4/icmp_echo_ignore_broadcasts</text:p>
      <text:p text:style-name="Preformatted_20_Text"/>
      <text:p text:style-name="Preformatted_20_Text">- É a taxa máxima na qual o kernel linux gerará mensagens ICMP do tipo es-</text:p>
      <text:p text:style-name="Preformatted_20_Text">pecificado na variável icmp_ratemask. O valor é o número de jiffies</text:p>
      <text:p text:style-name="Preformatted_20_Text">(1 jiffy = 1/100 sc) entre o envio de 2 mensagens semelhantes. O valor</text:p>
      <text:p text:style-name="Preformatted_20_Text">dafult é 100 o que significa que um pacote ICMP pode ser enviado em 100</text:p>
      <text:p text:style-name="Preformatted_20_Text">jiffies. O valor 0 significa não limitado envio de ICMP's</text:p>
      <text:p text:style-name="Preformatted_20_Text"><text:s/>/proc/sys/net/ipv4/icmp_ratelimit</text:p>
      <text:p text:style-name="Preformatted_20_Text"/>
      <text:p text:style-name="Preformatted_20_Text"/>
      <text:p text:style-name="Preformatted_20_Text">- Atribui a máscara do qual tipos de ICMP's serão limitados através da variá-</text:p>
      <text:p text:style-name="Preformatted_20_Text">vel icmp_ratelimit</text:p>
      <text:p text:style-name="Preformatted_20_Text"><text:s/>/proc/sys/net/ipv4/icmp_ratemask</text:p>
      <text:p text:style-name="Preformatted_20_Text"/>
      <text:p text:style-name="Preformatted_20_Text">Este valor é a soma de 2 ^ n, onde o n é cada tipo especificado de ICMP</text:p>
      <text:p text:style-name="Preformatted_20_Text">(como especificado no cabeçalho de arquivos do kernel linux). Alguns tipos:</text:p>
      <text:p text:style-name="Preformatted_20_Text"><text:s/>0 echo reply</text:p>
      <text:p text:style-name="Preformatted_20_Text"><text:s/>3 destination unreachable</text:p>
      <text:p text:style-name="Preformatted_20_Text"><text:s/>4 source quench</text:p>
      <text:p text:style-name="Preformatted_20_Text"><text:s/>5 redirect (change route)</text:p>
      <text:p text:style-name="Preformatted_20_Text"><text:s/>8 echo request</text:p>
      <text:p text:style-name="Preformatted_20_Text"><text:s/>11 time exceeded</text:p>
      <text:p text:style-name="Preformatted_20_Text"><text:s/>12 parameter problem</text:p>
      <text:p text:style-name="Preformatted_20_Text"><text:s/>13 timestamp request</text:p>
      <text:p text:style-name="Preformatted_20_Text"><text:s/>14 timestamp reply</text:p>
      <text:p text:style-name="Preformatted_20_Text"><text:s/>15 information request</text:p>
      <text:p text:style-name="Preformatted_20_Text"><text:s/>16 information reply</text:p>
      <text:p text:style-name="Preformatted_20_Text"><text:s/>17 address mask request</text:p>
      <text:p text:style-name="Preformatted_20_Text"><text:s/>18 address mask reply</text:p>
      <text:p text:style-name="Preformatted_20_Text"/>
      <text:p text:style-name="Preformatted_20_Text">O valor default desta variável é 6168 que significa que ICMP Destination</text:p>
      <text:p text:style-name="Preformatted_20_Text">Unreachable, ICMP Source Quench, ICMP Time Exceeded e ICMP Parameter Problem</text:p>
      <text:p text:style-name="Preformatted_20_Text">é a mascara. Veja:</text:p>
      <text:p text:style-name="Preformatted_20_Text"><text:s/>2 ^ 3 + 2 ^ 4 + 2 ^ 11 + 2 ^ 12</text:p>
      <text:p text:style-name="Preformatted_20_Text"/>
      <text:p text:style-name="Preformatted_20_Text">- Esta variável contará ao kernel linux quando ele deve aceitar ICMP Redirects</text:p>
      <text:p text:style-name="Preformatted_20_Text">ou não. ICMP Redirects são usados para contar a um host que existe um caminho</text:p>
      <text:p text:style-name="Preformatted_20_Text">melhor para enviar pacotes para um específico host ou rede. O valor default</text:p>
      <text:p text:style-name="Preformatted_20_Text">é 1</text:p>
      <text:p text:style-name="Preformatted_20_Text"><text:s/>/proc/sys/net/ipv4/conf/nome_da_interface/accept_redirects</text:p>
      <text:p text:style-name="Preformatted_20_Text"/>
      <text:p text:style-name="Preformatted_20_Text">- Conta ao kernel linux se ele tem permissão para rotear pacotes pela origem.</text:p>
      <text:p text:style-name="Preformatted_20_Text">O valor default é 1</text:p>
      <text:p text:style-name="Preformatted_20_Text"><text:soft-page-break/><text:s/>/proc/sys/net/ipv4/conf/nome_da_interface/accept_source_route</text:p>
      <text:p text:style-name="Preformatted_20_Text"/>
      <text:p text:style-name="Preformatted_20_Text">- Conta ao kernel linux se um endereço IP deve ser ligado com um endereço</text:p>
      <text:p text:style-name="Preformatted_20_Text">ARP específico ou não. O kernel linux decide se responde para um pacote en-</text:p>
      <text:p text:style-name="Preformatted_20_Text">trando numa interface de rede, se ele envia a respsota pelo mesmo endereço</text:p>
      <text:p text:style-name="Preformatted_20_Text">da interface ou não. Se o valor desta variável for verdadeiro (1) isso é o</text:p>
      <text:p text:style-name="Preformatted_20_Text">que acontece. O valor default é 0</text:p>
      <text:p text:style-name="Preformatted_20_Text"><text:s/>/proc/sys/net/ipv4/conf/nome_da_interface/arp_filter</text:p>
      <text:p text:style-name="Preformatted_20_Text"/>
      <text:p text:style-name="Preformatted_20_Text">- Habilita o encaminhamento de IP para dispositivos específicos. Isto é útil</text:p>
      <text:p text:style-name="Preformatted_20_Text">para habilitar o encaminhamento entre 2 interfaces e uma terceira deixar de-</text:p>
      <text:p text:style-name="Preformatted_20_Text">sabilitada. O valor default é o mesmo que o valor de ipv4/ip_forward, assim</text:p>
      <text:p text:style-name="Preformatted_20_Text">se o valor atribuído a ip_forward for 1, todas as variáveis forwarding serão</text:p>
      <text:p text:style-name="Preformatted_20_Text">1 também</text:p>
      <text:p text:style-name="Preformatted_20_Text"><text:s/>/proc/sys/net/ipv4/conf/nome_da_interface/forwarding</text:p>
      <text:p text:style-name="Preformatted_20_Text"/>
      <text:p text:style-name="Preformatted_20_Text">- Permite o log de todos os pacotes que contém endereço impossível/</text:p>
      <text:p text:style-name="Preformatted_20_Text">inválido/marciano. O valor default é 0</text:p>
      <text:p text:style-name="Preformatted_20_Text"><text:s/>/proc/sys/net/ipv4/conf/nome_da_interface/log_martians</text:p>
      <text:p text:style-name="Preformatted_20_Text"/>
      <text:p text:style-name="Preformatted_20_Text">- Permite o roteamento multicast para um dispositivo específico. O valor</text:p>
      <text:p text:style-name="Preformatted_20_Text">default é 0</text:p>
      <text:p text:style-name="Preformatted_20_Text"><text:s/>/proc/sys/net/ipv4/conf/nome_da_interface/mc_forwarding</text:p>
      <text:p text:style-name="Preformatted_20_Text"/>
      <text:p text:style-name="Preformatted_20_Text">- Atribui proxy arp para uma interface. Este recurso deve ser habilitado</text:p>
      <text:p text:style-name="Preformatted_20_Text">nas interfaces que se deseja para responder a ARP queries. O valor default</text:p>
      <text:p text:style-name="Preformatted_20_Text">é 0</text:p>
      <text:p text:style-name="Preformatted_20_Text"><text:s/>/proc/sys/net/ipv4/conf/nome_da_interface/proxy_arp</text:p>
      <text:p text:style-name="Preformatted_20_Text"/>
      <text:p text:style-name="Preformatted_20_Text">- Atribui o filtro de caminho reverso para uma interface. O RP serve para</text:p>
      <text:p text:style-name="Preformatted_20_Text">validar que o atual endereço de origem usadoa por alguns pacotes estejam</text:p>
      <text:p text:style-name="Preformatted_20_Text">correlacionados com uma tabela de rotas e que pacotes com este IP de origem</text:p>
      <text:p text:style-name="Preformatted_20_Text">são supostamente respondidos através da mesma interface</text:p>
      <text:p text:style-name="Preformatted_20_Text"><text:s/>/proc/sys/net/ipv4/conf/nome_da_interface/rp_filter</text:p>
      <text:p text:style-name="Preformatted_20_Text"/>
      <text:p text:style-name="Preformatted_20_Text">- Permite o redirecionamento seguro. Se não estiver habilitado, o kernel linux</text:p>
      <text:p text:style-name="Preformatted_20_Text">aceitará ICMP redirect de qualquer host. Se habilitado, todos os ICMP redi-</text:p>
      <text:p text:style-name="Preformatted_20_Text">rects serão somente aceitos de gateways litados na lista de gateway default.</text:p>
      <text:p text:style-name="Preformatted_20_Text">Com isto poderemos nos livrar de redirecionamentos ilegais que podem ser</text:p>
      <text:p text:style-name="Preformatted_20_Text">maliciosos. O valor default é 1</text:p>
      <text:p text:style-name="Preformatted_20_Text"><text:s/>/proc/sys/net/ipv4/conf/nome_da_interface/secure_redirects</text:p>
      <text:p text:style-name="Preformatted_20_Text"/>
      <text:p text:style-name="Preformatted_20_Text">- Permite informar ao kernel linux se a interface física conectada é compar-</text:p>
      <text:p text:style-name="Preformatted_20_Text">tilhada ou não. Isto é se diversas e diferentes redes IP com diferentes</text:p>
      <text:p text:style-name="Preformatted_20_Text">máscaras operarem sobre uma mesma mídia ou não. O objetivo principal dessa</text:p>
      <text:p text:style-name="Preformatted_20_Text">variável é informar ao kernel se deve enviar ICMP redirects para uma rede</text:p>
      <text:p text:style-name="Preformatted_20_Text">específica ou não. O valor default é 1</text:p>
      <text:p text:style-name="Preformatted_20_Text"><text:s/>/proc/sys/net/ipv4/conf/nome_da_interface/share_media</text:p>
      <text:p text:style-name="Preformatted_20_Text"/>
      <text:p text:style-name="Preformatted_20_Text">----------------------------------------------------------------------------</text:p>
      <text:p text:style-name="Preformatted_20_Text"/>
      <text:p text:style-name="Preformatted_20_Text">3 - COMANDOS DE INICIALIZACAO E ENCERRAMENTO DO GNU/LINUX</text:p>
      <text:p text:style-name="Preformatted_20_Text"/>
      <text:p text:style-name="Preformatted_20_Text">3.1 - comando sync = salva as informações em cache de disco. Isso força</text:p>
      <text:p text:style-name="Preformatted_20_Text">todas as informações alteradas a serem salvas no disco. O comando faz o</text:p>
      <text:p text:style-name="Preformatted_20_Text">sistema copiar buffers para o disco. Use o comando sync antes de desligar</text:p>
      <text:p text:style-name="Preformatted_20_Text">o sistema, ou seja, antes do comando 'shutdown'</text:p>
      <text:p text:style-name="Preformatted_20_Text"><text:s/>sync</text:p>
      <text:p text:style-name="Preformatted_20_Text"/>
      <text:p text:style-name="Preformatted_20_Text"/>
      <text:p text:style-name="Preformatted_20_Text">3.2 - comando reboot = reinicia o sistema imediatamente. Deve ser usado</text:p>
      <text:p text:style-name="Preformatted_20_Text">com cuidado pois não faz chamada ao comando sync e isto pode gerar</text:p>
      <text:p text:style-name="Preformatted_20_Text"><text:soft-page-break/>inconsistências no sistema de arquivos que somente o fsck poderá</text:p>
      <text:p text:style-name="Preformatted_20_Text">consertar</text:p>
      <text:p text:style-name="Preformatted_20_Text"><text:s/>reboot</text:p>
      <text:p text:style-name="Preformatted_20_Text"/>
      <text:p text:style-name="Preformatted_20_Text"/>
      <text:p text:style-name="Preformatted_20_Text">3.3 - comando shutdown = reinicia ou desliga o sistema de forma segura</text:p>
      <text:p text:style-name="Preformatted_20_Text"/>
      <text:p text:style-name="Preformatted_20_Text">- Reinicia o sistema neste exato momento</text:p>
      <text:p text:style-name="Preformatted_20_Text"><text:s/>shutdown -r now</text:p>
      <text:p text:style-name="Preformatted_20_Text"/>
      <text:p text:style-name="Preformatted_20_Text">- Desliga o computador neste exato momento</text:p>
      <text:p text:style-name="Preformatted_20_Text"><text:s/>shutdown -h now</text:p>
      <text:p text:style-name="Preformatted_20_Text"/>
      <text:p text:style-name="Preformatted_20_Text">- Reinicia o sistema daqui 8 minutos</text:p>
      <text:p text:style-name="Preformatted_20_Text"><text:s/>shutdown -r +8</text:p>
      <text:p text:style-name="Preformatted_20_Text"/>
      <text:p text:style-name="Preformatted_20_Text">- O computador entra em modo mono-usuário as 19:00 horas</text:p>
      <text:p text:style-name="Preformatted_20_Text"><text:s/>shutdown 19:00</text:p>
      <text:p text:style-name="Preformatted_20_Text"/>
      <text:p text:style-name="Preformatted_20_Text">- Desliga o computador as 19:00 horas</text:p>
      <text:p text:style-name="Preformatted_20_Text"><text:s/>shutdown -h +19:00</text:p>
      <text:p text:style-name="Preformatted_20_Text"/>
      <text:p text:style-name="Preformatted_20_Text">- Desliga o computador as 06:00 horas da manhã</text:p>
      <text:p text:style-name="Preformatted_20_Text"><text:s/>shutdown -h +06:00</text:p>
      <text:p text:style-name="Preformatted_20_Text"/>
      <text:p text:style-name="Preformatted_20_Text">- Reinicia o sistema daqui a 23 minutos</text:p>
      <text:p text:style-name="Preformatted_20_Text"><text:s/>shutdown -r 23</text:p>
      <text:p text:style-name="Preformatted_20_Text"/>
      <text:p text:style-name="Preformatted_20_Text">- Cancela a execução do comando shutdown</text:p>
      <text:p text:style-name="Preformatted_20_Text"><text:s/>shutdown -c</text:p>
      <text:p text:style-name="Preformatted_20_Text"/>
      <text:p text:style-name="Preformatted_20_Text">- Cancela a execucao do shutdown enviando uma mensagem aos usuários do sistema</text:p>
      <text:p text:style-name="Preformatted_20_Text"><text:s/>shutdown -c mensagem</text:p>
      <text:p text:style-name="Preformatted_20_Text"/>
      <text:p text:style-name="Preformatted_20_Text">- Envia uma mensagem para os usuários do sistema sem reiniciar o PC</text:p>
      <text:p text:style-name="Preformatted_20_Text"><text:s/>shutdown -k mensagem</text:p>
      <text:p text:style-name="Preformatted_20_Text"/>
      <text:p text:style-name="Preformatted_20_Text">- Sequência para desligamento do computador:</text:p>
      <text:p text:style-name="Preformatted_20_Text"><text:s/>sync</text:p>
      <text:p text:style-name="Preformatted_20_Text"><text:s/>sync</text:p>
      <text:p text:style-name="Preformatted_20_Text"><text:s/>shutdown -h now</text:p>
      <text:p text:style-name="Preformatted_20_Text">ou</text:p>
      <text:p text:style-name="Preformatted_20_Text"><text:s/>sync; sync; shutdown -h now</text:p>
      <text:p text:style-name="Preformatted_20_Text"/>
      <text:p text:style-name="Preformatted_20_Text">Sequencia para reiniciar o computador:</text:p>
      <text:p text:style-name="Preformatted_20_Text"><text:s/>sync</text:p>
      <text:p text:style-name="Preformatted_20_Text"><text:s/>sync</text:p>
      <text:p text:style-name="Preformatted_20_Text"><text:s/>shutdown -r now</text:p>
      <text:p text:style-name="Preformatted_20_Text">ou</text:p>
      <text:p text:style-name="Preformatted_20_Text"><text:s/>sync; sync; shutdown -r now</text:p>
      <text:p text:style-name="Preformatted_20_Text"/>
      <text:p text:style-name="Preformatted_20_Text"/>
      <text:p text:style-name="Preformatted_20_Text">3.4 - comando exit = termina a sessão atual</text:p>
      <text:p text:style-name="Preformatted_20_Text"/>
      <text:p text:style-name="Preformatted_20_Text"/>
      <text:p text:style-name="Preformatted_20_Text">3.5 - comando logout = termina a sessão atual</text:p>
      <text:p text:style-name="Preformatted_20_Text"/>
      <text:p text:style-name="Preformatted_20_Text"/>
      <text:p text:style-name="Preformatted_20_Text">3.6 - comando sleep = causa um processo para torna-se inativo</text:p>
      <text:p text:style-name="Preformatted_20_Text"/>
      <text:p text:style-name="Preformatted_20_Text"/>
      <text:p text:style-name="Preformatted_20_Text">3.7 - comando su = executa um interpretador de comandos com substituição</text:p>
      <text:p text:style-name="Preformatted_20_Text"><text:soft-page-break/>de usuário e grupo sem efetuar logout do usuario atual. su permite que</text:p>
      <text:p text:style-name="Preformatted_20_Text">um usuário torne-se outro temporariamente.</text:p>
      <text:p text:style-name="Preformatted_20_Text"><text:s/>su nome-do-usuario</text:p>
      <text:p text:style-name="Preformatted_20_Text"/>
      <text:p text:style-name="Preformatted_20_Text">Para retornar ao usuário anterior, tecla CTRL+D ou digite 'exit'</text:p>
      <text:p text:style-name="Preformatted_20_Text"/>
      <text:p text:style-name="Preformatted_20_Text"/>
      <text:p text:style-name="Preformatted_20_Text">3.8 - comando rlogin = inicia uma sessao de terminal remoto</text:p>
      <text:p text:style-name="Preformatted_20_Text"><text:s/>rlogin -l username host</text:p>
      <text:p text:style-name="Preformatted_20_Text"/>
      <text:p text:style-name="Preformatted_20_Text"><text:s/>Opções:</text:p>
      <text:p text:style-name="Preformatted_20_Text"><text:s/>-x = ativa a criptografia dos dados que forem transmitidos</text:p>
      <text:p text:style-name="Preformatted_20_Text"/>
      <text:p text:style-name="Preformatted_20_Text"/>
      <text:p text:style-name="Preformatted_20_Text">3.9 - Servicos no gnu/linux</text:p>
      <text:p text:style-name="Preformatted_20_Text"/>
      <text:p text:style-name="Preformatted_20_Text">- Debian, Kurumin, Ubuntu</text:p>
      <text:p text:style-name="Preformatted_20_Text"><text:s/>Iniciar servico <text:s text:c="2"/>= /etc/init.d/nome-do-servico start</text:p>
      <text:p text:style-name="Preformatted_20_Text"><text:s/>Parar servico <text:s text:c="4"/>= /etc/init.d/nome-do-servico stop</text:p>
      <text:p text:style-name="Preformatted_20_Text"><text:s/>Reiniciar servico = /etc/init.d/nome-do-servico restart</text:p>
      <text:p text:style-name="Preformatted_20_Text"/>
      <text:p text:style-name="Preformatted_20_Text">- RedHat, Fedora</text:p>
      <text:p text:style-name="Preformatted_20_Text"><text:s/>Iniciar servico <text:s text:c="2"/>= /etc/rc.d/init.d/nome-do-servico start</text:p>
      <text:p text:style-name="Preformatted_20_Text"><text:s/>Parar servico <text:s text:c="4"/>= /etc/rc.d/init.d/nome-do-servico stop</text:p>
      <text:p text:style-name="Preformatted_20_Text"><text:s/>Reiniciar servico = /etc/rc.d/init.d/nome-do-servico restart</text:p>
      <text:p text:style-name="Preformatted_20_Text"/>
      <text:p text:style-name="Preformatted_20_Text"/>
      <text:p text:style-name="Preformatted_20_Text">3.10 - comando crontab = apresenta ou altera a tabela cron (crontab) de um</text:p>
      <text:p text:style-name="Preformatted_20_Text">usuário. A tabela cron especifica acoes programadas que sao executadas pelo</text:p>
      <text:p text:style-name="Preformatted_20_Text">daemon cron.</text:p>
      <text:p text:style-name="Preformatted_20_Text"/>
      <text:p text:style-name="Preformatted_20_Text">- Edita o arquivo crontab do usuario que esta executando o comando</text:p>
      <text:p text:style-name="Preformatted_20_Text"><text:s/>crontab -e</text:p>
      <text:p text:style-name="Preformatted_20_Text"/>
      <text:p text:style-name="Preformatted_20_Text">- Exibe o arquivo crontab do usuario que esta executando o comando</text:p>
      <text:p text:style-name="Preformatted_20_Text"><text:s/>crontab -l</text:p>
      <text:p text:style-name="Preformatted_20_Text"/>
      <text:p text:style-name="Preformatted_20_Text">- Exclui o arquivo crontab do usuario que esta executando o comando</text:p>
      <text:p text:style-name="Preformatted_20_Text"><text:s/>crontab -r</text:p>
      <text:p text:style-name="Preformatted_20_Text"/>
      <text:p text:style-name="Preformatted_20_Text"/>
      <text:p text:style-name="Preformatted_20_Text">3.11 - comando halt = para o sistema.</text:p>
      <text:p text:style-name="Preformatted_20_Text"/>
      <text:p text:style-name="Preformatted_20_Text">- Desliga o sistema</text:p>
      <text:p text:style-name="Preformatted_20_Text"><text:s/>halt</text:p>
      <text:p text:style-name="Preformatted_20_Text"/>
      <text:p text:style-name="Preformatted_20_Text">- Força o desligamento do sistema</text:p>
      <text:p text:style-name="Preformatted_20_Text"><text:s/>halt -f</text:p>
      <text:p text:style-name="Preformatted_20_Text"/>
      <text:p text:style-name="Preformatted_20_Text">- Desliga as interfaces de rede antes do desligamento total do sistema</text:p>
      <text:p text:style-name="Preformatted_20_Text"><text:s/>halt -i</text:p>
      <text:p text:style-name="Preformatted_20_Text"/>
      <text:p text:style-name="Preformatted_20_Text">- Ao paralisar o sistema, desliga o computador</text:p>
      <text:p text:style-name="Preformatted_20_Text"><text:s/>halt -p</text:p>
      <text:p text:style-name="Preformatted_20_Text"/>
      <text:p text:style-name="Preformatted_20_Text">- Desliga o sistema mas não registra o desligamento no arquivo '/var/log/wtmp'</text:p>
      <text:p text:style-name="Preformatted_20_Text">Por padrao é registrado o desligamento neste arquivo</text:p>
      <text:p text:style-name="Preformatted_20_Text"><text:s/>halt -d</text:p>
      <text:p text:style-name="Preformatted_20_Text"/>
      <text:p text:style-name="Preformatted_20_Text"/>
      <text:p text:style-name="Preformatted_20_Text">3.12 - comando login = estabelece login com o sistema.</text:p>
      <text:p text:style-name="Preformatted_20_Text"/>
      <text:p text:style-name="Preformatted_20_Text"><text:soft-page-break/>- Pede o login e o password para o user1</text:p>
      <text:p text:style-name="Preformatted_20_Text"><text:s/>login user1</text:p>
      <text:p text:style-name="Preformatted_20_Text"/>
      <text:p text:style-name="Preformatted_20_Text">- Usado para evitar uma segunda autenticação de acesso. Isso não funciona</text:p>
      <text:p text:style-name="Preformatted_20_Text">para o o usuário root</text:p>
      <text:p text:style-name="Preformatted_20_Text"><text:s/>login -f user2</text:p>
      <text:p text:style-name="Preformatted_20_Text"/>
      <text:p text:style-name="Preformatted_20_Text">- Usado por getty para dizer ao login não destruir o ambiente</text:p>
      <text:p text:style-name="Preformatted_20_Text"><text:s/>login -p</text:p>
      <text:p text:style-name="Preformatted_20_Text"/>
      <text:p text:style-name="Preformatted_20_Text">- Usado por outros servidores (por exemplo telnetd) para passar o nome para</text:p>
      <text:p text:style-name="Preformatted_20_Text">o servidor remoto para acessos que podem ser colocados em utmp e wtmp. Apenas</text:p>
      <text:p text:style-name="Preformatted_20_Text">o usuário root pode usar esta opção</text:p>
      <text:p text:style-name="Preformatted_20_Text"><text:s/>login -h nome-da-maquina</text:p>
      <text:p text:style-name="Preformatted_20_Text"/>
      <text:p text:style-name="Preformatted_20_Text"/>
      <text:p text:style-name="Preformatted_20_Text">3.13 - comando chkconfig = faz com que serviços sejam inicializados/fiquem</text:p>
      <text:p text:style-name="Preformatted_20_Text">parados nos modos de inicialização do RedHat ou Fedora GNU/Linux(init 1,</text:p>
      <text:p text:style-name="Preformatted_20_Text">2, 3, 4, 5)</text:p>
      <text:p text:style-name="Preformatted_20_Text"/>
      <text:p text:style-name="Preformatted_20_Text">- Modo grafico = 5</text:p>
      <text:p text:style-name="Preformatted_20_Text">- Modo texto <text:s text:c="2"/>= 3</text:p>
      <text:p text:style-name="Preformatted_20_Text"/>
      <text:p text:style-name="Preformatted_20_Text">- Habilita o serviço sshd no modo texto(3)</text:p>
      <text:p text:style-name="Preformatted_20_Text"><text:s/>chkconfig --level 3 sshd on</text:p>
      <text:p text:style-name="Preformatted_20_Text"/>
      <text:p text:style-name="Preformatted_20_Text">- Habilita o serviço squid no modo grafico(5)</text:p>
      <text:p text:style-name="Preformatted_20_Text"><text:s/>chkconfig --level 5 squid on</text:p>
      <text:p text:style-name="Preformatted_20_Text"/>
      <text:p text:style-name="Preformatted_20_Text">- Habilita o servico httpd nos modos de inicializacao 3, 4 e 5</text:p>
      <text:p text:style-name="Preformatted_20_Text"><text:s/>chkconfig --level 345 httpd on</text:p>
      <text:p text:style-name="Preformatted_20_Text"/>
      <text:p text:style-name="Preformatted_20_Text"/>
      <text:p text:style-name="Preformatted_20_Text">3.14 - comando startx = <text:s/>inicializa um gerenciador de janelas do X.</text:p>
      <text:p text:style-name="Preformatted_20_Text"/>
      <text:p text:style-name="Preformatted_20_Text">- Se você quiser iniciar mais de um X, você deverá adicionar alguns</text:p>
      <text:p text:style-name="Preformatted_20_Text">parâmetros, a partir da segunda sessão X</text:p>
      <text:p text:style-name="Preformatted_20_Text"><text:s/>startx -- :1</text:p>
      <text:p text:style-name="Preformatted_20_Text"/>
      <text:p text:style-name="Preformatted_20_Text">- Executa o terceiro X11, silenciosamente e em segundo plano para não</text:p>
      <text:p text:style-name="Preformatted_20_Text">bloquear o console</text:p>
      <text:p text:style-name="Preformatted_20_Text"><text:s/>startx -- :2 -quiet &amp;</text:p>
      <text:p text:style-name="Preformatted_20_Text"/>
      <text:p text:style-name="Preformatted_20_Text">- Executa o quarto X11, com uma profundidade de cor de 24 bits</text:p>
      <text:p text:style-name="Preformatted_20_Text"><text:s/>startx -- :3 -bpp 24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4 - COMANDOS DE CONTROLE DE ACESSO E USUARIOS/GRUPOS</text:p>
      <text:p text:style-name="Preformatted_20_Text"/>
      <text:p text:style-name="Preformatted_20_Text">4.1 - comando useradd ou adduser = adiciona um usuario no sistema. Por</text:p>
      <text:p text:style-name="Preformatted_20_Text">padrão, quando um novo usuario é adicionado, é criado um grupo com o</text:p>
      <text:p text:style-name="Preformatted_20_Text">mesmo nome do usuario. Sera criado um diretorio home com o nome do usuário</text:p>
      <text:p text:style-name="Preformatted_20_Text">e este recebera uma identificacao.</text:p>
      <text:p text:style-name="Preformatted_20_Text"/>
      <text:p text:style-name="Preformatted_20_Text">- Para criar o usuário chamado 'jordam'</text:p>
      <text:p text:style-name="Preformatted_20_Text"><text:s/>useradd jordam</text:p>
      <text:p text:style-name="Preformatted_20_Text"/>
      <text:p text:style-name="Preformatted_20_Text">- Força a criação do diretório 'home' do usuário 'jordam'</text:p>
      <text:p text:style-name="Preformatted_20_Text"><text:s/>useradd -m jordam</text:p>
      <text:p text:style-name="Preformatted_20_Text"/>
      <text:p text:style-name="Preformatted_20_Text">- Cria o usuário 'jordam' com a ID '800'</text:p>
      <text:p text:style-name="Preformatted_20_Text"><text:soft-page-break/><text:s/>useradd -u 800 jordam</text:p>
      <text:p text:style-name="Preformatted_20_Text"/>
      <text:p text:style-name="Preformatted_20_Text">- Cria o usuário 'jordam' com o nome do grupo chamado 'admin'</text:p>
      <text:p text:style-name="Preformatted_20_Text"><text:s/>useradd -g admin jordam</text:p>
      <text:p text:style-name="Preformatted_20_Text"/>
      <text:p text:style-name="Preformatted_20_Text">- Cria o usuário 'jordam' com o seu shell apontando para '/bin/false'</text:p>
      <text:p text:style-name="Preformatted_20_Text">(ele não irá conseguir se logar no sistema)</text:p>
      <text:p text:style-name="Preformatted_20_Text"><text:s/>useradd jordam -s /bin/false</text:p>
      <text:p text:style-name="Preformatted_20_Text"/>
      <text:p text:style-name="Preformatted_20_Text">- Cria o usuário 'jordam' especificando seu diretório home em '/home/users/'</text:p>
      <text:p text:style-name="Preformatted_20_Text">ao invés de '/home/jordam'</text:p>
      <text:p text:style-name="Preformatted_20_Text"><text:s/>useradd -d /home/users jordam</text:p>
      <text:p text:style-name="Preformatted_20_Text"/>
      <text:p text:style-name="Preformatted_20_Text">- Cria o usuário 'jordam' colocando-o no grupo 'admin' e também nos</text:p>
      <text:p text:style-name="Preformatted_20_Text">'users' e 'postgresql'</text:p>
      <text:p text:style-name="Preformatted_20_Text"><text:s/>useradd -g admin -G users,postgresql jordam</text:p>
      <text:p text:style-name="Preformatted_20_Text"/>
      <text:p text:style-name="Preformatted_20_Text"/>
      <text:p text:style-name="Preformatted_20_Text">- Adiciona o usuário 'jordam' no grupo 'users' com o diretório home em</text:p>
      <text:p text:style-name="Preformatted_20_Text">'/home/jordam' e seu nome pessoal 'Mister Jordam'. Se você não especi-</text:p>
      <text:p text:style-name="Preformatted_20_Text">ficar qualquer parametro então serão utilizadas as configurações padrão</text:p>
      <text:p text:style-name="Preformatted_20_Text">contidas no arquivo '/etc/default/useradd'. Além disso, o conteúdo do</text:p>
      <text:p text:style-name="Preformatted_20_Text">diretório '/etc/skel' será copiado para o diretório deste novo usuário</text:p>
      <text:p text:style-name="Preformatted_20_Text"><text:s/>useradd -g users -d /home/jordam -c 'Mister Jordam' jordam</text:p>
      <text:p text:style-name="Preformatted_20_Text"/>
      <text:p text:style-name="Preformatted_20_Text"/>
      <text:p text:style-name="Preformatted_20_Text">4.2 - comando passwd = cria/modifica a senha de um usuário</text:p>
      <text:p text:style-name="Preformatted_20_Text"/>
      <text:p text:style-name="Preformatted_20_Text">- Altera <text:s/>senha do usuário 'jordam'</text:p>
      <text:p text:style-name="Preformatted_20_Text"><text:s/>passwd jordam</text:p>
      <text:p text:style-name="Preformatted_20_Text"/>
      <text:p text:style-name="Preformatted_20_Text">- Bloqueia/travar login do usuário 'jordam'</text:p>
      <text:p text:style-name="Preformatted_20_Text"><text:s/>passwd -l jordam</text:p>
      <text:p text:style-name="Preformatted_20_Text"/>
      <text:p text:style-name="Preformatted_20_Text">- Desbloqueia/destrava login do usuario 'jordam'</text:p>
      <text:p text:style-name="Preformatted_20_Text"><text:s/>passwd -u jordam</text:p>
      <text:p text:style-name="Preformatted_20_Text"/>
      <text:p text:style-name="Preformatted_20_Text"/>
      <text:p text:style-name="Preformatted_20_Text">4.3 - comando usermod = modifica a conta de um usuário</text:p>
      <text:p text:style-name="Preformatted_20_Text"/>
      <text:p text:style-name="Preformatted_20_Text">- Altera o diretório home do usuário 'jordam'</text:p>
      <text:p text:style-name="Preformatted_20_Text"><text:s/>usermod -d nome_do_diretorio jordam</text:p>
      <text:p text:style-name="Preformatted_20_Text"/>
      <text:p text:style-name="Preformatted_20_Text">- Define uma data de expiração para a conta do usuário 'jordam', após ela</text:p>
      <text:p text:style-name="Preformatted_20_Text">será desativada. A data deve estar no formato YYYY-MM-DD</text:p>
      <text:p text:style-name="Preformatted_20_Text"><text:s/>usermod -e YYYY-MM-DD jordam</text:p>
      <text:p text:style-name="Preformatted_20_Text"/>
      <text:p text:style-name="Preformatted_20_Text">- Fornece um novo ajuste para o número de dias depois que uma senha</text:p>
      <text:p text:style-name="Preformatted_20_Text">expira, quando ela será permanentemente desativada</text:p>
      <text:p text:style-name="Preformatted_20_Text"><text:s/>usermod -f numero_de_dias_inativos usuario1</text:p>
      <text:p text:style-name="Preformatted_20_Text"/>
      <text:p text:style-name="Preformatted_20_Text">- Altera o nome do login do usuário 'jordam' para 'jordam23'</text:p>
      <text:p text:style-name="Preformatted_20_Text"><text:s/>usermod -l jordam23 jordam</text:p>
      <text:p text:style-name="Preformatted_20_Text"/>
      <text:p text:style-name="Preformatted_20_Text">- Altera o shell padrão do usuário 'jordam'</text:p>
      <text:p text:style-name="Preformatted_20_Text"><text:s/>usermod -s nome_do_shell jordam</text:p>
      <text:p text:style-name="Preformatted_20_Text"/>
      <text:p text:style-name="Preformatted_20_Text">- Altera o número de identificação (UID) do usuário 'jordam'</text:p>
      <text:p text:style-name="Preformatted_20_Text"><text:s/>usermod -u UID jordam</text:p>
      <text:p text:style-name="Preformatted_20_Text"/>
      <text:p text:style-name="Preformatted_20_Text">- Configura a data de expiração da conta do usuário 'jordam' para 21</text:p>
      <text:p text:style-name="Preformatted_20_Text">de Agosto de 2003</text:p>
      <text:p text:style-name="Preformatted_20_Text"><text:soft-page-break/><text:s/>usermod -e 2003-8-21 jordam</text:p>
      <text:p text:style-name="Preformatted_20_Text"/>
      <text:p text:style-name="Preformatted_20_Text">- Faz com que o usuário 'jordam' passe a ser membro do grupo 'users'</text:p>
      <text:p text:style-name="Preformatted_20_Text"><text:s/>usermod -G users jordam</text:p>
      <text:p text:style-name="Preformatted_20_Text"/>
      <text:p text:style-name="Preformatted_20_Text"/>
      <text:p text:style-name="Preformatted_20_Text">4.4 - comando userdel = remove um usuário do sistema</text:p>
      <text:p text:style-name="Preformatted_20_Text"/>
      <text:p text:style-name="Preformatted_20_Text">- Remove o usuário 'jordam'</text:p>
      <text:p text:style-name="Preformatted_20_Text"><text:s/>userdel jordam</text:p>
      <text:p text:style-name="Preformatted_20_Text"/>
      <text:p text:style-name="Preformatted_20_Text">- Remove o usuário 'jordam' e também seu diretório home (/home/jordam)</text:p>
      <text:p text:style-name="Preformatted_20_Text"><text:s/>userdel -r jordam</text:p>
      <text:p text:style-name="Preformatted_20_Text"/>
      <text:p text:style-name="Preformatted_20_Text">- Procura e remove arquivos que pertenciam ao usuário 'jordam' cujo UID</text:p>
      <text:p text:style-name="Preformatted_20_Text">é 800 (checar o arquivo '/etc/passwd) que se encontram em outros diretó-</text:p>
      <text:p text:style-name="Preformatted_20_Text">rios no sistema</text:p>
      <text:p text:style-name="Preformatted_20_Text"><text:s/>find / -type f -uid 800 -print -exec rm {} \;</text:p>
      <text:p text:style-name="Preformatted_20_Text"/>
      <text:p text:style-name="Preformatted_20_Text"/>
      <text:p text:style-name="Preformatted_20_Text">4.5 - comando groupadd ou addgroup = adiciona um grupo ao sistema</text:p>
      <text:p text:style-name="Preformatted_20_Text"/>
      <text:p text:style-name="Preformatted_20_Text">- Cria um grupo chamado 'reporteres' no sistema</text:p>
      <text:p text:style-name="Preformatted_20_Text"><text:s/>groupadd reporteres</text:p>
      <text:p text:style-name="Preformatted_20_Text"/>
      <text:p text:style-name="Preformatted_20_Text">- Cria um grupo chamado 'artistas' especificando o número de identificação</text:p>
      <text:p text:style-name="Preformatted_20_Text">do grupo (GID) como 823</text:p>
      <text:p text:style-name="Preformatted_20_Text"><text:s/>groupadd -g 823 artistas</text:p>
      <text:p text:style-name="Preformatted_20_Text"/>
      <text:p text:style-name="Preformatted_20_Text">OBS: Logo após a criação de um grupo, pode-se acrescentar uma senha</text:p>
      <text:p text:style-name="Preformatted_20_Text">ao mesmo. Pra isso, basta digitar o comando</text:p>
      <text:p text:style-name="Preformatted_20_Text"><text:s/>gpasswd nome_do_grupo</text:p>
      <text:p text:style-name="Preformatted_20_Text"/>
      <text:p text:style-name="Preformatted_20_Text"/>
      <text:p text:style-name="Preformatted_20_Text">4.6 - comando groupmod = modifica informaçõe sobre um grupo</text:p>
      <text:p text:style-name="Preformatted_20_Text"><text:s/>groupmod grupo1</text:p>
      <text:p text:style-name="Preformatted_20_Text"/>
      <text:p text:style-name="Preformatted_20_Text"/>
      <text:p text:style-name="Preformatted_20_Text">4.7 - comando groupdel = exclui um grupo do sistema. Você nao pode remover</text:p>
      <text:p text:style-name="Preformatted_20_Text">o grupo primario de um usuario. Remova o usuario primeiro.</text:p>
      <text:p text:style-name="Preformatted_20_Text"/>
      <text:p text:style-name="Preformatted_20_Text">- Exclui o grupo 'artistas' do sistema</text:p>
      <text:p text:style-name="Preformatted_20_Text"><text:s/>groupdel artistas</text:p>
      <text:p text:style-name="Preformatted_20_Text"/>
      <text:p text:style-name="Preformatted_20_Text">- Procura todos os arquivos pertencentes ao grupo cuja ID é 960 e depois</text:p>
      <text:p text:style-name="Preformatted_20_Text">usa o comando 'chgrp' para alterar a posse de grupo do arquivo para o</text:p>
      <text:p text:style-name="Preformatted_20_Text">grupo chamado 'novogrupo'</text:p>
      <text:p text:style-name="Preformatted_20_Text"><text:s/>find / -type f -uid 960 -print -exec chgrp novogrupo {} \;</text:p>
      <text:p text:style-name="Preformatted_20_Text"/>
      <text:p text:style-name="Preformatted_20_Text"/>
      <text:p text:style-name="Preformatted_20_Text">4.8 - comando chgrp = altera o GRUPO de arquivos/diretorios. O grupo de</text:p>
      <text:p text:style-name="Preformatted_20_Text">um arquivo/diretorio só poderá ser alterado pelo seu respectivo dono.</text:p>
      <text:p text:style-name="Preformatted_20_Text"/>
      <text:p text:style-name="Preformatted_20_Text">- Altera o grupo atual do arquivo 'teste1.txt' para o grupo 'projetos'</text:p>
      <text:p text:style-name="Preformatted_20_Text"><text:s/>chgrp -c -v projetos teste1</text:p>
      <text:p text:style-name="Preformatted_20_Text"/>
      <text:p text:style-name="Preformatted_20_Text">- Altera o grupo atual do diretório 'pesquisa' para o grupo 'projetos'</text:p>
      <text:p text:style-name="Preformatted_20_Text">e também de todos os arquivos e subdiretorios presentes no diretório</text:p>
      <text:p text:style-name="Preformatted_20_Text">'pesquisa'</text:p>
      <text:p text:style-name="Preformatted_20_Text"><text:s/>chgrp -R -c -v projetos pesquisa</text:p>
      <text:p text:style-name="Preformatted_20_Text"/>
      <text:p text:style-name="Preformatted_20_Text"/>
      <text:p text:style-name="Preformatted_20_Text"><text:soft-page-break/>4.9 - comando chown = altera o proprietário/dono e/ou o nome do grupo de</text:p>
      <text:p text:style-name="Preformatted_20_Text">arquivos/diretórios</text:p>
      <text:p text:style-name="Preformatted_20_Text"/>
      <text:p text:style-name="Preformatted_20_Text">- Altera o dono do arquivo 'teste1.txt' para o usuário 'jordam' e grupo</text:p>
      <text:p text:style-name="Preformatted_20_Text">'admin' exibindo o resultado do comando (opção -v)</text:p>
      <text:p text:style-name="Preformatted_20_Text"><text:s/>chown -v jordam.admin teste1.txt</text:p>
      <text:p text:style-name="Preformatted_20_Text"/>
      <text:p text:style-name="Preformatted_20_Text">- Altera o dono do diretório 'textos' bem como seus sub-diretórios (opção -R)</text:p>
      <text:p text:style-name="Preformatted_20_Text">para o usuário 'jordam' e grupo 'admin'</text:p>
      <text:p text:style-name="Preformatted_20_Text"><text:s/>chown -v -R jordam.admin textos</text:p>
      <text:p text:style-name="Preformatted_20_Text"/>
      <text:p text:style-name="Preformatted_20_Text">- Altera o dono do arquivo 'teste5.txt' para o usuário 'jordam'</text:p>
      <text:p text:style-name="Preformatted_20_Text"><text:s/>chown jordam teste5.txt</text:p>
      <text:p text:style-name="Preformatted_20_Text"/>
      <text:p text:style-name="Preformatted_20_Text"/>
      <text:p text:style-name="Preformatted_20_Text">4.10 - comando chmod = altera as permissões de acesso de arquivos/diretórios</text:p>
      <text:p text:style-name="Preformatted_20_Text"/>
      <text:p text:style-name="Preformatted_20_Text"><text:s/>drw-r--r-- <text:s text:c="2"/>1 <text:s text:c="2"/>root <text:s text:c="2"/>root <text:s text:c="2"/>361 <text:s text:c="3"/>Nov2000 <text:s text:c="2"/>07:23AM <text:s text:c="2"/>file1.txt</text:p>
      <text:p text:style-name="Preformatted_20_Text"/>
      <text:p text:style-name="Preformatted_20_Text"><text:s text:c="5"/>a <text:s text:c="7"/>b <text:s text:c="3"/>c <text:s text:c="5"/>d <text:s text:c="5"/>e <text:s text:c="7"/>f <text:s text:c="8"/>g <text:s text:c="9"/>h</text:p>
      <text:p text:style-name="Preformatted_20_Text"/>
      <text:p text:style-name="Preformatted_20_Text"><text:s/>a - permissões do arquivo</text:p>
      <text:p text:style-name="Preformatted_20_Text"><text:s/>b - número</text:p>
      <text:p text:style-name="Preformatted_20_Text"><text:s/>c - dono/proprietário do arquivo</text:p>
      <text:p text:style-name="Preformatted_20_Text"><text:s/>d - grupo do arquivo</text:p>
      <text:p text:style-name="Preformatted_20_Text"><text:s/>e - tamanho em bytes do arquivo</text:p>
      <text:p text:style-name="Preformatted_20_Text"><text:s/>f - data de criacao do arquivo</text:p>
      <text:p text:style-name="Preformatted_20_Text"><text:s/>g - hora de criacao do arrquivo</text:p>
      <text:p text:style-name="Preformatted_20_Text"><text:s/>h - nome do arquivo</text:p>
      <text:p text:style-name="Preformatted_20_Text"/>
      <text:p text:style-name="Preformatted_20_Text"><text:s/>d rwx rwx rwx</text:p>
      <text:p text:style-name="Preformatted_20_Text"><text:s/>| <text:s/>| <text:s text:c="2"/>| <text:s text:c="2"/>|</text:p>
      <text:p text:style-name="Preformatted_20_Text"><text:s/>| <text:s/>| <text:s text:c="2"/>| <text:s text:c="2"/>|_ acesso aos demais usuarios que nao sao do grupo do dono do arquivo</text:p>
      <text:p text:style-name="Preformatted_20_Text"><text:s/>| <text:s/>| <text:s text:c="2"/>|</text:p>
      <text:p text:style-name="Preformatted_20_Text"><text:s/>| <text:s/>| <text:s text:c="2"/>|_ grupo do proprietario do arquivo</text:p>
      <text:p text:style-name="Preformatted_20_Text"><text:s/>| <text:s/>|</text:p>
      <text:p text:style-name="Preformatted_20_Text"><text:s/>| <text:s/>|_ proprietario do arquivo</text:p>
      <text:p text:style-name="Preformatted_20_Text"><text:s/>|</text:p>
      <text:p text:style-name="Preformatted_20_Text"><text:s/>|_ indica que é um diretorio</text:p>
      <text:p text:style-name="Preformatted_20_Text"/>
      <text:p text:style-name="Preformatted_20_Text"/>
      <text:p text:style-name="Preformatted_20_Text"><text:s/>r - read (Leitura) - copiar, visualizar, imprimir:</text:p>
      <text:p text:style-name="Preformatted_20_Text">* arquivo: significa que se pode ler o arquivo (através de um "cat" por </text:p>
      <text:p text:style-name="Preformatted_20_Text">exemplo.</text:p>
      <text:p text:style-name="Preformatted_20_Text"/>
      <text:p text:style-name="Preformatted_20_Text">* diretório: significa que se pode ver o conteúdo do diretório (através de</text:p>
      <text:p text:style-name="Preformatted_20_Text">ls por exemplo). Porém observe a explicação sobre a permissão de execução mais</text:p>
      <text:p text:style-name="Preformatted_20_Text">abaixo.</text:p>
      <text:p text:style-name="Preformatted_20_Text"/>
      <text:p text:style-name="Preformatted_20_Text"><text:s/>w - write (escrita, gravação): mover, apagar, modificar</text:p>
      <text:p text:style-name="Preformatted_20_Text">* arquivo: significa que se pode adicionar conteúdo e alterar um arquivo.</text:p>
      <text:p text:style-name="Preformatted_20_Text"/>
      <text:p text:style-name="Preformatted_20_Text">* diretório: significa que se pode criar e/ou apagar qualquer, repito QUALQUER</text:p>
      <text:p text:style-name="Preformatted_20_Text">arquivo e/ou diretório que esteja dentro deste, mesmo que não se tenha </text:p>
      <text:p text:style-name="Preformatted_20_Text">permissão</text:p>
      <text:p text:style-name="Preformatted_20_Text">alguma para o arquivo/diretório a ser apagado. Observe a explicação sobre</text:p>
      <text:p text:style-name="Preformatted_20_Text">permissão de execução abaixo e "sticky bit" em 2.2. NUNCA deixe o seu </text:p>
      <text:p text:style-name="Preformatted_20_Text">diretório</text:p>
      <text:p text:style-name="Preformatted_20_Text">home com esta permissão para outros (também conhecida como world-writable).</text:p>
      <text:p text:style-name="Preformatted_20_Text"/>
      <text:p text:style-name="Preformatted_20_Text"><text:s/>x - eXecute (execução)</text:p>
      <text:p text:style-name="Preformatted_20_Text"><text:soft-page-break/>* arquivo: pode-se executar o programa ou shell script (se um arquivo texto</text:p>
      <text:p text:style-name="Preformatted_20_Text">não for um script e tiver esta permissão e você executar vai dar um monte de</text:p>
      <text:p text:style-name="Preformatted_20_Text">"command not found").</text:p>
      <text:p text:style-name="Preformatted_20_Text"/>
      <text:p text:style-name="Preformatted_20_Text">* diretório: significa que pode-se "entrar" no diretório. Esta permissão</text:p>
      <text:p text:style-name="Preformatted_20_Text">é importante quando atribuída a um diretório. De nada adianta uma permissão</text:p>
      <text:p text:style-name="Preformatted_20_Text">'w' se não tiver 'x'. Já no caso do 'r' sem 'x' ainda podemos ver o conteúdo</text:p>
      <text:p text:style-name="Preformatted_20_Text">do diretório, porém com algumas limitações. Mas na hora de executar um "find"</text:p>
      <text:p text:style-name="Preformatted_20_Text">precisamos ter 'r' e 'x'.</text:p>
      <text:p text:style-name="Preformatted_20_Text"/>
      <text:p text:style-name="Preformatted_20_Text"><text:s/>- = sem permissão</text:p>
      <text:p text:style-name="Preformatted_20_Text"/>
      <text:p text:style-name="Preformatted_20_Text"><text:s/>PERMISSÕES OCTAIS (modo octal)</text:p>
      <text:p text:style-name="Preformatted_20_Text"><text:s/>0 = nenhuma permissao para o arquivo <text:s/>(---)</text:p>
      <text:p text:style-name="Preformatted_20_Text"><text:s/>1 = permissao para executar o arquivo (--x)</text:p>
      <text:p text:style-name="Preformatted_20_Text"><text:s/>2 = permissao para gravar(escrever) no arquivo <text:s/>(-w-)</text:p>
      <text:p text:style-name="Preformatted_20_Text"><text:s/>3 = permissao para gravar(escrever) e executar o arquivo (-wx)</text:p>
      <text:p text:style-name="Preformatted_20_Text"><text:s/>4 = permissao para leitura do arquivo (r--)</text:p>
      <text:p text:style-name="Preformatted_20_Text"><text:s/>5 = permissao para leitura e execucao do arquivo (r-x)</text:p>
      <text:p text:style-name="Preformatted_20_Text"><text:s/>6 = permissao para leitura e gravacao(escrever) no arquivo <text:s/>(rw-)</text:p>
      <text:p text:style-name="Preformatted_20_Text"><text:s/>7 = permissao para leitura, gravacao(escrever) e execucao do arquivo (rwx)</text:p>
      <text:p text:style-name="Preformatted_20_Text"/>
      <text:p text:style-name="Preformatted_20_Text"><text:s/>,-------,-----------,---------,</text:p>
      <text:p text:style-name="Preformatted_20_Text"><text:s/>| octal | permissão | cálculo |</text:p>
      <text:p text:style-name="Preformatted_20_Text"><text:s/>|-------|-----------|---------|</text:p>
      <text:p text:style-name="Preformatted_20_Text"><text:s/>| <text:s text:c="2"/>0 <text:s text:c="2"/>| <text:s text:c="3"/>--- <text:s text:c="3"/>| <text:s text:c="3"/>0 <text:s text:c="3"/>|</text:p>
      <text:p text:style-name="Preformatted_20_Text"><text:s/>| <text:s text:c="2"/>1 <text:s text:c="2"/>| <text:s text:c="3"/>--x <text:s text:c="3"/>| <text:s text:c="3"/>1 <text:s text:c="3"/>|</text:p>
      <text:p text:style-name="Preformatted_20_Text"><text:s/>| <text:s text:c="2"/>2 <text:s text:c="2"/>| <text:s text:c="3"/>-w- <text:s text:c="3"/>| <text:s text:c="3"/>2 <text:s text:c="3"/>|</text:p>
      <text:p text:style-name="Preformatted_20_Text"><text:s/>| <text:s text:c="2"/>3 <text:s text:c="2"/>| <text:s text:c="3"/>-wx <text:s text:c="3"/>| <text:s text:c="2"/>2+1 <text:s text:c="2"/>|</text:p>
      <text:p text:style-name="Preformatted_20_Text"><text:s/>| <text:s text:c="2"/>4 <text:s text:c="2"/>| <text:s text:c="3"/>r-- <text:s text:c="3"/>| <text:s text:c="3"/>4 <text:s text:c="3"/>|</text:p>
      <text:p text:style-name="Preformatted_20_Text"><text:s/>| <text:s text:c="2"/>5 <text:s text:c="2"/>| <text:s text:c="3"/>r-x <text:s text:c="3"/>| <text:s text:c="2"/>4+1 <text:s text:c="2"/>|</text:p>
      <text:p text:style-name="Preformatted_20_Text"><text:s/>| <text:s text:c="2"/>6 <text:s text:c="2"/>| <text:s text:c="3"/>rw- <text:s text:c="3"/>| <text:s text:c="2"/>4+2 <text:s text:c="2"/>|</text:p>
      <text:p text:style-name="Preformatted_20_Text"><text:s/>| <text:s text:c="2"/>7 <text:s text:c="2"/>| <text:s text:c="3"/>rwx <text:s text:c="3"/>| <text:s/>4+2+1 <text:s/>|</text:p>
      <text:p text:style-name="Preformatted_20_Text"><text:s/>'-------'-----------'---------'</text:p>
      <text:p text:style-name="Preformatted_20_Text"/>
      <text:p text:style-name="Preformatted_20_Text">Um modo fácil de entender como as permissões de acesso octais funcionam, é</text:p>
      <text:p text:style-name="Preformatted_20_Text">através da seguinte tabela:</text:p>
      <text:p text:style-name="Preformatted_20_Text"><text:s/>1 = executar</text:p>
      <text:p text:style-name="Preformatted_20_Text"><text:s/>2 = gravar</text:p>
      <text:p text:style-name="Preformatted_20_Text"><text:s/>4 = ler</text:p>
      <text:p text:style-name="Preformatted_20_Text"/>
      <text:p text:style-name="Preformatted_20_Text">Basta agora fazer o seguinte:</text:p>
      <text:p text:style-name="Preformatted_20_Text">- somente permissão de execução, use 1</text:p>
      <text:p text:style-name="Preformatted_20_Text">- somente a permissão de leitura, use 4</text:p>
      <text:p text:style-name="Preformatted_20_Text">- somente permissão de gravação, use 2</text:p>
      <text:p text:style-name="Preformatted_20_Text">- permissão de leitura/gravação, use 6 (equivale a 2+4/Gravar+Ler)</text:p>
      <text:p text:style-name="Preformatted_20_Text">- permissão de leitura/execução, use 5 (equivale a 1+4/Executar+Ler)</text:p>
      <text:p text:style-name="Preformatted_20_Text">- permissão de execução/gravação, use 3 (equivale a 1+2 /Executar+Gravar)</text:p>
      <text:p text:style-name="Preformatted_20_Text">- permissão de leitura/gravação/execução, use 7 (equivale a </text:p>
      <text:p text:style-name="Preformatted_20_Text">1+2+4/Executar+Gravar+Ler).</text:p>
      <text:p text:style-name="Preformatted_20_Text"/>
      <text:p text:style-name="Preformatted_20_Text">OBS: O caracter "d" no primeiro bit de algumas linhas geradas com</text:p>
      <text:p text:style-name="Preformatted_20_Text">o comando ls, significa que é um diretorio. Veja abaixo a lista de</text:p>
      <text:p text:style-name="Preformatted_20_Text">outras opções possiveis:</text:p>
      <text:p text:style-name="Preformatted_20_Text"/>
      <text:p text:style-name="Preformatted_20_Text">Caractere <text:s text:c="3"/>Significado</text:p>
      <text:p text:style-name="Preformatted_20_Text"><text:s text:c="3"/>- <text:s text:c="8"/>arquivo normal</text:p>
      <text:p text:style-name="Preformatted_20_Text"><text:s text:c="3"/>b <text:s text:c="8"/>dispositivo de blocos</text:p>
      <text:p text:style-name="Preformatted_20_Text"><text:s text:c="3"/>c <text:s text:c="8"/>dispositivo de caracteres</text:p>
      <text:p text:style-name="Preformatted_20_Text"><text:s text:c="3"/>d <text:s text:c="8"/>diretorio</text:p>
      <text:p text:style-name="Preformatted_20_Text"><text:s text:c="3"/>l <text:s text:c="8"/>symbolic link</text:p>
      <text:p text:style-name="Preformatted_20_Text"><text:s text:c="3"/>p <text:s text:c="8"/>FIFO</text:p>
      <text:p text:style-name="Preformatted_20_Text"><text:soft-page-break/><text:s text:c="3"/>s <text:s text:c="8"/>socket, atribuído para arquivos de comunicação/memória</text:p>
      <text:p text:style-name="Preformatted_20_Text"><text:s text:c="3"/>t <text:s text:c="8"/>sticky bit é um bit utilizado tanto para arquivos como</text:p>
      <text:p text:style-name="Preformatted_20_Text"><text:s text:c="13"/>para diretórios</text:p>
      <text:p text:style-name="Preformatted_20_Text"/>
      <text:p text:style-name="Preformatted_20_Text">Em adição as três permissões básicas (rwx), existem permissões de</text:p>
      <text:p text:style-name="Preformatted_20_Text">acesso especiais (stX) que afetam arquivos executáveis e diretórios:</text:p>
      <text:p text:style-name="Preformatted_20_Text"/>
      <text:p text:style-name="Preformatted_20_Text">- s = quando é usado na permissão de acesso do "dono" ajusta a identificação</text:p>
      <text:p text:style-name="Preformatted_20_Text">efetiva do usuário do processo durante a execução de um programa, também</text:p>
      <text:p text:style-name="Preformatted_20_Text">chamado de "bit setuid". Não tem efeito em diretórios. Quando "s" é usado na</text:p>
      <text:p text:style-name="Preformatted_20_Text">permissão de acesso do "Grupo" ajusta a identificação efetiva do grupo do</text:p>
      <text:p text:style-name="Preformatted_20_Text">processo durante a execução de um programa, chamado de "bit setgid". É</text:p>
      <text:p text:style-name="Preformatted_20_Text">identificado pela letra "s" no lugar da permissão de execução do grupo do</text:p>
      <text:p text:style-name="Preformatted_20_Text">arquivo/diretório. Em diretórios, força que os arquivos criados dentro dele</text:p>
      <text:p text:style-name="Preformatted_20_Text">pertençam ao mesmo grupo do diretório, ao invés do grupo primário que o</text:p>
      <text:p text:style-name="Preformatted_20_Text">usuário pertence. Ambos "setgid" e "setuid" podem aparecer ao mesmo tempo no</text:p>
      <text:p text:style-name="Preformatted_20_Text">mesmo arquivo/diretório. A permissão de acesso especial "s" somente pode</text:p>
      <text:p text:style-name="Preformatted_20_Text">aparecer no campo "dono" e "grupo".</text:p>
      <text:p text:style-name="Preformatted_20_Text"/>
      <text:p text:style-name="Preformatted_20_Text">- t = salva a imagem do texto do programa no dispositivo swap, assim ele</text:p>
      <text:p text:style-name="Preformatted_20_Text">será carregado mais rapidamente quando executado, também chamado de "stick </text:p>
      <text:p text:style-name="Preformatted_20_Text">bit".</text:p>
      <text:p text:style-name="Preformatted_20_Text">Em diretórios, impede que outros usuários removam arquivos dos quais não são</text:p>
      <text:p text:style-name="Preformatted_20_Text">donos. Isto é chamado de colocar o diretório em modo "append-only". Um</text:p>
      <text:p text:style-name="Preformatted_20_Text">exemplo de diretório que se encaixa perfeitamente nesta condição é o "/tmp"</text:p>
      <text:p text:style-name="Preformatted_20_Text">todos os usuários devem ter acesso para que seus programas possam criar os</text:p>
      <text:p text:style-name="Preformatted_20_Text">arquivos temporários lá, mas nenhum pode apagar arquivos dos outros. A</text:p>
      <text:p text:style-name="Preformatted_20_Text">permissão especial "t" pode ser especificada somente no campo outros</text:p>
      <text:p text:style-name="Preformatted_20_Text">usuários das permissões de acesso.</text:p>
      <text:p text:style-name="Preformatted_20_Text"/>
      <text:p text:style-name="Preformatted_20_Text">- X = se você usar "X" ao invés de "x" a permissão de execução somente é</text:p>
      <text:p text:style-name="Preformatted_20_Text">afetada se o arquivo ja tiver permissões de execução. Em diretórios ela tem</text:p>
      <text:p text:style-name="Preformatted_20_Text">o mesmo efeito que a permissão de execução "x".</text:p>
      <text:p text:style-name="Preformatted_20_Text"/>
      <text:p text:style-name="Preformatted_20_Text"><text:s/>,----------------------------------------------------,</text:p>
      <text:p text:style-name="Preformatted_20_Text"><text:s/>| ATRIBUTOS ESPECIAIS <text:s text:c="31"/>|</text:p>
      <text:p text:style-name="Preformatted_20_Text"><text:s/>|-------------'--------------------------------------|</text:p>
      <text:p text:style-name="Preformatted_20_Text"><text:s/>| VALOR OCTAL | SIGNIFICADO <text:s text:c="25"/>|</text:p>
      <text:p text:style-name="Preformatted_20_Text"><text:s/>|-------------'--------------------------------------|</text:p>
      <text:p text:style-name="Preformatted_20_Text"><text:s/>| 0 <text:s text:c="10"/>| Nenhum atribudo especial ligado <text:s text:c="5"/>|</text:p>
      <text:p text:style-name="Preformatted_20_Text"><text:s/>| 1 <text:s text:c="10"/>| Bit STICKY ligado <text:s text:c="19"/>|</text:p>
      <text:p text:style-name="Preformatted_20_Text"><text:s/>| 2 <text:s text:c="10"/>| Bit SETGID ligado <text:s text:c="19"/>|</text:p>
      <text:p text:style-name="Preformatted_20_Text"><text:s/>| 3 <text:s text:c="10"/>| Bits STICKY e SETGID ligados <text:s text:c="8"/>|</text:p>
      <text:p text:style-name="Preformatted_20_Text"><text:s/>| 4 <text:s text:c="10"/>| Bit SETUID ligado <text:s text:c="19"/>|</text:p>
      <text:p text:style-name="Preformatted_20_Text"><text:s/>| 5 <text:s text:c="10"/>| Bits STICKY e SETUID ligados <text:s text:c="8"/>|</text:p>
      <text:p text:style-name="Preformatted_20_Text"><text:s/>| 6 <text:s text:c="10"/>| Bits SETUID e SETGID ligados <text:s text:c="8"/>|</text:p>
      <text:p text:style-name="Preformatted_20_Text"><text:s/>| 7 <text:s text:c="10"/>| Bits STICKY, SETUID e SETGID ligados |</text:p>
      <text:p text:style-name="Preformatted_20_Text"><text:s/>'-------------'--------------------------------------'</text:p>
      <text:p text:style-name="Preformatted_20_Text"/>
      <text:p text:style-name="Preformatted_20_Text"><text:s/>,--------------------------------------------------------------,</text:p>
      <text:p text:style-name="Preformatted_20_Text"><text:s/>| BIT <text:s text:c="3"/>| SIGNIFICADO <text:s text:c="40"/>|</text:p>
      <text:p text:style-name="Preformatted_20_Text"><text:s/>|--------'-----------------------------------------------------'</text:p>
      <text:p text:style-name="Preformatted_20_Text"><text:s/>| SETUID | O arquivo é executado como se fosse invocado pelo <text:s text:c="2"/>|</text:p>
      <text:p text:style-name="Preformatted_20_Text"><text:s/>| <text:s text:c="7"/>| proprietario; não faz sentido para diretórios. <text:s text:c="5"/>|</text:p>
      <text:p text:style-name="Preformatted_20_Text"><text:s/>|--------'-----------------------------------------------------'</text:p>
      <text:p text:style-name="Preformatted_20_Text"><text:s/>| SETGID | O arquivo é executado sob seu grupo, mesmo que o <text:s text:c="3"/>|</text:p>
      <text:p text:style-name="Preformatted_20_Text"><text:s/>| <text:s text:c="7"/>| usuário que esteja querendo executar o arquivo não <text:s/>|</text:p>
      <text:p text:style-name="Preformatted_20_Text"><text:s/>| <text:s text:c="7"/>| participe dele. Todo arquivo criado em um diretó- <text:s text:c="2"/>|</text:p>
      <text:p text:style-name="Preformatted_20_Text"><text:s/>| <text:s text:c="7"/>| rio SETGID é criado com o mesmo grupo do diretório. |</text:p>
      <text:p text:style-name="Preformatted_20_Text"><text:s/>|--------'-----------------------------------------------------'</text:p>
      <text:p text:style-name="Preformatted_20_Text"><text:s/>| STICKY | Um arquivo criado sob um diretório com o bit STICKY |</text:p>
      <text:p text:style-name="Preformatted_20_Text"><text:s/>| <text:s text:c="7"/>| ligado pode ser apagado apenas por seu proprietario.|</text:p>
      <text:p text:style-name="Preformatted_20_Text"><text:soft-page-break/><text:s/>| <text:s text:c="7"/>| Um programa com o bit STICKY ligado terá seu texto <text:s/>|</text:p>
      <text:p text:style-name="Preformatted_20_Text"><text:s/>| <text:s text:c="7"/>| mantido na area de swap do sistema. <text:s text:c="16"/>|</text:p>
      <text:p text:style-name="Preformatted_20_Text"><text:s/>'--------'-----------------------------------------------------'</text:p>
      <text:p text:style-name="Preformatted_20_Text"/>
      <text:p text:style-name="Preformatted_20_Text">- Altera a permissão do arquivo 'texto2.txt' para leitura, gravação</text:p>
      <text:p text:style-name="Preformatted_20_Text">e execução (x) para o seu dono/proprietário, leitura e execução</text:p>
      <text:p text:style-name="Preformatted_20_Text">para o grupo do dono/proprietário e para os demais usuários permissão</text:p>
      <text:p text:style-name="Preformatted_20_Text">de leitura e execução</text:p>
      <text:p text:style-name="Preformatted_20_Text"><text:s/>chmod -v 755 texto2.txt</text:p>
      <text:p text:style-name="Preformatted_20_Text"/>
      <text:p text:style-name="Preformatted_20_Text">- Semelhante a opção '-v' mas somente exibe os arquivos que tiveram as</text:p>
      <text:p text:style-name="Preformatted_20_Text">permissões alteradas</text:p>
      <text:p text:style-name="Preformatted_20_Text"><text:s/>chmod -c 755 texto2.txt</text:p>
      <text:p text:style-name="Preformatted_20_Text"/>
      <text:p text:style-name="Preformatted_20_Text">- A opção '-R' indica para mudar os acessos de forma recursiva, ou</text:p>
      <text:p text:style-name="Preformatted_20_Text">seja, de todos os arquivos e sub-diretórios do diretório 'textos'</text:p>
      <text:p text:style-name="Preformatted_20_Text"><text:s/>chmod -v -R 411 textos</text:p>
      <text:p text:style-name="Preformatted_20_Text"/>
      <text:p text:style-name="Preformatted_20_Text">- Define a permissão de acesso dos outros usuarios(0) como nenhuma, e</text:p>
      <text:p text:style-name="Preformatted_20_Text">define a permissão de acesso do grupo(4) como somente leitura. Utilizei</text:p>
      <text:p text:style-name="Preformatted_20_Text">somente dois números e então a permissão de acesso do dono do arquivo</text:p>
      <text:p text:style-name="Preformatted_20_Text">não é modificada pois o sistema le <text:s/>as permissões de acesso da direita</text:p>
      <text:p text:style-name="Preformatted_20_Text">para a esquerda</text:p>
      <text:p text:style-name="Preformatted_20_Text"><text:s/>chmod 40 texto2.txt</text:p>
      <text:p text:style-name="Preformatted_20_Text"/>
      <text:p text:style-name="Preformatted_20_Text">- Liga o bit STICKY do diretório projetos e da permissão de leitura,</text:p>
      <text:p text:style-name="Preformatted_20_Text">escrita e execução a todos os usuários do sistema</text:p>
      <text:p text:style-name="Preformatted_20_Text"><text:s/>chmod 1777 projetos</text:p>
      <text:p text:style-name="Preformatted_20_Text"/>
      <text:p text:style-name="Preformatted_20_Text">- Define a permissão de acesso dos outros usuários(2) para somente exe-</text:p>
      <text:p text:style-name="Preformatted_20_Text">cução, acesso do grupo(4) como leitura e execução o acesso do dono(7)</text:p>
      <text:p text:style-name="Preformatted_20_Text">como leitura, gravação e execução e ajusta o bit setgid(4) para o ar-</text:p>
      <text:p text:style-name="Preformatted_20_Text">quivo 'texto2.txt'</text:p>
      <text:p text:style-name="Preformatted_20_Text"><text:s/>chmod 4752 texto2.txt</text:p>
      <text:p text:style-name="Preformatted_20_Text"/>
      <text:p text:style-name="Preformatted_20_Text"/>
      <text:p text:style-name="Preformatted_20_Text">4.11 - comando umask = a umask (user mask) são 3 números que definem as</text:p>
      <text:p text:style-name="Preformatted_20_Text">permissões iniciais do dono, grupo e outros usuarios que o arquivo/diretório</text:p>
      <text:p text:style-name="Preformatted_20_Text">recebera quando for criado ou copiado. Digite umask sem parâmetros para</text:p>
      <text:p text:style-name="Preformatted_20_Text">retornar o valor de sua umask atual. A umask tem efeitos diferentes caso</text:p>
      <text:p text:style-name="Preformatted_20_Text">o arquivo que estiver sendo criado for binario(um programa executável) ou</text:p>
      <text:p text:style-name="Preformatted_20_Text">texto. Veja a tabela a seguir para ver qual é a mais adequada a sua situação:</text:p>
      <text:p text:style-name="Preformatted_20_Text"/>
      <text:p text:style-name="Preformatted_20_Text"><text:s text:c="10"/>,-------,----------------------,------------,</text:p>
      <text:p text:style-name="Preformatted_20_Text"><text:s text:c="10"/>| <text:s text:c="6"/>| <text:s text:c="7"/>ARQUIVO <text:s text:c="6"/>| <text:s text:c="11"/>|</text:p>
      <text:p text:style-name="Preformatted_20_Text"><text:s text:c="10"/>| UMASK |----------------------| DIRETÓRIO <text:s/>|</text:p>
      <text:p text:style-name="Preformatted_20_Text"><text:s text:c="10"/>| <text:s text:c="6"/>| <text:s text:c="2"/>Binário <text:s/>| <text:s/>Texto <text:s/>| <text:s text:c="11"/>|</text:p>
      <text:p text:style-name="Preformatted_20_Text"><text:s text:c="10"/>|-------|------------|---------|------------|</text:p>
      <text:p text:style-name="Preformatted_20_Text"><text:s text:c="10"/>| <text:s text:c="2"/>0 <text:s text:c="2"/>| <text:s text:c="3"/>r-x <text:s text:c="4"/>| <text:s text:c="2"/>rw- <text:s text:c="2"/>| <text:s text:c="3"/>rwx <text:s text:c="4"/>|</text:p>
      <text:p text:style-name="Preformatted_20_Text"><text:s text:c="10"/>| <text:s text:c="2"/>1 <text:s text:c="2"/>| <text:s text:c="3"/>r-- <text:s text:c="4"/>| <text:s text:c="2"/>rw- <text:s text:c="2"/>| <text:s text:c="3"/>rw- <text:s text:c="4"/>|</text:p>
      <text:p text:style-name="Preformatted_20_Text"><text:s text:c="10"/>| <text:s text:c="2"/>2 <text:s text:c="2"/>| <text:s text:c="3"/>r-x <text:s text:c="4"/>| <text:s text:c="2"/>r-- <text:s text:c="2"/>| <text:s text:c="3"/>r-x <text:s text:c="4"/>|</text:p>
      <text:p text:style-name="Preformatted_20_Text"><text:s text:c="10"/>| <text:s text:c="2"/>3 <text:s text:c="2"/>| <text:s text:c="3"/>r-- <text:s text:c="4"/>| <text:s text:c="2"/>r-- <text:s text:c="2"/>| <text:s text:c="3"/>r-- <text:s text:c="4"/>|</text:p>
      <text:p text:style-name="Preformatted_20_Text"><text:s text:c="10"/>| <text:s text:c="2"/>4 <text:s text:c="2"/>| <text:s text:c="3"/>--x <text:s text:c="4"/>| <text:s text:c="2"/>-w- <text:s text:c="2"/>| <text:s text:c="3"/>-wx <text:s text:c="4"/>|</text:p>
      <text:p text:style-name="Preformatted_20_Text"><text:s text:c="10"/>| <text:s text:c="2"/>5 <text:s text:c="2"/>| <text:s text:c="3"/>--- <text:s text:c="4"/>| <text:s text:c="2"/>-w- <text:s text:c="2"/>| <text:s text:c="3"/>-w- <text:s text:c="4"/>|</text:p>
      <text:p text:style-name="Preformatted_20_Text"><text:s text:c="10"/>| <text:s text:c="2"/>6 <text:s text:c="2"/>| <text:s text:c="3"/>--x <text:s text:c="4"/>| <text:s text:c="2"/>--- <text:s text:c="2"/>| <text:s text:c="3"/>--x <text:s text:c="4"/>|</text:p>
      <text:p text:style-name="Preformatted_20_Text"><text:s text:c="10"/>| <text:s text:c="2"/>7 <text:s text:c="2"/>| <text:s text:c="3"/>--- <text:s text:c="4"/>| <text:s text:c="2"/>--- <text:s text:c="2"/>| <text:s text:c="3"/>--- <text:s text:c="4"/>|</text:p>
      <text:p text:style-name="Preformatted_20_Text"><text:s text:c="10"/>'-------'------------'---------'------------'</text:p>
      <text:p text:style-name="Preformatted_20_Text"/>
      <text:p text:style-name="Preformatted_20_Text">- Um arquivo texto criado com o comando</text:p>
      <text:p text:style-name="Preformatted_20_Text"><text:s/>umask 012</text:p>
      <text:p text:style-name="Preformatted_20_Text"><text:s/>touch texto.txt</text:p>
      <text:p text:style-name="Preformatted_20_Text"/>
      <text:p text:style-name="Preformatted_20_Text"><text:soft-page-break/>receberá as permissões "-rw-rw-r--" pois 0 (dono) terá permissões "rw-"</text:p>
      <text:p text:style-name="Preformatted_20_Text">1 (grupo), terá permissões "rw-" e 2 (outros usuários) terão permissões</text:p>
      <text:p text:style-name="Preformatted_20_Text">"r--"</text:p>
      <text:p text:style-name="Preformatted_20_Text"/>
      <text:p text:style-name="Preformatted_20_Text">- Um arquivo binário copiado com o comando</text:p>
      <text:p text:style-name="Preformatted_20_Text"><text:s/>umask 012;cp /bin/ls /tmp/ls</text:p>
      <text:p text:style-name="Preformatted_20_Text"/>
      <text:p text:style-name="Preformatted_20_Text">receberá as permissões `-r-xr--r-x' (confira com a tabela acima)</text:p>
      <text:p text:style-name="Preformatted_20_Text"/>
      <text:p text:style-name="Preformatted_20_Text">- Por este motivo é preciso um pouco de atenção antes de escolher a</text:p>
      <text:p text:style-name="Preformatted_20_Text">umask, um valor mal escolhido poderia causar problemas de acesso a</text:p>
      <text:p text:style-name="Preformatted_20_Text">arquivos, diretórios ou programas não sendo executados. O valor padrão</text:p>
      <text:p text:style-name="Preformatted_20_Text">da umask na maioria das distribuições atuais é 022. A umask padrão no</text:p>
      <text:p text:style-name="Preformatted_20_Text">Debian GNU/Linux é a 022. A umask é de grande utilidade para programas</text:p>
      <text:p text:style-name="Preformatted_20_Text">que criam arquivos/diretórios temporários, desta forma pode-se bloquear</text:p>
      <text:p text:style-name="Preformatted_20_Text">o acesso de outros usuários desde a criação do arquivo, evitando recor-</text:p>
      <text:p text:style-name="Preformatted_20_Text">rer ao comando 'chmod'. Quando um arquivo é criado ele recebe certos</text:p>
      <text:p text:style-name="Preformatted_20_Text">valores de propriedade, como o UID do dono (normalmente o criador do</text:p>
      <text:p text:style-name="Preformatted_20_Text">arquivo), o valor de propriedade do grupo GID (geralmente o grupo a que</text:p>
      <text:p text:style-name="Preformatted_20_Text">o dono pertence quando o arquivo é criado) e outros valores de permissão</text:p>
      <text:p text:style-name="Preformatted_20_Text">de acesso derivados dos valores associados ao valor umask do dono, no</text:p>
      <text:p text:style-name="Preformatted_20_Text">momento da criação. Estes valores umask são definidos geralmente no arquivo</text:p>
      <text:p text:style-name="Preformatted_20_Text">'/etc/profile' com os seguintes valores</text:p>
      <text:p text:style-name="Preformatted_20_Text"/>
      <text:p text:style-name="Preformatted_20_Text">Para o superusuário (root):</text:p>
      <text:p text:style-name="Preformatted_20_Text"><text:s/>umask 002</text:p>
      <text:p text:style-name="Preformatted_20_Text"/>
      <text:p text:style-name="Preformatted_20_Text">Para os demais usuários do sistema:</text:p>
      <text:p text:style-name="Preformatted_20_Text"><text:s/>umask 022</text:p>
      <text:p text:style-name="Preformatted_20_Text"/>
      <text:p text:style-name="Preformatted_20_Text">Algarismo 0 = nenhum tipo de acesso</text:p>
      <text:p text:style-name="Preformatted_20_Text">Algarismo 2 = acesso somente leitura</text:p>
      <text:p text:style-name="Preformatted_20_Text">Algarismo 6 = acesso completo (leitura e gravação)</text:p>
      <text:p text:style-name="Preformatted_20_Text"/>
      <text:p text:style-name="Preformatted_20_Text">- A umask funciona retirando permissões, ou seja, a permissão padrão do</text:p>
      <text:p text:style-name="Preformatted_20_Text">sistema seria 666, mas com um valor de 002, no caso do superusuário,</text:p>
      <text:p text:style-name="Preformatted_20_Text">teríamos 664 (666-002=664), o que significa que quando um arquivo for</text:p>
      <text:p text:style-name="Preformatted_20_Text">criado pelo superusuário ele vai ter suas permissões inicias em</text:p>
      <text:p text:style-name="Preformatted_20_Text">-rw-rw-r--, permitindo escrita e leitura para o dono do arquivo e ao</text:p>
      <text:p text:style-name="Preformatted_20_Text">grupo ao qual ele pertence, porém somente leitura para os demais</text:p>
      <text:p text:style-name="Preformatted_20_Text">usuários do sistema. Já no caso dos usuários comuns do sistema, todo</text:p>
      <text:p text:style-name="Preformatted_20_Text">arquivo iniciará sua vida com permissões 644 (666-022=644), o que signi-</text:p>
      <text:p text:style-name="Preformatted_20_Text">fica leitura e escrita para o dono (no formato absoluto será -rw-r--r--),</text:p>
      <text:p text:style-name="Preformatted_20_Text">enquanto que para o grupo e aos outros usuários do sistema permite apenas</text:p>
      <text:p text:style-name="Preformatted_20_Text">leitura. Além destas permissões, existe uma permissão especial que permite</text:p>
      <text:p text:style-name="Preformatted_20_Text">que usuários possam executar arquivos de outros donos, com as permissões</text:p>
      <text:p text:style-name="Preformatted_20_Text">destes últimos. É o chamado o suid bit.</text:p>
      <text:p text:style-name="Preformatted_20_Text"><text:s/>chmod a+s script1.sh</text:p>
      <text:p text:style-name="Preformatted_20_Text"/>
      <text:p text:style-name="Preformatted_20_Text">Com esta linha de comando, o arquivo 'script1.sh' pode ser executado por</text:p>
      <text:p text:style-name="Preformatted_20_Text">qualquer usuário (parâmetro a - all), utilizando as permissões do dono</text:p>
      <text:p text:style-name="Preformatted_20_Text">do arquivo.</text:p>
      <text:p text:style-name="Preformatted_20_Text"/>
      <text:p text:style-name="Preformatted_20_Text"/>
      <text:p text:style-name="Preformatted_20_Text">4.12 - comando chattr = altera atributos de um arquivo</text:p>
      <text:p text:style-name="Preformatted_20_Text"/>
      <text:p text:style-name="Preformatted_20_Text">- Altera os atributos dos diretórios e de seus conteúdos</text:p>
      <text:p text:style-name="Preformatted_20_Text"><text:s/>chattr -R</text:p>
      <text:p text:style-name="Preformatted_20_Text"/>
      <text:p text:style-name="Preformatted_20_Text">- Exibe os detalhes das modificacoes efetuadas</text:p>
      <text:p text:style-name="Preformatted_20_Text"><text:s/>chattr -V</text:p>
      <text:p text:style-name="Preformatted_20_Text"/>
      <text:p text:style-name="Preformatted_20_Text"><text:soft-page-break/>- Remove todos os atributos do arquivo 'teste1.txt'</text:p>
      <text:p text:style-name="Preformatted_20_Text"><text:s/>chattr = teste1.txt</text:p>
      <text:p text:style-name="Preformatted_20_Text"/>
      <text:p text:style-name="Preformatted_20_Text">- Adiciona o atributo imutável no arquivo 'teste1.txt'</text:p>
      <text:p text:style-name="Preformatted_20_Text"><text:s/>chattr +i teste1.txt</text:p>
      <text:p text:style-name="Preformatted_20_Text"/>
      <text:p text:style-name="Preformatted_20_Text">- Remove o atributo imutável do arquivo 'teste1.txt'</text:p>
      <text:p text:style-name="Preformatted_20_Text"><text:s/>chattr -i 'teste1.txt'</text:p>
      <text:p text:style-name="Preformatted_20_Text"/>
      <text:p text:style-name="Preformatted_20_Text">- Adiciona o atributo para não atualizar a data de acesso do arquivo</text:p>
      <text:p text:style-name="Preformatted_20_Text">'teste1.txt'</text:p>
      <text:p text:style-name="Preformatted_20_Text"><text:s/>chattr +A teste1.txt</text:p>
      <text:p text:style-name="Preformatted_20_Text"/>
      <text:p text:style-name="Preformatted_20_Text">- Remove o atributo para nao atualizar a data de acesso do arquivo</text:p>
      <text:p text:style-name="Preformatted_20_Text">'teste1.txt'</text:p>
      <text:p text:style-name="Preformatted_20_Text"><text:s/>chattr -A teste1.txt</text:p>
      <text:p text:style-name="Preformatted_20_Text"/>
      <text:p text:style-name="Preformatted_20_Text">- Adiciona o atributo para que o arquivo 'teste1.txt' não seja sobrescrito</text:p>
      <text:p text:style-name="Preformatted_20_Text"><text:s/>chattr +a teste1.txt</text:p>
      <text:p text:style-name="Preformatted_20_Text"/>
      <text:p text:style-name="Preformatted_20_Text">- Remove o atributo para que o arquivo 'teste1.txt' seja sobrescrito</text:p>
      <text:p text:style-name="Preformatted_20_Text"><text:s/>chattr -a teste1.txt</text:p>
      <text:p text:style-name="Preformatted_20_Text"/>
      <text:p text:style-name="Preformatted_20_Text">- Adiciona o atributo para presevar o conteúdo do arquivo 'teste1.txt'</text:p>
      <text:p text:style-name="Preformatted_20_Text">durante uma atualização</text:p>
      <text:p text:style-name="Preformatted_20_Text"><text:s/>chattr +u teste1.txt</text:p>
      <text:p text:style-name="Preformatted_20_Text"/>
      <text:p text:style-name="Preformatted_20_Text">- Remove o atributo para presevar o conteudo do arquivo 'teste1.txt'</text:p>
      <text:p text:style-name="Preformatted_20_Text">durante uma atualização</text:p>
      <text:p text:style-name="Preformatted_20_Text"><text:s/>chattr -u teste1.txt</text:p>
      <text:p text:style-name="Preformatted_20_Text"/>
      <text:p text:style-name="Preformatted_20_Text"/>
      <text:p text:style-name="Preformatted_20_Text">4.13 - comando lsattr = visualiza os atribuidos criados com o comando</text:p>
      <text:p text:style-name="Preformatted_20_Text">chattr em arquivos/diretórios</text:p>
      <text:p text:style-name="Preformatted_20_Text"/>
      <text:p text:style-name="Preformatted_20_Text">- Lista os atributos do arquivo 'teste5.txt'</text:p>
      <text:p text:style-name="Preformatted_20_Text"><text:s/>lsattr teste5.txt</text:p>
      <text:p text:style-name="Preformatted_20_Text"/>
      <text:p text:style-name="Preformatted_20_Text">- Lista os atribuidos do diretório '/home'</text:p>
      <text:p text:style-name="Preformatted_20_Text"><text:s/>lsattr -d /home</text:p>
      <text:p text:style-name="Preformatted_20_Text"/>
      <text:p text:style-name="Preformatted_20_Text">- Lista os atributos de todos os sub-diretórios do diretório</text:p>
      <text:p text:style-name="Preformatted_20_Text">'/home/jordam/trabalho'</text:p>
      <text:p text:style-name="Preformatted_20_Text"><text:s/>lsattr /home/jordam/trabalho</text:p>
      <text:p text:style-name="Preformatted_20_Text"/>
      <text:p text:style-name="Preformatted_20_Text">- Lista os atributos de todos os arquivos e diretórios dentro do</text:p>
      <text:p text:style-name="Preformatted_20_Text">diretorio '/home'</text:p>
      <text:p text:style-name="Preformatted_20_Text"><text:s/>lsattr -R /home</text:p>
      <text:p text:style-name="Preformatted_20_Text"/>
      <text:p text:style-name="Preformatted_20_Text">- Lista todos os arquivos, inclusive os oculdos '.'</text:p>
      <text:p text:style-name="Preformatted_20_Text"><text:s/>lsattr -a</text:p>
      <text:p text:style-name="Preformatted_20_Text"/>
      <text:p text:style-name="Preformatted_20_Text"/>
      <text:p text:style-name="Preformatted_20_Text">4.14 - comando stat = exibe informações sobre um arquivo</text:p>
      <text:p text:style-name="Preformatted_20_Text"/>
      <text:p text:style-name="Preformatted_20_Text">- Lista informações do arquivo 'teste5.txt'</text:p>
      <text:p text:style-name="Preformatted_20_Text"><text:s/>stat teste5.txt</text:p>
      <text:p text:style-name="Preformatted_20_Text"/>
      <text:p text:style-name="Preformatted_20_Text"><text:s/>File: `eita.txt'</text:p>
      <text:p text:style-name="Preformatted_20_Text"><text:s/>Size: 50 <text:s text:c="13"/>Blocks: 8 <text:s text:c="9"/>IO Block: 4096 <text:s text:c="2"/>regular file</text:p>
      <text:p text:style-name="Preformatted_20_Text"><text:s/>Device: 303h/771d <text:s text:c="6"/>Inode: 343223 <text:s text:c="5"/>Links: 1</text:p>
      <text:p text:style-name="Preformatted_20_Text"><text:s/>Access: (0644/-rw-r--r--) <text:s/>Uid: ( 1000/ <text:s/>edersg) <text:s text:c="2"/>Gid: ( 1000/ <text:s/>edersg)</text:p>
      <text:p text:style-name="Preformatted_20_Text"><text:soft-page-break/><text:s/>Access: 2005-07-09 09:07:34.000000000 -0300</text:p>
      <text:p text:style-name="Preformatted_20_Text"><text:s/>Modify: 2005-07-09 09:07:24.000000000 -0300</text:p>
      <text:p text:style-name="Preformatted_20_Text"><text:s/>Change: 2005-07-09 09:07:24.000000000 -0300</text:p>
      <text:p text:style-name="Preformatted_20_Text"/>
      <text:p text:style-name="Preformatted_20_Text"/>
      <text:p text:style-name="Preformatted_20_Text">4.15 - comando mount = monta sistemas de arquivos</text:p>
      <text:p text:style-name="Preformatted_20_Text"/>
      <text:p text:style-name="Preformatted_20_Text">- Alguns tipos de de sistemas de arquivos</text:p>
      <text:p text:style-name="Preformatted_20_Text"><text:s/>minix, ext2, ext3, hpfs, msdos, umsdos, vfat, proc, nfs, iso9660,</text:p>
      <text:p text:style-name="Preformatted_20_Text">smbfs, ufs, sysv, xenix</text:p>
      <text:p text:style-name="Preformatted_20_Text"/>
      <text:p text:style-name="Preformatted_20_Text">- Monta o CD-ROM (de dados) no diretório '/mnt/cdrom'</text:p>
      <text:p text:style-name="Preformatted_20_Text"><text:s/>mount /dev/cdrom /mnt/cdrom</text:p>
      <text:p text:style-name="Preformatted_20_Text">ou</text:p>
      <text:p text:style-name="Preformatted_20_Text"><text:s/>mount -t iso9660 /dev/cdrom /mnt/cdrom</text:p>
      <text:p text:style-name="Preformatted_20_Text">ou</text:p>
      <text:p text:style-name="Preformatted_20_Text"><text:s/>mount -t iso9660 /dev/hdx /mnt/cdrom</text:p>
      <text:p text:style-name="Preformatted_20_Text"/>
      <text:p text:style-name="Preformatted_20_Text">- Monta o disquete no diretório '/mnt/disquete'</text:p>
      <text:p text:style-name="Preformatted_20_Text"><text:s/>mount /dev/fd0 /mnt/disquete</text:p>
      <text:p text:style-name="Preformatted_20_Text"/>
      <text:p text:style-name="Preformatted_20_Text">- Monta o disquete no diretório '/mnt/floppy' com o sistema de arquivos</text:p>
      <text:p text:style-name="Preformatted_20_Text">DOS, ou seja, FAT32</text:p>
      <text:p text:style-name="Preformatted_20_Text"><text:s/>mount -t vfat /dev/fd0 /mnt/floppy</text:p>
      <text:p text:style-name="Preformatted_20_Text"/>
      <text:p text:style-name="Preformatted_20_Text">- Monta o disquete no diretório '/mnt/floppy' com o sistema de arquivos</text:p>
      <text:p text:style-name="Preformatted_20_Text">ext2</text:p>
      <text:p text:style-name="Preformatted_20_Text"><text:s/>mount -t ext2 /dev/fd0 /mnt/floppy</text:p>
      <text:p text:style-name="Preformatted_20_Text"/>
      <text:p text:style-name="Preformatted_20_Text">- Monta na particao hdaX (X trocar pela partição correspondente do seu</text:p>
      <text:p text:style-name="Preformatted_20_Text">win98) <text:s/>os arquivos do win98 no diretorio '/mnt/win98'</text:p>
      <text:p text:style-name="Preformatted_20_Text"><text:s/>mount -t vfat /dev/hdaX /mnt/win98</text:p>
      <text:p text:style-name="Preformatted_20_Text"/>
      <text:p text:style-name="Preformatted_20_Text">- Monta o arquivo (imagem ISO) 'debian1.iso' dentro do diretório</text:p>
      <text:p text:style-name="Preformatted_20_Text">'/mnt/imagem' tornando acessíveis todos os arquivos que estão em 'debian1.iso'</text:p>
      <text:p text:style-name="Preformatted_20_Text">como se estivesse acessando o CD nº 1 do Debian:</text:p>
      <text:p text:style-name="Preformatted_20_Text"><text:s/>mount -t iso9660 -o ro,loop=/dev/loop0 /imagens/debian1.iso /mnt/imagem</text:p>
      <text:p text:style-name="Preformatted_20_Text">ou</text:p>
      <text:p text:style-name="Preformatted_20_Text"><text:s/>mount -o loop,unhide -t iso9660 -r debian1.iso /mnt/imagem</text:p>
      <text:p text:style-name="Preformatted_20_Text"/>
      <text:p text:style-name="Preformatted_20_Text">- Monta a unidade do WinNT no diretorio '/home/winnt'</text:p>
      <text:p text:style-name="Preformatted_20_Text"><text:s/>mount -t smbfs -o username=USUARIO,password=SENHA,workgroup=GRUPO //192.168.0.1/share /home/winnt</text:p>
      <text:p text:style-name="Preformatted_20_Text"/>
      <text:p text:style-name="Preformatted_20_Text">- Como montar um DRIVE a partir da memória RAM disponível?</text:p>
      <text:p text:style-name="Preformatted_20_Text">EX: Criar um /tmp/ram (32MB) para colocar arquivos temporários.</text:p>
      <text:p text:style-name="Preformatted_20_Text">Use o tmpfs para isso:</text:p>
      <text:p text:style-name="Preformatted_20_Text"><text:s/>mount -t tmpfs none /tmp/ram -o size=32M</text:p>
      <text:p text:style-name="Preformatted_20_Text"/>
      <text:p text:style-name="Preformatted_20_Text">Você pode mudar seu tamanho depois, fazendo:</text:p>
      <text:p text:style-name="Preformatted_20_Text"><text:s/>mount /tmp/ram -o remount,size=64M</text:p>
      <text:p text:style-name="Preformatted_20_Text"/>
      <text:p text:style-name="Preformatted_20_Text">- Já configurei o NFS no servidor, só não sei como faço para acessar da</text:p>
      <text:p text:style-name="Preformatted_20_Text">minha maquina cliente como montar, esse compartilhamento?</text:p>
      <text:p text:style-name="Preformatted_20_Text">Sintaxe:</text:p>
      <text:p text:style-name="Preformatted_20_Text"><text:s/>mount -t nfs ip-do-serv-nfs:/diretorip /ponto_de_montagem</text:p>
      <text:p text:style-name="Preformatted_20_Text">EX:</text:p>
      <text:p text:style-name="Preformatted_20_Text"><text:s/>mount -t nfs 10.0.0.1:/home /mnt/home</text:p>
      <text:p text:style-name="Preformatted_20_Text"/>
      <text:p text:style-name="Preformatted_20_Text">- Você vai ter que dar BOOT no PC, entrar com disquete ou CD de Rescue</text:p>
      <text:p text:style-name="Preformatted_20_Text">e montar o <text:s/>/ (raiz) na memória, fazer a alteração no fstab e depois</text:p>
      <text:p text:style-name="Preformatted_20_Text">reiniciar... Nao precisa. Basta digitar:</text:p>
      <text:p text:style-name="Preformatted_20_Text"><text:soft-page-break/><text:s/>mount -n -o remount,rw /</text:p>
      <text:p text:style-name="Preformatted_20_Text"/>
      <text:p text:style-name="Preformatted_20_Text">- Se você gravou o arquivo em si, deves montar o CD e depois montar o</text:p>
      <text:p text:style-name="Preformatted_20_Text">arquivo com o seguinte comando:</text:p>
      <text:p text:style-name="Preformatted_20_Text"><text:s/>mount -o loop arquivo.iso /ponto-de-montagem-a-ser-acessado</text:p>
      <text:p text:style-name="Preformatted_20_Text">ou</text:p>
      <text:p text:style-name="Preformatted_20_Text"><text:s/>mount -t iso9660 im_do_cd.iso /mnt/cdrom = poderá ser acessado os arquivos</text:p>
      <text:p text:style-name="Preformatted_20_Text">da imagem do CD sem precisar gravá-la em uma mídia.</text:p>
      <text:p text:style-name="Preformatted_20_Text"/>
      <text:p text:style-name="Preformatted_20_Text">- Para montar uma pasta compartilhada do Windows no GNU/Linux:</text:p>
      <text:p text:style-name="Preformatted_20_Text"><text:s/>mount -t smbfs //pc_win2000/pasta /mnt/maq_w2k -o username=Usuario,password=Senha</text:p>
      <text:p text:style-name="Preformatted_20_Text"/>
      <text:p text:style-name="Preformatted_20_Text">- Formatar disquete para acesso no DOS/Windows 9x, GNU/Linux</text:p>
      <text:p text:style-name="Preformatted_20_Text"><text:s/>fdformat /dev/fd0H1440</text:p>
      <text:p text:style-name="Preformatted_20_Text"/>
      <text:p text:style-name="Preformatted_20_Text">- Cria o sistema de arquivos etx2 para acesso somente no GNU/Linux</text:p>
      <text:p text:style-name="Preformatted_20_Text">checando blocos ruins:</text:p>
      <text:p text:style-name="Preformatted_20_Text"><text:s/>mke2fs -c -L nome-do-volume /dev/fd0 = cria o sistema de arquivos ext2</text:p>
      <text:p text:style-name="Preformatted_20_Text"/>
      <text:p text:style-name="Preformatted_20_Text">no disquete checando blocos ruins e especificando o nome do volume ou</text:p>
      <text:p text:style-name="Preformatted_20_Text"><text:s/>mkfs -t ext2 -c /dev/fd0H1440 = cria o sistema de arquivos ext2 no disquete</text:p>
      <text:p text:style-name="Preformatted_20_Text"/>
      <text:p text:style-name="Preformatted_20_Text">checando blocos ruins ou</text:p>
      <text:p text:style-name="Preformatted_20_Text"><text:s/>mkfs.ext2 -c /dev/fd0H1440 = cria o sistema de arquivos ext2 no disquete</text:p>
      <text:p text:style-name="Preformatted_20_Text"/>
      <text:p text:style-name="Preformatted_20_Text">checando blocos ruins</text:p>
      <text:p text:style-name="Preformatted_20_Text"/>
      <text:p text:style-name="Preformatted_20_Text">- Cria o sistema de arquivos ext2 na particao '/dev/hda1' checando blocos</text:p>
      <text:p text:style-name="Preformatted_20_Text">ruins e especificando o nome do volume</text:p>
      <text:p text:style-name="Preformatted_20_Text"><text:s/>mke2fs -c -L nome-do-volume /dev/hda1</text:p>
      <text:p text:style-name="Preformatted_20_Text"/>
      <text:p text:style-name="Preformatted_20_Text">- Cria o sistema de arquivos ext2 na partição '/dev/hda2' checando blocos</text:p>
      <text:p text:style-name="Preformatted_20_Text">ruins</text:p>
      <text:p text:style-name="Preformatted_20_Text"><text:s/>mkfs -t ext2 -c /dev/hda2</text:p>
      <text:p text:style-name="Preformatted_20_Text"/>
      <text:p text:style-name="Preformatted_20_Text">- Cria o sistema de arquivos ext2 na partição '/dev/hda3' checando blocos</text:p>
      <text:p text:style-name="Preformatted_20_Text">ruins</text:p>
      <text:p text:style-name="Preformatted_20_Text"><text:s/>mkfs.ext2 -c /dev/hda3</text:p>
      <text:p text:style-name="Preformatted_20_Text"/>
      <text:p text:style-name="Preformatted_20_Text">Opções:</text:p>
      <text:p text:style-name="Preformatted_20_Text"><text:s/>-c = checa blocos ruins</text:p>
      <text:p text:style-name="Preformatted_20_Text"><text:s/>-t = especifica o tipo de sistema de arquivos a ser gerado</text:p>
      <text:p text:style-name="Preformatted_20_Text"><text:s/>-L = especifica o nome do volume da particao</text:p>
      <text:p text:style-name="Preformatted_20_Text"/>
      <text:p text:style-name="Preformatted_20_Text">- Cria(formata) o sistema de arquivos vfat para acesso no DOS/Win9*</text:p>
      <text:p text:style-name="Preformatted_20_Text">checando blocos ruins: (cria o sistema de arquivos e verifica a</text:p>
      <text:p text:style-name="Preformatted_20_Text">existencia de blocos defeituosos antes de formatar)</text:p>
      <text:p text:style-name="Preformatted_20_Text"><text:s/>mkdosfs -c /dev/fd0</text:p>
      <text:p text:style-name="Preformatted_20_Text"/>
      <text:p text:style-name="Preformatted_20_Text">- Cria o sistema de arquivos e verifica a existencia de blocos</text:p>
      <text:p text:style-name="Preformatted_20_Text">defeituosos antes de formatar</text:p>
      <text:p text:style-name="Preformatted_20_Text"><text:s/>mkdosfs -c /dev/hda1</text:p>
      <text:p text:style-name="Preformatted_20_Text"/>
      <text:p text:style-name="Preformatted_20_Text">- Indica o tipo de alocacao de arquivo a ser criado. Pode ser FAT12,</text:p>
      <text:p text:style-name="Preformatted_20_Text">FAT16</text:p>
      <text:p text:style-name="Preformatted_20_Text"><text:s/>mkdosfs -F fatsize /dev/fd0</text:p>
      <text:p text:style-name="Preformatted_20_Text"/>
      <text:p text:style-name="Preformatted_20_Text">- Define o rotulo de volume com o nome de no maximo 11 caracteres</text:p>
      <text:p text:style-name="Preformatted_20_Text"><text:s/>mkdosfs -n nome-do-volume /dev/fd0</text:p>
      <text:p text:style-name="Preformatted_20_Text"/>
      <text:p text:style-name="Preformatted_20_Text">- Cria o sistema de arquivos FAT e verifica a existencia de blocos</text:p>
      <text:p text:style-name="Preformatted_20_Text"><text:soft-page-break/>ruins na partição '/dev/hda1'</text:p>
      <text:p text:style-name="Preformatted_20_Text"><text:s/>mkfs.msdos -c /dev/hda1</text:p>
      <text:p text:style-name="Preformatted_20_Text"/>
      <text:p text:style-name="Preformatted_20_Text">- Antes de retirar o disquete, desmonte-o</text:p>
      <text:p text:style-name="Preformatted_20_Text"><text:s/>umount /dev/fd0</text:p>
      <text:p text:style-name="Preformatted_20_Text"/>
      <text:p text:style-name="Preformatted_20_Text">- Como formato disquetes para mais de 1.44MB?</text:p>
      <text:p text:style-name="Preformatted_20_Text">Escolha o dispositivo correto. Ex: para formatar um disquete em 1.44</text:p>
      <text:p text:style-name="Preformatted_20_Text"><text:s/>fdformat /dev/fd0h1440 ou simplesmente fdformat /dev/fd0</text:p>
      <text:p text:style-name="Preformatted_20_Text"/>
      <text:p text:style-name="Preformatted_20_Text">Para formatar em 1.66</text:p>
      <text:p text:style-name="Preformatted_20_Text"><text:s/>fdformat /dev/fd0h1660</text:p>
      <text:p text:style-name="Preformatted_20_Text"/>
      <text:p text:style-name="Preformatted_20_Text"/>
      <text:p text:style-name="Preformatted_20_Text">4.16 - copiando disquetes = para copiar disquetes, digite</text:p>
      <text:p text:style-name="Preformatted_20_Text"/>
      <text:p text:style-name="Preformatted_20_Text"><text:s/>dd if=/dev/fd0H1440 of=imagem # dd if=imagem of /dev/fd0H1440</text:p>
      <text:p text:style-name="Preformatted_20_Text"/>
      <text:p text:style-name="Preformatted_20_Text">o primeiro dd gera a imagem exata do disquete para o arquivo imagem,</text:p>
      <text:p text:style-name="Preformatted_20_Text">o segundo dd grava a imagem para o disquete</text:p>
      <text:p text:style-name="Preformatted_20_Text"/>
      <text:p text:style-name="Preformatted_20_Text"/>
      <text:p text:style-name="Preformatted_20_Text">4.17 - comando mkpasswd = quando invocado sem parâmetros, retorna uma senha</text:p>
      <text:p text:style-name="Preformatted_20_Text">randômica qualquer. Uma shell script simples para criar quantas contas forem</text:p>
      <text:p text:style-name="Preformatted_20_Text">necessárias e que atribui a cada usuário uma senha pode ser criada facilmente.</text:p>
      <text:p text:style-name="Preformatted_20_Text"/>
      <text:p text:style-name="Preformatted_20_Text"><text:s/>cd /usr/bin</text:p>
      <text:p text:style-name="Preformatted_20_Text"><text:s/>mcedit senhas.sh</text:p>
      <text:p text:style-name="Preformatted_20_Text"/>
      <text:p text:style-name="Preformatted_20_Text"><text:s/>#!/bin/bash</text:p>
      <text:p text:style-name="Preformatted_20_Text"><text:s/>for usuario in `cat $1`</text:p>
      <text:p text:style-name="Preformatted_20_Text"><text:s text:c="4"/>do</text:p>
      <text:p text:style-name="Preformatted_20_Text"><text:s text:c="7"/>useradd $usuario</text:p>
      <text:p text:style-name="Preformatted_20_Text"><text:s text:c="7"/>mkpasswd $usuario &gt; $usuario.senha</text:p>
      <text:p text:style-name="Preformatted_20_Text"/>
      <text:p text:style-name="Preformatted_20_Text"><text:s text:c="7"/># Criação da carta ao usuario</text:p>
      <text:p text:style-name="Preformatted_20_Text"><text:s text:c="7"/>cat &gt; $usuario.carta &lt;&lt; FIM</text:p>
      <text:p text:style-name="Preformatted_20_Text"/>
      <text:p text:style-name="Preformatted_20_Text"><text:s text:c="7"/>Conforme sua solicitação, foi criada uma conta em nossos computadores</text:p>
      <text:p text:style-name="Preformatted_20_Text"><text:s text:c="7"/>centrais com as seguintes especificações:</text:p>
      <text:p text:style-name="Preformatted_20_Text"/>
      <text:p text:style-name="Preformatted_20_Text"><text:s text:c="7"/>computador: $HOSTNAME</text:p>
      <text:p text:style-name="Preformatted_20_Text"><text:s text:c="7"/>login: $usuario</text:p>
      <text:p text:style-name="Preformatted_20_Text"><text:s text:c="7"/>senha: `cat $usuario.senha`</text:p>
      <text:p text:style-name="Preformatted_20_Text"/>
      <text:p text:style-name="Preformatted_20_Text"><text:s text:c="7"/>Solicitamos a memorização das informações contidas neste documento e</text:p>
      <text:p text:style-name="Preformatted_20_Text"><text:s text:c="7"/>sua destruição em seguida, devido ao caráter confidencial destas</text:p>
      <text:p text:style-name="Preformatted_20_Text"><text:s text:c="7"/>informações.</text:p>
      <text:p text:style-name="Preformatted_20_Text"/>
      <text:p text:style-name="Preformatted_20_Text"><text:s text:c="7"/>Realize a troca de sua senha já em seu primeiro acesso para algo que</text:p>
      <text:p text:style-name="Preformatted_20_Text"><text:s text:c="7"/>lhe seja mais fácil de lembrar.</text:p>
      <text:p text:style-name="Preformatted_20_Text"/>
      <text:p text:style-name="Preformatted_20_Text"><text:s text:c="7"/>Lembre-se, nunca divulgue a sua senha de acesso para ninguém. A segurança</text:p>
      <text:p text:style-name="Preformatted_20_Text"><text:s text:c="7"/>de seus dados e do sistema como um todo dependem de você.</text:p>
      <text:p text:style-name="Preformatted_20_Text"/>
      <text:p text:style-name="Preformatted_20_Text"><text:s text:c="7"/>Atenciosamente,</text:p>
      <text:p text:style-name="Preformatted_20_Text"/>
      <text:p text:style-name="Preformatted_20_Text"><text:s text:c="7"/>Suporte Técnico</text:p>
      <text:p text:style-name="Preformatted_20_Text"><text:s text:c="7"/>FIM</text:p>
      <text:p text:style-name="Preformatted_20_Text"/>
      <text:p text:style-name="Preformatted_20_Text"><text:s text:c="7"/>cat $usuario.carta</text:p>
      <text:p text:style-name="Preformatted_20_Text"><text:s text:c="7"/>enscript -f Courier12 -F Courier-bold12 -b "Prezado Usuário(a)," </text:p>
      <text:p text:style-name="Preformatted_20_Text"><text:soft-page-break/><text:s text:c="7"/>$usuario.carta</text:p>
      <text:p text:style-name="Preformatted_20_Text"><text:s text:c="7"/>rm $usuario.*</text:p>
      <text:p text:style-name="Preformatted_20_Text"><text:s text:c="4"/>done</text:p>
      <text:p text:style-name="Preformatted_20_Text"/>
      <text:p text:style-name="Preformatted_20_Text"/>
      <text:p text:style-name="Preformatted_20_Text">4.18 - comando mkswap = configura e formata uma particao como area de troca</text:p>
      <text:p text:style-name="Preformatted_20_Text"/>
      <text:p text:style-name="Preformatted_20_Text">- Configura a partição '/dev/hda5' como do tipo swap checando se existem</text:p>
      <text:p text:style-name="Preformatted_20_Text">blocos defeituosos na partição '/dev/hda5'</text:p>
      <text:p text:style-name="Preformatted_20_Text"><text:s/>mkswap -c /dev/hda5</text:p>
      <text:p text:style-name="Preformatted_20_Text"/>
      <text:p text:style-name="Preformatted_20_Text">depois, digite o comando abaixo para ativar a particao swap '/dev/hda5'</text:p>
      <text:p text:style-name="Preformatted_20_Text"><text:s/>swapon /dev/hda5</text:p>
      <text:p text:style-name="Preformatted_20_Text"/>
      <text:p text:style-name="Preformatted_20_Text">e para desativar uma particao swap '/dev/hda5' momentaneamente</text:p>
      <text:p text:style-name="Preformatted_20_Text"><text:s/>swapoff /dev/hda5</text:p>
      <text:p text:style-name="Preformatted_20_Text"/>
      <text:p text:style-name="Preformatted_20_Text"/>
      <text:p text:style-name="Preformatted_20_Text">4.19 - comando badblocks = é utilizado para pesquisar qualquer disco ou</text:p>
      <text:p text:style-name="Preformatted_20_Text">partição na detecção de blocos defeituosos</text:p>
      <text:p text:style-name="Preformatted_20_Text"/>
      <text:p text:style-name="Preformatted_20_Text">- Cria o arquivo 'resultados1.txt' com a lista de blocos defeituosos</text:p>
      <text:p text:style-name="Preformatted_20_Text">encontrados na partição '/dev/hda1'</text:p>
      <text:p text:style-name="Preformatted_20_Text"><text:s/>badblocks -o /resultados1.txt /dev/hda1</text:p>
      <text:p text:style-name="Preformatted_20_Text"/>
      <text:p text:style-name="Preformatted_20_Text">- Exibe o número de blocos checados durante a execução do comando</text:p>
      <text:p text:style-name="Preformatted_20_Text">badblocks '-s' e exibe maiores detalhes sobre os resultados do comando</text:p>
      <text:p text:style-name="Preformatted_20_Text">backblocks '-v'</text:p>
      <text:p text:style-name="Preformatted_20_Text"><text:s/>badblocks -s -v /dev/hda1</text:p>
      <text:p text:style-name="Preformatted_20_Text"/>
      <text:p text:style-name="Preformatted_20_Text">- Checa se um disquete possui badblocks</text:p>
      <text:p text:style-name="Preformatted_20_Text"><text:s/>badblocks /dev/fd0H1440 1440</text:p>
      <text:p text:style-name="Preformatted_20_Text"/>
      <text:p text:style-name="Preformatted_20_Text">Opções:</text:p>
      <text:p text:style-name="Preformatted_20_Text"><text:s/>-b [tamanho] especifica o tamanho do bloco do dispositivo em bytes</text:p>
      <text:p text:style-name="Preformatted_20_Text"/>
      <text:p text:style-name="Preformatted_20_Text"><text:s/>-o [arquivo] gera uma lista de blocos defeituosos do disco no [arquivo].</text:p>
      <text:p text:style-name="Preformatted_20_Text">Esta lista pode ser usada com o programa fsck junto com a opção -l</text:p>
      <text:p text:style-name="Preformatted_20_Text"/>
      <text:p text:style-name="Preformatted_20_Text"><text:s/>-s mostra números de blocos checados durante a execução dos badblocks</text:p>
      <text:p text:style-name="Preformatted_20_Text"/>
      <text:p text:style-name="Preformatted_20_Text"><text:s/>-v modo verbose que exibe todos os detalhes da execução</text:p>
      <text:p text:style-name="Preformatted_20_Text"/>
      <text:p text:style-name="Preformatted_20_Text"><text:s/>-w usa o modo leitura/gravação. Com esta opção o badblocks procura por</text:p>
      <text:p text:style-name="Preformatted_20_Text">blocos defeituosos gravando alguns padrões (0xaa,0x55,0xff,0x00) em cada</text:p>
      <text:p text:style-name="Preformatted_20_Text">bloco do dispositivo testado</text:p>
      <text:p text:style-name="Preformatted_20_Text"/>
      <text:p text:style-name="Preformatted_20_Text">Cuidado: Nunca use esta opção em um dispositivo que contenha arquivos, pois</text:p>
      <text:p text:style-name="Preformatted_20_Text">eles serão apagados.</text:p>
      <text:p text:style-name="Preformatted_20_Text"/>
      <text:p text:style-name="Preformatted_20_Text"/>
      <text:p text:style-name="Preformatted_20_Text">4.20 - comando dumpe2fs = exibe informações sobre o superbloco para o</text:p>
      <text:p text:style-name="Preformatted_20_Text">sistema de arquivos presente, no caso, o ext2</text:p>
      <text:p text:style-name="Preformatted_20_Text"><text:s/>dumpe2fs -b -V /dev/dispositivo</text:p>
      <text:p text:style-name="Preformatted_20_Text"/>
      <text:p text:style-name="Preformatted_20_Text"/>
      <text:p text:style-name="Preformatted_20_Text">4.21 - comando chroot = permite que o diretório raiz / seja um diretório</text:p>
      <text:p text:style-name="Preformatted_20_Text">diferente de / no sistema de arquivos. Um exemplo, um servidor Internet,</text:p>
      <text:p text:style-name="Preformatted_20_Text">você poderá definir o diretório raiz como /usr/ftp. Quando alguem acessar</text:p>
      <text:p text:style-name="Preformatted_20_Text">esse servidor usando FTP, o qual vai para o diretório raiz por padrão,</text:p>
      <text:p text:style-name="Preformatted_20_Text">estará na verdade acessando o diretório /usr/ftp</text:p>
      <text:p text:style-name="Preformatted_20_Text"><text:s/>chroot &lt;/ &lt;/usr/ftp&gt;</text:p>
      <text:p text:style-name="Preformatted_20_Text"><text:soft-page-break/></text:p>
      <text:p text:style-name="Preformatted_20_Text">- Executa o daemon do BIND 'enjaulado', como usuário 'named' e no modo de</text:p>
      <text:p text:style-name="Preformatted_20_Text">depuração. A partir disso pode se constatar erros e realizar os acertos</text:p>
      <text:p text:style-name="Preformatted_20_Text">necessários</text:p>
      <text:p text:style-name="Preformatted_20_Text"><text:s/>chroot /var/named /usr/local/sbin/named -u named -g</text:p>
      <text:p text:style-name="Preformatted_20_Text"/>
      <text:p text:style-name="Preformatted_20_Text">- Digamos que a sua árvore de dir seja</text:p>
      <text:p text:style-name="Preformatted_20_Text"/>
      <text:p text:style-name="Preformatted_20_Text">/</text:p>
      <text:p text:style-name="Preformatted_20_Text">|-root</text:p>
      <text:p text:style-name="Preformatted_20_Text">|-etc</text:p>
      <text:p text:style-name="Preformatted_20_Text">|-bin</text:p>
      <text:p text:style-name="Preformatted_20_Text">|-home</text:p>
      <text:p text:style-name="Preformatted_20_Text"><text:s text:c="5"/>|-outro usuario</text:p>
      <text:p text:style-name="Preformatted_20_Text"><text:s text:c="5"/>|-user</text:p>
      <text:p text:style-name="Preformatted_20_Text"><text:s text:c="9"/>|-bin</text:p>
      <text:p text:style-name="Preformatted_20_Text"><text:s text:c="9"/>|-etc</text:p>
      <text:p text:style-name="Preformatted_20_Text"/>
      <text:p text:style-name="Preformatted_20_Text"><text:s/>chroot /home/user</text:p>
      <text:p text:style-name="Preformatted_20_Text">agora para o usuario a arvore vai ser</text:p>
      <text:p text:style-name="Preformatted_20_Text">/</text:p>
      <text:p text:style-name="Preformatted_20_Text">|-bin</text:p>
      <text:p text:style-name="Preformatted_20_Text">|-etc</text:p>
      <text:p text:style-name="Preformatted_20_Text"/>
      <text:p text:style-name="Preformatted_20_Text">perceba que voce tem que ter os diretorios de suporte no home do user, ja</text:p>
      <text:p text:style-name="Preformatted_20_Text">que para ele nem vai existir o resto da arvore... mais ou menos como em</text:p>
      <text:p text:style-name="Preformatted_20_Text">um FTP você tem de ter o /bin o /lib e etc e não /etc/</text:p>
      <text:p text:style-name="Preformatted_20_Text"/>
      <text:p text:style-name="Preformatted_20_Text"/>
      <text:p text:style-name="Preformatted_20_Text">4.22 - comando dd = converte e copia um arquivo</text:p>
      <text:p text:style-name="Preformatted_20_Text"/>
      <text:p text:style-name="Preformatted_20_Text">- Copia o conteúdo do 'hd_origem' para um novo HD, no caso o 'hd_destino'</text:p>
      <text:p text:style-name="Preformatted_20_Text"><text:s/>dd if=/dev/hd_origem of=/dev/hd_destino</text:p>
      <text:p text:style-name="Preformatted_20_Text"/>
      <text:p text:style-name="Preformatted_20_Text">- Copia o conteúdo completo do CD-ROM (já montado no sistema) para o</text:p>
      <text:p text:style-name="Preformatted_20_Text">arquivo '/usr/imagem1.iso'</text:p>
      <text:p text:style-name="Preformatted_20_Text"><text:s/>dd if=/dev/cdrom of=/usr/imagem1.iso</text:p>
      <text:p text:style-name="Preformatted_20_Text"/>
      <text:p text:style-name="Preformatted_20_Text">Para testar a cópia, monte-a utilizando o comando</text:p>
      <text:p text:style-name="Preformatted_20_Text"><text:s/>mount -o loop -t iso9660 -r /usr/imagem1.iso /mnt/imagem1</text:p>
      <text:p text:style-name="Preformatted_20_Text"/>
      <text:p text:style-name="Preformatted_20_Text">- Cria uma imagem do conteúdo do CD-ROM para o arquivo '/home/imagem.iso'</text:p>
      <text:p text:style-name="Preformatted_20_Text"><text:s/>dd if=/dev/cdrom of=/home/imagem.iso</text:p>
      <text:p text:style-name="Preformatted_20_Text"/>
      <text:p text:style-name="Preformatted_20_Text">- Copia o 'arquivo.img' para um disquete de 1.44MB</text:p>
      <text:p text:style-name="Preformatted_20_Text"><text:s/>dd if=arquivo.img of=/dev/fd0 bs=1440k</text:p>
      <text:p text:style-name="Preformatted_20_Text"/>
      <text:p text:style-name="Preformatted_20_Text"><text:s/>if=arquivo = le a partir do arquivo ao invés da entrada padrão</text:p>
      <text:p text:style-name="Preformatted_20_Text"/>
      <text:p text:style-name="Preformatted_20_Text"><text:s/>of=arquivo = escreve no arquivo ao invés da saída padrão. A menos que</text:p>
      <text:p text:style-name="Preformatted_20_Text">'conv=notrunc' seja fornecido, dd trunca o arquivo para zero bytes</text:p>
      <text:p text:style-name="Preformatted_20_Text">(ou para o tamanho especificado com seek=)</text:p>
      <text:p text:style-name="Preformatted_20_Text"/>
      <text:p text:style-name="Preformatted_20_Text"/>
      <text:p text:style-name="Preformatted_20_Text">4.23 - comando newusers = le um arquivo contendo uma lista de novos</text:p>
      <text:p text:style-name="Preformatted_20_Text">usuarios e cria estes usuarios no sistema. O formato do arquivo lido</text:p>
      <text:p text:style-name="Preformatted_20_Text">pelo comando newusers é o mesmo do arquivo '/etc/passwd'</text:p>
      <text:p text:style-name="Preformatted_20_Text"><text:s/>newusers arquivo-usuarios.txt</text:p>
      <text:p text:style-name="Preformatted_20_Text"/>
      <text:p text:style-name="Preformatted_20_Text"/>
      <text:p text:style-name="Preformatted_20_Text">4.24 - comando lastlog = exibe o último login dos usuários cadastrados no</text:p>
      <text:p text:style-name="Preformatted_20_Text">sistema. É exibido o nome usado no login, o terminal onde ocorreu a conexão</text:p>
      <text:p text:style-name="Preformatted_20_Text"><text:soft-page-break/>e a hora da ultima conexao. Estes dados sao obtidos atraves da pesquisa e</text:p>
      <text:p text:style-name="Preformatted_20_Text">formatacao do arquivo "/var/log/lastlog". Caso o usuario nao tenha feito</text:p>
      <text:p text:style-name="Preformatted_20_Text">login é mostrada a mensagem "** Never logged in **"</text:p>
      <text:p text:style-name="Preformatted_20_Text"/>
      <text:p text:style-name="Preformatted_20_Text">- Exibe somente os usuarios que se conectaram ao sistema nos últimos DIAS</text:p>
      <text:p text:style-name="Preformatted_20_Text"><text:s/>lastlog -t DIAS</text:p>
      <text:p text:style-name="Preformatted_20_Text"/>
      <text:p text:style-name="Preformatted_20_Text">- Exibe somente detalhes sobre o usuário NOME</text:p>
      <text:p text:style-name="Preformatted_20_Text"><text:s/>lastlog -u NOME</text:p>
      <text:p text:style-name="Preformatted_20_Text"/>
      <text:p text:style-name="Preformatted_20_Text"/>
      <text:p text:style-name="Preformatted_20_Text">4.25 - comando chage = altera uma senha que tenha um tempo de expiração.</text:p>
      <text:p text:style-name="Preformatted_20_Text">Serve para dar permissões de login temporario para usuários, cancelar usuá-</text:p>
      <text:p text:style-name="Preformatted_20_Text">rio entre outros</text:p>
      <text:p text:style-name="Preformatted_20_Text"/>
      <text:p text:style-name="Preformatted_20_Text">- Criei um usuario temporario, e quero que em primeiro plano, ele tenha</text:p>
      <text:p text:style-name="Preformatted_20_Text">direito somente a 2 dias mais de uso do sistema. Como acabei de criar,</text:p>
      <text:p text:style-name="Preformatted_20_Text">veja as permissões</text:p>
      <text:p text:style-name="Preformatted_20_Text"><text:s/>chage -l temporario</text:p>
      <text:p text:style-name="Preformatted_20_Text"/>
      <text:p text:style-name="Preformatted_20_Text"><text:s/>Minimum: 0</text:p>
      <text:p text:style-name="Preformatted_20_Text"><text:s/>Maximum: 99999</text:p>
      <text:p text:style-name="Preformatted_20_Text"><text:s/>Warning: 7</text:p>
      <text:p text:style-name="Preformatted_20_Text"><text:s/>Inactive: -1</text:p>
      <text:p text:style-name="Preformatted_20_Text"><text:s/>Last Change: Apr 06, 2004</text:p>
      <text:p text:style-name="Preformatted_20_Text"><text:s/>Password Expires: Never</text:p>
      <text:p text:style-name="Preformatted_20_Text"><text:s/>Password Inactive: Never</text:p>
      <text:p text:style-name="Preformatted_20_Text"><text:s/>Account Expires: Never</text:p>
      <text:p text:style-name="Preformatted_20_Text"/>
      <text:p text:style-name="Preformatted_20_Text">Para alterar estas informações:</text:p>
      <text:p text:style-name="Preformatted_20_Text"><text:s/>chage -E 2004-04-08 temporario</text:p>
      <text:p text:style-name="Preformatted_20_Text"/>
      <text:p text:style-name="Preformatted_20_Text">Onde usuariamos ano-mes-dia que a senha irá expirar (apos isso o usuário não</text:p>
      <text:p text:style-name="Preformatted_20_Text">loga mais na máquina. Digite:</text:p>
      <text:p text:style-name="Preformatted_20_Text"><text:s/>chage -l temporario</text:p>
      <text:p text:style-name="Preformatted_20_Text"/>
      <text:p text:style-name="Preformatted_20_Text"><text:s/>Minimum: 0</text:p>
      <text:p text:style-name="Preformatted_20_Text"><text:s/>Maximum: 0</text:p>
      <text:p text:style-name="Preformatted_20_Text"><text:s/>Warning: 7</text:p>
      <text:p text:style-name="Preformatted_20_Text"><text:s/>Inactive: -1</text:p>
      <text:p text:style-name="Preformatted_20_Text"><text:s/>Last Change: Apr 06, 2004</text:p>
      <text:p text:style-name="Preformatted_20_Text"><text:s/>Password Expires: Never</text:p>
      <text:p text:style-name="Preformatted_20_Text"><text:s/>Password Inactive: Never</text:p>
      <text:p text:style-name="Preformatted_20_Text"><text:s/>Account Expires: Apr 08, 2004</text:p>
      <text:p text:style-name="Preformatted_20_Text"/>
      <text:p text:style-name="Preformatted_20_Text">Veja que a conta expira em 8 de abril de 2004. Vamos bloquear agora um</text:p>
      <text:p text:style-name="Preformatted_20_Text">usuario para ele nao logar mais:</text:p>
      <text:p text:style-name="Preformatted_20_Text"><text:s/>chage -E 2004-04-05 temporario</text:p>
      <text:p text:style-name="Preformatted_20_Text"/>
      <text:p text:style-name="Preformatted_20_Text">Isso quer dizer, coloque uma data ja ultrapassada e veja o log no arquivo</text:p>
      <text:p text:style-name="Preformatted_20_Text">'/var/log/messages' quando tento logar</text:p>
      <text:p text:style-name="Preformatted_20_Text"/>
      <text:p text:style-name="Preformatted_20_Text"><text:s/>Apr 6 02:03:12 queen sshd(pam_unix)[18539]: account temporario has expired (account expired)</text:p>
      <text:p text:style-name="Preformatted_20_Text"><text:s/>Apr 6 02:03:12 queen sshd[18539]: PAM rejected by account configuration[13]: User account has expired</text:p>
      <text:p text:style-name="Preformatted_20_Text"><text:s/>Apr 6 02:03:12 queen sshd[18539]: Failed password for temporario from XX.XX.XX.XX port 4239</text:p>
      <text:p text:style-name="Preformatted_20_Text"/>
      <text:p text:style-name="Preformatted_20_Text"/>
      <text:p text:style-name="Preformatted_20_Text">- Informa (-m) o minimo de dias em que a senha deve permacer até uma nova</text:p>
      <text:p text:style-name="Preformatted_20_Text">troca, (-E) a data de expiracao da senha, (-I) o número de dias antes do</text:p>
      <text:p text:style-name="Preformatted_20_Text"><text:soft-page-break/>bloqueio da conta em que esta ficara inativa, (-W) o número de dias antes</text:p>
      <text:p text:style-name="Preformatted_20_Text">do bloqueio da conta em que o usuario receberá avisos e 'jonas' o nome do</text:p>
      <text:p text:style-name="Preformatted_20_Text">usuário para aplicar estar configuracoes</text:p>
      <text:p text:style-name="Preformatted_20_Text"><text:s/>chage -m 0 -E 2003-10-31 -I 7 -W 7 jonas</text:p>
      <text:p text:style-name="Preformatted_20_Text"/>
      <text:p text:style-name="Preformatted_20_Text">- Outro comando:</text:p>
      <text:p text:style-name="Preformatted_20_Text"><text:s/>chage -m mindays -M maxdays -d lastday -I inactive -E expiredate -W warndays user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5 - COMANDOS DE PROCESSOS DO GNU/LINUX</text:p>
      <text:p text:style-name="Preformatted_20_Text"/>
      <text:p text:style-name="Preformatted_20_Text">5.1 - comando top = exibe uma listagem das atividades de processamento em</text:p>
      <text:p text:style-name="Preformatted_20_Text">tempo real. Ele lista as tarefas que usam mais intensamente a CPU e pode</text:p>
      <text:p text:style-name="Preformatted_20_Text">disponibilizar uma interface interativa de manipulação de processos. Ele</text:p>
      <text:p text:style-name="Preformatted_20_Text">pode ordenar os processos por usa de CPU, de memória e tempo de execução.</text:p>
      <text:p text:style-name="Preformatted_20_Text">A listagem é atualizada, por padrão, a cada 5 segundos, mas isso pode ser</text:p>
      <text:p text:style-name="Preformatted_20_Text">alterado através da opção -d na linha de comando ou -s para o comando</text:p>
      <text:p text:style-name="Preformatted_20_Text">interativo.</text:p>
      <text:p text:style-name="Preformatted_20_Text"/>
      <text:p text:style-name="Preformatted_20_Text">- Especifica 2 segundos do tempo entre as atualizações das telas</text:p>
      <text:p text:style-name="Preformatted_20_Text"><text:s/>top -d 2</text:p>
      <text:p text:style-name="Preformatted_20_Text"/>
      <text:p text:style-name="Preformatted_20_Text">- Atualiza a tela sem qualquer espera</text:p>
      <text:p text:style-name="Preformatted_20_Text"><text:s/>top -q</text:p>
      <text:p text:style-name="Preformatted_20_Text"/>
      <text:p text:style-name="Preformatted_20_Text">- Indica que top deve ser executado em modo seguro, desabilitando</text:p>
      <text:p text:style-name="Preformatted_20_Text">possíveis perigos do modo interativo. É elegante executar um top seguro</text:p>
      <text:p text:style-name="Preformatted_20_Text">permanentemente em um terminal extra</text:p>
      <text:p text:style-name="Preformatted_20_Text"><text:s/>top -s</text:p>
      <text:p text:style-name="Preformatted_20_Text"/>
      <text:p text:style-name="Preformatted_20_Text">- Inicia top ignorando qualquer processo inativo ou zumbi. Veja o</text:p>
      <text:p text:style-name="Preformatted_20_Text">comando interativo i abaixo</text:p>
      <text:p text:style-name="Preformatted_20_Text"><text:s/>top -i</text:p>
      <text:p text:style-name="Preformatted_20_Text"/>
      <text:p text:style-name="Preformatted_20_Text">- Altera o número de linhas que serao exibidas no monitor</text:p>
      <text:p text:style-name="Preformatted_20_Text"><text:s/>top -n numero</text:p>
      <text:p text:style-name="Preformatted_20_Text"/>
      <text:p text:style-name="Preformatted_20_Text">- Semelhante ao comando kill, para terminar um processo</text:p>
      <text:p text:style-name="Preformatted_20_Text"><text:s/>top -k numero-PID</text:p>
      <text:p text:style-name="Preformatted_20_Text"/>
      <text:p text:style-name="Preformatted_20_Text"/>
      <text:p text:style-name="Preformatted_20_Text">5.2 - comando ps = exibe o status sobre os processos ativos</text:p>
      <text:p text:style-name="Preformatted_20_Text"/>
      <text:p text:style-name="Preformatted_20_Text">- Exibe informações sobre os processos de outros usuários</text:p>
      <text:p text:style-name="Preformatted_20_Text"><text:s/>ps -a</text:p>
      <text:p text:style-name="Preformatted_20_Text"/>
      <text:p text:style-name="Preformatted_20_Text">- Exibe informações em um formato extenso</text:p>
      <text:p text:style-name="Preformatted_20_Text"><text:s/>ps -l</text:p>
      <text:p text:style-name="Preformatted_20_Text"/>
      <text:p text:style-name="Preformatted_20_Text">- Exibe informações sobre o PID, tty dos comandos que estao rodando</text:p>
      <text:p text:style-name="Preformatted_20_Text"><text:s/>ps -e</text:p>
      <text:p text:style-name="Preformatted_20_Text"/>
      <text:p text:style-name="Preformatted_20_Text">- Exibe informações se algum programa esta rodando</text:p>
      <text:p text:style-name="Preformatted_20_Text"><text:s/>ps -ef | grep programa</text:p>
      <text:p text:style-name="Preformatted_20_Text"/>
      <text:p text:style-name="Preformatted_20_Text">- Exibe apenas os processos que estao em execução</text:p>
      <text:p text:style-name="Preformatted_20_Text"><text:s/>ps -r</text:p>
      <text:p text:style-name="Preformatted_20_Text"/>
      <text:p text:style-name="Preformatted_20_Text">- Exibe os processos em execução no terminal 1</text:p>
      <text:p text:style-name="Preformatted_20_Text"><text:s/>ps -t1</text:p>
      <text:p text:style-name="Preformatted_20_Text"><text:soft-page-break/></text:p>
      <text:p text:style-name="Preformatted_20_Text">- Exibe os processos em execução no terminal 2</text:p>
      <text:p text:style-name="Preformatted_20_Text"><text:s/>ps -t2</text:p>
      <text:p text:style-name="Preformatted_20_Text"/>
      <text:p text:style-name="Preformatted_20_Text">- Exibe um melhor metodo de visualização dos processos</text:p>
      <text:p text:style-name="Preformatted_20_Text"><text:s/>ps -auxw</text:p>
      <text:p text:style-name="Preformatted_20_Text"/>
      <text:p text:style-name="Preformatted_20_Text">- Exibe o processo que está consumindo mais memória</text:p>
      <text:p text:style-name="Preformatted_20_Text"><text:s/>ps -auxw | sort +4n</text:p>
      <text:p text:style-name="Preformatted_20_Text"/>
      <text:p text:style-name="Preformatted_20_Text">- Exibe o processo que está consumindo mais memória</text:p>
      <text:p text:style-name="Preformatted_20_Text"><text:s/>ps -auxw | sort +5n</text:p>
      <text:p text:style-name="Preformatted_20_Text"/>
      <text:p text:style-name="Preformatted_20_Text">- Exibe os usuarios logados na maquina via FTP</text:p>
      <text:p text:style-name="Preformatted_20_Text"><text:s/>ps -auxw | grep ftp</text:p>
      <text:p text:style-name="Preformatted_20_Text"/>
      <text:p text:style-name="Preformatted_20_Text">- Exibe uma lista de todos os processos</text:p>
      <text:p text:style-name="Preformatted_20_Text"><text:s/>ps auxw | grep root</text:p>
      <text:p text:style-name="Preformatted_20_Text"/>
      <text:p text:style-name="Preformatted_20_Text">- Exibe o processo está usando mais CPU</text:p>
      <text:p text:style-name="Preformatted_20_Text"><text:s/>ps -auxwww | sed '1d' | sort -r +3 | head</text:p>
      <text:p text:style-name="Preformatted_20_Text"/>
      <text:p text:style-name="Preformatted_20_Text">- Checa se o serviço 'apache2' está rodando, se estiver, ele é reiniciado</text:p>
      <text:p text:style-name="Preformatted_20_Text"><text:s/>ps ax | grep apache2 || /etc/init.d/apache2 restart</text:p>
      <text:p text:style-name="Preformatted_20_Text"/>
      <text:p text:style-name="Preformatted_20_Text">- Usando o parâmetro '-ef' surgem oito colunas</text:p>
      <text:p text:style-name="Preformatted_20_Text">1. Coluna UID: identifica a ID do dono do processo</text:p>
      <text:p text:style-name="Preformatted_20_Text">2. Coluna PID: identifica o numero ID do processo</text:p>
      <text:p text:style-name="Preformatted_20_Text">3. Coluna PPID: identifica o processo pai</text:p>
      <text:p text:style-name="Preformatted_20_Text">4. Coluna C: indica a quantidade de utilização do processador para</text:p>
      <text:p text:style-name="Preformatted_20_Text">escalamento</text:p>
      <text:p text:style-name="Preformatted_20_Text">5. Coluna STIME: indica a hora que o processo foi iniciado</text:p>
      <text:p text:style-name="Preformatted_20_Text">6. Coluna TTY: indica o terminal de controla associado ao processo</text:p>
      <text:p text:style-name="Preformatted_20_Text">7. Coluna TIME: tempo total da execução que o processo acumulou</text:p>
      <text:p text:style-name="Preformatted_20_Text">8. Coluna COMMAND: descreve o nome do processo indicando qual</text:p>
      <text:p text:style-name="Preformatted_20_Text">comando esta sendo executado</text:p>
      <text:p text:style-name="Preformatted_20_Text"/>
      <text:p text:style-name="Preformatted_20_Text"/>
      <text:p text:style-name="Preformatted_20_Text">5.3 - comando kill = finaliza um ou mais processos em execução</text:p>
      <text:p text:style-name="Preformatted_20_Text"/>
      <text:p text:style-name="Preformatted_20_Text">Opções:</text:p>
      <text:p text:style-name="Preformatted_20_Text"><text:s/>-l = exibe os sinais (números e nomes) que podem ser enviados</text:p>
      <text:p text:style-name="Preformatted_20_Text"><text:s/>-s = especifica o sinal a ser enviado. O sinal pode ser informado</text:p>
      <text:p text:style-name="Preformatted_20_Text">como um dígito ou como um número</text:p>
      <text:p text:style-name="Preformatted_20_Text"/>
      <text:p text:style-name="Preformatted_20_Text">- Tenta finalizar o programa com o número do processo (PID)</text:p>
      <text:p text:style-name="Preformatted_20_Text"><text:s/>kill numero_do_pid</text:p>
      <text:p text:style-name="Preformatted_20_Text"/>
      <text:p text:style-name="Preformatted_20_Text">- Finaliza o programa com o número do processo (PID)</text:p>
      <text:p text:style-name="Preformatted_20_Text"><text:s/>kill -9 numero_do_pid</text:p>
      <text:p text:style-name="Preformatted_20_Text"/>
      <text:p text:style-name="Preformatted_20_Text">- Censura um determinado usuário</text:p>
      <text:p text:style-name="Preformatted_20_Text"><text:s/>kill -9 `ps -aef | grep luser | awk `{ print $2 }'`</text:p>
      <text:p text:style-name="Preformatted_20_Text"/>
      <text:p text:style-name="Preformatted_20_Text">- Para desconectar um usuário:</text:p>
      <text:p text:style-name="Preformatted_20_Text"><text:s/>pkill -u uid_do_usuario</text:p>
      <text:p text:style-name="Preformatted_20_Text"/>
      <text:p text:style-name="Preformatted_20_Text"/>
      <text:p text:style-name="Preformatted_20_Text">5.4 - comando killall = envia um sinal a todos os processos que estão</text:p>
      <text:p text:style-name="Preformatted_20_Text">compartilhando um nome de processo comum entre eles.</text:p>
      <text:p text:style-name="Preformatted_20_Text"/>
      <text:p text:style-name="Preformatted_20_Text">- Finaliza todos os processos envolvendo tal programa</text:p>
      <text:p text:style-name="Preformatted_20_Text"><text:soft-page-break/><text:s/>killall -9 programa</text:p>
      <text:p text:style-name="Preformatted_20_Text"/>
      <text:p text:style-name="Preformatted_20_Text">- Exibe os sinais (numeros e nomes) que podem ser enviados</text:p>
      <text:p text:style-name="Preformatted_20_Text"><text:s/>killall -l</text:p>
      <text:p text:style-name="Preformatted_20_Text"/>
      <text:p text:style-name="Preformatted_20_Text">- Força o programa a enviar o sinal apenas para as combinações exatas</text:p>
      <text:p text:style-name="Preformatted_20_Text">de nomes de processo maiores do que 15 caracteres</text:p>
      <text:p text:style-name="Preformatted_20_Text"><text:s/>killall -e processo</text:p>
      <text:p text:style-name="Preformatted_20_Text"/>
      <text:p text:style-name="Preformatted_20_Text">- Solicita configuração antes de enviar o sinal para cada processo</text:p>
      <text:p text:style-name="Preformatted_20_Text"><text:s/>killall -i processo</text:p>
      <text:p text:style-name="Preformatted_20_Text"/>
      <text:p text:style-name="Preformatted_20_Text">- - Reinicia o serviço 'httpd'</text:p>
      <text:p text:style-name="Preformatted_20_Text"><text:s/>killall -HUP httpd</text:p>
      <text:p text:style-name="Preformatted_20_Text"/>
      <text:p text:style-name="Preformatted_20_Text">- Reinicia o servico 'syslogd'</text:p>
      <text:p text:style-name="Preformatted_20_Text"><text:s/>killall -HUP syslogd</text:p>
      <text:p text:style-name="Preformatted_20_Text"/>
      <text:p text:style-name="Preformatted_20_Text"/>
      <text:p text:style-name="Preformatted_20_Text">5.5 - comando jobs = exibe a lista de processos em execução pelo shell</text:p>
      <text:p text:style-name="Preformatted_20_Text"><text:s/>jobs</text:p>
      <text:p text:style-name="Preformatted_20_Text"/>
      <text:p text:style-name="Preformatted_20_Text"><text:s/>jobs -l</text:p>
      <text:p text:style-name="Preformatted_20_Text"/>
      <text:p text:style-name="Preformatted_20_Text"/>
      <text:p text:style-name="Preformatted_20_Text">5.6 - comando pstree = exibe os processos em forma de uma árvore</text:p>
      <text:p text:style-name="Preformatted_20_Text"><text:s/>pstree</text:p>
      <text:p text:style-name="Preformatted_20_Text"/>
      <text:p text:style-name="Preformatted_20_Text">- Exibe toda estrutura inclusive de sub-processos do processo pai</text:p>
      <text:p text:style-name="Preformatted_20_Text"><text:s/>pstree -c</text:p>
      <text:p text:style-name="Preformatted_20_Text"/>
      <text:p text:style-name="Preformatted_20_Text">- Exibe caracteres graficos no desenho da árvore de processos</text:p>
      <text:p text:style-name="Preformatted_20_Text"><text:s/>pstree -G</text:p>
      <text:p text:style-name="Preformatted_20_Text"/>
      <text:p text:style-name="Preformatted_20_Text">- Exibe e classifica pelo numero PID ao invés do nome</text:p>
      <text:p text:style-name="Preformatted_20_Text"><text:s/>pstree -n</text:p>
      <text:p text:style-name="Preformatted_20_Text"/>
      <text:p text:style-name="Preformatted_20_Text">- Exibe o número PID entre parenteses após o nome do processo</text:p>
      <text:p text:style-name="Preformatted_20_Text"><text:s/>pstree -p</text:p>
      <text:p text:style-name="Preformatted_20_Text"/>
      <text:p text:style-name="Preformatted_20_Text"/>
      <text:p text:style-name="Preformatted_20_Text">5.7 - comando fg = permite que um programa rodando em segundo plano</text:p>
      <text:p text:style-name="Preformatted_20_Text">(background) rode em primeiro plano (foreground). Você deve usar o</text:p>
      <text:p text:style-name="Preformatted_20_Text">comando 'jobs' para pegar o número do processo rodando em segundo</text:p>
      <text:p text:style-name="Preformatted_20_Text">plano ou interrompida, este número será passado ao comando 'fg'</text:p>
      <text:p text:style-name="Preformatted_20_Text">para ativa-lo em primeiro plano.</text:p>
      <text:p text:style-name="Preformatted_20_Text"/>
      <text:p text:style-name="Preformatted_20_Text"><text:s/>fg numero</text:p>
      <text:p text:style-name="Preformatted_20_Text"/>
      <text:p text:style-name="Preformatted_20_Text">Onde 'numero' é o número obtido através do comando 'jobs'. Caso seja</text:p>
      <text:p text:style-name="Preformatted_20_Text">usado sem parâmetros, o comando 'fg' utilizará o último programa</text:p>
      <text:p text:style-name="Preformatted_20_Text">interrompido (o maior número obtido com o comando 'jobs'). EX:</text:p>
      <text:p text:style-name="Preformatted_20_Text"><text:s/>fg 1</text:p>
      <text:p text:style-name="Preformatted_20_Text"/>
      <text:p text:style-name="Preformatted_20_Text"/>
      <text:p text:style-name="Preformatted_20_Text">5.8 - comando bg = permite que um programa rodando em primeiro plano</text:p>
      <text:p text:style-name="Preformatted_20_Text">(foreground) rode em segundo plano (background). Você deve interromper</text:p>
      <text:p text:style-name="Preformatted_20_Text">a execução do programa teclando CTRL+Z. Será mostrado o número da tarefa</text:p>
      <text:p text:style-name="Preformatted_20_Text">interrompida. Utilize este número com o comando 'bg' para iniciar a</text:p>
      <text:p text:style-name="Preformatted_20_Text">execução do programa em segundo plano (background).</text:p>
      <text:p text:style-name="Preformatted_20_Text"><text:s/>bg numero</text:p>
      <text:p text:style-name="Preformatted_20_Text"/>
      <text:p text:style-name="Preformatted_20_Text"><text:soft-page-break/>Onde 'numero' é o número do programa obtido com o pressionamento das</text:p>
      <text:p text:style-name="Preformatted_20_Text">teclas CTRL+Z ou através do comando 'jobs'</text:p>
      <text:p text:style-name="Preformatted_20_Text"/>
      <text:p text:style-name="Preformatted_20_Text"/>
      <text:p text:style-name="Preformatted_20_Text">5.9 - comando nohup = executa um comando imune a interrupcoes de conexão</text:p>
      <text:p text:style-name="Preformatted_20_Text">com a saída para um dispositivo nao tty, ou seja, deixa o programa em</text:p>
      <text:p text:style-name="Preformatted_20_Text">background apos efetuar logoff.</text:p>
      <text:p text:style-name="Preformatted_20_Text"/>
      <text:p text:style-name="Preformatted_20_Text">- Deixa um programa rodando em background mesmo depois de ter efetuado</text:p>
      <text:p text:style-name="Preformatted_20_Text">logoff</text:p>
      <text:p text:style-name="Preformatted_20_Text"><text:s/>nohup ./programa &amp;</text:p>
      <text:p text:style-name="Preformatted_20_Text"/>
      <text:p text:style-name="Preformatted_20_Text">- Evita que o comando caia se você for dar um logout, isso irá gerar</text:p>
      <text:p text:style-name="Preformatted_20_Text">um arquivo 'nohup.out' com as saidas</text:p>
      <text:p text:style-name="Preformatted_20_Text"><text:s/>nohup tar cvf /dev/st0 /arquivos/* &amp;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6 - COMANDOS DE CONFIGURACAO DO GNU/LINUX</text:p>
      <text:p text:style-name="Preformatted_20_Text"/>
      <text:p text:style-name="Preformatted_20_Text">- OBS: ALguns comandos funcionam apenas no Debian e seus derivados</text:p>
      <text:p text:style-name="Preformatted_20_Text">(Ubuntu, Kurumin, Knoppix etc) e outros funcionam apenas no RedHat,</text:p>
      <text:p text:style-name="Preformatted_20_Text">Fedora, Conectiva.</text:p>
      <text:p text:style-name="Preformatted_20_Text"/>
      <text:p text:style-name="Preformatted_20_Text">- Configura a interface gráfica:</text:p>
      <text:p text:style-name="Preformatted_20_Text"><text:s/>wmchooser</text:p>
      <text:p text:style-name="Preformatted_20_Text">* ou altere o arquivo ~/.wm_style e coloque o nome da interface gráfica</text:p>
      <text:p text:style-name="Preformatted_20_Text">que voce quer inicializar. Ex: (windowmaker, gnome, kde)</text:p>
      <text:p text:style-name="Preformatted_20_Text"/>
      <text:p text:style-name="Preformatted_20_Text">- Configurar teclado:</text:p>
      <text:p text:style-name="Preformatted_20_Text"><text:s/>kbdconfig</text:p>
      <text:p text:style-name="Preformatted_20_Text"/>
      <text:p text:style-name="Preformatted_20_Text">- Configurar mouse:</text:p>
      <text:p text:style-name="Preformatted_20_Text"><text:s/>mouseconfig</text:p>
      <text:p text:style-name="Preformatted_20_Text"/>
      <text:p text:style-name="Preformatted_20_Text">- Configura placa de som</text:p>
      <text:p text:style-name="Preformatted_20_Text"><text:s/>sndconfig</text:p>
      <text:p text:style-name="Preformatted_20_Text"><text:s/>sndconfig --noprobe</text:p>
      <text:p text:style-name="Preformatted_20_Text"><text:s/>sndconfig --noautoconfig</text:p>
      <text:p text:style-name="Preformatted_20_Text"/>
      <text:p text:style-name="Preformatted_20_Text">- Configurar uma placa de fax-modem</text:p>
      <text:p text:style-name="Preformatted_20_Text"><text:s/>modemconf</text:p>
      <text:p text:style-name="Preformatted_20_Text"/>
      <text:p text:style-name="Preformatted_20_Text">- Configura placa de vídeo</text:p>
      <text:p text:style-name="Preformatted_20_Text"><text:s/>Xconfigurator</text:p>
      <text:p text:style-name="Preformatted_20_Text"><text:s/>Xconfigurator --expert</text:p>
      <text:p text:style-name="Preformatted_20_Text"><text:s/>xf86config</text:p>
      <text:p text:style-name="Preformatted_20_Text"><text:s/>XFree86setup</text:p>
      <text:p text:style-name="Preformatted_20_Text"><text:s/>xf86cfg</text:p>
      <text:p text:style-name="Preformatted_20_Text"/>
      <text:p text:style-name="Preformatted_20_Text">- Configura rede</text:p>
      <text:p text:style-name="Preformatted_20_Text"><text:s/>netconfig</text:p>
      <text:p text:style-name="Preformatted_20_Text">ou</text:p>
      <text:p text:style-name="Preformatted_20_Text"><text:s/>netconf</text:p>
      <text:p text:style-name="Preformatted_20_Text"/>
      <text:p text:style-name="Preformatted_20_Text">- Configuração do fuso horario</text:p>
      <text:p text:style-name="Preformatted_20_Text"><text:s/>timeconfig</text:p>
      <text:p text:style-name="Preformatted_20_Text"/>
      <text:p text:style-name="Preformatted_20_Text">- Configura os serviços que inicializam automaticamente</text:p>
      <text:p text:style-name="Preformatted_20_Text"><text:s/>ntsysv</text:p>
      <text:p text:style-name="Preformatted_20_Text"><text:s/>chkconfig</text:p>
      <text:p text:style-name="Preformatted_20_Text"/>
      <text:p text:style-name="Preformatted_20_Text"><text:soft-page-break/>- Para configurar o WindowMaker, digite:</text:p>
      <text:p text:style-name="Preformatted_20_Text"><text:s/>wmakerconf &amp;</text:p>
      <text:p text:style-name="Preformatted_20_Text"/>
      <text:p text:style-name="Preformatted_20_Text">- Para configurar um wallpaper (papel de parede) digite:</text:p>
      <text:p text:style-name="Preformatted_20_Text"><text:s/>Esetroot /nome-da-imagem.jpg</text:p>
      <text:p text:style-name="Preformatted_20_Text">ou</text:p>
      <text:p text:style-name="Preformatted_20_Text"><text:s/>wmsetbg /nome-da-imagem.jpg</text:p>
      <text:p text:style-name="Preformatted_20_Text"/>
      <text:p text:style-name="Preformatted_20_Text">- Status da placa de dispositivos (eth0, eth1, ppp, lo)</text:p>
      <text:p text:style-name="Preformatted_20_Text"><text:s/>ifconfig</text:p>
      <text:p text:style-name="Preformatted_20_Text"/>
      <text:p text:style-name="Preformatted_20_Text">- Desligar/parar a primeira placa de rede</text:p>
      <text:p text:style-name="Preformatted_20_Text"><text:s/>ifdown eth0</text:p>
      <text:p text:style-name="Preformatted_20_Text"/>
      <text:p text:style-name="Preformatted_20_Text">- Ligar/iniciar a primeira placa de rede</text:p>
      <text:p text:style-name="Preformatted_20_Text"><text:s/>ifup eth0</text:p>
      <text:p text:style-name="Preformatted_20_Text"/>
      <text:p text:style-name="Preformatted_20_Text">- Lista os módulos carregados no sistema</text:p>
      <text:p text:style-name="Preformatted_20_Text"><text:s/>lsmod</text:p>
      <text:p text:style-name="Preformatted_20_Text"/>
      <text:p text:style-name="Preformatted_20_Text">- Carregando modulos / instalando modulos no kernel:</text:p>
      <text:p text:style-name="Preformatted_20_Text"><text:s/>modprobe nome_do_modulo.o</text:p>
      <text:p text:style-name="Preformatted_20_Text">ou</text:p>
      <text:p text:style-name="Preformatted_20_Text"><text:s/>modprobe nome_do_modulo</text:p>
      <text:p text:style-name="Preformatted_20_Text"/>
      <text:p text:style-name="Preformatted_20_Text">- Exibe informações de configuração do módulo</text:p>
      <text:p text:style-name="Preformatted_20_Text"><text:s/>modprobe -c nome_do_modulo</text:p>
      <text:p text:style-name="Preformatted_20_Text"/>
      <text:p text:style-name="Preformatted_20_Text">- Desativa o modulo1 do kernel</text:p>
      <text:p text:style-name="Preformatted_20_Text"><text:s/>modprobe -r nome_do_modulo</text:p>
      <text:p text:style-name="Preformatted_20_Text"/>
      <text:p text:style-name="Preformatted_20_Text">- Exibe todos os módulos</text:p>
      <text:p text:style-name="Preformatted_20_Text"><text:s/>modprobe -l</text:p>
      <text:p text:style-name="Preformatted_20_Text"/>
      <text:p text:style-name="Preformatted_20_Text">- Descarrega módulos carregados no kernel linux:</text:p>
      <text:p text:style-name="Preformatted_20_Text"><text:s/>rmmod nome_do_modulo.o</text:p>
      <text:p text:style-name="Preformatted_20_Text">ou</text:p>
      <text:p text:style-name="Preformatted_20_Text"><text:s/>rmmod nome_do_modulo</text:p>
      <text:p text:style-name="Preformatted_20_Text"/>
      <text:p text:style-name="Preformatted_20_Text">- Remove todos os módulos não usados</text:p>
      <text:p text:style-name="Preformatted_20_Text"><text:s/>rmmod -a nome_do_modulo</text:p>
      <text:p text:style-name="Preformatted_20_Text"/>
      <text:p text:style-name="Preformatted_20_Text">- Envia toda a saída para o log do sistema</text:p>
      <text:p text:style-name="Preformatted_20_Text"><text:s/>rmmod -s nome_do_modulo</text:p>
      <text:p text:style-name="Preformatted_20_Text"/>
      <text:p text:style-name="Preformatted_20_Text"/>
      <text:p text:style-name="Preformatted_20_Text">6.1 - comando linux_logo = configura o slogan(desenho) em texto do pinguim</text:p>
      <text:p text:style-name="Preformatted_20_Text"/>
      <text:p text:style-name="Preformatted_20_Text">- Exibe o desenho padrao em cores no terminal</text:p>
      <text:p text:style-name="Preformatted_20_Text"><text:s/>linux_logo</text:p>
      <text:p text:style-name="Preformatted_20_Text"/>
      <text:p text:style-name="Preformatted_20_Text">- Exibe as diversas opções do linux_logo</text:p>
      <text:p text:style-name="Preformatted_20_Text"><text:s/>linux_logo -h</text:p>
      <text:p text:style-name="Preformatted_20_Text"/>
      <text:p text:style-name="Preformatted_20_Text">- Configura o arquivo '/etc/issue' para armazenar o desenho do linux_logo</text:p>
      <text:p text:style-name="Preformatted_20_Text">em sua forma texto com cores</text:p>
      <text:p text:style-name="Preformatted_20_Text"><text:s/>linux_logo -classic &gt;&gt; /etc/issue</text:p>
      <text:p text:style-name="Preformatted_20_Text"/>
      <text:p text:style-name="Preformatted_20_Text">- Configura o arquivo '/etc/issue' para armazenar o desenho do linux_logo</text:p>
      <text:p text:style-name="Preformatted_20_Text">em sua forma texto sem cores</text:p>
      <text:p text:style-name="Preformatted_20_Text"><text:s/>linux_logo -ascii &gt;&gt; /etc/issue</text:p>
      <text:p text:style-name="Preformatted_20_Text"/>
      <text:p text:style-name="Preformatted_20_Text"><text:soft-page-break/></text:p>
      <text:p text:style-name="Preformatted_20_Text">6.2 - comando setserial = exibe e configura portas seriais</text:p>
      <text:p text:style-name="Preformatted_20_Text"/>
      <text:p text:style-name="Preformatted_20_Text">- Para exibir as configurações referentes ao modem na COM2:</text:p>
      <text:p text:style-name="Preformatted_20_Text"><text:s/>setserial /dev/ttyS1</text:p>
      <text:p text:style-name="Preformatted_20_Text"/>
      <text:p text:style-name="Preformatted_20_Text">- Para exibir informacoes referetes a porta COM2:</text:p>
      <text:p text:style-name="Preformatted_20_Text">setserial -a /dev/ttyS1</text:p>
      <text:p text:style-name="Preformatted_20_Text"/>
      <text:p text:style-name="Preformatted_20_Text">- Para configurar a porta COM2 para usar a IRQ 4:</text:p>
      <text:p text:style-name="Preformatted_20_Text"><text:s/>setserial /dev/ttyS1 irq 4</text:p>
      <text:p text:style-name="Preformatted_20_Text"/>
      <text:p text:style-name="Preformatted_20_Text">- Para tentar uma configuração automática</text:p>
      <text:p text:style-name="Preformatted_20_Text"><text:s/>setserial /dev/modem autoconfig</text:p>
      <text:p text:style-name="Preformatted_20_Text"/>
      <text:p text:style-name="Preformatted_20_Text">- Outras configurações</text:p>
      <text:p text:style-name="Preformatted_20_Text"><text:s/>setserial /dev/ttyS1 irq 5 uart 16550a port 0x03e8</text:p>
      <text:p text:style-name="Preformatted_20_Text"><text:s/>setserial /dev/ttyS1 irq 11 port 0x6200 autoconfig</text:p>
      <text:p text:style-name="Preformatted_20_Text"><text:s/>setserial /dev/ttyS1 irq 10 port 0xdc00 uart 16550a</text:p>
      <text:p text:style-name="Preformatted_20_Text"/>
      <text:p text:style-name="Preformatted_20_Text"/>
      <text:p text:style-name="Preformatted_20_Text">6.3 - comando statserial = exibe o status de uma porta serial, exibindo</text:p>
      <text:p text:style-name="Preformatted_20_Text">os sinais nos pinos da porta e o status da linha de handshaking</text:p>
      <text:p text:style-name="Preformatted_20_Text"/>
      <text:p text:style-name="Preformatted_20_Text">- Exibe o status da porta como um numero decimal</text:p>
      <text:p text:style-name="Preformatted_20_Text"><text:s/>statserial -d dispositivo</text:p>
      <text:p text:style-name="Preformatted_20_Text"/>
      <text:p text:style-name="Preformatted_20_Text">- Desativa o loop e xibe apenas um status</text:p>
      <text:p text:style-name="Preformatted_20_Text"><text:s/>statserial -n dispositivo</text:p>
      <text:p text:style-name="Preformatted_20_Text"/>
      <text:p text:style-name="Preformatted_20_Text">- Exibe o status da porta como um número hexadecimal</text:p>
      <text:p text:style-name="Preformatted_20_Text"><text:s/>statserial -x dispositivo</text:p>
      <text:p text:style-name="Preformatted_20_Text"/>
      <text:p text:style-name="Preformatted_20_Text"/>
      <text:p text:style-name="Preformatted_20_Text">6.4 - comando ntpdate = sincroniza o horário do PC atual com um servidor</text:p>
      <text:p text:style-name="Preformatted_20_Text">da Internet</text:p>
      <text:p text:style-name="Preformatted_20_Text"><text:s/>ntpdate ntp.pop-df.rnp.br || ntpdate ntp.nml.csiro.au &amp;</text:p>
      <text:p text:style-name="Preformatted_20_Text"/>
      <text:p text:style-name="Preformatted_20_Text"/>
      <text:p text:style-name="Preformatted_20_Text">6.5 comando sysctl = configura parametros do kernel em tempo real, sem</text:p>
      <text:p text:style-name="Preformatted_20_Text">a necessidade de reinicialização do computador</text:p>
      <text:p text:style-name="Preformatted_20_Text"/>
      <text:p text:style-name="Preformatted_20_Text">- Exibe todas opções em que o usuário pode alterar, modificar</text:p>
      <text:p text:style-name="Preformatted_20_Text"><text:s/>sysctl -A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7 - COMANDOS DE IMPRESSAO</text:p>
      <text:p text:style-name="Preformatted_20_Text"/>
      <text:p text:style-name="Preformatted_20_Text">7.1 - comando lpd = executa o daemon de spooler da impressora para</text:p>
      <text:p text:style-name="Preformatted_20_Text">controlar a impressao nas impressoras locais e remotas.</text:p>
      <text:p text:style-name="Preformatted_20_Text"/>
      <text:p text:style-name="Preformatted_20_Text">- Registra os pedidos de de impressão em rede válidos</text:p>
      <text:p text:style-name="Preformatted_20_Text"><text:s/>lpd -l porta</text:p>
      <text:p text:style-name="Preformatted_20_Text"/>
      <text:p text:style-name="Preformatted_20_Text"/>
      <text:p text:style-name="Preformatted_20_Text">7.2 - comando lpr = é utilizado para enviar um arquivo para a impressora.</text:p>
      <text:p text:style-name="Preformatted_20_Text"/>
      <text:p text:style-name="Preformatted_20_Text">- Imprime o 'teste1.txt' na impressora padrão</text:p>
      <text:p text:style-name="Preformatted_20_Text"><text:s/>lpr teste1.txt</text:p>
      <text:p text:style-name="Preformatted_20_Text"/>
      <text:p text:style-name="Preformatted_20_Text">- Envia o arquivo 'teste1.txt' para a impressão na impressora em que for</text:p>
      <text:p text:style-name="Preformatted_20_Text"><text:soft-page-break/>citada no comando</text:p>
      <text:p text:style-name="Preformatted_20_Text"><text:s/>lpr -P nome-da-impressora teste1.txt</text:p>
      <text:p text:style-name="Preformatted_20_Text"/>
      <text:p text:style-name="Preformatted_20_Text">- Especifica o número de 3 copias do arquivo para a impressão</text:p>
      <text:p text:style-name="Preformatted_20_Text"><text:s/>lpr -K 3 nome-do-arquivo</text:p>
      <text:p text:style-name="Preformatted_20_Text"/>
      <text:p text:style-name="Preformatted_20_Text">- Envia um email com o status que a impressão foi concluida com sucesso</text:p>
      <text:p text:style-name="Preformatted_20_Text"><text:s/>lpr -m mjordan nome-do-arquivo</text:p>
      <text:p text:style-name="Preformatted_20_Text"/>
      <text:p text:style-name="Preformatted_20_Text">- Imprime o nome da tarefa especificada em vez do nome do arquivo na página</text:p>
      <text:p text:style-name="Preformatted_20_Text">de cabeçalho</text:p>
      <text:p text:style-name="Preformatted_20_Text"><text:s/>lpr -J nome-da-tarefa arquivo1.txt</text:p>
      <text:p text:style-name="Preformatted_20_Text"/>
      <text:p text:style-name="Preformatted_20_Text">- Permite que os caracteres de controle sejam impressos enquanto suprime</text:p>
      <text:p text:style-name="Preformatted_20_Text">quebras de linha</text:p>
      <text:p text:style-name="Preformatted_20_Text"><text:s/>lpr -l arquivo1.txt</text:p>
      <text:p text:style-name="Preformatted_20_Text"/>
      <text:p text:style-name="Preformatted_20_Text"/>
      <text:p text:style-name="Preformatted_20_Text">7.3 - comando lpq = exibe o status corrente de uma fila de spool de impressora</text:p>
      <text:p text:style-name="Preformatted_20_Text"><text:s/>lpq</text:p>
      <text:p text:style-name="Preformatted_20_Text"/>
      <text:p text:style-name="Preformatted_20_Text">- Exibe todas as informacoes sobre os arquivos que compoem a entrada</text:p>
      <text:p text:style-name="Preformatted_20_Text">da tarefa, em vez de apenas o que caberá em uma linha</text:p>
      <text:p text:style-name="Preformatted_20_Text"><text:s/>lpq -l</text:p>
      <text:p text:style-name="Preformatted_20_Text"/>
      <text:p text:style-name="Preformatted_20_Text">- Consulta a impressora especificada</text:p>
      <text:p text:style-name="Preformatted_20_Text"><text:s/>lpq -P nome-da-impressora</text:p>
      <text:p text:style-name="Preformatted_20_Text"/>
      <text:p text:style-name="Preformatted_20_Text"/>
      <text:p text:style-name="Preformatted_20_Text">7.4 - comando lprm = remove da fila de impressao arquivos que ainda não</text:p>
      <text:p text:style-name="Preformatted_20_Text">foram impressos</text:p>
      <text:p text:style-name="Preformatted_20_Text"><text:s/>lprm numero-do-arquivo-na-fila-de-impressao</text:p>
      <text:p text:style-name="Preformatted_20_Text"/>
      <text:p text:style-name="Preformatted_20_Text"><text:s/>lprm -P nome-da-impressora numero-do-arquivo-na-fila-de-impressao</text:p>
      <text:p text:style-name="Preformatted_20_Text"/>
      <text:p text:style-name="Preformatted_20_Text">- Remove todos os arquivos de spoll na fila de impressão</text:p>
      <text:p text:style-name="Preformatted_20_Text"><text:s/>lprm -a all</text:p>
      <text:p text:style-name="Preformatted_20_Text"/>
      <text:p text:style-name="Preformatted_20_Text">- Remove os arquivos de spool na fila de impressão com do usuário com a</text:p>
      <text:p text:style-name="Preformatted_20_Text">identificacao 'user@maquina23'</text:p>
      <text:p text:style-name="Preformatted_20_Text"><text:s/>lprm -Pt1 'user@maquina23*</text:p>
      <text:p text:style-name="Preformatted_20_Text"/>
      <text:p text:style-name="Preformatted_20_Text"/>
      <text:p text:style-name="Preformatted_20_Text">7.5 - comando lpstat = exibe informações sobre o status do serviço</text:p>
      <text:p text:style-name="Preformatted_20_Text">de impressão</text:p>
      <text:p text:style-name="Preformatted_20_Text"><text:s/>lpstat -v</text:p>
      <text:p text:style-name="Preformatted_20_Text"/>
      <text:p text:style-name="Preformatted_20_Text"/>
      <text:p text:style-name="Preformatted_20_Text">7.6 - comando pr = formata arquivos texto para serem impressos.</text:p>
      <text:p text:style-name="Preformatted_20_Text"/>
      <text:p text:style-name="Preformatted_20_Text">- Formata o arquivo 'teste1.txt' para impressão especificando o número</text:p>
      <text:p text:style-name="Preformatted_20_Text">máximo de 50 linhas por página, o nome "Teste do comando pr" ao invés</text:p>
      <text:p text:style-name="Preformatted_20_Text">do nome do arquivo sendo impresso no cabeçalho da página</text:p>
      <text:p text:style-name="Preformatted_20_Text"><text:s/>pr -l 50 -h "Teste do comando pr" teste1.txt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8 - COMANDOS DE REDE</text:p>
      <text:p text:style-name="Preformatted_20_Text"/>
      <text:p text:style-name="Preformatted_20_Text">CAMINHOS IMPORTANTES - DEBIAN</text:p>
      <text:p text:style-name="Preformatted_20_Text">-----------------------------</text:p>
      <text:p text:style-name="Preformatted_20_Text">- Configuração das interfaces de rede:</text:p>
      <text:p text:style-name="Preformatted_20_Text"><text:soft-page-break/><text:s/>/etc/network/interfaces</text:p>
      <text:p text:style-name="Preformatted_20_Text"/>
      <text:p text:style-name="Preformatted_20_Text">- Configuração do host name, roda padrão e do gateway:</text:p>
      <text:p text:style-name="Preformatted_20_Text"><text:s/>/etc/network/interfaces</text:p>
      <text:p text:style-name="Preformatted_20_Text"/>
      <text:p text:style-name="Preformatted_20_Text">- Configuração das rotas estáticas:</text:p>
      <text:p text:style-name="Preformatted_20_Text"><text:s/>/etc/network/interfaces</text:p>
      <text:p text:style-name="Preformatted_20_Text"/>
      <text:p text:style-name="Preformatted_20_Text">CAMINHOS IMPORTANTES - REDHAT / FEDORA</text:p>
      <text:p text:style-name="Preformatted_20_Text">--------------------------------------</text:p>
      <text:p text:style-name="Preformatted_20_Text">- Configuração das interfaces de rede:</text:p>
      <text:p text:style-name="Preformatted_20_Text"><text:s/>/etc/sysconfig/network-scripts/ifcfg-*</text:p>
      <text:p text:style-name="Preformatted_20_Text"/>
      <text:p text:style-name="Preformatted_20_Text">- Configuração do host name, roda padrão e do gateway:</text:p>
      <text:p text:style-name="Preformatted_20_Text"><text:s/>/etc/sysconfig/network</text:p>
      <text:p text:style-name="Preformatted_20_Text"/>
      <text:p text:style-name="Preformatted_20_Text">- Configuração das rotas estáticas:</text:p>
      <text:p text:style-name="Preformatted_20_Text"><text:s/>/etc/sysconfig/static-routes</text:p>
      <text:p text:style-name="Preformatted_20_Text"/>
      <text:p text:style-name="Preformatted_20_Text">8.1 - comando ping = verifica se uma maquina da rede esta disponível na rede</text:p>
      <text:p text:style-name="Preformatted_20_Text">enviando pacotes ICMP ECHO_REQUEST para as maquinas da rede. Este comando</text:p>
      <text:p text:style-name="Preformatted_20_Text">envia requisições ICMP de ECHO REQUEST e fica escutando pelos pacotes ICMP</text:p>
      <text:p text:style-name="Preformatted_20_Text">de ECHO REPLY.</text:p>
      <text:p text:style-name="Preformatted_20_Text"/>
      <text:p text:style-name="Preformatted_20_Text">O maior pacote ICMP que a especificação TCP/IP admite é de 65.535 bytes.</text:p>
      <text:p text:style-name="Preformatted_20_Text">No Windows ele é limitado em 65.000 bytes pelo utilitário ping... já no</text:p>
      <text:p text:style-name="Preformatted_20_Text">GNU/Linux o ping permite que esse pacote chegue a 65.467 bytes. Mesmo</text:p>
      <text:p text:style-name="Preformatted_20_Text">assim se você fizer um programa que envie pacotes maiores que esses 64k</text:p>
      <text:p text:style-name="Preformatted_20_Text">através do protocolo ICMP, esses pacotes não podem passar pela Internet</text:p>
      <text:p text:style-name="Preformatted_20_Text">inteiros, assim, são fragmentados antes da transmissão. Quando o host</text:p>
      <text:p text:style-name="Preformatted_20_Text">destino recebe os fragmentos, ele os re-agrupa no seu tamanho original.</text:p>
      <text:p text:style-name="Preformatted_20_Text">Nos sistemas operacionais mais antigos isso era conhecido como Ping da</text:p>
      <text:p text:style-name="Preformatted_20_Text">Morte, pois o sistema se perdia quando o buffer no qual o pacote foi</text:p>
      <text:p text:style-name="Preformatted_20_Text">armazenado estourava. Atualmente, a maioria dos roteadores filtram esses</text:p>
      <text:p text:style-name="Preformatted_20_Text">pacotes grandes. Utilização correta do parâmetro para definir um tamanho</text:p>
      <text:p text:style-name="Preformatted_20_Text">de pacote com o ping.</text:p>
      <text:p text:style-name="Preformatted_20_Text"/>
      <text:p text:style-name="Preformatted_20_Text">Sua utilização correta no caso GNU/Linux</text:p>
      <text:p text:style-name="Preformatted_20_Text"><text:s/>ping -s 65467 endereco_ip</text:p>
      <text:p text:style-name="Preformatted_20_Text"/>
      <text:p text:style-name="Preformatted_20_Text">Sua utilização correta no caso Windows</text:p>
      <text:p text:style-name="Preformatted_20_Text"><text:s/>ping -l 65000 endereco_ip</text:p>
      <text:p text:style-name="Preformatted_20_Text"/>
      <text:p text:style-name="Preformatted_20_Text">Obs: O parâmetro -f <text:s/>tem sentido diferente nas duas plataformas. No GNU/Linux</text:p>
      <text:p text:style-name="Preformatted_20_Text">é utilizado para inundação de pings. Envia pacotes rapidamente à medida que</text:p>
      <text:p text:style-name="Preformatted_20_Text">eles voltam ou cem vezes por <text:s/>segundo, dependendo de qual é o mais rápido.</text:p>
      <text:p text:style-name="Preformatted_20_Text">Para cada ECHO_REQUEST enviado um período um ponto '.' é mostrado, enquanto</text:p>
      <text:p text:style-name="Preformatted_20_Text">que para cada ECHO_REPLY recebido um backspace é mostrado. Isto proporciona</text:p>
      <text:p text:style-name="Preformatted_20_Text">uma rápida visualização de quantos pacotes estão sendo enviados. Somente o</text:p>
      <text:p text:style-name="Preformatted_20_Text">usuário root pode usar esta opção. Seu equivalente no Windows é o parâmetro</text:p>
      <text:p text:style-name="Preformatted_20_Text">'-t'. No Windows o parâmetro '-f' é utilizado para definir um sinalizador de</text:p>
      <text:p text:style-name="Preformatted_20_Text">'Não fragmentar' no pacote.</text:p>
      <text:p text:style-name="Preformatted_20_Text"/>
      <text:p text:style-name="Preformatted_20_Text">- Testa a interface local está funcionando</text:p>
      <text:p text:style-name="Preformatted_20_Text"><text:s/>ping 127.0.0.1</text:p>
      <text:p text:style-name="Preformatted_20_Text"/>
      <text:p text:style-name="Preformatted_20_Text">- Testa se a máquina 'www.ederjordam.com.br' está funcionando</text:p>
      <text:p text:style-name="Preformatted_20_Text"><text:s/>ping www.ederjordam.com.br</text:p>
      <text:p text:style-name="Preformatted_20_Text"/>
      <text:p text:style-name="Preformatted_20_Text">- Verifica se a maquina cujo o IP é 200.251.9.8 está conectada na rede</text:p>
      <text:p text:style-name="Preformatted_20_Text"><text:s/>ping 200.251.9.8</text:p>
      <text:p text:style-name="Preformatted_20_Text"/>
      <text:p text:style-name="Preformatted_20_Text"><text:soft-page-break/>- Envia 5 pacotes ICMP para a maquina cuja o numero IP é 127.0.0.1 (endereço</text:p>
      <text:p text:style-name="Preformatted_20_Text">de loopback) e depois termina</text:p>
      <text:p text:style-name="Preformatted_20_Text"><text:s/>ping -c 5 127.0.0.1</text:p>
      <text:p text:style-name="Preformatted_20_Text"/>
      <text:p text:style-name="Preformatted_20_Text">- Envia pacotes ICMP com a mesma rapidez com que eles voltam ou 100 vezes</text:p>
      <text:p text:style-name="Preformatted_20_Text">por segundo</text:p>
      <text:p text:style-name="Preformatted_20_Text"><text:s/>ping -d 127.0.0.1</text:p>
      <text:p text:style-name="Preformatted_20_Text"/>
      <text:p text:style-name="Preformatted_20_Text">- Especifica 3 segundos para se esperar entre o envio de cada pacote ICMP</text:p>
      <text:p text:style-name="Preformatted_20_Text"><text:s/>ping -i 3 127.0.0.1</text:p>
      <text:p text:style-name="Preformatted_20_Text"/>
      <text:p text:style-name="Preformatted_20_Text">- - Registra a rota que os pacotes tomam e apresenta o buffer de rota de</text:p>
      <text:p text:style-name="Preformatted_20_Text">pacotes que retornaram</text:p>
      <text:p text:style-name="Preformatted_20_Text"><text:s/>ping -R 127.0.0.1</text:p>
      <text:p text:style-name="Preformatted_20_Text"/>
      <text:p text:style-name="Preformatted_20_Text">- Envia novos pacotes antes de receber a resposta do pacote anterior. Para</text:p>
      <text:p text:style-name="Preformatted_20_Text">cada requisicao enviada, um '.' é exibido na tela e para cada resposta</text:p>
      <text:p text:style-name="Preformatted_20_Text">recebida, um backspace é exibido. Somente o usuário root pode utilizar esta</text:p>
      <text:p text:style-name="Preformatted_20_Text">opção e pode auxiliar na detecção de erros de transmissão de pacotes em</text:p>
      <text:p text:style-name="Preformatted_20_Text">interfaces das máquinas na sua rede</text:p>
      <text:p text:style-name="Preformatted_20_Text"><text:s/>ping -f 192.168.0.1</text:p>
      <text:p text:style-name="Preformatted_20_Text"/>
      <text:p text:style-name="Preformatted_20_Text">- Especifica o tamanho do pacote que sera enviado à maquina (máximo de</text:p>
      <text:p text:style-name="Preformatted_20_Text">65467) cujo endereco IP é 192.168.0.1</text:p>
      <text:p text:style-name="Preformatted_20_Text"><text:s/>ping -s TAMANHO 192.168.0.1</text:p>
      <text:p text:style-name="Preformatted_20_Text"/>
      <text:p text:style-name="Preformatted_20_Text">- Exibe maiores detalhes sobre os pacotes enviados e recebidos do host</text:p>
      <text:p text:style-name="Preformatted_20_Text">atual para o host cujo IP é 192.168.0.1</text:p>
      <text:p text:style-name="Preformatted_20_Text"><text:s/>ping -v 192.168.0.1</text:p>
      <text:p text:style-name="Preformatted_20_Text"/>
      <text:p text:style-name="Preformatted_20_Text">- Para testar o ping da morte</text:p>
      <text:p text:style-name="Preformatted_20_Text"><text:s/>ping -f -s 65467 endereco_ip</text:p>
      <text:p text:style-name="Preformatted_20_Text">ou</text:p>
      <text:p text:style-name="Preformatted_20_Text"><text:s/>ping -f -s 65467 dominio</text:p>
      <text:p text:style-name="Preformatted_20_Text"/>
      <text:p text:style-name="Preformatted_20_Text">- Infelizmente serve para 'derrubar' um host na rede. É necessário que</text:p>
      <text:p text:style-name="Preformatted_20_Text">se usem várias máquinas ao mesmo tempo. Os nº 1000, 99999 podem ser</text:p>
      <text:p text:style-name="Preformatted_20_Text">substituidos, no comando, estam na "forma maxima" e w0 significa que os</text:p>
      <text:p text:style-name="Preformatted_20_Text">pacotes são enviados ininterruptamente</text:p>
      <text:p text:style-name="Preformatted_20_Text"><text:s/>ping -c 1000 -s 99999 -w0 IP/dominio</text:p>
      <text:p text:style-name="Preformatted_20_Text"/>
      <text:p text:style-name="Preformatted_20_Text">- Efetua um ping na maquina cujo IP é 192.168.0.1 e diminui a taxa de</text:p>
      <text:p text:style-name="Preformatted_20_Text">pings de 1 para 2 segundos</text:p>
      <text:p text:style-name="Preformatted_20_Text"><text:s/>ping -i 2 192.168.0.1</text:p>
      <text:p text:style-name="Preformatted_20_Text"/>
      <text:p text:style-name="Preformatted_20_Text">- Resto da rede, é só você usar a interface de rede (ethernet - eth0,</text:p>
      <text:p text:style-name="Preformatted_20_Text">eth1 etc)</text:p>
      <text:p text:style-name="Preformatted_20_Text"><text:s/>ping -I eth0 nome_da_minha_maquina</text:p>
      <text:p text:style-name="Preformatted_20_Text"/>
      <text:p text:style-name="Preformatted_20_Text">- Exibe a rota que os pacotes ICMP fazem, tanto na ida quando na volta</text:p>
      <text:p text:style-name="Preformatted_20_Text">(parâmetro '-R') e pingando apenas uma vez (parâmetro '-c 1'):</text:p>
      <text:p text:style-name="Preformatted_20_Text"><text:s/>ping -c 1 -R www.acessa.com.br</text:p>
      <text:p text:style-name="Preformatted_20_Text"/>
      <text:p text:style-name="Preformatted_20_Text">PING www.acessa.com (200.251.55.60) 56(124) bytes of data.</text:p>
      <text:p text:style-name="Preformatted_20_Text">64 bytes from www.acessa.com (200.251.55.60): icmp_seq=0 ttl=249 time=37.8 ms</text:p>
      <text:p text:style-name="Preformatted_20_Text">RR: <text:s text:c="4"/>10.1.67.21</text:p>
      <text:p text:style-name="Preformatted_20_Text"><text:s text:c="8"/>200-251-136-67.powerline.com.br (200.251.136.67)</text:p>
      <text:p text:style-name="Preformatted_20_Text"><text:s text:c="8"/>192.168.174.2</text:p>
      <text:p text:style-name="Preformatted_20_Text"><text:s text:c="8"/>cyclades.powerline.com.br (200.251.137.1)</text:p>
      <text:p text:style-name="Preformatted_20_Text"><text:s text:c="8"/>200.251.218.149</text:p>
      <text:p text:style-name="Preformatted_20_Text"><text:s text:c="8"/>rt01-jf.artnet.com.br (200.251.55.51)</text:p>
      <text:p text:style-name="Preformatted_20_Text"><text:s text:c="8"/>www.acessa.com (200.251.55.60)</text:p>
      <text:p text:style-name="Preformatted_20_Text"><text:soft-page-break/><text:s text:c="8"/>artnet-S4-0-2-acc02.bhe.embratel.net.br (200.251.142.254)</text:p>
      <text:p text:style-name="Preformatted_20_Text"><text:s text:c="8"/>embratel-S0-1-0-acc02.bhe.embratel.net.br (200.251.254.173)</text:p>
      <text:p text:style-name="Preformatted_20_Text"/>
      <text:p text:style-name="Preformatted_20_Text">--- www.acessa.com ping statistics ---</text:p>
      <text:p text:style-name="Preformatted_20_Text">1 packets transmitted, 1 received, 0% packet loss, time 0ms</text:p>
      <text:p text:style-name="Preformatted_20_Text">rtt min/avg/max/mdev = 37.827/37.827/37.827/0.000 ms, pipe 2</text:p>
      <text:p text:style-name="Preformatted_20_Text"/>
      <text:p text:style-name="Preformatted_20_Text"/>
      <text:p text:style-name="Preformatted_20_Text">8.2 - comando dnsquery = consulta os servidores DNS para pesquisar</text:p>
      <text:p text:style-name="Preformatted_20_Text">informações sobre um host especifico.</text:p>
      <text:p text:style-name="Preformatted_20_Text"><text:s/>dnsquery dominio.com.br</text:p>
      <text:p text:style-name="Preformatted_20_Text"/>
      <text:p text:style-name="Preformatted_20_Text">- Especifica o nome do servidor a ser usado para a consulta</text:p>
      <text:p text:style-name="Preformatted_20_Text"><text:s/>dnsquery -n nome-do-servidor</text:p>
      <text:p text:style-name="Preformatted_20_Text"/>
      <text:p text:style-name="Preformatted_20_Text">- Procura as troca de correio do dominio</text:p>
      <text:p text:style-name="Preformatted_20_Text"><text:s/>dnsquery -t MX nome-do-servidor</text:p>
      <text:p text:style-name="Preformatted_20_Text"/>
      <text:p text:style-name="Preformatted_20_Text">- Procura o inicio do registro de autoridade do host</text:p>
      <text:p text:style-name="Preformatted_20_Text"><text:s/>dnsquery -t SOA nome-do-servidor</text:p>
      <text:p text:style-name="Preformatted_20_Text"/>
      <text:p text:style-name="Preformatted_20_Text"/>
      <text:p text:style-name="Preformatted_20_Text">8.3 - comando nslookup = consulta o servidor de nomes DNS. Resolve o</text:p>
      <text:p text:style-name="Preformatted_20_Text">endereçamento IP/nome atraves do DNS usado</text:p>
      <text:p text:style-name="Preformatted_20_Text"><text:s/>nslookup 200.251.142.1</text:p>
      <text:p text:style-name="Preformatted_20_Text"/>
      <text:p text:style-name="Preformatted_20_Text"><text:s/>nslookup numero_ip</text:p>
      <text:p text:style-name="Preformatted_20_Text"/>
      <text:p text:style-name="Preformatted_20_Text"><text:s/>nslookup dominio.com.br</text:p>
      <text:p text:style-name="Preformatted_20_Text"/>
      <text:p text:style-name="Preformatted_20_Text"><text:s/>nslookup -silent numero_ip</text:p>
      <text:p text:style-name="Preformatted_20_Text"/>
      <text:p text:style-name="Preformatted_20_Text">- Exibe informacoes sobre o registro de autoridade do host</text:p>
      <text:p text:style-name="Preformatted_20_Text"><text:s/>nslookup -type=SOA numero_ip</text:p>
      <text:p text:style-name="Preformatted_20_Text"/>
      <text:p text:style-name="Preformatted_20_Text">- Exibe informações sobre o servidor DNS do referido numero IP</text:p>
      <text:p text:style-name="Preformatted_20_Text"><text:s/>nslookup -type=NS numero_ip</text:p>
      <text:p text:style-name="Preformatted_20_Text"/>
      <text:p text:style-name="Preformatted_20_Text"/>
      <text:p text:style-name="Preformatted_20_Text">8.4 - comando dig = DNS lookup utility</text:p>
      <text:p text:style-name="Preformatted_20_Text"><text:s/>dig</text:p>
      <text:p text:style-name="Preformatted_20_Text"/>
      <text:p text:style-name="Preformatted_20_Text"><text:s/>dig dominio.com.br</text:p>
      <text:p text:style-name="Preformatted_20_Text"/>
      <text:p text:style-name="Preformatted_20_Text">- Exibe a versão do DNS do dominio</text:p>
      <text:p text:style-name="Preformatted_20_Text"><text:s/>dig @ns.dominio.co.br version.bind chaos txt</text:p>
      <text:p text:style-name="Preformatted_20_Text"/>
      <text:p text:style-name="Preformatted_20_Text">- Exibe se o servidor DNS acessível e se ele responde a consultas de nomes</text:p>
      <text:p text:style-name="Preformatted_20_Text"><text:s/>dig @endereço_IP_de_um_dos_DNS www.dominio.com.br</text:p>
      <text:p text:style-name="Preformatted_20_Text"/>
      <text:p text:style-name="Preformatted_20_Text">- Informa o servidor POP e SMTP do dominio</text:p>
      <text:p text:style-name="Preformatted_20_Text"><text:s/>dig MX dominio.com.br</text:p>
      <text:p text:style-name="Preformatted_20_Text"/>
      <text:p text:style-name="Preformatted_20_Text">- Exibe o domínio associado à este endereço IP</text:p>
      <text:p text:style-name="Preformatted_20_Text"><text:s/>dig -x endereco_ip</text:p>
      <text:p text:style-name="Preformatted_20_Text"/>
      <text:p text:style-name="Preformatted_20_Text">- Estou com meu DNS instalado em um CL6 aparentemente ele funciona muito bem</text:p>
      <text:p text:style-name="Preformatted_20_Text">mas infelizmente ele está falhando em resover alguns endereços, como por ex:</text:p>
      <text:p text:style-name="Preformatted_20_Text">rufus.w3.org e sys.com.tw dentre outros.</text:p>
      <text:p text:style-name="Preformatted_20_Text"/>
      <text:p text:style-name="Preformatted_20_Text">Adianto a voce que as requisições para os 2 domínios acima citados não são</text:p>
      <text:p text:style-name="Preformatted_20_Text">realmente "resolvidos" pelo seu DNS, pois ele não é autoritativo para os</text:p>
      <text:p text:style-name="Preformatted_20_Text"><text:soft-page-break/>respectivos domínios. Eles devem ser resolvidos por servidores de nomes que</text:p>
      <text:p text:style-name="Preformatted_20_Text">possuem autoridade sobre o domínio e esta informação retornada para sua</text:p>
      <text:p text:style-name="Preformatted_20_Text">máquina, por ex:</text:p>
      <text:p text:style-name="Preformatted_20_Text"><text:s/>dig @rufusw3.org</text:p>
      <text:p text:style-name="Preformatted_20_Text">;;Query time: 694 msec</text:p>
      <text:p text:style-name="Preformatted_20_Text">;;SERVER: 18.29.1.67#53(rufus.w3.org)</text:p>
      <text:p text:style-name="Preformatted_20_Text">;;WHEN: Tue MAy 14 12:44:21 2002</text:p>
      <text:p text:style-name="Preformatted_20_Text">;;MSG SIZE rcvd: 292</text:p>
      <text:p text:style-name="Preformatted_20_Text"/>
      <text:p text:style-name="Preformatted_20_Text">Seria útil conhecer a saída do comando dig para seu próprio domínio,</text:p>
      <text:p text:style-name="Preformatted_20_Text">como:</text:p>
      <text:p text:style-name="Preformatted_20_Text"><text:s/>dig seudominio NS</text:p>
      <text:p text:style-name="Preformatted_20_Text"/>
      <text:p text:style-name="Preformatted_20_Text"/>
      <text:p text:style-name="Preformatted_20_Text">8.5 - comando host = DNS lookup utility</text:p>
      <text:p text:style-name="Preformatted_20_Text"><text:s/>host</text:p>
      <text:p text:style-name="Preformatted_20_Text"><text:s/>host dominio.com.br</text:p>
      <text:p text:style-name="Preformatted_20_Text"/>
      <text:p text:style-name="Preformatted_20_Text">- Onde 'dns1' é o nome ou o IP dos servidores que você fornece no</text:p>
      <text:p text:style-name="Preformatted_20_Text">cadastramento na Fapesp</text:p>
      <text:p text:style-name="Preformatted_20_Text"><text:s/>host -t SOA dns1</text:p>
      <text:p text:style-name="Preformatted_20_Text"/>
      <text:p text:style-name="Preformatted_20_Text">- Onde 'dns2' é o nome ou o IP dos servidores que você fornece no</text:p>
      <text:p text:style-name="Preformatted_20_Text">cadastramento na Fapesp</text:p>
      <text:p text:style-name="Preformatted_20_Text"><text:s/>host -t SOA dns2</text:p>
      <text:p text:style-name="Preformatted_20_Text"/>
      <text:p text:style-name="Preformatted_20_Text">- Testa se o DNS consegue resolver nomes de dominio</text:p>
      <text:p text:style-name="Preformatted_20_Text"><text:s/>host -v www.dominio.com.br</text:p>
      <text:p text:style-name="Preformatted_20_Text"/>
      <text:p text:style-name="Preformatted_20_Text">- Testa se o DNS consegue resolver nomes de dominio</text:p>
      <text:p text:style-name="Preformatted_20_Text"><text:s/>host -v 223.5.6.7</text:p>
      <text:p text:style-name="Preformatted_20_Text"/>
      <text:p text:style-name="Preformatted_20_Text"><text:s/>host -t mx schwartzsolutions.eti.br</text:p>
      <text:p text:style-name="Preformatted_20_Text">schwartzsolutions.eti.br mail is handled by 5 mail.</text:p>
      <text:p text:style-name="Preformatted_20_Text">schwartzsolutions.eti.br mail is handled by 10 mx-sec.terraempresas.com.br.</text:p>
      <text:p text:style-name="Preformatted_20_Text"/>
      <text:p text:style-name="Preformatted_20_Text">Como não existe uma máquina 'mail' aqui, meu MTA também encaminharia para</text:p>
      <text:p text:style-name="Preformatted_20_Text">mx-sec.terraempresas.com.br... Aí, o mx-sec.terraempresas.com.br receberia</text:p>
      <text:p text:style-name="Preformatted_20_Text">a mensagem e ao enviar para você, ele veria que também não existe uma máquina</text:p>
      <text:p text:style-name="Preformatted_20_Text">'mail' e enviaria para ele mesmo. Oops! Temos um loop!</text:p>
      <text:p text:style-name="Preformatted_20_Text"/>
      <text:p text:style-name="Preformatted_20_Text"/>
      <text:p text:style-name="Preformatted_20_Text">8.6 - comando ifconfig = é usado para configurar e manter as interfaces</text:p>
      <text:p text:style-name="Preformatted_20_Text">de rede. Sintaxe:</text:p>
      <text:p text:style-name="Preformatted_20_Text"><text:s/>ifconfig interface options address</text:p>
      <text:p text:style-name="Preformatted_20_Text"><text:s/>ifconfig interface opções <text:s/>endereço</text:p>
      <text:p text:style-name="Preformatted_20_Text"/>
      <text:p text:style-name="Preformatted_20_Text">interface = especifica o nome da interface</text:p>
      <text:p text:style-name="Preformatted_20_Text"><text:s/>eth0 : primeira placa de rede no sistema</text:p>
      <text:p text:style-name="Preformatted_20_Text"><text:s/>eth1 : segunda placa de rede no sistema</text:p>
      <text:p text:style-name="Preformatted_20_Text"><text:s/>eth2 : terceira placa de rede no sistema</text:p>
      <text:p text:style-name="Preformatted_20_Text"/>
      <text:p text:style-name="Preformatted_20_Text">options = algumas opcoes do comando ifconfig</text:p>
      <text:p text:style-name="Preformatted_20_Text"><text:s/>up <text:s text:c="15"/>: ativa a interface especificada</text:p>
      <text:p text:style-name="Preformatted_20_Text"><text:s/>down <text:s text:c="13"/>: desativa a interface especificada</text:p>
      <text:p text:style-name="Preformatted_20_Text"><text:s/>netmask address <text:s text:c="2"/>: define a mascara de rede da interface especificada</text:p>
      <text:p text:style-name="Preformatted_20_Text"><text:s/>broadcast address : define o end. de broadcast da inteface especificada</text:p>
      <text:p text:style-name="Preformatted_20_Text"><text:s/>pointtopoint address : ativa o modo ponto a ponto da interface especificada,</text:p>
      <text:p text:style-name="Preformatted_20_Text">implicando um link direto entre 2 maquinas</text:p>
      <text:p text:style-name="Preformatted_20_Text"/>
      <text:p text:style-name="Preformatted_20_Text">address = especifica o nome da maquina e o endereco IP da interface</text:p>
      <text:p text:style-name="Preformatted_20_Text"/>
      <text:p text:style-name="Preformatted_20_Text"><text:soft-page-break/>- Exibe as interfaces de rede ativas</text:p>
      <text:p text:style-name="Preformatted_20_Text"><text:s/>ifconfig</text:p>
      <text:p text:style-name="Preformatted_20_Text"/>
      <text:p text:style-name="Preformatted_20_Text">- Se a interface 'lo' (loopback) não estiver ativa, digitando o comando</text:p>
      <text:p text:style-name="Preformatted_20_Text">ela irá se ativar</text:p>
      <text:p text:style-name="Preformatted_20_Text"><text:s/>ifconfig lo 127.0.0.1 up</text:p>
      <text:p text:style-name="Preformatted_20_Text"/>
      <text:p text:style-name="Preformatted_20_Text">- Exibe informações sobre a primeira placa de rede, a eth0</text:p>
      <text:p text:style-name="Preformatted_20_Text"><text:s/>ifconfig eth0</text:p>
      <text:p text:style-name="Preformatted_20_Text"/>
      <text:p text:style-name="Preformatted_20_Text">- Exibe informações sobre a segunda placa de rede, a eth1</text:p>
      <text:p text:style-name="Preformatted_20_Text"><text:s/>ifconfig eth1</text:p>
      <text:p text:style-name="Preformatted_20_Text"/>
      <text:p text:style-name="Preformatted_20_Text">- Ativa a interface eth0 (1º placa de rede)</text:p>
      <text:p text:style-name="Preformatted_20_Text"><text:s/>ifconfig eth0 up</text:p>
      <text:p text:style-name="Preformatted_20_Text"/>
      <text:p text:style-name="Preformatted_20_Text">- Desativa a interface eth0 (1º placa de rede)</text:p>
      <text:p text:style-name="Preformatted_20_Text"><text:s/>ifconfig eth0 down</text:p>
      <text:p text:style-name="Preformatted_20_Text"/>
      <text:p text:style-name="Preformatted_20_Text">- Configura o endereço IP 192.168.0.1 e a máscara de rede 255.255.255.0</text:p>
      <text:p text:style-name="Preformatted_20_Text">para a interface eht0 e depois a ative com o parametro up</text:p>
      <text:p text:style-name="Preformatted_20_Text"><text:s/>ifconfig eth0 192.168.0.1 netmask 255.255.255.0 up</text:p>
      <text:p text:style-name="Preformatted_20_Text"/>
      <text:p text:style-name="Preformatted_20_Text">- Configura a primeira placa de rede (eth0) com número IP 192.168.0.2,</text:p>
      <text:p text:style-name="Preformatted_20_Text">mascara de rede 255.255.255.0 e o broadcast da rede como 192.168.0.255</text:p>
      <text:p text:style-name="Preformatted_20_Text"><text:s/>ifconfig eth0 192.168.0.2 netmask 255.255.255.0 broadcast 192.168.0.255</text:p>
      <text:p text:style-name="Preformatted_20_Text"/>
      <text:p text:style-name="Preformatted_20_Text">- Configura a segunda placa de rede (eth1) com número IP 192.168.0.4,</text:p>
      <text:p text:style-name="Preformatted_20_Text">mascara de rede 255.255.255.0 e o broadcast da rede como 192.168.0.255</text:p>
      <text:p text:style-name="Preformatted_20_Text"><text:s/>ifconfig eth1 192.168.0.4 netmask 255.255.255.0 broadcast 192.168.0.255</text:p>
      <text:p text:style-name="Preformatted_20_Text"/>
      <text:p text:style-name="Preformatted_20_Text">- Exibe o endereço IP da interface ppp0</text:p>
      <text:p text:style-name="Preformatted_20_Text"><text:s/>ifconfig | grep P-a-P | awk '{print $3}'</text:p>
      <text:p text:style-name="Preformatted_20_Text">ou</text:p>
      <text:p text:style-name="Preformatted_20_Text"><text:s/>ifconfig ppp0 | grep 'inet end' | awk '{print$3}'</text:p>
      <text:p text:style-name="Preformatted_20_Text"/>
      <text:p text:style-name="Preformatted_20_Text">- Exibe o endereço IP da interface eth0</text:p>
      <text:p text:style-name="Preformatted_20_Text"><text:s/>ifconfig eth0 | awk '/inet addr/ { sub(/inet addr:/, ""); print $1}</text:p>
      <text:p text:style-name="Preformatted_20_Text">ou</text:p>
      <text:p text:style-name="Preformatted_20_Text"><text:s/>ifconfig eth0 | grep inet | cut -d : -f2 | cut -d " " -f2</text:p>
      <text:p text:style-name="Preformatted_20_Text"/>
      <text:p text:style-name="Preformatted_20_Text">- Para descobrir o endereço MAC da interface eth0</text:p>
      <text:p text:style-name="Preformatted_20_Text"><text:s/>ifconfig eth0</text:p>
      <text:p text:style-name="Preformatted_20_Text"/>
      <text:p text:style-name="Preformatted_20_Text"><text:s/>eth0 <text:s text:c="2"/>Encapsulamento do Link: Ethernet <text:s/>Endereço de HW 48:54:E8:28:42:EA</text:p>
      <text:p text:style-name="Preformatted_20_Text"><text:s text:c="8"/>inet end.: 192.168.1.200 <text:s/>Bcast:192.168.1.255 <text:s/>Masc:255.255.255.0</text:p>
      <text:p text:style-name="Preformatted_20_Text"><text:s text:c="8"/>UP BROADCASTRUNNING MULTICAST <text:s/>MTU:1500 <text:s/>Métrica:1</text:p>
      <text:p text:style-name="Preformatted_20_Text"><text:s text:c="8"/>Pacotes RX:26179 erros:0 descartados:0 sobreposições:0 frame:0</text:p>
      <text:p text:style-name="Preformatted_20_Text"><text:s text:c="8"/>Pacotes TX:25316 erros:0 descartados:0 sobreposições:0 portadora:0</text:p>
      <text:p text:style-name="Preformatted_20_Text"><text:s text:c="8"/>colisões:4 txqueuelen:100</text:p>
      <text:p text:style-name="Preformatted_20_Text"><text:s text:c="8"/>IRQ:11 Endereço de E/S:0xdd80</text:p>
      <text:p text:style-name="Preformatted_20_Text"/>
      <text:p text:style-name="Preformatted_20_Text">Repare na primeira linha: HW 48:54:E8:28:42:EA</text:p>
      <text:p text:style-name="Preformatted_20_Text"/>
      <text:p text:style-name="Preformatted_20_Text">- Atribuindo vários IPs em uma única placa de rede para criar aliases para</text:p>
      <text:p text:style-name="Preformatted_20_Text">a interface de rede:</text:p>
      <text:p text:style-name="Preformatted_20_Text"><text:s/>ifconfig eth0:0 192.168.2.200 netmask 255.255.255 broadcast 192.168.2.255</text:p>
      <text:p text:style-name="Preformatted_20_Text"/>
      <text:p text:style-name="Preformatted_20_Text">- Para atribuir mais IPs só mude o número após o ":" (eth0:1,</text:p>
      <text:p text:style-name="Preformatted_20_Text">eth0:2 e assim por diante) Agora você têm dois ou mais IP's em uma</text:p>
      <text:p text:style-name="Preformatted_20_Text">placa de rede. Muito útil pra quem deseja hospedar vários sites.</text:p>
      <text:p text:style-name="Preformatted_20_Text"/>
      <text:p text:style-name="Preformatted_20_Text"><text:soft-page-break/>- Exibe as interfaces de redes que estão ativas</text:p>
      <text:p text:style-name="Preformatted_20_Text"><text:s/>ifconfig -a</text:p>
      <text:p text:style-name="Preformatted_20_Text"/>
      <text:p text:style-name="Preformatted_20_Text">- Cria a interface de loopback caso a mesma não esteja aparecendo com</text:p>
      <text:p text:style-name="Preformatted_20_Text">o comando 'ifconfig -a'</text:p>
      <text:p text:style-name="Preformatted_20_Text"><text:s/>ifconfig lo 127.0.0.1 netmask 255.0.0.0</text:p>
      <text:p text:style-name="Preformatted_20_Text"/>
      <text:p text:style-name="Preformatted_20_Text">- Para configurar o MTU de uma interface de rede</text:p>
      <text:p text:style-name="Preformatted_20_Text"><text:s/>ifconfig eth0 mtu 1440</text:p>
      <text:p text:style-name="Preformatted_20_Text"/>
      <text:p text:style-name="Preformatted_20_Text">- Para configurar uma placa de rede com uma conexão ponto-a-ponto</text:p>
      <text:p text:style-name="Preformatted_20_Text"><text:s/>ifconfig eth0 192.168.2.1 netmask 255.255.255.255 pointopoint 192.168.2.2</text:p>
      <text:p text:style-name="Preformatted_20_Text"/>
      <text:p text:style-name="Preformatted_20_Text">- Para colocar uma interface de rede em modo promíscuo (a interface aceitará</text:p>
      <text:p text:style-name="Preformatted_20_Text">pacotes destinados a qualquer IP) inserguro!</text:p>
      <text:p text:style-name="Preformatted_20_Text"><text:s/>ifconfig eth0 promisc</text:p>
      <text:p text:style-name="Preformatted_20_Text"/>
      <text:p text:style-name="Preformatted_20_Text">- Para retirar uma interface de rede em modo promíscuo (a interface aceitará</text:p>
      <text:p text:style-name="Preformatted_20_Text">pacotes destinados a qualquer IP) seguro!</text:p>
      <text:p text:style-name="Preformatted_20_Text"><text:s/>ifconfig eth0 -promisc</text:p>
      <text:p text:style-name="Preformatted_20_Text"/>
      <text:p text:style-name="Preformatted_20_Text">- Para alterar o endereço MAC de uma placa de rede (OBS: ela deverá estar</text:p>
      <text:p text:style-name="Preformatted_20_Text">desabilitada. OBS2: Assim que voce reiniciar o PC, o endereço MAC original</text:p>
      <text:p text:style-name="Preformatted_20_Text">será configurado novamente) digite os seguintes comandos</text:p>
      <text:p text:style-name="Preformatted_20_Text"><text:s/>ifconfig eth0 down</text:p>
      <text:p text:style-name="Preformatted_20_Text"><text:s/>ifconfig eth0 hw ether 00:11:22:33:44:55</text:p>
      <text:p text:style-name="Preformatted_20_Text"><text:s/>ifconfig eth0 up</text:p>
      <text:p text:style-name="Preformatted_20_Text"/>
      <text:p text:style-name="Preformatted_20_Text"/>
      <text:p text:style-name="Preformatted_20_Text">8.7 - comando ifup = inicia/ativa uma interface de rede</text:p>
      <text:p text:style-name="Preformatted_20_Text"/>
      <text:p text:style-name="Preformatted_20_Text">- Inicia/ativa a primeira placa de rede</text:p>
      <text:p text:style-name="Preformatted_20_Text"><text:s/>ifup eth0</text:p>
      <text:p text:style-name="Preformatted_20_Text"/>
      <text:p text:style-name="Preformatted_20_Text">- Inicia/ativa o primeiro dispositivo PPP</text:p>
      <text:p text:style-name="Preformatted_20_Text"><text:s/>ifup ppp0</text:p>
      <text:p text:style-name="Preformatted_20_Text"/>
      <text:p text:style-name="Preformatted_20_Text"/>
      <text:p text:style-name="Preformatted_20_Text">8.8 - comando ifdown = paraliza/desativa uma interface especificada</text:p>
      <text:p text:style-name="Preformatted_20_Text"/>
      <text:p text:style-name="Preformatted_20_Text">- Paraliza/desativa a primeira placa de rede</text:p>
      <text:p text:style-name="Preformatted_20_Text"><text:s/>ifdown eth0</text:p>
      <text:p text:style-name="Preformatted_20_Text"/>
      <text:p text:style-name="Preformatted_20_Text">- Paraliza/desativa o primeiro dispositivo PPP</text:p>
      <text:p text:style-name="Preformatted_20_Text"><text:s/>ifdown ppp0</text:p>
      <text:p text:style-name="Preformatted_20_Text"/>
      <text:p text:style-name="Preformatted_20_Text"/>
      <text:p text:style-name="Preformatted_20_Text">8.9 - comando ifport = define o tipo de transceptor para uma interface</text:p>
      <text:p text:style-name="Preformatted_20_Text">de rede especificada. Sintaxe:</text:p>
      <text:p text:style-name="Preformatted_20_Text"><text:s/>ifport interface type</text:p>
      <text:p text:style-name="Preformatted_20_Text"/>
      <text:p text:style-name="Preformatted_20_Text">interface = especifica o nome da interface</text:p>
      <text:p text:style-name="Preformatted_20_Text"><text:s/>eth0 : primeira placa de rede no sistema</text:p>
      <text:p text:style-name="Preformatted_20_Text"><text:s/>eth1 : segunda placa de rede no sistema</text:p>
      <text:p text:style-name="Preformatted_20_Text"><text:s/>eth2 : terceira placa de rede no sistema</text:p>
      <text:p text:style-name="Preformatted_20_Text"/>
      <text:p text:style-name="Preformatted_20_Text">type = especifica o tipo de transceptor.</text:p>
      <text:p text:style-name="Preformatted_20_Text"><text:s/>auto <text:s text:c="4"/>: selecao automatica</text:p>
      <text:p text:style-name="Preformatted_20_Text"><text:s/>10baseT <text:s/>: par trancado ethernet</text:p>
      <text:p text:style-name="Preformatted_20_Text"><text:s/>10base2 <text:s/>: cabo coaxial ethernet</text:p>
      <text:p text:style-name="Preformatted_20_Text"><text:s/>aui <text:s text:c="5"/>: interface AUI ethernet</text:p>
      <text:p text:style-name="Preformatted_20_Text"><text:s/>100baseT : par trancado fash ethernet</text:p>
      <text:p text:style-name="Preformatted_20_Text"><text:soft-page-break/></text:p>
      <text:p text:style-name="Preformatted_20_Text"/>
      <text:p text:style-name="Preformatted_20_Text">8.10 - comando traceroute = exibe a rota/caminho percorrido da máquina</text:p>
      <text:p text:style-name="Preformatted_20_Text">local até o host de destino/endereço IP. Ao contrário do comando</text:p>
      <text:p text:style-name="Preformatted_20_Text">'ping -R endereco_ip', o comando traceroute resolve os nomes (podendo-se</text:p>
      <text:p text:style-name="Preformatted_20_Text">desabilitar esta opção com o parâmetro '-n') e é capaz de traçar uma rota</text:p>
      <text:p text:style-name="Preformatted_20_Text">mesmo que o host não exista ou esteja inacessível. Obviamente o comando</text:p>
      <text:p text:style-name="Preformatted_20_Text">somente irá traçar a rota até que um roteador responda com um 'unreacheable'</text:p>
      <text:p text:style-name="Preformatted_20_Text">ou até o TTL expirar. Exibe a rota tomada pelos pacotes para uma maquina da</text:p>
      <text:p text:style-name="Preformatted_20_Text">rede. Este comando mostra na tela o caminho percorrido entre os gateways da</text:p>
      <text:p text:style-name="Preformatted_20_Text">rede e o tempo gasto de retransmissão. É é útil para encontrar computadores</text:p>
      <text:p text:style-name="Preformatted_20_Text">defeituosos na rede caso o pacote não esteja chegando ao seu destino. A</text:p>
      <text:p text:style-name="Preformatted_20_Text">Internet é uma grande e complexa aglomeração de máquinas de rede conectadas</text:p>
      <text:p text:style-name="Preformatted_20_Text">por gateways. Traçar a rota que um pacote segue (ou achar o gateway que está</text:p>
      <text:p text:style-name="Preformatted_20_Text">descartando os seus pacotes) pode ser difícil. O traceroute utiliza o campo</text:p>
      <text:p text:style-name="Preformatted_20_Text">'time to live' do protocolo IP e tenta obter uma resposta ICMP TIME_EXCEEDED</text:p>
      <text:p text:style-name="Preformatted_20_Text">de cada gateway no caminho para alguma máquina. O único parâmetro obrigatório</text:p>
      <text:p text:style-name="Preformatted_20_Text">é o nome da máquina de destino ou o seu número IP. O tamanho pré-definido do</text:p>
      <text:p text:style-name="Preformatted_20_Text">datagrama de procura é de 38 bytes, mas isto pode ser aumentado especificando</text:p>
      <text:p text:style-name="Preformatted_20_Text">um tamanho de pacote(em bytes) depois do nome da máquina de destino.</text:p>
      <text:p text:style-name="Preformatted_20_Text"/>
      <text:p text:style-name="Preformatted_20_Text">- Traça a rota/caminho entre a sua conexão e a origem do host</text:p>
      <text:p text:style-name="Preformatted_20_Text"><text:s/>traceroute numero_ip</text:p>
      <text:p text:style-name="Preformatted_20_Text">ou</text:p>
      <text:p text:style-name="Preformatted_20_Text"><text:s/>traceroute nome_da_maquina</text:p>
      <text:p text:style-name="Preformatted_20_Text">ou</text:p>
      <text:p text:style-name="Preformatted_20_Text"><text:s/>traceroute www.dominio.com.br</text:p>
      <text:p text:style-name="Preformatted_20_Text"/>
      <text:p text:style-name="Preformatted_20_Text">- Exibe o valor ttl dos pacotes retornados, ou seja, exibe o tempo de vida do</text:p>
      <text:p text:style-name="Preformatted_20_Text">pacote (ttl). Isto é útil para verificar roteamento assimétrico</text:p>
      <text:p text:style-name="Preformatted_20_Text"><text:s/>traceroute -l 192.168.0.1</text:p>
      <text:p text:style-name="Preformatted_20_Text"/>
      <text:p text:style-name="Preformatted_20_Text">- Ajusta a quantidade máximas de ttl dos pacotes. O padrão é 30</text:p>
      <text:p text:style-name="Preformatted_20_Text"><text:s/>traceroute -m NUMERO 192.168.0.1</text:p>
      <text:p text:style-name="Preformatted_20_Text"/>
      <text:p text:style-name="Preformatted_20_Text">- Exibe os endereços dos pontos numericamente ao invés de usar resolucao DNS</text:p>
      <text:p text:style-name="Preformatted_20_Text">(simbolicamente e numericamente, evita uma procura endereço-para-nome em um</text:p>
      <text:p text:style-name="Preformatted_20_Text">servidor de nomes para cada gateway encontrado no caminho)</text:p>
      <text:p text:style-name="Preformatted_20_Text"><text:s/>traceroute -n 192.168.0.1</text:p>
      <text:p text:style-name="Preformatted_20_Text"/>
      <text:p text:style-name="Preformatted_20_Text">- Ajusta a porta que sera usada para o teste. A porta padrão é 33434</text:p>
      <text:p text:style-name="Preformatted_20_Text"><text:s/>traceroute -p PORTA 192.168.0.1</text:p>
      <text:p text:style-name="Preformatted_20_Text"/>
      <text:p text:style-name="Preformatted_20_Text">- Ignora as tabelas de roteamento normais e envia diretamente para uma máquina</text:p>
      <text:p text:style-name="Preformatted_20_Text">em uma rede anexa. Se a máquina não estiver em uma rede diretamente anexa, um</text:p>
      <text:p text:style-name="Preformatted_20_Text">erro é retornado</text:p>
      <text:p text:style-name="Preformatted_20_Text"><text:s/>traceroute -r 192.168.0.1</text:p>
      <text:p text:style-name="Preformatted_20_Text"/>
      <text:p text:style-name="Preformatted_20_Text">- Utiliza o seguinte endereço IP (que deve ser dado como número, não como nome</text:p>
      <text:p text:style-name="Preformatted_20_Text">de máquina) como o endereço de origem nos pacotes de procura</text:p>
      <text:p text:style-name="Preformatted_20_Text"><text:s/>traceroute -s end_origem</text:p>
      <text:p text:style-name="Preformatted_20_Text"/>
      <text:p text:style-name="Preformatted_20_Text">- Exibe mais detalhes sobre o resultado do comando traceroute</text:p>
      <text:p text:style-name="Preformatted_20_Text"><text:s/>traceroute -v 192.168.0.1</text:p>
      <text:p text:style-name="Preformatted_20_Text"/>
      <text:p text:style-name="Preformatted_20_Text">- Configura o tempo maximo que aguardará por uma resposta (padrão: 3 segundos)</text:p>
      <text:p text:style-name="Preformatted_20_Text"><text:s/>traceroute -w NUMERO 192.168.0.1</text:p>
      <text:p text:style-name="Preformatted_20_Text"/>
      <text:p text:style-name="Preformatted_20_Text">- Define o campo type-of-service nos pacotes de procura para o valor seguinte</text:p>
      <text:p text:style-name="Preformatted_20_Text">(pré-definido como zero). O valor deve ser um inteiro decimal no alcance de</text:p>
      <text:p text:style-name="Preformatted_20_Text">0 a 255. Esta opção pode ser usada para descobrir se diferentes type-of-</text:p>
      <text:p text:style-name="Preformatted_20_Text">service resultam em diferentes caminhos</text:p>
      <text:p text:style-name="Preformatted_20_Text"><text:soft-page-break/><text:s/>traceroute -t serviço 192.168.0.1</text:p>
      <text:p text:style-name="Preformatted_20_Text"/>
      <text:p text:style-name="Preformatted_20_Text"/>
      <text:p text:style-name="Preformatted_20_Text">8.11 - comando tracepath = similar ao comando traceroute, com a diferença de</text:p>
      <text:p text:style-name="Preformatted_20_Text">exibir o PMTU do caminho.</text:p>
      <text:p text:style-name="Preformatted_20_Text"><text:s/>tracepath www.acessa.com</text:p>
      <text:p text:style-name="Preformatted_20_Text"/>
      <text:p text:style-name="Preformatted_20_Text"><text:s/>1: <text:s/>10.1.67.21 (10.1.67.21) <text:s text:c="31"/>0.545ms pmtu 1500</text:p>
      <text:p text:style-name="Preformatted_20_Text"><text:s/>1: <text:s/>10.1.67.1 (10.1.67.1) <text:s text:c="33"/>1.166ms</text:p>
      <text:p text:style-name="Preformatted_20_Text"><text:s/>2: <text:s/>10.201.0.1 (10.201.0.1) <text:s text:c="30"/>19.960ms</text:p>
      <text:p text:style-name="Preformatted_20_Text"><text:s/>3: <text:s/>192.168.175.2 (192.168.175.2) <text:s text:c="24"/>16.118ms</text:p>
      <text:p text:style-name="Preformatted_20_Text"><text:s/>4: <text:s/>192.168.174.1 (192.168.174.1) <text:s text:c="24"/>35.672ms</text:p>
      <text:p text:style-name="Preformatted_20_Text"><text:s/>5: <text:s/>embratel-S0-1-2-acc02.bhe.embratel.net.br (200.251.247.41) <text:s/>65.802ms</text:p>
      <text:p text:style-name="Preformatted_20_Text"><text:s/>6: <text:s/>200.251.220.214 (200.251.220.214) <text:s text:c="20"/>37.473ms</text:p>
      <text:p text:style-name="Preformatted_20_Text"><text:s/>7: <text:s/>www.acessa.com (200.251.55.60) <text:s text:c="23"/>39.746ms reached</text:p>
      <text:p text:style-name="Preformatted_20_Text"><text:s text:c="5"/>Resume: pmtu 1500 hops 7 back 7</text:p>
      <text:p text:style-name="Preformatted_20_Text"/>
      <text:p text:style-name="Preformatted_20_Text"/>
      <text:p text:style-name="Preformatted_20_Text">8.12 - comando route = exibe/manipula a tabela de roteamento IP</text:p>
      <text:p text:style-name="Preformatted_20_Text"/>
      <text:p text:style-name="Preformatted_20_Text">- Exibe a tabela de roteamento IP do kernel</text:p>
      <text:p text:style-name="Preformatted_20_Text"><text:s/>route</text:p>
      <text:p text:style-name="Preformatted_20_Text"/>
      <text:p text:style-name="Preformatted_20_Text">- Exibe a tabela de roteamento IP do kernel (mas não resolve os possíveis nomes</text:p>
      <text:p text:style-name="Preformatted_20_Text">de máquinas existentes na rede)</text:p>
      <text:p text:style-name="Preformatted_20_Text"><text:s/>route -n</text:p>
      <text:p text:style-name="Preformatted_20_Text"/>
      <text:p text:style-name="Preformatted_20_Text">- Sintaxe para adicionar uma rota</text:p>
      <text:p text:style-name="Preformatted_20_Text"><text:s/>route add [ -net | -host ] target [ netmask Nm ] [ gw Gw ] [[ dev ] If ]</text:p>
      <text:p text:style-name="Preformatted_20_Text"/>
      <text:p text:style-name="Preformatted_20_Text">- Adiciona a rota default(padrão)</text:p>
      <text:p text:style-name="Preformatted_20_Text"><text:s/>route add default gw 192.168.1.200</text:p>
      <text:p text:style-name="Preformatted_20_Text"/>
      <text:p text:style-name="Preformatted_20_Text">- Adiciona a rota padrao para a interface ppp0</text:p>
      <text:p text:style-name="Preformatted_20_Text"><text:s/>route add default ppp0</text:p>
      <text:p text:style-name="Preformatted_20_Text"/>
      <text:p text:style-name="Preformatted_20_Text">- Adiciona e indica que o destino é uma rede esta sendo adicionada</text:p>
      <text:p text:style-name="Preformatted_20_Text"><text:s/>route add -net</text:p>
      <text:p text:style-name="Preformatted_20_Text"/>
      <text:p text:style-name="Preformatted_20_Text">- Adiciona e indica que o destino é um host esta sendo adicionada</text:p>
      <text:p text:style-name="Preformatted_20_Text"><text:s/>route add -host</text:p>
      <text:p text:style-name="Preformatted_20_Text"/>
      <text:p text:style-name="Preformatted_20_Text">- Adiciona uma rota para uma rede</text:p>
      <text:p text:style-name="Preformatted_20_Text"><text:s/>route add -net 192.168.5.0 netmask 255.255.255.0 gw 192.168.1.3</text:p>
      <text:p text:style-name="Preformatted_20_Text"/>
      <text:p text:style-name="Preformatted_20_Text">- Adiciona uma rota para um host utilizando uma interface ponto-a-ponto</text:p>
      <text:p text:style-name="Preformatted_20_Text"><text:s/>route add -net 192.168.10.1 dev ppp0</text:p>
      <text:p text:style-name="Preformatted_20_Text"/>
      <text:p text:style-name="Preformatted_20_Text">- Adiciona uma rota para a rede 192.168.1 acessível através da interface eth0</text:p>
      <text:p text:style-name="Preformatted_20_Text"><text:s/>route add -net 192.168.1.0 eth0</text:p>
      <text:p text:style-name="Preformatted_20_Text"/>
      <text:p text:style-name="Preformatted_20_Text">- Adiciona e diz que o host 127.0.0.1 (host local, máquina local) deve ser</text:p>
      <text:p text:style-name="Preformatted_20_Text">acessado através do dispositivo lo</text:p>
      <text:p text:style-name="Preformatted_20_Text"><text:s/>route add -host 127.0.0.1 lo</text:p>
      <text:p text:style-name="Preformatted_20_Text"/>
      <text:p text:style-name="Preformatted_20_Text">- Adiciona/configura o linux para enviar todas as informações da rede local</text:p>
      <text:p text:style-name="Preformatted_20_Text">para a interface eth0 que está configurada com o IP 192.168.0.1 e máscara</text:p>
      <text:p text:style-name="Preformatted_20_Text">de rede 255.255.255.0</text:p>
      <text:p text:style-name="Preformatted_20_Text"><text:s/>route add -net 192.168.0.1 netmask 255.255.255.0 eth0</text:p>
      <text:p text:style-name="Preformatted_20_Text"/>
      <text:p text:style-name="Preformatted_20_Text">- Adiciona/configura o linux para especificar o gateway padrão que pode ser</text:p>
      <text:p text:style-name="Preformatted_20_Text">usado para acessar redes remotas. O gateway padrão está no IP 192.168.0.0 e</text:p>
      <text:p text:style-name="Preformatted_20_Text"><text:soft-page-break/>pode ser acessado enviando-se informações destinadas a ele através da</text:p>
      <text:p text:style-name="Preformatted_20_Text">interface eth0</text:p>
      <text:p text:style-name="Preformatted_20_Text"><text:s/>route add default gw 192.168.0.0 eth0</text:p>
      <text:p text:style-name="Preformatted_20_Text"/>
      <text:p text:style-name="Preformatted_20_Text">- Adiciona uma rota para a rede 192.56.76.x atraves da interface eth0</text:p>
      <text:p text:style-name="Preformatted_20_Text"><text:s/>route add -net 192.56.76.0 netmask 255.255.255.0 eth0</text:p>
      <text:p text:style-name="Preformatted_20_Text"/>
      <text:p text:style-name="Preformatted_20_Text">- Adiciona a rede 192.57.66.x para ser alcancada atraves da rota anterior</text:p>
      <text:p text:style-name="Preformatted_20_Text">atraves da interface SLIP</text:p>
      <text:p text:style-name="Preformatted_20_Text"><text:s/>route add -net 192.57.66.0 netmask 255.255.255.0 gw ipx4</text:p>
      <text:p text:style-name="Preformatted_20_Text"/>
      <text:p text:style-name="Preformatted_20_Text">- Adiciona/configura para que todas as rotas IP classe D (multicast) vão</text:p>
      <text:p text:style-name="Preformatted_20_Text">atraves da interface eth0. Esta e a linha de configuracao normal a ser usada</text:p>
      <text:p text:style-name="Preformatted_20_Text">com um kernel multicast</text:p>
      <text:p text:style-name="Preformatted_20_Text"><text:s/>route add -net 224.0.0.0 netmask 240.0.0.0 dev eth0</text:p>
      <text:p text:style-name="Preformatted_20_Text"/>
      <text:p text:style-name="Preformatted_20_Text">- Adiciona/configura uma rota de rejeicao para a rede privada 10.x.x.x</text:p>
      <text:p text:style-name="Preformatted_20_Text"><text:s/>route add 10.0.0.0 netmask 255.0.0.0 reject</text:p>
      <text:p text:style-name="Preformatted_20_Text"/>
      <text:p text:style-name="Preformatted_20_Text">- Para adicionar uma rota padrão a um endereço que não se encontre na tabela</text:p>
      <text:p text:style-name="Preformatted_20_Text">de roteamento utiliza-se o "gateway padrão da rede". Através do gateway padrão</text:p>
      <text:p text:style-name="Preformatted_20_Text">é possível especificar um computador (normalmente outro gateway) que os</text:p>
      <text:p text:style-name="Preformatted_20_Text">pacotes de rede serão enviados caso o endereço não confira com os da tabela</text:p>
      <text:p text:style-name="Preformatted_20_Text">de roteamento. No comando, foi especificado o PC 192.168.1.1 como "gateway</text:p>
      <text:p text:style-name="Preformatted_20_Text">padrão"</text:p>
      <text:p text:style-name="Preformatted_20_Text"><text:s/>route add default gw 192.168.1.1 eth0</text:p>
      <text:p text:style-name="Preformatted_20_Text"/>
      <text:p text:style-name="Preformatted_20_Text">- Sintaxe para deletar uma rota:</text:p>
      <text:p text:style-name="Preformatted_20_Text"><text:s/>route del [ -net | -host ] target [ netmask Nm ] [ gw Gw ] [[ dev ] If ]</text:p>
      <text:p text:style-name="Preformatted_20_Text"/>
      <text:p text:style-name="Preformatted_20_Text">- Deleta a rota padrão</text:p>
      <text:p text:style-name="Preformatted_20_Text"><text:s/>route del default</text:p>
      <text:p text:style-name="Preformatted_20_Text"/>
      <text:p text:style-name="Preformatted_20_Text">- Indica que o destino é uma rede esta sendo excluida</text:p>
      <text:p text:style-name="Preformatted_20_Text"><text:s/>route del -net</text:p>
      <text:p text:style-name="Preformatted_20_Text"/>
      <text:p text:style-name="Preformatted_20_Text">- Indica que o destino é um host esta sendo excluida</text:p>
      <text:p text:style-name="Preformatted_20_Text"><text:s/>route del -host</text:p>
      <text:p text:style-name="Preformatted_20_Text"/>
      <text:p text:style-name="Preformatted_20_Text">- Deleta a rota para a rede 192.168.1.0 acessível através da interface eth0</text:p>
      <text:p text:style-name="Preformatted_20_Text"><text:s/>route del -net 192.168.1.0 eth0</text:p>
      <text:p text:style-name="Preformatted_20_Text"/>
      <text:p text:style-name="Preformatted_20_Text">- Este comando diz que o host 127.0.0.1 (host local, máquina local) deve ser</text:p>
      <text:p text:style-name="Preformatted_20_Text">excluida através do dispositivo lo</text:p>
      <text:p text:style-name="Preformatted_20_Text"><text:s/>route del -host 127.0.0.1 lo</text:p>
      <text:p text:style-name="Preformatted_20_Text"/>
      <text:p text:style-name="Preformatted_20_Text"/>
      <text:p text:style-name="Preformatted_20_Text">8.13 - comando ipfw = IP firewall administration padrao no kernel 2.0.x</text:p>
      <text:p text:style-name="Preformatted_20_Text"/>
      <text:p text:style-name="Preformatted_20_Text"/>
      <text:p text:style-name="Preformatted_20_Text">8.14 - comando ipchains = IP firewall administration padrao no kernel 2.2.x</text:p>
      <text:p text:style-name="Preformatted_20_Text">O ipchains fornece 3 built-in-chains. Todos os pacotes começam com uma dessas</text:p>
      <text:p text:style-name="Preformatted_20_Text">chains e,dependendo das regras, pode terminar passando por todas as 3.</text:p>
      <text:p text:style-name="Preformatted_20_Text"/>
      <text:p text:style-name="Preformatted_20_Text"><text:s/>input = pacotes chegando através de um network device na sua máquina de uma</text:p>
      <text:p text:style-name="Preformatted_20_Text">origem externa. Pacotes gerados localmente vêm sempre do loopback device ou</text:p>
      <text:p text:style-name="Preformatted_20_Text">'lo'.</text:p>
      <text:p text:style-name="Preformatted_20_Text"/>
      <text:p text:style-name="Preformatted_20_Text"><text:s/>forward = pacotes que apenas estão passando pela sua máquina ou redire-</text:p>
      <text:p text:style-name="Preformatted_20_Text">cionados. Se tanto o destino quanto a origem do pacote são remotos o pacote</text:p>
      <text:p text:style-name="Preformatted_20_Text">é enviado para o forwarding firewall.</text:p>
      <text:p text:style-name="Preformatted_20_Text"/>
      <text:p text:style-name="Preformatted_20_Text"><text:soft-page-break/><text:s/>output = pacotes deixando a sua máquina sob um network device para uma origem</text:p>
      <text:p text:style-name="Preformatted_20_Text">externa. Ou, se enviado para o loopback device, o pacote reaparece na chain de</text:p>
      <text:p text:style-name="Preformatted_20_Text">input.</text:p>
      <text:p text:style-name="Preformatted_20_Text"/>
      <text:p text:style-name="Preformatted_20_Text">- Criando e destruindo chains</text:p>
      <text:p text:style-name="Preformatted_20_Text">Chain (ou corrente em português) especifica o nome da chain. Pode ter até 8</text:p>
      <text:p text:style-name="Preformatted_20_Text">letras de comprimento e, para previnir conflitos com possíveis buit-in target</text:p>
      <text:p text:style-name="Preformatted_20_Text">names futuros, deve conter pelo menos 1 letra minúscula.</text:p>
      <text:p text:style-name="Preformatted_20_Text"/>
      <text:p text:style-name="Preformatted_20_Text"><text:s/>-N Chain = cria uma nova chain definida pelo usuário.</text:p>
      <text:p text:style-name="Preformatted_20_Text"/>
      <text:p text:style-name="Preformatted_20_Text"><text:s/>-X [chain] = deleta uma chain vazia definida pelo usuário, ou todas as chains</text:p>
      <text:p text:style-name="Preformatted_20_Text">definidas pelo usuário. Todas as regras referentes a uma chain definida pelo</text:p>
      <text:p text:style-name="Preformatted_20_Text">usuário deve ser deletada antes da chain definida pelo usuário.</text:p>
      <text:p text:style-name="Preformatted_20_Text"/>
      <text:p text:style-name="Preformatted_20_Text">- Adicionando ou removendo regras</text:p>
      <text:p text:style-name="Preformatted_20_Text"><text:s/>-v (verbose) = quando usado com o seguinte grupo de comandos, irá fazer com</text:p>
      <text:p text:style-name="Preformatted_20_Text">que a regra seja ecoada para o stdout.</text:p>
      <text:p text:style-name="Preformatted_20_Text"/>
      <text:p text:style-name="Preformatted_20_Text"><text:s/>[Regra], como especificada na linha de comando, consiste em nenhum ou mais</text:p>
      <text:p text:style-name="Preformatted_20_Text">predicados seguidos por nenhuma ou mais ações. Predicados e ações estao</text:p>
      <text:p text:style-name="Preformatted_20_Text">listados a seguir.</text:p>
      <text:p text:style-name="Preformatted_20_Text"/>
      <text:p text:style-name="Preformatted_20_Text"><text:s/>[Indice] é usado para especificar uma regra de acordo com a sua posição na</text:p>
      <text:p text:style-name="Preformatted_20_Text">chain. A primeira regra numa chain tem o índice 1.</text:p>
      <text:p text:style-name="Preformatted_20_Text"/>
      <text:p text:style-name="Preformatted_20_Text"><text:s/>-A [-v] [Regra] = adiciona uma regra a chain</text:p>
      <text:p text:style-name="Preformatted_20_Text"/>
      <text:p text:style-name="Preformatted_20_Text"><text:s/>-D [-v] [Indice] = deleta uma regra na chain pela posição [Indice].</text:p>
      <text:p text:style-name="Preformatted_20_Text"/>
      <text:p text:style-name="Preformatted_20_Text"><text:s/>-D [-v] [Regra] = deleta primeira regra na chain que contenha a [Regra].</text:p>
      <text:p text:style-name="Preformatted_20_Text"/>
      <text:p text:style-name="Preformatted_20_Text"><text:s/>-F [chain] = descarta todas as regras da chain (ou todas as chains).</text:p>
      <text:p text:style-name="Preformatted_20_Text">Equivalente a deletar todas as regras uma a uma.</text:p>
      <text:p text:style-name="Preformatted_20_Text"/>
      <text:p text:style-name="Preformatted_20_Text"><text:s/>-I [-v] [Indice Regra] = insere [Regra] na chain precedendo a regra de índice</text:p>
      <text:p text:style-name="Preformatted_20_Text">[Indice]. Portanto, se o índice e 1, a regra inserida fica sendo a primeira</text:p>
      <text:p text:style-name="Preformatted_20_Text">regra na chain.</text:p>
      <text:p text:style-name="Preformatted_20_Text"/>
      <text:p text:style-name="Preformatted_20_Text"><text:s/>-R [-v] [Indice regra] = substitui (replace) a regra no índice [Indice] na</text:p>
      <text:p text:style-name="Preformatted_20_Text">chain com a regra [Regra].</text:p>
      <text:p text:style-name="Preformatted_20_Text"/>
      <text:p text:style-name="Preformatted_20_Text">- Targets (Alvos)</text:p>
      <text:p text:style-name="Preformatted_20_Text">Cada regra tem um alvo que determina o que fazer com um pacote quando</text:p>
      <text:p text:style-name="Preformatted_20_Text">enquadrado. Se um pacote chega ao final de uma chain sem se enquadrar em</text:p>
      <text:p text:style-name="Preformatted_20_Text">nenhuma das regras, a política de target padrão (default) da chain é usada.</text:p>
      <text:p text:style-name="Preformatted_20_Text"/>
      <text:p text:style-name="Preformatted_20_Text">- Políticas</text:p>
      <text:p text:style-name="Preformatted_20_Text"><text:s/>ACCEPT = permite que o pacote passe atraves do firewall</text:p>
      <text:p text:style-name="Preformatted_20_Text"/>
      <text:p text:style-name="Preformatted_20_Text"><text:s/>REJECT = rejeita o pacote. Se não for um pacote ICMP, envia um reply ICMP</text:p>
      <text:p text:style-name="Preformatted_20_Text">Host Unreachable para o remetente.</text:p>
      <text:p text:style-name="Preformatted_20_Text"/>
      <text:p text:style-name="Preformatted_20_Text"><text:s/>DENY = não aceitar o pacote, não responder (reply). Simplesmente ignora o</text:p>
      <text:p text:style-name="Preformatted_20_Text">remetente.</text:p>
      <text:p text:style-name="Preformatted_20_Text"/>
      <text:p text:style-name="Preformatted_20_Text"><text:s/>MASQ = (para chain forward apenas). Deixa o pacote passar, porém mascara ele.</text:p>
      <text:p text:style-name="Preformatted_20_Text">Substitui o remetente do pacote pelo endereço local e substitui a porta de</text:p>
      <text:p text:style-name="Preformatted_20_Text">origem no cabecalho com o número temporário gerado localmente.</text:p>
      <text:p text:style-name="Preformatted_20_Text"/>
      <text:p text:style-name="Preformatted_20_Text"><text:s/>REDIRECT = (para chain input apenas. Envia o pacote a um soquete local ou</text:p>
      <text:p text:style-name="Preformatted_20_Text">processa. Pode ser usado com pacotes TCP e UDP em chains de input ou chains</text:p>
      <text:p text:style-name="Preformatted_20_Text"><text:soft-page-break/>definidas pelo usuário.</text:p>
      <text:p text:style-name="Preformatted_20_Text"/>
      <text:p text:style-name="Preformatted_20_Text"><text:s/>RETURN = equivalente a ignorar as demais chains, podendo chamar uma política</text:p>
      <text:p text:style-name="Preformatted_20_Text">de target built-in ou retornar a uma chain do usuário. Seria o equivalente ao</text:p>
      <text:p text:style-name="Preformatted_20_Text">return dentro de uma função em C.</text:p>
      <text:p text:style-name="Preformatted_20_Text"/>
      <text:p text:style-name="Preformatted_20_Text">(no target especified) O byte da regra e o contador do pacote serão incre-</text:p>
      <text:p text:style-name="Preformatted_20_Text">mentados, porém o pacote será passado para a proxima regra na chain mesmo</text:p>
      <text:p text:style-name="Preformatted_20_Text">se for enquadrado nessa regra. Normalmente utilizado para contabilidade.</text:p>
      <text:p text:style-name="Preformatted_20_Text">Se um target for usado incorretamente (MASQ de uma input chain por exemplo),</text:p>
      <text:p text:style-name="Preformatted_20_Text">o pacote será descartado e uma mensagem será enviada ao log do sistema,</text:p>
      <text:p text:style-name="Preformatted_20_Text">syslog.</text:p>
      <text:p text:style-name="Preformatted_20_Text"/>
      <text:p text:style-name="Preformatted_20_Text">- Comandos de Masquerading</text:p>
      <text:p text:style-name="Preformatted_20_Text"><text:s/>-M L [-v] <text:s text:c="2"/>Lista as coneccoes de masquerading correntes.</text:p>
      <text:p text:style-name="Preformatted_20_Text"><text:s text:c="13"/>-v ira fazer com que as informações relecionadas</text:p>
      <text:p text:style-name="Preformatted_20_Text"><text:s text:c="13"/>aos números da sequencia delta sejam descartadas</text:p>
      <text:p text:style-name="Preformatted_20_Text"><text:s text:c="13"/>tambem.</text:p>
      <text:p text:style-name="Preformatted_20_Text"/>
      <text:p text:style-name="Preformatted_20_Text"><text:s/>-M -S tcp <text:s text:c="2"/>Configura os valores de timeout de masquerading.</text:p>
      <text:p text:style-name="Preformatted_20_Text"><text:s/>tcpfin udp <text:s/>Os parametros especificam o timeout em segundos</text:p>
      <text:p text:style-name="Preformatted_20_Text"><text:s text:c="13"/>para sessoes TCP (tcp), sessoes apos recepcao do</text:p>
      <text:p text:style-name="Preformatted_20_Text"><text:s text:c="13"/>pacote FIN (tcpfin), e pacotes UDP respectivamente.</text:p>
      <text:p text:style-name="Preformatted_20_Text"><text:s text:c="13"/>Um timeout de 0 ira manter os timeouts anteriores.</text:p>
      <text:p text:style-name="Preformatted_20_Text"><text:s text:c="13"/>Os Defaults sao 15,2 e 5 minutos.</text:p>
      <text:p text:style-name="Preformatted_20_Text"/>
      <text:p text:style-name="Preformatted_20_Text">- Informação</text:p>
      <text:p text:style-name="Preformatted_20_Text"><text:s/>-h <text:s text:c="9"/>Imprime um sumário dos comandos</text:p>
      <text:p text:style-name="Preformatted_20_Text"/>
      <text:p text:style-name="Preformatted_20_Text"><text:s/>-h icmp <text:s text:c="4"/>Lista nomes ICMP conhecidos a ipchains</text:p>
      <text:p text:style-name="Preformatted_20_Text"/>
      <text:p text:style-name="Preformatted_20_Text"><text:s/>--version <text:s text:c="2"/>Informa a versão do ipchains.</text:p>
      <text:p text:style-name="Preformatted_20_Text"/>
      <text:p text:style-name="Preformatted_20_Text">- Utilitários Chain</text:p>
      <text:p text:style-name="Preformatted_20_Text"><text:s/>-P chain <text:s text:c="3"/>Troca a política de uma chain built-in para [target].</text:p>
      <text:p text:style-name="Preformatted_20_Text"><text:s text:c="4"/>target <text:s text:c="2"/>[target] precisa ser ACCEPT, DENY, REJECT ou MASQ para</text:p>
      <text:p text:style-name="Preformatted_20_Text"><text:s text:c="13"/>chains forward. Nenhum outro tipo de target pode ser</text:p>
      <text:p text:style-name="Preformatted_20_Text"><text:s text:c="13"/>usado como política built-in de uma chain.</text:p>
      <text:p text:style-name="Preformatted_20_Text"/>
      <text:p text:style-name="Preformatted_20_Text"><text:s/>-Z [-L] <text:s text:c="4"/>Zerar o byte do pacote e os contadores na chain (ou</text:p>
      <text:p text:style-name="Preformatted_20_Text"><text:s text:c="13"/>todas as chains).-Z pode ser usado em combinação</text:p>
      <text:p text:style-name="Preformatted_20_Text"><text:s text:c="13"/>com -L para leitura de contadores e depois apaga-los,</text:p>
      <text:p text:style-name="Preformatted_20_Text"><text:s text:c="13"/>assegurando que nenhum pacote não prosseguirá como</text:p>
      <text:p text:style-name="Preformatted_20_Text"><text:s text:c="13"/>não contabilizado. No entanto, ao fazer isso, você</text:p>
      <text:p text:style-name="Preformatted_20_Text"><text:s text:c="13"/>deve zerar todas as suas chains. você não pode</text:p>
      <text:p text:style-name="Preformatted_20_Text"><text:s text:c="13"/>zerar automaticamente e listar uma unica chain.</text:p>
      <text:p text:style-name="Preformatted_20_Text"/>
      <text:p text:style-name="Preformatted_20_Text"><text:s/>-L [-vxn] <text:s text:c="2"/>Lista as regras numa chain (ou todas as chains).</text:p>
      <text:p text:style-name="Preformatted_20_Text"><text:s/>[chain] <text:s text:c="4"/>-v especifica modo verbose, -x expande os números</text:p>
      <text:p text:style-name="Preformatted_20_Text"><text:s text:c="13"/>(mostra valores sem as abreviações K, M, e G),</text:p>
      <text:p text:style-name="Preformatted_20_Text"><text:s text:c="13"/>-n faz o ipchains imprimir IPs numericos ao inves</text:p>
      <text:p text:style-name="Preformatted_20_Text"><text:s text:c="13"/>de fazer lookups de nomes. Pode ser usado com -Z</text:p>
      <text:p text:style-name="Preformatted_20_Text"><text:s text:c="13"/>acima.</text:p>
      <text:p text:style-name="Preformatted_20_Text"/>
      <text:p text:style-name="Preformatted_20_Text"><text:s/>-C [-v] <text:s text:c="4"/>Testa um pacote numa chain. pkt e formado como se fosse</text:p>
      <text:p text:style-name="Preformatted_20_Text"><text:s/>chain pkt <text:s text:c="2"/>uma regra exceto pelo fato de conter pelo menos -s, -d, -p</text:p>
      <text:p text:style-name="Preformatted_20_Text"><text:s text:c="13"/>(precisa ter um protocolo especificado, não pode ser</text:p>
      <text:p text:style-name="Preformatted_20_Text"><text:s text:c="13"/>generico), e a flag -i (ao menos que -f seja usado para</text:p>
      <text:p text:style-name="Preformatted_20_Text"><text:s text:c="13"/>criar um fragmento). -v faz com que um trace do caminho</text:p>
      <text:p text:style-name="Preformatted_20_Text"><text:s text:c="13"/>do pacote seja impresso no stdout.</text:p>
      <text:p text:style-name="Preformatted_20_Text"/>
      <text:p text:style-name="Preformatted_20_Text">- Ações</text:p>
      <text:p text:style-name="Preformatted_20_Text"><text:soft-page-break/><text:s/>-j target <text:s text:c="2"/>Pula para (jump-to), especifica o target a ser chamado</text:p>
      <text:p text:style-name="Preformatted_20_Text"><text:s/>[port] <text:s text:c="5"/>quando a regra combinar.Target pode ser uma das listas</text:p>
      <text:p text:style-name="Preformatted_20_Text"><text:s text:c="13"/>acima, ou o nome de uma chain definida pelo usuário.</text:p>
      <text:p text:style-name="Preformatted_20_Text"><text:s text:c="13"/>você não pode pular para uma chain built-in.</text:p>
      <text:p text:style-name="Preformatted_20_Text"><text:s text:c="13"/>para facilitar pense assim -j [política] ou</text:p>
      <text:p text:style-name="Preformatted_20_Text"><text:s text:c="13"/>-j [target].</text:p>
      <text:p text:style-name="Preformatted_20_Text"/>
      <text:p text:style-name="Preformatted_20_Text"><text:s/>-l <text:s text:c="9"/>Faz com que os pacotes que combinarem com a regra</text:p>
      <text:p text:style-name="Preformatted_20_Text"><text:s text:c="13"/>sejam logados no syslog.Muito cuidado com isso porque</text:p>
      <text:p text:style-name="Preformatted_20_Text"><text:s text:c="13"/>pode fazer seu arquivo de log crescer alem da capacidade</text:p>
      <text:p text:style-name="Preformatted_20_Text"><text:s text:c="13"/>do seu disco.</text:p>
      <text:p text:style-name="Preformatted_20_Text"/>
      <text:p text:style-name="Preformatted_20_Text"><text:s/>-m [valor] <text:s/>número a marcar no pacote. Usado em conjunto com a</text:p>
      <text:p text:style-name="Preformatted_20_Text"><text:s text:c="13"/>implementacao do Servico de Qualidade nos kernels 2.1.</text:p>
      <text:p text:style-name="Preformatted_20_Text"><text:s text:c="13"/>Se [valor] comecar com + ou -, entao o valor será somado</text:p>
      <text:p text:style-name="Preformatted_20_Text"><text:s text:c="13"/>ou subtraido to valor marcado no pacote, e não substituindo-o.</text:p>
      <text:p text:style-name="Preformatted_20_Text"/>
      <text:p text:style-name="Preformatted_20_Text"><text:s/>-o [tam maximo] <text:s/>Copia o pacote para o device do espaco do usuário.</text:p>
      <text:p text:style-name="Preformatted_20_Text"><text:s text:c="4"/>[tm maximo] <text:s text:c="2"/>limita o números de bytes a serem copiados.</text:p>
      <text:p text:style-name="Preformatted_20_Text"/>
      <text:p text:style-name="Preformatted_20_Text"><text:s/>-t and xor <text:s/>Muda o bit do tipo de servico do pacote</text:p>
      <text:p text:style-name="Preformatted_20_Text"><text:s text:c="13"/>(TOS - Type Of Service). O TOS do pacote será ANDed com and e</text:p>
      <text:p text:style-name="Preformatted_20_Text"><text:s text:c="13"/>depois XORed com xor. Os dois parametros sao valores de 8-bits</text:p>
      <text:p text:style-name="Preformatted_20_Text"><text:s text:c="13"/>hexadecimais.A RFC1349 especifica que o LSB do campo TOS não</text:p>
      <text:p text:style-name="Preformatted_20_Text"><text:s text:c="13"/>pode ser alterado, portanto ipchains ira recusar qualquer</text:p>
      <text:p text:style-name="Preformatted_20_Text"><text:s text:c="13"/>regras que violem isso.a RFC1349 tambem especifica que apenas</text:p>
      <text:p text:style-name="Preformatted_20_Text"><text:s text:c="13"/>1 bit no campo TOS pode ser alterado por vez.Regras que</text:p>
      <text:p text:style-name="Preformatted_20_Text"><text:s text:c="13"/>alterarem mais de 1 bit por vez serão aceitas mas um aviso será</text:p>
      <text:p text:style-name="Preformatted_20_Text"><text:s text:c="13"/>enviado para o stdout.</text:p>
      <text:p text:style-name="Preformatted_20_Text"/>
      <text:p text:style-name="Preformatted_20_Text">- Predicados</text:p>
      <text:p text:style-name="Preformatted_20_Text"/>
      <text:p text:style-name="Preformatted_20_Text"><text:s/>-p [!] <text:s text:c="5"/>Especifica um protocolo. Pode ser um nome do protocolo como</text:p>
      <text:p text:style-name="Preformatted_20_Text"><text:s/>protocolo <text:s text:c="2"/>TCP, UDP, ICMP ou ALL (para todos) (não importa letras</text:p>
      <text:p text:style-name="Preformatted_20_Text"><text:s text:c="13"/>maiusculas ou minusculas), ou o número IP do protocolo sendo</text:p>
      <text:p text:style-name="Preformatted_20_Text"><text:s text:c="13"/>0 para todos. Exemplo, 22 ou ssh podem ser usados para ssh.</text:p>
      <text:p text:style-name="Preformatted_20_Text"><text:s text:c="13"/>A lista dos protocolos podem ser encontradas no arquivo</text:p>
      <text:p text:style-name="Preformatted_20_Text"><text:s text:c="13"/>/etc/services.O simbolo [!] significa NOT. Ou seja ! ssh.</text:p>
      <text:p text:style-name="Preformatted_20_Text"><text:s text:c="13"/>Para, não a SSH.</text:p>
      <text:p text:style-name="Preformatted_20_Text"/>
      <text:p text:style-name="Preformatted_20_Text"><text:s/>-s [!] end <text:s/>O endereço de origem a ser combinado ou [!] para NOT esse</text:p>
      <text:p text:style-name="Preformatted_20_Text"><text:s text:c="13"/>endereço. -s significa SOURCE (origem). Onde [end] e o</text:p>
      <text:p text:style-name="Preformatted_20_Text"><text:s text:c="13"/>endereço ip (address). Por exemplo 192.168.0.10.</text:p>
      <text:p text:style-name="Preformatted_20_Text"/>
      <text:p text:style-name="Preformatted_20_Text"><text:s/>-d [!] end <text:s/>O endereço de destino a ser combinado ou [!] para NOT esse</text:p>
      <text:p text:style-name="Preformatted_20_Text"><text:s text:c="13"/>endereço. -d significa DESTINATION (destino). Onde [end] e o</text:p>
      <text:p text:style-name="Preformatted_20_Text"><text:s text:c="13"/>endereço ip (address). Por exemplo 192.168.0.10.</text:p>
      <text:p text:style-name="Preformatted_20_Text"/>
      <text:p text:style-name="Preformatted_20_Text"><text:s text:c="13"/>Obs. Tanto o endereço -s quanto -d podem ser especificados</text:p>
      <text:p text:style-name="Preformatted_20_Text"><text:s text:c="13"/>pelo nome (por exemplo, localhost, www.conectiva.com.br) ou</text:p>
      <text:p text:style-name="Preformatted_20_Text"><text:s text:c="13"/>o IP, por exemplo 192.168.0.10. Para um endereço IP, você</text:p>
      <text:p text:style-name="Preformatted_20_Text"><text:s text:c="13"/>pode significar o quanto da rede ou endereço e significativa</text:p>
      <text:p text:style-name="Preformatted_20_Text"><text:s text:c="13"/>especificando a netmask. EX:</text:p>
      <text:p text:style-name="Preformatted_20_Text"><text:s text:c="13"/>As duas notações sao validas:</text:p>
      <text:p text:style-name="Preformatted_20_Text"><text:s text:c="13"/>192.168.0.10/255.255.255.0 ou</text:p>
      <text:p text:style-name="Preformatted_20_Text"><text:s text:c="13"/>192.168.0.10/24 (sendo 24 equivale a uma subnet de 24 bits,</text:p>
      <text:p text:style-name="Preformatted_20_Text"><text:s text:c="13"/>ou seja 255.255.255.0). Nessa caso estamos falando de</text:p>
      <text:p text:style-name="Preformatted_20_Text"><text:s text:c="13"/>todos os endereços entre 192.168.0.0 ate 192.168.0.255.</text:p>
      <text:p text:style-name="Preformatted_20_Text"><text:s text:c="13"/>Ou seja, a subnet inteira.</text:p>
      <text:p text:style-name="Preformatted_20_Text"/>
      <text:p text:style-name="Preformatted_20_Text"><text:s/>[[!] porta] Quando usado com protocolos TCP ou UDP, por exemplo:</text:p>
      <text:p text:style-name="Preformatted_20_Text"><text:s text:c="13"/>-p tcp ou -p udp, uma porta ou intervalo de portas</text:p>
      <text:p text:style-name="Preformatted_20_Text"><text:soft-page-break/><text:s text:c="13"/>podem ser especificados.Simplesmente especifique o número</text:p>
      <text:p text:style-name="Preformatted_20_Text"><text:s text:c="13"/>da porta ou o nome. Por exemplo 80 ou www. Um intervalo</text:p>
      <text:p text:style-name="Preformatted_20_Text"><text:s text:c="13"/>pode ser determinado usando um : entre a porta menor</text:p>
      <text:p text:style-name="Preformatted_20_Text"><text:s text:c="13"/>e a porta maior. Exemplo 0:65535.</text:p>
      <text:p text:style-name="Preformatted_20_Text"/>
      <text:p text:style-name="Preformatted_20_Text"><text:s/>[!] -y <text:s text:c="5"/>Quando utilizado com o protocolo TCP, especifica pacotes SYN</text:p>
      <text:p text:style-name="Preformatted_20_Text"><text:s text:c="13"/>do TCP apanes.Ira combinar com pacotes TCP requisitando uma</text:p>
      <text:p text:style-name="Preformatted_20_Text"><text:s text:c="13"/>coneccao TCP.</text:p>
      <text:p text:style-name="Preformatted_20_Text"/>
      <text:p text:style-name="Preformatted_20_Text"><text:s/>[!] -f <text:s text:c="5"/>Combina o segundo ate o ultimo fragmento de um pacote</text:p>
      <text:p text:style-name="Preformatted_20_Text"><text:s text:c="13"/>fragmentado. Nenhuma porta pode ser especificada quando</text:p>
      <text:p text:style-name="Preformatted_20_Text"><text:s text:c="13"/>o flag -f e utilizado.</text:p>
      <text:p text:style-name="Preformatted_20_Text"/>
      <text:p text:style-name="Preformatted_20_Text"><text:s/>-i [!] nome <text:s/>Especifica a interface de rede pelo nome (de acordo com o</text:p>
      <text:p text:style-name="Preformatted_20_Text"><text:s text:c="14"/>nome listado no comando ifconfig).A interface de input</text:p>
      <text:p text:style-name="Preformatted_20_Text"><text:s text:c="14"/>e' a interface por onde entram os pacotes, a interface</text:p>
      <text:p text:style-name="Preformatted_20_Text"><text:s text:c="14"/>de forward e output sao as interfaces por onde os pacotes</text:p>
      <text:p text:style-name="Preformatted_20_Text"><text:s text:c="14"/>saem.Um nome de interface terminado com + ira combinar</text:p>
      <text:p text:style-name="Preformatted_20_Text"><text:s text:c="14"/>com todas as interfaces daquele tipo. Por exemplo eth+</text:p>
      <text:p text:style-name="Preformatted_20_Text"><text:s text:c="14"/>para : eth0, eth1, eth2 etc. ppp+ para ppp0, ppp1, etc.</text:p>
      <text:p text:style-name="Preformatted_20_Text"><text:s text:c="14"/>Pode-se especificar um interface que não existe no seu sistema</text:p>
      <text:p text:style-name="Preformatted_20_Text"><text:s text:c="14"/>ou não esta ativa, por exemplo ppp1. Nenhum pacote ira</text:p>
      <text:p text:style-name="Preformatted_20_Text"><text:s text:c="13"/>combinar com a regra ate que a interface ppp1 esteja ativa.</text:p>
      <text:p text:style-name="Preformatted_20_Text"/>
      <text:p text:style-name="Preformatted_20_Text"><text:s/>-b <text:s text:c="9"/>Bidirecional, is vai fazer com que a regra funcione não importa</text:p>
      <text:p text:style-name="Preformatted_20_Text"><text:s text:c="13"/>qual seja a direcao do pacote.E equivalente a repetir a regra</text:p>
      <text:p text:style-name="Preformatted_20_Text"><text:s text:c="13"/>invertendo o endereço de origem (-s) e destino (-d). Na</text:p>
      <text:p text:style-name="Preformatted_20_Text"><text:s text:c="13"/>verdade, seria como inserir duas regras em 1 so.</text:p>
      <text:p text:style-name="Preformatted_20_Text"><text:s text:c="13"/>Talvez, para não confundir seja melhor declarar as duas regras</text:p>
      <text:p text:style-name="Preformatted_20_Text"><text:s text:c="13"/>a declarar apenas 1.</text:p>
      <text:p text:style-name="Preformatted_20_Text"><text:s text:c="13"/>obs. A exclamacao ! significa NOT. Por exemplo</text:p>
      <text:p text:style-name="Preformatted_20_Text"><text:s text:c="13"/>"! -s 162.168.0.11" ira combinar com qualquer pacote menos</text:p>
      <text:p text:style-name="Preformatted_20_Text"><text:s text:c="13"/>1 originado em 162.168.0.11. A mesma regra pode ser usada para</text:p>
      <text:p text:style-name="Preformatted_20_Text"><text:s text:c="13"/>portas, protocolo, interface e demais predicados acima com essa</text:p>
      <text:p text:style-name="Preformatted_20_Text"><text:s text:c="13"/>opcao descriminada.</text:p>
      <text:p text:style-name="Preformatted_20_Text"/>
      <text:p text:style-name="Preformatted_20_Text">- O que essa regra faz é mascarar todos os pacotes provenientes da rede</text:p>
      <text:p text:style-name="Preformatted_20_Text">192.168.0.0 com o IP da eth0 encaminhando-os à Internet:</text:p>
      <text:p text:style-name="Preformatted_20_Text"><text:s/>ipchains -A forward -j MASQ -i eth0 -s 192.168.0.0/24 -d 0.0.0.0</text:p>
      <text:p text:style-name="Preformatted_20_Text"/>
      <text:p text:style-name="Preformatted_20_Text">Opções:</text:p>
      <text:p text:style-name="Preformatted_20_Text"><text:s/>-A forward = adiciona regra de encaminhamento;</text:p>
      <text:p text:style-name="Preformatted_20_Text"><text:s/>-j MASQ = política de mascarar o IP com o IP do servidor;</text:p>
      <text:p text:style-name="Preformatted_20_Text"><text:s/>-i eth0 = pela interface eth0;</text:p>
      <text:p text:style-name="Preformatted_20_Text"><text:s/>-s 192.168.0.0/24 = que tenha origem na rede 192.168.0.0 de subnet 255.255.255.0;</text:p>
      <text:p text:style-name="Preformatted_20_Text"><text:s/>-d 0.0.0.0 = destino a internet.</text:p>
      <text:p text:style-name="Preformatted_20_Text"/>
      <text:p text:style-name="Preformatted_20_Text"/>
      <text:p text:style-name="Preformatted_20_Text">- O que essa regra faz é negar toda a entrada de pacotes originários da</text:p>
      <text:p text:style-name="Preformatted_20_Text">Internet nas portas 0 a 7000.</text:p>
      <text:p text:style-name="Preformatted_20_Text"><text:s/>ipchains -A input -s 0.0.0.0/32 0:7000 -j DENY</text:p>
      <text:p text:style-name="Preformatted_20_Text"/>
      <text:p text:style-name="Preformatted_20_Text">Opções:</text:p>
      <text:p text:style-name="Preformatted_20_Text"><text:s/>-A input = adiciona regra de entrada</text:p>
      <text:p text:style-name="Preformatted_20_Text"><text:s/>-s 0.0.0.0/32 origem (source) = determina a origem, nessa caso a internet com</text:p>
      <text:p text:style-name="Preformatted_20_Text"><text:s/>subnet 255.255.255.255 ou /32 (32 bits).</text:p>
      <text:p text:style-name="Preformatted_20_Text"><text:s/>0:7000 = especifica todas as portas entre 0 e 7000</text:p>
      <text:p text:style-name="Preformatted_20_Text"><text:s/>-j DENY = política de DENY, ou seja negar.</text:p>
      <text:p text:style-name="Preformatted_20_Text"/>
      <text:p text:style-name="Preformatted_20_Text"/>
      <text:p text:style-name="Preformatted_20_Text">- Esse exemplo é mais completo por especificar a interface eth1 e o protocolo</text:p>
      <text:p text:style-name="Preformatted_20_Text"><text:soft-page-break/>TCP. Nesse caso conexões provenientes da Internet na porta 80, protocolo TCP</text:p>
      <text:p text:style-name="Preformatted_20_Text">para interface eth1 são aceitos. Além disso serão logados através do parametro</text:p>
      <text:p text:style-name="Preformatted_20_Text">'-l'</text:p>
      <text:p text:style-name="Preformatted_20_Text"><text:s/>ipchains -A input -s 0.0.0.0/32 80 -p TCP -i eth1 -j ACCEPT -l</text:p>
      <text:p text:style-name="Preformatted_20_Text"/>
      <text:p text:style-name="Preformatted_20_Text">Opções:</text:p>
      <text:p text:style-name="Preformatted_20_Text"><text:s/>-A input = adiciona regra de entrada</text:p>
      <text:p text:style-name="Preformatted_20_Text"><text:s/>-s 0.0.0.0/32 origem (source) = determina a origem, nessa caso a internet com</text:p>
      <text:p text:style-name="Preformatted_20_Text"><text:s/>subnet 255.255.255.255 ou /32 (32 bits).</text:p>
      <text:p text:style-name="Preformatted_20_Text"><text:s/>80 = especifica porta 80, ou seja a porta que geralmente utiliza-se http.</text:p>
      <text:p text:style-name="Preformatted_20_Text"><text:s/>-p TCP = apenas para o protocolo TCP.</text:p>
      <text:p text:style-name="Preformatted_20_Text"><text:s/>-i eth1 = na interface especificada eth1.</text:p>
      <text:p text:style-name="Preformatted_20_Text"><text:s/>-j ACCEPT = política de aceitação.</text:p>
      <text:p text:style-name="Preformatted_20_Text"><text:s/>-l = logar atividade.</text:p>
      <text:p text:style-name="Preformatted_20_Text"/>
      <text:p text:style-name="Preformatted_20_Text">- Esse exemplo bloqueia toda a saída da sua rede para a Internet que esteja</text:p>
      <text:p text:style-name="Preformatted_20_Text">usando a porta 4444. Este exemplo é util para quando não se quer que os</text:p>
      <text:p text:style-name="Preformatted_20_Text">funcionários utilizem serviços como Napster, ICQ, jogos ou outros tipos</text:p>
      <text:p text:style-name="Preformatted_20_Text">de jogos. É importante conhecer a porta do serviço e também conhecer seu</text:p>
      <text:p text:style-name="Preformatted_20_Text">protocolo</text:p>
      <text:p text:style-name="Preformatted_20_Text"><text:s text:c="2"/>ipchains -A output -d 0.0.0.0/32 4444 -j DENY -l</text:p>
      <text:p text:style-name="Preformatted_20_Text"/>
      <text:p text:style-name="Preformatted_20_Text">Opções:</text:p>
      <text:p text:style-name="Preformatted_20_Text"><text:s/>-A output = adiciona regra de saída.</text:p>
      <text:p text:style-name="Preformatted_20_Text"><text:s/>-d 0.0.0.0/32 = destino internet.</text:p>
      <text:p text:style-name="Preformatted_20_Text"><text:s/>4444 = porta 4444.</text:p>
      <text:p text:style-name="Preformatted_20_Text"><text:s/>-j DENY = política de DENY (negar).</text:p>
      <text:p text:style-name="Preformatted_20_Text"><text:s/>-l = logar atividade.</text:p>
      <text:p text:style-name="Preformatted_20_Text"/>
      <text:p text:style-name="Preformatted_20_Text"/>
      <text:p text:style-name="Preformatted_20_Text">8.15 - comando iptables = IP firewall administration padrao no kernel 2.4.x</text:p>
      <text:p text:style-name="Preformatted_20_Text">e 2.6.x, também conhecido como NetFilter. Sintaxe:</text:p>
      <text:p text:style-name="Preformatted_20_Text"><text:s/>iptables comandos regras extensoes</text:p>
      <text:p text:style-name="Preformatted_20_Text"/>
      <text:p text:style-name="Preformatted_20_Text">comandos:</text:p>
      <text:p text:style-name="Preformatted_20_Text">--------</text:p>
      <text:p text:style-name="Preformatted_20_Text"><text:s/>-P cadeia = define a política padrão para uma cadeia. As cadeias válidas são:</text:p>
      <text:p text:style-name="Preformatted_20_Text">INPUT, OUTPUT e FORWARD.</text:p>
      <text:p text:style-name="Preformatted_20_Text"/>
      <text:p text:style-name="Preformatted_20_Text"><text:s/>-A cadeia = anexa regras ao final de uma cadeia. Se um nome de host é</text:p>
      <text:p text:style-name="Preformatted_20_Text">fornecido, como fonte ou como destino, uma regra é adicionada para cada IP</text:p>
      <text:p text:style-name="Preformatted_20_Text">relacionado a este host. A opção "cadeia" deve ser substituida por: INPUT,</text:p>
      <text:p text:style-name="Preformatted_20_Text">OUTPUT e FORWARD</text:p>
      <text:p text:style-name="Preformatted_20_Text"/>
      <text:p text:style-name="Preformatted_20_Text"><text:s/>-D cadeia = apaga uma ou mais regras da cadeia especificada</text:p>
      <text:p text:style-name="Preformatted_20_Text"/>
      <text:p text:style-name="Preformatted_20_Text"><text:s/>-D cadeia regra_num = apaga a regra residente na posição indicada por</text:p>
      <text:p text:style-name="Preformatted_20_Text">regra_num da cadeia especificada. A 1ª regra na cadeia é a de número 1</text:p>
      <text:p text:style-name="Preformatted_20_Text"/>
      <text:p text:style-name="Preformatted_20_Text"><text:s/>-R cadeia regra_num = substituí a regra regra_num da cadeia especificada pela</text:p>
      <text:p text:style-name="Preformatted_20_Text">regra dada</text:p>
      <text:p text:style-name="Preformatted_20_Text"/>
      <text:p text:style-name="Preformatted_20_Text"><text:s/>-I cadeia regra_num = insere uma ou mais regras no começo da cadeia. Se um</text:p>
      <text:p text:style-name="Preformatted_20_Text">nome de host é fornecido, como fonte ou como destino, uma regra é adicionada</text:p>
      <text:p text:style-name="Preformatted_20_Text">para cada IP relacionado a este host</text:p>
      <text:p text:style-name="Preformatted_20_Text"/>
      <text:p text:style-name="Preformatted_20_Text"><text:s/>-L [cadeia] = lista todas as regras em uma cadeia. Caso não haja nenhuma</text:p>
      <text:p text:style-name="Preformatted_20_Text">cadeia especificada, todas as regras em todas as cadeias são listadas</text:p>
      <text:p text:style-name="Preformatted_20_Text"/>
      <text:p text:style-name="Preformatted_20_Text"><text:s/>-F [cadeia] = remove todas as regras de uma cadeia. Se nenhuma cadeia for</text:p>
      <text:p text:style-name="Preformatted_20_Text">especificada, remove as regras de todas as cadeias existentes, inclusive as do</text:p>
      <text:p text:style-name="Preformatted_20_Text">usuário</text:p>
      <text:p text:style-name="Preformatted_20_Text"><text:soft-page-break/></text:p>
      <text:p text:style-name="Preformatted_20_Text"><text:s/>-Z [cadeia] = restaura os contadores de datagramas e de bytes em todas as</text:p>
      <text:p text:style-name="Preformatted_20_Text">regras das cadeias especificadas para zero, ou para todas as cadeias se</text:p>
      <text:p text:style-name="Preformatted_20_Text">nenhuma for especificada</text:p>
      <text:p text:style-name="Preformatted_20_Text"/>
      <text:p text:style-name="Preformatted_20_Text"><text:s/>-N cadeia = cria uma cadeia definida pelo usuário com o nome especificado</text:p>
      <text:p text:style-name="Preformatted_20_Text"/>
      <text:p text:style-name="Preformatted_20_Text"><text:s/>-X [cadeia] = apaga a cadeia definida pelo usuário ou todas se não for</text:p>
      <text:p text:style-name="Preformatted_20_Text">especificada uma</text:p>
      <text:p text:style-name="Preformatted_20_Text"/>
      <text:p text:style-name="Preformatted_20_Text"><text:s/>-C cadeia = verifica o datagrama descrito pela regra especificada contra a</text:p>
      <text:p text:style-name="Preformatted_20_Text">cadeia especificada. Este comando retorna uma mensagem descrevendo como a</text:p>
      <text:p text:style-name="Preformatted_20_Text">cadeia processou o datagrama. Isto é muito útil para testar a configuracão do</text:p>
      <text:p text:style-name="Preformatted_20_Text">firewall, e para uma análise posterior.</text:p>
      <text:p text:style-name="Preformatted_20_Text"/>
      <text:p text:style-name="Preformatted_20_Text">regras:</text:p>
      <text:p text:style-name="Preformatted_20_Text">-------</text:p>
      <text:p text:style-name="Preformatted_20_Text">As seguintes regras podem ser usadas:</text:p>
      <text:p text:style-name="Preformatted_20_Text"/>
      <text:p text:style-name="Preformatted_20_Text"><text:s/>-p ! protocolo = define o protocolo ao qual a regra se aplica. O parâmetro</text:p>
      <text:p text:style-name="Preformatted_20_Text">protocolo pode ser qualquer valor numérico do arquivo /etc/protocol ou uma</text:p>
      <text:p text:style-name="Preformatted_20_Text">das palavras chave: tcp, udp ou icmp</text:p>
      <text:p text:style-name="Preformatted_20_Text"/>
      <text:p text:style-name="Preformatted_20_Text"><text:s/>-s ! addres[/mask] = define a origem do pacote ao qual a regra se aplica. O</text:p>
      <text:p text:style-name="Preformatted_20_Text">parâmetro address pode ser um nome de host, um nome de rede ou um endereço IP</text:p>
      <text:p text:style-name="Preformatted_20_Text">com uma máscara de rede opcional</text:p>
      <text:p text:style-name="Preformatted_20_Text"/>
      <text:p text:style-name="Preformatted_20_Text"><text:s/>-d ! address[/mask] = define o destino do pacote ao qual a regra se aplica.</text:p>
      <text:p text:style-name="Preformatted_20_Text">O endereço e a porta são definidos usando-se as mesmas regras utilizadas para</text:p>
      <text:p text:style-name="Preformatted_20_Text">definir esses valores para a origem do pacote</text:p>
      <text:p text:style-name="Preformatted_20_Text"/>
      <text:p text:style-name="Preformatted_20_Text"><text:s/>-j política = define um alvo para o pacote caso ele se encaixe nesta regra. As</text:p>
      <text:p text:style-name="Preformatted_20_Text">políticas válidas: ACCEPT, DROP, QUEUE e RETURN.</text:p>
      <text:p text:style-name="Preformatted_20_Text"><text:s/>ACCEPT = permite a passagem do datagrama;</text:p>
      <text:p text:style-name="Preformatted_20_Text"><text:s/>DROP = recusa o datagrama;</text:p>
      <text:p text:style-name="Preformatted_20_Text"><text:s/>DENY = nega o datagrama;</text:p>
      <text:p text:style-name="Preformatted_20_Text"><text:s/>QUEUE = passa o datagrama para área do usuário para posterior processamento;</text:p>
      <text:p text:style-name="Preformatted_20_Text"><text:s/>RETURN = força o código do firewall a retornar para a cadeia anterior e</text:p>
      <text:p text:style-name="Preformatted_20_Text">continua o processamento na regra seguinte à que retornou.</text:p>
      <text:p text:style-name="Preformatted_20_Text"/>
      <text:p text:style-name="Preformatted_20_Text"><text:s/>-i ! interface_name = define o nome da interface DE ENTRADA DE PACOTES por</text:p>
      <text:p text:style-name="Preformatted_20_Text">onde o datagrama foi recebido. Um nome de interface pode ser usado encer-</text:p>
      <text:p text:style-name="Preformatted_20_Text">rando-o com um sinal de "+"; por exemplo, eth+ corresponderia a todas as</text:p>
      <text:p text:style-name="Preformatted_20_Text">interfaces ethernet iniciadas com eth. Se o seu computador possuir uma</text:p>
      <text:p text:style-name="Preformatted_20_Text">placa fax-modem, sua interface é a ppp0.</text:p>
      <text:p text:style-name="Preformatted_20_Text"/>
      <text:p text:style-name="Preformatted_20_Text"><text:s/>-o ! interface_name = define o nome da interface DE SAÍDA DE PACOTES por</text:p>
      <text:p text:style-name="Preformatted_20_Text">onde o datagrama será transmitido. Um nome de interface pode ser usado</text:p>
      <text:p text:style-name="Preformatted_20_Text">encerrando-o com um sinal de "+"; por exemplo, eth+ corresponderia a todas</text:p>
      <text:p text:style-name="Preformatted_20_Text">as interfaces ethernet iniciadas com eth. Se o seu computador possuir uma</text:p>
      <text:p text:style-name="Preformatted_20_Text">placa fax-modem, sua interface é a ppp0.</text:p>
      <text:p text:style-name="Preformatted_20_Text"/>
      <text:p text:style-name="Preformatted_20_Text"><text:s/>! -f = indica que a regra somente se refere ao segundo fragmento e aos</text:p>
      <text:p text:style-name="Preformatted_20_Text">subseqüentes de pacotes fragamentados.</text:p>
      <text:p text:style-name="Preformatted_20_Text"/>
      <text:p text:style-name="Preformatted_20_Text">Observação: O símbolo "!" é usado na regras como uma negação da expressão.</text:p>
      <text:p text:style-name="Preformatted_20_Text">Exemplo:</text:p>
      <text:p text:style-name="Preformatted_20_Text"><text:s/>-s 192.168.0.10/32 equivale ao endereço de origem 192.168.0.10;</text:p>
      <text:p text:style-name="Preformatted_20_Text"><text:s/>-s !192.168.0.10/32 equivale a todos os endereços exceto o 192.168.0.10</text:p>
      <text:p text:style-name="Preformatted_20_Text"/>
      <text:p text:style-name="Preformatted_20_Text">opções:</text:p>
      <text:p text:style-name="Preformatted_20_Text">-------</text:p>
      <text:p text:style-name="Preformatted_20_Text"><text:soft-page-break/><text:s/>-v = saída em modo verbose. Mais rico em termos de detalhes sobre o que está</text:p>
      <text:p text:style-name="Preformatted_20_Text">acontecendo ou sendo feito</text:p>
      <text:p text:style-name="Preformatted_20_Text"/>
      <text:p text:style-name="Preformatted_20_Text"><text:s/>-n = saída em modo numérico e não por nome de host, rede ou porta</text:p>
      <text:p text:style-name="Preformatted_20_Text"/>
      <text:p text:style-name="Preformatted_20_Text"><text:s/>-x = exibe o valor exato do pacote e dos contadores de bytes em vez de</text:p>
      <text:p text:style-name="Preformatted_20_Text">arrendondá-los para o milhar, milhão ou bilhão mais próximo</text:p>
      <text:p text:style-name="Preformatted_20_Text"/>
      <text:p text:style-name="Preformatted_20_Text"><text:s/>--line-numbers = quando lista as regras, adiciona um número de linha ao começo</text:p>
      <text:p text:style-name="Preformatted_20_Text">de cada regra, correspondendo à posição da regra dentro da cadeia.</text:p>
      <text:p text:style-name="Preformatted_20_Text"/>
      <text:p text:style-name="Preformatted_20_Text">extensões:</text:p>
      <text:p text:style-name="Preformatted_20_Text">----------</text:p>
      <text:p text:style-name="Preformatted_20_Text">O IPtables é extensível através de uma biblioteca de módulo compartilhados</text:p>
      <text:p text:style-name="Preformatted_20_Text">opcional. Para fazer uso das extensões é preciso especificar o seu nome usando</text:p>
      <text:p text:style-name="Preformatted_20_Text">o parâmetro "-m argumento" para o que o IPtables carregue este módulo. Em</text:p>
      <text:p text:style-name="Preformatted_20_Text">alguns casos é usuado o parâmetro "-p" para determinar o protocolo (em certos</text:p>
      <text:p text:style-name="Preformatted_20_Text">casos não é necessário o parâmetro "-m" pois ele é carregado automaticamente,</text:p>
      <text:p text:style-name="Preformatted_20_Text">por exemplo quando se usa tcp, udp ou icmp).</text:p>
      <text:p text:style-name="Preformatted_20_Text"/>
      <text:p text:style-name="Preformatted_20_Text">Extensão TCP: usada com -m tcp -p tcp</text:p>
      <text:p text:style-name="Preformatted_20_Text">-------------------------------------</text:p>
      <text:p text:style-name="Preformatted_20_Text"><text:s/>--sport ! porta:porta = especifica a porta que a origem do datagrama usa.</text:p>
      <text:p text:style-name="Preformatted_20_Text">Portas podem ser especificadas com um conjunto especificando-se o seu limite</text:p>
      <text:p text:style-name="Preformatted_20_Text">superior e inferior separados por dois pontos ":". EX: 20:25 descreve todas</text:p>
      <text:p text:style-name="Preformatted_20_Text">as portas numeradas de 20 até 25 inclusive. Também é possível usar o caracter</text:p>
      <text:p text:style-name="Preformatted_20_Text">"!" para inverter a expressão</text:p>
      <text:p text:style-name="Preformatted_20_Text"/>
      <text:p text:style-name="Preformatted_20_Text"><text:s/>--dport ! porta:porta = especifica a porta que o destino do datagrama usa.</text:p>
      <text:p text:style-name="Preformatted_20_Text">ou</text:p>
      <text:p text:style-name="Preformatted_20_Text"><text:s/>--destionation-port ! port:port = especifica a porta que o destino do</text:p>
      <text:p text:style-name="Preformatted_20_Text">datagrama usa.</text:p>
      <text:p text:style-name="Preformatted_20_Text"/>
      <text:p text:style-name="Preformatted_20_Text"><text:s/>--tcp-flags ! mask comp = especifica que esta regra somente será validada</text:p>
      <text:p text:style-name="Preformatted_20_Text">quando os flags do datagrama TCP coincidirem com o especificado em mask e</text:p>
      <text:p text:style-name="Preformatted_20_Text">comp. Mask é uma lista separada por vírgulas dos flags que devem ser exa-</text:p>
      <text:p text:style-name="Preformatted_20_Text">minados quando for feito o teste. Comp é uma lista separada por vírgulas dos</text:p>
      <text:p text:style-name="Preformatted_20_Text">flas que devem ser configurados. Os flags válidos são: SYN, ACK, FIN, RST,</text:p>
      <text:p text:style-name="Preformatted_20_Text">URG, PSH, ALL ou NONE.</text:p>
      <text:p text:style-name="Preformatted_20_Text"/>
      <text:p text:style-name="Preformatted_20_Text"><text:s/>--syn = especifica que a regra deve encontrar somente datagramas com o bit</text:p>
      <text:p text:style-name="Preformatted_20_Text">SYN ligado e os bits ACK e FIN desligados. Datagramas com essas opções são</text:p>
      <text:p text:style-name="Preformatted_20_Text">usados para requisitar início de conexão TCP.</text:p>
      <text:p text:style-name="Preformatted_20_Text"/>
      <text:p text:style-name="Preformatted_20_Text">Extensão UDP: usada com -m udp -p udp</text:p>
      <text:p text:style-name="Preformatted_20_Text">-------------------------------------</text:p>
      <text:p text:style-name="Preformatted_20_Text"><text:s/>--sport ! port:port = este parâmetro tem funcionamento idênyico ao da</text:p>
      <text:p text:style-name="Preformatted_20_Text">extensão TCP.</text:p>
      <text:p text:style-name="Preformatted_20_Text"/>
      <text:p text:style-name="Preformatted_20_Text"><text:s/>--dport ! port:port = este parâmetro tem funcionamento idêntico ao da</text:p>
      <text:p text:style-name="Preformatted_20_Text">extensão TCP.</text:p>
      <text:p text:style-name="Preformatted_20_Text"/>
      <text:p text:style-name="Preformatted_20_Text"/>
      <text:p text:style-name="Preformatted_20_Text">Extensão ICMP: usada com -m icmp -p icmp</text:p>
      <text:p text:style-name="Preformatted_20_Text">----------------------------------------</text:p>
      <text:p text:style-name="Preformatted_20_Text"><text:s/>--icmp-type ! typername = especifica o tipo de mensagem ICMP que a regra</text:p>
      <text:p text:style-name="Preformatted_20_Text">deve satisfazer. O tipo pode ser determinado por um número ou nome. Alguns</text:p>
      <text:p text:style-name="Preformatted_20_Text">nomes válidos são: echo-request, echo-reply, source-quench, time-exceeded,</text:p>
      <text:p text:style-name="Preformatted_20_Text">destionation-unreachable, network-unreachable, host-unreanchable,</text:p>
      <text:p text:style-name="Preformatted_20_Text">protocol-unreachable e port-unreachable.</text:p>
      <text:p text:style-name="Preformatted_20_Text"/>
      <text:p text:style-name="Preformatted_20_Text">Extensão MAC: usada com -m mac</text:p>
      <text:p text:style-name="Preformatted_20_Text"><text:soft-page-break/>------------------------------</text:p>
      <text:p text:style-name="Preformatted_20_Text"><text:s/>--mac-source ! address = especifica o endereço Ethernet do host que</text:p>
      <text:p text:style-name="Preformatted_20_Text">transmitiu o datagrama que esta regra deve encontrar.</text:p>
      <text:p text:style-name="Preformatted_20_Text"/>
      <text:p text:style-name="Preformatted_20_Text">Dispositivos de rede importantes no GNU/Linux</text:p>
      <text:p text:style-name="Preformatted_20_Text">---------------------------------------------</text:p>
      <text:p text:style-name="Preformatted_20_Text"><text:s/>ethX = utilizado para as placas padrão ethernet. Normalmente a primeira</text:p>
      <text:p text:style-name="Preformatted_20_Text">placa conectada no host é eth0, a segunda eth1 e assim sucessivamente.</text:p>
      <text:p text:style-name="Preformatted_20_Text"/>
      <text:p text:style-name="Preformatted_20_Text"><text:s/>lo = dispositivo de loopback, utilizando para testes do TCP/IP. Normalmente</text:p>
      <text:p text:style-name="Preformatted_20_Text">quando aparece somente este dispositivo, significa que a parte física da</text:p>
      <text:p text:style-name="Preformatted_20_Text">rede não está ativa.</text:p>
      <text:p text:style-name="Preformatted_20_Text"/>
      <text:p text:style-name="Preformatted_20_Text"><text:s/>pppX = a interface ppp, normalmente é ativa no momento de uma conexão PPP</text:p>
      <text:p text:style-name="Preformatted_20_Text">(point-to-point protocol) via modem no sistema recebe o dispositivo ppp0,</text:p>
      <text:p text:style-name="Preformatted_20_Text">a segunda ppp1, e assim sucessivamente. Para verificar sua existência é</text:p>
      <text:p text:style-name="Preformatted_20_Text">necessário que uma conexão PPP esteja estabelecida.</text:p>
      <text:p text:style-name="Preformatted_20_Text"/>
      <text:p text:style-name="Preformatted_20_Text">- Especifica o source, seja um endereço IP ou um nome DNS</text:p>
      <text:p text:style-name="Preformatted_20_Text"><text:s/>iptables -s ip</text:p>
      <text:p text:style-name="Preformatted_20_Text"/>
      <text:p text:style-name="Preformatted_20_Text">- Especifica o tipo de protocolo. Ex: tcp, udp, icmp</text:p>
      <text:p text:style-name="Preformatted_20_Text"><text:s/>iptables -p protocolo</text:p>
      <text:p text:style-name="Preformatted_20_Text"/>
      <text:p text:style-name="Preformatted_20_Text">- Especifica a porta de destino. EX 23=telnet, 22=SSH, 80=WWW</text:p>
      <text:p text:style-name="Preformatted_20_Text"><text:s/>iptables --destionation-port porta</text:p>
      <text:p text:style-name="Preformatted_20_Text">ou</text:p>
      <text:p text:style-name="Preformatted_20_Text"><text:s/>iptables --dport porta</text:p>
      <text:p text:style-name="Preformatted_20_Text"/>
      <text:p text:style-name="Preformatted_20_Text">- Exibe uma mensgem de ajuda com os comandos do iptables</text:p>
      <text:p text:style-name="Preformatted_20_Text"><text:s/>iptables -hor</text:p>
      <text:p text:style-name="Preformatted_20_Text"/>
      <text:p text:style-name="Preformatted_20_Text">- Especifica o que fazer com o pacote. EX: ACCEPT, DENY, DROP</text:p>
      <text:p text:style-name="Preformatted_20_Text"><text:s/>iptables -j codigo</text:p>
      <text:p text:style-name="Preformatted_20_Text"/>
      <text:p text:style-name="Preformatted_20_Text">- Recusa SYN pedidos de conexao em todas as portas menos a porta 80</text:p>
      <text:p text:style-name="Preformatted_20_Text"><text:s/>iptables -A INPUT -i ppp0 -p tcp --syn --destination-port ! 80 -j DROP</text:p>
      <text:p text:style-name="Preformatted_20_Text"/>
      <text:p text:style-name="Preformatted_20_Text">- Aceita (-j ACCEPT) todos os pacotes que entram (-A INPUT) com destino à</text:p>
      <text:p text:style-name="Preformatted_20_Text">porta SSH (--destination-port ssh) vindos de todos os computadores que</text:p>
      <text:p text:style-name="Preformatted_20_Text">pertencem à rede 192.168.0.0 (-s 192.168.0.0)</text:p>
      <text:p text:style-name="Preformatted_20_Text"><text:s/>iptables -A INPUT -s 192.168.0.0 -p tcp --destination-port ssh -j ACCEPT</text:p>
      <text:p text:style-name="Preformatted_20_Text"/>
      <text:p text:style-name="Preformatted_20_Text">- Recusa (-j DROP) todos os pacotes que entram (-A INPUT) com destino à porta</text:p>
      <text:p text:style-name="Preformatted_20_Text">SSH (--destination-port ssh) vindos de qualquer conexão externa à rede local</text:p>
      <text:p text:style-name="Preformatted_20_Text">192.168.0.0 (-s ! 192.168.0.0)</text:p>
      <text:p text:style-name="Preformatted_20_Text"><text:s/>iptables -A INPUT -s ! 192.168.0.0 -p tcp --destination-port ssh -j DROP</text:p>
      <text:p text:style-name="Preformatted_20_Text"/>
      <text:p text:style-name="Preformatted_20_Text"/>
      <text:p text:style-name="Preformatted_20_Text">8.15 - comando arp = este comando poderá listar e modificar a tabela arp do</text:p>
      <text:p text:style-name="Preformatted_20_Text">kernel linux. A tabela arp associa endereços IP à endereços de hardware (mais</text:p>
      <text:p text:style-name="Preformatted_20_Text">conhecidos como endereço MAC ou MAC Address). Manipula o cache ARP do sistema.</text:p>
      <text:p text:style-name="Preformatted_20_Text">Toda a comunicação entre computadores (usando TCP/IP) é feita atrávés do</text:p>
      <text:p text:style-name="Preformatted_20_Text">endereço MAC dos dispositivos de rede, e não somente pelo endereço IP. O ARP</text:p>
      <text:p text:style-name="Preformatted_20_Text">é um dos protocolos utilizados na pilha TCP/IP localizado na camada de rede,</text:p>
      <text:p text:style-name="Preformatted_20_Text">ou Internet, como alguns chamam. Ele executa a resolução de endereços de</text:p>
      <text:p text:style-name="Preformatted_20_Text">pacotes de saída, mapeando os endereços IP para endereços MAC. Os adaptadores</text:p>
      <text:p text:style-name="Preformatted_20_Text">usam o endereço MAC para determinar se um pacote diz respeito a um computador</text:p>
      <text:p text:style-name="Preformatted_20_Text">específico. Sem o endereço MAC, os adaptadores de rede não sabem se devem</text:p>
      <text:p text:style-name="Preformatted_20_Text">passar os dados para uma camada superior para serem processados posterior-</text:p>
      <text:p text:style-name="Preformatted_20_Text">mente. Como os pacotes estão saindo da camada IP estão sendo preparados para</text:p>
      <text:p text:style-name="Preformatted_20_Text">transmissão na rede, os endereços MAC de destino e origem devem ser adicio-</text:p>
      <text:p text:style-name="Preformatted_20_Text"><text:soft-page-break/>nados. O ARP armazena uma tabela, chamada cache ARP, que contém os IP e</text:p>
      <text:p text:style-name="Preformatted_20_Text">seus endereços MAC correspondentes (a qual voce lista com o comando "arp -a").</text:p>
      <text:p text:style-name="Preformatted_20_Text">O cache do ARP de um computador contém o mapeamento somente de computadores</text:p>
      <text:p text:style-name="Preformatted_20_Text">e roteadores residentes no mesmo segmento. A resolução funciona da seguinte</text:p>
      <text:p text:style-name="Preformatted_20_Text">maneira: O ARP compara o endereço IP destino de todos os pacotes de saída com</text:p>
      <text:p text:style-name="Preformatted_20_Text">o cache do ARP para determinar o endereço MAC de envio do pacote. Se houver</text:p>
      <text:p text:style-name="Preformatted_20_Text">uma entrada correspondente, o endereço MAC é recuperado do cache. Se não</text:p>
      <text:p text:style-name="Preformatted_20_Text">houver, o ARP transmite uma solicitação ao computador que possui o endereço</text:p>
      <text:p text:style-name="Preformatted_20_Text">IP em questão para que responda com seu endereço MAC. A seguir, o computador</text:p>
      <text:p text:style-name="Preformatted_20_Text">com o endereço IP correspondente adiciona o endereço <text:s/>MAC inicial do compu-</text:p>
      <text:p text:style-name="Preformatted_20_Text">tador ao seu cache e responde com seu próprio endereço MAC. Quando é recebida</text:p>
      <text:p text:style-name="Preformatted_20_Text">uma resposta do ARP, o cache do ARP é atualizado com as novas informações e</text:p>
      <text:p text:style-name="Preformatted_20_Text">o pacote pode ser enviado. Se o pacote for para outro segmento, o ARP resolve</text:p>
      <text:p text:style-name="Preformatted_20_Text">o endereço MAC para o roteador responsável por esse segmento, em vez de</text:p>
      <text:p text:style-name="Preformatted_20_Text">resolver o endereço para o computador de destino final. Assim, o roteador</text:p>
      <text:p text:style-name="Preformatted_20_Text">passa a ser responsável por encontrar o endereço MAC do destino ou encaminhar</text:p>
      <text:p text:style-name="Preformatted_20_Text">o pacote para outro roteador.</text:p>
      <text:p text:style-name="Preformatted_20_Text"/>
      <text:p text:style-name="Preformatted_20_Text">- Exibe a tabela arp</text:p>
      <text:p text:style-name="Preformatted_20_Text"><text:s/>arp</text:p>
      <text:p text:style-name="Preformatted_20_Text"/>
      <text:p text:style-name="Preformatted_20_Text"><text:s/>Address <text:s text:c="17"/>HWtype <text:s/>HWaddress <text:s text:c="10"/>Flags Mask <text:s text:c="11"/>Iface</text:p>
      <text:p text:style-name="Preformatted_20_Text"><text:s/>10.1.67.1 <text:s text:c="15"/>ether <text:s text:c="2"/>00:04:E2:39:58:12 <text:s text:c="2"/>C <text:s text:c="20"/>eth0</text:p>
      <text:p text:style-name="Preformatted_20_Text"/>
      <text:p text:style-name="Preformatted_20_Text">- Exibe a tabela arp mas não resolve nomes das máquinas existente em uma rede</text:p>
      <text:p text:style-name="Preformatted_20_Text"><text:s/>arp -n</text:p>
      <text:p text:style-name="Preformatted_20_Text"/>
      <text:p text:style-name="Preformatted_20_Text"><text:s/>Address <text:s text:c="17"/>HWtype <text:s/>HWaddress <text:s text:c="10"/>Flags Mask <text:s text:c="11"/>Iface</text:p>
      <text:p text:style-name="Preformatted_20_Text"><text:s/>10.1.67.1 <text:s text:c="15"/>ether <text:s text:c="2"/>00:04:E2:39:58:12 <text:s text:c="2"/>C <text:s text:c="20"/>eth0</text:p>
      <text:p text:style-name="Preformatted_20_Text"/>
      <text:p text:style-name="Preformatted_20_Text">- Para deletar uma entrada da tabela arp</text:p>
      <text:p text:style-name="Preformatted_20_Text"><text:s/>arp -d nome_do_host</text:p>
      <text:p text:style-name="Preformatted_20_Text">ou</text:p>
      <text:p text:style-name="Preformatted_20_Text"><text:s/>arp -d ip_do_host</text:p>
      <text:p text:style-name="Preformatted_20_Text"/>
      <text:p text:style-name="Preformatted_20_Text">- Exibe ao usuário o que esta acontecendo, de modo detalhado</text:p>
      <text:p text:style-name="Preformatted_20_Text"><text:s/>arp -v</text:p>
      <text:p text:style-name="Preformatted_20_Text"/>
      <text:p text:style-name="Preformatted_20_Text">- Exibe as entradas das máquinas especificadas. Se o parametro máquina não</text:p>
      <text:p text:style-name="Preformatted_20_Text">for usado, todas as entradas serão exibidas</text:p>
      <text:p text:style-name="Preformatted_20_Text"><text:s/>arp -a</text:p>
      <text:p text:style-name="Preformatted_20_Text"/>
      <text:p text:style-name="Preformatted_20_Text">- Como posso descobrir o MAC ADDRESS de um máquina?</text:p>
      <text:p text:style-name="Preformatted_20_Text"><text:s/>arp -a</text:p>
      <text:p text:style-name="Preformatted_20_Text"/>
      <text:p text:style-name="Preformatted_20_Text">- Exibe endereços numéricos, ao invés de tentar determinar os nomes</text:p>
      <text:p text:style-name="Preformatted_20_Text">simbólicos da máquina, porta e usuário</text:p>
      <text:p text:style-name="Preformatted_20_Text"><text:s/>arp -n maquina/IP</text:p>
      <text:p text:style-name="Preformatted_20_Text"/>
      <text:p text:style-name="Preformatted_20_Text">- Remove todas as entradas para a máquina especificada</text:p>
      <text:p text:style-name="Preformatted_20_Text"><text:s/>arp -d maquina/IP</text:p>
      <text:p text:style-name="Preformatted_20_Text"/>
      <text:p text:style-name="Preformatted_20_Text">- Configura a interface eth0 para responder a requisições de arp para o</text:p>
      <text:p text:style-name="Preformatted_20_Text">endereço IP 192.168.0.3 utilizando o seu próprio endereço de hardware (MAC</text:p>
      <text:p text:style-name="Preformatted_20_Text">Address). O parâmetro 'pub' faz com que a interface passe a divulgar esse</text:p>
      <text:p text:style-name="Preformatted_20_Text">endereço e nao apenas aceitar pacotes para ele</text:p>
      <text:p text:style-name="Preformatted_20_Text"><text:s/>arp -s 192.168.0.3 -i eth0 -D eth0 pub</text:p>
      <text:p text:style-name="Preformatted_20_Text"/>
      <text:p text:style-name="Preformatted_20_Text"/>
      <text:p text:style-name="Preformatted_20_Text">8.16 - comando arping = serve para enviar requisições arp e/ou ICMP. Além de</text:p>
      <text:p text:style-name="Preformatted_20_Text"><text:soft-page-break/>aceitar nomes de hosts, endereços IP's e endereços de hardware, pode usar</text:p>
      <text:p text:style-name="Preformatted_20_Text">também como origem e/ou destino endereços de broadcast</text:p>
      <text:p text:style-name="Preformatted_20_Text"/>
      <text:p text:style-name="Preformatted_20_Text"/>
      <text:p text:style-name="Preformatted_20_Text">8.17 - comando rarp = manipula a tabela RARP do sistema</text:p>
      <text:p text:style-name="Preformatted_20_Text"><text:s/>rarp -v</text:p>
      <text:p text:style-name="Preformatted_20_Text"/>
      <text:p text:style-name="Preformatted_20_Text"/>
      <text:p text:style-name="Preformatted_20_Text">8.18 - comando dnsdomainname = exibe o nome de dominio DNS do sistema,</text:p>
      <text:p text:style-name="Preformatted_20_Text">com base em seu nome e dominio totalmente qualificado</text:p>
      <text:p text:style-name="Preformatted_20_Text"><text:s/>dnsdomainname</text:p>
      <text:p text:style-name="Preformatted_20_Text"><text:s/>dnsdomainname -v</text:p>
      <text:p text:style-name="Preformatted_20_Text"/>
      <text:p text:style-name="Preformatted_20_Text"/>
      <text:p text:style-name="Preformatted_20_Text">8.19 - comando hostname = exibe o nome da máquina</text:p>
      <text:p text:style-name="Preformatted_20_Text"><text:s/>hostname</text:p>
      <text:p text:style-name="Preformatted_20_Text"/>
      <text:p text:style-name="Preformatted_20_Text">- Exibe os alias (apelidos) da máquina</text:p>
      <text:p text:style-name="Preformatted_20_Text"><text:s/>hostname -a</text:p>
      <text:p text:style-name="Preformatted_20_Text"/>
      <text:p text:style-name="Preformatted_20_Text">- Exibe o nome do domínio DNS. Não use o comando domainname para obter o</text:p>
      <text:p text:style-name="Preformatted_20_Text">nome do domínio DNS porque ele mostrará o nome do domínio NIS e não o</text:p>
      <text:p text:style-name="Preformatted_20_Text">nome do domínio DNS. Use o comando dnsdomainname</text:p>
      <text:p text:style-name="Preformatted_20_Text"><text:s/>hostname -d</text:p>
      <text:p text:style-name="Preformatted_20_Text"/>
      <text:p text:style-name="Preformatted_20_Text">- Exibe o FQDN (Nome de Domínio Completamente Qualificado). Um FQDN consiste</text:p>
      <text:p text:style-name="Preformatted_20_Text">de um nome curto de máquina e do nome do domínio DNS. A menos que você</text:p>
      <text:p text:style-name="Preformatted_20_Text">esteja usando bind ou NIS para resolução de nomes você pode mudar o FQDN</text:p>
      <text:p text:style-name="Preformatted_20_Text">e o nome do domínio DNS (que <text:s/>é <text:s/>parte <text:s/>do FQDN) no arquivo '/etc/hosts'</text:p>
      <text:p text:style-name="Preformatted_20_Text"><text:s/>hostname -f</text:p>
      <text:p text:style-name="Preformatted_20_Text"/>
      <text:p text:style-name="Preformatted_20_Text">- Exibe o(s) endereço(s) IP da máquina</text:p>
      <text:p text:style-name="Preformatted_20_Text"><text:s/>hostname -i</text:p>
      <text:p text:style-name="Preformatted_20_Text"/>
      <text:p text:style-name="Preformatted_20_Text">- Exibe o nome da máquina sem o nome do dominio</text:p>
      <text:p text:style-name="Preformatted_20_Text"><text:s/>hostname -s</text:p>
      <text:p text:style-name="Preformatted_20_Text"/>
      <text:p text:style-name="Preformatted_20_Text">- Exibe o nome do domínio NIS no sistema</text:p>
      <text:p text:style-name="Preformatted_20_Text"><text:s/>hostname -y</text:p>
      <text:p text:style-name="Preformatted_20_Text"/>
      <text:p text:style-name="Preformatted_20_Text">- Exibe uma saída detalhada do que está acontecendo</text:p>
      <text:p text:style-name="Preformatted_20_Text"><text:s/>hostname -v</text:p>
      <text:p text:style-name="Preformatted_20_Text"/>
      <text:p text:style-name="Preformatted_20_Text"/>
      <text:p text:style-name="Preformatted_20_Text">8.20 - comando domainname = exibe ou define o nome de dominio NIS do</text:p>
      <text:p text:style-name="Preformatted_20_Text">sistema.</text:p>
      <text:p text:style-name="Preformatted_20_Text"><text:s/>domainname</text:p>
      <text:p text:style-name="Preformatted_20_Text"/>
      <text:p text:style-name="Preformatted_20_Text"/>
      <text:p text:style-name="Preformatted_20_Text">8.21 - comando nmap = ferramenta de exploração de rede e segurança</text:p>
      <text:p text:style-name="Preformatted_20_Text"/>
      <text:p text:style-name="Preformatted_20_Text">Opções:</text:p>
      <text:p text:style-name="Preformatted_20_Text"/>
      <text:p text:style-name="Preformatted_20_Text"><text:s/>-PT usa o ping para verificar que HOSTS que estão ativos</text:p>
      <text:p text:style-name="Preformatted_20_Text"/>
      <text:p text:style-name="Preformatted_20_Text"><text:s/>-PT21 igual ao primeiro só que usa a porta 21</text:p>
      <text:p text:style-name="Preformatted_20_Text"/>
      <text:p text:style-name="Preformatted_20_Text"><text:s/>-sT varre porta de conexão TCP</text:p>
      <text:p text:style-name="Preformatted_20_Text"/>
      <text:p text:style-name="Preformatted_20_Text"><text:s/>-sS varre portas TCP SYN (furtivo)</text:p>
      <text:p text:style-name="Preformatted_20_Text"/>
      <text:p text:style-name="Preformatted_20_Text"><text:s/>-f usa pacotes fragmentados</text:p>
      <text:p text:style-name="Preformatted_20_Text"><text:soft-page-break/></text:p>
      <text:p text:style-name="Preformatted_20_Text"><text:s/>-P0 nao faz ping</text:p>
      <text:p text:style-name="Preformatted_20_Text"/>
      <text:p text:style-name="Preformatted_20_Text"><text:s/>-PI usa ping ICMP pra saber quais HOSTS estão ativos</text:p>
      <text:p text:style-name="Preformatted_20_Text"/>
      <text:p text:style-name="Preformatted_20_Text"><text:s/>-sU varre porta UDP</text:p>
      <text:p text:style-name="Preformatted_20_Text"/>
      <text:p text:style-name="Preformatted_20_Text"><text:s/>-sF varredura FIN furtiva</text:p>
      <text:p text:style-name="Preformatted_20_Text"/>
      <text:p text:style-name="Preformatted_20_Text"><text:s/>-PB faz varreduras TCP e ICMP (vc pode escolher a porta)</text:p>
      <text:p text:style-name="Preformatted_20_Text"/>
      <text:p text:style-name="Preformatted_20_Text"><text:s/>-O descobre que OS o HOST esta usando</text:p>
      <text:p text:style-name="Preformatted_20_Text"/>
      <text:p text:style-name="Preformatted_20_Text"><text:s/>-p varre um intervalo de portas vc digita isso seguido do intervalo</text:p>
      <text:p text:style-name="Preformatted_20_Text">de portas</text:p>
      <text:p text:style-name="Preformatted_20_Text"/>
      <text:p text:style-name="Preformatted_20_Text"><text:s/>-D [alguma HOST ativa] essa função eu naum sei direito o que faz, mas</text:p>
      <text:p text:style-name="Preformatted_20_Text">parece que lança algo que confunde a HOST e naum deixa ela te rastear,</text:p>
      <text:p text:style-name="Preformatted_20_Text">se voce colocar varias HOSTS inativas da pra fazer uma inundação SYN</text:p>
      <text:p text:style-name="Preformatted_20_Text"/>
      <text:p text:style-name="Preformatted_20_Text"><text:s/>-F varredura rápida</text:p>
      <text:p text:style-name="Preformatted_20_Text"/>
      <text:p text:style-name="Preformatted_20_Text"><text:s/>-I obtém infos sobre os processos TCP na escuta</text:p>
      <text:p text:style-name="Preformatted_20_Text"/>
      <text:p text:style-name="Preformatted_20_Text"><text:s/>-R resolve todos os HOSTS (pelo menos tenta)</text:p>
      <text:p text:style-name="Preformatted_20_Text"/>
      <text:p text:style-name="Preformatted_20_Text"><text:s/>-o essa é boa p/ varreduras longas ele grava as saídas no arquivo texto</text:p>
      <text:p text:style-name="Preformatted_20_Text">que voce escrever após o "o"</text:p>
      <text:p text:style-name="Preformatted_20_Text"/>
      <text:p text:style-name="Preformatted_20_Text"><text:s/>-g configura a porta fonte</text:p>
      <text:p text:style-name="Preformatted_20_Text"/>
      <text:p text:style-name="Preformatted_20_Text"><text:s/>-v saída detalhada</text:p>
      <text:p text:style-name="Preformatted_20_Text"/>
      <text:p text:style-name="Preformatted_20_Text"><text:s/>-vv saída mais detalhada ainda</text:p>
      <text:p text:style-name="Preformatted_20_Text"/>
      <text:p text:style-name="Preformatted_20_Text"><text:s/>-e [nome_dispositivo] envia pacotes na interface nome_dispositivo</text:p>
      <text:p text:style-name="Preformatted_20_Text"/>
      <text:p text:style-name="Preformatted_20_Text"><text:s/>nmap -sT -PO -O endereco_ip</text:p>
      <text:p text:style-name="Preformatted_20_Text"/>
      <text:p text:style-name="Preformatted_20_Text">- Exibe o serviço, a porta bem como tenta detectar o software que está</text:p>
      <text:p text:style-name="Preformatted_20_Text">fornecendo a conexão:</text:p>
      <text:p text:style-name="Preformatted_20_Text"><text:s/>nmap -A localhost -P0</text:p>
      <text:p text:style-name="Preformatted_20_Text"/>
      <text:p text:style-name="Preformatted_20_Text"><text:s/>Starting nmap 3.55 (http://www.insecure.org/nmap/) at 2004-09-17 19:54 UTC</text:p>
      <text:p text:style-name="Preformatted_20_Text"><text:s/>Interesting ports on localhost.localdomain (127.0.0.1):</text:p>
      <text:p text:style-name="Preformatted_20_Text"><text:s/>(The 1657 ports scanned but not shown below are in state: closed)</text:p>
      <text:p text:style-name="Preformatted_20_Text"><text:s/>PORT <text:s text:c="3"/>STATE SERVICE <text:s/>VERSION</text:p>
      <text:p text:style-name="Preformatted_20_Text"><text:s/>80/tcp <text:s/>open <text:s/>http <text:s text:c="4"/>Apache httpd 2.0.50 ((Fedora))</text:p>
      <text:p text:style-name="Preformatted_20_Text"><text:s/>111/tcp open <text:s/>rpcbind <text:s/>2 (rpc #100000)</text:p>
      <text:p text:style-name="Preformatted_20_Text"><text:s/>443/tcp open <text:s/>ssl/http Apache httpd 2.0.50 ((Fedora))</text:p>
      <text:p text:style-name="Preformatted_20_Text"><text:s/>Device type: general purpose</text:p>
      <text:p text:style-name="Preformatted_20_Text"><text:s/>Running: Linux 2.4.X|2.5.X|2.6.X</text:p>
      <text:p text:style-name="Preformatted_20_Text"><text:s/>OS details: Linux 2.5.25 - 2.6.3 or Gentoo 1.2 Linux 2.4.19 rc1-rc7)</text:p>
      <text:p text:style-name="Preformatted_20_Text"><text:s/>Uptime 0.183 days (since Fri Sep 17 15:31:29 2004)</text:p>
      <text:p text:style-name="Preformatted_20_Text"/>
      <text:p text:style-name="Preformatted_20_Text">- <text:s/>Verifica se a máquina alvo está com a porta do XFree86 aberta, não</text:p>
      <text:p text:style-name="Preformatted_20_Text">pingando o host, mas verificando o sistema operacional que está rodando</text:p>
      <text:p text:style-name="Preformatted_20_Text"><text:s/>nmap -P0 -O -p5999-6005 endereco_ip</text:p>
      <text:p text:style-name="Preformatted_20_Text"/>
      <text:p text:style-name="Preformatted_20_Text">- Identifica se a maquina está rodando o serviço telnet e se também</text:p>
      <text:p text:style-name="Preformatted_20_Text">exibe o sistema operacional do host</text:p>
      <text:p text:style-name="Preformatted_20_Text"><text:s/>nmap -P0 -O -p23 endereco_ip</text:p>
      <text:p text:style-name="Preformatted_20_Text"><text:soft-page-break/></text:p>
      <text:p text:style-name="Preformatted_20_Text">- Verifica se o host remoto está com a porta do LPD aberta</text:p>
      <text:p text:style-name="Preformatted_20_Text"><text:s/>nmap -P0 -O -p515 endereco_ip</text:p>
      <text:p text:style-name="Preformatted_20_Text"/>
      <text:p text:style-name="Preformatted_20_Text">- Verifica se o host remoto está com a porta do http aberta</text:p>
      <text:p text:style-name="Preformatted_20_Text"><text:s/>nmap -P0 -O -p80 endereco_ip</text:p>
      <text:p text:style-name="Preformatted_20_Text"/>
      <text:p text:style-name="Preformatted_20_Text">- Verifica se o host remoto está com a porta do ftp aberta</text:p>
      <text:p text:style-name="Preformatted_20_Text"><text:s/>nmap -P0 -O -p21 endereco_ip</text:p>
      <text:p text:style-name="Preformatted_20_Text"/>
      <text:p text:style-name="Preformatted_20_Text">- Verifica se o host remoto está com a porta do ssh aberta</text:p>
      <text:p text:style-name="Preformatted_20_Text"><text:s/>nmap -P0 -O -p22 endereco_ip</text:p>
      <text:p text:style-name="Preformatted_20_Text"/>
      <text:p text:style-name="Preformatted_20_Text">- Visualiza as portas que estão abertas no seu sistema</text:p>
      <text:p text:style-name="Preformatted_20_Text"><text:s/>nmap localhost</text:p>
      <text:p text:style-name="Preformatted_20_Text"/>
      <text:p text:style-name="Preformatted_20_Text">- &lt;$1&gt; significa que é para mostrar somente a primeira coluna verá uma coluna</text:p>
      <text:p text:style-name="Preformatted_20_Text">de número de serviços (porta/protocolo) abertas</text:p>
      <text:p text:style-name="Preformatted_20_Text"><text:s/>nmap localhost | grep open | awk  '{print $1}'</text:p>
      <text:p text:style-name="Preformatted_20_Text"/>
      <text:p text:style-name="Preformatted_20_Text">- Checa se o serviço de ftp está rodando</text:p>
      <text:p text:style-name="Preformatted_20_Text"><text:s/>nmap localhost | grep ftp</text:p>
      <text:p text:style-name="Preformatted_20_Text"/>
      <text:p text:style-name="Preformatted_20_Text">- Faz uma varredura em todos os IP ("pingando") que comeam com 172.30.</text:p>
      <text:p text:style-name="Preformatted_20_Text">(deve ser o IP da sua rede) e desviar o resusultado para o arquivo 'ipativo'</text:p>
      <text:p text:style-name="Preformatted_20_Text"><text:s/>namp -sP 172.30.*.* <text:s/>&gt; /var/log/ipativo</text:p>
      <text:p text:style-name="Preformatted_20_Text"/>
      <text:p text:style-name="Preformatted_20_Text">- Exibe todas as máquinas que estao ligadas neste endereçamento IP</text:p>
      <text:p text:style-name="Preformatted_20_Text"><text:s/>nmap -sP 192.168.0.*</text:p>
      <text:p text:style-name="Preformatted_20_Text"/>
      <text:p text:style-name="Preformatted_20_Text">- Descobre o endereço do DHCP server da rede 192.168.0</text:p>
      <text:p text:style-name="Preformatted_20_Text"><text:s/>nmap -sU -p 67 192.168.0.1-254</text:p>
      <text:p text:style-name="Preformatted_20_Text"/>
      <text:p text:style-name="Preformatted_20_Text">- Verifica se uma determinada porta esta ou não aberta no sistema</text:p>
      <text:p text:style-name="Preformatted_20_Text"><text:s/>nmap -sS localhost</text:p>
      <text:p text:style-name="Preformatted_20_Text"/>
      <text:p text:style-name="Preformatted_20_Text">- Exibe as portas TCP abertas</text:p>
      <text:p text:style-name="Preformatted_20_Text"><text:s/>nmap -sT 192.168.0.1</text:p>
      <text:p text:style-name="Preformatted_20_Text"/>
      <text:p text:style-name="Preformatted_20_Text">- Exibe as portas UDP abertas</text:p>
      <text:p text:style-name="Preformatted_20_Text"><text:s/>nmap -sU 192.168.0.1</text:p>
      <text:p text:style-name="Preformatted_20_Text"/>
      <text:p text:style-name="Preformatted_20_Text">- Exibe se as portas 22 a 200 estão abertas</text:p>
      <text:p text:style-name="Preformatted_20_Text"><text:s/>nmap 192.168.0.1 -p22-200</text:p>
      <text:p text:style-name="Preformatted_20_Text"/>
      <text:p text:style-name="Preformatted_20_Text">- Exibe quais máquinas que estao ativas na rede</text:p>
      <text:p text:style-name="Preformatted_20_Text"><text:s/>nmap -sP 192.168.0/24</text:p>
      <text:p text:style-name="Preformatted_20_Text"/>
      <text:p text:style-name="Preformatted_20_Text">- Exibe do IP 1 a 254 e checa se a porta 25 esta aberta</text:p>
      <text:p text:style-name="Preformatted_20_Text"><text:s/>nmap 192.168.0.1-254 -p25</text:p>
      <text:p text:style-name="Preformatted_20_Text"/>
      <text:p text:style-name="Preformatted_20_Text"><text:s/>nmap -p 25,53 -sX -P0 -D 1.2.3.4,5.6.7.8 192.168.0.2</text:p>
      <text:p text:style-name="Preformatted_20_Text"/>
      <text:p text:style-name="Preformatted_20_Text"/>
      <text:p text:style-name="Preformatted_20_Text">8.22 - comando pppstats = imprime estatísticas PPP</text:p>
      <text:p text:style-name="Preformatted_20_Text"/>
      <text:p text:style-name="Preformatted_20_Text">- Exibe valores absolutos em vez de relativos. Com esta opção todos os</text:p>
      <text:p text:style-name="Preformatted_20_Text">relatórios mostrarão estatísticas relativas ao momento em que a conexão</text:p>
      <text:p text:style-name="Preformatted_20_Text">PPP foi iniciada. Sem esta opção, o segundo e os subseqüentes relatórios</text:p>
      <text:p text:style-name="Preformatted_20_Text">mostrarão estatísticas relativas ao momento do término do relatório</text:p>
      <text:p text:style-name="Preformatted_20_Text">anterior</text:p>
      <text:p text:style-name="Preformatted_20_Text"><text:s/>pppstats -a ppp0</text:p>
      <text:p text:style-name="Preformatted_20_Text"><text:soft-page-break/></text:p>
      <text:p text:style-name="Preformatted_20_Text">- Repete a tela 8 vezes. Se esta opção não for especificada, o número de</text:p>
      <text:p text:style-name="Preformatted_20_Text">repetições padrão será 1</text:p>
      <text:p text:style-name="Preformatted_20_Text"><text:s/>pppstats -c 8 ppp0</text:p>
      <text:p text:style-name="Preformatted_20_Text"/>
      <text:p text:style-name="Preformatted_20_Text">- Exibe estatísticas adicionais, relatando a taxa de compactação alcançada</text:p>
      <text:p text:style-name="Preformatted_20_Text">pelo algoritmo de compactação de pacotes em uso</text:p>
      <text:p text:style-name="Preformatted_20_Text"><text:s/>pppstats -r ppp0</text:p>
      <text:p text:style-name="Preformatted_20_Text"/>
      <text:p text:style-name="Preformatted_20_Text">- Exibe estatísticas adicionais, relatando o desempenho do algoritmo de</text:p>
      <text:p text:style-name="Preformatted_20_Text">compactação de cabeçalho TCP</text:p>
      <text:p text:style-name="Preformatted_20_Text"><text:s/>pppstats -v ppp0</text:p>
      <text:p text:style-name="Preformatted_20_Text"/>
      <text:p text:style-name="Preformatted_20_Text">- Pausa 8 segundos entre cada repetição da tela. O padrão será de 5 segundos</text:p>
      <text:p text:style-name="Preformatted_20_Text"><text:s/>pppstats -w 8 ppp0</text:p>
      <text:p text:style-name="Preformatted_20_Text"/>
      <text:p text:style-name="Preformatted_20_Text">- Em vez de utilizar o formato padrão de exibição, exibe estatísticas indi-</text:p>
      <text:p text:style-name="Preformatted_20_Text">cando o desempenho do algoritmo de compactação de pacotes utilizado</text:p>
      <text:p text:style-name="Preformatted_20_Text"><text:s/>pppstats -z ppp0</text:p>
      <text:p text:style-name="Preformatted_20_Text"/>
      <text:p text:style-name="Preformatted_20_Text"/>
      <text:p text:style-name="Preformatted_20_Text">8.23 - comando rup = exibe o status de um ou mais sistemas remotos.</text:p>
      <text:p text:style-name="Preformatted_20_Text">Se nenhum host for especificado entao o status de todas as maquinas</text:p>
      <text:p text:style-name="Preformatted_20_Text">na rede local será exibido. Sintaxe:</text:p>
      <text:p text:style-name="Preformatted_20_Text"><text:s/>rup -dhlt nome-da-maquina</text:p>
      <text:p text:style-name="Preformatted_20_Text"/>
      <text:p text:style-name="Preformatted_20_Text">- Exibe a hora local em cada maquina</text:p>
      <text:p text:style-name="Preformatted_20_Text"><text:s/>rup -d nome-da-maquina</text:p>
      <text:p text:style-name="Preformatted_20_Text"/>
      <text:p text:style-name="Preformatted_20_Text">- Exibe as entradas pelo nome de host</text:p>
      <text:p text:style-name="Preformatted_20_Text"><text:s/>rup -h nome-da-maquina</text:p>
      <text:p text:style-name="Preformatted_20_Text"/>
      <text:p text:style-name="Preformatted_20_Text">- Exibe as entradas pela media de carga</text:p>
      <text:p text:style-name="Preformatted_20_Text"><text:s/>rup -d nome-da-maquina</text:p>
      <text:p text:style-name="Preformatted_20_Text"/>
      <text:p text:style-name="Preformatted_20_Text">- Exibe as entradas pela hora</text:p>
      <text:p text:style-name="Preformatted_20_Text"><text:s/>rup -t nome-da-maquina</text:p>
      <text:p text:style-name="Preformatted_20_Text"/>
      <text:p text:style-name="Preformatted_20_Text"/>
      <text:p text:style-name="Preformatted_20_Text">8.24 - comando rusers = exibe quem esta conectado com um ou mai hosts</text:p>
      <text:p text:style-name="Preformatted_20_Text">na rede local. Se nenhuma maquina for indicada, entao todos os usuários</text:p>
      <text:p text:style-name="Preformatted_20_Text">conectados com todas as maquinas na rede local serao exibidos. Sintaxe:</text:p>
      <text:p text:style-name="Preformatted_20_Text"><text:s/>rusers -l hostname</text:p>
      <text:p text:style-name="Preformatted_20_Text"/>
      <text:p text:style-name="Preformatted_20_Text">- Exibe os resultados no formato longo, incluindo nome do usuário, nome</text:p>
      <text:p text:style-name="Preformatted_20_Text">da maquina, tty que está sendo usado pelo usuário e a hora do login,</text:p>
      <text:p text:style-name="Preformatted_20_Text">entre outras informacoes</text:p>
      <text:p text:style-name="Preformatted_20_Text"><text:s/>rusers -l nome-da-maquina</text:p>
      <text:p text:style-name="Preformatted_20_Text"/>
      <text:p text:style-name="Preformatted_20_Text"/>
      <text:p text:style-name="Preformatted_20_Text">8.25 - comando rwho = exibe uma lista de usuarios conectados com todas</text:p>
      <text:p text:style-name="Preformatted_20_Text">as maquinas na rede local</text:p>
      <text:p text:style-name="Preformatted_20_Text"><text:s/>rwho</text:p>
      <text:p text:style-name="Preformatted_20_Text"/>
      <text:p text:style-name="Preformatted_20_Text"/>
      <text:p text:style-name="Preformatted_20_Text">8.26 - comando rwhod = responde as solicitacoes que chegam do cliente rwho</text:p>
      <text:p text:style-name="Preformatted_20_Text"><text:s/>rwhod</text:p>
      <text:p text:style-name="Preformatted_20_Text"/>
      <text:p text:style-name="Preformatted_20_Text"/>
      <text:p text:style-name="Preformatted_20_Text">8.27 - comando wall = envia uma mensagem a todos os usuários conectados</text:p>
      <text:p text:style-name="Preformatted_20_Text">do sistema. O comando wall faz a leitura de um arquivo ou entrada padrão</text:p>
      <text:p text:style-name="Preformatted_20_Text">e escreve o resultado em todos os terminais onde existem usuários</text:p>
      <text:p text:style-name="Preformatted_20_Text"><text:soft-page-break/>conectados. Somente o usuario root pode utilizar este comando</text:p>
      <text:p text:style-name="Preformatted_20_Text"><text:s/>wall mensagem</text:p>
      <text:p text:style-name="Preformatted_20_Text"/>
      <text:p text:style-name="Preformatted_20_Text"><text:s/>wall /tmp/mensagem1.txt</text:p>
      <text:p text:style-name="Preformatted_20_Text"/>
      <text:p text:style-name="Preformatted_20_Text"><text:s/>echo Teste de mensagem | wall</text:p>
      <text:p text:style-name="Preformatted_20_Text"/>
      <text:p text:style-name="Preformatted_20_Text"/>
      <text:p text:style-name="Preformatted_20_Text">8.28 - comando telnet = permite acesso a um computador remoto. É</text:p>
      <text:p text:style-name="Preformatted_20_Text">recomendado usar no lugar do serviço telnet, o servido ssh, pois</text:p>
      <text:p text:style-name="Preformatted_20_Text">senhas e logins são enviados 100 qualquer tipo de criptografia nos</text:p>
      <text:p text:style-name="Preformatted_20_Text">seviços telnet. Ja com o ssh as informações sao criptografadas antes</text:p>
      <text:p text:style-name="Preformatted_20_Text">de serem enviadas/recebidas dando maior segurança para o usuario</text:p>
      <text:p text:style-name="Preformatted_20_Text"><text:s/>telnet opcoes ip/dns porta</text:p>
      <text:p text:style-name="Preformatted_20_Text"/>
      <text:p text:style-name="Preformatted_20_Text"><text:s/>ip/dns = endereço IP do computador de destino ou o DNS</text:p>
      <text:p text:style-name="Preformatted_20_Text"><text:s/>porta <text:s/>= porta onde será feita a tentativa de conexão. O padrão é a porta 23</text:p>
      <text:p text:style-name="Preformatted_20_Text">-----------------------------------------------------------------------------</text:p>
      <text:p text:style-name="Preformatted_20_Text">-----------------------------------------------------------------------------</text:p>
      <text:p text:style-name="Preformatted_20_Text">Super Manual de comandos do GNU/Linux</text:p>
      <text:p text:style-name="Preformatted_20_Text">-------------------------------------</text:p>
      <text:p text:style-name="Preformatted_20_Text"/>
      <text:p text:style-name="Preformatted_20_Text">AUTOR <text:s text:c="16"/>: Eder S. G. (Jordam)</text:p>
      <text:p text:style-name="Preformatted_20_Text">E-M@IL PRINCIPAL <text:s text:c="5"/>: ederjordam@yahoo.com.br</text:p>
      <text:p text:style-name="Preformatted_20_Text">SITE <text:s text:c="17"/>: http://geocities.yahoo.com.br/ederjordam</text:p>
      <text:p text:style-name="Preformatted_20_Text">REGISTERED LINUX USER : 179086</text:p>
      <text:p text:style-name="Preformatted_20_Text"/>
      <text:p text:style-name="Preformatted_20_Text"/>
      <text:p text:style-name="Preformatted_20_Text">Este manual de comandos é baseado na distribuição Debian GNU/Linux</text:p>
      <text:p text:style-name="Preformatted_20_Text"/>
      <text:p text:style-name="Preformatted_20_Text">versão 4.0.15, 22 de julho, 2005</text:p>
      <text:p text:style-name="Preformatted_20_Text"/>
      <text:p text:style-name="Preformatted_20_Text">-----------------------------------------------------------------------------</text:p>
      <text:p text:style-name="Preformatted_20_Text">-----------------------------------------------------------------------------</text:p>
      <text:p text:style-name="Preformatted_20_Text"/>
      <text:p text:style-name="Preformatted_20_Text">Resumo</text:p>
      <text:p text:style-name="Preformatted_20_Text">------</text:p>
      <text:p text:style-name="Preformatted_20_Text">Este documento contém informações diversas dos vários comandos do Linux.</text:p>
      <text:p text:style-name="Preformatted_20_Text"/>
      <text:p text:style-name="Preformatted_20_Text"/>
      <text:p text:style-name="Preformatted_20_Text">Nota de Copyright</text:p>
      <text:p text:style-name="Preformatted_20_Text">-----------------</text:p>
      <text:p text:style-name="Preformatted_20_Text">Este documento pode ser distribuído ou modificado sobre os termos da</text:p>
      <text:p text:style-name="Preformatted_20_Text">GNU General Public Licence.</text:p>
      <text:p text:style-name="Preformatted_20_Text"><text:s/>(C) 1996-2001 Eder S. G.</text:p>
      <text:p text:style-name="Preformatted_20_Text"/>
      <text:p text:style-name="Preformatted_20_Text">Este manual é software livre; você pode redistribui-lo e/ou</text:p>
      <text:p text:style-name="Preformatted_20_Text">modifica-lo de acordo com os termos da GNU General Public Licence como</text:p>
      <text:p text:style-name="Preformatted_20_Text">publicada pela Free Software Foundation; versão 2 da licença ou (a</text:p>
      <text:p text:style-name="Preformatted_20_Text">critério do autor) qualquer versão posterior.</text:p>
      <text:p text:style-name="Preformatted_20_Text"/>
      <text:p text:style-name="Preformatted_20_Text">Este documento é distribuído com a itenção de ser útil ao seu</text:p>
      <text:p text:style-name="Preformatted_20_Text">utilizador, no entanto _NÃO TEM NENHUMA GARANTIA,  EXPLÍCITAS OU</text:p>
      <text:p text:style-name="Preformatted_20_Text">IMPLÍCITAS , COMERCIAIS OU DE ATENDIMENTO A UMA DETERMINADA</text:p>
      <text:p text:style-name="Preformatted_20_Text">FINALIDADE_. Consulte a Licença Pública Geral GNU para maiores</text:p>
      <text:p text:style-name="Preformatted_20_Text">detalhes.</text:p>
      <text:p text:style-name="Preformatted_20_Text"/>
      <text:p text:style-name="Preformatted_20_Text">Uma cópia da GNU General Public Licence esta disponível no website</text:p>
      <text:p text:style-name="Preformatted_20_Text">da GNU (http://www.gnu.org/copyleft/gpl.html) na World Wide</text:p>
      <text:p text:style-name="Preformatted_20_Text">Web. <text:s/>Voce também pode obter uma cópia escrevendo para a Free Software</text:p>
      <text:p text:style-name="Preformatted_20_Text">Foundation, Inc., 59 Temple Place - Suite 330, Boston, MA 02111-1307,</text:p>
      <text:p text:style-name="Preformatted_20_Text">USA.</text:p>
      <text:p text:style-name="Preformatted_20_Text"><text:soft-page-break/></text:p>
      <text:p text:style-name="Preformatted_20_Text">Eu, Eder S. G., gostaria que você atribua qualquer material derivado</text:p>
      <text:p text:style-name="Preformatted_20_Text">deste documento para mim. Se você modificar e melhorar este documento,</text:p>
      <text:p text:style-name="Preformatted_20_Text">peço que o autor seja notificado pelo e-mail ederjordam@yahoo.com.br</text:p>
      <text:p text:style-name="Preformatted_20_Text"/>
      <text:p text:style-name="Preformatted_20_Text"/>
      <text:p text:style-name="Preformatted_20_Text">Observação</text:p>
      <text:p text:style-name="Preformatted_20_Text">----------</text:p>
      <text:p text:style-name="Preformatted_20_Text">NÃO ME RESPONSABILIZO POR EVENTUAIS DANOS EM SEU EQUIPAMENTO PELO MAL USO</text:p>
      <text:p text:style-name="Preformatted_20_Text">DAS INFORMAÇÕES NESTE DOCUMENTO. É DE SUA INTEIRA RESPONSABILIDADE QUERER</text:p>
      <text:p text:style-name="Preformatted_20_Text">OU NAO UTILIZAR OS COMANDOS DESCRITOS NESTE DOCUMENTO.</text:p>
      <text:p text:style-name="Preformatted_20_Text"/>
      <text:p text:style-name="Preformatted_20_Text">Linux é uma marca registrada e concedida por Linus Torvalds, seu criador e</text:p>
      <text:p text:style-name="Preformatted_20_Text">cedente.</text:p>
      <text:p text:style-name="Preformatted_20_Text"/>
      <text:p text:style-name="Preformatted_20_Text">Todas as marcas registradas neste documento são de propriedades de</text:p>
      <text:p text:style-name="Preformatted_20_Text">seus respectivos donos.</text:p>
      <text:p text:style-name="Preformatted_20_Text"/>
      <text:p text:style-name="Preformatted_20_Text"/>
      <text:p text:style-name="Preformatted_20_Text">Do autor do documento</text:p>
      <text:p text:style-name="Preformatted_20_Text">---------------------</text:p>
      <text:p text:style-name="Preformatted_20_Text">Dúvidas, sugestões me contate através do e-m@il ederjordam@yahoo.com.br</text:p>
      <text:p text:style-name="Preformatted_20_Text"/>
      <text:p text:style-name="Preformatted_20_Text">----------------------------------------------------------------------------</text:p>
      <text:p text:style-name="Preformatted_20_Text"/>
      <text:p text:style-name="Preformatted_20_Text">- INDICE</text:p>
      <text:p text:style-name="Preformatted_20_Text"><text:s/>01 - COMANDOS DE MANIPULAÇÃO DE ARQUIVOS E DIRETÓRIOS</text:p>
      <text:p text:style-name="Preformatted_20_Text"><text:s/>02 - COMANDOS INFORMATIVOS</text:p>
      <text:p text:style-name="Preformatted_20_Text"><text:s/>03 - COMANDOS DE INICIALIZACAO E ENCERRAMENTO DO LINUX</text:p>
      <text:p text:style-name="Preformatted_20_Text"><text:s/>04 - COMANDOS DE CONTROLE DE ACESSO E USUARIOS/GRUPOS</text:p>
      <text:p text:style-name="Preformatted_20_Text"><text:s/>05 - COMANDOS DE PROCESSOS DO LINUX</text:p>
      <text:p text:style-name="Preformatted_20_Text"><text:s/>06 - COMANDOS DE CONFIGURACAO DO LINUX</text:p>
      <text:p text:style-name="Preformatted_20_Text"><text:s/>07 - COMANDOS DE IMPRESSAO</text:p>
      <text:p text:style-name="Preformatted_20_Text"><text:s/>08 - COMANDOS DE REDE</text:p>
      <text:p text:style-name="Preformatted_20_Text"><text:s/>09 - EDITORES DE TEXTO</text:p>
      <text:p text:style-name="Preformatted_20_Text"><text:s/>10 - CAMINHOS DE ARQUIVOS IMPORTANTES NO LINUX</text:p>
      <text:p text:style-name="Preformatted_20_Text"><text:s/>11 - AGRADECIMENTOS</text:p>
      <text:p text:style-name="Preformatted_20_Text"><text:s/>12 - COMANDOS PARA MODULOS (DRIVERS)</text:p>
      <text:p text:style-name="Preformatted_20_Text"><text:s/>13 - COMANDOS DE REDIRECIONAMENTO E PIPE</text:p>
      <text:p text:style-name="Preformatted_20_Text"><text:s/>14 - TECLAS DE ATALHO DO KDE 3.X</text:p>
      <text:p text:style-name="Preformatted_20_Text"><text:s/>15 - METACARACTERES</text:p>
      <text:p text:style-name="Preformatted_20_Text"><text:s/>16 - COMANDOS PARA GRAVAÇÃO DE CD'S</text:p>
      <text:p text:style-name="Preformatted_20_Text"><text:s/>17 - COMANDOS DA DISTRIBUIÇÃO DEBIAN</text:p>
      <text:p text:style-name="Preformatted_20_Text"/>
      <text:p text:style-name="Preformatted_20_Text">----------------------------------------------------------------------------</text:p>
      <text:p text:style-name="Preformatted_20_Text"/>
      <text:p text:style-name="Preformatted_20_Text">1 - COMANDOS DE MANIPULAÇÃO DE ARQUIVOS E DIRETÓRIOS</text:p>
      <text:p text:style-name="Preformatted_20_Text"/>
      <text:p text:style-name="Preformatted_20_Text">1.1 - comando ls = lista arquivos e o conteúdo de diretórios</text:p>
      <text:p text:style-name="Preformatted_20_Text"/>
      <text:p text:style-name="Preformatted_20_Text">- Exibe apenas diretórios</text:p>
      <text:p text:style-name="Preformatted_20_Text"><text:s/>ls -l | grep '^d'</text:p>
      <text:p text:style-name="Preformatted_20_Text">ou</text:p>
      <text:p text:style-name="Preformatted_20_Text"><text:s/>ls -d */</text:p>
      <text:p text:style-name="Preformatted_20_Text"/>
      <text:p text:style-name="Preformatted_20_Text">- Exibe apenas diretórios sem exibir seus respectivos tamanhos</text:p>
      <text:p text:style-name="Preformatted_20_Text"><text:s/>ls -l | grep '^d' | awk {'print $8'}</text:p>
      <text:p text:style-name="Preformatted_20_Text"/>
      <text:p text:style-name="Preformatted_20_Text">- Exibe arquivos ocultos, ou seja, iniciados com "."</text:p>
      <text:p text:style-name="Preformatted_20_Text"><text:s/>ls -a</text:p>
      <text:p text:style-name="Preformatted_20_Text"/>
      <text:p text:style-name="Preformatted_20_Text">- Exibe arquivos ocultos, exceto o "." e ".." </text:p>
      <text:p text:style-name="Preformatted_20_Text"><text:soft-page-break/><text:s/>ls -A</text:p>
      <text:p text:style-name="Preformatted_20_Text"/>
      <text:p text:style-name="Preformatted_20_Text">- Para listar arquivos e diretórios como o comando 'dir /p':</text:p>
      <text:p text:style-name="Preformatted_20_Text"><text:s/>ls | less</text:p>
      <text:p text:style-name="Preformatted_20_Text">* ou *</text:p>
      <text:p text:style-name="Preformatted_20_Text"><text:s/>ls | most</text:p>
      <text:p text:style-name="Preformatted_20_Text"/>
      <text:p text:style-name="Preformatted_20_Text">- Exibe os arquivos em colunas, ordenados verticalmente</text:p>
      <text:p text:style-name="Preformatted_20_Text"><text:s/>ls -C</text:p>
      <text:p text:style-name="Preformatted_20_Text"/>
      <text:p text:style-name="Preformatted_20_Text">- Exibe somente diretórios:</text:p>
      <text:p text:style-name="Preformatted_20_Text"><text:s/>ls -l | grep ^d</text:p>
      <text:p text:style-name="Preformatted_20_Text">ou</text:p>
      <text:p text:style-name="Preformatted_20_Text"><text:s/>ls -la | grep ^d</text:p>
      <text:p text:style-name="Preformatted_20_Text"/>
      <text:p text:style-name="Preformatted_20_Text">- Exibe os arquivos em seus tamanhos em KB, MB e GB</text:p>
      <text:p text:style-name="Preformatted_20_Text"><text:s/>ls -h</text:p>
      <text:p text:style-name="Preformatted_20_Text"/>
      <text:p text:style-name="Preformatted_20_Text">- Exibe primeiramente os arquivos criados/alterados recentemente</text:p>
      <text:p text:style-name="Preformatted_20_Text"><text:s/>ls -t</text:p>
      <text:p text:style-name="Preformatted_20_Text"/>
      <text:p text:style-name="Preformatted_20_Text">- Exibe informações referentes a arquivos e diretorios em colunas</text:p>
      <text:p text:style-name="Preformatted_20_Text"><text:s/>ls -l</text:p>
      <text:p text:style-name="Preformatted_20_Text"/>
      <text:p text:style-name="Preformatted_20_Text">- Exibe apenas arquivos executáveis, ou seja, marcados por um asterisco</text:p>
      <text:p text:style-name="Preformatted_20_Text">no final do seu nome</text:p>
      <text:p text:style-name="Preformatted_20_Text"><text:s/>ls -F</text:p>
      <text:p text:style-name="Preformatted_20_Text"/>
      <text:p text:style-name="Preformatted_20_Text">- Exibe arquivos de acordo com o tempo do ultimo acesso ao inves</text:p>
      <text:p text:style-name="Preformatted_20_Text">do tempo de modificacao do mesmo</text:p>
      <text:p text:style-name="Preformatted_20_Text"><text:s/>ls -u</text:p>
      <text:p text:style-name="Preformatted_20_Text"/>
      <text:p text:style-name="Preformatted_20_Text">- Exibe os arquivos na ordem inversa (de z para a)</text:p>
      <text:p text:style-name="Preformatted_20_Text"><text:s/>ls -r</text:p>
      <text:p text:style-name="Preformatted_20_Text"/>
      <text:p text:style-name="Preformatted_20_Text">- Exibe um diretorio e seus respectivos subdiretorios</text:p>
      <text:p text:style-name="Preformatted_20_Text"><text:s/>ls -R</text:p>
      <text:p text:style-name="Preformatted_20_Text"/>
      <text:p text:style-name="Preformatted_20_Text">- Exibe o conteudo do diretorio pelo tamanho do arquivo, no lugar</text:p>
      <text:p text:style-name="Preformatted_20_Text">de ordem alfabetica, com os maiores arquivos sendo exibidos primeiro</text:p>
      <text:p text:style-name="Preformatted_20_Text"><text:s/>ls -S</text:p>
      <text:p text:style-name="Preformatted_20_Text"/>
      <text:p text:style-name="Preformatted_20_Text">- Exibe o número do inode de cada arquivo/diretorio</text:p>
      <text:p text:style-name="Preformatted_20_Text"><text:s/>ls -i</text:p>
      <text:p text:style-name="Preformatted_20_Text"/>
      <text:p text:style-name="Preformatted_20_Text">- Exibe os arquivos horizontalmente cada um separado por virgula</text:p>
      <text:p text:style-name="Preformatted_20_Text"><text:s/>ls -m</text:p>
      <text:p text:style-name="Preformatted_20_Text"/>
      <text:p text:style-name="Preformatted_20_Text">- Exibe o UID e o GID ao inves do nome/grupo do arquivo</text:p>
      <text:p text:style-name="Preformatted_20_Text"><text:s/>ls -nl</text:p>
      <text:p text:style-name="Preformatted_20_Text"/>
      <text:p text:style-name="Preformatted_20_Text">- Exibe arquivos/diretorios nao exibindo o grupo, apenas o dono</text:p>
      <text:p text:style-name="Preformatted_20_Text"><text:s/>ls -o</text:p>
      <text:p text:style-name="Preformatted_20_Text"/>
      <text:p text:style-name="Preformatted_20_Text">- Exibe os arquivos em colunas, ordenados horizontalmente</text:p>
      <text:p text:style-name="Preformatted_20_Text"><text:s/>ls -x</text:p>
      <text:p text:style-name="Preformatted_20_Text"/>
      <text:p text:style-name="Preformatted_20_Text">- Exibe e ordena o conteudo do diretorio alfabeticamente pela extensao</text:p>
      <text:p text:style-name="Preformatted_20_Text">(caracteres depois do ultimo ".") do arquivo. Arquivos sem extensao são</text:p>
      <text:p text:style-name="Preformatted_20_Text">ordenados primeiramente</text:p>
      <text:p text:style-name="Preformatted_20_Text"><text:s/>ls -X</text:p>
      <text:p text:style-name="Preformatted_20_Text"/>
      <text:p text:style-name="Preformatted_20_Text"><text:soft-page-break/>- Exibe o nome de cada diretorio com "/" e cada nome de arquivos executaveis</text:p>
      <text:p text:style-name="Preformatted_20_Text">com "*" em seu final</text:p>
      <text:p text:style-name="Preformatted_20_Text"><text:s/>ls -F</text:p>
      <text:p text:style-name="Preformatted_20_Text"/>
      <text:p text:style-name="Preformatted_20_Text">- Exibe o status do tempo de alteração ao invés do tempo de modificação para</text:p>
      <text:p text:style-name="Preformatted_20_Text">ordenar (com -t) ou listar (com -l)</text:p>
      <text:p text:style-name="Preformatted_20_Text"><text:s/>ls -c</text:p>
      <text:p text:style-name="Preformatted_20_Text"/>
      <text:p text:style-name="Preformatted_20_Text">- Exibe todos os arquivos com a inicial minuscula contidos dentro da faixa</text:p>
      <text:p text:style-name="Preformatted_20_Text">entre os caracteres 'a' e 'd'</text:p>
      <text:p text:style-name="Preformatted_20_Text"><text:s/>ls [a-d]*</text:p>
      <text:p text:style-name="Preformatted_20_Text"/>
      <text:p text:style-name="Preformatted_20_Text">- Exibe os arquivos com a inicial entre P e Q, e depois outra entre 1 e 3</text:p>
      <text:p text:style-name="Preformatted_20_Text"><text:s/>ls [P-Q1-3]*</text:p>
      <text:p text:style-name="Preformatted_20_Text"/>
      <text:p text:style-name="Preformatted_20_Text">- Envia o conteudo do comando ls no console atual para o console tty2</text:p>
      <text:p text:style-name="Preformatted_20_Text"><text:s/>ls &gt; /dev/tty2 </text:p>
      <text:p text:style-name="Preformatted_20_Text"/>
      <text:p text:style-name="Preformatted_20_Text">- Exibe uma lista de arquivos/diretorios ordenados pela data de criação</text:p>
      <text:p text:style-name="Preformatted_20_Text"><text:s/>ls <text:s/>-Fltr</text:p>
      <text:p text:style-name="Preformatted_20_Text"/>
      <text:p text:style-name="Preformatted_20_Text">- Exibe os arquivos ordenados do menor para o maior</text:p>
      <text:p text:style-name="Preformatted_20_Text"><text:s/>ls -la | sort +4 -n</text:p>
      <text:p text:style-name="Preformatted_20_Text"/>
      <text:p text:style-name="Preformatted_20_Text">- Exibe os arquivos ordenados do maior para o menor</text:p>
      <text:p text:style-name="Preformatted_20_Text"><text:s/>ls -la | sort +4 -nr</text:p>
      <text:p text:style-name="Preformatted_20_Text"/>
      <text:p text:style-name="Preformatted_20_Text">- Exibe os arquivos com suas propriedades no estilo do S. O. Windows</text:p>
      <text:p text:style-name="Preformatted_20_Text"><text:s/>ls -al --full-time</text:p>
      <text:p text:style-name="Preformatted_20_Text"/>
      <text:p text:style-name="Preformatted_20_Text">- Exibe todos os arquivos com extensão 'txt'</text:p>
      <text:p text:style-name="Preformatted_20_Text"><text:s/>ls -l *.txt</text:p>
      <text:p text:style-name="Preformatted_20_Text"/>
      <text:p text:style-name="Preformatted_20_Text">- Exibe todos os arquivos 'txt' que contenham a palavra 'jordam'</text:p>
      <text:p text:style-name="Preformatted_20_Text"><text:s/>ls -l *.txt | grep jordam</text:p>
      <text:p text:style-name="Preformatted_20_Text"/>
      <text:p text:style-name="Preformatted_20_Text">- Exibe um número de quantos arquivos existem em um diretório</text:p>
      <text:p text:style-name="Preformatted_20_Text"><text:s/>ls -A | wc -l</text:p>
      <text:p text:style-name="Preformatted_20_Text"/>
      <text:p text:style-name="Preformatted_20_Text">- Exibe um número de quantos arquivos existem em um diretório</text:p>
      <text:p text:style-name="Preformatted_20_Text"><text:s/>ls -A -p | sed -e '/\//d' | wc -l</text:p>
      <text:p text:style-name="Preformatted_20_Text"/>
      <text:p text:style-name="Preformatted_20_Text">- Exibe um número de quantos diretórios existem em um diretório</text:p>
      <text:p text:style-name="Preformatted_20_Text"><text:s/>ls -A -p | grep "/" | wc -l</text:p>
      <text:p text:style-name="Preformatted_20_Text"/>
      <text:p text:style-name="Preformatted_20_Text">- Para listar em um diretório os arquivos mais velhos</text:p>
      <text:p text:style-name="Preformatted_20_Text"><text:s/>ls -lt | tail -30</text:p>
      <text:p text:style-name="Preformatted_20_Text"/>
      <text:p text:style-name="Preformatted_20_Text">- Para listar os arquivos maiores</text:p>
      <text:p text:style-name="Preformatted_20_Text"><text:s/>ls -l | sort -n -k 5 | tail -30</text:p>
      <text:p text:style-name="Preformatted_20_Text"/>
      <text:p text:style-name="Preformatted_20_Text">- Para procurar os diretórios com a maior quantidade de arquivos</text:p>
      <text:p text:style-name="Preformatted_20_Text"><text:s/>du -k . | sort -n -k 1 | tail -30</text:p>
      <text:p text:style-name="Preformatted_20_Text"/>
      <text:p text:style-name="Preformatted_20_Text"/>
      <text:p text:style-name="Preformatted_20_Text">1.2 - comando rm = remove arquivos e diretorios</text:p>
      <text:p text:style-name="Preformatted_20_Text"/>
      <text:p text:style-name="Preformatted_20_Text">- Remove o arquivo file1.txt</text:p>
      <text:p text:style-name="Preformatted_20_Text"><text:s/>rm file1.txt</text:p>
      <text:p text:style-name="Preformatted_20_Text"/>
      <text:p text:style-name="Preformatted_20_Text">- Remove os arquivos file1.txt, file2.txt e file3.txt</text:p>
      <text:p text:style-name="Preformatted_20_Text"><text:s/>rm file1.txt file2.txt file3.txt</text:p>
      <text:p text:style-name="Preformatted_20_Text"><text:soft-page-break/></text:p>
      <text:p text:style-name="Preformatted_20_Text">- Pergunta ao usuário se ele deseja realmente remover o arquivo teste1.txt</text:p>
      <text:p text:style-name="Preformatted_20_Text"><text:s/>rm -i teste1.txt</text:p>
      <text:p text:style-name="Preformatted_20_Text"/>
      <text:p text:style-name="Preformatted_20_Text">- Remove os diretorios com seus arquivos e subdiretorios (-r) não exibindo</text:p>
      <text:p text:style-name="Preformatted_20_Text">perguntas de confirmacao de exclusao (-f)</text:p>
      <text:p text:style-name="Preformatted_20_Text"><text:s/>rm -rf /trabalhos/exposicao50</text:p>
      <text:p text:style-name="Preformatted_20_Text"/>
      <text:p text:style-name="Preformatted_20_Text">- Remove os diretorios com seus arquivos e subdiretorios (-r) não exibindo</text:p>
      <text:p text:style-name="Preformatted_20_Text">perguntas de confirmacao de exclusao (-f) exibindo o nome de cada arquivo</text:p>
      <text:p text:style-name="Preformatted_20_Text">antes de apagá-lo (-v)</text:p>
      <text:p text:style-name="Preformatted_20_Text"><text:s/>rm -rfv /trabalhos/exposicao50</text:p>
      <text:p text:style-name="Preformatted_20_Text"/>
      <text:p text:style-name="Preformatted_20_Text">- Para remover o arquivo 'file1.txt' de todos os diretórios home de todos</text:p>
      <text:p text:style-name="Preformatted_20_Text">os usuários cadastrados no sistema</text:p>
      <text:p text:style-name="Preformatted_20_Text"><text:s/>rm -rfv /home/*/file1.txt</text:p>
      <text:p text:style-name="Preformatted_20_Text"/>
      <text:p text:style-name="Preformatted_20_Text">- Para remover todos os arquivos de todos os diretórios home de todos</text:p>
      <text:p text:style-name="Preformatted_20_Text">os usuários cadastrados no sistema que possuam arquivos dentro de seus</text:p>
      <text:p text:style-name="Preformatted_20_Text">respectivos diretórios 'trash'</text:p>
      <text:p text:style-name="Preformatted_20_Text"><text:s/>rm -rf /home/*/trash/*</text:p>
      <text:p text:style-name="Preformatted_20_Text"/>
      <text:p text:style-name="Preformatted_20_Text">- Para remover o arquivo '--verify'</text:p>
      <text:p text:style-name="Preformatted_20_Text"><text:s/>rm -f -- --verify</text:p>
      <text:p text:style-name="Preformatted_20_Text">* ou *</text:p>
      <text:p text:style-name="Preformatted_20_Text"><text:s/>rm ./--verify</text:p>
      <text:p text:style-name="Preformatted_20_Text"/>
      <text:p text:style-name="Preformatted_20_Text">O 1º '--' significa que acabou a lista de argumentos, o que vier na frente</text:p>
      <text:p text:style-name="Preformatted_20_Text">é nome de arquivo. O 2º '--' faz parte do nome do arquivo.</text:p>
      <text:p text:style-name="Preformatted_20_Text"/>
      <text:p text:style-name="Preformatted_20_Text">- Para remover o arquivo '--exclude-from=excluir'</text:p>
      <text:p text:style-name="Preformatted_20_Text"><text:s/>rm -- "--exclude-from=excluir"</text:p>
      <text:p text:style-name="Preformatted_20_Text">* ou *</text:p>
      <text:p text:style-name="Preformatted_20_Text"><text:s/>rm -- --exclude-from=excluir</text:p>
      <text:p text:style-name="Preformatted_20_Text"/>
      <text:p text:style-name="Preformatted_20_Text"/>
      <text:p text:style-name="Preformatted_20_Text">1.3 - comando cp = copia arquivos ou diretorios</text:p>
      <text:p text:style-name="Preformatted_20_Text"/>
      <text:p text:style-name="Preformatted_20_Text">- Mais utilizado:</text:p>
      <text:p text:style-name="Preformatted_20_Text"><text:s/>cp -aRdiv</text:p>
      <text:p text:style-name="Preformatted_20_Text">ou</text:p>
      <text:p text:style-name="Preformatted_20_Text"><text:s/>cp -a -R -d -i -v</text:p>
      <text:p text:style-name="Preformatted_20_Text"/>
      <text:p text:style-name="Preformatted_20_Text">- Quando o primeiro diretório tem vários diretórios dentro, o "cp" precisa</text:p>
      <text:p text:style-name="Preformatted_20_Text">saber que você quer copiar tudo. Para isso adicione a opção "-a". E ele</text:p>
      <text:p text:style-name="Preformatted_20_Text">fará uma copia recursiva, isto é: copiara tudo o que encontrar dentro</text:p>
      <text:p text:style-name="Preformatted_20_Text">do primeiro diretório para o segundo, e preservara sua estrutura e atributos,</text:p>
      <text:p text:style-name="Preformatted_20_Text">mesmo que "-dpr"</text:p>
      <text:p text:style-name="Preformatted_20_Text"><text:s/>cp -a diretorio diretorio</text:p>
      <text:p text:style-name="Preformatted_20_Text"/>
      <text:p text:style-name="Preformatted_20_Text">- Se já existir um arquivo de mesmo nome dentro do diretório, ele pergunta</text:p>
      <text:p text:style-name="Preformatted_20_Text">se você quer substituí-lo. Se a resposta à pergunta for "y", ele o fará</text:p>
      <text:p text:style-name="Preformatted_20_Text"><text:s/>cp -i arquivo diretorio</text:p>
      <text:p text:style-name="Preformatted_20_Text"/>
      <text:p text:style-name="Preformatted_20_Text">- Se já existir um arquivo de mesmo nome dentro do diretório, ele gravará</text:p>
      <text:p text:style-name="Preformatted_20_Text">em cima dele sem perguntar nada</text:p>
      <text:p text:style-name="Preformatted_20_Text"><text:s/>cp -f arquivo diretorio</text:p>
      <text:p text:style-name="Preformatted_20_Text"/>
      <text:p text:style-name="Preformatted_20_Text">- Copia o arquivo file1.txt para o diretorio citado</text:p>
      <text:p text:style-name="Preformatted_20_Text"><text:s/>cp file1.txt /home/edjordam</text:p>
      <text:p text:style-name="Preformatted_20_Text"/>
      <text:p text:style-name="Preformatted_20_Text">- Copia o arquivo file1.txt para o diretorio citado com um novo nome:</text:p>
      <text:p text:style-name="Preformatted_20_Text"><text:soft-page-break/>filenovo.txt</text:p>
      <text:p text:style-name="Preformatted_20_Text"><text:s/>cp file1.txt /home/edjordam/filenovo.txt</text:p>
      <text:p text:style-name="Preformatted_20_Text"/>
      <text:p text:style-name="Preformatted_20_Text">- Faz uma copia do arquivo1 para o arquivo2</text:p>
      <text:p text:style-name="Preformatted_20_Text"><text:s/>cp arquivo1.txt arquivo2.txt</text:p>
      <text:p text:style-name="Preformatted_20_Text"/>
      <text:p text:style-name="Preformatted_20_Text">- Copia o arquivo file1.txt checando se existe um arquivo de mesmo nome</text:p>
      <text:p text:style-name="Preformatted_20_Text">no diretorio /home/ederjordam, se estiver esta opção irá fazer uma</text:p>
      <text:p text:style-name="Preformatted_20_Text">pergunta se deseja sobrescrever o arquivo de destino</text:p>
      <text:p text:style-name="Preformatted_20_Text"><text:s/>cp -i file1.txt /home/ederjordam</text:p>
      <text:p text:style-name="Preformatted_20_Text"/>
      <text:p text:style-name="Preformatted_20_Text">- Copia o arquivo file1.txt preservando suas propriedades, como o pro-</text:p>
      <text:p text:style-name="Preformatted_20_Text">prietario do arquivo, data de criação, permissões de acesso, última</text:p>
      <text:p text:style-name="Preformatted_20_Text">modificacao e último acesso</text:p>
      <text:p text:style-name="Preformatted_20_Text"><text:s/>cp -p file1.txt /home/ederjordam</text:p>
      <text:p text:style-name="Preformatted_20_Text"/>
      <text:p text:style-name="Preformatted_20_Text">- Copia os arquivos/diretórios/sub-diretórios do diretório textos para o</text:p>
      <text:p text:style-name="Preformatted_20_Text">diretório atual</text:p>
      <text:p text:style-name="Preformatted_20_Text"><text:s/>cp -R /files/textos/* .</text:p>
      <text:p text:style-name="Preformatted_20_Text"/>
      <text:p text:style-name="Preformatted_20_Text">- Copia os arquivos, diretórios, sub-diretórios do diretório textos para</text:p>
      <text:p text:style-name="Preformatted_20_Text">o diretório /usr/backup</text:p>
      <text:p text:style-name="Preformatted_20_Text"><text:s/>cp -R /files/textos/* /usr/backup</text:p>
      <text:p text:style-name="Preformatted_20_Text"/>
      <text:p text:style-name="Preformatted_20_Text">- Copia todos os arquivos .txt do diretório /chicago para o diretório atual</text:p>
      <text:p text:style-name="Preformatted_20_Text"><text:s/>cp /chicago/*.txt .</text:p>
      <text:p text:style-name="Preformatted_20_Text"/>
      <text:p text:style-name="Preformatted_20_Text">- Copia o arquivo file9.txt mantendo seu link simbolico, ou seja, o vínculo</text:p>
      <text:p text:style-name="Preformatted_20_Text">original do arquivo</text:p>
      <text:p text:style-name="Preformatted_20_Text"><text:s/>cp -d file9.txt /home/ederjordam</text:p>
      <text:p text:style-name="Preformatted_20_Text"/>
      <text:p text:style-name="Preformatted_20_Text">- Copia o arquivo file4.txt da maneira mais fiel possivel, o '-a' é a união</text:p>
      <text:p text:style-name="Preformatted_20_Text">das flags '-pdR' juntas e o '-i' apresenta um prompt antes de sobescrever</text:p>
      <text:p text:style-name="Preformatted_20_Text">arquivos de destinos existentes</text:p>
      <text:p text:style-name="Preformatted_20_Text"><text:s/>cp -ai file4.txt /home/ederjordam</text:p>
      <text:p text:style-name="Preformatted_20_Text"/>
      <text:p text:style-name="Preformatted_20_Text">- Copia o arquivo file7.txt e cria uma cópia de segurança do arquivo citado.</text:p>
      <text:p text:style-name="Preformatted_20_Text">Repare que existe um arquivo de mesmo nome no diretório</text:p>
      <text:p text:style-name="Preformatted_20_Text">/home/ederjordam porem com um "~" no final</text:p>
      <text:p text:style-name="Preformatted_20_Text"><text:s/>cp -b file7.txt /home/ederjordam</text:p>
      <text:p text:style-name="Preformatted_20_Text"/>
      <text:p text:style-name="Preformatted_20_Text">- Copia o arquivo file3.txt para o diretório /home/ederjordam e se existir</text:p>
      <text:p text:style-name="Preformatted_20_Text">um arquivo de mesmo nome será atomaticamente deletado</text:p>
      <text:p text:style-name="Preformatted_20_Text"><text:s/>cp -f file3.txt /home/ederjordam</text:p>
      <text:p text:style-name="Preformatted_20_Text"/>
      <text:p text:style-name="Preformatted_20_Text">- Copia o arquivo file5.txt para o diretorio /home/ederjordam e substitui</text:p>
      <text:p text:style-name="Preformatted_20_Text">o arquivo caso tenha a hora de modificação mais antiga do que o arquivo de</text:p>
      <text:p text:style-name="Preformatted_20_Text">origem correspondente</text:p>
      <text:p text:style-name="Preformatted_20_Text"><text:s/>cp -u file5.txt /home/ederjordam</text:p>
      <text:p text:style-name="Preformatted_20_Text"/>
      <text:p text:style-name="Preformatted_20_Text">Copia o conteúdo dos 3 arquivos para o arquivo agenda.txt</text:p>
      <text:p text:style-name="Preformatted_20_Text"><text:s/>cp file1.txt file2.txt file3.txt &gt; agenda.txt</text:p>
      <text:p text:style-name="Preformatted_20_Text"/>
      <text:p text:style-name="Preformatted_20_Text">- Acrescenta o conteúdo do arquivo file4.txt no arquivo agenda.txt</text:p>
      <text:p text:style-name="Preformatted_20_Text"><text:s/>cp file4.txt &gt;&gt; agenda.txt</text:p>
      <text:p text:style-name="Preformatted_20_Text"/>
      <text:p text:style-name="Preformatted_20_Text">- Copia TODOS os arquivos (inclusive os ocultos) exibindo o resultado final</text:p>
      <text:p text:style-name="Preformatted_20_Text">do comando '-v'</text:p>
      <text:p text:style-name="Preformatted_20_Text"><text:s/>cp -av teste/* /home/ederjordam</text:p>
      <text:p text:style-name="Preformatted_20_Text">ou</text:p>
      <text:p text:style-name="Preformatted_20_Text"><text:s/>cp -av teste/.??* /home/ederjordam</text:p>
      <text:p text:style-name="Preformatted_20_Text">ou</text:p>
      <text:p text:style-name="Preformatted_20_Text"><text:soft-page-break/><text:s/>cp * .[a-zA-Z0-9#~]* /home/ederjordam</text:p>
      <text:p text:style-name="Preformatted_20_Text"/>
      <text:p text:style-name="Preformatted_20_Text">Note que se você tiver arquivos ocultos com menos que três letras após o '.'</text:p>
      <text:p text:style-name="Preformatted_20_Text">no nome estes não serão copiados. Para copiá-los, digite seus respectivos</text:p>
      <text:p text:style-name="Preformatted_20_Text">nomes. Isso se deve ao fato da expressão ".??*" ser usada para eliminar os</text:p>
      <text:p text:style-name="Preformatted_20_Text">diretórios "." e "..".</text:p>
      <text:p text:style-name="Preformatted_20_Text"/>
      <text:p text:style-name="Preformatted_20_Text">- Copiará, a partir do diretório corrente, 100 arquivos que atendam à condição</text:p>
      <text:p text:style-name="Preformatted_20_Text">"INPUT*:*", ou seja que comecem por "INPUT", e que são seguidos por zero ou</text:p>
      <text:p text:style-name="Preformatted_20_Text">mais caracteres. Podemos colocar como origem em um comando cp, mv, ou qualquer</text:p>
      <text:p text:style-name="Preformatted_20_Text">outro semelhante uma expressão regular que me permita selecionar com precisão</text:p>
      <text:p text:style-name="Preformatted_20_Text">quais arquivos eu quero copiar ou mover para um diretório de destino. As</text:p>
      <text:p text:style-name="Preformatted_20_Text">aspas invertidas sinalizam exatamente isto, que o comando entre aspas</text:p>
      <text:p text:style-name="Preformatted_20_Text">invertidas serão executados e seu resultado será passado para o comando sendo</text:p>
      <text:p text:style-name="Preformatted_20_Text">executado</text:p>
      <text:p text:style-name="Preformatted_20_Text"><text:s/>cp `ls INPUT* | head -n 100` destino</text:p>
      <text:p text:style-name="Preformatted_20_Text"/>
      <text:p text:style-name="Preformatted_20_Text"/>
      <text:p text:style-name="Preformatted_20_Text">1.4 - comando cat = exibe o conteúdo de um arquivo</text:p>
      <text:p text:style-name="Preformatted_20_Text"/>
      <text:p text:style-name="Preformatted_20_Text">- Exibe o conteudo do arquivo file1.txt</text:p>
      <text:p text:style-name="Preformatted_20_Text"><text:s/>cat file1.txt</text:p>
      <text:p text:style-name="Preformatted_20_Text"/>
      <text:p text:style-name="Preformatted_20_Text">- Exibe o conteúdo do arquivo file1.txt com suas linhas numeradas</text:p>
      <text:p text:style-name="Preformatted_20_Text"><text:s/>cat -n file1.txt</text:p>
      <text:p text:style-name="Preformatted_20_Text"/>
      <text:p text:style-name="Preformatted_20_Text">- Exibe o conteúdo do arquifo file1.txt apresentando no finaL de cada linha</text:p>
      <text:p text:style-name="Preformatted_20_Text">o caracter $</text:p>
      <text:p text:style-name="Preformatted_20_Text"><text:s/>cat -A file1.txt</text:p>
      <text:p text:style-name="Preformatted_20_Text"/>
      <text:p text:style-name="Preformatted_20_Text">- Enumera os arquivos de um diretório</text:p>
      <text:p text:style-name="Preformatted_20_Text"><text:s/>cat -n &lt;(ls)</text:p>
      <text:p text:style-name="Preformatted_20_Text"/>
      <text:p text:style-name="Preformatted_20_Text">- Exibe uma lista apenas com os logins dos usuários cadastrados no sistema</text:p>
      <text:p text:style-name="Preformatted_20_Text"><text:s/>cat /etc/passwd | cut -d : -f 1</text:p>
      <text:p text:style-name="Preformatted_20_Text">ou</text:p>
      <text:p text:style-name="Preformatted_20_Text"><text:s/>cat /etc/passwd | awk -F ":" '{print $1}'</text:p>
      <text:p text:style-name="Preformatted_20_Text"/>
      <text:p text:style-name="Preformatted_20_Text">- Procura o nome Edi Jordam no arquivo agenda.txt</text:p>
      <text:p text:style-name="Preformatted_20_Text"><text:s/>cat agenda.txt | grep "Edi Jordam"</text:p>
      <text:p text:style-name="Preformatted_20_Text"/>
      <text:p text:style-name="Preformatted_20_Text">- Recebe por email o conteudo do arquivo /etc/services</text:p>
      <text:p text:style-name="Preformatted_20_Text"><text:s/>cat /etc/services | sendmail user@dominio.com.br</text:p>
      <text:p text:style-name="Preformatted_20_Text"/>
      <text:p text:style-name="Preformatted_20_Text">- Retira o ^M dos arquivos formatados com padrão MS Windows (quebra de linha)</text:p>
      <text:p text:style-name="Preformatted_20_Text"><text:s/>cat arquivo | tr -s "\r" "\n" &gt; novo_arquivo_sem_m</text:p>
      <text:p text:style-name="Preformatted_20_Text"/>
      <text:p text:style-name="Preformatted_20_Text">- Onde arquivo.dat é o arquivo que voce deseja exibir, com a opção '-n' ele</text:p>
      <text:p text:style-name="Preformatted_20_Text">numera todas as linhas e o 'grep N' sendo a enésima linha que você desejar</text:p>
      <text:p text:style-name="Preformatted_20_Text"><text:s/>cat -n arquivo.dat | grep N</text:p>
      <text:p text:style-name="Preformatted_20_Text"/>
      <text:p text:style-name="Preformatted_20_Text">- Exibi a enésima linha de todos os arquivos de um diretório</text:p>
      <text:p text:style-name="Preformatted_20_Text"><text:s/>cat -n /caminho/arquivo | grep -e ^[\ ]*NUMERO_LINHA[^0-9]</text:p>
      <text:p text:style-name="Preformatted_20_Text"/>
      <text:p text:style-name="Preformatted_20_Text">- Copia o conteudo destes 3 arquivos para o arquivo agenda.txt</text:p>
      <text:p text:style-name="Preformatted_20_Text"><text:s/>cat file1.txt file2.txt file3.txt &gt; agenda.txt</text:p>
      <text:p text:style-name="Preformatted_20_Text"/>
      <text:p text:style-name="Preformatted_20_Text">- Acrescenta o conteúdo do file4.txt no arquivo agenda.txt sem apagar os</text:p>
      <text:p text:style-name="Preformatted_20_Text">dados já nele armazenados</text:p>
      <text:p text:style-name="Preformatted_20_Text"><text:s/>cat file4.txt &gt;&gt; agenda.txt</text:p>
      <text:p text:style-name="Preformatted_20_Text"/>
      <text:p text:style-name="Preformatted_20_Text">- Remove as três primeiras linhas do arquivo options.skel e cria o arquivo</text:p>
      <text:p text:style-name="Preformatted_20_Text"><text:soft-page-break/>options com as modificacoes</text:p>
      <text:p text:style-name="Preformatted_20_Text"><text:s/>cat ~/.gnupg/options.skel | sed "0,3d" &gt; ~/.gnupg/options</text:p>
      <text:p text:style-name="Preformatted_20_Text"/>
      <text:p text:style-name="Preformatted_20_Text">- Envia um em@ail a todos os usuarios do sistema</text:p>
      <text:p text:style-name="Preformatted_20_Text"><text:s/>cat /etc/passwd | cut -d: -f 1 | while read x;</text:p>
      <text:p text:style-name="Preformatted_20_Text"><text:s text:c="3"/>do</text:p>
      <text:p text:style-name="Preformatted_20_Text"><text:s text:c="5"/>echo "Desliguem seus computadores no final do expediente!" | mail ${x} -s "Aviso do administrador.";</text:p>
      <text:p text:style-name="Preformatted_20_Text"><text:s text:c="3"/>done</text:p>
      <text:p text:style-name="Preformatted_20_Text"/>
      <text:p text:style-name="Preformatted_20_Text">- Exibe o conteúdo do primeiro console</text:p>
      <text:p text:style-name="Preformatted_20_Text"><text:s/>cat /dev/vcs1</text:p>
      <text:p text:style-name="Preformatted_20_Text"/>
      <text:p text:style-name="Preformatted_20_Text">- Exibe o conteúdo do primeiro console com cores</text:p>
      <text:p text:style-name="Preformatted_20_Text"><text:s/>cat /dev/vcsa1</text:p>
      <text:p text:style-name="Preformatted_20_Text"/>
      <text:p text:style-name="Preformatted_20_Text">- Exibe a 95º linha do arquivo file1.txt</text:p>
      <text:p text:style-name="Preformatted_20_Text"><text:s/>cat -n file1.txt | awk '$1 == 95 {print $2}'</text:p>
      <text:p text:style-name="Preformatted_20_Text"/>
      <text:p text:style-name="Preformatted_20_Text">- Exibe a 95º linha do arquivo passwd</text:p>
      <text:p text:style-name="Preformatted_20_Text"><text:s/>cat -n passwd | awk '$1 == 95 {print $0}' | cut -f 2-</text:p>
      <text:p text:style-name="Preformatted_20_Text"/>
      <text:p text:style-name="Preformatted_20_Text">- Direciona a saída do comando cat para a impressora</text:p>
      <text:p text:style-name="Preformatted_20_Text"><text:s/>cat file1.txt &gt; /dev/lp0</text:p>
      <text:p text:style-name="Preformatted_20_Text">ou</text:p>
      <text:p text:style-name="Preformatted_20_Text"><text:s/>cat &lt; file1.txt &gt; /dev/lp0</text:p>
      <text:p text:style-name="Preformatted_20_Text"/>
      <text:p text:style-name="Preformatted_20_Text">- Direciona a saída do comando cat para a impressora numerando suas linhas</text:p>
      <text:p text:style-name="Preformatted_20_Text"><text:s/>cat -n file1.txt &gt; /dev/lp0</text:p>
      <text:p text:style-name="Preformatted_20_Text"/>
      <text:p text:style-name="Preformatted_20_Text">- Exibe o conteudo do cat no monitor envia também para a impressora</text:p>
      <text:p text:style-name="Preformatted_20_Text"><text:s/>cat file1.txt | tee /dev/lp0</text:p>
      <text:p text:style-name="Preformatted_20_Text"/>
      <text:p text:style-name="Preformatted_20_Text">- Direciona a saida do comando cat para o programa de spool lpr</text:p>
      <text:p text:style-name="Preformatted_20_Text"><text:s/>cat file1.txt | lpr</text:p>
      <text:p text:style-name="Preformatted_20_Text"/>
      <text:p text:style-name="Preformatted_20_Text">- Exibe todas as mensagens do daemon 'kernel' da estação de trabalho 'wrk1'</text:p>
      <text:p text:style-name="Preformatted_20_Text">eliminando os campos 'wrk1' e 'kernel'. Os parâmetros '$1', '$2' do comando</text:p>
      <text:p text:style-name="Preformatted_20_Text">'awk' indica que campos serão listados, (omitimos $4 e $5 que são respecti-</text:p>
      <text:p text:style-name="Preformatted_20_Text">vamente 'wrk1' e 'kernel')</text:p>
      <text:p text:style-name="Preformatted_20_Text"><text:s/>cat /var/log/* | grep 'wrk1' | grep 'kernel' | awk '{print $1 $2 $3 $6 $7 $8 $9 $10 $11 $12}'</text:p>
      <text:p text:style-name="Preformatted_20_Text"/>
      <text:p text:style-name="Preformatted_20_Text">- Exibe as 10 linhas restantes depois da 1º ocorrência da palavra 'palavra1'</text:p>
      <text:p text:style-name="Preformatted_20_Text">que fica sempre no início de alguma linha</text:p>
      <text:p text:style-name="Preformatted_20_Text"><text:s/>cat file1.txt | grep palavra1 -B 10</text:p>
      <text:p text:style-name="Preformatted_20_Text"/>
      <text:p text:style-name="Preformatted_20_Text">- Exibe todas as linhas exeto as que tenham joao e maria</text:p>
      <text:p text:style-name="Preformatted_20_Text"><text:s/>cat arquivo | grep -v joao | grep -v maria</text:p>
      <text:p text:style-name="Preformatted_20_Text"/>
      <text:p text:style-name="Preformatted_20_Text">- Converte um arquivo criado no DOS para o Unix</text:p>
      <text:p text:style-name="Preformatted_20_Text"><text:s/>cat file | sed "s/^M\{1,\}$//" | sed "$ s/^Z//" &gt; file-new.txt</text:p>
      <text:p text:style-name="Preformatted_20_Text"/>
      <text:p text:style-name="Preformatted_20_Text">- Converte um arquivo criado no Unix para o DOS</text:p>
      <text:p text:style-name="Preformatted_20_Text"><text:s/>cat file | sed "s/$/^M/" | sed "$ s/$/^Z/" &gt; file-new.txt</text:p>
      <text:p text:style-name="Preformatted_20_Text"/>
      <text:p text:style-name="Preformatted_20_Text">- Exibe a primeira coluna do arquivo /etc/passwd.</text:p>
      <text:p text:style-name="Preformatted_20_Text"><text:s/>cat /etc/passwd | cut -d: -f1 | sort &gt; arq</text:p>
      <text:p text:style-name="Preformatted_20_Text"/>
      <text:p text:style-name="Preformatted_20_Text">Explicação:</text:p>
      <text:p text:style-name="Preformatted_20_Text"><text:s/>cat /etc/passwd = obtem o conteudo do /etc/passwd</text:p>
      <text:p text:style-name="Preformatted_20_Text"><text:s/>cut -d: -f1 <text:s text:c="4"/>= corta a primeira ocorrencia de 2 pontos ":" do arquivo</text:p>
      <text:p text:style-name="Preformatted_20_Text"><text:soft-page-break/><text:s/>sort <text:s text:c="11"/>= ordena em ordem alfabetica</text:p>
      <text:p text:style-name="Preformatted_20_Text"><text:s/>&gt; arq <text:s text:c="10"/>= direciona o resultado ou saida para o arquivo "arq"</text:p>
      <text:p text:style-name="Preformatted_20_Text"/>
      <text:p text:style-name="Preformatted_20_Text">- Gera o arquivo mails.txt contendo todos os usuarios do computador</text:p>
      <text:p text:style-name="Preformatted_20_Text"><text:s/>cat /etc/passwd | cut -f1 -d: &gt;&gt; /etc/mail/mails.txt</text:p>
      <text:p text:style-name="Preformatted_20_Text"/>
      <text:p text:style-name="Preformatted_20_Text">- Se houver um erro de arquivo não encontrado use este comando para ler</text:p>
      <text:p text:style-name="Preformatted_20_Text">arquivos texto com a extensão gz</text:p>
      <text:p text:style-name="Preformatted_20_Text"><text:s/>zcat /usr/man/man1/lsmod.1.gz</text:p>
      <text:p text:style-name="Preformatted_20_Text"/>
      <text:p text:style-name="Preformatted_20_Text">- Possuo um arquivo com vários usernames e necessito criar um shell para</text:p>
      <text:p text:style-name="Preformatted_20_Text">consultar este arquivo e remover do passwd todos esses usernames</text:p>
      <text:p text:style-name="Preformatted_20_Text"><text:s/>cat ArqPWs | xargs grep -v /etc/passwd &gt; /tmp/passwdnew</text:p>
      <text:p text:style-name="Preformatted_20_Text"><text:s/>mv -f /tmp/passwdnew /etc/passwd</text:p>
      <text:p text:style-name="Preformatted_20_Text"/>
      <text:p text:style-name="Preformatted_20_Text">- Como faco pra tirar as linhas que contem uma certa expressão em um</text:p>
      <text:p text:style-name="Preformatted_20_Text">arquivo? EX:</text:p>
      <text:p text:style-name="Preformatted_20_Text">aaaaa.string_que_eu_quero_tirar.bbbbbbb</text:p>
      <text:p text:style-name="Preformatted_20_Text">aaaaa.string_normal.bbbbbbbbbbbb</text:p>
      <text:p text:style-name="Preformatted_20_Text">aaa.string_que_eu_quero_tirar.bbbbbbbbbbbbbbbbbb</text:p>
      <text:p text:style-name="Preformatted_20_Text"><text:s/>cat arquivo | grep -v "string_que_eu_quero_tirar"</text:p>
      <text:p text:style-name="Preformatted_20_Text"/>
      <text:p text:style-name="Preformatted_20_Text">- Preciso alterar uma string que vem entre ' '. A string que vem é algo</text:p>
      <text:p text:style-name="Preformatted_20_Text">assim: seila seila seila seil 'seila2'</text:p>
      <text:p text:style-name="Preformatted_20_Text"><text:s/>cat arquivo | cut -d "'" -f 2 &gt; arquivo_2</text:p>
      <text:p text:style-name="Preformatted_20_Text"/>
      <text:p text:style-name="Preformatted_20_Text">- Como fazer para trocar todas as letras maiusculas de um arquivo</text:p>
      <text:p text:style-name="Preformatted_20_Text">por minusculas?</text:p>
      <text:p text:style-name="Preformatted_20_Text"><text:s/>cat arquivo.txt | tr '[A-Z]' '[a-z]'</text:p>
      <text:p text:style-name="Preformatted_20_Text"/>
      <text:p text:style-name="Preformatted_20_Text">- Mantenho um livro de endereço para envio de e-mail em um arquivo txt com</text:p>
      <text:p text:style-name="Preformatted_20_Text">os e-mail de meus clientes. Pensei em um script que capturasse o username</text:p>
      <text:p text:style-name="Preformatted_20_Text">do /etc/passwd (levando-se em conta o grupo) e concatenasse com</text:p>
      <text:p text:style-name="Preformatted_20_Text">@meudominio.com.br; resolveria esta questão</text:p>
      <text:p text:style-name="Preformatted_20_Text"/>
      <text:p text:style-name="Preformatted_20_Text">Você cria um arquivo chamado emails.txt, com todos os usuarios que possuem UID</text:p>
      <text:p text:style-name="Preformatted_20_Text">maior que 500, menos o nobody</text:p>
      <text:p text:style-name="Preformatted_20_Text"><text:s/>cat /etc/passwd | sed -e '/^\([^:]*:\)\{2\}[5-9][0-9]\{2,\}:/!d;/nobody/d;s/:.*/@meudominio.com.br/' &gt; emails.txt</text:p>
      <text:p text:style-name="Preformatted_20_Text"/>
      <text:p text:style-name="Preformatted_20_Text">Cria o email.txt, mas apenas dos usuarios que pertencem ao grupo de GID=500</text:p>
      <text:p text:style-name="Preformatted_20_Text">e GID=502</text:p>
      <text:p text:style-name="Preformatted_20_Text"><text:s/>cat /etc/passwd |sed -e '/^\([^:]*:\)\{3\}\(500\)\|\(502\):/!d;s/:.*/@meudominio.com.br/' &gt; emails.txt</text:p>
      <text:p text:style-name="Preformatted_20_Text"/>
      <text:p text:style-name="Preformatted_20_Text">- Em uma migracao de scripts do MS-DOS para o Unix, ganhamos alguns ^M no</text:p>
      <text:p text:style-name="Preformatted_20_Text">final de cada linha. Existem linhas com 1 ^M outras com 2 ^M e outras sem</text:p>
      <text:p text:style-name="Preformatted_20_Text">nenhum. Como posso retirar todos os ^M sem danificar os scripts?</text:p>
      <text:p text:style-name="Preformatted_20_Text"><text:s/>cat arquivo.in | tr -d "\r" &gt; arquivo.out</text:p>
      <text:p text:style-name="Preformatted_20_Text"/>
      <text:p text:style-name="Preformatted_20_Text">- Concatenar os arquivos em um único arquivo, que chamaremos de total.zip</text:p>
      <text:p text:style-name="Preformatted_20_Text"><text:s/>cat file1.zip &gt; total.zip</text:p>
      <text:p text:style-name="Preformatted_20_Text"><text:s/>cat file2.zip &gt;&gt; total.zip</text:p>
      <text:p text:style-name="Preformatted_20_Text"><text:s/>cat file.zip &gt;&gt; total.zip</text:p>
      <text:p text:style-name="Preformatted_20_Text">ou você pode abreviar esse passo para</text:p>
      <text:p text:style-name="Preformatted_20_Text"><text:s/>cat file1.zip file2.zip file3.zip &gt; total.zip</text:p>
      <text:p text:style-name="Preformatted_20_Text">ou ainda</text:p>
      <text:p text:style-name="Preformatted_20_Text"><text:s/>cat file?.zip &gt; total.zip</text:p>
      <text:p text:style-name="Preformatted_20_Text"><text:s/>cat file[1-3].zip &gt; total.zip</text:p>
      <text:p text:style-name="Preformatted_20_Text"/>
      <text:p text:style-name="Preformatted_20_Text">- Exibe o modelo do HD configurado como master na ide primária</text:p>
      <text:p text:style-name="Preformatted_20_Text"><text:s/>cat /proc/ide/ide0/hda/model</text:p>
      <text:p text:style-name="Preformatted_20_Text"><text:soft-page-break/></text:p>
      <text:p text:style-name="Preformatted_20_Text">- Exibe o modelo do CD-ROM configurado como master na ide secundária</text:p>
      <text:p text:style-name="Preformatted_20_Text"><text:s/>cat /proc/ide/ide1/hdc/model</text:p>
      <text:p text:style-name="Preformatted_20_Text"/>
      <text:p text:style-name="Preformatted_20_Text">- Seleciona a linha 30 em um arquivo texto</text:p>
      <text:p text:style-name="Preformatted_20_Text"><text:s/>cat arquivo-com-frases.txt | sed '30!d'</text:p>
      <text:p text:style-name="Preformatted_20_Text"/>
      <text:p text:style-name="Preformatted_20_Text">- Exibir apenas uma determinada linha no arquivo</text:p>
      <text:p text:style-name="Preformatted_20_Text"><text:s/>cat arquivo | awk -e '{if(NR == &lt;numero linha&gt;) { print $0; }'</text:p>
      <text:p text:style-name="Preformatted_20_Text"/>
      <text:p text:style-name="Preformatted_20_Text"/>
      <text:p text:style-name="Preformatted_20_Text">1.5 - comando less = exibe o conteudo de um arquivo pausadamente</text:p>
      <text:p text:style-name="Preformatted_20_Text"/>
      <text:p text:style-name="Preformatted_20_Text">- Exibe o conteudo do arquivo file1.txt pausadamente</text:p>
      <text:p text:style-name="Preformatted_20_Text"><text:s/>less file1.txt</text:p>
      <text:p text:style-name="Preformatted_20_Text"/>
      <text:p text:style-name="Preformatted_20_Text">- Exibe linhas em banco consecutivas em uma unica linha em branco</text:p>
      <text:p text:style-name="Preformatted_20_Text"><text:s/>less -s file1.txt</text:p>
      <text:p text:style-name="Preformatted_20_Text"/>
      <text:p text:style-name="Preformatted_20_Text">- Corta as linhas mais largas do que a tela</text:p>
      <text:p text:style-name="Preformatted_20_Text"><text:s/>less -S file1.txt</text:p>
      <text:p text:style-name="Preformatted_20_Text"/>
      <text:p text:style-name="Preformatted_20_Text">- Força os caracretes de controle serem exibidos usando a notação de</text:p>
      <text:p text:style-name="Preformatted_20_Text">acento circunflexo (CTRL + A é ^A)</text:p>
      <text:p text:style-name="Preformatted_20_Text"><text:s/>less -r file1.txt</text:p>
      <text:p text:style-name="Preformatted_20_Text"/>
      <text:p text:style-name="Preformatted_20_Text">- Ações com o comando less:</text:p>
      <text:p text:style-name="Preformatted_20_Text">Para pular diretamente para uma linha, coloque o número da linha seguido</text:p>
      <text:p text:style-name="Preformatted_20_Text">da letra 'g'</text:p>
      <text:p text:style-name="Preformatted_20_Text"/>
      <text:p text:style-name="Preformatted_20_Text">Para pular diretamente para o início ou final do arquivo, se digitar 'g'</text:p>
      <text:p text:style-name="Preformatted_20_Text">você pula para a primeira linha do texto. Com o 'G' sozinho você pula para</text:p>
      <text:p text:style-name="Preformatted_20_Text">a última linha do texto</text:p>
      <text:p text:style-name="Preformatted_20_Text"/>
      <text:p text:style-name="Preformatted_20_Text">Para retroceder em um arquivo, a seta para cima faz mover para cima uma linha</text:p>
      <text:p text:style-name="Preformatted_20_Text">de texto por vez e a seta para baixo faz mover uma linha de texto para baixo</text:p>
      <text:p text:style-name="Preformatted_20_Text"/>
      <text:p text:style-name="Preformatted_20_Text">Para pesquisar retroativamente em um arquivo, uma barra normal(/) seguida de</text:p>
      <text:p text:style-name="Preformatted_20_Text">uma palavra ou frase pesquisará para frente do texto e um ponto de</text:p>
      <text:p text:style-name="Preformatted_20_Text">interrogação</text:p>
      <text:p text:style-name="Preformatted_20_Text"/>
      <text:p text:style-name="Preformatted_20_Text"/>
      <text:p text:style-name="Preformatted_20_Text">1.6 - comando zless = permite visualizar arquivos TXT que estejam compactados</text:p>
      <text:p text:style-name="Preformatted_20_Text">em um arquivo .gz</text:p>
      <text:p text:style-name="Preformatted_20_Text"><text:s/>zless file1.gz</text:p>
      <text:p text:style-name="Preformatted_20_Text"/>
      <text:p text:style-name="Preformatted_20_Text"/>
      <text:p text:style-name="Preformatted_20_Text">1.7 - comando zmore = permite visualizar arquivos TXT que estejam compactados</text:p>
      <text:p text:style-name="Preformatted_20_Text">em um arquivo .gz</text:p>
      <text:p text:style-name="Preformatted_20_Text"><text:s/>zmore file.gz</text:p>
      <text:p text:style-name="Preformatted_20_Text"/>
      <text:p text:style-name="Preformatted_20_Text"/>
      <text:p text:style-name="Preformatted_20_Text">1.8 - comando more = exibe o conteúdo de um arquivo pausadamente</text:p>
      <text:p text:style-name="Preformatted_20_Text"/>
      <text:p text:style-name="Preformatted_20_Text">- Exibe pausadamente o conteudo do arquivo file1.txt</text:p>
      <text:p text:style-name="Preformatted_20_Text"><text:s/>more file1.txt</text:p>
      <text:p text:style-name="Preformatted_20_Text"/>
      <text:p text:style-name="Preformatted_20_Text">- Exibe pausadamente o conteudo do arquivo file2.txt e a cada pausa,</text:p>
      <text:p text:style-name="Preformatted_20_Text">exibe um prompt de opcoes</text:p>
      <text:p text:style-name="Preformatted_20_Text"><text:s/>more -d file2.txt</text:p>
      <text:p text:style-name="Preformatted_20_Text"/>
      <text:p text:style-name="Preformatted_20_Text"/>
      <text:p text:style-name="Preformatted_20_Text"><text:soft-page-break/>1.9 - comando od = exibe a saída octal de um arquivo binário</text:p>
      <text:p text:style-name="Preformatted_20_Text"><text:s/>od nome-do-arquivo</text:p>
      <text:p text:style-name="Preformatted_20_Text"/>
      <text:p text:style-name="Preformatted_20_Text"/>
      <text:p text:style-name="Preformatted_20_Text">1.10 - comando pwd = exibe o diretório atual que você se encontra</text:p>
      <text:p text:style-name="Preformatted_20_Text"><text:s/>pwd</text:p>
      <text:p text:style-name="Preformatted_20_Text"/>
      <text:p text:style-name="Preformatted_20_Text"/>
      <text:p text:style-name="Preformatted_20_Text">1.11 - comando mkdir = cria um diretório</text:p>
      <text:p text:style-name="Preformatted_20_Text"/>
      <text:p text:style-name="Preformatted_20_Text">- Para criar o diretório 'trabalhos' na raiz do sistema</text:p>
      <text:p text:style-name="Preformatted_20_Text"><text:s/>mkdir /trabalhos</text:p>
      <text:p text:style-name="Preformatted_20_Text"/>
      <text:p text:style-name="Preformatted_20_Text">- Para criar uma estrutura de sub-diretórios</text:p>
      <text:p text:style-name="Preformatted_20_Text"><text:s/>mkdir -p diretorio1/diretorio2/diretorio3</text:p>
      <text:p text:style-name="Preformatted_20_Text"/>
      <text:p text:style-name="Preformatted_20_Text">- Para criar um diretório com espaços em seu nome</text:p>
      <text:p text:style-name="Preformatted_20_Text"><text:s/>mkdir "Diretorio com espacos"</text:p>
      <text:p text:style-name="Preformatted_20_Text"/>
      <text:p text:style-name="Preformatted_20_Text">- Para criar diversos diretórios com apenas um comando</text:p>
      <text:p text:style-name="Preformatted_20_Text"><text:s/>mkdir /home/{joao,maria,jose,raimundo,antonio}</text:p>
      <text:p text:style-name="Preformatted_20_Text"/>
      <text:p text:style-name="Preformatted_20_Text"/>
      <text:p text:style-name="Preformatted_20_Text">1.12 - comando rmdir = deleta um diretorio vazio</text:p>
      <text:p text:style-name="Preformatted_20_Text"/>
      <text:p text:style-name="Preformatted_20_Text">- Deleta o diretório, se estiver vazio</text:p>
      <text:p text:style-name="Preformatted_20_Text"><text:s/>rmdir /nome-do-diretorio</text:p>
      <text:p text:style-name="Preformatted_20_Text"/>
      <text:p text:style-name="Preformatted_20_Text">- Deleta todos os diretórios no caminho</text:p>
      <text:p text:style-name="Preformatted_20_Text"><text:s/>rmdir -p /nome-do-diretorio</text:p>
      <text:p text:style-name="Preformatted_20_Text"/>
      <text:p text:style-name="Preformatted_20_Text">- Apaga o diretorio se estiver vazio</text:p>
      <text:p text:style-name="Preformatted_20_Text"><text:s/>rmdir "Diretorio com espacos"</text:p>
      <text:p text:style-name="Preformatted_20_Text"/>
      <text:p text:style-name="Preformatted_20_Text"/>
      <text:p text:style-name="Preformatted_20_Text">1.13 - comando clear = limpa o conteúdo atual na tela</text:p>
      <text:p text:style-name="Preformatted_20_Text"><text:s/>clear</text:p>
      <text:p text:style-name="Preformatted_20_Text">ou</text:p>
      <text:p text:style-name="Preformatted_20_Text"><text:s/>CTRL + L</text:p>
      <text:p text:style-name="Preformatted_20_Text"/>
      <text:p text:style-name="Preformatted_20_Text"/>
      <text:p text:style-name="Preformatted_20_Text">1.14 - comando df = exibe o espaço usado em partições do HD</text:p>
      <text:p text:style-name="Preformatted_20_Text"/>
      <text:p text:style-name="Preformatted_20_Text">- Exibe os sistemas de arquivos</text:p>
      <text:p text:style-name="Preformatted_20_Text"><text:s/>df</text:p>
      <text:p text:style-name="Preformatted_20_Text"/>
      <text:p text:style-name="Preformatted_20_Text">- Exibe também o tipo de cada sistema de arquivo analizado</text:p>
      <text:p text:style-name="Preformatted_20_Text"><text:s/>df -T</text:p>
      <text:p text:style-name="Preformatted_20_Text"/>
      <text:p text:style-name="Preformatted_20_Text">- Exibe informações de todos os sistemas de arquivos</text:p>
      <text:p text:style-name="Preformatted_20_Text"><text:s/>df -a</text:p>
      <text:p text:style-name="Preformatted_20_Text"/>
      <text:p text:style-name="Preformatted_20_Text">- Exibe o espaço livre, o espaço ocupado em MB, KB, GB e <text:s/>exibe o uso</text:p>
      <text:p text:style-name="Preformatted_20_Text">e tamanho de todas as partições montadas no sistema</text:p>
      <text:p text:style-name="Preformatted_20_Text"><text:s/>df -h</text:p>
      <text:p text:style-name="Preformatted_20_Text"/>
      <text:p text:style-name="Preformatted_20_Text">- Exibe o espaco usado em particoes em MB</text:p>
      <text:p text:style-name="Preformatted_20_Text"><text:s/>df -m</text:p>
      <text:p text:style-name="Preformatted_20_Text"/>
      <text:p text:style-name="Preformatted_20_Text"/>
      <text:p text:style-name="Preformatted_20_Text">1.15 - comando free = exibe a memória livre, usada e mais</text:p>
      <text:p text:style-name="Preformatted_20_Text"/>
      <text:p text:style-name="Preformatted_20_Text"><text:soft-page-break/>- Exibe informações sobre a memória</text:p>
      <text:p text:style-name="Preformatted_20_Text"><text:s/>free</text:p>
      <text:p text:style-name="Preformatted_20_Text"/>
      <text:p text:style-name="Preformatted_20_Text">- Exibe informações sobre a memória em MB</text:p>
      <text:p text:style-name="Preformatted_20_Text"><text:s/>free -m</text:p>
      <text:p text:style-name="Preformatted_20_Text"/>
      <text:p text:style-name="Preformatted_20_Text">- Exibe informações sobre a memória atualizando suas informações de 6 em</text:p>
      <text:p text:style-name="Preformatted_20_Text">6 segundos</text:p>
      <text:p text:style-name="Preformatted_20_Text"><text:s/>free -s 6</text:p>
      <text:p text:style-name="Preformatted_20_Text"/>
      <text:p text:style-name="Preformatted_20_Text"/>
      <text:p text:style-name="Preformatted_20_Text">1.16 - comando du = determina o espaço ocupado pelos arquivos e diretórios</text:p>
      <text:p text:style-name="Preformatted_20_Text"/>
      <text:p text:style-name="Preformatted_20_Text">- Exibe o espaço em disco usado pelo diretório atual</text:p>
      <text:p text:style-name="Preformatted_20_Text"><text:s/>du</text:p>
      <text:p text:style-name="Preformatted_20_Text"/>
      <text:p text:style-name="Preformatted_20_Text">- Exibe o tamanho total em MB do diretorio /usr</text:p>
      <text:p text:style-name="Preformatted_20_Text"><text:s/>du -h /usr</text:p>
      <text:p text:style-name="Preformatted_20_Text"/>
      <text:p text:style-name="Preformatted_20_Text">- Exibe o tamanho em MB do diretório Mail/</text:p>
      <text:p text:style-name="Preformatted_20_Text"><text:s/>du -h -s Mail/</text:p>
      <text:p text:style-name="Preformatted_20_Text">ou</text:p>
      <text:p text:style-name="Preformatted_20_Text"><text:s/>du -hs Mail/</text:p>
      <text:p text:style-name="Preformatted_20_Text"/>
      <text:p text:style-name="Preformatted_20_Text">- Exibe o espaço usado para o atual diretório e não para seus sub-diretórios</text:p>
      <text:p text:style-name="Preformatted_20_Text"><text:s/>du -s /dir2</text:p>
      <text:p text:style-name="Preformatted_20_Text"/>
      <text:p text:style-name="Preformatted_20_Text">- Exibe o tamanho em MB do diretório httpd</text:p>
      <text:p text:style-name="Preformatted_20_Text"><text:s/>du -s -m httpd</text:p>
      <text:p text:style-name="Preformatted_20_Text"/>
      <text:p text:style-name="Preformatted_20_Text">- Exibe a contagem para todos os arquivos encontrados, não somente</text:p>
      <text:p text:style-name="Preformatted_20_Text">diretórios</text:p>
      <text:p text:style-name="Preformatted_20_Text"><text:s/>du -a</text:p>
      <text:p text:style-name="Preformatted_20_Text"/>
      <text:p text:style-name="Preformatted_20_Text">- Exibe o tamanho dos arquivos ou diretórios em bytes</text:p>
      <text:p text:style-name="Preformatted_20_Text"><text:s/>du -b</text:p>
      <text:p text:style-name="Preformatted_20_Text"/>
      <text:p text:style-name="Preformatted_20_Text">- Exibe o tamanho dos arquivos ou diretórios em KB</text:p>
      <text:p text:style-name="Preformatted_20_Text"><text:s/>du -k</text:p>
      <text:p text:style-name="Preformatted_20_Text"/>
      <text:p text:style-name="Preformatted_20_Text">- Exibe o tamanho dos arquivos ou diretórios em MB</text:p>
      <text:p text:style-name="Preformatted_20_Text"><text:s/>du -m</text:p>
      <text:p text:style-name="Preformatted_20_Text"/>
      <text:p text:style-name="Preformatted_20_Text">- Exibe o total geral para todo argumento depois que todos os argumentos</text:p>
      <text:p text:style-name="Preformatted_20_Text">tenham sido processados. Pode ser usado para descobrir o total do disco</text:p>
      <text:p text:style-name="Preformatted_20_Text">usado de um conjunto de arquivos ou diretórios</text:p>
      <text:p text:style-name="Preformatted_20_Text"><text:s/>du -c</text:p>
      <text:p text:style-name="Preformatted_20_Text"/>
      <text:p text:style-name="Preformatted_20_Text">- Procura todos os arquivos com extensão *.txt no diretório atual</text:p>
      <text:p text:style-name="Preformatted_20_Text"><text:s/>du -a | grep *.txt</text:p>
      <text:p text:style-name="Preformatted_20_Text"/>
      <text:p text:style-name="Preformatted_20_Text">- Realiza uma busca mais eficiente do arquivo file1.txt</text:p>
      <text:p text:style-name="Preformatted_20_Text"><text:s/>du -a | grep file1.txt</text:p>
      <text:p text:style-name="Preformatted_20_Text"/>
      <text:p text:style-name="Preformatted_20_Text">- Exibe uma listagem de diretorios ordenados do maior para o menor</text:p>
      <text:p text:style-name="Preformatted_20_Text"><text:s/>du -S | sort -nr | more</text:p>
      <text:p text:style-name="Preformatted_20_Text"/>
      <text:p text:style-name="Preformatted_20_Text">- Vai percorrer todo o HD atrás de todos os arquivos e vai mostrar o</text:p>
      <text:p text:style-name="Preformatted_20_Text">total em kbytes por pasta e no final o total geral</text:p>
      <text:p text:style-name="Preformatted_20_Text"><text:s/>du -sc /* | sort -n</text:p>
      <text:p text:style-name="Preformatted_20_Text"/>
      <text:p text:style-name="Preformatted_20_Text">Uma vez que voce descobriu a pasta vilã (ex: o prob. é o /home), digite:</text:p>
      <text:p text:style-name="Preformatted_20_Text"><text:soft-page-break/><text:s/>du -sc /home/* | sort -n</text:p>
      <text:p text:style-name="Preformatted_20_Text"/>
      <text:p text:style-name="Preformatted_20_Text">- Exibe o tamanho de todos os arquivos no diretório</text:p>
      <text:p text:style-name="Preformatted_20_Text"><text:s/>du *</text:p>
      <text:p text:style-name="Preformatted_20_Text"/>
      <text:p text:style-name="Preformatted_20_Text">- Exibe o tamanho de todos os arquivos (aos quais você tem permissão)</text:p>
      <text:p text:style-name="Preformatted_20_Text">no computador</text:p>
      <text:p text:style-name="Preformatted_20_Text"><text:s/>du /*</text:p>
      <text:p text:style-name="Preformatted_20_Text"/>
      <text:p text:style-name="Preformatted_20_Text">- Exibe os diretórios que possuem mais de 300MB</text:p>
      <text:p text:style-name="Preformatted_20_Text"><text:s/>du -m | awk '($1 &gt; 300) {print $0 }'</text:p>
      <text:p text:style-name="Preformatted_20_Text"/>
      <text:p text:style-name="Preformatted_20_Text">- Exibe o tamanho do diretório em MB</text:p>
      <text:p text:style-name="Preformatted_20_Text"><text:s/>du -s -h /home/edersg/fotos</text:p>
      <text:p text:style-name="Preformatted_20_Text"/>
      <text:p text:style-name="Preformatted_20_Text">- Como descobrir a maior pasta/arquivo?</text:p>
      <text:p text:style-name="Preformatted_20_Text">Normalmente utilizo o du -m -h para fazer isto mas não é bem isto que</text:p>
      <text:p text:style-name="Preformatted_20_Text">preciso, pois não necessito saber arquivo por arquivo de cada pasta mas</text:p>
      <text:p text:style-name="Preformatted_20_Text">sim o total de cada pasta. Por exemplo, a partir do /var, executando o</text:p>
      <text:p text:style-name="Preformatted_20_Text"><text:s/>du -m -h</text:p>
      <text:p text:style-name="Preformatted_20_Text">tenho o resultado abaixo:</text:p>
      <text:p text:style-name="Preformatted_20_Text">0       ./cache/man/cat1</text:p>
      <text:p text:style-name="Preformatted_20_Text">0       ./cache/man/cat2</text:p>
      <text:p text:style-name="Preformatted_20_Text">0       ./cache/man/cat3</text:p>
      <text:p text:style-name="Preformatted_20_Text">0       ./cache/man/cat4</text:p>
      <text:p text:style-name="Preformatted_20_Text">0       ./cache/man/cat5</text:p>
      <text:p text:style-name="Preformatted_20_Text">0       ./cache/man/cat6</text:p>
      <text:p text:style-name="Preformatted_20_Text">0       ./cache/man/cat7</text:p>
      <text:p text:style-name="Preformatted_20_Text">0       ./cache/man/cat8</text:p>
      <text:p text:style-name="Preformatted_20_Text">0       ./cache/man/cat9</text:p>
      <text:p text:style-name="Preformatted_20_Text">0       ./cache/man/oldlocal/cat1</text:p>
      <text:p text:style-name="Preformatted_20_Text">0       ./cache/man/oldlocal/cat3</text:p>
      <text:p text:style-name="Preformatted_20_Text">0       ./cache/man/oldlocal/cat5</text:p>
      <text:p text:style-name="Preformatted_20_Text">0       ./cache/man/oldlocal/cat7</text:p>
      <text:p text:style-name="Preformatted_20_Text">0       ./cache/man/oldlocal/cat8</text:p>
      <text:p text:style-name="Preformatted_20_Text">24K     ./cache/man/oldlocal</text:p>
      <text:p text:style-name="Preformatted_20_Text">0       ./cache/man/local/cat1</text:p>
      <text:p text:style-name="Preformatted_20_Text">0       ./cache/man/local/cat3</text:p>
      <text:p text:style-name="Preformatted_20_Text">0       ./cache/man/local/cat5</text:p>
      <text:p text:style-name="Preformatted_20_Text">0       ./cache/man/local/cat7</text:p>
      <text:p text:style-name="Preformatted_20_Text">0       ./cache/man/local/cat8</text:p>
      <text:p text:style-name="Preformatted_20_Text">24K     ./cache/man/local</text:p>
      <text:p text:style-name="Preformatted_20_Text">0       ./cache/man/X11R6/cat7</text:p>
      <text:p text:style-name="Preformatted_20_Text">0       ./cache/man/X11R6/cat1</text:p>
      <text:p text:style-name="Preformatted_20_Text">20K     ./cache/man/X11R6</text:p>
      <text:p text:style-name="Preformatted_20_Text">0       ./cache/man/opt</text:p>
      <text:p text:style-name="Preformatted_20_Text">692K    ./cache/man</text:p>
      <text:p text:style-name="Preformatted_20_Text"/>
      <text:p text:style-name="Preformatted_20_Text">Porém gostaria que o resultado fosse somente, isto:</text:p>
      <text:p text:style-name="Preformatted_20_Text">692K    ./cache/man</text:p>
      <text:p text:style-name="Preformatted_20_Text"/>
      <text:p text:style-name="Preformatted_20_Text">Atualmente meu /var(veja o df, acima) tem as seguintes pastas:</text:p>
      <text:p text:style-name="Preformatted_20_Text">alias  attach  bin  boot  control  doc  man  queue rc  supervise  users</text:p>
      <text:p text:style-name="Preformatted_20_Text"/>
      <text:p text:style-name="Preformatted_20_Text">O que eu gostaria era se saber quanto MB cada uma destas pastas estão</text:p>
      <text:p text:style-name="Preformatted_20_Text">ocupando em meu disco. Algo do tipo:</text:p>
      <text:p text:style-name="Preformatted_20_Text">200MB alias/</text:p>
      <text:p text:style-name="Preformatted_20_Text">500MB attach/</text:p>
      <text:p text:style-name="Preformatted_20_Text">e assim por diante.</text:p>
      <text:p text:style-name="Preformatted_20_Text"/>
      <text:p text:style-name="Preformatted_20_Text"/>
      <text:p text:style-name="Preformatted_20_Text">Tente:</text:p>
      <text:p text:style-name="Preformatted_20_Text"><text:soft-page-break/><text:s/>du -h --max-depth=1</text:p>
      <text:p text:style-name="Preformatted_20_Text"/>
      <text:p text:style-name="Preformatted_20_Text"/>
      <text:p text:style-name="Preformatted_20_Text">Opa! Corrigindo a msg anterior:</text:p>
      <text:p text:style-name="Preformatted_20_Text"><text:s/>cd diretório_que_vc_deseja_saber_tamanho_dos_subdiretórios</text:p>
      <text:p text:style-name="Preformatted_20_Text"><text:s/>ls -1p|fgrep /|cut -d\  -f10|xargs du -hs</text:p>
      <text:p text:style-name="Preformatted_20_Text"/>
      <text:p text:style-name="Preformatted_20_Text">Obs: Há DOIS espaços após o "cut -d\", ok?</text:p>
      <text:p text:style-name="Preformatted_20_Text"/>
      <text:p text:style-name="Preformatted_20_Text"/>
      <text:p text:style-name="Preformatted_20_Text">Ah, eu ia me esquecendo: note que é "ls -1p" (é hífen "NÚMERO UM"</text:p>
      <text:p text:style-name="Preformatted_20_Text">"LETRA P MINÚSCULA")</text:p>
      <text:p text:style-name="Preformatted_20_Text"/>
      <text:p text:style-name="Preformatted_20_Text"/>
      <text:p text:style-name="Preformatted_20_Text">Tente ai:</text:p>
      <text:p text:style-name="Preformatted_20_Text"><text:s/>cd /var</text:p>
      <text:p text:style-name="Preformatted_20_Text"><text:s/>du -h --max-depth=1 | more</text:p>
      <text:p text:style-name="Preformatted_20_Text"/>
      <text:p text:style-name="Preformatted_20_Text"/>
      <text:p text:style-name="Preformatted_20_Text">Tente:</text:p>
      <text:p text:style-name="Preformatted_20_Text"><text:s/>du -s /var/*</text:p>
      <text:p text:style-name="Preformatted_20_Text"/>
      <text:p text:style-name="Preformatted_20_Text">Isto irá mostrar o tamanho de cada diretório. Você ainda pode listar me KB e</text:p>
      <text:p text:style-name="Preformatted_20_Text">fazer um sort no final para listar os maiores primeiro:</text:p>
      <text:p text:style-name="Preformatted_20_Text"><text:s/>du -sk /var/* |sort -n</text:p>
      <text:p text:style-name="Preformatted_20_Text"/>
      <text:p text:style-name="Preformatted_20_Text"/>
      <text:p text:style-name="Preformatted_20_Text">Ooops... faltou o parâmetro -r no sort para mostrar os maiores primeiro</text:p>
      <text:p text:style-name="Preformatted_20_Text"><text:s/>du -sk /var/* |sort -nr</text:p>
      <text:p text:style-name="Preformatted_20_Text"/>
      <text:p text:style-name="Preformatted_20_Text"/>
      <text:p text:style-name="Preformatted_20_Text">Essa era mais ou menos o que eu ia sugerir:</text:p>
      <text:p text:style-name="Preformatted_20_Text"><text:s/>du -sc /var/* | sort -n</text:p>
      <text:p text:style-name="Preformatted_20_Text"/>
      <text:p text:style-name="Preformatted_20_Text">O maior problema dessa solução é que ela não inclui diretório escondidos</text:p>
      <text:p text:style-name="Preformatted_20_Text">(aqueles que começam com ponto). Tipo, se vc fizer isso no seu home,</text:p>
      <text:p text:style-name="Preformatted_20_Text">fatalmente não vai descobrir que o cache do firefox ocupa 50MB... Ai a</text:p>
      <text:p text:style-name="Preformatted_20_Text">solução é usar um comando um poquinho maior:</text:p>
      <text:p text:style-name="Preformatted_20_Text"><text:s/>du -k --max-depth=1 /var/ | sort -n</text:p>
      <text:p text:style-name="Preformatted_20_Text"/>
      <text:p text:style-name="Preformatted_20_Text"/>
      <text:p text:style-name="Preformatted_20_Text">Tente:</text:p>
      <text:p text:style-name="Preformatted_20_Text"><text:s/>du -s /var/* | sort -n | tail --lines=1</text:p>
      <text:p text:style-name="Preformatted_20_Text"/>
      <text:p text:style-name="Preformatted_20_Text">limitação: não dá para deixar a saída do du mais bonitinha, com -h, pois</text:p>
      <text:p text:style-name="Preformatted_20_Text">senão o sort pira.</text:p>
      <text:p text:style-name="Preformatted_20_Text"/>
      <text:p text:style-name="Preformatted_20_Text"/>
      <text:p text:style-name="Preformatted_20_Text">1.17 - comando tree = exibe o conteudo de um diretorio(arquivos/subdiretorios)</text:p>
      <text:p text:style-name="Preformatted_20_Text"/>
      <text:p text:style-name="Preformatted_20_Text">- Exibe somente os sub-diretórios</text:p>
      <text:p text:style-name="Preformatted_20_Text"><text:s/>tree -d</text:p>
      <text:p text:style-name="Preformatted_20_Text"/>
      <text:p text:style-name="Preformatted_20_Text">- Exibe todos os arquivos, inclusive os ocultos</text:p>
      <text:p text:style-name="Preformatted_20_Text"><text:s/>tree -a</text:p>
      <text:p text:style-name="Preformatted_20_Text"/>
      <text:p text:style-name="Preformatted_20_Text">- Exibe o caminho completo dos arquivos</text:p>
      <text:p text:style-name="Preformatted_20_Text"><text:s/>tree -f</text:p>
      <text:p text:style-name="Preformatted_20_Text"/>
      <text:p text:style-name="Preformatted_20_Text">- Exibe as permissões dos arquivos</text:p>
      <text:p text:style-name="Preformatted_20_Text"><text:s/>tree -p</text:p>
      <text:p text:style-name="Preformatted_20_Text"/>
      <text:p text:style-name="Preformatted_20_Text"><text:soft-page-break/></text:p>
      <text:p text:style-name="Preformatted_20_Text">1.18 - comando mv = move ou renomeia arquivos e diretórios</text:p>
      <text:p text:style-name="Preformatted_20_Text"/>
      <text:p text:style-name="Preformatted_20_Text">- Renomeia os arquivo file2.txt</text:p>
      <text:p text:style-name="Preformatted_20_Text"><text:s/>mv file2.txt file55.txt</text:p>
      <text:p text:style-name="Preformatted_20_Text"/>
      <text:p text:style-name="Preformatted_20_Text">- Move o arquivo file1.txt para o diretorio /home</text:p>
      <text:p text:style-name="Preformatted_20_Text"><text:s/>mv file1.txt /home</text:p>
      <text:p text:style-name="Preformatted_20_Text"/>
      <text:p text:style-name="Preformatted_20_Text">- Move todos os arquivos do diretorio padrao com a extensão txt,</text:p>
      <text:p text:style-name="Preformatted_20_Text">doc e jpg para o diretorio /home</text:p>
      <text:p text:style-name="Preformatted_20_Text"><text:s/>mv *.txt *.doc *.jpg /home</text:p>
      <text:p text:style-name="Preformatted_20_Text"/>
      <text:p text:style-name="Preformatted_20_Text">- Move o diretorio mp3 para o diretorio /home/musicas</text:p>
      <text:p text:style-name="Preformatted_20_Text"><text:s/>mv mp3/ /home/musicas</text:p>
      <text:p text:style-name="Preformatted_20_Text"/>
      <text:p text:style-name="Preformatted_20_Text">- Renomeia o diretorio fotos para fotos-novas</text:p>
      <text:p text:style-name="Preformatted_20_Text"><text:s/>mv fotos/ /fotos-novas</text:p>
      <text:p text:style-name="Preformatted_20_Text"/>
      <text:p text:style-name="Preformatted_20_Text">Opções:</text:p>
      <text:p text:style-name="Preformatted_20_Text"/>
      <text:p text:style-name="Preformatted_20_Text"><text:s/>-f = remove arquivos do diretorio de destino com o mesmo nome,</text:p>
      <text:p text:style-name="Preformatted_20_Text">ou seja, remove os arquivos existentes que vao ser sobrescritos</text:p>
      <text:p text:style-name="Preformatted_20_Text">pela movimentacao, sem avisar ao usuario</text:p>
      <text:p text:style-name="Preformatted_20_Text"/>
      <text:p text:style-name="Preformatted_20_Text"><text:s/>-i = exbe um prompt caso exista arquivos com o mesmo nome, ou</text:p>
      <text:p text:style-name="Preformatted_20_Text">seja, avisa antes de sobescrever qualquer arquivo</text:p>
      <text:p text:style-name="Preformatted_20_Text"/>
      <text:p text:style-name="Preformatted_20_Text"><text:s/>-v = exibe o nome de cada arquivo antes de move-lo</text:p>
      <text:p text:style-name="Preformatted_20_Text"/>
      <text:p text:style-name="Preformatted_20_Text"><text:s/>-b = faz um backup dos arquivos que estao sendo movidos</text:p>
      <text:p text:style-name="Preformatted_20_Text"/>
      <text:p text:style-name="Preformatted_20_Text"><text:s/>-u = não sobescreve um arquivo existente se ele possuir a mesma</text:p>
      <text:p text:style-name="Preformatted_20_Text">hora de modificação ou for mais recente</text:p>
      <text:p text:style-name="Preformatted_20_Text"/>
      <text:p text:style-name="Preformatted_20_Text"/>
      <text:p text:style-name="Preformatted_20_Text">1.19 - comando ln = cria links simbolicos para arquivos e diretorios.</text:p>
      <text:p text:style-name="Preformatted_20_Text"/>
      <text:p text:style-name="Preformatted_20_Text">- Existem 2 tipos de links:</text:p>
      <text:p text:style-name="Preformatted_20_Text"/>
      <text:p text:style-name="Preformatted_20_Text">1º links simbólicos (soft links) = cria um arquivo especial no disco (do</text:p>
      <text:p text:style-name="Preformatted_20_Text">tipo link) que tem como conteúdo o caminho para chegar até o arquivo alvo</text:p>
      <text:p text:style-name="Preformatted_20_Text">(isto pode ser verificado pelo tamanho do arquivo do link). Use a opção</text:p>
      <text:p text:style-name="Preformatted_20_Text">'-s' para criar links simbólicos. Os links simbólicos tem uma função pare-</text:p>
      <text:p text:style-name="Preformatted_20_Text">cida com os atalhos do Windows, eles apontam para um arquivo, mas se o</text:p>
      <text:p text:style-name="Preformatted_20_Text">arquivo for movido para outro diretório, o link ficará quebrado.</text:p>
      <text:p text:style-name="Preformatted_20_Text"/>
      <text:p text:style-name="Preformatted_20_Text">2º links diretos (hard link) = faz referência ao mesmo inodo do arquivo</text:p>
      <text:p text:style-name="Preformatted_20_Text">original, desta forma ele será perfeitamente idêntico, inclusive nas</text:p>
      <text:p text:style-name="Preformatted_20_Text">permissões de acesso, ao arquivo original. Ao contrário dos links</text:p>
      <text:p text:style-name="Preformatted_20_Text">simbólicos, não é possível fazer um hardlink para um diretório ou</text:p>
      <text:p text:style-name="Preformatted_20_Text">fazer referência a arquivos que estejam em partições diferentes. Os hard</text:p>
      <text:p text:style-name="Preformatted_20_Text">links por sua vez são semelhantes aos atalhos do OS/2 da IBM, eles são</text:p>
      <text:p text:style-name="Preformatted_20_Text">mais intimamente ligados ao arquivo e são alterados junto com ele. Se</text:p>
      <text:p text:style-name="Preformatted_20_Text">o arquivo mudar de lugar, o link é automaticamente atualizado.</text:p>
      <text:p text:style-name="Preformatted_20_Text"/>
      <text:p text:style-name="Preformatted_20_Text">- Cria um hard link chamado 'video-mj' apontando para o arquivo 'video1.avi'</text:p>
      <text:p text:style-name="Preformatted_20_Text"><text:s/>ln /home/jordan/video1.avi video-mj</text:p>
      <text:p text:style-name="Preformatted_20_Text"/>
      <text:p text:style-name="Preformatted_20_Text">- Cria um link simbólico chamado 'importante.txt' na raiz do sistema apontando</text:p>
      <text:p text:style-name="Preformatted_20_Text">para o arquivo '/usr/doc/file1.txt'</text:p>
      <text:p text:style-name="Preformatted_20_Text"><text:s/>ln -s /usr/doc/file1.txt /importante.txt</text:p>
      <text:p text:style-name="Preformatted_20_Text"><text:soft-page-break/></text:p>
      <text:p text:style-name="Preformatted_20_Text">- Cria um link simbólico chamado '/dev/mouse' apontando para o arquivo</text:p>
      <text:p text:style-name="Preformatted_20_Text">'/dev/ttyS0' que representa a porta COM1/ttyS0</text:p>
      <text:p text:style-name="Preformatted_20_Text"><text:s/>ln -s /dev/ttyS0 /dev/mouse</text:p>
      <text:p text:style-name="Preformatted_20_Text"/>
      <text:p text:style-name="Preformatted_20_Text">- Força a criação de um link simbólico chamado '/dev/mouse' apontando para o</text:p>
      <text:p text:style-name="Preformatted_20_Text">arquivo '/dev/ttyS0' que representa a porta COM1/ttyS0</text:p>
      <text:p text:style-name="Preformatted_20_Text"><text:s/>ln -sf /dev/ttyS0 /dev/mouse</text:p>
      <text:p text:style-name="Preformatted_20_Text"/>
      <text:p text:style-name="Preformatted_20_Text">- Cria um link simbólico chamado '/dev/mouse' apontando para o arquivo</text:p>
      <text:p text:style-name="Preformatted_20_Text">'/dev/psaux' que representa o dispositivo PS2 (minidim)</text:p>
      <text:p text:style-name="Preformatted_20_Text"><text:s/>ln -sf /dev/psaux /dev/mouse</text:p>
      <text:p text:style-name="Preformatted_20_Text"/>
      <text:p text:style-name="Preformatted_20_Text">- Exibe os resultados de cada arquivo antes de terminar o link</text:p>
      <text:p text:style-name="Preformatted_20_Text"><text:s/>ln -v</text:p>
      <text:p text:style-name="Preformatted_20_Text"/>
      <text:p text:style-name="Preformatted_20_Text">- Cria hard links</text:p>
      <text:p text:style-name="Preformatted_20_Text"><text:s/>ln -d = cria hardlinks para diretórios</text:p>
      <text:p text:style-name="Preformatted_20_Text"/>
      <text:p text:style-name="Preformatted_20_Text">- OBS:</text:p>
      <text:p text:style-name="Preformatted_20_Text">Se for usado o comando 'rm' com um link, somente o link será removido.</text:p>
      <text:p text:style-name="Preformatted_20_Text"/>
      <text:p text:style-name="Preformatted_20_Text">Se for usado o comando 'cp' com um link, o arquivo original será</text:p>
      <text:p text:style-name="Preformatted_20_Text">copiado ao invés do link.</text:p>
      <text:p text:style-name="Preformatted_20_Text"/>
      <text:p text:style-name="Preformatted_20_Text">Se for usado o comando 'mv' com um link, a modificação será feita</text:p>
      <text:p text:style-name="Preformatted_20_Text">no link.</text:p>
      <text:p text:style-name="Preformatted_20_Text"/>
      <text:p text:style-name="Preformatted_20_Text">Se for usado um comando de visualização (como o 'cat'), o arquivo</text:p>
      <text:p text:style-name="Preformatted_20_Text">original será visualizado.</text:p>
      <text:p text:style-name="Preformatted_20_Text"/>
      <text:p text:style-name="Preformatted_20_Text"/>
      <text:p text:style-name="Preformatted_20_Text">1.20 - comando find = procura arquivos/diretorios. O comando find</text:p>
      <text:p text:style-name="Preformatted_20_Text">pode procurar arquivos/diretorios através de sua data de modificacao</text:p>
      <text:p text:style-name="Preformatted_20_Text">tamanho etc. O comando find é extremamente poderoso e flexível para</text:p>
      <text:p text:style-name="Preformatted_20_Text">descobrir arquivos que atendem a determinadas especificações.</text:p>
      <text:p text:style-name="Preformatted_20_Text"/>
      <text:p text:style-name="Preformatted_20_Text">- Procura o arquivo 'file1.txt' em todo o sistema</text:p>
      <text:p text:style-name="Preformatted_20_Text"><text:s/>find / -name file1.txt -print</text:p>
      <text:p text:style-name="Preformatted_20_Text"/>
      <text:p text:style-name="Preformatted_20_Text">- Procura e deleta arquivos 'core' em todo o sistema</text:p>
      <text:p text:style-name="Preformatted_20_Text"><text:s/>find / -name core -exec rm {} \;</text:p>
      <text:p text:style-name="Preformatted_20_Text"/>
      <text:p text:style-name="Preformatted_20_Text">- Procura e deleta arquivos (sem confirmação) 'core' em todo o sistema</text:p>
      <text:p text:style-name="Preformatted_20_Text"><text:s/>find / -name core -exec rm -f {} \;</text:p>
      <text:p text:style-name="Preformatted_20_Text"/>
      <text:p text:style-name="Preformatted_20_Text">- Procura e deleta todos os arquivos chamados 'textos.txt' dentro dos</text:p>
      <text:p text:style-name="Preformatted_20_Text">diretórios pessoais de todos os usuários</text:p>
      <text:p text:style-name="Preformatted_20_Text"><text:s/>find /home -name textos.txt -exec rf -f {} \;</text:p>
      <text:p text:style-name="Preformatted_20_Text"/>
      <text:p text:style-name="Preformatted_20_Text">- Procura pelo arquivo 'file1.txt' que pertença ao grupo 'trabalho' em</text:p>
      <text:p text:style-name="Preformatted_20_Text">todo o sisetma</text:p>
      <text:p text:style-name="Preformatted_20_Text"><text:s/>find / -group trabalho -name file1.txt -print</text:p>
      <text:p text:style-name="Preformatted_20_Text"/>
      <text:p text:style-name="Preformatted_20_Text">- Procura por todos os arquivos que tenham permissão de execução pelo</text:p>
      <text:p text:style-name="Preformatted_20_Text">proprietário no diretório home</text:p>
      <text:p text:style-name="Preformatted_20_Text"><text:s/>find ~ -perm -100 -print</text:p>
      <text:p text:style-name="Preformatted_20_Text"/>
      <text:p text:style-name="Preformatted_20_Text">- Procura no diretório home do usuário 'joao' todos os arquivos que não</text:p>
      <text:p text:style-name="Preformatted_20_Text">tenham a extensão '.gif'</text:p>
      <text:p text:style-name="Preformatted_20_Text"><text:s/>find ~/joao ! -name "*.gif" -print</text:p>
      <text:p text:style-name="Preformatted_20_Text"/>
      <text:p text:style-name="Preformatted_20_Text"><text:soft-page-break/>- Procura no diretório atual todos os arquivos que foram modificados há no</text:p>
      <text:p text:style-name="Preformatted_20_Text">máximo 2 dias</text:p>
      <text:p text:style-name="Preformatted_20_Text"><text:s/>find . -mtime 2 -print</text:p>
      <text:p text:style-name="Preformatted_20_Text"/>
      <text:p text:style-name="Preformatted_20_Text">- Exclui arquivos criados a mais de 2 dias (obs: -ctime +1 = 24 horas,</text:p>
      <text:p text:style-name="Preformatted_20_Text">-ctime +2 = 48 horas)</text:p>
      <text:p text:style-name="Preformatted_20_Text"><text:s/>find * -ctime +2 -exec rm {} \</text:p>
      <text:p text:style-name="Preformatted_20_Text"/>
      <text:p text:style-name="Preformatted_20_Text">- Procura por todos os arquivos que sejam do usuário 'joao' ou do grupo 'casa'</text:p>
      <text:p text:style-name="Preformatted_20_Text">em todo o sistema</text:p>
      <text:p text:style-name="Preformatted_20_Text"><text:s/>find / ( -group casa -o -user joao ) -print</text:p>
      <text:p text:style-name="Preformatted_20_Text"/>
      <text:p text:style-name="Preformatted_20_Text">- Procura por arquivos cujo o dono seja o 'user1' em todo o sistema</text:p>
      <text:p text:style-name="Preformatted_20_Text"><text:s/>find / -user user1 -print</text:p>
      <text:p text:style-name="Preformatted_20_Text"/>
      <text:p text:style-name="Preformatted_20_Text">- Procura por arquivos que pertençam ao grupo 'gerentes' em todo o sistema</text:p>
      <text:p text:style-name="Preformatted_20_Text"><text:s/>find /home -group gerentes -print</text:p>
      <text:p text:style-name="Preformatted_20_Text"/>
      <text:p text:style-name="Preformatted_20_Text">- Procura arquivos com a extenção DOC e CONF em todo o sistema</text:p>
      <text:p text:style-name="Preformatted_20_Text"><text:s/>find / -name '*.doc' -o -name'*.conf' -print</text:p>
      <text:p text:style-name="Preformatted_20_Text"/>
      <text:p text:style-name="Preformatted_20_Text">- Procura no diretorio atual e sub-diretórios arquivos com tamanho maior</text:p>
      <text:p text:style-name="Preformatted_20_Text">que 1024KB (1MB)</text:p>
      <text:p text:style-name="Preformatted_20_Text"><text:s/>find . -size +1024K -print</text:p>
      <text:p text:style-name="Preformatted_20_Text"/>
      <text:p text:style-name="Preformatted_20_Text">- Procura em todo o sistema arquivos com tamanho maior que 1024KB (1MB)</text:p>
      <text:p text:style-name="Preformatted_20_Text"><text:s/>find / -size +1024K -print</text:p>
      <text:p text:style-name="Preformatted_20_Text"/>
      <text:p text:style-name="Preformatted_20_Text">- Procura arquivos que contém uma determinada frase em todo o sistema</text:p>
      <text:p text:style-name="Preformatted_20_Text"><text:s/>find / -name "*.txt" -exec grep -i "escreva sua frase" {} \;</text:p>
      <text:p text:style-name="Preformatted_20_Text"/>
      <text:p text:style-name="Preformatted_20_Text">- Procura no diretório atual e sub-diretórios por arquivos que contenham</text:p>
      <text:p text:style-name="Preformatted_20_Text">mais de 1MB (1024KB)</text:p>
      <text:p text:style-name="Preformatted_20_Text"><text:s/>find . -size +1024 -print</text:p>
      <text:p text:style-name="Preformatted_20_Text"/>
      <text:p text:style-name="Preformatted_20_Text">- Realiza backup de todos os arquivos fontes C no diretório atual e seus</text:p>
      <text:p text:style-name="Preformatted_20_Text">sub-diretórios</text:p>
      <text:p text:style-name="Preformatted_20_Text"><text:s/>find . -name "*.[ch]" -print | zip source -@</text:p>
      <text:p text:style-name="Preformatted_20_Text"/>
      <text:p text:style-name="Preformatted_20_Text">- Procura por arquivos que não foram acessados nos últimos 20 dias no</text:p>
      <text:p text:style-name="Preformatted_20_Text">diretório '/home/mjordan'</text:p>
      <text:p text:style-name="Preformatted_20_Text"><text:s/>find /home/mjordan -atime +20 -print</text:p>
      <text:p text:style-name="Preformatted_20_Text"/>
      <text:p text:style-name="Preformatted_20_Text">- Apaga todos os arquivos TRASH de cada sub-diretório sem ter que entrar</text:p>
      <text:p text:style-name="Preformatted_20_Text">em cada um deles</text:p>
      <text:p text:style-name="Preformatted_20_Text"><text:s/>find . -name TRASH -exec rm {} \;</text:p>
      <text:p text:style-name="Preformatted_20_Text"/>
      <text:p text:style-name="Preformatted_20_Text">- Exclui todos os arquivos com a extensão 'mm2'</text:p>
      <text:p text:style-name="Preformatted_20_Text"><text:s/>find / -name "*.mm2" -exec rm {} \;</text:p>
      <text:p text:style-name="Preformatted_20_Text"/>
      <text:p text:style-name="Preformatted_20_Text">- Faz uma busca por todos os arquivos SETUID/SETGID e salva o resultado do</text:p>
      <text:p text:style-name="Preformatted_20_Text">comando find no arquivo log1.txt</text:p>
      <text:p text:style-name="Preformatted_20_Text"><text:s/>find / -type f -perm +6000 -ls &gt;&gt; /log1.txt</text:p>
      <text:p text:style-name="Preformatted_20_Text"/>
      <text:p text:style-name="Preformatted_20_Text">- Faz uma busca por todos os arquivos que possuem permissão de gravação</text:p>
      <text:p text:style-name="Preformatted_20_Text">configurada para todos os usuários e salva o resultado do comando find</text:p>
      <text:p text:style-name="Preformatted_20_Text">no arquivo log2.txt</text:p>
      <text:p text:style-name="Preformatted_20_Text"><text:s/>find / -perm -2 ! -type l -ls &gt;&gt; /log2.txt</text:p>
      <text:p text:style-name="Preformatted_20_Text"/>
      <text:p text:style-name="Preformatted_20_Text">- Faz uma busca por todos os arquivos que não possuem um dono ou grupo e</text:p>
      <text:p text:style-name="Preformatted_20_Text">salva o resultado do comando find no arquivo log3.txt</text:p>
      <text:p text:style-name="Preformatted_20_Text"><text:s/>find / -nouser -o -nogroup &gt;&gt; /log3.txt</text:p>
      <text:p text:style-name="Preformatted_20_Text"><text:soft-page-break/></text:p>
      <text:p text:style-name="Preformatted_20_Text">- Para descobrir links simbólicos que apontam para arquivos que não</text:p>
      <text:p text:style-name="Preformatted_20_Text">existem mais no sistema</text:p>
      <text:p text:style-name="Preformatted_20_Text"><text:s/>find . -type l -follow 2&gt;/dev/stdout | cut - d: -f 2 | xargs rm -f</text:p>
      <text:p text:style-name="Preformatted_20_Text"/>
      <text:p text:style-name="Preformatted_20_Text">Repare q o '2&gt;/dev/stdout' pode ser substituido por 2&gt;&amp;1, mas eu acho o</text:p>
      <text:p text:style-name="Preformatted_20_Text">primeiro mais legivel! Isso se faz necessario pois o find, ao seguir um link</text:p>
      <text:p text:style-name="Preformatted_20_Text">quebrado escreve a mensagem da saida padrão de erro (stderr), por isso temos</text:p>
      <text:p text:style-name="Preformatted_20_Text">que redirecionar, para que o cut consiga pegar e passar pra frente.</text:p>
      <text:p text:style-name="Preformatted_20_Text"/>
      <text:p text:style-name="Preformatted_20_Text">- A opção -ctime indica "creation time", ou seja, a quantos dias o inode do</text:p>
      <text:p text:style-name="Preformatted_20_Text">arquivo foi alterado. O termo "creation time" gera um pouco de dúvida,</text:p>
      <text:p text:style-name="Preformatted_20_Text">pois não se refere exatamente à data de criação do arquivo mas sim à data</text:p>
      <text:p text:style-name="Preformatted_20_Text">de alteração de algum atributo do seu inode. Comando como chmod, chown,</text:p>
      <text:p text:style-name="Preformatted_20_Text">chgrp alteram essa data pois alteram os atributos do inode.</text:p>
      <text:p text:style-name="Preformatted_20_Text"/>
      <text:p text:style-name="Preformatted_20_Text">A opção -mtime indica "modification time", ou seja, a quantos dias o</text:p>
      <text:p text:style-name="Preformatted_20_Text">conteúdo de um arquivo foi alterado.</text:p>
      <text:p text:style-name="Preformatted_20_Text"/>
      <text:p text:style-name="Preformatted_20_Text">Existe tambem a opção -atime, indicando "access time". Serve para</text:p>
      <text:p text:style-name="Preformatted_20_Text">verificar a quanto tempo um arquivo não foi acessado (lido, modificado</text:p>
      <text:p text:style-name="Preformatted_20_Text">alterado permissão, etc).</text:p>
      <text:p text:style-name="Preformatted_20_Text"/>
      <text:p text:style-name="Preformatted_20_Text">- Exibe os arquivos que foram criados ou modificados durante os ultimos 4 dias</text:p>
      <text:p text:style-name="Preformatted_20_Text"><text:s/>find /usr -mtime 4</text:p>
      <text:p text:style-name="Preformatted_20_Text"/>
      <text:p text:style-name="Preformatted_20_Text">- Exibe os arquivos que foram criados ou modificados durante os ultimos 5 dias</text:p>
      <text:p text:style-name="Preformatted_20_Text"><text:s/>find /trabalho -ctime 5</text:p>
      <text:p text:style-name="Preformatted_20_Text"/>
      <text:p text:style-name="Preformatted_20_Text">- Para procurar quais arquivos foram criados ou modificados nos últimos 7</text:p>
      <text:p text:style-name="Preformatted_20_Text">dias, deve usar a opção -mtime junto com a opção -ctime</text:p>
      <text:p text:style-name="Preformatted_20_Text"><text:s/>find /trabalho -ctime 4 -a -mtime 4</text:p>
      <text:p text:style-name="Preformatted_20_Text"/>
      <text:p text:style-name="Preformatted_20_Text">- É feita uma busca para encontrar todos os arquivos terminados em .mm2 e</text:p>
      <text:p text:style-name="Preformatted_20_Text">o comando tar receberá esta lista por meio do pipe (caractere "|"), indicada</text:p>
      <text:p text:style-name="Preformatted_20_Text">pela flag "-T". O sinal "-" significa "standard output", ou o que veio pelo</text:p>
      <text:p text:style-name="Preformatted_20_Text">pipe, que criará o arquivo backup.mm2.tar.gz irá conter apenas arquivos</text:p>
      <text:p text:style-name="Preformatted_20_Text">terminados em .mm2</text:p>
      <text:p text:style-name="Preformatted_20_Text"><text:s/>find . -name \*.mm2 | tar cvzf backup.mm2.tar.gz -T -</text:p>
      <text:p text:style-name="Preformatted_20_Text"/>
      <text:p text:style-name="Preformatted_20_Text">- Uso do find para achar todos os arquivos criados/modificados dia tal no</text:p>
      <text:p text:style-name="Preformatted_20_Text">caso 18 de dezembro. O find tem 3 opções referentes a datas. São elas:</text:p>
      <text:p text:style-name="Preformatted_20_Text"><text:s/>atime - Data do último acesso;</text:p>
      <text:p text:style-name="Preformatted_20_Text"><text:s/>ctime - Data da última alteração no status do arquivo;</text:p>
      <text:p text:style-name="Preformatted_20_Text"><text:s/>mtime - Data da última alteração nos dados do arquivo.</text:p>
      <text:p text:style-name="Preformatted_20_Text">Estas 3 opções opções são usadas estipulando-se o número de dias desejado.</text:p>
      <text:p text:style-name="Preformatted_20_Text">Assim usando -atime dd, serão listados todos os arquivos cujo útimo acesso</text:p>
      <text:p text:style-name="Preformatted_20_Text">foi a dd dias. Se voce fizer -atime -dd, vc terá os arquivos cujo último</text:p>
      <text:p text:style-name="Preformatted_20_Text">acesso foi há menos de dd dias, e de forma analoga, +dd significa há mais</text:p>
      <text:p text:style-name="Preformatted_20_Text">de dd dias.</text:p>
      <text:p text:style-name="Preformatted_20_Text"/>
      <text:p text:style-name="Preformatted_20_Text">- Deleta arquivos core em todo o sistema</text:p>
      <text:p text:style-name="Preformatted_20_Text"><text:s/>find / -name core -exec rm -f {} \;</text:p>
      <text:p text:style-name="Preformatted_20_Text"/>
      <text:p text:style-name="Preformatted_20_Text">- Cria um relatório com o tamanho de todos os diretórios do sistema</text:p>
      <text:p text:style-name="Preformatted_20_Text"><text:s/>find . -type d -maxdepth 1 -exec du -s {} \;</text:p>
      <text:p text:style-name="Preformatted_20_Text"/>
      <text:p text:style-name="Preformatted_20_Text">- Cria um relatório com o tamanho de todos os diretórios do sistema</text:p>
      <text:p text:style-name="Preformatted_20_Text">de forma ordenada:</text:p>
      <text:p text:style-name="Preformatted_20_Text"><text:s/>find . -type d -maxdepth 1 -exec du -s {} \; |sort -n</text:p>
      <text:p text:style-name="Preformatted_20_Text"/>
      <text:p text:style-name="Preformatted_20_Text">- Cria um relatório com o tamanho de todos os diretórios do sistema</text:p>
      <text:p text:style-name="Preformatted_20_Text"><text:soft-page-break/>de forma ordenada e ainda caso queira que apareça primeiro os nomes</text:p>
      <text:p text:style-name="Preformatted_20_Text">de diretórios seguido pelos respectivos tamanhos</text:p>
      <text:p text:style-name="Preformatted_20_Text"><text:s/>find . -type d -maxdepth 1 -exec du -s {} \; |sort -n | sed -e "s/\([0-9]\+\)[[:space:]]*\(\.\/\)\?\(.*\)/\3 \1/"</text:p>
      <text:p text:style-name="Preformatted_20_Text"/>
      <text:p text:style-name="Preformatted_20_Text">- Para listar os arquivos modificados mais recentemente para o mais antigo</text:p>
      <text:p text:style-name="Preformatted_20_Text"><text:s/>find / -mtime -1 | ls -t</text:p>
      <text:p text:style-name="Preformatted_20_Text"/>
      <text:p text:style-name="Preformatted_20_Text">- Para procurar em /home/user/fotos todas as imagens jpg e mostrar</text:p>
      <text:p text:style-name="Preformatted_20_Text">com o software qiv</text:p>
      <text:p text:style-name="Preformatted_20_Text"><text:s/>find /home/user/fotos -iname "*.jpg" -exec qiv -fm {} \;</text:p>
      <text:p text:style-name="Preformatted_20_Text"/>
      <text:p text:style-name="Preformatted_20_Text">- Para saber quantas fotos no diretório '/home/user/fotos'</text:p>
      <text:p text:style-name="Preformatted_20_Text"><text:s/>find /home/user/fotos -iname "*.jpg" | wc -l</text:p>
      <text:p text:style-name="Preformatted_20_Text"/>
      <text:p text:style-name="Preformatted_20_Text">- Procura arquivos que não possuem dono em nosso sistema. Esta situação</text:p>
      <text:p text:style-name="Preformatted_20_Text">é extremamente comum, visto que usuários são criados e apagados diaria-</text:p>
      <text:p text:style-name="Preformatted_20_Text">mente e ficam vagando pelo sistema e podem eventualmente vir a comprometer</text:p>
      <text:p text:style-name="Preformatted_20_Text">a segurança. Então será gerado uma listagem com todos os arquivos do</text:p>
      <text:p text:style-name="Preformatted_20_Text">sistema que não pertencem a nenhum usuário cadastrado no sistema</text:p>
      <text:p text:style-name="Preformatted_20_Text"><text:s/>find / -nouser -print</text:p>
      <text:p text:style-name="Preformatted_20_Text"/>
      <text:p text:style-name="Preformatted_20_Text">- Procura arquivos que não possuem dono em nosso sistema. Esta situação</text:p>
      <text:p text:style-name="Preformatted_20_Text">é extremamente comum, visto que usuários são criados e apagados diaria-</text:p>
      <text:p text:style-name="Preformatted_20_Text">mente e ficam vagando pelo sistema e podem eventualmente vir a comprometer</text:p>
      <text:p text:style-name="Preformatted_20_Text">a segurança. Então será gerado uma listagem com todos os arquivos do</text:p>
      <text:p text:style-name="Preformatted_20_Text">sistema que não pertencem a nenhum usuário cadastrado no sistema e logo</text:p>
      <text:p text:style-name="Preformatted_20_Text">após serão apagados do sistema</text:p>
      <text:p text:style-name="Preformatted_20_Text"><text:s/>find / -nouser -print | xargs rm</text:p>
      <text:p text:style-name="Preformatted_20_Text"/>
      <text:p text:style-name="Preformatted_20_Text">- Quero criar um script shell que aceite um parâmetro qualquer e busque este</text:p>
      <text:p text:style-name="Preformatted_20_Text">parâmetro inserido pelo usuário dentro de páginas HTML em diretórios diversos.</text:p>
      <text:p text:style-name="Preformatted_20_Text">Ou seja, quando o usuário rodar o comando, passando um argumento que pode ser</text:p>
      <text:p text:style-name="Preformatted_20_Text">uma palavra, o script deverá procurar em todos os arquivos e subdiretórios</text:p>
      <text:p text:style-name="Preformatted_20_Text">por aquela string específica.</text:p>
      <text:p text:style-name="Preformatted_20_Text"><text:s/>find "$1" -type f -exec grep -l "$2" {} \;</text:p>
      <text:p text:style-name="Preformatted_20_Text"/>
      <text:p text:style-name="Preformatted_20_Text">isso é um grep recursivo que procura a string $2 a partir do diretorio $1.</text:p>
      <text:p text:style-name="Preformatted_20_Text">A opcao -l lista todos os arquivos que contem a string. Sem esta opção, voce</text:p>
      <text:p text:style-name="Preformatted_20_Text">vera todas as linhas onde ocorrem a string.</text:p>
      <text:p text:style-name="Preformatted_20_Text"/>
      <text:p text:style-name="Preformatted_20_Text">- Tenho um diretório raiz com vários arquivos e sub-diretórios. Estou mudado</text:p>
      <text:p text:style-name="Preformatted_20_Text">alguns direitos para os grupos dos arquivos e diretórios com esse comando:</text:p>
      <text:p text:style-name="Preformatted_20_Text"><text:s/>chmod g=rw -R *</text:p>
      <text:p text:style-name="Preformatted_20_Text">Eu gostaria de alterar recursivamente, agora,  somente os direitos dos</text:p>
      <text:p text:style-name="Preformatted_20_Text">diretórios, sem alterar os dos arquivos. Isso é possível?</text:p>
      <text:p text:style-name="Preformatted_20_Text"/>
      <text:p text:style-name="Preformatted_20_Text">Costumo usar o find para isso</text:p>
      <text:p text:style-name="Preformatted_20_Text"><text:s/>find /home/fabio/diretorio -type d -exec chmod g=rw {} \;</text:p>
      <text:p text:style-name="Preformatted_20_Text"/>
      <text:p text:style-name="Preformatted_20_Text">No caso, o "-type d" diz ao find para localizar apenas os diretórios e o</text:p>
      <text:p text:style-name="Preformatted_20_Text">"-exec" manda executar o comando "chmod g=rw" sobre cada diretório que</text:p>
      <text:p text:style-name="Preformatted_20_Text">ele encontrar, representado na sintaxe com comando com o "{}". Repare</text:p>
      <text:p text:style-name="Preformatted_20_Text">que existe um espaço antes do "\;" que fecha a linha de comando. No meu</text:p>
      <text:p text:style-name="Preformatted_20_Text">exemplo o find vai atuar na árvore abaixo do diretório</text:p>
      <text:p text:style-name="Preformatted_20_Text">"/home/fabio/diretorio". Se quiser fazer isso apenas com arquivos, no</text:p>
      <text:p text:style-name="Preformatted_20_Text">lugar de diretórios, bastaria usar "-type f".</text:p>
      <text:p text:style-name="Preformatted_20_Text"/>
      <text:p text:style-name="Preformatted_20_Text"/>
      <text:p text:style-name="Preformatted_20_Text">1.21 - comando locate = localiza arquivos, sendo que antes de executá-lo</text:p>
      <text:p text:style-name="Preformatted_20_Text">pela primeira vez deve-se usar o comando "updatedb" para criar o banco</text:p>
      <text:p text:style-name="Preformatted_20_Text">de dados e deve-se executá-lo freqüentemente (sempre que se instalar/remover)</text:p>
      <text:p text:style-name="Preformatted_20_Text"><text:soft-page-break/>programas no computador.</text:p>
      <text:p text:style-name="Preformatted_20_Text"/>
      <text:p text:style-name="Preformatted_20_Text">- Procura em todos os arquivos pela palavra text1</text:p>
      <text:p text:style-name="Preformatted_20_Text"><text:s/>locate text1</text:p>
      <text:p text:style-name="Preformatted_20_Text"/>
      <text:p text:style-name="Preformatted_20_Text"/>
      <text:p text:style-name="Preformatted_20_Text">1.22 - comando cd = acessa e sai de um diretório</text:p>
      <text:p text:style-name="Preformatted_20_Text"/>
      <text:p text:style-name="Preformatted_20_Text">- Alterna para o último diretório visitado:</text:p>
      <text:p text:style-name="Preformatted_20_Text"><text:s/>cd -</text:p>
      <text:p text:style-name="Preformatted_20_Text"/>
      <text:p text:style-name="Preformatted_20_Text">- Acessa o diretorio /home</text:p>
      <text:p text:style-name="Preformatted_20_Text"><text:s/>cd /home</text:p>
      <text:p text:style-name="Preformatted_20_Text"/>
      <text:p text:style-name="Preformatted_20_Text">- Sobe um diretório</text:p>
      <text:p text:style-name="Preformatted_20_Text"><text:s/>cd ..</text:p>
      <text:p text:style-name="Preformatted_20_Text"/>
      <text:p text:style-name="Preformatted_20_Text">- Retorna ao diretorio raiz</text:p>
      <text:p text:style-name="Preformatted_20_Text"><text:s/>cd /</text:p>
      <text:p text:style-name="Preformatted_20_Text"/>
      <text:p text:style-name="Preformatted_20_Text">- Acessa o diretorio home do usuario corrente: EX: /home/ederjordam</text:p>
      <text:p text:style-name="Preformatted_20_Text"><text:s/>cd ~</text:p>
      <text:p text:style-name="Preformatted_20_Text"/>
      <text:p text:style-name="Preformatted_20_Text">- Acessa o diretório home do usuario ederjordam</text:p>
      <text:p text:style-name="Preformatted_20_Text"><text:s/>cd ~ederjordam</text:p>
      <text:p text:style-name="Preformatted_20_Text"/>
      <text:p text:style-name="Preformatted_20_Text">- Sobe um diretório e entra imediatamente no próximo (por exemplo, quando</text:p>
      <text:p text:style-name="Preformatted_20_Text">você está em '/usr/sbin', você digita 'cd ../bin', o comando 'cd' retorna</text:p>
      <text:p text:style-name="Preformatted_20_Text">um diretório ('/usr') e entra imediatamente no diretório 'bin' ('/usr/bin')</text:p>
      <text:p text:style-name="Preformatted_20_Text"><text:s/>cd ../diretorio1 -</text:p>
      <text:p text:style-name="Preformatted_20_Text"/>
      <text:p text:style-name="Preformatted_20_Text"/>
      <text:p text:style-name="Preformatted_20_Text">1.23 - comando alias = cria atalhos para comandos</text:p>
      <text:p text:style-name="Preformatted_20_Text"/>
      <text:p text:style-name="Preformatted_20_Text">- Acrescente os comandos abaixo no arquivo '/etc/bashrc' para que seja</text:p>
      <text:p text:style-name="Preformatted_20_Text">inicializado sempre que o sistema for reinicializado</text:p>
      <text:p text:style-name="Preformatted_20_Text"/>
      <text:p text:style-name="Preformatted_20_Text"><text:s/>alias cd.on="mount /mnt/cdrom"</text:p>
      <text:p text:style-name="Preformatted_20_Text"><text:s/>alias cd.off="umount /mnt/cdrom"</text:p>
      <text:p text:style-name="Preformatted_20_Text"><text:s/>alias desligar="shutdown -h now"</text:p>
      <text:p text:style-name="Preformatted_20_Text"><text:s/>alias floppy.on="mount /mnt/floppy"</text:p>
      <text:p text:style-name="Preformatted_20_Text"><text:s/>alias floppy.off="umount /mnt/floppy&amp;quot"</text:p>
      <text:p text:style-name="Preformatted_20_Text"><text:s/>alias olhar-logs="tail -f /var/log/messages"</text:p>
      <text:p text:style-name="Preformatted_20_Text"/>
      <text:p text:style-name="Preformatted_20_Text"/>
      <text:p text:style-name="Preformatted_20_Text">1.24 - comando e2fsck - checa e corrige erros no sistema de arquivos. Deve-se</text:p>
      <text:p text:style-name="Preformatted_20_Text">apenas usar o e2fsck para dar manutenção em particoes Linux Native. Pode-se</text:p>
      <text:p text:style-name="Preformatted_20_Text">usar também o comando equivalente "fsck.ext2"</text:p>
      <text:p text:style-name="Preformatted_20_Text"/>
      <text:p text:style-name="Preformatted_20_Text">- Checa e corrige erros na partição hda1</text:p>
      <text:p text:style-name="Preformatted_20_Text"><text:s/>e2fsck -y /dev/hda1</text:p>
      <text:p text:style-name="Preformatted_20_Text"/>
      <text:p text:style-name="Preformatted_20_Text">- Checa e corrige erros na partição hda2</text:p>
      <text:p text:style-name="Preformatted_20_Text"><text:s/>e2fsck -y /dev/hda2</text:p>
      <text:p text:style-name="Preformatted_20_Text"/>
      <text:p text:style-name="Preformatted_20_Text">- Checa e corrige erros na partição hda3 executando também o comando</text:p>
      <text:p text:style-name="Preformatted_20_Text">badblocks</text:p>
      <text:p text:style-name="Preformatted_20_Text"><text:s/>e2fsck -y -c /dev/hda3</text:p>
      <text:p text:style-name="Preformatted_20_Text"/>
      <text:p text:style-name="Preformatted_20_Text">- Checa e corrige erros na partição hda4 forçando a verificação de sistemas</text:p>
      <text:p text:style-name="Preformatted_20_Text">de arquivos que aparentam estar em bom estado</text:p>
      <text:p text:style-name="Preformatted_20_Text"><text:s/>e2fsck -y -f /dev/hda4 </text:p>
      <text:p text:style-name="Preformatted_20_Text"><text:soft-page-break/></text:p>
      <text:p text:style-name="Preformatted_20_Text">- Checa e corrige erros na partição hda5 forçando o reparo automático sem</text:p>
      <text:p text:style-name="Preformatted_20_Text">prompts</text:p>
      <text:p text:style-name="Preformatted_20_Text"><text:s/>e2fsck -y -p /dev/hda5</text:p>
      <text:p text:style-name="Preformatted_20_Text"/>
      <text:p text:style-name="Preformatted_20_Text">- Faz uma checagem usando o modo "somente leitura" na particao hda1. Com a</text:p>
      <text:p text:style-name="Preformatted_20_Text">opção '-n' é possível checar o sistema de arquivos montado sem perda de dados</text:p>
      <text:p text:style-name="Preformatted_20_Text"><text:s/>e2fsck -n /dev/hda1</text:p>
      <text:p text:style-name="Preformatted_20_Text"/>
      <text:p text:style-name="Preformatted_20_Text">- Faz uma checagem usando o modo "somente leitura" na partição hda1. Com esta</text:p>
      <text:p text:style-name="Preformatted_20_Text">opção '-n' é possível checar o sistema de arquivos montado sem perda de dados.</text:p>
      <text:p text:style-name="Preformatted_20_Text">Com a opção '-c' o sistema de arquivos será checado e permitirá atualizações</text:p>
      <text:p text:style-name="Preformatted_20_Text">somente dos setores danificados, não alterando qualquer outra área</text:p>
      <text:p text:style-name="Preformatted_20_Text"><text:s/>e2fsck -c -n /dev/hda1</text:p>
      <text:p text:style-name="Preformatted_20_Text"/>
      <text:p text:style-name="Preformatted_20_Text">- Para revisar uma partição use:</text:p>
      <text:p text:style-name="Preformatted_20_Text"><text:s/>e2fsck -pycvf /dev/hda1</text:p>
      <text:p text:style-name="Preformatted_20_Text"/>
      <text:p text:style-name="Preformatted_20_Text">Opções:</text:p>
      <text:p text:style-name="Preformatted_20_Text"><text:s/>-p: repara os erros automaticamente</text:p>
      <text:p text:style-name="Preformatted_20_Text"><text:s/>-y: em questõs críticas irá assumir resposta afirmativa</text:p>
      <text:p text:style-name="Preformatted_20_Text"><text:s/>-c: procura pro blocos defeituosos</text:p>
      <text:p text:style-name="Preformatted_20_Text"><text:s/>-v: mostar todas as mensagens na terla (verboso)</text:p>
      <text:p text:style-name="Preformatted_20_Text"><text:s/>-f: força checagem do sistema de arquivos estiver marcado como limpo</text:p>
      <text:p text:style-name="Preformatted_20_Text"><text:s/>/dev/hda1 : é o dispositivo da partição, você não irá por a partição em si</text:p>
      <text:p text:style-name="Preformatted_20_Text">mas sim o dispositivo de sua partição, assim se sua partição for a /dev/hda3</text:p>
      <text:p text:style-name="Preformatted_20_Text">você irá por ela</text:p>
      <text:p text:style-name="Preformatted_20_Text"/>
      <text:p text:style-name="Preformatted_20_Text"><text:s/>-c faz o fsck.ext2 verificar se existem agrupamentos danificados na unidade</text:p>
      <text:p text:style-name="Preformatted_20_Text">de disco</text:p>
      <text:p text:style-name="Preformatted_20_Text"/>
      <text:p text:style-name="Preformatted_20_Text"><text:s/>-d aciona o debug. Mostra todos os detalhes de processamento</text:p>
      <text:p text:style-name="Preformatted_20_Text"/>
      <text:p text:style-name="Preformatted_20_Text"><text:s/>-f força a checagem mesmo se o sistema aparenta estar em bom estado. Por</text:p>
      <text:p text:style-name="Preformatted_20_Text">padrão, um sistema de arquivos que parece em bom estado não é verificado</text:p>
      <text:p text:style-name="Preformatted_20_Text"/>
      <text:p text:style-name="Preformatted_20_Text"><text:s/>-F grava os dados do cache no disco antes de iniciar o teste</text:p>
      <text:p text:style-name="Preformatted_20_Text"/>
      <text:p text:style-name="Preformatted_20_Text"><text:s/>-l:[arquivo] inclui os blocos listados no (arquivo) como blocos defeituosos</text:p>
      <text:p text:style-name="Preformatted_20_Text">no sistema de arquivos. O formato deste arquivo é o mesmo gerado pelo programa</text:p>
      <text:p text:style-name="Preformatted_20_Text">badblocks (veja mais adiante)</text:p>
      <text:p text:style-name="Preformatted_20_Text"/>
      <text:p text:style-name="Preformatted_20_Text"><text:s/>-L [arquivo] faz o mesmo que a opção -l, só que a lista de blocos defeituosos</text:p>
      <text:p text:style-name="Preformatted_20_Text">do dispositivo é completamente limpa e depois a lista do (arquivo) é</text:p>
      <text:p text:style-name="Preformatted_20_Text">adicionada ao teste</text:p>
      <text:p text:style-name="Preformatted_20_Text"/>
      <text:p text:style-name="Preformatted_20_Text"><text:s/>-n faz somente uma verificação de leitura no sistema de arquivos. Com esta</text:p>
      <text:p text:style-name="Preformatted_20_Text">opção o sistema é verificado com o dispositivo montado. Nenhuma modificação</text:p>
      <text:p text:style-name="Preformatted_20_Text">é feita no sistema. Apenas o teste de leitura é realizado</text:p>
      <text:p text:style-name="Preformatted_20_Text"/>
      <text:p text:style-name="Preformatted_20_Text"><text:s/>-p corrige automaticamente o sistema de arquivos sem perguntar nada. É re-</text:p>
      <text:p text:style-name="Preformatted_20_Text">comendável fazer isto manualmente pra entender o que aconteceu, em caso de</text:p>
      <text:p text:style-name="Preformatted_20_Text">problemas com o sistema de arquivos</text:p>
      <text:p text:style-name="Preformatted_20_Text"/>
      <text:p text:style-name="Preformatted_20_Text"><text:s/>-v ativa o modo verbose. Todas as mensagens de aviso são mostradas durante</text:p>
      <text:p text:style-name="Preformatted_20_Text">a execução do programa</text:p>
      <text:p text:style-name="Preformatted_20_Text"/>
      <text:p text:style-name="Preformatted_20_Text"><text:s/>-y assume sim para todas as questões feitas durante o texto. O seu uso é</text:p>
      <text:p text:style-name="Preformatted_20_Text">altamente não recomendável</text:p>
      <text:p text:style-name="Preformatted_20_Text"/>
      <text:p text:style-name="Preformatted_20_Text">- Caso a opção -c seja usada junto com -n, -l ou -L, o sistema de arquivos</text:p>
      <text:p text:style-name="Preformatted_20_Text">será verificado e permitirá somente a atualizações setores danificados, não</text:p>
      <text:p text:style-name="Preformatted_20_Text"><text:soft-page-break/>alterando qualquer outra área do dispositivo. Se forem encontrados arquivos</text:p>
      <text:p text:style-name="Preformatted_20_Text">com problemas e estes não puderem ser recuperados, o fsck perguntará se deseja</text:p>
      <text:p text:style-name="Preformatted_20_Text">salvá-los no diretório lost+found. Após sua execução é mostrado detalhes sobre</text:p>
      <text:p text:style-name="Preformatted_20_Text">o sistema de arquivos verificado como quantidade de blocos livres, ocupados e</text:p>
      <text:p text:style-name="Preformatted_20_Text">taxa de fragmentação.</text:p>
      <text:p text:style-name="Preformatted_20_Text"/>
      <text:p text:style-name="Preformatted_20_Text"/>
      <text:p text:style-name="Preformatted_20_Text">1.25 - comando type = exibe a localização de um arquivo no sistema. OBS:</text:p>
      <text:p text:style-name="Preformatted_20_Text">Similar ao comando 'whereis comando'.</text:p>
      <text:p text:style-name="Preformatted_20_Text"/>
      <text:p text:style-name="Preformatted_20_Text">- Exibe a localização do comando 'bash' no sistema</text:p>
      <text:p text:style-name="Preformatted_20_Text"><text:s/>type bash</text:p>
      <text:p text:style-name="Preformatted_20_Text"/>
      <text:p text:style-name="Preformatted_20_Text">- Exibe a localização do comando 'ls' no sistema</text:p>
      <text:p text:style-name="Preformatted_20_Text"><text:s/>type ls</text:p>
      <text:p text:style-name="Preformatted_20_Text"/>
      <text:p text:style-name="Preformatted_20_Text">- Exibe a localização do comando 'cd' no sistema</text:p>
      <text:p text:style-name="Preformatted_20_Text"><text:s/>type cd</text:p>
      <text:p text:style-name="Preformatted_20_Text"/>
      <text:p text:style-name="Preformatted_20_Text"/>
      <text:p text:style-name="Preformatted_20_Text">1.26 - comando diff = compara dois arquivos e exibe as diferencas entre</text:p>
      <text:p text:style-name="Preformatted_20_Text">eles. O comando diff apenas faz comparacoes com arquivos no formato texto</text:p>
      <text:p text:style-name="Preformatted_20_Text">O diff apresenta uma listagem das diferenças encontradas entre os 2 arquivos</text:p>
      <text:p text:style-name="Preformatted_20_Text">passados como parâmetro, incluindo os comandos necessários para que um</text:p>
      <text:p text:style-name="Preformatted_20_Text">editor (o ed, se não me engano) possa, a partir de um dos arquivos, igualar</text:p>
      <text:p text:style-name="Preformatted_20_Text">o conteúdo do segundo. Se você quiser apenas verificar se 2 arquivos possuem</text:p>
      <text:p text:style-name="Preformatted_20_Text">o mesmo conteúdo ou não, é mais eficiente usar o 'cmp', e testar o $? Ou</text:p>
      <text:p text:style-name="Preformatted_20_Text">$status, dependendo do shell que esteja utilizando.</text:p>
      <text:p text:style-name="Preformatted_20_Text"/>
      <text:p text:style-name="Preformatted_20_Text">- Checa linha a linha para verificar se há ou não diferenças entre os arquivos</text:p>
      <text:p text:style-name="Preformatted_20_Text"><text:s/>diff file1.txt file1.txt.old</text:p>
      <text:p text:style-name="Preformatted_20_Text"/>
      <text:p text:style-name="Preformatted_20_Text">- Compara os arquivos e exibe suas diferencas na tela</text:p>
      <text:p text:style-name="Preformatted_20_Text"><text:s/>diff file1.txt file2.txt</text:p>
      <text:p text:style-name="Preformatted_20_Text"/>
      <text:p text:style-name="Preformatted_20_Text">- Compara os arquivos e enviapara o arquivo newfile.txt as diferencas dos</text:p>
      <text:p text:style-name="Preformatted_20_Text">arquivos</text:p>
      <text:p text:style-name="Preformatted_20_Text"><text:s/>diff file1.txt file2.txt &gt; newfile.txt</text:p>
      <text:p text:style-name="Preformatted_20_Text"/>
      <text:p text:style-name="Preformatted_20_Text">- Faz a comparacao nos arquivos ignorando diferencas entre maiusculas e</text:p>
      <text:p text:style-name="Preformatted_20_Text">minusculas</text:p>
      <text:p text:style-name="Preformatted_20_Text"><text:s/>diff -i file1.txt file2.txt</text:p>
      <text:p text:style-name="Preformatted_20_Text"/>
      <text:p text:style-name="Preformatted_20_Text">- Exibe somente se os 2 arquivos possuem diferenças. Não exibe as dife-</text:p>
      <text:p text:style-name="Preformatted_20_Text">renças entre eles</text:p>
      <text:p text:style-name="Preformatted_20_Text"><text:s/>diff -q file1.txt file2.txt</text:p>
      <text:p text:style-name="Preformatted_20_Text"/>
      <text:p text:style-name="Preformatted_20_Text">- Aumenta a tabulação das diferenças encontradas nos arquivos comparados</text:p>
      <text:p text:style-name="Preformatted_20_Text"><text:s/>diff -t file1.txt file2.txt</text:p>
      <text:p text:style-name="Preformatted_20_Text"/>
      <text:p text:style-name="Preformatted_20_Text">- Compara os arquivos ignorando linhas em branco diferentes entre os 2</text:p>
      <text:p text:style-name="Preformatted_20_Text">arquivos e usando o formato unificado</text:p>
      <text:p text:style-name="Preformatted_20_Text"><text:s/>diff -B -u file1.txt file2.txt</text:p>
      <text:p text:style-name="Preformatted_20_Text"/>
      <text:p text:style-name="Preformatted_20_Text">- Compara o diretório e subdiretorios '/usr/dir1/' e '/usr/dir2/' armazenando</text:p>
      <text:p text:style-name="Preformatted_20_Text">as diferencas entre os diretórios no arquivo 'comparacao.txt'</text:p>
      <text:p text:style-name="Preformatted_20_Text"><text:s/>diff -r /usr/dir1/ /usr/dir2/ &gt; comparacao.txt</text:p>
      <text:p text:style-name="Preformatted_20_Text"/>
      <text:p text:style-name="Preformatted_20_Text">- Obtem cada linha do primeiro arquivo, verifique se ela existe no segundo</text:p>
      <text:p text:style-name="Preformatted_20_Text">(que também possue um nome por linha) e caso não exista, jogua essa linha</text:p>
      <text:p text:style-name="Preformatted_20_Text">para um terceiro arquivo</text:p>
      <text:p text:style-name="Preformatted_20_Text"><text:s/>diff arquivo1.txt arquivo2.txt | grep "&lt;" &gt; arquivo3.txt</text:p>
      <text:p text:style-name="Preformatted_20_Text"><text:soft-page-break/></text:p>
      <text:p text:style-name="Preformatted_20_Text">- Ler cada linha do segundo arquivo e verificar se ela existe no primeiro</text:p>
      <text:p text:style-name="Preformatted_20_Text">arquivo e se não existir, jogar essa linha para um determinado arquivo</text:p>
      <text:p text:style-name="Preformatted_20_Text"><text:s/>diff arquivo2.txt arquivo1.txt | grep "&lt;" &gt; arquivo4.txt</text:p>
      <text:p text:style-name="Preformatted_20_Text"/>
      <text:p text:style-name="Preformatted_20_Text">- Verifica o que há de diferente nos diretórios e exibirá as diferenças</text:p>
      <text:p text:style-name="Preformatted_20_Text">diretamente na tela o monitor</text:p>
      <text:p text:style-name="Preformatted_20_Text"><text:s/>diff -uNr diretorio.original diretorio</text:p>
      <text:p text:style-name="Preformatted_20_Text"/>
      <text:p text:style-name="Preformatted_20_Text">- Verifica o que há de diferente nos diretórios e redirecionará a saída do</text:p>
      <text:p text:style-name="Preformatted_20_Text">comando para o arquivo resultado.txt</text:p>
      <text:p text:style-name="Preformatted_20_Text"><text:s/>diff -uNr diretorio.original diretorio &gt; resultado.txt</text:p>
      <text:p text:style-name="Preformatted_20_Text"/>
      <text:p text:style-name="Preformatted_20_Text"/>
      <text:p text:style-name="Preformatted_20_Text">1.27 - comando comm = compara dois arquivos ordenados linha a linha. Este sem</text:p>
      <text:p text:style-name="Preformatted_20_Text">opções produz uma saída de três colunas. A Coluna 1 contém linhas que são</text:p>
      <text:p text:style-name="Preformatted_20_Text">exclusivas do arquivo file1.txt, a coluna 2 contém linhas que são exclusivas</text:p>
      <text:p text:style-name="Preformatted_20_Text">do arquivo file2.txt e a coluna 3 contém linhas comuns aos dois arquivos.</text:p>
      <text:p text:style-name="Preformatted_20_Text">As opções -1, -2, e -3 impedem a exibição das colunas correspondentes</text:p>
      <text:p text:style-name="Preformatted_20_Text"><text:s/>comm -123 file1.txt file2.txt</text:p>
      <text:p text:style-name="Preformatted_20_Text"/>
      <text:p text:style-name="Preformatted_20_Text"/>
      <text:p text:style-name="Preformatted_20_Text">1.28 - comando wc = lista o número de bytes, palavras e linhas nos arquivos</text:p>
      <text:p text:style-name="Preformatted_20_Text"/>
      <text:p text:style-name="Preformatted_20_Text">- Exibe o numero de linhas, palavras separadas por espaços em branco e o</text:p>
      <text:p text:style-name="Preformatted_20_Text">tamanho em bytes do arquivo file1.txt</text:p>
      <text:p text:style-name="Preformatted_20_Text"><text:s/>wc file1.txt</text:p>
      <text:p text:style-name="Preformatted_20_Text"/>
      <text:p text:style-name="Preformatted_20_Text">- Exibe o tamanho em bytes do arquifo file2.txt</text:p>
      <text:p text:style-name="Preformatted_20_Text"><text:s/>wc --bytes file2.txt</text:p>
      <text:p text:style-name="Preformatted_20_Text"/>
      <text:p text:style-name="Preformatted_20_Text">- Exibe o tamanho em bytes do arquifo file3.txt</text:p>
      <text:p text:style-name="Preformatted_20_Text"><text:s/>wc --chars file3.txt</text:p>
      <text:p text:style-name="Preformatted_20_Text"/>
      <text:p text:style-name="Preformatted_20_Text">- Exibe as palavras separadas por expaços em branco no arquivo file4.txt</text:p>
      <text:p text:style-name="Preformatted_20_Text"><text:s/>wc --words file4.txt</text:p>
      <text:p text:style-name="Preformatted_20_Text"/>
      <text:p text:style-name="Preformatted_20_Text">- Exibe o numero de linhas do arquivo file5.txt</text:p>
      <text:p text:style-name="Preformatted_20_Text"><text:s/>wc --lines file5.txt</text:p>
      <text:p text:style-name="Preformatted_20_Text"/>
      <text:p text:style-name="Preformatted_20_Text"/>
      <text:p text:style-name="Preformatted_20_Text">1.29 - comando grep = procura strings (frases) ou palavras em um arquivo</text:p>
      <text:p text:style-name="Preformatted_20_Text"/>
      <text:p text:style-name="Preformatted_20_Text"><text:s/>^ <text:s text:c="2"/>acento circunflexo</text:p>
      <text:p text:style-name="Preformatted_20_Text"><text:s/>.. <text:s/>ponto</text:p>
      <text:p text:style-name="Preformatted_20_Text"><text:s/>\ <text:s text:c="2"/>barra invertida</text:p>
      <text:p text:style-name="Preformatted_20_Text"><text:s/>{ <text:s text:c="2"/>chave</text:p>
      <text:p text:style-name="Preformatted_20_Text"><text:s/>\ <text:s text:c="2"/>outra barra invertida</text:p>
      <text:p text:style-name="Preformatted_20_Text"><text:s/>} <text:s text:c="2"/>outra chave</text:p>
      <text:p text:style-name="Preformatted_20_Text"><text:s/>$ <text:s text:c="2"/>cifrao</text:p>
      <text:p text:style-name="Preformatted_20_Text"><text:s/>1,4 de 1 a 4 caracteres</text:p>
      <text:p text:style-name="Preformatted_20_Text"/>
      <text:p text:style-name="Preformatted_20_Text">- Para procurar no hd por uma determinada string</text:p>
      <text:p text:style-name="Preformatted_20_Text"><text:s/>grep -rin string *</text:p>
      <text:p text:style-name="Preformatted_20_Text"/>
      <text:p text:style-name="Preformatted_20_Text">- Para procurar no diretório /etc por uma determinada string</text:p>
      <text:p text:style-name="Preformatted_20_Text"><text:s/>grep -R padrao /etc/</text:p>
      <text:p text:style-name="Preformatted_20_Text"/>
      <text:p text:style-name="Preformatted_20_Text">- Procura em todos os arquivos de texto e exibe todas as linhas em que</text:p>
      <text:p text:style-name="Preformatted_20_Text">a palavra GNULINUX aparece</text:p>
      <text:p text:style-name="Preformatted_20_Text"><text:s/>grep -n GNULINUX *.txt</text:p>
      <text:p text:style-name="Preformatted_20_Text"/>
      <text:p text:style-name="Preformatted_20_Text"><text:soft-page-break/>- Procura a string ':0:' no arquivo /etc/passwd</text:p>
      <text:p text:style-name="Preformatted_20_Text"><text:s/>grep :0: /etc/passwd</text:p>
      <text:p text:style-name="Preformatted_20_Text"/>
      <text:p text:style-name="Preformatted_20_Text">- Procura a palavra 'jordam' no arquivo texto1.txt</text:p>
      <text:p text:style-name="Preformatted_20_Text"><text:s/>grep jordam /home/texto1.txt</text:p>
      <text:p text:style-name="Preformatted_20_Text"/>
      <text:p text:style-name="Preformatted_20_Text">- Procura a string 'Eder Jordam' no arquivo file1.txt</text:p>
      <text:p text:style-name="Preformatted_20_Text"><text:s/>grep "Eder Jordam" file1.txt</text:p>
      <text:p text:style-name="Preformatted_20_Text"/>
      <text:p text:style-name="Preformatted_20_Text">- Procura a frase Eder Jordam no arquivo file1.txt exibindo o</text:p>
      <text:p text:style-name="Preformatted_20_Text">número de cada linha encontrada</text:p>
      <text:p text:style-name="Preformatted_20_Text"><text:s/>grep "Eder Jordam" -n file1.txt</text:p>
      <text:p text:style-name="Preformatted_20_Text"/>
      <text:p text:style-name="Preformatted_20_Text">- Procura a palavra "jordam" em todos os arquivos TXT do diretorio atual</text:p>
      <text:p text:style-name="Preformatted_20_Text"><text:s/>grep jordam *.txt</text:p>
      <text:p text:style-name="Preformatted_20_Text"/>
      <text:p text:style-name="Preformatted_20_Text">- Procura em todos os arquivos a frase Chicago Bulls is the best</text:p>
      <text:p text:style-name="Preformatted_20_Text"><text:s/>grep "Chicago Bulls is the best" *</text:p>
      <text:p text:style-name="Preformatted_20_Text"/>
      <text:p text:style-name="Preformatted_20_Text">- Exibe os arquivos do diretorio atual com a data de modificação do dia</text:p>
      <text:p text:style-name="Preformatted_20_Text">28 de março</text:p>
      <text:p text:style-name="Preformatted_20_Text"><text:s/>ls -lha | grep "Mar 28"</text:p>
      <text:p text:style-name="Preformatted_20_Text"/>
      <text:p text:style-name="Preformatted_20_Text">- Faz uma busca pela expressão 'servidor' dentro de todos os arquivos do</text:p>
      <text:p text:style-name="Preformatted_20_Text">diretório /etc</text:p>
      <text:p text:style-name="Preformatted_20_Text"><text:s/>grep -s servidor /etc/*</text:p>
      <text:p text:style-name="Preformatted_20_Text"/>
      <text:p text:style-name="Preformatted_20_Text">- Exclui as linhas do arquivo file1.txt que tenham o conteúdo 'basquete'</text:p>
      <text:p text:style-name="Preformatted_20_Text"><text:s/>grep -v basquete file1.txt &gt; novo-arquivo.txt</text:p>
      <text:p text:style-name="Preformatted_20_Text"/>
      <text:p text:style-name="Preformatted_20_Text">- Procura pela 'palavra1' nos arquivos do diretorio especificado</text:p>
      <text:p text:style-name="Preformatted_20_Text"><text:s/>grep palavra1 /diretorio/*</text:p>
      <text:p text:style-name="Preformatted_20_Text"/>
      <text:p text:style-name="Preformatted_20_Text">- Procura pela "frase qualquer" com maiusculas ou minúsculas, no diretório</text:p>
      <text:p text:style-name="Preformatted_20_Text">atual</text:p>
      <text:p text:style-name="Preformatted_20_Text"><text:s/>grep -i 'frase qualquer' ./*</text:p>
      <text:p text:style-name="Preformatted_20_Text"/>
      <text:p text:style-name="Preformatted_20_Text">- Procura por qualquer palavra que comece com um número de 0 a 9 nos arquivos</text:p>
      <text:p text:style-name="Preformatted_20_Text">dos diretório /home/docs/</text:p>
      <text:p text:style-name="Preformatted_20_Text"><text:s/>grep '[0-9]palavra' /home/docs/*</text:p>
      <text:p text:style-name="Preformatted_20_Text"/>
      <text:p text:style-name="Preformatted_20_Text">- Procura por qualquer palavra que comece com as letras a, b ou c nos arquivos</text:p>
      <text:p text:style-name="Preformatted_20_Text">do diretório especificado</text:p>
      <text:p text:style-name="Preformatted_20_Text"><text:s/>grep '[abc]palavra' ../*</text:p>
      <text:p text:style-name="Preformatted_20_Text"/>
      <text:p text:style-name="Preformatted_20_Text">- Procura pela palavra que comece com qualquer caractere EXCETO as letras a,</text:p>
      <text:p text:style-name="Preformatted_20_Text">b ou c no arquivo file1.txt</text:p>
      <text:p text:style-name="Preformatted_20_Text"><text:s/>grep '[^abc]palavra' file1.txt</text:p>
      <text:p text:style-name="Preformatted_20_Text"/>
      <text:p text:style-name="Preformatted_20_Text">- Visualiza de forma rápida os serviços habilitados habilitados para</text:p>
      <text:p text:style-name="Preformatted_20_Text">iniciliazação do inetd</text:p>
      <text:p text:style-name="Preformatted_20_Text"><text:s/>grep -v ^# /etc/inetd.conf | sed -e '/^S/d'</text:p>
      <text:p text:style-name="Preformatted_20_Text"/>
      <text:p text:style-name="Preformatted_20_Text">- Retira do arquivo file1.txt todas as linhas que possuem nenhum, 1, 2, 3,</text:p>
      <text:p text:style-name="Preformatted_20_Text">ou 4 caracteres entre aspas existe na sequencia</text:p>
      <text:p text:style-name="Preformatted_20_Text"><text:s/>grep -v '^.\{1,4\}$' file1.txt &gt; arquivo_final</text:p>
      <text:p text:style-name="Preformatted_20_Text"/>
      <text:p text:style-name="Preformatted_20_Text">- A opção -v do grep indica para listar somente as linhas que não são reconhe-</text:p>
      <text:p text:style-name="Preformatted_20_Text">cidas pelos padrões (que nesse caso está em um arquivo). A opção -f indica</text:p>
      <text:p text:style-name="Preformatted_20_Text">que os padrões a serem procurados não são especificados na linha de comando</text:p>
      <text:p text:style-name="Preformatted_20_Text">e sim em um arquivo, cujo nome deve ser fornecido após a <text:s/>opção -f. A opção</text:p>
      <text:p text:style-name="Preformatted_20_Text">-x representa que o padrão será procurado em toda a linha (você disse que era</text:p>
      <text:p text:style-name="Preformatted_20_Text"><text:soft-page-break/>um nome por linha.</text:p>
      <text:p text:style-name="Preformatted_20_Text"><text:s/>grep -x <text:s/>-v <text:s/>-f <text:s/>arq1 <text:s/>arq2 &gt; arq_diff_1_2</text:p>
      <text:p text:style-name="Preformatted_20_Text"><text:s/>grep -x <text:s/>-v <text:s/>-f <text:s/>arq2 <text:s/>arq1 &gt; arq_diff_2_1</text:p>
      <text:p text:style-name="Preformatted_20_Text"/>
      <text:p text:style-name="Preformatted_20_Text">- O comando grep possui algumas formas de funcionamento bem interessantes.</text:p>
      <text:p text:style-name="Preformatted_20_Text">Recentemente eu precisei localizar alguns arquivos e tratá-los de forma</text:p>
      <text:p text:style-name="Preformatted_20_Text">a remover algumas formatações erradas. Veja os exemplos:</text:p>
      <text:p text:style-name="Preformatted_20_Text"><text:s/>grep CODE *.src</text:p>
      <text:p text:style-name="Preformatted_20_Text">a.src:CODE</text:p>
      <text:p text:style-name="Preformatted_20_Text">c.src:CODE</text:p>
      <text:p text:style-name="Preformatted_20_Text">f.src:CODE</text:p>
      <text:p text:style-name="Preformatted_20_Text"/>
      <text:p text:style-name="Preformatted_20_Text">Para que eu tenha apenas o nome dos arquivos onde se encontra a palavra</text:p>
      <text:p text:style-name="Preformatted_20_Text">"CODE", eu posso usar o comando grep da seguinte forma:</text:p>
      <text:p text:style-name="Preformatted_20_Text"><text:s/>grep -l CODE *.src</text:p>
      <text:p text:style-name="Preformatted_20_Text">a.src</text:p>
      <text:p text:style-name="Preformatted_20_Text">c.src</text:p>
      <text:p text:style-name="Preformatted_20_Text">f.src</text:p>
      <text:p text:style-name="Preformatted_20_Text"/>
      <text:p text:style-name="Preformatted_20_Text">A opção "-l" me indica apenas o arquivo onde a palavra CODE se encontra</text:p>
      <text:p text:style-name="Preformatted_20_Text">porém não exibe as linhas do arquivo, o que é o padrão do comando grep.</text:p>
      <text:p text:style-name="Preformatted_20_Text">Uma vez de posse desta lista, eu precisava mover estes arquivos para</text:p>
      <text:p text:style-name="Preformatted_20_Text">um outro diretório, onde então seriam editados</text:p>
      <text:p text:style-name="Preformatted_20_Text"/>
      <text:p text:style-name="Preformatted_20_Text"><text:s/>#!/bin/bash</text:p>
      <text:p text:style-name="Preformatted_20_Text"><text:s/>for file in `grep -l CODE *.src`</text:p>
      <text:p text:style-name="Preformatted_20_Text"><text:s text:c="4"/>do</text:p>
      <text:p text:style-name="Preformatted_20_Text"><text:s text:c="7"/>mv $file repair</text:p>
      <text:p text:style-name="Preformatted_20_Text"><text:s text:c="4"/>done</text:p>
      <text:p text:style-name="Preformatted_20_Text"/>
      <text:p text:style-name="Preformatted_20_Text">Na estrutura acima, "repair" é o nome de um diretório para onde os arquivos,</text:p>
      <text:p text:style-name="Preformatted_20_Text">retornados pelo comando grep, serão movidos.</text:p>
      <text:p text:style-name="Preformatted_20_Text"/>
      <text:p text:style-name="Preformatted_20_Text">- Retorna o numero da linha de um arquivo que tem a sequencia de strings</text:p>
      <text:p text:style-name="Preformatted_20_Text">que eu queira</text:p>
      <text:p text:style-name="Preformatted_20_Text"><text:s/>grep -n "string-a-ser-encontrada" file1.txt</text:p>
      <text:p text:style-name="Preformatted_20_Text"/>
      <text:p text:style-name="Preformatted_20_Text">- Exibe todas as linhas exeto as que tenham joao e maria</text:p>
      <text:p text:style-name="Preformatted_20_Text"><text:s/>egrep -v '(joao.*maria|maria.*joao)'</text:p>
      <text:p text:style-name="Preformatted_20_Text"/>
      <text:p text:style-name="Preformatted_20_Text">- Se fosse pra tirar tanto as que tivessem joao quanto as que tivessem maria,</text:p>
      <text:p text:style-name="Preformatted_20_Text"><text:s/>grep -v '(joao|maria)' file1.txt</text:p>
      <text:p text:style-name="Preformatted_20_Text"/>
      <text:p text:style-name="Preformatted_20_Text">- Procura por uma linha com o comando 'setterm -blank' nos arquivos dentro</text:p>
      <text:p text:style-name="Preformatted_20_Text">do diretório /etc/rc.d/</text:p>
      <text:p text:style-name="Preformatted_20_Text"><text:s/>grep -r "setterm -blank" /etc/rc.d/</text:p>
      <text:p text:style-name="Preformatted_20_Text"/>
      <text:p text:style-name="Preformatted_20_Text">- Tenho varios arquivos direrentes e gostaria de selecionar apenas os arquivos</text:p>
      <text:p text:style-name="Preformatted_20_Text">que contem uma determinada palavra(dentro do arquivo).</text:p>
      <text:p text:style-name="Preformatted_20_Text"><text:s/>grep -lF palavra arq1 arq2 arq3</text:p>
      <text:p text:style-name="Preformatted_20_Text">se voce quiser todos os arquivos do diretório, tambem pode fazer:</text:p>
      <text:p text:style-name="Preformatted_20_Text"><text:s/>grep -lF palavra *</text:p>
      <text:p text:style-name="Preformatted_20_Text">ou</text:p>
      <text:p text:style-name="Preformatted_20_Text"><text:s/>grep -lF palavra * 2&gt; /dev/null</text:p>
      <text:p text:style-name="Preformatted_20_Text">mostra somente os nomes de arquivos que contêm a ocorrência e 'joga fora'</text:p>
      <text:p text:style-name="Preformatted_20_Text">os nomes dos subdiretórios porventura existentes</text:p>
      <text:p text:style-name="Preformatted_20_Text"/>
      <text:p text:style-name="Preformatted_20_Text">- Do que se trata a porta 161 UDP?</text:p>
      <text:p text:style-name="Preformatted_20_Text"><text:s/>grep '\&lt;161/udp\&gt;' /etc/services</text:p>
      <text:p text:style-name="Preformatted_20_Text">esta porta é para o protocolo SNMP que é usado para dar informações sobre o</text:p>
      <text:p text:style-name="Preformatted_20_Text">sistema. Se você não usa, desligue o serviço.</text:p>
      <text:p text:style-name="Preformatted_20_Text"/>
      <text:p text:style-name="Preformatted_20_Text"><text:soft-page-break/>- Estou usando o comando grep para pesquisar uma coincidencia em um arquivo</text:p>
      <text:p text:style-name="Preformatted_20_Text">só que esta pesquisa retorna muitas linhas, como eu faria para pegar</text:p>
      <text:p text:style-name="Preformatted_20_Text">determinada linha, a primeira ou somente a terceira?</text:p>
      <text:p text:style-name="Preformatted_20_Text">A primeira linha:</text:p>
      <text:p text:style-name="Preformatted_20_Text"><text:s/>grep "o que vc está procurando" nome_do_arquivo | sed '1!d'</text:p>
      <text:p text:style-name="Preformatted_20_Text"/>
      <text:p text:style-name="Preformatted_20_Text">A terceira linha:</text:p>
      <text:p text:style-name="Preformatted_20_Text"><text:s/>grep "o que vc está procurando" nome_do_arquivo | sed '3!d'</text:p>
      <text:p text:style-name="Preformatted_20_Text"/>
      <text:p text:style-name="Preformatted_20_Text">- Contagem de Acertos: para determinar o número de arquivos que obedecem a</text:p>
      <text:p text:style-name="Preformatted_20_Text">determinado critério de busca use o comando grep -c:</text:p>
      <text:p text:style-name="Preformatted_20_Text"><text:s/>ls</text:p>
      <text:p text:style-name="Preformatted_20_Text"><text:s text:c="2"/>a <text:s/>ba <text:s/>c <text:s/>d <text:s/>e <text:s/>f</text:p>
      <text:p text:style-name="Preformatted_20_Text"/>
      <text:p text:style-name="Preformatted_20_Text">- Exibe quantos arquivos possum a letra a em seu nome</text:p>
      <text:p text:style-name="Preformatted_20_Text"><text:s/>ls | grep -c a</text:p>
      <text:p text:style-name="Preformatted_20_Text"><text:s text:c="3"/>2</text:p>
      <text:p text:style-name="Preformatted_20_Text">a resposta é dois: os arquivos chamados a e ba.</text:p>
      <text:p text:style-name="Preformatted_20_Text"/>
      <text:p text:style-name="Preformatted_20_Text">- Exibe quantos arquivos começam com a letra a</text:p>
      <text:p text:style-name="Preformatted_20_Text"><text:s/>ls | grep -c "^a"</text:p>
      <text:p text:style-name="Preformatted_20_Text"><text:s text:c="3"/>1</text:p>
      <text:p text:style-name="Preformatted_20_Text">apenas o arquivo chamado a atende a esta busca.</text:p>
      <text:p text:style-name="Preformatted_20_Text"/>
      <text:p text:style-name="Preformatted_20_Text">Arquivos que terminem em a:</text:p>
      <text:p text:style-name="Preformatted_20_Text"><text:s/>ls | grep -c "a$"</text:p>
      <text:p text:style-name="Preformatted_20_Text"><text:s text:c="2"/>2</text:p>
      <text:p text:style-name="Preformatted_20_Text">neste caso a resposta também é dois: os arquivos a e ba.</text:p>
      <text:p text:style-name="Preformatted_20_Text"/>
      <text:p text:style-name="Preformatted_20_Text"/>
      <text:p text:style-name="Preformatted_20_Text">1.30 - comando file = determina o tipo de um arquivo</text:p>
      <text:p text:style-name="Preformatted_20_Text"/>
      <text:p text:style-name="Preformatted_20_Text">- Exibe que tipo de arquivo é, ou seja, um texto, uma imagem etc</text:p>
      <text:p text:style-name="Preformatted_20_Text"><text:s/>file arquivo1</text:p>
      <text:p text:style-name="Preformatted_20_Text"/>
      <text:p text:style-name="Preformatted_20_Text">- Exibe o tipo do arquivo seguindo os links simbolicos</text:p>
      <text:p text:style-name="Preformatted_20_Text"><text:s/>file -L arquivo2</text:p>
      <text:p text:style-name="Preformatted_20_Text"/>
      <text:p text:style-name="Preformatted_20_Text">- Tenta exibir o tipo dos arquivos dentro de um arquivo compactado</text:p>
      <text:p text:style-name="Preformatted_20_Text"><text:s/>file -z arquivo3</text:p>
      <text:p text:style-name="Preformatted_20_Text"/>
      <text:p text:style-name="Preformatted_20_Text">- Exibe a versão do programa file</text:p>
      <text:p text:style-name="Preformatted_20_Text"><text:s/>file -v</text:p>
      <text:p text:style-name="Preformatted_20_Text"/>
      <text:p text:style-name="Preformatted_20_Text"/>
      <text:p text:style-name="Preformatted_20_Text">1.31 - Descompactando arquivos</text:p>
      <text:p text:style-name="Preformatted_20_Text"/>
      <text:p text:style-name="Preformatted_20_Text">- Para descompactar arquivos no formato 'bz2'</text:p>
      <text:p text:style-name="Preformatted_20_Text"><text:s/>bunzip2 -d nome-do-arquivo.bz2</text:p>
      <text:p text:style-name="Preformatted_20_Text"/>
      <text:p text:style-name="Preformatted_20_Text">- Para descompactar arquivos no formato 'tar'</text:p>
      <text:p text:style-name="Preformatted_20_Text"><text:s/>tar -xvf nome-do-arquivo.tar</text:p>
      <text:p text:style-name="Preformatted_20_Text"/>
      <text:p text:style-name="Preformatted_20_Text">- Para descompactar arquivos no formato 'tar.gz'</text:p>
      <text:p text:style-name="Preformatted_20_Text"><text:s/>tar -zxvf nome-do-arquivo.tar.gz</text:p>
      <text:p text:style-name="Preformatted_20_Text"/>
      <text:p text:style-name="Preformatted_20_Text">- Para descompactar arquivos no formato 'tgz'</text:p>
      <text:p text:style-name="Preformatted_20_Text"><text:s/>gunzip nome-do-arquivo.tgz</text:p>
      <text:p text:style-name="Preformatted_20_Text"/>
      <text:p text:style-name="Preformatted_20_Text">- Para descompactar arquivos no formato 'gz'</text:p>
      <text:p text:style-name="Preformatted_20_Text"><text:s/>gunzip nome-do-arquivo.gz</text:p>
      <text:p text:style-name="Preformatted_20_Text">ou</text:p>
      <text:p text:style-name="Preformatted_20_Text"><text:soft-page-break/><text:s/>gzip -d nome-do-arquivo.gz</text:p>
      <text:p text:style-name="Preformatted_20_Text"/>
      <text:p text:style-name="Preformatted_20_Text">- Para descompactar arquivos no formato 'zip'</text:p>
      <text:p text:style-name="Preformatted_20_Text"><text:s/>unzip nome-do-arquivo.zip</text:p>
      <text:p text:style-name="Preformatted_20_Text"/>
      <text:p text:style-name="Preformatted_20_Text">- Para descompactar arquivos no formato 'rar'</text:p>
      <text:p text:style-name="Preformatted_20_Text"><text:s/>unrar e nome_do_arquivo.rar</text:p>
      <text:p text:style-name="Preformatted_20_Text"/>
      <text:p text:style-name="Preformatted_20_Text">- Para descompactar arquivos no formato 'Z'</text:p>
      <text:p text:style-name="Preformatted_20_Text"><text:s/>uncompress nome-do-arquivo.Z</text:p>
      <text:p text:style-name="Preformatted_20_Text"/>
      <text:p text:style-name="Preformatted_20_Text">- Exibe uma descrição contendo os nome dos arquivos que estão compactados</text:p>
      <text:p text:style-name="Preformatted_20_Text">no arquivo 'files.zip' testando a integridade do mesmo</text:p>
      <text:p text:style-name="Preformatted_20_Text"><text:s/>unzip -t files.zip</text:p>
      <text:p text:style-name="Preformatted_20_Text"/>
      <text:p text:style-name="Preformatted_20_Text">- Exibe uma descrição contendo os nome dos arquivos, data, hora e tamanho</text:p>
      <text:p text:style-name="Preformatted_20_Text">que estão compactados no arquivo 'files.zip'</text:p>
      <text:p text:style-name="Preformatted_20_Text"><text:s/>unzip -l files.zip</text:p>
      <text:p text:style-name="Preformatted_20_Text"/>
      <text:p text:style-name="Preformatted_20_Text">- Exibe uma descrição contendo os nome dos arquivos e seus conteúdos</text:p>
      <text:p text:style-name="Preformatted_20_Text">(formato TXT) que estão compactados no arquivo 'files.zip'</text:p>
      <text:p text:style-name="Preformatted_20_Text"><text:s/>unzip -c files.zip</text:p>
      <text:p text:style-name="Preformatted_20_Text"/>
      <text:p text:style-name="Preformatted_20_Text">- Descompacta o arquivo 'files.zip' no diretorio '/usr' (opção '-d')</text:p>
      <text:p text:style-name="Preformatted_20_Text"><text:s/>unzip files.zip -d /usr/</text:p>
      <text:p text:style-name="Preformatted_20_Text"/>
      <text:p text:style-name="Preformatted_20_Text">- Descompacta apenas os arquivos que são mais recentes no diretório /usr</text:p>
      <text:p text:style-name="Preformatted_20_Text"><text:s/>unzip -f files.zip -d /usr</text:p>
      <text:p text:style-name="Preformatted_20_Text"/>
      <text:p text:style-name="Preformatted_20_Text">- Descompacta o arquivo 'files.zip' mas nunca substituindo arquivos já</text:p>
      <text:p text:style-name="Preformatted_20_Text">existentes</text:p>
      <text:p text:style-name="Preformatted_20_Text"><text:s/>unzip -n files.zip</text:p>
      <text:p text:style-name="Preformatted_20_Text"/>
      <text:p text:style-name="Preformatted_20_Text">- Descompacta o arquivo 'files.zip' substituindo arquivos existentes sem</text:p>
      <text:p text:style-name="Preformatted_20_Text">perguntar. Tem a função contrária a opção '-n'</text:p>
      <text:p text:style-name="Preformatted_20_Text"><text:s/>unzip -o files.zip</text:p>
      <text:p text:style-name="Preformatted_20_Text"/>
      <text:p text:style-name="Preformatted_20_Text">- Permite descompactar arquivos ZIP protegidos por senha</text:p>
      <text:p text:style-name="Preformatted_20_Text"><text:s/>unzip filez.zip -P senha</text:p>
      <text:p text:style-name="Preformatted_20_Text"/>
      <text:p text:style-name="Preformatted_20_Text">- Descompacta arquivos que são mais recentes do que as versões já</text:p>
      <text:p text:style-name="Preformatted_20_Text">existentes dos mesmos, bem como arquivos que ainda não existem</text:p>
      <text:p text:style-name="Preformatted_20_Text"><text:s/>unzip -u files.zip</text:p>
      <text:p text:style-name="Preformatted_20_Text"/>
      <text:p text:style-name="Preformatted_20_Text">- Exibe o comentário de um arquivo compactado</text:p>
      <text:p text:style-name="Preformatted_20_Text"><text:s/>unzip -z files.zip</text:p>
      <text:p text:style-name="Preformatted_20_Text"/>
      <text:p text:style-name="Preformatted_20_Text">- Descompacta o arquivo 'files.tar.gz' no diretorio '/usr' (opção '-C')</text:p>
      <text:p text:style-name="Preformatted_20_Text"><text:s/>tar -zxvf files.tar.gz -C /usr</text:p>
      <text:p text:style-name="Preformatted_20_Text"/>
      <text:p text:style-name="Preformatted_20_Text">- Copia para vários disquetes o arquivo musica1.mp3 solicitando disquetes</text:p>
      <text:p text:style-name="Preformatted_20_Text">até o termino da cópia</text:p>
      <text:p text:style-name="Preformatted_20_Text"><text:s/>tar -cvMf /dev/fd0 musica1.mp3</text:p>
      <text:p text:style-name="Preformatted_20_Text"/>
      <text:p text:style-name="Preformatted_20_Text">- Restaura o arquivo musica1.mp3 para o diretorio atual</text:p>
      <text:p text:style-name="Preformatted_20_Text"><text:s/>tar -xvMf /dev/fd0 musica1.mp3</text:p>
      <text:p text:style-name="Preformatted_20_Text"/>
      <text:p text:style-name="Preformatted_20_Text">- Exibe o conteúdo do arquivo 'tar.gz'</text:p>
      <text:p text:style-name="Preformatted_20_Text"><text:s/>tar -tz file.txt.tar.gz</text:p>
      <text:p text:style-name="Preformatted_20_Text"/>
      <text:p text:style-name="Preformatted_20_Text">- Exibe o conteudo do arquivo 'texto.txt.bz2'</text:p>
      <text:p text:style-name="Preformatted_20_Text"><text:s/>bzip2 -c texto.txt.bz2</text:p>
      <text:p text:style-name="Preformatted_20_Text"><text:soft-page-break/></text:p>
      <text:p text:style-name="Preformatted_20_Text">- Exibe o conteúdo do arquivo 'file7.gz'</text:p>
      <text:p text:style-name="Preformatted_20_Text"><text:s/>gzip -l file7.gz</text:p>
      <text:p text:style-name="Preformatted_20_Text"/>
      <text:p text:style-name="Preformatted_20_Text">- Verifica a integridade do arquivo 'texto.txt.bz2'</text:p>
      <text:p text:style-name="Preformatted_20_Text"><text:s/>bzip2 -t texto.txt.bz2</text:p>
      <text:p text:style-name="Preformatted_20_Text"/>
      <text:p text:style-name="Preformatted_20_Text"/>
      <text:p text:style-name="Preformatted_20_Text">1.32 - Compactando arquivos</text:p>
      <text:p text:style-name="Preformatted_20_Text"/>
      <text:p text:style-name="Preformatted_20_Text">- O comando tar = <text:s/>não é um compactador e sim um 'arquivador' (ele junta</text:p>
      <text:p text:style-name="Preformatted_20_Text">vários arquivos em um só), mas pode ser usado em conjunto com um</text:p>
      <text:p text:style-name="Preformatted_20_Text">compactador (como o "gzip" ou "zip") para armazena-los compactados.</text:p>
      <text:p text:style-name="Preformatted_20_Text"/>
      <text:p text:style-name="Preformatted_20_Text"><text:s/>tar -c = cria um novo arquivo tar</text:p>
      <text:p text:style-name="Preformatted_20_Text"><text:s/>tar -t = lista o conteudo do arquivo tar</text:p>
      <text:p text:style-name="Preformatted_20_Text"><text:s/>tar -x = extrai arquivos de arquivo tar</text:p>
      <text:p text:style-name="Preformatted_20_Text"><text:s/>tar -v = exibe uma lista com cada arquivo sendo processado</text:p>
      <text:p text:style-name="Preformatted_20_Text"><text:s/>tar -u = atualiza arquivos compactados no arquivo tar</text:p>
      <text:p text:style-name="Preformatted_20_Text"><text:s/>tar -f = arquivo de origem/destino</text:p>
      <text:p text:style-name="Preformatted_20_Text"><text:s/>tar -T = indica quais arquivos irão compor o arquivo criado</text:p>
      <text:p text:style-name="Preformatted_20_Text"><text:s/>tar -X arquivo = tenta apagar o arquivo dentro de um arquivo compactado</text:p>
      <text:p text:style-name="Preformatted_20_Text"/>
      <text:p text:style-name="Preformatted_20_Text"><text:s/>tar -z = filtra o arquivo com gzip (.tar.gz) ou (.tgz)</text:p>
      <text:p text:style-name="Preformatted_20_Text"><text:s/>tar -j = usa o programa bzip2 para processar os arquivos do tar (.tar.bz2)</text:p>
      <text:p text:style-name="Preformatted_20_Text"><text:s/>tar -Z = usa o programa compress para processar os arquivos do tar</text:p>
      <text:p text:style-name="Preformatted_20_Text"><text:s text:c="10"/>(.tar.Z) ou (.tgZ'</text:p>
      <text:p text:style-name="Preformatted_20_Text"/>
      <text:p text:style-name="Preformatted_20_Text"><text:s/>tar -W = tenta verificar o arquivo gerado pelo tar após grava-lo</text:p>
      <text:p text:style-name="Preformatted_20_Text"><text:s/>tar -M = cria/lista/extrai arquivos multi-volumes</text:p>
      <text:p text:style-name="Preformatted_20_Text"><text:s/>tar -u = inclui em um arquivamento existente apenas arquivos que sejam</text:p>
      <text:p text:style-name="Preformatted_20_Text">mais recentes do que a copia do arquivamento</text:p>
      <text:p text:style-name="Preformatted_20_Text"/>
      <text:p text:style-name="Preformatted_20_Text">- Para criar um arquivo chamado 'backup1.tgz' contendo os arquivos</text:p>
      <text:p text:style-name="Preformatted_20_Text">'agora1.txt', 'agora2.txt' e 'agora3.txt'</text:p>
      <text:p text:style-name="Preformatted_20_Text"><text:s/>tar -cvzf backup1.tgz agora1.txt agora2.txt agora3.txt</text:p>
      <text:p text:style-name="Preformatted_20_Text"/>
      <text:p text:style-name="Preformatted_20_Text">- Para cria um arquivo chamado 'backup_diario.19-Jul-2002.tar' contendo os</text:p>
      <text:p text:style-name="Preformatted_20_Text">arquivos 'agora1.txt', 'agora2.txt' e 'agora3.txt'</text:p>
      <text:p text:style-name="Preformatted_20_Text"><text:s/>tar -cvf backup_diario.`date +%d-%b-%Y`.tar agora1.txt agora2.txt agora3.txt</text:p>
      <text:p text:style-name="Preformatted_20_Text"/>
      <text:p text:style-name="Preformatted_20_Text">- Para criar um arquivo chamado 'backup2.tgz' contendo os arquivos</text:p>
      <text:p text:style-name="Preformatted_20_Text">do diretório 'trabalhos'</text:p>
      <text:p text:style-name="Preformatted_20_Text"><text:s/>tar -cvzf backup2.tgz trabalhos/</text:p>
      <text:p text:style-name="Preformatted_20_Text"/>
      <text:p text:style-name="Preformatted_20_Text">- Para criar um arquivo chamado 'backup3.tar.gz' contendo todos os arquivos</text:p>
      <text:p text:style-name="Preformatted_20_Text">que tem como proprietário/dono o usuário ederjordam</text:p>
      <text:p text:style-name="Preformatted_20_Text"><text:s/>tar -cvzf backup3.tar.gz `find . -user ederjordam -print`</text:p>
      <text:p text:style-name="Preformatted_20_Text"/>
      <text:p text:style-name="Preformatted_20_Text">- Para criar um arquivo chamado 'backup4.tar' contendo todos os arquivos</text:p>
      <text:p text:style-name="Preformatted_20_Text">exceto o diretório '/var/spool/squid'</text:p>
      <text:p text:style-name="Preformatted_20_Text"><text:s/>tar -f backup4.tar -exclude /var/spool/squid</text:p>
      <text:p text:style-name="Preformatted_20_Text"/>
      <text:p text:style-name="Preformatted_20_Text">- Para criar um arquivo chamado 'backup5.tar' contendo os diretórios</text:p>
      <text:p text:style-name="Preformatted_20_Text">'dir1', 'dir2' e 'dir3'</text:p>
      <text:p text:style-name="Preformatted_20_Text"><text:s/>tar -cvf backup5.tar dir1 dir2 dir3</text:p>
      <text:p text:style-name="Preformatted_20_Text"/>
      <text:p text:style-name="Preformatted_20_Text">- Para criar um arquivo chamado 'backup6.tar.gz' contendo apenas arquivos que</text:p>
      <text:p text:style-name="Preformatted_20_Text">atendam a determinado critério de seleção, como o exemplo contendo apenas</text:p>
      <text:p text:style-name="Preformatted_20_Text">arquivos com a extensão TXT, encontrados a partir do diretório atual e</text:p>
      <text:p text:style-name="Preformatted_20_Text">identificados pelo comando 'find'</text:p>
      <text:p text:style-name="Preformatted_20_Text"><text:s/>tar cvzf backup6.tar.gz -T `find . -name \*.txt`</text:p>
      <text:p text:style-name="Preformatted_20_Text"><text:soft-page-break/></text:p>
      <text:p text:style-name="Preformatted_20_Text">- Para criar um arquivo chamado 'backup7-date-dia-mes-ano.tar.gz' contendo</text:p>
      <text:p text:style-name="Preformatted_20_Text">todos os arquivos do diretório '/home/usuario1/work5'</text:p>
      <text:p text:style-name="Preformatted_20_Text"><text:s/>tar -zcvf backup7-`date +%d%m%y`.tar.gz /home/usuario1/work5</text:p>
      <text:p text:style-name="Preformatted_20_Text"/>
      <text:p text:style-name="Preformatted_20_Text">- Para compactar um diretório mas ignorando um subdiretório dentro deste</text:p>
      <text:p text:style-name="Preformatted_20_Text">diretório:</text:p>
      <text:p text:style-name="Preformatted_20_Text"><text:s/>tar --exclude="diretorio_a_excluir" -cf container.tar dir1 file1</text:p>
      <text:p text:style-name="Preformatted_20_Text"/>
      <text:p text:style-name="Preformatted_20_Text">Você pode excluir um ou mais diretorios/arquivos, é so sair adicionando</text:p>
      <text:p text:style-name="Preformatted_20_Text">varios '--exclude' na linha de comando ou se preferir pode gerar um lista</text:p>
      <text:p text:style-name="Preformatted_20_Text">em um arquivo txt e passar o arquivo como parametro. Veja os argumentos</text:p>
      <text:p text:style-name="Preformatted_20_Text">abaixo:</text:p>
      <text:p text:style-name="Preformatted_20_Text"><text:s text:c="5"/>--exclude=PATTERN <text:s text:c="7"/>exclude files, given as a PATTERN</text:p>
      <text:p text:style-name="Preformatted_20_Text"><text:s/>-X, --exclude-from=FILE <text:s text:c="5"/>exclude patterns listed in FILE</text:p>
      <text:p text:style-name="Preformatted_20_Text"/>
      <text:p text:style-name="Preformatted_20_Text">- Para realizar um backup de todo HD</text:p>
      <text:p text:style-name="Preformatted_20_Text"><text:s/>tar clf - / | tar -C "/ponto-de-montagem" -xvf -</text:p>
      <text:p text:style-name="Preformatted_20_Text"/>
      <text:p text:style-name="Preformatted_20_Text"><text:s/>'/' <text:s text:c="17"/>: estarias fazendo o backup a partir do barra do teu hd</text:p>
      <text:p text:style-name="Preformatted_20_Text"><text:s/>'/ponto-de-montagem' : ponto onde esta montado o seu backup</text:p>
      <text:p text:style-name="Preformatted_20_Text"/>
      <text:p text:style-name="Preformatted_20_Text">- Para criar um arquivo chamado 'teste.txt.gz' utilizando compactação máxima</text:p>
      <text:p text:style-name="Preformatted_20_Text"><text:s/>gzip -9 tese.txt</text:p>
      <text:p text:style-name="Preformatted_20_Text"/>
      <text:p text:style-name="Preformatted_20_Text">- Força a compactação mesmo quando um arquivo de mesmo nome já existe e será</text:p>
      <text:p text:style-name="Preformatted_20_Text">sobrescrito pelo arquivo compactado</text:p>
      <text:p text:style-name="Preformatted_20_Text"><text:s/>gzip -f tese.txt</text:p>
      <text:p text:style-name="Preformatted_20_Text"/>
      <text:p text:style-name="Preformatted_20_Text">- Testa a integridade do arquivo compactado 'backup10.gz'</text:p>
      <text:p text:style-name="Preformatted_20_Text"><text:s/>gzip -t backup10.gz</text:p>
      <text:p text:style-name="Preformatted_20_Text"/>
      <text:p text:style-name="Preformatted_20_Text">- Para criar um arquivo chamado 'backup1.zip' contendo os arquivos</text:p>
      <text:p text:style-name="Preformatted_20_Text">'tese1.txt', 'tese2.txt' e 'tese3.txt'</text:p>
      <text:p text:style-name="Preformatted_20_Text"><text:s/>zip backup1.zip tese1.txt tese2.txt tese3.txt</text:p>
      <text:p text:style-name="Preformatted_20_Text"/>
      <text:p text:style-name="Preformatted_20_Text">- Para criar um arquivo chamado 'backup2.zip' contendo todos os arquivos</text:p>
      <text:p text:style-name="Preformatted_20_Text">com extensão TXT</text:p>
      <text:p text:style-name="Preformatted_20_Text"><text:s/>zip backup2.zip *.txt</text:p>
      <text:p text:style-name="Preformatted_20_Text"/>
      <text:p text:style-name="Preformatted_20_Text">- Para criar um arquivo chamado 'backup3.zip' contendo todos os arquivos</text:p>
      <text:p text:style-name="Preformatted_20_Text">com extensão TXT do diretório /usr e sub-diretórios</text:p>
      <text:p text:style-name="Preformatted_20_Text"><text:s/>zip -r backup3.zip /usr/*.txt</text:p>
      <text:p text:style-name="Preformatted_20_Text"/>
      <text:p text:style-name="Preformatted_20_Text">- Parar criar um arquivo chamado 'backup4.zip' contendo todos os arquivos</text:p>
      <text:p text:style-name="Preformatted_20_Text">do diretório atual utilizando compatação máxima</text:p>
      <text:p text:style-name="Preformatted_20_Text"><text:s/>zip -9 backup4.zip *</text:p>
      <text:p text:style-name="Preformatted_20_Text"/>
      <text:p text:style-name="Preformatted_20_Text">- Verifica se o arquivo 'backup4.zip' contém erros</text:p>
      <text:p text:style-name="Preformatted_20_Text"><text:s/>zip -T backup4.zip</text:p>
      <text:p text:style-name="Preformatted_20_Text"/>
      <text:p text:style-name="Preformatted_20_Text">- Caso o arquivo 'backup4.zip' esteja danificado, o comando abaixo tentará</text:p>
      <text:p text:style-name="Preformatted_20_Text">arrumá-lo</text:p>
      <text:p text:style-name="Preformatted_20_Text"><text:s/>zip -F backup4.zip</text:p>
      <text:p text:style-name="Preformatted_20_Text"/>
      <text:p text:style-name="Preformatted_20_Text">- Para criar um arquivo chamado 'backup5.zip' contendo todos os arquivos</text:p>
      <text:p text:style-name="Preformatted_20_Text">e sub-diretórios do diretório '/home/user'. A opção '-r' é recursivo, ou</text:p>
      <text:p text:style-name="Preformatted_20_Text">seja, utilize-o caso queira copiar todos os arquivos e sub-diretórios dentro</text:p>
      <text:p text:style-name="Preformatted_20_Text">do diretório '/home/user'</text:p>
      <text:p text:style-name="Preformatted_20_Text"><text:s/>zip -r backup5.zip <text:s/>/home/user/*</text:p>
      <text:p text:style-name="Preformatted_20_Text"/>
      <text:p text:style-name="Preformatted_20_Text"/>
      <text:p text:style-name="Preformatted_20_Text"><text:soft-page-break/>1.33 - comando rpm</text:p>
      <text:p text:style-name="Preformatted_20_Text"/>
      <text:p text:style-name="Preformatted_20_Text">- Para reconstruir a base de dados RPM que está corrompida</text:p>
      <text:p text:style-name="Preformatted_20_Text"><text:s/>rpm --rebuildb</text:p>
      <text:p text:style-name="Preformatted_20_Text"/>
      <text:p text:style-name="Preformatted_20_Text">- Gera um arquivo RPM no diretório '/usr/src/redhat/RPMS/i386'</text:p>
      <text:p text:style-name="Preformatted_20_Text"><text:s/>rpm --rebuild pacore.src.rpm</text:p>
      <text:p text:style-name="Preformatted_20_Text"/>
      <text:p text:style-name="Preformatted_20_Text">- Verifica a assinatura do pacote</text:p>
      <text:p text:style-name="Preformatted_20_Text"><text:s/>rpm -checksig nome-do-pacote</text:p>
      <text:p text:style-name="Preformatted_20_Text"/>
      <text:p text:style-name="Preformatted_20_Text">- Atualiza e instala um pacote no sistema</text:p>
      <text:p text:style-name="Preformatted_20_Text"><text:s/>rpm -Uhv nome-do-pacote.rpm</text:p>
      <text:p text:style-name="Preformatted_20_Text"/>
      <text:p text:style-name="Preformatted_20_Text">- Instala um pacote no sistema</text:p>
      <text:p text:style-name="Preformatted_20_Text"><text:s/>rpm -ivh nome-do-pacote.rpm</text:p>
      <text:p text:style-name="Preformatted_20_Text"/>
      <text:p text:style-name="Preformatted_20_Text">- Força a atualização de um pacote (não é recomendável utilizar este</text:p>
      <text:p text:style-name="Preformatted_20_Text">comando)</text:p>
      <text:p text:style-name="Preformatted_20_Text"><text:s/>rpm -Uhv nome-do-pacote.rpm</text:p>
      <text:p text:style-name="Preformatted_20_Text"/>
      <text:p text:style-name="Preformatted_20_Text">- Força a instalacao de um pacote de versão anterior à já instalada</text:p>
      <text:p text:style-name="Preformatted_20_Text">no sistema</text:p>
      <text:p text:style-name="Preformatted_20_Text"><text:s/>rpm -Uhv nome-do-pacote.rpm --oldpackage</text:p>
      <text:p text:style-name="Preformatted_20_Text"/>
      <text:p text:style-name="Preformatted_20_Text">- Checa a integridade dos pacotes instalados (desde que o banco de dados</text:p>
      <text:p text:style-name="Preformatted_20_Text">rpm não esteja corrompido)</text:p>
      <text:p text:style-name="Preformatted_20_Text"><text:s/>rpm --verify -a</text:p>
      <text:p text:style-name="Preformatted_20_Text"/>
      <text:p text:style-name="Preformatted_20_Text">- Faz uma pesquisa para encontrar o pacote RPM instalado no sistema que</text:p>
      <text:p text:style-name="Preformatted_20_Text">possui o arquivo 'libncurses.so.5'</text:p>
      <text:p text:style-name="Preformatted_20_Text"><text:s/>rpm -q --whatprovides libncurses.so.5</text:p>
      <text:p text:style-name="Preformatted_20_Text"/>
      <text:p text:style-name="Preformatted_20_Text">- Exibe os pacotes dos quais este depende</text:p>
      <text:p text:style-name="Preformatted_20_Text"><text:s/>rpm -qR nome-do-pacote</text:p>
      <text:p text:style-name="Preformatted_20_Text"/>
      <text:p text:style-name="Preformatted_20_Text">- Exibe informacoes sobre o pacote</text:p>
      <text:p text:style-name="Preformatted_20_Text"><text:s/>rpm -qpi nome-do-pacote.rpm</text:p>
      <text:p text:style-name="Preformatted_20_Text"/>
      <text:p text:style-name="Preformatted_20_Text">- Exibe informações do pacote, tais como nome, descrição, release,</text:p>
      <text:p text:style-name="Preformatted_20_Text">tamanho, data de criação, data de instalação</text:p>
      <text:p text:style-name="Preformatted_20_Text"><text:s/>rpm -qi nome-do-pacote</text:p>
      <text:p text:style-name="Preformatted_20_Text"/>
      <text:p text:style-name="Preformatted_20_Text">- Exibe todos os pacotes instalados no sistema</text:p>
      <text:p text:style-name="Preformatted_20_Text"><text:s/>rpm -qa</text:p>
      <text:p text:style-name="Preformatted_20_Text"/>
      <text:p text:style-name="Preformatted_20_Text">- Verifica se o pacote referente ao software livre apache está instalado</text:p>
      <text:p text:style-name="Preformatted_20_Text">no sistema</text:p>
      <text:p text:style-name="Preformatted_20_Text"><text:s/>rpm -qa | grep apache</text:p>
      <text:p text:style-name="Preformatted_20_Text"/>
      <text:p text:style-name="Preformatted_20_Text">- Verifica se um determinado pacote está instalado no sistema</text:p>
      <text:p text:style-name="Preformatted_20_Text"><text:s/>rpm -q nome-do-pacote</text:p>
      <text:p text:style-name="Preformatted_20_Text"/>
      <text:p text:style-name="Preformatted_20_Text">- Exibe o nome do pacote instalado no sistema que contem o</text:p>
      <text:p text:style-name="Preformatted_20_Text">nome-do-programa</text:p>
      <text:p text:style-name="Preformatted_20_Text"><text:s/>rpm -qf /usr/bin/Eterm</text:p>
      <text:p text:style-name="Preformatted_20_Text"/>
      <text:p text:style-name="Preformatted_20_Text">- Exibe todos os arquivos relacionados ao programa (EX: /usr/bin/awk)</text:p>
      <text:p text:style-name="Preformatted_20_Text">sem saber o pacote</text:p>
      <text:p text:style-name="Preformatted_20_Text"><text:s/>rpm -qdf nome-do-programa</text:p>
      <text:p text:style-name="Preformatted_20_Text"/>
      <text:p text:style-name="Preformatted_20_Text">- Exibe a lista de todos os arquivos que o pacote possui</text:p>
      <text:p text:style-name="Preformatted_20_Text"><text:soft-page-break/><text:s/>rpm -qpl nome-do-pacote.rpm</text:p>
      <text:p text:style-name="Preformatted_20_Text"/>
      <text:p text:style-name="Preformatted_20_Text">- Exibe os arquivos contidos no pacote. (EX: rpm -ql squid)</text:p>
      <text:p text:style-name="Preformatted_20_Text"><text:s/>rpm -ql nome-do-programa</text:p>
      <text:p text:style-name="Preformatted_20_Text"/>
      <text:p text:style-name="Preformatted_20_Text">- Exibe os pré-requisitos para a instalação do pacote</text:p>
      <text:p text:style-name="Preformatted_20_Text"><text:s/>rpm -qpR nome-do-pacote.rpm</text:p>
      <text:p text:style-name="Preformatted_20_Text"/>
      <text:p text:style-name="Preformatted_20_Text">- Remove um pacote do sistema</text:p>
      <text:p text:style-name="Preformatted_20_Text"><text:s/>rpm -e nome-do-pacote.rpm</text:p>
      <text:p text:style-name="Preformatted_20_Text"/>
      <text:p text:style-name="Preformatted_20_Text">- Força a remocao do pacote</text:p>
      <text:p text:style-name="Preformatted_20_Text"><text:s/>rpm -e nome-do-pacote.rpm --nodeps --force</text:p>
      <text:p text:style-name="Preformatted_20_Text"/>
      <text:p text:style-name="Preformatted_20_Text">- Verifica a integridade do pacote</text:p>
      <text:p text:style-name="Preformatted_20_Text"><text:s/>rpm -K --nopgp nome-do-pacote.rpm</text:p>
      <text:p text:style-name="Preformatted_20_Text"/>
      <text:p text:style-name="Preformatted_20_Text">- Exibe o changelog de um pacote instalado no sistema</text:p>
      <text:p text:style-name="Preformatted_20_Text"><text:s/>rpm -qf --changelog nome-do-pacote</text:p>
      <text:p text:style-name="Preformatted_20_Text"/>
      <text:p text:style-name="Preformatted_20_Text">- Procura se o arquivo 'file1.txt' existe nos pacotes que estão</text:p>
      <text:p text:style-name="Preformatted_20_Text">instalados no sistema</text:p>
      <text:p text:style-name="Preformatted_20_Text"><text:s/>rpm -qpl *.rpm | grep file1.txt</text:p>
      <text:p text:style-name="Preformatted_20_Text"/>
      <text:p text:style-name="Preformatted_20_Text">- Procura nos pacotes RPM que estão no CD-ROM pelo arquivo 'lib-so.1.0'</text:p>
      <text:p text:style-name="Preformatted_20_Text"><text:s/>rpm -qp --filesbypkg /mnt/cdrom/distro/RPMS/* | grep lib-so.1.0</text:p>
      <text:p text:style-name="Preformatted_20_Text"/>
      <text:p text:style-name="Preformatted_20_Text">- Procura nos pacotes RPM do diretório atual pelo arquivo 'libjpeg.so.6'</text:p>
      <text:p text:style-name="Preformatted_20_Text"><text:s/>rpm -qp --filesbypkg * | grep libjpeg.so.6</text:p>
      <text:p text:style-name="Preformatted_20_Text"/>
      <text:p text:style-name="Preformatted_20_Text">- Visualiza os arquivos dentro do pacote</text:p>
      <text:p text:style-name="Preformatted_20_Text"><text:s/>rpm -qpi --filesbypkg pacote1.rpm</text:p>
      <text:p text:style-name="Preformatted_20_Text"/>
      <text:p text:style-name="Preformatted_20_Text">- Exibe os pacotes que dependem do pacote glib</text:p>
      <text:p text:style-name="Preformatted_20_Text"><text:s/>rpm -q --whatrequires glib</text:p>
      <text:p text:style-name="Preformatted_20_Text"/>
      <text:p text:style-name="Preformatted_20_Text">- A libXm pertence ao pacote lesstif</text:p>
      <text:p text:style-name="Preformatted_20_Text"><text:s/>rpm -qf /usr/X11R6/lib/libXm.so.2.0.1</text:p>
      <text:p text:style-name="Preformatted_20_Text"/>
      <text:p text:style-name="Preformatted_20_Text">- Exibe os pacotes RPM que o pacote glib necessita para ser instalado</text:p>
      <text:p text:style-name="Preformatted_20_Text"><text:s/>rpm -q --requires glib</text:p>
      <text:p text:style-name="Preformatted_20_Text"/>
      <text:p text:style-name="Preformatted_20_Text">- É possível utilizar um pacote fonte para construir um pacote RPM</text:p>
      <text:p text:style-name="Preformatted_20_Text">contendo os arquivos binários adequados à arquitetura da máquina em</text:p>
      <text:p text:style-name="Preformatted_20_Text">que ele será utilizado. Se você possui o arquivo fonte e deseja cons-</text:p>
      <text:p text:style-name="Preformatted_20_Text">truir um pacote contendo os binários para que o programa possa efeti-</text:p>
      <text:p text:style-name="Preformatted_20_Text">vamente ser instalado. O pacote será construído e colocado no diretório</text:p>
      <text:p text:style-name="Preformatted_20_Text">'/usr/src/rpm/RPMS/arquitetura' onde arquitetura é o processador para</text:p>
      <text:p text:style-name="Preformatted_20_Text">o qual o pacote foi compilado normalmente i386. Proceda então a instalação</text:p>
      <text:p text:style-name="Preformatted_20_Text">como faria normalmente</text:p>
      <text:p text:style-name="Preformatted_20_Text"><text:s/>rpm --rebuild pacote.src.rpm</text:p>
      <text:p text:style-name="Preformatted_20_Text"/>
      <text:p text:style-name="Preformatted_20_Text">- A libraw1394 é a única interface suportada pela parte raw1394 no</text:p>
      <text:p text:style-name="Preformatted_20_Text">sub-sistema IEEE 1394 no kernel Linux que fornece acesso direto aos</text:p>
      <text:p text:style-name="Preformatted_20_Text">barramentos 1394 conectados para aplicações fora do kernel</text:p>
      <text:p text:style-name="Preformatted_20_Text"><text:s/>rpm -q --qf "%{description}\n" libraw1394</text:p>
      <text:p text:style-name="Preformatted_20_Text"/>
      <text:p text:style-name="Preformatted_20_Text">- Extrai o conteudo do pacote RPM no diretorio atual</text:p>
      <text:p text:style-name="Preformatted_20_Text"><text:s/>rpm2cpio pacote.rpm | cpio -ivd</text:p>
      <text:p text:style-name="Preformatted_20_Text"/>
      <text:p text:style-name="Preformatted_20_Text">- Exibe qual pacote RPM possui o arquivo gnomeconf sem instalar o</text:p>
      <text:p text:style-name="Preformatted_20_Text">pacote RPM</text:p>
      <text:p text:style-name="Preformatted_20_Text"><text:soft-page-break/><text:s/>rpm -qpi *.rpm | grep -i gnomeconf</text:p>
      <text:p text:style-name="Preformatted_20_Text"/>
      <text:p text:style-name="Preformatted_20_Text">- Instala o pacote RPM mesmo possuindo um arquivo de mesmo nome já</text:p>
      <text:p text:style-name="Preformatted_20_Text">instalados no sistema</text:p>
      <text:p text:style-name="Preformatted_20_Text"><text:s/>rpm -Uhv pacote.rpm -replacefiles</text:p>
      <text:p text:style-name="Preformatted_20_Text"/>
      <text:p text:style-name="Preformatted_20_Text">- Exibe informações sobre as mudanças (alteracoes) neste pacote</text:p>
      <text:p text:style-name="Preformatted_20_Text"><text:s/>rpm -q --changelog nome-do-pacote</text:p>
      <text:p text:style-name="Preformatted_20_Text"/>
      <text:p text:style-name="Preformatted_20_Text">- Verificação de um pacote provoca a comparação dos arquivos instalados</text:p>
      <text:p text:style-name="Preformatted_20_Text">de um pacote com as informações localizadas nas bases de dados do RPM.</text:p>
      <text:p text:style-name="Preformatted_20_Text">Entre outras coisas a verificação compara o tamanho, MD5 sum, permissões,</text:p>
      <text:p text:style-name="Preformatted_20_Text">tipo, dono e grupo de cada arquivo</text:p>
      <text:p text:style-name="Preformatted_20_Text"><text:s/>rpm -V nome-do-pacote</text:p>
      <text:p text:style-name="Preformatted_20_Text"/>
      <text:p text:style-name="Preformatted_20_Text">- Verifica um pacote que contenha o arquivo '/bin/ls'. Outra função do</text:p>
      <text:p text:style-name="Preformatted_20_Text">comando seria quando alguns problemas estão ocorrendo com o arquivo</text:p>
      <text:p text:style-name="Preformatted_20_Text">'/usr/bin/paste'. Inicialmente pode-se verificar a qual pacote o arquivo</text:p>
      <text:p text:style-name="Preformatted_20_Text">pertence e se ele está íntegro</text:p>
      <text:p text:style-name="Preformatted_20_Text"><text:s/>rpm -Vf /bin/ls</text:p>
      <text:p text:style-name="Preformatted_20_Text"/>
      <text:p text:style-name="Preformatted_20_Text">- Verifica todos os pacotes instalados. Tambem útil quando alguns arquivos</text:p>
      <text:p text:style-name="Preformatted_20_Text">foram apagados acidentalmente, mas não se tem certeza de quais arquivos o</text:p>
      <text:p text:style-name="Preformatted_20_Text">foram. Se alguns arquivos não forem localizados ou aparentem estar corrom-</text:p>
      <text:p text:style-name="Preformatted_20_Text">pidos, pode-se reinstalar o pacote imediatamente</text:p>
      <text:p text:style-name="Preformatted_20_Text"><text:s/>rpm -Va</text:p>
      <text:p text:style-name="Preformatted_20_Text"/>
      <text:p text:style-name="Preformatted_20_Text"/>
      <text:p text:style-name="Preformatted_20_Text">- Verifica um pacote instalado e o arquivo do pacote RPM</text:p>
      <text:p text:style-name="Preformatted_20_Text"><text:s/>rpm -Vp Eterm-0.9-4cl.rpm</text:p>
      <text:p text:style-name="Preformatted_20_Text"/>
      <text:p text:style-name="Preformatted_20_Text">Esta função pode ser útil caso haja alguma suspeita de que a base de dados</text:p>
      <text:p text:style-name="Preformatted_20_Text">RPM esteja corrompida. Se não houver nenhuma discrepância não haverá resposta</text:p>
      <text:p text:style-name="Preformatted_20_Text">do sistema, caso contrário será apresentada na forma de um string com 8</text:p>
      <text:p text:style-name="Preformatted_20_Text">caracteres, com um c significando arquivo de configuração e após o nome do</text:p>
      <text:p text:style-name="Preformatted_20_Text">arquivo. Cada um dos 8 caracteres significa um dos atributos do arquivo</text:p>
      <text:p text:style-name="Preformatted_20_Text">comparado com aqueles definidos no pacote RPM onde um ponto significa que</text:p>
      <text:p text:style-name="Preformatted_20_Text">o atributo está ok. Os atributos são mostrados abaixo:</text:p>
      <text:p text:style-name="Preformatted_20_Text"><text:s/>Código <text:s text:c="4"/>Significado</text:p>
      <text:p text:style-name="Preformatted_20_Text"><text:s text:c="3"/>5 <text:s text:c="7"/>MD5 checksum</text:p>
      <text:p text:style-name="Preformatted_20_Text"><text:s text:c="3"/>S <text:s text:c="7"/>Tamanho do arquivo</text:p>
      <text:p text:style-name="Preformatted_20_Text"><text:s text:c="3"/>L <text:s text:c="7"/>Link simbólico</text:p>
      <text:p text:style-name="Preformatted_20_Text"><text:s text:c="3"/>T <text:s text:c="7"/>Modificação do arquivo</text:p>
      <text:p text:style-name="Preformatted_20_Text"><text:s text:c="3"/>D <text:s text:c="7"/>Device</text:p>
      <text:p text:style-name="Preformatted_20_Text"><text:s text:c="3"/>U <text:s text:c="7"/>Usuário</text:p>
      <text:p text:style-name="Preformatted_20_Text"><text:s text:c="3"/>G <text:s text:c="7"/>Grupo</text:p>
      <text:p text:style-name="Preformatted_20_Text"><text:s text:c="3"/>M <text:s text:c="7"/>Modo (inclui permissões e tipo de arquivo)</text:p>
      <text:p text:style-name="Preformatted_20_Text">Caso algum código seja apresentado, é necessário avaliar a necessidade</text:p>
      <text:p text:style-name="Preformatted_20_Text">de remoção do pacote, ou de sua reinstalação</text:p>
      <text:p text:style-name="Preformatted_20_Text"/>
      <text:p text:style-name="Preformatted_20_Text">- Exibe informações sobre as ultimas alterações no pacote RPM</text:p>
      <text:p text:style-name="Preformatted_20_Text"><text:s/>rpm -qp --changelog pacote.src.rpm | head</text:p>
      <text:p text:style-name="Preformatted_20_Text"/>
      <text:p text:style-name="Preformatted_20_Text">- Exibe informações sobre as últimas alteracoes no pacote RPM</text:p>
      <text:p text:style-name="Preformatted_20_Text"><text:s/>rpm -q --changelog rp-pppoe</text:p>
      <text:p text:style-name="Preformatted_20_Text"/>
      <text:p text:style-name="Preformatted_20_Text">- Força a reinstalacao do pacote</text:p>
      <text:p text:style-name="Preformatted_20_Text"><text:s/>rpm -Uvh nome_do_pacote.rpm --force --allfiles</text:p>
      <text:p text:style-name="Preformatted_20_Text"/>
      <text:p text:style-name="Preformatted_20_Text">- Força a reinstalacao do pacote substiuindo possíveis arquivos existentes</text:p>
      <text:p text:style-name="Preformatted_20_Text"><text:s/>rpm -Uhv nome_do_pacote.rpm --force --replacefiles</text:p>
      <text:p text:style-name="Preformatted_20_Text"/>
      <text:p text:style-name="Preformatted_20_Text"><text:soft-page-break/>- Verifica se o pacote não está corrompido. Além do md5 ele checa a assinatura</text:p>
      <text:p text:style-name="Preformatted_20_Text">digital(se estiver presente).</text:p>
      <text:p text:style-name="Preformatted_20_Text"><text:s/>rpm -vK nome_do_pacote.rpm</text:p>
      <text:p text:style-name="Preformatted_20_Text"/>
      <text:p text:style-name="Preformatted_20_Text">- Exibe o nome do pacote RPM que armazena o comando ping</text:p>
      <text:p text:style-name="Preformatted_20_Text"><text:s/>rpm -qf /bin/ping</text:p>
      <text:p text:style-name="Preformatted_20_Text"/>
      <text:p text:style-name="Preformatted_20_Text">- Sempre que der pela falta de um programa, depois de tê-lo procurado</text:p>
      <text:p text:style-name="Preformatted_20_Text">com os comandos:</text:p>
      <text:p text:style-name="Preformatted_20_Text"><text:s/>whereis programa</text:p>
      <text:p text:style-name="Preformatted_20_Text"><text:s/>find / -name programa</text:p>
      <text:p text:style-name="Preformatted_20_Text"><text:s/>rpm -qa | grep programa</text:p>
      <text:p text:style-name="Preformatted_20_Text"/>
      <text:p text:style-name="Preformatted_20_Text">Você pode inserir o CD de instalação, mudar para o diretório dos RPMS</text:p>
      <text:p text:style-name="Preformatted_20_Text">'/mnt/cdrom/distribuicao/RPMS' e procurá-lo</text:p>
      <text:p text:style-name="Preformatted_20_Text"><text:s/>rpm -qp -filesbypkg *.rpm | grep programa</text:p>
      <text:p text:style-name="Preformatted_20_Text"/>
      <text:p text:style-name="Preformatted_20_Text"/>
      <text:p text:style-name="Preformatted_20_Text">1.34 - comando hdparm = define parametros de acesso para discos rígidos.</text:p>
      <text:p text:style-name="Preformatted_20_Text"/>
      <text:p text:style-name="Preformatted_20_Text">- Exibe informações sobre o HD</text:p>
      <text:p text:style-name="Preformatted_20_Text"><text:s/>hdparm /dev/hda</text:p>
      <text:p text:style-name="Preformatted_20_Text"/>
      <text:p text:style-name="Preformatted_20_Text">- Exibe mais informações sobre o HD</text:p>
      <text:p text:style-name="Preformatted_20_Text"><text:s/>hdparm -i /dev/hda</text:p>
      <text:p text:style-name="Preformatted_20_Text"/>
      <text:p text:style-name="Preformatted_20_Text">- Testando o acesso do dispositivo '/dev/hda'</text:p>
      <text:p text:style-name="Preformatted_20_Text"><text:s/>htparm -t /dev/hda</text:p>
      <text:p text:style-name="Preformatted_20_Text"/>
      <text:p text:style-name="Preformatted_20_Text">- Testa a velocidade de leitura do buffer-cache e do disco '/dev/hda'</text:p>
      <text:p text:style-name="Preformatted_20_Text"><text:s/>hdparm -tT /dev/hda</text:p>
      <text:p text:style-name="Preformatted_20_Text"/>
      <text:p text:style-name="Preformatted_20_Text">- Modo básico de configuração do hdparm</text:p>
      <text:p text:style-name="Preformatted_20_Text"><text:s/>hdparm -c1 -d1 /dev/hda</text:p>
      <text:p text:style-name="Preformatted_20_Text">ou</text:p>
      <text:p text:style-name="Preformatted_20_Text"><text:s/>hdparm -c 1 -d 1 /dev/hda</text:p>
      <text:p text:style-name="Preformatted_20_Text"/>
      <text:p text:style-name="Preformatted_20_Text">- Configura o parâmetro "MaxMultSect" para 16</text:p>
      <text:p text:style-name="Preformatted_20_Text"><text:s/>hdparm -m 16 /dev/hda</text:p>
      <text:p text:style-name="Preformatted_20_Text"/>
      <text:p text:style-name="Preformatted_20_Text">- Habilita o acesso a 32bits e UDMA/100</text:p>
      <text:p text:style-name="Preformatted_20_Text"><text:s/>hdparm -d1 -c1 -X 69 /dev/hda</text:p>
      <text:p text:style-name="Preformatted_20_Text">ou</text:p>
      <text:p text:style-name="Preformatted_20_Text"><text:s/>hdparm -d 1 -c 1 -X 69 /dev/hda</text:p>
      <text:p text:style-name="Preformatted_20_Text"/>
      <text:p text:style-name="Preformatted_20_Text"/>
      <text:p text:style-name="Preformatted_20_Text">1.35 - comando echo = acrescenta palavras, frases a um arquivo</text:p>
      <text:p text:style-name="Preformatted_20_Text"/>
      <text:p text:style-name="Preformatted_20_Text">- Operações diversas 1</text:p>
      <text:p text:style-name="Preformatted_20_Text"><text:s/>touch arquivo1.txt</text:p>
      <text:p text:style-name="Preformatted_20_Text"><text:s/>echo "Enviando uma frase" &gt; arquivo1.txt</text:p>
      <text:p text:style-name="Preformatted_20_Text"><text:s/>echo "Enviando mais uma frase" &gt;&gt; arquivo1.txt</text:p>
      <text:p text:style-name="Preformatted_20_Text"/>
      <text:p text:style-name="Preformatted_20_Text">- Operações diversas 2</text:p>
      <text:p text:style-name="Preformatted_20_Text"><text:s/>echo "Olá mundo!" &gt;&gt; /home/file1.txt</text:p>
      <text:p text:style-name="Preformatted_20_Text"><text:s/>echo "/sbin/ismod cim.o" &gt;&gt; /etc/rc.d/rc.local</text:p>
      <text:p text:style-name="Preformatted_20_Text"/>
      <text:p text:style-name="Preformatted_20_Text">- Para exibir o PATH atual</text:p>
      <text:p text:style-name="Preformatted_20_Text"><text:s/>echo $PATH</text:p>
      <text:p text:style-name="Preformatted_20_Text"/>
      <text:p text:style-name="Preformatted_20_Text">- Para ouvir um beep do speaker do computador</text:p>
      <text:p text:style-name="Preformatted_20_Text"><text:s/>echo -e "\a"</text:p>
      <text:p text:style-name="Preformatted_20_Text"><text:soft-page-break/></text:p>
      <text:p text:style-name="Preformatted_20_Text">- Para efetuar uma soma</text:p>
      <text:p text:style-name="Preformatted_20_Text"><text:s/>echo $[1 + 3]</text:p>
      <text:p text:style-name="Preformatted_20_Text"/>
      <text:p text:style-name="Preformatted_20_Text">- Para efetuar uma subtração</text:p>
      <text:p text:style-name="Preformatted_20_Text"><text:s/>echo $[23 - 2]</text:p>
      <text:p text:style-name="Preformatted_20_Text"/>
      <text:p text:style-name="Preformatted_20_Text">- Para efetuar uma multiplicação</text:p>
      <text:p text:style-name="Preformatted_20_Text"><text:s/>echo $[45 * 4]</text:p>
      <text:p text:style-name="Preformatted_20_Text"/>
      <text:p text:style-name="Preformatted_20_Text">- Para efetuar uma divisão</text:p>
      <text:p text:style-name="Preformatted_20_Text"><text:s/>echo $[80 / 40]</text:p>
      <text:p text:style-name="Preformatted_20_Text"/>
      <text:p text:style-name="Preformatted_20_Text">- Para modificar a senha do usuário 'user1'</text:p>
      <text:p text:style-name="Preformatted_20_Text"><text:s/>echo 'senha' | passwd --stdin user1</text:p>
      <text:p text:style-name="Preformatted_20_Text"/>
      <text:p text:style-name="Preformatted_20_Text">- Se você não sabe se o make (ou outro script) foi executado com sucesso</text:p>
      <text:p text:style-name="Preformatted_20_Text">ou nao, execute este comando. O $? é uma variavel especial do shell que</text:p>
      <text:p text:style-name="Preformatted_20_Text">contem o resultado do ultimo comando. Se ela contiver o valor 0, significa</text:p>
      <text:p text:style-name="Preformatted_20_Text">que o ultimo comando (no caso make bzImage) foi executado corretamente.</text:p>
      <text:p text:style-name="Preformatted_20_Text">Caso contrario, algum erro aconteceu.</text:p>
      <text:p text:style-name="Preformatted_20_Text"><text:s/>echo $?</text:p>
      <text:p text:style-name="Preformatted_20_Text"/>
      <text:p text:style-name="Preformatted_20_Text"/>
      <text:p text:style-name="Preformatted_20_Text">1.36 - comando nice = altera as propriedades de execução de um processo.</text:p>
      <text:p text:style-name="Preformatted_20_Text"/>
      <text:p text:style-name="Preformatted_20_Text">- Para configurar uma menor prioridade ao processo</text:p>
      <text:p text:style-name="Preformatted_20_Text"><text:s/>nice -n 19 nome-do-programa</text:p>
      <text:p text:style-name="Preformatted_20_Text"/>
      <text:p text:style-name="Preformatted_20_Text">- Para configurar uma maior prioridade ao processo</text:p>
      <text:p text:style-name="Preformatted_20_Text"><text:s/>nice -n -19 nome-do-programa</text:p>
      <text:p text:style-name="Preformatted_20_Text"/>
      <text:p text:style-name="Preformatted_20_Text"/>
      <text:p text:style-name="Preformatted_20_Text">1.37 - comando bc = uma calculadora que funciona no console</text:p>
      <text:p text:style-name="Preformatted_20_Text"/>
      <text:p text:style-name="Preformatted_20_Text">- Para somar números</text:p>
      <text:p text:style-name="Preformatted_20_Text"><text:s/>8 + 2 e tecle ENTER</text:p>
      <text:p text:style-name="Preformatted_20_Text"/>
      <text:p text:style-name="Preformatted_20_Text">- Para diminuir números</text:p>
      <text:p text:style-name="Preformatted_20_Text"><text:s/>8 - 2 e tecle ENTER</text:p>
      <text:p text:style-name="Preformatted_20_Text"/>
      <text:p text:style-name="Preformatted_20_Text">- Para multiplicar números</text:p>
      <text:p text:style-name="Preformatted_20_Text"><text:s/>8 * 2 e tecle ENTER</text:p>
      <text:p text:style-name="Preformatted_20_Text"/>
      <text:p text:style-name="Preformatted_20_Text">- Para dividir números</text:p>
      <text:p text:style-name="Preformatted_20_Text"><text:s/>8 / 2 e tecle ENTER</text:p>
      <text:p text:style-name="Preformatted_20_Text"/>
      <text:p text:style-name="Preformatted_20_Text">- Para sair do bc digite</text:p>
      <text:p text:style-name="Preformatted_20_Text"><text:s/>quit</text:p>
      <text:p text:style-name="Preformatted_20_Text"/>
      <text:p text:style-name="Preformatted_20_Text"/>
      <text:p text:style-name="Preformatted_20_Text">1.38 - comando tail = exibe o final do conteúdo de um arquivo</text:p>
      <text:p text:style-name="Preformatted_20_Text"/>
      <text:p text:style-name="Preformatted_20_Text">- Para exibir as 10 últimas linhas do arquivo '/var/log/messages'</text:p>
      <text:p text:style-name="Preformatted_20_Text"><text:s/>tail /var/log/messages</text:p>
      <text:p text:style-name="Preformatted_20_Text"/>
      <text:p text:style-name="Preformatted_20_Text">- Para exibir as 50 últimas linhas do arquivo '/var/log/messages'</text:p>
      <text:p text:style-name="Preformatted_20_Text"><text:s/>tail -50 /var/log/messages</text:p>
      <text:p text:style-name="Preformatted_20_Text"/>
      <text:p text:style-name="Preformatted_20_Text">- Para exibir as últimas 23 linhas do arquivo '/var/log/messages'</text:p>
      <text:p text:style-name="Preformatted_20_Text"><text:s/>tail -n 23 /var/log/messages</text:p>
      <text:p text:style-name="Preformatted_20_Text"/>
      <text:p text:style-name="Preformatted_20_Text"><text:soft-page-break/>- Para exibir o conteúdo do arquivo '/var/log/messages' em tempo real</text:p>
      <text:p text:style-name="Preformatted_20_Text"><text:s/>tail -f /var/log/messages</text:p>
      <text:p text:style-name="Preformatted_20_Text"/>
      <text:p text:style-name="Preformatted_20_Text">- Para exibir o conteúdo do comando 'tail' no terminal '/dev/tty7'</text:p>
      <text:p text:style-name="Preformatted_20_Text"><text:s/>tail -f /var/log/messages &gt; /dev/tty7 &amp;</text:p>
      <text:p text:style-name="Preformatted_20_Text"/>
      <text:p text:style-name="Preformatted_20_Text">- Para exibir as 100 últimas linhas do comando 'tail' no terminal '/dev/tty7'</text:p>
      <text:p text:style-name="Preformatted_20_Text"><text:s/>tail -100 /var/log/messages &gt; dev/tty7</text:p>
      <text:p text:style-name="Preformatted_20_Text"/>
      <text:p text:style-name="Preformatted_20_Text"/>
      <text:p text:style-name="Preformatted_20_Text">1.39 - comando watch = executa um programa periodicamente, exibindo sua</text:p>
      <text:p text:style-name="Preformatted_20_Text">saída no terminal.</text:p>
      <text:p text:style-name="Preformatted_20_Text"/>
      <text:p text:style-name="Preformatted_20_Text">- Para monitorar o tráfego online de FTP, WWW e outros</text:p>
      <text:p text:style-name="Preformatted_20_Text"><text:s/>watch -n 1 netstat -a</text:p>
      <text:p text:style-name="Preformatted_20_Text"/>
      <text:p text:style-name="Preformatted_20_Text">- Para monitorar o conteúdo do diretório padrão, ou seja, se você alterar</text:p>
      <text:p text:style-name="Preformatted_20_Text">um nome de um arquivo, o mesmo será exibido depois da alteração automa-</text:p>
      <text:p text:style-name="Preformatted_20_Text">ticamente</text:p>
      <text:p text:style-name="Preformatted_20_Text"><text:s/>watch -d ls -l</text:p>
      <text:p text:style-name="Preformatted_20_Text"/>
      <text:p text:style-name="Preformatted_20_Text">- Para monitorar apenas os arquivos e diretórios em que seu proprietário/dono</text:p>
      <text:p text:style-name="Preformatted_20_Text">é o usuário 'edersg23'</text:p>
      <text:p text:style-name="Preformatted_20_Text"><text:s/>watch -d 'ls -l | fgrep edersg23'</text:p>
      <text:p text:style-name="Preformatted_20_Text"/>
      <text:p text:style-name="Preformatted_20_Text">- Atualiza de 1 em 1 segundo os resultados na tela do comando sensors</text:p>
      <text:p text:style-name="Preformatted_20_Text"><text:s/>watch -n 1 "sensors"</text:p>
      <text:p text:style-name="Preformatted_20_Text"/>
      <text:p text:style-name="Preformatted_20_Text"/>
      <text:p text:style-name="Preformatted_20_Text">1.40 - comando mknod = cria arquivos especiais de blobo ou caracteres</text:p>
      <text:p text:style-name="Preformatted_20_Text"/>
      <text:p text:style-name="Preformatted_20_Text">- Para criar o arquivo especial referente ao CD-ROM sob /dev/hdb</text:p>
      <text:p text:style-name="Preformatted_20_Text"><text:s/>mknod /dev/hdb b 3 64</text:p>
      <text:p text:style-name="Preformatted_20_Text"/>
      <text:p text:style-name="Preformatted_20_Text"/>
      <text:p text:style-name="Preformatted_20_Text">1.41 - comando basename = retira o diretório e sufixo de arquivos</text:p>
      <text:p text:style-name="Preformatted_20_Text"/>
      <text:p text:style-name="Preformatted_20_Text"/>
      <text:p text:style-name="Preformatted_20_Text">1.42 - comando chfn = é usado para alterar as informações do usuário</text:p>
      <text:p text:style-name="Preformatted_20_Text">apresentadas pelo comando finger. Esta informação é armazenada no</text:p>
      <text:p text:style-name="Preformatted_20_Text">arquivo /etc/passwd, e é apresentada pelo programa finger. O comando</text:p>
      <text:p text:style-name="Preformatted_20_Text">finger apresentará as informações em quatro partes que podem ser</text:p>
      <text:p text:style-name="Preformatted_20_Text">alteradas por chfn: nome verdadeiro, nome da empresa e telefone e</text:p>
      <text:p text:style-name="Preformatted_20_Text">telefone residencial.</text:p>
      <text:p text:style-name="Preformatted_20_Text"/>
      <text:p text:style-name="Preformatted_20_Text">OPCOES:</text:p>
      <text:p text:style-name="Preformatted_20_Text"><text:s/>-f nome = altera o nome verdadeiro ou completo do usuário</text:p>
      <text:p text:style-name="Preformatted_20_Text"><text:s/>-r nome = altera o número da sala do usuário</text:p>
      <text:p text:style-name="Preformatted_20_Text"><text:s/>-o nome-empresa = nome da empresa.</text:p>
      <text:p text:style-name="Preformatted_20_Text"><text:s/>-p telefone-escritorio = telefone comercial</text:p>
      <text:p text:style-name="Preformatted_20_Text"><text:s/>-h telefone-residencial = alterao telefone residencial do usuário</text:p>
      <text:p text:style-name="Preformatted_20_Text"/>
      <text:p text:style-name="Preformatted_20_Text"/>
      <text:p text:style-name="Preformatted_20_Text">1.43 - comando chsh = altera o interpretador de comandos do usuário</text:p>
      <text:p text:style-name="Preformatted_20_Text">(login shell)</text:p>
      <text:p text:style-name="Preformatted_20_Text"/>
      <text:p text:style-name="Preformatted_20_Text">- Para alterar o shell do usuário 'user1' para '/bin/tcsh'</text:p>
      <text:p text:style-name="Preformatted_20_Text"><text:s/>chsh -s /bin/tcsh user1</text:p>
      <text:p text:style-name="Preformatted_20_Text"/>
      <text:p text:style-name="Preformatted_20_Text">- Para exibir a lista de interpretadores de comandos presentes no</text:p>
      <text:p text:style-name="Preformatted_20_Text">arquivo '/etc/shells'</text:p>
      <text:p text:style-name="Preformatted_20_Text"><text:s/>chsh -l</text:p>
      <text:p text:style-name="Preformatted_20_Text"><text:soft-page-break/></text:p>
      <text:p text:style-name="Preformatted_20_Text"/>
      <text:p text:style-name="Preformatted_20_Text">1.44 - comando uuencode = converte um arquivo binário em um arquivo de</text:p>
      <text:p text:style-name="Preformatted_20_Text">texto ASCII totalmente codificado para que possa ser enviado via e-m@il.</text:p>
      <text:p text:style-name="Preformatted_20_Text"/>
      <text:p text:style-name="Preformatted_20_Text">- Envia um email:</text:p>
      <text:p text:style-name="Preformatted_20_Text"><text:s/>uuencode arquivo2.txt arquivo2.txt | mail -s Titulo-do-email user@dominio.com</text:p>
      <text:p text:style-name="Preformatted_20_Text"/>
      <text:p text:style-name="Preformatted_20_Text">E quando receber, salve a mensagem em disco e utilize o comando uudecode.</text:p>
      <text:p text:style-name="Preformatted_20_Text">Se o arquivo da mensagem chama-se 'file5', digite:</text:p>
      <text:p text:style-name="Preformatted_20_Text"><text:s/>uudecode file5</text:p>
      <text:p text:style-name="Preformatted_20_Text"/>
      <text:p text:style-name="Preformatted_20_Text">- Envia uma imagem por email:</text:p>
      <text:p text:style-name="Preformatted_20_Text"><text:s/>uuencode foto.png new-name.png | mail -s "$assunto" $email`;</text:p>
      <text:p text:style-name="Preformatted_20_Text"/>
      <text:p text:style-name="Preformatted_20_Text"/>
      <text:p text:style-name="Preformatted_20_Text">1.45 - comando uudecode = converte o arquivo codificado para o seu formato</text:p>
      <text:p text:style-name="Preformatted_20_Text">original depois da recepção pelo destinatário.</text:p>
      <text:p text:style-name="Preformatted_20_Text"><text:s/>uudecode arquivo-temporario</text:p>
      <text:p text:style-name="Preformatted_20_Text"/>
      <text:p text:style-name="Preformatted_20_Text"/>
      <text:p text:style-name="Preformatted_20_Text">1.46 - comando convert = converte uma imagem de um certo padrão (jpg) para</text:p>
      <text:p text:style-name="Preformatted_20_Text">um outro padrão (png). O comando convert faz parte do pacote ImageMagick.</text:p>
      <text:p text:style-name="Preformatted_20_Text"/>
      <text:p text:style-name="Preformatted_20_Text">- Para converter uma imagem no formato JPG para o formato PNG</text:p>
      <text:p text:style-name="Preformatted_20_Text"><text:s/>convert arquivo.jpg arquivo-convertido.png</text:p>
      <text:p text:style-name="Preformatted_20_Text"/>
      <text:p text:style-name="Preformatted_20_Text"/>
      <text:p text:style-name="Preformatted_20_Text">1.47 - comando import = importa a tela atual do desktop. O comando import</text:p>
      <text:p text:style-name="Preformatted_20_Text">faz parte do pacote ImageMagick.</text:p>
      <text:p text:style-name="Preformatted_20_Text"/>
      <text:p text:style-name="Preformatted_20_Text">- Para obter um screenshot da tela:</text:p>
      <text:p text:style-name="Preformatted_20_Text"><text:s/>import -window root shot23.jpg</text:p>
      <text:p text:style-name="Preformatted_20_Text"><text:s/>import -window root shot33.png</text:p>
      <text:p text:style-name="Preformatted_20_Text"><text:s/>import -geometry 800x600 file1.jpg</text:p>
      <text:p text:style-name="Preformatted_20_Text"><text:s/>import -geometry 800x600 file2.png</text:p>
      <text:p text:style-name="Preformatted_20_Text"><text:s/>import -geometry 104x768 file3.jpg</text:p>
      <text:p text:style-name="Preformatted_20_Text"><text:s/>import -geometry 104x768 file3.png</text:p>
      <text:p text:style-name="Preformatted_20_Text"><text:s/>sleep 30; import -window root shot.jpg -quality 80</text:p>
      <text:p text:style-name="Preformatted_20_Text"/>
      <text:p text:style-name="Preformatted_20_Text">pode-se usar o programa ksnapshot ou colar a IMG no programa GIMP</text:p>
      <text:p text:style-name="Preformatted_20_Text"/>
      <text:p text:style-name="Preformatted_20_Text"/>
      <text:p text:style-name="Preformatted_20_Text">1.48 - comando xwd = importa a tela atual do desktop.</text:p>
      <text:p text:style-name="Preformatted_20_Text"/>
      <text:p text:style-name="Preformatted_20_Text">- Para salvar o conteúdo da tela no arquivo 'shot1.xwd'</text:p>
      <text:p text:style-name="Preformatted_20_Text"><text:s/>xwd -display :0.0 -root -out shot1.xwd</text:p>
      <text:p text:style-name="Preformatted_20_Text"/>
      <text:p text:style-name="Preformatted_20_Text"/>
      <text:p text:style-name="Preformatted_20_Text">1.49 - comando tac = exibe o conteúdo do arquivo do final para o inicio,</text:p>
      <text:p text:style-name="Preformatted_20_Text">ou seja, começa exibindo a última linha até a primeira linha do arquivo</text:p>
      <text:p text:style-name="Preformatted_20_Text"><text:s/>tac arquivo1.txt</text:p>
      <text:p text:style-name="Preformatted_20_Text"/>
      <text:p text:style-name="Preformatted_20_Text"/>
      <text:p text:style-name="Preformatted_20_Text">1.50 - comando cryptdir = criptografa todos os arquivos em um diretório.</text:p>
      <text:p text:style-name="Preformatted_20_Text"/>
      <text:p text:style-name="Preformatted_20_Text">- Para criptografar todos os arquivos no diretório '/home/secreto'</text:p>
      <text:p text:style-name="Preformatted_20_Text"><text:s/>cryptdir /home/secreto</text:p>
      <text:p text:style-name="Preformatted_20_Text"/>
      <text:p text:style-name="Preformatted_20_Text">Ao criptografar arquivos, uma senha será solicitada a voce 2 vezes. Essa</text:p>
      <text:p text:style-name="Preformatted_20_Text">senha é necessária para descriptografar arquivos. Estes arquivos terão</text:p>
      <text:p text:style-name="Preformatted_20_Text">a extensão .crypt incluídas em seus nomes</text:p>
      <text:p text:style-name="Preformatted_20_Text"><text:soft-page-break/></text:p>
      <text:p text:style-name="Preformatted_20_Text"/>
      <text:p text:style-name="Preformatted_20_Text">1.51 - comando decryptdir = descriptografa todos os arquivos em um diretório.</text:p>
      <text:p text:style-name="Preformatted_20_Text">Os arquivos devem ter sido criptografados com o comando cryptdir.</text:p>
      <text:p text:style-name="Preformatted_20_Text"/>
      <text:p text:style-name="Preformatted_20_Text">- Para descriptografa todos os arquivos do diretório '/home/secreto'</text:p>
      <text:p text:style-name="Preformatted_20_Text"><text:s/>decryptdir /home/secreto</text:p>
      <text:p text:style-name="Preformatted_20_Text"/>
      <text:p text:style-name="Preformatted_20_Text"/>
      <text:p text:style-name="Preformatted_20_Text">1.52 - comando gzexe = cria um arquivo compactado executável. Se você</text:p>
      <text:p text:style-name="Preformatted_20_Text">compactar um arquivo binário ou um script com o comando gzexe, então</text:p>
      <text:p text:style-name="Preformatted_20_Text">poderá executá-lo como se ele estivesse descompactado. Quando compactar</text:p>
      <text:p text:style-name="Preformatted_20_Text">um arquivo chamado arquivo1, o original descompactado será copiado em</text:p>
      <text:p text:style-name="Preformatted_20_Text">arquivo1~ e o arquivo compactado manterá o nome arquivo1.</text:p>
      <text:p text:style-name="Preformatted_20_Text"/>
      <text:p text:style-name="Preformatted_20_Text">- Descompacta o arquivo especificado em vez de compactá-lo</text:p>
      <text:p text:style-name="Preformatted_20_Text"><text:s/>gzexe -d nome-do-arquivo</text:p>
      <text:p text:style-name="Preformatted_20_Text"/>
      <text:p text:style-name="Preformatted_20_Text"/>
      <text:p text:style-name="Preformatted_20_Text">1.53 - comando alien = converte pacotes</text:p>
      <text:p text:style-name="Preformatted_20_Text"/>
      <text:p text:style-name="Preformatted_20_Text">- Para converter um pacote RPM para um pacote DEB</text:p>
      <text:p text:style-name="Preformatted_20_Text"><text:s/>alien -d nome-do-pacote.rpm</text:p>
      <text:p text:style-name="Preformatted_20_Text"/>
      <text:p text:style-name="Preformatted_20_Text">- Para converter um pacote DEB em RPM</text:p>
      <text:p text:style-name="Preformatted_20_Text"><text:s/>alien -r nome-do-pacote.deb</text:p>
      <text:p text:style-name="Preformatted_20_Text"/>
      <text:p text:style-name="Preformatted_20_Text"/>
      <text:p text:style-name="Preformatted_20_Text">1.54 - comando sed = stream editor</text:p>
      <text:p text:style-name="Preformatted_20_Text"/>
      <text:p text:style-name="Preformatted_20_Text">- Preciso preencher espacos com o caractere + Assim:</text:p>
      <text:p text:style-name="Preformatted_20_Text"><text:s/>echo "Informe seu nome:"</text:p>
      <text:p text:style-name="Preformatted_20_Text"><text:s/>read nome</text:p>
      <text:p text:style-name="Preformatted_20_Text"><text:s/>echo $nome</text:p>
      <text:p text:style-name="Preformatted_20_Text">Resultado: Pedro Afonso Segundo</text:p>
      <text:p text:style-name="Preformatted_20_Text">Preciso: Pedro+Afonso+Segundo</text:p>
      <text:p text:style-name="Preformatted_20_Text"/>
      <text:p text:style-name="Preformatted_20_Text"><text:s/>echo "Informe seu nome:"</text:p>
      <text:p text:style-name="Preformatted_20_Text"><text:s/>read nome</text:p>
      <text:p text:style-name="Preformatted_20_Text"><text:s/>echo $nome | sed -e 's/ /+/g'</text:p>
      <text:p text:style-name="Preformatted_20_Text"/>
      <text:p text:style-name="Preformatted_20_Text">- sed -n NUMERODA_LINAp /usr/ed1.txt = exibe um numero da linha do arquivo</text:p>
      <text:p text:style-name="Preformatted_20_Text">ed1.txt</text:p>
      <text:p text:style-name="Preformatted_20_Text"/>
      <text:p text:style-name="Preformatted_20_Text">- Como fazer para reconhecer um padrão em várias linhas?</text:p>
      <text:p text:style-name="Preformatted_20_Text">Como separar esse trecho de um arquivo texto e mandar para saida padrão?</text:p>
      <text:p text:style-name="Preformatted_20_Text">#&lt;inicio&gt;</text:p>
      <text:p text:style-name="Preformatted_20_Text">....</text:p>
      <text:p text:style-name="Preformatted_20_Text">...</text:p>
      <text:p text:style-name="Preformatted_20_Text">...</text:p>
      <text:p text:style-name="Preformatted_20_Text">..</text:p>
      <text:p text:style-name="Preformatted_20_Text">#&lt;/fim&gt;</text:p>
      <text:p text:style-name="Preformatted_20_Text"/>
      <text:p text:style-name="Preformatted_20_Text">Digite o comando :</text:p>
      <text:p text:style-name="Preformatted_20_Text"><text:s/>sed -n -e "/#&lt;inicio&gt;/, /&lt;\/fim&gt;/p" nome_do_arquivo</text:p>
      <text:p text:style-name="Preformatted_20_Text"/>
      <text:p text:style-name="Preformatted_20_Text">- Como fazer a remoção do espaço em branco ao final das linhas:</text:p>
      <text:p text:style-name="Preformatted_20_Text">Primeira maneira:</text:p>
      <text:p text:style-name="Preformatted_20_Text"><text:s/>sed 's/ *$//' arquivo in &gt; arquivo.out</text:p>
      <text:p text:style-name="Preformatted_20_Text"/>
      <text:p text:style-name="Preformatted_20_Text">note: nem precisa do g,</text:p>
      <text:p text:style-name="Preformatted_20_Text">Outra forma:</text:p>
      <text:p text:style-name="Preformatted_20_Text"><text:soft-page-break/><text:s/>sed 's/ *$//g' arquivo.in &gt; arquivo.out &amp;&amp; mv arquivo.out arquivo.in</text:p>
      <text:p text:style-name="Preformatted_20_Text"/>
      <text:p text:style-name="Preformatted_20_Text">- Todo mundo já teve que formatar um texto, quebras linhas, juntar parágrafos</text:p>
      <text:p text:style-name="Preformatted_20_Text">e, ao final, percebe que existem espaços brancos nos finais das linhas. Para</text:p>
      <text:p text:style-name="Preformatted_20_Text">remover os espaços, utilizando 'sed', façamos o seguinte:</text:p>
      <text:p text:style-name="Preformatted_20_Text"><text:s/>cat arquivo.in | sed 's/ *$//g' &gt; arquivo.out</text:p>
      <text:p text:style-name="Preformatted_20_Text"/>
      <text:p text:style-name="Preformatted_20_Text">- Preciso exibir a enésima linha de todos os arquivos de um diretório.</text:p>
      <text:p text:style-name="Preformatted_20_Text"><text:s/>sed -n 7p arquivo</text:p>
      <text:p text:style-name="Preformatted_20_Text"/>
      <text:p text:style-name="Preformatted_20_Text">"sed -n 7p *" nao funcionou, entao:</text:p>
      <text:p text:style-name="Preformatted_20_Text"><text:s/>for x in *; do sed -n 7p <text:s/>$x; done</text:p>
      <text:p text:style-name="Preformatted_20_Text"/>
      <text:p text:style-name="Preformatted_20_Text">ou se quiser fazer do jeito unix</text:p>
      <text:p text:style-name="Preformatted_20_Text"><text:s/>cat arquivo | head -7 | tail -1</text:p>
      <text:p text:style-name="Preformatted_20_Text">7 é a linha que se quer mostrar.</text:p>
      <text:p text:style-name="Preformatted_20_Text"/>
      <text:p text:style-name="Preformatted_20_Text"><text:s/>sed '/bola/d' file1.txt &gt; arq_new = exclui as linhas do arquivo file1.txt</text:p>
      <text:p text:style-name="Preformatted_20_Text">que tenham o conteudo igual a palavra bola</text:p>
      <text:p text:style-name="Preformatted_20_Text"/>
      <text:p text:style-name="Preformatted_20_Text"><text:s/>sed 's/bulls/chicago/g' file1.txt &gt; basq23.txt = faz uma procura no arquivo</text:p>
      <text:p text:style-name="Preformatted_20_Text">file1.txt em busca de palavra bulls que sera trocada pela palavra chicago, e</text:p>
      <text:p text:style-name="Preformatted_20_Text">sera enviada estas alteracoes para um novo arquivo, o basq23.txt</text:p>
      <text:p text:style-name="Preformatted_20_Text"/>
      <text:p text:style-name="Preformatted_20_Text"/>
      <text:p text:style-name="Preformatted_20_Text">1.55 - comando dos2unix = converte a formatacao de arquivos no formato</text:p>
      <text:p text:style-name="Preformatted_20_Text">DOS/MAC para formatacao UNIX</text:p>
      <text:p text:style-name="Preformatted_20_Text"/>
      <text:p text:style-name="Preformatted_20_Text">- Para retirar os caracteres '^M' (quebra de linha) do arquivo 'file1.txt'</text:p>
      <text:p text:style-name="Preformatted_20_Text"><text:s/>dos2unix file1.txt</text:p>
      <text:p text:style-name="Preformatted_20_Text"/>
      <text:p text:style-name="Preformatted_20_Text">Sistemas operacionais diferentes gravam arquivos-texto de forma diferente.</text:p>
      <text:p text:style-name="Preformatted_20_Text">O Unix grava arquivos-texto separando as linhas com um Linefeed (código</text:p>
      <text:p text:style-name="Preformatted_20_Text">ascii 0x0A, ou 10). O Windows, mais perdulário, grava arquivos-texto</text:p>
      <text:p text:style-name="Preformatted_20_Text">separando as linhas com um carriage return e um linefeed (0x0D 0x0A) em</text:p>
      <text:p text:style-name="Preformatted_20_Text">seqüência. O carriage return, ao ser mostrado na tela por alguns programas</text:p>
      <text:p text:style-name="Preformatted_20_Text">(vi, por exemplo), aparece como ^M -- que quer dizer Control-M. Solução:</text:p>
      <text:p text:style-name="Preformatted_20_Text"/>
      <text:p text:style-name="Preformatted_20_Text">1 - No vi, usar o seguinte comando de substituição:</text:p>
      <text:p text:style-name="Preformatted_20_Text"><text:s/>:%s/^M// &lt;enter&gt;</text:p>
      <text:p text:style-name="Preformatted_20_Text"/>
      <text:p text:style-name="Preformatted_20_Text">lembrando q o ^M é Ctrl+V + Ctrl+M</text:p>
      <text:p text:style-name="Preformatted_20_Text"/>
      <text:p text:style-name="Preformatted_20_Text">OBS.: Não digite ^ e M; deixe Ctrl apertado, aperte V, deixe Ctrl apertado</text:p>
      <text:p text:style-name="Preformatted_20_Text">aperte M. O Ctrl-V indica que o próximo caractere teclado deve ser</text:p>
      <text:p text:style-name="Preformatted_20_Text">interpretado literalmente. Assim, Ctrl-V Ctrl-M faz aparecer ^M.</text:p>
      <text:p text:style-name="Preformatted_20_Text">Isso retirará todos os ^M do seu texto.</text:p>
      <text:p text:style-name="Preformatted_20_Text"/>
      <text:p text:style-name="Preformatted_20_Text">Mas se você tiver vários arquivos, você pode colocá-los todos em</text:p>
      <text:p text:style-name="Preformatted_20_Text">um diretório e, nesse diretório, rodar o seguinte scriptzinho:</text:p>
      <text:p text:style-name="Preformatted_20_Text"><text:s/>for arq in *</text:p>
      <text:p text:style-name="Preformatted_20_Text"><text:s text:c="4"/>do</text:p>
      <text:p text:style-name="Preformatted_20_Text"><text:s text:c="7"/>tr -d '\r' &lt; "$arq" &gt; "${arq}.novo"</text:p>
      <text:p text:style-name="Preformatted_20_Text"><text:s text:c="7"/>mv "${arq}.novo" "$arq"</text:p>
      <text:p text:style-name="Preformatted_20_Text"><text:s text:c="4"/>done</text:p>
      <text:p text:style-name="Preformatted_20_Text"/>
      <text:p text:style-name="Preformatted_20_Text">OBS: Coloque cópias dos arquivos, pois os originais serão apagados por</text:p>
      <text:p text:style-name="Preformatted_20_Text">esse script</text:p>
      <text:p text:style-name="Preformatted_20_Text"/>
      <text:p text:style-name="Preformatted_20_Text"/>
      <text:p text:style-name="Preformatted_20_Text">1.56 - comando awk = é uma linguagem para processamento de padrões.</text:p>
      <text:p text:style-name="Preformatted_20_Text"/>
      <text:p text:style-name="Preformatted_20_Text"><text:soft-page-break/>- Para contar quantas linhas um determinado arquivo tem:</text:p>
      <text:p text:style-name="Preformatted_20_Text"><text:s/>awk 'END {print NR}' arquivo.txt</text:p>
      <text:p text:style-name="Preformatted_20_Text"/>
      <text:p text:style-name="Preformatted_20_Text">- Para ler apenas uma determinada linha do arquivo (lerá apenas 30a. linha):</text:p>
      <text:p text:style-name="Preformatted_20_Text"><text:s/>awk 'NR == 30' arquivo.txt</text:p>
      <text:p text:style-name="Preformatted_20_Text"/>
      <text:p text:style-name="Preformatted_20_Text"><text:s/>awk -F: '{print $1 " -&gt; " $5}' /etc/passwd = exibe os usuarios locais</text:p>
      <text:p text:style-name="Preformatted_20_Text">do sistema e seus respectivos nomes completos.</text:p>
      <text:p text:style-name="Preformatted_20_Text"/>
      <text:p text:style-name="Preformatted_20_Text"><text:s/>awk -F: '{print $1 " -&gt; " $5 " -&gt; " $6}' /etc/passwd = exibe os usuarios</text:p>
      <text:p text:style-name="Preformatted_20_Text">locais do sistema, seus nomes completos e o shell aonde o usuario irá</text:p>
      <text:p text:style-name="Preformatted_20_Text">se logar (ou o caminho de um programa que irá ser executado assim que</text:p>
      <text:p text:style-name="Preformatted_20_Text">o usuário fizer o login na maquina).</text:p>
      <text:p text:style-name="Preformatted_20_Text"/>
      <text:p text:style-name="Preformatted_20_Text">- Precido <text:s/>fazer o segunte:</text:p>
      <text:p text:style-name="Preformatted_20_Text"><text:s/>awk -F: '$3 igual 100 { print $1 }' /home/nomes</text:p>
      <text:p text:style-name="Preformatted_20_Text">Qual seria o comando que eu colocaria no lugar da palavra IGUAL.</text:p>
      <text:p text:style-name="Preformatted_20_Text"/>
      <text:p text:style-name="Preformatted_20_Text">Tente:</text:p>
      <text:p text:style-name="Preformatted_20_Text"><text:s/>awk -F: '$3 == 100 { print $1 }' /home/nomes</text:p>
      <text:p text:style-name="Preformatted_20_Text"/>
      <text:p text:style-name="Preformatted_20_Text">- Dentro do awk da pra pegar a linha de baixo?</text:p>
      <text:p text:style-name="Preformatted_20_Text">Sim, vc pode usar o next, exemplo:</text:p>
      <text:p text:style-name="Preformatted_20_Text"><text:s/>awk '{if($0 ~ /exec_args/)next;c=1;if(c == 1)print;exit}' arquivo.txt</text:p>
      <text:p text:style-name="Preformatted_20_Text"/>
      <text:p text:style-name="Preformatted_20_Text"/>
      <text:p text:style-name="Preformatted_20_Text">1.57 - comando tee = envia o resultado do programa para a saída padrão</text:p>
      <text:p text:style-name="Preformatted_20_Text">(tela) e para um arquivo ao mesmo tempo.</text:p>
      <text:p text:style-name="Preformatted_20_Text"/>
      <text:p text:style-name="Preformatted_20_Text">- Exibe a saida do comando ls em uma coluna (-C1) e ao mesmo tempo</text:p>
      <text:p text:style-name="Preformatted_20_Text">grava no arquivo 'file1.txt'</text:p>
      <text:p text:style-name="Preformatted_20_Text"><text:s/>ls -C1 * | tee file1.txt</text:p>
      <text:p text:style-name="Preformatted_20_Text"/>
      <text:p text:style-name="Preformatted_20_Text">- A saida do comando será mostrada normalmente na tela e ao mesmo</text:p>
      <text:p text:style-name="Preformatted_20_Text">tempo gravada no arquivo 'file1.txt'</text:p>
      <text:p text:style-name="Preformatted_20_Text"><text:s/>ls -la | tee file1.txt</text:p>
      <text:p text:style-name="Preformatted_20_Text"/>
      <text:p text:style-name="Preformatted_20_Text"/>
      <text:p text:style-name="Preformatted_20_Text">1.58 - comando nl = exibe o número de linhas juntamente com o conteúdo</text:p>
      <text:p text:style-name="Preformatted_20_Text">do arquivo.</text:p>
      <text:p text:style-name="Preformatted_20_Text"/>
      <text:p text:style-name="Preformatted_20_Text">- Exibe o número de linhas e o conteúdo do arquivo 'file1.txt'</text:p>
      <text:p text:style-name="Preformatted_20_Text"><text:s/>nl file1.txt</text:p>
      <text:p text:style-name="Preformatted_20_Text"/>
      <text:p text:style-name="Preformatted_20_Text">- Para salvar o resultado em um outro arquivo</text:p>
      <text:p text:style-name="Preformatted_20_Text"><text:s/>nl /file1.txt &gt; /tmp/teste1.txt</text:p>
      <text:p text:style-name="Preformatted_20_Text"/>
      <text:p text:style-name="Preformatted_20_Text"/>
      <text:p text:style-name="Preformatted_20_Text">1.59 - comando sort = organiza e ordena as linhas de um arquivo texto</text:p>
      <text:p text:style-name="Preformatted_20_Text"/>
      <text:p text:style-name="Preformatted_20_Text">- Organiza o conteúdo do arquivo 'file1.txt' em ordem crescente</text:p>
      <text:p text:style-name="Preformatted_20_Text"><text:s/>sort file1.txt</text:p>
      <text:p text:style-name="Preformatted_20_Text"/>
      <text:p text:style-name="Preformatted_20_Text">- Organiza o conteúdo do arquivo 'file1.txt' em ordem decrescente</text:p>
      <text:p text:style-name="Preformatted_20_Text"><text:s/>sort -r file1.txt</text:p>
      <text:p text:style-name="Preformatted_20_Text"/>
      <text:p text:style-name="Preformatted_20_Text">- Ignora diferencas entre letras maiusculas e minusculas durante a</text:p>
      <text:p text:style-name="Preformatted_20_Text">organização</text:p>
      <text:p text:style-name="Preformatted_20_Text"><text:s/>sort -f file1.txt</text:p>
      <text:p text:style-name="Preformatted_20_Text"/>
      <text:p text:style-name="Preformatted_20_Text">- Ignora linhas em branco</text:p>
      <text:p text:style-name="Preformatted_20_Text"><text:s/>sort -b file1.txt</text:p>
      <text:p text:style-name="Preformatted_20_Text"><text:soft-page-break/></text:p>
      <text:p text:style-name="Preformatted_20_Text">- Somente usa letras, digitos e espaços durante a organização</text:p>
      <text:p text:style-name="Preformatted_20_Text"><text:s/>sort -d file1.txt</text:p>
      <text:p text:style-name="Preformatted_20_Text"/>
      <text:p text:style-name="Preformatted_20_Text">- Para remover linhas duplicadas em um arquivo:</text:p>
      <text:p text:style-name="Preformatted_20_Text"><text:s/>sort aquivo1.txt | uniq &gt;arquivo_novo.txt</text:p>
      <text:p text:style-name="Preformatted_20_Text"/>
      <text:p text:style-name="Preformatted_20_Text">- Caso estiver organizando um campo que contém números que serão</text:p>
      <text:p text:style-name="Preformatted_20_Text">organizados na ordem aritmética. Por exemplo, se você tiver um</text:p>
      <text:p text:style-name="Preformatted_20_Text">arquivo com os números</text:p>
      <text:p text:style-name="Preformatted_20_Text"><text:s/>100</text:p>
      <text:p text:style-name="Preformatted_20_Text"><text:s/>10</text:p>
      <text:p text:style-name="Preformatted_20_Text"><text:s/>50</text:p>
      <text:p text:style-name="Preformatted_20_Text">Usando a opção `-n', o arquivo será organizado desta maneira:</text:p>
      <text:p text:style-name="Preformatted_20_Text"><text:s/>10</text:p>
      <text:p text:style-name="Preformatted_20_Text"><text:s/>50</text:p>
      <text:p text:style-name="Preformatted_20_Text"><text:s/>100</text:p>
      <text:p text:style-name="Preformatted_20_Text">Caso esta opção _não_ for usada com o `sort', ele organizará como</text:p>
      <text:p text:style-name="Preformatted_20_Text">uma listagem alfabética (que começam de `a' até `z' e do `0' até `9')</text:p>
      <text:p text:style-name="Preformatted_20_Text"><text:s/>10</text:p>
      <text:p text:style-name="Preformatted_20_Text"><text:s/>100</text:p>
      <text:p text:style-name="Preformatted_20_Text"><text:s/>50</text:p>
      <text:p text:style-name="Preformatted_20_Text">O comando é</text:p>
      <text:p text:style-name="Preformatted_20_Text"><text:s/>sort -n file2.txt</text:p>
      <text:p text:style-name="Preformatted_20_Text"/>
      <text:p text:style-name="Preformatted_20_Text"/>
      <text:p text:style-name="Preformatted_20_Text">1.60 - comando cut = remove para exibição seções de cada linha em arquivos.</text:p>
      <text:p text:style-name="Preformatted_20_Text">É utilizado usado quando se deseja extrair campos ou pedaços de dados de</text:p>
      <text:p text:style-name="Preformatted_20_Text">arquivos. Sintaxe:</text:p>
      <text:p text:style-name="Preformatted_20_Text"><text:s/>cut -ccaracteres [arquivo]</text:p>
      <text:p text:style-name="Preformatted_20_Text"/>
      <text:p text:style-name="Preformatted_20_Text">Onde 'caracteres' é a porção que se deseja cortar de cada registro de</text:p>
      <text:p text:style-name="Preformatted_20_Text">arquivo, podendo ser um simples numero ou uma faixa.</text:p>
      <text:p text:style-name="Preformatted_20_Text"/>
      <text:p text:style-name="Preformatted_20_Text">- Retira da saída do comando who até o nono caractere</text:p>
      <text:p text:style-name="Preformatted_20_Text"><text:s/>who | cut -c-9</text:p>
      <text:p text:style-name="Preformatted_20_Text"/>
      <text:p text:style-name="Preformatted_20_Text">- Retira da saída do who do décimo ao vigésimo caractere</text:p>
      <text:p text:style-name="Preformatted_20_Text"><text:s/>who | cut -c10-20</text:p>
      <text:p text:style-name="Preformatted_20_Text"/>
      <text:p text:style-name="Preformatted_20_Text">- Retira da saída do who a partir do trigésimo segundo caractere</text:p>
      <text:p text:style-name="Preformatted_20_Text"><text:s/>who | cut -c32-</text:p>
      <text:p text:style-name="Preformatted_20_Text"/>
      <text:p text:style-name="Preformatted_20_Text">- Para obter a primeira e a tarceira letra de cada linha do arquivo</text:p>
      <text:p text:style-name="Preformatted_20_Text">'/etc/passwd'</text:p>
      <text:p text:style-name="Preformatted_20_Text"><text:s/>cut -b 1,3 /etc/passwd</text:p>
      <text:p text:style-name="Preformatted_20_Text"/>
      <text:p text:style-name="Preformatted_20_Text">- Para obter a primeira letra e terceira a decima letra de cada linha</text:p>
      <text:p text:style-name="Preformatted_20_Text">do arquivo '/etc/passwd'</text:p>
      <text:p text:style-name="Preformatted_20_Text"><text:s/>cut -b 1,3-10 /etc/passwd</text:p>
      <text:p text:style-name="Preformatted_20_Text"/>
      <text:p text:style-name="Preformatted_20_Text">- Para captura o primeiro caracter e terceiro ao decimo caracter de cada</text:p>
      <text:p text:style-name="Preformatted_20_Text">linha do arquivo '/etc/passwd'</text:p>
      <text:p text:style-name="Preformatted_20_Text"><text:s/>cut -c 1,3-10 /etc/passwd</text:p>
      <text:p text:style-name="Preformatted_20_Text"/>
      <text:p text:style-name="Preformatted_20_Text">- Existem duas opções do cut que servem para especificar o(s) campos</text:p>
      <text:p text:style-name="Preformatted_20_Text">dos registros que desejamos extrair. A opção '-f' (field) pode ser</text:p>
      <text:p text:style-name="Preformatted_20_Text">utilizada para especificar os campos (fields) que desejamos extrair. Obedece</text:p>
      <text:p text:style-name="Preformatted_20_Text">as mesmas regras da opção '-c'. EX: Temos um arquivo chamado telefones e</text:p>
      <text:p text:style-name="Preformatted_20_Text">dentro deste arquivo há o conteúdo:</text:p>
      <text:p text:style-name="Preformatted_20_Text"/>
      <text:p text:style-name="Preformatted_20_Text">Diego Rodrigo &lt;TAB&gt; (011) 9999-8888</text:p>
      <text:p text:style-name="Preformatted_20_Text"><text:soft-page-break/>Cristiane de Freitas &lt;TAB&gt; (012)9885-8555</text:p>
      <text:p text:style-name="Preformatted_20_Text"/>
      <text:p text:style-name="Preformatted_20_Text">Para extrair somente os nomes deste arquivo, usaríamos o seguinte comando:</text:p>
      <text:p text:style-name="Preformatted_20_Text"><text:s/>cat telefones | cut -f1</text:p>
      <text:p text:style-name="Preformatted_20_Text"/>
      <text:p text:style-name="Preformatted_20_Text">O resultado seria:</text:p>
      <text:p text:style-name="Preformatted_20_Text"><text:s/>Diego Rodrigo</text:p>
      <text:p text:style-name="Preformatted_20_Text"><text:s/>Cristiane de Freitas</text:p>
      <text:p text:style-name="Preformatted_20_Text"/>
      <text:p text:style-name="Preformatted_20_Text">OBS: Note que não especifiquei nenhum delimitador, o delimitador padrão é</text:p>
      <text:p text:style-name="Preformatted_20_Text">o &lt;TAB&gt;. Repare que entre o nome e o número do telefone tem um &lt;TAB&gt;</text:p>
      <text:p text:style-name="Preformatted_20_Text"/>
      <text:p text:style-name="Preformatted_20_Text">A opção '-d' (delimitador) descreve para o cut qual será o separador de</text:p>
      <text:p text:style-name="Preformatted_20_Text">campos do arquivo. Exemplo: Para indicar ao cut que o delimitador será</text:p>
      <text:p text:style-name="Preformatted_20_Text">um espaço em branco</text:p>
      <text:p text:style-name="Preformatted_20_Text"><text:s/>cat telefones | cut -f1 -d</text:p>
      <text:p text:style-name="Preformatted_20_Text"/>
      <text:p text:style-name="Preformatted_20_Text">O resultado seria:</text:p>
      <text:p text:style-name="Preformatted_20_Text"><text:s/>Diego</text:p>
      <text:p text:style-name="Preformatted_20_Text"><text:s/>Cristiane</text:p>
      <text:p text:style-name="Preformatted_20_Text"/>
      <text:p text:style-name="Preformatted_20_Text">Caso quiséssemos extrair somente o DDD do arquivo telefones, usaríamos a</text:p>
      <text:p text:style-name="Preformatted_20_Text">seguinte linha:</text:p>
      <text:p text:style-name="Preformatted_20_Text"><text:s/>cat telefones | cut -f2 -d ( | cut -f1 -d )</text:p>
      <text:p text:style-name="Preformatted_20_Text"/>
      <text:p text:style-name="Preformatted_20_Text">O resultado seria:</text:p>
      <text:p text:style-name="Preformatted_20_Text"><text:s/>011</text:p>
      <text:p text:style-name="Preformatted_20_Text"><text:s/>012</text:p>
      <text:p text:style-name="Preformatted_20_Text"/>
      <text:p text:style-name="Preformatted_20_Text">- Digamos que temos um arquivo com o seguinte conteúdo:</text:p>
      <text:p text:style-name="Preformatted_20_Text"><text:s/>C - o assembler do passado</text:p>
      <text:p text:style-name="Preformatted_20_Text"><text:s/>Java - ainda vai ser boa um dia</text:p>
      <text:p text:style-name="Preformatted_20_Text"><text:s/>Perl - existe mais de um jeito de fazer isso</text:p>
      <text:p text:style-name="Preformatted_20_Text"><text:s/>PHP - Pre processador HTML</text:p>
      <text:p text:style-name="Preformatted_20_Text"/>
      <text:p text:style-name="Preformatted_20_Text">Digite então:</text:p>
      <text:p text:style-name="Preformatted_20_Text"><text:s/>cut -c1-5 arquivo.txt</text:p>
      <text:p text:style-name="Preformatted_20_Text"/>
      <text:p text:style-name="Preformatted_20_Text">A saída será:</text:p>
      <text:p text:style-name="Preformatted_20_Text"><text:s/>C - o</text:p>
      <text:p text:style-name="Preformatted_20_Text"><text:s/>Java</text:p>
      <text:p text:style-name="Preformatted_20_Text"><text:s/>Perl</text:p>
      <text:p text:style-name="Preformatted_20_Text"><text:s/>PHP -</text:p>
      <text:p text:style-name="Preformatted_20_Text"/>
      <text:p text:style-name="Preformatted_20_Text">Digite outro comando:</text:p>
      <text:p text:style-name="Preformatted_20_Text"><text:s/>cut -d '-' -f 1 arquivo.txt</text:p>
      <text:p text:style-name="Preformatted_20_Text"/>
      <text:p text:style-name="Preformatted_20_Text">A saída será:</text:p>
      <text:p text:style-name="Preformatted_20_Text"><text:s/>C</text:p>
      <text:p text:style-name="Preformatted_20_Text"><text:s/>Java</text:p>
      <text:p text:style-name="Preformatted_20_Text"><text:s/>Perl</text:p>
      <text:p text:style-name="Preformatted_20_Text"><text:s/>PHP</text:p>
      <text:p text:style-name="Preformatted_20_Text"/>
      <text:p text:style-name="Preformatted_20_Text">Digite outro comando:</text:p>
      <text:p text:style-name="Preformatted_20_Text"><text:s/>cut -d '-' -f 2 teste.txt</text:p>
      <text:p text:style-name="Preformatted_20_Text"/>
      <text:p text:style-name="Preformatted_20_Text">A saída será:</text:p>
      <text:p text:style-name="Preformatted_20_Text"><text:s/>o assembler do passado</text:p>
      <text:p text:style-name="Preformatted_20_Text"><text:s/>ainda vai ser boa um dia</text:p>
      <text:p text:style-name="Preformatted_20_Text"><text:s/>existe mais de um jeito de fazer isso</text:p>
      <text:p text:style-name="Preformatted_20_Text"><text:s/>Pre processador HTML</text:p>
      <text:p text:style-name="Preformatted_20_Text"/>
      <text:p text:style-name="Preformatted_20_Text"><text:soft-page-break/></text:p>
      <text:p text:style-name="Preformatted_20_Text">1.61 - comando cpm = compara dois arquivos de qualquer tipo (binario</text:p>
      <text:p text:style-name="Preformatted_20_Text">ou texto). Os dois arquivos especificados serao comparados e caso</text:p>
      <text:p text:style-name="Preformatted_20_Text">exista diferenca entre eles, é mostrado o numero da linha e byte onde</text:p>
      <text:p text:style-name="Preformatted_20_Text">ocorreu a primeira diferenca na saida padrao(tela) e o programa</text:p>
      <text:p text:style-name="Preformatted_20_Text">retorna o codigo de saida 1.</text:p>
      <text:p text:style-name="Preformatted_20_Text"/>
      <text:p text:style-name="Preformatted_20_Text">- Para comparar do 'arquivo1.txt' e do 'arquivo4.txt'</text:p>
      <text:p text:style-name="Preformatted_20_Text"><text:s/>cpm arquivo1.txt arquivo4.txt</text:p>
      <text:p text:style-name="Preformatted_20_Text"/>
      <text:p text:style-name="Preformatted_20_Text"/>
      <text:p text:style-name="Preformatted_20_Text">1.62 - comando patch = atualiza arquivos texto atraves das diferenças</text:p>
      <text:p text:style-name="Preformatted_20_Text">geradas pelo comando diff.</text:p>
      <text:p text:style-name="Preformatted_20_Text"/>
      <text:p text:style-name="Preformatted_20_Text">- Para aplicar as diferenças contidas no arquivo 'file1.txt' nos arquivos</text:p>
      <text:p text:style-name="Preformatted_20_Text">originais</text:p>
      <text:p text:style-name="Preformatted_20_Text"><text:s/>patch -p0 &lt; file1.txt</text:p>
      <text:p text:style-name="Preformatted_20_Text"/>
      <text:p text:style-name="Preformatted_20_Text">- Para aplicar as diferenças contidas no arquivo 'file2.diff' nos arquivos</text:p>
      <text:p text:style-name="Preformatted_20_Text">originais</text:p>
      <text:p text:style-name="Preformatted_20_Text"><text:s/>patch -p0 file1.txt file2.diff</text:p>
      <text:p text:style-name="Preformatted_20_Text"/>
      <text:p text:style-name="Preformatted_20_Text"/>
      <text:p text:style-name="Preformatted_20_Text">1.63 - comando cdrecord = software para gravação de CD's</text:p>
      <text:p text:style-name="Preformatted_20_Text"/>
      <text:p text:style-name="Preformatted_20_Text">- Para exibir informações sobre o gravador de CD</text:p>
      <text:p text:style-name="Preformatted_20_Text"><text:s/>cdrecord -scanbus</text:p>
      <text:p text:style-name="Preformatted_20_Text"/>
      <text:p text:style-name="Preformatted_20_Text">- Para gravar dados a partir do arquivo de imagem 'img.iso'</text:p>
      <text:p text:style-name="Preformatted_20_Text"><text:s/>cdrecord -v speed=4 dev=0,6,0 -data img.iso</text:p>
      <text:p text:style-name="Preformatted_20_Text"/>
      <text:p text:style-name="Preformatted_20_Text">- Para gravar as trilhas 1 e 2 de um CD de áudio</text:p>
      <text:p text:style-name="Preformatted_20_Text"><text:s/>cdrecord -v speed=4 dev=0,6,0 -audio trilha1.wav trilha2.wav</text:p>
      <text:p text:style-name="Preformatted_20_Text"/>
      <text:p text:style-name="Preformatted_20_Text">- Para gravar as trilhas 1 a 3 sendo o CD multisessão</text:p>
      <text:p text:style-name="Preformatted_20_Text"><text:s/>cdrecord -v speed=4 dev=0,6,0 -data img_do_cd.iso -audio trilha1.wav trilha2.wav trilha3.wav</text:p>
      <text:p text:style-name="Preformatted_20_Text"/>
      <text:p text:style-name="Preformatted_20_Text">- Para gravar o arquivo 'cd1.iso' na velocidade de 8x</text:p>
      <text:p text:style-name="Preformatted_20_Text"><text:s/>cdrecord -v -speed=8 -dev=0,0,0 -eject -fs=8M cd1.iso</text:p>
      <text:p text:style-name="Preformatted_20_Text"/>
      <text:p text:style-name="Preformatted_20_Text"/>
      <text:p text:style-name="Preformatted_20_Text">1.64 - comando md5sum = checa se um arquivo possui o mesmo checksum</text:p>
      <text:p text:style-name="Preformatted_20_Text">do arquivo original</text:p>
      <text:p text:style-name="Preformatted_20_Text"><text:s/>md5sum nome-da-imagem.iso</text:p>
      <text:p text:style-name="Preformatted_20_Text"/>
      <text:p text:style-name="Preformatted_20_Text"/>
      <text:p text:style-name="Preformatted_20_Text">1.65 - comando fmt = faz a formatação de linhas. Ele não faz o alinhamento</text:p>
      <text:p text:style-name="Preformatted_20_Text">do texto, faz apenas a quebra das linhas próximo ao desejado.</text:p>
      <text:p text:style-name="Preformatted_20_Text"/>
      <text:p text:style-name="Preformatted_20_Text">- Faz com que as linhas do arquivo 'texto1.txt' tenham em média 60</text:p>
      <text:p text:style-name="Preformatted_20_Text">caracteres por linha</text:p>
      <text:p text:style-name="Preformatted_20_Text"><text:s/>fmt -w 60 texto1.txt</text:p>
      <text:p text:style-name="Preformatted_20_Text"/>
      <text:p text:style-name="Preformatted_20_Text">- Faz o espaçamento uniforme, reduzindo espaços consecutivos entre 2</text:p>
      <text:p text:style-name="Preformatted_20_Text">palavras para apenas um e fazendo o mesmo com as linhas, deixando apenas</text:p>
      <text:p text:style-name="Preformatted_20_Text">uma linha em branco entre parágrafos</text:p>
      <text:p text:style-name="Preformatted_20_Text"><text:s/>fmt -w 60 -u texto2.txt</text:p>
      <text:p text:style-name="Preformatted_20_Text"/>
      <text:p text:style-name="Preformatted_20_Text"/>
      <text:p text:style-name="Preformatted_20_Text">1.66 - comando gpg = ferramenta para criptografia e assinatura de</text:p>
      <text:p text:style-name="Preformatted_20_Text">arquivos</text:p>
      <text:p text:style-name="Preformatted_20_Text"><text:soft-page-break/></text:p>
      <text:p text:style-name="Preformatted_20_Text">- Cria uma chave</text:p>
      <text:p text:style-name="Preformatted_20_Text"><text:s/>gpg --gen-key</text:p>
      <text:p text:style-name="Preformatted_20_Text"/>
      <text:p text:style-name="Preformatted_20_Text">- Lista chaves públicas</text:p>
      <text:p text:style-name="Preformatted_20_Text"><text:s/>gpg --list-keys</text:p>
      <text:p text:style-name="Preformatted_20_Text"/>
      <text:p text:style-name="Preformatted_20_Text">- Lista chaves particulares</text:p>
      <text:p text:style-name="Preformatted_20_Text"><text:s/>gpg --list-secret-keys</text:p>
      <text:p text:style-name="Preformatted_20_Text"/>
      <text:p text:style-name="Preformatted_20_Text">- Carrega uma chave particular</text:p>
      <text:p text:style-name="Preformatted_20_Text"><text:s/>gpg --import --allow-secret-key-import arquivo-da-chave</text:p>
      <text:p text:style-name="Preformatted_20_Text"/>
      <text:p text:style-name="Preformatted_20_Text">- Carrega uma chave pública</text:p>
      <text:p text:style-name="Preformatted_20_Text"><text:s/>gpg --import arquivo-chave</text:p>
      <text:p text:style-name="Preformatted_20_Text"/>
      <text:p text:style-name="Preformatted_20_Text">- Imprimi uma chave particular em um arquivo ASCII</text:p>
      <text:p text:style-name="Preformatted_20_Text"><text:s/>gpg --export-secret-key -a -o secret.key</text:p>
      <text:p text:style-name="Preformatted_20_Text"/>
      <text:p text:style-name="Preformatted_20_Text">- Imprimi uma chave pública em um arquivo ASCII</text:p>
      <text:p text:style-name="Preformatted_20_Text"><text:s/>gpg --export -a -o public.key</text:p>
      <text:p text:style-name="Preformatted_20_Text"/>
      <text:p text:style-name="Preformatted_20_Text">- Apaga uma chave pública</text:p>
      <text:p text:style-name="Preformatted_20_Text"><text:s/>gpg --delete-key email</text:p>
      <text:p text:style-name="Preformatted_20_Text"/>
      <text:p text:style-name="Preformatted_20_Text">- Apaga uma chave particular</text:p>
      <text:p text:style-name="Preformatted_20_Text"><text:s/>gpg --delete-secret-key email</text:p>
      <text:p text:style-name="Preformatted_20_Text"/>
      <text:p text:style-name="Preformatted_20_Text">- Criptografa um arquivo</text:p>
      <text:p text:style-name="Preformatted_20_Text"><text:s/>gpg -e -r email arquivo-a-criptografar</text:p>
      <text:p text:style-name="Preformatted_20_Text"/>
      <text:p text:style-name="Preformatted_20_Text">- Assina um arquivo</text:p>
      <text:p text:style-name="Preformatted_20_Text"><text:s/>gpg -s -r email arquivo-a-assinar</text:p>
      <text:p text:style-name="Preformatted_20_Text"/>
      <text:p text:style-name="Preformatted_20_Text">- Criptografa e assina um arquivo</text:p>
      <text:p text:style-name="Preformatted_20_Text"><text:s/>gpg -es -r email arquivo</text:p>
      <text:p text:style-name="Preformatted_20_Text"/>
      <text:p text:style-name="Preformatted_20_Text">- Descriptografa um arquivo</text:p>
      <text:p text:style-name="Preformatted_20_Text"><text:s/>gpg -o arq-descriptografado -d -r email arq-criptografado</text:p>
      <text:p text:style-name="Preformatted_20_Text"/>
      <text:p text:style-name="Preformatted_20_Text">- Criptografa e envia por email um arquivo</text:p>
      <text:p text:style-name="Preformatted_20_Text"><text:s/>gpg -e -a -r email-a-receber arquivo-a-ser-criptografado</text:p>
      <text:p text:style-name="Preformatted_20_Text"/>
      <text:p text:style-name="Preformatted_20_Text"/>
      <text:p text:style-name="Preformatted_20_Text">1.67 - comando konqueror = browser web e file manager do KDE</text:p>
      <text:p text:style-name="Preformatted_20_Text"/>
      <text:p text:style-name="Preformatted_20_Text">Atalhos de navegação do konqueror:</text:p>
      <text:p text:style-name="Preformatted_20_Text"><text:s/>atlantik:/</text:p>
      <text:p text:style-name="Preformatted_20_Text"><text:s/>audiocd:/</text:p>
      <text:p text:style-name="Preformatted_20_Text"><text:s/>bzip:/</text:p>
      <text:p text:style-name="Preformatted_20_Text"><text:s/>bzip2:/</text:p>
      <text:p text:style-name="Preformatted_20_Text"><text:s/>cgi:/</text:p>
      <text:p text:style-name="Preformatted_20_Text"><text:s/>camera:/</text:p>
      <text:p text:style-name="Preformatted_20_Text"><text:s/>devices:/</text:p>
      <text:p text:style-name="Preformatted_20_Text"><text:s/>file:/</text:p>
      <text:p text:style-name="Preformatted_20_Text"><text:s/>finger:/</text:p>
      <text:p text:style-name="Preformatted_20_Text"><text:s/>fish:/</text:p>
      <text:p text:style-name="Preformatted_20_Text"><text:s/>floppy:/</text:p>
      <text:p text:style-name="Preformatted_20_Text"><text:s/>ftp:/</text:p>
      <text:p text:style-name="Preformatted_20_Text"><text:s/>gzip:/</text:p>
      <text:p text:style-name="Preformatted_20_Text"><text:s/>help:/</text:p>
      <text:p text:style-name="Preformatted_20_Text"><text:s/>http:/</text:p>
      <text:p text:style-name="Preformatted_20_Text"><text:soft-page-break/><text:s/>https:/</text:p>
      <text:p text:style-name="Preformatted_20_Text"><text:s/>imap4:/</text:p>
      <text:p text:style-name="Preformatted_20_Text"><text:s/>imaps:/</text:p>
      <text:p text:style-name="Preformatted_20_Text"><text:s/>info:/</text:p>
      <text:p text:style-name="Preformatted_20_Text"><text:s/>kdeapi:/</text:p>
      <text:p text:style-name="Preformatted_20_Text"><text:s/>kmailservice:/</text:p>
      <text:p text:style-name="Preformatted_20_Text"><text:s/>knewsservice:/</text:p>
      <text:p text:style-name="Preformatted_20_Text"><text:s/>lan:/</text:p>
      <text:p text:style-name="Preformatted_20_Text"><text:s/>mac:/</text:p>
      <text:p text:style-name="Preformatted_20_Text"><text:s/>man:/</text:p>
      <text:p text:style-name="Preformatted_20_Text"><text:s/>media:/</text:p>
      <text:p text:style-name="Preformatted_20_Text"><text:s/>metainfo:/</text:p>
      <text:p text:style-name="Preformatted_20_Text"><text:s/>nfs:/</text:p>
      <text:p text:style-name="Preformatted_20_Text"><text:s/>nntp:/</text:p>
      <text:p text:style-name="Preformatted_20_Text"><text:s/>perldoc:/</text:p>
      <text:p text:style-name="Preformatted_20_Text"><text:s/>pop3:/</text:p>
      <text:p text:style-name="Preformatted_20_Text"><text:s/>pop3s:/</text:p>
      <text:p text:style-name="Preformatted_20_Text"><text:s/>print:/</text:p>
      <text:p text:style-name="Preformatted_20_Text"><text:s/>pydoc:/</text:p>
      <text:p text:style-name="Preformatted_20_Text"><text:s/>rlan:/</text:p>
      <text:p text:style-name="Preformatted_20_Text"><text:s/>rlogin:/</text:p>
      <text:p text:style-name="Preformatted_20_Text"><text:s/>rtsp:/</text:p>
      <text:p text:style-name="Preformatted_20_Text"><text:s/>sftp:/</text:p>
      <text:p text:style-name="Preformatted_20_Text"><text:s/>smb:/</text:p>
      <text:p text:style-name="Preformatted_20_Text"><text:s/>smtp:/</text:p>
      <text:p text:style-name="Preformatted_20_Text"><text:s/>smtps:/</text:p>
      <text:p text:style-name="Preformatted_20_Text"><text:s/>tar:/</text:p>
      <text:p text:style-name="Preformatted_20_Text"><text:s/>telnet:/</text:p>
      <text:p text:style-name="Preformatted_20_Text"><text:s/>thumbnail:/</text:p>
      <text:p text:style-name="Preformatted_20_Text"><text:s/>vnc:/</text:p>
      <text:p text:style-name="Preformatted_20_Text"><text:s/>webdav:/</text:p>
      <text:p text:style-name="Preformatted_20_Text"><text:s/>webdavs:/</text:p>
      <text:p text:style-name="Preformatted_20_Text"><text:s/>zip:/</text:p>
      <text:p text:style-name="Preformatted_20_Text"/>
      <text:p text:style-name="Preformatted_20_Text"/>
      <text:p text:style-name="Preformatted_20_Text">1.68 - comando ispel = corretor ortográfico</text:p>
      <text:p text:style-name="Preformatted_20_Text"/>
      <text:p text:style-name="Preformatted_20_Text">- Para iniciar o processo de correção ortográfica em pt_BR no arquivo</text:p>
      <text:p text:style-name="Preformatted_20_Text">'file1.txt'</text:p>
      <text:p text:style-name="Preformatted_20_Text"><text:s/>ispel -d pt_br file1.txt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2 - COMANDOS INFORMATIVOS</text:p>
      <text:p text:style-name="Preformatted_20_Text"/>
      <text:p text:style-name="Preformatted_20_Text">2.1 - comando arch = exibe a arquitetura de hardware do pc atual</text:p>
      <text:p text:style-name="Preformatted_20_Text"><text:s/>i686 = computador pentium II e pentium III</text:p>
      <text:p text:style-name="Preformatted_20_Text"><text:s/>i586 = pentium I, k5</text:p>
      <text:p text:style-name="Preformatted_20_Text"><text:s/>i486 = 486</text:p>
      <text:p text:style-name="Preformatted_20_Text"><text:s/>i386 = 386</text:p>
      <text:p text:style-name="Preformatted_20_Text"/>
      <text:p text:style-name="Preformatted_20_Text"/>
      <text:p text:style-name="Preformatted_20_Text">2.1 - comando whoami = exibe o usuário atual, ou seja, exibe o nome</text:p>
      <text:p text:style-name="Preformatted_20_Text">do usuário logado no computador</text:p>
      <text:p text:style-name="Preformatted_20_Text"><text:s/>whoami</text:p>
      <text:p text:style-name="Preformatted_20_Text"/>
      <text:p text:style-name="Preformatted_20_Text"/>
      <text:p text:style-name="Preformatted_20_Text">2.2 - comando who = exibe os usuários que estão logados no computador</text:p>
      <text:p text:style-name="Preformatted_20_Text"/>
      <text:p text:style-name="Preformatted_20_Text">- Exibe os logins e a quantidade total de usuários logados no sistema</text:p>
      <text:p text:style-name="Preformatted_20_Text"><text:s/>who -q</text:p>
      <text:p text:style-name="Preformatted_20_Text"/>
      <text:p text:style-name="Preformatted_20_Text"><text:soft-page-break/>- Exibe após o login o tempo que o usuário esta logado no sistema</text:p>
      <text:p text:style-name="Preformatted_20_Text"><text:s/>who -i</text:p>
      <text:p text:style-name="Preformatted_20_Text"/>
      <text:p text:style-name="Preformatted_20_Text">- Exibe se o usuario pode receber msg's via talk</text:p>
      <text:p text:style-name="Preformatted_20_Text"><text:s/>who -w</text:p>
      <text:p text:style-name="Preformatted_20_Text">ou</text:p>
      <text:p text:style-name="Preformatted_20_Text"><text:s/>who -T</text:p>
      <text:p text:style-name="Preformatted_20_Text"/>
      <text:p text:style-name="Preformatted_20_Text"><text:s/>+ = o usuario pode receber msg's via talk</text:p>
      <text:p text:style-name="Preformatted_20_Text"><text:s/>- = o usuario nao pode receber msg's via talk</text:p>
      <text:p text:style-name="Preformatted_20_Text"><text:s/>? = nao e possivel determinar em que terminal o usuario esta conectado</text:p>
      <text:p text:style-name="Preformatted_20_Text"/>
      <text:p text:style-name="Preformatted_20_Text"/>
      <text:p text:style-name="Preformatted_20_Text">2.3 - comando whois = exibe informações sobre usuarios e dominios remotos</text:p>
      <text:p text:style-name="Preformatted_20_Text"/>
      <text:p text:style-name="Preformatted_20_Text"><text:s/>whois 200.251.142.9@nic.br</text:p>
      <text:p text:style-name="Preformatted_20_Text"/>
      <text:p text:style-name="Preformatted_20_Text"><text:s/>whois 200.251.148.x@internic.com</text:p>
      <text:p text:style-name="Preformatted_20_Text"/>
      <text:p text:style-name="Preformatted_20_Text"><text:s/>whois -h registro.br dominio_a_ser_pesquisado</text:p>
      <text:p text:style-name="Preformatted_20_Text"/>
      <text:p text:style-name="Preformatted_20_Text"><text:s/>whois &lt;IP&gt;@registro.br</text:p>
      <text:p text:style-name="Preformatted_20_Text"/>
      <text:p text:style-name="Preformatted_20_Text"/>
      <text:p text:style-name="Preformatted_20_Text">2.4 - comando man = exibe páginas de manual dos comandos do sistema</text:p>
      <text:p text:style-name="Preformatted_20_Text"/>
      <text:p text:style-name="Preformatted_20_Text">- Para exibir a página de manual do comando 'ls'</text:p>
      <text:p text:style-name="Preformatted_20_Text"><text:s/>man ls</text:p>
      <text:p text:style-name="Preformatted_20_Text"/>
      <text:p text:style-name="Preformatted_20_Text">- Para exibir a página de manual do comando 'rm'</text:p>
      <text:p text:style-name="Preformatted_20_Text"><text:s/>man rm</text:p>
      <text:p text:style-name="Preformatted_20_Text"/>
      <text:p text:style-name="Preformatted_20_Text">- Para exibir a página de manual do comando 'find'</text:p>
      <text:p text:style-name="Preformatted_20_Text"><text:s/>man find</text:p>
      <text:p text:style-name="Preformatted_20_Text"/>
      <text:p text:style-name="Preformatted_20_Text">- Para converter o conteúdo da man-page do comando 'hdparm' para um</text:p>
      <text:p text:style-name="Preformatted_20_Text">arquivo *.ps, no caso 'hdparm.ps'</text:p>
      <text:p text:style-name="Preformatted_20_Text"><text:s/>man hdparm -t &gt; hdparm.ps</text:p>
      <text:p text:style-name="Preformatted_20_Text"/>
      <text:p text:style-name="Preformatted_20_Text">- Para converter o arquivo 'hdparm.ps' para 'hdparm.pdf'</text:p>
      <text:p text:style-name="Preformatted_20_Text"><text:s/>ps2pdf hdparm.ps hdparm.pdf</text:p>
      <text:p text:style-name="Preformatted_20_Text"/>
      <text:p text:style-name="Preformatted_20_Text">- Para copiar no arquivo 'hdparm.txt' uma cópia da man-page do comando</text:p>
      <text:p text:style-name="Preformatted_20_Text">escolhido 'hdparm'</text:p>
      <text:p text:style-name="Preformatted_20_Text"><text:s/>man hdparm | col -b &gt; hdparm.txt</text:p>
      <text:p text:style-name="Preformatted_20_Text"/>
      <text:p text:style-name="Preformatted_20_Text">- Para converter o conteúdo da man-page do comando 'fdisk' para um</text:p>
      <text:p text:style-name="Preformatted_20_Text">arquivo no formato TXT, no caso, 'fdisk.txt'</text:p>
      <text:p text:style-name="Preformatted_20_Text"><text:s/>man fdisk | colcrt &gt; fdisk.txt</text:p>
      <text:p text:style-name="Preformatted_20_Text"/>
      <text:p text:style-name="Preformatted_20_Text">- Para copiar páginas de manual para um arquivo no formato TXT</text:p>
      <text:p text:style-name="Preformatted_20_Text"><text:s/>info man &gt; man.txt</text:p>
      <text:p text:style-name="Preformatted_20_Text">ou</text:p>
      <text:p text:style-name="Preformatted_20_Text"><text:s/>man ls | groff -Tlatin1 &gt; arquivo</text:p>
      <text:p text:style-name="Preformatted_20_Text"/>
      <text:p text:style-name="Preformatted_20_Text"/>
      <text:p text:style-name="Preformatted_20_Text">2.5 - comando xman = exibe paginas de manual no modo gráfico</text:p>
      <text:p text:style-name="Preformatted_20_Text"><text:s/>xman</text:p>
      <text:p text:style-name="Preformatted_20_Text"/>
      <text:p text:style-name="Preformatted_20_Text"/>
      <text:p text:style-name="Preformatted_20_Text">2.6 - comando cal = exibe um calendário</text:p>
      <text:p text:style-name="Preformatted_20_Text"/>
      <text:p text:style-name="Preformatted_20_Text"><text:soft-page-break/>- Exibe o calendário do mês atual</text:p>
      <text:p text:style-name="Preformatted_20_Text"><text:s/>cal</text:p>
      <text:p text:style-name="Preformatted_20_Text"/>
      <text:p text:style-name="Preformatted_20_Text">- Exibe o calendário do ano de 2005</text:p>
      <text:p text:style-name="Preformatted_20_Text"><text:s/>cal 2005</text:p>
      <text:p text:style-name="Preformatted_20_Text"/>
      <text:p text:style-name="Preformatted_20_Text">- Exibe um calendário anual, ou seja, de todos os meses:</text:p>
      <text:p text:style-name="Preformatted_20_Text"><text:s/>cal -y</text:p>
      <text:p text:style-name="Preformatted_20_Text"/>
      <text:p text:style-name="Preformatted_20_Text">- Exibe o calendário do mês de janeiro de 2001</text:p>
      <text:p text:style-name="Preformatted_20_Text"><text:s/>cal 1 2001</text:p>
      <text:p text:style-name="Preformatted_20_Text"/>
      <text:p text:style-name="Preformatted_20_Text">- Exibe o calendário do mes de maio de 2001</text:p>
      <text:p text:style-name="Preformatted_20_Text"><text:s/>cal 5 2001</text:p>
      <text:p text:style-name="Preformatted_20_Text"/>
      <text:p text:style-name="Preformatted_20_Text">- Exibe o calendário do mês atual com a segunda-feira como sendo o</text:p>
      <text:p text:style-name="Preformatted_20_Text">primeiro dia da semana</text:p>
      <text:p text:style-name="Preformatted_20_Text"><text:s/>cal -m</text:p>
      <text:p text:style-name="Preformatted_20_Text"/>
      <text:p text:style-name="Preformatted_20_Text">- Exibe o calendário do mês passado, atual e do próximo mês:</text:p>
      <text:p text:style-name="Preformatted_20_Text"><text:s/>cal -3</text:p>
      <text:p text:style-name="Preformatted_20_Text"/>
      <text:p text:style-name="Preformatted_20_Text">- Exibe o calendário completo do ano de 2002</text:p>
      <text:p text:style-name="Preformatted_20_Text"><text:s/>cal 2002 ou cal -y</text:p>
      <text:p text:style-name="Preformatted_20_Text"/>
      <text:p text:style-name="Preformatted_20_Text">- Exibe o calendário do mês de dezembro, porém do dia 335 até o 365</text:p>
      <text:p text:style-name="Preformatted_20_Text"><text:s/>cal -j 12 2002</text:p>
      <text:p text:style-name="Preformatted_20_Text"/>
      <text:p text:style-name="Preformatted_20_Text">- Exibe quantos são os dias úteis (basta retirar o sábado e domingo)</text:p>
      <text:p text:style-name="Preformatted_20_Text">de um determinado mes</text:p>
      <text:p text:style-name="Preformatted_20_Text"><text:s/>cal $mes $ano | sed -n -e 's/ <text:s text:c="2"/>/ # /g' -e 's/ <text:s/>/ #/g' -e 's/^ /#/' -e '3,$p' | cut -d ' ' -f 2-6 | tr '#' ' ' | wc -w</text:p>
      <text:p text:style-name="Preformatted_20_Text"/>
      <text:p text:style-name="Preformatted_20_Text">- Excluiu as duas primeiras linhas (cabeçalho) e também os 3 primeiros e</text:p>
      <text:p text:style-name="Preformatted_20_Text">os 3 últimos caracteres de cada linha (domingo e sábado)</text:p>
      <text:p text:style-name="Preformatted_20_Text"><text:s/>cal 12 2001 | sed '1,2d;s/^...//;s/\(.*\)...$/\1/' | wc -w</text:p>
      <text:p text:style-name="Preformatted_20_Text"/>
      <text:p text:style-name="Preformatted_20_Text">mais visual:</text:p>
      <text:p text:style-name="Preformatted_20_Text"/>
      <text:p text:style-name="Preformatted_20_Text"># cal 12 2001</text:p>
      <text:p text:style-name="Preformatted_20_Text"><text:s text:c="4"/>dezembro 2001</text:p>
      <text:p text:style-name="Preformatted_20_Text">Do Se Te Qu Qu Se Sá</text:p>
      <text:p text:style-name="Preformatted_20_Text"><text:s text:c="19"/>1</text:p>
      <text:p text:style-name="Preformatted_20_Text"><text:s/>2 <text:s/>3 <text:s/>4 <text:s/>5 <text:s/>6 <text:s/>7 <text:s/>8</text:p>
      <text:p text:style-name="Preformatted_20_Text"><text:s/>9 10 11 12 13 14 15</text:p>
      <text:p text:style-name="Preformatted_20_Text">16 17 18 19 20 21 22</text:p>
      <text:p text:style-name="Preformatted_20_Text">23 24 25 26 27 28 29</text:p>
      <text:p text:style-name="Preformatted_20_Text">30 31</text:p>
      <text:p text:style-name="Preformatted_20_Text"/>
      <text:p text:style-name="Preformatted_20_Text"># cal 12 2001 | sed '1,2d;s/^...//;s/\(.*\)...$/\1/'</text:p>
      <text:p text:style-name="Preformatted_20_Text"><text:s/>3 <text:s/>4 <text:s/>5 <text:s/>6 <text:s/>7</text:p>
      <text:p text:style-name="Preformatted_20_Text">10 11 12 13 14</text:p>
      <text:p text:style-name="Preformatted_20_Text">17 18 19 20 21</text:p>
      <text:p text:style-name="Preformatted_20_Text">24 25 26 27 28</text:p>
      <text:p text:style-name="Preformatted_20_Text">31</text:p>
      <text:p text:style-name="Preformatted_20_Text"/>
      <text:p text:style-name="Preformatted_20_Text"/>
      <text:p text:style-name="Preformatted_20_Text">2.7 - comando date = exibe a data e a hora atual</text:p>
      <text:p text:style-name="Preformatted_20_Text"/>
      <text:p text:style-name="Preformatted_20_Text">- Exibe a data atual</text:p>
      <text:p text:style-name="Preformatted_20_Text"><text:s/>date</text:p>
      <text:p text:style-name="Preformatted_20_Text"/>
      <text:p text:style-name="Preformatted_20_Text"><text:soft-page-break/>- Para ajustar a hora do sistema</text:p>
      <text:p text:style-name="Preformatted_20_Text"><text:s/>date 051909522004</text:p>
      <text:p text:style-name="Preformatted_20_Text"/>
      <text:p text:style-name="Preformatted_20_Text">onde o 05 corresponde ao mês, o 19 ao dia, o 09 as horas, o 52 aos minutos,</text:p>
      <text:p text:style-name="Preformatted_20_Text">o 20 às duas primeiras casas do ano e o 04 às duas segundas casas do ano,</text:p>
      <text:p text:style-name="Preformatted_20_Text">logo estou selecionando para o meu sistema a data 19/05/2004 e a hora</text:p>
      <text:p text:style-name="Preformatted_20_Text">09h52min.</text:p>
      <text:p text:style-name="Preformatted_20_Text"/>
      <text:p text:style-name="Preformatted_20_Text">- Para salvar a data e a hora na CMOS, digite:</text:p>
      <text:p text:style-name="Preformatted_20_Text"><text:s/>clock -w</text:p>
      <text:p text:style-name="Preformatted_20_Text"/>
      <text:p text:style-name="Preformatted_20_Text">- Para obter o dia da semana por extenso (com 3 letras)</text:p>
      <text:p text:style-name="Preformatted_20_Text">edersg@jordan:~$ date +%a</text:p>
      <text:p text:style-name="Preformatted_20_Text">Sun</text:p>
      <text:p text:style-name="Preformatted_20_Text"/>
      <text:p text:style-name="Preformatted_20_Text">- Para obter o dia da semana por extenso (completo)</text:p>
      <text:p text:style-name="Preformatted_20_Text">edersg@jordan:~$ date +%A</text:p>
      <text:p text:style-name="Preformatted_20_Text">Sunday</text:p>
      <text:p text:style-name="Preformatted_20_Text"/>
      <text:p text:style-name="Preformatted_20_Text">- Para o mês atual (com 3 letras)</text:p>
      <text:p text:style-name="Preformatted_20_Text">jordan:~# date +%b</text:p>
      <text:p text:style-name="Preformatted_20_Text">Aug</text:p>
      <text:p text:style-name="Preformatted_20_Text"/>
      <text:p text:style-name="Preformatted_20_Text">- Para o mês atual (com 3 letras)</text:p>
      <text:p text:style-name="Preformatted_20_Text">jordan:~# date +%h</text:p>
      <text:p text:style-name="Preformatted_20_Text">Aug</text:p>
      <text:p text:style-name="Preformatted_20_Text"/>
      <text:p text:style-name="Preformatted_20_Text">- Para obter o mês atual (completo)</text:p>
      <text:p text:style-name="Preformatted_20_Text">jordan:~# date +%B</text:p>
      <text:p text:style-name="Preformatted_20_Text">August</text:p>
      <text:p text:style-name="Preformatted_20_Text"/>
      <text:p text:style-name="Preformatted_20_Text">- Para obter o locale com data(dia, mes ano) e hora, minuto e segundo</text:p>
      <text:p text:style-name="Preformatted_20_Text">jordan:~# date +%c</text:p>
      <text:p text:style-name="Preformatted_20_Text">Sun Aug <text:s/>7 09:38:05 2005</text:p>
      <text:p text:style-name="Preformatted_20_Text"/>
      <text:p text:style-name="Preformatted_20_Text">- Para exibir o dia atual (de 01 a 31)</text:p>
      <text:p text:style-name="Preformatted_20_Text">jordan:~# date +%d</text:p>
      <text:p text:style-name="Preformatted_20_Text">07</text:p>
      <text:p text:style-name="Preformatted_20_Text"/>
      <text:p text:style-name="Preformatted_20_Text">- Para exibir o dia atual (de 1 a 31)</text:p>
      <text:p text:style-name="Preformatted_20_Text">jordan:~# date +%e</text:p>
      <text:p text:style-name="Preformatted_20_Text">7</text:p>
      <text:p text:style-name="Preformatted_20_Text"/>
      <text:p text:style-name="Preformatted_20_Text">- Para obter a data no formato (mm/dd/yy)</text:p>
      <text:p text:style-name="Preformatted_20_Text">jordan:~# date +%D</text:p>
      <text:p text:style-name="Preformatted_20_Text">08/07/05</text:p>
      <text:p text:style-name="Preformatted_20_Text"/>
      <text:p text:style-name="Preformatted_20_Text">- Para obter a data no formato (yyyy-mm-dd)</text:p>
      <text:p text:style-name="Preformatted_20_Text">jordan:~# date +%F</text:p>
      <text:p text:style-name="Preformatted_20_Text"/>
      <text:p text:style-name="Preformatted_20_Text"/>
      <text:p text:style-name="Preformatted_20_Text">- Para obter o ano atual com 2 dígidos (yy)</text:p>
      <text:p text:style-name="Preformatted_20_Text">jordan:~# date +%g</text:p>
      <text:p text:style-name="Preformatted_20_Text">05</text:p>
      <text:p text:style-name="Preformatted_20_Text"/>
      <text:p text:style-name="Preformatted_20_Text">- Para obter o ano atual com 4 dígidos (yy)</text:p>
      <text:p text:style-name="Preformatted_20_Text">jordan:~# date +%G</text:p>
      <text:p text:style-name="Preformatted_20_Text">2005</text:p>
      <text:p text:style-name="Preformatted_20_Text"/>
      <text:p text:style-name="Preformatted_20_Text">- Para obter a hora atual (00 a 23)</text:p>
      <text:p text:style-name="Preformatted_20_Text">jordan:~# date +%H</text:p>
      <text:p text:style-name="Preformatted_20_Text">09</text:p>
      <text:p text:style-name="Preformatted_20_Text"><text:soft-page-break/></text:p>
      <text:p text:style-name="Preformatted_20_Text">- Para obter a hora atual (01 a 12)</text:p>
      <text:p text:style-name="Preformatted_20_Text">jordan:~# date +%I</text:p>
      <text:p text:style-name="Preformatted_20_Text">09</text:p>
      <text:p text:style-name="Preformatted_20_Text"/>
      <text:p text:style-name="Preformatted_20_Text">- Para obter o dia do ano atual (de 001 até 366)</text:p>
      <text:p text:style-name="Preformatted_20_Text">jordan:~# date +%j</text:p>
      <text:p text:style-name="Preformatted_20_Text">219</text:p>
      <text:p text:style-name="Preformatted_20_Text"/>
      <text:p text:style-name="Preformatted_20_Text">- Para obter a hora atual (0 a 23)</text:p>
      <text:p text:style-name="Preformatted_20_Text">jordan:~# date +%k</text:p>
      <text:p text:style-name="Preformatted_20_Text"><text:s/>9</text:p>
      <text:p text:style-name="Preformatted_20_Text"/>
      <text:p text:style-name="Preformatted_20_Text">- Para obter a hora atual (1 a 12)</text:p>
      <text:p text:style-name="Preformatted_20_Text">jordan:~# date +%l</text:p>
      <text:p text:style-name="Preformatted_20_Text"><text:s/>9</text:p>
      <text:p text:style-name="Preformatted_20_Text"/>
      <text:p text:style-name="Preformatted_20_Text">- Para o mês atual (com 2 dígitos)</text:p>
      <text:p text:style-name="Preformatted_20_Text">jordan:~# date +%m</text:p>
      <text:p text:style-name="Preformatted_20_Text">08</text:p>
      <text:p text:style-name="Preformatted_20_Text"/>
      <text:p text:style-name="Preformatted_20_Text">- Para obter o minuto da hora atual</text:p>
      <text:p text:style-name="Preformatted_20_Text">jordan:~# date +%M</text:p>
      <text:p text:style-name="Preformatted_20_Text">50</text:p>
      <text:p text:style-name="Preformatted_20_Text"/>
      <text:p text:style-name="Preformatted_20_Text">- Para obter o locale em letras maísculas: AM ou PM</text:p>
      <text:p text:style-name="Preformatted_20_Text">jordan:~# date +%p</text:p>
      <text:p text:style-name="Preformatted_20_Text">AM</text:p>
      <text:p text:style-name="Preformatted_20_Text"/>
      <text:p text:style-name="Preformatted_20_Text">- Para obter o locale em letras minúsculas: am ou pm</text:p>
      <text:p text:style-name="Preformatted_20_Text">jordan:~# date +%P</text:p>
      <text:p text:style-name="Preformatted_20_Text">am</text:p>
      <text:p text:style-name="Preformatted_20_Text"/>
      <text:p text:style-name="Preformatted_20_Text">- Para obter a hora (formato 12 em hh:mm:ss) e o locale em maísculo (AM ou PM)</text:p>
      <text:p text:style-name="Preformatted_20_Text">jordan:~# date +%r</text:p>
      <text:p text:style-name="Preformatted_20_Text">09:52:17 AM</text:p>
      <text:p text:style-name="Preformatted_20_Text"/>
      <text:p text:style-name="Preformatted_20_Text">- Para obter a hora (formato 24 em hh:mm)</text:p>
      <text:p text:style-name="Preformatted_20_Text">jordan:~# date +%R</text:p>
      <text:p text:style-name="Preformatted_20_Text">09:53</text:p>
      <text:p text:style-name="Preformatted_20_Text"/>
      <text:p text:style-name="Preformatted_20_Text">- Para obter os segundos da hora atual no formato "00:00:00 1970-01-01 UTC"</text:p>
      <text:p text:style-name="Preformatted_20_Text">jordan:~# date +%s</text:p>
      <text:p text:style-name="Preformatted_20_Text">1123419275</text:p>
      <text:p text:style-name="Preformatted_20_Text"/>
      <text:p text:style-name="Preformatted_20_Text">- Para obter os segundos (00 a 60) da hora atual</text:p>
      <text:p text:style-name="Preformatted_20_Text">jordan:~# date +%S</text:p>
      <text:p text:style-name="Preformatted_20_Text">45</text:p>
      <text:p text:style-name="Preformatted_20_Text"/>
      <text:p text:style-name="Preformatted_20_Text">- Para obter a hora (atual) no formato 24 horas (hh:mm:ss)</text:p>
      <text:p text:style-name="Preformatted_20_Text">jordan:~# date +%T</text:p>
      <text:p text:style-name="Preformatted_20_Text">09:57:38</text:p>
      <text:p text:style-name="Preformatted_20_Text"/>
      <text:p text:style-name="Preformatted_20_Text">- Para obter o dia da semana (1 representa segunda, 2 representa terça,</text:p>
      <text:p text:style-name="Preformatted_20_Text">3 representa quarta, 4 representa quinta, 5 representa sexta, </text:p>
      <text:p text:style-name="Preformatted_20_Text">6 representa sábado e 7 representa domingo)</text:p>
      <text:p text:style-name="Preformatted_20_Text">jordan:~# date +%u</text:p>
      <text:p text:style-name="Preformatted_20_Text">7</text:p>
      <text:p text:style-name="Preformatted_20_Text"/>
      <text:p text:style-name="Preformatted_20_Text">- Para obter o número da semana desde o inicio do ano (00 a 53)</text:p>
      <text:p text:style-name="Preformatted_20_Text">sendo que domingo é considerado o primeiro dia da semana</text:p>
      <text:p text:style-name="Preformatted_20_Text">jordan:~# date +%U</text:p>
      <text:p text:style-name="Preformatted_20_Text"><text:soft-page-break/>32</text:p>
      <text:p text:style-name="Preformatted_20_Text"/>
      <text:p text:style-name="Preformatted_20_Text">- Para obter o número da semana desde o inicio do ano (01 a 53)</text:p>
      <text:p text:style-name="Preformatted_20_Text">sendo que segunda é considerado o primeiro dia da semana</text:p>
      <text:p text:style-name="Preformatted_20_Text">jordan:~# date +%V</text:p>
      <text:p text:style-name="Preformatted_20_Text">31</text:p>
      <text:p text:style-name="Preformatted_20_Text"/>
      <text:p text:style-name="Preformatted_20_Text">- Para obter o dia da semana (de 0 a 6) sendo que domingo é representado</text:p>
      <text:p text:style-name="Preformatted_20_Text">como 0, segunda como 1, terça como 2, quarta como 3, quinta como 4,</text:p>
      <text:p text:style-name="Preformatted_20_Text">sexta como 5 e sábado como 6</text:p>
      <text:p text:style-name="Preformatted_20_Text">jordan:~# date +%w</text:p>
      <text:p text:style-name="Preformatted_20_Text">0</text:p>
      <text:p text:style-name="Preformatted_20_Text"/>
      <text:p text:style-name="Preformatted_20_Text">- Para obter o número da semana do ano sendo segunda-feira o primeiro dia</text:p>
      <text:p text:style-name="Preformatted_20_Text">da semana (00 a 53)</text:p>
      <text:p text:style-name="Preformatted_20_Text">jordan:~# date +%W</text:p>
      <text:p text:style-name="Preformatted_20_Text">31</text:p>
      <text:p text:style-name="Preformatted_20_Text"/>
      <text:p text:style-name="Preformatted_20_Text">- Para obter o locale com a data no formato "mm/dd/yy"</text:p>
      <text:p text:style-name="Preformatted_20_Text">jordan:~# date +%x</text:p>
      <text:p text:style-name="Preformatted_20_Text">08/07/05</text:p>
      <text:p text:style-name="Preformatted_20_Text"/>
      <text:p text:style-name="Preformatted_20_Text">- Para obter o locale com a hora no formato "hh:mm:ss"</text:p>
      <text:p text:style-name="Preformatted_20_Text">jordan:~# date +%X</text:p>
      <text:p text:style-name="Preformatted_20_Text">10:10:37</text:p>
      <text:p text:style-name="Preformatted_20_Text"/>
      <text:p text:style-name="Preformatted_20_Text">- Para obter os últimos dois dígidos do ano atual</text:p>
      <text:p text:style-name="Preformatted_20_Text">jordan:~# date +%y</text:p>
      <text:p text:style-name="Preformatted_20_Text">05</text:p>
      <text:p text:style-name="Preformatted_20_Text"/>
      <text:p text:style-name="Preformatted_20_Text">- Para obter o ano atual (desde 1970)</text:p>
      <text:p text:style-name="Preformatted_20_Text">jordan:~# date +%Y</text:p>
      <text:p text:style-name="Preformatted_20_Text">2005</text:p>
      <text:p text:style-name="Preformatted_20_Text"/>
      <text:p text:style-name="Preformatted_20_Text">- Para obter o timezone (de acordo com a RFC-2822)</text:p>
      <text:p text:style-name="Preformatted_20_Text">jordan:~# date +%z</text:p>
      <text:p text:style-name="Preformatted_20_Text">-0300</text:p>
      <text:p text:style-name="Preformatted_20_Text"/>
      <text:p text:style-name="Preformatted_20_Text">- Para obter o timezone no formato EDT</text:p>
      <text:p text:style-name="Preformatted_20_Text">jordan:~# date +%Z</text:p>
      <text:p text:style-name="Preformatted_20_Text">BRT</text:p>
      <text:p text:style-name="Preformatted_20_Text"/>
      <text:p text:style-name="Preformatted_20_Text">- Exibe a data de ontem com a formatação do sistema. A opção '--date' pode</text:p>
      <text:p text:style-name="Preformatted_20_Text">ser substituída por '-d' e 'yesterday' pode ser substituído por 'today',</text:p>
      <text:p text:style-name="Preformatted_20_Text">'tomorrow' dentre outras opções)</text:p>
      <text:p text:style-name="Preformatted_20_Text"><text:s/>date --date yesterday</text:p>
      <text:p text:style-name="Preformatted_20_Text"/>
      <text:p text:style-name="Preformatted_20_Text">- Exibe o ano corrente</text:p>
      <text:p text:style-name="Preformatted_20_Text"><text:s/>date +%Y</text:p>
      <text:p text:style-name="Preformatted_20_Text"/>
      <text:p text:style-name="Preformatted_20_Text">- Exibe a data corrente na formatação dd/mm/aaaa)</text:p>
      <text:p text:style-name="Preformatted_20_Text"><text:s/>date +%d/%m/%Y</text:p>
      <text:p text:style-name="Preformatted_20_Text"/>
      <text:p text:style-name="Preformatted_20_Text">- Exibe a data do dia anterior na formatação dd/mm/aaaa)</text:p>
      <text:p text:style-name="Preformatted_20_Text"><text:s/>date -d yesterday +%d/%m/%Y</text:p>
      <text:p text:style-name="Preformatted_20_Text"/>
      <text:p text:style-name="Preformatted_20_Text">- Exibe a data do dia de ontem</text:p>
      <text:p text:style-name="Preformatted_20_Text"><text:s/>date --date '1 day ago'</text:p>
      <text:p text:style-name="Preformatted_20_Text"/>
      <text:p text:style-name="Preformatted_20_Text">- Exibe a data do dia de antes de ontem</text:p>
      <text:p text:style-name="Preformatted_20_Text"><text:s/>date --date ´2 days ago´ </text:p>
      <text:p text:style-name="Preformatted_20_Text"/>
      <text:p text:style-name="Preformatted_20_Text"><text:soft-page-break/>- Exibe a data depois de amanhã</text:p>
      <text:p text:style-name="Preformatted_20_Text"><text:s/>date --date '2 days'</text:p>
      <text:p text:style-name="Preformatted_20_Text"/>
      <text:p text:style-name="Preformatted_20_Text">- Exibe a data do dia três meses e um dia atrás</text:p>
      <text:p text:style-name="Preformatted_20_Text"><text:s/>date --date ´3 months 1 day´</text:p>
      <text:p text:style-name="Preformatted_20_Text"/>
      <text:p text:style-name="Preformatted_20_Text">- Exibe a data daqui a um ano e três semanas</text:p>
      <text:p text:style-name="Preformatted_20_Text"><text:s/>date --date '1 year 3 weeks'</text:p>
      <text:p text:style-name="Preformatted_20_Text"/>
      <text:p text:style-name="Preformatted_20_Text">- Exibe dia no ano do natal no ano atual</text:p>
      <text:p text:style-name="Preformatted_20_Text"><text:s/>date --date´25 Dec´ + %j</text:p>
      <text:p text:style-name="Preformatted_20_Text"/>
      <text:p text:style-name="Preformatted_20_Text">- Exibe a data 5 dias atras</text:p>
      <text:p text:style-name="Preformatted_20_Text"><text:s/>date --date '5 days ago'</text:p>
      <text:p text:style-name="Preformatted_20_Text"/>
      <text:p text:style-name="Preformatted_20_Text">- Exibe a data 2 meses atras:</text:p>
      <text:p text:style-name="Preformatted_20_Text"><text:s/>date --date '2 months ago'</text:p>
      <text:p text:style-name="Preformatted_20_Text"/>
      <text:p text:style-name="Preformatted_20_Text">- Exibe a data 3 dias a frente</text:p>
      <text:p text:style-name="Preformatted_20_Text"><text:s/>date --date '3 days'</text:p>
      <text:p text:style-name="Preformatted_20_Text"/>
      <text:p text:style-name="Preformatted_20_Text">- Exibe a data de 2 meses e 15 dias</text:p>
      <text:p text:style-name="Preformatted_20_Text"><text:s/>date --date '2 months 15 days'</text:p>
      <text:p text:style-name="Preformatted_20_Text"/>
      <text:p text:style-name="Preformatted_20_Text">- Exibe a data atual em um formato, incluindo o nome da lua cheia e o</text:p>
      <text:p text:style-name="Preformatted_20_Text">dia do mês</text:p>
      <text:p text:style-name="Preformatted_20_Text"><text:s/>date ´+%B%d´</text:p>
      <text:p text:style-name="Preformatted_20_Text"/>
      <text:p text:style-name="Preformatted_20_Text">Mas isto pode não ser o que você quer pois para os primeiros nove dias do</text:p>
      <text:p text:style-name="Preformatted_20_Text">mês, o ´%d´ se expande para um campo de dois dígitos completados com zero</text:p>
      <text:p text:style-name="Preformatted_20_Text"><text:s/>´date -d 1-may´+%B%d´´</text:p>
      <text:p text:style-name="Preformatted_20_Text"/>
      <text:p text:style-name="Preformatted_20_Text">exibirá: ´May 01´</text:p>
      <text:p text:style-name="Preformatted_20_Text"/>
      <text:p text:style-name="Preformatted_20_Text">- Para exibir a mesma data, mas, sem o zero inicial para dias do mês de um</text:p>
      <text:p text:style-name="Preformatted_20_Text">dígito, você pode utilizar o modificador não padrão ´-´ para suprimi-lo.</text:p>
      <text:p text:style-name="Preformatted_20_Text"><text:s/>date -d 1-may´+%B %-d</text:p>
      <text:p text:style-name="Preformatted_20_Text"/>
      <text:p text:style-name="Preformatted_20_Text">resumo</text:p>
      <text:p text:style-name="Preformatted_20_Text">------</text:p>
      <text:p text:style-name="Preformatted_20_Text">day <text:s text:c="6"/>dia</text:p>
      <text:p text:style-name="Preformatted_20_Text">week <text:s text:c="5"/>semana</text:p>
      <text:p text:style-name="Preformatted_20_Text">month <text:s text:c="4"/>mês</text:p>
      <text:p text:style-name="Preformatted_20_Text">year <text:s text:c="5"/>ano</text:p>
      <text:p text:style-name="Preformatted_20_Text">ago <text:s text:c="6"/>atrás (passados)</text:p>
      <text:p text:style-name="Preformatted_20_Text"/>
      <text:p text:style-name="Preformatted_20_Text"/>
      <text:p text:style-name="Preformatted_20_Text">2.8 - comando finger = exibe informações sobre um usuário</text:p>
      <text:p text:style-name="Preformatted_20_Text"/>
      <text:p text:style-name="Preformatted_20_Text">- Exibe todos os usuários logados no sistema</text:p>
      <text:p text:style-name="Preformatted_20_Text"><text:s/>finger</text:p>
      <text:p text:style-name="Preformatted_20_Text"/>
      <text:p text:style-name="Preformatted_20_Text">- Exibe informações de todos os usuários logados no sistema</text:p>
      <text:p text:style-name="Preformatted_20_Text"><text:s/>finger -l</text:p>
      <text:p text:style-name="Preformatted_20_Text"/>
      <text:p text:style-name="Preformatted_20_Text">- Exibe informações do usuário 'ederjordam' que está cadastrado</text:p>
      <text:p text:style-name="Preformatted_20_Text">no sistema</text:p>
      <text:p text:style-name="Preformatted_20_Text"><text:s/>finger ederjordam</text:p>
      <text:p text:style-name="Preformatted_20_Text"/>
      <text:p text:style-name="Preformatted_20_Text"/>
      <text:p text:style-name="Preformatted_20_Text">2.9 - comando netstat = exibe tabelas de roteamento, conexões de rede,</text:p>
      <text:p text:style-name="Preformatted_20_Text">estatísticas de interface, informacoes sobre portas TCP e UDP abertas e</text:p>
      <text:p text:style-name="Preformatted_20_Text"><text:soft-page-break/>conexões mascaradas. Exibe informações sobre as portas TCP e UDP abertas</text:p>
      <text:p text:style-name="Preformatted_20_Text">que estao em uso. Este comando sem argumentos mostratrá uma lista de</text:p>
      <text:p text:style-name="Preformatted_20_Text">portas abertas, as que estão ocupadas ou ouvindo o tipo de conexao, host</text:p>
      <text:p text:style-name="Preformatted_20_Text">etc.</text:p>
      <text:p text:style-name="Preformatted_20_Text"/>
      <text:p text:style-name="Preformatted_20_Text">- Exibe o endereçamento IP em suas respectivas portas</text:p>
      <text:p text:style-name="Preformatted_20_Text"><text:s/>netstat -n</text:p>
      <text:p text:style-name="Preformatted_20_Text"/>
      <text:p text:style-name="Preformatted_20_Text">- Exibe os detalhes das conexoes atuais</text:p>
      <text:p text:style-name="Preformatted_20_Text"><text:s/>netstat</text:p>
      <text:p text:style-name="Preformatted_20_Text"/>
      <text:p text:style-name="Preformatted_20_Text">- Exibe informacoes sobre a tabela de roteamento</text:p>
      <text:p text:style-name="Preformatted_20_Text"><text:s/>netstat -r</text:p>
      <text:p text:style-name="Preformatted_20_Text"/>
      <text:p text:style-name="Preformatted_20_Text">- Exibe uma tabela de todas as interfaces de rede</text:p>
      <text:p text:style-name="Preformatted_20_Text"><text:s/>netstat -i</text:p>
      <text:p text:style-name="Preformatted_20_Text"/>
      <text:p text:style-name="Preformatted_20_Text">- Verificar informações sobre a rede</text:p>
      <text:p text:style-name="Preformatted_20_Text"><text:s/>netstat -a</text:p>
      <text:p text:style-name="Preformatted_20_Text"/>
      <text:p text:style-name="Preformatted_20_Text">- Exibe todas as portas TCP abertas, aguardando pedido de conexão</text:p>
      <text:p text:style-name="Preformatted_20_Text"><text:s/>netstat -at</text:p>
      <text:p text:style-name="Preformatted_20_Text"/>
      <text:p text:style-name="Preformatted_20_Text">- Exibe todas as portas UDP abertas, aguardando pedido de conexão</text:p>
      <text:p text:style-name="Preformatted_20_Text"><text:s/>netstat -au</text:p>
      <text:p text:style-name="Preformatted_20_Text"/>
      <text:p text:style-name="Preformatted_20_Text">- Visualiza a tabela de rota dos IP inválidos em uma rede</text:p>
      <text:p text:style-name="Preformatted_20_Text"><text:s/>netstat -rn</text:p>
      <text:p text:style-name="Preformatted_20_Text"/>
      <text:p text:style-name="Preformatted_20_Text">- Monitora as conexões</text:p>
      <text:p text:style-name="Preformatted_20_Text"><text:s/>netstat -m</text:p>
      <text:p text:style-name="Preformatted_20_Text"/>
      <text:p text:style-name="Preformatted_20_Text">- Verifica se já não esta no ar a porta 23 do serviço/protocolo telnet</text:p>
      <text:p text:style-name="Preformatted_20_Text"><text:s/>netstat -nta | grep :23</text:p>
      <text:p text:style-name="Preformatted_20_Text"/>
      <text:p text:style-name="Preformatted_20_Text">- Indentifica o processo</text:p>
      <text:p text:style-name="Preformatted_20_Text"><text:s/>netstat -anp</text:p>
      <text:p text:style-name="Preformatted_20_Text"/>
      <text:p text:style-name="Preformatted_20_Text">- Exibe informações selecionadas a cada segundo</text:p>
      <text:p text:style-name="Preformatted_20_Text"><text:s/>netstat -c</text:p>
      <text:p text:style-name="Preformatted_20_Text"/>
      <text:p text:style-name="Preformatted_20_Text">- Exibe as portas abertas no PC atual</text:p>
      <text:p text:style-name="Preformatted_20_Text"><text:s/>netstat -pan --inet</text:p>
      <text:p text:style-name="Preformatted_20_Text"/>
      <text:p text:style-name="Preformatted_20_Text">- Exibe uma lista <text:s/>de todas as sessões mascaradas também pode ser vista.</text:p>
      <text:p text:style-name="Preformatted_20_Text">O suporte a mascaramento é usado para esconder máquinas em endereços de</text:p>
      <text:p text:style-name="Preformatted_20_Text">rede não oficiais do resto do mundo</text:p>
      <text:p text:style-name="Preformatted_20_Text"><text:s/>netstat -M</text:p>
      <text:p text:style-name="Preformatted_20_Text"/>
      <text:p text:style-name="Preformatted_20_Text">- Exibe estatísticas sobre o sub-sistema de rede do kernel linux que são</text:p>
      <text:p text:style-name="Preformatted_20_Text">lidas a partir de '/proc/net/snmp'</text:p>
      <text:p text:style-name="Preformatted_20_Text"><text:s/>netstat -s</text:p>
      <text:p text:style-name="Preformatted_20_Text"/>
      <text:p text:style-name="Preformatted_20_Text">- Faz uma busca por serviços abertos (programas que têm 0.0.0.0 na coluna</text:p>
      <text:p text:style-name="Preformatted_20_Text">'Local Address') que são visíveis para toda à Internet</text:p>
      <text:p text:style-name="Preformatted_20_Text"><text:s/>netstat -pan --inet</text:p>
      <text:p text:style-name="Preformatted_20_Text"/>
      <text:p text:style-name="Preformatted_20_Text">- Verifica se a porta 25 (padrao SMTP) está funcionando</text:p>
      <text:p text:style-name="Preformatted_20_Text"><text:s/>netstat -tan | grep 25</text:p>
      <text:p text:style-name="Preformatted_20_Text"/>
      <text:p text:style-name="Preformatted_20_Text">- Verifica se a porta 6000 (padrao X11 está funcionando)</text:p>
      <text:p text:style-name="Preformatted_20_Text"><text:s/>netstat -tan | grep 6000</text:p>
      <text:p text:style-name="Preformatted_20_Text"><text:soft-page-break/></text:p>
      <text:p text:style-name="Preformatted_20_Text">- Para descobrir o endereço IP do gateway padrão</text:p>
      <text:p text:style-name="Preformatted_20_Text"><text:s/>netstat -r</text:p>
      <text:p text:style-name="Preformatted_20_Text"/>
      <text:p text:style-name="Preformatted_20_Text">- Lista todas as portas que estão no estado LISTEN</text:p>
      <text:p text:style-name="Preformatted_20_Text"><text:s/>netstat -an --inet</text:p>
      <text:p text:style-name="Preformatted_20_Text"/>
      <text:p text:style-name="Preformatted_20_Text">- Para encontrar o processo que está mantendo uma porta aberta no seu</text:p>
      <text:p text:style-name="Preformatted_20_Text">computador (netstat -a para ver isso), utilize o seguinte comando</text:p>
      <text:p text:style-name="Preformatted_20_Text"><text:s/>netstat -nap --inet | grep &lt;porta que voce quer&gt;</text:p>
      <text:p text:style-name="Preformatted_20_Text"/>
      <text:p text:style-name="Preformatted_20_Text">- Para descobrir qual programa esta abrindo uma determinada porta</text:p>
      <text:p text:style-name="Preformatted_20_Text"><text:s/>netstat -na (exibe todas as conexões e portas abertas)</text:p>
      <text:p text:style-name="Preformatted_20_Text"/>
      <text:p text:style-name="Preformatted_20_Text">então digite:</text:p>
      <text:p text:style-name="Preformatted_20_Text"><text:s/>fuser -n PROTOCOLO PORTA (exibe o pid do processo respondendo pela porta)</text:p>
      <text:p text:style-name="Preformatted_20_Text"/>
      <text:p text:style-name="Preformatted_20_Text"/>
      <text:p text:style-name="Preformatted_20_Text">2.10 - comando mail = envia/visuliza emails no terminal</text:p>
      <text:p text:style-name="Preformatted_20_Text"/>
      <text:p text:style-name="Preformatted_20_Text">Sintaxe:</text:p>
      <text:p text:style-name="Preformatted_20_Text"><text:s/>mail [-s subject] [-c cc-addr] [-b bcc-addr] to-addr</text:p>
      <text:p text:style-name="Preformatted_20_Text"/>
      <text:p text:style-name="Preformatted_20_Text"><text:s/>-s subject : especifica a linha de assunto das mensagens enviadas</text:p>
      <text:p text:style-name="Preformatted_20_Text"/>
      <text:p text:style-name="Preformatted_20_Text"><text:s/>-c cc-addr : especifica uma lista de endereços que devem receber</text:p>
      <text:p text:style-name="Preformatted_20_Text">copias das mensagens</text:p>
      <text:p text:style-name="Preformatted_20_Text"/>
      <text:p text:style-name="Preformatted_20_Text"><text:s/>-b bcc-addr : especifica uma lista de endereços que devem receber</text:p>
      <text:p text:style-name="Preformatted_20_Text">cópias escondidas cegas das mensagens</text:p>
      <text:p text:style-name="Preformatted_20_Text"/>
      <text:p text:style-name="Preformatted_20_Text"><text:s/>to-addr : endereço de email do remetente</text:p>
      <text:p text:style-name="Preformatted_20_Text"/>
      <text:p text:style-name="Preformatted_20_Text">- Para visualizar os emails que estão no arquivo inbox</text:p>
      <text:p text:style-name="Preformatted_20_Text"><text:s/>mail</text:p>
      <text:p text:style-name="Preformatted_20_Text"/>
      <text:p text:style-name="Preformatted_20_Text">- Le a correspondencia da caixa de entrada do usuário 'jordam'</text:p>
      <text:p text:style-name="Preformatted_20_Text"><text:s/>mail -f /var/spool/mail/jordam</text:p>
      <text:p text:style-name="Preformatted_20_Text"/>
      <text:p text:style-name="Preformatted_20_Text">- Le a correspondencia da caixa de entrada do usuario 'user1'</text:p>
      <text:p text:style-name="Preformatted_20_Text"><text:s/>mail -f /var/spool/mail/user1</text:p>
      <text:p text:style-name="Preformatted_20_Text"/>
      <text:p text:style-name="Preformatted_20_Text">- Comando básico para se enviar um email via texto. Deve-se digitar</text:p>
      <text:p text:style-name="Preformatted_20_Text">o 'subjetc', o 'corpo da mensagem' e apertando 'CTRL + D' será</text:p>
      <text:p text:style-name="Preformatted_20_Text">pedido o 'cc'</text:p>
      <text:p text:style-name="Preformatted_20_Text"><text:s/>mail user@dominio.com</text:p>
      <text:p text:style-name="Preformatted_20_Text"/>
      <text:p text:style-name="Preformatted_20_Text">- Envia um email para o usuario 'user@dominio.com' com o arquivo</text:p>
      <text:p text:style-name="Preformatted_20_Text">'file1.txt' anexado</text:p>
      <text:p text:style-name="Preformatted_20_Text"><text:s/>mail -s assunto-do-email usuario@dominio.com &lt; file1.txt</text:p>
      <text:p text:style-name="Preformatted_20_Text"/>
      <text:p text:style-name="Preformatted_20_Text">- Para enviar um email com uma mensagem pesonalizada:</text:p>
      <text:p text:style-name="Preformatted_20_Text"><text:s/>echo "Opa Eder</text:p>
      <text:p text:style-name="Preformatted_20_Text"><text:s/>Tudo bem contigo?</text:p>
      <text:p text:style-name="Preformatted_20_Text"><text:s/>Gostaria que voce me enviasse a apostila. Obrigado</text:p>
      <text:p text:style-name="Preformatted_20_Text"><text:s/>Pedro" | mail -s 'assunto-do-email' usuario@dominio.com.br</text:p>
      <text:p text:style-name="Preformatted_20_Text"/>
      <text:p text:style-name="Preformatted_20_Text">- Envia um email com o arquivo 'bem-vindo.htm' em anexo</text:p>
      <text:p text:style-name="Preformatted_20_Text"><text:s/>cat bem-vindo.htm | mail $1 -s 'Bem Vindo' user@dominio.com</text:p>
      <text:p text:style-name="Preformatted_20_Text"/>
      <text:p text:style-name="Preformatted_20_Text">- Envia um email a todos os usuarios do sistema:</text:p>
      <text:p text:style-name="Preformatted_20_Text"><text:s/>cat /etc/passwd | cut -d: -f 1 | while read x ; do echo "Desliguem seus <text:soft-page-break/>computadores no final do expediente!" |mail ${x} -s "Aviso do administrador."; done</text:p>
      <text:p text:style-name="Preformatted_20_Text"/>
      <text:p text:style-name="Preformatted_20_Text">- Se voce quiser colocar um texto no corpo da mensagem:</text:p>
      <text:p text:style-name="Preformatted_20_Text"><text:s/>cat texto.txt | mail usuario@dominio.com</text:p>
      <text:p text:style-name="Preformatted_20_Text"/>
      <text:p text:style-name="Preformatted_20_Text">- Se quiser enviar um arquivo anexo:</text:p>
      <text:p text:style-name="Preformatted_20_Text"><text:s/>cat arquivo_anexo.zip | uuencode arquivo_anexo.zip | mail usuario@dominio.com</text:p>
      <text:p text:style-name="Preformatted_20_Text"/>
      <text:p text:style-name="Preformatted_20_Text">- Para enviar um email para vários destinatários:</text:p>
      <text:p text:style-name="Preformatted_20_Text"><text:s/>mail -s "subject" -c "mail CC" -b "mail BCC" mail1 mail2 ... mailn &lt; arquivo-a-ser-enviado.txt</text:p>
      <text:p text:style-name="Preformatted_20_Text"/>
      <text:p text:style-name="Preformatted_20_Text">- Para enviar um único email para vários usuários</text:p>
      <text:p text:style-name="Preformatted_20_Text">1) Crie um arquivo com todos emails das pessoas que irãoreceber o email.</text:p>
      <text:p text:style-name="Preformatted_20_Text">Um endereço de email por linha. Escolha um nome de arquivo: "lista.txt"</text:p>
      <text:p text:style-name="Preformatted_20_Text"/>
      <text:p text:style-name="Preformatted_20_Text">2) Tenha em maos tbm o arquivo com o body do email ex. "corpo.txt"</text:p>
      <text:p text:style-name="Preformatted_20_Text"/>
      <text:p text:style-name="Preformatted_20_Text">3) Para enviar, digite:</text:p>
      <text:p text:style-name="Preformatted_20_Text"><text:s/>mail -s assunto 'cat lista.txt' &lt; corpo.txt</text:p>
      <text:p text:style-name="Preformatted_20_Text"/>
      <text:p text:style-name="Preformatted_20_Text"/>
      <text:p text:style-name="Preformatted_20_Text">2.11 - comando uptime = exibe o tempo que seu sistema está ativo (rodando)</text:p>
      <text:p text:style-name="Preformatted_20_Text"/>
      <text:p text:style-name="Preformatted_20_Text">- Para visualizar o carregamento de sua máquina. Se estiver acima de 2.0,</text:p>
      <text:p text:style-name="Preformatted_20_Text">voce está com muito processamento (e talvez pouca memória).</text:p>
      <text:p text:style-name="Preformatted_20_Text"><text:s/>uptime</text:p>
      <text:p text:style-name="Preformatted_20_Text"/>
      <text:p text:style-name="Preformatted_20_Text"><text:s/>12:45pm <text:s/>up 2 days, 20:21, 15 users, <text:s/>load average: 0.37, 0.33, 0.17</text:p>
      <text:p text:style-name="Preformatted_20_Text"><text:s text:c="53"/>^^^^ <text:s/>^^^^ <text:s/>^^^^</text:p>
      <text:p text:style-name="Preformatted_20_Text"/>
      <text:p text:style-name="Preformatted_20_Text">se sua máquina estiver carregada, veja o processo voraz que está comendo</text:p>
      <text:p text:style-name="Preformatted_20_Text">mais memória ("ps auxwww | sed '1d' | sort +5 -nr"). Normalmente alguns</text:p>
      <text:p text:style-name="Preformatted_20_Text">processos como netscape, gnome, etc, começam a crescer indefinidadmente</text:p>
      <text:p text:style-name="Preformatted_20_Text">ocupando toda a memória e todo o tempo de cpu.</text:p>
      <text:p text:style-name="Preformatted_20_Text"/>
      <text:p text:style-name="Preformatted_20_Text"/>
      <text:p text:style-name="Preformatted_20_Text">2.12 - comando last = exibe o histórico de logins e logouts dos usuários</text:p>
      <text:p text:style-name="Preformatted_20_Text">baseado no conteúdo do arquivo '/var/log/wtmp'. São exibidos os seguintes</text:p>
      <text:p text:style-name="Preformatted_20_Text">campos na listagem: nome do usuário, terminal onde ocorreu a conexão e</text:p>
      <text:p text:style-name="Preformatted_20_Text">desconexão, hostname, data do login/logout, hora do login/down e o tempo</text:p>
      <text:p text:style-name="Preformatted_20_Text">em horas:minutos que esteve conectado ao sistema.</text:p>
      <text:p text:style-name="Preformatted_20_Text"/>
      <text:p text:style-name="Preformatted_20_Text">- Exibe os últimos registros dos 15 últimos logins</text:p>
      <text:p text:style-name="Preformatted_20_Text"><text:s/>last | head -15</text:p>
      <text:p text:style-name="Preformatted_20_Text"/>
      <text:p text:style-name="Preformatted_20_Text">-Exibe os últimos 5 usuários que acessaram o computador</text:p>
      <text:p text:style-name="Preformatted_20_Text"><text:s/>last -5</text:p>
      <text:p text:style-name="Preformatted_20_Text"/>
      <text:p text:style-name="Preformatted_20_Text">- Exibe o nome de host a ser apresentado na última coluna</text:p>
      <text:p text:style-name="Preformatted_20_Text"><text:s/>last -a</text:p>
      <text:p text:style-name="Preformatted_20_Text"/>
      <text:p text:style-name="Preformatted_20_Text">- Usa o DNS para resolver o IP de sistemas remotos para nomes DNS,</text:p>
      <text:p text:style-name="Preformatted_20_Text">logins remotos, exibem todos os enderecos IP como nomes de host</text:p>
      <text:p text:style-name="Preformatted_20_Text"><text:s/>last -d</text:p>
      <text:p text:style-name="Preformatted_20_Text"/>
      <text:p text:style-name="Preformatted_20_Text">- Exibe as entradas de desligamento do sistema e alterações do</text:p>
      <text:p text:style-name="Preformatted_20_Text">nível de execução do sistema</text:p>
      <text:p text:style-name="Preformatted_20_Text"><text:s/>last -x</text:p>
      <text:p text:style-name="Preformatted_20_Text"/>
      <text:p text:style-name="Preformatted_20_Text">- Exibe somente as atividades referentes ao usuario user1</text:p>
      <text:p text:style-name="Preformatted_20_Text"><text:soft-page-break/><text:s/>last user1</text:p>
      <text:p text:style-name="Preformatted_20_Text"/>
      <text:p text:style-name="Preformatted_20_Text">- Exibe todas as atividades do tty1</text:p>
      <text:p text:style-name="Preformatted_20_Text"><text:s/>last tty1</text:p>
      <text:p text:style-name="Preformatted_20_Text"/>
      <text:p text:style-name="Preformatted_20_Text">- Exibe os últimos 4 acessos que o usuário 'ederjordam' efetuou no sistema</text:p>
      <text:p text:style-name="Preformatted_20_Text"><text:s/>last -R4 ederjordam</text:p>
      <text:p text:style-name="Preformatted_20_Text"/>
      <text:p text:style-name="Preformatted_20_Text"/>
      <text:p text:style-name="Preformatted_20_Text">2.14 - comando dmesg = exibe o buffer de anel do kernel, exibe as mensagens</text:p>
      <text:p text:style-name="Preformatted_20_Text">de inicializacao do sistema.</text:p>
      <text:p text:style-name="Preformatted_20_Text"/>
      <text:p text:style-name="Preformatted_20_Text">- Exibe as mensagens da inicialização do sistema</text:p>
      <text:p text:style-name="Preformatted_20_Text"><text:s/>dmesg</text:p>
      <text:p text:style-name="Preformatted_20_Text"/>
      <text:p text:style-name="Preformatted_20_Text">- Limpa o buffer após ser exibido</text:p>
      <text:p text:style-name="Preformatted_20_Text"><text:s/>dmesg -c</text:p>
      <text:p text:style-name="Preformatted_20_Text"/>
      <text:p text:style-name="Preformatted_20_Text">- Procura o modelo do drive de CD-ROM do computador</text:p>
      <text:p text:style-name="Preformatted_20_Text"><text:s/>dmesg | grep -i cd-rom</text:p>
      <text:p text:style-name="Preformatted_20_Text"/>
      <text:p text:style-name="Preformatted_20_Text"/>
      <text:p text:style-name="Preformatted_20_Text">2.15 - comando setterm = altera as propriedades de um terminal</text:p>
      <text:p text:style-name="Preformatted_20_Text"/>
      <text:p text:style-name="Preformatted_20_Text">- Altera a cor de fundo (opção -background) do terminal para branco</text:p>
      <text:p text:style-name="Preformatted_20_Text">e suas letras (opção -foreground) para a cor vermelha</text:p>
      <text:p text:style-name="Preformatted_20_Text"><text:s/>setterm -store -background white -foreground red</text:p>
      <text:p text:style-name="Preformatted_20_Text"/>
      <text:p text:style-name="Preformatted_20_Text">- Altera a cor de fundo (opção -background) do terminal para branco</text:p>
      <text:p text:style-name="Preformatted_20_Text">e suas letras (opção -foreground) para a cor azul</text:p>
      <text:p text:style-name="Preformatted_20_Text"><text:s/>setterm -store -background white -foreground blue</text:p>
      <text:p text:style-name="Preformatted_20_Text"/>
      <text:p text:style-name="Preformatted_20_Text"/>
      <text:p text:style-name="Preformatted_20_Text">2.16 - comando users = informa os usuários conectados atualmente no sistema.</text:p>
      <text:p text:style-name="Preformatted_20_Text">Os nomes de usuários são obtidos no arquivo '/var/log/wtmp'</text:p>
      <text:p text:style-name="Preformatted_20_Text"><text:s/>users</text:p>
      <text:p text:style-name="Preformatted_20_Text"/>
      <text:p text:style-name="Preformatted_20_Text"/>
      <text:p text:style-name="Preformatted_20_Text">2.17 - comando id = exibe os UIDs e GIDs efetivos e reais</text:p>
      <text:p text:style-name="Preformatted_20_Text"/>
      <text:p text:style-name="Preformatted_20_Text">- Exibe os grupos em que o usuario atual esta cadastrado</text:p>
      <text:p text:style-name="Preformatted_20_Text"><text:s/>id</text:p>
      <text:p text:style-name="Preformatted_20_Text"/>
      <text:p text:style-name="Preformatted_20_Text">- Exibe o id do usuário 'jordam'</text:p>
      <text:p text:style-name="Preformatted_20_Text"><text:s/>id jordam</text:p>
      <text:p text:style-name="Preformatted_20_Text"/>
      <text:p text:style-name="Preformatted_20_Text">- Exibe somente o ID do grupo 'programadores'</text:p>
      <text:p text:style-name="Preformatted_20_Text"><text:s/>id -g programadores</text:p>
      <text:p text:style-name="Preformatted_20_Text"/>
      <text:p text:style-name="Preformatted_20_Text"/>
      <text:p text:style-name="Preformatted_20_Text">2.18 - comando w = exibe quem está logado no sistema. Além de determinar</text:p>
      <text:p text:style-name="Preformatted_20_Text">o que está sendo feito, o tempo de uso do processador, etc:</text:p>
      <text:p text:style-name="Preformatted_20_Text"><text:s/>w</text:p>
      <text:p text:style-name="Preformatted_20_Text"/>
      <text:p text:style-name="Preformatted_20_Text"/>
      <text:p text:style-name="Preformatted_20_Text">2.19 - comando whereis = localiza o arquivo executável, fonte e páginas de</text:p>
      <text:p text:style-name="Preformatted_20_Text">manual de um determinado comando do sistema</text:p>
      <text:p text:style-name="Preformatted_20_Text"/>
      <text:p text:style-name="Preformatted_20_Text">- Para localizar o arquivo executável do comando 'ls'</text:p>
      <text:p text:style-name="Preformatted_20_Text"><text:s/>whereis ls</text:p>
      <text:p text:style-name="Preformatted_20_Text"/>
      <text:p text:style-name="Preformatted_20_Text">- Realiza uma pesquisa apenas nos arquivos binarios</text:p>
      <text:p text:style-name="Preformatted_20_Text"><text:soft-page-break/><text:s/>whereis -b cat</text:p>
      <text:p text:style-name="Preformatted_20_Text"/>
      <text:p text:style-name="Preformatted_20_Text">- Realiza uma pesquisa apenas nas páginas de manual</text:p>
      <text:p text:style-name="Preformatted_20_Text"><text:s/>whereis -m cat</text:p>
      <text:p text:style-name="Preformatted_20_Text"/>
      <text:p text:style-name="Preformatted_20_Text">- Realiza uma pesquisa apenas o codigo fonte</text:p>
      <text:p text:style-name="Preformatted_20_Text"><text:s/>whereis -s cat</text:p>
      <text:p text:style-name="Preformatted_20_Text"/>
      <text:p text:style-name="Preformatted_20_Text"/>
      <text:p text:style-name="Preformatted_20_Text">2.20 - comando which = exibe o caminho completo de um programa, buscando</text:p>
      <text:p text:style-name="Preformatted_20_Text">por executáveis nos PATH's exportados</text:p>
      <text:p text:style-name="Preformatted_20_Text"/>
      <text:p text:style-name="Preformatted_20_Text">- Exibe o caminho do programa cat</text:p>
      <text:p text:style-name="Preformatted_20_Text"><text:s/>which cat</text:p>
      <text:p text:style-name="Preformatted_20_Text"/>
      <text:p text:style-name="Preformatted_20_Text">- Exibe TODOS os caminhos do programa cat</text:p>
      <text:p text:style-name="Preformatted_20_Text"><text:s/>which -a cat</text:p>
      <text:p text:style-name="Preformatted_20_Text"/>
      <text:p text:style-name="Preformatted_20_Text"/>
      <text:p text:style-name="Preformatted_20_Text">2.21 - comando env = exibe as variáveis que o seu shell possui</text:p>
      <text:p text:style-name="Preformatted_20_Text"><text:s/>env</text:p>
      <text:p text:style-name="Preformatted_20_Text"/>
      <text:p text:style-name="Preformatted_20_Text"/>
      <text:p text:style-name="Preformatted_20_Text">2.22 - comando lynx = navegador web (browser) que funciona no terminal</text:p>
      <text:p text:style-name="Preformatted_20_Text"/>
      <text:p text:style-name="Preformatted_20_Text">- Exibe informações do servidor web do site 'http://www.dominio.com.br'</text:p>
      <text:p text:style-name="Preformatted_20_Text"><text:s/>lynx -dump -head http://www.dominio.com.br</text:p>
      <text:p text:style-name="Preformatted_20_Text"/>
      <text:p text:style-name="Preformatted_20_Text">- Converte o arquivo 'file1.html' para um arquivo no formato TXT, ou seja,</text:p>
      <text:p text:style-name="Preformatted_20_Text">texto puro</text:p>
      <text:p text:style-name="Preformatted_20_Text"><text:s/>lynx -dump -nolist file1.html</text:p>
      <text:p text:style-name="Preformatted_20_Text"/>
      <text:p text:style-name="Preformatted_20_Text"/>
      <text:p text:style-name="Preformatted_20_Text">2.23 - comando xscreensaver = manipula as proteções de tela no console</text:p>
      <text:p text:style-name="Preformatted_20_Text"/>
      <text:p text:style-name="Preformatted_20_Text"/>
      <text:p text:style-name="Preformatted_20_Text">2.24 - comando ldd = lista as depedências de bibliotecas compartilhadas</text:p>
      <text:p text:style-name="Preformatted_20_Text">necessárias por cada programa ou por outras bibliotecas.</text:p>
      <text:p text:style-name="Preformatted_20_Text"/>
      <text:p text:style-name="Preformatted_20_Text">- Exibe uma lista de bibliotecas que o programa Eterm depende para ser</text:p>
      <text:p text:style-name="Preformatted_20_Text">executado no computador</text:p>
      <text:p text:style-name="Preformatted_20_Text"><text:s/>ldd /usr/bin/Eterm</text:p>
      <text:p text:style-name="Preformatted_20_Text"/>
      <text:p text:style-name="Preformatted_20_Text">- Exibe uma lista de bibliotecas que o programa Eterm depende para ser</text:p>
      <text:p text:style-name="Preformatted_20_Text">executado no computador</text:p>
      <text:p text:style-name="Preformatted_20_Text"><text:s/>ldd `which /usr/bin/Eterm`</text:p>
      <text:p text:style-name="Preformatted_20_Text"/>
      <text:p text:style-name="Preformatted_20_Text">- Exibe funções ausentes</text:p>
      <text:p text:style-name="Preformatted_20_Text"><text:s/>ldd -d programa1</text:p>
      <text:p text:style-name="Preformatted_20_Text"/>
      <text:p text:style-name="Preformatted_20_Text">- Exibe objetos de dados e funções</text:p>
      <text:p text:style-name="Preformatted_20_Text"><text:s/>ldd -r programa1</text:p>
      <text:p text:style-name="Preformatted_20_Text"/>
      <text:p text:style-name="Preformatted_20_Text">- Exibe as bibliotecas que o software amule necessita mas que não estão</text:p>
      <text:p text:style-name="Preformatted_20_Text">instaladas no sistema</text:p>
      <text:p text:style-name="Preformatted_20_Text"><text:s/>ldd /usr/bin/amule | grep not</text:p>
      <text:p text:style-name="Preformatted_20_Text"/>
      <text:p text:style-name="Preformatted_20_Text"><text:s/>libwx_gtk2_xrc-2.6.so.0 =&gt; not found</text:p>
      <text:p text:style-name="Preformatted_20_Text"><text:s/>libwx_gtk2_qa-2.6.so.0 =&gt; not found</text:p>
      <text:p text:style-name="Preformatted_20_Text"><text:s/>libwx_gtk2_html-2.6.so.0 =&gt; not found</text:p>
      <text:p text:style-name="Preformatted_20_Text"><text:s/>libwx_gtk2_adv-2.6.so.0 =&gt; not found</text:p>
      <text:p text:style-name="Preformatted_20_Text"><text:s/>libwx_gtk2_core-2.6.so.0 =&gt; not found</text:p>
      <text:p text:style-name="Preformatted_20_Text"><text:soft-page-break/><text:s/>libwx_base_xml-2.6.so.0 =&gt; not found</text:p>
      <text:p text:style-name="Preformatted_20_Text"><text:s/>libwx_base_net-2.6.so.0 =&gt; not found</text:p>
      <text:p text:style-name="Preformatted_20_Text"><text:s/>libwx_base-2.6.so.0 =&gt; not found</text:p>
      <text:p text:style-name="Preformatted_20_Text"/>
      <text:p text:style-name="Preformatted_20_Text"/>
      <text:p text:style-name="Preformatted_20_Text">2.25 - comando lspci = lista todos os dispositivos PCI do pc</text:p>
      <text:p text:style-name="Preformatted_20_Text"><text:s/>lspci</text:p>
      <text:p text:style-name="Preformatted_20_Text"><text:s/>lspci -vn | more</text:p>
      <text:p text:style-name="Preformatted_20_Text"><text:s/>lspci -vv</text:p>
      <text:p text:style-name="Preformatted_20_Text"/>
      <text:p text:style-name="Preformatted_20_Text"><text:s/>00:00.0 Host bridge: Silicon Integrated Systems [SiS] 530 Host (rev 03)</text:p>
      <text:p text:style-name="Preformatted_20_Text"><text:s/>00:00.1 IDE interface: Silicon Integrated Systems [SiS] 5513 [IDE] (rev d0)</text:p>
      <text:p text:style-name="Preformatted_20_Text"><text:s/>00:01.0 ISA bridge: Silicon Integrated Systems [SiS] 85C503/5513 (rev b1)</text:p>
      <text:p text:style-name="Preformatted_20_Text"><text:s/>00:01.1 Class ff00: Silicon Integrated Systems [SiS] ACPI</text:p>
      <text:p text:style-name="Preformatted_20_Text"><text:s/>00:02.0 PCI bridge: Silicon Integrated Systems [SiS] 5591/5592 AGP</text:p>
      <text:p text:style-name="Preformatted_20_Text"><text:s/>00:09.0 VGA compatible controller: Trident Microsystems TGUI 9660/968x/968x (rev d3)</text:p>
      <text:p text:style-name="Preformatted_20_Text"><text:s/>00:0c.0 Multimedia audio controller: C-Media Electronics Inc CM8738 (rev 10)</text:p>
      <text:p text:style-name="Preformatted_20_Text"><text:s/>00:0c.1 Communication controller: C-Media Electronics Inc CM8738 (rev 20)</text:p>
      <text:p text:style-name="Preformatted_20_Text"><text:s/>00:0d.0 Ethernet controller: Silicon Integrated Systems [SiS] SiS900 10/100 Ethernet (rev 02)</text:p>
      <text:p text:style-name="Preformatted_20_Text"><text:s/>01:00.0 VGA compatible controller: Silicon Integrated Systems [SiS] 6306 3D-AGP (rev a3)</text:p>
      <text:p text:style-name="Preformatted_20_Text"/>
      <text:p text:style-name="Preformatted_20_Text">* Esta é a descrição do chipset principal da placa-mãe SIS 530:</text:p>
      <text:p text:style-name="Preformatted_20_Text"><text:s/>00:00.0 Host bridge: Silicon Integrated Systems [SiS] 530 Host (rev 03)</text:p>
      <text:p text:style-name="Preformatted_20_Text"/>
      <text:p text:style-name="Preformatted_20_Text">* Interface IDE SIS 513, chipset que controla a interface usada pelos CDs</text:p>
      <text:p text:style-name="Preformatted_20_Text">e HDs por exemplo:</text:p>
      <text:p text:style-name="Preformatted_20_Text"><text:s/>00:00.1 IDE interface: Silicon Integrated Systems [SiS] 5513 [IDE] (rev d0)</text:p>
      <text:p text:style-name="Preformatted_20_Text"/>
      <text:p text:style-name="Preformatted_20_Text">* Barramento ISA:</text:p>
      <text:p text:style-name="Preformatted_20_Text"><text:s/>00:01.0 ISA bridge: Silicon Integrated Systems [SiS] 85C503/5513 (rev b1)</text:p>
      <text:p text:style-name="Preformatted_20_Text"/>
      <text:p text:style-name="Preformatted_20_Text">* ACPI é usado para controlar o consumo de energia de micros modernos:</text:p>
      <text:p text:style-name="Preformatted_20_Text"><text:s/>00:01.1 Class ff00: Silicon Integrated Systems [SiS] ACPI</text:p>
      <text:p text:style-name="Preformatted_20_Text"/>
      <text:p text:style-name="Preformatted_20_Text">* A palavra mágica "AGP" no final da uma dica:</text:p>
      <text:p text:style-name="Preformatted_20_Text"><text:s/>00:02.0 PCI bridge: Silicon Integrated Systems [SiS] 5591/5592 AGP</text:p>
      <text:p text:style-name="Preformatted_20_Text"/>
      <text:p text:style-name="Preformatted_20_Text">* O lspci encontrou minha placa de vídeo Trident, posso usar dois monitores ao</text:p>
      <text:p text:style-name="Preformatted_20_Text">mesmo tempo:</text:p>
      <text:p text:style-name="Preformatted_20_Text"><text:s/>00:09.0 VGA compatible controller: Trident Microsystems TGUI 9660/968x/968x (rev d3)</text:p>
      <text:p text:style-name="Preformatted_20_Text"/>
      <text:p text:style-name="Preformatted_20_Text">* Olha meu controlador de áudio ai. Aquele CM8738 no final é importante, é</text:p>
      <text:p text:style-name="Preformatted_20_Text">o chipset:</text:p>
      <text:p text:style-name="Preformatted_20_Text"><text:s/>00:0c.0 Multimedia audio controller: C-Media Electronics Inc CM8738 (rev 10)</text:p>
      <text:p text:style-name="Preformatted_20_Text"/>
      <text:p text:style-name="Preformatted_20_Text">* C-Media de novo, mas tem uma função diferente da anterior:</text:p>
      <text:p text:style-name="Preformatted_20_Text"><text:s/>00:0c.1 Communication controller: C-Media Electronics Inc CM8738 (rev 20)</text:p>
      <text:p text:style-name="Preformatted_20_Text"/>
      <text:p text:style-name="Preformatted_20_Text">* Controlador de Rede, SIS900 é o chip:</text:p>
      <text:p text:style-name="Preformatted_20_Text"><text:s/>00:0d.0 Ethernet controller: Silicon Integrated Systems [SiS] SiS900 10/100 Ethernet (rev 02)</text:p>
      <text:p text:style-name="Preformatted_20_Text"/>
      <text:p text:style-name="Preformatted_20_Text">* OK, meu controlador VGA, 3d-AGP ruim que dói, mas pelo menos o nome rima:</text:p>
      <text:p text:style-name="Preformatted_20_Text"><text:s/>01:00.0 VGA compatible controller: Silicon Integrated Systems [SiS] 6306 3D-AGP (rev a3)</text:p>
      <text:p text:style-name="Preformatted_20_Text"/>
      <text:p text:style-name="Preformatted_20_Text"/>
      <text:p text:style-name="Preformatted_20_Text">2.26 - comando head = exibe as primeiras linhas de um arquivo</text:p>
      <text:p text:style-name="Preformatted_20_Text"><text:soft-page-break/></text:p>
      <text:p text:style-name="Preformatted_20_Text">- Exibe as primeiras 8 linhas do arquivo 'file1.txt'. Caso nao for especi-</text:p>
      <text:p text:style-name="Preformatted_20_Text">ficado, o comando head exibe as 10 primeiras linhas do arquivo</text:p>
      <text:p text:style-name="Preformatted_20_Text"><text:s/>head -n 8 file1.txt</text:p>
      <text:p text:style-name="Preformatted_20_Text"/>
      <text:p text:style-name="Preformatted_20_Text">- Exibe as primeiras 3 linhas do arquivo file2.txt. Caso nao for especificado,</text:p>
      <text:p text:style-name="Preformatted_20_Text">o comando head exibe as 10 primeiras linhas do arquivo</text:p>
      <text:p text:style-name="Preformatted_20_Text"><text:s/>head -n 3 file2.txt</text:p>
      <text:p text:style-name="Preformatted_20_Text"/>
      <text:p text:style-name="Preformatted_20_Text">- Gera uma senha de 6 caracteres</text:p>
      <text:p text:style-name="Preformatted_20_Text"><text:s/>head -c 6 /dev/random | mimencode</text:p>
      <text:p text:style-name="Preformatted_20_Text"/>
      <text:p text:style-name="Preformatted_20_Text">- Gera uma senha de 8 caracteres</text:p>
      <text:p text:style-name="Preformatted_20_Text"><text:s/>head -c 8 /dev/random | mimencode</text:p>
      <text:p text:style-name="Preformatted_20_Text"/>
      <text:p text:style-name="Preformatted_20_Text">- Cria senhas randomicas</text:p>
      <text:p text:style-name="Preformatted_20_Text"><text:s/>head -c 6 /dev/urandom | uuencode - | cat -n | grep 2 | cut -f2 | cut -c 2,3,4,5,6,7,8,9</text:p>
      <text:p text:style-name="Preformatted_20_Text"/>
      <text:p text:style-name="Preformatted_20_Text">- Exibe a enésima linha de todos os arquivos de um diretório</text:p>
      <text:p text:style-name="Preformatted_20_Text"><text:s/>head -n N * | tail -n 1</text:p>
      <text:p text:style-name="Preformatted_20_Text"/>
      <text:p text:style-name="Preformatted_20_Text">- Exibe a enesima linha de todos os arquivos de um diretório</text:p>
      <text:p text:style-name="Preformatted_20_Text"><text:s/>head -n arquivo | tail -1</text:p>
      <text:p text:style-name="Preformatted_20_Text"/>
      <text:p text:style-name="Preformatted_20_Text">- Imprime as 30 linhas iniciais do arquivo 'file1.txt'</text:p>
      <text:p text:style-name="Preformatted_20_Text"><text:s/>head -n 30 file1.txt &gt; /dev/lp0</text:p>
      <text:p text:style-name="Preformatted_20_Text"/>
      <text:p text:style-name="Preformatted_20_Text"/>
      <text:p text:style-name="Preformatted_20_Text">2.27 - comando fuser = permite identificar e fechar os processos que</text:p>
      <text:p text:style-name="Preformatted_20_Text">estão utilizando arquivos e soquetes do sistema.</text:p>
      <text:p text:style-name="Preformatted_20_Text"/>
      <text:p text:style-name="Preformatted_20_Text">- Exibe quem está acessando o ponto de montagem '/dev/cdrom'</text:p>
      <text:p text:style-name="Preformatted_20_Text"><text:s/>fuser -u /mnt/cdrom</text:p>
      <text:p text:style-name="Preformatted_20_Text"/>
      <text:p text:style-name="Preformatted_20_Text">- Exibe qual programa esta rodando na porta 23 TCP</text:p>
      <text:p text:style-name="Preformatted_20_Text"><text:s/>fuser -v -n tcp 23</text:p>
      <text:p text:style-name="Preformatted_20_Text"/>
      <text:p text:style-name="Preformatted_20_Text">- Exibe qual programa esta rodando na porta 23 UDP</text:p>
      <text:p text:style-name="Preformatted_20_Text"><text:s/>fuser -v -n udp 23</text:p>
      <text:p text:style-name="Preformatted_20_Text"/>
      <text:p text:style-name="Preformatted_20_Text">- Exibe informacoes sobre a porta 1353</text:p>
      <text:p text:style-name="Preformatted_20_Text"><text:s/>fuser -v 1353/tcp</text:p>
      <text:p text:style-name="Preformatted_20_Text"/>
      <text:p text:style-name="Preformatted_20_Text">- Exibe qual programa esta usando o dispositivo '/dev/dsp'</text:p>
      <text:p text:style-name="Preformatted_20_Text"><text:s/>fuser -v /dev/dsp</text:p>
      <text:p text:style-name="Preformatted_20_Text"/>
      <text:p text:style-name="Preformatted_20_Text">- Exibe qual programa esta utilizando a porta 631</text:p>
      <text:p text:style-name="Preformatted_20_Text"><text:s/>lsof | grep 631</text:p>
      <text:p text:style-name="Preformatted_20_Text"/>
      <text:p text:style-name="Preformatted_20_Text">- Pergunta antes de destruir o processo 1121</text:p>
      <text:p text:style-name="Preformatted_20_Text"><text:s/>fuser -i 1121</text:p>
      <text:p text:style-name="Preformatted_20_Text"/>
      <text:p text:style-name="Preformatted_20_Text"/>
      <text:p text:style-name="Preformatted_20_Text">2.28 - comando time = mede o tempo que um programa ou comando leva para</text:p>
      <text:p text:style-name="Preformatted_20_Text">ser executado.</text:p>
      <text:p text:style-name="Preformatted_20_Text"/>
      <text:p text:style-name="Preformatted_20_Text">- Mede o tempo em que o programa Star Office demora para ser carregado</text:p>
      <text:p text:style-name="Preformatted_20_Text"><text:s/>time /usr/bin/soffice</text:p>
      <text:p text:style-name="Preformatted_20_Text"/>
      <text:p text:style-name="Preformatted_20_Text">- Mede o tempo em que o programa ls é executado</text:p>
      <text:p text:style-name="Preformatted_20_Text"><text:s/>time ls</text:p>
      <text:p text:style-name="Preformatted_20_Text"><text:soft-page-break/></text:p>
      <text:p text:style-name="Preformatted_20_Text">- Mede o tempo em que o programa find é executado</text:p>
      <text:p text:style-name="Preformatted_20_Text"><text:s/>time find / -name *.txt - print</text:p>
      <text:p text:style-name="Preformatted_20_Text"/>
      <text:p text:style-name="Preformatted_20_Text"/>
      <text:p text:style-name="Preformatted_20_Text">2.29 - comando fdisk = possui ferramentas para a manipulação de tabelas</text:p>
      <text:p text:style-name="Preformatted_20_Text">de particao.</text:p>
      <text:p text:style-name="Preformatted_20_Text"/>
      <text:p text:style-name="Preformatted_20_Text">- Exibe a tabela de partições para os seguintes dispositivos /dev/hd[a-d],</text:p>
      <text:p text:style-name="Preformatted_20_Text">/dev/sd[a-h] e /dev/ed[a-d]</text:p>
      <text:p text:style-name="Preformatted_20_Text"><text:s/>fdisk -l</text:p>
      <text:p text:style-name="Preformatted_20_Text"/>
      <text:p text:style-name="Preformatted_20_Text">- Exibe o número da versão do fdisk</text:p>
      <text:p text:style-name="Preformatted_20_Text"><text:s/>fdisk -v</text:p>
      <text:p text:style-name="Preformatted_20_Text"/>
      <text:p text:style-name="Preformatted_20_Text"/>
      <text:p text:style-name="Preformatted_20_Text">2.30 - comando ksyms = exibe informações sobre simbolos do kernel exportados</text:p>
      <text:p text:style-name="Preformatted_20_Text"/>
      <text:p text:style-name="Preformatted_20_Text">- Exibe todos os simbolos, incluindo os do kernel atual</text:p>
      <text:p text:style-name="Preformatted_20_Text"><text:s/>ksyms -a</text:p>
      <text:p text:style-name="Preformatted_20_Text"/>
      <text:p text:style-name="Preformatted_20_Text">- Exibe informacoes de modulo, incluindo endereco e tamanho do módulo</text:p>
      <text:p text:style-name="Preformatted_20_Text"><text:s/>ksyms -m</text:p>
      <text:p text:style-name="Preformatted_20_Text"/>
      <text:p text:style-name="Preformatted_20_Text"/>
      <text:p text:style-name="Preformatted_20_Text">2.31 - comando logname = exibe o username do usuário</text:p>
      <text:p text:style-name="Preformatted_20_Text"><text:s/>logname</text:p>
      <text:p text:style-name="Preformatted_20_Text"/>
      <text:p text:style-name="Preformatted_20_Text"/>
      <text:p text:style-name="Preformatted_20_Text">2.32 - comando lsmod = exibe os módulos atualmente carregados no kernel</text:p>
      <text:p text:style-name="Preformatted_20_Text"><text:s/>lsmod</text:p>
      <text:p text:style-name="Preformatted_20_Text"/>
      <text:p text:style-name="Preformatted_20_Text"/>
      <text:p text:style-name="Preformatted_20_Text">2.33 - comando mailto = envia um email para um ou mais destinatários</text:p>
      <text:p text:style-name="Preformatted_20_Text"><text:s/>mailto -a character-set -c address -s subject recipient</text:p>
      <text:p text:style-name="Preformatted_20_Text"/>
      <text:p text:style-name="Preformatted_20_Text"><text:s/>-a character-set : especifica um conjunto de caracteres alternativo</text:p>
      <text:p text:style-name="Preformatted_20_Text">como o ISO-8859-8. O padrão é US-ASCII</text:p>
      <text:p text:style-name="Preformatted_20_Text"/>
      <text:p text:style-name="Preformatted_20_Text"><text:s/>-c address : especifica uma lista de enderecos que devem receber</text:p>
      <text:p text:style-name="Preformatted_20_Text">copias das mensagens</text:p>
      <text:p text:style-name="Preformatted_20_Text"/>
      <text:p text:style-name="Preformatted_20_Text"><text:s/>-s subject : especifica o assunto da mensagem. Se o assunto tiver mais</text:p>
      <text:p text:style-name="Preformatted_20_Text">de uma palavra, coloque-o entre aspas.</text:p>
      <text:p text:style-name="Preformatted_20_Text"/>
      <text:p text:style-name="Preformatted_20_Text">recipient : outros enderecos de emails para que se devem enviar a mensagem</text:p>
      <text:p text:style-name="Preformatted_20_Text"/>
      <text:p text:style-name="Preformatted_20_Text">Para concluir a composicao de uma mensagem, use CTRL + D o digite um "."</text:p>
      <text:p text:style-name="Preformatted_20_Text">sozinho em uma linha em branco.</text:p>
      <text:p text:style-name="Preformatted_20_Text"/>
      <text:p text:style-name="Preformatted_20_Text"/>
      <text:p text:style-name="Preformatted_20_Text">2.34 - comando pidof = localiza e exibe os ID's de processos de um ou</text:p>
      <text:p text:style-name="Preformatted_20_Text">mais programas</text:p>
      <text:p text:style-name="Preformatted_20_Text"/>
      <text:p text:style-name="Preformatted_20_Text">- Localiza o ID referente a execucao do programa xmms</text:p>
      <text:p text:style-name="Preformatted_20_Text"><text:s/>pidof -s xmms</text:p>
      <text:p text:style-name="Preformatted_20_Text"/>
      <text:p text:style-name="Preformatted_20_Text">- Exibe os PIDs que estejam execudando sobre o xmms</text:p>
      <text:p text:style-name="Preformatted_20_Text"><text:s/>pidof -x xmms</text:p>
      <text:p text:style-name="Preformatted_20_Text"/>
      <text:p text:style-name="Preformatted_20_Text">- Obtem o PID do numero do processo digitado</text:p>
      <text:p text:style-name="Preformatted_20_Text"><text:s/>pidof NOME_DO_PROCESSO</text:p>
      <text:p text:style-name="Preformatted_20_Text"><text:soft-page-break/>EX:</text:p>
      <text:p text:style-name="Preformatted_20_Text"><text:s/>pidof ntop</text:p>
      <text:p text:style-name="Preformatted_20_Text"/>
      <text:p text:style-name="Preformatted_20_Text"/>
      <text:p text:style-name="Preformatted_20_Text">2.35 - comando quota = exibe informações de cota de utilização de disco</text:p>
      <text:p text:style-name="Preformatted_20_Text">de um usuario. Sintaxe:</text:p>
      <text:p text:style-name="Preformatted_20_Text"/>
      <text:p text:style-name="Preformatted_20_Text"><text:s/>quota -F format-name -guv | q</text:p>
      <text:p text:style-name="Preformatted_20_Text"><text:s/>quota -F format-name -uv | q user</text:p>
      <text:p text:style-name="Preformatted_20_Text"><text:s/>quota -F format-name -gv | q group</text:p>
      <text:p text:style-name="Preformatted_20_Text"/>
      <text:p text:style-name="Preformatted_20_Text">- Exibe a cota dos grupos a que o usuário pertence</text:p>
      <text:p text:style-name="Preformatted_20_Text"><text:s/>quota -g</text:p>
      <text:p text:style-name="Preformatted_20_Text"/>
      <text:p text:style-name="Preformatted_20_Text">- Exibe informaceos de cota do usuário</text:p>
      <text:p text:style-name="Preformatted_20_Text"><text:s/>quota -u</text:p>
      <text:p text:style-name="Preformatted_20_Text"/>
      <text:p text:style-name="Preformatted_20_Text">- Exibe cotas para sistemas de arquivos onde nao está alocado armazenamento</text:p>
      <text:p text:style-name="Preformatted_20_Text"><text:s/>quota -v</text:p>
      <text:p text:style-name="Preformatted_20_Text"/>
      <text:p text:style-name="Preformatted_20_Text"/>
      <text:p text:style-name="Preformatted_20_Text">2.36 - comando quotacheck = percorre um sistema de arquivo para ver a</text:p>
      <text:p text:style-name="Preformatted_20_Text">utilização de disco por um usuário ou grupo e produz os resultados nos</text:p>
      <text:p text:style-name="Preformatted_20_Text">arquivos 'quota.user' e 'quota.group'. Sintaxe:</text:p>
      <text:p text:style-name="Preformatted_20_Text"><text:s/>quotacheck -guv -F quota-format -a | filesystem</text:p>
      <text:p text:style-name="Preformatted_20_Text"/>
      <text:p text:style-name="Preformatted_20_Text">- Verifica todos os sistemas de arquivos no arquivo '/etc/fstab'</text:p>
      <text:p text:style-name="Preformatted_20_Text"><text:s/>quotacheck -a</text:p>
      <text:p text:style-name="Preformatted_20_Text"/>
      <text:p text:style-name="Preformatted_20_Text">- Verifica os arquivos e diretórios ussados por uma ID de grupo em particular</text:p>
      <text:p text:style-name="Preformatted_20_Text"><text:s/>quotacheck -g</text:p>
      <text:p text:style-name="Preformatted_20_Text"/>
      <text:p text:style-name="Preformatted_20_Text">- Verifica os arquivos e diretórios usados por uma ID de usuário em particular</text:p>
      <text:p text:style-name="Preformatted_20_Text"><text:s/>quotacheck -u</text:p>
      <text:p text:style-name="Preformatted_20_Text"/>
      <text:p text:style-name="Preformatted_20_Text">- Exibe cotas para sistemas de arquivos onde nao esta alocado armazenamento</text:p>
      <text:p text:style-name="Preformatted_20_Text"><text:s/>quotacheck -v</text:p>
      <text:p text:style-name="Preformatted_20_Text"/>
      <text:p text:style-name="Preformatted_20_Text"/>
      <text:p text:style-name="Preformatted_20_Text">2.37 - comando quotaoff = desativa cotas de utilizacao de disco de um</text:p>
      <text:p text:style-name="Preformatted_20_Text">ou mais sistemas de arquivo.</text:p>
      <text:p text:style-name="Preformatted_20_Text"/>
      <text:p text:style-name="Preformatted_20_Text">sintaxe: quotaoff -g -u -a | filesystem</text:p>
      <text:p text:style-name="Preformatted_20_Text"/>
      <text:p text:style-name="Preformatted_20_Text"><text:s/>quotaoff -a = desativa cotas de todos os sistemas de arquivos</text:p>
      <text:p text:style-name="Preformatted_20_Text">em /etc/fstab</text:p>
      <text:p text:style-name="Preformatted_20_Text"/>
      <text:p text:style-name="Preformatted_20_Text"><text:s/>quotaoff -g = desativa as cotas de grupo dos sistemas de arquivo</text:p>
      <text:p text:style-name="Preformatted_20_Text">especificados</text:p>
      <text:p text:style-name="Preformatted_20_Text"/>
      <text:p text:style-name="Preformatted_20_Text"><text:s/>quotaoff -u = desativa as cotas de usuario dos sistemas de arquivo</text:p>
      <text:p text:style-name="Preformatted_20_Text">especificados</text:p>
      <text:p text:style-name="Preformatted_20_Text"/>
      <text:p text:style-name="Preformatted_20_Text"/>
      <text:p text:style-name="Preformatted_20_Text">2.38 - comando quotaon = ativa as contas de utilização de disco de um</text:p>
      <text:p text:style-name="Preformatted_20_Text">ou mais sistemas de arquivos. Sintaxe:</text:p>
      <text:p text:style-name="Preformatted_20_Text"><text:s/>quotaon -g -u -a | filesystem</text:p>
      <text:p text:style-name="Preformatted_20_Text"/>
      <text:p text:style-name="Preformatted_20_Text">- Ativa as cotas de todos os sistemas de arquivo em '/etc/fstab'</text:p>
      <text:p text:style-name="Preformatted_20_Text"><text:s/>quotaon -a</text:p>
      <text:p text:style-name="Preformatted_20_Text"/>
      <text:p text:style-name="Preformatted_20_Text">- Ativa as cotas de grupo dos sistemas de arquivo especificados</text:p>
      <text:p text:style-name="Preformatted_20_Text"><text:soft-page-break/><text:s/>quotaon -g</text:p>
      <text:p text:style-name="Preformatted_20_Text"/>
      <text:p text:style-name="Preformatted_20_Text">- Ativa as cotas de usuário dos sistemas de arquivo especificados</text:p>
      <text:p text:style-name="Preformatted_20_Text"><text:s/>quotaon -u</text:p>
      <text:p text:style-name="Preformatted_20_Text"/>
      <text:p text:style-name="Preformatted_20_Text"/>
      <text:p text:style-name="Preformatted_20_Text">2.39 - comando mesg = permite ou nao o recebimentos de requisições de talk</text:p>
      <text:p text:style-name="Preformatted_20_Text">de outros usuários. Sintaxe:</text:p>
      <text:p text:style-name="Preformatted_20_Text"><text:s/>mesg [_y/n_]</text:p>
      <text:p text:style-name="Preformatted_20_Text"/>
      <text:p text:style-name="Preformatted_20_Text">Onde: _y_ permite que você receba "talks" de outros usuários.</text:p>
      <text:p text:style-name="Preformatted_20_Text"/>
      <text:p text:style-name="Preformatted_20_Text">Digite `mesg' para saber se você pode ou não receber "talks" de outros</text:p>
      <text:p text:style-name="Preformatted_20_Text">usuários. Caso a resposta seja "n" você poderá enviar um talk para</text:p>
      <text:p text:style-name="Preformatted_20_Text">alguém mas o seu sistema se recusará em receber talks de outras</text:p>
      <text:p text:style-name="Preformatted_20_Text">pessoas.</text:p>
      <text:p text:style-name="Preformatted_20_Text"/>
      <text:p text:style-name="Preformatted_20_Text">É interessante colocar o comando `mesg y' em seu arquivo de inicialização</text:p>
      <text:p text:style-name="Preformatted_20_Text">.bash_profile para permitir o recebimento de "talks" toda vez que entrar</text:p>
      <text:p text:style-name="Preformatted_20_Text">no sistema.</text:p>
      <text:p text:style-name="Preformatted_20_Text"/>
      <text:p text:style-name="Preformatted_20_Text"/>
      <text:p text:style-name="Preformatted_20_Text">2.40 - comando groups = exibe os grupos em que o usuário atual está</text:p>
      <text:p text:style-name="Preformatted_20_Text">cadatrado no arquivo '/etc/group'</text:p>
      <text:p text:style-name="Preformatted_20_Text"><text:s/>groups</text:p>
      <text:p text:style-name="Preformatted_20_Text"/>
      <text:p text:style-name="Preformatted_20_Text"/>
      <text:p text:style-name="Preformatted_20_Text">2.41 - comando dumpe2fs = exibe informações sobre uma partição</text:p>
      <text:p text:style-name="Preformatted_20_Text"/>
      <text:p text:style-name="Preformatted_20_Text">- Exibe informações sobre a partição '/dev/hda1'</text:p>
      <text:p text:style-name="Preformatted_20_Text"><text:s/>dumpe2fs /dev/hda1 </text:p>
      <text:p text:style-name="Preformatted_20_Text"/>
      <text:p text:style-name="Preformatted_20_Text">- Exibe apenas os blocos defeituosos da partição '/dev/hda1'</text:p>
      <text:p text:style-name="Preformatted_20_Text"><text:s/>dumpe2fs -b /dev/hda1</text:p>
      <text:p text:style-name="Preformatted_20_Text"/>
      <text:p text:style-name="Preformatted_20_Text"/>
      <text:p text:style-name="Preformatted_20_Text">2.42 - comando tload = exibe de forma gráfica a carga do sistema</text:p>
      <text:p text:style-name="Preformatted_20_Text"><text:s/>tload</text:p>
      <text:p text:style-name="Preformatted_20_Text"/>
      <text:p text:style-name="Preformatted_20_Text">- Exibe uma escala vertical</text:p>
      <text:p text:style-name="Preformatted_20_Text"><text:s/>tload -s 1 à 10</text:p>
      <text:p text:style-name="Preformatted_20_Text"/>
      <text:p text:style-name="Preformatted_20_Text">- Especifica o intervalo de atualizações em 4 segundos</text:p>
      <text:p text:style-name="Preformatted_20_Text"><text:s/>tload -d 4</text:p>
      <text:p text:style-name="Preformatted_20_Text"/>
      <text:p text:style-name="Preformatted_20_Text"/>
      <text:p text:style-name="Preformatted_20_Text">2.43 - comando ldconfig = cria as ligações e cache para os arquivos de</text:p>
      <text:p text:style-name="Preformatted_20_Text">bibliotecas mais recentes.</text:p>
      <text:p text:style-name="Preformatted_20_Text"/>
      <text:p text:style-name="Preformatted_20_Text">- Carrega as novas bibliotecas</text:p>
      <text:p text:style-name="Preformatted_20_Text"><text:s/>ldconfig</text:p>
      <text:p text:style-name="Preformatted_20_Text"/>
      <text:p text:style-name="Preformatted_20_Text">- Exibe as bibliotecas de sistema instaladas atualmente no seu sistema.</text:p>
      <text:p text:style-name="Preformatted_20_Text">Você tambem pode visualizar o arquivo '/etc/ld.so.conf' que contem os</text:p>
      <text:p text:style-name="Preformatted_20_Text">diretórios onde se encontram os arquivos de bibliotecas</text:p>
      <text:p text:style-name="Preformatted_20_Text"><text:s/>ldconfig -v | more</text:p>
      <text:p text:style-name="Preformatted_20_Text"/>
      <text:p text:style-name="Preformatted_20_Text"/>
      <text:p text:style-name="Preformatted_20_Text">2.44 - comando set = visualiza as variáveis de ambiente disponíveis para o</text:p>
      <text:p text:style-name="Preformatted_20_Text">usuario atual.</text:p>
      <text:p text:style-name="Preformatted_20_Text"><text:s/>set</text:p>
      <text:p text:style-name="Preformatted_20_Text"/>
      <text:p text:style-name="Preformatted_20_Text"><text:soft-page-break/>- Visualiza o conteudo da variavel $PATH</text:p>
      <text:p text:style-name="Preformatted_20_Text"><text:s/>echo $PATH</text:p>
      <text:p text:style-name="Preformatted_20_Text"/>
      <text:p text:style-name="Preformatted_20_Text">- Exporta uma variável '$LINGUAGEM' com o valor 'portugues'</text:p>
      <text:p text:style-name="Preformatted_20_Text"><text:s/>export LINGUAGEM=portugues</text:p>
      <text:p text:style-name="Preformatted_20_Text"/>
      <text:p text:style-name="Preformatted_20_Text">- Para vistualizar a variavel "$LINGUAGEM"</text:p>
      <text:p text:style-name="Preformatted_20_Text"><text:s/>echo $LINGUAGEM</text:p>
      <text:p text:style-name="Preformatted_20_Text"/>
      <text:p text:style-name="Preformatted_20_Text">- Exporta a variável chamada '$http_proxy' com o valor '10.0.1.5:8008'</text:p>
      <text:p text:style-name="Preformatted_20_Text"><text:s/>export http_proxy=10.0.1.5:8008</text:p>
      <text:p text:style-name="Preformatted_20_Text"/>
      <text:p text:style-name="Preformatted_20_Text"/>
      <text:p text:style-name="Preformatted_20_Text">2.45 - comando locale = exibe as variáveis de localização do sistema e seus</text:p>
      <text:p text:style-name="Preformatted_20_Text">respectivos valores. As principais variáveis de localização são:</text:p>
      <text:p text:style-name="Preformatted_20_Text"/>
      <text:p text:style-name="Preformatted_20_Text"><text:s/>LANG = especifica o idioma e o país. A lingua portuguesa do brasil</text:p>
      <text:p text:style-name="Preformatted_20_Text">é especificada com o valor "pt_BR" e a lingua inglesa com o valor "C".</text:p>
      <text:p text:style-name="Preformatted_20_Text">Para especificar mais de um idioma, use ":". EX:</text:p>
      <text:p text:style-name="Preformatted_20_Text"><text:s/>export LANG=pt_BR</text:p>
      <text:p text:style-name="Preformatted_20_Text"><text:s/>export LANG=pt_BR:C</text:p>
      <text:p text:style-name="Preformatted_20_Text"/>
      <text:p text:style-name="Preformatted_20_Text"><text:s/>LC_MESSAGES = especifica o idioma que serao mostradas as mensagens dos</text:p>
      <text:p text:style-name="Preformatted_20_Text">programas. O formato é o mesmo que a variável de localizacao LANG.</text:p>
      <text:p text:style-name="Preformatted_20_Text"><text:s/>export LC_MESSAGES=pt_BR</text:p>
      <text:p text:style-name="Preformatted_20_Text"><text:s/>export LC_MESSAGES=pt_BR:C</text:p>
      <text:p text:style-name="Preformatted_20_Text"/>
      <text:p text:style-name="Preformatted_20_Text"><text:s/>LC_ALL = especifica todas a variaveis de localizacao de uma só vez.</text:p>
      <text:p text:style-name="Preformatted_20_Text">Seu formato é o mesmo da variável de localização 'LANG'.</text:p>
      <text:p text:style-name="Preformatted_20_Text"/>
      <text:p text:style-name="Preformatted_20_Text">Nota: Os arquivos de localização estão armazenados no caminho:</text:p>
      <text:p text:style-name="Preformatted_20_Text"><text:s/>/usr/share/locale/[Idioma]/LC_MESSAGES</text:p>
      <text:p text:style-name="Preformatted_20_Text"/>
      <text:p text:style-name="Preformatted_20_Text">Nota2: As variáveis de ambiente podem ser especificadas no arquivo</text:p>
      <text:p text:style-name="Preformatted_20_Text"><text:s/>/etc/environment</text:p>
      <text:p text:style-name="Preformatted_20_Text"/>
      <text:p text:style-name="Preformatted_20_Text">Desta forma as variáveis serão carregadas toda a vez que seu sistema for</text:p>
      <text:p text:style-name="Preformatted_20_Text">iniciado. Você também pode especificar as variáveis de localização em seu</text:p>
      <text:p text:style-name="Preformatted_20_Text">arquivos de inicialização</text:p>
      <text:p text:style-name="Preformatted_20_Text"><text:s/>.bash_profile</text:p>
      <text:p text:style-name="Preformatted_20_Text"><text:s/>.bashrc</text:p>
      <text:p text:style-name="Preformatted_20_Text">ou</text:p>
      <text:p text:style-name="Preformatted_20_Text"><text:s/>.profile</text:p>
      <text:p text:style-name="Preformatted_20_Text"/>
      <text:p text:style-name="Preformatted_20_Text">assim toda vez que entrar no sistema, as variáveis de localização personali-</text:p>
      <text:p text:style-name="Preformatted_20_Text">zadas serão carregadas.</text:p>
      <text:p text:style-name="Preformatted_20_Text"/>
      <text:p text:style-name="Preformatted_20_Text"/>
      <text:p text:style-name="Preformatted_20_Text">2.46 - comando lsof = exibe todos os arquivos abertos. Ótimo para prevenir</text:p>
      <text:p text:style-name="Preformatted_20_Text">algum tipo de ataque. Este programa vai dizer a você se alguma coisa</text:p>
      <text:p text:style-name="Preformatted_20_Text">esta rodando um sniffer e ele vai logar tudo sobre o invasor em seus</text:p>
      <text:p text:style-name="Preformatted_20_Text">arquivos de LOG. Este comando (list open files) exibe informações de todos</text:p>
      <text:p text:style-name="Preformatted_20_Text">os arquivos abertos do sistema. O comando lsof é utilizado para mostrar os</text:p>
      <text:p text:style-name="Preformatted_20_Text">arquivos que estão abertos no sistema. Sozinho o comando lsof mostra todos</text:p>
      <text:p text:style-name="Preformatted_20_Text">os arquivos abertos, mas o mesmo possui muitos parâmetros.</text:p>
      <text:p text:style-name="Preformatted_20_Text"/>
      <text:p text:style-name="Preformatted_20_Text">- Para exibir uma lista de todos os arquivos abertos (inclusive arquivos</text:p>
      <text:p text:style-name="Preformatted_20_Text">de rede como sockets, arquivos nfs etc</text:p>
      <text:p text:style-name="Preformatted_20_Text"><text:s/>lsof | less</text:p>
      <text:p text:style-name="Preformatted_20_Text"/>
      <text:p text:style-name="Preformatted_20_Text">- Para exibir apenas o equivalente do comando 'sockstat'</text:p>
      <text:p text:style-name="Preformatted_20_Text"><text:s/>lsof -i</text:p>
      <text:p text:style-name="Preformatted_20_Text"><text:soft-page-break/></text:p>
      <text:p text:style-name="Preformatted_20_Text">COMMAND <text:s text:c="3"/>PID <text:s text:c="5"/>USER <text:s text:c="4"/>FD <text:s text:c="3"/>TYPE <text:s text:c="4"/>DEVICE <text:s text:c="6"/>SIZE <text:s text:c="6"/>NODE <text:s text:c="3"/>NAME</text:p>
      <text:p text:style-name="Preformatted_20_Text">sshd <text:s text:c="6"/>1876 <text:s text:c="4"/>root <text:s text:c="4"/>4u <text:s text:c="3"/>IPv6 <text:s text:c="14"/>14621287   <text:s text:c="3"/>TCP <text:s text:c="4"/>maq8:ssh-&gt;192.168.1.149:1138 (ESTABLISHED)</text:p>
      <text:p text:style-name="Preformatted_20_Text">sshd <text:s text:c="6"/>2555 <text:s text:c="4"/>user <text:s text:c="4"/>4u <text:s text:c="3"/>IPv6 <text:s text:c="14"/>14621287 <text:s text:c="2"/>  <text:s/>TCP <text:s text:c="4"/>maq8:ssh-&gt;192.168.1.149:1138 (ESTABLISHED)</text:p>
      <text:p text:style-name="Preformatted_20_Text">portmap <text:s text:c="3"/>3582 <text:s text:c="4"/>bin <text:s text:c="5"/>3u <text:s text:c="3"/>IPv4 <text:s text:c="18"/>2926 <text:s text:c="5"/>UDP <text:s text:c="4"/>*:sunrpc</text:p>
      <text:p text:style-name="Preformatted_20_Text">portmap <text:s text:c="3"/>3582 <text:s text:c="4"/>bin <text:s text:c="5"/>4u <text:s text:c="3"/>IPv4 <text:s text:c="12"/>  <text:s text:c="4"/>2927 <text:s text:c="5"/>TCP <text:s text:c="4"/>*:sunrpc (LISTEN)</text:p>
      <text:p text:style-name="Preformatted_20_Text">vi <text:s text:c="8"/>3878 <text:s text:c="4"/>userY <text:s text:c="3"/>3u <text:s text:c="3"/>IPv4 <text:s text:c="14"/>12867647 <text:s text:c="5"/>TCP <text:s text:c="4"/>maq8:45119-&gt;starway:6000 (ESTABLISHED)</text:p>
      <text:p text:style-name="Preformatted_20_Text">kadmind <text:s text:c="3"/>4285 <text:s text:c="4"/>root <text:s text:c="3"/> 6u <text:s text:c="3"/>IPv4 <text:s text:c="18"/>4263 <text:s text:c="5"/>TCP <text:s text:c="4"/>*:kerberos-adm (LISTEN)</text:p>
      <text:p text:style-name="Preformatted_20_Text">kadmind <text:s text:c="3"/>4285 <text:s text:c="4"/>root <text:s text:c="3"/> 9u <text:s text:c="3"/>IPv4 <text:s text:c="18"/>4264 <text:s text:c="5"/>UDP <text:s text:c="4"/>*:464</text:p>
      <text:p text:style-name="Preformatted_20_Text">krb5kdc <text:s text:c="3"/>4310 <text:s text:c="4"/>root <text:s text:c="3"/> 6u <text:s text:c="3"/>IPv4 <text:s text:c="18"/>4309 <text:s text:c="4"/> UDP <text:s text:c="4"/>mapi8.distro.conectiva:kerberos</text:p>
      <text:p text:style-name="Preformatted_20_Text">krb5kdc <text:s text:c="3"/>4310 <text:s text:c="4"/>root <text:s text:c="3"/> 9u <text:s text:c="3"/>IPv4 <text:s text:c="18"/>4310 <text:s text:c="4"/> UDP <text:s text:c="4"/>mapi8.distro.conectiva:kerberos-iv</text:p>
      <text:p text:style-name="Preformatted_20_Text">krb5kdc <text:s text:c="3"/>4310 <text:s text:c="4"/>root <text:s text:c="3"/>10u <text:s text:c="3"/>IPv4 <text:s text:c="18"/>4311 <text:s text:c="4"/> UDP <text:s text:c="4"/>mapi8.gigabit:kerberos</text:p>
      <text:p text:style-name="Preformatted_20_Text">krb5kdc <text:s text:c="3"/>4310 <text:s text:c="4"/>root <text:s text:c="3"/>11u <text:s text:c="3"/>IPv4 <text:s text:c="16"/>  4312 <text:s text:c="5"/>UDP <text:s text:c="4"/>mapi8.gigabit:kerberos-iv</text:p>
      <text:p text:style-name="Preformatted_20_Text">xinetd <text:s text:c="4"/>4447 <text:s text:c="3"/> root <text:s text:c="4"/>5u <text:s text:c="3"/>IPv4 <text:s text:c="18"/>4772 <text:s text:c="4"/> UDP <text:s text:c="4"/>*:amanda</text:p>
      <text:p text:style-name="Preformatted_20_Text">xinetd <text:s text:c="4"/>4447 <text:s text:c="4"/>root <text:s text:c="4"/>6u <text:s text:c="3"/>IPv4 <text:s text:c="18"/>4773 <text:s text:c="4"/> TCP <text:s text:c="4"/>*:pop-3 (LISTEN)</text:p>
      <text:p text:style-name="Preformatted_20_Text">xinetd <text:s text:c="4"/>4447 <text:s text:c="4"/>root <text:s text:c="4"/>8u <text:s text:c="3"/>IPv4 <text:s text:c="18"/>4774 <text:s text:c="4"/> TCP <text:s text:c="4"/>localhost.localdomain:32769 (LISTEN)</text:p>
      <text:p text:style-name="Preformatted_20_Text"/>
      <text:p text:style-name="Preformatted_20_Text">- Para visualizar os arquvos já removidos que continuam abertos</text:p>
      <text:p text:style-name="Preformatted_20_Text">e sendo utilizados</text:p>
      <text:p text:style-name="Preformatted_20_Text"><text:s/>lsof | grep DEL</text:p>
      <text:p text:style-name="Preformatted_20_Text"/>
      <text:p text:style-name="Preformatted_20_Text">gconfd-2 <text:s text:c="2"/>15606 <text:s text:c="2"/>user <text:s text:c="2"/>mem <text:s text:c="2"/>DEL <text:s text:c="2"/>254,2 <text:s text:c="2"/>864953 /usr/lib/libgobject-2.0.so.0.400.0</text:p>
      <text:p text:style-name="Preformatted_20_Text">gconfd-2 <text:s text:c="2"/>15606 <text:s text:c="2"/>user <text:s text:c="2"/>mem <text:s text:c="2"/>DEL <text:s text:c="2"/>254,2 <text:s text:c="2"/>864955 /usr/lib/libgthread-2.0.so.0.400.0</text:p>
      <text:p text:style-name="Preformatted_20_Text">gconfd-2 <text:s text:c="2"/>15606 <text:s text:c="2"/>user <text:s text:c="2"/>mem <text:s text:c="2"/>DEL <text:s text:c="2"/>254,2 <text:s text:c="2"/>864951 /usr/lib/libgmodule-2.0.so.0.400.0</text:p>
      <text:p text:style-name="Preformatted_20_Text">gconfd-2 <text:s text:c="2"/>15606 <text:s text:c="2"/>user <text:s text:c="2"/>mem <text:s text:c="2"/>DEL <text:s text:c="2"/>254,2 <text:s text:c="2"/>864949 /usr/lib/libglib-2.0.so.0.400.0</text:p>
      <text:p text:style-name="Preformatted_20_Text"/>
      <text:p text:style-name="Preformatted_20_Text">Nesse caso o processo <text:s/>'gconfd-2' continua usando bilbiotecas antigas que</text:p>
      <text:p text:style-name="Preformatted_20_Text">já foram removidas do sistema (porque foram atualizadas para versões mais</text:p>
      <text:p text:style-name="Preformatted_20_Text">novas). Apesar dos arquivos não aparecerem com o comando 'ls', eles ainda</text:p>
      <text:p text:style-name="Preformatted_20_Text">estão no sistema de arquivos até que o processo os libere. Quando o gconfd-2</text:p>
      <text:p text:style-name="Preformatted_20_Text">foi reiniciado ele usará as novas bibliotecas e o sistema então removerá</text:p>
      <text:p text:style-name="Preformatted_20_Text">as antigas definitivamente. Esse comportamento permite que um sistema seja</text:p>
      <text:p text:style-name="Preformatted_20_Text">atualizado completamente mesmo com diversos programas sendo excutados.</text:p>
      <text:p text:style-name="Preformatted_20_Text"/>
      <text:p text:style-name="Preformatted_20_Text">- Verifica que programa está associado às portas sob suspeição</text:p>
      <text:p text:style-name="Preformatted_20_Text"><text:s/>lsof | less</text:p>
      <text:p text:style-name="Preformatted_20_Text"/>
      <text:p text:style-name="Preformatted_20_Text">- Verifica se a porta 6000 que pertence ao X Windows está aberta</text:p>
      <text:p text:style-name="Preformatted_20_Text"><text:s/>lsof | less | grep 6000</text:p>
      <text:p text:style-name="Preformatted_20_Text"/>
      <text:p text:style-name="Preformatted_20_Text">- É possível obter uma lista de usuários e programas que estejam utilizando</text:p>
      <text:p text:style-name="Preformatted_20_Text">um determinado arquivo (e possivelmente bloqueando-o)</text:p>
      <text:p text:style-name="Preformatted_20_Text"><text:s/>lsof /var/log/secure</text:p>
      <text:p text:style-name="Preformatted_20_Text"/>
      <text:p text:style-name="Preformatted_20_Text"><text:soft-page-break/>- Lista os programas que estão utilizando as portas TCP ou UDP do seu</text:p>
      <text:p text:style-name="Preformatted_20_Text">computador</text:p>
      <text:p text:style-name="Preformatted_20_Text"><text:s/>lsof -i</text:p>
      <text:p text:style-name="Preformatted_20_Text"/>
      <text:p text:style-name="Preformatted_20_Text">- Os arquivos antigos continuarão ocupando espaço em seu disco</text:p>
      <text:p text:style-name="Preformatted_20_Text"><text:s/>lsof | grep \;</text:p>
      <text:p text:style-name="Preformatted_20_Text"/>
      <text:p text:style-name="Preformatted_20_Text">para ter uma idéia de quantos arquivos antigos ainda estão abertos por</text:p>
      <text:p text:style-name="Preformatted_20_Text">processos e não podem ser deletados.</text:p>
      <text:p text:style-name="Preformatted_20_Text"/>
      <text:p text:style-name="Preformatted_20_Text">- Para exibir os arquivos abertos identificado pelo nome de usuário,</text:p>
      <text:p text:style-name="Preformatted_20_Text">representado aqui pelo identificador usuário:</text:p>
      <text:p text:style-name="Preformatted_20_Text"><text:s/>lsof -u usuário</text:p>
      <text:p text:style-name="Preformatted_20_Text"/>
      <text:p text:style-name="Preformatted_20_Text">- Para exibir os arquivos abertos por um determinado grupo, identificado</text:p>
      <text:p text:style-name="Preformatted_20_Text">aqui numericamente pela variável n:</text:p>
      <text:p text:style-name="Preformatted_20_Text"><text:s/>lsof -g n</text:p>
      <text:p text:style-name="Preformatted_20_Text"/>
      <text:p text:style-name="Preformatted_20_Text">- Para exibir os arquivos abertos por um determinado número de processo</text:p>
      <text:p text:style-name="Preformatted_20_Text">(PID), representado aqui pela variável n:</text:p>
      <text:p text:style-name="Preformatted_20_Text"><text:s/>lsof -p n</text:p>
      <text:p text:style-name="Preformatted_20_Text"/>
      <text:p text:style-name="Preformatted_20_Text">- Para exibir os arquivos que cada usuário logado está utilizando</text:p>
      <text:p text:style-name="Preformatted_20_Text">atualmente:</text:p>
      <text:p text:style-name="Preformatted_20_Text"><text:s/>lsof -u&lt;login&gt;</text:p>
      <text:p text:style-name="Preformatted_20_Text"/>
      <text:p text:style-name="Preformatted_20_Text">- Alguem utiliza o serv.Email Postfix + amavis + uvscan? Pois eu estou</text:p>
      <text:p text:style-name="Preformatted_20_Text">tentando configurar o Amavis + o uvscan para funcionar com o meu postfix</text:p>
      <text:p text:style-name="Preformatted_20_Text">e não consigo. Quando eu tento enviar uma mensagem o cliente de correio</text:p>
      <text:p text:style-name="Preformatted_20_Text">me retorna porta 25 indisponível, verifiquei as portas abertas e constatei</text:p>
      <text:p text:style-name="Preformatted_20_Text">que a porta 25 está fechada. Se alguem tiver alguma informação e/ou</text:p>
      <text:p text:style-name="Preformatted_20_Text">configuração para me mandar eu agradeço.</text:p>
      <text:p text:style-name="Preformatted_20_Text"/>
      <text:p text:style-name="Preformatted_20_Text">Bem, veja quem está rodando na sua porta 25 com o comando:</text:p>
      <text:p text:style-name="Preformatted_20_Text"><text:s/>lsof -i tcp:25</text:p>
      <text:p text:style-name="Preformatted_20_Text"/>
      <text:p text:style-name="Preformatted_20_Text">A seguir, veja em qual porta o Postfix está rodando atrarvés do comando:</text:p>
      <text:p text:style-name="Preformatted_20_Text"><text:s/>lsof -i tcp:smtp</text:p>
      <text:p text:style-name="Preformatted_20_Text"/>
      <text:p text:style-name="Preformatted_20_Text">- Tenho um servidor com mysql, e consigo conectar a todas as databases se</text:p>
      <text:p text:style-name="Preformatted_20_Text">estiver servidor, porem´m quando tento conectar através de um cliente</text:p>
      <text:p text:style-name="Preformatted_20_Text">gráfico em outra maquina não consigo conectar, ponho o ip da maquina, o nome</text:p>
      <text:p text:style-name="Preformatted_20_Text">da maquina e nada.</text:p>
      <text:p text:style-name="Preformatted_20_Text"/>
      <text:p text:style-name="Preformatted_20_Text">O mysql costuma fazer um arquivo &lt;nomedamaquina&gt;.err no mesmo diretorio onde</text:p>
      <text:p text:style-name="Preformatted_20_Text">ficam os databases, mas varia de acordo com a distro e vc não falou qual é.</text:p>
      <text:p text:style-name="Preformatted_20_Text">Este arquivo costuma ter algumas informações relevantes. Também tem um my.cnf</text:p>
      <text:p text:style-name="Preformatted_20_Text">que costuma ter as configurações do mysql, mas vc também não postou ele aqui.</text:p>
      <text:p text:style-name="Preformatted_20_Text">Tenta mostrar a saída do comando:</text:p>
      <text:p text:style-name="Preformatted_20_Text"><text:s/>lsof -i:3306</text:p>
      <text:p text:style-name="Preformatted_20_Text"/>
      <text:p text:style-name="Preformatted_20_Text">Pra gente ver se mostra alguma coisa. Eu desconfio que o mysql não abriu a</text:p>
      <text:p text:style-name="Preformatted_20_Text">conexão tcp/ip, só está ouvindo no soquete. Isto pra não falar se tem algum</text:p>
      <text:p text:style-name="Preformatted_20_Text">iptables configurado, etc.</text:p>
      <text:p text:style-name="Preformatted_20_Text"/>
      <text:p text:style-name="Preformatted_20_Text"/>
      <text:p text:style-name="Preformatted_20_Text">- Uma outra alternativa para descobrir o processo rodando em determinada</text:p>
      <text:p text:style-name="Preformatted_20_Text">porta é usando o comando lsof</text:p>
      <text:p text:style-name="Preformatted_20_Text"><text:s/>lsof -i tcp:25</text:p>
      <text:p text:style-name="Preformatted_20_Text"/>
      <text:p text:style-name="Preformatted_20_Text"> COMMAND   PID USER   FD   TYPE   DEVICE SIZE NODE NAME</text:p>
      <text:p text:style-name="Preformatted_20_Text"> sendmail  816 root    4u  IPv4     1131       TCP *:smtp (LISTEN)</text:p>
      <text:p text:style-name="Preformatted_20_Text"><text:soft-page-break/> sendmail 4799 root    4u  IPv4 37493002       TCP acme.com:48087-&gt;200.221.4.73:smtp (SYN_SENT)</text:p>
      <text:p text:style-name="Preformatted_20_Text"> sendmail 5897 root    4u  IPv4 37504728       TCP acme.com:48093-&gt;mc4.bay6.hotmail.com:smtp (ESTABLISHED)</text:p>
      <text:p text:style-name="Preformatted_20_Text"> sendmail 5897 root    6u  IPv4 37504728       TCP acme.com:48093-&gt;mc4.bay6.hotmail.com:smtp (ESTABLISHED)</text:p>
      <text:p text:style-name="Preformatted_20_Text"> sendmail 5976 root    4u  IPv4 37492525       TCP acme.com:48080-&gt;mc11.bay6.hotmail.com:smtp (SYN_SENT)</text:p>
      <text:p text:style-name="Preformatted_20_Text"> sendmail 6028 root    6u  IPv4 37493546       TCP acme.com:48090-&gt;200-207-128-166.speedyterra.com.br:smtp (SYN_SENT)</text:p>
      <text:p text:style-name="Preformatted_20_Text"/>
      <text:p text:style-name="Preformatted_20_Text">Neste caso, foram listadas todas as conexões do sendmail, que usa a porta de</text:p>
      <text:p text:style-name="Preformatted_20_Text">número 25 do protocolo tcp, juntamente com a identificação dos processos,</text:p>
      <text:p text:style-name="Preformatted_20_Text">entre outras informações.</text:p>
      <text:p text:style-name="Preformatted_20_Text"/>
      <text:p text:style-name="Preformatted_20_Text">- A glibc (GNU C Library) é a biblioteca básica usada por praticamente</text:p>
      <text:p text:style-name="Preformatted_20_Text">todos os programas em sistemas GNU/Linux. Riley Hassell da eEye Digital</text:p>
      <text:p text:style-name="Preformatted_20_Text">Security publicou[2] um anúncio sobre uma vulnerabilidade[3][4] na</text:p>
      <text:p text:style-name="Preformatted_20_Text">biblioteca XDR usada por diversos sistemas, inclusive pela glibc. A</text:p>
      <text:p text:style-name="Preformatted_20_Text">função xdrmem_getbytes() (e outras funções da mesma família xdrmem_*)</text:p>
      <text:p text:style-name="Preformatted_20_Text">possui uma vulnerabilidade de estouro de inteiro que pode ser explorada</text:p>
      <text:p text:style-name="Preformatted_20_Text">por atacantes remotos para derrubar serviços que usam essas funções ou</text:p>
      <text:p text:style-name="Preformatted_20_Text">mesmo executar código arbitrário. Solução: É recomendado que todos os</text:p>
      <text:p text:style-name="Preformatted_20_Text">usuários façam a atualização. Todas as aplicações que estiverem rodando</text:p>
      <text:p text:style-name="Preformatted_20_Text">no momento da atualização devem ser reiniciadas. Uma forma de verificar</text:p>
      <text:p text:style-name="Preformatted_20_Text">que aplicações são essas é executando o comando</text:p>
      <text:p text:style-name="Preformatted_20_Text"><text:s/>lsof | grep \;</text:p>
      <text:p text:style-name="Preformatted_20_Text"/>
      <text:p text:style-name="Preformatted_20_Text">A primeira coluna da saída do comando acima conterá o nome da aplicação</text:p>
      <text:p text:style-name="Preformatted_20_Text">que deverá ser reiniciada. Se houver dúvidas quanto a esse procedimento,</text:p>
      <text:p text:style-name="Preformatted_20_Text">recomendamos que a máquina seja reiniciada.</text:p>
      <text:p text:style-name="Preformatted_20_Text"/>
      <text:p text:style-name="Preformatted_20_Text">- Verifiquei via nmap que tenho a porta 32768 aberta em um de meus servidores</text:p>
      <text:p text:style-name="Preformatted_20_Text">(RH7.3). Procurei no netstat e aparece ainda a 32769</text:p>
      <text:p text:style-name="Preformatted_20_Text"/>
      <text:p text:style-name="Preformatted_20_Text">Proto Recv-Q Send-Q Endereço Local <text:s text:c="9"/>Endereço Remoto <text:s text:c="8"/>Estado</text:p>
      <text:p text:style-name="Preformatted_20_Text">tcp <text:s text:c="7"/>0 <text:s text:c="5"/>0 *:32768 <text:s text:c="16"/>*:* <text:s text:c="20"/>OUÇA</text:p>
      <text:p text:style-name="Preformatted_20_Text">tcp <text:s text:c="7"/>0 <text:s text:c="5"/>0 localhost.localdo:32769 *:* <text:s text:c="20"/>OUÇA</text:p>
      <text:p text:style-name="Preformatted_20_Text">udp <text:s text:c="7"/>0 <text:s text:c="5"/>0 *:32768 <text:s text:c="16"/>*:*</text:p>
      <text:p text:style-name="Preformatted_20_Text">udp <text:s text:c="7"/>0 <text:s text:c="5"/>0 *:32769 <text:s text:c="16"/>*:*</text:p>
      <text:p text:style-name="Preformatted_20_Text"/>
      <text:p text:style-name="Preformatted_20_Text">- Como verifico qual programa está ouvindo nessa porta?</text:p>
      <text:p text:style-name="Preformatted_20_Text"><text:s/>lsof -i</text:p>
      <text:p text:style-name="Preformatted_20_Text"/>
      <text:p text:style-name="Preformatted_20_Text"/>
      <text:p text:style-name="Preformatted_20_Text">2.47 - comando SuperProbe = exibe informaçõess sobre a placa de</text:p>
      <text:p text:style-name="Preformatted_20_Text">víideo, como mémoria, chipset etc.</text:p>
      <text:p text:style-name="Preformatted_20_Text"><text:s/>SuperProbe</text:p>
      <text:p text:style-name="Preformatted_20_Text"/>
      <text:p text:style-name="Preformatted_20_Text"><text:s/>First video: Super-VGA</text:p>
      <text:p text:style-name="Preformatted_20_Text"><text:s text:c="8"/>Chipset: ATI 264GT3 (3D Rage Pro) (Port Probed)</text:p>
      <text:p text:style-name="Preformatted_20_Text"><text:s text:c="8"/>Memory: <text:s/>8192 Kbytes</text:p>
      <text:p text:style-name="Preformatted_20_Text"><text:s text:c="8"/>RAMDAC: <text:s/>ATI Mach64 integrated 15/16/24/32-bit DAC w/clock</text:p>
      <text:p text:style-name="Preformatted_20_Text"><text:s text:c="17"/>(with 6-bit wide lookup tables (or in 6-bit mode))</text:p>
      <text:p text:style-name="Preformatted_20_Text"><text:s text:c="17"/>(programmable for 6/8-bit wide lookup tables)</text:p>
      <text:p text:style-name="Preformatted_20_Text"><text:s text:c="8"/>Attached graphics coprocessor:</text:p>
      <text:p text:style-name="Preformatted_20_Text"><text:s text:c="16"/>Chipset: ATI Mach64</text:p>
      <text:p text:style-name="Preformatted_20_Text"><text:s text:c="16"/>Memory: <text:s/>8192 Kbytes</text:p>
      <text:p text:style-name="Preformatted_20_Text"/>
      <text:p text:style-name="Preformatted_20_Text"/>
      <text:p text:style-name="Preformatted_20_Text">2.48 - comando fold = permite alterar a largura das linhas de um arquivo.</text:p>
      <text:p text:style-name="Preformatted_20_Text">O comando fold faz parte do pacote textutils. Esta alteração pode ser feita</text:p>
      <text:p text:style-name="Preformatted_20_Text"><text:soft-page-break/>contando-se os bytes, palavras, ou através de um valor pré-definido para o</text:p>
      <text:p text:style-name="Preformatted_20_Text">comprimento de linha que se desenha. O comportamento padrão do comando fold</text:p>
      <text:p text:style-name="Preformatted_20_Text">é quebrar as linhas em 80 colunas.</text:p>
      <text:p text:style-name="Preformatted_20_Text"/>
      <text:p text:style-name="Preformatted_20_Text">- Com estas opções as linhas serão quebradas na 60ª coluna, após um espaço</text:p>
      <text:p text:style-name="Preformatted_20_Text">em branco(-s), impedindo que palavras sejam partidas</text:p>
      <text:p text:style-name="Preformatted_20_Text"><text:s/>fold -s -w 60 arquivo1.txt</text:p>
      <text:p text:style-name="Preformatted_20_Text"/>
      <text:p text:style-name="Preformatted_20_Text"/>
      <text:p text:style-name="Preformatted_20_Text">2.49 - comando history = exibe o histórico dos últimos 1000 comandos de um</text:p>
      <text:p text:style-name="Preformatted_20_Text">usuário</text:p>
      <text:p text:style-name="Preformatted_20_Text"/>
      <text:p text:style-name="Preformatted_20_Text">- Exibe os últimos 10 comandos digitados</text:p>
      <text:p text:style-name="Preformatted_20_Text"><text:s/>history 10</text:p>
      <text:p text:style-name="Preformatted_20_Text"/>
      <text:p text:style-name="Preformatted_20_Text">- Limpa o histórico corrente</text:p>
      <text:p text:style-name="Preformatted_20_Text"><text:s/>history -c</text:p>
      <text:p text:style-name="Preformatted_20_Text"/>
      <text:p text:style-name="Preformatted_20_Text"/>
      <text:p text:style-name="Preformatted_20_Text">2.50 - O diretório /proc = o sistema de arquivos '/proc' é um sistema de ar-</text:p>
      <text:p text:style-name="Preformatted_20_Text">quivos virtual. Isto significa que ele não existe fisicamente no winchester</text:p>
      <text:p text:style-name="Preformatted_20_Text">Um sistema e arquivos virtual pode ser entendido como aquele que não deixa</text:p>
      <text:p text:style-name="Preformatted_20_Text">rastro em seu winchester, ou seja, este sistema de arquivos está na memória</text:p>
      <text:p text:style-name="Preformatted_20_Text">primária. O '/proc' é criado 'on the fly' durante o processo de incialização</text:p>
      <text:p text:style-name="Preformatted_20_Text">do linux. Ele possui diferentes estruturas de dados e informações colhidas</text:p>
      <text:p text:style-name="Preformatted_20_Text">do kernel linux.</text:p>
      <text:p text:style-name="Preformatted_20_Text"/>
      <text:p text:style-name="Preformatted_20_Text">- Obtem informações sobre placas PCI</text:p>
      <text:p text:style-name="Preformatted_20_Text"><text:s/>lspci</text:p>
      <text:p text:style-name="Preformatted_20_Text"><text:s/>lspci -v</text:p>
      <text:p text:style-name="Preformatted_20_Text"><text:s/>lspci -vv</text:p>
      <text:p text:style-name="Preformatted_20_Text"><text:s/>lspci -vvv</text:p>
      <text:p text:style-name="Preformatted_20_Text"/>
      <text:p text:style-name="Preformatted_20_Text">- Exibe a quantidade de memória RAM em MB</text:p>
      <text:p text:style-name="Preformatted_20_Text"><text:s/>free -m</text:p>
      <text:p text:style-name="Preformatted_20_Text"/>
      <text:p text:style-name="Preformatted_20_Text">- Exibe estatisticas sobre a memória virtual</text:p>
      <text:p text:style-name="Preformatted_20_Text"><text:s/>vmstat</text:p>
      <text:p text:style-name="Preformatted_20_Text"/>
      <text:p text:style-name="Preformatted_20_Text">- Exibe a versão do kernel atual</text:p>
      <text:p text:style-name="Preformatted_20_Text"><text:s/>uname -a</text:p>
      <text:p text:style-name="Preformatted_20_Text"/>
      <text:p text:style-name="Preformatted_20_Text">- Exibe o tipo de máquina (hardware)</text:p>
      <text:p text:style-name="Preformatted_20_Text"><text:s/>uname -m</text:p>
      <text:p text:style-name="Preformatted_20_Text"/>
      <text:p text:style-name="Preformatted_20_Text">- Exibe o nome de rede da máquina</text:p>
      <text:p text:style-name="Preformatted_20_Text"><text:s/>uname -n</text:p>
      <text:p text:style-name="Preformatted_20_Text"/>
      <text:p text:style-name="Preformatted_20_Text">- Exibe a versão (release) do kernel</text:p>
      <text:p text:style-name="Preformatted_20_Text"><text:s/>uname -r</text:p>
      <text:p text:style-name="Preformatted_20_Text"/>
      <text:p text:style-name="Preformatted_20_Text">- Exibe o nome do sistema operacional</text:p>
      <text:p text:style-name="Preformatted_20_Text"><text:s/>uname -s</text:p>
      <text:p text:style-name="Preformatted_20_Text"/>
      <text:p text:style-name="Preformatted_20_Text">- Exibe a data da compilação do kernel</text:p>
      <text:p text:style-name="Preformatted_20_Text"><text:s/>uname -v</text:p>
      <text:p text:style-name="Preformatted_20_Text"/>
      <text:p text:style-name="Preformatted_20_Text">- Informações sobre gerenciamento de energia</text:p>
      <text:p text:style-name="Preformatted_20_Text"><text:s/>cat /proc/apm</text:p>
      <text:p text:style-name="Preformatted_20_Text"/>
      <text:p text:style-name="Preformatted_20_Text">- Linha de comando para inicializar o kernel</text:p>
      <text:p text:style-name="Preformatted_20_Text"><text:s/>/proc/cmdline</text:p>
      <text:p text:style-name="Preformatted_20_Text"><text:soft-page-break/></text:p>
      <text:p text:style-name="Preformatted_20_Text">- Informações sobre a CPU</text:p>
      <text:p text:style-name="Preformatted_20_Text"><text:s/>/proc/cpuinfo</text:p>
      <text:p text:style-name="Preformatted_20_Text"/>
      <text:p text:style-name="Preformatted_20_Text">- Informações sobre dispositivos usados o sistema</text:p>
      <text:p text:style-name="Preformatted_20_Text"><text:s/>/proc/devices</text:p>
      <text:p text:style-name="Preformatted_20_Text"/>
      <text:p text:style-name="Preformatted_20_Text">- Informações sobre os canais DMA usados por dispositivos</text:p>
      <text:p text:style-name="Preformatted_20_Text"><text:s/>/proc/dma</text:p>
      <text:p text:style-name="Preformatted_20_Text"/>
      <text:p text:style-name="Preformatted_20_Text">- Informações sobre os filesystems em uso</text:p>
      <text:p text:style-name="Preformatted_20_Text"><text:s/>/proc/filesystems</text:p>
      <text:p text:style-name="Preformatted_20_Text"/>
      <text:p text:style-name="Preformatted_20_Text">- Informações sobre as interrupções (IRQ)</text:p>
      <text:p text:style-name="Preformatted_20_Text"><text:s/>/proc/iterrupts</text:p>
      <text:p text:style-name="Preformatted_20_Text"/>
      <text:p text:style-name="Preformatted_20_Text">- Informações sobre s endereços de entrada e saída (I/O)</text:p>
      <text:p text:style-name="Preformatted_20_Text"><text:s/>/proc/ioports</text:p>
      <text:p text:style-name="Preformatted_20_Text"/>
      <text:p text:style-name="Preformatted_20_Text">- Corresponde a toda a memoria RAM do PC</text:p>
      <text:p text:style-name="Preformatted_20_Text"><text:s/>/proc/kcore</text:p>
      <text:p text:style-name="Preformatted_20_Text"/>
      <text:p text:style-name="Preformatted_20_Text">- Informações sobre mensagens do kernel linux</text:p>
      <text:p text:style-name="Preformatted_20_Text"><text:s/>/proc/kmsg</text:p>
      <text:p text:style-name="Preformatted_20_Text"/>
      <text:p text:style-name="Preformatted_20_Text">- Informações sobre média de carga do PC</text:p>
      <text:p text:style-name="Preformatted_20_Text"><text:s/>/proc/loadavg</text:p>
      <text:p text:style-name="Preformatted_20_Text"/>
      <text:p text:style-name="Preformatted_20_Text">- Informações sobre o uso da memória no PC</text:p>
      <text:p text:style-name="Preformatted_20_Text"><text:s/>/proc/meminfo</text:p>
      <text:p text:style-name="Preformatted_20_Text"/>
      <text:p text:style-name="Preformatted_20_Text">- Informações sobre outras configurações</text:p>
      <text:p text:style-name="Preformatted_20_Text"><text:s/>/proc/misc</text:p>
      <text:p text:style-name="Preformatted_20_Text"/>
      <text:p text:style-name="Preformatted_20_Text">- Informações sobre módulos atualmente carregados no kernel linux</text:p>
      <text:p text:style-name="Preformatted_20_Text"><text:s/>/proc/modules</text:p>
      <text:p text:style-name="Preformatted_20_Text"/>
      <text:p text:style-name="Preformatted_20_Text">- Informações sobre os filesystems atualmente montados</text:p>
      <text:p text:style-name="Preformatted_20_Text"><text:s/>/proc/mounts</text:p>
      <text:p text:style-name="Preformatted_20_Text"/>
      <text:p text:style-name="Preformatted_20_Text">- Informações sobre sobre placas PCI</text:p>
      <text:p text:style-name="Preformatted_20_Text"><text:s/>/proc/pci</text:p>
      <text:p text:style-name="Preformatted_20_Text"/>
      <text:p text:style-name="Preformatted_20_Text">- Informações sobre o relogio em tempo real do sistema</text:p>
      <text:p text:style-name="Preformatted_20_Text"><text:s/>/proc/rtc</text:p>
      <text:p text:style-name="Preformatted_20_Text"/>
      <text:p text:style-name="Preformatted_20_Text">- Exibe o tempo em que o sistema está funcionando</text:p>
      <text:p text:style-name="Preformatted_20_Text"><text:s/>/proc/uptime</text:p>
      <text:p text:style-name="Preformatted_20_Text"/>
      <text:p text:style-name="Preformatted_20_Text">- Informações sobre a versão atual do kernel linux</text:p>
      <text:p text:style-name="Preformatted_20_Text"><text:s/>/proc/version</text:p>
      <text:p text:style-name="Preformatted_20_Text"/>
      <text:p text:style-name="Preformatted_20_Text">- Informações sobre como esta particionado cada HD</text:p>
      <text:p text:style-name="Preformatted_20_Text"><text:s/>/proc/partitions</text:p>
      <text:p text:style-name="Preformatted_20_Text"/>
      <text:p text:style-name="Preformatted_20_Text">- Lista os dispositivos de rede. Observe que pode não haver uma correspon-</text:p>
      <text:p text:style-name="Preformatted_20_Text">dência entre os dispositivos listados e dispositivos físicos como placas</text:p>
      <text:p text:style-name="Preformatted_20_Text">de rede. O dispositivo lo representa a interface de loopbacke não uma placa</text:p>
      <text:p text:style-name="Preformatted_20_Text">de rede</text:p>
      <text:p text:style-name="Preformatted_20_Text"><text:s/>/proc/net/dev</text:p>
      <text:p text:style-name="Preformatted_20_Text"/>
      <text:p text:style-name="Preformatted_20_Text">- Informações sobre placas ISA plug and play</text:p>
      <text:p text:style-name="Preformatted_20_Text"><text:soft-page-break/><text:s/>pnpdump --config</text:p>
      <text:p text:style-name="Preformatted_20_Text"/>
      <text:p text:style-name="Preformatted_20_Text">- Diretório que exibe informações sobre rede</text:p>
      <text:p text:style-name="Preformatted_20_Text"><text:s/>/proc/net/</text:p>
      <text:p text:style-name="Preformatted_20_Text"/>
      <text:p text:style-name="Preformatted_20_Text">- Informações sobre dispositivos</text:p>
      <text:p text:style-name="Preformatted_20_Text"><text:s/>/proc/net/dev</text:p>
      <text:p text:style-name="Preformatted_20_Text"/>
      <text:p text:style-name="Preformatted_20_Text">- Estatísticas da rede</text:p>
      <text:p text:style-name="Preformatted_20_Text">/proc/net/snmp</text:p>
      <text:p text:style-name="Preformatted_20_Text"/>
      <text:p text:style-name="Preformatted_20_Text">- Informação sobre o socket BÁSICO (RAW)</text:p>
      <text:p text:style-name="Preformatted_20_Text"><text:s/>/proc/net/raw</text:p>
      <text:p text:style-name="Preformatted_20_Text"/>
      <text:p text:style-name="Preformatted_20_Text">- Informação sobre o socket TCP</text:p>
      <text:p text:style-name="Preformatted_20_Text"><text:s/>/proc/net/tcp</text:p>
      <text:p text:style-name="Preformatted_20_Text"/>
      <text:p text:style-name="Preformatted_20_Text">- Informação sobre o socket UDP</text:p>
      <text:p text:style-name="Preformatted_20_Text"><text:s/>/proc/net/udp</text:p>
      <text:p text:style-name="Preformatted_20_Text"/>
      <text:p text:style-name="Preformatted_20_Text">- Informação sobre o socket de domínio Unix</text:p>
      <text:p text:style-name="Preformatted_20_Text"><text:s/>/proc/net/unix</text:p>
      <text:p text:style-name="Preformatted_20_Text"/>
      <text:p text:style-name="Preformatted_20_Text">- Informação sobre o socket IPX</text:p>
      <text:p text:style-name="Preformatted_20_Text"><text:s/>/proc/net/ipx</text:p>
      <text:p text:style-name="Preformatted_20_Text"/>
      <text:p text:style-name="Preformatted_20_Text">- Informação sobre o socket AX25</text:p>
      <text:p text:style-name="Preformatted_20_Text"><text:s/>/proc/net/ax25</text:p>
      <text:p text:style-name="Preformatted_20_Text"/>
      <text:p text:style-name="Preformatted_20_Text">- Informação sobre o socket DDP (Appletalk)</text:p>
      <text:p text:style-name="Preformatted_20_Text"><text:s/>/proc/net/appeltalk</text:p>
      <text:p text:style-name="Preformatted_20_Text"/>
      <text:p text:style-name="Preformatted_20_Text">- Informação sobre o socket NET/ROM</text:p>
      <text:p text:style-name="Preformatted_20_Text"><text:s/>/proc/net/nr</text:p>
      <text:p text:style-name="Preformatted_20_Text"/>
      <text:p text:style-name="Preformatted_20_Text">- Informação sobre os roteamentos IP realizados pelo kernel</text:p>
      <text:p text:style-name="Preformatted_20_Text"><text:s/>/proc/net/route</text:p>
      <text:p text:style-name="Preformatted_20_Text"/>
      <text:p text:style-name="Preformatted_20_Text">- Informação sobre os roteamentos AX25 realizados pelo kernel</text:p>
      <text:p text:style-name="Preformatted_20_Text"><text:s/>/proc/net/ax25_route</text:p>
      <text:p text:style-name="Preformatted_20_Text"/>
      <text:p text:style-name="Preformatted_20_Text">- Informação sobre os roteamentos IPX realizados pelo kernel</text:p>
      <text:p text:style-name="Preformatted_20_Text"><text:s/>/proc/net/ipx_route</text:p>
      <text:p text:style-name="Preformatted_20_Text"/>
      <text:p text:style-name="Preformatted_20_Text">- Lista de nós NET/ROM do kernel</text:p>
      <text:p text:style-name="Preformatted_20_Text"><text:s/>/proc/net/nr_nodes</text:p>
      <text:p text:style-name="Preformatted_20_Text"/>
      <text:p text:style-name="Preformatted_20_Text">- Conexões mascaradas do kernel</text:p>
      <text:p text:style-name="Preformatted_20_Text"><text:s/>/proc/net/ip_masquerade</text:p>
      <text:p text:style-name="Preformatted_20_Text"/>
      <text:p text:style-name="Preformatted_20_Text">- Número máximo de arquivos que podem ser abertos</text:p>
      <text:p text:style-name="Preformatted_20_Text"><text:s/>/proc/sys/fs/file-max</text:p>
      <text:p text:style-name="Preformatted_20_Text"/>
      <text:p text:style-name="Preformatted_20_Text">- Para exibir todas as variáveis e seus valores separados pelo sinal de igual</text:p>
      <text:p text:style-name="Preformatted_20_Text">do sistema de arquivos '/proc' digite:</text:p>
      <text:p text:style-name="Preformatted_20_Text"><text:s/>sysctl -a</text:p>
      <text:p text:style-name="Preformatted_20_Text"/>
      <text:p text:style-name="Preformatted_20_Text">- Para exibir o valor de uma variável digite:</text:p>
      <text:p text:style-name="Preformatted_20_Text"><text:s/>sysctl net/ipv4/conf/all/rp_filter</text:p>
      <text:p text:style-name="Preformatted_20_Text">ou</text:p>
      <text:p text:style-name="Preformatted_20_Text"><text:s/>cat /proc/sys/net/ipv4/conf/all/rp_filter</text:p>
      <text:p text:style-name="Preformatted_20_Text"/>
      <text:p text:style-name="Preformatted_20_Text"><text:soft-page-break/>- Para atribuir um novo valor para a variável digite:</text:p>
      <text:p text:style-name="Preformatted_20_Text"><text:s/>sysctl -w net/ipv4/conf/all/rp_filter=1</text:p>
      <text:p text:style-name="Preformatted_20_Text">ou</text:p>
      <text:p text:style-name="Preformatted_20_Text"><text:s/>echo 1 &gt; /proc/sys/net/ipv4/conf/all/rp_filter</text:p>
      <text:p text:style-name="Preformatted_20_Text"/>
      <text:p text:style-name="Preformatted_20_Text">- Conta ao kernel linux qual o tempo do live que será colocado nos pacotes</text:p>
      <text:p text:style-name="Preformatted_20_Text">que deixarão o host. O valor default é 64</text:p>
      <text:p text:style-name="Preformatted_20_Text"><text:s/>/proc/sys/net/ipv4/ip_default_ttl</text:p>
      <text:p text:style-name="Preformatted_20_Text"/>
      <text:p text:style-name="Preformatted_20_Text">- Fornece ao servidor o recurso de linux router server, ou seja, que encaminhe</text:p>
      <text:p text:style-name="Preformatted_20_Text">IP entre as diversas interfaces de rede. O valor booleano e o default é 0</text:p>
      <text:p text:style-name="Preformatted_20_Text">(desabilitado). Para habilitar, basta trocar o 0 por 1</text:p>
      <text:p text:style-name="Preformatted_20_Text"><text:s/>/proc/sys/net/ipv4/ip_forward</text:p>
      <text:p text:style-name="Preformatted_20_Text"/>
      <text:p text:style-name="Preformatted_20_Text">- O pmtu (Path Maximum Transfer Unit) é um valor booleano que pode ser habi-</text:p>
      <text:p text:style-name="Preformatted_20_Text">litado para descobrir o mtu entre este host e um end host. O pmtu e o mtu</text:p>
      <text:p text:style-name="Preformatted_20_Text">são coisas diferentes. o mtu conta ao kernel sobre a máxima unidade de</text:p>
      <text:p text:style-name="Preformatted_20_Text">transferencia para suas conexões, mas não sobre todas conexão até o end-host.</text:p>
      <text:p text:style-name="Preformatted_20_Text">O pmtu tenta descobrir o mtu para um end host incluindo todos os hops no</text:p>
      <text:p text:style-name="Preformatted_20_Text">caminho. O valor default é 1</text:p>
      <text:p text:style-name="Preformatted_20_Text"><text:s/>/proc/sys/net/ipv4/ip_no_pmtu_disc</text:p>
      <text:p text:style-name="Preformatted_20_Text"/>
      <text:p text:style-name="Preformatted_20_Text">- Permite que processos locais façam o bind com um endereço IP não local.</text:p>
      <text:p text:style-name="Preformatted_20_Text">Isto é útil em alguns casos de snnifers para um determinado host. O valor</text:p>
      <text:p text:style-name="Preformatted_20_Text">default é 0</text:p>
      <text:p text:style-name="Preformatted_20_Text"><text:s/>/proc/sys/net/ipv4/ip_nonlocal_bind</text:p>
      <text:p text:style-name="Preformatted_20_Text"/>
      <text:p text:style-name="Preformatted_20_Text">- Se o valor for 1, o kernel linux ignorará todas os ICMP ECHO REQUESTS</text:p>
      <text:p text:style-name="Preformatted_20_Text"><text:s/>/proc/sys/net/ipv4/icmp_echo_ignore_all</text:p>
      <text:p text:style-name="Preformatted_20_Text"/>
      <text:p text:style-name="Preformatted_20_Text">- Funciona como a variável icmp_echo_ignore all exceto que irá ignorar</text:p>
      <text:p text:style-name="Preformatted_20_Text">somente mensagens ICMP enviadas para o endereço de broadcast ou multicast.</text:p>
      <text:p text:style-name="Preformatted_20_Text">O valoe default é 0</text:p>
      <text:p text:style-name="Preformatted_20_Text"><text:s/>/proc/sys/net/ipv4/icmp_echo_ignore_broadcasts</text:p>
      <text:p text:style-name="Preformatted_20_Text"/>
      <text:p text:style-name="Preformatted_20_Text">- É a taxa máxima na qual o kernel linux gerará mensagens ICMP do tipo es-</text:p>
      <text:p text:style-name="Preformatted_20_Text">pecificado na variável icmp_ratemask. O valor é o número de jiffies</text:p>
      <text:p text:style-name="Preformatted_20_Text">(1 jiffy = 1/100 sc) entre o envio de 2 mensagens semelhantes. O valor</text:p>
      <text:p text:style-name="Preformatted_20_Text">dafult é 100 o que significa que um pacote ICMP pode ser enviado em 100</text:p>
      <text:p text:style-name="Preformatted_20_Text">jiffies. O valor 0 significa não limitado envio de ICMP's</text:p>
      <text:p text:style-name="Preformatted_20_Text"><text:s/>/proc/sys/net/ipv4/icmp_ratelimit</text:p>
      <text:p text:style-name="Preformatted_20_Text"/>
      <text:p text:style-name="Preformatted_20_Text"/>
      <text:p text:style-name="Preformatted_20_Text">- Atribui a máscara do qual tipos de ICMP's serão limitados através da variá-</text:p>
      <text:p text:style-name="Preformatted_20_Text">vel icmp_ratelimit</text:p>
      <text:p text:style-name="Preformatted_20_Text"><text:s/>/proc/sys/net/ipv4/icmp_ratemask</text:p>
      <text:p text:style-name="Preformatted_20_Text"/>
      <text:p text:style-name="Preformatted_20_Text">Este valor é a soma de 2 ^ n, onde o n é cada tipo especificado de ICMP</text:p>
      <text:p text:style-name="Preformatted_20_Text">(como especificado no cabeçalho de arquivos do kernel linux). Alguns tipos:</text:p>
      <text:p text:style-name="Preformatted_20_Text"><text:s/>0 echo reply</text:p>
      <text:p text:style-name="Preformatted_20_Text"><text:s/>3 destination unreachable</text:p>
      <text:p text:style-name="Preformatted_20_Text"><text:s/>4 source quench</text:p>
      <text:p text:style-name="Preformatted_20_Text"><text:s/>5 redirect (change route)</text:p>
      <text:p text:style-name="Preformatted_20_Text"><text:s/>8 echo request</text:p>
      <text:p text:style-name="Preformatted_20_Text"><text:s/>11 time exceeded</text:p>
      <text:p text:style-name="Preformatted_20_Text"><text:s/>12 parameter problem</text:p>
      <text:p text:style-name="Preformatted_20_Text"><text:s/>13 timestamp request</text:p>
      <text:p text:style-name="Preformatted_20_Text"><text:s/>14 timestamp reply</text:p>
      <text:p text:style-name="Preformatted_20_Text"><text:s/>15 information request</text:p>
      <text:p text:style-name="Preformatted_20_Text"><text:s/>16 information reply</text:p>
      <text:p text:style-name="Preformatted_20_Text"><text:s/>17 address mask request</text:p>
      <text:p text:style-name="Preformatted_20_Text"><text:s/>18 address mask reply</text:p>
      <text:p text:style-name="Preformatted_20_Text"><text:soft-page-break/></text:p>
      <text:p text:style-name="Preformatted_20_Text">O valor default desta variável é 6168 que significa que ICMP Destination</text:p>
      <text:p text:style-name="Preformatted_20_Text">Unreachable, ICMP Source Quench, ICMP Time Exceeded e ICMP Parameter Problem</text:p>
      <text:p text:style-name="Preformatted_20_Text">é a mascara. Veja:</text:p>
      <text:p text:style-name="Preformatted_20_Text"><text:s/>2 ^ 3 + 2 ^ 4 + 2 ^ 11 + 2 ^ 12</text:p>
      <text:p text:style-name="Preformatted_20_Text"/>
      <text:p text:style-name="Preformatted_20_Text">- Esta variável contará ao kernel linux quando ele deve aceitar ICMP Redirects</text:p>
      <text:p text:style-name="Preformatted_20_Text">ou não. ICMP Redirects são usados para contar a um host que existe um caminho</text:p>
      <text:p text:style-name="Preformatted_20_Text">melhor para enviar pacotes para um específico host ou rede. O valor default</text:p>
      <text:p text:style-name="Preformatted_20_Text">é 1</text:p>
      <text:p text:style-name="Preformatted_20_Text"><text:s/>/proc/sys/net/ipv4/conf/nome_da_interface/accept_redirects</text:p>
      <text:p text:style-name="Preformatted_20_Text"/>
      <text:p text:style-name="Preformatted_20_Text">- Conta ao kernel linux se ele tem permissão para rotear pacotes pela origem.</text:p>
      <text:p text:style-name="Preformatted_20_Text">O valor default é 1</text:p>
      <text:p text:style-name="Preformatted_20_Text"><text:s/>/proc/sys/net/ipv4/conf/nome_da_interface/accept_source_route</text:p>
      <text:p text:style-name="Preformatted_20_Text"/>
      <text:p text:style-name="Preformatted_20_Text">- Conta ao kernel linux se um endereço IP deve ser ligado com um endereço</text:p>
      <text:p text:style-name="Preformatted_20_Text">ARP específico ou não. O kernel linux decide se responde para um pacote en-</text:p>
      <text:p text:style-name="Preformatted_20_Text">trando numa interface de rede, se ele envia a respsota pelo mesmo endereço</text:p>
      <text:p text:style-name="Preformatted_20_Text">da interface ou não. Se o valor desta variável for verdadeiro (1) isso é o</text:p>
      <text:p text:style-name="Preformatted_20_Text">que acontece. O valor default é 0</text:p>
      <text:p text:style-name="Preformatted_20_Text"><text:s/>/proc/sys/net/ipv4/conf/nome_da_interface/arp_filter</text:p>
      <text:p text:style-name="Preformatted_20_Text"/>
      <text:p text:style-name="Preformatted_20_Text">- Habilita o encaminhamento de IP para dispositivos específicos. Isto é útil</text:p>
      <text:p text:style-name="Preformatted_20_Text">para habilitar o encaminhamento entre 2 interfaces e uma terceira deixar de-</text:p>
      <text:p text:style-name="Preformatted_20_Text">sabilitada. O valor default é o mesmo que o valor de ipv4/ip_forward, assim</text:p>
      <text:p text:style-name="Preformatted_20_Text">se o valor atribuído a ip_forward for 1, todas as variáveis forwarding serão</text:p>
      <text:p text:style-name="Preformatted_20_Text">1 também</text:p>
      <text:p text:style-name="Preformatted_20_Text"><text:s/>/proc/sys/net/ipv4/conf/nome_da_interface/forwarding</text:p>
      <text:p text:style-name="Preformatted_20_Text"/>
      <text:p text:style-name="Preformatted_20_Text">- Permite o log de todos os pacotes que contém endereço impossível/</text:p>
      <text:p text:style-name="Preformatted_20_Text">inválido/marciano. O valor default é 0</text:p>
      <text:p text:style-name="Preformatted_20_Text"><text:s/>/proc/sys/net/ipv4/conf/nome_da_interface/log_martians</text:p>
      <text:p text:style-name="Preformatted_20_Text"/>
      <text:p text:style-name="Preformatted_20_Text">- Permite o roteamento multicast para um dispositivo específico. O valor</text:p>
      <text:p text:style-name="Preformatted_20_Text">default é 0</text:p>
      <text:p text:style-name="Preformatted_20_Text"><text:s/>/proc/sys/net/ipv4/conf/nome_da_interface/mc_forwarding</text:p>
      <text:p text:style-name="Preformatted_20_Text"/>
      <text:p text:style-name="Preformatted_20_Text">- Atribui proxy arp para uma interface. Este recurso deve ser habilitado</text:p>
      <text:p text:style-name="Preformatted_20_Text">nas interfaces que se deseja para responder a ARP queries. O valor default</text:p>
      <text:p text:style-name="Preformatted_20_Text">é 0</text:p>
      <text:p text:style-name="Preformatted_20_Text"><text:s/>/proc/sys/net/ipv4/conf/nome_da_interface/proxy_arp</text:p>
      <text:p text:style-name="Preformatted_20_Text"/>
      <text:p text:style-name="Preformatted_20_Text">- Atribui o filtro de caminho reverso para uma interface. O RP serve para</text:p>
      <text:p text:style-name="Preformatted_20_Text">validar que o atual endereço de origem usadoa por alguns pacotes estejam</text:p>
      <text:p text:style-name="Preformatted_20_Text">correlacionados com uma tabela de rotas e que pacotes com este IP de origem</text:p>
      <text:p text:style-name="Preformatted_20_Text">são supostamente respondidos através da mesma interface</text:p>
      <text:p text:style-name="Preformatted_20_Text"><text:s/>/proc/sys/net/ipv4/conf/nome_da_interface/rp_filter</text:p>
      <text:p text:style-name="Preformatted_20_Text"/>
      <text:p text:style-name="Preformatted_20_Text">- Permite o redirecionamento seguro. Se não estiver habilitado, o kernel linux</text:p>
      <text:p text:style-name="Preformatted_20_Text">aceitará ICMP redirect de qualquer host. Se habilitado, todos os ICMP redi-</text:p>
      <text:p text:style-name="Preformatted_20_Text">rects serão somente aceitos de gateways litados na lista de gateway default.</text:p>
      <text:p text:style-name="Preformatted_20_Text">Com isto poderemos nos livrar de redirecionamentos ilegais que podem ser</text:p>
      <text:p text:style-name="Preformatted_20_Text">maliciosos. O valor default é 1</text:p>
      <text:p text:style-name="Preformatted_20_Text"><text:s/>/proc/sys/net/ipv4/conf/nome_da_interface/secure_redirects</text:p>
      <text:p text:style-name="Preformatted_20_Text"/>
      <text:p text:style-name="Preformatted_20_Text">- Permite informar ao kernel linux se a interface física conectada é compar-</text:p>
      <text:p text:style-name="Preformatted_20_Text">tilhada ou não. Isto é se diversas e diferentes redes IP com diferentes</text:p>
      <text:p text:style-name="Preformatted_20_Text">máscaras operarem sobre uma mesma mídia ou não. O objetivo principal dessa</text:p>
      <text:p text:style-name="Preformatted_20_Text">variável é informar ao kernel se deve enviar ICMP redirects para uma rede</text:p>
      <text:p text:style-name="Preformatted_20_Text">específica ou não. O valor default é 1</text:p>
      <text:p text:style-name="Preformatted_20_Text"><text:s/>/proc/sys/net/ipv4/conf/nome_da_interface/share_media</text:p>
      <text:p text:style-name="Preformatted_20_Text"><text:soft-page-break/></text:p>
      <text:p text:style-name="Preformatted_20_Text">----------------------------------------------------------------------------</text:p>
      <text:p text:style-name="Preformatted_20_Text"/>
      <text:p text:style-name="Preformatted_20_Text">3 - COMANDOS DE INICIALIZACAO E ENCERRAMENTO DO GNU/LINUX</text:p>
      <text:p text:style-name="Preformatted_20_Text"/>
      <text:p text:style-name="Preformatted_20_Text">3.1 - comando sync = salva as informações em cache de disco. Isso força</text:p>
      <text:p text:style-name="Preformatted_20_Text">todas as informações alteradas a serem salvas no disco. O comando faz o</text:p>
      <text:p text:style-name="Preformatted_20_Text">sistema copiar buffers para o disco. Use o comando sync antes de desligar</text:p>
      <text:p text:style-name="Preformatted_20_Text">o sistema, ou seja, antes do comando 'shutdown'</text:p>
      <text:p text:style-name="Preformatted_20_Text"><text:s/>sync</text:p>
      <text:p text:style-name="Preformatted_20_Text"/>
      <text:p text:style-name="Preformatted_20_Text"/>
      <text:p text:style-name="Preformatted_20_Text">3.2 - comando reboot = reinicia o sistema imediatamente. Deve ser usado</text:p>
      <text:p text:style-name="Preformatted_20_Text">com cuidado pois não faz chamada ao comando sync e isto pode gerar</text:p>
      <text:p text:style-name="Preformatted_20_Text">inconsistências no sistema de arquivos que somente o fsck poderá</text:p>
      <text:p text:style-name="Preformatted_20_Text">consertar</text:p>
      <text:p text:style-name="Preformatted_20_Text"><text:s/>reboot</text:p>
      <text:p text:style-name="Preformatted_20_Text"/>
      <text:p text:style-name="Preformatted_20_Text"/>
      <text:p text:style-name="Preformatted_20_Text">3.3 - comando shutdown = reinicia ou desliga o sistema de forma segura</text:p>
      <text:p text:style-name="Preformatted_20_Text"/>
      <text:p text:style-name="Preformatted_20_Text">- Reinicia o sistema neste exato momento</text:p>
      <text:p text:style-name="Preformatted_20_Text"><text:s/>shutdown -r now</text:p>
      <text:p text:style-name="Preformatted_20_Text"/>
      <text:p text:style-name="Preformatted_20_Text">- Desliga o computador neste exato momento</text:p>
      <text:p text:style-name="Preformatted_20_Text"><text:s/>shutdown -h now</text:p>
      <text:p text:style-name="Preformatted_20_Text"/>
      <text:p text:style-name="Preformatted_20_Text">- Reinicia o sistema daqui 8 minutos</text:p>
      <text:p text:style-name="Preformatted_20_Text"><text:s/>shutdown -r +8</text:p>
      <text:p text:style-name="Preformatted_20_Text"/>
      <text:p text:style-name="Preformatted_20_Text">- O computador entra em modo mono-usuário as 19:00 horas</text:p>
      <text:p text:style-name="Preformatted_20_Text"><text:s/>shutdown 19:00</text:p>
      <text:p text:style-name="Preformatted_20_Text"/>
      <text:p text:style-name="Preformatted_20_Text">- Desliga o computador as 19:00 horas</text:p>
      <text:p text:style-name="Preformatted_20_Text"><text:s/>shutdown -h +19:00</text:p>
      <text:p text:style-name="Preformatted_20_Text"/>
      <text:p text:style-name="Preformatted_20_Text">- Desliga o computador as 06:00 horas da manhã</text:p>
      <text:p text:style-name="Preformatted_20_Text"><text:s/>shutdown -h +06:00</text:p>
      <text:p text:style-name="Preformatted_20_Text"/>
      <text:p text:style-name="Preformatted_20_Text">- Reinicia o sistema daqui a 23 minutos</text:p>
      <text:p text:style-name="Preformatted_20_Text"><text:s/>shutdown -r 23</text:p>
      <text:p text:style-name="Preformatted_20_Text"/>
      <text:p text:style-name="Preformatted_20_Text">- Cancela a execução do comando shutdown</text:p>
      <text:p text:style-name="Preformatted_20_Text"><text:s/>shutdown -c</text:p>
      <text:p text:style-name="Preformatted_20_Text"/>
      <text:p text:style-name="Preformatted_20_Text">- Cancela a execucao do shutdown enviando uma mensagem aos usuários do sistema</text:p>
      <text:p text:style-name="Preformatted_20_Text"><text:s/>shutdown -c mensagem</text:p>
      <text:p text:style-name="Preformatted_20_Text"/>
      <text:p text:style-name="Preformatted_20_Text">- Envia uma mensagem para os usuários do sistema sem reiniciar o PC</text:p>
      <text:p text:style-name="Preformatted_20_Text"><text:s/>shutdown -k mensagem</text:p>
      <text:p text:style-name="Preformatted_20_Text"/>
      <text:p text:style-name="Preformatted_20_Text">- Sequência para desligamento do computador:</text:p>
      <text:p text:style-name="Preformatted_20_Text"><text:s/>sync</text:p>
      <text:p text:style-name="Preformatted_20_Text"><text:s/>sync</text:p>
      <text:p text:style-name="Preformatted_20_Text"><text:s/>shutdown -h now</text:p>
      <text:p text:style-name="Preformatted_20_Text">ou</text:p>
      <text:p text:style-name="Preformatted_20_Text"><text:s/>sync; sync; shutdown -h now</text:p>
      <text:p text:style-name="Preformatted_20_Text"/>
      <text:p text:style-name="Preformatted_20_Text">Sequencia para reiniciar o computador:</text:p>
      <text:p text:style-name="Preformatted_20_Text"><text:s/>sync</text:p>
      <text:p text:style-name="Preformatted_20_Text"><text:s/>sync</text:p>
      <text:p text:style-name="Preformatted_20_Text"><text:s/>shutdown -r now</text:p>
      <text:p text:style-name="Preformatted_20_Text"><text:soft-page-break/>ou</text:p>
      <text:p text:style-name="Preformatted_20_Text"><text:s/>sync; sync; shutdown -r now</text:p>
      <text:p text:style-name="Preformatted_20_Text"/>
      <text:p text:style-name="Preformatted_20_Text"/>
      <text:p text:style-name="Preformatted_20_Text">3.4 - comando exit = termina a sessão atual</text:p>
      <text:p text:style-name="Preformatted_20_Text"/>
      <text:p text:style-name="Preformatted_20_Text"/>
      <text:p text:style-name="Preformatted_20_Text">3.5 - comando logout = termina a sessão atual</text:p>
      <text:p text:style-name="Preformatted_20_Text"/>
      <text:p text:style-name="Preformatted_20_Text"/>
      <text:p text:style-name="Preformatted_20_Text">3.6 - comando sleep = causa um processo para torna-se inativo</text:p>
      <text:p text:style-name="Preformatted_20_Text"/>
      <text:p text:style-name="Preformatted_20_Text"/>
      <text:p text:style-name="Preformatted_20_Text">3.7 - comando su = executa um interpretador de comandos com substituição</text:p>
      <text:p text:style-name="Preformatted_20_Text">de usuário e grupo sem efetuar logout do usuario atual. su permite que</text:p>
      <text:p text:style-name="Preformatted_20_Text">um usuário torne-se outro temporariamente.</text:p>
      <text:p text:style-name="Preformatted_20_Text"><text:s/>su nome-do-usuario</text:p>
      <text:p text:style-name="Preformatted_20_Text"/>
      <text:p text:style-name="Preformatted_20_Text">Para retornar ao usuário anterior, tecla CTRL+D ou digite 'exit'</text:p>
      <text:p text:style-name="Preformatted_20_Text"/>
      <text:p text:style-name="Preformatted_20_Text"/>
      <text:p text:style-name="Preformatted_20_Text">3.8 - comando rlogin = inicia uma sessao de terminal remoto</text:p>
      <text:p text:style-name="Preformatted_20_Text"><text:s/>rlogin -l username host</text:p>
      <text:p text:style-name="Preformatted_20_Text"/>
      <text:p text:style-name="Preformatted_20_Text"><text:s/>Opções:</text:p>
      <text:p text:style-name="Preformatted_20_Text"><text:s/>-x = ativa a criptografia dos dados que forem transmitidos</text:p>
      <text:p text:style-name="Preformatted_20_Text"/>
      <text:p text:style-name="Preformatted_20_Text"/>
      <text:p text:style-name="Preformatted_20_Text">3.9 - Servicos no gnu/linux</text:p>
      <text:p text:style-name="Preformatted_20_Text"/>
      <text:p text:style-name="Preformatted_20_Text">- Debian, Kurumin, Ubuntu</text:p>
      <text:p text:style-name="Preformatted_20_Text"><text:s/>Iniciar servico <text:s text:c="2"/>= /etc/init.d/nome-do-servico start</text:p>
      <text:p text:style-name="Preformatted_20_Text"><text:s/>Parar servico <text:s text:c="4"/>= /etc/init.d/nome-do-servico stop</text:p>
      <text:p text:style-name="Preformatted_20_Text"><text:s/>Reiniciar servico = /etc/init.d/nome-do-servico restart</text:p>
      <text:p text:style-name="Preformatted_20_Text"/>
      <text:p text:style-name="Preformatted_20_Text">- RedHat, Fedora</text:p>
      <text:p text:style-name="Preformatted_20_Text"><text:s/>Iniciar servico <text:s text:c="2"/>= /etc/rc.d/init.d/nome-do-servico start</text:p>
      <text:p text:style-name="Preformatted_20_Text"><text:s/>Parar servico <text:s text:c="4"/>= /etc/rc.d/init.d/nome-do-servico stop</text:p>
      <text:p text:style-name="Preformatted_20_Text"><text:s/>Reiniciar servico = /etc/rc.d/init.d/nome-do-servico restart</text:p>
      <text:p text:style-name="Preformatted_20_Text"/>
      <text:p text:style-name="Preformatted_20_Text"/>
      <text:p text:style-name="Preformatted_20_Text">3.10 - comando crontab = apresenta ou altera a tabela cron (crontab) de um</text:p>
      <text:p text:style-name="Preformatted_20_Text">usuário. A tabela cron especifica acoes programadas que sao executadas pelo</text:p>
      <text:p text:style-name="Preformatted_20_Text">daemon cron.</text:p>
      <text:p text:style-name="Preformatted_20_Text"/>
      <text:p text:style-name="Preformatted_20_Text">- Edita o arquivo crontab do usuario que esta executando o comando</text:p>
      <text:p text:style-name="Preformatted_20_Text"><text:s/>crontab -e</text:p>
      <text:p text:style-name="Preformatted_20_Text"/>
      <text:p text:style-name="Preformatted_20_Text">- Exibe o arquivo crontab do usuario que esta executando o comando</text:p>
      <text:p text:style-name="Preformatted_20_Text"><text:s/>crontab -l</text:p>
      <text:p text:style-name="Preformatted_20_Text"/>
      <text:p text:style-name="Preformatted_20_Text">- Exclui o arquivo crontab do usuario que esta executando o comando</text:p>
      <text:p text:style-name="Preformatted_20_Text"><text:s/>crontab -r</text:p>
      <text:p text:style-name="Preformatted_20_Text"/>
      <text:p text:style-name="Preformatted_20_Text"/>
      <text:p text:style-name="Preformatted_20_Text">3.11 - comando halt = para o sistema.</text:p>
      <text:p text:style-name="Preformatted_20_Text"/>
      <text:p text:style-name="Preformatted_20_Text">- Desliga o sistema</text:p>
      <text:p text:style-name="Preformatted_20_Text"><text:s/>halt</text:p>
      <text:p text:style-name="Preformatted_20_Text"/>
      <text:p text:style-name="Preformatted_20_Text">- Força o desligamento do sistema</text:p>
      <text:p text:style-name="Preformatted_20_Text"><text:s/>halt -f</text:p>
      <text:p text:style-name="Preformatted_20_Text"><text:soft-page-break/></text:p>
      <text:p text:style-name="Preformatted_20_Text">- Desliga as interfaces de rede antes do desligamento total do sistema</text:p>
      <text:p text:style-name="Preformatted_20_Text"><text:s/>halt -i</text:p>
      <text:p text:style-name="Preformatted_20_Text"/>
      <text:p text:style-name="Preformatted_20_Text">- Ao paralisar o sistema, desliga o computador</text:p>
      <text:p text:style-name="Preformatted_20_Text"><text:s/>halt -p</text:p>
      <text:p text:style-name="Preformatted_20_Text"/>
      <text:p text:style-name="Preformatted_20_Text">- Desliga o sistema mas não registra o desligamento no arquivo '/var/log/wtmp'</text:p>
      <text:p text:style-name="Preformatted_20_Text">Por padrao é registrado o desligamento neste arquivo</text:p>
      <text:p text:style-name="Preformatted_20_Text"><text:s/>halt -d</text:p>
      <text:p text:style-name="Preformatted_20_Text"/>
      <text:p text:style-name="Preformatted_20_Text"/>
      <text:p text:style-name="Preformatted_20_Text">3.12 - comando login = estabelece login com o sistema.</text:p>
      <text:p text:style-name="Preformatted_20_Text"/>
      <text:p text:style-name="Preformatted_20_Text">- Pede o login e o password para o user1</text:p>
      <text:p text:style-name="Preformatted_20_Text"><text:s/>login user1</text:p>
      <text:p text:style-name="Preformatted_20_Text"/>
      <text:p text:style-name="Preformatted_20_Text">- Usado para evitar uma segunda autenticação de acesso. Isso não funciona</text:p>
      <text:p text:style-name="Preformatted_20_Text">para o o usuário root</text:p>
      <text:p text:style-name="Preformatted_20_Text"><text:s/>login -f user2</text:p>
      <text:p text:style-name="Preformatted_20_Text"/>
      <text:p text:style-name="Preformatted_20_Text">- Usado por getty para dizer ao login não destruir o ambiente</text:p>
      <text:p text:style-name="Preformatted_20_Text"><text:s/>login -p</text:p>
      <text:p text:style-name="Preformatted_20_Text"/>
      <text:p text:style-name="Preformatted_20_Text">- Usado por outros servidores (por exemplo telnetd) para passar o nome para</text:p>
      <text:p text:style-name="Preformatted_20_Text">o servidor remoto para acessos que podem ser colocados em utmp e wtmp. Apenas</text:p>
      <text:p text:style-name="Preformatted_20_Text">o usuário root pode usar esta opção</text:p>
      <text:p text:style-name="Preformatted_20_Text"><text:s/>login -h nome-da-maquina</text:p>
      <text:p text:style-name="Preformatted_20_Text"/>
      <text:p text:style-name="Preformatted_20_Text"/>
      <text:p text:style-name="Preformatted_20_Text">3.13 - comando chkconfig = faz com que serviços sejam inicializados/fiquem</text:p>
      <text:p text:style-name="Preformatted_20_Text">parados nos modos de inicialização do RedHat ou Fedora GNU/Linux(init 1,</text:p>
      <text:p text:style-name="Preformatted_20_Text">2, 3, 4, 5)</text:p>
      <text:p text:style-name="Preformatted_20_Text"/>
      <text:p text:style-name="Preformatted_20_Text">- Modo grafico = 5</text:p>
      <text:p text:style-name="Preformatted_20_Text">- Modo texto <text:s text:c="2"/>= 3</text:p>
      <text:p text:style-name="Preformatted_20_Text"/>
      <text:p text:style-name="Preformatted_20_Text">- Habilita o serviço sshd no modo texto(3)</text:p>
      <text:p text:style-name="Preformatted_20_Text"><text:s/>chkconfig --level 3 sshd on</text:p>
      <text:p text:style-name="Preformatted_20_Text"/>
      <text:p text:style-name="Preformatted_20_Text">- Habilita o serviço squid no modo grafico(5)</text:p>
      <text:p text:style-name="Preformatted_20_Text"><text:s/>chkconfig --level 5 squid on</text:p>
      <text:p text:style-name="Preformatted_20_Text"/>
      <text:p text:style-name="Preformatted_20_Text">- Habilita o servico httpd nos modos de inicializacao 3, 4 e 5</text:p>
      <text:p text:style-name="Preformatted_20_Text"><text:s/>chkconfig --level 345 httpd on</text:p>
      <text:p text:style-name="Preformatted_20_Text"/>
      <text:p text:style-name="Preformatted_20_Text"/>
      <text:p text:style-name="Preformatted_20_Text">3.14 - comando startx = <text:s/>inicializa um gerenciador de janelas do X.</text:p>
      <text:p text:style-name="Preformatted_20_Text"/>
      <text:p text:style-name="Preformatted_20_Text">- Se você quiser iniciar mais de um X, você deverá adicionar alguns</text:p>
      <text:p text:style-name="Preformatted_20_Text">parâmetros, a partir da segunda sessão X</text:p>
      <text:p text:style-name="Preformatted_20_Text"><text:s/>startx -- :1</text:p>
      <text:p text:style-name="Preformatted_20_Text"/>
      <text:p text:style-name="Preformatted_20_Text">- Executa o terceiro X11, silenciosamente e em segundo plano para não</text:p>
      <text:p text:style-name="Preformatted_20_Text">bloquear o console</text:p>
      <text:p text:style-name="Preformatted_20_Text"><text:s/>startx -- :2 -quiet &amp;</text:p>
      <text:p text:style-name="Preformatted_20_Text"/>
      <text:p text:style-name="Preformatted_20_Text">- Executa o quarto X11, com uma profundidade de cor de 24 bits</text:p>
      <text:p text:style-name="Preformatted_20_Text"><text:s/>startx -- :3 -bpp 24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<text:soft-page-break/>4 - COMANDOS DE CONTROLE DE ACESSO E USUARIOS/GRUPOS</text:p>
      <text:p text:style-name="Preformatted_20_Text"/>
      <text:p text:style-name="Preformatted_20_Text">4.1 - comando useradd ou adduser = adiciona um usuario no sistema. Por</text:p>
      <text:p text:style-name="Preformatted_20_Text">padrão, quando um novo usuario é adicionado, é criado um grupo com o</text:p>
      <text:p text:style-name="Preformatted_20_Text">mesmo nome do usuario. Sera criado um diretorio home com o nome do usuário</text:p>
      <text:p text:style-name="Preformatted_20_Text">e este recebera uma identificacao.</text:p>
      <text:p text:style-name="Preformatted_20_Text"/>
      <text:p text:style-name="Preformatted_20_Text">- Para criar o usuário chamado 'jordam'</text:p>
      <text:p text:style-name="Preformatted_20_Text"><text:s/>useradd jordam</text:p>
      <text:p text:style-name="Preformatted_20_Text"/>
      <text:p text:style-name="Preformatted_20_Text">- Força a criação do diretório 'home' do usuário 'jordam'</text:p>
      <text:p text:style-name="Preformatted_20_Text"><text:s/>useradd -m jordam</text:p>
      <text:p text:style-name="Preformatted_20_Text"/>
      <text:p text:style-name="Preformatted_20_Text">- Cria o usuário 'jordam' com a ID '800'</text:p>
      <text:p text:style-name="Preformatted_20_Text"><text:s/>useradd -u 800 jordam</text:p>
      <text:p text:style-name="Preformatted_20_Text"/>
      <text:p text:style-name="Preformatted_20_Text">- Cria o usuário 'jordam' com o nome do grupo chamado 'admin'</text:p>
      <text:p text:style-name="Preformatted_20_Text"><text:s/>useradd -g admin jordam</text:p>
      <text:p text:style-name="Preformatted_20_Text"/>
      <text:p text:style-name="Preformatted_20_Text">- Cria o usuário 'jordam' com o seu shell apontando para '/bin/false'</text:p>
      <text:p text:style-name="Preformatted_20_Text">(ele não irá conseguir se logar no sistema)</text:p>
      <text:p text:style-name="Preformatted_20_Text"><text:s/>useradd jordam -s /bin/false</text:p>
      <text:p text:style-name="Preformatted_20_Text"/>
      <text:p text:style-name="Preformatted_20_Text">- Cria o usuário 'jordam' especificando seu diretório home em '/home/users/'</text:p>
      <text:p text:style-name="Preformatted_20_Text">ao invés de '/home/jordam'</text:p>
      <text:p text:style-name="Preformatted_20_Text"><text:s/>useradd -d /home/users jordam</text:p>
      <text:p text:style-name="Preformatted_20_Text"/>
      <text:p text:style-name="Preformatted_20_Text">- Cria o usuário 'jordam' colocando-o no grupo 'admin' e também nos</text:p>
      <text:p text:style-name="Preformatted_20_Text">'users' e 'postgresql'</text:p>
      <text:p text:style-name="Preformatted_20_Text"><text:s/>useradd -g admin -G users,postgresql jordam</text:p>
      <text:p text:style-name="Preformatted_20_Text"/>
      <text:p text:style-name="Preformatted_20_Text"/>
      <text:p text:style-name="Preformatted_20_Text">- Adiciona o usuário 'jordam' no grupo 'users' com o diretório home em</text:p>
      <text:p text:style-name="Preformatted_20_Text">'/home/jordam' e seu nome pessoal 'Mister Jordam'. Se você não especi-</text:p>
      <text:p text:style-name="Preformatted_20_Text">ficar qualquer parametro então serão utilizadas as configurações padrão</text:p>
      <text:p text:style-name="Preformatted_20_Text">contidas no arquivo '/etc/default/useradd'. Além disso, o conteúdo do</text:p>
      <text:p text:style-name="Preformatted_20_Text">diretório '/etc/skel' será copiado para o diretório deste novo usuário</text:p>
      <text:p text:style-name="Preformatted_20_Text"><text:s/>useradd -g users -d /home/jordam -c 'Mister Jordam' jordam</text:p>
      <text:p text:style-name="Preformatted_20_Text"/>
      <text:p text:style-name="Preformatted_20_Text"/>
      <text:p text:style-name="Preformatted_20_Text">4.2 - comando passwd = cria/modifica a senha de um usuário</text:p>
      <text:p text:style-name="Preformatted_20_Text"/>
      <text:p text:style-name="Preformatted_20_Text">- Altera <text:s/>senha do usuário 'jordam'</text:p>
      <text:p text:style-name="Preformatted_20_Text"><text:s/>passwd jordam</text:p>
      <text:p text:style-name="Preformatted_20_Text"/>
      <text:p text:style-name="Preformatted_20_Text">- Bloqueia/travar login do usuário 'jordam'</text:p>
      <text:p text:style-name="Preformatted_20_Text"><text:s/>passwd -l jordam</text:p>
      <text:p text:style-name="Preformatted_20_Text"/>
      <text:p text:style-name="Preformatted_20_Text">- Desbloqueia/destrava login do usuario 'jordam'</text:p>
      <text:p text:style-name="Preformatted_20_Text"><text:s/>passwd -u jordam</text:p>
      <text:p text:style-name="Preformatted_20_Text"/>
      <text:p text:style-name="Preformatted_20_Text"/>
      <text:p text:style-name="Preformatted_20_Text">4.3 - comando usermod = modifica a conta de um usuário</text:p>
      <text:p text:style-name="Preformatted_20_Text"/>
      <text:p text:style-name="Preformatted_20_Text">- Altera o diretório home do usuário 'jordam'</text:p>
      <text:p text:style-name="Preformatted_20_Text"><text:s/>usermod -d nome_do_diretorio jordam</text:p>
      <text:p text:style-name="Preformatted_20_Text"/>
      <text:p text:style-name="Preformatted_20_Text">- Define uma data de expiração para a conta do usuário 'jordam', após ela</text:p>
      <text:p text:style-name="Preformatted_20_Text">será desativada. A data deve estar no formato YYYY-MM-DD</text:p>
      <text:p text:style-name="Preformatted_20_Text"><text:s/>usermod -e YYYY-MM-DD jordam</text:p>
      <text:p text:style-name="Preformatted_20_Text"/>
      <text:p text:style-name="Preformatted_20_Text">- Fornece um novo ajuste para o número de dias depois que uma senha</text:p>
      <text:p text:style-name="Preformatted_20_Text"><text:soft-page-break/>expira, quando ela será permanentemente desativada</text:p>
      <text:p text:style-name="Preformatted_20_Text"><text:s/>usermod -f numero_de_dias_inativos usuario1</text:p>
      <text:p text:style-name="Preformatted_20_Text"/>
      <text:p text:style-name="Preformatted_20_Text">- Altera o nome do login do usuário 'jordam' para 'jordam23'</text:p>
      <text:p text:style-name="Preformatted_20_Text"><text:s/>usermod -l jordam23 jordam</text:p>
      <text:p text:style-name="Preformatted_20_Text"/>
      <text:p text:style-name="Preformatted_20_Text">- Altera o shell padrão do usuário 'jordam'</text:p>
      <text:p text:style-name="Preformatted_20_Text"><text:s/>usermod -s nome_do_shell jordam</text:p>
      <text:p text:style-name="Preformatted_20_Text"/>
      <text:p text:style-name="Preformatted_20_Text">- Altera o número de identificação (UID) do usuário 'jordam'</text:p>
      <text:p text:style-name="Preformatted_20_Text"><text:s/>usermod -u UID jordam</text:p>
      <text:p text:style-name="Preformatted_20_Text"/>
      <text:p text:style-name="Preformatted_20_Text">- Configura a data de expiração da conta do usuário 'jordam' para 21</text:p>
      <text:p text:style-name="Preformatted_20_Text">de Agosto de 2003</text:p>
      <text:p text:style-name="Preformatted_20_Text"><text:s/>usermod -e 2003-8-21 jordam</text:p>
      <text:p text:style-name="Preformatted_20_Text"/>
      <text:p text:style-name="Preformatted_20_Text">- Faz com que o usuário 'jordam' passe a ser membro do grupo 'users'</text:p>
      <text:p text:style-name="Preformatted_20_Text"><text:s/>usermod -G users jordam</text:p>
      <text:p text:style-name="Preformatted_20_Text"/>
      <text:p text:style-name="Preformatted_20_Text"/>
      <text:p text:style-name="Preformatted_20_Text">4.4 - comando userdel = remove um usuário do sistema</text:p>
      <text:p text:style-name="Preformatted_20_Text"/>
      <text:p text:style-name="Preformatted_20_Text">- Remove o usuário 'jordam'</text:p>
      <text:p text:style-name="Preformatted_20_Text"><text:s/>userdel jordam</text:p>
      <text:p text:style-name="Preformatted_20_Text"/>
      <text:p text:style-name="Preformatted_20_Text">- Remove o usuário 'jordam' e também seu diretório home (/home/jordam)</text:p>
      <text:p text:style-name="Preformatted_20_Text"><text:s/>userdel -r jordam</text:p>
      <text:p text:style-name="Preformatted_20_Text"/>
      <text:p text:style-name="Preformatted_20_Text">- Procura e remove arquivos que pertenciam ao usuário 'jordam' cujo UID</text:p>
      <text:p text:style-name="Preformatted_20_Text">é 800 (checar o arquivo '/etc/passwd) que se encontram em outros diretó-</text:p>
      <text:p text:style-name="Preformatted_20_Text">rios no sistema</text:p>
      <text:p text:style-name="Preformatted_20_Text"><text:s/>find / -type f -uid 800 -print -exec rm {} \;</text:p>
      <text:p text:style-name="Preformatted_20_Text"/>
      <text:p text:style-name="Preformatted_20_Text"/>
      <text:p text:style-name="Preformatted_20_Text">4.5 - comando groupadd ou addgroup = adiciona um grupo ao sistema</text:p>
      <text:p text:style-name="Preformatted_20_Text"/>
      <text:p text:style-name="Preformatted_20_Text">- Cria um grupo chamado 'reporteres' no sistema</text:p>
      <text:p text:style-name="Preformatted_20_Text"><text:s/>groupadd reporteres</text:p>
      <text:p text:style-name="Preformatted_20_Text"/>
      <text:p text:style-name="Preformatted_20_Text">- Cria um grupo chamado 'artistas' especificando o número de identificação</text:p>
      <text:p text:style-name="Preformatted_20_Text">do grupo (GID) como 823</text:p>
      <text:p text:style-name="Preformatted_20_Text"><text:s/>groupadd -g 823 artistas</text:p>
      <text:p text:style-name="Preformatted_20_Text"/>
      <text:p text:style-name="Preformatted_20_Text">OBS: Logo após a criação de um grupo, pode-se acrescentar uma senha</text:p>
      <text:p text:style-name="Preformatted_20_Text">ao mesmo. Pra isso, basta digitar o comando</text:p>
      <text:p text:style-name="Preformatted_20_Text"><text:s/>gpasswd nome_do_grupo</text:p>
      <text:p text:style-name="Preformatted_20_Text"/>
      <text:p text:style-name="Preformatted_20_Text"/>
      <text:p text:style-name="Preformatted_20_Text">4.6 - comando groupmod = modifica informaçõe sobre um grupo</text:p>
      <text:p text:style-name="Preformatted_20_Text"><text:s/>groupmod grupo1</text:p>
      <text:p text:style-name="Preformatted_20_Text"/>
      <text:p text:style-name="Preformatted_20_Text"/>
      <text:p text:style-name="Preformatted_20_Text">4.7 - comando groupdel = exclui um grupo do sistema. Você nao pode remover</text:p>
      <text:p text:style-name="Preformatted_20_Text">o grupo primario de um usuario. Remova o usuario primeiro.</text:p>
      <text:p text:style-name="Preformatted_20_Text"/>
      <text:p text:style-name="Preformatted_20_Text">- Exclui o grupo 'artistas' do sistema</text:p>
      <text:p text:style-name="Preformatted_20_Text"><text:s/>groupdel artistas</text:p>
      <text:p text:style-name="Preformatted_20_Text"/>
      <text:p text:style-name="Preformatted_20_Text">- Procura todos os arquivos pertencentes ao grupo cuja ID é 960 e depois</text:p>
      <text:p text:style-name="Preformatted_20_Text">usa o comando 'chgrp' para alterar a posse de grupo do arquivo para o</text:p>
      <text:p text:style-name="Preformatted_20_Text">grupo chamado 'novogrupo'</text:p>
      <text:p text:style-name="Preformatted_20_Text"><text:s/>find / -type f -uid 960 -print -exec chgrp novogrupo {} \;</text:p>
      <text:p text:style-name="Preformatted_20_Text"><text:soft-page-break/></text:p>
      <text:p text:style-name="Preformatted_20_Text"/>
      <text:p text:style-name="Preformatted_20_Text">4.8 - comando chgrp = altera o GRUPO de arquivos/diretorios. O grupo de</text:p>
      <text:p text:style-name="Preformatted_20_Text">um arquivo/diretorio só poderá ser alterado pelo seu respectivo dono.</text:p>
      <text:p text:style-name="Preformatted_20_Text"/>
      <text:p text:style-name="Preformatted_20_Text">- Altera o grupo atual do arquivo 'teste1.txt' para o grupo 'projetos'</text:p>
      <text:p text:style-name="Preformatted_20_Text"><text:s/>chgrp -c -v projetos teste1</text:p>
      <text:p text:style-name="Preformatted_20_Text"/>
      <text:p text:style-name="Preformatted_20_Text">- Altera o grupo atual do diretório 'pesquisa' para o grupo 'projetos'</text:p>
      <text:p text:style-name="Preformatted_20_Text">e também de todos os arquivos e subdiretorios presentes no diretório</text:p>
      <text:p text:style-name="Preformatted_20_Text">'pesquisa'</text:p>
      <text:p text:style-name="Preformatted_20_Text"><text:s/>chgrp -R -c -v projetos pesquisa</text:p>
      <text:p text:style-name="Preformatted_20_Text"/>
      <text:p text:style-name="Preformatted_20_Text"/>
      <text:p text:style-name="Preformatted_20_Text">4.9 - comando chown = altera o proprietário/dono e/ou o nome do grupo de</text:p>
      <text:p text:style-name="Preformatted_20_Text">arquivos/diretórios</text:p>
      <text:p text:style-name="Preformatted_20_Text"/>
      <text:p text:style-name="Preformatted_20_Text">- Altera o dono do arquivo 'teste1.txt' para o usuário 'jordam' e grupo</text:p>
      <text:p text:style-name="Preformatted_20_Text">'admin' exibindo o resultado do comando (opção -v)</text:p>
      <text:p text:style-name="Preformatted_20_Text"><text:s/>chown -v jordam.admin teste1.txt</text:p>
      <text:p text:style-name="Preformatted_20_Text"/>
      <text:p text:style-name="Preformatted_20_Text">- Altera o dono do diretório 'textos' bem como seus sub-diretórios (opção -R)</text:p>
      <text:p text:style-name="Preformatted_20_Text">para o usuário 'jordam' e grupo 'admin'</text:p>
      <text:p text:style-name="Preformatted_20_Text"><text:s/>chown -v -R jordam.admin textos</text:p>
      <text:p text:style-name="Preformatted_20_Text"/>
      <text:p text:style-name="Preformatted_20_Text">- Altera o dono do arquivo 'teste5.txt' para o usuário 'jordam'</text:p>
      <text:p text:style-name="Preformatted_20_Text"><text:s/>chown jordam teste5.txt</text:p>
      <text:p text:style-name="Preformatted_20_Text"/>
      <text:p text:style-name="Preformatted_20_Text"/>
      <text:p text:style-name="Preformatted_20_Text">4.10 - comando chmod = altera as permissões de acesso de arquivos/diretórios</text:p>
      <text:p text:style-name="Preformatted_20_Text"/>
      <text:p text:style-name="Preformatted_20_Text"><text:s/>drw-r--r-- <text:s text:c="2"/>1 <text:s text:c="2"/>root <text:s text:c="2"/>root <text:s text:c="2"/>361 <text:s text:c="3"/>Nov2000 <text:s text:c="2"/>07:23AM <text:s text:c="2"/>file1.txt</text:p>
      <text:p text:style-name="Preformatted_20_Text"/>
      <text:p text:style-name="Preformatted_20_Text"><text:s text:c="5"/>a <text:s text:c="7"/>b <text:s text:c="3"/>c <text:s text:c="5"/>d <text:s text:c="5"/>e <text:s text:c="7"/>f <text:s text:c="8"/>g <text:s text:c="9"/>h</text:p>
      <text:p text:style-name="Preformatted_20_Text"/>
      <text:p text:style-name="Preformatted_20_Text"><text:s/>a - permissões do arquivo</text:p>
      <text:p text:style-name="Preformatted_20_Text"><text:s/>b - número</text:p>
      <text:p text:style-name="Preformatted_20_Text"><text:s/>c - dono/proprietário do arquivo</text:p>
      <text:p text:style-name="Preformatted_20_Text"><text:s/>d - grupo do arquivo</text:p>
      <text:p text:style-name="Preformatted_20_Text"><text:s/>e - tamanho em bytes do arquivo</text:p>
      <text:p text:style-name="Preformatted_20_Text"><text:s/>f - data de criacao do arquivo</text:p>
      <text:p text:style-name="Preformatted_20_Text"><text:s/>g - hora de criacao do arrquivo</text:p>
      <text:p text:style-name="Preformatted_20_Text"><text:s/>h - nome do arquivo</text:p>
      <text:p text:style-name="Preformatted_20_Text"/>
      <text:p text:style-name="Preformatted_20_Text"><text:s/>d rwx rwx rwx</text:p>
      <text:p text:style-name="Preformatted_20_Text"><text:s/>| <text:s/>| <text:s text:c="2"/>| <text:s text:c="2"/>|</text:p>
      <text:p text:style-name="Preformatted_20_Text"><text:s/>| <text:s/>| <text:s text:c="2"/>| <text:s text:c="2"/>|_ acesso aos demais usuarios que nao sao do grupo do dono do arquivo</text:p>
      <text:p text:style-name="Preformatted_20_Text"><text:s/>| <text:s/>| <text:s text:c="2"/>|</text:p>
      <text:p text:style-name="Preformatted_20_Text"><text:s/>| <text:s/>| <text:s text:c="2"/>|_ grupo do proprietario do arquivo</text:p>
      <text:p text:style-name="Preformatted_20_Text"><text:s/>| <text:s/>|</text:p>
      <text:p text:style-name="Preformatted_20_Text"><text:s/>| <text:s/>|_ proprietario do arquivo</text:p>
      <text:p text:style-name="Preformatted_20_Text"><text:s/>|</text:p>
      <text:p text:style-name="Preformatted_20_Text"><text:s/>|_ indica que é um diretorio</text:p>
      <text:p text:style-name="Preformatted_20_Text"/>
      <text:p text:style-name="Preformatted_20_Text"/>
      <text:p text:style-name="Preformatted_20_Text"><text:s/>r - read (Leitura) - copiar, visualizar, imprimir:</text:p>
      <text:p text:style-name="Preformatted_20_Text">* arquivo: significa que se pode ler o arquivo (através de um "cat" por </text:p>
      <text:p text:style-name="Preformatted_20_Text">exemplo.</text:p>
      <text:p text:style-name="Preformatted_20_Text"/>
      <text:p text:style-name="Preformatted_20_Text">* diretório: significa que se pode ver o conteúdo do diretório (através de</text:p>
      <text:p text:style-name="Preformatted_20_Text">ls por exemplo). Porém observe a explicação sobre a permissão de execução mais</text:p>
      <text:p text:style-name="Preformatted_20_Text"><text:soft-page-break/>abaixo.</text:p>
      <text:p text:style-name="Preformatted_20_Text"/>
      <text:p text:style-name="Preformatted_20_Text"><text:s/>w - write (escrita, gravação): mover, apagar, modificar</text:p>
      <text:p text:style-name="Preformatted_20_Text">* arquivo: significa que se pode adicionar conteúdo e alterar um arquivo.</text:p>
      <text:p text:style-name="Preformatted_20_Text"/>
      <text:p text:style-name="Preformatted_20_Text">* diretório: significa que se pode criar e/ou apagar qualquer, repito QUALQUER</text:p>
      <text:p text:style-name="Preformatted_20_Text">arquivo e/ou diretório que esteja dentro deste, mesmo que não se tenha </text:p>
      <text:p text:style-name="Preformatted_20_Text">permissão</text:p>
      <text:p text:style-name="Preformatted_20_Text">alguma para o arquivo/diretório a ser apagado. Observe a explicação sobre</text:p>
      <text:p text:style-name="Preformatted_20_Text">permissão de execução abaixo e "sticky bit" em 2.2. NUNCA deixe o seu </text:p>
      <text:p text:style-name="Preformatted_20_Text">diretório</text:p>
      <text:p text:style-name="Preformatted_20_Text">home com esta permissão para outros (também conhecida como world-writable).</text:p>
      <text:p text:style-name="Preformatted_20_Text"/>
      <text:p text:style-name="Preformatted_20_Text"><text:s/>x - eXecute (execução)</text:p>
      <text:p text:style-name="Preformatted_20_Text">* arquivo: pode-se executar o programa ou shell script (se um arquivo texto</text:p>
      <text:p text:style-name="Preformatted_20_Text">não for um script e tiver esta permissão e você executar vai dar um monte de</text:p>
      <text:p text:style-name="Preformatted_20_Text">"command not found").</text:p>
      <text:p text:style-name="Preformatted_20_Text"/>
      <text:p text:style-name="Preformatted_20_Text">* diretório: significa que pode-se "entrar" no diretório. Esta permissão</text:p>
      <text:p text:style-name="Preformatted_20_Text">é importante quando atribuída a um diretório. De nada adianta uma permissão</text:p>
      <text:p text:style-name="Preformatted_20_Text">'w' se não tiver 'x'. Já no caso do 'r' sem 'x' ainda podemos ver o conteúdo</text:p>
      <text:p text:style-name="Preformatted_20_Text">do diretório, porém com algumas limitações. Mas na hora de executar um "find"</text:p>
      <text:p text:style-name="Preformatted_20_Text">precisamos ter 'r' e 'x'.</text:p>
      <text:p text:style-name="Preformatted_20_Text"/>
      <text:p text:style-name="Preformatted_20_Text"><text:s/>- = sem permissão</text:p>
      <text:p text:style-name="Preformatted_20_Text"/>
      <text:p text:style-name="Preformatted_20_Text"><text:s/>PERMISSÕES OCTAIS (modo octal)</text:p>
      <text:p text:style-name="Preformatted_20_Text"><text:s/>0 = nenhuma permissao para o arquivo <text:s/>(---)</text:p>
      <text:p text:style-name="Preformatted_20_Text"><text:s/>1 = permissao para executar o arquivo (--x)</text:p>
      <text:p text:style-name="Preformatted_20_Text"><text:s/>2 = permissao para gravar(escrever) no arquivo <text:s/>(-w-)</text:p>
      <text:p text:style-name="Preformatted_20_Text"><text:s/>3 = permissao para gravar(escrever) e executar o arquivo (-wx)</text:p>
      <text:p text:style-name="Preformatted_20_Text"><text:s/>4 = permissao para leitura do arquivo (r--)</text:p>
      <text:p text:style-name="Preformatted_20_Text"><text:s/>5 = permissao para leitura e execucao do arquivo (r-x)</text:p>
      <text:p text:style-name="Preformatted_20_Text"><text:s/>6 = permissao para leitura e gravacao(escrever) no arquivo <text:s/>(rw-)</text:p>
      <text:p text:style-name="Preformatted_20_Text"><text:s/>7 = permissao para leitura, gravacao(escrever) e execucao do arquivo (rwx)</text:p>
      <text:p text:style-name="Preformatted_20_Text"/>
      <text:p text:style-name="Preformatted_20_Text"><text:s/>,-------,-----------,---------,</text:p>
      <text:p text:style-name="Preformatted_20_Text"><text:s/>| octal | permissão | cálculo |</text:p>
      <text:p text:style-name="Preformatted_20_Text"><text:s/>|-------|-----------|---------|</text:p>
      <text:p text:style-name="Preformatted_20_Text"><text:s/>| <text:s text:c="2"/>0 <text:s text:c="2"/>| <text:s text:c="3"/>--- <text:s text:c="3"/>| <text:s text:c="3"/>0 <text:s text:c="3"/>|</text:p>
      <text:p text:style-name="Preformatted_20_Text"><text:s/>| <text:s text:c="2"/>1 <text:s text:c="2"/>| <text:s text:c="3"/>--x <text:s text:c="3"/>| <text:s text:c="3"/>1 <text:s text:c="3"/>|</text:p>
      <text:p text:style-name="Preformatted_20_Text"><text:s/>| <text:s text:c="2"/>2 <text:s text:c="2"/>| <text:s text:c="3"/>-w- <text:s text:c="3"/>| <text:s text:c="3"/>2 <text:s text:c="3"/>|</text:p>
      <text:p text:style-name="Preformatted_20_Text"><text:s/>| <text:s text:c="2"/>3 <text:s text:c="2"/>| <text:s text:c="3"/>-wx <text:s text:c="3"/>| <text:s text:c="2"/>2+1 <text:s text:c="2"/>|</text:p>
      <text:p text:style-name="Preformatted_20_Text"><text:s/>| <text:s text:c="2"/>4 <text:s text:c="2"/>| <text:s text:c="3"/>r-- <text:s text:c="3"/>| <text:s text:c="3"/>4 <text:s text:c="3"/>|</text:p>
      <text:p text:style-name="Preformatted_20_Text"><text:s/>| <text:s text:c="2"/>5 <text:s text:c="2"/>| <text:s text:c="3"/>r-x <text:s text:c="3"/>| <text:s text:c="2"/>4+1 <text:s text:c="2"/>|</text:p>
      <text:p text:style-name="Preformatted_20_Text"><text:s/>| <text:s text:c="2"/>6 <text:s text:c="2"/>| <text:s text:c="3"/>rw- <text:s text:c="3"/>| <text:s text:c="2"/>4+2 <text:s text:c="2"/>|</text:p>
      <text:p text:style-name="Preformatted_20_Text"><text:s/>| <text:s text:c="2"/>7 <text:s text:c="2"/>| <text:s text:c="3"/>rwx <text:s text:c="3"/>| <text:s/>4+2+1 <text:s/>|</text:p>
      <text:p text:style-name="Preformatted_20_Text"><text:s/>'-------'-----------'---------'</text:p>
      <text:p text:style-name="Preformatted_20_Text"/>
      <text:p text:style-name="Preformatted_20_Text">Um modo fácil de entender como as permissões de acesso octais funcionam, é</text:p>
      <text:p text:style-name="Preformatted_20_Text">através da seguinte tabela:</text:p>
      <text:p text:style-name="Preformatted_20_Text"><text:s/>1 = executar</text:p>
      <text:p text:style-name="Preformatted_20_Text"><text:s/>2 = gravar</text:p>
      <text:p text:style-name="Preformatted_20_Text"><text:s/>4 = ler</text:p>
      <text:p text:style-name="Preformatted_20_Text"/>
      <text:p text:style-name="Preformatted_20_Text">Basta agora fazer o seguinte:</text:p>
      <text:p text:style-name="Preformatted_20_Text">- somente permissão de execução, use 1</text:p>
      <text:p text:style-name="Preformatted_20_Text">- somente a permissão de leitura, use 4</text:p>
      <text:p text:style-name="Preformatted_20_Text">- somente permissão de gravação, use 2</text:p>
      <text:p text:style-name="Preformatted_20_Text">- permissão de leitura/gravação, use 6 (equivale a 2+4/Gravar+Ler)</text:p>
      <text:p text:style-name="Preformatted_20_Text">- permissão de leitura/execução, use 5 (equivale a 1+4/Executar+Ler)</text:p>
      <text:p text:style-name="Preformatted_20_Text">- permissão de execução/gravação, use 3 (equivale a 1+2 /Executar+Gravar)</text:p>
      <text:p text:style-name="Preformatted_20_Text"><text:soft-page-break/>- permissão de leitura/gravação/execução, use 7 (equivale a </text:p>
      <text:p text:style-name="Preformatted_20_Text">1+2+4/Executar+Gravar+Ler).</text:p>
      <text:p text:style-name="Preformatted_20_Text"/>
      <text:p text:style-name="Preformatted_20_Text">OBS: O caracter "d" no primeiro bit de algumas linhas geradas com</text:p>
      <text:p text:style-name="Preformatted_20_Text">o comando ls, significa que é um diretorio. Veja abaixo a lista de</text:p>
      <text:p text:style-name="Preformatted_20_Text">outras opções possiveis:</text:p>
      <text:p text:style-name="Preformatted_20_Text"/>
      <text:p text:style-name="Preformatted_20_Text">Caractere <text:s text:c="3"/>Significado</text:p>
      <text:p text:style-name="Preformatted_20_Text"><text:s text:c="3"/>- <text:s text:c="8"/>arquivo normal</text:p>
      <text:p text:style-name="Preformatted_20_Text"><text:s text:c="3"/>b <text:s text:c="8"/>dispositivo de blocos</text:p>
      <text:p text:style-name="Preformatted_20_Text"><text:s text:c="3"/>c <text:s text:c="8"/>dispositivo de caracteres</text:p>
      <text:p text:style-name="Preformatted_20_Text"><text:s text:c="3"/>d <text:s text:c="8"/>diretorio</text:p>
      <text:p text:style-name="Preformatted_20_Text"><text:s text:c="3"/>l <text:s text:c="8"/>symbolic link</text:p>
      <text:p text:style-name="Preformatted_20_Text"><text:s text:c="3"/>p <text:s text:c="8"/>FIFO</text:p>
      <text:p text:style-name="Preformatted_20_Text"><text:s text:c="3"/>s <text:s text:c="8"/>socket, atribuído para arquivos de comunicação/memória</text:p>
      <text:p text:style-name="Preformatted_20_Text"><text:s text:c="3"/>t <text:s text:c="8"/>sticky bit é um bit utilizado tanto para arquivos como</text:p>
      <text:p text:style-name="Preformatted_20_Text"><text:s text:c="13"/>para diretórios</text:p>
      <text:p text:style-name="Preformatted_20_Text"/>
      <text:p text:style-name="Preformatted_20_Text">Em adição as três permissões básicas (rwx), existem permissões de</text:p>
      <text:p text:style-name="Preformatted_20_Text">acesso especiais (stX) que afetam arquivos executáveis e diretórios:</text:p>
      <text:p text:style-name="Preformatted_20_Text"/>
      <text:p text:style-name="Preformatted_20_Text">- s = quando é usado na permissão de acesso do "dono" ajusta a identificação</text:p>
      <text:p text:style-name="Preformatted_20_Text">efetiva do usuário do processo durante a execução de um programa, também</text:p>
      <text:p text:style-name="Preformatted_20_Text">chamado de "bit setuid". Não tem efeito em diretórios. Quando "s" é usado na</text:p>
      <text:p text:style-name="Preformatted_20_Text">permissão de acesso do "Grupo" ajusta a identificação efetiva do grupo do</text:p>
      <text:p text:style-name="Preformatted_20_Text">processo durante a execução de um programa, chamado de "bit setgid". É</text:p>
      <text:p text:style-name="Preformatted_20_Text">identificado pela letra "s" no lugar da permissão de execução do grupo do</text:p>
      <text:p text:style-name="Preformatted_20_Text">arquivo/diretório. Em diretórios, força que os arquivos criados dentro dele</text:p>
      <text:p text:style-name="Preformatted_20_Text">pertençam ao mesmo grupo do diretório, ao invés do grupo primário que o</text:p>
      <text:p text:style-name="Preformatted_20_Text">usuário pertence. Ambos "setgid" e "setuid" podem aparecer ao mesmo tempo no</text:p>
      <text:p text:style-name="Preformatted_20_Text">mesmo arquivo/diretório. A permissão de acesso especial "s" somente pode</text:p>
      <text:p text:style-name="Preformatted_20_Text">aparecer no campo "dono" e "grupo".</text:p>
      <text:p text:style-name="Preformatted_20_Text"/>
      <text:p text:style-name="Preformatted_20_Text">- t = salva a imagem do texto do programa no dispositivo swap, assim ele</text:p>
      <text:p text:style-name="Preformatted_20_Text">será carregado mais rapidamente quando executado, também chamado de "stick </text:p>
      <text:p text:style-name="Preformatted_20_Text">bit".</text:p>
      <text:p text:style-name="Preformatted_20_Text">Em diretórios, impede que outros usuários removam arquivos dos quais não são</text:p>
      <text:p text:style-name="Preformatted_20_Text">donos. Isto é chamado de colocar o diretório em modo "append-only". Um</text:p>
      <text:p text:style-name="Preformatted_20_Text">exemplo de diretório que se encaixa perfeitamente nesta condição é o "/tmp"</text:p>
      <text:p text:style-name="Preformatted_20_Text">todos os usuários devem ter acesso para que seus programas possam criar os</text:p>
      <text:p text:style-name="Preformatted_20_Text">arquivos temporários lá, mas nenhum pode apagar arquivos dos outros. A</text:p>
      <text:p text:style-name="Preformatted_20_Text">permissão especial "t" pode ser especificada somente no campo outros</text:p>
      <text:p text:style-name="Preformatted_20_Text">usuários das permissões de acesso.</text:p>
      <text:p text:style-name="Preformatted_20_Text"/>
      <text:p text:style-name="Preformatted_20_Text">- X = se você usar "X" ao invés de "x" a permissão de execução somente é</text:p>
      <text:p text:style-name="Preformatted_20_Text">afetada se o arquivo ja tiver permissões de execução. Em diretórios ela tem</text:p>
      <text:p text:style-name="Preformatted_20_Text">o mesmo efeito que a permissão de execução "x".</text:p>
      <text:p text:style-name="Preformatted_20_Text"/>
      <text:p text:style-name="Preformatted_20_Text"><text:s/>,----------------------------------------------------,</text:p>
      <text:p text:style-name="Preformatted_20_Text"><text:s/>| ATRIBUTOS ESPECIAIS <text:s text:c="31"/>|</text:p>
      <text:p text:style-name="Preformatted_20_Text"><text:s/>|-------------'--------------------------------------|</text:p>
      <text:p text:style-name="Preformatted_20_Text"><text:s/>| VALOR OCTAL | SIGNIFICADO <text:s text:c="25"/>|</text:p>
      <text:p text:style-name="Preformatted_20_Text"><text:s/>|-------------'--------------------------------------|</text:p>
      <text:p text:style-name="Preformatted_20_Text"><text:s/>| 0 <text:s text:c="10"/>| Nenhum atribudo especial ligado <text:s text:c="5"/>|</text:p>
      <text:p text:style-name="Preformatted_20_Text"><text:s/>| 1 <text:s text:c="10"/>| Bit STICKY ligado <text:s text:c="19"/>|</text:p>
      <text:p text:style-name="Preformatted_20_Text"><text:s/>| 2 <text:s text:c="10"/>| Bit SETGID ligado <text:s text:c="19"/>|</text:p>
      <text:p text:style-name="Preformatted_20_Text"><text:s/>| 3 <text:s text:c="10"/>| Bits STICKY e SETGID ligados <text:s text:c="8"/>|</text:p>
      <text:p text:style-name="Preformatted_20_Text"><text:s/>| 4 <text:s text:c="10"/>| Bit SETUID ligado <text:s text:c="19"/>|</text:p>
      <text:p text:style-name="Preformatted_20_Text"><text:s/>| 5 <text:s text:c="10"/>| Bits STICKY e SETUID ligados <text:s text:c="8"/>|</text:p>
      <text:p text:style-name="Preformatted_20_Text"><text:s/>| 6 <text:s text:c="10"/>| Bits SETUID e SETGID ligados <text:s text:c="8"/>|</text:p>
      <text:p text:style-name="Preformatted_20_Text"><text:s/>| 7 <text:s text:c="10"/>| Bits STICKY, SETUID e SETGID ligados |</text:p>
      <text:p text:style-name="Preformatted_20_Text"><text:s/>'-------------'--------------------------------------'</text:p>
      <text:p text:style-name="Preformatted_20_Text"><text:soft-page-break/></text:p>
      <text:p text:style-name="Preformatted_20_Text"><text:s/>,--------------------------------------------------------------,</text:p>
      <text:p text:style-name="Preformatted_20_Text"><text:s/>| BIT <text:s text:c="3"/>| SIGNIFICADO <text:s text:c="40"/>|</text:p>
      <text:p text:style-name="Preformatted_20_Text"><text:s/>|--------'-----------------------------------------------------'</text:p>
      <text:p text:style-name="Preformatted_20_Text"><text:s/>| SETUID | O arquivo é executado como se fosse invocado pelo <text:s text:c="2"/>|</text:p>
      <text:p text:style-name="Preformatted_20_Text"><text:s/>| <text:s text:c="7"/>| proprietario; não faz sentido para diretórios. <text:s text:c="5"/>|</text:p>
      <text:p text:style-name="Preformatted_20_Text"><text:s/>|--------'-----------------------------------------------------'</text:p>
      <text:p text:style-name="Preformatted_20_Text"><text:s/>| SETGID | O arquivo é executado sob seu grupo, mesmo que o <text:s text:c="3"/>|</text:p>
      <text:p text:style-name="Preformatted_20_Text"><text:s/>| <text:s text:c="7"/>| usuário que esteja querendo executar o arquivo não <text:s/>|</text:p>
      <text:p text:style-name="Preformatted_20_Text"><text:s/>| <text:s text:c="7"/>| participe dele. Todo arquivo criado em um diretó- <text:s text:c="2"/>|</text:p>
      <text:p text:style-name="Preformatted_20_Text"><text:s/>| <text:s text:c="7"/>| rio SETGID é criado com o mesmo grupo do diretório. |</text:p>
      <text:p text:style-name="Preformatted_20_Text"><text:s/>|--------'-----------------------------------------------------'</text:p>
      <text:p text:style-name="Preformatted_20_Text"><text:s/>| STICKY | Um arquivo criado sob um diretório com o bit STICKY |</text:p>
      <text:p text:style-name="Preformatted_20_Text"><text:s/>| <text:s text:c="7"/>| ligado pode ser apagado apenas por seu proprietario.|</text:p>
      <text:p text:style-name="Preformatted_20_Text"><text:s/>| <text:s text:c="7"/>| Um programa com o bit STICKY ligado terá seu texto <text:s/>|</text:p>
      <text:p text:style-name="Preformatted_20_Text"><text:s/>| <text:s text:c="7"/>| mantido na area de swap do sistema. <text:s text:c="16"/>|</text:p>
      <text:p text:style-name="Preformatted_20_Text"><text:s/>'--------'-----------------------------------------------------'</text:p>
      <text:p text:style-name="Preformatted_20_Text"/>
      <text:p text:style-name="Preformatted_20_Text">- Altera a permissão do arquivo 'texto2.txt' para leitura, gravação</text:p>
      <text:p text:style-name="Preformatted_20_Text">e execução (x) para o seu dono/proprietário, leitura e execução</text:p>
      <text:p text:style-name="Preformatted_20_Text">para o grupo do dono/proprietário e para os demais usuários permissão</text:p>
      <text:p text:style-name="Preformatted_20_Text">de leitura e execução</text:p>
      <text:p text:style-name="Preformatted_20_Text"><text:s/>chmod -v 755 texto2.txt</text:p>
      <text:p text:style-name="Preformatted_20_Text"/>
      <text:p text:style-name="Preformatted_20_Text">- Semelhante a opção '-v' mas somente exibe os arquivos que tiveram as</text:p>
      <text:p text:style-name="Preformatted_20_Text">permissões alteradas</text:p>
      <text:p text:style-name="Preformatted_20_Text"><text:s/>chmod -c 755 texto2.txt</text:p>
      <text:p text:style-name="Preformatted_20_Text"/>
      <text:p text:style-name="Preformatted_20_Text">- A opção '-R' indica para mudar os acessos de forma recursiva, ou</text:p>
      <text:p text:style-name="Preformatted_20_Text">seja, de todos os arquivos e sub-diretórios do diretório 'textos'</text:p>
      <text:p text:style-name="Preformatted_20_Text"><text:s/>chmod -v -R 411 textos</text:p>
      <text:p text:style-name="Preformatted_20_Text"/>
      <text:p text:style-name="Preformatted_20_Text">- Define a permissão de acesso dos outros usuarios(0) como nenhuma, e</text:p>
      <text:p text:style-name="Preformatted_20_Text">define a permissão de acesso do grupo(4) como somente leitura. Utilizei</text:p>
      <text:p text:style-name="Preformatted_20_Text">somente dois números e então a permissão de acesso do dono do arquivo</text:p>
      <text:p text:style-name="Preformatted_20_Text">não é modificada pois o sistema le <text:s/>as permissões de acesso da direita</text:p>
      <text:p text:style-name="Preformatted_20_Text">para a esquerda</text:p>
      <text:p text:style-name="Preformatted_20_Text"><text:s/>chmod 40 texto2.txt</text:p>
      <text:p text:style-name="Preformatted_20_Text"/>
      <text:p text:style-name="Preformatted_20_Text">- Liga o bit STICKY do diretório projetos e da permissão de leitura,</text:p>
      <text:p text:style-name="Preformatted_20_Text">escrita e execução a todos os usuários do sistema</text:p>
      <text:p text:style-name="Preformatted_20_Text"><text:s/>chmod 1777 projetos</text:p>
      <text:p text:style-name="Preformatted_20_Text"/>
      <text:p text:style-name="Preformatted_20_Text">- Define a permissão de acesso dos outros usuários(2) para somente exe-</text:p>
      <text:p text:style-name="Preformatted_20_Text">cução, acesso do grupo(4) como leitura e execução o acesso do dono(7)</text:p>
      <text:p text:style-name="Preformatted_20_Text">como leitura, gravação e execução e ajusta o bit setgid(4) para o ar-</text:p>
      <text:p text:style-name="Preformatted_20_Text">quivo 'texto2.txt'</text:p>
      <text:p text:style-name="Preformatted_20_Text"><text:s/>chmod 4752 texto2.txt</text:p>
      <text:p text:style-name="Preformatted_20_Text"/>
      <text:p text:style-name="Preformatted_20_Text"/>
      <text:p text:style-name="Preformatted_20_Text">4.11 - comando umask = a umask (user mask) são 3 números que definem as</text:p>
      <text:p text:style-name="Preformatted_20_Text">permissões iniciais do dono, grupo e outros usuarios que o arquivo/diretório</text:p>
      <text:p text:style-name="Preformatted_20_Text">recebera quando for criado ou copiado. Digite umask sem parâmetros para</text:p>
      <text:p text:style-name="Preformatted_20_Text">retornar o valor de sua umask atual. A umask tem efeitos diferentes caso</text:p>
      <text:p text:style-name="Preformatted_20_Text">o arquivo que estiver sendo criado for binario(um programa executável) ou</text:p>
      <text:p text:style-name="Preformatted_20_Text">texto. Veja a tabela a seguir para ver qual é a mais adequada a sua situação:</text:p>
      <text:p text:style-name="Preformatted_20_Text"/>
      <text:p text:style-name="Preformatted_20_Text"><text:s text:c="10"/>,-------,----------------------,------------,</text:p>
      <text:p text:style-name="Preformatted_20_Text"><text:s text:c="10"/>| <text:s text:c="6"/>| <text:s text:c="7"/>ARQUIVO <text:s text:c="6"/>| <text:s text:c="11"/>|</text:p>
      <text:p text:style-name="Preformatted_20_Text"><text:s text:c="10"/>| UMASK |----------------------| DIRETÓRIO <text:s/>|</text:p>
      <text:p text:style-name="Preformatted_20_Text"><text:s text:c="10"/>| <text:s text:c="6"/>| <text:s text:c="2"/>Binário <text:s/>| <text:s/>Texto <text:s/>| <text:s text:c="11"/>|</text:p>
      <text:p text:style-name="Preformatted_20_Text"><text:s text:c="10"/>|-------|------------|---------|------------|</text:p>
      <text:p text:style-name="Preformatted_20_Text"><text:soft-page-break/><text:s text:c="10"/>| <text:s text:c="2"/>0 <text:s text:c="2"/>| <text:s text:c="3"/>r-x <text:s text:c="4"/>| <text:s text:c="2"/>rw- <text:s text:c="2"/>| <text:s text:c="3"/>rwx <text:s text:c="4"/>|</text:p>
      <text:p text:style-name="Preformatted_20_Text"><text:s text:c="10"/>| <text:s text:c="2"/>1 <text:s text:c="2"/>| <text:s text:c="3"/>r-- <text:s text:c="4"/>| <text:s text:c="2"/>rw- <text:s text:c="2"/>| <text:s text:c="3"/>rw- <text:s text:c="4"/>|</text:p>
      <text:p text:style-name="Preformatted_20_Text"><text:s text:c="10"/>| <text:s text:c="2"/>2 <text:s text:c="2"/>| <text:s text:c="3"/>r-x <text:s text:c="4"/>| <text:s text:c="2"/>r-- <text:s text:c="2"/>| <text:s text:c="3"/>r-x <text:s text:c="4"/>|</text:p>
      <text:p text:style-name="Preformatted_20_Text"><text:s text:c="10"/>| <text:s text:c="2"/>3 <text:s text:c="2"/>| <text:s text:c="3"/>r-- <text:s text:c="4"/>| <text:s text:c="2"/>r-- <text:s text:c="2"/>| <text:s text:c="3"/>r-- <text:s text:c="4"/>|</text:p>
      <text:p text:style-name="Preformatted_20_Text"><text:s text:c="10"/>| <text:s text:c="2"/>4 <text:s text:c="2"/>| <text:s text:c="3"/>--x <text:s text:c="4"/>| <text:s text:c="2"/>-w- <text:s text:c="2"/>| <text:s text:c="3"/>-wx <text:s text:c="4"/>|</text:p>
      <text:p text:style-name="Preformatted_20_Text"><text:s text:c="10"/>| <text:s text:c="2"/>5 <text:s text:c="2"/>| <text:s text:c="3"/>--- <text:s text:c="4"/>| <text:s text:c="2"/>-w- <text:s text:c="2"/>| <text:s text:c="3"/>-w- <text:s text:c="4"/>|</text:p>
      <text:p text:style-name="Preformatted_20_Text"><text:s text:c="10"/>| <text:s text:c="2"/>6 <text:s text:c="2"/>| <text:s text:c="3"/>--x <text:s text:c="4"/>| <text:s text:c="2"/>--- <text:s text:c="2"/>| <text:s text:c="3"/>--x <text:s text:c="4"/>|</text:p>
      <text:p text:style-name="Preformatted_20_Text"><text:s text:c="10"/>| <text:s text:c="2"/>7 <text:s text:c="2"/>| <text:s text:c="3"/>--- <text:s text:c="4"/>| <text:s text:c="2"/>--- <text:s text:c="2"/>| <text:s text:c="3"/>--- <text:s text:c="4"/>|</text:p>
      <text:p text:style-name="Preformatted_20_Text"><text:s text:c="10"/>'-------'------------'---------'------------'</text:p>
      <text:p text:style-name="Preformatted_20_Text"/>
      <text:p text:style-name="Preformatted_20_Text">- Um arquivo texto criado com o comando</text:p>
      <text:p text:style-name="Preformatted_20_Text"><text:s/>umask 012</text:p>
      <text:p text:style-name="Preformatted_20_Text"><text:s/>touch texto.txt</text:p>
      <text:p text:style-name="Preformatted_20_Text"/>
      <text:p text:style-name="Preformatted_20_Text">receberá as permissões "-rw-rw-r--" pois 0 (dono) terá permissões "rw-"</text:p>
      <text:p text:style-name="Preformatted_20_Text">1 (grupo), terá permissões "rw-" e 2 (outros usuários) terão permissões</text:p>
      <text:p text:style-name="Preformatted_20_Text">"r--"</text:p>
      <text:p text:style-name="Preformatted_20_Text"/>
      <text:p text:style-name="Preformatted_20_Text">- Um arquivo binário copiado com o comando</text:p>
      <text:p text:style-name="Preformatted_20_Text"><text:s/>umask 012;cp /bin/ls /tmp/ls</text:p>
      <text:p text:style-name="Preformatted_20_Text"/>
      <text:p text:style-name="Preformatted_20_Text">receberá as permissões `-r-xr--r-x' (confira com a tabela acima)</text:p>
      <text:p text:style-name="Preformatted_20_Text"/>
      <text:p text:style-name="Preformatted_20_Text">- Por este motivo é preciso um pouco de atenção antes de escolher a</text:p>
      <text:p text:style-name="Preformatted_20_Text">umask, um valor mal escolhido poderia causar problemas de acesso a</text:p>
      <text:p text:style-name="Preformatted_20_Text">arquivos, diretórios ou programas não sendo executados. O valor padrão</text:p>
      <text:p text:style-name="Preformatted_20_Text">da umask na maioria das distribuições atuais é 022. A umask padrão no</text:p>
      <text:p text:style-name="Preformatted_20_Text">Debian GNU/Linux é a 022. A umask é de grande utilidade para programas</text:p>
      <text:p text:style-name="Preformatted_20_Text">que criam arquivos/diretórios temporários, desta forma pode-se bloquear</text:p>
      <text:p text:style-name="Preformatted_20_Text">o acesso de outros usuários desde a criação do arquivo, evitando recor-</text:p>
      <text:p text:style-name="Preformatted_20_Text">rer ao comando 'chmod'. Quando um arquivo é criado ele recebe certos</text:p>
      <text:p text:style-name="Preformatted_20_Text">valores de propriedade, como o UID do dono (normalmente o criador do</text:p>
      <text:p text:style-name="Preformatted_20_Text">arquivo), o valor de propriedade do grupo GID (geralmente o grupo a que</text:p>
      <text:p text:style-name="Preformatted_20_Text">o dono pertence quando o arquivo é criado) e outros valores de permissão</text:p>
      <text:p text:style-name="Preformatted_20_Text">de acesso derivados dos valores associados ao valor umask do dono, no</text:p>
      <text:p text:style-name="Preformatted_20_Text">momento da criação. Estes valores umask são definidos geralmente no arquivo</text:p>
      <text:p text:style-name="Preformatted_20_Text">'/etc/profile' com os seguintes valores</text:p>
      <text:p text:style-name="Preformatted_20_Text"/>
      <text:p text:style-name="Preformatted_20_Text">Para o superusuário (root):</text:p>
      <text:p text:style-name="Preformatted_20_Text"><text:s/>umask 002</text:p>
      <text:p text:style-name="Preformatted_20_Text"/>
      <text:p text:style-name="Preformatted_20_Text">Para os demais usuários do sistema:</text:p>
      <text:p text:style-name="Preformatted_20_Text"><text:s/>umask 022</text:p>
      <text:p text:style-name="Preformatted_20_Text"/>
      <text:p text:style-name="Preformatted_20_Text">Algarismo 0 = nenhum tipo de acesso</text:p>
      <text:p text:style-name="Preformatted_20_Text">Algarismo 2 = acesso somente leitura</text:p>
      <text:p text:style-name="Preformatted_20_Text">Algarismo 6 = acesso completo (leitura e gravação)</text:p>
      <text:p text:style-name="Preformatted_20_Text"/>
      <text:p text:style-name="Preformatted_20_Text">- A umask funciona retirando permissões, ou seja, a permissão padrão do</text:p>
      <text:p text:style-name="Preformatted_20_Text">sistema seria 666, mas com um valor de 002, no caso do superusuário,</text:p>
      <text:p text:style-name="Preformatted_20_Text">teríamos 664 (666-002=664), o que significa que quando um arquivo for</text:p>
      <text:p text:style-name="Preformatted_20_Text">criado pelo superusuário ele vai ter suas permissões inicias em</text:p>
      <text:p text:style-name="Preformatted_20_Text">-rw-rw-r--, permitindo escrita e leitura para o dono do arquivo e ao</text:p>
      <text:p text:style-name="Preformatted_20_Text">grupo ao qual ele pertence, porém somente leitura para os demais</text:p>
      <text:p text:style-name="Preformatted_20_Text">usuários do sistema. Já no caso dos usuários comuns do sistema, todo</text:p>
      <text:p text:style-name="Preformatted_20_Text">arquivo iniciará sua vida com permissões 644 (666-022=644), o que signi-</text:p>
      <text:p text:style-name="Preformatted_20_Text">fica leitura e escrita para o dono (no formato absoluto será -rw-r--r--),</text:p>
      <text:p text:style-name="Preformatted_20_Text">enquanto que para o grupo e aos outros usuários do sistema permite apenas</text:p>
      <text:p text:style-name="Preformatted_20_Text">leitura. Além destas permissões, existe uma permissão especial que permite</text:p>
      <text:p text:style-name="Preformatted_20_Text">que usuários possam executar arquivos de outros donos, com as permissões</text:p>
      <text:p text:style-name="Preformatted_20_Text">destes últimos. É o chamado o suid bit.</text:p>
      <text:p text:style-name="Preformatted_20_Text"><text:s/>chmod a+s script1.sh</text:p>
      <text:p text:style-name="Preformatted_20_Text"><text:soft-page-break/></text:p>
      <text:p text:style-name="Preformatted_20_Text">Com esta linha de comando, o arquivo 'script1.sh' pode ser executado por</text:p>
      <text:p text:style-name="Preformatted_20_Text">qualquer usuário (parâmetro a - all), utilizando as permissões do dono</text:p>
      <text:p text:style-name="Preformatted_20_Text">do arquivo.</text:p>
      <text:p text:style-name="Preformatted_20_Text"/>
      <text:p text:style-name="Preformatted_20_Text"/>
      <text:p text:style-name="Preformatted_20_Text">4.12 - comando chattr = altera atributos de um arquivo</text:p>
      <text:p text:style-name="Preformatted_20_Text"/>
      <text:p text:style-name="Preformatted_20_Text">- Altera os atributos dos diretórios e de seus conteúdos</text:p>
      <text:p text:style-name="Preformatted_20_Text"><text:s/>chattr -R</text:p>
      <text:p text:style-name="Preformatted_20_Text"/>
      <text:p text:style-name="Preformatted_20_Text">- Exibe os detalhes das modificacoes efetuadas</text:p>
      <text:p text:style-name="Preformatted_20_Text"><text:s/>chattr -V</text:p>
      <text:p text:style-name="Preformatted_20_Text"/>
      <text:p text:style-name="Preformatted_20_Text">- Remove todos os atributos do arquivo 'teste1.txt'</text:p>
      <text:p text:style-name="Preformatted_20_Text"><text:s/>chattr = teste1.txt</text:p>
      <text:p text:style-name="Preformatted_20_Text"/>
      <text:p text:style-name="Preformatted_20_Text">- Adiciona o atributo imutável no arquivo 'teste1.txt'</text:p>
      <text:p text:style-name="Preformatted_20_Text"><text:s/>chattr +i teste1.txt</text:p>
      <text:p text:style-name="Preformatted_20_Text"/>
      <text:p text:style-name="Preformatted_20_Text">- Remove o atributo imutável do arquivo 'teste1.txt'</text:p>
      <text:p text:style-name="Preformatted_20_Text"><text:s/>chattr -i 'teste1.txt'</text:p>
      <text:p text:style-name="Preformatted_20_Text"/>
      <text:p text:style-name="Preformatted_20_Text">- Adiciona o atributo para não atualizar a data de acesso do arquivo</text:p>
      <text:p text:style-name="Preformatted_20_Text">'teste1.txt'</text:p>
      <text:p text:style-name="Preformatted_20_Text"><text:s/>chattr +A teste1.txt</text:p>
      <text:p text:style-name="Preformatted_20_Text"/>
      <text:p text:style-name="Preformatted_20_Text">- Remove o atributo para nao atualizar a data de acesso do arquivo</text:p>
      <text:p text:style-name="Preformatted_20_Text">'teste1.txt'</text:p>
      <text:p text:style-name="Preformatted_20_Text"><text:s/>chattr -A teste1.txt</text:p>
      <text:p text:style-name="Preformatted_20_Text"/>
      <text:p text:style-name="Preformatted_20_Text">- Adiciona o atributo para que o arquivo 'teste1.txt' não seja sobrescrito</text:p>
      <text:p text:style-name="Preformatted_20_Text"><text:s/>chattr +a teste1.txt</text:p>
      <text:p text:style-name="Preformatted_20_Text"/>
      <text:p text:style-name="Preformatted_20_Text">- Remove o atributo para que o arquivo 'teste1.txt' seja sobrescrito</text:p>
      <text:p text:style-name="Preformatted_20_Text"><text:s/>chattr -a teste1.txt</text:p>
      <text:p text:style-name="Preformatted_20_Text"/>
      <text:p text:style-name="Preformatted_20_Text">- Adiciona o atributo para presevar o conteúdo do arquivo 'teste1.txt'</text:p>
      <text:p text:style-name="Preformatted_20_Text">durante uma atualização</text:p>
      <text:p text:style-name="Preformatted_20_Text"><text:s/>chattr +u teste1.txt</text:p>
      <text:p text:style-name="Preformatted_20_Text"/>
      <text:p text:style-name="Preformatted_20_Text">- Remove o atributo para presevar o conteudo do arquivo 'teste1.txt'</text:p>
      <text:p text:style-name="Preformatted_20_Text">durante uma atualização</text:p>
      <text:p text:style-name="Preformatted_20_Text"><text:s/>chattr -u teste1.txt</text:p>
      <text:p text:style-name="Preformatted_20_Text"/>
      <text:p text:style-name="Preformatted_20_Text"/>
      <text:p text:style-name="Preformatted_20_Text">4.13 - comando lsattr = visualiza os atribuidos criados com o comando</text:p>
      <text:p text:style-name="Preformatted_20_Text">chattr em arquivos/diretórios</text:p>
      <text:p text:style-name="Preformatted_20_Text"/>
      <text:p text:style-name="Preformatted_20_Text">- Lista os atributos do arquivo 'teste5.txt'</text:p>
      <text:p text:style-name="Preformatted_20_Text"><text:s/>lsattr teste5.txt</text:p>
      <text:p text:style-name="Preformatted_20_Text"/>
      <text:p text:style-name="Preformatted_20_Text">- Lista os atribuidos do diretório '/home'</text:p>
      <text:p text:style-name="Preformatted_20_Text"><text:s/>lsattr -d /home</text:p>
      <text:p text:style-name="Preformatted_20_Text"/>
      <text:p text:style-name="Preformatted_20_Text">- Lista os atributos de todos os sub-diretórios do diretório</text:p>
      <text:p text:style-name="Preformatted_20_Text">'/home/jordam/trabalho'</text:p>
      <text:p text:style-name="Preformatted_20_Text"><text:s/>lsattr /home/jordam/trabalho</text:p>
      <text:p text:style-name="Preformatted_20_Text"/>
      <text:p text:style-name="Preformatted_20_Text">- Lista os atributos de todos os arquivos e diretórios dentro do</text:p>
      <text:p text:style-name="Preformatted_20_Text">diretorio '/home'</text:p>
      <text:p text:style-name="Preformatted_20_Text"><text:s/>lsattr -R /home</text:p>
      <text:p text:style-name="Preformatted_20_Text"><text:soft-page-break/></text:p>
      <text:p text:style-name="Preformatted_20_Text">- Lista todos os arquivos, inclusive os oculdos '.'</text:p>
      <text:p text:style-name="Preformatted_20_Text"><text:s/>lsattr -a</text:p>
      <text:p text:style-name="Preformatted_20_Text"/>
      <text:p text:style-name="Preformatted_20_Text"/>
      <text:p text:style-name="Preformatted_20_Text">4.14 - comando stat = exibe informações sobre um arquivo</text:p>
      <text:p text:style-name="Preformatted_20_Text"/>
      <text:p text:style-name="Preformatted_20_Text">- Lista informações do arquivo 'teste5.txt'</text:p>
      <text:p text:style-name="Preformatted_20_Text"><text:s/>stat teste5.txt</text:p>
      <text:p text:style-name="Preformatted_20_Text"/>
      <text:p text:style-name="Preformatted_20_Text"><text:s/>File: `eita.txt'</text:p>
      <text:p text:style-name="Preformatted_20_Text"><text:s/>Size: 50 <text:s text:c="13"/>Blocks: 8 <text:s text:c="9"/>IO Block: 4096 <text:s text:c="2"/>regular file</text:p>
      <text:p text:style-name="Preformatted_20_Text"><text:s/>Device: 303h/771d <text:s text:c="6"/>Inode: 343223 <text:s text:c="5"/>Links: 1</text:p>
      <text:p text:style-name="Preformatted_20_Text"><text:s/>Access: (0644/-rw-r--r--) <text:s/>Uid: ( 1000/ <text:s/>edersg) <text:s text:c="2"/>Gid: ( 1000/ <text:s/>edersg)</text:p>
      <text:p text:style-name="Preformatted_20_Text"><text:s/>Access: 2005-07-09 09:07:34.000000000 -0300</text:p>
      <text:p text:style-name="Preformatted_20_Text"><text:s/>Modify: 2005-07-09 09:07:24.000000000 -0300</text:p>
      <text:p text:style-name="Preformatted_20_Text"><text:s/>Change: 2005-07-09 09:07:24.000000000 -0300</text:p>
      <text:p text:style-name="Preformatted_20_Text"/>
      <text:p text:style-name="Preformatted_20_Text"/>
      <text:p text:style-name="Preformatted_20_Text">4.15 - comando mount = monta sistemas de arquivos</text:p>
      <text:p text:style-name="Preformatted_20_Text"/>
      <text:p text:style-name="Preformatted_20_Text">- Alguns tipos de de sistemas de arquivos</text:p>
      <text:p text:style-name="Preformatted_20_Text"><text:s/>minix, ext2, ext3, hpfs, msdos, umsdos, vfat, proc, nfs, iso9660,</text:p>
      <text:p text:style-name="Preformatted_20_Text">smbfs, ufs, sysv, xenix</text:p>
      <text:p text:style-name="Preformatted_20_Text"/>
      <text:p text:style-name="Preformatted_20_Text">- Monta o CD-ROM (de dados) no diretório '/mnt/cdrom'</text:p>
      <text:p text:style-name="Preformatted_20_Text"><text:s/>mount /dev/cdrom /mnt/cdrom</text:p>
      <text:p text:style-name="Preformatted_20_Text">ou</text:p>
      <text:p text:style-name="Preformatted_20_Text"><text:s/>mount -t iso9660 /dev/cdrom /mnt/cdrom</text:p>
      <text:p text:style-name="Preformatted_20_Text">ou</text:p>
      <text:p text:style-name="Preformatted_20_Text"><text:s/>mount -t iso9660 /dev/hdx /mnt/cdrom</text:p>
      <text:p text:style-name="Preformatted_20_Text"/>
      <text:p text:style-name="Preformatted_20_Text">- Monta o disquete no diretório '/mnt/disquete'</text:p>
      <text:p text:style-name="Preformatted_20_Text"><text:s/>mount /dev/fd0 /mnt/disquete</text:p>
      <text:p text:style-name="Preformatted_20_Text"/>
      <text:p text:style-name="Preformatted_20_Text">- Monta o disquete no diretório '/mnt/floppy' com o sistema de arquivos</text:p>
      <text:p text:style-name="Preformatted_20_Text">DOS, ou seja, FAT32</text:p>
      <text:p text:style-name="Preformatted_20_Text"><text:s/>mount -t vfat /dev/fd0 /mnt/floppy</text:p>
      <text:p text:style-name="Preformatted_20_Text"/>
      <text:p text:style-name="Preformatted_20_Text">- Monta o disquete no diretório '/mnt/floppy' com o sistema de arquivos</text:p>
      <text:p text:style-name="Preformatted_20_Text">ext2</text:p>
      <text:p text:style-name="Preformatted_20_Text"><text:s/>mount -t ext2 /dev/fd0 /mnt/floppy</text:p>
      <text:p text:style-name="Preformatted_20_Text"/>
      <text:p text:style-name="Preformatted_20_Text">- Monta na particao hdaX (X trocar pela partição correspondente do seu</text:p>
      <text:p text:style-name="Preformatted_20_Text">win98) <text:s/>os arquivos do win98 no diretorio '/mnt/win98'</text:p>
      <text:p text:style-name="Preformatted_20_Text"><text:s/>mount -t vfat /dev/hdaX /mnt/win98</text:p>
      <text:p text:style-name="Preformatted_20_Text"/>
      <text:p text:style-name="Preformatted_20_Text">- Monta o arquivo (imagem ISO) 'debian1.iso' dentro do diretório</text:p>
      <text:p text:style-name="Preformatted_20_Text">'/mnt/imagem' tornando acessíveis todos os arquivos que estão em 'debian1.iso'</text:p>
      <text:p text:style-name="Preformatted_20_Text">como se estivesse acessando o CD nº 1 do Debian:</text:p>
      <text:p text:style-name="Preformatted_20_Text"><text:s/>mount -t iso9660 -o ro,loop=/dev/loop0 /imagens/debian1.iso /mnt/imagem</text:p>
      <text:p text:style-name="Preformatted_20_Text">ou</text:p>
      <text:p text:style-name="Preformatted_20_Text"><text:s/>mount -o loop,unhide -t iso9660 -r debian1.iso /mnt/imagem</text:p>
      <text:p text:style-name="Preformatted_20_Text"/>
      <text:p text:style-name="Preformatted_20_Text">- Monta a unidade do WinNT no diretorio '/home/winnt'</text:p>
      <text:p text:style-name="Preformatted_20_Text"><text:s/>mount -t smbfs -o username=USUARIO,password=SENHA,workgroup=GRUPO //192.168.0.1/share /home/winnt</text:p>
      <text:p text:style-name="Preformatted_20_Text"/>
      <text:p text:style-name="Preformatted_20_Text">- Como montar um DRIVE a partir da memória RAM disponível?</text:p>
      <text:p text:style-name="Preformatted_20_Text">EX: Criar um /tmp/ram (32MB) para colocar arquivos temporários.</text:p>
      <text:p text:style-name="Preformatted_20_Text">Use o tmpfs para isso:</text:p>
      <text:p text:style-name="Preformatted_20_Text"><text:s/>mount -t tmpfs none /tmp/ram -o size=32M</text:p>
      <text:p text:style-name="Preformatted_20_Text"><text:soft-page-break/></text:p>
      <text:p text:style-name="Preformatted_20_Text">Você pode mudar seu tamanho depois, fazendo:</text:p>
      <text:p text:style-name="Preformatted_20_Text"><text:s/>mount /tmp/ram -o remount,size=64M</text:p>
      <text:p text:style-name="Preformatted_20_Text"/>
      <text:p text:style-name="Preformatted_20_Text">- Já configurei o NFS no servidor, só não sei como faço para acessar da</text:p>
      <text:p text:style-name="Preformatted_20_Text">minha maquina cliente como montar, esse compartilhamento?</text:p>
      <text:p text:style-name="Preformatted_20_Text">Sintaxe:</text:p>
      <text:p text:style-name="Preformatted_20_Text"><text:s/>mount -t nfs ip-do-serv-nfs:/diretorip /ponto_de_montagem</text:p>
      <text:p text:style-name="Preformatted_20_Text">EX:</text:p>
      <text:p text:style-name="Preformatted_20_Text"><text:s/>mount -t nfs 10.0.0.1:/home /mnt/home</text:p>
      <text:p text:style-name="Preformatted_20_Text"/>
      <text:p text:style-name="Preformatted_20_Text">- Você vai ter que dar BOOT no PC, entrar com disquete ou CD de Rescue</text:p>
      <text:p text:style-name="Preformatted_20_Text">e montar o <text:s/>/ (raiz) na memória, fazer a alteração no fstab e depois</text:p>
      <text:p text:style-name="Preformatted_20_Text">reiniciar... Nao precisa. Basta digitar:</text:p>
      <text:p text:style-name="Preformatted_20_Text"><text:s/>mount -n -o remount,rw /</text:p>
      <text:p text:style-name="Preformatted_20_Text"/>
      <text:p text:style-name="Preformatted_20_Text">- Se você gravou o arquivo em si, deves montar o CD e depois montar o</text:p>
      <text:p text:style-name="Preformatted_20_Text">arquivo com o seguinte comando:</text:p>
      <text:p text:style-name="Preformatted_20_Text"><text:s/>mount -o loop arquivo.iso /ponto-de-montagem-a-ser-acessado</text:p>
      <text:p text:style-name="Preformatted_20_Text">ou</text:p>
      <text:p text:style-name="Preformatted_20_Text"><text:s/>mount -t iso9660 im_do_cd.iso /mnt/cdrom = poderá ser acessado os arquivos</text:p>
      <text:p text:style-name="Preformatted_20_Text">da imagem do CD sem precisar gravá-la em uma mídia.</text:p>
      <text:p text:style-name="Preformatted_20_Text"/>
      <text:p text:style-name="Preformatted_20_Text">- Para montar uma pasta compartilhada do Windows no GNU/Linux:</text:p>
      <text:p text:style-name="Preformatted_20_Text"><text:s/>mount -t smbfs //pc_win2000/pasta /mnt/maq_w2k -o username=Usuario,password=Senha</text:p>
      <text:p text:style-name="Preformatted_20_Text"/>
      <text:p text:style-name="Preformatted_20_Text">- Formatar disquete para acesso no DOS/Windows 9x, GNU/Linux</text:p>
      <text:p text:style-name="Preformatted_20_Text"><text:s/>fdformat /dev/fd0H1440</text:p>
      <text:p text:style-name="Preformatted_20_Text"/>
      <text:p text:style-name="Preformatted_20_Text">- Cria o sistema de arquivos etx2 para acesso somente no GNU/Linux</text:p>
      <text:p text:style-name="Preformatted_20_Text">checando blocos ruins:</text:p>
      <text:p text:style-name="Preformatted_20_Text"><text:s/>mke2fs -c -L nome-do-volume /dev/fd0 = cria o sistema de arquivos ext2</text:p>
      <text:p text:style-name="Preformatted_20_Text"/>
      <text:p text:style-name="Preformatted_20_Text">no disquete checando blocos ruins e especificando o nome do volume ou</text:p>
      <text:p text:style-name="Preformatted_20_Text"><text:s/>mkfs -t ext2 -c /dev/fd0H1440 = cria o sistema de arquivos ext2 no disquete</text:p>
      <text:p text:style-name="Preformatted_20_Text"/>
      <text:p text:style-name="Preformatted_20_Text">checando blocos ruins ou</text:p>
      <text:p text:style-name="Preformatted_20_Text"><text:s/>mkfs.ext2 -c /dev/fd0H1440 = cria o sistema de arquivos ext2 no disquete</text:p>
      <text:p text:style-name="Preformatted_20_Text"/>
      <text:p text:style-name="Preformatted_20_Text">checando blocos ruins</text:p>
      <text:p text:style-name="Preformatted_20_Text"/>
      <text:p text:style-name="Preformatted_20_Text">- Cria o sistema de arquivos ext2 na particao '/dev/hda1' checando blocos</text:p>
      <text:p text:style-name="Preformatted_20_Text">ruins e especificando o nome do volume</text:p>
      <text:p text:style-name="Preformatted_20_Text"><text:s/>mke2fs -c -L nome-do-volume /dev/hda1</text:p>
      <text:p text:style-name="Preformatted_20_Text"/>
      <text:p text:style-name="Preformatted_20_Text">- Cria o sistema de arquivos ext2 na partição '/dev/hda2' checando blocos</text:p>
      <text:p text:style-name="Preformatted_20_Text">ruins</text:p>
      <text:p text:style-name="Preformatted_20_Text"><text:s/>mkfs -t ext2 -c /dev/hda2</text:p>
      <text:p text:style-name="Preformatted_20_Text"/>
      <text:p text:style-name="Preformatted_20_Text">- Cria o sistema de arquivos ext2 na partição '/dev/hda3' checando blocos</text:p>
      <text:p text:style-name="Preformatted_20_Text">ruins</text:p>
      <text:p text:style-name="Preformatted_20_Text"><text:s/>mkfs.ext2 -c /dev/hda3</text:p>
      <text:p text:style-name="Preformatted_20_Text"/>
      <text:p text:style-name="Preformatted_20_Text">Opções:</text:p>
      <text:p text:style-name="Preformatted_20_Text"><text:s/>-c = checa blocos ruins</text:p>
      <text:p text:style-name="Preformatted_20_Text"><text:s/>-t = especifica o tipo de sistema de arquivos a ser gerado</text:p>
      <text:p text:style-name="Preformatted_20_Text"><text:s/>-L = especifica o nome do volume da particao</text:p>
      <text:p text:style-name="Preformatted_20_Text"/>
      <text:p text:style-name="Preformatted_20_Text">- Cria(formata) o sistema de arquivos vfat para acesso no DOS/Win9*</text:p>
      <text:p text:style-name="Preformatted_20_Text">checando blocos ruins: (cria o sistema de arquivos e verifica a</text:p>
      <text:p text:style-name="Preformatted_20_Text">existencia de blocos defeituosos antes de formatar)</text:p>
      <text:p text:style-name="Preformatted_20_Text"><text:soft-page-break/><text:s/>mkdosfs -c /dev/fd0</text:p>
      <text:p text:style-name="Preformatted_20_Text"/>
      <text:p text:style-name="Preformatted_20_Text">- Cria o sistema de arquivos e verifica a existencia de blocos</text:p>
      <text:p text:style-name="Preformatted_20_Text">defeituosos antes de formatar</text:p>
      <text:p text:style-name="Preformatted_20_Text"><text:s/>mkdosfs -c /dev/hda1</text:p>
      <text:p text:style-name="Preformatted_20_Text"/>
      <text:p text:style-name="Preformatted_20_Text">- Indica o tipo de alocacao de arquivo a ser criado. Pode ser FAT12,</text:p>
      <text:p text:style-name="Preformatted_20_Text">FAT16</text:p>
      <text:p text:style-name="Preformatted_20_Text"><text:s/>mkdosfs -F fatsize /dev/fd0</text:p>
      <text:p text:style-name="Preformatted_20_Text"/>
      <text:p text:style-name="Preformatted_20_Text">- Define o rotulo de volume com o nome de no maximo 11 caracteres</text:p>
      <text:p text:style-name="Preformatted_20_Text"><text:s/>mkdosfs -n nome-do-volume /dev/fd0</text:p>
      <text:p text:style-name="Preformatted_20_Text"/>
      <text:p text:style-name="Preformatted_20_Text">- Cria o sistema de arquivos FAT e verifica a existencia de blocos</text:p>
      <text:p text:style-name="Preformatted_20_Text">ruins na partição '/dev/hda1'</text:p>
      <text:p text:style-name="Preformatted_20_Text"><text:s/>mkfs.msdos -c /dev/hda1</text:p>
      <text:p text:style-name="Preformatted_20_Text"/>
      <text:p text:style-name="Preformatted_20_Text">- Antes de retirar o disquete, desmonte-o</text:p>
      <text:p text:style-name="Preformatted_20_Text"><text:s/>umount /dev/fd0</text:p>
      <text:p text:style-name="Preformatted_20_Text"/>
      <text:p text:style-name="Preformatted_20_Text">- Como formato disquetes para mais de 1.44MB?</text:p>
      <text:p text:style-name="Preformatted_20_Text">Escolha o dispositivo correto. Ex: para formatar um disquete em 1.44</text:p>
      <text:p text:style-name="Preformatted_20_Text"><text:s/>fdformat /dev/fd0h1440 ou simplesmente fdformat /dev/fd0</text:p>
      <text:p text:style-name="Preformatted_20_Text"/>
      <text:p text:style-name="Preformatted_20_Text">Para formatar em 1.66</text:p>
      <text:p text:style-name="Preformatted_20_Text"><text:s/>fdformat /dev/fd0h1660</text:p>
      <text:p text:style-name="Preformatted_20_Text"/>
      <text:p text:style-name="Preformatted_20_Text"/>
      <text:p text:style-name="Preformatted_20_Text">4.16 - copiando disquetes = para copiar disquetes, digite</text:p>
      <text:p text:style-name="Preformatted_20_Text"/>
      <text:p text:style-name="Preformatted_20_Text"><text:s/>dd if=/dev/fd0H1440 of=imagem # dd if=imagem of /dev/fd0H1440</text:p>
      <text:p text:style-name="Preformatted_20_Text"/>
      <text:p text:style-name="Preformatted_20_Text">o primeiro dd gera a imagem exata do disquete para o arquivo imagem,</text:p>
      <text:p text:style-name="Preformatted_20_Text">o segundo dd grava a imagem para o disquete</text:p>
      <text:p text:style-name="Preformatted_20_Text"/>
      <text:p text:style-name="Preformatted_20_Text"/>
      <text:p text:style-name="Preformatted_20_Text">4.17 - comando mkpasswd = quando invocado sem parâmetros, retorna uma senha</text:p>
      <text:p text:style-name="Preformatted_20_Text">randômica qualquer. Uma shell script simples para criar quantas contas forem</text:p>
      <text:p text:style-name="Preformatted_20_Text">necessárias e que atribui a cada usuário uma senha pode ser criada facilmente.</text:p>
      <text:p text:style-name="Preformatted_20_Text"/>
      <text:p text:style-name="Preformatted_20_Text"><text:s/>cd /usr/bin</text:p>
      <text:p text:style-name="Preformatted_20_Text"><text:s/>mcedit senhas.sh</text:p>
      <text:p text:style-name="Preformatted_20_Text"/>
      <text:p text:style-name="Preformatted_20_Text"><text:s/>#!/bin/bash</text:p>
      <text:p text:style-name="Preformatted_20_Text"><text:s/>for usuario in `cat $1`</text:p>
      <text:p text:style-name="Preformatted_20_Text"><text:s text:c="4"/>do</text:p>
      <text:p text:style-name="Preformatted_20_Text"><text:s text:c="7"/>useradd $usuario</text:p>
      <text:p text:style-name="Preformatted_20_Text"><text:s text:c="7"/>mkpasswd $usuario &gt; $usuario.senha</text:p>
      <text:p text:style-name="Preformatted_20_Text"/>
      <text:p text:style-name="Preformatted_20_Text"><text:s text:c="7"/># Criação da carta ao usuario</text:p>
      <text:p text:style-name="Preformatted_20_Text"><text:s text:c="7"/>cat &gt; $usuario.carta &lt;&lt; FIM</text:p>
      <text:p text:style-name="Preformatted_20_Text"/>
      <text:p text:style-name="Preformatted_20_Text"><text:s text:c="7"/>Conforme sua solicitação, foi criada uma conta em nossos computadores</text:p>
      <text:p text:style-name="Preformatted_20_Text"><text:s text:c="7"/>centrais com as seguintes especificações:</text:p>
      <text:p text:style-name="Preformatted_20_Text"/>
      <text:p text:style-name="Preformatted_20_Text"><text:s text:c="7"/>computador: $HOSTNAME</text:p>
      <text:p text:style-name="Preformatted_20_Text"><text:s text:c="7"/>login: $usuario</text:p>
      <text:p text:style-name="Preformatted_20_Text"><text:s text:c="7"/>senha: `cat $usuario.senha`</text:p>
      <text:p text:style-name="Preformatted_20_Text"/>
      <text:p text:style-name="Preformatted_20_Text"><text:s text:c="7"/>Solicitamos a memorização das informações contidas neste documento e</text:p>
      <text:p text:style-name="Preformatted_20_Text"><text:s text:c="7"/>sua destruição em seguida, devido ao caráter confidencial destas</text:p>
      <text:p text:style-name="Preformatted_20_Text"><text:s text:c="7"/>informações.</text:p>
      <text:p text:style-name="Preformatted_20_Text"><text:soft-page-break/></text:p>
      <text:p text:style-name="Preformatted_20_Text"><text:s text:c="7"/>Realize a troca de sua senha já em seu primeiro acesso para algo que</text:p>
      <text:p text:style-name="Preformatted_20_Text"><text:s text:c="7"/>lhe seja mais fácil de lembrar.</text:p>
      <text:p text:style-name="Preformatted_20_Text"/>
      <text:p text:style-name="Preformatted_20_Text"><text:s text:c="7"/>Lembre-se, nunca divulgue a sua senha de acesso para ninguém. A segurança</text:p>
      <text:p text:style-name="Preformatted_20_Text"><text:s text:c="7"/>de seus dados e do sistema como um todo dependem de você.</text:p>
      <text:p text:style-name="Preformatted_20_Text"/>
      <text:p text:style-name="Preformatted_20_Text"><text:s text:c="7"/>Atenciosamente,</text:p>
      <text:p text:style-name="Preformatted_20_Text"/>
      <text:p text:style-name="Preformatted_20_Text"><text:s text:c="7"/>Suporte Técnico</text:p>
      <text:p text:style-name="Preformatted_20_Text"><text:s text:c="7"/>FIM</text:p>
      <text:p text:style-name="Preformatted_20_Text"/>
      <text:p text:style-name="Preformatted_20_Text"><text:s text:c="7"/>cat $usuario.carta</text:p>
      <text:p text:style-name="Preformatted_20_Text"><text:s text:c="7"/>enscript -f Courier12 -F Courier-bold12 -b "Prezado Usuário(a)," </text:p>
      <text:p text:style-name="Preformatted_20_Text"><text:s text:c="7"/>$usuario.carta</text:p>
      <text:p text:style-name="Preformatted_20_Text"><text:s text:c="7"/>rm $usuario.*</text:p>
      <text:p text:style-name="Preformatted_20_Text"><text:s text:c="4"/>done</text:p>
      <text:p text:style-name="Preformatted_20_Text"/>
      <text:p text:style-name="Preformatted_20_Text"/>
      <text:p text:style-name="Preformatted_20_Text">4.18 - comando mkswap = configura e formata uma particao como area de troca</text:p>
      <text:p text:style-name="Preformatted_20_Text"/>
      <text:p text:style-name="Preformatted_20_Text">- Configura a partição '/dev/hda5' como do tipo swap checando se existem</text:p>
      <text:p text:style-name="Preformatted_20_Text">blocos defeituosos na partição '/dev/hda5'</text:p>
      <text:p text:style-name="Preformatted_20_Text"><text:s/>mkswap -c /dev/hda5</text:p>
      <text:p text:style-name="Preformatted_20_Text"/>
      <text:p text:style-name="Preformatted_20_Text">depois, digite o comando abaixo para ativar a particao swap '/dev/hda5'</text:p>
      <text:p text:style-name="Preformatted_20_Text"><text:s/>swapon /dev/hda5</text:p>
      <text:p text:style-name="Preformatted_20_Text"/>
      <text:p text:style-name="Preformatted_20_Text">e para desativar uma particao swap '/dev/hda5' momentaneamente</text:p>
      <text:p text:style-name="Preformatted_20_Text"><text:s/>swapoff /dev/hda5</text:p>
      <text:p text:style-name="Preformatted_20_Text"/>
      <text:p text:style-name="Preformatted_20_Text"/>
      <text:p text:style-name="Preformatted_20_Text">4.19 - comando badblocks = é utilizado para pesquisar qualquer disco ou</text:p>
      <text:p text:style-name="Preformatted_20_Text">partição na detecção de blocos defeituosos</text:p>
      <text:p text:style-name="Preformatted_20_Text"/>
      <text:p text:style-name="Preformatted_20_Text">- Cria o arquivo 'resultados1.txt' com a lista de blocos defeituosos</text:p>
      <text:p text:style-name="Preformatted_20_Text">encontrados na partição '/dev/hda1'</text:p>
      <text:p text:style-name="Preformatted_20_Text"><text:s/>badblocks -o /resultados1.txt /dev/hda1</text:p>
      <text:p text:style-name="Preformatted_20_Text"/>
      <text:p text:style-name="Preformatted_20_Text">- Exibe o número de blocos checados durante a execução do comando</text:p>
      <text:p text:style-name="Preformatted_20_Text">badblocks '-s' e exibe maiores detalhes sobre os resultados do comando</text:p>
      <text:p text:style-name="Preformatted_20_Text">backblocks '-v'</text:p>
      <text:p text:style-name="Preformatted_20_Text"><text:s/>badblocks -s -v /dev/hda1</text:p>
      <text:p text:style-name="Preformatted_20_Text"/>
      <text:p text:style-name="Preformatted_20_Text">- Checa se um disquete possui badblocks</text:p>
      <text:p text:style-name="Preformatted_20_Text"><text:s/>badblocks /dev/fd0H1440 1440</text:p>
      <text:p text:style-name="Preformatted_20_Text"/>
      <text:p text:style-name="Preformatted_20_Text">Opções:</text:p>
      <text:p text:style-name="Preformatted_20_Text"><text:s/>-b [tamanho] especifica o tamanho do bloco do dispositivo em bytes</text:p>
      <text:p text:style-name="Preformatted_20_Text"/>
      <text:p text:style-name="Preformatted_20_Text"><text:s/>-o [arquivo] gera uma lista de blocos defeituosos do disco no [arquivo].</text:p>
      <text:p text:style-name="Preformatted_20_Text">Esta lista pode ser usada com o programa fsck junto com a opção -l</text:p>
      <text:p text:style-name="Preformatted_20_Text"/>
      <text:p text:style-name="Preformatted_20_Text"><text:s/>-s mostra números de blocos checados durante a execução dos badblocks</text:p>
      <text:p text:style-name="Preformatted_20_Text"/>
      <text:p text:style-name="Preformatted_20_Text"><text:s/>-v modo verbose que exibe todos os detalhes da execução</text:p>
      <text:p text:style-name="Preformatted_20_Text"/>
      <text:p text:style-name="Preformatted_20_Text"><text:s/>-w usa o modo leitura/gravação. Com esta opção o badblocks procura por</text:p>
      <text:p text:style-name="Preformatted_20_Text">blocos defeituosos gravando alguns padrões (0xaa,0x55,0xff,0x00) em cada</text:p>
      <text:p text:style-name="Preformatted_20_Text">bloco do dispositivo testado</text:p>
      <text:p text:style-name="Preformatted_20_Text"/>
      <text:p text:style-name="Preformatted_20_Text">Cuidado: Nunca use esta opção em um dispositivo que contenha arquivos, pois</text:p>
      <text:p text:style-name="Preformatted_20_Text"><text:soft-page-break/>eles serão apagados.</text:p>
      <text:p text:style-name="Preformatted_20_Text"/>
      <text:p text:style-name="Preformatted_20_Text"/>
      <text:p text:style-name="Preformatted_20_Text">4.20 - comando dumpe2fs = exibe informações sobre o superbloco para o</text:p>
      <text:p text:style-name="Preformatted_20_Text">sistema de arquivos presente, no caso, o ext2</text:p>
      <text:p text:style-name="Preformatted_20_Text"><text:s/>dumpe2fs -b -V /dev/dispositivo</text:p>
      <text:p text:style-name="Preformatted_20_Text"/>
      <text:p text:style-name="Preformatted_20_Text"/>
      <text:p text:style-name="Preformatted_20_Text">4.21 - comando chroot = permite que o diretório raiz / seja um diretório</text:p>
      <text:p text:style-name="Preformatted_20_Text">diferente de / no sistema de arquivos. Um exemplo, um servidor Internet,</text:p>
      <text:p text:style-name="Preformatted_20_Text">você poderá definir o diretório raiz como /usr/ftp. Quando alguem acessar</text:p>
      <text:p text:style-name="Preformatted_20_Text">esse servidor usando FTP, o qual vai para o diretório raiz por padrão,</text:p>
      <text:p text:style-name="Preformatted_20_Text">estará na verdade acessando o diretório /usr/ftp</text:p>
      <text:p text:style-name="Preformatted_20_Text"><text:s/>chroot &lt;/ &lt;/usr/ftp&gt;</text:p>
      <text:p text:style-name="Preformatted_20_Text"/>
      <text:p text:style-name="Preformatted_20_Text">- Executa o daemon do BIND 'enjaulado', como usuário 'named' e no modo de</text:p>
      <text:p text:style-name="Preformatted_20_Text">depuração. A partir disso pode se constatar erros e realizar os acertos</text:p>
      <text:p text:style-name="Preformatted_20_Text">necessários</text:p>
      <text:p text:style-name="Preformatted_20_Text"><text:s/>chroot /var/named /usr/local/sbin/named -u named -g</text:p>
      <text:p text:style-name="Preformatted_20_Text"/>
      <text:p text:style-name="Preformatted_20_Text">- Digamos que a sua árvore de dir seja</text:p>
      <text:p text:style-name="Preformatted_20_Text"/>
      <text:p text:style-name="Preformatted_20_Text">/</text:p>
      <text:p text:style-name="Preformatted_20_Text">|-root</text:p>
      <text:p text:style-name="Preformatted_20_Text">|-etc</text:p>
      <text:p text:style-name="Preformatted_20_Text">|-bin</text:p>
      <text:p text:style-name="Preformatted_20_Text">|-home</text:p>
      <text:p text:style-name="Preformatted_20_Text"><text:s text:c="5"/>|-outro usuario</text:p>
      <text:p text:style-name="Preformatted_20_Text"><text:s text:c="5"/>|-user</text:p>
      <text:p text:style-name="Preformatted_20_Text"><text:s text:c="9"/>|-bin</text:p>
      <text:p text:style-name="Preformatted_20_Text"><text:s text:c="9"/>|-etc</text:p>
      <text:p text:style-name="Preformatted_20_Text"/>
      <text:p text:style-name="Preformatted_20_Text"><text:s/>chroot /home/user</text:p>
      <text:p text:style-name="Preformatted_20_Text">agora para o usuario a arvore vai ser</text:p>
      <text:p text:style-name="Preformatted_20_Text">/</text:p>
      <text:p text:style-name="Preformatted_20_Text">|-bin</text:p>
      <text:p text:style-name="Preformatted_20_Text">|-etc</text:p>
      <text:p text:style-name="Preformatted_20_Text"/>
      <text:p text:style-name="Preformatted_20_Text">perceba que voce tem que ter os diretorios de suporte no home do user, ja</text:p>
      <text:p text:style-name="Preformatted_20_Text">que para ele nem vai existir o resto da arvore... mais ou menos como em</text:p>
      <text:p text:style-name="Preformatted_20_Text">um FTP você tem de ter o /bin o /lib e etc e não /etc/</text:p>
      <text:p text:style-name="Preformatted_20_Text"/>
      <text:p text:style-name="Preformatted_20_Text"/>
      <text:p text:style-name="Preformatted_20_Text">4.22 - comando dd = converte e copia um arquivo</text:p>
      <text:p text:style-name="Preformatted_20_Text"/>
      <text:p text:style-name="Preformatted_20_Text">- Copia o conteúdo do 'hd_origem' para um novo HD, no caso o 'hd_destino'</text:p>
      <text:p text:style-name="Preformatted_20_Text"><text:s/>dd if=/dev/hd_origem of=/dev/hd_destino</text:p>
      <text:p text:style-name="Preformatted_20_Text"/>
      <text:p text:style-name="Preformatted_20_Text">- Copia o conteúdo completo do CD-ROM (já montado no sistema) para o</text:p>
      <text:p text:style-name="Preformatted_20_Text">arquivo '/usr/imagem1.iso'</text:p>
      <text:p text:style-name="Preformatted_20_Text"><text:s/>dd if=/dev/cdrom of=/usr/imagem1.iso</text:p>
      <text:p text:style-name="Preformatted_20_Text"/>
      <text:p text:style-name="Preformatted_20_Text">Para testar a cópia, monte-a utilizando o comando</text:p>
      <text:p text:style-name="Preformatted_20_Text"><text:s/>mount -o loop -t iso9660 -r /usr/imagem1.iso /mnt/imagem1</text:p>
      <text:p text:style-name="Preformatted_20_Text"/>
      <text:p text:style-name="Preformatted_20_Text">- Cria uma imagem do conteúdo do CD-ROM para o arquivo '/home/imagem.iso'</text:p>
      <text:p text:style-name="Preformatted_20_Text"><text:s/>dd if=/dev/cdrom of=/home/imagem.iso</text:p>
      <text:p text:style-name="Preformatted_20_Text"/>
      <text:p text:style-name="Preformatted_20_Text">- Copia o 'arquivo.img' para um disquete de 1.44MB</text:p>
      <text:p text:style-name="Preformatted_20_Text"><text:s/>dd if=arquivo.img of=/dev/fd0 bs=1440k</text:p>
      <text:p text:style-name="Preformatted_20_Text"/>
      <text:p text:style-name="Preformatted_20_Text"><text:s/>if=arquivo = le a partir do arquivo ao invés da entrada padrão</text:p>
      <text:p text:style-name="Preformatted_20_Text"><text:soft-page-break/></text:p>
      <text:p text:style-name="Preformatted_20_Text"><text:s/>of=arquivo = escreve no arquivo ao invés da saída padrão. A menos que</text:p>
      <text:p text:style-name="Preformatted_20_Text">'conv=notrunc' seja fornecido, dd trunca o arquivo para zero bytes</text:p>
      <text:p text:style-name="Preformatted_20_Text">(ou para o tamanho especificado com seek=)</text:p>
      <text:p text:style-name="Preformatted_20_Text"/>
      <text:p text:style-name="Preformatted_20_Text"/>
      <text:p text:style-name="Preformatted_20_Text">4.23 - comando newusers = le um arquivo contendo uma lista de novos</text:p>
      <text:p text:style-name="Preformatted_20_Text">usuarios e cria estes usuarios no sistema. O formato do arquivo lido</text:p>
      <text:p text:style-name="Preformatted_20_Text">pelo comando newusers é o mesmo do arquivo '/etc/passwd'</text:p>
      <text:p text:style-name="Preformatted_20_Text"><text:s/>newusers arquivo-usuarios.txt</text:p>
      <text:p text:style-name="Preformatted_20_Text"/>
      <text:p text:style-name="Preformatted_20_Text"/>
      <text:p text:style-name="Preformatted_20_Text">4.24 - comando lastlog = exibe o último login dos usuários cadastrados no</text:p>
      <text:p text:style-name="Preformatted_20_Text">sistema. É exibido o nome usado no login, o terminal onde ocorreu a conexão</text:p>
      <text:p text:style-name="Preformatted_20_Text">e a hora da ultima conexao. Estes dados sao obtidos atraves da pesquisa e</text:p>
      <text:p text:style-name="Preformatted_20_Text">formatacao do arquivo "/var/log/lastlog". Caso o usuario nao tenha feito</text:p>
      <text:p text:style-name="Preformatted_20_Text">login é mostrada a mensagem "** Never logged in **"</text:p>
      <text:p text:style-name="Preformatted_20_Text"/>
      <text:p text:style-name="Preformatted_20_Text">- Exibe somente os usuarios que se conectaram ao sistema nos últimos DIAS</text:p>
      <text:p text:style-name="Preformatted_20_Text"><text:s/>lastlog -t DIAS</text:p>
      <text:p text:style-name="Preformatted_20_Text"/>
      <text:p text:style-name="Preformatted_20_Text">- Exibe somente detalhes sobre o usuário NOME</text:p>
      <text:p text:style-name="Preformatted_20_Text"><text:s/>lastlog -u NOME</text:p>
      <text:p text:style-name="Preformatted_20_Text"/>
      <text:p text:style-name="Preformatted_20_Text"/>
      <text:p text:style-name="Preformatted_20_Text">4.25 - comando chage = altera uma senha que tenha um tempo de expiração.</text:p>
      <text:p text:style-name="Preformatted_20_Text">Serve para dar permissões de login temporario para usuários, cancelar usuá-</text:p>
      <text:p text:style-name="Preformatted_20_Text">rio entre outros</text:p>
      <text:p text:style-name="Preformatted_20_Text"/>
      <text:p text:style-name="Preformatted_20_Text">- Criei um usuario temporario, e quero que em primeiro plano, ele tenha</text:p>
      <text:p text:style-name="Preformatted_20_Text">direito somente a 2 dias mais de uso do sistema. Como acabei de criar,</text:p>
      <text:p text:style-name="Preformatted_20_Text">veja as permissões</text:p>
      <text:p text:style-name="Preformatted_20_Text"><text:s/>chage -l temporario</text:p>
      <text:p text:style-name="Preformatted_20_Text"/>
      <text:p text:style-name="Preformatted_20_Text"><text:s/>Minimum: 0</text:p>
      <text:p text:style-name="Preformatted_20_Text"><text:s/>Maximum: 99999</text:p>
      <text:p text:style-name="Preformatted_20_Text"><text:s/>Warning: 7</text:p>
      <text:p text:style-name="Preformatted_20_Text"><text:s/>Inactive: -1</text:p>
      <text:p text:style-name="Preformatted_20_Text"><text:s/>Last Change: Apr 06, 2004</text:p>
      <text:p text:style-name="Preformatted_20_Text"><text:s/>Password Expires: Never</text:p>
      <text:p text:style-name="Preformatted_20_Text"><text:s/>Password Inactive: Never</text:p>
      <text:p text:style-name="Preformatted_20_Text"><text:s/>Account Expires: Never</text:p>
      <text:p text:style-name="Preformatted_20_Text"/>
      <text:p text:style-name="Preformatted_20_Text">Para alterar estas informações:</text:p>
      <text:p text:style-name="Preformatted_20_Text"><text:s/>chage -E 2004-04-08 temporario</text:p>
      <text:p text:style-name="Preformatted_20_Text"/>
      <text:p text:style-name="Preformatted_20_Text">Onde usuariamos ano-mes-dia que a senha irá expirar (apos isso o usuário não</text:p>
      <text:p text:style-name="Preformatted_20_Text">loga mais na máquina. Digite:</text:p>
      <text:p text:style-name="Preformatted_20_Text"><text:s/>chage -l temporario</text:p>
      <text:p text:style-name="Preformatted_20_Text"/>
      <text:p text:style-name="Preformatted_20_Text"><text:s/>Minimum: 0</text:p>
      <text:p text:style-name="Preformatted_20_Text"><text:s/>Maximum: 0</text:p>
      <text:p text:style-name="Preformatted_20_Text"><text:s/>Warning: 7</text:p>
      <text:p text:style-name="Preformatted_20_Text"><text:s/>Inactive: -1</text:p>
      <text:p text:style-name="Preformatted_20_Text"><text:s/>Last Change: Apr 06, 2004</text:p>
      <text:p text:style-name="Preformatted_20_Text"><text:s/>Password Expires: Never</text:p>
      <text:p text:style-name="Preformatted_20_Text"><text:s/>Password Inactive: Never</text:p>
      <text:p text:style-name="Preformatted_20_Text"><text:s/>Account Expires: Apr 08, 2004</text:p>
      <text:p text:style-name="Preformatted_20_Text"/>
      <text:p text:style-name="Preformatted_20_Text">Veja que a conta expira em 8 de abril de 2004. Vamos bloquear agora um</text:p>
      <text:p text:style-name="Preformatted_20_Text">usuario para ele nao logar mais:</text:p>
      <text:p text:style-name="Preformatted_20_Text"><text:s/>chage -E 2004-04-05 temporario</text:p>
      <text:p text:style-name="Preformatted_20_Text"><text:soft-page-break/></text:p>
      <text:p text:style-name="Preformatted_20_Text">Isso quer dizer, coloque uma data ja ultrapassada e veja o log no arquivo</text:p>
      <text:p text:style-name="Preformatted_20_Text">'/var/log/messages' quando tento logar</text:p>
      <text:p text:style-name="Preformatted_20_Text"/>
      <text:p text:style-name="Preformatted_20_Text"><text:s/>Apr 6 02:03:12 queen sshd(pam_unix)[18539]: account temporario has expired (account expired)</text:p>
      <text:p text:style-name="Preformatted_20_Text"><text:s/>Apr 6 02:03:12 queen sshd[18539]: PAM rejected by account configuration[13]: User account has expired</text:p>
      <text:p text:style-name="Preformatted_20_Text"><text:s/>Apr 6 02:03:12 queen sshd[18539]: Failed password for temporario from XX.XX.XX.XX port 4239</text:p>
      <text:p text:style-name="Preformatted_20_Text"/>
      <text:p text:style-name="Preformatted_20_Text"/>
      <text:p text:style-name="Preformatted_20_Text">- Informa (-m) o minimo de dias em que a senha deve permacer até uma nova</text:p>
      <text:p text:style-name="Preformatted_20_Text">troca, (-E) a data de expiracao da senha, (-I) o número de dias antes do</text:p>
      <text:p text:style-name="Preformatted_20_Text">bloqueio da conta em que esta ficara inativa, (-W) o número de dias antes</text:p>
      <text:p text:style-name="Preformatted_20_Text">do bloqueio da conta em que o usuario receberá avisos e 'jonas' o nome do</text:p>
      <text:p text:style-name="Preformatted_20_Text">usuário para aplicar estar configuracoes</text:p>
      <text:p text:style-name="Preformatted_20_Text"><text:s/>chage -m 0 -E 2003-10-31 -I 7 -W 7 jonas</text:p>
      <text:p text:style-name="Preformatted_20_Text"/>
      <text:p text:style-name="Preformatted_20_Text">- Outro comando:</text:p>
      <text:p text:style-name="Preformatted_20_Text"><text:s/>chage -m mindays -M maxdays -d lastday -I inactive -E expiredate -W warndays user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5 - COMANDOS DE PROCESSOS DO GNU/LINUX</text:p>
      <text:p text:style-name="Preformatted_20_Text"/>
      <text:p text:style-name="Preformatted_20_Text">5.1 - comando top = exibe uma listagem das atividades de processamento em</text:p>
      <text:p text:style-name="Preformatted_20_Text">tempo real. Ele lista as tarefas que usam mais intensamente a CPU e pode</text:p>
      <text:p text:style-name="Preformatted_20_Text">disponibilizar uma interface interativa de manipulação de processos. Ele</text:p>
      <text:p text:style-name="Preformatted_20_Text">pode ordenar os processos por usa de CPU, de memória e tempo de execução.</text:p>
      <text:p text:style-name="Preformatted_20_Text">A listagem é atualizada, por padrão, a cada 5 segundos, mas isso pode ser</text:p>
      <text:p text:style-name="Preformatted_20_Text">alterado através da opção -d na linha de comando ou -s para o comando</text:p>
      <text:p text:style-name="Preformatted_20_Text">interativo.</text:p>
      <text:p text:style-name="Preformatted_20_Text"/>
      <text:p text:style-name="Preformatted_20_Text">- Especifica 2 segundos do tempo entre as atualizações das telas</text:p>
      <text:p text:style-name="Preformatted_20_Text"><text:s/>top -d 2</text:p>
      <text:p text:style-name="Preformatted_20_Text"/>
      <text:p text:style-name="Preformatted_20_Text">- Atualiza a tela sem qualquer espera</text:p>
      <text:p text:style-name="Preformatted_20_Text"><text:s/>top -q</text:p>
      <text:p text:style-name="Preformatted_20_Text"/>
      <text:p text:style-name="Preformatted_20_Text">- Indica que top deve ser executado em modo seguro, desabilitando</text:p>
      <text:p text:style-name="Preformatted_20_Text">possíveis perigos do modo interativo. É elegante executar um top seguro</text:p>
      <text:p text:style-name="Preformatted_20_Text">permanentemente em um terminal extra</text:p>
      <text:p text:style-name="Preformatted_20_Text"><text:s/>top -s</text:p>
      <text:p text:style-name="Preformatted_20_Text"/>
      <text:p text:style-name="Preformatted_20_Text">- Inicia top ignorando qualquer processo inativo ou zumbi. Veja o</text:p>
      <text:p text:style-name="Preformatted_20_Text">comando interativo i abaixo</text:p>
      <text:p text:style-name="Preformatted_20_Text"><text:s/>top -i</text:p>
      <text:p text:style-name="Preformatted_20_Text"/>
      <text:p text:style-name="Preformatted_20_Text">- Altera o número de linhas que serao exibidas no monitor</text:p>
      <text:p text:style-name="Preformatted_20_Text"><text:s/>top -n numero</text:p>
      <text:p text:style-name="Preformatted_20_Text"/>
      <text:p text:style-name="Preformatted_20_Text">- Semelhante ao comando kill, para terminar um processo</text:p>
      <text:p text:style-name="Preformatted_20_Text"><text:s/>top -k numero-PID</text:p>
      <text:p text:style-name="Preformatted_20_Text"/>
      <text:p text:style-name="Preformatted_20_Text"/>
      <text:p text:style-name="Preformatted_20_Text">5.2 - comando ps = exibe o status sobre os processos ativos</text:p>
      <text:p text:style-name="Preformatted_20_Text"/>
      <text:p text:style-name="Preformatted_20_Text">- Exibe informações sobre os processos de outros usuários</text:p>
      <text:p text:style-name="Preformatted_20_Text"><text:s/>ps -a</text:p>
      <text:p text:style-name="Preformatted_20_Text"/>
      <text:p text:style-name="Preformatted_20_Text"><text:soft-page-break/>- Exibe informações em um formato extenso</text:p>
      <text:p text:style-name="Preformatted_20_Text"><text:s/>ps -l</text:p>
      <text:p text:style-name="Preformatted_20_Text"/>
      <text:p text:style-name="Preformatted_20_Text">- Exibe informações sobre o PID, tty dos comandos que estao rodando</text:p>
      <text:p text:style-name="Preformatted_20_Text"><text:s/>ps -e</text:p>
      <text:p text:style-name="Preformatted_20_Text"/>
      <text:p text:style-name="Preformatted_20_Text">- Exibe informações se algum programa esta rodando</text:p>
      <text:p text:style-name="Preformatted_20_Text"><text:s/>ps -ef | grep programa</text:p>
      <text:p text:style-name="Preformatted_20_Text"/>
      <text:p text:style-name="Preformatted_20_Text">- Exibe apenas os processos que estao em execução</text:p>
      <text:p text:style-name="Preformatted_20_Text"><text:s/>ps -r</text:p>
      <text:p text:style-name="Preformatted_20_Text"/>
      <text:p text:style-name="Preformatted_20_Text">- Exibe os processos em execução no terminal 1</text:p>
      <text:p text:style-name="Preformatted_20_Text"><text:s/>ps -t1</text:p>
      <text:p text:style-name="Preformatted_20_Text"/>
      <text:p text:style-name="Preformatted_20_Text">- Exibe os processos em execução no terminal 2</text:p>
      <text:p text:style-name="Preformatted_20_Text"><text:s/>ps -t2</text:p>
      <text:p text:style-name="Preformatted_20_Text"/>
      <text:p text:style-name="Preformatted_20_Text">- Exibe um melhor metodo de visualização dos processos</text:p>
      <text:p text:style-name="Preformatted_20_Text"><text:s/>ps -auxw</text:p>
      <text:p text:style-name="Preformatted_20_Text"/>
      <text:p text:style-name="Preformatted_20_Text">- Exibe o processo que está consumindo mais memória</text:p>
      <text:p text:style-name="Preformatted_20_Text"><text:s/>ps -auxw | sort +4n</text:p>
      <text:p text:style-name="Preformatted_20_Text"/>
      <text:p text:style-name="Preformatted_20_Text">- Exibe o processo que está consumindo mais memória</text:p>
      <text:p text:style-name="Preformatted_20_Text"><text:s/>ps -auxw | sort +5n</text:p>
      <text:p text:style-name="Preformatted_20_Text"/>
      <text:p text:style-name="Preformatted_20_Text">- Exibe os usuarios logados na maquina via FTP</text:p>
      <text:p text:style-name="Preformatted_20_Text"><text:s/>ps -auxw | grep ftp</text:p>
      <text:p text:style-name="Preformatted_20_Text"/>
      <text:p text:style-name="Preformatted_20_Text">- Exibe uma lista de todos os processos</text:p>
      <text:p text:style-name="Preformatted_20_Text"><text:s/>ps auxw | grep root</text:p>
      <text:p text:style-name="Preformatted_20_Text"/>
      <text:p text:style-name="Preformatted_20_Text">- Exibe o processo está usando mais CPU</text:p>
      <text:p text:style-name="Preformatted_20_Text"><text:s/>ps -auxwww | sed '1d' | sort -r +3 | head</text:p>
      <text:p text:style-name="Preformatted_20_Text"/>
      <text:p text:style-name="Preformatted_20_Text">- Checa se o serviço 'apache2' está rodando, se estiver, ele é reiniciado</text:p>
      <text:p text:style-name="Preformatted_20_Text"><text:s/>ps ax | grep apache2 || /etc/init.d/apache2 restart</text:p>
      <text:p text:style-name="Preformatted_20_Text"/>
      <text:p text:style-name="Preformatted_20_Text">- Usando o parâmetro '-ef' surgem oito colunas</text:p>
      <text:p text:style-name="Preformatted_20_Text">1. Coluna UID: identifica a ID do dono do processo</text:p>
      <text:p text:style-name="Preformatted_20_Text">2. Coluna PID: identifica o numero ID do processo</text:p>
      <text:p text:style-name="Preformatted_20_Text">3. Coluna PPID: identifica o processo pai</text:p>
      <text:p text:style-name="Preformatted_20_Text">4. Coluna C: indica a quantidade de utilização do processador para</text:p>
      <text:p text:style-name="Preformatted_20_Text">escalamento</text:p>
      <text:p text:style-name="Preformatted_20_Text">5. Coluna STIME: indica a hora que o processo foi iniciado</text:p>
      <text:p text:style-name="Preformatted_20_Text">6. Coluna TTY: indica o terminal de controla associado ao processo</text:p>
      <text:p text:style-name="Preformatted_20_Text">7. Coluna TIME: tempo total da execução que o processo acumulou</text:p>
      <text:p text:style-name="Preformatted_20_Text">8. Coluna COMMAND: descreve o nome do processo indicando qual</text:p>
      <text:p text:style-name="Preformatted_20_Text">comando esta sendo executado</text:p>
      <text:p text:style-name="Preformatted_20_Text"/>
      <text:p text:style-name="Preformatted_20_Text"/>
      <text:p text:style-name="Preformatted_20_Text">5.3 - comando kill = finaliza um ou mais processos em execução</text:p>
      <text:p text:style-name="Preformatted_20_Text"/>
      <text:p text:style-name="Preformatted_20_Text">Opções:</text:p>
      <text:p text:style-name="Preformatted_20_Text"><text:s/>-l = exibe os sinais (números e nomes) que podem ser enviados</text:p>
      <text:p text:style-name="Preformatted_20_Text"><text:s/>-s = especifica o sinal a ser enviado. O sinal pode ser informado</text:p>
      <text:p text:style-name="Preformatted_20_Text">como um dígito ou como um número</text:p>
      <text:p text:style-name="Preformatted_20_Text"/>
      <text:p text:style-name="Preformatted_20_Text">- Tenta finalizar o programa com o número do processo (PID)</text:p>
      <text:p text:style-name="Preformatted_20_Text"><text:s/>kill numero_do_pid</text:p>
      <text:p text:style-name="Preformatted_20_Text"/>
      <text:p text:style-name="Preformatted_20_Text"><text:soft-page-break/>- Finaliza o programa com o número do processo (PID)</text:p>
      <text:p text:style-name="Preformatted_20_Text"><text:s/>kill -9 numero_do_pid</text:p>
      <text:p text:style-name="Preformatted_20_Text"/>
      <text:p text:style-name="Preformatted_20_Text">- Censura um determinado usuário</text:p>
      <text:p text:style-name="Preformatted_20_Text"><text:s/>kill -9 `ps -aef | grep luser | awk `{ print $2 }'`</text:p>
      <text:p text:style-name="Preformatted_20_Text"/>
      <text:p text:style-name="Preformatted_20_Text">- Para desconectar um usuário:</text:p>
      <text:p text:style-name="Preformatted_20_Text"><text:s/>pkill -u uid_do_usuario</text:p>
      <text:p text:style-name="Preformatted_20_Text"/>
      <text:p text:style-name="Preformatted_20_Text"/>
      <text:p text:style-name="Preformatted_20_Text">5.4 - comando killall = envia um sinal a todos os processos que estão</text:p>
      <text:p text:style-name="Preformatted_20_Text">compartilhando um nome de processo comum entre eles.</text:p>
      <text:p text:style-name="Preformatted_20_Text"/>
      <text:p text:style-name="Preformatted_20_Text">- Finaliza todos os processos envolvendo tal programa</text:p>
      <text:p text:style-name="Preformatted_20_Text"><text:s/>killall -9 programa</text:p>
      <text:p text:style-name="Preformatted_20_Text"/>
      <text:p text:style-name="Preformatted_20_Text">- Exibe os sinais (numeros e nomes) que podem ser enviados</text:p>
      <text:p text:style-name="Preformatted_20_Text"><text:s/>killall -l</text:p>
      <text:p text:style-name="Preformatted_20_Text"/>
      <text:p text:style-name="Preformatted_20_Text">- Força o programa a enviar o sinal apenas para as combinações exatas</text:p>
      <text:p text:style-name="Preformatted_20_Text">de nomes de processo maiores do que 15 caracteres</text:p>
      <text:p text:style-name="Preformatted_20_Text"><text:s/>killall -e processo</text:p>
      <text:p text:style-name="Preformatted_20_Text"/>
      <text:p text:style-name="Preformatted_20_Text">- Solicita configuração antes de enviar o sinal para cada processo</text:p>
      <text:p text:style-name="Preformatted_20_Text"><text:s/>killall -i processo</text:p>
      <text:p text:style-name="Preformatted_20_Text"/>
      <text:p text:style-name="Preformatted_20_Text">- - Reinicia o serviço 'httpd'</text:p>
      <text:p text:style-name="Preformatted_20_Text"><text:s/>killall -HUP httpd</text:p>
      <text:p text:style-name="Preformatted_20_Text"/>
      <text:p text:style-name="Preformatted_20_Text">- Reinicia o servico 'syslogd'</text:p>
      <text:p text:style-name="Preformatted_20_Text"><text:s/>killall -HUP syslogd</text:p>
      <text:p text:style-name="Preformatted_20_Text"/>
      <text:p text:style-name="Preformatted_20_Text"/>
      <text:p text:style-name="Preformatted_20_Text">5.5 - comando jobs = exibe a lista de processos em execução pelo shell</text:p>
      <text:p text:style-name="Preformatted_20_Text"><text:s/>jobs</text:p>
      <text:p text:style-name="Preformatted_20_Text"/>
      <text:p text:style-name="Preformatted_20_Text"><text:s/>jobs -l</text:p>
      <text:p text:style-name="Preformatted_20_Text"/>
      <text:p text:style-name="Preformatted_20_Text"/>
      <text:p text:style-name="Preformatted_20_Text">5.6 - comando pstree = exibe os processos em forma de uma árvore</text:p>
      <text:p text:style-name="Preformatted_20_Text"><text:s/>pstree</text:p>
      <text:p text:style-name="Preformatted_20_Text"/>
      <text:p text:style-name="Preformatted_20_Text">- Exibe toda estrutura inclusive de sub-processos do processo pai</text:p>
      <text:p text:style-name="Preformatted_20_Text"><text:s/>pstree -c</text:p>
      <text:p text:style-name="Preformatted_20_Text"/>
      <text:p text:style-name="Preformatted_20_Text">- Exibe caracteres graficos no desenho da árvore de processos</text:p>
      <text:p text:style-name="Preformatted_20_Text"><text:s/>pstree -G</text:p>
      <text:p text:style-name="Preformatted_20_Text"/>
      <text:p text:style-name="Preformatted_20_Text">- Exibe e classifica pelo numero PID ao invés do nome</text:p>
      <text:p text:style-name="Preformatted_20_Text"><text:s/>pstree -n</text:p>
      <text:p text:style-name="Preformatted_20_Text"/>
      <text:p text:style-name="Preformatted_20_Text">- Exibe o número PID entre parenteses após o nome do processo</text:p>
      <text:p text:style-name="Preformatted_20_Text"><text:s/>pstree -p</text:p>
      <text:p text:style-name="Preformatted_20_Text"/>
      <text:p text:style-name="Preformatted_20_Text"/>
      <text:p text:style-name="Preformatted_20_Text">5.7 - comando fg = permite que um programa rodando em segundo plano</text:p>
      <text:p text:style-name="Preformatted_20_Text">(background) rode em primeiro plano (foreground). Você deve usar o</text:p>
      <text:p text:style-name="Preformatted_20_Text">comando 'jobs' para pegar o número do processo rodando em segundo</text:p>
      <text:p text:style-name="Preformatted_20_Text">plano ou interrompida, este número será passado ao comando 'fg'</text:p>
      <text:p text:style-name="Preformatted_20_Text">para ativa-lo em primeiro plano.</text:p>
      <text:p text:style-name="Preformatted_20_Text"/>
      <text:p text:style-name="Preformatted_20_Text"><text:s/>fg numero</text:p>
      <text:p text:style-name="Preformatted_20_Text"><text:soft-page-break/></text:p>
      <text:p text:style-name="Preformatted_20_Text">Onde 'numero' é o número obtido através do comando 'jobs'. Caso seja</text:p>
      <text:p text:style-name="Preformatted_20_Text">usado sem parâmetros, o comando 'fg' utilizará o último programa</text:p>
      <text:p text:style-name="Preformatted_20_Text">interrompido (o maior número obtido com o comando 'jobs'). EX:</text:p>
      <text:p text:style-name="Preformatted_20_Text"><text:s/>fg 1</text:p>
      <text:p text:style-name="Preformatted_20_Text"/>
      <text:p text:style-name="Preformatted_20_Text"/>
      <text:p text:style-name="Preformatted_20_Text">5.8 - comando bg = permite que um programa rodando em primeiro plano</text:p>
      <text:p text:style-name="Preformatted_20_Text">(foreground) rode em segundo plano (background). Você deve interromper</text:p>
      <text:p text:style-name="Preformatted_20_Text">a execução do programa teclando CTRL+Z. Será mostrado o número da tarefa</text:p>
      <text:p text:style-name="Preformatted_20_Text">interrompida. Utilize este número com o comando 'bg' para iniciar a</text:p>
      <text:p text:style-name="Preformatted_20_Text">execução do programa em segundo plano (background).</text:p>
      <text:p text:style-name="Preformatted_20_Text"><text:s/>bg numero</text:p>
      <text:p text:style-name="Preformatted_20_Text"/>
      <text:p text:style-name="Preformatted_20_Text">Onde 'numero' é o número do programa obtido com o pressionamento das</text:p>
      <text:p text:style-name="Preformatted_20_Text">teclas CTRL+Z ou através do comando 'jobs'</text:p>
      <text:p text:style-name="Preformatted_20_Text"/>
      <text:p text:style-name="Preformatted_20_Text"/>
      <text:p text:style-name="Preformatted_20_Text">5.9 - comando nohup = executa um comando imune a interrupcoes de conexão</text:p>
      <text:p text:style-name="Preformatted_20_Text">com a saída para um dispositivo nao tty, ou seja, deixa o programa em</text:p>
      <text:p text:style-name="Preformatted_20_Text">background apos efetuar logoff.</text:p>
      <text:p text:style-name="Preformatted_20_Text"/>
      <text:p text:style-name="Preformatted_20_Text">- Deixa um programa rodando em background mesmo depois de ter efetuado</text:p>
      <text:p text:style-name="Preformatted_20_Text">logoff</text:p>
      <text:p text:style-name="Preformatted_20_Text"><text:s/>nohup ./programa &amp;</text:p>
      <text:p text:style-name="Preformatted_20_Text"/>
      <text:p text:style-name="Preformatted_20_Text">- Evita que o comando caia se você for dar um logout, isso irá gerar</text:p>
      <text:p text:style-name="Preformatted_20_Text">um arquivo 'nohup.out' com as saidas</text:p>
      <text:p text:style-name="Preformatted_20_Text"><text:s/>nohup tar cvf /dev/st0 /arquivos/* &amp;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6 - COMANDOS DE CONFIGURACAO DO GNU/LINUX</text:p>
      <text:p text:style-name="Preformatted_20_Text"/>
      <text:p text:style-name="Preformatted_20_Text">- OBS: ALguns comandos funcionam apenas no Debian e seus derivados</text:p>
      <text:p text:style-name="Preformatted_20_Text">(Ubuntu, Kurumin, Knoppix etc) e outros funcionam apenas no RedHat,</text:p>
      <text:p text:style-name="Preformatted_20_Text">Fedora, Conectiva.</text:p>
      <text:p text:style-name="Preformatted_20_Text"/>
      <text:p text:style-name="Preformatted_20_Text">- Configura a interface gráfica:</text:p>
      <text:p text:style-name="Preformatted_20_Text"><text:s/>wmchooser</text:p>
      <text:p text:style-name="Preformatted_20_Text">* ou altere o arquivo ~/.wm_style e coloque o nome da interface gráfica</text:p>
      <text:p text:style-name="Preformatted_20_Text">que voce quer inicializar. Ex: (windowmaker, gnome, kde)</text:p>
      <text:p text:style-name="Preformatted_20_Text"/>
      <text:p text:style-name="Preformatted_20_Text">- Configurar teclado:</text:p>
      <text:p text:style-name="Preformatted_20_Text"><text:s/>kbdconfig</text:p>
      <text:p text:style-name="Preformatted_20_Text"/>
      <text:p text:style-name="Preformatted_20_Text">- Configurar mouse:</text:p>
      <text:p text:style-name="Preformatted_20_Text"><text:s/>mouseconfig</text:p>
      <text:p text:style-name="Preformatted_20_Text"/>
      <text:p text:style-name="Preformatted_20_Text">- Configura placa de som</text:p>
      <text:p text:style-name="Preformatted_20_Text"><text:s/>sndconfig</text:p>
      <text:p text:style-name="Preformatted_20_Text"><text:s/>sndconfig --noprobe</text:p>
      <text:p text:style-name="Preformatted_20_Text"><text:s/>sndconfig --noautoconfig</text:p>
      <text:p text:style-name="Preformatted_20_Text"/>
      <text:p text:style-name="Preformatted_20_Text">- Configurar uma placa de fax-modem</text:p>
      <text:p text:style-name="Preformatted_20_Text"><text:s/>modemconf</text:p>
      <text:p text:style-name="Preformatted_20_Text"/>
      <text:p text:style-name="Preformatted_20_Text">- Configura placa de vídeo</text:p>
      <text:p text:style-name="Preformatted_20_Text"><text:s/>Xconfigurator</text:p>
      <text:p text:style-name="Preformatted_20_Text"><text:s/>Xconfigurator --expert</text:p>
      <text:p text:style-name="Preformatted_20_Text"><text:s/>xf86config</text:p>
      <text:p text:style-name="Preformatted_20_Text"><text:s/>XFree86setup</text:p>
      <text:p text:style-name="Preformatted_20_Text"><text:soft-page-break/><text:s/>xf86cfg</text:p>
      <text:p text:style-name="Preformatted_20_Text"/>
      <text:p text:style-name="Preformatted_20_Text">- Configura rede</text:p>
      <text:p text:style-name="Preformatted_20_Text"><text:s/>netconfig</text:p>
      <text:p text:style-name="Preformatted_20_Text">ou</text:p>
      <text:p text:style-name="Preformatted_20_Text"><text:s/>netconf</text:p>
      <text:p text:style-name="Preformatted_20_Text"/>
      <text:p text:style-name="Preformatted_20_Text">- Configuração do fuso horario</text:p>
      <text:p text:style-name="Preformatted_20_Text"><text:s/>timeconfig</text:p>
      <text:p text:style-name="Preformatted_20_Text"/>
      <text:p text:style-name="Preformatted_20_Text">- Configura os serviços que inicializam automaticamente</text:p>
      <text:p text:style-name="Preformatted_20_Text"><text:s/>ntsysv</text:p>
      <text:p text:style-name="Preformatted_20_Text"><text:s/>chkconfig</text:p>
      <text:p text:style-name="Preformatted_20_Text"/>
      <text:p text:style-name="Preformatted_20_Text">- Para configurar o WindowMaker, digite:</text:p>
      <text:p text:style-name="Preformatted_20_Text"><text:s/>wmakerconf &amp;</text:p>
      <text:p text:style-name="Preformatted_20_Text"/>
      <text:p text:style-name="Preformatted_20_Text">- Para configurar um wallpaper (papel de parede) digite:</text:p>
      <text:p text:style-name="Preformatted_20_Text"><text:s/>Esetroot /nome-da-imagem.jpg</text:p>
      <text:p text:style-name="Preformatted_20_Text">ou</text:p>
      <text:p text:style-name="Preformatted_20_Text"><text:s/>wmsetbg /nome-da-imagem.jpg</text:p>
      <text:p text:style-name="Preformatted_20_Text"/>
      <text:p text:style-name="Preformatted_20_Text">- Status da placa de dispositivos (eth0, eth1, ppp, lo)</text:p>
      <text:p text:style-name="Preformatted_20_Text"><text:s/>ifconfig</text:p>
      <text:p text:style-name="Preformatted_20_Text"/>
      <text:p text:style-name="Preformatted_20_Text">- Desligar/parar a primeira placa de rede</text:p>
      <text:p text:style-name="Preformatted_20_Text"><text:s/>ifdown eth0</text:p>
      <text:p text:style-name="Preformatted_20_Text"/>
      <text:p text:style-name="Preformatted_20_Text">- Ligar/iniciar a primeira placa de rede</text:p>
      <text:p text:style-name="Preformatted_20_Text"><text:s/>ifup eth0</text:p>
      <text:p text:style-name="Preformatted_20_Text"/>
      <text:p text:style-name="Preformatted_20_Text">- Lista os módulos carregados no sistema</text:p>
      <text:p text:style-name="Preformatted_20_Text"><text:s/>lsmod</text:p>
      <text:p text:style-name="Preformatted_20_Text"/>
      <text:p text:style-name="Preformatted_20_Text">- Carregando modulos / instalando modulos no kernel:</text:p>
      <text:p text:style-name="Preformatted_20_Text"><text:s/>modprobe nome_do_modulo.o</text:p>
      <text:p text:style-name="Preformatted_20_Text">ou</text:p>
      <text:p text:style-name="Preformatted_20_Text"><text:s/>modprobe nome_do_modulo</text:p>
      <text:p text:style-name="Preformatted_20_Text"/>
      <text:p text:style-name="Preformatted_20_Text">- Exibe informações de configuração do módulo</text:p>
      <text:p text:style-name="Preformatted_20_Text"><text:s/>modprobe -c nome_do_modulo</text:p>
      <text:p text:style-name="Preformatted_20_Text"/>
      <text:p text:style-name="Preformatted_20_Text">- Desativa o modulo1 do kernel</text:p>
      <text:p text:style-name="Preformatted_20_Text"><text:s/>modprobe -r nome_do_modulo</text:p>
      <text:p text:style-name="Preformatted_20_Text"/>
      <text:p text:style-name="Preformatted_20_Text">- Exibe todos os módulos</text:p>
      <text:p text:style-name="Preformatted_20_Text"><text:s/>modprobe -l</text:p>
      <text:p text:style-name="Preformatted_20_Text"/>
      <text:p text:style-name="Preformatted_20_Text">- Descarrega módulos carregados no kernel linux:</text:p>
      <text:p text:style-name="Preformatted_20_Text"><text:s/>rmmod nome_do_modulo.o</text:p>
      <text:p text:style-name="Preformatted_20_Text">ou</text:p>
      <text:p text:style-name="Preformatted_20_Text"><text:s/>rmmod nome_do_modulo</text:p>
      <text:p text:style-name="Preformatted_20_Text"/>
      <text:p text:style-name="Preformatted_20_Text">- Remove todos os módulos não usados</text:p>
      <text:p text:style-name="Preformatted_20_Text"><text:s/>rmmod -a nome_do_modulo</text:p>
      <text:p text:style-name="Preformatted_20_Text"/>
      <text:p text:style-name="Preformatted_20_Text">- Envia toda a saída para o log do sistema</text:p>
      <text:p text:style-name="Preformatted_20_Text"><text:s/>rmmod -s nome_do_modulo</text:p>
      <text:p text:style-name="Preformatted_20_Text"/>
      <text:p text:style-name="Preformatted_20_Text"/>
      <text:p text:style-name="Preformatted_20_Text">6.1 - comando linux_logo = configura o slogan(desenho) em texto do pinguim</text:p>
      <text:p text:style-name="Preformatted_20_Text"/>
      <text:p text:style-name="Preformatted_20_Text"><text:soft-page-break/>- Exibe o desenho padrao em cores no terminal</text:p>
      <text:p text:style-name="Preformatted_20_Text"><text:s/>linux_logo</text:p>
      <text:p text:style-name="Preformatted_20_Text"/>
      <text:p text:style-name="Preformatted_20_Text">- Exibe as diversas opções do linux_logo</text:p>
      <text:p text:style-name="Preformatted_20_Text"><text:s/>linux_logo -h</text:p>
      <text:p text:style-name="Preformatted_20_Text"/>
      <text:p text:style-name="Preformatted_20_Text">- Configura o arquivo '/etc/issue' para armazenar o desenho do linux_logo</text:p>
      <text:p text:style-name="Preformatted_20_Text">em sua forma texto com cores</text:p>
      <text:p text:style-name="Preformatted_20_Text"><text:s/>linux_logo -classic &gt;&gt; /etc/issue</text:p>
      <text:p text:style-name="Preformatted_20_Text"/>
      <text:p text:style-name="Preformatted_20_Text">- Configura o arquivo '/etc/issue' para armazenar o desenho do linux_logo</text:p>
      <text:p text:style-name="Preformatted_20_Text">em sua forma texto sem cores</text:p>
      <text:p text:style-name="Preformatted_20_Text"><text:s/>linux_logo -ascii &gt;&gt; /etc/issue</text:p>
      <text:p text:style-name="Preformatted_20_Text"/>
      <text:p text:style-name="Preformatted_20_Text"/>
      <text:p text:style-name="Preformatted_20_Text">6.2 - comando setserial = exibe e configura portas seriais</text:p>
      <text:p text:style-name="Preformatted_20_Text"/>
      <text:p text:style-name="Preformatted_20_Text">- Para exibir as configurações referentes ao modem na COM2:</text:p>
      <text:p text:style-name="Preformatted_20_Text"><text:s/>setserial /dev/ttyS1</text:p>
      <text:p text:style-name="Preformatted_20_Text"/>
      <text:p text:style-name="Preformatted_20_Text">- Para exibir informacoes referetes a porta COM2:</text:p>
      <text:p text:style-name="Preformatted_20_Text">setserial -a /dev/ttyS1</text:p>
      <text:p text:style-name="Preformatted_20_Text"/>
      <text:p text:style-name="Preformatted_20_Text">- Para configurar a porta COM2 para usar a IRQ 4:</text:p>
      <text:p text:style-name="Preformatted_20_Text"><text:s/>setserial /dev/ttyS1 irq 4</text:p>
      <text:p text:style-name="Preformatted_20_Text"/>
      <text:p text:style-name="Preformatted_20_Text">- Para tentar uma configuração automática</text:p>
      <text:p text:style-name="Preformatted_20_Text"><text:s/>setserial /dev/modem autoconfig</text:p>
      <text:p text:style-name="Preformatted_20_Text"/>
      <text:p text:style-name="Preformatted_20_Text">- Outras configurações</text:p>
      <text:p text:style-name="Preformatted_20_Text"><text:s/>setserial /dev/ttyS1 irq 5 uart 16550a port 0x03e8</text:p>
      <text:p text:style-name="Preformatted_20_Text"><text:s/>setserial /dev/ttyS1 irq 11 port 0x6200 autoconfig</text:p>
      <text:p text:style-name="Preformatted_20_Text"><text:s/>setserial /dev/ttyS1 irq 10 port 0xdc00 uart 16550a</text:p>
      <text:p text:style-name="Preformatted_20_Text"/>
      <text:p text:style-name="Preformatted_20_Text"/>
      <text:p text:style-name="Preformatted_20_Text">6.3 - comando statserial = exibe o status de uma porta serial, exibindo</text:p>
      <text:p text:style-name="Preformatted_20_Text">os sinais nos pinos da porta e o status da linha de handshaking</text:p>
      <text:p text:style-name="Preformatted_20_Text"/>
      <text:p text:style-name="Preformatted_20_Text">- Exibe o status da porta como um numero decimal</text:p>
      <text:p text:style-name="Preformatted_20_Text"><text:s/>statserial -d dispositivo</text:p>
      <text:p text:style-name="Preformatted_20_Text"/>
      <text:p text:style-name="Preformatted_20_Text">- Desativa o loop e xibe apenas um status</text:p>
      <text:p text:style-name="Preformatted_20_Text"><text:s/>statserial -n dispositivo</text:p>
      <text:p text:style-name="Preformatted_20_Text"/>
      <text:p text:style-name="Preformatted_20_Text">- Exibe o status da porta como um número hexadecimal</text:p>
      <text:p text:style-name="Preformatted_20_Text"><text:s/>statserial -x dispositivo</text:p>
      <text:p text:style-name="Preformatted_20_Text"/>
      <text:p text:style-name="Preformatted_20_Text"/>
      <text:p text:style-name="Preformatted_20_Text">6.4 - comando ntpdate = sincroniza o horário do PC atual com um servidor</text:p>
      <text:p text:style-name="Preformatted_20_Text">da Internet</text:p>
      <text:p text:style-name="Preformatted_20_Text"><text:s/>ntpdate ntp.pop-df.rnp.br || ntpdate ntp.nml.csiro.au &amp;</text:p>
      <text:p text:style-name="Preformatted_20_Text"/>
      <text:p text:style-name="Preformatted_20_Text"/>
      <text:p text:style-name="Preformatted_20_Text">6.5 comando sysctl = configura parametros do kernel em tempo real, sem</text:p>
      <text:p text:style-name="Preformatted_20_Text">a necessidade de reinicialização do computador</text:p>
      <text:p text:style-name="Preformatted_20_Text"/>
      <text:p text:style-name="Preformatted_20_Text">- Exibe todas opções em que o usuário pode alterar, modificar</text:p>
      <text:p text:style-name="Preformatted_20_Text"><text:s/>sysctl -A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7 - COMANDOS DE IMPRESSAO</text:p>
      <text:p text:style-name="Preformatted_20_Text"><text:soft-page-break/></text:p>
      <text:p text:style-name="Preformatted_20_Text">7.1 - comando lpd = executa o daemon de spooler da impressora para</text:p>
      <text:p text:style-name="Preformatted_20_Text">controlar a impressao nas impressoras locais e remotas.</text:p>
      <text:p text:style-name="Preformatted_20_Text"/>
      <text:p text:style-name="Preformatted_20_Text">- Registra os pedidos de de impressão em rede válidos</text:p>
      <text:p text:style-name="Preformatted_20_Text"><text:s/>lpd -l porta</text:p>
      <text:p text:style-name="Preformatted_20_Text"/>
      <text:p text:style-name="Preformatted_20_Text"/>
      <text:p text:style-name="Preformatted_20_Text">7.2 - comando lpr = é utilizado para enviar um arquivo para a impressora.</text:p>
      <text:p text:style-name="Preformatted_20_Text"/>
      <text:p text:style-name="Preformatted_20_Text">- Imprime o 'teste1.txt' na impressora padrão</text:p>
      <text:p text:style-name="Preformatted_20_Text"><text:s/>lpr teste1.txt</text:p>
      <text:p text:style-name="Preformatted_20_Text"/>
      <text:p text:style-name="Preformatted_20_Text">- Envia o arquivo 'teste1.txt' para a impressão na impressora em que for</text:p>
      <text:p text:style-name="Preformatted_20_Text">citada no comando</text:p>
      <text:p text:style-name="Preformatted_20_Text"><text:s/>lpr -P nome-da-impressora teste1.txt</text:p>
      <text:p text:style-name="Preformatted_20_Text"/>
      <text:p text:style-name="Preformatted_20_Text">- Especifica o número de 3 copias do arquivo para a impressão</text:p>
      <text:p text:style-name="Preformatted_20_Text"><text:s/>lpr -K 3 nome-do-arquivo</text:p>
      <text:p text:style-name="Preformatted_20_Text"/>
      <text:p text:style-name="Preformatted_20_Text">- Envia um email com o status que a impressão foi concluida com sucesso</text:p>
      <text:p text:style-name="Preformatted_20_Text"><text:s/>lpr -m mjordan nome-do-arquivo</text:p>
      <text:p text:style-name="Preformatted_20_Text"/>
      <text:p text:style-name="Preformatted_20_Text">- Imprime o nome da tarefa especificada em vez do nome do arquivo na página</text:p>
      <text:p text:style-name="Preformatted_20_Text">de cabeçalho</text:p>
      <text:p text:style-name="Preformatted_20_Text"><text:s/>lpr -J nome-da-tarefa arquivo1.txt</text:p>
      <text:p text:style-name="Preformatted_20_Text"/>
      <text:p text:style-name="Preformatted_20_Text">- Permite que os caracteres de controle sejam impressos enquanto suprime</text:p>
      <text:p text:style-name="Preformatted_20_Text">quebras de linha</text:p>
      <text:p text:style-name="Preformatted_20_Text"><text:s/>lpr -l arquivo1.txt</text:p>
      <text:p text:style-name="Preformatted_20_Text"/>
      <text:p text:style-name="Preformatted_20_Text"/>
      <text:p text:style-name="Preformatted_20_Text">7.3 - comando lpq = exibe o status corrente de uma fila de spool de impressora</text:p>
      <text:p text:style-name="Preformatted_20_Text"><text:s/>lpq</text:p>
      <text:p text:style-name="Preformatted_20_Text"/>
      <text:p text:style-name="Preformatted_20_Text">- Exibe todas as informacoes sobre os arquivos que compoem a entrada</text:p>
      <text:p text:style-name="Preformatted_20_Text">da tarefa, em vez de apenas o que caberá em uma linha</text:p>
      <text:p text:style-name="Preformatted_20_Text"><text:s/>lpq -l</text:p>
      <text:p text:style-name="Preformatted_20_Text"/>
      <text:p text:style-name="Preformatted_20_Text">- Consulta a impressora especificada</text:p>
      <text:p text:style-name="Preformatted_20_Text"><text:s/>lpq -P nome-da-impressora</text:p>
      <text:p text:style-name="Preformatted_20_Text"/>
      <text:p text:style-name="Preformatted_20_Text"/>
      <text:p text:style-name="Preformatted_20_Text">7.4 - comando lprm = remove da fila de impressao arquivos que ainda não</text:p>
      <text:p text:style-name="Preformatted_20_Text">foram impressos</text:p>
      <text:p text:style-name="Preformatted_20_Text"><text:s/>lprm numero-do-arquivo-na-fila-de-impressao</text:p>
      <text:p text:style-name="Preformatted_20_Text"/>
      <text:p text:style-name="Preformatted_20_Text"><text:s/>lprm -P nome-da-impressora numero-do-arquivo-na-fila-de-impressao</text:p>
      <text:p text:style-name="Preformatted_20_Text"/>
      <text:p text:style-name="Preformatted_20_Text">- Remove todos os arquivos de spoll na fila de impressão</text:p>
      <text:p text:style-name="Preformatted_20_Text"><text:s/>lprm -a all</text:p>
      <text:p text:style-name="Preformatted_20_Text"/>
      <text:p text:style-name="Preformatted_20_Text">- Remove os arquivos de spool na fila de impressão com do usuário com a</text:p>
      <text:p text:style-name="Preformatted_20_Text">identificacao 'user@maquina23'</text:p>
      <text:p text:style-name="Preformatted_20_Text"><text:s/>lprm -Pt1 'user@maquina23*</text:p>
      <text:p text:style-name="Preformatted_20_Text"/>
      <text:p text:style-name="Preformatted_20_Text"/>
      <text:p text:style-name="Preformatted_20_Text">7.5 - comando lpstat = exibe informações sobre o status do serviço</text:p>
      <text:p text:style-name="Preformatted_20_Text">de impressão</text:p>
      <text:p text:style-name="Preformatted_20_Text"><text:s/>lpstat -v</text:p>
      <text:p text:style-name="Preformatted_20_Text"/>
      <text:p text:style-name="Preformatted_20_Text"/>
      <text:p text:style-name="Preformatted_20_Text"><text:soft-page-break/>7.6 - comando pr = formata arquivos texto para serem impressos.</text:p>
      <text:p text:style-name="Preformatted_20_Text"/>
      <text:p text:style-name="Preformatted_20_Text">- Formata o arquivo 'teste1.txt' para impressão especificando o número</text:p>
      <text:p text:style-name="Preformatted_20_Text">máximo de 50 linhas por página, o nome "Teste do comando pr" ao invés</text:p>
      <text:p text:style-name="Preformatted_20_Text">do nome do arquivo sendo impresso no cabeçalho da página</text:p>
      <text:p text:style-name="Preformatted_20_Text"><text:s/>pr -l 50 -h "Teste do comando pr" teste1.txt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8 - COMANDOS DE REDE</text:p>
      <text:p text:style-name="Preformatted_20_Text"/>
      <text:p text:style-name="Preformatted_20_Text">CAMINHOS IMPORTANTES - DEBIAN</text:p>
      <text:p text:style-name="Preformatted_20_Text">-----------------------------</text:p>
      <text:p text:style-name="Preformatted_20_Text">- Configuração das interfaces de rede:</text:p>
      <text:p text:style-name="Preformatted_20_Text"><text:s/>/etc/network/interfaces</text:p>
      <text:p text:style-name="Preformatted_20_Text"/>
      <text:p text:style-name="Preformatted_20_Text">- Configuração do host name, roda padrão e do gateway:</text:p>
      <text:p text:style-name="Preformatted_20_Text"><text:s/>/etc/network/interfaces</text:p>
      <text:p text:style-name="Preformatted_20_Text"/>
      <text:p text:style-name="Preformatted_20_Text">- Configuração das rotas estáticas:</text:p>
      <text:p text:style-name="Preformatted_20_Text"><text:s/>/etc/network/interfaces</text:p>
      <text:p text:style-name="Preformatted_20_Text"/>
      <text:p text:style-name="Preformatted_20_Text">CAMINHOS IMPORTANTES - REDHAT / FEDORA</text:p>
      <text:p text:style-name="Preformatted_20_Text">--------------------------------------</text:p>
      <text:p text:style-name="Preformatted_20_Text">- Configuração das interfaces de rede:</text:p>
      <text:p text:style-name="Preformatted_20_Text"><text:s/>/etc/sysconfig/network-scripts/ifcfg-*</text:p>
      <text:p text:style-name="Preformatted_20_Text"/>
      <text:p text:style-name="Preformatted_20_Text">- Configuração do host name, roda padrão e do gateway:</text:p>
      <text:p text:style-name="Preformatted_20_Text"><text:s/>/etc/sysconfig/network</text:p>
      <text:p text:style-name="Preformatted_20_Text"/>
      <text:p text:style-name="Preformatted_20_Text">- Configuração das rotas estáticas:</text:p>
      <text:p text:style-name="Preformatted_20_Text"><text:s/>/etc/sysconfig/static-routes</text:p>
      <text:p text:style-name="Preformatted_20_Text"/>
      <text:p text:style-name="Preformatted_20_Text">8.1 - comando ping = verifica se uma maquina da rede esta disponível na rede</text:p>
      <text:p text:style-name="Preformatted_20_Text">enviando pacotes ICMP ECHO_REQUEST para as maquinas da rede. Este comando</text:p>
      <text:p text:style-name="Preformatted_20_Text">envia requisições ICMP de ECHO REQUEST e fica escutando pelos pacotes ICMP</text:p>
      <text:p text:style-name="Preformatted_20_Text">de ECHO REPLY.</text:p>
      <text:p text:style-name="Preformatted_20_Text"/>
      <text:p text:style-name="Preformatted_20_Text">O maior pacote ICMP que a especificação TCP/IP admite é de 65.535 bytes.</text:p>
      <text:p text:style-name="Preformatted_20_Text">No Windows ele é limitado em 65.000 bytes pelo utilitário ping... já no</text:p>
      <text:p text:style-name="Preformatted_20_Text">GNU/Linux o ping permite que esse pacote chegue a 65.467 bytes. Mesmo</text:p>
      <text:p text:style-name="Preformatted_20_Text">assim se você fizer um programa que envie pacotes maiores que esses 64k</text:p>
      <text:p text:style-name="Preformatted_20_Text">através do protocolo ICMP, esses pacotes não podem passar pela Internet</text:p>
      <text:p text:style-name="Preformatted_20_Text">inteiros, assim, são fragmentados antes da transmissão. Quando o host</text:p>
      <text:p text:style-name="Preformatted_20_Text">destino recebe os fragmentos, ele os re-agrupa no seu tamanho original.</text:p>
      <text:p text:style-name="Preformatted_20_Text">Nos sistemas operacionais mais antigos isso era conhecido como Ping da</text:p>
      <text:p text:style-name="Preformatted_20_Text">Morte, pois o sistema se perdia quando o buffer no qual o pacote foi</text:p>
      <text:p text:style-name="Preformatted_20_Text">armazenado estourava. Atualmente, a maioria dos roteadores filtram esses</text:p>
      <text:p text:style-name="Preformatted_20_Text">pacotes grandes. Utilização correta do parâmetro para definir um tamanho</text:p>
      <text:p text:style-name="Preformatted_20_Text">de pacote com o ping.</text:p>
      <text:p text:style-name="Preformatted_20_Text"/>
      <text:p text:style-name="Preformatted_20_Text">Sua utilização correta no caso GNU/Linux</text:p>
      <text:p text:style-name="Preformatted_20_Text"><text:s/>ping -s 65467 endereco_ip</text:p>
      <text:p text:style-name="Preformatted_20_Text"/>
      <text:p text:style-name="Preformatted_20_Text">Sua utilização correta no caso Windows</text:p>
      <text:p text:style-name="Preformatted_20_Text"><text:s/>ping -l 65000 endereco_ip</text:p>
      <text:p text:style-name="Preformatted_20_Text"/>
      <text:p text:style-name="Preformatted_20_Text">Obs: O parâmetro -f <text:s/>tem sentido diferente nas duas plataformas. No GNU/Linux</text:p>
      <text:p text:style-name="Preformatted_20_Text">é utilizado para inundação de pings. Envia pacotes rapidamente à medida que</text:p>
      <text:p text:style-name="Preformatted_20_Text">eles voltam ou cem vezes por <text:s/>segundo, dependendo de qual é o mais rápido.</text:p>
      <text:p text:style-name="Preformatted_20_Text">Para cada ECHO_REQUEST enviado um período um ponto '.' é mostrado, enquanto</text:p>
      <text:p text:style-name="Preformatted_20_Text">que para cada ECHO_REPLY recebido um backspace é mostrado. Isto proporciona</text:p>
      <text:p text:style-name="Preformatted_20_Text"><text:soft-page-break/>uma rápida visualização de quantos pacotes estão sendo enviados. Somente o</text:p>
      <text:p text:style-name="Preformatted_20_Text">usuário root pode usar esta opção. Seu equivalente no Windows é o parâmetro</text:p>
      <text:p text:style-name="Preformatted_20_Text">'-t'. No Windows o parâmetro '-f' é utilizado para definir um sinalizador de</text:p>
      <text:p text:style-name="Preformatted_20_Text">'Não fragmentar' no pacote.</text:p>
      <text:p text:style-name="Preformatted_20_Text"/>
      <text:p text:style-name="Preformatted_20_Text">- Testa a interface local está funcionando</text:p>
      <text:p text:style-name="Preformatted_20_Text"><text:s/>ping 127.0.0.1</text:p>
      <text:p text:style-name="Preformatted_20_Text"/>
      <text:p text:style-name="Preformatted_20_Text">- Testa se a máquina 'www.ederjordam.com.br' está funcionando</text:p>
      <text:p text:style-name="Preformatted_20_Text"><text:s/>ping www.ederjordam.com.br</text:p>
      <text:p text:style-name="Preformatted_20_Text"/>
      <text:p text:style-name="Preformatted_20_Text">- Verifica se a maquina cujo o IP é 200.251.9.8 está conectada na rede</text:p>
      <text:p text:style-name="Preformatted_20_Text"><text:s/>ping 200.251.9.8</text:p>
      <text:p text:style-name="Preformatted_20_Text"/>
      <text:p text:style-name="Preformatted_20_Text">- Envia 5 pacotes ICMP para a maquina cuja o numero IP é 127.0.0.1 (endereço</text:p>
      <text:p text:style-name="Preformatted_20_Text">de loopback) e depois termina</text:p>
      <text:p text:style-name="Preformatted_20_Text"><text:s/>ping -c 5 127.0.0.1</text:p>
      <text:p text:style-name="Preformatted_20_Text"/>
      <text:p text:style-name="Preformatted_20_Text">- Envia pacotes ICMP com a mesma rapidez com que eles voltam ou 100 vezes</text:p>
      <text:p text:style-name="Preformatted_20_Text">por segundo</text:p>
      <text:p text:style-name="Preformatted_20_Text"><text:s/>ping -d 127.0.0.1</text:p>
      <text:p text:style-name="Preformatted_20_Text"/>
      <text:p text:style-name="Preformatted_20_Text">- Especifica 3 segundos para se esperar entre o envio de cada pacote ICMP</text:p>
      <text:p text:style-name="Preformatted_20_Text"><text:s/>ping -i 3 127.0.0.1</text:p>
      <text:p text:style-name="Preformatted_20_Text"/>
      <text:p text:style-name="Preformatted_20_Text">- - Registra a rota que os pacotes tomam e apresenta o buffer de rota de</text:p>
      <text:p text:style-name="Preformatted_20_Text">pacotes que retornaram</text:p>
      <text:p text:style-name="Preformatted_20_Text"><text:s/>ping -R 127.0.0.1</text:p>
      <text:p text:style-name="Preformatted_20_Text"/>
      <text:p text:style-name="Preformatted_20_Text">- Envia novos pacotes antes de receber a resposta do pacote anterior. Para</text:p>
      <text:p text:style-name="Preformatted_20_Text">cada requisicao enviada, um '.' é exibido na tela e para cada resposta</text:p>
      <text:p text:style-name="Preformatted_20_Text">recebida, um backspace é exibido. Somente o usuário root pode utilizar esta</text:p>
      <text:p text:style-name="Preformatted_20_Text">opção e pode auxiliar na detecção de erros de transmissão de pacotes em</text:p>
      <text:p text:style-name="Preformatted_20_Text">interfaces das máquinas na sua rede</text:p>
      <text:p text:style-name="Preformatted_20_Text"><text:s/>ping -f 192.168.0.1</text:p>
      <text:p text:style-name="Preformatted_20_Text"/>
      <text:p text:style-name="Preformatted_20_Text">- Especifica o tamanho do pacote que sera enviado à maquina (máximo de</text:p>
      <text:p text:style-name="Preformatted_20_Text">65467) cujo endereco IP é 192.168.0.1</text:p>
      <text:p text:style-name="Preformatted_20_Text"><text:s/>ping -s TAMANHO 192.168.0.1</text:p>
      <text:p text:style-name="Preformatted_20_Text"/>
      <text:p text:style-name="Preformatted_20_Text">- Exibe maiores detalhes sobre os pacotes enviados e recebidos do host</text:p>
      <text:p text:style-name="Preformatted_20_Text">atual para o host cujo IP é 192.168.0.1</text:p>
      <text:p text:style-name="Preformatted_20_Text"><text:s/>ping -v 192.168.0.1</text:p>
      <text:p text:style-name="Preformatted_20_Text"/>
      <text:p text:style-name="Preformatted_20_Text">- Para testar o ping da morte</text:p>
      <text:p text:style-name="Preformatted_20_Text"><text:s/>ping -f -s 65467 endereco_ip</text:p>
      <text:p text:style-name="Preformatted_20_Text">ou</text:p>
      <text:p text:style-name="Preformatted_20_Text"><text:s/>ping -f -s 65467 dominio</text:p>
      <text:p text:style-name="Preformatted_20_Text"/>
      <text:p text:style-name="Preformatted_20_Text">- Infelizmente serve para 'derrubar' um host na rede. É necessário que</text:p>
      <text:p text:style-name="Preformatted_20_Text">se usem várias máquinas ao mesmo tempo. Os nº 1000, 99999 podem ser</text:p>
      <text:p text:style-name="Preformatted_20_Text">substituidos, no comando, estam na "forma maxima" e w0 significa que os</text:p>
      <text:p text:style-name="Preformatted_20_Text">pacotes são enviados ininterruptamente</text:p>
      <text:p text:style-name="Preformatted_20_Text"><text:s/>ping -c 1000 -s 99999 -w0 IP/dominio</text:p>
      <text:p text:style-name="Preformatted_20_Text"/>
      <text:p text:style-name="Preformatted_20_Text">- Efetua um ping na maquina cujo IP é 192.168.0.1 e diminui a taxa de</text:p>
      <text:p text:style-name="Preformatted_20_Text">pings de 1 para 2 segundos</text:p>
      <text:p text:style-name="Preformatted_20_Text"><text:s/>ping -i 2 192.168.0.1</text:p>
      <text:p text:style-name="Preformatted_20_Text"/>
      <text:p text:style-name="Preformatted_20_Text">- Resto da rede, é só você usar a interface de rede (ethernet - eth0,</text:p>
      <text:p text:style-name="Preformatted_20_Text">eth1 etc)</text:p>
      <text:p text:style-name="Preformatted_20_Text"><text:s/>ping -I eth0 nome_da_minha_maquina</text:p>
      <text:p text:style-name="Preformatted_20_Text"><text:soft-page-break/></text:p>
      <text:p text:style-name="Preformatted_20_Text">- Exibe a rota que os pacotes ICMP fazem, tanto na ida quando na volta</text:p>
      <text:p text:style-name="Preformatted_20_Text">(parâmetro '-R') e pingando apenas uma vez (parâmetro '-c 1'):</text:p>
      <text:p text:style-name="Preformatted_20_Text"><text:s/>ping -c 1 -R www.acessa.com.br</text:p>
      <text:p text:style-name="Preformatted_20_Text"/>
      <text:p text:style-name="Preformatted_20_Text">PING www.acessa.com (200.251.55.60) 56(124) bytes of data.</text:p>
      <text:p text:style-name="Preformatted_20_Text">64 bytes from www.acessa.com (200.251.55.60): icmp_seq=0 ttl=249 time=37.8 ms</text:p>
      <text:p text:style-name="Preformatted_20_Text">RR: <text:s text:c="4"/>10.1.67.21</text:p>
      <text:p text:style-name="Preformatted_20_Text"><text:s text:c="8"/>200-251-136-67.powerline.com.br (200.251.136.67)</text:p>
      <text:p text:style-name="Preformatted_20_Text"><text:s text:c="8"/>192.168.174.2</text:p>
      <text:p text:style-name="Preformatted_20_Text"><text:s text:c="8"/>cyclades.powerline.com.br (200.251.137.1)</text:p>
      <text:p text:style-name="Preformatted_20_Text"><text:s text:c="8"/>200.251.218.149</text:p>
      <text:p text:style-name="Preformatted_20_Text"><text:s text:c="8"/>rt01-jf.artnet.com.br (200.251.55.51)</text:p>
      <text:p text:style-name="Preformatted_20_Text"><text:s text:c="8"/>www.acessa.com (200.251.55.60)</text:p>
      <text:p text:style-name="Preformatted_20_Text"><text:s text:c="8"/>artnet-S4-0-2-acc02.bhe.embratel.net.br (200.251.142.254)</text:p>
      <text:p text:style-name="Preformatted_20_Text"><text:s text:c="8"/>embratel-S0-1-0-acc02.bhe.embratel.net.br (200.251.254.173)</text:p>
      <text:p text:style-name="Preformatted_20_Text"/>
      <text:p text:style-name="Preformatted_20_Text">--- www.acessa.com ping statistics ---</text:p>
      <text:p text:style-name="Preformatted_20_Text">1 packets transmitted, 1 received, 0% packet loss, time 0ms</text:p>
      <text:p text:style-name="Preformatted_20_Text">rtt min/avg/max/mdev = 37.827/37.827/37.827/0.000 ms, pipe 2</text:p>
      <text:p text:style-name="Preformatted_20_Text"/>
      <text:p text:style-name="Preformatted_20_Text"/>
      <text:p text:style-name="Preformatted_20_Text">8.2 - comando dnsquery = consulta os servidores DNS para pesquisar</text:p>
      <text:p text:style-name="Preformatted_20_Text">informações sobre um host especifico.</text:p>
      <text:p text:style-name="Preformatted_20_Text"><text:s/>dnsquery dominio.com.br</text:p>
      <text:p text:style-name="Preformatted_20_Text"/>
      <text:p text:style-name="Preformatted_20_Text">- Especifica o nome do servidor a ser usado para a consulta</text:p>
      <text:p text:style-name="Preformatted_20_Text"><text:s/>dnsquery -n nome-do-servidor</text:p>
      <text:p text:style-name="Preformatted_20_Text"/>
      <text:p text:style-name="Preformatted_20_Text">- Procura as troca de correio do dominio</text:p>
      <text:p text:style-name="Preformatted_20_Text"><text:s/>dnsquery -t MX nome-do-servidor</text:p>
      <text:p text:style-name="Preformatted_20_Text"/>
      <text:p text:style-name="Preformatted_20_Text">- Procura o inicio do registro de autoridade do host</text:p>
      <text:p text:style-name="Preformatted_20_Text"><text:s/>dnsquery -t SOA nome-do-servidor</text:p>
      <text:p text:style-name="Preformatted_20_Text"/>
      <text:p text:style-name="Preformatted_20_Text"/>
      <text:p text:style-name="Preformatted_20_Text">8.3 - comando nslookup = consulta o servidor de nomes DNS. Resolve o</text:p>
      <text:p text:style-name="Preformatted_20_Text">endereçamento IP/nome atraves do DNS usado</text:p>
      <text:p text:style-name="Preformatted_20_Text"><text:s/>nslookup 200.251.142.1</text:p>
      <text:p text:style-name="Preformatted_20_Text"/>
      <text:p text:style-name="Preformatted_20_Text"><text:s/>nslookup numero_ip</text:p>
      <text:p text:style-name="Preformatted_20_Text"/>
      <text:p text:style-name="Preformatted_20_Text"><text:s/>nslookup dominio.com.br</text:p>
      <text:p text:style-name="Preformatted_20_Text"/>
      <text:p text:style-name="Preformatted_20_Text"><text:s/>nslookup -silent numero_ip</text:p>
      <text:p text:style-name="Preformatted_20_Text"/>
      <text:p text:style-name="Preformatted_20_Text">- Exibe informacoes sobre o registro de autoridade do host</text:p>
      <text:p text:style-name="Preformatted_20_Text"><text:s/>nslookup -type=SOA numero_ip</text:p>
      <text:p text:style-name="Preformatted_20_Text"/>
      <text:p text:style-name="Preformatted_20_Text">- Exibe informações sobre o servidor DNS do referido numero IP</text:p>
      <text:p text:style-name="Preformatted_20_Text"><text:s/>nslookup -type=NS numero_ip</text:p>
      <text:p text:style-name="Preformatted_20_Text"/>
      <text:p text:style-name="Preformatted_20_Text"/>
      <text:p text:style-name="Preformatted_20_Text">8.4 - comando dig = DNS lookup utility</text:p>
      <text:p text:style-name="Preformatted_20_Text"><text:s/>dig</text:p>
      <text:p text:style-name="Preformatted_20_Text"/>
      <text:p text:style-name="Preformatted_20_Text"><text:s/>dig dominio.com.br</text:p>
      <text:p text:style-name="Preformatted_20_Text"/>
      <text:p text:style-name="Preformatted_20_Text">- Exibe a versão do DNS do dominio</text:p>
      <text:p text:style-name="Preformatted_20_Text"><text:s/>dig @ns.dominio.co.br version.bind chaos txt</text:p>
      <text:p text:style-name="Preformatted_20_Text"/>
      <text:p text:style-name="Preformatted_20_Text">- Exibe se o servidor DNS acessível e se ele responde a consultas de nomes</text:p>
      <text:p text:style-name="Preformatted_20_Text"><text:soft-page-break/><text:s/>dig @endereço_IP_de_um_dos_DNS www.dominio.com.br</text:p>
      <text:p text:style-name="Preformatted_20_Text"/>
      <text:p text:style-name="Preformatted_20_Text">- Informa o servidor POP e SMTP do dominio</text:p>
      <text:p text:style-name="Preformatted_20_Text"><text:s/>dig MX dominio.com.br</text:p>
      <text:p text:style-name="Preformatted_20_Text"/>
      <text:p text:style-name="Preformatted_20_Text">- Exibe o domínio associado à este endereço IP</text:p>
      <text:p text:style-name="Preformatted_20_Text"><text:s/>dig -x endereco_ip</text:p>
      <text:p text:style-name="Preformatted_20_Text"/>
      <text:p text:style-name="Preformatted_20_Text">- Estou com meu DNS instalado em um CL6 aparentemente ele funciona muito bem</text:p>
      <text:p text:style-name="Preformatted_20_Text">mas infelizmente ele está falhando em resover alguns endereços, como por ex:</text:p>
      <text:p text:style-name="Preformatted_20_Text">rufus.w3.org e sys.com.tw dentre outros.</text:p>
      <text:p text:style-name="Preformatted_20_Text"/>
      <text:p text:style-name="Preformatted_20_Text">Adianto a voce que as requisições para os 2 domínios acima citados não são</text:p>
      <text:p text:style-name="Preformatted_20_Text">realmente "resolvidos" pelo seu DNS, pois ele não é autoritativo para os</text:p>
      <text:p text:style-name="Preformatted_20_Text">respectivos domínios. Eles devem ser resolvidos por servidores de nomes que</text:p>
      <text:p text:style-name="Preformatted_20_Text">possuem autoridade sobre o domínio e esta informação retornada para sua</text:p>
      <text:p text:style-name="Preformatted_20_Text">máquina, por ex:</text:p>
      <text:p text:style-name="Preformatted_20_Text"><text:s/>dig @rufusw3.org</text:p>
      <text:p text:style-name="Preformatted_20_Text">;;Query time: 694 msec</text:p>
      <text:p text:style-name="Preformatted_20_Text">;;SERVER: 18.29.1.67#53(rufus.w3.org)</text:p>
      <text:p text:style-name="Preformatted_20_Text">;;WHEN: Tue MAy 14 12:44:21 2002</text:p>
      <text:p text:style-name="Preformatted_20_Text">;;MSG SIZE rcvd: 292</text:p>
      <text:p text:style-name="Preformatted_20_Text"/>
      <text:p text:style-name="Preformatted_20_Text">Seria útil conhecer a saída do comando dig para seu próprio domínio,</text:p>
      <text:p text:style-name="Preformatted_20_Text">como:</text:p>
      <text:p text:style-name="Preformatted_20_Text"><text:s/>dig seudominio NS</text:p>
      <text:p text:style-name="Preformatted_20_Text"/>
      <text:p text:style-name="Preformatted_20_Text"/>
      <text:p text:style-name="Preformatted_20_Text">8.5 - comando host = DNS lookup utility</text:p>
      <text:p text:style-name="Preformatted_20_Text"><text:s/>host</text:p>
      <text:p text:style-name="Preformatted_20_Text"><text:s/>host dominio.com.br</text:p>
      <text:p text:style-name="Preformatted_20_Text"/>
      <text:p text:style-name="Preformatted_20_Text">- Onde 'dns1' é o nome ou o IP dos servidores que você fornece no</text:p>
      <text:p text:style-name="Preformatted_20_Text">cadastramento na Fapesp</text:p>
      <text:p text:style-name="Preformatted_20_Text"><text:s/>host -t SOA dns1</text:p>
      <text:p text:style-name="Preformatted_20_Text"/>
      <text:p text:style-name="Preformatted_20_Text">- Onde 'dns2' é o nome ou o IP dos servidores que você fornece no</text:p>
      <text:p text:style-name="Preformatted_20_Text">cadastramento na Fapesp</text:p>
      <text:p text:style-name="Preformatted_20_Text"><text:s/>host -t SOA dns2</text:p>
      <text:p text:style-name="Preformatted_20_Text"/>
      <text:p text:style-name="Preformatted_20_Text">- Testa se o DNS consegue resolver nomes de dominio</text:p>
      <text:p text:style-name="Preformatted_20_Text"><text:s/>host -v www.dominio.com.br</text:p>
      <text:p text:style-name="Preformatted_20_Text"/>
      <text:p text:style-name="Preformatted_20_Text">- Testa se o DNS consegue resolver nomes de dominio</text:p>
      <text:p text:style-name="Preformatted_20_Text"><text:s/>host -v 223.5.6.7</text:p>
      <text:p text:style-name="Preformatted_20_Text"/>
      <text:p text:style-name="Preformatted_20_Text"><text:s/>host -t mx schwartzsolutions.eti.br</text:p>
      <text:p text:style-name="Preformatted_20_Text">schwartzsolutions.eti.br mail is handled by 5 mail.</text:p>
      <text:p text:style-name="Preformatted_20_Text">schwartzsolutions.eti.br mail is handled by 10 mx-sec.terraempresas.com.br.</text:p>
      <text:p text:style-name="Preformatted_20_Text"/>
      <text:p text:style-name="Preformatted_20_Text">Como não existe uma máquina 'mail' aqui, meu MTA também encaminharia para</text:p>
      <text:p text:style-name="Preformatted_20_Text">mx-sec.terraempresas.com.br... Aí, o mx-sec.terraempresas.com.br receberia</text:p>
      <text:p text:style-name="Preformatted_20_Text">a mensagem e ao enviar para você, ele veria que também não existe uma máquina</text:p>
      <text:p text:style-name="Preformatted_20_Text">'mail' e enviaria para ele mesmo. Oops! Temos um loop!</text:p>
      <text:p text:style-name="Preformatted_20_Text"/>
      <text:p text:style-name="Preformatted_20_Text"/>
      <text:p text:style-name="Preformatted_20_Text">8.6 - comando ifconfig = é usado para configurar e manter as interfaces</text:p>
      <text:p text:style-name="Preformatted_20_Text">de rede. Sintaxe:</text:p>
      <text:p text:style-name="Preformatted_20_Text"><text:s/>ifconfig interface options address</text:p>
      <text:p text:style-name="Preformatted_20_Text"><text:s/>ifconfig interface opções <text:s/>endereço</text:p>
      <text:p text:style-name="Preformatted_20_Text"/>
      <text:p text:style-name="Preformatted_20_Text">interface = especifica o nome da interface</text:p>
      <text:p text:style-name="Preformatted_20_Text"><text:soft-page-break/><text:s/>eth0 : primeira placa de rede no sistema</text:p>
      <text:p text:style-name="Preformatted_20_Text"><text:s/>eth1 : segunda placa de rede no sistema</text:p>
      <text:p text:style-name="Preformatted_20_Text"><text:s/>eth2 : terceira placa de rede no sistema</text:p>
      <text:p text:style-name="Preformatted_20_Text"/>
      <text:p text:style-name="Preformatted_20_Text">options = algumas opcoes do comando ifconfig</text:p>
      <text:p text:style-name="Preformatted_20_Text"><text:s/>up <text:s text:c="15"/>: ativa a interface especificada</text:p>
      <text:p text:style-name="Preformatted_20_Text"><text:s/>down <text:s text:c="13"/>: desativa a interface especificada</text:p>
      <text:p text:style-name="Preformatted_20_Text"><text:s/>netmask address <text:s text:c="2"/>: define a mascara de rede da interface especificada</text:p>
      <text:p text:style-name="Preformatted_20_Text"><text:s/>broadcast address : define o end. de broadcast da inteface especificada</text:p>
      <text:p text:style-name="Preformatted_20_Text"><text:s/>pointtopoint address : ativa o modo ponto a ponto da interface especificada,</text:p>
      <text:p text:style-name="Preformatted_20_Text">implicando um link direto entre 2 maquinas</text:p>
      <text:p text:style-name="Preformatted_20_Text"/>
      <text:p text:style-name="Preformatted_20_Text">address = especifica o nome da maquina e o endereco IP da interface</text:p>
      <text:p text:style-name="Preformatted_20_Text"/>
      <text:p text:style-name="Preformatted_20_Text">- Exibe as interfaces de rede ativas</text:p>
      <text:p text:style-name="Preformatted_20_Text"><text:s/>ifconfig</text:p>
      <text:p text:style-name="Preformatted_20_Text"/>
      <text:p text:style-name="Preformatted_20_Text">- Se a interface 'lo' (loopback) não estiver ativa, digitando o comando</text:p>
      <text:p text:style-name="Preformatted_20_Text">ela irá se ativar</text:p>
      <text:p text:style-name="Preformatted_20_Text"><text:s/>ifconfig lo 127.0.0.1 up</text:p>
      <text:p text:style-name="Preformatted_20_Text"/>
      <text:p text:style-name="Preformatted_20_Text">- Exibe informações sobre a primeira placa de rede, a eth0</text:p>
      <text:p text:style-name="Preformatted_20_Text"><text:s/>ifconfig eth0</text:p>
      <text:p text:style-name="Preformatted_20_Text"/>
      <text:p text:style-name="Preformatted_20_Text">- Exibe informações sobre a segunda placa de rede, a eth1</text:p>
      <text:p text:style-name="Preformatted_20_Text"><text:s/>ifconfig eth1</text:p>
      <text:p text:style-name="Preformatted_20_Text"/>
      <text:p text:style-name="Preformatted_20_Text">- Ativa a interface eth0 (1º placa de rede)</text:p>
      <text:p text:style-name="Preformatted_20_Text"><text:s/>ifconfig eth0 up</text:p>
      <text:p text:style-name="Preformatted_20_Text"/>
      <text:p text:style-name="Preformatted_20_Text">- Desativa a interface eth0 (1º placa de rede)</text:p>
      <text:p text:style-name="Preformatted_20_Text"><text:s/>ifconfig eth0 down</text:p>
      <text:p text:style-name="Preformatted_20_Text"/>
      <text:p text:style-name="Preformatted_20_Text">- Configura o endereço IP 192.168.0.1 e a máscara de rede 255.255.255.0</text:p>
      <text:p text:style-name="Preformatted_20_Text">para a interface eht0 e depois a ative com o parametro up</text:p>
      <text:p text:style-name="Preformatted_20_Text"><text:s/>ifconfig eth0 192.168.0.1 netmask 255.255.255.0 up</text:p>
      <text:p text:style-name="Preformatted_20_Text"/>
      <text:p text:style-name="Preformatted_20_Text">- Configura a primeira placa de rede (eth0) com número IP 192.168.0.2,</text:p>
      <text:p text:style-name="Preformatted_20_Text">mascara de rede 255.255.255.0 e o broadcast da rede como 192.168.0.255</text:p>
      <text:p text:style-name="Preformatted_20_Text"><text:s/>ifconfig eth0 192.168.0.2 netmask 255.255.255.0 broadcast 192.168.0.255</text:p>
      <text:p text:style-name="Preformatted_20_Text"/>
      <text:p text:style-name="Preformatted_20_Text">- Configura a segunda placa de rede (eth1) com número IP 192.168.0.4,</text:p>
      <text:p text:style-name="Preformatted_20_Text">mascara de rede 255.255.255.0 e o broadcast da rede como 192.168.0.255</text:p>
      <text:p text:style-name="Preformatted_20_Text"><text:s/>ifconfig eth1 192.168.0.4 netmask 255.255.255.0 broadcast 192.168.0.255</text:p>
      <text:p text:style-name="Preformatted_20_Text"/>
      <text:p text:style-name="Preformatted_20_Text">- Exibe o endereço IP da interface ppp0</text:p>
      <text:p text:style-name="Preformatted_20_Text"><text:s/>ifconfig | grep P-a-P | awk '{print $3}'</text:p>
      <text:p text:style-name="Preformatted_20_Text">ou</text:p>
      <text:p text:style-name="Preformatted_20_Text"><text:s/>ifconfig ppp0 | grep 'inet end' | awk '{print$3}'</text:p>
      <text:p text:style-name="Preformatted_20_Text"/>
      <text:p text:style-name="Preformatted_20_Text">- Exibe o endereço IP da interface eth0</text:p>
      <text:p text:style-name="Preformatted_20_Text"><text:s/>ifconfig eth0 | awk '/inet addr/ { sub(/inet addr:/, ""); print $1}</text:p>
      <text:p text:style-name="Preformatted_20_Text">ou</text:p>
      <text:p text:style-name="Preformatted_20_Text"><text:s/>ifconfig eth0 | grep inet | cut -d : -f2 | cut -d " " -f2</text:p>
      <text:p text:style-name="Preformatted_20_Text"/>
      <text:p text:style-name="Preformatted_20_Text">- Para descobrir o endereço MAC da interface eth0</text:p>
      <text:p text:style-name="Preformatted_20_Text"><text:s/>ifconfig eth0</text:p>
      <text:p text:style-name="Preformatted_20_Text"/>
      <text:p text:style-name="Preformatted_20_Text"><text:s/>eth0 <text:s text:c="2"/>Encapsulamento do Link: Ethernet <text:s/>Endereço de HW 48:54:E8:28:42:EA</text:p>
      <text:p text:style-name="Preformatted_20_Text"><text:s text:c="8"/>inet end.: 192.168.1.200 <text:s/>Bcast:192.168.1.255 <text:s/>Masc:255.255.255.0</text:p>
      <text:p text:style-name="Preformatted_20_Text"><text:s text:c="8"/>UP BROADCASTRUNNING MULTICAST <text:s/>MTU:1500 <text:s/>Métrica:1</text:p>
      <text:p text:style-name="Preformatted_20_Text"><text:s text:c="8"/>Pacotes RX:26179 erros:0 descartados:0 sobreposições:0 frame:0</text:p>
      <text:p text:style-name="Preformatted_20_Text"><text:soft-page-break/><text:s text:c="8"/>Pacotes TX:25316 erros:0 descartados:0 sobreposições:0 portadora:0</text:p>
      <text:p text:style-name="Preformatted_20_Text"><text:s text:c="8"/>colisões:4 txqueuelen:100</text:p>
      <text:p text:style-name="Preformatted_20_Text"><text:s text:c="8"/>IRQ:11 Endereço de E/S:0xdd80</text:p>
      <text:p text:style-name="Preformatted_20_Text"/>
      <text:p text:style-name="Preformatted_20_Text">Repare na primeira linha: HW 48:54:E8:28:42:EA</text:p>
      <text:p text:style-name="Preformatted_20_Text"/>
      <text:p text:style-name="Preformatted_20_Text">- Atribuindo vários IPs em uma única placa de rede para criar aliases para</text:p>
      <text:p text:style-name="Preformatted_20_Text">a interface de rede:</text:p>
      <text:p text:style-name="Preformatted_20_Text"><text:s/>ifconfig eth0:0 192.168.2.200 netmask 255.255.255 broadcast 192.168.2.255</text:p>
      <text:p text:style-name="Preformatted_20_Text"/>
      <text:p text:style-name="Preformatted_20_Text">- Para atribuir mais IPs só mude o número após o ":" (eth0:1,</text:p>
      <text:p text:style-name="Preformatted_20_Text">eth0:2 e assim por diante) Agora você têm dois ou mais IP's em uma</text:p>
      <text:p text:style-name="Preformatted_20_Text">placa de rede. Muito útil pra quem deseja hospedar vários sites.</text:p>
      <text:p text:style-name="Preformatted_20_Text"/>
      <text:p text:style-name="Preformatted_20_Text">- Exibe as interfaces de redes que estão ativas</text:p>
      <text:p text:style-name="Preformatted_20_Text"><text:s/>ifconfig -a</text:p>
      <text:p text:style-name="Preformatted_20_Text"/>
      <text:p text:style-name="Preformatted_20_Text">- Cria a interface de loopback caso a mesma não esteja aparecendo com</text:p>
      <text:p text:style-name="Preformatted_20_Text">o comando 'ifconfig -a'</text:p>
      <text:p text:style-name="Preformatted_20_Text"><text:s/>ifconfig lo 127.0.0.1 netmask 255.0.0.0</text:p>
      <text:p text:style-name="Preformatted_20_Text"/>
      <text:p text:style-name="Preformatted_20_Text">- Para configurar o MTU de uma interface de rede</text:p>
      <text:p text:style-name="Preformatted_20_Text"><text:s/>ifconfig eth0 mtu 1440</text:p>
      <text:p text:style-name="Preformatted_20_Text"/>
      <text:p text:style-name="Preformatted_20_Text">- Para configurar uma placa de rede com uma conexão ponto-a-ponto</text:p>
      <text:p text:style-name="Preformatted_20_Text"><text:s/>ifconfig eth0 192.168.2.1 netmask 255.255.255.255 pointopoint 192.168.2.2</text:p>
      <text:p text:style-name="Preformatted_20_Text"/>
      <text:p text:style-name="Preformatted_20_Text">- Para colocar uma interface de rede em modo promíscuo (a interface aceitará</text:p>
      <text:p text:style-name="Preformatted_20_Text">pacotes destinados a qualquer IP) inserguro!</text:p>
      <text:p text:style-name="Preformatted_20_Text"><text:s/>ifconfig eth0 promisc</text:p>
      <text:p text:style-name="Preformatted_20_Text"/>
      <text:p text:style-name="Preformatted_20_Text">- Para retirar uma interface de rede em modo promíscuo (a interface aceitará</text:p>
      <text:p text:style-name="Preformatted_20_Text">pacotes destinados a qualquer IP) seguro!</text:p>
      <text:p text:style-name="Preformatted_20_Text"><text:s/>ifconfig eth0 -promisc</text:p>
      <text:p text:style-name="Preformatted_20_Text"/>
      <text:p text:style-name="Preformatted_20_Text">- Para alterar o endereço MAC de uma placa de rede (OBS: ela deverá estar</text:p>
      <text:p text:style-name="Preformatted_20_Text">desabilitada. OBS2: Assim que voce reiniciar o PC, o endereço MAC original</text:p>
      <text:p text:style-name="Preformatted_20_Text">será configurado novamente) digite os seguintes comandos</text:p>
      <text:p text:style-name="Preformatted_20_Text"><text:s/>ifconfig eth0 down</text:p>
      <text:p text:style-name="Preformatted_20_Text"><text:s/>ifconfig eth0 hw ether 00:11:22:33:44:55</text:p>
      <text:p text:style-name="Preformatted_20_Text"><text:s/>ifconfig eth0 up</text:p>
      <text:p text:style-name="Preformatted_20_Text"/>
      <text:p text:style-name="Preformatted_20_Text"/>
      <text:p text:style-name="Preformatted_20_Text">8.7 - comando ifup = inicia/ativa uma interface de rede</text:p>
      <text:p text:style-name="Preformatted_20_Text"/>
      <text:p text:style-name="Preformatted_20_Text">- Inicia/ativa a primeira placa de rede</text:p>
      <text:p text:style-name="Preformatted_20_Text"><text:s/>ifup eth0</text:p>
      <text:p text:style-name="Preformatted_20_Text"/>
      <text:p text:style-name="Preformatted_20_Text">- Inicia/ativa o primeiro dispositivo PPP</text:p>
      <text:p text:style-name="Preformatted_20_Text"><text:s/>ifup ppp0</text:p>
      <text:p text:style-name="Preformatted_20_Text"/>
      <text:p text:style-name="Preformatted_20_Text"/>
      <text:p text:style-name="Preformatted_20_Text">8.8 - comando ifdown = paraliza/desativa uma interface especificada</text:p>
      <text:p text:style-name="Preformatted_20_Text"/>
      <text:p text:style-name="Preformatted_20_Text">- Paraliza/desativa a primeira placa de rede</text:p>
      <text:p text:style-name="Preformatted_20_Text"><text:s/>ifdown eth0</text:p>
      <text:p text:style-name="Preformatted_20_Text"/>
      <text:p text:style-name="Preformatted_20_Text">- Paraliza/desativa o primeiro dispositivo PPP</text:p>
      <text:p text:style-name="Preformatted_20_Text"><text:s/>ifdown ppp0</text:p>
      <text:p text:style-name="Preformatted_20_Text"/>
      <text:p text:style-name="Preformatted_20_Text"/>
      <text:p text:style-name="Preformatted_20_Text">8.9 - comando ifport = define o tipo de transceptor para uma interface</text:p>
      <text:p text:style-name="Preformatted_20_Text"><text:soft-page-break/>de rede especificada. Sintaxe:</text:p>
      <text:p text:style-name="Preformatted_20_Text"><text:s/>ifport interface type</text:p>
      <text:p text:style-name="Preformatted_20_Text"/>
      <text:p text:style-name="Preformatted_20_Text">interface = especifica o nome da interface</text:p>
      <text:p text:style-name="Preformatted_20_Text"><text:s/>eth0 : primeira placa de rede no sistema</text:p>
      <text:p text:style-name="Preformatted_20_Text"><text:s/>eth1 : segunda placa de rede no sistema</text:p>
      <text:p text:style-name="Preformatted_20_Text"><text:s/>eth2 : terceira placa de rede no sistema</text:p>
      <text:p text:style-name="Preformatted_20_Text"/>
      <text:p text:style-name="Preformatted_20_Text">type = especifica o tipo de transceptor.</text:p>
      <text:p text:style-name="Preformatted_20_Text"><text:s/>auto <text:s text:c="4"/>: selecao automatica</text:p>
      <text:p text:style-name="Preformatted_20_Text"><text:s/>10baseT <text:s/>: par trancado ethernet</text:p>
      <text:p text:style-name="Preformatted_20_Text"><text:s/>10base2 <text:s/>: cabo coaxial ethernet</text:p>
      <text:p text:style-name="Preformatted_20_Text"><text:s/>aui <text:s text:c="5"/>: interface AUI ethernet</text:p>
      <text:p text:style-name="Preformatted_20_Text"><text:s/>100baseT : par trancado fash ethernet</text:p>
      <text:p text:style-name="Preformatted_20_Text"/>
      <text:p text:style-name="Preformatted_20_Text"/>
      <text:p text:style-name="Preformatted_20_Text">8.10 - comando traceroute = exibe a rota/caminho percorrido da máquina</text:p>
      <text:p text:style-name="Preformatted_20_Text">local até o host de destino/endereço IP. Ao contrário do comando</text:p>
      <text:p text:style-name="Preformatted_20_Text">'ping -R endereco_ip', o comando traceroute resolve os nomes (podendo-se</text:p>
      <text:p text:style-name="Preformatted_20_Text">desabilitar esta opção com o parâmetro '-n') e é capaz de traçar uma rota</text:p>
      <text:p text:style-name="Preformatted_20_Text">mesmo que o host não exista ou esteja inacessível. Obviamente o comando</text:p>
      <text:p text:style-name="Preformatted_20_Text">somente irá traçar a rota até que um roteador responda com um 'unreacheable'</text:p>
      <text:p text:style-name="Preformatted_20_Text">ou até o TTL expirar. Exibe a rota tomada pelos pacotes para uma maquina da</text:p>
      <text:p text:style-name="Preformatted_20_Text">rede. Este comando mostra na tela o caminho percorrido entre os gateways da</text:p>
      <text:p text:style-name="Preformatted_20_Text">rede e o tempo gasto de retransmissão. É é útil para encontrar computadores</text:p>
      <text:p text:style-name="Preformatted_20_Text">defeituosos na rede caso o pacote não esteja chegando ao seu destino. A</text:p>
      <text:p text:style-name="Preformatted_20_Text">Internet é uma grande e complexa aglomeração de máquinas de rede conectadas</text:p>
      <text:p text:style-name="Preformatted_20_Text">por gateways. Traçar a rota que um pacote segue (ou achar o gateway que está</text:p>
      <text:p text:style-name="Preformatted_20_Text">descartando os seus pacotes) pode ser difícil. O traceroute utiliza o campo</text:p>
      <text:p text:style-name="Preformatted_20_Text">'time to live' do protocolo IP e tenta obter uma resposta ICMP TIME_EXCEEDED</text:p>
      <text:p text:style-name="Preformatted_20_Text">de cada gateway no caminho para alguma máquina. O único parâmetro obrigatório</text:p>
      <text:p text:style-name="Preformatted_20_Text">é o nome da máquina de destino ou o seu número IP. O tamanho pré-definido do</text:p>
      <text:p text:style-name="Preformatted_20_Text">datagrama de procura é de 38 bytes, mas isto pode ser aumentado especificando</text:p>
      <text:p text:style-name="Preformatted_20_Text">um tamanho de pacote(em bytes) depois do nome da máquina de destino.</text:p>
      <text:p text:style-name="Preformatted_20_Text"/>
      <text:p text:style-name="Preformatted_20_Text">- Traça a rota/caminho entre a sua conexão e a origem do host</text:p>
      <text:p text:style-name="Preformatted_20_Text"><text:s/>traceroute numero_ip</text:p>
      <text:p text:style-name="Preformatted_20_Text">ou</text:p>
      <text:p text:style-name="Preformatted_20_Text"><text:s/>traceroute nome_da_maquina</text:p>
      <text:p text:style-name="Preformatted_20_Text">ou</text:p>
      <text:p text:style-name="Preformatted_20_Text"><text:s/>traceroute www.dominio.com.br</text:p>
      <text:p text:style-name="Preformatted_20_Text"/>
      <text:p text:style-name="Preformatted_20_Text">- Exibe o valor ttl dos pacotes retornados, ou seja, exibe o tempo de vida do</text:p>
      <text:p text:style-name="Preformatted_20_Text">pacote (ttl). Isto é útil para verificar roteamento assimétrico</text:p>
      <text:p text:style-name="Preformatted_20_Text"><text:s/>traceroute -l 192.168.0.1</text:p>
      <text:p text:style-name="Preformatted_20_Text"/>
      <text:p text:style-name="Preformatted_20_Text">- Ajusta a quantidade máximas de ttl dos pacotes. O padrão é 30</text:p>
      <text:p text:style-name="Preformatted_20_Text"><text:s/>traceroute -m NUMERO 192.168.0.1</text:p>
      <text:p text:style-name="Preformatted_20_Text"/>
      <text:p text:style-name="Preformatted_20_Text">- Exibe os endereços dos pontos numericamente ao invés de usar resolucao DNS</text:p>
      <text:p text:style-name="Preformatted_20_Text">(simbolicamente e numericamente, evita uma procura endereço-para-nome em um</text:p>
      <text:p text:style-name="Preformatted_20_Text">servidor de nomes para cada gateway encontrado no caminho)</text:p>
      <text:p text:style-name="Preformatted_20_Text"><text:s/>traceroute -n 192.168.0.1</text:p>
      <text:p text:style-name="Preformatted_20_Text"/>
      <text:p text:style-name="Preformatted_20_Text">- Ajusta a porta que sera usada para o teste. A porta padrão é 33434</text:p>
      <text:p text:style-name="Preformatted_20_Text"><text:s/>traceroute -p PORTA 192.168.0.1</text:p>
      <text:p text:style-name="Preformatted_20_Text"/>
      <text:p text:style-name="Preformatted_20_Text">- Ignora as tabelas de roteamento normais e envia diretamente para uma máquina</text:p>
      <text:p text:style-name="Preformatted_20_Text">em uma rede anexa. Se a máquina não estiver em uma rede diretamente anexa, um</text:p>
      <text:p text:style-name="Preformatted_20_Text">erro é retornado</text:p>
      <text:p text:style-name="Preformatted_20_Text"><text:s/>traceroute -r 192.168.0.1</text:p>
      <text:p text:style-name="Preformatted_20_Text"/>
      <text:p text:style-name="Preformatted_20_Text"><text:soft-page-break/>- Utiliza o seguinte endereço IP (que deve ser dado como número, não como nome</text:p>
      <text:p text:style-name="Preformatted_20_Text">de máquina) como o endereço de origem nos pacotes de procura</text:p>
      <text:p text:style-name="Preformatted_20_Text"><text:s/>traceroute -s end_origem</text:p>
      <text:p text:style-name="Preformatted_20_Text"/>
      <text:p text:style-name="Preformatted_20_Text">- Exibe mais detalhes sobre o resultado do comando traceroute</text:p>
      <text:p text:style-name="Preformatted_20_Text"><text:s/>traceroute -v 192.168.0.1</text:p>
      <text:p text:style-name="Preformatted_20_Text"/>
      <text:p text:style-name="Preformatted_20_Text">- Configura o tempo maximo que aguardará por uma resposta (padrão: 3 segundos)</text:p>
      <text:p text:style-name="Preformatted_20_Text"><text:s/>traceroute -w NUMERO 192.168.0.1</text:p>
      <text:p text:style-name="Preformatted_20_Text"/>
      <text:p text:style-name="Preformatted_20_Text">- Define o campo type-of-service nos pacotes de procura para o valor seguinte</text:p>
      <text:p text:style-name="Preformatted_20_Text">(pré-definido como zero). O valor deve ser um inteiro decimal no alcance de</text:p>
      <text:p text:style-name="Preformatted_20_Text">0 a 255. Esta opção pode ser usada para descobrir se diferentes type-of-</text:p>
      <text:p text:style-name="Preformatted_20_Text">service resultam em diferentes caminhos</text:p>
      <text:p text:style-name="Preformatted_20_Text"><text:s/>traceroute -t serviço 192.168.0.1</text:p>
      <text:p text:style-name="Preformatted_20_Text"/>
      <text:p text:style-name="Preformatted_20_Text"/>
      <text:p text:style-name="Preformatted_20_Text">8.11 - comando tracepath = similar ao comando traceroute, com a diferença de</text:p>
      <text:p text:style-name="Preformatted_20_Text">exibir o PMTU do caminho.</text:p>
      <text:p text:style-name="Preformatted_20_Text"><text:s/>tracepath www.acessa.com</text:p>
      <text:p text:style-name="Preformatted_20_Text"/>
      <text:p text:style-name="Preformatted_20_Text"><text:s/>1: <text:s/>10.1.67.21 (10.1.67.21) <text:s text:c="31"/>0.545ms pmtu 1500</text:p>
      <text:p text:style-name="Preformatted_20_Text"><text:s/>1: <text:s/>10.1.67.1 (10.1.67.1) <text:s text:c="33"/>1.166ms</text:p>
      <text:p text:style-name="Preformatted_20_Text"><text:s/>2: <text:s/>10.201.0.1 (10.201.0.1) <text:s text:c="30"/>19.960ms</text:p>
      <text:p text:style-name="Preformatted_20_Text"><text:s/>3: <text:s/>192.168.175.2 (192.168.175.2) <text:s text:c="24"/>16.118ms</text:p>
      <text:p text:style-name="Preformatted_20_Text"><text:s/>4: <text:s/>192.168.174.1 (192.168.174.1) <text:s text:c="24"/>35.672ms</text:p>
      <text:p text:style-name="Preformatted_20_Text"><text:s/>5: <text:s/>embratel-S0-1-2-acc02.bhe.embratel.net.br (200.251.247.41) <text:s/>65.802ms</text:p>
      <text:p text:style-name="Preformatted_20_Text"><text:s/>6: <text:s/>200.251.220.214 (200.251.220.214) <text:s text:c="20"/>37.473ms</text:p>
      <text:p text:style-name="Preformatted_20_Text"><text:s/>7: <text:s/>www.acessa.com (200.251.55.60) <text:s text:c="23"/>39.746ms reached</text:p>
      <text:p text:style-name="Preformatted_20_Text"><text:s text:c="5"/>Resume: pmtu 1500 hops 7 back 7</text:p>
      <text:p text:style-name="Preformatted_20_Text"/>
      <text:p text:style-name="Preformatted_20_Text"/>
      <text:p text:style-name="Preformatted_20_Text">8.12 - comando route = exibe/manipula a tabela de roteamento IP</text:p>
      <text:p text:style-name="Preformatted_20_Text"/>
      <text:p text:style-name="Preformatted_20_Text">- Exibe a tabela de roteamento IP do kernel</text:p>
      <text:p text:style-name="Preformatted_20_Text"><text:s/>route</text:p>
      <text:p text:style-name="Preformatted_20_Text"/>
      <text:p text:style-name="Preformatted_20_Text">- Exibe a tabela de roteamento IP do kernel (mas não resolve os possíveis nomes</text:p>
      <text:p text:style-name="Preformatted_20_Text">de máquinas existentes na rede)</text:p>
      <text:p text:style-name="Preformatted_20_Text"><text:s/>route -n</text:p>
      <text:p text:style-name="Preformatted_20_Text"/>
      <text:p text:style-name="Preformatted_20_Text">- Sintaxe para adicionar uma rota</text:p>
      <text:p text:style-name="Preformatted_20_Text"><text:s/>route add [ -net | -host ] target [ netmask Nm ] [ gw Gw ] [[ dev ] If ]</text:p>
      <text:p text:style-name="Preformatted_20_Text"/>
      <text:p text:style-name="Preformatted_20_Text">- Adiciona a rota default(padrão)</text:p>
      <text:p text:style-name="Preformatted_20_Text"><text:s/>route add default gw 192.168.1.200</text:p>
      <text:p text:style-name="Preformatted_20_Text"/>
      <text:p text:style-name="Preformatted_20_Text">- Adiciona a rota padrao para a interface ppp0</text:p>
      <text:p text:style-name="Preformatted_20_Text"><text:s/>route add default ppp0</text:p>
      <text:p text:style-name="Preformatted_20_Text"/>
      <text:p text:style-name="Preformatted_20_Text">- Adiciona e indica que o destino é uma rede esta sendo adicionada</text:p>
      <text:p text:style-name="Preformatted_20_Text"><text:s/>route add -net</text:p>
      <text:p text:style-name="Preformatted_20_Text"/>
      <text:p text:style-name="Preformatted_20_Text">- Adiciona e indica que o destino é um host esta sendo adicionada</text:p>
      <text:p text:style-name="Preformatted_20_Text"><text:s/>route add -host</text:p>
      <text:p text:style-name="Preformatted_20_Text"/>
      <text:p text:style-name="Preformatted_20_Text">- Adiciona uma rota para uma rede</text:p>
      <text:p text:style-name="Preformatted_20_Text"><text:s/>route add -net 192.168.5.0 netmask 255.255.255.0 gw 192.168.1.3</text:p>
      <text:p text:style-name="Preformatted_20_Text"/>
      <text:p text:style-name="Preformatted_20_Text">- Adiciona uma rota para um host utilizando uma interface ponto-a-ponto</text:p>
      <text:p text:style-name="Preformatted_20_Text"><text:s/>route add -net 192.168.10.1 dev ppp0</text:p>
      <text:p text:style-name="Preformatted_20_Text"/>
      <text:p text:style-name="Preformatted_20_Text"><text:soft-page-break/>- Adiciona uma rota para a rede 192.168.1 acessível através da interface eth0</text:p>
      <text:p text:style-name="Preformatted_20_Text"><text:s/>route add -net 192.168.1.0 eth0</text:p>
      <text:p text:style-name="Preformatted_20_Text"/>
      <text:p text:style-name="Preformatted_20_Text">- Adiciona e diz que o host 127.0.0.1 (host local, máquina local) deve ser</text:p>
      <text:p text:style-name="Preformatted_20_Text">acessado através do dispositivo lo</text:p>
      <text:p text:style-name="Preformatted_20_Text"><text:s/>route add -host 127.0.0.1 lo</text:p>
      <text:p text:style-name="Preformatted_20_Text"/>
      <text:p text:style-name="Preformatted_20_Text">- Adiciona/configura o linux para enviar todas as informações da rede local</text:p>
      <text:p text:style-name="Preformatted_20_Text">para a interface eth0 que está configurada com o IP 192.168.0.1 e máscara</text:p>
      <text:p text:style-name="Preformatted_20_Text">de rede 255.255.255.0</text:p>
      <text:p text:style-name="Preformatted_20_Text"><text:s/>route add -net 192.168.0.1 netmask 255.255.255.0 eth0</text:p>
      <text:p text:style-name="Preformatted_20_Text"/>
      <text:p text:style-name="Preformatted_20_Text">- Adiciona/configura o linux para especificar o gateway padrão que pode ser</text:p>
      <text:p text:style-name="Preformatted_20_Text">usado para acessar redes remotas. O gateway padrão está no IP 192.168.0.0 e</text:p>
      <text:p text:style-name="Preformatted_20_Text">pode ser acessado enviando-se informações destinadas a ele através da</text:p>
      <text:p text:style-name="Preformatted_20_Text">interface eth0</text:p>
      <text:p text:style-name="Preformatted_20_Text"><text:s/>route add default gw 192.168.0.0 eth0</text:p>
      <text:p text:style-name="Preformatted_20_Text"/>
      <text:p text:style-name="Preformatted_20_Text">- Adiciona uma rota para a rede 192.56.76.x atraves da interface eth0</text:p>
      <text:p text:style-name="Preformatted_20_Text"><text:s/>route add -net 192.56.76.0 netmask 255.255.255.0 eth0</text:p>
      <text:p text:style-name="Preformatted_20_Text"/>
      <text:p text:style-name="Preformatted_20_Text">- Adiciona a rede 192.57.66.x para ser alcancada atraves da rota anterior</text:p>
      <text:p text:style-name="Preformatted_20_Text">atraves da interface SLIP</text:p>
      <text:p text:style-name="Preformatted_20_Text"><text:s/>route add -net 192.57.66.0 netmask 255.255.255.0 gw ipx4</text:p>
      <text:p text:style-name="Preformatted_20_Text"/>
      <text:p text:style-name="Preformatted_20_Text">- Adiciona/configura para que todas as rotas IP classe D (multicast) vão</text:p>
      <text:p text:style-name="Preformatted_20_Text">atraves da interface eth0. Esta e a linha de configuracao normal a ser usada</text:p>
      <text:p text:style-name="Preformatted_20_Text">com um kernel multicast</text:p>
      <text:p text:style-name="Preformatted_20_Text"><text:s/>route add -net 224.0.0.0 netmask 240.0.0.0 dev eth0</text:p>
      <text:p text:style-name="Preformatted_20_Text"/>
      <text:p text:style-name="Preformatted_20_Text">- Adiciona/configura uma rota de rejeicao para a rede privada 10.x.x.x</text:p>
      <text:p text:style-name="Preformatted_20_Text"><text:s/>route add 10.0.0.0 netmask 255.0.0.0 reject</text:p>
      <text:p text:style-name="Preformatted_20_Text"/>
      <text:p text:style-name="Preformatted_20_Text">- Para adicionar uma rota padrão a um endereço que não se encontre na tabela</text:p>
      <text:p text:style-name="Preformatted_20_Text">de roteamento utiliza-se o "gateway padrão da rede". Através do gateway padrão</text:p>
      <text:p text:style-name="Preformatted_20_Text">é possível especificar um computador (normalmente outro gateway) que os</text:p>
      <text:p text:style-name="Preformatted_20_Text">pacotes de rede serão enviados caso o endereço não confira com os da tabela</text:p>
      <text:p text:style-name="Preformatted_20_Text">de roteamento. No comando, foi especificado o PC 192.168.1.1 como "gateway</text:p>
      <text:p text:style-name="Preformatted_20_Text">padrão"</text:p>
      <text:p text:style-name="Preformatted_20_Text"><text:s/>route add default gw 192.168.1.1 eth0</text:p>
      <text:p text:style-name="Preformatted_20_Text"/>
      <text:p text:style-name="Preformatted_20_Text">- Sintaxe para deletar uma rota:</text:p>
      <text:p text:style-name="Preformatted_20_Text"><text:s/>route del [ -net | -host ] target [ netmask Nm ] [ gw Gw ] [[ dev ] If ]</text:p>
      <text:p text:style-name="Preformatted_20_Text"/>
      <text:p text:style-name="Preformatted_20_Text">- Deleta a rota padrão</text:p>
      <text:p text:style-name="Preformatted_20_Text"><text:s/>route del default</text:p>
      <text:p text:style-name="Preformatted_20_Text"/>
      <text:p text:style-name="Preformatted_20_Text">- Indica que o destino é uma rede esta sendo excluida</text:p>
      <text:p text:style-name="Preformatted_20_Text"><text:s/>route del -net</text:p>
      <text:p text:style-name="Preformatted_20_Text"/>
      <text:p text:style-name="Preformatted_20_Text">- Indica que o destino é um host esta sendo excluida</text:p>
      <text:p text:style-name="Preformatted_20_Text"><text:s/>route del -host</text:p>
      <text:p text:style-name="Preformatted_20_Text"/>
      <text:p text:style-name="Preformatted_20_Text">- Deleta a rota para a rede 192.168.1.0 acessível através da interface eth0</text:p>
      <text:p text:style-name="Preformatted_20_Text"><text:s/>route del -net 192.168.1.0 eth0</text:p>
      <text:p text:style-name="Preformatted_20_Text"/>
      <text:p text:style-name="Preformatted_20_Text">- Este comando diz que o host 127.0.0.1 (host local, máquina local) deve ser</text:p>
      <text:p text:style-name="Preformatted_20_Text">excluida através do dispositivo lo</text:p>
      <text:p text:style-name="Preformatted_20_Text"><text:s/>route del -host 127.0.0.1 lo</text:p>
      <text:p text:style-name="Preformatted_20_Text"/>
      <text:p text:style-name="Preformatted_20_Text"/>
      <text:p text:style-name="Preformatted_20_Text">8.13 - comando ipfw = IP firewall administration padrao no kernel 2.0.x</text:p>
      <text:p text:style-name="Preformatted_20_Text"><text:soft-page-break/></text:p>
      <text:p text:style-name="Preformatted_20_Text"/>
      <text:p text:style-name="Preformatted_20_Text">8.14 - comando ipchains = IP firewall administration padrao no kernel 2.2.x</text:p>
      <text:p text:style-name="Preformatted_20_Text">O ipchains fornece 3 built-in-chains. Todos os pacotes começam com uma dessas</text:p>
      <text:p text:style-name="Preformatted_20_Text">chains e,dependendo das regras, pode terminar passando por todas as 3.</text:p>
      <text:p text:style-name="Preformatted_20_Text"/>
      <text:p text:style-name="Preformatted_20_Text"><text:s/>input = pacotes chegando através de um network device na sua máquina de uma</text:p>
      <text:p text:style-name="Preformatted_20_Text">origem externa. Pacotes gerados localmente vêm sempre do loopback device ou</text:p>
      <text:p text:style-name="Preformatted_20_Text">'lo'.</text:p>
      <text:p text:style-name="Preformatted_20_Text"/>
      <text:p text:style-name="Preformatted_20_Text"><text:s/>forward = pacotes que apenas estão passando pela sua máquina ou redire-</text:p>
      <text:p text:style-name="Preformatted_20_Text">cionados. Se tanto o destino quanto a origem do pacote são remotos o pacote</text:p>
      <text:p text:style-name="Preformatted_20_Text">é enviado para o forwarding firewall.</text:p>
      <text:p text:style-name="Preformatted_20_Text"/>
      <text:p text:style-name="Preformatted_20_Text"><text:s/>output = pacotes deixando a sua máquina sob um network device para uma origem</text:p>
      <text:p text:style-name="Preformatted_20_Text">externa. Ou, se enviado para o loopback device, o pacote reaparece na chain de</text:p>
      <text:p text:style-name="Preformatted_20_Text">input.</text:p>
      <text:p text:style-name="Preformatted_20_Text"/>
      <text:p text:style-name="Preformatted_20_Text">- Criando e destruindo chains</text:p>
      <text:p text:style-name="Preformatted_20_Text">Chain (ou corrente em português) especifica o nome da chain. Pode ter até 8</text:p>
      <text:p text:style-name="Preformatted_20_Text">letras de comprimento e, para previnir conflitos com possíveis buit-in target</text:p>
      <text:p text:style-name="Preformatted_20_Text">names futuros, deve conter pelo menos 1 letra minúscula.</text:p>
      <text:p text:style-name="Preformatted_20_Text"/>
      <text:p text:style-name="Preformatted_20_Text"><text:s/>-N Chain = cria uma nova chain definida pelo usuário.</text:p>
      <text:p text:style-name="Preformatted_20_Text"/>
      <text:p text:style-name="Preformatted_20_Text"><text:s/>-X [chain] = deleta uma chain vazia definida pelo usuário, ou todas as chains</text:p>
      <text:p text:style-name="Preformatted_20_Text">definidas pelo usuário. Todas as regras referentes a uma chain definida pelo</text:p>
      <text:p text:style-name="Preformatted_20_Text">usuário deve ser deletada antes da chain definida pelo usuário.</text:p>
      <text:p text:style-name="Preformatted_20_Text"/>
      <text:p text:style-name="Preformatted_20_Text">- Adicionando ou removendo regras</text:p>
      <text:p text:style-name="Preformatted_20_Text"><text:s/>-v (verbose) = quando usado com o seguinte grupo de comandos, irá fazer com</text:p>
      <text:p text:style-name="Preformatted_20_Text">que a regra seja ecoada para o stdout.</text:p>
      <text:p text:style-name="Preformatted_20_Text"/>
      <text:p text:style-name="Preformatted_20_Text"><text:s/>[Regra], como especificada na linha de comando, consiste em nenhum ou mais</text:p>
      <text:p text:style-name="Preformatted_20_Text">predicados seguidos por nenhuma ou mais ações. Predicados e ações estao</text:p>
      <text:p text:style-name="Preformatted_20_Text">listados a seguir.</text:p>
      <text:p text:style-name="Preformatted_20_Text"/>
      <text:p text:style-name="Preformatted_20_Text"><text:s/>[Indice] é usado para especificar uma regra de acordo com a sua posição na</text:p>
      <text:p text:style-name="Preformatted_20_Text">chain. A primeira regra numa chain tem o índice 1.</text:p>
      <text:p text:style-name="Preformatted_20_Text"/>
      <text:p text:style-name="Preformatted_20_Text"><text:s/>-A [-v] [Regra] = adiciona uma regra a chain</text:p>
      <text:p text:style-name="Preformatted_20_Text"/>
      <text:p text:style-name="Preformatted_20_Text"><text:s/>-D [-v] [Indice] = deleta uma regra na chain pela posição [Indice].</text:p>
      <text:p text:style-name="Preformatted_20_Text"/>
      <text:p text:style-name="Preformatted_20_Text"><text:s/>-D [-v] [Regra] = deleta primeira regra na chain que contenha a [Regra].</text:p>
      <text:p text:style-name="Preformatted_20_Text"/>
      <text:p text:style-name="Preformatted_20_Text"><text:s/>-F [chain] = descarta todas as regras da chain (ou todas as chains).</text:p>
      <text:p text:style-name="Preformatted_20_Text">Equivalente a deletar todas as regras uma a uma.</text:p>
      <text:p text:style-name="Preformatted_20_Text"/>
      <text:p text:style-name="Preformatted_20_Text"><text:s/>-I [-v] [Indice Regra] = insere [Regra] na chain precedendo a regra de índice</text:p>
      <text:p text:style-name="Preformatted_20_Text">[Indice]. Portanto, se o índice e 1, a regra inserida fica sendo a primeira</text:p>
      <text:p text:style-name="Preformatted_20_Text">regra na chain.</text:p>
      <text:p text:style-name="Preformatted_20_Text"/>
      <text:p text:style-name="Preformatted_20_Text"><text:s/>-R [-v] [Indice regra] = substitui (replace) a regra no índice [Indice] na</text:p>
      <text:p text:style-name="Preformatted_20_Text">chain com a regra [Regra].</text:p>
      <text:p text:style-name="Preformatted_20_Text"/>
      <text:p text:style-name="Preformatted_20_Text">- Targets (Alvos)</text:p>
      <text:p text:style-name="Preformatted_20_Text">Cada regra tem um alvo que determina o que fazer com um pacote quando</text:p>
      <text:p text:style-name="Preformatted_20_Text">enquadrado. Se um pacote chega ao final de uma chain sem se enquadrar em</text:p>
      <text:p text:style-name="Preformatted_20_Text">nenhuma das regras, a política de target padrão (default) da chain é usada.</text:p>
      <text:p text:style-name="Preformatted_20_Text"/>
      <text:p text:style-name="Preformatted_20_Text">- Políticas</text:p>
      <text:p text:style-name="Preformatted_20_Text"><text:soft-page-break/><text:s/>ACCEPT = permite que o pacote passe atraves do firewall</text:p>
      <text:p text:style-name="Preformatted_20_Text"/>
      <text:p text:style-name="Preformatted_20_Text"><text:s/>REJECT = rejeita o pacote. Se não for um pacote ICMP, envia um reply ICMP</text:p>
      <text:p text:style-name="Preformatted_20_Text">Host Unreachable para o remetente.</text:p>
      <text:p text:style-name="Preformatted_20_Text"/>
      <text:p text:style-name="Preformatted_20_Text"><text:s/>DENY = não aceitar o pacote, não responder (reply). Simplesmente ignora o</text:p>
      <text:p text:style-name="Preformatted_20_Text">remetente.</text:p>
      <text:p text:style-name="Preformatted_20_Text"/>
      <text:p text:style-name="Preformatted_20_Text"><text:s/>MASQ = (para chain forward apenas). Deixa o pacote passar, porém mascara ele.</text:p>
      <text:p text:style-name="Preformatted_20_Text">Substitui o remetente do pacote pelo endereço local e substitui a porta de</text:p>
      <text:p text:style-name="Preformatted_20_Text">origem no cabecalho com o número temporário gerado localmente.</text:p>
      <text:p text:style-name="Preformatted_20_Text"/>
      <text:p text:style-name="Preformatted_20_Text"><text:s/>REDIRECT = (para chain input apenas. Envia o pacote a um soquete local ou</text:p>
      <text:p text:style-name="Preformatted_20_Text">processa. Pode ser usado com pacotes TCP e UDP em chains de input ou chains</text:p>
      <text:p text:style-name="Preformatted_20_Text">definidas pelo usuário.</text:p>
      <text:p text:style-name="Preformatted_20_Text"/>
      <text:p text:style-name="Preformatted_20_Text"><text:s/>RETURN = equivalente a ignorar as demais chains, podendo chamar uma política</text:p>
      <text:p text:style-name="Preformatted_20_Text">de target built-in ou retornar a uma chain do usuário. Seria o equivalente ao</text:p>
      <text:p text:style-name="Preformatted_20_Text">return dentro de uma função em C.</text:p>
      <text:p text:style-name="Preformatted_20_Text"/>
      <text:p text:style-name="Preformatted_20_Text">(no target especified) O byte da regra e o contador do pacote serão incre-</text:p>
      <text:p text:style-name="Preformatted_20_Text">mentados, porém o pacote será passado para a proxima regra na chain mesmo</text:p>
      <text:p text:style-name="Preformatted_20_Text">se for enquadrado nessa regra. Normalmente utilizado para contabilidade.</text:p>
      <text:p text:style-name="Preformatted_20_Text">Se um target for usado incorretamente (MASQ de uma input chain por exemplo),</text:p>
      <text:p text:style-name="Preformatted_20_Text">o pacote será descartado e uma mensagem será enviada ao log do sistema,</text:p>
      <text:p text:style-name="Preformatted_20_Text">syslog.</text:p>
      <text:p text:style-name="Preformatted_20_Text"/>
      <text:p text:style-name="Preformatted_20_Text">- Comandos de Masquerading</text:p>
      <text:p text:style-name="Preformatted_20_Text"><text:s/>-M L [-v] <text:s text:c="2"/>Lista as coneccoes de masquerading correntes.</text:p>
      <text:p text:style-name="Preformatted_20_Text"><text:s text:c="13"/>-v ira fazer com que as informações relecionadas</text:p>
      <text:p text:style-name="Preformatted_20_Text"><text:s text:c="13"/>aos números da sequencia delta sejam descartadas</text:p>
      <text:p text:style-name="Preformatted_20_Text"><text:s text:c="13"/>tambem.</text:p>
      <text:p text:style-name="Preformatted_20_Text"/>
      <text:p text:style-name="Preformatted_20_Text"><text:s/>-M -S tcp <text:s text:c="2"/>Configura os valores de timeout de masquerading.</text:p>
      <text:p text:style-name="Preformatted_20_Text"><text:s/>tcpfin udp <text:s/>Os parametros especificam o timeout em segundos</text:p>
      <text:p text:style-name="Preformatted_20_Text"><text:s text:c="13"/>para sessoes TCP (tcp), sessoes apos recepcao do</text:p>
      <text:p text:style-name="Preformatted_20_Text"><text:s text:c="13"/>pacote FIN (tcpfin), e pacotes UDP respectivamente.</text:p>
      <text:p text:style-name="Preformatted_20_Text"><text:s text:c="13"/>Um timeout de 0 ira manter os timeouts anteriores.</text:p>
      <text:p text:style-name="Preformatted_20_Text"><text:s text:c="13"/>Os Defaults sao 15,2 e 5 minutos.</text:p>
      <text:p text:style-name="Preformatted_20_Text"/>
      <text:p text:style-name="Preformatted_20_Text">- Informação</text:p>
      <text:p text:style-name="Preformatted_20_Text"><text:s/>-h <text:s text:c="9"/>Imprime um sumário dos comandos</text:p>
      <text:p text:style-name="Preformatted_20_Text"/>
      <text:p text:style-name="Preformatted_20_Text"><text:s/>-h icmp <text:s text:c="4"/>Lista nomes ICMP conhecidos a ipchains</text:p>
      <text:p text:style-name="Preformatted_20_Text"/>
      <text:p text:style-name="Preformatted_20_Text"><text:s/>--version <text:s text:c="2"/>Informa a versão do ipchains.</text:p>
      <text:p text:style-name="Preformatted_20_Text"/>
      <text:p text:style-name="Preformatted_20_Text">- Utilitários Chain</text:p>
      <text:p text:style-name="Preformatted_20_Text"><text:s/>-P chain <text:s text:c="3"/>Troca a política de uma chain built-in para [target].</text:p>
      <text:p text:style-name="Preformatted_20_Text"><text:s text:c="4"/>target <text:s text:c="2"/>[target] precisa ser ACCEPT, DENY, REJECT ou MASQ para</text:p>
      <text:p text:style-name="Preformatted_20_Text"><text:s text:c="13"/>chains forward. Nenhum outro tipo de target pode ser</text:p>
      <text:p text:style-name="Preformatted_20_Text"><text:s text:c="13"/>usado como política built-in de uma chain.</text:p>
      <text:p text:style-name="Preformatted_20_Text"/>
      <text:p text:style-name="Preformatted_20_Text"><text:s/>-Z [-L] <text:s text:c="4"/>Zerar o byte do pacote e os contadores na chain (ou</text:p>
      <text:p text:style-name="Preformatted_20_Text"><text:s text:c="13"/>todas as chains).-Z pode ser usado em combinação</text:p>
      <text:p text:style-name="Preformatted_20_Text"><text:s text:c="13"/>com -L para leitura de contadores e depois apaga-los,</text:p>
      <text:p text:style-name="Preformatted_20_Text"><text:s text:c="13"/>assegurando que nenhum pacote não prosseguirá como</text:p>
      <text:p text:style-name="Preformatted_20_Text"><text:s text:c="13"/>não contabilizado. No entanto, ao fazer isso, você</text:p>
      <text:p text:style-name="Preformatted_20_Text"><text:s text:c="13"/>deve zerar todas as suas chains. você não pode</text:p>
      <text:p text:style-name="Preformatted_20_Text"><text:s text:c="13"/>zerar automaticamente e listar uma unica chain.</text:p>
      <text:p text:style-name="Preformatted_20_Text"/>
      <text:p text:style-name="Preformatted_20_Text"><text:s/>-L [-vxn] <text:s text:c="2"/>Lista as regras numa chain (ou todas as chains).</text:p>
      <text:p text:style-name="Preformatted_20_Text"><text:soft-page-break/><text:s/>[chain] <text:s text:c="4"/>-v especifica modo verbose, -x expande os números</text:p>
      <text:p text:style-name="Preformatted_20_Text"><text:s text:c="13"/>(mostra valores sem as abreviações K, M, e G),</text:p>
      <text:p text:style-name="Preformatted_20_Text"><text:s text:c="13"/>-n faz o ipchains imprimir IPs numericos ao inves</text:p>
      <text:p text:style-name="Preformatted_20_Text"><text:s text:c="13"/>de fazer lookups de nomes. Pode ser usado com -Z</text:p>
      <text:p text:style-name="Preformatted_20_Text"><text:s text:c="13"/>acima.</text:p>
      <text:p text:style-name="Preformatted_20_Text"/>
      <text:p text:style-name="Preformatted_20_Text"><text:s/>-C [-v] <text:s text:c="4"/>Testa um pacote numa chain. pkt e formado como se fosse</text:p>
      <text:p text:style-name="Preformatted_20_Text"><text:s/>chain pkt <text:s text:c="2"/>uma regra exceto pelo fato de conter pelo menos -s, -d, -p</text:p>
      <text:p text:style-name="Preformatted_20_Text"><text:s text:c="13"/>(precisa ter um protocolo especificado, não pode ser</text:p>
      <text:p text:style-name="Preformatted_20_Text"><text:s text:c="13"/>generico), e a flag -i (ao menos que -f seja usado para</text:p>
      <text:p text:style-name="Preformatted_20_Text"><text:s text:c="13"/>criar um fragmento). -v faz com que um trace do caminho</text:p>
      <text:p text:style-name="Preformatted_20_Text"><text:s text:c="13"/>do pacote seja impresso no stdout.</text:p>
      <text:p text:style-name="Preformatted_20_Text"/>
      <text:p text:style-name="Preformatted_20_Text">- Ações</text:p>
      <text:p text:style-name="Preformatted_20_Text"><text:s/>-j target <text:s text:c="2"/>Pula para (jump-to), especifica o target a ser chamado</text:p>
      <text:p text:style-name="Preformatted_20_Text"><text:s/>[port] <text:s text:c="5"/>quando a regra combinar.Target pode ser uma das listas</text:p>
      <text:p text:style-name="Preformatted_20_Text"><text:s text:c="13"/>acima, ou o nome de uma chain definida pelo usuário.</text:p>
      <text:p text:style-name="Preformatted_20_Text"><text:s text:c="13"/>você não pode pular para uma chain built-in.</text:p>
      <text:p text:style-name="Preformatted_20_Text"><text:s text:c="13"/>para facilitar pense assim -j [política] ou</text:p>
      <text:p text:style-name="Preformatted_20_Text"><text:s text:c="13"/>-j [target].</text:p>
      <text:p text:style-name="Preformatted_20_Text"/>
      <text:p text:style-name="Preformatted_20_Text"><text:s/>-l <text:s text:c="9"/>Faz com que os pacotes que combinarem com a regra</text:p>
      <text:p text:style-name="Preformatted_20_Text"><text:s text:c="13"/>sejam logados no syslog.Muito cuidado com isso porque</text:p>
      <text:p text:style-name="Preformatted_20_Text"><text:s text:c="13"/>pode fazer seu arquivo de log crescer alem da capacidade</text:p>
      <text:p text:style-name="Preformatted_20_Text"><text:s text:c="13"/>do seu disco.</text:p>
      <text:p text:style-name="Preformatted_20_Text"/>
      <text:p text:style-name="Preformatted_20_Text"><text:s/>-m [valor] <text:s/>número a marcar no pacote. Usado em conjunto com a</text:p>
      <text:p text:style-name="Preformatted_20_Text"><text:s text:c="13"/>implementacao do Servico de Qualidade nos kernels 2.1.</text:p>
      <text:p text:style-name="Preformatted_20_Text"><text:s text:c="13"/>Se [valor] comecar com + ou -, entao o valor será somado</text:p>
      <text:p text:style-name="Preformatted_20_Text"><text:s text:c="13"/>ou subtraido to valor marcado no pacote, e não substituindo-o.</text:p>
      <text:p text:style-name="Preformatted_20_Text"/>
      <text:p text:style-name="Preformatted_20_Text"><text:s/>-o [tam maximo] <text:s/>Copia o pacote para o device do espaco do usuário.</text:p>
      <text:p text:style-name="Preformatted_20_Text"><text:s text:c="4"/>[tm maximo] <text:s text:c="2"/>limita o números de bytes a serem copiados.</text:p>
      <text:p text:style-name="Preformatted_20_Text"/>
      <text:p text:style-name="Preformatted_20_Text"><text:s/>-t and xor <text:s/>Muda o bit do tipo de servico do pacote</text:p>
      <text:p text:style-name="Preformatted_20_Text"><text:s text:c="13"/>(TOS - Type Of Service). O TOS do pacote será ANDed com and e</text:p>
      <text:p text:style-name="Preformatted_20_Text"><text:s text:c="13"/>depois XORed com xor. Os dois parametros sao valores de 8-bits</text:p>
      <text:p text:style-name="Preformatted_20_Text"><text:s text:c="13"/>hexadecimais.A RFC1349 especifica que o LSB do campo TOS não</text:p>
      <text:p text:style-name="Preformatted_20_Text"><text:s text:c="13"/>pode ser alterado, portanto ipchains ira recusar qualquer</text:p>
      <text:p text:style-name="Preformatted_20_Text"><text:s text:c="13"/>regras que violem isso.a RFC1349 tambem especifica que apenas</text:p>
      <text:p text:style-name="Preformatted_20_Text"><text:s text:c="13"/>1 bit no campo TOS pode ser alterado por vez.Regras que</text:p>
      <text:p text:style-name="Preformatted_20_Text"><text:s text:c="13"/>alterarem mais de 1 bit por vez serão aceitas mas um aviso será</text:p>
      <text:p text:style-name="Preformatted_20_Text"><text:s text:c="13"/>enviado para o stdout.</text:p>
      <text:p text:style-name="Preformatted_20_Text"/>
      <text:p text:style-name="Preformatted_20_Text">- Predicados</text:p>
      <text:p text:style-name="Preformatted_20_Text"/>
      <text:p text:style-name="Preformatted_20_Text"><text:s/>-p [!] <text:s text:c="5"/>Especifica um protocolo. Pode ser um nome do protocolo como</text:p>
      <text:p text:style-name="Preformatted_20_Text"><text:s/>protocolo <text:s text:c="2"/>TCP, UDP, ICMP ou ALL (para todos) (não importa letras</text:p>
      <text:p text:style-name="Preformatted_20_Text"><text:s text:c="13"/>maiusculas ou minusculas), ou o número IP do protocolo sendo</text:p>
      <text:p text:style-name="Preformatted_20_Text"><text:s text:c="13"/>0 para todos. Exemplo, 22 ou ssh podem ser usados para ssh.</text:p>
      <text:p text:style-name="Preformatted_20_Text"><text:s text:c="13"/>A lista dos protocolos podem ser encontradas no arquivo</text:p>
      <text:p text:style-name="Preformatted_20_Text"><text:s text:c="13"/>/etc/services.O simbolo [!] significa NOT. Ou seja ! ssh.</text:p>
      <text:p text:style-name="Preformatted_20_Text"><text:s text:c="13"/>Para, não a SSH.</text:p>
      <text:p text:style-name="Preformatted_20_Text"/>
      <text:p text:style-name="Preformatted_20_Text"><text:s/>-s [!] end <text:s/>O endereço de origem a ser combinado ou [!] para NOT esse</text:p>
      <text:p text:style-name="Preformatted_20_Text"><text:s text:c="13"/>endereço. -s significa SOURCE (origem). Onde [end] e o</text:p>
      <text:p text:style-name="Preformatted_20_Text"><text:s text:c="13"/>endereço ip (address). Por exemplo 192.168.0.10.</text:p>
      <text:p text:style-name="Preformatted_20_Text"/>
      <text:p text:style-name="Preformatted_20_Text"><text:s/>-d [!] end <text:s/>O endereço de destino a ser combinado ou [!] para NOT esse</text:p>
      <text:p text:style-name="Preformatted_20_Text"><text:s text:c="13"/>endereço. -d significa DESTINATION (destino). Onde [end] e o</text:p>
      <text:p text:style-name="Preformatted_20_Text"><text:s text:c="13"/>endereço ip (address). Por exemplo 192.168.0.10.</text:p>
      <text:p text:style-name="Preformatted_20_Text"/>
      <text:p text:style-name="Preformatted_20_Text"><text:soft-page-break/><text:s text:c="13"/>Obs. Tanto o endereço -s quanto -d podem ser especificados</text:p>
      <text:p text:style-name="Preformatted_20_Text"><text:s text:c="13"/>pelo nome (por exemplo, localhost, www.conectiva.com.br) ou</text:p>
      <text:p text:style-name="Preformatted_20_Text"><text:s text:c="13"/>o IP, por exemplo 192.168.0.10. Para um endereço IP, você</text:p>
      <text:p text:style-name="Preformatted_20_Text"><text:s text:c="13"/>pode significar o quanto da rede ou endereço e significativa</text:p>
      <text:p text:style-name="Preformatted_20_Text"><text:s text:c="13"/>especificando a netmask. EX:</text:p>
      <text:p text:style-name="Preformatted_20_Text"><text:s text:c="13"/>As duas notações sao validas:</text:p>
      <text:p text:style-name="Preformatted_20_Text"><text:s text:c="13"/>192.168.0.10/255.255.255.0 ou</text:p>
      <text:p text:style-name="Preformatted_20_Text"><text:s text:c="13"/>192.168.0.10/24 (sendo 24 equivale a uma subnet de 24 bits,</text:p>
      <text:p text:style-name="Preformatted_20_Text"><text:s text:c="13"/>ou seja 255.255.255.0). Nessa caso estamos falando de</text:p>
      <text:p text:style-name="Preformatted_20_Text"><text:s text:c="13"/>todos os endereços entre 192.168.0.0 ate 192.168.0.255.</text:p>
      <text:p text:style-name="Preformatted_20_Text"><text:s text:c="13"/>Ou seja, a subnet inteira.</text:p>
      <text:p text:style-name="Preformatted_20_Text"/>
      <text:p text:style-name="Preformatted_20_Text"><text:s/>[[!] porta] Quando usado com protocolos TCP ou UDP, por exemplo:</text:p>
      <text:p text:style-name="Preformatted_20_Text"><text:s text:c="13"/>-p tcp ou -p udp, uma porta ou intervalo de portas</text:p>
      <text:p text:style-name="Preformatted_20_Text"><text:s text:c="13"/>podem ser especificados.Simplesmente especifique o número</text:p>
      <text:p text:style-name="Preformatted_20_Text"><text:s text:c="13"/>da porta ou o nome. Por exemplo 80 ou www. Um intervalo</text:p>
      <text:p text:style-name="Preformatted_20_Text"><text:s text:c="13"/>pode ser determinado usando um : entre a porta menor</text:p>
      <text:p text:style-name="Preformatted_20_Text"><text:s text:c="13"/>e a porta maior. Exemplo 0:65535.</text:p>
      <text:p text:style-name="Preformatted_20_Text"/>
      <text:p text:style-name="Preformatted_20_Text"><text:s/>[!] -y <text:s text:c="5"/>Quando utilizado com o protocolo TCP, especifica pacotes SYN</text:p>
      <text:p text:style-name="Preformatted_20_Text"><text:s text:c="13"/>do TCP apanes.Ira combinar com pacotes TCP requisitando uma</text:p>
      <text:p text:style-name="Preformatted_20_Text"><text:s text:c="13"/>coneccao TCP.</text:p>
      <text:p text:style-name="Preformatted_20_Text"/>
      <text:p text:style-name="Preformatted_20_Text"><text:s/>[!] -f <text:s text:c="5"/>Combina o segundo ate o ultimo fragmento de um pacote</text:p>
      <text:p text:style-name="Preformatted_20_Text"><text:s text:c="13"/>fragmentado. Nenhuma porta pode ser especificada quando</text:p>
      <text:p text:style-name="Preformatted_20_Text"><text:s text:c="13"/>o flag -f e utilizado.</text:p>
      <text:p text:style-name="Preformatted_20_Text"/>
      <text:p text:style-name="Preformatted_20_Text"><text:s/>-i [!] nome <text:s/>Especifica a interface de rede pelo nome (de acordo com o</text:p>
      <text:p text:style-name="Preformatted_20_Text"><text:s text:c="14"/>nome listado no comando ifconfig).A interface de input</text:p>
      <text:p text:style-name="Preformatted_20_Text"><text:s text:c="14"/>e' a interface por onde entram os pacotes, a interface</text:p>
      <text:p text:style-name="Preformatted_20_Text"><text:s text:c="14"/>de forward e output sao as interfaces por onde os pacotes</text:p>
      <text:p text:style-name="Preformatted_20_Text"><text:s text:c="14"/>saem.Um nome de interface terminado com + ira combinar</text:p>
      <text:p text:style-name="Preformatted_20_Text"><text:s text:c="14"/>com todas as interfaces daquele tipo. Por exemplo eth+</text:p>
      <text:p text:style-name="Preformatted_20_Text"><text:s text:c="14"/>para : eth0, eth1, eth2 etc. ppp+ para ppp0, ppp1, etc.</text:p>
      <text:p text:style-name="Preformatted_20_Text"><text:s text:c="14"/>Pode-se especificar um interface que não existe no seu sistema</text:p>
      <text:p text:style-name="Preformatted_20_Text"><text:s text:c="14"/>ou não esta ativa, por exemplo ppp1. Nenhum pacote ira</text:p>
      <text:p text:style-name="Preformatted_20_Text"><text:s text:c="13"/>combinar com a regra ate que a interface ppp1 esteja ativa.</text:p>
      <text:p text:style-name="Preformatted_20_Text"/>
      <text:p text:style-name="Preformatted_20_Text"><text:s/>-b <text:s text:c="9"/>Bidirecional, is vai fazer com que a regra funcione não importa</text:p>
      <text:p text:style-name="Preformatted_20_Text"><text:s text:c="13"/>qual seja a direcao do pacote.E equivalente a repetir a regra</text:p>
      <text:p text:style-name="Preformatted_20_Text"><text:s text:c="13"/>invertendo o endereço de origem (-s) e destino (-d). Na</text:p>
      <text:p text:style-name="Preformatted_20_Text"><text:s text:c="13"/>verdade, seria como inserir duas regras em 1 so.</text:p>
      <text:p text:style-name="Preformatted_20_Text"><text:s text:c="13"/>Talvez, para não confundir seja melhor declarar as duas regras</text:p>
      <text:p text:style-name="Preformatted_20_Text"><text:s text:c="13"/>a declarar apenas 1.</text:p>
      <text:p text:style-name="Preformatted_20_Text"><text:s text:c="13"/>obs. A exclamacao ! significa NOT. Por exemplo</text:p>
      <text:p text:style-name="Preformatted_20_Text"><text:s text:c="13"/>"! -s 162.168.0.11" ira combinar com qualquer pacote menos</text:p>
      <text:p text:style-name="Preformatted_20_Text"><text:s text:c="13"/>1 originado em 162.168.0.11. A mesma regra pode ser usada para</text:p>
      <text:p text:style-name="Preformatted_20_Text"><text:s text:c="13"/>portas, protocolo, interface e demais predicados acima com essa</text:p>
      <text:p text:style-name="Preformatted_20_Text"><text:s text:c="13"/>opcao descriminada.</text:p>
      <text:p text:style-name="Preformatted_20_Text"/>
      <text:p text:style-name="Preformatted_20_Text">- O que essa regra faz é mascarar todos os pacotes provenientes da rede</text:p>
      <text:p text:style-name="Preformatted_20_Text">192.168.0.0 com o IP da eth0 encaminhando-os à Internet:</text:p>
      <text:p text:style-name="Preformatted_20_Text"><text:s/>ipchains -A forward -j MASQ -i eth0 -s 192.168.0.0/24 -d 0.0.0.0</text:p>
      <text:p text:style-name="Preformatted_20_Text"/>
      <text:p text:style-name="Preformatted_20_Text">Opções:</text:p>
      <text:p text:style-name="Preformatted_20_Text"><text:s/>-A forward = adiciona regra de encaminhamento;</text:p>
      <text:p text:style-name="Preformatted_20_Text"><text:s/>-j MASQ = política de mascarar o IP com o IP do servidor;</text:p>
      <text:p text:style-name="Preformatted_20_Text"><text:s/>-i eth0 = pela interface eth0;</text:p>
      <text:p text:style-name="Preformatted_20_Text"><text:s/>-s 192.168.0.0/24 = que tenha origem na rede 192.168.0.0 de subnet 255.255.255.0;</text:p>
      <text:p text:style-name="Preformatted_20_Text"><text:s/>-d 0.0.0.0 = destino a internet.</text:p>
      <text:p text:style-name="Preformatted_20_Text"/>
      <text:p text:style-name="Preformatted_20_Text"><text:soft-page-break/></text:p>
      <text:p text:style-name="Preformatted_20_Text">- O que essa regra faz é negar toda a entrada de pacotes originários da</text:p>
      <text:p text:style-name="Preformatted_20_Text">Internet nas portas 0 a 7000.</text:p>
      <text:p text:style-name="Preformatted_20_Text"><text:s/>ipchains -A input -s 0.0.0.0/32 0:7000 -j DENY</text:p>
      <text:p text:style-name="Preformatted_20_Text"/>
      <text:p text:style-name="Preformatted_20_Text">Opções:</text:p>
      <text:p text:style-name="Preformatted_20_Text"><text:s/>-A input = adiciona regra de entrada</text:p>
      <text:p text:style-name="Preformatted_20_Text"><text:s/>-s 0.0.0.0/32 origem (source) = determina a origem, nessa caso a internet com</text:p>
      <text:p text:style-name="Preformatted_20_Text"><text:s/>subnet 255.255.255.255 ou /32 (32 bits).</text:p>
      <text:p text:style-name="Preformatted_20_Text"><text:s/>0:7000 = especifica todas as portas entre 0 e 7000</text:p>
      <text:p text:style-name="Preformatted_20_Text"><text:s/>-j DENY = política de DENY, ou seja negar.</text:p>
      <text:p text:style-name="Preformatted_20_Text"/>
      <text:p text:style-name="Preformatted_20_Text"/>
      <text:p text:style-name="Preformatted_20_Text">- Esse exemplo é mais completo por especificar a interface eth1 e o protocolo</text:p>
      <text:p text:style-name="Preformatted_20_Text">TCP. Nesse caso conexões provenientes da Internet na porta 80, protocolo TCP</text:p>
      <text:p text:style-name="Preformatted_20_Text">para interface eth1 são aceitos. Além disso serão logados através do parametro</text:p>
      <text:p text:style-name="Preformatted_20_Text">'-l'</text:p>
      <text:p text:style-name="Preformatted_20_Text"><text:s/>ipchains -A input -s 0.0.0.0/32 80 -p TCP -i eth1 -j ACCEPT -l</text:p>
      <text:p text:style-name="Preformatted_20_Text"/>
      <text:p text:style-name="Preformatted_20_Text">Opções:</text:p>
      <text:p text:style-name="Preformatted_20_Text"><text:s/>-A input = adiciona regra de entrada</text:p>
      <text:p text:style-name="Preformatted_20_Text"><text:s/>-s 0.0.0.0/32 origem (source) = determina a origem, nessa caso a internet com</text:p>
      <text:p text:style-name="Preformatted_20_Text"><text:s/>subnet 255.255.255.255 ou /32 (32 bits).</text:p>
      <text:p text:style-name="Preformatted_20_Text"><text:s/>80 = especifica porta 80, ou seja a porta que geralmente utiliza-se http.</text:p>
      <text:p text:style-name="Preformatted_20_Text"><text:s/>-p TCP = apenas para o protocolo TCP.</text:p>
      <text:p text:style-name="Preformatted_20_Text"><text:s/>-i eth1 = na interface especificada eth1.</text:p>
      <text:p text:style-name="Preformatted_20_Text"><text:s/>-j ACCEPT = política de aceitação.</text:p>
      <text:p text:style-name="Preformatted_20_Text"><text:s/>-l = logar atividade.</text:p>
      <text:p text:style-name="Preformatted_20_Text"/>
      <text:p text:style-name="Preformatted_20_Text">- Esse exemplo bloqueia toda a saída da sua rede para a Internet que esteja</text:p>
      <text:p text:style-name="Preformatted_20_Text">usando a porta 4444. Este exemplo é util para quando não se quer que os</text:p>
      <text:p text:style-name="Preformatted_20_Text">funcionários utilizem serviços como Napster, ICQ, jogos ou outros tipos</text:p>
      <text:p text:style-name="Preformatted_20_Text">de jogos. É importante conhecer a porta do serviço e também conhecer seu</text:p>
      <text:p text:style-name="Preformatted_20_Text">protocolo</text:p>
      <text:p text:style-name="Preformatted_20_Text"><text:s text:c="2"/>ipchains -A output -d 0.0.0.0/32 4444 -j DENY -l</text:p>
      <text:p text:style-name="Preformatted_20_Text"/>
      <text:p text:style-name="Preformatted_20_Text">Opções:</text:p>
      <text:p text:style-name="Preformatted_20_Text"><text:s/>-A output = adiciona regra de saída.</text:p>
      <text:p text:style-name="Preformatted_20_Text"><text:s/>-d 0.0.0.0/32 = destino internet.</text:p>
      <text:p text:style-name="Preformatted_20_Text"><text:s/>4444 = porta 4444.</text:p>
      <text:p text:style-name="Preformatted_20_Text"><text:s/>-j DENY = política de DENY (negar).</text:p>
      <text:p text:style-name="Preformatted_20_Text"><text:s/>-l = logar atividade.</text:p>
      <text:p text:style-name="Preformatted_20_Text"/>
      <text:p text:style-name="Preformatted_20_Text"/>
      <text:p text:style-name="Preformatted_20_Text">8.15 - comando iptables = IP firewall administration padrao no kernel 2.4.x</text:p>
      <text:p text:style-name="Preformatted_20_Text">e 2.6.x, também conhecido como NetFilter. Sintaxe:</text:p>
      <text:p text:style-name="Preformatted_20_Text"><text:s/>iptables comandos regras extensoes</text:p>
      <text:p text:style-name="Preformatted_20_Text"/>
      <text:p text:style-name="Preformatted_20_Text">comandos:</text:p>
      <text:p text:style-name="Preformatted_20_Text">--------</text:p>
      <text:p text:style-name="Preformatted_20_Text"><text:s/>-P cadeia = define a política padrão para uma cadeia. As cadeias válidas são:</text:p>
      <text:p text:style-name="Preformatted_20_Text">INPUT, OUTPUT e FORWARD.</text:p>
      <text:p text:style-name="Preformatted_20_Text"/>
      <text:p text:style-name="Preformatted_20_Text"><text:s/>-A cadeia = anexa regras ao final de uma cadeia. Se um nome de host é</text:p>
      <text:p text:style-name="Preformatted_20_Text">fornecido, como fonte ou como destino, uma regra é adicionada para cada IP</text:p>
      <text:p text:style-name="Preformatted_20_Text">relacionado a este host. A opção "cadeia" deve ser substituida por: INPUT,</text:p>
      <text:p text:style-name="Preformatted_20_Text">OUTPUT e FORWARD</text:p>
      <text:p text:style-name="Preformatted_20_Text"/>
      <text:p text:style-name="Preformatted_20_Text"><text:s/>-D cadeia = apaga uma ou mais regras da cadeia especificada</text:p>
      <text:p text:style-name="Preformatted_20_Text"/>
      <text:p text:style-name="Preformatted_20_Text"><text:s/>-D cadeia regra_num = apaga a regra residente na posição indicada por</text:p>
      <text:p text:style-name="Preformatted_20_Text">regra_num da cadeia especificada. A 1ª regra na cadeia é a de número 1</text:p>
      <text:p text:style-name="Preformatted_20_Text"><text:soft-page-break/></text:p>
      <text:p text:style-name="Preformatted_20_Text"><text:s/>-R cadeia regra_num = substituí a regra regra_num da cadeia especificada pela</text:p>
      <text:p text:style-name="Preformatted_20_Text">regra dada</text:p>
      <text:p text:style-name="Preformatted_20_Text"/>
      <text:p text:style-name="Preformatted_20_Text"><text:s/>-I cadeia regra_num = insere uma ou mais regras no começo da cadeia. Se um</text:p>
      <text:p text:style-name="Preformatted_20_Text">nome de host é fornecido, como fonte ou como destino, uma regra é adicionada</text:p>
      <text:p text:style-name="Preformatted_20_Text">para cada IP relacionado a este host</text:p>
      <text:p text:style-name="Preformatted_20_Text"/>
      <text:p text:style-name="Preformatted_20_Text"><text:s/>-L [cadeia] = lista todas as regras em uma cadeia. Caso não haja nenhuma</text:p>
      <text:p text:style-name="Preformatted_20_Text">cadeia especificada, todas as regras em todas as cadeias são listadas</text:p>
      <text:p text:style-name="Preformatted_20_Text"/>
      <text:p text:style-name="Preformatted_20_Text"><text:s/>-F [cadeia] = remove todas as regras de uma cadeia. Se nenhuma cadeia for</text:p>
      <text:p text:style-name="Preformatted_20_Text">especificada, remove as regras de todas as cadeias existentes, inclusive as do</text:p>
      <text:p text:style-name="Preformatted_20_Text">usuário</text:p>
      <text:p text:style-name="Preformatted_20_Text"/>
      <text:p text:style-name="Preformatted_20_Text"><text:s/>-Z [cadeia] = restaura os contadores de datagramas e de bytes em todas as</text:p>
      <text:p text:style-name="Preformatted_20_Text">regras das cadeias especificadas para zero, ou para todas as cadeias se</text:p>
      <text:p text:style-name="Preformatted_20_Text">nenhuma for especificada</text:p>
      <text:p text:style-name="Preformatted_20_Text"/>
      <text:p text:style-name="Preformatted_20_Text"><text:s/>-N cadeia = cria uma cadeia definida pelo usuário com o nome especificado</text:p>
      <text:p text:style-name="Preformatted_20_Text"/>
      <text:p text:style-name="Preformatted_20_Text"><text:s/>-X [cadeia] = apaga a cadeia definida pelo usuário ou todas se não for</text:p>
      <text:p text:style-name="Preformatted_20_Text">especificada uma</text:p>
      <text:p text:style-name="Preformatted_20_Text"/>
      <text:p text:style-name="Preformatted_20_Text"><text:s/>-C cadeia = verifica o datagrama descrito pela regra especificada contra a</text:p>
      <text:p text:style-name="Preformatted_20_Text">cadeia especificada. Este comando retorna uma mensagem descrevendo como a</text:p>
      <text:p text:style-name="Preformatted_20_Text">cadeia processou o datagrama. Isto é muito útil para testar a configuracão do</text:p>
      <text:p text:style-name="Preformatted_20_Text">firewall, e para uma análise posterior.</text:p>
      <text:p text:style-name="Preformatted_20_Text"/>
      <text:p text:style-name="Preformatted_20_Text">regras:</text:p>
      <text:p text:style-name="Preformatted_20_Text">-------</text:p>
      <text:p text:style-name="Preformatted_20_Text">As seguintes regras podem ser usadas:</text:p>
      <text:p text:style-name="Preformatted_20_Text"/>
      <text:p text:style-name="Preformatted_20_Text"><text:s/>-p ! protocolo = define o protocolo ao qual a regra se aplica. O parâmetro</text:p>
      <text:p text:style-name="Preformatted_20_Text">protocolo pode ser qualquer valor numérico do arquivo /etc/protocol ou uma</text:p>
      <text:p text:style-name="Preformatted_20_Text">das palavras chave: tcp, udp ou icmp</text:p>
      <text:p text:style-name="Preformatted_20_Text"/>
      <text:p text:style-name="Preformatted_20_Text"><text:s/>-s ! addres[/mask] = define a origem do pacote ao qual a regra se aplica. O</text:p>
      <text:p text:style-name="Preformatted_20_Text">parâmetro address pode ser um nome de host, um nome de rede ou um endereço IP</text:p>
      <text:p text:style-name="Preformatted_20_Text">com uma máscara de rede opcional</text:p>
      <text:p text:style-name="Preformatted_20_Text"/>
      <text:p text:style-name="Preformatted_20_Text"><text:s/>-d ! address[/mask] = define o destino do pacote ao qual a regra se aplica.</text:p>
      <text:p text:style-name="Preformatted_20_Text">O endereço e a porta são definidos usando-se as mesmas regras utilizadas para</text:p>
      <text:p text:style-name="Preformatted_20_Text">definir esses valores para a origem do pacote</text:p>
      <text:p text:style-name="Preformatted_20_Text"/>
      <text:p text:style-name="Preformatted_20_Text"><text:s/>-j política = define um alvo para o pacote caso ele se encaixe nesta regra. As</text:p>
      <text:p text:style-name="Preformatted_20_Text">políticas válidas: ACCEPT, DROP, QUEUE e RETURN.</text:p>
      <text:p text:style-name="Preformatted_20_Text"><text:s/>ACCEPT = permite a passagem do datagrama;</text:p>
      <text:p text:style-name="Preformatted_20_Text"><text:s/>DROP = recusa o datagrama;</text:p>
      <text:p text:style-name="Preformatted_20_Text"><text:s/>DENY = nega o datagrama;</text:p>
      <text:p text:style-name="Preformatted_20_Text"><text:s/>QUEUE = passa o datagrama para área do usuário para posterior processamento;</text:p>
      <text:p text:style-name="Preformatted_20_Text"><text:s/>RETURN = força o código do firewall a retornar para a cadeia anterior e</text:p>
      <text:p text:style-name="Preformatted_20_Text">continua o processamento na regra seguinte à que retornou.</text:p>
      <text:p text:style-name="Preformatted_20_Text"/>
      <text:p text:style-name="Preformatted_20_Text"><text:s/>-i ! interface_name = define o nome da interface DE ENTRADA DE PACOTES por</text:p>
      <text:p text:style-name="Preformatted_20_Text">onde o datagrama foi recebido. Um nome de interface pode ser usado encer-</text:p>
      <text:p text:style-name="Preformatted_20_Text">rando-o com um sinal de "+"; por exemplo, eth+ corresponderia a todas as</text:p>
      <text:p text:style-name="Preformatted_20_Text">interfaces ethernet iniciadas com eth. Se o seu computador possuir uma</text:p>
      <text:p text:style-name="Preformatted_20_Text">placa fax-modem, sua interface é a ppp0.</text:p>
      <text:p text:style-name="Preformatted_20_Text"/>
      <text:p text:style-name="Preformatted_20_Text"><text:s/>-o ! interface_name = define o nome da interface DE SAÍDA DE PACOTES por</text:p>
      <text:p text:style-name="Preformatted_20_Text">onde o datagrama será transmitido. Um nome de interface pode ser usado</text:p>
      <text:p text:style-name="Preformatted_20_Text"><text:soft-page-break/>encerrando-o com um sinal de "+"; por exemplo, eth+ corresponderia a todas</text:p>
      <text:p text:style-name="Preformatted_20_Text">as interfaces ethernet iniciadas com eth. Se o seu computador possuir uma</text:p>
      <text:p text:style-name="Preformatted_20_Text">placa fax-modem, sua interface é a ppp0.</text:p>
      <text:p text:style-name="Preformatted_20_Text"/>
      <text:p text:style-name="Preformatted_20_Text"><text:s/>! -f = indica que a regra somente se refere ao segundo fragmento e aos</text:p>
      <text:p text:style-name="Preformatted_20_Text">subseqüentes de pacotes fragamentados.</text:p>
      <text:p text:style-name="Preformatted_20_Text"/>
      <text:p text:style-name="Preformatted_20_Text">Observação: O símbolo "!" é usado na regras como uma negação da expressão.</text:p>
      <text:p text:style-name="Preformatted_20_Text">Exemplo:</text:p>
      <text:p text:style-name="Preformatted_20_Text"><text:s/>-s 192.168.0.10/32 equivale ao endereço de origem 192.168.0.10;</text:p>
      <text:p text:style-name="Preformatted_20_Text"><text:s/>-s !192.168.0.10/32 equivale a todos os endereços exceto o 192.168.0.10</text:p>
      <text:p text:style-name="Preformatted_20_Text"/>
      <text:p text:style-name="Preformatted_20_Text">opções:</text:p>
      <text:p text:style-name="Preformatted_20_Text">-------</text:p>
      <text:p text:style-name="Preformatted_20_Text"><text:s/>-v = saída em modo verbose. Mais rico em termos de detalhes sobre o que está</text:p>
      <text:p text:style-name="Preformatted_20_Text">acontecendo ou sendo feito</text:p>
      <text:p text:style-name="Preformatted_20_Text"/>
      <text:p text:style-name="Preformatted_20_Text"><text:s/>-n = saída em modo numérico e não por nome de host, rede ou porta</text:p>
      <text:p text:style-name="Preformatted_20_Text"/>
      <text:p text:style-name="Preformatted_20_Text"><text:s/>-x = exibe o valor exato do pacote e dos contadores de bytes em vez de</text:p>
      <text:p text:style-name="Preformatted_20_Text">arrendondá-los para o milhar, milhão ou bilhão mais próximo</text:p>
      <text:p text:style-name="Preformatted_20_Text"/>
      <text:p text:style-name="Preformatted_20_Text"><text:s/>--line-numbers = quando lista as regras, adiciona um número de linha ao começo</text:p>
      <text:p text:style-name="Preformatted_20_Text">de cada regra, correspondendo à posição da regra dentro da cadeia.</text:p>
      <text:p text:style-name="Preformatted_20_Text"/>
      <text:p text:style-name="Preformatted_20_Text">extensões:</text:p>
      <text:p text:style-name="Preformatted_20_Text">----------</text:p>
      <text:p text:style-name="Preformatted_20_Text">O IPtables é extensível através de uma biblioteca de módulo compartilhados</text:p>
      <text:p text:style-name="Preformatted_20_Text">opcional. Para fazer uso das extensões é preciso especificar o seu nome usando</text:p>
      <text:p text:style-name="Preformatted_20_Text">o parâmetro "-m argumento" para o que o IPtables carregue este módulo. Em</text:p>
      <text:p text:style-name="Preformatted_20_Text">alguns casos é usuado o parâmetro "-p" para determinar o protocolo (em certos</text:p>
      <text:p text:style-name="Preformatted_20_Text">casos não é necessário o parâmetro "-m" pois ele é carregado automaticamente,</text:p>
      <text:p text:style-name="Preformatted_20_Text">por exemplo quando se usa tcp, udp ou icmp).</text:p>
      <text:p text:style-name="Preformatted_20_Text"/>
      <text:p text:style-name="Preformatted_20_Text">Extensão TCP: usada com -m tcp -p tcp</text:p>
      <text:p text:style-name="Preformatted_20_Text">-------------------------------------</text:p>
      <text:p text:style-name="Preformatted_20_Text"><text:s/>--sport ! porta:porta = especifica a porta que a origem do datagrama usa.</text:p>
      <text:p text:style-name="Preformatted_20_Text">Portas podem ser especificadas com um conjunto especificando-se o seu limite</text:p>
      <text:p text:style-name="Preformatted_20_Text">superior e inferior separados por dois pontos ":". EX: 20:25 descreve todas</text:p>
      <text:p text:style-name="Preformatted_20_Text">as portas numeradas de 20 até 25 inclusive. Também é possível usar o caracter</text:p>
      <text:p text:style-name="Preformatted_20_Text">"!" para inverter a expressão</text:p>
      <text:p text:style-name="Preformatted_20_Text"/>
      <text:p text:style-name="Preformatted_20_Text"><text:s/>--dport ! porta:porta = especifica a porta que o destino do datagrama usa.</text:p>
      <text:p text:style-name="Preformatted_20_Text">ou</text:p>
      <text:p text:style-name="Preformatted_20_Text"><text:s/>--destionation-port ! port:port = especifica a porta que o destino do</text:p>
      <text:p text:style-name="Preformatted_20_Text">datagrama usa.</text:p>
      <text:p text:style-name="Preformatted_20_Text"/>
      <text:p text:style-name="Preformatted_20_Text"><text:s/>--tcp-flags ! mask comp = especifica que esta regra somente será validada</text:p>
      <text:p text:style-name="Preformatted_20_Text">quando os flags do datagrama TCP coincidirem com o especificado em mask e</text:p>
      <text:p text:style-name="Preformatted_20_Text">comp. Mask é uma lista separada por vírgulas dos flags que devem ser exa-</text:p>
      <text:p text:style-name="Preformatted_20_Text">minados quando for feito o teste. Comp é uma lista separada por vírgulas dos</text:p>
      <text:p text:style-name="Preformatted_20_Text">flas que devem ser configurados. Os flags válidos são: SYN, ACK, FIN, RST,</text:p>
      <text:p text:style-name="Preformatted_20_Text">URG, PSH, ALL ou NONE.</text:p>
      <text:p text:style-name="Preformatted_20_Text"/>
      <text:p text:style-name="Preformatted_20_Text"><text:s/>--syn = especifica que a regra deve encontrar somente datagramas com o bit</text:p>
      <text:p text:style-name="Preformatted_20_Text">SYN ligado e os bits ACK e FIN desligados. Datagramas com essas opções são</text:p>
      <text:p text:style-name="Preformatted_20_Text">usados para requisitar início de conexão TCP.</text:p>
      <text:p text:style-name="Preformatted_20_Text"/>
      <text:p text:style-name="Preformatted_20_Text">Extensão UDP: usada com -m udp -p udp</text:p>
      <text:p text:style-name="Preformatted_20_Text">-------------------------------------</text:p>
      <text:p text:style-name="Preformatted_20_Text"><text:s/>--sport ! port:port = este parâmetro tem funcionamento idênyico ao da</text:p>
      <text:p text:style-name="Preformatted_20_Text">extensão TCP.</text:p>
      <text:p text:style-name="Preformatted_20_Text"><text:soft-page-break/></text:p>
      <text:p text:style-name="Preformatted_20_Text"><text:s/>--dport ! port:port = este parâmetro tem funcionamento idêntico ao da</text:p>
      <text:p text:style-name="Preformatted_20_Text">extensão TCP.</text:p>
      <text:p text:style-name="Preformatted_20_Text"/>
      <text:p text:style-name="Preformatted_20_Text"/>
      <text:p text:style-name="Preformatted_20_Text">Extensão ICMP: usada com -m icmp -p icmp</text:p>
      <text:p text:style-name="Preformatted_20_Text">----------------------------------------</text:p>
      <text:p text:style-name="Preformatted_20_Text"><text:s/>--icmp-type ! typername = especifica o tipo de mensagem ICMP que a regra</text:p>
      <text:p text:style-name="Preformatted_20_Text">deve satisfazer. O tipo pode ser determinado por um número ou nome. Alguns</text:p>
      <text:p text:style-name="Preformatted_20_Text">nomes válidos são: echo-request, echo-reply, source-quench, time-exceeded,</text:p>
      <text:p text:style-name="Preformatted_20_Text">destionation-unreachable, network-unreachable, host-unreanchable,</text:p>
      <text:p text:style-name="Preformatted_20_Text">protocol-unreachable e port-unreachable.</text:p>
      <text:p text:style-name="Preformatted_20_Text"/>
      <text:p text:style-name="Preformatted_20_Text">Extensão MAC: usada com -m mac</text:p>
      <text:p text:style-name="Preformatted_20_Text">------------------------------</text:p>
      <text:p text:style-name="Preformatted_20_Text"><text:s/>--mac-source ! address = especifica o endereço Ethernet do host que</text:p>
      <text:p text:style-name="Preformatted_20_Text">transmitiu o datagrama que esta regra deve encontrar.</text:p>
      <text:p text:style-name="Preformatted_20_Text"/>
      <text:p text:style-name="Preformatted_20_Text">Dispositivos de rede importantes no GNU/Linux</text:p>
      <text:p text:style-name="Preformatted_20_Text">---------------------------------------------</text:p>
      <text:p text:style-name="Preformatted_20_Text"><text:s/>ethX = utilizado para as placas padrão ethernet. Normalmente a primeira</text:p>
      <text:p text:style-name="Preformatted_20_Text">placa conectada no host é eth0, a segunda eth1 e assim sucessivamente.</text:p>
      <text:p text:style-name="Preformatted_20_Text"/>
      <text:p text:style-name="Preformatted_20_Text"><text:s/>lo = dispositivo de loopback, utilizando para testes do TCP/IP. Normalmente</text:p>
      <text:p text:style-name="Preformatted_20_Text">quando aparece somente este dispositivo, significa que a parte física da</text:p>
      <text:p text:style-name="Preformatted_20_Text">rede não está ativa.</text:p>
      <text:p text:style-name="Preformatted_20_Text"/>
      <text:p text:style-name="Preformatted_20_Text"><text:s/>pppX = a interface ppp, normalmente é ativa no momento de uma conexão PPP</text:p>
      <text:p text:style-name="Preformatted_20_Text">(point-to-point protocol) via modem no sistema recebe o dispositivo ppp0,</text:p>
      <text:p text:style-name="Preformatted_20_Text">a segunda ppp1, e assim sucessivamente. Para verificar sua existência é</text:p>
      <text:p text:style-name="Preformatted_20_Text">necessário que uma conexão PPP esteja estabelecida.</text:p>
      <text:p text:style-name="Preformatted_20_Text"/>
      <text:p text:style-name="Preformatted_20_Text">- Especifica o source, seja um endereço IP ou um nome DNS</text:p>
      <text:p text:style-name="Preformatted_20_Text"><text:s/>iptables -s ip</text:p>
      <text:p text:style-name="Preformatted_20_Text"/>
      <text:p text:style-name="Preformatted_20_Text">- Especifica o tipo de protocolo. Ex: tcp, udp, icmp</text:p>
      <text:p text:style-name="Preformatted_20_Text"><text:s/>iptables -p protocolo</text:p>
      <text:p text:style-name="Preformatted_20_Text"/>
      <text:p text:style-name="Preformatted_20_Text">- Especifica a porta de destino. EX 23=telnet, 22=SSH, 80=WWW</text:p>
      <text:p text:style-name="Preformatted_20_Text"><text:s/>iptables --destionation-port porta</text:p>
      <text:p text:style-name="Preformatted_20_Text">ou</text:p>
      <text:p text:style-name="Preformatted_20_Text"><text:s/>iptables --dport porta</text:p>
      <text:p text:style-name="Preformatted_20_Text"/>
      <text:p text:style-name="Preformatted_20_Text">- Exibe uma mensgem de ajuda com os comandos do iptables</text:p>
      <text:p text:style-name="Preformatted_20_Text"><text:s/>iptables -hor</text:p>
      <text:p text:style-name="Preformatted_20_Text"/>
      <text:p text:style-name="Preformatted_20_Text">- Especifica o que fazer com o pacote. EX: ACCEPT, DENY, DROP</text:p>
      <text:p text:style-name="Preformatted_20_Text"><text:s/>iptables -j codigo</text:p>
      <text:p text:style-name="Preformatted_20_Text"/>
      <text:p text:style-name="Preformatted_20_Text">- Recusa SYN pedidos de conexao em todas as portas menos a porta 80</text:p>
      <text:p text:style-name="Preformatted_20_Text"><text:s/>iptables -A INPUT -i ppp0 -p tcp --syn --destination-port ! 80 -j DROP</text:p>
      <text:p text:style-name="Preformatted_20_Text"/>
      <text:p text:style-name="Preformatted_20_Text">- Aceita (-j ACCEPT) todos os pacotes que entram (-A INPUT) com destino à</text:p>
      <text:p text:style-name="Preformatted_20_Text">porta SSH (--destination-port ssh) vindos de todos os computadores que</text:p>
      <text:p text:style-name="Preformatted_20_Text">pertencem à rede 192.168.0.0 (-s 192.168.0.0)</text:p>
      <text:p text:style-name="Preformatted_20_Text"><text:s/>iptables -A INPUT -s 192.168.0.0 -p tcp --destination-port ssh -j ACCEPT</text:p>
      <text:p text:style-name="Preformatted_20_Text"/>
      <text:p text:style-name="Preformatted_20_Text">- Recusa (-j DROP) todos os pacotes que entram (-A INPUT) com destino à porta</text:p>
      <text:p text:style-name="Preformatted_20_Text">SSH (--destination-port ssh) vindos de qualquer conexão externa à rede local</text:p>
      <text:p text:style-name="Preformatted_20_Text">192.168.0.0 (-s ! 192.168.0.0)</text:p>
      <text:p text:style-name="Preformatted_20_Text"><text:s/>iptables -A INPUT -s ! 192.168.0.0 -p tcp --destination-port ssh -j DROP</text:p>
      <text:p text:style-name="Preformatted_20_Text"/>
      <text:p text:style-name="Preformatted_20_Text"><text:soft-page-break/></text:p>
      <text:p text:style-name="Preformatted_20_Text">8.15 - comando arp = este comando poderá listar e modificar a tabela arp do</text:p>
      <text:p text:style-name="Preformatted_20_Text">kernel linux. A tabela arp associa endereços IP à endereços de hardware (mais</text:p>
      <text:p text:style-name="Preformatted_20_Text">conhecidos como endereço MAC ou MAC Address). Manipula o cache ARP do sistema.</text:p>
      <text:p text:style-name="Preformatted_20_Text">Toda a comunicação entre computadores (usando TCP/IP) é feita atrávés do</text:p>
      <text:p text:style-name="Preformatted_20_Text">endereço MAC dos dispositivos de rede, e não somente pelo endereço IP. O ARP</text:p>
      <text:p text:style-name="Preformatted_20_Text">é um dos protocolos utilizados na pilha TCP/IP localizado na camada de rede,</text:p>
      <text:p text:style-name="Preformatted_20_Text">ou Internet, como alguns chamam. Ele executa a resolução de endereços de</text:p>
      <text:p text:style-name="Preformatted_20_Text">pacotes de saída, mapeando os endereços IP para endereços MAC. Os adaptadores</text:p>
      <text:p text:style-name="Preformatted_20_Text">usam o endereço MAC para determinar se um pacote diz respeito a um computador</text:p>
      <text:p text:style-name="Preformatted_20_Text">específico. Sem o endereço MAC, os adaptadores de rede não sabem se devem</text:p>
      <text:p text:style-name="Preformatted_20_Text">passar os dados para uma camada superior para serem processados posterior-</text:p>
      <text:p text:style-name="Preformatted_20_Text">mente. Como os pacotes estão saindo da camada IP estão sendo preparados para</text:p>
      <text:p text:style-name="Preformatted_20_Text">transmissão na rede, os endereços MAC de destino e origem devem ser adicio-</text:p>
      <text:p text:style-name="Preformatted_20_Text">nados. O ARP armazena uma tabela, chamada cache ARP, que contém os IP e</text:p>
      <text:p text:style-name="Preformatted_20_Text">seus endereços MAC correspondentes (a qual voce lista com o comando "arp -a").</text:p>
      <text:p text:style-name="Preformatted_20_Text">O cache do ARP de um computador contém o mapeamento somente de computadores</text:p>
      <text:p text:style-name="Preformatted_20_Text">e roteadores residentes no mesmo segmento. A resolução funciona da seguinte</text:p>
      <text:p text:style-name="Preformatted_20_Text">maneira: O ARP compara o endereço IP destino de todos os pacotes de saída com</text:p>
      <text:p text:style-name="Preformatted_20_Text">o cache do ARP para determinar o endereço MAC de envio do pacote. Se houver</text:p>
      <text:p text:style-name="Preformatted_20_Text">uma entrada correspondente, o endereço MAC é recuperado do cache. Se não</text:p>
      <text:p text:style-name="Preformatted_20_Text">houver, o ARP transmite uma solicitação ao computador que possui o endereço</text:p>
      <text:p text:style-name="Preformatted_20_Text">IP em questão para que responda com seu endereço MAC. A seguir, o computador</text:p>
      <text:p text:style-name="Preformatted_20_Text">com o endereço IP correspondente adiciona o endereço <text:s/>MAC inicial do compu-</text:p>
      <text:p text:style-name="Preformatted_20_Text">tador ao seu cache e responde com seu próprio endereço MAC. Quando é recebida</text:p>
      <text:p text:style-name="Preformatted_20_Text">uma resposta do ARP, o cache do ARP é atualizado com as novas informações e</text:p>
      <text:p text:style-name="Preformatted_20_Text">o pacote pode ser enviado. Se o pacote for para outro segmento, o ARP resolve</text:p>
      <text:p text:style-name="Preformatted_20_Text">o endereço MAC para o roteador responsável por esse segmento, em vez de</text:p>
      <text:p text:style-name="Preformatted_20_Text">resolver o endereço para o computador de destino final. Assim, o roteador</text:p>
      <text:p text:style-name="Preformatted_20_Text">passa a ser responsável por encontrar o endereço MAC do destino ou encaminhar</text:p>
      <text:p text:style-name="Preformatted_20_Text">o pacote para outro roteador.</text:p>
      <text:p text:style-name="Preformatted_20_Text"/>
      <text:p text:style-name="Preformatted_20_Text">- Exibe a tabela arp</text:p>
      <text:p text:style-name="Preformatted_20_Text"><text:s/>arp</text:p>
      <text:p text:style-name="Preformatted_20_Text"/>
      <text:p text:style-name="Preformatted_20_Text"><text:s/>Address <text:s text:c="17"/>HWtype <text:s/>HWaddress <text:s text:c="10"/>Flags Mask <text:s text:c="11"/>Iface</text:p>
      <text:p text:style-name="Preformatted_20_Text"><text:s/>10.1.67.1 <text:s text:c="15"/>ether <text:s text:c="2"/>00:04:E2:39:58:12 <text:s text:c="2"/>C <text:s text:c="20"/>eth0</text:p>
      <text:p text:style-name="Preformatted_20_Text"/>
      <text:p text:style-name="Preformatted_20_Text">- Exibe a tabela arp mas não resolve nomes das máquinas existente em uma rede</text:p>
      <text:p text:style-name="Preformatted_20_Text"><text:s/>arp -n</text:p>
      <text:p text:style-name="Preformatted_20_Text"/>
      <text:p text:style-name="Preformatted_20_Text"><text:s/>Address <text:s text:c="17"/>HWtype <text:s/>HWaddress <text:s text:c="10"/>Flags Mask <text:s text:c="11"/>Iface</text:p>
      <text:p text:style-name="Preformatted_20_Text"><text:s/>10.1.67.1 <text:s text:c="15"/>ether <text:s text:c="2"/>00:04:E2:39:58:12 <text:s text:c="2"/>C <text:s text:c="20"/>eth0</text:p>
      <text:p text:style-name="Preformatted_20_Text"/>
      <text:p text:style-name="Preformatted_20_Text">- Para deletar uma entrada da tabela arp</text:p>
      <text:p text:style-name="Preformatted_20_Text"><text:s/>arp -d nome_do_host</text:p>
      <text:p text:style-name="Preformatted_20_Text">ou</text:p>
      <text:p text:style-name="Preformatted_20_Text"><text:s/>arp -d ip_do_host</text:p>
      <text:p text:style-name="Preformatted_20_Text"/>
      <text:p text:style-name="Preformatted_20_Text">- Exibe ao usuário o que esta acontecendo, de modo detalhado</text:p>
      <text:p text:style-name="Preformatted_20_Text"><text:s/>arp -v</text:p>
      <text:p text:style-name="Preformatted_20_Text"/>
      <text:p text:style-name="Preformatted_20_Text">- Exibe as entradas das máquinas especificadas. Se o parametro máquina não</text:p>
      <text:p text:style-name="Preformatted_20_Text">for usado, todas as entradas serão exibidas</text:p>
      <text:p text:style-name="Preformatted_20_Text"><text:s/>arp -a</text:p>
      <text:p text:style-name="Preformatted_20_Text"/>
      <text:p text:style-name="Preformatted_20_Text">- Como posso descobrir o MAC ADDRESS de um máquina?</text:p>
      <text:p text:style-name="Preformatted_20_Text"><text:s/>arp -a</text:p>
      <text:p text:style-name="Preformatted_20_Text"/>
      <text:p text:style-name="Preformatted_20_Text">- Exibe endereços numéricos, ao invés de tentar determinar os nomes</text:p>
      <text:p text:style-name="Preformatted_20_Text"><text:soft-page-break/>simbólicos da máquina, porta e usuário</text:p>
      <text:p text:style-name="Preformatted_20_Text"><text:s/>arp -n maquina/IP</text:p>
      <text:p text:style-name="Preformatted_20_Text"/>
      <text:p text:style-name="Preformatted_20_Text">- Remove todas as entradas para a máquina especificada</text:p>
      <text:p text:style-name="Preformatted_20_Text"><text:s/>arp -d maquina/IP</text:p>
      <text:p text:style-name="Preformatted_20_Text"/>
      <text:p text:style-name="Preformatted_20_Text">- Configura a interface eth0 para responder a requisições de arp para o</text:p>
      <text:p text:style-name="Preformatted_20_Text">endereço IP 192.168.0.3 utilizando o seu próprio endereço de hardware (MAC</text:p>
      <text:p text:style-name="Preformatted_20_Text">Address). O parâmetro 'pub' faz com que a interface passe a divulgar esse</text:p>
      <text:p text:style-name="Preformatted_20_Text">endereço e nao apenas aceitar pacotes para ele</text:p>
      <text:p text:style-name="Preformatted_20_Text"><text:s/>arp -s 192.168.0.3 -i eth0 -D eth0 pub</text:p>
      <text:p text:style-name="Preformatted_20_Text"/>
      <text:p text:style-name="Preformatted_20_Text"/>
      <text:p text:style-name="Preformatted_20_Text">8.16 - comando arping = serve para enviar requisições arp e/ou ICMP. Além de</text:p>
      <text:p text:style-name="Preformatted_20_Text">aceitar nomes de hosts, endereços IP's e endereços de hardware, pode usar</text:p>
      <text:p text:style-name="Preformatted_20_Text">também como origem e/ou destino endereços de broadcast</text:p>
      <text:p text:style-name="Preformatted_20_Text"/>
      <text:p text:style-name="Preformatted_20_Text"/>
      <text:p text:style-name="Preformatted_20_Text">8.17 - comando rarp = manipula a tabela RARP do sistema</text:p>
      <text:p text:style-name="Preformatted_20_Text"><text:s/>rarp -v</text:p>
      <text:p text:style-name="Preformatted_20_Text"/>
      <text:p text:style-name="Preformatted_20_Text"/>
      <text:p text:style-name="Preformatted_20_Text">8.18 - comando dnsdomainname = exibe o nome de dominio DNS do sistema,</text:p>
      <text:p text:style-name="Preformatted_20_Text">com base em seu nome e dominio totalmente qualificado</text:p>
      <text:p text:style-name="Preformatted_20_Text"><text:s/>dnsdomainname</text:p>
      <text:p text:style-name="Preformatted_20_Text"><text:s/>dnsdomainname -v</text:p>
      <text:p text:style-name="Preformatted_20_Text"/>
      <text:p text:style-name="Preformatted_20_Text"/>
      <text:p text:style-name="Preformatted_20_Text">8.19 - comando hostname = exibe o nome da máquina</text:p>
      <text:p text:style-name="Preformatted_20_Text"><text:s/>hostname</text:p>
      <text:p text:style-name="Preformatted_20_Text"/>
      <text:p text:style-name="Preformatted_20_Text">- Exibe os alias (apelidos) da máquina</text:p>
      <text:p text:style-name="Preformatted_20_Text"><text:s/>hostname -a</text:p>
      <text:p text:style-name="Preformatted_20_Text"/>
      <text:p text:style-name="Preformatted_20_Text">- Exibe o nome do domínio DNS. Não use o comando domainname para obter o</text:p>
      <text:p text:style-name="Preformatted_20_Text">nome do domínio DNS porque ele mostrará o nome do domínio NIS e não o</text:p>
      <text:p text:style-name="Preformatted_20_Text">nome do domínio DNS. Use o comando dnsdomainname</text:p>
      <text:p text:style-name="Preformatted_20_Text"><text:s/>hostname -d</text:p>
      <text:p text:style-name="Preformatted_20_Text"/>
      <text:p text:style-name="Preformatted_20_Text">- Exibe o FQDN (Nome de Domínio Completamente Qualificado). Um FQDN consiste</text:p>
      <text:p text:style-name="Preformatted_20_Text">de um nome curto de máquina e do nome do domínio DNS. A menos que você</text:p>
      <text:p text:style-name="Preformatted_20_Text">esteja usando bind ou NIS para resolução de nomes você pode mudar o FQDN</text:p>
      <text:p text:style-name="Preformatted_20_Text">e o nome do domínio DNS (que <text:s/>é <text:s/>parte <text:s/>do FQDN) no arquivo '/etc/hosts'</text:p>
      <text:p text:style-name="Preformatted_20_Text"><text:s/>hostname -f</text:p>
      <text:p text:style-name="Preformatted_20_Text"/>
      <text:p text:style-name="Preformatted_20_Text">- Exibe o(s) endereço(s) IP da máquina</text:p>
      <text:p text:style-name="Preformatted_20_Text"><text:s/>hostname -i</text:p>
      <text:p text:style-name="Preformatted_20_Text"/>
      <text:p text:style-name="Preformatted_20_Text">- Exibe o nome da máquina sem o nome do dominio</text:p>
      <text:p text:style-name="Preformatted_20_Text"><text:s/>hostname -s</text:p>
      <text:p text:style-name="Preformatted_20_Text"/>
      <text:p text:style-name="Preformatted_20_Text">- Exibe o nome do domínio NIS no sistema</text:p>
      <text:p text:style-name="Preformatted_20_Text"><text:s/>hostname -y</text:p>
      <text:p text:style-name="Preformatted_20_Text"/>
      <text:p text:style-name="Preformatted_20_Text">- Exibe uma saída detalhada do que está acontecendo</text:p>
      <text:p text:style-name="Preformatted_20_Text"><text:s/>hostname -v</text:p>
      <text:p text:style-name="Preformatted_20_Text"/>
      <text:p text:style-name="Preformatted_20_Text"/>
      <text:p text:style-name="Preformatted_20_Text">8.20 - comando domainname = exibe ou define o nome de dominio NIS do</text:p>
      <text:p text:style-name="Preformatted_20_Text">sistema.</text:p>
      <text:p text:style-name="Preformatted_20_Text"><text:s/>domainname</text:p>
      <text:p text:style-name="Preformatted_20_Text"/>
      <text:p text:style-name="Preformatted_20_Text"><text:soft-page-break/></text:p>
      <text:p text:style-name="Preformatted_20_Text">8.21 - comando nmap = ferramenta de exploração de rede e segurança</text:p>
      <text:p text:style-name="Preformatted_20_Text"/>
      <text:p text:style-name="Preformatted_20_Text">Opções:</text:p>
      <text:p text:style-name="Preformatted_20_Text"/>
      <text:p text:style-name="Preformatted_20_Text"><text:s/>-PT usa o ping para verificar que HOSTS que estão ativos</text:p>
      <text:p text:style-name="Preformatted_20_Text"/>
      <text:p text:style-name="Preformatted_20_Text"><text:s/>-PT21 igual ao primeiro só que usa a porta 21</text:p>
      <text:p text:style-name="Preformatted_20_Text"/>
      <text:p text:style-name="Preformatted_20_Text"><text:s/>-sT varre porta de conexão TCP</text:p>
      <text:p text:style-name="Preformatted_20_Text"/>
      <text:p text:style-name="Preformatted_20_Text"><text:s/>-sS varre portas TCP SYN (furtivo)</text:p>
      <text:p text:style-name="Preformatted_20_Text"/>
      <text:p text:style-name="Preformatted_20_Text"><text:s/>-f usa pacotes fragmentados</text:p>
      <text:p text:style-name="Preformatted_20_Text"/>
      <text:p text:style-name="Preformatted_20_Text"><text:s/>-P0 nao faz ping</text:p>
      <text:p text:style-name="Preformatted_20_Text"/>
      <text:p text:style-name="Preformatted_20_Text"><text:s/>-PI usa ping ICMP pra saber quais HOSTS estão ativos</text:p>
      <text:p text:style-name="Preformatted_20_Text"/>
      <text:p text:style-name="Preformatted_20_Text"><text:s/>-sU varre porta UDP</text:p>
      <text:p text:style-name="Preformatted_20_Text"/>
      <text:p text:style-name="Preformatted_20_Text"><text:s/>-sF varredura FIN furtiva</text:p>
      <text:p text:style-name="Preformatted_20_Text"/>
      <text:p text:style-name="Preformatted_20_Text"><text:s/>-PB faz varreduras TCP e ICMP (vc pode escolher a porta)</text:p>
      <text:p text:style-name="Preformatted_20_Text"/>
      <text:p text:style-name="Preformatted_20_Text"><text:s/>-O descobre que OS o HOST esta usando</text:p>
      <text:p text:style-name="Preformatted_20_Text"/>
      <text:p text:style-name="Preformatted_20_Text"><text:s/>-p varre um intervalo de portas vc digita isso seguido do intervalo</text:p>
      <text:p text:style-name="Preformatted_20_Text">de portas</text:p>
      <text:p text:style-name="Preformatted_20_Text"/>
      <text:p text:style-name="Preformatted_20_Text"><text:s/>-D [alguma HOST ativa] essa função eu naum sei direito o que faz, mas</text:p>
      <text:p text:style-name="Preformatted_20_Text">parece que lança algo que confunde a HOST e naum deixa ela te rastear,</text:p>
      <text:p text:style-name="Preformatted_20_Text">se voce colocar varias HOSTS inativas da pra fazer uma inundação SYN</text:p>
      <text:p text:style-name="Preformatted_20_Text"/>
      <text:p text:style-name="Preformatted_20_Text"><text:s/>-F varredura rápida</text:p>
      <text:p text:style-name="Preformatted_20_Text"/>
      <text:p text:style-name="Preformatted_20_Text"><text:s/>-I obtém infos sobre os processos TCP na escuta</text:p>
      <text:p text:style-name="Preformatted_20_Text"/>
      <text:p text:style-name="Preformatted_20_Text"><text:s/>-R resolve todos os HOSTS (pelo menos tenta)</text:p>
      <text:p text:style-name="Preformatted_20_Text"/>
      <text:p text:style-name="Preformatted_20_Text"><text:s/>-o essa é boa p/ varreduras longas ele grava as saídas no arquivo texto</text:p>
      <text:p text:style-name="Preformatted_20_Text">que voce escrever após o "o"</text:p>
      <text:p text:style-name="Preformatted_20_Text"/>
      <text:p text:style-name="Preformatted_20_Text"><text:s/>-g configura a porta fonte</text:p>
      <text:p text:style-name="Preformatted_20_Text"/>
      <text:p text:style-name="Preformatted_20_Text"><text:s/>-v saída detalhada</text:p>
      <text:p text:style-name="Preformatted_20_Text"/>
      <text:p text:style-name="Preformatted_20_Text"><text:s/>-vv saída mais detalhada ainda</text:p>
      <text:p text:style-name="Preformatted_20_Text"/>
      <text:p text:style-name="Preformatted_20_Text"><text:s/>-e [nome_dispositivo] envia pacotes na interface nome_dispositivo</text:p>
      <text:p text:style-name="Preformatted_20_Text"/>
      <text:p text:style-name="Preformatted_20_Text"><text:s/>nmap -sT -PO -O endereco_ip</text:p>
      <text:p text:style-name="Preformatted_20_Text"/>
      <text:p text:style-name="Preformatted_20_Text">- Exibe o serviço, a porta bem como tenta detectar o software que está</text:p>
      <text:p text:style-name="Preformatted_20_Text">fornecendo a conexão:</text:p>
      <text:p text:style-name="Preformatted_20_Text"><text:s/>nmap -A localhost -P0</text:p>
      <text:p text:style-name="Preformatted_20_Text"/>
      <text:p text:style-name="Preformatted_20_Text"><text:s/>Starting nmap 3.55 (http://www.insecure.org/nmap/) at 2004-09-17 19:54 UTC</text:p>
      <text:p text:style-name="Preformatted_20_Text"><text:s/>Interesting ports on localhost.localdomain (127.0.0.1):</text:p>
      <text:p text:style-name="Preformatted_20_Text"><text:s/>(The 1657 ports scanned but not shown below are in state: closed)</text:p>
      <text:p text:style-name="Preformatted_20_Text"><text:s/>PORT <text:s text:c="3"/>STATE SERVICE <text:s/>VERSION</text:p>
      <text:p text:style-name="Preformatted_20_Text"><text:s/>80/tcp <text:s/>open <text:s/>http <text:s text:c="4"/>Apache httpd 2.0.50 ((Fedora))</text:p>
      <text:p text:style-name="Preformatted_20_Text"><text:soft-page-break/><text:s/>111/tcp open <text:s/>rpcbind <text:s/>2 (rpc #100000)</text:p>
      <text:p text:style-name="Preformatted_20_Text"><text:s/>443/tcp open <text:s/>ssl/http Apache httpd 2.0.50 ((Fedora))</text:p>
      <text:p text:style-name="Preformatted_20_Text"><text:s/>Device type: general purpose</text:p>
      <text:p text:style-name="Preformatted_20_Text"><text:s/>Running: Linux 2.4.X|2.5.X|2.6.X</text:p>
      <text:p text:style-name="Preformatted_20_Text"><text:s/>OS details: Linux 2.5.25 - 2.6.3 or Gentoo 1.2 Linux 2.4.19 rc1-rc7)</text:p>
      <text:p text:style-name="Preformatted_20_Text"><text:s/>Uptime 0.183 days (since Fri Sep 17 15:31:29 2004)</text:p>
      <text:p text:style-name="Preformatted_20_Text"/>
      <text:p text:style-name="Preformatted_20_Text">- <text:s/>Verifica se a máquina alvo está com a porta do XFree86 aberta, não</text:p>
      <text:p text:style-name="Preformatted_20_Text">pingando o host, mas verificando o sistema operacional que está rodando</text:p>
      <text:p text:style-name="Preformatted_20_Text"><text:s/>nmap -P0 -O -p5999-6005 endereco_ip</text:p>
      <text:p text:style-name="Preformatted_20_Text"/>
      <text:p text:style-name="Preformatted_20_Text">- Identifica se a maquina está rodando o serviço telnet e se também</text:p>
      <text:p text:style-name="Preformatted_20_Text">exibe o sistema operacional do host</text:p>
      <text:p text:style-name="Preformatted_20_Text"><text:s/>nmap -P0 -O -p23 endereco_ip</text:p>
      <text:p text:style-name="Preformatted_20_Text"/>
      <text:p text:style-name="Preformatted_20_Text">- Verifica se o host remoto está com a porta do LPD aberta</text:p>
      <text:p text:style-name="Preformatted_20_Text"><text:s/>nmap -P0 -O -p515 endereco_ip</text:p>
      <text:p text:style-name="Preformatted_20_Text"/>
      <text:p text:style-name="Preformatted_20_Text">- Verifica se o host remoto está com a porta do http aberta</text:p>
      <text:p text:style-name="Preformatted_20_Text"><text:s/>nmap -P0 -O -p80 endereco_ip</text:p>
      <text:p text:style-name="Preformatted_20_Text"/>
      <text:p text:style-name="Preformatted_20_Text">- Verifica se o host remoto está com a porta do ftp aberta</text:p>
      <text:p text:style-name="Preformatted_20_Text"><text:s/>nmap -P0 -O -p21 endereco_ip</text:p>
      <text:p text:style-name="Preformatted_20_Text"/>
      <text:p text:style-name="Preformatted_20_Text">- Verifica se o host remoto está com a porta do ssh aberta</text:p>
      <text:p text:style-name="Preformatted_20_Text"><text:s/>nmap -P0 -O -p22 endereco_ip</text:p>
      <text:p text:style-name="Preformatted_20_Text"/>
      <text:p text:style-name="Preformatted_20_Text">- Visualiza as portas que estão abertas no seu sistema</text:p>
      <text:p text:style-name="Preformatted_20_Text"><text:s/>nmap localhost</text:p>
      <text:p text:style-name="Preformatted_20_Text"/>
      <text:p text:style-name="Preformatted_20_Text">- &lt;$1&gt; significa que é para mostrar somente a primeira coluna verá uma coluna</text:p>
      <text:p text:style-name="Preformatted_20_Text">de número de serviços (porta/protocolo) abertas</text:p>
      <text:p text:style-name="Preformatted_20_Text"><text:s/>nmap localhost | grep open | awk  '{print $1}'</text:p>
      <text:p text:style-name="Preformatted_20_Text"/>
      <text:p text:style-name="Preformatted_20_Text">- Checa se o serviço de ftp está rodando</text:p>
      <text:p text:style-name="Preformatted_20_Text"><text:s/>nmap localhost | grep ftp</text:p>
      <text:p text:style-name="Preformatted_20_Text"/>
      <text:p text:style-name="Preformatted_20_Text">- Faz uma varredura em todos os IP ("pingando") que comeam com 172.30.</text:p>
      <text:p text:style-name="Preformatted_20_Text">(deve ser o IP da sua rede) e desviar o resusultado para o arquivo 'ipativo'</text:p>
      <text:p text:style-name="Preformatted_20_Text"><text:s/>namp -sP 172.30.*.* <text:s/>&gt; /var/log/ipativo</text:p>
      <text:p text:style-name="Preformatted_20_Text"/>
      <text:p text:style-name="Preformatted_20_Text">- Exibe todas as máquinas que estao ligadas neste endereçamento IP</text:p>
      <text:p text:style-name="Preformatted_20_Text"><text:s/>nmap -sP 192.168.0.*</text:p>
      <text:p text:style-name="Preformatted_20_Text"/>
      <text:p text:style-name="Preformatted_20_Text">- Descobre o endereço do DHCP server da rede 192.168.0</text:p>
      <text:p text:style-name="Preformatted_20_Text"><text:s/>nmap -sU -p 67 192.168.0.1-254</text:p>
      <text:p text:style-name="Preformatted_20_Text"/>
      <text:p text:style-name="Preformatted_20_Text">- Verifica se uma determinada porta esta ou não aberta no sistema</text:p>
      <text:p text:style-name="Preformatted_20_Text"><text:s/>nmap -sS localhost</text:p>
      <text:p text:style-name="Preformatted_20_Text"/>
      <text:p text:style-name="Preformatted_20_Text">- Exibe as portas TCP abertas</text:p>
      <text:p text:style-name="Preformatted_20_Text"><text:s/>nmap -sT 192.168.0.1</text:p>
      <text:p text:style-name="Preformatted_20_Text"/>
      <text:p text:style-name="Preformatted_20_Text">- Exibe as portas UDP abertas</text:p>
      <text:p text:style-name="Preformatted_20_Text"><text:s/>nmap -sU 192.168.0.1</text:p>
      <text:p text:style-name="Preformatted_20_Text"/>
      <text:p text:style-name="Preformatted_20_Text">- Exibe se as portas 22 a 200 estão abertas</text:p>
      <text:p text:style-name="Preformatted_20_Text"><text:s/>nmap 192.168.0.1 -p22-200</text:p>
      <text:p text:style-name="Preformatted_20_Text"/>
      <text:p text:style-name="Preformatted_20_Text">- Exibe quais máquinas que estao ativas na rede</text:p>
      <text:p text:style-name="Preformatted_20_Text"><text:s/>nmap -sP 192.168.0/24</text:p>
      <text:p text:style-name="Preformatted_20_Text"/>
      <text:p text:style-name="Preformatted_20_Text"><text:soft-page-break/>- Exibe do IP 1 a 254 e checa se a porta 25 esta aberta</text:p>
      <text:p text:style-name="Preformatted_20_Text"><text:s/>nmap 192.168.0.1-254 -p25</text:p>
      <text:p text:style-name="Preformatted_20_Text"/>
      <text:p text:style-name="Preformatted_20_Text"><text:s/>nmap -p 25,53 -sX -P0 -D 1.2.3.4,5.6.7.8 192.168.0.2</text:p>
      <text:p text:style-name="Preformatted_20_Text"/>
      <text:p text:style-name="Preformatted_20_Text"/>
      <text:p text:style-name="Preformatted_20_Text">8.22 - comando pppstats = imprime estatísticas PPP</text:p>
      <text:p text:style-name="Preformatted_20_Text"/>
      <text:p text:style-name="Preformatted_20_Text">- Exibe valores absolutos em vez de relativos. Com esta opção todos os</text:p>
      <text:p text:style-name="Preformatted_20_Text">relatórios mostrarão estatísticas relativas ao momento em que a conexão</text:p>
      <text:p text:style-name="Preformatted_20_Text">PPP foi iniciada. Sem esta opção, o segundo e os subseqüentes relatórios</text:p>
      <text:p text:style-name="Preformatted_20_Text">mostrarão estatísticas relativas ao momento do término do relatório</text:p>
      <text:p text:style-name="Preformatted_20_Text">anterior</text:p>
      <text:p text:style-name="Preformatted_20_Text"><text:s/>pppstats -a ppp0</text:p>
      <text:p text:style-name="Preformatted_20_Text"/>
      <text:p text:style-name="Preformatted_20_Text">- Repete a tela 8 vezes. Se esta opção não for especificada, o número de</text:p>
      <text:p text:style-name="Preformatted_20_Text">repetições padrão será 1</text:p>
      <text:p text:style-name="Preformatted_20_Text"><text:s/>pppstats -c 8 ppp0</text:p>
      <text:p text:style-name="Preformatted_20_Text"/>
      <text:p text:style-name="Preformatted_20_Text">- Exibe estatísticas adicionais, relatando a taxa de compactação alcançada</text:p>
      <text:p text:style-name="Preformatted_20_Text">pelo algoritmo de compactação de pacotes em uso</text:p>
      <text:p text:style-name="Preformatted_20_Text"><text:s/>pppstats -r ppp0</text:p>
      <text:p text:style-name="Preformatted_20_Text"/>
      <text:p text:style-name="Preformatted_20_Text">- Exibe estatísticas adicionais, relatando o desempenho do algoritmo de</text:p>
      <text:p text:style-name="Preformatted_20_Text">compactação de cabeçalho TCP</text:p>
      <text:p text:style-name="Preformatted_20_Text"><text:s/>pppstats -v ppp0</text:p>
      <text:p text:style-name="Preformatted_20_Text"/>
      <text:p text:style-name="Preformatted_20_Text">- Pausa 8 segundos entre cada repetição da tela. O padrão será de 5 segundos</text:p>
      <text:p text:style-name="Preformatted_20_Text"><text:s/>pppstats -w 8 ppp0</text:p>
      <text:p text:style-name="Preformatted_20_Text"/>
      <text:p text:style-name="Preformatted_20_Text">- Em vez de utilizar o formato padrão de exibição, exibe estatísticas indi-</text:p>
      <text:p text:style-name="Preformatted_20_Text">cando o desempenho do algoritmo de compactação de pacotes utilizado</text:p>
      <text:p text:style-name="Preformatted_20_Text"><text:s/>pppstats -z ppp0</text:p>
      <text:p text:style-name="Preformatted_20_Text"/>
      <text:p text:style-name="Preformatted_20_Text"/>
      <text:p text:style-name="Preformatted_20_Text">8.23 - comando rup = exibe o status de um ou mais sistemas remotos.</text:p>
      <text:p text:style-name="Preformatted_20_Text">Se nenhum host for especificado entao o status de todas as maquinas</text:p>
      <text:p text:style-name="Preformatted_20_Text">na rede local será exibido. Sintaxe:</text:p>
      <text:p text:style-name="Preformatted_20_Text"><text:s/>rup -dhlt nome-da-maquina</text:p>
      <text:p text:style-name="Preformatted_20_Text"/>
      <text:p text:style-name="Preformatted_20_Text">- Exibe a hora local em cada maquina</text:p>
      <text:p text:style-name="Preformatted_20_Text"><text:s/>rup -d nome-da-maquina</text:p>
      <text:p text:style-name="Preformatted_20_Text"/>
      <text:p text:style-name="Preformatted_20_Text">- Exibe as entradas pelo nome de host</text:p>
      <text:p text:style-name="Preformatted_20_Text"><text:s/>rup -h nome-da-maquina</text:p>
      <text:p text:style-name="Preformatted_20_Text"/>
      <text:p text:style-name="Preformatted_20_Text">- Exibe as entradas pela media de carga</text:p>
      <text:p text:style-name="Preformatted_20_Text"><text:s/>rup -d nome-da-maquina</text:p>
      <text:p text:style-name="Preformatted_20_Text"/>
      <text:p text:style-name="Preformatted_20_Text">- Exibe as entradas pela hora</text:p>
      <text:p text:style-name="Preformatted_20_Text"><text:s/>rup -t nome-da-maquina</text:p>
      <text:p text:style-name="Preformatted_20_Text"/>
      <text:p text:style-name="Preformatted_20_Text"/>
      <text:p text:style-name="Preformatted_20_Text">8.24 - comando rusers = exibe quem esta conectado com um ou mai hosts</text:p>
      <text:p text:style-name="Preformatted_20_Text">na rede local. Se nenhuma maquina for indicada, entao todos os usuários</text:p>
      <text:p text:style-name="Preformatted_20_Text">conectados com todas as maquinas na rede local serao exibidos. Sintaxe:</text:p>
      <text:p text:style-name="Preformatted_20_Text"><text:s/>rusers -l hostname</text:p>
      <text:p text:style-name="Preformatted_20_Text"/>
      <text:p text:style-name="Preformatted_20_Text">- Exibe os resultados no formato longo, incluindo nome do usuário, nome</text:p>
      <text:p text:style-name="Preformatted_20_Text">da maquina, tty que está sendo usado pelo usuário e a hora do login,</text:p>
      <text:p text:style-name="Preformatted_20_Text">entre outras informacoes</text:p>
      <text:p text:style-name="Preformatted_20_Text"><text:s/>rusers -l nome-da-maquina</text:p>
      <text:p text:style-name="Preformatted_20_Text"><text:soft-page-break/></text:p>
      <text:p text:style-name="Preformatted_20_Text"/>
      <text:p text:style-name="Preformatted_20_Text">8.25 - comando rwho = exibe uma lista de usuarios conectados com todas</text:p>
      <text:p text:style-name="Preformatted_20_Text">as maquinas na rede local</text:p>
      <text:p text:style-name="Preformatted_20_Text"><text:s/>rwho</text:p>
      <text:p text:style-name="Preformatted_20_Text"/>
      <text:p text:style-name="Preformatted_20_Text"/>
      <text:p text:style-name="Preformatted_20_Text">8.26 - comando rwhod = responde as solicitacoes que chegam do cliente rwho</text:p>
      <text:p text:style-name="Preformatted_20_Text"><text:s/>rwhod</text:p>
      <text:p text:style-name="Preformatted_20_Text"/>
      <text:p text:style-name="Preformatted_20_Text"/>
      <text:p text:style-name="Preformatted_20_Text">8.27 - comando wall = envia uma mensagem a todos os usuários conectados</text:p>
      <text:p text:style-name="Preformatted_20_Text">do sistema. O comando wall faz a leitura de um arquivo ou entrada padrão</text:p>
      <text:p text:style-name="Preformatted_20_Text">e escreve o resultado em todos os terminais onde existem usuários</text:p>
      <text:p text:style-name="Preformatted_20_Text">conectados. Somente o usuario root pode utilizar este comando</text:p>
      <text:p text:style-name="Preformatted_20_Text"><text:s/>wall mensagem</text:p>
      <text:p text:style-name="Preformatted_20_Text"/>
      <text:p text:style-name="Preformatted_20_Text"><text:s/>wall /tmp/mensagem1.txt</text:p>
      <text:p text:style-name="Preformatted_20_Text"/>
      <text:p text:style-name="Preformatted_20_Text"><text:s/>echo Teste de mensagem | wall</text:p>
      <text:p text:style-name="Preformatted_20_Text"/>
      <text:p text:style-name="Preformatted_20_Text"/>
      <text:p text:style-name="Preformatted_20_Text">8.28 - comando telnet = permite acesso a um computador remoto. É</text:p>
      <text:p text:style-name="Preformatted_20_Text">recomendado usar no lugar do serviço telnet, o servido ssh, pois</text:p>
      <text:p text:style-name="Preformatted_20_Text">senhas e logins são enviados 100 qualquer tipo de criptografia nos</text:p>
      <text:p text:style-name="Preformatted_20_Text">seviços telnet. Ja com o ssh as informações sao criptografadas antes</text:p>
      <text:p text:style-name="Preformatted_20_Text">de serem enviadas/recebidas dando maior segurança para o usuario</text:p>
      <text:p text:style-name="Preformatted_20_Text"><text:s/>telnet opcoes ip/dns porta</text:p>
      <text:p text:style-name="Preformatted_20_Text"/>
      <text:p text:style-name="Preformatted_20_Text"><text:s/>ip/dns = endereço IP do computador de destino ou o DNS</text:p>
      <text:p text:style-name="Preformatted_20_Text"><text:s/>porta <text:s/>= porta onde será feita a tentativa de conexão. O padrão é a porta 23</text:p>
      <text:p text:style-name="Preformatted_20_Text"/>
      <text:p text:style-name="Preformatted_20_Text">Opcoes :</text:p>
      <text:p text:style-name="Preformatted_20_Text"><text:s/>-8 : força uma conexão em modo binario de 8 bits para envio e recebimento.</text:p>
      <text:p text:style-name="Preformatted_20_Text"><text:s/>-a <text:s/>tenta um login automatico, enviando o nome de usuario lido da</text:p>
      <text:p text:style-name="Preformatted_20_Text">variável de ambiente USER.</text:p>
      <text:p text:style-name="Preformatted_20_Text"><text:s/>-d : ativa o modo debug</text:p>
      <text:p text:style-name="Preformatted_20_Text"><text:s/>-r : ativa a emulacao de rlogin</text:p>
      <text:p text:style-name="Preformatted_20_Text"><text:s/>-l user1 : faz a conexao com o login user1</text:p>
      <text:p text:style-name="Preformatted_20_Text"/>
      <text:p text:style-name="Preformatted_20_Text">- Tenta uma conexão na porta 80 (httpd)</text:p>
      <text:p text:style-name="Preformatted_20_Text"><text:s/>telnet www.dominio.com.br 80</text:p>
      <text:p text:style-name="Preformatted_20_Text"/>
      <text:p text:style-name="Preformatted_20_Text">- Tenta uma conexão na porta 25 (SMTP)</text:p>
      <text:p text:style-name="Preformatted_20_Text"><text:s/>telnet www.dominio.com.br 25</text:p>
      <text:p text:style-name="Preformatted_20_Text"/>
      <text:p text:style-name="Preformatted_20_Text">- Faz uma consulta à um servidor whois</text:p>
      <text:p text:style-name="Preformatted_20_Text"><text:s/>telnet rwhois.embratel.net.br 1234</text:p>
      <text:p text:style-name="Preformatted_20_Text"/>
      <text:p text:style-name="Preformatted_20_Text">- Faz uma consulta à um servidor whois</text:p>
      <text:p text:style-name="Preformatted_20_Text"><text:s/>telnet whois.nic.br</text:p>
      <text:p text:style-name="Preformatted_20_Text"/>
      <text:p text:style-name="Preformatted_20_Text">- Verifica se a porta do Squid está aberta</text:p>
      <text:p text:style-name="Preformatted_20_Text"><text:s/>telnet host 3128</text:p>
      <text:p text:style-name="Preformatted_20_Text"/>
      <text:p text:style-name="Preformatted_20_Text">- Verifica se a porta do POP3 está aberta</text:p>
      <text:p text:style-name="Preformatted_20_Text"><text:s/>telnet host 110</text:p>
      <text:p text:style-name="Preformatted_20_Text"/>
      <text:p text:style-name="Preformatted_20_Text">- Verifica se a porta do SMTP está aberta</text:p>
      <text:p text:style-name="Preformatted_20_Text"><text:s/>telnet host 25</text:p>
      <text:p text:style-name="Preformatted_20_Text"/>
      <text:p text:style-name="Preformatted_20_Text"/>
      <text:p text:style-name="Preformatted_20_Text"><text:soft-page-break/>8.29 - comando ftp = permite a transferencia de arquivos de um computador</text:p>
      <text:p text:style-name="Preformatted_20_Text">local para um computador remoto e vice e versa. Ao entrar em algum endereço</text:p>
      <text:p text:style-name="Preformatted_20_Text">de FTP e o mesmo pedir um user e uma senha, o usuário deve utilizar o login</text:p>
      <text:p text:style-name="Preformatted_20_Text">'anonymous', e digitar qualquer senha, seguido do caracter '@', pois ele</text:p>
      <text:p text:style-name="Preformatted_20_Text">estará pedindo um e-mail como senha. EX: teste@teste.com</text:p>
      <text:p text:style-name="Preformatted_20_Text"/>
      <text:p text:style-name="Preformatted_20_Text"><text:s/>ftp ip</text:p>
      <text:p text:style-name="Preformatted_20_Text">ou</text:p>
      <text:p text:style-name="Preformatted_20_Text"><text:s/>ftp dns</text:p>
      <text:p text:style-name="Preformatted_20_Text">ou</text:p>
      <text:p text:style-name="Preformatted_20_Text"><text:s/>ftp ftp.dominio.com.br</text:p>
      <text:p text:style-name="Preformatted_20_Text"/>
      <text:p text:style-name="Preformatted_20_Text">Comandos FTP:</text:p>
      <text:p text:style-name="Preformatted_20_Text">------------</text:p>
      <text:p text:style-name="Preformatted_20_Text">- Permite acesso na máquina especificada</text:p>
      <text:p text:style-name="Preformatted_20_Text"><text:s/>open nome_maquina ou numero_ip</text:p>
      <text:p text:style-name="Preformatted_20_Text"/>
      <text:p text:style-name="Preformatted_20_Text">- Altera de diretório</text:p>
      <text:p text:style-name="Preformatted_20_Text"><text:s/>cd diretorio</text:p>
      <text:p text:style-name="Preformatted_20_Text"/>
      <text:p text:style-name="Preformatted_20_Text">- Exibe em qual diretorio remoto você está</text:p>
      <text:p text:style-name="Preformatted_20_Text"><text:s/>pwd</text:p>
      <text:p text:style-name="Preformatted_20_Text"/>
      <text:p text:style-name="Preformatted_20_Text">- Lista o conteúdo do diretório remoto atual</text:p>
      <text:p text:style-name="Preformatted_20_Text"><text:s/>ls</text:p>
      <text:p text:style-name="Preformatted_20_Text"/>
      <text:p text:style-name="Preformatted_20_Text">- Exibe o diretório local, ou seja, do seu computador</text:p>
      <text:p text:style-name="Preformatted_20_Text"><text:s/>lcd</text:p>
      <text:p text:style-name="Preformatted_20_Text"/>
      <text:p text:style-name="Preformatted_20_Text">- Acessa o diretório local '/home/jordam'</text:p>
      <text:p text:style-name="Preformatted_20_Text"><text:s/>lcd /home/jordam</text:p>
      <text:p text:style-name="Preformatted_20_Text"/>
      <text:p text:style-name="Preformatted_20_Text">- Configura o modo de transferência binário</text:p>
      <text:p text:style-name="Preformatted_20_Text"><text:s/>bin</text:p>
      <text:p text:style-name="Preformatted_20_Text"/>
      <text:p text:style-name="Preformatted_20_Text">- Quando estiver baixando um arquivo, exibirá caracteres '#' enquanto</text:p>
      <text:p text:style-name="Preformatted_20_Text">a transferência estiver sendo realizada</text:p>
      <text:p text:style-name="Preformatted_20_Text"><text:s/>hash</text:p>
      <text:p text:style-name="Preformatted_20_Text"/>
      <text:p text:style-name="Preformatted_20_Text">- Habilita e desabilita o modo interativo de comandos</text:p>
      <text:p text:style-name="Preformatted_20_Text"><text:s/>prompt</text:p>
      <text:p text:style-name="Preformatted_20_Text"/>
      <text:p text:style-name="Preformatted_20_Text">- Faz o download do arquivo 'photos.zip'</text:p>
      <text:p text:style-name="Preformatted_20_Text"><text:s/>get photos.zip</text:p>
      <text:p text:style-name="Preformatted_20_Text"/>
      <text:p text:style-name="Preformatted_20_Text">- Faz o download de todos os arquivos coma extensão TXT</text:p>
      <text:p text:style-name="Preformatted_20_Text"><text:s/>mget *.txt</text:p>
      <text:p text:style-name="Preformatted_20_Text"/>
      <text:p text:style-name="Preformatted_20_Text">- Envia o arquivo 'docs.zip' para o servidor o qual voce tenha</text:p>
      <text:p text:style-name="Preformatted_20_Text">permissão de gravação</text:p>
      <text:p text:style-name="Preformatted_20_Text"><text:s/>put docs.zip</text:p>
      <text:p text:style-name="Preformatted_20_Text"/>
      <text:p text:style-name="Preformatted_20_Text">- Envia todos os arquivos JPG para o servidor</text:p>
      <text:p text:style-name="Preformatted_20_Text"><text:s/>mput *.jpg</text:p>
      <text:p text:style-name="Preformatted_20_Text"/>
      <text:p text:style-name="Preformatted_20_Text">- Sai do programa ftp</text:p>
      <text:p text:style-name="Preformatted_20_Text"><text:s/>bye</text:p>
      <text:p text:style-name="Preformatted_20_Text"/>
      <text:p text:style-name="Preformatted_20_Text">- Copia o arquivo 'file1.txt' do servidor ftp para o computador local.</text:p>
      <text:p text:style-name="Preformatted_20_Text">O arquivo é gravado por padrão no diretório onde o programa ftp foi</text:p>
      <text:p text:style-name="Preformatted_20_Text">executado/chamado</text:p>
      <text:p text:style-name="Preformatted_20_Text"><text:s/>get file1.txt</text:p>
      <text:p text:style-name="Preformatted_20_Text"><text:soft-page-break/></text:p>
      <text:p text:style-name="Preformatted_20_Text">- Por padrão esta opcao esta desligada. Quando ligada faz com que o</text:p>
      <text:p text:style-name="Preformatted_20_Text">caractere '#' seja exibido na tela indicando o progresso do download</text:p>
      <text:p text:style-name="Preformatted_20_Text"><text:s/>hash on/off</text:p>
      <text:p text:style-name="Preformatted_20_Text"/>
      <text:p text:style-name="Preformatted_20_Text">- Semelhante ao comando get, o comando 'mget' possibilita copiar vários</text:p>
      <text:p text:style-name="Preformatted_20_Text">arquivos e permite o uso de caracteres curinga "*", "?"</text:p>
      <text:p text:style-name="Preformatted_20_Text"><text:s/>mget file1.txt file2.txt file3.txt</text:p>
      <text:p text:style-name="Preformatted_20_Text"/>
      <text:p text:style-name="Preformatted_20_Text">- Envia o arquivo 'file1.txt' para o diretório atual do servidor FTP</text:p>
      <text:p text:style-name="Preformatted_20_Text"><text:s/>send file1.txt</text:p>
      <text:p text:style-name="Preformatted_20_Text"/>
      <text:p text:style-name="Preformatted_20_Text">- Ativa ou desativa a pergunta para a copia de arquivo. Se estiver</text:p>
      <text:p text:style-name="Preformatted_20_Text">desligada (off) assume sim para qualquer pergunta</text:p>
      <text:p text:style-name="Preformatted_20_Text"><text:s/>prompt on/off</text:p>
      <text:p text:style-name="Preformatted_20_Text"/>
      <text:p text:style-name="Preformatted_20_Text">- Preciso enviar um arquivo de backup via FTP para um determinado host,</text:p>
      <text:p text:style-name="Preformatted_20_Text">como fazer isso isso de forma automática?</text:p>
      <text:p text:style-name="Preformatted_20_Text"><text:s/>ftp -i -n &lt; /root/scripts/ftp_virusscan.txt</text:p>
      <text:p text:style-name="Preformatted_20_Text">conteúdo do arquivo /root/scripts/ftp_virusscan.txt</text:p>
      <text:p text:style-name="Preformatted_20_Text"><text:s/>open ftp.nai.com</text:p>
      <text:p text:style-name="Preformatted_20_Text"><text:s/>user anonymous xx@xx.xxx</text:p>
      <text:p text:style-name="Preformatted_20_Text"><text:s/>bin</text:p>
      <text:p text:style-name="Preformatted_20_Text"><text:s/>cd virusdefs</text:p>
      <text:p text:style-name="Preformatted_20_Text"><text:s/>cd 4.x</text:p>
      <text:p text:style-name="Preformatted_20_Text"><text:s/>hash</text:p>
      <text:p text:style-name="Preformatted_20_Text"><text:s/>mget *.zip</text:p>
      <text:p text:style-name="Preformatted_20_Text"><text:s/>mget *.exe</text:p>
      <text:p text:style-name="Preformatted_20_Text"><text:s/>bye</text:p>
      <text:p text:style-name="Preformatted_20_Text"/>
      <text:p text:style-name="Preformatted_20_Text"/>
      <text:p text:style-name="Preformatted_20_Text">8.30 - comando talk = inicia um chat com outro usuário que, necessariamente,</text:p>
      <text:p text:style-name="Preformatted_20_Text">deve estar logado no sistema UNIX</text:p>
      <text:p text:style-name="Preformatted_20_Text"><text:s/>talk nome_do_usuario@dominio.com.br</text:p>
      <text:p text:style-name="Preformatted_20_Text"/>
      <text:p text:style-name="Preformatted_20_Text">Para sair, tecle CTRL+C</text:p>
      <text:p text:style-name="Preformatted_20_Text"/>
      <text:p text:style-name="Preformatted_20_Text"><text:s/>talk usuario tty</text:p>
      <text:p text:style-name="Preformatted_20_Text"/>
      <text:p text:style-name="Preformatted_20_Text"><text:s/>usuario : nome de login que deseja iniciar o chat. Pode-se encontrar</text:p>
      <text:p text:style-name="Preformatted_20_Text">logins para chat digitando o comando who</text:p>
      <text:p text:style-name="Preformatted_20_Text"/>
      <text:p text:style-name="Preformatted_20_Text"><text:s/>tty <text:s text:c="4"/>: nome do terminal aonde o usuario esta conectado</text:p>
      <text:p text:style-name="Preformatted_20_Text"/>
      <text:p text:style-name="Preformatted_20_Text">- Se o usuario que voce deseja conversar estiver conectado em um</text:p>
      <text:p text:style-name="Preformatted_20_Text">computador remoto</text:p>
      <text:p text:style-name="Preformatted_20_Text"><text:s/>usuario@nome-do-host</text:p>
      <text:p text:style-name="Preformatted_20_Text"/>
      <text:p text:style-name="Preformatted_20_Text"/>
      <text:p text:style-name="Preformatted_20_Text">8.31 - comando tcpdchk = é útil para verificar problemas nos arquivos</text:p>
      <text:p text:style-name="Preformatted_20_Text">'hosts.allow' e 'hosts.deny'. Quando executado ele verifica a sintaxe destes</text:p>
      <text:p text:style-name="Preformatted_20_Text">arquivos e relata problemas, caso eles existam</text:p>
      <text:p text:style-name="Preformatted_20_Text"><text:s/>tcpdchk</text:p>
      <text:p text:style-name="Preformatted_20_Text"/>
      <text:p text:style-name="Preformatted_20_Text"/>
      <text:p text:style-name="Preformatted_20_Text">8.32 - comando tcpdmatch = permite que você simule a tentativa de conexões</text:p>
      <text:p text:style-name="Preformatted_20_Text">ao seu sistema e observar ser ela será permitida ou bloqueada pelos arquivos</text:p>
      <text:p text:style-name="Preformatted_20_Text">'hosts.allow' e 'hosts.deny'. EX:</text:p>
      <text:p text:style-name="Preformatted_20_Text"/>
      <text:p text:style-name="Preformatted_20_Text">Conteúdo do arquivo 'hosts.allow'</text:p>
      <text:p text:style-name="Preformatted_20_Text"><text:s/>ALL: 127.0.0.1</text:p>
      <text:p text:style-name="Preformatted_20_Text"><text:s/>in.talkd, in.ntalkd: ALL</text:p>
      <text:p text:style-name="Preformatted_20_Text"><text:soft-page-break/><text:s/>in.fingerd: 192.168.1. EXCEPT 192.168.1.30</text:p>
      <text:p text:style-name="Preformatted_20_Text"/>
      <text:p text:style-name="Preformatted_20_Text">A primeira linha permite o loopback (127.0.0.1) acessar qualquer serviço</text:p>
      <text:p text:style-name="Preformatted_20_Text">TCP/UDP em nosso computador, a segunda linha permite qualquer um acessar</text:p>
      <text:p text:style-name="Preformatted_20_Text">os servidor TALK (nós desejamos que o sistema nos avise quando alguém</text:p>
      <text:p text:style-name="Preformatted_20_Text">desejar conversar) e a terceira somente permite enviar dados do 'finger'</text:p>
      <text:p text:style-name="Preformatted_20_Text">para computadores dentro de nossa rede privada (exceto para 192.168.1.30).</text:p>
      <text:p text:style-name="Preformatted_20_Text"/>
      <text:p text:style-name="Preformatted_20_Text">Conteúdo do arquivo hosts.deny:</text:p>
      <text:p text:style-name="Preformatted_20_Text"><text:s/>ALL: ALL</text:p>
      <text:p text:style-name="Preformatted_20_Text"/>
      <text:p text:style-name="Preformatted_20_Text">Qualquer outra conexão será explicitamente derrubada. Vamos aos testes.</text:p>
      <text:p text:style-name="Preformatted_20_Text"/>
      <text:p text:style-name="Preformatted_20_Text">Para verificar se o endereço 127.0.0.1 tem acesso ao finger digite</text:p>
      <text:p text:style-name="Preformatted_20_Text"><text:s/>tcpdmatch in.fingerd 127.0.0.1</text:p>
      <text:p text:style-name="Preformatted_20_Text"/>
      <text:p text:style-name="Preformatted_20_Text"><text:s/>client: <text:s text:c="2"/>address <text:s/>127.0.0.1</text:p>
      <text:p text:style-name="Preformatted_20_Text"><text:s/>server: <text:s text:c="2"/>process <text:s/>in.fingerd</text:p>
      <text:p text:style-name="Preformatted_20_Text"><text:s/>matched: <text:s/>/etc/hosts.allow line 1</text:p>
      <text:p text:style-name="Preformatted_20_Text"><text:s/>access: <text:s text:c="2"/>granted</text:p>
      <text:p text:style-name="Preformatted_20_Text"/>
      <text:p text:style-name="Preformatted_20_Text">Ok, temos acesso garantido com especificado pela linha 1 do 'hosts.allow'</text:p>
      <text:p text:style-name="Preformatted_20_Text">(a primeira linha que confere é usada).</text:p>
      <text:p text:style-name="Preformatted_20_Text"/>
      <text:p text:style-name="Preformatted_20_Text">Digite:</text:p>
      <text:p text:style-name="Preformatted_20_Text"><text:s/>tcpdmatch in.fingerd 192.168.1.29</text:p>
      <text:p text:style-name="Preformatted_20_Text"/>
      <text:p text:style-name="Preformatted_20_Text"><text:s/>client: <text:s text:c="2"/>address <text:s/>192.168.1.29</text:p>
      <text:p text:style-name="Preformatted_20_Text"><text:s/>server: <text:s text:c="2"/>process <text:s/>in.fingerd</text:p>
      <text:p text:style-name="Preformatted_20_Text"><text:s/>matched: <text:s/>/etc/hosts.allow line 3</text:p>
      <text:p text:style-name="Preformatted_20_Text"><text:s/>access: <text:s text:c="2"/>granted</text:p>
      <text:p text:style-name="Preformatted_20_Text"/>
      <text:p text:style-name="Preformatted_20_Text">O acesso foi permitido através da linha 3 do hosts.allow.</text:p>
      <text:p text:style-name="Preformatted_20_Text"/>
      <text:p text:style-name="Preformatted_20_Text">Digite:</text:p>
      <text:p text:style-name="Preformatted_20_Text"><text:s/>tcpdmatch in.fingerd 192.168.1.30</text:p>
      <text:p text:style-name="Preformatted_20_Text"/>
      <text:p text:style-name="Preformatted_20_Text"><text:s/>client: <text:s text:c="2"/>address <text:s/>192.168.1.30</text:p>
      <text:p text:style-name="Preformatted_20_Text"><text:s/>server: <text:s text:c="2"/>process <text:s/>in.fingerd</text:p>
      <text:p text:style-name="Preformatted_20_Text"><text:s/>matched: <text:s/>/etc/hosts.deny line 1</text:p>
      <text:p text:style-name="Preformatted_20_Text"><text:s/>access: <text:s text:c="2"/>denied</text:p>
      <text:p text:style-name="Preformatted_20_Text"/>
      <text:p text:style-name="Preformatted_20_Text">O que aconteceu? <text:s/>como a linha 2 do `hosts.allow' permite o acesso a todos os</text:p>
      <text:p text:style-name="Preformatted_20_Text">computadores 192.168.1.* exceto 192.168.1.30, ela não bateu, então o proces-</text:p>
      <text:p text:style-name="Preformatted_20_Text">samento partiu para o `hosts.deny' que nega todos os serviços para qualquer</text:p>
      <text:p text:style-name="Preformatted_20_Text">endereço.</text:p>
      <text:p text:style-name="Preformatted_20_Text"/>
      <text:p text:style-name="Preformatted_20_Text">Digite:</text:p>
      <text:p text:style-name="Preformatted_20_Text"><text:s/>tcpdmatch in.talkd www.debian.org</text:p>
      <text:p text:style-name="Preformatted_20_Text"/>
      <text:p text:style-name="Preformatted_20_Text"><text:s/>client: <text:s text:c="2"/>address <text:s/>www.debian.org</text:p>
      <text:p text:style-name="Preformatted_20_Text"><text:s/>server: <text:s text:c="2"/>process <text:s/>in.talkd</text:p>
      <text:p text:style-name="Preformatted_20_Text"><text:s/>matched: <text:s/>/etc/hosts.allow line 2</text:p>
      <text:p text:style-name="Preformatted_20_Text"><text:s/>access: <text:s text:c="2"/>granted</text:p>
      <text:p text:style-name="Preformatted_20_Text"/>
      <text:p text:style-name="Preformatted_20_Text">Ok, na linha 2 qualquer computador pode te chamar para conversar via talk na</text:p>
      <text:p text:style-name="Preformatted_20_Text">rede, mas para o endereço DNS conferir com um IP especificado, o 'GNU/Linux'</text:p>
      <text:p text:style-name="Preformatted_20_Text">faz a resolução DNS, convertendo o endereço para IP e verificando se ele</text:p>
      <text:p text:style-name="Preformatted_20_Text">possui acesso. No lugar do endereço também pode ser usado a forma</text:p>
      <text:p text:style-name="Preformatted_20_Text">'daemon@computador' ou `cliente@computador' para verificar respectivamente</text:p>
      <text:p text:style-name="Preformatted_20_Text">o acesso de daemons e cliente de determinados computadores aos serviços da</text:p>
      <text:p text:style-name="Preformatted_20_Text">rede.</text:p>
      <text:p text:style-name="Preformatted_20_Text"><text:soft-page-break/></text:p>
      <text:p text:style-name="Preformatted_20_Text"/>
      <text:p text:style-name="Preformatted_20_Text">8.33 - comando wget = software que faz o download de arquivos da WWW</text:p>
      <text:p text:style-name="Preformatted_20_Text">Sintaxe:</text:p>
      <text:p text:style-name="Preformatted_20_Text"><text:s/>wget URL:porta/path</text:p>
      <text:p text:style-name="Preformatted_20_Text"/>
      <text:p text:style-name="Preformatted_20_Text">- Comeca a fazer o download do arquivo 'file1.avi'</text:p>
      <text:p text:style-name="Preformatted_20_Text"><text:s/>wget http://www.site.com.br/file1.avi</text:p>
      <text:p text:style-name="Preformatted_20_Text"/>
      <text:p text:style-name="Preformatted_20_Text">- Caso a conexao termine e o download do arquivo 'file1.avi' não tenha</text:p>
      <text:p text:style-name="Preformatted_20_Text">terminado, basta reiniciar do ponto onde caiu a conexão, usando o</text:p>
      <text:p text:style-name="Preformatted_20_Text">parametro '-c'</text:p>
      <text:p text:style-name="Preformatted_20_Text"><text:s/>wget -c http://www.site.com.br/file1.avi</text:p>
      <text:p text:style-name="Preformatted_20_Text"/>
      <text:p text:style-name="Preformatted_20_Text">- Copia todo o conteúdo do site referente à este dominio</text:p>
      <text:p text:style-name="Preformatted_20_Text"><text:s/>wget -r http://www.dominio.com/</text:p>
      <text:p text:style-name="Preformatted_20_Text"/>
      <text:p text:style-name="Preformatted_20_Text">- Baixa apenas páginas html do site, deixando de lado as imagens e outros</text:p>
      <text:p text:style-name="Preformatted_20_Text">arquivos. Neste caso você usa o parâmetro '-A', seguido dos tipos de arquivos</text:p>
      <text:p text:style-name="Preformatted_20_Text">a serem baixados. O wget automaticamente converte páginas php, asp e outras</text:p>
      <text:p text:style-name="Preformatted_20_Text">extensões para html, de forma que esse comando funciona bem com a maioria</text:p>
      <text:p text:style-name="Preformatted_20_Text">dos sites</text:p>
      <text:p text:style-name="Preformatted_20_Text"><text:s/>wget -r -A ".html" http://www.uol.com.br</text:p>
      <text:p text:style-name="Preformatted_20_Text"/>
      <text:p text:style-name="Preformatted_20_Text">- Baixando um arquivo via FTP com com senha. EX:</text:p>
      <text:p text:style-name="Preformatted_20_Text"><text:s/>wget ftp://login@senha@http://ftp.ibiblio.org/teste.iso</text:p>
      <text:p text:style-name="Preformatted_20_Text">ou</text:p>
      <text:p text:style-name="Preformatted_20_Text"><text:s/>wget ftp://user:password@host/path</text:p>
      <text:p text:style-name="Preformatted_20_Text"/>
      <text:p text:style-name="Preformatted_20_Text">- Faz o download do arquivo 'file1.txt' especificando o nome de usuário</text:p>
      <text:p text:style-name="Preformatted_20_Text">sendo 'user1', a senha sendo 'senha88', e o caminho do arquivo no servidor</text:p>
      <text:p text:style-name="Preformatted_20_Text">ftp</text:p>
      <text:p text:style-name="Preformatted_20_Text"><text:s/>wget user1:senha88@ftp.ederjordam.com/home/ederjordam/file1.txt</text:p>
      <text:p text:style-name="Preformatted_20_Text"/>
      <text:p text:style-name="Preformatted_20_Text">- Copia um arquivo especifico, no exemplo seria index.html e grava no</text:p>
      <text:p text:style-name="Preformatted_20_Text">diretorio '/tmp' com o nome de 'teste.html'</text:p>
      <text:p text:style-name="Preformatted_20_Text"><text:s/>wget -O /tmp/teste.html http://www.site.com/files/index.html</text:p>
      <text:p text:style-name="Preformatted_20_Text"/>
      <text:p text:style-name="Preformatted_20_Text">- Copia todas as páginas HTML do site 'http://www.uol.com.br/remedios'</text:p>
      <text:p text:style-name="Preformatted_20_Text"><text:s/>wget -m -l 0 -A htm http://www.uol.com.br/remedios</text:p>
      <text:p text:style-name="Preformatted_20_Text"/>
      <text:p text:style-name="Preformatted_20_Text">- Copia a página web e suas imagens para o respectivo diretório que voce</text:p>
      <text:p text:style-name="Preformatted_20_Text">se encontra</text:p>
      <text:p text:style-name="Preformatted_20_Text"><text:s/>wget -r -np -k http://whatever/wherever</text:p>
      <text:p text:style-name="Preformatted_20_Text"/>
      <text:p text:style-name="Preformatted_20_Text">- Copia todo o site para o seu computador</text:p>
      <text:p text:style-name="Preformatted_20_Text"><text:s/>wget -t0 -r -F http://www.dominio.com</text:p>
      <text:p text:style-name="Preformatted_20_Text"/>
      <text:p text:style-name="Preformatted_20_Text">- Faz o espelhamento (mirror) do site. OBS: Um espelhamento mal projetado</text:p>
      <text:p text:style-name="Preformatted_20_Text">pode contribuir para encher seu disco rígido com material não desejado,</text:p>
      <text:p text:style-name="Preformatted_20_Text">além de sobrecarregar a Internet e o servidor sendo espelhado</text:p>
      <text:p text:style-name="Preformatted_20_Text"><text:s/>wget -m http://members.xoom.com/edersg/</text:p>
      <text:p text:style-name="Preformatted_20_Text"/>
      <text:p text:style-name="Preformatted_20_Text">- Uma aranha, no contexto da Internet é um programa que serve para verificar</text:p>
      <text:p text:style-name="Preformatted_20_Text">se os links de uma página estão ativos, ou seja, verificando se cada vínculo</text:p>
      <text:p text:style-name="Preformatted_20_Text">HREF está conectado (ativo), verificando se os links de uma determinada página</text:p>
      <text:p text:style-name="Preformatted_20_Text">local, chamada de links.html, estão ativos</text:p>
      <text:p text:style-name="Preformatted_20_Text"><text:s/>wget --spider --force-html -i links.html</text:p>
      <text:p text:style-name="Preformatted_20_Text"/>
      <text:p text:style-name="Preformatted_20_Text">- Faz o mesmo que a opção acima, porem o arquivo agora analizado se encontra</text:p>
      <text:p text:style-name="Preformatted_20_Text">na Internet</text:p>
      <text:p text:style-name="Preformatted_20_Text"><text:s/>wget --spider http://members.xoom.com/edersg/links.html</text:p>
      <text:p text:style-name="Preformatted_20_Text"><text:soft-page-break/></text:p>
      <text:p text:style-name="Preformatted_20_Text">- Para fazer o download apenas de imagens nos formatos jpg, gif e png</text:p>
      <text:p text:style-name="Preformatted_20_Text"><text:s/>wget -P /tmp/pastaespecifica -r -p http://www.unicamp.br --accept=JPG,jpg,GIF,gif,png,PNG</text:p>
      <text:p text:style-name="Preformatted_20_Text"/>
      <text:p text:style-name="Preformatted_20_Text">- Para fazer o download de todos os aquivos de um site</text:p>
      <text:p text:style-name="Preformatted_20_Text"><text:s/>wget -c -r ftp://meu.servidor.com/</text:p>
      <text:p text:style-name="Preformatted_20_Text"/>
      <text:p text:style-name="Preformatted_20_Text">- Para fazer o download do arquivo 'arquivo.txt' de um ftp que exija</text:p>
      <text:p text:style-name="Preformatted_20_Text">login e senha</text:p>
      <text:p text:style-name="Preformatted_20_Text"><text:s/>wget ftp://login:senha@ftp.servidor.com/pasta/arquivo.txt</text:p>
      <text:p text:style-name="Preformatted_20_Text"><text:s/>wget ftp://usuario:senha@servidor_ftp.com.br/arquivo.extensao</text:p>
      <text:p text:style-name="Preformatted_20_Text"/>
      <text:p text:style-name="Preformatted_20_Text">- Para limitar o download a no máximo 10Kbps</text:p>
      <text:p text:style-name="Preformatted_20_Text"><text:s/>wget --limit-rate=10k --continue http://algumendereco/arquivo.zip</text:p>
      <text:p text:style-name="Preformatted_20_Text"/>
      <text:p text:style-name="Preformatted_20_Text">- O wget pode também retomar transferências interrompidas (opção '-c')</text:p>
      <text:p text:style-name="Preformatted_20_Text">quando se fornece o arquivo incompleto ao qual se acrescenta os</text:p>
      <text:p text:style-name="Preformatted_20_Text">restantes dados. Esta operação precisa de ser suportada pelo servidor</text:p>
      <text:p text:style-name="Preformatted_20_Text"><text:s/>wget -c http://o.url.do/arquivo/incompleto</text:p>
      <text:p text:style-name="Preformatted_20_Text"/>
      <text:p text:style-name="Preformatted_20_Text">Entretanto, lembre-se que nem todos os sites estão abertos para espelhamento,</text:p>
      <text:p text:style-name="Preformatted_20_Text">o direito autoral deve ser respeitado. E também, existem sites que possuem</text:p>
      <text:p text:style-name="Preformatted_20_Text">arquivos robots.txt que especificam quais partes do site podem ser copiadas</text:p>
      <text:p text:style-name="Preformatted_20_Text">e quais não. Portanto, não se surpreenda se descobrir que determinado site</text:p>
      <text:p text:style-name="Preformatted_20_Text">ou página não pode ser recuperado.</text:p>
      <text:p text:style-name="Preformatted_20_Text"/>
      <text:p text:style-name="Preformatted_20_Text">- Se tiver tantas interrupções na transferência de arquivo como eu tenho</text:p>
      <text:p text:style-name="Preformatted_20_Text">no meu escritório, pode dizer ao wget para tentar o URL várias vezes</text:p>
      <text:p text:style-name="Preformatted_20_Text"><text:s/>wget -t 5 http://coloque.o.seu.url/aqui</text:p>
      <text:p text:style-name="Preformatted_20_Text"/>
      <text:p text:style-name="Preformatted_20_Text">aqui desistimos ao fim de 5 tentativas. Use a opcao '-t inf' para nunca</text:p>
      <text:p text:style-name="Preformatted_20_Text">desistir.</text:p>
      <text:p text:style-name="Preformatted_20_Text"/>
      <text:p text:style-name="Preformatted_20_Text">- E quanto a proxy firewalls? Use a variável de ambiente "http_proxy" ou</text:p>
      <text:p text:style-name="Preformatted_20_Text">o arquivo de configuração ".wgetrc" para especificar um proxy através</text:p>
      <text:p text:style-name="Preformatted_20_Text">do qual irá fazer a transferência de arquivos. Um problema com ligações</text:p>
      <text:p text:style-name="Preformatted_20_Text">via proxy com ligações interrompidas é que o retomar pode por vezes</text:p>
      <text:p text:style-name="Preformatted_20_Text">falhar. Se uma transferência via proxy é interrompida o servidor proxy</text:p>
      <text:p text:style-name="Preformatted_20_Text">irá colocar em cache somente uma cópia incompleta do arquivo. Quando</text:p>
      <text:p text:style-name="Preformatted_20_Text">tentar usar "wget -c" para obter o resto do arquivo o proxy irá</text:p>
      <text:p text:style-name="Preformatted_20_Text">verificar a sua cache e informar erradamente que o arquivo completo</text:p>
      <text:p text:style-name="Preformatted_20_Text">já foi transferido. Pode conseguir que a maioria dos proxyes não passe</text:p>
      <text:p text:style-name="Preformatted_20_Text">pelo cache, adicionando um cabeçalho especial ao pedido de</text:p>
      <text:p text:style-name="Preformatted_20_Text">transferência de arquivos:</text:p>
      <text:p text:style-name="Preformatted_20_Text"><text:s/>wget -c --header="Pragma: no-cache" http://coloque.o.seu.url/aqui</text:p>
      <text:p text:style-name="Preformatted_20_Text"/>
      <text:p text:style-name="Preformatted_20_Text">- A opção "--header" pode adicionar qualquer número e tipos de cabeçalhos</text:p>
      <text:p text:style-name="Preformatted_20_Text">pelos quais podemos modificar o comportamento dos servidores de rede e</text:p>
      <text:p text:style-name="Preformatted_20_Text">dos proxies. Alguns sítios recusam-se a servir arquivos via uma ligação</text:p>
      <text:p text:style-name="Preformatted_20_Text">externa; o conteúdo é entregue somente a navegadores se acederem a</text:p>
      <text:p text:style-name="Preformatted_20_Text">página via outra página no mesmo sítio. Pode contornar isto adicionando</text:p>
      <text:p text:style-name="Preformatted_20_Text">um cabeçalho 'Referer:'</text:p>
      <text:p text:style-name="Preformatted_20_Text"><text:s/>wget --header="Referer: http://site.com/pagina"</text:p>
      <text:p text:style-name="Preformatted_20_Text">http://navegar.para.esta/pagina</text:p>
      <text:p text:style-name="Preformatted_20_Text"/>
      <text:p text:style-name="Preformatted_20_Text">- Alguns sites na rede particularmente anti-sociais irão fornecer</text:p>
      <text:p text:style-name="Preformatted_20_Text">conteúdo somente a um tipo específico de navegador. Contorne isto com</text:p>
      <text:p text:style-name="Preformatted_20_Text">um cabeçalho "User-Agent:" header:</text:p>
      <text:p text:style-name="Preformatted_20_Text"><text:s/>wget --header="User-Agent: Mozilla/4.0 (compatible; MSIE 5.0; WindowsNT; DigExt)" http://so.url.msie/aqui</text:p>
      <text:p text:style-name="Preformatted_20_Text"/>
      <text:p text:style-name="Preformatted_20_Text"><text:soft-page-break/>Aviso: a dica acima pode ser considerada um mecanismo para evitar</text:p>
      <text:p text:style-name="Preformatted_20_Text">licenciamento de conteúdo e existem sistemas legais anti-sociais que</text:p>
      <text:p text:style-name="Preformatted_20_Text">consideram estas acções ilegais. Verifique a legislação local.</text:p>
      <text:p text:style-name="Preformatted_20_Text"/>
      <text:p text:style-name="Preformatted_20_Text">- A opção "-N" para o wget irá verificar o selo temporal do objectivo</text:p>
      <text:p text:style-name="Preformatted_20_Text">e parar a transferência se eles coincidirem, o que é uma indicação</text:p>
      <text:p text:style-name="Preformatted_20_Text">que o ficheior completo foi transferido. Por isso pode activa-lo e</text:p>
      <text:p text:style-name="Preformatted_20_Text">esquece-lo</text:p>
      <text:p text:style-name="Preformatted_20_Text"><text:s/>wget -c -N http://coloque.o.seu.url/aqui</text:p>
      <text:p text:style-name="Preformatted_20_Text"/>
      <text:p text:style-name="Preformatted_20_Text">- Recuperando downloads interrompidos - uma das características que tornam</text:p>
      <text:p text:style-name="Preformatted_20_Text">interessantes o uso do wget é sua capacidade para recuperar downloads inter-</text:p>
      <text:p text:style-name="Preformatted_20_Text">rompidos, desde, é claro, que o servidor suporte este recurso. Você pode</text:p>
      <text:p text:style-name="Preformatted_20_Text">recuperar downloads perdidos especificando a opção '-c' na linha de comando</text:p>
      <text:p text:style-name="Preformatted_20_Text">do wget</text:p>
      <text:p text:style-name="Preformatted_20_Text"><text:s/>wget -c http://www.dominio.com/arquivo.tar.gz</text:p>
      <text:p text:style-name="Preformatted_20_Text"/>
      <text:p text:style-name="Preformatted_20_Text">- Espelhamento de sites - outro recurso interessante é o espelhamento de</text:p>
      <text:p text:style-name="Preformatted_20_Text">sites, também conhecido como mirror. O wget é capaz de fazer espelhamento</text:p>
      <text:p text:style-name="Preformatted_20_Text">de sites, mas tenha cuidado: um espelhamento mal projetado pode contribuir</text:p>
      <text:p text:style-name="Preformatted_20_Text">para encher seu disco rígido com material não desejado, além de sobrecarregar</text:p>
      <text:p text:style-name="Preformatted_20_Text">a Internet e o servidor sendo espelhado. Você faz um espelhamento utilizando</text:p>
      <text:p text:style-name="Preformatted_20_Text">a opção -m (de mirror). Lembre-se que nem todos os sites estão abertos para</text:p>
      <text:p text:style-name="Preformatted_20_Text">espelhamento. Existem sites que possuem arquivos 'robots.txt' que especificam</text:p>
      <text:p text:style-name="Preformatted_20_Text">quais partes do site podem ser copiadas e quais não. Portanto, não se sur-</text:p>
      <text:p text:style-name="Preformatted_20_Text">preenda se descobrir que determinado site ou página não pode ser recuperado</text:p>
      <text:p text:style-name="Preformatted_20_Text"><text:s/>wget -m http://www.dominio.com/diretorio/</text:p>
      <text:p text:style-name="Preformatted_20_Text"/>
      <text:p text:style-name="Preformatted_20_Text">- O comando 'at' pode ser utilizado para agendar uma tarefa em um momento</text:p>
      <text:p text:style-name="Preformatted_20_Text">específico do dia. Este comando vai agendar para a 1 hora da madrugada o</text:p>
      <text:p text:style-name="Preformatted_20_Text">download do arquivo 'http://www.dominio.com/file01.tar.gz'. O resultado do</text:p>
      <text:p text:style-name="Preformatted_20_Text">download (no caso, mensagens do wget), serão enviados para voce via comando</text:p>
      <text:p text:style-name="Preformatted_20_Text">'mail'</text:p>
      <text:p text:style-name="Preformatted_20_Text"><text:s/>echo "wget http://www.dominio.com/file01.tar.gz" | at 01:00</text:p>
      <text:p text:style-name="Preformatted_20_Text"/>
      <text:p text:style-name="Preformatted_20_Text">- Uma 'aranha', no contexto da Internet, é um programa que serve para</text:p>
      <text:p text:style-name="Preformatted_20_Text">verificar se os links de uma página estão ativos. A referência surgiu por</text:p>
      <text:p text:style-name="Preformatted_20_Text">que o programa examina a página como se fosse um ponto de uma teia (web),</text:p>
      <text:p text:style-name="Preformatted_20_Text">verificando se cada fio (vínculo HREF) está conectado (ativo). Para utilizar</text:p>
      <text:p text:style-name="Preformatted_20_Text">o wget como aranha, usamos a opção '--spider'. Para verificar se os links</text:p>
      <text:p text:style-name="Preformatted_20_Text">de uma determinada página local, chamada de 'bookmark.html' estão ativos,</text:p>
      <text:p text:style-name="Preformatted_20_Text">basta digitar o comando acima. A opção '--force-html' obriga o arquivo</text:p>
      <text:p text:style-name="Preformatted_20_Text">local 'bookmark.html' a ser tratado como arquivo HTML</text:p>
      <text:p text:style-name="Preformatted_20_Text"><text:s/>wget --spider --force-html -i bookmark.html</text:p>
      <text:p text:style-name="Preformatted_20_Text"/>
      <text:p text:style-name="Preformatted_20_Text">Se o arquivo reside na Internet, a sintaxe pode ser simplificada</text:p>
      <text:p text:style-name="Preformatted_20_Text"><text:s/>wget --spider http://www.dominio.com/linuxlinks.html</text:p>
      <text:p text:style-name="Preformatted_20_Text"/>
      <text:p text:style-name="Preformatted_20_Text">- Baixa o conteúdo de um web site</text:p>
      <text:p text:style-name="Preformatted_20_Text"><text:s/>wget -c -t70 -r -np http://www.dominio.com.br</text:p>
      <text:p text:style-name="Preformatted_20_Text"/>
      <text:p text:style-name="Preformatted_20_Text">- Passa alguns parametros como usuário e senha para poder baixar o</text:p>
      <text:p text:style-name="Preformatted_20_Text">conteúdo de um site</text:p>
      <text:p text:style-name="Preformatted_20_Text"><text:s/>wget -c -r --http-user=usuario --http-passwd=senha link</text:p>
      <text:p text:style-name="Preformatted_20_Text"/>
      <text:p text:style-name="Preformatted_20_Text"><text:s/>-c : esta opção informa ao wget para continuar o download de onde terminou</text:p>
      <text:p text:style-name="Preformatted_20_Text">se encontrar um arquivo parcial. Se não fosse informada esta opção, ele</text:p>
      <text:p text:style-name="Preformatted_20_Text">criaria novo arquivo e começaria o download do início.</text:p>
      <text:p text:style-name="Preformatted_20_Text"/>
      <text:p text:style-name="Preformatted_20_Text"><text:s/>-t0 : com esta opção, estou informando ao wget que, caso o download falhe,</text:p>
      <text:p text:style-name="Preformatted_20_Text">ele deve repetir indefinidamente o mesmo. É preciso cuidado com esta opção,</text:p>
      <text:p text:style-name="Preformatted_20_Text">principalmente se o comando será executado em uma sexta-feira para ser</text:p>
      <text:p text:style-name="Preformatted_20_Text"><text:soft-page-break/>verificado somente na segunda feira - se a URL estiver errada, o wget vai</text:p>
      <text:p text:style-name="Preformatted_20_Text">ficar tentando encontrar o arquivo indefinidamente.</text:p>
      <text:p text:style-name="Preformatted_20_Text"/>
      <text:p text:style-name="Preformatted_20_Text"><text:s/>-T30 : o wget utiliza a facilidade de timeout, mas seus limites de tempo</text:p>
      <text:p text:style-name="Preformatted_20_Text">não são satisfatórios, pelo menos não para mim. Com esta opção, estou</text:p>
      <text:p text:style-name="Preformatted_20_Text">informando ao wget que, se não houver fluxo de dados por 30 segundos, ele</text:p>
      <text:p text:style-name="Preformatted_20_Text">deve refazer a conexão.</text:p>
      <text:p text:style-name="Preformatted_20_Text"/>
      <text:p text:style-name="Preformatted_20_Text"><text:s/>-i get-list.txt : esta opção informa ao wget que este deve ler as URL's</text:p>
      <text:p text:style-name="Preformatted_20_Text">a serem baixadas a partir de um arquivo, a saber, get-list.txt (pode ser</text:p>
      <text:p text:style-name="Preformatted_20_Text">qualquer nome), em vez de receber a mesma na linha de comando.</text:p>
      <text:p text:style-name="Preformatted_20_Text"/>
      <text:p text:style-name="Preformatted_20_Text"/>
      <text:p text:style-name="Preformatted_20_Text">8.34 - comando lynx = browser web de interface texto.</text:p>
      <text:p text:style-name="Preformatted_20_Text"/>
      <text:p text:style-name="Preformatted_20_Text">- Algumas vezes estamos interessados em fazer a transferência de um</text:p>
      <text:p text:style-name="Preformatted_20_Text">grande número de arquivos cujos URLs estão numa dada página da rede</text:p>
      <text:p text:style-name="Preformatted_20_Text">mas não queremos fazer um espelho total do sítio. Um exemplo será a</text:p>
      <text:p text:style-name="Preformatted_20_Text">transferência dos arquivos de música no top 20 de um sítio que mostra</text:p>
      <text:p text:style-name="Preformatted_20_Text">o top 100 ordenados. Aqui as opções '--accept' e '--reject' não funcio-</text:p>
      <text:p text:style-name="Preformatted_20_Text">narão porque somente funcionam com extensões de arquivos. Por isso use</text:p>
      <text:p text:style-name="Preformatted_20_Text">'lynx -dump'</text:p>
      <text:p text:style-name="Preformatted_20_Text"><text:s/>lynx -dump ftp://ftp.ssc.com/pub/lg/ |grep 'gz$' |tail -10 |awk '{print $2}' &gt; listaurl.txt</text:p>
      <text:p text:style-name="Preformatted_20_Text"/>
      <text:p text:style-name="Preformatted_20_Text">O resultado do lynx pode então ser filtrado usando vários utilitários</text:p>
      <text:p text:style-name="Preformatted_20_Text">de processamento de texto GNU. No exemplo acima, extraimos os URLs que</text:p>
      <text:p text:style-name="Preformatted_20_Text">terminam em "gz" e guardamos os últimos 10 desses num arquivo. Um</text:p>
      <text:p text:style-name="Preformatted_20_Text">pequeno comando de scripting bash irá automaticamente transferir</text:p>
      <text:p text:style-name="Preformatted_20_Text">qualquer URL listado neste arquivo</text:p>
      <text:p text:style-name="Preformatted_20_Text"><text:s/>bash$ for x in $(cat listaurl.txt)</text:p>
      <text:p text:style-name="Preformatted_20_Text"><text:s text:c="10"/>do</text:p>
      <text:p text:style-name="Preformatted_20_Text"><text:s text:c="13"/>wget $x</text:p>
      <text:p text:style-name="Preformatted_20_Text"><text:s text:c="10"/>done</text:p>
      <text:p text:style-name="Preformatted_20_Text"/>
      <text:p text:style-name="Preformatted_20_Text">Conseguimos transferir os últimos 10 números da Linux Gazette.</text:p>
      <text:p text:style-name="Preformatted_20_Text"/>
      <text:p text:style-name="Preformatted_20_Text"/>
      <text:p text:style-name="Preformatted_20_Text">8.35 - comando xhost = cada servidor X mantém uma lista de hosts que podem ou</text:p>
      <text:p text:style-name="Preformatted_20_Text">não ter acesso. O programa xhost é usado para alterar esta lista.</text:p>
      <text:p text:style-name="Preformatted_20_Text"/>
      <text:p text:style-name="Preformatted_20_Text">- Exibe a lista dos hosts que tem permissão de acesso a este servidor X</text:p>
      <text:p text:style-name="Preformatted_20_Text"><text:s/>xhost</text:p>
      <text:p text:style-name="Preformatted_20_Text"/>
      <text:p text:style-name="Preformatted_20_Text">- Acrescentar o host "bar.foo.org". Então, qualquer usuário e programa</text:p>
      <text:p text:style-name="Preformatted_20_Text">naquela máquina pode se comunicar com nosso servidor X</text:p>
      <text:p text:style-name="Preformatted_20_Text"><text:s/>xhost +bar.foo.org</text:p>
      <text:p text:style-name="Preformatted_20_Text"/>
      <text:p text:style-name="Preformatted_20_Text">- Remove o host "bar.foo.org"</text:p>
      <text:p text:style-name="Preformatted_20_Text"><text:s/>xhost -bar.foo.org</text:p>
      <text:p text:style-name="Preformatted_20_Text"/>
      <text:p text:style-name="Preformatted_20_Text">- Possiblita que qualquer máquina de qualquer lugar da Internet possa</text:p>
      <text:p text:style-name="Preformatted_20_Text">se conectar ao servidor X de seu PC, exibindo a seguinte mensagem:</text:p>
      <text:p text:style-name="Preformatted_20_Text">"access control disabled, clients can connect from any host"</text:p>
      <text:p text:style-name="Preformatted_20_Text"><text:s/>xhost +</text:p>
      <text:p text:style-name="Preformatted_20_Text"/>
      <text:p text:style-name="Preformatted_20_Text">- Somente as máquinas que estão listadas com o comando</text:p>
      <text:p text:style-name="Preformatted_20_Text">"xhost +nome-da-maquina" poderão acessar o servidor X deste PC, exibindo</text:p>
      <text:p text:style-name="Preformatted_20_Text">a msg: "access control enabled, only authorized clients can connect"</text:p>
      <text:p text:style-name="Preformatted_20_Text"><text:s/>xhost -</text:p>
      <text:p text:style-name="Preformatted_20_Text"/>
      <text:p text:style-name="Preformatted_20_Text"/>
      <text:p text:style-name="Preformatted_20_Text"><text:soft-page-break/>8.36 - comando mii-tool = serve para verificar e alterar o estado de uma</text:p>
      <text:p text:style-name="Preformatted_20_Text">interface de rede. O MII é um recurso utilizado pela maioria dos adaptadores</text:p>
      <text:p text:style-name="Preformatted_20_Text">fast ethernet para negociar a velocidade do link e o full/half duplex. Nem</text:p>
      <text:p text:style-name="Preformatted_20_Text">todos os adaptadores suportam esse recurso</text:p>
      <text:p text:style-name="Preformatted_20_Text"/>
      <text:p text:style-name="Preformatted_20_Text">- Para verificar o estado da primeira interface de rede(eth0)</text:p>
      <text:p text:style-name="Preformatted_20_Text"><text:s/>mii-tool eth0</text:p>
      <text:p text:style-name="Preformatted_20_Text"/>
      <text:p text:style-name="Preformatted_20_Text">- Para forçar que uma placa de rede anuncie somente certas capacidades, ou</text:p>
      <text:p text:style-name="Preformatted_20_Text">para desabilitar completamente a auto-negociaçõ e forçar uma certa velocidade,</text:p>
      <text:p text:style-name="Preformatted_20_Text">use os parâmetros '-A' e '-F' respectivamente</text:p>
      <text:p text:style-name="Preformatted_20_Text"/>
      <text:p text:style-name="Preformatted_20_Text">- Para configurar uma placa de rede para 100Mbit/s half e full duplex</text:p>
      <text:p text:style-name="Preformatted_20_Text"><text:s/>mii-tool -A 100BaseTx-FD, 100BaseTx-HD eth0</text:p>
      <text:p text:style-name="Preformatted_20_Text"/>
      <text:p text:style-name="Preformatted_20_Text">- Para configurar uma placa de rede para 10Mbit/s full duplex</text:p>
      <text:p text:style-name="Preformatted_20_Text"><text:s/>mii-tool -F 10BaseT-FD eth0</text:p>
      <text:p text:style-name="Preformatted_20_Text"/>
      <text:p text:style-name="Preformatted_20_Text"/>
      <text:p text:style-name="Preformatted_20_Text">8.37 - comando tcpdump = este comando faz um dump do tráfego de rede. Na sua</text:p>
      <text:p text:style-name="Preformatted_20_Text">operação normal ele coloca a interface de rede em modo promíscuo e exibe na</text:p>
      <text:p text:style-name="Preformatted_20_Text">tela uma breve descrição de todos os pacotes que chegam à interface</text:p>
      <text:p text:style-name="Preformatted_20_Text"/>
      <text:p text:style-name="Preformatted_20_Text">- Exibe os pacotes do tipo ICMP que estão chegando na interface eth0</text:p>
      <text:p text:style-name="Preformatted_20_Text"><text:s/>tcpdump -i eth0 icmp</text:p>
      <text:p text:style-name="Preformatted_20_Text"/>
      <text:p text:style-name="Preformatted_20_Text">- Exibe os pacotes com origem na maquina com o IP 192.168.7.5</text:p>
      <text:p text:style-name="Preformatted_20_Text"><text:s/>tcpdump src 192.168.7.5</text:p>
      <text:p text:style-name="Preformatted_20_Text"/>
      <text:p text:style-name="Preformatted_20_Text">- Exibe os pacotes que tenham como origem ou destino a maquina 192.168.7.5</text:p>
      <text:p text:style-name="Preformatted_20_Text"><text:s/>tcpdump host 192.168.7.5</text:p>
      <text:p text:style-name="Preformatted_20_Text"/>
      <text:p text:style-name="Preformatted_20_Text"/>
      <text:p text:style-name="Preformatted_20_Text">8.38 - comando ip = este comando reune todas as funcionalidades dos comandos</text:p>
      <text:p text:style-name="Preformatted_20_Text">ifconfig, arp e route além de permitir a manipulação das tabelas de rotas</text:p>
      <text:p text:style-name="Preformatted_20_Text">especiais e túneis. Sintaxe:</text:p>
      <text:p text:style-name="Preformatted_20_Text"><text:s/>ip [ opções ] OBJETO { COMMAND | help }</text:p>
      <text:p text:style-name="Preformatted_20_Text"/>
      <text:p text:style-name="Preformatted_20_Text">onde:</text:p>
      <text:p text:style-name="Preformatted_20_Text"><text:s/>objeto = link, addr, neigh e route</text:p>
      <text:p text:style-name="Preformatted_20_Text"/>
      <text:p text:style-name="Preformatted_20_Text">- Obtendo ajuda de um determinado objeto</text:p>
      <text:p text:style-name="Preformatted_20_Text"><text:s/>ip nome_do_objeto help</text:p>
      <text:p text:style-name="Preformatted_20_Text"/>
      <text:p text:style-name="Preformatted_20_Text">- O objeto link serve para exibir e manipular opções dos dispositivos de</text:p>
      <text:p text:style-name="Preformatted_20_Text">rede. Através dele é possível ativar ou desativar uma interface, alterar</text:p>
      <text:p text:style-name="Preformatted_20_Text">seus endereços MAC, opções de arp e multicast e até mesmo renomear uma</text:p>
      <text:p text:style-name="Preformatted_20_Text">interface</text:p>
      <text:p text:style-name="Preformatted_20_Text"/>
      <text:p text:style-name="Preformatted_20_Text">- Exibe os todos os dispositivos de rede (ativos e inativos)</text:p>
      <text:p text:style-name="Preformatted_20_Text"><text:s/>ip link show</text:p>
      <text:p text:style-name="Preformatted_20_Text"/>
      <text:p text:style-name="Preformatted_20_Text">- Ativando uma interface de rede</text:p>
      <text:p text:style-name="Preformatted_20_Text"><text:s/>ip link set eth0 up</text:p>
      <text:p text:style-name="Preformatted_20_Text"/>
      <text:p text:style-name="Preformatted_20_Text">- Alterando a mtu de uma interface de rede</text:p>
      <text:p text:style-name="Preformatted_20_Text"><text:s/>ip link set eth0 mtu 1480</text:p>
      <text:p text:style-name="Preformatted_20_Text"/>
      <text:p text:style-name="Preformatted_20_Text">- O objeto addr serve para exibir e alterar os endereços IPv4 e IPv6 das in-</text:p>
      <text:p text:style-name="Preformatted_20_Text">terfaces virtuais ou não. Ao contrário do comando ifconfig, o comando ip addr</text:p>
      <text:p text:style-name="Preformatted_20_Text">é capaz de atribuir e exibir mais de um endereço IPv4 para a mesma interface.</text:p>
      <text:p text:style-name="Preformatted_20_Text">OBS: este comando exibe e espera como entrada de dados endereços IP no formato</text:p>
      <text:p text:style-name="Preformatted_20_Text"><text:soft-page-break/>addr/masklen.</text:p>
      <text:p text:style-name="Preformatted_20_Text"/>
      <text:p text:style-name="Preformatted_20_Text">- Exibe os endereços das interfaces de rede</text:p>
      <text:p text:style-name="Preformatted_20_Text"><text:s/>ip addr show</text:p>
      <text:p text:style-name="Preformatted_20_Text"/>
      <text:p text:style-name="Preformatted_20_Text">- Adiciona um endereço em uma interface de rede</text:p>
      <text:p text:style-name="Preformatted_20_Text"><text:s/>ip addr add 192.168.0.1/24 dev eth0</text:p>
      <text:p text:style-name="Preformatted_20_Text"/>
      <text:p text:style-name="Preformatted_20_Text">- Deleta um endereço em uma interface de rede</text:p>
      <text:p text:style-name="Preformatted_20_Text"><text:s/>ip addr del 192.168.0.1/24 dev eth0</text:p>
      <text:p text:style-name="Preformatted_20_Text"/>
      <text:p text:style-name="Preformatted_20_Text">- Adiciona um endereço ponto-a-ponto</text:p>
      <text:p text:style-name="Preformatted_20_Text"><text:s/>ip addr add 192.168.0.2 peer 192.168.0.1</text:p>
      <text:p text:style-name="Preformatted_20_Text"/>
      <text:p text:style-name="Preformatted_20_Text">- Exibe a tabela arp associada a uma interface de rede (o objeto neigh,</text:p>
      <text:p text:style-name="Preformatted_20_Text">semelhante ao comando arp, serve para exibir e manipular a tabela arp)</text:p>
      <text:p text:style-name="Preformatted_20_Text"><text:s/>ip neigh show dev eth0</text:p>
      <text:p text:style-name="Preformatted_20_Text"/>
      <text:p text:style-name="Preformatted_20_Text">- Adicionando uma entrada na tabela arp</text:p>
      <text:p text:style-name="Preformatted_20_Text"><text:s/>ip neigh add 10.0.0.1 lladdr 00:11:22:33:44:55 dev eth0</text:p>
      <text:p text:style-name="Preformatted_20_Text"/>
      <text:p text:style-name="Preformatted_20_Text">- Deletando uma entrada na tabela arp</text:p>
      <text:p text:style-name="Preformatted_20_Text"><text:s/>ip neigh del 10.0.0.1 lladdr 00:11:22:33:44:55 dev eth0</text:p>
      <text:p text:style-name="Preformatted_20_Text"/>
      <text:p text:style-name="Preformatted_20_Text">- Deletando toda a tabela arp associada a uma interface de rede</text:p>
      <text:p text:style-name="Preformatted_20_Text"><text:s/>ip neigh flush dev eth0</text:p>
      <text:p text:style-name="Preformatted_20_Text"/>
      <text:p text:style-name="Preformatted_20_Text">- O objeto route = serve para exibir e modificar as tabelas de roteamento do</text:p>
      <text:p text:style-name="Preformatted_20_Text">kernel linux. Ao contrario do comando route que apenas manipula a tabela de</text:p>
      <text:p text:style-name="Preformatted_20_Text">rotas principal, este objeto consegue manipular todas as tabelas de rotas.</text:p>
      <text:p text:style-name="Preformatted_20_Text"/>
      <text:p text:style-name="Preformatted_20_Text">- Exibe a tabela de rotas do kernel linux</text:p>
      <text:p text:style-name="Preformatted_20_Text"><text:s/>ip route show</text:p>
      <text:p text:style-name="Preformatted_20_Text"/>
      <text:p text:style-name="Preformatted_20_Text">- Exibe a rota para uma determinada rede ou host</text:p>
      <text:p text:style-name="Preformatted_20_Text"><text:s/>ip route get 200.251.142.1</text:p>
      <text:p text:style-name="Preformatted_20_Text"/>
      <text:p text:style-name="Preformatted_20_Text">- Adiciona uma rota</text:p>
      <text:p text:style-name="Preformatted_20_Text"><text:s/>ip route add 10.0.0.0/24 via 192.168.1.200</text:p>
      <text:p text:style-name="Preformatted_20_Text"/>
      <text:p text:style-name="Preformatted_20_Text">- Deleta uma rota</text:p>
      <text:p text:style-name="Preformatted_20_Text"><text:s/>ip route del 10.0.0.0/24 via 192.168.1.200</text:p>
      <text:p text:style-name="Preformatted_20_Text"/>
      <text:p text:style-name="Preformatted_20_Text">- Adiciona uma rota do tipo blackhole onde os pacote são silenciosamente</text:p>
      <text:p text:style-name="Preformatted_20_Text">descartados</text:p>
      <text:p text:style-name="Preformatted_20_Text"><text:s/>ip route add blackhole 10.0.1.0/24</text:p>
      <text:p text:style-name="Preformatted_20_Text"/>
      <text:p text:style-name="Preformatted_20_Text">- Adiciona uma rota do tipo 'unreachable' onde é gerado um ICMP host</text:p>
      <text:p text:style-name="Preformatted_20_Text">unreachable</text:p>
      <text:p text:style-name="Preformatted_20_Text"><text:s/>ip route add unreachable 10.0.2.0/24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9 - EDITORES DE TEXTO</text:p>
      <text:p text:style-name="Preformatted_20_Text"/>
      <text:p text:style-name="Preformatted_20_Text">- No GNU/Linux, existem diversos editores de textos. Iremos descrever:</text:p>
      <text:p text:style-name="Preformatted_20_Text"><text:s/>emacs</text:p>
      <text:p text:style-name="Preformatted_20_Text"><text:s/>vi</text:p>
      <text:p text:style-name="Preformatted_20_Text"><text:s/>mcedit</text:p>
      <text:p text:style-name="Preformatted_20_Text"><text:s/>pico</text:p>
      <text:p text:style-name="Preformatted_20_Text"><text:s/>nano</text:p>
      <text:p text:style-name="Preformatted_20_Text"/>
      <text:p text:style-name="Preformatted_20_Text"><text:soft-page-break/></text:p>
      <text:p text:style-name="Preformatted_20_Text">9.1 - editor emacs</text:p>
      <text:p text:style-name="Preformatted_20_Text"><text:s/>CTRL + e + CTRL + e = sai do emacs</text:p>
      <text:p text:style-name="Preformatted_20_Text"><text:s/>CTRL + x + CTRL + f = abrir um arquivo</text:p>
      <text:p text:style-name="Preformatted_20_Text"><text:s/>CTRL + x + CTRL + s = salva um arquivo</text:p>
      <text:p text:style-name="Preformatted_20_Text"><text:s/>CTRL + x + CTRL + w = salvar como um outro nome o arquivo</text:p>
      <text:p text:style-name="Preformatted_20_Text"><text:s/>CTRL + k = apaga a linha corrente colocando-a no buffer</text:p>
      <text:p text:style-name="Preformatted_20_Text"><text:s/>CTRL + y = cola a ultima entrada colocada no buffer</text:p>
      <text:p text:style-name="Preformatted_20_Text"><text:s/>ALT + y = cola a penultima entrada colocada no buffer</text:p>
      <text:p text:style-name="Preformatted_20_Text"><text:s/>CTRL + x + i = insere arquivo no ponto onde está o cursor</text:p>
      <text:p text:style-name="Preformatted_20_Text"><text:s/>CTRL + s = procura o padrao de caracteres informado</text:p>
      <text:p text:style-name="Preformatted_20_Text"><text:s/>CTRL +r = semelhante ao CTRL + s</text:p>
      <text:p text:style-name="Preformatted_20_Text"><text:s/>CTRL + x + u = desfaz a ultima acao efetuada</text:p>
      <text:p text:style-name="Preformatted_20_Text"/>
      <text:p text:style-name="Preformatted_20_Text"/>
      <text:p text:style-name="Preformatted_20_Text">9.2 - editor vi</text:p>
      <text:p text:style-name="Preformatted_20_Text"><text:s/>:q = sai do vi sem salvar</text:p>
      <text:p text:style-name="Preformatted_20_Text"><text:s/>:q!= sai do vi forçado sem salvar</text:p>
      <text:p text:style-name="Preformatted_20_Text"><text:s/>:qw = sai do vi salvando o arquivo que esta sendo editado</text:p>
      <text:p text:style-name="Preformatted_20_Text"><text:s/>:e file1.txt = abre o arquivo file1.txt</text:p>
      <text:p text:style-name="Preformatted_20_Text"><text:s/>:w = salva o arquivo</text:p>
      <text:p text:style-name="Preformatted_20_Text"><text:s/>:w outro-nome.txt = salva o arquivo corrente com outro nome</text:p>
      <text:p text:style-name="Preformatted_20_Text"><text:s/>:r file1.txt = insere o arquivo file1.txt aonde se encontra o cursor</text:p>
      <text:p text:style-name="Preformatted_20_Text"><text:s/>:u = desfaz a ultima acao</text:p>
      <text:p text:style-name="Preformatted_20_Text"/>
      <text:p text:style-name="Preformatted_20_Text"><text:s/>&lt;esc&gt;i - Entra no modo -- INSERT -- (insert)</text:p>
      <text:p text:style-name="Preformatted_20_Text"/>
      <text:p text:style-name="Preformatted_20_Text"><text:s/>&lt;esc&gt;:q - Sair, quando nada foi alterado (quit)</text:p>
      <text:p text:style-name="Preformatted_20_Text"/>
      <text:p text:style-name="Preformatted_20_Text"><text:s/>&lt;esc&gt;:q! - Sair forçado, quando um texto foi alterado mas não deseja-se</text:p>
      <text:p text:style-name="Preformatted_20_Text">salvar (quit!)</text:p>
      <text:p text:style-name="Preformatted_20_Text"/>
      <text:p text:style-name="Preformatted_20_Text"><text:s/>&lt;esc&gt;:w - Salvar alterações correntes (write)</text:p>
      <text:p text:style-name="Preformatted_20_Text"/>
      <text:p text:style-name="Preformatted_20_Text"><text:s/>&lt;esc&gt;:w &lt;nome_do_novo_arquivo&gt; - Salvar o arquivo corrente com outro nome</text:p>
      <text:p text:style-name="Preformatted_20_Text">(mantém o arquivo corrente)</text:p>
      <text:p text:style-name="Preformatted_20_Text"/>
      <text:p text:style-name="Preformatted_20_Text"><text:s/>&lt;esc&gt;:w! &lt;nome_do_arquivo&gt; - Salvar o arquivo corrente com outro nome (não</text:p>
      <text:p text:style-name="Preformatted_20_Text">mantém o arquivo corrente)</text:p>
      <text:p text:style-name="Preformatted_20_Text"/>
      <text:p text:style-name="Preformatted_20_Text"><text:s/>&lt;esc&gt;:wq - Salvar e sair (write &amp; quit)</text:p>
      <text:p text:style-name="Preformatted_20_Text"/>
      <text:p text:style-name="Preformatted_20_Text"><text:s/>&lt;esc&gt;:# - Vai para o número da linha indicado onde # é o número da linha</text:p>
      <text:p text:style-name="Preformatted_20_Text"/>
      <text:p text:style-name="Preformatted_20_Text"><text:s/>&lt;esc&gt;:split &lt;nome_de_outro_arquivo&gt; - Divide o arquivo atual com outro</text:p>
      <text:p text:style-name="Preformatted_20_Text">arquivo na mesma tela</text:p>
      <text:p text:style-name="Preformatted_20_Text"/>
      <text:p text:style-name="Preformatted_20_Text"><text:s/>&lt;esc&gt;:!&lt;comando&gt; - Comando no shell (você mesmo dentro do vim pode dar um</text:p>
      <text:p text:style-name="Preformatted_20_Text">comando no shell, sem sair dele)</text:p>
      <text:p text:style-name="Preformatted_20_Text"/>
      <text:p text:style-name="Preformatted_20_Text"><text:s/>&lt;esc&gt;dd - Deleta a linha que o cursor está</text:p>
      <text:p text:style-name="Preformatted_20_Text"/>
      <text:p text:style-name="Preformatted_20_Text"><text:s/>&lt;esc&gt;v - Seleção de caractéres -- VISUAL --</text:p>
      <text:p text:style-name="Preformatted_20_Text"/>
      <text:p text:style-name="Preformatted_20_Text"><text:s/>&lt;esc&gt;Shift+v - Seleção de linhas -- VISUAL LINE --</text:p>
      <text:p text:style-name="Preformatted_20_Text"/>
      <text:p text:style-name="Preformatted_20_Text"><text:s/>&lt;esc&gt;Ctrl+v - Seleção em bloco -- VISUAL BLOCK --</text:p>
      <text:p text:style-name="Preformatted_20_Text"/>
      <text:p text:style-name="Preformatted_20_Text">O vi pode ser usado para criptografar arquivos. Basta usar a opção</text:p>
      <text:p text:style-name="Preformatted_20_Text">:X no modo de comando e digitar a senha.</text:p>
      <text:p text:style-name="Preformatted_20_Text"/>
      <text:p text:style-name="Preformatted_20_Text">Imagine que você precisa inverter a ordem das linhas de um arquivo texto,</text:p>
      <text:p text:style-name="Preformatted_20_Text"><text:soft-page-break/>de forma que a primeira linha passe a ser a ultima. Isso pode ser feito</text:p>
      <text:p text:style-name="Preformatted_20_Text">facilmente com o vi. Abra o arquivo, digite ":" <text:s/>para entrar no modo de</text:p>
      <text:p text:style-name="Preformatted_20_Text">comando e digite: g/^/m0</text:p>
      <text:p text:style-name="Preformatted_20_Text"/>
      <text:p text:style-name="Preformatted_20_Text"/>
      <text:p text:style-name="Preformatted_20_Text">9.3 - editor mcedit</text:p>
      <text:p text:style-name="Preformatted_20_Text"><text:s/>F2 = salva o arquivo</text:p>
      <text:p text:style-name="Preformatted_20_Text"><text:s/>F3 = marca o ponto inicial do bloco a ser movimentado, e repetindo-se a</text:p>
      <text:p text:style-name="Preformatted_20_Text">tecla F3 marca o final do bloco</text:p>
      <text:p text:style-name="Preformatted_20_Text"><text:s/>F4 = substitui palavras em um texto</text:p>
      <text:p text:style-name="Preformatted_20_Text"><text:s/>F5 = copia o texto que estiver selecionado com a tecla F3</text:p>
      <text:p text:style-name="Preformatted_20_Text"><text:s/>F6 = move o texto que estiver selecionado com a tecla F3</text:p>
      <text:p text:style-name="Preformatted_20_Text"><text:s/>F7 = procura palavras em um texto</text:p>
      <text:p text:style-name="Preformatted_20_Text"><text:s/>F8 = apaga a linha corrente</text:p>
      <text:p text:style-name="Preformatted_20_Text"><text:s/>F9 = acessa o menu com as opcoes do mcedit</text:p>
      <text:p text:style-name="Preformatted_20_Text"><text:s/>F10 = sai do mcedit</text:p>
      <text:p text:style-name="Preformatted_20_Text"><text:s/>CTRL + u = desfaz a ultima acao efetuada</text:p>
      <text:p text:style-name="Preformatted_20_Text"/>
      <text:p text:style-name="Preformatted_20_Text"/>
      <text:p text:style-name="Preformatted_20_Text">9.4 - editor pico</text:p>
      <text:p text:style-name="Preformatted_20_Text"><text:s/>pico nome-do-arquivo</text:p>
      <text:p text:style-name="Preformatted_20_Text"/>
      <text:p text:style-name="Preformatted_20_Text"/>
      <text:p text:style-name="Preformatted_20_Text">9.5 - editor nano</text:p>
      <text:p text:style-name="Preformatted_20_Text"/>
      <text:p text:style-name="Preformatted_20_Text"/>
      <text:p text:style-name="Preformatted_20_Text">9.6 - comando touch - cria arquivos com tamanho igual a 0 e efetua</text:p>
      <text:p text:style-name="Preformatted_20_Text">alteracoes de data e hora em arquivos</text:p>
      <text:p text:style-name="Preformatted_20_Text"/>
      <text:p text:style-name="Preformatted_20_Text">- Cria o arquivo 'file23.txt'</text:p>
      <text:p text:style-name="Preformatted_20_Text"><text:s/>touch file23.txt</text:p>
      <text:p text:style-name="Preformatted_20_Text"/>
      <text:p text:style-name="Preformatted_20_Text">- Altera a data e a hora do arquivo para 01/10 12:30</text:p>
      <text:p text:style-name="Preformatted_20_Text"><text:s/>touch -t 10011230 file23.txt</text:p>
      <text:p text:style-name="Preformatted_20_Text"/>
      <text:p text:style-name="Preformatted_20_Text">- Altera a data, hora, ano e seguindos do arquivo 'file23.txt' para</text:p>
      <text:p text:style-name="Preformatted_20_Text">01/12/1999 e 12:30:30</text:p>
      <text:p text:style-name="Preformatted_20_Text"><text:s/>touch -t 120112301999.30 file23.txt</text:p>
      <text:p text:style-name="Preformatted_20_Text"/>
      <text:p text:style-name="Preformatted_20_Text">- Cria um comentário no diretório corrente</text:p>
      <text:p text:style-name="Preformatted_20_Text"><text:s/>touch "zzz*** isto é um comentario ***zzz"</text:p>
      <text:p text:style-name="Preformatted_20_Text"/>
      <text:p text:style-name="Preformatted_20_Text">- Altera a data e a hora de criação do arquivo 'file23.txt' para</text:p>
      <text:p text:style-name="Preformatted_20_Text">os dados atuais</text:p>
      <text:p text:style-name="Preformatted_20_Text"><text:s/>touch -m file23.txt</text:p>
      <text:p text:style-name="Preformatted_20_Text"/>
      <text:p text:style-name="Preformatted_20_Text">- Altera a data de modificação do arquivo 'file23.txt' para o</text:p>
      <text:p text:style-name="Preformatted_20_Text">dia 23/05/1999</text:p>
      <text:p text:style-name="Preformatted_20_Text"><text:s/>touch -m 05231999 file23.txt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0 - CAMINHOS DE ARQUIVOS IMPORTANTES NO GNU/LINUX</text:p>
      <text:p text:style-name="Preformatted_20_Text"/>
      <text:p text:style-name="Preformatted_20_Text">- histórico de comandos digitados por um usuário</text:p>
      <text:p text:style-name="Preformatted_20_Text"><text:s/>~/.bash_history</text:p>
      <text:p text:style-name="Preformatted_20_Text"/>
      <text:p text:style-name="Preformatted_20_Text">- exibe informações de quem logou no sistema</text:p>
      <text:p text:style-name="Preformatted_20_Text"><text:s/>/var/log/auth.log</text:p>
      <text:p text:style-name="Preformatted_20_Text"/>
      <text:p text:style-name="Preformatted_20_Text">- usuarios cadastrados no sistema</text:p>
      <text:p text:style-name="Preformatted_20_Text"><text:s/>/etc/passwd</text:p>
      <text:p text:style-name="Preformatted_20_Text"><text:soft-page-break/></text:p>
      <text:p text:style-name="Preformatted_20_Text">- grupos cadastrados no sistema</text:p>
      <text:p text:style-name="Preformatted_20_Text"><text:s/>/etc/group</text:p>
      <text:p text:style-name="Preformatted_20_Text"/>
      <text:p text:style-name="Preformatted_20_Text">- senhas criptografadas cadastradas no sistema</text:p>
      <text:p text:style-name="Preformatted_20_Text"><text:s/>/etc/shadow</text:p>
      <text:p text:style-name="Preformatted_20_Text"/>
      <text:p text:style-name="Preformatted_20_Text">- serviços e portas disponíveis</text:p>
      <text:p text:style-name="Preformatted_20_Text"><text:s/>/etc/services</text:p>
      <text:p text:style-name="Preformatted_20_Text"/>
      <text:p text:style-name="Preformatted_20_Text">- visualiza as irq's</text:p>
      <text:p text:style-name="Preformatted_20_Text"><text:s/>/proc/interrupts</text:p>
      <text:p text:style-name="Preformatted_20_Text"/>
      <text:p text:style-name="Preformatted_20_Text">- arquivo de trava do fax-modem</text:p>
      <text:p text:style-name="Preformatted_20_Text"><text:s/>/etc/ppp/options</text:p>
      <text:p text:style-name="Preformatted_20_Text"/>
      <text:p text:style-name="Preformatted_20_Text">- numeros ip's das maquinas na rede</text:p>
      <text:p text:style-name="Preformatted_20_Text"><text:s/>/etc/host</text:p>
      <text:p text:style-name="Preformatted_20_Text"/>
      <text:p text:style-name="Preformatted_20_Text">- nome da maquina local em uso</text:p>
      <text:p text:style-name="Preformatted_20_Text"><text:s/>/etc/HOSTNAME</text:p>
      <text:p text:style-name="Preformatted_20_Text"/>
      <text:p text:style-name="Preformatted_20_Text">- Caminho dos papeis de parede do WindowMaker</text:p>
      <text:p text:style-name="Preformatted_20_Text"><text:s/>/usr/X11R6/share/WindowMaker/Backgrounds</text:p>
      <text:p text:style-name="Preformatted_20_Text"/>
      <text:p text:style-name="Preformatted_20_Text">- Caminho para os estilos de menu do WindowMaker</text:p>
      <text:p text:style-name="Preformatted_20_Text"><text:s/>/usr/X11R6/share/WindowMaker/Styles</text:p>
      <text:p text:style-name="Preformatted_20_Text"/>
      <text:p text:style-name="Preformatted_20_Text">- Caminho para o arquivo de menu do BlackBox</text:p>
      <text:p text:style-name="Preformatted_20_Text"><text:s/>/etc/X11/blackbox/blackbox-menu</text:p>
      <text:p text:style-name="Preformatted_20_Text"/>
      <text:p text:style-name="Preformatted_20_Text">- Caminho das imagens de fundo de tela do Eterm</text:p>
      <text:p text:style-name="Preformatted_20_Text"><text:s/>/usr/share/Eterm/pix</text:p>
      <text:p text:style-name="Preformatted_20_Text"/>
      <text:p text:style-name="Preformatted_20_Text">- Caminho de papeis de parede diversificados</text:p>
      <text:p text:style-name="Preformatted_20_Text"><text:s/>/usr/share/wallpapers</text:p>
      <text:p text:style-name="Preformatted_20_Text"/>
      <text:p text:style-name="Preformatted_20_Text">- Caminho dos pacotes do kernel</text:p>
      <text:p text:style-name="Preformatted_20_Text"><text:s/>/usr/src/linux</text:p>
      <text:p text:style-name="Preformatted_20_Text"/>
      <text:p text:style-name="Preformatted_20_Text">- Caminho dos modulos do kernel</text:p>
      <text:p text:style-name="Preformatted_20_Text"><text:s/>/lib/modules/versao-do-kernel</text:p>
      <text:p text:style-name="Preformatted_20_Text"/>
      <text:p text:style-name="Preformatted_20_Text">- Caminho dos modulos ativados do Kernel</text:p>
      <text:p text:style-name="Preformatted_20_Text"><text:s/>/etc/modules.conf</text:p>
      <text:p text:style-name="Preformatted_20_Text"/>
      <text:p text:style-name="Preformatted_20_Text">- Caminho do arquivo de configuraco do SendMail</text:p>
      <text:p text:style-name="Preformatted_20_Text"><text:s/>/etc/sendmail.cw</text:p>
      <text:p text:style-name="Preformatted_20_Text"/>
      <text:p text:style-name="Preformatted_20_Text">- Caminho dos arquivos de configuração de serviços</text:p>
      <text:p text:style-name="Preformatted_20_Text"><text:s/>/etc/inetd.conf</text:p>
      <text:p text:style-name="Preformatted_20_Text"><text:s/>/usr/sbin/tcpd.tcpd</text:p>
      <text:p text:style-name="Preformatted_20_Text"/>
      <text:p text:style-name="Preformatted_20_Text">- Arquivo que permite acesso de usuários a sua máquina</text:p>
      <text:p text:style-name="Preformatted_20_Text"><text:s/>/etc/hosts.allow</text:p>
      <text:p text:style-name="Preformatted_20_Text"/>
      <text:p text:style-name="Preformatted_20_Text">- Arquivo que permite negar acesso de usuários a sua máquina</text:p>
      <text:p text:style-name="Preformatted_20_Text"><text:s/>/etc/hosts.deny</text:p>
      <text:p text:style-name="Preformatted_20_Text"/>
      <text:p text:style-name="Preformatted_20_Text">- Arquivos de configuracao do FTP ANONIMO</text:p>
      <text:p text:style-name="Preformatted_20_Text"><text:s/>/etc/ftpaccess</text:p>
      <text:p text:style-name="Preformatted_20_Text"><text:s/>/etc/ftphosts</text:p>
      <text:p text:style-name="Preformatted_20_Text"><text:soft-page-break/><text:s/>/etc/ftpusers</text:p>
      <text:p text:style-name="Preformatted_20_Text"/>
      <text:p text:style-name="Preformatted_20_Text">- Caminho dos logs do sistema</text:p>
      <text:p text:style-name="Preformatted_20_Text"><text:s/>/var/log/</text:p>
      <text:p text:style-name="Preformatted_20_Text"/>
      <text:p text:style-name="Preformatted_20_Text">- Caminho dos arquivos/diretorios cache do browser konqueror</text:p>
      <text:p text:style-name="Preformatted_20_Text"><text:s/>/root/.kde/share/apps/kio_http/cache</text:p>
      <text:p text:style-name="Preformatted_20_Text"/>
      <text:p text:style-name="Preformatted_20_Text">- Arquivo de configuracao do apt-get</text:p>
      <text:p text:style-name="Preformatted_20_Text"><text:s/>/etc/apt/sources.list</text:p>
      <text:p text:style-name="Preformatted_20_Text"/>
      <text:p text:style-name="Preformatted_20_Text">- Exibe seu conteudo apos o ato de efetuar o login na maquina</text:p>
      <text:p text:style-name="Preformatted_20_Text"><text:s/>/etc/motd</text:p>
      <text:p text:style-name="Preformatted_20_Text"/>
      <text:p text:style-name="Preformatted_20_Text">- Se existir este arquivo, ninguém exceto o superusuário poderá acessar</text:p>
      <text:p text:style-name="Preformatted_20_Text">o sistema. Quando um usuário tentar efetuar login, o conteúdo deste arquivo</text:p>
      <text:p text:style-name="Preformatted_20_Text">será exibido no terminal</text:p>
      <text:p text:style-name="Preformatted_20_Text"><text:s/>/etc/nologin</text:p>
      <text:p text:style-name="Preformatted_20_Text"/>
      <text:p text:style-name="Preformatted_20_Text">- Os usuários conectados estão listados no arquivo</text:p>
      <text:p text:style-name="Preformatted_20_Text"><text:s/>/var/run/utmp</text:p>
      <text:p text:style-name="Preformatted_20_Text">que pode ser acessado através dos comandos w e who</text:p>
      <text:p text:style-name="Preformatted_20_Text"/>
      <text:p text:style-name="Preformatted_20_Text">- O arquivo '/var/log/wtmp' mantém o registro dos acessos bem-sucedidos</text:p>
      <text:p text:style-name="Preformatted_20_Text">ao sistema, e pode ser acessado com o comando last</text:p>
      <text:p text:style-name="Preformatted_20_Text"/>
      <text:p text:style-name="Preformatted_20_Text">- Arquivo que serve para controlar o acesso a sistema de arquivos que</text:p>
      <text:p text:style-name="Preformatted_20_Text">estão sendo exportados para clientes NFS</text:p>
      <text:p text:style-name="Preformatted_20_Text"><text:s/>/etc/exports</text:p>
      <text:p text:style-name="Preformatted_20_Text"/>
      <text:p text:style-name="Preformatted_20_Text">- Configurações relacionadas ao sistema de janelas X, como por exemplo</text:p>
      <text:p text:style-name="Preformatted_20_Text">configuração do teclado e comportamento de alguns programas no ambiente</text:p>
      <text:p text:style-name="Preformatted_20_Text">gráfico</text:p>
      <text:p text:style-name="Preformatted_20_Text"><text:s/>/etc/X11</text:p>
      <text:p text:style-name="Preformatted_20_Text"/>
      <text:p text:style-name="Preformatted_20_Text">- Arquivo de configuração do cron, que é o servidor utilizado para executar</text:p>
      <text:p text:style-name="Preformatted_20_Text">serviços agendados</text:p>
      <text:p text:style-name="Preformatted_20_Text"><text:s/>/etc/crontab</text:p>
      <text:p text:style-name="Preformatted_20_Text"/>
      <text:p text:style-name="Preformatted_20_Text">- Contém informações sobre os usuários da máquina. Nesse arquivo ficam</text:p>
      <text:p text:style-name="Preformatted_20_Text">armazenados o nome do usuário, seu nome real, diretório pessoal, senha,</text:p>
      <text:p text:style-name="Preformatted_20_Text">interpretador de comandos a ser usado e outras informações específicas</text:p>
      <text:p text:style-name="Preformatted_20_Text">do usuário</text:p>
      <text:p text:style-name="Preformatted_20_Text"><text:s/>/etc/passwd</text:p>
      <text:p text:style-name="Preformatted_20_Text"/>
      <text:p text:style-name="Preformatted_20_Text">- Parecido com o arquivo passwd, porém, trabalha com grupos de usuários</text:p>
      <text:p text:style-name="Preformatted_20_Text">ao invés de usuários individuais</text:p>
      <text:p text:style-name="Preformatted_20_Text"><text:s/>/etc/group</text:p>
      <text:p text:style-name="Preformatted_20_Text"/>
      <text:p text:style-name="Preformatted_20_Text">- Contém uma lista com os sistemas de arquivos e opções padrão para a</text:p>
      <text:p text:style-name="Preformatted_20_Text">montagem de sistema de arquivos</text:p>
      <text:p text:style-name="Preformatted_20_Text"><text:s/>/etc/fstab</text:p>
      <text:p text:style-name="Preformatted_20_Text"/>
      <text:p text:style-name="Preformatted_20_Text">- Contém a relação dos sistemas de arquivos atualmente montados, junta-</text:p>
      <text:p text:style-name="Preformatted_20_Text">mente com opções de montagem e o estado em que se encontram</text:p>
      <text:p text:style-name="Preformatted_20_Text"><text:s/>/etc/mtab</text:p>
      <text:p text:style-name="Preformatted_20_Text"/>
      <text:p text:style-name="Preformatted_20_Text">- Arquivo de configuração dos níveis de execução (runlevel) do sistema</text:p>
      <text:p text:style-name="Preformatted_20_Text"><text:s/>/etc/inittab</text:p>
      <text:p text:style-name="Preformatted_20_Text"/>
      <text:p text:style-name="Preformatted_20_Text">- Contém as configuração para as impressoras ligadas ao sistema ou à rede.</text:p>
      <text:p text:style-name="Preformatted_20_Text">Nesses arquivos são configurados filtros e alguns outros recursos adminis-</text:p>
      <text:p text:style-name="Preformatted_20_Text"><text:soft-page-break/>trativos relativo a impressoras</text:p>
      <text:p text:style-name="Preformatted_20_Text"><text:s/>/etc/printcap</text:p>
      <text:p text:style-name="Preformatted_20_Text"/>
      <text:p text:style-name="Preformatted_20_Text">- Contém a relação de terminais considerados seguros. O superusuário só</text:p>
      <text:p text:style-name="Preformatted_20_Text">poderá acessar a máquina a partir desses terminais. Geralmente são listados</text:p>
      <text:p text:style-name="Preformatted_20_Text">apenas terminais acessíveis localmente</text:p>
      <text:p text:style-name="Preformatted_20_Text"><text:s/>/etc/securetty</text:p>
      <text:p text:style-name="Preformatted_20_Text"/>
      <text:p text:style-name="Preformatted_20_Text">- Arquivo de configuração dos módulos do kernel, composto por várias diretivas</text:p>
      <text:p text:style-name="Preformatted_20_Text">que adicionam, direcionam e carregam os módulos</text:p>
      <text:p text:style-name="Preformatted_20_Text"><text:s/>/etc/modules.conf</text:p>
      <text:p text:style-name="Preformatted_20_Text"/>
      <text:p text:style-name="Preformatted_20_Text">- Lista dos interpretadores de comando válidos. Alguns servidores e comandos</text:p>
      <text:p text:style-name="Preformatted_20_Text">restringem o acesso do usuário aos interpretadores de comando relacionados</text:p>
      <text:p text:style-name="Preformatted_20_Text">nesse arquivo</text:p>
      <text:p text:style-name="Preformatted_20_Text"><text:s/>/etc/shells</text:p>
      <text:p text:style-name="Preformatted_20_Text"/>
      <text:p text:style-name="Preformatted_20_Text">- Diretório contendo arquivos do sistema de janelas X. Esse diretório contém</text:p>
      <text:p text:style-name="Preformatted_20_Text">diversos outros pelos quais se espalham os arquivos do X</text:p>
      <text:p text:style-name="Preformatted_20_Text"><text:s/>/usr/X11R6</text:p>
      <text:p text:style-name="Preformatted_20_Text"/>
      <text:p text:style-name="Preformatted_20_Text">- Contém praticamente todos os comandos de usuários. Alguns outros podem</text:p>
      <text:p text:style-name="Preformatted_20_Text">ficar no diretório '/bin' ou, com menos frequência, no diretório</text:p>
      <text:p text:style-name="Preformatted_20_Text">'/usr/local/bin'</text:p>
      <text:p text:style-name="Preformatted_20_Text"><text:s/>/usr/bin</text:p>
      <text:p text:style-name="Preformatted_20_Text"/>
      <text:p text:style-name="Preformatted_20_Text">- Possui os comandos de administração do sistema que não necessitam estar</text:p>
      <text:p text:style-name="Preformatted_20_Text">no diretório raiz e que são exclusivos do superusuário</text:p>
      <text:p text:style-name="Preformatted_20_Text"><text:s/>/usr/sbin</text:p>
      <text:p text:style-name="Preformatted_20_Text"/>
      <text:p text:style-name="Preformatted_20_Text">- É usado para armazenar os programas instalados localmente e que não se</text:p>
      <text:p text:style-name="Preformatted_20_Text">encontravam empacotados com o RPM</text:p>
      <text:p text:style-name="Preformatted_20_Text"><text:s/>/usr/local</text:p>
      <text:p text:style-name="Preformatted_20_Text"/>
      <text:p text:style-name="Preformatted_20_Text">- Neste diretório se encontra a maioria da documentação disponível da</text:p>
      <text:p text:style-name="Preformatted_20_Text">distribuição, como páginas de manual (manpages) e arquivos Como Fazer</text:p>
      <text:p text:style-name="Preformatted_20_Text">(HOWTOs), entre outros</text:p>
      <text:p text:style-name="Preformatted_20_Text"><text:s/>/usr/share/doc</text:p>
      <text:p text:style-name="Preformatted_20_Text"/>
      <text:p text:style-name="Preformatted_20_Text">- Contém arquivos de bloqueio. Muitos programas seguem uma convenção</text:p>
      <text:p text:style-name="Preformatted_20_Text">criando arquivos de bloqueio nesse diretório para sinalizar que estão</text:p>
      <text:p text:style-name="Preformatted_20_Text">usando um dispositivo específico (como o modem, por exemplo) ou um</text:p>
      <text:p text:style-name="Preformatted_20_Text">arquivo especial. Quando os programas detectam a presença desse</text:p>
      <text:p text:style-name="Preformatted_20_Text">bloqueio eles não usam o mesmo dispositivo ou arquivo</text:p>
      <text:p text:style-name="Preformatted_20_Text"><text:s/>/var/lock</text:p>
      <text:p text:style-name="Preformatted_20_Text"/>
      <text:p text:style-name="Preformatted_20_Text">- Possui os arquivos de registro e/ou históricos de programas. Os arquivos</text:p>
      <text:p text:style-name="Preformatted_20_Text">desse diretório tendem a crescer indefinidamente, o que faz necessária</text:p>
      <text:p text:style-name="Preformatted_20_Text">uma limpeza periódica nesse diretório. No Conectiva Linux o aplicativo</text:p>
      <text:p text:style-name="Preformatted_20_Text">logrotate faz esse serviço automaticamente de acordo com configurações</text:p>
      <text:p text:style-name="Preformatted_20_Text">preestabelecidas ou configurações definidas pelo administrador</text:p>
      <text:p text:style-name="Preformatted_20_Text"><text:s/>/var/log</text:p>
      <text:p text:style-name="Preformatted_20_Text"/>
      <text:p text:style-name="Preformatted_20_Text">- Armazena as diversas filas de tarefas como e-mail, notícias, impressão,</text:p>
      <text:p text:style-name="Preformatted_20_Text">etc. Cada fila fica armazenada em seu próprio diretório</text:p>
      <text:p text:style-name="Preformatted_20_Text"><text:s/>/var/spool</text:p>
      <text:p text:style-name="Preformatted_20_Text"/>
      <text:p text:style-name="Preformatted_20_Text">- Registra todos os comandos da ultima secao do usuario. Este é criado pelo</text:p>
      <text:p text:style-name="Preformatted_20_Text">proprio usuario que pode simplesmente alterá-lo</text:p>
      <text:p text:style-name="Preformatted_20_Text"><text:s/>~/.bash_history</text:p>
      <text:p text:style-name="Preformatted_20_Text"/>
      <text:p text:style-name="Preformatted_20_Text">- Conjunto de comandos para serem executados na entrada <text:s/>do usuario.</text:p>
      <text:p text:style-name="Preformatted_20_Text"><text:soft-page-break/><text:s/>~/.bash_profile</text:p>
      <text:p text:style-name="Preformatted_20_Text"/>
      <text:p text:style-name="Preformatted_20_Text">EX:</text:p>
      <text:p text:style-name="Preformatted_20_Text"><text:s/>echo "hehehehe!!"</text:p>
      <text:p text:style-name="Preformatted_20_Text"><text:s/>echo "Voce nao fez por merecer essa shell."</text:p>
      <text:p text:style-name="Preformatted_20_Text"><text:s/>echo "Good Bye"</text:p>
      <text:p text:style-name="Preformatted_20_Text"><text:s/>exit</text:p>
      <text:p text:style-name="Preformatted_20_Text"/>
      <text:p text:style-name="Preformatted_20_Text">- Adicione comandos a serem executados quando o usuario sair</text:p>
      <text:p text:style-name="Preformatted_20_Text"><text:s/>~/.bash_logout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2 - COMANDOS PARA MODULOS (DRIVERS)</text:p>
      <text:p text:style-name="Preformatted_20_Text">------------------------------------</text:p>
      <text:p text:style-name="Preformatted_20_Text">12.1 - comando modprobe = carrega um módulo e checa suas dependencias</text:p>
      <text:p text:style-name="Preformatted_20_Text">referentes ao funcionamento do dispositivo especificado desde que</text:p>
      <text:p text:style-name="Preformatted_20_Text">haja suporte para ele no kernel linux.</text:p>
      <text:p text:style-name="Preformatted_20_Text"/>
      <text:p text:style-name="Preformatted_20_Text">- Carrega o modulo sb (relativo a placa de som Sound Blaster) usando as</text:p>
      <text:p text:style-name="Preformatted_20_Text">flags io, irq, dma, dma16 e mpuio relativos à configuração da placa de som</text:p>
      <text:p text:style-name="Preformatted_20_Text"><text:s/>modprobe sb io=0x220 irq=5 dma=1 dma16=5 mpuio=0x300</text:p>
      <text:p text:style-name="Preformatted_20_Text"/>
      <text:p text:style-name="Preformatted_20_Text">- Carrega o modulo aha1542 referente a uma placa SCSI ISA</text:p>
      <text:p text:style-name="Preformatted_20_Text"><text:s/>modprobe aha1542 irq=5 io=0x300 dma=3</text:p>
      <text:p text:style-name="Preformatted_20_Text"/>
      <text:p text:style-name="Preformatted_20_Text">- Carrega o módulo parport_pc referente ao funcionamento de uma impressora</text:p>
      <text:p text:style-name="Preformatted_20_Text">conectada na porta LPT1(/dev/lp0)</text:p>
      <text:p text:style-name="Preformatted_20_Text"><text:s/>modprobe parport_pc io=0x378 irq=7</text:p>
      <text:p text:style-name="Preformatted_20_Text"/>
      <text:p text:style-name="Preformatted_20_Text">- Se ISA:</text:p>
      <text:p text:style-name="Preformatted_20_Text"><text:s/>modprobe &lt;modulo&gt; io=&lt;0x123&gt; irq=&lt;9&gt;</text:p>
      <text:p text:style-name="Preformatted_20_Text"/>
      <text:p text:style-name="Preformatted_20_Text">- Se PCI</text:p>
      <text:p text:style-name="Preformatted_20_Text"><text:s/>modprobe &lt;modulo&gt;</text:p>
      <text:p text:style-name="Preformatted_20_Text"/>
      <text:p text:style-name="Preformatted_20_Text">onde:</text:p>
      <text:p text:style-name="Preformatted_20_Text"><text:s/>modulo = é o modulo usado pela sua placa de rede, no meu caso, eu uso</text:p>
      <text:p text:style-name="Preformatted_20_Text">ne2k-pci, que é a compatívem com minha placa(NE2000 PCI ou Realtek).</text:p>
      <text:p text:style-name="Preformatted_20_Text"/>
      <text:p text:style-name="Preformatted_20_Text"/>
      <text:p text:style-name="Preformatted_20_Text">12.2 - comando lsmod = exibe os módulos ativos (carregados atualmente</text:p>
      <text:p text:style-name="Preformatted_20_Text">no kernel linux)</text:p>
      <text:p text:style-name="Preformatted_20_Text"><text:s/>lsmod</text:p>
      <text:p text:style-name="Preformatted_20_Text"/>
      <text:p text:style-name="Preformatted_20_Text"/>
      <text:p text:style-name="Preformatted_20_Text">12.3 - comando rmmod = descarrega(remove) módulos que estão ativos</text:p>
      <text:p text:style-name="Preformatted_20_Text">(carregados atualmente) no kernel linux. Esse comando é usado seguido</text:p>
      <text:p text:style-name="Preformatted_20_Text">do módulo a ser descarregado do kernel linux</text:p>
      <text:p text:style-name="Preformatted_20_Text"><text:s/>rmmod modulo-a-descarregar</text:p>
      <text:p text:style-name="Preformatted_20_Text"/>
      <text:p text:style-name="Preformatted_20_Text">- Descarrega(remove) o modulo ne relativo a placa de rede</text:p>
      <text:p text:style-name="Preformatted_20_Text"><text:s/>rmmod ne</text:p>
      <text:p text:style-name="Preformatted_20_Text"/>
      <text:p text:style-name="Preformatted_20_Text"/>
      <text:p text:style-name="Preformatted_20_Text">12.4 - comando depmod = retorna dependencias de modulos na saida padrão.</text:p>
      <text:p text:style-name="Preformatted_20_Text">Pode ser armazenado em um arquivo e depois usado pelo comando modprobe</text:p>
      <text:p text:style-name="Preformatted_20_Text">para carregar modulos. As dependencias dos modulos sao verificadas pelos</text:p>
      <text:p text:style-name="Preformatted_20_Text">scripts em /etc/init.d usando o comando "depmod -a" e o resultado é</text:p>
      <text:p text:style-name="Preformatted_20_Text">gravado no arquivo "/lib/modules/versao-do-kernel/modules.dep". Esta</text:p>
      <text:p text:style-name="Preformatted_20_Text">checagem serve para que todas as dependencias de modulos estejam</text:p>
      <text:p text:style-name="Preformatted_20_Text">corretamente disponiveis na inicializacao do sistema.</text:p>
      <text:p text:style-name="Preformatted_20_Text"><text:soft-page-break/><text:s/>depmod -a</text:p>
      <text:p text:style-name="Preformatted_20_Text"/>
      <text:p text:style-name="Preformatted_20_Text"><text:s/>depmod module1.o module2.o</text:p>
      <text:p text:style-name="Preformatted_20_Text"/>
      <text:p text:style-name="Preformatted_20_Text"/>
      <text:p text:style-name="Preformatted_20_Text">12.5 - comando modinfo = exibe uma lista de parametros que um módulo(driver)</text:p>
      <text:p text:style-name="Preformatted_20_Text">possui</text:p>
      <text:p text:style-name="Preformatted_20_Text"/>
      <text:p text:style-name="Preformatted_20_Text"><text:s/>modinfo -p 3c59x</text:p>
      <text:p text:style-name="Preformatted_20_Text"/>
      <text:p text:style-name="Preformatted_20_Text"><text:s/>debug:3c59x debug level (0-6)</text:p>
      <text:p text:style-name="Preformatted_20_Text"><text:s/>options:3c59x: Bits 0-3: media type, bit 4: bus mastering, bit 9: full duplex</text:p>
      <text:p text:style-name="Preformatted_20_Text"><text:s/>global_options:3c59x: same as options, but applies to all NICs if options is unset</text:p>
      <text:p text:style-name="Preformatted_20_Text"><text:s/>full_duplex:3c59x full duplex setting(s) (1)</text:p>
      <text:p text:style-name="Preformatted_20_Text"/>
      <text:p text:style-name="Preformatted_20_Text"><text:s/>modinfo 3c59x</text:p>
      <text:p text:style-name="Preformatted_20_Text"/>
      <text:p text:style-name="Preformatted_20_Text"><text:s/>filename: <text:s text:c="6"/>/lib/modules/2.6.8-2-686-smp/kernel/drivers/net/3c59x.ko</text:p>
      <text:p text:style-name="Preformatted_20_Text"><text:s/>author: <text:s text:c="8"/>Donald Becker &lt;becker@scyld.com&gt;</text:p>
      <text:p text:style-name="Preformatted_20_Text"><text:s/>description: <text:s text:c="3"/>3Com 3c59x/3c9xx ethernet driver LK1.1.19 10 Nov 2002</text:p>
      <text:p text:style-name="Preformatted_20_Text"><text:s/>license: <text:s text:c="7"/>GPL</text:p>
      <text:p text:style-name="Preformatted_20_Text"><text:s/>vermagic: <text:s text:c="6"/>2.6.8-2-686-smp SMP preempt 686 gcc-3.3</text:p>
      <text:p text:style-name="Preformatted_20_Text"><text:s/>depends:</text:p>
      <text:p text:style-name="Preformatted_20_Text"><text:s/>alias: <text:s text:c="9"/>pci:v000010B7d00005900sv*sd*bc*sc*i*</text:p>
      <text:p text:style-name="Preformatted_20_Text"/>
      <text:p text:style-name="Preformatted_20_Text">####################################################################### </text:p>
      <text:p text:style-name="Preformatted_20_Text"/>
      <text:p text:style-name="Preformatted_20_Text">13 - COMANDOS DE REDIRECIONAMENTO E PIPE</text:p>
      <text:p text:style-name="Preformatted_20_Text">----------------------------------------</text:p>
      <text:p text:style-name="Preformatted_20_Text">Tente ao invés de somente "&gt;" use "2&gt; /arquivo". Normalmente o "&gt;"</text:p>
      <text:p text:style-name="Preformatted_20_Text">somente pega a saida de comandos executados com sucesso em quanto</text:p>
      <text:p text:style-name="Preformatted_20_Text">o "2&gt;" eh a saida de erro padrão.</text:p>
      <text:p text:style-name="Preformatted_20_Text"/>
      <text:p text:style-name="Preformatted_20_Text">13.1 - "&gt;" = redireciona a saída de um programa/comando/script para algum</text:p>
      <text:p text:style-name="Preformatted_20_Text">dispositivo ou arquivo ao invés do dispositivo de saída padrão(monitor de</text:p>
      <text:p text:style-name="Preformatted_20_Text">video). Quando é usado com arquivos este redirecionamento cria ou substitui</text:p>
      <text:p text:style-name="Preformatted_20_Text">o conteúdo do arquivo</text:p>
      <text:p text:style-name="Preformatted_20_Text"/>
      <text:p text:style-name="Preformatted_20_Text">EX: você pode usar o comando "ls" para listar arquivos e usar</text:p>
      <text:p text:style-name="Preformatted_20_Text"><text:s/>ls &gt; listagem.txt</text:p>
      <text:p text:style-name="Preformatted_20_Text">para enviar a saída do comando para o arquivo listagem.txt</text:p>
      <text:p text:style-name="Preformatted_20_Text"/>
      <text:p text:style-name="Preformatted_20_Text">O mesmo comando pode ser redirecionado para o segundo console "/dev/tty2"</text:p>
      <text:p text:style-name="Preformatted_20_Text">usando:</text:p>
      <text:p text:style-name="Preformatted_20_Text"><text:s/>ls &gt; /dev/tty2</text:p>
      <text:p text:style-name="Preformatted_20_Text">o resultado do comando "ls" será exibido no segundo console</text:p>
      <text:p text:style-name="Preformatted_20_Text"/>
      <text:p text:style-name="Preformatted_20_Text"/>
      <text:p text:style-name="Preformatted_20_Text">13.2 - "&gt;&gt;" = redireciona a saída de um programa/comando/script para algum</text:p>
      <text:p text:style-name="Preformatted_20_Text">dispositivo ou final de arquivo ao invés do dispositivo de saída padrão</text:p>
      <text:p text:style-name="Preformatted_20_Text">(monitor de video). A diferença entre este redirecionamento duplo e o</text:p>
      <text:p text:style-name="Preformatted_20_Text">simples, é se caso for usado com arquivos, adiciona a saída do comando</text:p>
      <text:p text:style-name="Preformatted_20_Text">ao final do arquivo existente ao invés de substituir seu conteúdo.</text:p>
      <text:p text:style-name="Preformatted_20_Text"/>
      <text:p text:style-name="Preformatted_20_Text">EX: você pode acrescentar a saída do comando "ls" ao arquivo listagem.txt</text:p>
      <text:p text:style-name="Preformatted_20_Text">do capítulo anterior usando:</text:p>
      <text:p text:style-name="Preformatted_20_Text"><text:s/>ls / &gt;&gt; listagem.txt</text:p>
      <text:p text:style-name="Preformatted_20_Text"/>
      <text:p text:style-name="Preformatted_20_Text">O mesmo comando pode ser redirecionado para o segundo console "/dev/tty2"</text:p>
      <text:p text:style-name="Preformatted_20_Text">usando:</text:p>
      <text:p text:style-name="Preformatted_20_Text"><text:s/>ls &gt; /dev/tty2</text:p>
      <text:p text:style-name="Preformatted_20_Text"><text:soft-page-break/>o resultado do comando "ls" será exibido no segundo console</text:p>
      <text:p text:style-name="Preformatted_20_Text"/>
      <text:p text:style-name="Preformatted_20_Text"/>
      <text:p text:style-name="Preformatted_20_Text">13.3 - "&lt;" = direciona a entrada padrão de arquivo/dispositivo para um</text:p>
      <text:p text:style-name="Preformatted_20_Text">comando. Este comando faz o contrário do anterior ele envia dados ao comando.</text:p>
      <text:p text:style-name="Preformatted_20_Text">Você pode usar o comando</text:p>
      <text:p text:style-name="Preformatted_20_Text"><text:s/>cat &lt; file4.txt</text:p>
      <text:p text:style-name="Preformatted_20_Text">para enviar o conteúdo do arquivo "file4.txt" ao comando "cat" que mostrará</text:p>
      <text:p text:style-name="Preformatted_20_Text">seu conteúdo</text:p>
      <text:p text:style-name="Preformatted_20_Text"/>
      <text:p text:style-name="Preformatted_20_Text"/>
      <text:p text:style-name="Preformatted_20_Text">13.4 - "2&gt;" = redireciona a saida de erro padrao</text:p>
      <text:p text:style-name="Preformatted_20_Text"><text:s/>/usr/programa1.sh 2&gt; /home/arquivos/erros.txt = envia a saida de erro padrao</text:p>
      <text:p text:style-name="Preformatted_20_Text">do comando programa1.sh para o arquivo erros.txt</text:p>
      <text:p text:style-name="Preformatted_20_Text"/>
      <text:p text:style-name="Preformatted_20_Text"/>
      <text:p text:style-name="Preformatted_20_Text">13.5 - "&amp;&gt;" = envia a saida padrao e tambem o erro padrao para um</text:p>
      <text:p text:style-name="Preformatted_20_Text">determinado arquivo</text:p>
      <text:p text:style-name="Preformatted_20_Text"/>
      <text:p text:style-name="Preformatted_20_Text"/>
      <text:p text:style-name="Preformatted_20_Text">13.6 - "2&gt;&gt;" = o direcionamento não destrutivo dá um append(adicionamento)</text:p>
      <text:p text:style-name="Preformatted_20_Text">de sua saída de erro no arquivo erros.txt - script 2&gt;&gt; erros.txt</text:p>
      <text:p text:style-name="Preformatted_20_Text"/>
      <text:p text:style-name="Preformatted_20_Text"/>
      <text:p text:style-name="Preformatted_20_Text">13.7 - "|" (pipe) = envia a saída de um comando para a entrada do próximo</text:p>
      <text:p text:style-name="Preformatted_20_Text">comando para continuidade do processamento. Os dados enviados são processados</text:p>
      <text:p text:style-name="Preformatted_20_Text">pelo próximo comando que mostrará o resultado do processamento.</text:p>
      <text:p text:style-name="Preformatted_20_Text"/>
      <text:p text:style-name="Preformatted_20_Text">EX:</text:p>
      <text:p text:style-name="Preformatted_20_Text"><text:s/>ls -la | more = este comando faz a listagem longa de arquivos que é enviado</text:p>
      <text:p text:style-name="Preformatted_20_Text">ao comando `more' (que tem a função de efetuar uma pausa a cada 25 linhas</text:p>
      <text:p text:style-name="Preformatted_20_Text">do arquivo).</text:p>
      <text:p text:style-name="Preformatted_20_Text"/>
      <text:p text:style-name="Preformatted_20_Text">A principal diferença entre o "|" e o "&gt;", é que o Pipe envolve processamento</text:p>
      <text:p text:style-name="Preformatted_20_Text">entre comandos, a saída de um comando é enviado a entrada do próximo e o</text:p>
      <text:p text:style-name="Preformatted_20_Text">"&gt;" redireciona a saída de um comando para um arquivo/dispositivo.</text:p>
      <text:p text:style-name="Preformatted_20_Text"/>
      <text:p text:style-name="Preformatted_20_Text">Você pode notar pelo exemplo acima "ls -la | more" que ambos "ls" e "more"</text:p>
      <text:p text:style-name="Preformatted_20_Text">são comandos porque estão separados por um "|" Se um deles não existir ou</text:p>
      <text:p text:style-name="Preformatted_20_Text">estiver digitado incorretamente, será mostrada uma mensagem de erro.</text:p>
      <text:p text:style-name="Preformatted_20_Text"/>
      <text:p text:style-name="Preformatted_20_Text">Um resultado diferente seria obtido usando um "&gt;" no lugar do "|" A saída</text:p>
      <text:p text:style-name="Preformatted_20_Text">do comando "ls -la" seria gravada em um arquivo chamado "more".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4 - TECLAS DE ATALHO DO KDE 3.X</text:p>
      <text:p text:style-name="Preformatted_20_Text">----------------------------------------</text:p>
      <text:p text:style-name="Preformatted_20_Text"><text:s/>ALT + F1 = exibe o menu de opcoes do KDe 3.x</text:p>
      <text:p text:style-name="Preformatted_20_Text"/>
      <text:p text:style-name="Preformatted_20_Text"><text:s/>ALT + F2 = exibe a janela "Comando de execução" para que</text:p>
      <text:p text:style-name="Preformatted_20_Text">você digite um comando à executar</text:p>
      <text:p text:style-name="Preformatted_20_Text"/>
      <text:p text:style-name="Preformatted_20_Text"><text:s/>ALT + F3 = tem a mesma função do botão direito do mouse</text:p>
      <text:p text:style-name="Preformatted_20_Text"/>
      <text:p text:style-name="Preformatted_20_Text"><text:s/>ALT + F4 = fecha(encerra) um determinado programa em uso</text:p>
      <text:p text:style-name="Preformatted_20_Text"/>
      <text:p text:style-name="Preformatted_20_Text"><text:s/>ALT + TAB = exibe uma janela para escolher outro programa</text:p>
      <text:p text:style-name="Preformatted_20_Text">que esteja rodando em background.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<text:soft-page-break/>15 - METACARACTERES</text:p>
      <text:p text:style-name="Preformatted_20_Text">-------------------</text:p>
      <text:p text:style-name="Preformatted_20_Text">Os metacaracteres são caracteres que representam o nome de um</text:p>
      <text:p text:style-name="Preformatted_20_Text">grupo de arquivos.</text:p>
      <text:p text:style-name="Preformatted_20_Text"/>
      <text:p text:style-name="Preformatted_20_Text">* <text:s/>= substitui todos os caracteres</text:p>
      <text:p text:style-name="Preformatted_20_Text">[] = intervalo de caracteres</text:p>
      <text:p text:style-name="Preformatted_20_Text">? <text:s/>= substitui por um caracter qualquer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6 - COMANDOS PARA GRAVAÇÃO DE CD'S</text:p>
      <text:p text:style-name="Preformatted_20_Text">-----------------------------------</text:p>
      <text:p text:style-name="Preformatted_20_Text">16.1 - comando mkisofs = permite criar imagens ISO a partir de um</text:p>
      <text:p text:style-name="Preformatted_20_Text">diretório no HD</text:p>
      <text:p text:style-name="Preformatted_20_Text"><text:s/>mkisofs -r -J -o arquivoISO.iso /usr/imagem1/</text:p>
      <text:p text:style-name="Preformatted_20_Text"/>
      <text:p text:style-name="Preformatted_20_Text"><text:s/>-r: permite que qualquer cliente possa ler o conteúdo do arquivo e também</text:p>
      <text:p text:style-name="Preformatted_20_Text">evita problemas ao tentar ler o arquivo no Win</text:p>
      <text:p text:style-name="Preformatted_20_Text"/>
      <text:p text:style-name="Preformatted_20_Text"><text:s/>-J: mais uma opção para manter compatibilidade com o Win ativando as</text:p>
      <text:p text:style-name="Preformatted_20_Text">extensões Joilet</text:p>
      <text:p text:style-name="Preformatted_20_Text"/>
      <text:p text:style-name="Preformatted_20_Text"><text:s/>-o: especifica o nome do arquivo ISO que será criado</text:p>
      <text:p text:style-name="Preformatted_20_Text"/>
      <text:p text:style-name="Preformatted_20_Text"><text:s/>arquivoISO.iso: nome do arquivo ISO. Nunca esqueça de incluir a</text:p>
      <text:p text:style-name="Preformatted_20_Text">extensão '.iso'. O arquivo é criado no diretório corrente</text:p>
      <text:p text:style-name="Preformatted_20_Text"/>
      <text:p text:style-name="Preformatted_20_Text"><text:s/>/usr/imagem1/: diretório onde estão os arquivos que serão incluidos</text:p>
      <text:p text:style-name="Preformatted_20_Text">no arquivo ISO 'arquivoISO.iso'</text:p>
      <text:p text:style-name="Preformatted_20_Text"/>
      <text:p text:style-name="Preformatted_20_Text"/>
      <text:p text:style-name="Preformatted_20_Text">16.2 - comando cdrecord = permite gravar arquivos em um CDR[W]</text:p>
      <text:p text:style-name="Preformatted_20_Text"/>
      <text:p text:style-name="Preformatted_20_Text">- Exibe informações durante a gravação (-v), especifica o tamanho do buffer</text:p>
      <text:p text:style-name="Preformatted_20_Text">na memória RAM em MegaBytes. Substitua o 16 por um número menor caso você</text:p>
      <text:p text:style-name="Preformatted_20_Text">tenha pouca memória RAM (-fs=16), a velocidade de gravação. Pode ser qualquer</text:p>
      <text:p text:style-name="Preformatted_20_Text">número suportado pelo gravador. Graças ao cache de memória é à multitarefa</text:p>
      <text:p text:style-name="Preformatted_20_Text">real, o Linux oferece uma tolerância muito maior durante a gravação. Quase</text:p>
      <text:p text:style-name="Preformatted_20_Text">sempre você conseguirá gravar a 6x ou mais, mesmo que continue usando o</text:p>
      <text:p text:style-name="Preformatted_20_Text">PC normalmente o que não é recomendável (speed=6), especifica a localização</text:p>
      <text:p text:style-name="Preformatted_20_Text">do gravador. O '0,0,0' é o padrão para gravadores IDE na maioria das dis-</text:p>
      <text:p text:style-name="Preformatted_20_Text">tribuições (dev=0,0,0). Se não funcionar, use o comando 'cdrecord -scanbus'</text:p>
      <text:p text:style-name="Preformatted_20_Text">para visualizar onde está instalado o seu gravador, especifica o arquivo</text:p>
      <text:p text:style-name="Preformatted_20_Text">ISO que será gravado (-data), o nome do arquivo imagem que será gravado</text:p>
      <text:p text:style-name="Preformatted_20_Text">(arquivoISO.iso)</text:p>
      <text:p text:style-name="Preformatted_20_Text"><text:s/>cdrecord -v -fs=16M speed=6 dev=0,0,0 -data arquivoISO.iso</text:p>
      <text:p text:style-name="Preformatted_20_Text"/>
      <text:p text:style-name="Preformatted_20_Text">- Efetua a cópia de todas as musicas wav para o CDR</text:p>
      <text:p text:style-name="Preformatted_20_Text"><text:s/>cdrecord -v -fs=16M speed=8 dev=0,0,0 -audio *</text:p>
      <text:p text:style-name="Preformatted_20_Text"/>
      <text:p text:style-name="Preformatted_20_Text">- Efetua a cópia das faixas(arquivos) "01.wav", "04.wav", "09.wav"</text:p>
      <text:p text:style-name="Preformatted_20_Text"><text:s/>cdrecord -v -fs=16M speed=8 dev=0,0,0 -audio 01.wav 04.wav 09.wav </text:p>
      <text:p text:style-name="Preformatted_20_Text"/>
      <text:p text:style-name="Preformatted_20_Text"/>
      <text:p text:style-name="Preformatted_20_Text">16.3 - comando dd = para copiar um CD já gravado, você deve primeiro gerar</text:p>
      <text:p text:style-name="Preformatted_20_Text">a imagem do conteúdo deste CD usando o comando dd e, em seguida, gravá-lo</text:p>
      <text:p text:style-name="Preformatted_20_Text">normalmente usando o comando cdrecord. Para gerar uma imagem digite</text:p>
      <text:p text:style-name="Preformatted_20_Text"/>
      <text:p text:style-name="Preformatted_20_Text"><text:s/>dd if=/dev/cdrom of=/imagemCD.iso</text:p>
      <text:p text:style-name="Preformatted_20_Text"/>
      <text:p text:style-name="Preformatted_20_Text">O comando acima serve apenas para copiar CD's de dados, pois faz uma cópia</text:p>
      <text:p text:style-name="Preformatted_20_Text"><text:soft-page-break/>exata do mesmo, coisa impossível de ser realizada em um CD musical, onde</text:p>
      <text:p text:style-name="Preformatted_20_Text">não existem os códigos de correção de erro necessários.</text:p>
      <text:p text:style-name="Preformatted_20_Text"/>
      <text:p text:style-name="Preformatted_20_Text"/>
      <text:p text:style-name="Preformatted_20_Text">16.4 - comando cdparanoia = para copiar CD's musicais pode-se usar o ripador</text:p>
      <text:p text:style-name="Preformatted_20_Text">cdparanoia. Para ripar todas as faixas do CD de música, basta colocá-lo na</text:p>
      <text:p text:style-name="Preformatted_20_Text">bandeija do seu CD-ROM e digitar:</text:p>
      <text:p text:style-name="Preformatted_20_Text"><text:s/>cdparanoia -B</text:p>
      <text:p text:style-name="Preformatted_20_Text"/>
      <text:p text:style-name="Preformatted_20_Text">isto irá extrair todas as faixas do CD para o diretório corrente, ou seja,</text:p>
      <text:p text:style-name="Preformatted_20_Text">o diretório atual que você se encontre, salvando-as com os nomes</text:p>
      <text:p text:style-name="Preformatted_20_Text">'track01.cdda.wav', 'track02.cdda.wav' etc.</text:p>
      <text:p text:style-name="Preformatted_20_Text"/>
      <text:p text:style-name="Preformatted_20_Text">- Extrai apenas a faixa número 2 do CD musical salvando-a com o nome de</text:p>
      <text:p text:style-name="Preformatted_20_Text">'faixa2.wav'</text:p>
      <text:p text:style-name="Preformatted_20_Text"><text:s/>cdparanoia 2 faixa2.wav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7 - COMANDOS DA DISTRIBUIÇÃO DEBIAN</text:p>
      <text:p text:style-name="Preformatted_20_Text">------------------------------------</text:p>
      <text:p text:style-name="Preformatted_20_Text">17.1 - comando apt-get = atualiza/instala pacotes no sistema</text:p>
      <text:p text:style-name="Preformatted_20_Text"/>
      <text:p text:style-name="Preformatted_20_Text">- Atualiza o banco de dados local do apt-get. Deve-se executar este</text:p>
      <text:p text:style-name="Preformatted_20_Text">comando frequentemente (eu executo diariamente) para que o apt-get</text:p>
      <text:p text:style-name="Preformatted_20_Text">busque sempre a lista de pacotes DEB mais recente</text:p>
      <text:p text:style-name="Preformatted_20_Text"><text:s/>apt-get update</text:p>
      <text:p text:style-name="Preformatted_20_Text"/>
      <text:p text:style-name="Preformatted_20_Text">- Atualiza todos os pacotes que estão instalados no sistema</text:p>
      <text:p text:style-name="Preformatted_20_Text"><text:s/>apt-get upgrade</text:p>
      <text:p text:style-name="Preformatted_20_Text"/>
      <text:p text:style-name="Preformatted_20_Text">- Atualiza apenas o pacote especificado</text:p>
      <text:p text:style-name="Preformatted_20_Text"><text:s/>apt-get upgrade nome_do_pacote</text:p>
      <text:p text:style-name="Preformatted_20_Text"/>
      <text:p text:style-name="Preformatted_20_Text">- Checa a integridade dos pacotes do sistema, ou seja, verifica se não há</text:p>
      <text:p text:style-name="Preformatted_20_Text">dependências quebradas</text:p>
      <text:p text:style-name="Preformatted_20_Text"><text:s/>apt-get check</text:p>
      <text:p text:style-name="Preformatted_20_Text"/>
      <text:p text:style-name="Preformatted_20_Text">- Instala um novo pacote solucionando automaticamente os pacotes dos quais</text:p>
      <text:p text:style-name="Preformatted_20_Text">o aplicativo a ser instalado depende. Caso o pacote algum-pacote já esteja</text:p>
      <text:p text:style-name="Preformatted_20_Text">instalado, o apt-get tentará atualizá-lo</text:p>
      <text:p text:style-name="Preformatted_20_Text"><text:s/>apt-get install pacote</text:p>
      <text:p text:style-name="Preformatted_20_Text"/>
      <text:p text:style-name="Preformatted_20_Text">- Para reinstalar um pacote</text:p>
      <text:p text:style-name="Preformatted_20_Text"><text:s/>apt-get install --reinstall nome_do_pacote</text:p>
      <text:p text:style-name="Preformatted_20_Text"/>
      <text:p text:style-name="Preformatted_20_Text">- Saber status do cache, como versões distintas, dependências</text:p>
      <text:p text:style-name="Preformatted_20_Text"><text:s/>apt-cache stats</text:p>
      <text:p text:style-name="Preformatted_20_Text"/>
      <text:p text:style-name="Preformatted_20_Text">- Para procurar um pacote</text:p>
      <text:p text:style-name="Preformatted_20_Text"><text:s/>apt-cache search nome_do_pacote</text:p>
      <text:p text:style-name="Preformatted_20_Text"/>
      <text:p text:style-name="Preformatted_20_Text">- Procurar pacotes apenas pelo nome</text:p>
      <text:p text:style-name="Preformatted_20_Text"><text:s/>apt-cache search --names-only nomedopacote</text:p>
      <text:p text:style-name="Preformatted_20_Text"/>
      <text:p text:style-name="Preformatted_20_Text">- Faz uma busca pelo pacote e exibe alguns dados relacionados com o pacote</text:p>
      <text:p text:style-name="Preformatted_20_Text"><text:s/>apt-cache show nome-do-pacote</text:p>
      <text:p text:style-name="Preformatted_20_Text"/>
      <text:p text:style-name="Preformatted_20_Text">- Exibe mais detalhes (dependências e versão) sobre um determinado pacote</text:p>
      <text:p text:style-name="Preformatted_20_Text"><text:s/>apt-cache showpkg nome_do_pacote</text:p>
      <text:p text:style-name="Preformatted_20_Text">EX:</text:p>
      <text:p text:style-name="Preformatted_20_Text"><text:s/>apt-cache showpkg kmail</text:p>
      <text:p text:style-name="Preformatted_20_Text"><text:soft-page-break/></text:p>
      <text:p text:style-name="Preformatted_20_Text">- Exibe apenas os pacotes que depende</text:p>
      <text:p text:style-name="Preformatted_20_Text"><text:s/>apt-cache showpkg nome_do_pacote</text:p>
      <text:p text:style-name="Preformatted_20_Text">EX:</text:p>
      <text:p text:style-name="Preformatted_20_Text"><text:s/>apt-cache depends kmail</text:p>
      <text:p text:style-name="Preformatted_20_Text"/>
      <text:p text:style-name="Preformatted_20_Text">- Instala os pacotes básicos e tenta atualizar todo o sistema</text:p>
      <text:p text:style-name="Preformatted_20_Text"><text:s/>apt-get dist-upgrade</text:p>
      <text:p text:style-name="Preformatted_20_Text"/>
      <text:p text:style-name="Preformatted_20_Text">- Remove o pacote e todas as suas dependencias criadas</text:p>
      <text:p text:style-name="Preformatted_20_Text"><text:s/>apt-get remove nome-do-pacote</text:p>
      <text:p text:style-name="Preformatted_20_Text"/>
      <text:p text:style-name="Preformatted_20_Text">- Remove o pacote e todas as suas dependencias criadas incluindo arquivos</text:p>
      <text:p text:style-name="Preformatted_20_Text">de configuração</text:p>
      <text:p text:style-name="Preformatted_20_Text"><text:s text:c="2"/>apt-get remove --purge nome-do-pacote</text:p>
      <text:p text:style-name="Preformatted_20_Text"/>
      <text:p text:style-name="Preformatted_20_Text">- Visualiza os pacotes que voce poderá atualizar</text:p>
      <text:p text:style-name="Preformatted_20_Text"><text:s/>apt-get -S upgrade</text:p>
      <text:p text:style-name="Preformatted_20_Text"/>
      <text:p text:style-name="Preformatted_20_Text">- Verifica as dependências automaticamente</text:p>
      <text:p text:style-name="Preformatted_20_Text"><text:s/>apt-get -f install</text:p>
      <text:p text:style-name="Preformatted_20_Text"/>
      <text:p text:style-name="Preformatted_20_Text">- Instala o kernel no sistema</text:p>
      <text:p text:style-name="Preformatted_20_Text"><text:s/>apt-get -f install kernel</text:p>
      <text:p text:style-name="Preformatted_20_Text"/>
      <text:p text:style-name="Preformatted_20_Text">- Apenas efetua o download do pacote para o diretório</text:p>
      <text:p text:style-name="Preformatted_20_Text">'/var/cache/apt/archives' cabendo ao usuário instalá-lo posteriormente</text:p>
      <text:p text:style-name="Preformatted_20_Text"><text:s/>apt-get install -d nome_do_pacote</text:p>
      <text:p text:style-name="Preformatted_20_Text"/>
      <text:p text:style-name="Preformatted_20_Text">- Tambem instala o kernel no sistema</text:p>
      <text:p text:style-name="Preformatted_20_Text"><text:s/>apt-get -f install kernel#1:2.2.18-6cl</text:p>
      <text:p text:style-name="Preformatted_20_Text"/>
      <text:p text:style-name="Preformatted_20_Text">- Para reinstalar um pacote</text:p>
      <text:p text:style-name="Preformatted_20_Text"><text:s/>apt-get install --reinstall nome_do_pacote</text:p>
      <text:p text:style-name="Preformatted_20_Text"/>
      <text:p text:style-name="Preformatted_20_Text">- Para apenas fazer o download de um pacote (A opção "-d" ou</text:p>
      <text:p text:style-name="Preformatted_20_Text">"--download-only" no apt-get faz apenas o dowload sem instalar nada)</text:p>
      <text:p text:style-name="Preformatted_20_Text"><text:s/>apt-get --download-only install nome_do_pacote</text:p>
      <text:p text:style-name="Preformatted_20_Text"/>
      <text:p text:style-name="Preformatted_20_Text">- Qual pacote devo instalar pra ter o comando import?</text:p>
      <text:p text:style-name="Preformatted_20_Text"><text:s/>apt-file search bin/import</text:p>
      <text:p text:style-name="Preformatted_20_Text">imagemagick: usr/bin/import</text:p>
      <text:p text:style-name="Preformatted_20_Text"/>
      <text:p text:style-name="Preformatted_20_Text">- Adiciona o suporte ao apt para instalar pacotes via CD-ROM</text:p>
      <text:p text:style-name="Preformatted_20_Text"><text:s/>apt-cdrom add</text:p>
      <text:p text:style-name="Preformatted_20_Text"/>
      <text:p text:style-name="Preformatted_20_Text">- Para remover arquivos de pacotes baixados pelo apt-get ou aptitude</text:p>
      <text:p text:style-name="Preformatted_20_Text">(que serão armazenados no diretório /var/cache/apt/archives/) digite:</text:p>
      <text:p text:style-name="Preformatted_20_Text"><text:s/>apt-get clean</text:p>
      <text:p text:style-name="Preformatted_20_Text"><text:s/>apt-get autoclean</text:p>
      <text:p text:style-name="Preformatted_20_Text"/>
      <text:p text:style-name="Preformatted_20_Text">- Para fazer o download do código-fonte de um pacote (OBS: será feito</text:p>
      <text:p text:style-name="Preformatted_20_Text">o download para o diretório atual)</text:p>
      <text:p text:style-name="Preformatted_20_Text"><text:s/>apt-get source nome_do_pacote</text:p>
      <text:p text:style-name="Preformatted_20_Text"/>
      <text:p text:style-name="Preformatted_20_Text">note que serão copiados/baixados 3 arquivos</text:p>
      <text:p text:style-name="Preformatted_20_Text"><text:s/>.orig.tar.gz</text:p>
      <text:p text:style-name="Preformatted_20_Text"><text:s/>.dsc</text:p>
      <text:p text:style-name="Preformatted_20_Text"><text:s/>.diff.gz</text:p>
      <text:p text:style-name="Preformatted_20_Text"/>
      <text:p text:style-name="Preformatted_20_Text">- Para descobrir o nome de um pacote (que não está instalado no sistema)</text:p>
      <text:p text:style-name="Preformatted_20_Text">que um arquivo pertence</text:p>
      <text:p text:style-name="Preformatted_20_Text"><text:soft-page-break/><text:s/>apt-file search nome_do_arquivo</text:p>
      <text:p text:style-name="Preformatted_20_Text"/>
      <text:p text:style-name="Preformatted_20_Text">OBS1: Antes disso, por favor, execute o comando</text:p>
      <text:p text:style-name="Preformatted_20_Text"><text:s/>apt-file update</text:p>
      <text:p text:style-name="Preformatted_20_Text">para atualizar a base de dados dos arquivos que os pacotes contém.</text:p>
      <text:p text:style-name="Preformatted_20_Text"/>
      <text:p text:style-name="Preformatted_20_Text">OBS2: Este comando é similar ao 'dpkg -S' mas exibirá os pacotes não</text:p>
      <text:p text:style-name="Preformatted_20_Text">instalados que contêm o arquivo. Pode ser usado também para procurar</text:p>
      <text:p text:style-name="Preformatted_20_Text">por um pacote que contém arquivos necessários que estejam faltando</text:p>
      <text:p text:style-name="Preformatted_20_Text">quando se compila alguns programas</text:p>
      <text:p text:style-name="Preformatted_20_Text"/>
      <text:p text:style-name="Preformatted_20_Text">- Para exibir o conteúdo de um pacote</text:p>
      <text:p text:style-name="Preformatted_20_Text"><text:s/>apt-file list nome_do_pacote</text:p>
      <text:p text:style-name="Preformatted_20_Text"/>
      <text:p text:style-name="Preformatted_20_Text"/>
      <text:p text:style-name="Preformatted_20_Text">17.2 - comando aptitude = gerenciador de pacotes padrão do Debian GNU/Linux</text:p>
      <text:p text:style-name="Preformatted_20_Text">versão sarge/testing. É o substituto do software 'dselect'. Pode-se utilizar</text:p>
      <text:p text:style-name="Preformatted_20_Text">o aptitude ao invés do apt-get para gerenciar os pacotes '*.deb' no sistema.</text:p>
      <text:p text:style-name="Preformatted_20_Text">Possui duas interfaces: baseada em menus de comandos e a outra totalmente em</text:p>
      <text:p text:style-name="Preformatted_20_Text">modo texto, ou seja, via linha de comando.</text:p>
      <text:p text:style-name="Preformatted_20_Text"/>
      <text:p text:style-name="Preformatted_20_Text">1 - Interface via texto</text:p>
      <text:p text:style-name="Preformatted_20_Text">-----------------------</text:p>
      <text:p text:style-name="Preformatted_20_Text">- Atualiza o banco de dados local do aptitude</text:p>
      <text:p text:style-name="Preformatted_20_Text"><text:s/>aptitude update</text:p>
      <text:p text:style-name="Preformatted_20_Text"/>
      <text:p text:style-name="Preformatted_20_Text">- Atualiza todos os pacotes que estão instalados no sistema</text:p>
      <text:p text:style-name="Preformatted_20_Text"><text:s/>aptitude upgrade</text:p>
      <text:p text:style-name="Preformatted_20_Text"/>
      <text:p text:style-name="Preformatted_20_Text">- Para instalar um pacote</text:p>
      <text:p text:style-name="Preformatted_20_Text"><text:s/>aptitude install nome_do_pacote</text:p>
      <text:p text:style-name="Preformatted_20_Text"/>
      <text:p text:style-name="Preformatted_20_Text">- Para remover um pacote instalado no sistema</text:p>
      <text:p text:style-name="Preformatted_20_Text"><text:s/>aptitude remove nome_do_pacote</text:p>
      <text:p text:style-name="Preformatted_20_Text"/>
      <text:p text:style-name="Preformatted_20_Text">- Para remover um pacote instalado no sistema incluindo seus</text:p>
      <text:p text:style-name="Preformatted_20_Text">arquivos de configuração</text:p>
      <text:p text:style-name="Preformatted_20_Text"><text:s/>aptitude purge nome_do_pacote</text:p>
      <text:p text:style-name="Preformatted_20_Text"/>
      <text:p text:style-name="Preformatted_20_Text">- Para manter a versão atual de um pacote instalado no sistema, basta</text:p>
      <text:p text:style-name="Preformatted_20_Text">digitar</text:p>
      <text:p text:style-name="Preformatted_20_Text"><text:s/>aptitude hold nome_do_pacote1 nome_do_pacote2 nome_do_pacote3</text:p>
      <text:p text:style-name="Preformatted_20_Text"/>
      <text:p text:style-name="Preformatted_20_Text">Assim uma atualização do pacote selecionado não será instalado no sistema.</text:p>
      <text:p text:style-name="Preformatted_20_Text"/>
      <text:p text:style-name="Preformatted_20_Text">- Para remover arquivos de pacotes baixados pelo apt-get ou aptitude</text:p>
      <text:p text:style-name="Preformatted_20_Text">(que serão armazenados no diretório /var/cache/apt/archives/) digite:</text:p>
      <text:p text:style-name="Preformatted_20_Text"><text:s/>aptitude clean</text:p>
      <text:p text:style-name="Preformatted_20_Text"><text:s/>aptitude autoclean</text:p>
      <text:p text:style-name="Preformatted_20_Text"/>
      <text:p text:style-name="Preformatted_20_Text">- Para procurar um pacote</text:p>
      <text:p text:style-name="Preformatted_20_Text"><text:s/>aptitude search nome_do_pacote</text:p>
      <text:p text:style-name="Preformatted_20_Text"/>
      <text:p text:style-name="Preformatted_20_Text">- Faz uma busca pelo pacote e exibe alguns dados relacionados com o pacote</text:p>
      <text:p text:style-name="Preformatted_20_Text"><text:s/>aptitude show nome-do-pacote</text:p>
      <text:p text:style-name="Preformatted_20_Text"/>
      <text:p text:style-name="Preformatted_20_Text">2 - Interface via menus</text:p>
      <text:p text:style-name="Preformatted_20_Text">-----------------------</text:p>
      <text:p text:style-name="Preformatted_20_Text">- Para executar o aptitude através da interface via menus:</text:p>
      <text:p text:style-name="Preformatted_20_Text"><text:s/>aptitude</text:p>
      <text:p text:style-name="Preformatted_20_Text"/>
      <text:p text:style-name="Preformatted_20_Text">basta acessar os menus apertando a tecla tecla 'F10'.</text:p>
      <text:p text:style-name="Preformatted_20_Text"><text:soft-page-break/></text:p>
      <text:p text:style-name="Preformatted_20_Text">- Para instalar um pacote selecionado, pressione a tecla '+' e logo após,</text:p>
      <text:p text:style-name="Preformatted_20_Text">pressione a tecla 'g' duas vezes. Então aguarde o download e a instalação.</text:p>
      <text:p text:style-name="Preformatted_20_Text"/>
      <text:p text:style-name="Preformatted_20_Text">- Para remover um pacote instalado no sistema, basta selecioná-lo e logo</text:p>
      <text:p text:style-name="Preformatted_20_Text">após pressionar a tecla '-'. Caso você queira remover também seus arquivos</text:p>
      <text:p text:style-name="Preformatted_20_Text">de configuração, pressione a tecla '_' ao invés da tecla '-'.</text:p>
      <text:p text:style-name="Preformatted_20_Text"/>
      <text:p text:style-name="Preformatted_20_Text">- Para manter a versão atual de um pacote instalado no sistema, basta</text:p>
      <text:p text:style-name="Preformatted_20_Text">selecioná-lo e depois pressionar a tecla '='. Assim uma atualização</text:p>
      <text:p text:style-name="Preformatted_20_Text">do pacote selecionado não será instalado no sistema.</text:p>
      <text:p text:style-name="Preformatted_20_Text"/>
      <text:p text:style-name="Preformatted_20_Text">- Para remover arquivos de pacotes baixados pelo apt-get ou aptitude</text:p>
      <text:p text:style-name="Preformatted_20_Text">(que serão armazenados no diretório /var/cache/apt/archives/) clique</text:p>
      <text:p text:style-name="Preformatted_20_Text">na tecla 'F10', selecione o menu 'Actions' e escolha as opções</text:p>
      <text:p text:style-name="Preformatted_20_Text">'Clean package cache' e depois 'Clean obsolete files'.</text:p>
      <text:p text:style-name="Preformatted_20_Text"/>
      <text:p text:style-name="Preformatted_20_Text"/>
      <text:p text:style-name="Preformatted_20_Text">17.3 - comando dpkg = ferramenta completa para gerenciamento de pacotes</text:p>
      <text:p text:style-name="Preformatted_20_Text">utilizando o Sistema de Pacotes Debian (Debian Package System)</text:p>
      <text:p text:style-name="Preformatted_20_Text"/>
      <text:p text:style-name="Preformatted_20_Text">- Para instalar um pacote no formato 'deb'</text:p>
      <text:p text:style-name="Preformatted_20_Text"><text:s/>dpkg -i nome_do_pacote.deb</text:p>
      <text:p text:style-name="Preformatted_20_Text">ou</text:p>
      <text:p text:style-name="Preformatted_20_Text"><text:s/>dpkg --install nome_do_pacote.deb</text:p>
      <text:p text:style-name="Preformatted_20_Text"/>
      <text:p text:style-name="Preformatted_20_Text">- Para remover um pacote no formato 'deb' mantendo os arquivos de</text:p>
      <text:p text:style-name="Preformatted_20_Text">configuração relacionados ao pacote</text:p>
      <text:p text:style-name="Preformatted_20_Text"><text:s/>dpkg -r nome_do_pacote</text:p>
      <text:p text:style-name="Preformatted_20_Text">ou</text:p>
      <text:p text:style-name="Preformatted_20_Text"><text:s/>dpkg --remove nome_do_pacote</text:p>
      <text:p text:style-name="Preformatted_20_Text"/>
      <text:p text:style-name="Preformatted_20_Text">- Para remover um pacote no formato 'deb' removendo também todos os arquivos</text:p>
      <text:p text:style-name="Preformatted_20_Text">de configuração relacionados ao pacote</text:p>
      <text:p text:style-name="Preformatted_20_Text"><text:s/>dpkg -P nome_do_pacote</text:p>
      <text:p text:style-name="Preformatted_20_Text">ou</text:p>
      <text:p text:style-name="Preformatted_20_Text"><text:s/>dpkg --purge nome_do_pacote</text:p>
      <text:p text:style-name="Preformatted_20_Text"/>
      <text:p text:style-name="Preformatted_20_Text">- Para exibir detalhes sobre um determinado pacote</text:p>
      <text:p text:style-name="Preformatted_20_Text"><text:s/>dpkg -p nome_do_pacote</text:p>
      <text:p text:style-name="Preformatted_20_Text">ou</text:p>
      <text:p text:style-name="Preformatted_20_Text"><text:s/>dpkg --print-avail nome_do_pacote</text:p>
      <text:p text:style-name="Preformatted_20_Text"/>
      <text:p text:style-name="Preformatted_20_Text">- Para exibir todos os pacotes instalados no computador</text:p>
      <text:p text:style-name="Preformatted_20_Text"><text:s/>dpkg -l</text:p>
      <text:p text:style-name="Preformatted_20_Text">ou</text:p>
      <text:p text:style-name="Preformatted_20_Text"><text:s/>dpkg --list</text:p>
      <text:p text:style-name="Preformatted_20_Text"/>
      <text:p text:style-name="Preformatted_20_Text">- Para exibir todos os pacotes que contenham em seu nome a palavra</text:p>
      <text:p text:style-name="Preformatted_20_Text">'mozilla'</text:p>
      <text:p text:style-name="Preformatted_20_Text"><text:s/>dpkg -l | grep mozilla</text:p>
      <text:p text:style-name="Preformatted_20_Text">ou</text:p>
      <text:p text:style-name="Preformatted_20_Text"><text:s/>dpkg --list | grep mozilla</text:p>
      <text:p text:style-name="Preformatted_20_Text"/>
      <text:p text:style-name="Preformatted_20_Text">ii <text:s/>kaffeine-mozil 0.4.3.1-1 <text:s text:c="5"/>mozilla plugin that lanches kaffeine for sup</text:p>
      <text:p text:style-name="Preformatted_20_Text">ii <text:s/>mozilla-browse 1.7.3-5 <text:s text:c="7"/>The Mozilla Internet application suite - cor</text:p>
      <text:p text:style-name="Preformatted_20_Text">ii <text:s/>mozilla-psm <text:s text:c="3"/>1.7.3-5 <text:s text:c="7"/>The Mozilla Internet application suite - Per</text:p>
      <text:p text:style-name="Preformatted_20_Text"/>
      <text:p text:style-name="Preformatted_20_Text">mas para que o nome do pacote seja exibido por completo, basta digitar</text:p>
      <text:p text:style-name="Preformatted_20_Text"><text:s/>COLUMNS=95 dpkg -l | grep mozilla</text:p>
      <text:p text:style-name="Preformatted_20_Text"/>
      <text:p text:style-name="Preformatted_20_Text">ii <text:s/>kaffeine-mozilla <text:s/>0.4.3.1-1 <text:s text:c="8"/>mozilla plugin that lanches kaffeine for <text:soft-page-break/>supported</text:p>
      <text:p text:style-name="Preformatted_20_Text">ii <text:s/>mozilla-browser <text:s text:c="2"/>1.7.3-5 <text:s text:c="10"/>The Mozilla Internet application suite - core and</text:p>
      <text:p text:style-name="Preformatted_20_Text">ii <text:s/>mozilla-psm <text:s text:c="6"/>1.7.3-5 <text:s text:c="10"/>The Mozilla Internet application suite - Personal</text:p>
      <text:p text:style-name="Preformatted_20_Text"/>
      <text:p text:style-name="Preformatted_20_Text">- Para exibir todos os pacotes que comecem com a palavra 'postgre'</text:p>
      <text:p text:style-name="Preformatted_20_Text"><text:s/>dpkg -l postgre*</text:p>
      <text:p text:style-name="Preformatted_20_Text">ou</text:p>
      <text:p text:style-name="Preformatted_20_Text"><text:s/>dpkg --list postgre*</text:p>
      <text:p text:style-name="Preformatted_20_Text"/>
      <text:p text:style-name="Preformatted_20_Text">Desired=Unknown/Install/Remove/Purge/Hold</text:p>
      <text:p text:style-name="Preformatted_20_Text">| Status=Not/Installed/Config-files/Unpacked/Failed-config/Half-installed</text:p>
      <text:p text:style-name="Preformatted_20_Text">|/ Err?=(none)/Hold/Reinst-required/X=both-problems (Status,Err: uppercase=bad)</text:p>
      <text:p text:style-name="Preformatted_20_Text">||/ Name <text:s text:c="14"/>Version <text:s text:c="11"/>Description</text:p>
      <text:p text:style-name="Preformatted_20_Text">+++-==================-==================-====================================================</text:p>
      <text:p text:style-name="Preformatted_20_Text">un <text:s/>postgres95 <text:s text:c="8"/>&lt;none&gt; <text:s text:c="12"/>(no description available)</text:p>
      <text:p text:style-name="Preformatted_20_Text">ii <text:s/>postgresql <text:s text:c="8"/>7.4.6-5 <text:s text:c="11"/>object-relational SQL database management system</text:p>
      <text:p text:style-name="Preformatted_20_Text">ii <text:s/>postgresql-client <text:s/>7.4.6-5 <text:s text:c="11"/>front-end programs for PostgreSQL</text:p>
      <text:p text:style-name="Preformatted_20_Text">un <text:s/>postgresql-contrib &lt;none&gt; <text:s text:c="12"/>(no description available)</text:p>
      <text:p text:style-name="Preformatted_20_Text">un <text:s/>postgresql-dev <text:s text:c="4"/>&lt;none&gt; <text:s text:c="12"/>(no description available)</text:p>
      <text:p text:style-name="Preformatted_20_Text">un <text:s/>postgresql-doc <text:s text:c="4"/>&lt;none&gt; <text:s text:c="12"/>(no description available)</text:p>
      <text:p text:style-name="Preformatted_20_Text">un <text:s/>postgresql-pl <text:s text:c="5"/>&lt;none&gt; <text:s text:c="12"/>(no description available)</text:p>
      <text:p text:style-name="Preformatted_20_Text">un <text:s/>postgresql-test <text:s text:c="3"/>&lt;none&gt; <text:s text:c="12"/>(no description available)</text:p>
      <text:p text:style-name="Preformatted_20_Text"/>
      <text:p text:style-name="Preformatted_20_Text">- Para exibir os arquivos que um determinado pacote possui</text:p>
      <text:p text:style-name="Preformatted_20_Text"><text:s/>dpkg -L nome_do_pacote</text:p>
      <text:p text:style-name="Preformatted_20_Text">ou</text:p>
      <text:p text:style-name="Preformatted_20_Text"><text:s/>dpkg -listfiles nome_do_pacote</text:p>
      <text:p text:style-name="Preformatted_20_Text"/>
      <text:p text:style-name="Preformatted_20_Text">- Para exibir o nome do pacote que contem os arquivos todos os 'kmail_*.sh'</text:p>
      <text:p text:style-name="Preformatted_20_Text"><text:s/>dpkg -S kmail_*.sh</text:p>
      <text:p text:style-name="Preformatted_20_Text">ou</text:p>
      <text:p text:style-name="Preformatted_20_Text"><text:s/>dpkg --search kmail_*.sh</text:p>
      <text:p text:style-name="Preformatted_20_Text"/>
      <text:p text:style-name="Preformatted_20_Text">kmail: /usr/bin/kmail_antivir.sh</text:p>
      <text:p text:style-name="Preformatted_20_Text">kmail: /usr/bin/kmail_sav.sh</text:p>
      <text:p text:style-name="Preformatted_20_Text">kmail: /usr/bin/kmail_fprot.sh</text:p>
      <text:p text:style-name="Preformatted_20_Text">kmail: /usr/bin/kmail_clamav.sh</text:p>
      <text:p text:style-name="Preformatted_20_Text"/>
      <text:p text:style-name="Preformatted_20_Text">- Para exibir uma descrição mais detalhada do pacote 'postgresql'</text:p>
      <text:p text:style-name="Preformatted_20_Text"><text:s/>dpkg -s postgresql</text:p>
      <text:p text:style-name="Preformatted_20_Text"/>
      <text:p text:style-name="Preformatted_20_Text">- Para exibir o conteúdo de um pacote DEB</text:p>
      <text:p text:style-name="Preformatted_20_Text"><text:s/>dpkg -c nome_do_pacote.deb</text:p>
      <text:p text:style-name="Preformatted_20_Text"/>
      <text:p text:style-name="Preformatted_20_Text"><text:s/>dpkg -S /usr/include/locale.h</text:p>
      <text:p text:style-name="Preformatted_20_Text">libc6-dev: /usr/include/locale.h</text:p>
      <text:p text:style-name="Preformatted_20_Text"/>
      <text:p text:style-name="Preformatted_20_Text">- Para exibir todos os pacotes instalados no sistema</text:p>
      <text:p text:style-name="Preformatted_20_Text"><text:s/>dpkg --get-selections &gt;&gt; lista_de_pacotes.txt</text:p>
      <text:p text:style-name="Preformatted_20_Text"/>
      <text:p text:style-name="Preformatted_20_Text">- Para obter uma lista de pacotes instalados no sistema:</text:p>
      <text:p text:style-name="Preformatted_20_Text"><text:s/>dpkg --get-selections &gt; lista_de_pacotes.txt</text:p>
      <text:p text:style-name="Preformatted_20_Text"/>
      <text:p text:style-name="Preformatted_20_Text">#####################################################################3</text:p>
      <text:p text:style-name="Preformatted_20_Text"/>
      <text:p text:style-name="Preformatted_20_Text">ARRUMAR!!! EDER JORDAM PAREI AQUI</text:p>
      <text:p text:style-name="Preformatted_20_Text"/>
      <text:p text:style-name="Preformatted_20_Text">- Para saber as depedencias de um pacote:</text:p>
      <text:p text:style-name="Preformatted_20_Text"><text:soft-page-break/><text:s/>apt-cache show kernel-image-2.6.10-1-k7 | grep Depends</text:p>
      <text:p text:style-name="Preformatted_20_Text">Depends: initrd-tools (&gt;= 0.1.76), coreutils | fileutils (&gt;= 4.0),</text:p>
      <text:p text:style-name="Preformatted_20_Text">module-init-tools (&gt;= 0.9.13)</text:p>
      <text:p text:style-name="Preformatted_20_Text"/>
      <text:p text:style-name="Preformatted_20_Text">- Conta qtde de bytes no diretório:</text:p>
      <text:p text:style-name="Preformatted_20_Text"><text:s/>du -Sh | tail -n 1 | awk '{ print $1 " bytes no diretório" }'</text:p>
      <text:p text:style-name="Preformatted_20_Text"/>
      <text:p text:style-name="Preformatted_20_Text">- Conta qtde de bytes no total:</text:p>
      <text:p text:style-name="Preformatted_20_Text"><text:s/>du -Shc | tail -n 1 | awk '{ print $1 " bytes com os subdiretórios"}'</text:p>
      <text:p text:style-name="Preformatted_20_Text"/>
      <text:p text:style-name="Preformatted_20_Text">- Máquinas nesta faixa de rede:</text:p>
      <text:p text:style-name="Preformatted_20_Text"><text:s/>nmap -v -Ss -o 192.168.1.0/24 '192.168.1.*'</text:p>
      <text:p text:style-name="Preformatted_20_Text"/>
      <text:p text:style-name="Preformatted_20_Text">- Mounting ISO Images</text:p>
      <text:p text:style-name="Preformatted_20_Text">If you are already running Linux, you can save an ISO image to a directory</text:p>
      <text:p text:style-name="Preformatted_20_Text">on your machine or another machine on the network. You may then mount</text:p>
      <text:p text:style-name="Preformatted_20_Text">the ISO image to look at or copy files. To mount an ISO image, use the</text:p>
      <text:p text:style-name="Preformatted_20_Text">following command:</text:p>
      <text:p text:style-name="Preformatted_20_Text"><text:s/>mount -o loop -t iso9660 &lt;isofilename&gt; &lt;mountpoint&gt;</text:p>
      <text:p text:style-name="Preformatted_20_Text"/>
      <text:p text:style-name="Preformatted_20_Text">- Monitora a memoria</text:p>
      <text:p text:style-name="Preformatted_20_Text"><text:s/>xterm -e watch -n 0 cat /proc/meminfo &amp;</text:p>
      <text:p text:style-name="Preformatted_20_Text"/>
      <text:p text:style-name="Preformatted_20_Text">- Monitora o uptime (quanto tempo ja esta ligado):</text:p>
      <text:p text:style-name="Preformatted_20_Text"><text:s/>xterm -e watch -n 0 cat /proc/uptime &amp;</text:p>
      <text:p text:style-name="Preformatted_20_Text"/>
      <text:p text:style-name="Preformatted_20_Text"><text:s/></text:p>
      <text:p text:style-name="Preformatted_20_Text">- Apaga a rota desconhecida:</text:p>
      <text:p text:style-name="Preformatted_20_Text">route del -net 169.254.0.0 netmask 255.255.0.0 eth1</text:p>
      <text:p text:style-name="Preformatted_20_Text"/>
      <text:p text:style-name="Preformatted_20_Text"/>
      <text:p text:style-name="Preformatted_20_Text">- Exibindo a licenca de um software:</text:p>
      <text:p text:style-name="Preformatted_20_Text"><text:s/>rpm -qi yast2 | grep -E '(Name|License)'</text:p>
      <text:p text:style-name="Preformatted_20_Text">Name : yast2 Relocations: /usr</text:p>
      <text:p text:style-name="Preformatted_20_Text">Size : 1074160 License: GPL</text:p>
      <text:p text:style-name="Preformatted_20_Text"/>
      <text:p text:style-name="Preformatted_20_Text"/>
      <text:p text:style-name="Preformatted_20_Text">iptables -L = exibe as regras</text:p>
      <text:p text:style-name="Preformatted_20_Text">iptables -F = limpa as regras</text:p>
      <text:p text:style-name="Preformatted_20_Text">iptables -t nat -L = exibe as regras de NAT</text:p>
      <text:p text:style-name="Preformatted_20_Text">iptables -t nat -F = limpa as regras de NAT</text:p>
      <text:p text:style-name="Preformatted_20_Text">iptables -L -vn -t filter = exibe a tabela filter</text:p>
      <text:p text:style-name="Preformatted_20_Text"/>
      <text:p text:style-name="Preformatted_20_Text">2. "bz2" é geralmente extensão de arquivo compactado com o bzip2.</text:p>
      <text:p text:style-name="Preformatted_20_Text">"gz" é geralmente extensão de arquivo compactado com o gzip</text:p>
      <text:p text:style-name="Preformatted_20_Text">"tar" é geralmente extensão de arquivos aglutinados com o tar</text:p>
      <text:p text:style-name="Preformatted_20_Text">"md5" é geralmente extensão do arquivo com o hash MD5 para verificar</text:p>
      <text:p text:style-name="Preformatted_20_Text">a integridade dos arquivos distribuídos</text:p>
      <text:p text:style-name="Preformatted_20_Text"/>
      <text:p text:style-name="Preformatted_20_Text"/>
      <text:p text:style-name="Preformatted_20_Text">- Exibe todos os processos que estao sendo executados na maquina:</text:p>
      <text:p text:style-name="Preformatted_20_Text">ps -a</text:p>
      <text:p text:style-name="Preformatted_20_Text"/>
      <text:p text:style-name="Preformatted_20_Text">iptables -A OUTPUT -s 10.1.67.21 -d www.unipac.br -j DROP</text:p>
      <text:p text:style-name="Preformatted_20_Text"><text:s/>ou</text:p>
      <text:p text:style-name="Preformatted_20_Text">iptables -A OUTPUT -d www.unipac.br -j DROP</text:p>
      <text:p text:style-name="Preformatted_20_Text"/>
      <text:p text:style-name="Preformatted_20_Text">comando lsof -i = exibe todas as portas que estao sendo usadas</text:p>
      <text:p text:style-name="Preformatted_20_Text"/>
      <text:p text:style-name="Preformatted_20_Text">pstree - mostra uma árvore ordenada do que esta em execução no momento.</text:p>
      <text:p text:style-name="Preformatted_20_Text">Uma alternativa para o "ps".</text:p>
      <text:p text:style-name="Preformatted_20_Text"/>
      <text:p text:style-name="Preformatted_20_Text"><text:soft-page-break/>socklist - mostra uma lista dos sockets abertos. Para se ter idéia, toda</text:p>
      <text:p text:style-name="Preformatted_20_Text">comunicação é feita através de sockets.</text:p>
      <text:p text:style-name="Preformatted_20_Text"/>
      <text:p text:style-name="Preformatted_20_Text">vmstat - um relatório sobre a utilização da memória. A primeira vista</text:p>
      <text:p text:style-name="Preformatted_20_Text">parece ser bastante completo, não se restringindo a utilização da memória</text:p>
      <text:p text:style-name="Preformatted_20_Text"/>
      <text:p text:style-name="Preformatted_20_Text"/>
      <text:p text:style-name="Preformatted_20_Text">$ dpkg -S `which passwd`; # PRA ver o nome do pacote que mexe com senhas</text:p>
      <text:p text:style-name="Preformatted_20_Text"/>
      <text:p text:style-name="Preformatted_20_Text"/>
      <text:p text:style-name="Preformatted_20_Text">$ dpkg -L passwd | grep bin; # PRA ver os programas do pacote</text:p>
      <text:p text:style-name="Preformatted_20_Text"/>
      <text:p text:style-name="Preformatted_20_Text"/>
      <text:p text:style-name="Preformatted_20_Text">$ zcat README.debian.gz</text:p>
      <text:p text:style-name="Preformatted_20_Text"/>
      <text:p text:style-name="Preformatted_20_Text"/>
      <text:p text:style-name="Preformatted_20_Text">Como saber a qual pacote, determinado arquivo pertence?</text:p>
      <text:p text:style-name="Preformatted_20_Text"/>
      <text:p text:style-name="Preformatted_20_Text">  1) Para arquivos de pacotes que NÃO estão instalados: Instale o apt-file. </text:p>
      <text:p text:style-name="Preformatted_20_Text">       bash$ apt-get install apt-file</text:p>
      <text:p text:style-name="Preformatted_20_Text">       bash$ apt-file update</text:p>
      <text:p text:style-name="Preformatted_20_Text"/>
      <text:p text:style-name="Preformatted_20_Text">      a) Para descobrir a qual pacote determinado arquivo pertence:</text:p>
      <text:p text:style-name="Preformatted_20_Text">           bash$ apt-file search &lt;arquivo&gt;</text:p>
      <text:p text:style-name="Preformatted_20_Text">      b) Para listar os arquivos que um pacote possui:</text:p>
      <text:p text:style-name="Preformatted_20_Text">           bash$ apt-file list &lt;pacote&gt;</text:p>
      <text:p text:style-name="Preformatted_20_Text"/>
      <text:p text:style-name="Preformatted_20_Text">  2) Para arquivos de pacotes que ESTÃO instalados: use o dpkg</text:p>
      <text:p text:style-name="Preformatted_20_Text">       a) Para descobrir a qual pacote determinado arquivo pertence:</text:p>
      <text:p text:style-name="Preformatted_20_Text">           bash$ dpkg -S &lt;arquivo&gt;</text:p>
      <text:p text:style-name="Preformatted_20_Text">       b) Para listar os arquivos que um pacote possui:</text:p>
      <text:p text:style-name="Preformatted_20_Text">           bash$ dpkg -L &lt;pacote&gt;</text:p>
      <text:p text:style-name="Preformatted_20_Text"/>
      <text:p text:style-name="Preformatted_20_Text"/>
      <text:p text:style-name="Preformatted_20_Text"/>
      <text:p text:style-name="Preformatted_20_Text">- Exibe uma descrição das versões de todos os pacotes instalados:</text:p>
      <text:p text:style-name="Preformatted_20_Text"><text:s/>dpkg --list</text:p>
      <text:p text:style-name="Preformatted_20_Text">ou</text:p>
      <text:p text:style-name="Preformatted_20_Text"><text:s/>dpkg -l</text:p>
      <text:p text:style-name="Preformatted_20_Text"/>
      <text:p text:style-name="Preformatted_20_Text"/>
      <text:p text:style-name="Preformatted_20_Text">- Exibe uma descrição do pacote 'php4':</text:p>
      <text:p text:style-name="Preformatted_20_Text">dpkg --list 'php4'</text:p>
      <text:p text:style-name="Preformatted_20_Text"/>
      <text:p text:style-name="Preformatted_20_Text"/>
      <text:p text:style-name="Preformatted_20_Text">- Exibe uma descrição detalhada do pacote 'php4':</text:p>
      <text:p text:style-name="Preformatted_20_Text"><text:s/>dpkg --status php4</text:p>
      <text:p text:style-name="Preformatted_20_Text"/>
      <text:p text:style-name="Preformatted_20_Text"/>
      <text:p text:style-name="Preformatted_20_Text">- Para exibir o nome do pacote .deb (desde que o mesmo esteja instalado</text:p>
      <text:p text:style-name="Preformatted_20_Text">no sistema) que contem um determinado arquivo:</text:p>
      <text:p text:style-name="Preformatted_20_Text"><text:s/>dpkg --search nome_do_arquivo</text:p>
      <text:p text:style-name="Preformatted_20_Text"/>
      <text:p text:style-name="Preformatted_20_Text"/>
      <text:p text:style-name="Preformatted_20_Text">Este comando é equivalente a procurar todos os arquivos que possuam a</text:p>
      <text:p text:style-name="Preformatted_20_Text">extensão '.list' no diretório '/var/lib/dpkg/info/'</text:p>
      <text:p text:style-name="Preformatted_20_Text"/>
      <text:p text:style-name="Preformatted_20_Text"/>
      <text:p text:style-name="Preformatted_20_Text">- Para obter o código fonte de um determinado pacote:</text:p>
      <text:p text:style-name="Preformatted_20_Text"><text:s/>apt-get source nome_do_pacote</text:p>
      <text:p text:style-name="Preformatted_20_Text"><text:s/></text:p>
      <text:p text:style-name="Preformatted_20_Text"/>
      <text:p text:style-name="Preformatted_20_Text"><text:soft-page-break/>- Para exibir a ajuda do comando 'dpkg':</text:p>
      <text:p text:style-name="Preformatted_20_Text"><text:s/>dpkg --help</text:p>
      <text:p text:style-name="Preformatted_20_Text"/>
      <text:p text:style-name="Preformatted_20_Text"/>
      <text:p text:style-name="Preformatted_20_Text">- Para exibir o arquivo de controle de um pacote .deb:</text:p>
      <text:p text:style-name="Preformatted_20_Text"><text:s/>dpkg --info nome_do_pacote.deb</text:p>
      <text:p text:style-name="Preformatted_20_Text"/>
      <text:p text:style-name="Preformatted_20_Text"/>
      <text:p text:style-name="Preformatted_20_Text">- Para instalar um pacote .deb:</text:p>
      <text:p text:style-name="Preformatted_20_Text"><text:s/>dpkg --install nome_do_pacote.deb</text:p>
      <text:p text:style-name="Preformatted_20_Text"/>
      <text:p text:style-name="Preformatted_20_Text"/>
      <text:p text:style-name="Preformatted_20_Text">- Para extrair um único arquivo chamado 'imagem.jpg':</text:p>
      <text:p text:style-name="Preformatted_20_Text"><text:s/>dpkg --fsys-tarfile nome_do_pacote.deb | tar -xf - imagem.jpg</text:p>
      <text:p text:style-name="Preformatted_20_Text"/>
      <text:p text:style-name="Preformatted_20_Text"/>
      <text:p text:style-name="Preformatted_20_Text">- Para remover um pacote instalado no sistema (este comando não</text:p>
      <text:p text:style-name="Preformatted_20_Text">remove os arquivos de configuração do pacote):</text:p>
      <text:p text:style-name="Preformatted_20_Text"><text:s/>dpkg --remove nome_do_pacote</text:p>
      <text:p text:style-name="Preformatted_20_Text"/>
      <text:p text:style-name="Preformatted_20_Text"/>
      <text:p text:style-name="Preformatted_20_Text">- Para remover um pacote instalado no sistema incluindo todos os</text:p>
      <text:p text:style-name="Preformatted_20_Text">seus arquivos de configuração:</text:p>
      <text:p text:style-name="Preformatted_20_Text"><text:s/>dpkg --purge nome_do_pacote</text:p>
      <text:p text:style-name="Preformatted_20_Text"/>
      <text:p text:style-name="Preformatted_20_Text"/>
      <text:p text:style-name="Preformatted_20_Text">- Para forçar a remoção de um pacote instalado no sistema incluindo</text:p>
      <text:p text:style-name="Preformatted_20_Text">todos os seus arquivos de configuração:</text:p>
      <text:p text:style-name="Preformatted_20_Text"><text:s/>dpkg --purge --force-remove-essential nome_do_pacote</text:p>
      <text:p text:style-name="Preformatted_20_Text"/>
      <text:p text:style-name="Preformatted_20_Text"/>
      <text:p text:style-name="Preformatted_20_Text">- Para exibir o estado de instalação dos pacotes instalados no sistema</text:p>
      <text:p text:style-name="Preformatted_20_Text">contendo a string (ou expressão regular) 'php*':</text:p>
      <text:p text:style-name="Preformatted_20_Text"><text:s/>dpkg --list 'php*'</text:p>
      <text:p text:style-name="Preformatted_20_Text"/>
      <text:p text:style-name="Preformatted_20_Text"/>
      <text:p text:style-name="Preformatted_20_Text">- O programa 'dpkg-deb' serve para manipular arquivos de pacotes .deb.</text:p>
      <text:p text:style-name="Preformatted_20_Text">Para exibir a ajuda do comando 'dpkg-deb':</text:p>
      <text:p text:style-name="Preformatted_20_Text"><text:s/>dpkg-deb --help</text:p>
      <text:p text:style-name="Preformatted_20_Text"/>
      <text:p text:style-name="Preformatted_20_Text"/>
      <text:p text:style-name="Preformatted_20_Text">- Para exibir todos os arquivos que estão contidos em pacote .deb:</text:p>
      <text:p text:style-name="Preformatted_20_Text"><text:s/>dpkg-deb --contens nome_do_pacote.deb</text:p>
      <text:p text:style-name="Preformatted_20_Text"/>
      <text:p text:style-name="Preformatted_20_Text"/>
      <text:p text:style-name="Preformatted_20_Text">- Para extrair todos os arquivos contidos em um pacote .deb para</text:p>
      <text:p text:style-name="Preformatted_20_Text">um determinado diretorio no sistema:</text:p>
      <text:p text:style-name="Preformatted_20_Text"><text:s/>dpkg-deb --extract nome_do_pacote.deb /tmp/pacotes/pacote1</text:p>
      <text:p text:style-name="Preformatted_20_Text"/>
      <text:p text:style-name="Preformatted_20_Text">Excelente caso você deseje visualizar e manipular o conteúdo de</text:p>
      <text:p text:style-name="Preformatted_20_Text">um pacote .deb sem ter que instalá-lo no sistema.</text:p>
      <text:p text:style-name="Preformatted_20_Text"/>
      <text:p text:style-name="Preformatted_20_Text"/>
      <text:p text:style-name="Preformatted_20_Text">- Depois de atualizar o Debian GNU/Linux com os comandos:</text:p>
      <text:p text:style-name="Preformatted_20_Text"><text:s/>apt-get update</text:p>
      <text:p text:style-name="Preformatted_20_Text">e</text:p>
      <text:p text:style-name="Preformatted_20_Text"><text:s/>apt-get upgrade</text:p>
      <text:p text:style-name="Preformatted_20_Text"/>
      <text:p text:style-name="Preformatted_20_Text">digite:</text:p>
      <text:p text:style-name="Preformatted_20_Text"><text:s/>apt-get clean</text:p>
      <text:p text:style-name="Preformatted_20_Text"/>
      <text:p text:style-name="Preformatted_20_Text">para apagar os pacotes '.deb' que foram baixados para o seu computador.</text:p>
      <text:p text:style-name="Preformatted_20_Text"><text:soft-page-break/>Assim liberará espaço no disco rígido (HD).</text:p>
      <text:p text:style-name="Preformatted_20_Text"/>
      <text:p text:style-name="Preformatted_20_Text"/>
      <text:p text:style-name="Preformatted_20_Text"/>
      <text:p text:style-name="Preformatted_20_Text">Procure assim:</text:p>
      <text:p text:style-name="Preformatted_20_Text"><text:s/>dpkg -S ipatables</text:p>
      <text:p text:style-name="Preformatted_20_Text"/>
      <text:p text:style-name="Preformatted_20_Text">* ou *</text:p>
      <text:p text:style-name="Preformatted_20_Text"><text:s/>dpkg -l *iptables*</text:p>
      <text:p text:style-name="Preformatted_20_Text"/>
      <text:p text:style-name="Preformatted_20_Text">Aparecerão todos os arquivos deste pacote e voce poderá verificar onde</text:p>
      <text:p text:style-name="Preformatted_20_Text">se encontram os scripts que procura. 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comando locale = a base de dados do locate é atualizada apenas uma vez</text:p>
      <text:p text:style-name="Preformatted_20_Text">por dia, é um job cron que roda (normalmente) as 4 e pouco da manha. Se</text:p>
      <text:p text:style-name="Preformatted_20_Text">voce deixa seu micro desligado de noite, voce vai receber uns avisos quando</text:p>
      <text:p text:style-name="Preformatted_20_Text">ela estiver a mais de 8 dias sem atualizar a base de dados. Nesses casos, </text:p>
      <text:p text:style-name="Preformatted_20_Text">basta rodar o comando 'updatedb' como root antes de usar o locate.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comando showmount = <text:s/>exibe os pontos de montagem (protocolo NFS) de uma </text:p>
      <text:p text:style-name="Preformatted_20_Text">máquina na rede. EX:</text:p>
      <text:p text:style-name="Preformatted_20_Text"/>
      <text:p text:style-name="Preformatted_20_Text"><text:s/>showmount -a 192.168.0.23</text:p>
      <text:p text:style-name="Preformatted_20_Text"/>
      <text:p text:style-name="Preformatted_20_Text"><text:s/>All mount points on 192.168.0.23:</text:p>
      <text:p text:style-name="Preformatted_20_Text"><text:s/>jordan.chicago:/home/edersg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Bloqueando usúarios com o usermod</text:p>
      <text:p text:style-name="Preformatted_20_Text">---------------------------------</text:p>
      <text:p text:style-name="Preformatted_20_Text">Para bloquear um usuário temporariamente com o comando "usermod" é muito</text:p>
      <text:p text:style-name="Preformatted_20_Text">simples. Por exemplo, tenho um usuário chamado "casa" e quero que este </text:p>
      <text:p text:style-name="Preformatted_20_Text">usuário fique um tempo sem acessar o sistema. Para isso abro um terminal </text:p>
      <text:p text:style-name="Preformatted_20_Text">e digito o seguinte comando:</text:p>
      <text:p text:style-name="Preformatted_20_Text"># usermod -L casa</text:p>
      <text:p text:style-name="Preformatted_20_Text"/>
      <text:p text:style-name="Preformatted_20_Text">Com este comando o usuário perde o acesso ao sistema temporariamente. Agora </text:p>
      <text:p text:style-name="Preformatted_20_Text">eu quero que este usuário volte a ter acesso ao sistema. Então, digito o </text:p>
      <text:p text:style-name="Preformatted_20_Text">seguinte comando:</text:p>
      <text:p text:style-name="Preformatted_20_Text"># usermod -U casa</text:p>
      <text:p text:style-name="Preformatted_20_Text"/>
      <text:p text:style-name="Preformatted_20_Text">Este comando pode ser muito útil. Por exemplo: Tenho um usuário que ficará </text:p>
      <text:p text:style-name="Preformatted_20_Text">temporariamente fora da empresa, então, em vez de excluir a conta deste </text:p>
      <text:p text:style-name="Preformatted_20_Text">usuário, eu simplesmente "desativo" esta conta por um tempo.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&gt;Um estagiário aqui na empresa recebeu a função de fazer backup dos</text:p>
      <text:p text:style-name="Preformatted_20_Text">&gt;servidores de firewall, no arquivo 'excluir' tinha a lista para o tar</text:p>
      <text:p text:style-name="Preformatted_20_Text">&gt;não copiar e segundo ele:</text:p>
      <text:p text:style-name="Preformatted_20_Text">&gt;- Eu sei fazer o backup com as duas mãos nas costas!!!</text:p>
      <text:p text:style-name="Preformatted_20_Text">&gt;</text:p>
      <text:p text:style-name="Preformatted_20_Text">&gt;Só que o infeliz colocou a opção  '--exclude-from=excluir' no lugar</text:p>
      <text:p text:style-name="Preformatted_20_Text">&gt;errado e foi criado um arquivo '--exclude-from=excluir' que não apaga</text:p>
      <text:p text:style-name="Preformatted_20_Text">&gt;de jeito nenhum, alguém tem uma solução para este problema?</text:p>
      <text:p text:style-name="Preformatted_20_Text"/>
      <text:p text:style-name="Preformatted_20_Text">Você quer dizer isso:</text:p>
      <text:p text:style-name="Preformatted_20_Text"><text:soft-page-break/>$ ls -l</text:p>
      <text:p text:style-name="Preformatted_20_Text">total 0</text:p>
      <text:p text:style-name="Preformatted_20_Text">- -rw-rw-r--  1 thiago thiago 0 2004-12-17 17:09 --exclude-from=excluir</text:p>
      <text:p text:style-name="Preformatted_20_Text"/>
      <text:p text:style-name="Preformatted_20_Text">E aí:</text:p>
      <text:p text:style-name="Preformatted_20_Text">$ rm --exclude-from\=excluir</text:p>
      <text:p text:style-name="Preformatted_20_Text">rm: opção não reconhecida `--exclude-from=excluir'</text:p>
      <text:p text:style-name="Preformatted_20_Text">Try `rm --help' for more information.</text:p>
      <text:p text:style-name="Preformatted_20_Text"/>
      <text:p text:style-name="Preformatted_20_Text">É isso?</text:p>
      <text:p text:style-name="Preformatted_20_Text"/>
      <text:p text:style-name="Preformatted_20_Text">Soluções:</text:p>
      <text:p text:style-name="Preformatted_20_Text">$ rm $PWD/--exclude-from\=excluir</text:p>
      <text:p text:style-name="Preformatted_20_Text">$ rm ./--exclude-from\=excluir</text:p>
      <text:p text:style-name="Preformatted_20_Text">$ rm -- --exclude-from\=excluir</text:p>
      <text:p text:style-name="Preformatted_20_Text"/>
      <text:p text:style-name="Preformatted_20_Text">Ou use um gerenciador de arquivos.</text:p>
      <text:p text:style-name="Preformatted_20_Text"/>
      <text:p text:style-name="Preformatted_20_Text">Dica: opções SEMPRE precedem os nomes de arquivos:</text:p>
      <text:p text:style-name="Preformatted_20_Text">$ touch abc</text:p>
      <text:p text:style-name="Preformatted_20_Text">$ ls</text:p>
      <text:p text:style-name="Preformatted_20_Text">abc</text:p>
      <text:p text:style-name="Preformatted_20_Text">$ ls -l abc</text:p>
      <text:p text:style-name="Preformatted_20_Text">- -rw-rw-r--  1 thiago thiago 0 2004-12-17 17:11 abc</text:p>
      <text:p text:style-name="Preformatted_20_Text">$ ls abc -l</text:p>
      <text:p text:style-name="Preformatted_20_Text">- -rw-rw-r--  1 thiago thiago 0 2004-12-17 17:11 abc</text:p>
      <text:p text:style-name="Preformatted_20_Text">$ export POSIXLY_CORRECT=1</text:p>
      <text:p text:style-name="Preformatted_20_Text">$ ls -l abc</text:p>
      <text:p text:style-name="Preformatted_20_Text">- -rw-rw-r--  1 thiago thiago 0 2004-12-17 17:11 abc</text:p>
      <text:p text:style-name="Preformatted_20_Text">$ ls abc -l</text:p>
      <text:p text:style-name="Preformatted_20_Text">ls: -l: Arquivo ou diretório não encontrado</text:p>
      <text:p text:style-name="Preformatted_20_Text">abc</text:p>
      <text:p text:style-name="Preformatted_20_Text"/>
      <text:p text:style-name="Preformatted_20_Text">################################################################</text:p>
      <text:p text:style-name="Preformatted_20_Text"/>
      <text:p text:style-name="Preformatted_20_Text">&gt; To precisando de arrumar um jeito de copiar uma serie de</text:p>
      <text:p text:style-name="Preformatted_20_Text">&gt; arquivos que estão listados em um arquivo .txt</text:p>
      <text:p text:style-name="Preformatted_20_Text">&gt; Já procurei na sintaxe do cp e não vi nenhuma opção para isto.</text:p>
      <text:p text:style-name="Preformatted_20_Text">&gt; Se alguém tiver alguma sugestão,</text:p>
      <text:p text:style-name="Preformatted_20_Text">&gt; valeu.</text:p>
      <text:p text:style-name="Preformatted_20_Text"/>
      <text:p text:style-name="Preformatted_20_Text">Use crases, como no exemplo:</text:p>
      <text:p text:style-name="Preformatted_20_Text"/>
      <text:p text:style-name="Preformatted_20_Text">cp `cat arquivo.txt` /tmp</text:p>
      <text:p text:style-name="Preformatted_20_Text"/>
      <text:p text:style-name="Preformatted_20_Text">################################################################</text:p>
      <text:p text:style-name="Preformatted_20_Text"/>
      <text:p text:style-name="Preformatted_20_Text">Comandos de impressão!!!</text:p>
      <text:p text:style-name="Preformatted_20_Text"/>
      <text:p text:style-name="Preformatted_20_Text">Para limpar a fila de impressão:</text:p>
      <text:p text:style-name="Preformatted_20_Text"><text:s/>lprm</text:p>
      <text:p text:style-name="Preformatted_20_Text"><text:s/></text:p>
      <text:p text:style-name="Preformatted_20_Text">Para exibir a fila de impressão:</text:p>
      <text:p text:style-name="Preformatted_20_Text"><text:s/>lpstat</text:p>
      <text:p text:style-name="Preformatted_20_Text"><text:s/></text:p>
      <text:p text:style-name="Preformatted_20_Text">################################################################</text:p>
      <text:p text:style-name="Preformatted_20_Text"/>
      <text:p text:style-name="Preformatted_20_Text">O que eh o SUDO?</text:p>
      <text:p text:style-name="Preformatted_20_Text">Sudo habilita usuarios nao privilegiados a executarem tarefas que </text:p>
      <text:p text:style-name="Preformatted_20_Text">por default o usuario nao poderia faze-la.</text:p>
      <text:p text:style-name="Preformatted_20_Text"/>
      <text:p text:style-name="Preformatted_20_Text">O que o SUDO me oferece?</text:p>
      <text:p text:style-name="Preformatted_20_Text"><text:soft-page-break/>- Dar permissoes de "root" a um usuario que necessite fazer algo</text:p>
      <text:p text:style-name="Preformatted_20_Text">importante,mas somente nos comandos realmente necessitados.</text:p>
      <text:p text:style-name="Preformatted_20_Text"/>
      <text:p text:style-name="Preformatted_20_Text">- Fazer auditoria dos comandos utilizados pelo usuario, ja que o SUDO cria</text:p>
      <text:p text:style-name="Preformatted_20_Text">um log claro de facil interpretacao.</text:p>
      <text:p text:style-name="Preformatted_20_Text"/>
      <text:p text:style-name="Preformatted_20_Text">Arquivo de configuracao do Sudo?</text:p>
      <text:p text:style-name="Preformatted_20_Text">É o /etc/sudoers</text:p>
      <text:p text:style-name="Preformatted_20_Text"/>
      <text:p text:style-name="Preformatted_20_Text">Abaixo exemplo:</text:p>
      <text:p text:style-name="Preformatted_20_Text">[root@queen /root]# cat /etc/sudoers</text:p>
      <text:p text:style-name="Preformatted_20_Text"># sudoers file.</text:p>
      <text:p text:style-name="Preformatted_20_Text">#</text:p>
      <text:p text:style-name="Preformatted_20_Text"># This file MUST be edited with the 'visudo' command as root.</text:p>
      <text:p text:style-name="Preformatted_20_Text">#</text:p>
      <text:p text:style-name="Preformatted_20_Text"># See the sudoers man page for the details on how to write a sudoers file.</text:p>
      <text:p text:style-name="Preformatted_20_Text">#</text:p>
      <text:p text:style-name="Preformatted_20_Text"># Host alias specification</text:p>
      <text:p text:style-name="Preformatted_20_Text"># User alias specification</text:p>
      <text:p text:style-name="Preformatted_20_Text"># Cmnd alias specification</text:p>
      <text:p text:style-name="Preformatted_20_Text"># Defaults specification</text:p>
      <text:p text:style-name="Preformatted_20_Text"># User privilege specification</text:p>
      <text:p text:style-name="Preformatted_20_Text">root ALL=(ALL) ALL</text:p>
      <text:p text:style-name="Preformatted_20_Text"># Uncomment to allow people in group wheel to run all commands</text:p>
      <text:p text:style-name="Preformatted_20_Text"># %wheel ALL=(ALL) ALL</text:p>
      <text:p text:style-name="Preformatted_20_Text"># Same thing without a password</text:p>
      <text:p text:style-name="Preformatted_20_Text"># %wheel ALL=(ALL) NOPASSWD: ALL</text:p>
      <text:p text:style-name="Preformatted_20_Text"># Samples</text:p>
      <text:p text:style-name="Preformatted_20_Text"># %users ALL=/sbin/mount /cdrom,/sbin/umount /cdrom</text:p>
      <text:p text:style-name="Preformatted_20_Text"># %users localhost=/sbin/shutdown -h now</text:p>
      <text:p text:style-name="Preformatted_20_Text"/>
      <text:p text:style-name="Preformatted_20_Text">Exemplos de uso do SUDO:</text:p>
      <text:p text:style-name="Preformatted_20_Text">------------------------</text:p>
      <text:p text:style-name="Preformatted_20_Text">1-) Vamos imaginar a situacao: voce tem um admin que precisar mudar as </text:p>
      <text:p text:style-name="Preformatted_20_Text">senhas dos usuario (mail, ftp, shell), mas voce nao confia nele o </text:p>
      <text:p text:style-name="Preformatted_20_Text">suficiente para dar root. O que fazer? Usuaremos o usuario spooker como</text:p>
      <text:p text:style-name="Preformatted_20_Text">sendo o admin (voce podem me dar root ta? Ehehehhe).</text:p>
      <text:p text:style-name="Preformatted_20_Text"/>
      <text:p text:style-name="Preformatted_20_Text">Num primeiro momento, se eu tentasse mudar a senha de um usuario do server</text:p>
      <text:p text:style-name="Preformatted_20_Text">logado como spooker (vou usar usuario spookerlabs).</text:p>
      <text:p text:style-name="Preformatted_20_Text">[spooker@queen spooker]$ sudo passwd spookerlabs</text:p>
      <text:p text:style-name="Preformatted_20_Text">spooker is not in the sudoers file. This incident will be reported.</text:p>
      <text:p text:style-name="Preformatted_20_Text"/>
      <text:p text:style-name="Preformatted_20_Text">[spooker@queen spooker]$</text:p>
      <text:p text:style-name="Preformatted_20_Text"/>
      <text:p text:style-name="Preformatted_20_Text">Perfeito!!! =)))) Era pra dar isso mesmo. Mas agora, quero que meu admin </text:p>
      <text:p text:style-name="Preformatted_20_Text">possa mudar a senha de qualquer um dos meus usuario. Primeiramente edite</text:p>
      <text:p text:style-name="Preformatted_20_Text">o arquivo /etc/sudoers e adicione a seguinte entrada. </text:p>
      <text:p text:style-name="Preformatted_20_Text"><text:s/>spooker ALL = /usr/bin/passwd [A-z]* , ! /usr/bin/passwd root</text:p>
      <text:p text:style-name="Preformatted_20_Text"/>
      <text:p text:style-name="Preformatted_20_Text">Adicionando isso, veja o que acontece:</text:p>
      <text:p text:style-name="Preformatted_20_Text"/>
      <text:p text:style-name="Preformatted_20_Text">[spooker@queen spooker]$ sudo passwd spookerlabs</text:p>
      <text:p text:style-name="Preformatted_20_Text"/>
      <text:p text:style-name="Preformatted_20_Text">We trust you have received the usual lecture from the local System</text:p>
      <text:p text:style-name="Preformatted_20_Text">Administrator. It usually boils down to these two things:</text:p>
      <text:p text:style-name="Preformatted_20_Text"/>
      <text:p text:style-name="Preformatted_20_Text"># 1) Respect the privacy of others.</text:p>
      <text:p text:style-name="Preformatted_20_Text"># 2) Think before you type.</text:p>
      <text:p text:style-name="Preformatted_20_Text">Password:</text:p>
      <text:p text:style-name="Preformatted_20_Text">Changing password for user spookerlabs</text:p>
      <text:p text:style-name="Preformatted_20_Text">New password:</text:p>
      <text:p text:style-name="Preformatted_20_Text"><text:soft-page-break/>BAD PASSWORD: it does not contain enough DIFFERENT characters</text:p>
      <text:p text:style-name="Preformatted_20_Text">Retype new password:</text:p>
      <text:p text:style-name="Preformatted_20_Text">passwd: all authentication tokens updated successfully</text:p>
      <text:p text:style-name="Preformatted_20_Text"/>
      <text:p text:style-name="Preformatted_20_Text">[spooker@queen spooker]$</text:p>
      <text:p text:style-name="Preformatted_20_Text"/>
      <text:p text:style-name="Preformatted_20_Text">Ele me pedira meu password novamente, para ter certeza que eh o usuario </text:p>
      <text:p text:style-name="Preformatted_20_Text">sentado na frente da shell, e depois pedira pra entrar com o novo password.</text:p>
      <text:p text:style-name="Preformatted_20_Text">Pronto ...nosso "admin" agora pode adminstrar as contas de FTP, mail! </text:p>
      <text:p text:style-name="Preformatted_20_Text"/>
      <text:p text:style-name="Preformatted_20_Text">Entendendo um pouco a linha adicionada, primeiramente vem o nome do usuario</text:p>
      <text:p text:style-name="Preformatted_20_Text">que tera direto a usar o comando, segundo a partir de qual host e apos isso</text:p>
      <text:p text:style-name="Preformatted_20_Text">o comando(o ! /usr/bin/passwd root exclui a possibilidade de mudar a senha </text:p>
      <text:p text:style-name="Preformatted_20_Text">do root =PP ).</text:p>
      <text:p text:style-name="Preformatted_20_Text"/>
      <text:p text:style-name="Preformatted_20_Text"/>
      <text:p text:style-name="Preformatted_20_Text">2-) Vamos imaginar que voce quer que um grupo possa executar determinados</text:p>
      <text:p text:style-name="Preformatted_20_Text">comandos. Considerando que o grupo seria spookerteam, ao inves de somente </text:p>
      <text:p text:style-name="Preformatted_20_Text">colocar o nome do usuario como coloquei no exemplo assim,colocaria o sinal</text:p>
      <text:p text:style-name="Preformatted_20_Text">de porcentagem (%) seguido do nome do grupo.</text:p>
      <text:p text:style-name="Preformatted_20_Text"/>
      <text:p text:style-name="Preformatted_20_Text"><text:s/>%spookerteam ALL = /usr/bin/passwd [A-z]* , ! /usr/bin/passwd root</text:p>
      <text:p text:style-name="Preformatted_20_Text"/>
      <text:p text:style-name="Preformatted_20_Text">Conclusao:</text:p>
      <text:p text:style-name="Preformatted_20_Text">----------</text:p>
      <text:p text:style-name="Preformatted_20_Text">O texto é totalmente basico , e voce pode usar o comando que quiser e</text:p>
      <text:p text:style-name="Preformatted_20_Text">necessitar, como iptables, shutdown entre muitos outros. Somente fiz uma </text:p>
      <text:p text:style-name="Preformatted_20_Text">visao rapida, e quem sabe com isso voces nao leiam alguma leitura avancada </text:p>
      <text:p text:style-name="Preformatted_20_Text">e usem e abusem dessa execelente ferramenta. Criticas, sugestoes sao bem </text:p>
      <text:p text:style-name="Preformatted_20_Text">vindas!</text:p>
      <text:p text:style-name="Preformatted_20_Text"/>
      <text:p text:style-name="Preformatted_20_Text">################################################################</text:p>
      <text:p text:style-name="Preformatted_20_Text"/>
      <text:p text:style-name="Preformatted_20_Text">login = Faz o login no sistema.</text:p>
      <text:p text:style-name="Preformatted_20_Text"/>
      <text:p text:style-name="Preformatted_20_Text"><text:s/>login -h mercurio = faz o login no computador chamado mercurio</text:p>
      <text:p text:style-name="Preformatted_20_Text"/>
      <text:p text:style-name="Preformatted_20_Text"/>
      <text:p text:style-name="Preformatted_20_Text">logout = Faz o logout no sistema.</text:p>
      <text:p text:style-name="Preformatted_20_Text"/>
      <text:p text:style-name="Preformatted_20_Text"/>
      <text:p text:style-name="Preformatted_20_Text">exit = Encerra a sessao atual.</text:p>
      <text:p text:style-name="Preformatted_20_Text"/>
      <text:p text:style-name="Preformatted_20_Text"/>
      <text:p text:style-name="Preformatted_20_Text">shutdown = Desliga ou reinicia o sistema com agendamento.</text:p>
      <text:p text:style-name="Preformatted_20_Text"/>
      <text:p text:style-name="Preformatted_20_Text"><text:s/>shutdown -t 30 -h 19:00 = o sistema sera desligado para manutencao.</text:p>
      <text:p text:style-name="Preformatted_20_Text">Este comando envia um aviso (-t) 30 segundos antes de desligar o </text:p>
      <text:p text:style-name="Preformatted_20_Text">sistema (-h) as 19:00 horas e envia uma mensagem personalizada.</text:p>
      <text:p text:style-name="Preformatted_20_Text"/>
      <text:p text:style-name="Preformatted_20_Text">halt = Desliga o sistema imediatamente.</text:p>
      <text:p text:style-name="Preformatted_20_Text"/>
      <text:p text:style-name="Preformatted_20_Text"/>
      <text:p text:style-name="Preformatted_20_Text">poweroff = Desliga o sistema imediatamente.</text:p>
      <text:p text:style-name="Preformatted_20_Text"/>
      <text:p text:style-name="Preformatted_20_Text"/>
      <text:p text:style-name="Preformatted_20_Text">reboot = Reinicia o sistema imediatamente.</text:p>
      <text:p text:style-name="Preformatted_20_Text"/>
      <text:p text:style-name="Preformatted_20_Text"/>
      <text:p text:style-name="Preformatted_20_Text"/>
      <text:p text:style-name="Preformatted_20_Text">Listar pastas</text:p>
      <text:p text:style-name="Preformatted_20_Text">$ ls */ -d</text:p>
      <text:p text:style-name="Preformatted_20_Text"><text:soft-page-break/></text:p>
      <text:p text:style-name="Preformatted_20_Text">Copiar um pasta</text:p>
      <text:p text:style-name="Preformatted_20_Text">$ cp -R pasta</text:p>
      <text:p text:style-name="Preformatted_20_Text"/>
      <text:p text:style-name="Preformatted_20_Text">Lista partiçoes</text:p>
      <text:p text:style-name="Preformatted_20_Text">$ df -hT</text:p>
      <text:p text:style-name="Preformatted_20_Text"/>
      <text:p text:style-name="Preformatted_20_Text">Número de arquivos em uma pasta</text:p>
      <text:p text:style-name="Preformatted_20_Text">$ ls |wc -l</text:p>
      <text:p text:style-name="Preformatted_20_Text"/>
      <text:p text:style-name="Preformatted_20_Text">Tamanho dos arquivos de uma pasta (MB)</text:p>
      <text:p text:style-name="Preformatted_20_Text">$ ls -lh</text:p>
      <text:p text:style-name="Preformatted_20_Text"/>
      <text:p text:style-name="Preformatted_20_Text">Tamanho de um pasta (MB)</text:p>
      <text:p text:style-name="Preformatted_20_Text">$ du -sh</text:p>
      <text:p text:style-name="Preformatted_20_Text"/>
      <text:p text:style-name="Preformatted_20_Text">Processos que impedem de desmontar (busy)</text:p>
      <text:p text:style-name="Preformatted_20_Text">$ fuser -mv /dev/X (onde X é partição)</text:p>
      <text:p text:style-name="Preformatted_20_Text"/>
      <text:p text:style-name="Preformatted_20_Text"/>
      <text:p text:style-name="Preformatted_20_Text"/>
      <text:p text:style-name="Preformatted_20_Text">* Comando uptime = exibe o tempo que o servidor está no ar sem ser</text:p>
      <text:p text:style-name="Preformatted_20_Text">desligado.</text:p>
      <text:p text:style-name="Preformatted_20_Text"/>
      <text:p text:style-name="Preformatted_20_Text">* Cria os diretórios 'joao', 'maria', 'jose', e 'jordan' dentro</text:p>
      <text:p text:style-name="Preformatted_20_Text">do diretório 'home':</text:p>
      <text:p text:style-name="Preformatted_20_Text"><text:s/>mkdir /home/{joao,maria,jose,jordan}</text:p>
      <text:p text:style-name="Preformatted_20_Text"><text:s/></text:p>
      <text:p text:style-name="Preformatted_20_Text">touch -t 10011230 teste = altera data e hora do arquivo para</text:p>
      <text:p text:style-name="Preformatted_20_Text">01/10 e 12:30</text:p>
      <text:p text:style-name="Preformatted_20_Text"/>
      <text:p text:style-name="Preformatted_20_Text">touch -t 120112301999 = altada a data, hora, ano e segundos</text:p>
      <text:p text:style-name="Preformatted_20_Text">do arquivo para 01/12/1999 e 12:30:30</text:p>
      <text:p text:style-name="Preformatted_20_Text"/>
      <text:p text:style-name="Preformatted_20_Text"/>
      <text:p text:style-name="Preformatted_20_Text">cd ~ <text:s/>= retorna ao diretório home do usuário</text:p>
      <text:p text:style-name="Preformatted_20_Text">cd / <text:s/>= retorna ao diretório raiz</text:p>
      <text:p text:style-name="Preformatted_20_Text">cd - <text:s/>= volta ao diretório acessado anteriormente</text:p>
      <text:p text:style-name="Preformatted_20_Text">cd .. = sobre um diretório</text:p>
      <text:p text:style-name="Preformatted_20_Text">cd ../diretorio = sobe um diretório e entra imediatamente no segundo</text:p>
      <text:p text:style-name="Preformatted_20_Text"/>
      <text:p text:style-name="Preformatted_20_Text"/>
      <text:p text:style-name="Preformatted_20_Text">cat -n arquivo.txt = exibe o número de linhas enquanto o conteúdo</text:p>
      <text:p text:style-name="Preformatted_20_Text">do arquivo é exibido</text:p>
      <text:p text:style-name="Preformatted_20_Text"/>
      <text:p text:style-name="Preformatted_20_Text">cat -s <text:s/>= não exibe mais que uma linha em branco</text:p>
      <text:p text:style-name="Preformatted_20_Text"/>
      <text:p text:style-name="Preformatted_20_Text"/>
      <text:p text:style-name="Preformatted_20_Text">df -m = exibe o espaço em MB</text:p>
      <text:p text:style-name="Preformatted_20_Text"/>
      <text:p text:style-name="Preformatted_20_Text"/>
      <text:p text:style-name="Preformatted_20_Text">import -w root -quality 85 /home/edersg/imagem1.png</text:p>
      <text:p text:style-name="Preformatted_20_Text"/>
      <text:p text:style-name="Preformatted_20_Text"/>
      <text:p text:style-name="Preformatted_20_Text"/>
      <text:p text:style-name="Preformatted_20_Text"><text:s/>Pacote sysutils</text:p>
      <text:p text:style-name="Preformatted_20_Text">  ===============</text:p>
      <text:p text:style-name="Preformatted_20_Text"/>
      <text:p text:style-name="Preformatted_20_Text"/>
      <text:p text:style-name="Preformatted_20_Text">Colaboração: Rubens Queiroz de Almeida</text:p>
      <text:p text:style-name="Preformatted_20_Text"/>
      <text:p text:style-name="Preformatted_20_Text">O pacote sysutils da distribuição Debian, contém um aplicativo</text:p>
      <text:p text:style-name="Preformatted_20_Text"><text:soft-page-break/>bastante útil chamado fromdos, que realiza funções de</text:p>
      <text:p text:style-name="Preformatted_20_Text">conversão de formatos entre sistemas Unix e Dos.</text:p>
      <text:p text:style-name="Preformatted_20_Text"/>
      <text:p text:style-name="Preformatted_20_Text">Por default, ele elimina todos os CR (carriage return)</text:p>
      <text:p text:style-name="Preformatted_20_Text">de um arquivo e permite também o caminho reverso, isto é,</text:p>
      <text:p text:style-name="Preformatted_20_Text">a conversão do formato Unix para DOS.</text:p>
      <text:p text:style-name="Preformatted_20_Text"/>
      <text:p text:style-name="Preformatted_20_Text"/>
      <text:p text:style-name="Preformatted_20_Text">  # fromdos -u fromdos.txt</text:p>
      <text:p text:style-name="Preformatted_20_Text">  # cat -v fromdos.txt</text:p>
      <text:p text:style-name="Preformatted_20_Text">  Usage: fromdos [options] [file...]^M</text:p>
      <text:p text:style-name="Preformatted_20_Text">  -a      Always convert (DOS to Unix: kill all CRs;^M</text:p>
      <text:p text:style-name="Preformatted_20_Text">          Unix to DOS: convert all LFs to CRLFs)^M</text:p>
      <text:p text:style-name="Preformatted_20_Text">          -b      Make backup of original file (.bak).^M</text:p>
      <text:p text:style-name="Preformatted_20_Text">          -d      Convert DOS to Unix.^M</text:p>
      <text:p text:style-name="Preformatted_20_Text">          -e      Abort processing files on error in any file.^M</text:p>
      <text:p text:style-name="Preformatted_20_Text">          -f      Force: convert even if file is not writeable.^M</text:p>
      <text:p text:style-name="Preformatted_20_Text">          -h      Display help on usage and quit.^M</text:p>
      <text:p text:style-name="Preformatted_20_Text">          -o      Overwrite original file (no backup).^M</text:p>
      <text:p text:style-name="Preformatted_20_Text">          -p      Preserve file owner and time.^M</text:p>
      <text:p text:style-name="Preformatted_20_Text">          -u      Convert Unix to DOS.^M</text:p>
      <text:p text:style-name="Preformatted_20_Text">          -v      Verbose.^M</text:p>
      <text:p text:style-name="Preformatted_20_Text">          -V      Show version and quit.^M</text:p>
      <text:p text:style-name="Preformatted_20_Text">  ^M</text:p>
      <text:p text:style-name="Preformatted_20_Text"/>
      <text:p text:style-name="Preformatted_20_Text"/>
      <text:p text:style-name="Preformatted_20_Text">Usamos o comando cat com a opção -v, para que os</text:p>
      <text:p text:style-name="Preformatted_20_Text">caracteres não imprimíveis sejam exibidos na tela.</text:p>
      <text:p text:style-name="Preformatted_20_Text"/>
      <text:p text:style-name="Preformatted_20_Text">Note o caractere ^M no final de cada linha. Este caractere</text:p>
      <text:p text:style-name="Preformatted_20_Text">indica o &lt;CR&gt;&lt;LF&gt; (Carriage Return, Line Feed), indicativo</text:p>
      <text:p text:style-name="Preformatted_20_Text">de final de linha em arquivos gerados em sistemas DOS e</text:p>
      <text:p text:style-name="Preformatted_20_Text">posteriores.</text:p>
      <text:p text:style-name="Preformatted_20_Text"/>
      <text:p text:style-name="Preformatted_20_Text">Para remover este caractere e voltar para o formato Unix:</text:p>
      <text:p text:style-name="Preformatted_20_Text"/>
      <text:p text:style-name="Preformatted_20_Text"/>
      <text:p text:style-name="Preformatted_20_Text">  # fromdos fromdos.txt</text:p>
      <text:p text:style-name="Preformatted_20_Text">  # cat -v fromdos.txt</text:p>
      <text:p text:style-name="Preformatted_20_Text">  Usage: fromdos [options] [file...]</text:p>
      <text:p text:style-name="Preformatted_20_Text">  -a      Always convert (DOS to Unix: kill all CRs;</text:p>
      <text:p text:style-name="Preformatted_20_Text">          Unix to DOS: convert all LFs to CRLFs)</text:p>
      <text:p text:style-name="Preformatted_20_Text">  -b      Make backup of original file (.bak).</text:p>
      <text:p text:style-name="Preformatted_20_Text">  -d      Convert DOS to Unix.</text:p>
      <text:p text:style-name="Preformatted_20_Text">  -e      Abort processing files on error in any file.</text:p>
      <text:p text:style-name="Preformatted_20_Text">  -f      Force: convert even if file is not writeable.</text:p>
      <text:p text:style-name="Preformatted_20_Text">  -h      Display help on usage and quit.</text:p>
      <text:p text:style-name="Preformatted_20_Text">  -o      Overwrite original file (no backup).</text:p>
      <text:p text:style-name="Preformatted_20_Text">  -p      Preserve file owner and time.</text:p>
      <text:p text:style-name="Preformatted_20_Text">  -u      Convert Unix to DOS.</text:p>
      <text:p text:style-name="Preformatted_20_Text">  -v      Verbose.</text:p>
      <text:p text:style-name="Preformatted_20_Text">  -V      Show version and quit.</text:p>
      <text:p text:style-name="Preformatted_20_Text"/>
      <text:p text:style-name="Preformatted_20_Text"/>
      <text:p text:style-name="Preformatted_20_Text">O pacote sysutils é originário de sistemas BSD. Além do programa fromdos, ele</text:p>
      <text:p text:style-name="Preformatted_20_Text">traz também os programas lsdev e procinfo. O programa fromdos pode também</text:p>
      <text:p text:style-name="Preformatted_20_Text">ser invocado através dos nomes dos2unix, unix2dos e todos. Eu particularmente</text:p>
      <text:p text:style-name="Preformatted_20_Text">conhecia os nomes dos2unix e unix2dos que são mais intuitivos.</text:p>
      <text:p text:style-name="Preformatted_20_Text"/>
      <text:p text:style-name="Preformatted_20_Text">É claro que este comando realiza tarefas extremamente simples e que podem ser</text:p>
      <text:p text:style-name="Preformatted_20_Text">feitas muito bem por sed, e outros, porém eu sempre gostei de ter este comando</text:p>
      <text:p text:style-name="Preformatted_20_Text">ao meu alcance.</text:p>
      <text:p text:style-name="Preformatted_20_Text"><text:soft-page-break/></text:p>
      <text:p text:style-name="Preformatted_20_Text">Para quem usa outros sistemas e desejar usar este pacote, eu coloquei o fonte em</text:p>
      <text:p text:style-name="Preformatted_20_Text">http://www.Dicas-L.unicamp.br/download/sysutils_1.3.8.5.1.tar.gz</text:p>
      <text:p text:style-name="Preformatted_20_Text"/>
      <text:p text:style-name="Preformatted_20_Text">É só fazer o download e se divertir.</text:p>
      <text:p text:style-name="Preformatted_20_Text"/>
      <text:p text:style-name="Preformatted_20_Text"/>
      <text:p text:style-name="Preformatted_20_Text">Comando top:</text:p>
      <text:p text:style-name="Preformatted_20_Text">------------</text:p>
      <text:p text:style-name="Preformatted_20_Text">Tente ordenar por consumo de memória no TOP, apertando M.</text:p>
      <text:p text:style-name="Preformatted_20_Text">Veja qual processo está consumindo a memória e utilize o comando lsof</text:p>
      <text:p text:style-name="Preformatted_20_Text">para ver o que esse processo está utilizando.</text:p>
      <text:p text:style-name="Preformatted_20_Text">lsof -p PID</text:p>
      <text:p text:style-name="Preformatted_20_Text"/>
      <text:p text:style-name="Preformatted_20_Text"/>
      <text:p text:style-name="Preformatted_20_Text">dpkg --get-selections &gt; ~/perfil_pacotes_final.txt = ???</text:p>
      <text:p text:style-name="Preformatted_20_Text">http://lists.debian.org/debian-user-portuguese/2005/02/msg00369.html</text:p>
      <text:p text:style-name="Preformatted_20_Text"/>
      <text:p text:style-name="Preformatted_20_Text"/>
      <text:p text:style-name="Preformatted_20_Text">O arquivo 'squid.conf' original está no diretório </text:p>
      <text:p text:style-name="Preformatted_20_Text">'/usr/share/doc/squid/examples/'. Veja:</text:p>
      <text:p text:style-name="Preformatted_20_Text"/>
      <text:p text:style-name="Preformatted_20_Text"><text:s/>dpkg -L squid | grep squid.conf</text:p>
      <text:p text:style-name="Preformatted_20_Text"/>
      <text:p text:style-name="Preformatted_20_Text"/>
      <text:p text:style-name="Preformatted_20_Text"/>
      <text:p text:style-name="Preformatted_20_Text">&gt; Gostaria de uma ajuda, para saber qual a forma que eu posso usar para saber</text:p>
      <text:p text:style-name="Preformatted_20_Text">&gt; todos os arquivos de um servidor que foram mudados no dia de ontem ou</text:p>
      <text:p text:style-name="Preformatted_20_Text">&gt; acessados, e se existe a possibilidade de se criar um aquivo dizendo quais</text:p>
      <text:p text:style-name="Preformatted_20_Text">&gt; foram os arquivos mudados ou acessados.</text:p>
      <text:p text:style-name="Preformatted_20_Text"/>
      <text:p text:style-name="Preformatted_20_Text">Utilize o comando:</text:p>
      <text:p text:style-name="Preformatted_20_Text"/>
      <text:p text:style-name="Preformatted_20_Text"><text:s/>find / -atime 1 e $find / -ctime 1</text:p>
      <text:p text:style-name="Preformatted_20_Text"/>
      <text:p text:style-name="Preformatted_20_Text"/>
      <text:p text:style-name="Preformatted_20_Text">Todos os arquivos modificados no último dia:</text:p>
      <text:p text:style-name="Preformatted_20_Text"/>
      <text:p text:style-name="Preformatted_20_Text"><text:s/>find / -mtime -1</text:p>
      <text:p text:style-name="Preformatted_20_Text"/>
      <text:p text:style-name="Preformatted_20_Text">Todos os arquivos acessados nas últimas 24h:</text:p>
      <text:p text:style-name="Preformatted_20_Text"/>
      <text:p text:style-name="Preformatted_20_Text"><text:s/>find / -atime</text:p>
      <text:p text:style-name="Preformatted_20_Text"/>
      <text:p text:style-name="Preformatted_20_Text"/>
      <text:p text:style-name="Preformatted_20_Text">Para descobrir os arquivos acessados nas últimas 24h, visualizando na tela e</text:p>
      <text:p text:style-name="Preformatted_20_Text">ao mesmo tempo armazenando em um arquivo txt:</text:p>
      <text:p text:style-name="Preformatted_20_Text"/>
      <text:p text:style-name="Preformatted_20_Text"><text:s/>find / -atime -1 -type f | tee lista-de-arquivos-acessados.txt</text:p>
      <text:p text:style-name="Preformatted_20_Text"/>
      <text:p text:style-name="Preformatted_20_Text">Para descobrir os arquivos alterados nas últimas 24h, visualizando na tela e</text:p>
      <text:p text:style-name="Preformatted_20_Text">ao mesmo tempo armazenando em um arquivo txt:</text:p>
      <text:p text:style-name="Preformatted_20_Text"/>
      <text:p text:style-name="Preformatted_20_Text"><text:s/>find / -mtime -1 -type f | tee lista-de-arquivos-alterados.txt</text:p>
      <text:p text:style-name="Preformatted_20_Text"/>
      <text:p text:style-name="Preformatted_20_Text"/>
      <text:p text:style-name="Preformatted_20_Text">Qualquer que seja o método usado para atualização, recomenda-se que</text:p>
      <text:p text:style-name="Preformatted_20_Text"><text:s text:c="5"/>você verifique o estado de todos os pacotes antes, e verifique se</text:p>
      <text:p text:style-name="Preformatted_20_Text"><text:s text:c="5"/>todos os pacotes estão em um estado atualizável. <text:s/>O comando seguinte</text:p>
      <text:p text:style-name="Preformatted_20_Text"><text:s text:c="5"/>exibirá qualquer pacote cujo estado seja de semi-instalado ou falha na</text:p>
      <text:p text:style-name="Preformatted_20_Text"><text:s text:c="5"/>configuração, e aqueles com qualquer estado de erro.</text:p>
      <text:p text:style-name="Preformatted_20_Text"/>
      <text:p text:style-name="Preformatted_20_Text"><text:soft-page-break/><text:s text:c="10"/># dpkg --audit</text:p>
      <text:p text:style-name="Preformatted_20_Text"/>
      <text:p text:style-name="Preformatted_20_Text"><text:s text:c="5"/>Você também pode inspecionar o estado de todos os pacotes em seu</text:p>
      <text:p text:style-name="Preformatted_20_Text"><text:s text:c="5"/>sistema usando o `dselect', o `aptitude' ou com comandos como</text:p>
      <text:p text:style-name="Preformatted_20_Text"/>
      <text:p text:style-name="Preformatted_20_Text"><text:s text:c="10"/># dpkg -l | pager</text:p>
      <text:p text:style-name="Preformatted_20_Text"/>
      <text:p text:style-name="Preformatted_20_Text"><text:s text:c="5"/>ou</text:p>
      <text:p text:style-name="Preformatted_20_Text"/>
      <text:p text:style-name="Preformatted_20_Text"><text:s text:c="10"/># dpkg --get-selections &gt; ~/curr-pkgs.txt</text:p>
      <text:p text:style-name="Preformatted_20_Text"/>
      <text:p text:style-name="Preformatted_20_Text"><text:s text:c="5"/>É desejável remover qualquer hold antes da atualização. <text:s/>Se algum</text:p>
      <text:p text:style-name="Preformatted_20_Text"><text:s text:c="5"/>pacote essencial para a atualização estiver em hold, a atualização</text:p>
      <text:p text:style-name="Preformatted_20_Text"><text:s text:c="5"/>falhará. <text:s/>Você pode identificar pacotes em hold com</text:p>
      <text:p text:style-name="Preformatted_20_Text"/>
      <text:p text:style-name="Preformatted_20_Text"><text:s text:c="10"/># dpkg --audit</text:p>
      <text:p text:style-name="Preformatted_20_Text"/>
      <text:p text:style-name="Preformatted_20_Text"><text:s text:c="5"/>Se você mudou e recompilou um pacote localmente, e não mudou seu nome</text:p>
      <text:p text:style-name="Preformatted_20_Text"><text:s text:c="5"/>nem colocou uma data na versão, você deve colocá-lo em hold para</text:p>
      <text:p text:style-name="Preformatted_20_Text"><text:s text:c="5"/>evitar que seja atualizado. <text:s/>O estado `hold' do pacote pode ser</text:p>
      <text:p text:style-name="Preformatted_20_Text"><text:s text:c="5"/>alterado usando o `aptitude'. <text:s/>Com</text:p>
      <text:p text:style-name="Preformatted_20_Text"/>
      <text:p text:style-name="Preformatted_20_Text"><text:s text:c="10"/>aptitude hold | unhold &lt;package&gt;</text:p>
      <text:p text:style-name="Preformatted_20_Text"/>
      <text:p text:style-name="Preformatted_20_Text"/>
      <text:p text:style-name="Preformatted_20_Text"/>
      <text:p text:style-name="Preformatted_20_Text">Novas versões de pacotes já instalados que não podem ser atualizados</text:p>
      <text:p text:style-name="Preformatted_20_Text"><text:s text:c="5"/>sem mudar o estado de instalação de outro pacote serão deixados na</text:p>
      <text:p text:style-name="Preformatted_20_Text"><text:s text:c="5"/>versão atual (exibidos como "held back" ou "mantidos").</text:p>
      <text:p text:style-name="Preformatted_20_Text">Isso pode ser</text:p>
      <text:p text:style-name="Preformatted_20_Text"><text:s text:c="5"/>resolvido usando o `aptitude' para selecionar esses pacotes para</text:p>
      <text:p text:style-name="Preformatted_20_Text"><text:s text:c="5"/>instalação ou tentando o comando `aptitude -f install &lt;package&gt;'.</text:p>
      <text:p text:style-name="Preformatted_20_Text"/>
      <text:p text:style-name="Preformatted_20_Text"><text:s text:c="5"/>A opção `--fix-broken' (ou apenas `-f') faz com que o `apt' tente</text:p>
      <text:p text:style-name="Preformatted_20_Text"><text:s text:c="5"/>corrigir um sistema com dependências quebradas. <text:s/>O `apt' não permite</text:p>
      <text:p text:style-name="Preformatted_20_Text"><text:s text:c="5"/>que existam dependências quebradas em um sistema.</text:p>
      <text:p text:style-name="Preformatted_20_Text"/>
      <text:p text:style-name="Preformatted_20_Text"/>
      <text:p text:style-name="Preformatted_20_Text"/>
      <text:p text:style-name="Preformatted_20_Text">Algumas vezes é necessário habilitar a opção APT::Force-LoopBreak no</text:p>
      <text:p text:style-name="Preformatted_20_Text"><text:s text:c="5"/>APT para poder remover temporariamente um pacote essencial devido a um</text:p>
      <text:p text:style-name="Preformatted_20_Text"><text:s text:c="5"/>loop de Conflitos/Pré-Dependências. <text:s/>O `aptitude' o alertará sobre</text:p>
      <text:p text:style-name="Preformatted_20_Text"><text:s text:c="5"/>isso e abortará a atualização. <text:s/>Você pode resolver isso especificando</text:p>
      <text:p text:style-name="Preformatted_20_Text"><text:s text:c="5"/>a opção `-o APT::Force-LoopBreak=1' na linha de comando do `aptitude'.</text:p>
      <text:p text:style-name="Preformatted_20_Text"/>
      <text:p text:style-name="Preformatted_20_Text"><text:s text:c="5"/>É possível que a estrutura de dependências de um sistema possa estar</text:p>
      <text:p text:style-name="Preformatted_20_Text"><text:s text:c="5"/>tão corrompida que a ponto de requerer intervenção manual. <text:s/>Geralmente</text:p>
      <text:p text:style-name="Preformatted_20_Text"><text:s text:c="5"/>isso significa usar o `aptitude' ou</text:p>
      <text:p text:style-name="Preformatted_20_Text"/>
      <text:p text:style-name="Preformatted_20_Text"><text:s text:c="10"/>dpkg --remove &lt;nome_do_pacote&gt;</text:p>
      <text:p text:style-name="Preformatted_20_Text"/>
      <text:p text:style-name="Preformatted_20_Text"><text:s text:c="5"/>para eliminar alguns dos pacotes problemáticos, ou</text:p>
      <text:p text:style-name="Preformatted_20_Text"/>
      <text:p text:style-name="Preformatted_20_Text"><text:s text:c="10"/>aptitude --fix-broken install</text:p>
      <text:p text:style-name="Preformatted_20_Text"><text:s text:c="10"/>dpkg --configure --pending</text:p>
      <text:p text:style-name="Preformatted_20_Text"/>
      <text:p text:style-name="Preformatted_20_Text"><text:s text:c="5"/>Em casos extremos você pode ter que forçar a reinstalação com um</text:p>
      <text:p text:style-name="Preformatted_20_Text"><text:s text:c="5"/>comando como</text:p>
      <text:p text:style-name="Preformatted_20_Text"/>
      <text:p text:style-name="Preformatted_20_Text"><text:s text:c="10"/>dpkg --install /caminho/para/nome_do_pacote.deb</text:p>
      <text:p text:style-name="Preformatted_20_Text"/>
      <text:p text:style-name="Preformatted_20_Text"><text:s text:c="5"/>Depois de consertar as coisas, você deve ser capaz de terminar a</text:p>
      <text:p text:style-name="Preformatted_20_Text"><text:soft-page-break/><text:s text:c="5"/>atualização repetindo os comandos `aptitude' previamente descritos.</text:p>
      <text:p text:style-name="Preformatted_20_Text"/>
      <text:p text:style-name="Preformatted_20_Text"/>
      <text:p text:style-name="Preformatted_20_Text">Para configurar o teclado no debian:</text:p>
      <text:p text:style-name="Preformatted_20_Text"/>
      <text:p text:style-name="Preformatted_20_Text"><text:s/>dpkg-reconfigure console-data</text:p>
      <text:p text:style-name="Preformatted_20_Text"/>
      <text:p text:style-name="Preformatted_20_Text"/>
      <text:p text:style-name="Preformatted_20_Text"/>
      <text:p text:style-name="Preformatted_20_Text">- Para colocar uma imagem como wallpaper do desktop:</text:p>
      <text:p text:style-name="Preformatted_20_Text"/>
      <text:p text:style-name="Preformatted_20_Text"><text:s/>Esetroot -center imagem.jpg</text:p>
      <text:p text:style-name="Preformatted_20_Text"/>
      <text:p text:style-name="Preformatted_20_Text"/>
      <text:p text:style-name="Preformatted_20_Text"/>
      <text:p text:style-name="Preformatted_20_Text">Tente usar o seguinte comando no seu script:</text:p>
      <text:p text:style-name="Preformatted_20_Text"/>
      <text:p text:style-name="Preformatted_20_Text">who|grep alex|wc -l</text:p>
      <text:p text:style-name="Preformatted_20_Text"/>
      <text:p text:style-name="Preformatted_20_Text">esse comando irá retornar a quantidade de seções para o usuario "alex"</text:p>
      <text:p text:style-name="Preformatted_20_Text">com base nisso você pode fazer um pequeno if para verificar se seu </text:p>
      <text:p text:style-name="Preformatted_20_Text">usuario está logado antes de executar o ppp e o bittorrent, algo como:</text:p>
      <text:p text:style-name="Preformatted_20_Text"/>
      <text:p text:style-name="Preformatted_20_Text">TESTE=`who|grep alex|wc -l`</text:p>
      <text:p text:style-name="Preformatted_20_Text">if [ $TESTE -eq 0 ]</text:p>
      <text:p text:style-name="Preformatted_20_Text">    then</text:p>
      <text:p text:style-name="Preformatted_20_Text">        Conecta</text:p>
      <text:p text:style-name="Preformatted_20_Text">        Autentica</text:p>
      <text:p text:style-name="Preformatted_20_Text">        Iniciar_torrent</text:p>
      <text:p text:style-name="Preformatted_20_Text">    else</text:p>
      <text:p text:style-name="Preformatted_20_Text">        echo "Usuario alex logado, Abortando..."</text:p>
      <text:p text:style-name="Preformatted_20_Text">fi</text:p>
      <text:p text:style-name="Preformatted_20_Text"/>
      <text:p text:style-name="Preformatted_20_Text">podes incrementar o script utilizando o comando sleep e um loop para </text:p>
      <text:p text:style-name="Preformatted_20_Text">que, se o usuario estiver logado, ele aguarda 10 minutos e testa </text:p>
      <text:p text:style-name="Preformatted_20_Text">novamente se voce ainda está logado, assim, quando voce fizer o LOGOUT </text:p>
      <text:p text:style-name="Preformatted_20_Text">depois que o script foi disparado pelo cron, ele inicia o bittorrent e a </text:p>
      <text:p text:style-name="Preformatted_20_Text">conexao.</text:p>
      <text:p text:style-name="Preformatted_20_Text"/>
      <text:p text:style-name="Preformatted_20_Text"/>
      <text:p text:style-name="Preformatted_20_Text"/>
      <text:p text:style-name="Preformatted_20_Text">Subject: Re: (linux-br)Cadê o libGL.la no Conectiva?</text:p>
      <text:p text:style-name="Preformatted_20_Text"/>
      <text:p text:style-name="Preformatted_20_Text">$ rpm -qf /usr/lib/libGL.la</text:p>
      <text:p text:style-name="Preformatted_20_Text"/>
      <text:p text:style-name="Preformatted_20_Text">libgl-xfree86-devel-4.4.0-63152U10_3cl</text:p>
      <text:p text:style-name="Preformatted_20_Text"/>
      <text:p text:style-name="Preformatted_20_Text">apt-get install libgl-xfree86-devel</text:p>
      <text:p text:style-name="Preformatted_20_Text"/>
      <text:p text:style-name="Preformatted_20_Text"/>
      <text:p text:style-name="Preformatted_20_Text">usermod -L usuario = bloqueia o acesso do usuario temporariamente</text:p>
      <text:p text:style-name="Preformatted_20_Text">usermod -U usuario = desbloqueia o acesso do usuario</text:p>
      <text:p text:style-name="Preformatted_20_Text">import -window root imagem.png = tira um screenshot da tela</text:p>
      <text:p text:style-name="Preformatted_20_Text"/>
      <text:p text:style-name="Preformatted_20_Text"/>
      <text:p text:style-name="Preformatted_20_Text"/>
      <text:p text:style-name="Preformatted_20_Text">&gt; Qual o comando similar ao "rpm -qf pacote.rpm" para ser usado no</text:p>
      <text:p text:style-name="Preformatted_20_Text">&gt; debian ?</text:p>
      <text:p text:style-name="Preformatted_20_Text"/>
      <text:p text:style-name="Preformatted_20_Text">dpkg-query -L pacote</text:p>
      <text:p text:style-name="Preformatted_20_Text"/>
      <text:p text:style-name="Preformatted_20_Text"/>
      <text:p text:style-name="Preformatted_20_Text"><text:soft-page-break/>Para procurar o pacote:</text:p>
      <text:p text:style-name="Preformatted_20_Text"/>
      <text:p text:style-name="Preformatted_20_Text">apt-cache search string =&gt; procura na lista de repositórios por pacotes </text:p>
      <text:p text:style-name="Preformatted_20_Text">com string</text:p>
      <text:p text:style-name="Preformatted_20_Text">apt-cache show pacote =&gt; exibe informações sobre o pacote</text:p>
      <text:p text:style-name="Preformatted_20_Text">apt-get install pacote =&gt; instala o pacote</text:p>
      <text:p text:style-name="Preformatted_20_Text"/>
      <text:p text:style-name="Preformatted_20_Text">Para informações sobre o pacote instalado:</text:p>
      <text:p text:style-name="Preformatted_20_Text"/>
      <text:p text:style-name="Preformatted_20_Text">dpkg -S string   =&gt; exibe os pacotes instalados que possuem string</text:p>
      <text:p text:style-name="Preformatted_20_Text">dpkg -c pacote =&gt; exibe quais arquivos pertencem a um pacote instalado. </text:p>
      <text:p text:style-name="Preformatted_20_Text">Aqui você tem que fornecer o caminho completo para o pacote. Normalmente </text:p>
      <text:p text:style-name="Preformatted_20_Text">após baixados com apt-get os pacotes ficam em /var/cache/apt/archives/, </text:p>
      <text:p text:style-name="Preformatted_20_Text">assim este comando deve ser algo como:</text:p>
      <text:p text:style-name="Preformatted_20_Text"/>
      <text:p text:style-name="Preformatted_20_Text">dpkg -c /var/cache/apt/archives/pacote</text:p>
      <text:p text:style-name="Preformatted_20_Text"/>
      <text:p text:style-name="Preformatted_20_Text"/>
      <text:p text:style-name="Preformatted_20_Text"/>
      <text:p text:style-name="Preformatted_20_Text">* comandos uteis:</text:p>
      <text:p text:style-name="Preformatted_20_Text">apt-cache search palavra (tipo apropos)</text:p>
      <text:p text:style-name="Preformatted_20_Text"/>
      <text:p text:style-name="Preformatted_20_Text">apt-cache show package_name (mostra info do pacote(s))</text:p>
      <text:p text:style-name="Preformatted_20_Text"/>
      <text:p text:style-name="Preformatted_20_Text">apt-get -u install package_name (instala pacote mostrando o q vai atualizar)</text:p>
      <text:p text:style-name="Preformatted_20_Text"/>
      <text:p text:style-name="Preformatted_20_Text">apt-get -u --reinstall install package_name (reinstalar pacote)</text:p>
      <text:p text:style-name="Preformatted_20_Text"/>
      <text:p text:style-name="Preformatted_20_Text">apt-get -t unstable -u install package_name (esse é legal! instala um pacote</text:p>
      <text:p text:style-name="Preformatted_20_Text">qquer do unstable - tipo, eu peguei o mozilla por aqui. O legal eh q jah cria</text:p>
      <text:p text:style-name="Preformatted_20_Text">icone no menu e tudo, mto pratico. Lembre-se de adicionar um mirror unstable</text:p>
      <text:p text:style-name="Preformatted_20_Text">no seu sources.list)</text:p>
      <text:p text:style-name="Preformatted_20_Text"/>
      <text:p text:style-name="Preformatted_20_Text">dpkg -l (lista todos os pacotes = rpm -qa)</text:p>
      <text:p text:style-name="Preformatted_20_Text"/>
      <text:p text:style-name="Preformatted_20_Text">dpkg -L package_name (lista os arquivos do pacote)</text:p>
      <text:p text:style-name="Preformatted_20_Text"/>
      <text:p text:style-name="Preformatted_20_Text">dpkg-reconfigure package_name (qdo vc quiser voltar pra aquela tela azul que</text:p>
      <text:p text:style-name="Preformatted_20_Text">reconfigura alguma coisa, use esse comando. Ex:</text:p>
      <text:p text:style-name="Preformatted_20_Text">dpkg-reconfigure xserver-xfree86 )</text:p>
      <text:p text:style-name="Preformatted_20_Text"/>
      <text:p text:style-name="Preformatted_20_Text">apt-get update (pra atualizar a lista de pacotes existentes nos servidores)</text:p>
      <text:p text:style-name="Preformatted_20_Text"/>
      <text:p text:style-name="Preformatted_20_Text">apt-get upgrade (pra atualizar os pacotes instalados)</text:p>
      <text:p text:style-name="Preformatted_20_Text"/>
      <text:p text:style-name="Preformatted_20_Text">A maioria dos comandos apt-get vc pode substituir por aptitude:</text:p>
      <text:p text:style-name="Preformatted_20_Text">http://people.debian.org/~andrelop/txt/aptitude-tips-pt_BR.txt</text:p>
      <text:p text:style-name="Preformatted_20_Text"/>
      <text:p text:style-name="Preformatted_20_Text"/>
      <text:p text:style-name="Preformatted_20_Text"/>
      <text:p text:style-name="Preformatted_20_Text">Rode o comando:</text:p>
      <text:p text:style-name="Preformatted_20_Text"/>
      <text:p text:style-name="Preformatted_20_Text"><text:s/>base-config</text:p>
      <text:p text:style-name="Preformatted_20_Text"/>
      <text:p text:style-name="Preformatted_20_Text">no base config vai em "select and install packages" (selecionar e</text:p>
      <text:p text:style-name="Preformatted_20_Text">instalar pacotes). Marca o "Desktop environment" (ambiente desktop)</text:p>
      <text:p text:style-name="Preformatted_20_Text">e clica no OK.</text:p>
      <text:p text:style-name="Preformatted_20_Text"/>
      <text:p text:style-name="Preformatted_20_Text"/>
      <text:p text:style-name="Preformatted_20_Text">- Exibe todas as placas PCI digite</text:p>
      <text:p text:style-name="Preformatted_20_Text">---------------------------------------------</text:p>
      <text:p text:style-name="Preformatted_20_Text"><text:s/>lspci</text:p>
      <text:p text:style-name="Preformatted_20_Text"><text:soft-page-break/><text:s/>lspci -v</text:p>
      <text:p text:style-name="Preformatted_20_Text"><text:s/>lspci -vv</text:p>
      <text:p text:style-name="Preformatted_20_Text"><text:s/>lspci -vvv</text:p>
      <text:p text:style-name="Preformatted_20_Text"/>
      <text:p text:style-name="Preformatted_20_Text"/>
      <text:p text:style-name="Preformatted_20_Text">- Para impedir que a proteção de tela do terminal seja executada depois de</text:p>
      <text:p text:style-name="Preformatted_20_Text">um certo tempo de inatividade:</text:p>
      <text:p text:style-name="Preformatted_20_Text"><text:s text:c="2"/>setterm -blank 0</text:p>
      <text:p text:style-name="Preformatted_20_Text"><text:s text:c="2"/>setterm -powersave off</text:p>
      <text:p text:style-name="Preformatted_20_Text"/>
      <text:p text:style-name="Preformatted_20_Text">No lugar do 0 voce pode especificar os minutos... quando coloca 0 fica</text:p>
      <text:p text:style-name="Preformatted_20_Text">desabilitado. No X: desative seu protetor de telas e DPMS. Caso você não</text:p>
      <text:p text:style-name="Preformatted_20_Text">tenha um widget de controle do DPMS, o seguinte comando também o desativa:</text:p>
      <text:p text:style-name="Preformatted_20_Text"><text:s/>xset -dpms</text:p>
      <text:p text:style-name="Preformatted_20_Text"/>
      <text:p text:style-name="Preformatted_20_Text"/>
      <text:p text:style-name="Preformatted_20_Text">comando rename = altera a extensão de um arquivo.</text:p>
      <text:p text:style-name="Preformatted_20_Text"><text:s/>rename .htm .html *.htm = substitui todos os arquivos terminados em .htm </text:p>
      <text:p text:style-name="Preformatted_20_Text">por .html.</text:p>
      <text:p text:style-name="Preformatted_20_Text"/>
      <text:p text:style-name="Preformatted_20_Text"><text:s/>ls</text:p>
      <text:p text:style-name="Preformatted_20_Text"><text:s text:c="2"/>jose.txt joseovaldo.txt josenir.txt</text:p>
      <text:p text:style-name="Preformatted_20_Text"/>
      <text:p text:style-name="Preformatted_20_Text"><text:s/>rename jose joao jose.???</text:p>
      <text:p text:style-name="Preformatted_20_Text"><text:s/>ls</text:p>
      <text:p text:style-name="Preformatted_20_Text"><text:s text:c="2"/>joao.txt <text:s/>josenir.txt <text:s/>joseovaldo.txt</text:p>
      <text:p text:style-name="Preformatted_20_Text"/>
      <text:p text:style-name="Preformatted_20_Text"><text:s/>rename jose ricardo *ovaldo.txt</text:p>
      <text:p text:style-name="Preformatted_20_Text"><text:s/>ls</text:p>
      <text:p text:style-name="P1"><text:s text:c="2"/>joao.txt <text:s/>josenir.txt <text:s/>ricardoovaldo.txt</text:p>
      <text:p text:style-name="Preformatted_20_Text"/>
      <text:p text:style-name="Preformatted_20_Text">Opcoes :</text:p>
      <text:p text:style-name="Preformatted_20_Text"><text:s/>-8 : força uma conexão em modo binario de 8 bits para envio e recebimento.</text:p>
      <text:p text:style-name="Preformatted_20_Text"><text:s/>-a <text:s/>tenta um login automatico, enviando o nome de usuario lido da</text:p>
      <text:p text:style-name="Preformatted_20_Text">variável de ambiente USER.</text:p>
      <text:p text:style-name="Preformatted_20_Text"><text:s/>-d : ativa o modo debug</text:p>
      <text:p text:style-name="Preformatted_20_Text"><text:s/>-r : ativa a emulacao de rlogin</text:p>
      <text:p text:style-name="Preformatted_20_Text"><text:s/>-l user1 : faz a conexao com o login user1</text:p>
      <text:p text:style-name="Preformatted_20_Text"/>
      <text:p text:style-name="Preformatted_20_Text">- Tenta uma conexão na porta 80 (httpd)</text:p>
      <text:p text:style-name="Preformatted_20_Text"><text:s/>telnet www.dominio.com.br 80</text:p>
      <text:p text:style-name="Preformatted_20_Text"/>
      <text:p text:style-name="Preformatted_20_Text">- Tenta uma conexão na porta 25 (SMTP)</text:p>
      <text:p text:style-name="Preformatted_20_Text"><text:s/>telnet www.dominio.com.br 25</text:p>
      <text:p text:style-name="Preformatted_20_Text"/>
      <text:p text:style-name="Preformatted_20_Text">- Faz uma consulta à um servidor whois</text:p>
      <text:p text:style-name="Preformatted_20_Text"><text:s/>telnet rwhois.embratel.net.br 1234</text:p>
      <text:p text:style-name="Preformatted_20_Text"/>
      <text:p text:style-name="Preformatted_20_Text">- Faz uma consulta à um servidor whois</text:p>
      <text:p text:style-name="Preformatted_20_Text"><text:s/>telnet whois.nic.br</text:p>
      <text:p text:style-name="Preformatted_20_Text"/>
      <text:p text:style-name="Preformatted_20_Text">- Verifica se a porta do Squid está aberta</text:p>
      <text:p text:style-name="Preformatted_20_Text"><text:s/>telnet host 3128</text:p>
      <text:p text:style-name="Preformatted_20_Text"/>
      <text:p text:style-name="Preformatted_20_Text">- Verifica se a porta do POP3 está aberta</text:p>
      <text:p text:style-name="Preformatted_20_Text"><text:s/>telnet host 110</text:p>
      <text:p text:style-name="Preformatted_20_Text"/>
      <text:p text:style-name="Preformatted_20_Text">- Verifica se a porta do SMTP está aberta</text:p>
      <text:p text:style-name="Preformatted_20_Text"><text:s/>telnet host 25</text:p>
      <text:p text:style-name="Preformatted_20_Text"/>
      <text:p text:style-name="Preformatted_20_Text"/>
      <text:p text:style-name="Preformatted_20_Text"><text:soft-page-break/>8.29 - comando ftp = permite a transferencia de arquivos de um computador</text:p>
      <text:p text:style-name="Preformatted_20_Text">local para um computador remoto e vice e versa. Ao entrar em algum endereço</text:p>
      <text:p text:style-name="Preformatted_20_Text">de FTP e o mesmo pedir um user e uma senha, o usuário deve utilizar o login</text:p>
      <text:p text:style-name="Preformatted_20_Text">'anonymous', e digitar qualquer senha, seguido do caracter '@', pois ele</text:p>
      <text:p text:style-name="Preformatted_20_Text">estará pedindo um e-mail como senha. EX: teste@teste.com</text:p>
      <text:p text:style-name="Preformatted_20_Text"/>
      <text:p text:style-name="Preformatted_20_Text"><text:s/>ftp ip</text:p>
      <text:p text:style-name="Preformatted_20_Text">ou</text:p>
      <text:p text:style-name="Preformatted_20_Text"><text:s/>ftp dns</text:p>
      <text:p text:style-name="Preformatted_20_Text">ou</text:p>
      <text:p text:style-name="Preformatted_20_Text"><text:s/>ftp ftp.dominio.com.br</text:p>
      <text:p text:style-name="Preformatted_20_Text"/>
      <text:p text:style-name="Preformatted_20_Text">Comandos FTP:</text:p>
      <text:p text:style-name="Preformatted_20_Text">------------</text:p>
      <text:p text:style-name="Preformatted_20_Text">- Permite acesso na máquina especificada</text:p>
      <text:p text:style-name="Preformatted_20_Text"><text:s/>open nome_maquina ou numero_ip</text:p>
      <text:p text:style-name="Preformatted_20_Text"/>
      <text:p text:style-name="Preformatted_20_Text">- Altera de diretório</text:p>
      <text:p text:style-name="Preformatted_20_Text"><text:s/>cd diretorio</text:p>
      <text:p text:style-name="Preformatted_20_Text"/>
      <text:p text:style-name="Preformatted_20_Text">- Exibe em qual diretorio remoto você está</text:p>
      <text:p text:style-name="Preformatted_20_Text"><text:s/>pwd</text:p>
      <text:p text:style-name="Preformatted_20_Text"/>
      <text:p text:style-name="Preformatted_20_Text">- Lista o conteúdo do diretório remoto atual</text:p>
      <text:p text:style-name="Preformatted_20_Text"><text:s/>ls</text:p>
      <text:p text:style-name="Preformatted_20_Text"/>
      <text:p text:style-name="Preformatted_20_Text">- Exibe o diretório local, ou seja, do seu computador</text:p>
      <text:p text:style-name="Preformatted_20_Text"><text:s/>lcd</text:p>
      <text:p text:style-name="Preformatted_20_Text"/>
      <text:p text:style-name="Preformatted_20_Text">- Acessa o diretório local '/home/jordam'</text:p>
      <text:p text:style-name="Preformatted_20_Text"><text:s/>lcd /home/jordam</text:p>
      <text:p text:style-name="Preformatted_20_Text"/>
      <text:p text:style-name="Preformatted_20_Text">- Configura o modo de transferência binário</text:p>
      <text:p text:style-name="Preformatted_20_Text"><text:s/>bin</text:p>
      <text:p text:style-name="Preformatted_20_Text"/>
      <text:p text:style-name="Preformatted_20_Text">- Quando estiver baixando um arquivo, exibirá caracteres '#' enquanto</text:p>
      <text:p text:style-name="Preformatted_20_Text">a transferência estiver sendo realizada</text:p>
      <text:p text:style-name="Preformatted_20_Text"><text:s/>hash</text:p>
      <text:p text:style-name="Preformatted_20_Text"/>
      <text:p text:style-name="Preformatted_20_Text">- Habilita e desabilita o modo interativo de comandos</text:p>
      <text:p text:style-name="Preformatted_20_Text"><text:s/>prompt</text:p>
      <text:p text:style-name="Preformatted_20_Text"/>
      <text:p text:style-name="Preformatted_20_Text">- Faz o download do arquivo 'photos.zip'</text:p>
      <text:p text:style-name="Preformatted_20_Text"><text:s/>get photos.zip</text:p>
      <text:p text:style-name="Preformatted_20_Text"/>
      <text:p text:style-name="Preformatted_20_Text">- Faz o download de todos os arquivos coma extensão TXT</text:p>
      <text:p text:style-name="Preformatted_20_Text"><text:s/>mget *.txt</text:p>
      <text:p text:style-name="Preformatted_20_Text"/>
      <text:p text:style-name="Preformatted_20_Text">- Envia o arquivo 'docs.zip' para o servidor o qual voce tenha</text:p>
      <text:p text:style-name="Preformatted_20_Text">permissão de gravação</text:p>
      <text:p text:style-name="Preformatted_20_Text"><text:s/>put docs.zip</text:p>
      <text:p text:style-name="Preformatted_20_Text"/>
      <text:p text:style-name="Preformatted_20_Text">- Envia todos os arquivos JPG para o servidor</text:p>
      <text:p text:style-name="Preformatted_20_Text"><text:s/>mput *.jpg</text:p>
      <text:p text:style-name="Preformatted_20_Text"/>
      <text:p text:style-name="Preformatted_20_Text">- Sai do programa ftp</text:p>
      <text:p text:style-name="Preformatted_20_Text"><text:s/>bye</text:p>
      <text:p text:style-name="Preformatted_20_Text"/>
      <text:p text:style-name="Preformatted_20_Text">- Copia o arquivo 'file1.txt' do servidor ftp para o computador local.</text:p>
      <text:p text:style-name="Preformatted_20_Text">O arquivo é gravado por padrão no diretório onde o programa ftp foi</text:p>
      <text:p text:style-name="Preformatted_20_Text">executado/chamado</text:p>
      <text:p text:style-name="Preformatted_20_Text"><text:s/>get file1.txt</text:p>
      <text:p text:style-name="Preformatted_20_Text"><text:soft-page-break/></text:p>
      <text:p text:style-name="Preformatted_20_Text">- Por padrão esta opcao esta desligada. Quando ligada faz com que o</text:p>
      <text:p text:style-name="Preformatted_20_Text">caractere '#' seja exibido na tela indicando o progresso do download</text:p>
      <text:p text:style-name="Preformatted_20_Text"><text:s/>hash on/off</text:p>
      <text:p text:style-name="Preformatted_20_Text"/>
      <text:p text:style-name="Preformatted_20_Text">- Semelhante ao comando get, o comando 'mget' possibilita copiar vários</text:p>
      <text:p text:style-name="Preformatted_20_Text">arquivos e permite o uso de caracteres curinga "*", "?"</text:p>
      <text:p text:style-name="Preformatted_20_Text"><text:s/>mget file1.txt file2.txt file3.txt</text:p>
      <text:p text:style-name="Preformatted_20_Text"/>
      <text:p text:style-name="Preformatted_20_Text">- Envia o arquivo 'file1.txt' para o diretório atual do servidor FTP</text:p>
      <text:p text:style-name="Preformatted_20_Text"><text:s/>send file1.txt</text:p>
      <text:p text:style-name="Preformatted_20_Text"/>
      <text:p text:style-name="Preformatted_20_Text">- Ativa ou desativa a pergunta para a copia de arquivo. Se estiver</text:p>
      <text:p text:style-name="Preformatted_20_Text">desligada (off) assume sim para qualquer pergunta</text:p>
      <text:p text:style-name="Preformatted_20_Text"><text:s/>prompt on/off</text:p>
      <text:p text:style-name="Preformatted_20_Text"/>
      <text:p text:style-name="Preformatted_20_Text">- Preciso enviar um arquivo de backup via FTP para um determinado host,</text:p>
      <text:p text:style-name="Preformatted_20_Text">como fazer isso isso de forma automática?</text:p>
      <text:p text:style-name="Preformatted_20_Text"><text:s/>ftp -i -n &lt; /root/scripts/ftp_virusscan.txt</text:p>
      <text:p text:style-name="Preformatted_20_Text">conteúdo do arquivo /root/scripts/ftp_virusscan.txt</text:p>
      <text:p text:style-name="Preformatted_20_Text"><text:s/>open ftp.nai.com</text:p>
      <text:p text:style-name="Preformatted_20_Text"><text:s/>user anonymous xx@xx.xxx</text:p>
      <text:p text:style-name="Preformatted_20_Text"><text:s/>bin</text:p>
      <text:p text:style-name="Preformatted_20_Text"><text:s/>cd virusdefs</text:p>
      <text:p text:style-name="Preformatted_20_Text"><text:s/>cd 4.x</text:p>
      <text:p text:style-name="Preformatted_20_Text"><text:s/>hash</text:p>
      <text:p text:style-name="Preformatted_20_Text"><text:s/>mget *.zip</text:p>
      <text:p text:style-name="Preformatted_20_Text"><text:s/>mget *.exe</text:p>
      <text:p text:style-name="Preformatted_20_Text"><text:s/>bye</text:p>
      <text:p text:style-name="Preformatted_20_Text"/>
      <text:p text:style-name="Preformatted_20_Text"/>
      <text:p text:style-name="Preformatted_20_Text">8.30 - comando talk = inicia um chat com outro usuário que, necessariamente,</text:p>
      <text:p text:style-name="Preformatted_20_Text">deve estar logado no sistema UNIX</text:p>
      <text:p text:style-name="Preformatted_20_Text"><text:s/>talk nome_do_usuario@dominio.com.br</text:p>
      <text:p text:style-name="Preformatted_20_Text"/>
      <text:p text:style-name="Preformatted_20_Text">Para sair, tecle CTRL+C</text:p>
      <text:p text:style-name="Preformatted_20_Text"/>
      <text:p text:style-name="Preformatted_20_Text"><text:s/>talk usuario tty</text:p>
      <text:p text:style-name="Preformatted_20_Text"/>
      <text:p text:style-name="Preformatted_20_Text"><text:s/>usuario : nome de login que deseja iniciar o chat. Pode-se encontrar</text:p>
      <text:p text:style-name="Preformatted_20_Text">logins para chat digitando o comando who</text:p>
      <text:p text:style-name="Preformatted_20_Text"/>
      <text:p text:style-name="Preformatted_20_Text"><text:s/>tty <text:s text:c="4"/>: nome do terminal aonde o usuario esta conectado</text:p>
      <text:p text:style-name="Preformatted_20_Text"/>
      <text:p text:style-name="Preformatted_20_Text">- Se o usuario que voce deseja conversar estiver conectado em um</text:p>
      <text:p text:style-name="Preformatted_20_Text">computador remoto</text:p>
      <text:p text:style-name="Preformatted_20_Text"><text:s/>usuario@nome-do-host</text:p>
      <text:p text:style-name="Preformatted_20_Text"/>
      <text:p text:style-name="Preformatted_20_Text"/>
      <text:p text:style-name="Preformatted_20_Text">8.31 - comando tcpdchk = é útil para verificar problemas nos arquivos</text:p>
      <text:p text:style-name="Preformatted_20_Text">'hosts.allow' e 'hosts.deny'. Quando executado ele verifica a sintaxe destes</text:p>
      <text:p text:style-name="Preformatted_20_Text">arquivos e relata problemas, caso eles existam</text:p>
      <text:p text:style-name="Preformatted_20_Text"><text:s/>tcpdchk</text:p>
      <text:p text:style-name="Preformatted_20_Text"/>
      <text:p text:style-name="Preformatted_20_Text"/>
      <text:p text:style-name="Preformatted_20_Text">8.32 - comando tcpdmatch = permite que você simule a tentativa de conexões</text:p>
      <text:p text:style-name="Preformatted_20_Text">ao seu sistema e observar ser ela será permitida ou bloqueada pelos arquivos</text:p>
      <text:p text:style-name="Preformatted_20_Text">'hosts.allow' e 'hosts.deny'. EX:</text:p>
      <text:p text:style-name="Preformatted_20_Text"/>
      <text:p text:style-name="Preformatted_20_Text">Conteúdo do arquivo 'hosts.allow'</text:p>
      <text:p text:style-name="Preformatted_20_Text"><text:s/>ALL: 127.0.0.1</text:p>
      <text:p text:style-name="Preformatted_20_Text"><text:s/>in.talkd, in.ntalkd: ALL</text:p>
      <text:p text:style-name="Preformatted_20_Text"><text:soft-page-break/><text:s/>in.fingerd: 192.168.1. EXCEPT 192.168.1.30</text:p>
      <text:p text:style-name="Preformatted_20_Text"/>
      <text:p text:style-name="Preformatted_20_Text">A primeira linha permite o loopback (127.0.0.1) acessar qualquer serviço</text:p>
      <text:p text:style-name="Preformatted_20_Text">TCP/UDP em nosso computador, a segunda linha permite qualquer um acessar</text:p>
      <text:p text:style-name="Preformatted_20_Text">os servidor TALK (nós desejamos que o sistema nos avise quando alguém</text:p>
      <text:p text:style-name="Preformatted_20_Text">desejar conversar) e a terceira somente permite enviar dados do 'finger'</text:p>
      <text:p text:style-name="Preformatted_20_Text">para computadores dentro de nossa rede privada (exceto para 192.168.1.30).</text:p>
      <text:p text:style-name="Preformatted_20_Text"/>
      <text:p text:style-name="Preformatted_20_Text">Conteúdo do arquivo hosts.deny:</text:p>
      <text:p text:style-name="Preformatted_20_Text"><text:s/>ALL: ALL</text:p>
      <text:p text:style-name="Preformatted_20_Text"/>
      <text:p text:style-name="Preformatted_20_Text">Qualquer outra conexão será explicitamente derrubada. Vamos aos testes.</text:p>
      <text:p text:style-name="Preformatted_20_Text"/>
      <text:p text:style-name="Preformatted_20_Text">Para verificar se o endereço 127.0.0.1 tem acesso ao finger digite</text:p>
      <text:p text:style-name="Preformatted_20_Text"><text:s/>tcpdmatch in.fingerd 127.0.0.1</text:p>
      <text:p text:style-name="Preformatted_20_Text"/>
      <text:p text:style-name="Preformatted_20_Text"><text:s/>client: <text:s text:c="2"/>address <text:s/>127.0.0.1</text:p>
      <text:p text:style-name="Preformatted_20_Text"><text:s/>server: <text:s text:c="2"/>process <text:s/>in.fingerd</text:p>
      <text:p text:style-name="Preformatted_20_Text"><text:s/>matched: <text:s/>/etc/hosts.allow line 1</text:p>
      <text:p text:style-name="Preformatted_20_Text"><text:s/>access: <text:s text:c="2"/>granted</text:p>
      <text:p text:style-name="Preformatted_20_Text"/>
      <text:p text:style-name="Preformatted_20_Text">Ok, temos acesso garantido com especificado pela linha 1 do 'hosts.allow'</text:p>
      <text:p text:style-name="Preformatted_20_Text">(a primeira linha que confere é usada).</text:p>
      <text:p text:style-name="Preformatted_20_Text"/>
      <text:p text:style-name="Preformatted_20_Text">Digite:</text:p>
      <text:p text:style-name="Preformatted_20_Text"><text:s/>tcpdmatch in.fingerd 192.168.1.29</text:p>
      <text:p text:style-name="Preformatted_20_Text"/>
      <text:p text:style-name="Preformatted_20_Text"><text:s/>client: <text:s text:c="2"/>address <text:s/>192.168.1.29</text:p>
      <text:p text:style-name="Preformatted_20_Text"><text:s/>server: <text:s text:c="2"/>process <text:s/>in.fingerd</text:p>
      <text:p text:style-name="Preformatted_20_Text"><text:s/>matched: <text:s/>/etc/hosts.allow line 3</text:p>
      <text:p text:style-name="Preformatted_20_Text"><text:s/>access: <text:s text:c="2"/>granted</text:p>
      <text:p text:style-name="Preformatted_20_Text"/>
      <text:p text:style-name="Preformatted_20_Text">O acesso foi permitido através da linha 3 do hosts.allow.</text:p>
      <text:p text:style-name="Preformatted_20_Text"/>
      <text:p text:style-name="Preformatted_20_Text">Digite:</text:p>
      <text:p text:style-name="Preformatted_20_Text"><text:s/>tcpdmatch in.fingerd 192.168.1.30</text:p>
      <text:p text:style-name="Preformatted_20_Text"/>
      <text:p text:style-name="Preformatted_20_Text"><text:s/>client: <text:s text:c="2"/>address <text:s/>192.168.1.30</text:p>
      <text:p text:style-name="Preformatted_20_Text"><text:s/>server: <text:s text:c="2"/>process <text:s/>in.fingerd</text:p>
      <text:p text:style-name="Preformatted_20_Text"><text:s/>matched: <text:s/>/etc/hosts.deny line 1</text:p>
      <text:p text:style-name="Preformatted_20_Text"><text:s/>access: <text:s text:c="2"/>denied</text:p>
      <text:p text:style-name="Preformatted_20_Text"/>
      <text:p text:style-name="Preformatted_20_Text">O que aconteceu? <text:s/>como a linha 2 do `hosts.allow' permite o acesso a todos os</text:p>
      <text:p text:style-name="Preformatted_20_Text">computadores 192.168.1.* exceto 192.168.1.30, ela não bateu, então o proces-</text:p>
      <text:p text:style-name="Preformatted_20_Text">samento partiu para o `hosts.deny' que nega todos os serviços para qualquer</text:p>
      <text:p text:style-name="Preformatted_20_Text">endereço.</text:p>
      <text:p text:style-name="Preformatted_20_Text"/>
      <text:p text:style-name="Preformatted_20_Text">Digite:</text:p>
      <text:p text:style-name="Preformatted_20_Text"><text:s/>tcpdmatch in.talkd www.debian.org</text:p>
      <text:p text:style-name="Preformatted_20_Text"/>
      <text:p text:style-name="Preformatted_20_Text"><text:s/>client: <text:s text:c="2"/>address <text:s/>www.debian.org</text:p>
      <text:p text:style-name="Preformatted_20_Text"><text:s/>server: <text:s text:c="2"/>process <text:s/>in.talkd</text:p>
      <text:p text:style-name="Preformatted_20_Text"><text:s/>matched: <text:s/>/etc/hosts.allow line 2</text:p>
      <text:p text:style-name="Preformatted_20_Text"><text:s/>access: <text:s text:c="2"/>granted</text:p>
      <text:p text:style-name="Preformatted_20_Text"/>
      <text:p text:style-name="Preformatted_20_Text">Ok, na linha 2 qualquer computador pode te chamar para conversar via talk na</text:p>
      <text:p text:style-name="Preformatted_20_Text">rede, mas para o endereço DNS conferir com um IP especificado, o 'GNU/Linux'</text:p>
      <text:p text:style-name="Preformatted_20_Text">faz a resolução DNS, convertendo o endereço para IP e verificando se ele</text:p>
      <text:p text:style-name="Preformatted_20_Text">possui acesso. No lugar do endereço também pode ser usado a forma</text:p>
      <text:p text:style-name="Preformatted_20_Text">'daemon@computador' ou `cliente@computador' para verificar respectivamente</text:p>
      <text:p text:style-name="Preformatted_20_Text">o acesso de daemons e cliente de determinados computadores aos serviços da</text:p>
      <text:p text:style-name="Preformatted_20_Text">rede.</text:p>
      <text:p text:style-name="Preformatted_20_Text"><text:soft-page-break/></text:p>
      <text:p text:style-name="Preformatted_20_Text"/>
      <text:p text:style-name="Preformatted_20_Text">8.33 - comando wget = software que faz o download de arquivos da WWW</text:p>
      <text:p text:style-name="Preformatted_20_Text">Sintaxe:</text:p>
      <text:p text:style-name="Preformatted_20_Text"><text:s/>wget URL:porta/path</text:p>
      <text:p text:style-name="Preformatted_20_Text"/>
      <text:p text:style-name="Preformatted_20_Text">- Comeca a fazer o download do arquivo 'file1.avi'</text:p>
      <text:p text:style-name="Preformatted_20_Text"><text:s/>wget http://www.site.com.br/file1.avi</text:p>
      <text:p text:style-name="Preformatted_20_Text"/>
      <text:p text:style-name="Preformatted_20_Text">- Caso a conexao termine e o download do arquivo 'file1.avi' não tenha</text:p>
      <text:p text:style-name="Preformatted_20_Text">terminado, basta reiniciar do ponto onde caiu a conexão, usando o</text:p>
      <text:p text:style-name="Preformatted_20_Text">parametro '-c'</text:p>
      <text:p text:style-name="Preformatted_20_Text"><text:s/>wget -c http://www.site.com.br/file1.avi</text:p>
      <text:p text:style-name="Preformatted_20_Text"/>
      <text:p text:style-name="Preformatted_20_Text">- Copia todo o conteúdo do site referente à este dominio</text:p>
      <text:p text:style-name="Preformatted_20_Text"><text:s/>wget -r http://www.dominio.com/</text:p>
      <text:p text:style-name="Preformatted_20_Text"/>
      <text:p text:style-name="Preformatted_20_Text">- Baixa apenas páginas html do site, deixando de lado as imagens e outros</text:p>
      <text:p text:style-name="Preformatted_20_Text">arquivos. Neste caso você usa o parâmetro '-A', seguido dos tipos de arquivos</text:p>
      <text:p text:style-name="Preformatted_20_Text">a serem baixados. O wget automaticamente converte páginas php, asp e outras</text:p>
      <text:p text:style-name="Preformatted_20_Text">extensões para html, de forma que esse comando funciona bem com a maioria</text:p>
      <text:p text:style-name="Preformatted_20_Text">dos sites</text:p>
      <text:p text:style-name="Preformatted_20_Text"><text:s/>wget -r -A ".html" http://www.uol.com.br</text:p>
      <text:p text:style-name="Preformatted_20_Text"/>
      <text:p text:style-name="Preformatted_20_Text">- Baixando um arquivo via FTP com com senha. EX:</text:p>
      <text:p text:style-name="Preformatted_20_Text"><text:s/>wget ftp://login@senha@http://ftp.ibiblio.org/teste.iso</text:p>
      <text:p text:style-name="Preformatted_20_Text">ou</text:p>
      <text:p text:style-name="Preformatted_20_Text"><text:s/>wget ftp://user:password@host/path</text:p>
      <text:p text:style-name="Preformatted_20_Text"/>
      <text:p text:style-name="Preformatted_20_Text">- Faz o download do arquivo 'file1.txt' especificando o nome de usuário</text:p>
      <text:p text:style-name="Preformatted_20_Text">sendo 'user1', a senha sendo 'senha88', e o caminho do arquivo no servidor</text:p>
      <text:p text:style-name="Preformatted_20_Text">ftp</text:p>
      <text:p text:style-name="Preformatted_20_Text"><text:s/>wget user1:senha88@ftp.ederjordam.com/home/ederjordam/file1.txt</text:p>
      <text:p text:style-name="Preformatted_20_Text"/>
      <text:p text:style-name="Preformatted_20_Text">- Copia um arquivo especifico, no exemplo seria index.html e grava no</text:p>
      <text:p text:style-name="Preformatted_20_Text">diretorio '/tmp' com o nome de 'teste.html'</text:p>
      <text:p text:style-name="Preformatted_20_Text"><text:s/>wget -O /tmp/teste.html http://www.site.com/files/index.html</text:p>
      <text:p text:style-name="Preformatted_20_Text"/>
      <text:p text:style-name="Preformatted_20_Text">- Copia todas as páginas HTML do site 'http://www.uol.com.br/remedios'</text:p>
      <text:p text:style-name="Preformatted_20_Text"><text:s/>wget -m -l 0 -A htm http://www.uol.com.br/remedios</text:p>
      <text:p text:style-name="Preformatted_20_Text"/>
      <text:p text:style-name="Preformatted_20_Text">- Copia a página web e suas imagens para o respectivo diretório que voce</text:p>
      <text:p text:style-name="Preformatted_20_Text">se encontra</text:p>
      <text:p text:style-name="Preformatted_20_Text"><text:s/>wget -r -np -k http://whatever/wherever</text:p>
      <text:p text:style-name="Preformatted_20_Text"/>
      <text:p text:style-name="Preformatted_20_Text">- Copia todo o site para o seu computador</text:p>
      <text:p text:style-name="Preformatted_20_Text"><text:s/>wget -t0 -r -F http://www.dominio.com</text:p>
      <text:p text:style-name="Preformatted_20_Text"/>
      <text:p text:style-name="Preformatted_20_Text">- Faz o espelhamento (mirror) do site. OBS: Um espelhamento mal projetado</text:p>
      <text:p text:style-name="Preformatted_20_Text">pode contribuir para encher seu disco rígido com material não desejado,</text:p>
      <text:p text:style-name="Preformatted_20_Text">além de sobrecarregar a Internet e o servidor sendo espelhado</text:p>
      <text:p text:style-name="Preformatted_20_Text"><text:s/>wget -m http://members.xoom.com/edersg/</text:p>
      <text:p text:style-name="Preformatted_20_Text"/>
      <text:p text:style-name="Preformatted_20_Text">- Uma aranha, no contexto da Internet é um programa que serve para verificar</text:p>
      <text:p text:style-name="Preformatted_20_Text">se os links de uma página estão ativos, ou seja, verificando se cada vínculo</text:p>
      <text:p text:style-name="Preformatted_20_Text">HREF está conectado (ativo), verificando se os links de uma determinada página</text:p>
      <text:p text:style-name="Preformatted_20_Text">local, chamada de links.html, estão ativos</text:p>
      <text:p text:style-name="Preformatted_20_Text"><text:s/>wget --spider --force-html -i links.html</text:p>
      <text:p text:style-name="Preformatted_20_Text"/>
      <text:p text:style-name="Preformatted_20_Text">- Faz o mesmo que a opção acima, porem o arquivo agora analizado se encontra</text:p>
      <text:p text:style-name="Preformatted_20_Text">na Internet</text:p>
      <text:p text:style-name="Preformatted_20_Text"><text:s/>wget --spider http://members.xoom.com/edersg/links.html</text:p>
      <text:p text:style-name="Preformatted_20_Text"><text:soft-page-break/></text:p>
      <text:p text:style-name="Preformatted_20_Text">- Para fazer o download apenas de imagens nos formatos jpg, gif e png</text:p>
      <text:p text:style-name="Preformatted_20_Text"><text:s/>wget -P /tmp/pastaespecifica -r -p http://www.unicamp.br --accept=JPG,jpg,GIF,gif,png,PNG</text:p>
      <text:p text:style-name="Preformatted_20_Text"/>
      <text:p text:style-name="Preformatted_20_Text">- Para fazer o download de todos os aquivos de um site</text:p>
      <text:p text:style-name="Preformatted_20_Text"><text:s/>wget -c -r ftp://meu.servidor.com/</text:p>
      <text:p text:style-name="Preformatted_20_Text"/>
      <text:p text:style-name="Preformatted_20_Text">- Para fazer o download do arquivo 'arquivo.txt' de um ftp que exija</text:p>
      <text:p text:style-name="Preformatted_20_Text">login e senha</text:p>
      <text:p text:style-name="Preformatted_20_Text"><text:s/>wget ftp://login:senha@ftp.servidor.com/pasta/arquivo.txt</text:p>
      <text:p text:style-name="Preformatted_20_Text"><text:s/>wget ftp://usuario:senha@servidor_ftp.com.br/arquivo.extensao</text:p>
      <text:p text:style-name="Preformatted_20_Text"/>
      <text:p text:style-name="Preformatted_20_Text">- Para limitar o download a no máximo 10Kbps</text:p>
      <text:p text:style-name="Preformatted_20_Text"><text:s/>wget --limit-rate=10k --continue http://algumendereco/arquivo.zip</text:p>
      <text:p text:style-name="Preformatted_20_Text"/>
      <text:p text:style-name="Preformatted_20_Text">- O wget pode também retomar transferências interrompidas (opção '-c')</text:p>
      <text:p text:style-name="Preformatted_20_Text">quando se fornece o arquivo incompleto ao qual se acrescenta os</text:p>
      <text:p text:style-name="Preformatted_20_Text">restantes dados. Esta operação precisa de ser suportada pelo servidor</text:p>
      <text:p text:style-name="Preformatted_20_Text"><text:s/>wget -c http://o.url.do/arquivo/incompleto</text:p>
      <text:p text:style-name="Preformatted_20_Text"/>
      <text:p text:style-name="Preformatted_20_Text">Entretanto, lembre-se que nem todos os sites estão abertos para espelhamento,</text:p>
      <text:p text:style-name="Preformatted_20_Text">o direito autoral deve ser respeitado. E também, existem sites que possuem</text:p>
      <text:p text:style-name="Preformatted_20_Text">arquivos robots.txt que especificam quais partes do site podem ser copiadas</text:p>
      <text:p text:style-name="Preformatted_20_Text">e quais não. Portanto, não se surpreenda se descobrir que determinado site</text:p>
      <text:p text:style-name="Preformatted_20_Text">ou página não pode ser recuperado.</text:p>
      <text:p text:style-name="Preformatted_20_Text"/>
      <text:p text:style-name="Preformatted_20_Text">- Se tiver tantas interrupções na transferência de arquivo como eu tenho</text:p>
      <text:p text:style-name="Preformatted_20_Text">no meu escritório, pode dizer ao wget para tentar o URL várias vezes</text:p>
      <text:p text:style-name="Preformatted_20_Text"><text:s/>wget -t 5 http://coloque.o.seu.url/aqui</text:p>
      <text:p text:style-name="Preformatted_20_Text"/>
      <text:p text:style-name="Preformatted_20_Text">aqui desistimos ao fim de 5 tentativas. Use a opcao '-t inf' para nunca</text:p>
      <text:p text:style-name="Preformatted_20_Text">desistir.</text:p>
      <text:p text:style-name="Preformatted_20_Text"/>
      <text:p text:style-name="Preformatted_20_Text">- E quanto a proxy firewalls? Use a variável de ambiente "http_proxy" ou</text:p>
      <text:p text:style-name="Preformatted_20_Text">o arquivo de configuração ".wgetrc" para especificar um proxy através</text:p>
      <text:p text:style-name="Preformatted_20_Text">do qual irá fazer a transferência de arquivos. Um problema com ligações</text:p>
      <text:p text:style-name="Preformatted_20_Text">via proxy com ligações interrompidas é que o retomar pode por vezes</text:p>
      <text:p text:style-name="Preformatted_20_Text">falhar. Se uma transferência via proxy é interrompida o servidor proxy</text:p>
      <text:p text:style-name="Preformatted_20_Text">irá colocar em cache somente uma cópia incompleta do arquivo. Quando</text:p>
      <text:p text:style-name="Preformatted_20_Text">tentar usar "wget -c" para obter o resto do arquivo o proxy irá</text:p>
      <text:p text:style-name="Preformatted_20_Text">verificar a sua cache e informar erradamente que o arquivo completo</text:p>
      <text:p text:style-name="Preformatted_20_Text">já foi transferido. Pode conseguir que a maioria dos proxyes não passe</text:p>
      <text:p text:style-name="Preformatted_20_Text">pelo cache, adicionando um cabeçalho especial ao pedido de</text:p>
      <text:p text:style-name="Preformatted_20_Text">transferência de arquivos:</text:p>
      <text:p text:style-name="Preformatted_20_Text"><text:s/>wget -c --header="Pragma: no-cache" http://coloque.o.seu.url/aqui</text:p>
      <text:p text:style-name="Preformatted_20_Text"/>
      <text:p text:style-name="Preformatted_20_Text">- A opção "--header" pode adicionar qualquer número e tipos de cabeçalhos</text:p>
      <text:p text:style-name="Preformatted_20_Text">pelos quais podemos modificar o comportamento dos servidores de rede e</text:p>
      <text:p text:style-name="Preformatted_20_Text">dos proxies. Alguns sítios recusam-se a servir arquivos via uma ligação</text:p>
      <text:p text:style-name="Preformatted_20_Text">externa; o conteúdo é entregue somente a navegadores se acederem a</text:p>
      <text:p text:style-name="Preformatted_20_Text">página via outra página no mesmo sítio. Pode contornar isto adicionando</text:p>
      <text:p text:style-name="Preformatted_20_Text">um cabeçalho 'Referer:'</text:p>
      <text:p text:style-name="Preformatted_20_Text"><text:s/>wget --header="Referer: http://site.com/pagina"</text:p>
      <text:p text:style-name="Preformatted_20_Text">http://navegar.para.esta/pagina</text:p>
      <text:p text:style-name="Preformatted_20_Text"/>
      <text:p text:style-name="Preformatted_20_Text">- Alguns sites na rede particularmente anti-sociais irão fornecer</text:p>
      <text:p text:style-name="Preformatted_20_Text">conteúdo somente a um tipo específico de navegador. Contorne isto com</text:p>
      <text:p text:style-name="Preformatted_20_Text">um cabeçalho "User-Agent:" header:</text:p>
      <text:p text:style-name="Preformatted_20_Text"><text:s/>wget --header="User-Agent: Mozilla/4.0 (compatible; MSIE 5.0; WindowsNT; DigExt)" http://so.url.msie/aqui</text:p>
      <text:p text:style-name="Preformatted_20_Text"/>
      <text:p text:style-name="Preformatted_20_Text"><text:soft-page-break/>Aviso: a dica acima pode ser considerada um mecanismo para evitar</text:p>
      <text:p text:style-name="Preformatted_20_Text">licenciamento de conteúdo e existem sistemas legais anti-sociais que</text:p>
      <text:p text:style-name="Preformatted_20_Text">consideram estas acções ilegais. Verifique a legislação local.</text:p>
      <text:p text:style-name="Preformatted_20_Text"/>
      <text:p text:style-name="Preformatted_20_Text">- A opção "-N" para o wget irá verificar o selo temporal do objectivo</text:p>
      <text:p text:style-name="Preformatted_20_Text">e parar a transferência se eles coincidirem, o que é uma indicação</text:p>
      <text:p text:style-name="Preformatted_20_Text">que o ficheior completo foi transferido. Por isso pode activa-lo e</text:p>
      <text:p text:style-name="Preformatted_20_Text">esquece-lo</text:p>
      <text:p text:style-name="Preformatted_20_Text"><text:s/>wget -c -N http://coloque.o.seu.url/aqui</text:p>
      <text:p text:style-name="Preformatted_20_Text"/>
      <text:p text:style-name="Preformatted_20_Text">- Recuperando downloads interrompidos - uma das características que tornam</text:p>
      <text:p text:style-name="Preformatted_20_Text">interessantes o uso do wget é sua capacidade para recuperar downloads inter-</text:p>
      <text:p text:style-name="Preformatted_20_Text">rompidos, desde, é claro, que o servidor suporte este recurso. Você pode</text:p>
      <text:p text:style-name="Preformatted_20_Text">recuperar downloads perdidos especificando a opção '-c' na linha de comando</text:p>
      <text:p text:style-name="Preformatted_20_Text">do wget</text:p>
      <text:p text:style-name="Preformatted_20_Text"><text:s/>wget -c http://www.dominio.com/arquivo.tar.gz</text:p>
      <text:p text:style-name="Preformatted_20_Text"/>
      <text:p text:style-name="Preformatted_20_Text">- Espelhamento de sites - outro recurso interessante é o espelhamento de</text:p>
      <text:p text:style-name="Preformatted_20_Text">sites, também conhecido como mirror. O wget é capaz de fazer espelhamento</text:p>
      <text:p text:style-name="Preformatted_20_Text">de sites, mas tenha cuidado: um espelhamento mal projetado pode contribuir</text:p>
      <text:p text:style-name="Preformatted_20_Text">para encher seu disco rígido com material não desejado, além de sobrecarregar</text:p>
      <text:p text:style-name="Preformatted_20_Text">a Internet e o servidor sendo espelhado. Você faz um espelhamento utilizando</text:p>
      <text:p text:style-name="Preformatted_20_Text">a opção -m (de mirror). Lembre-se que nem todos os sites estão abertos para</text:p>
      <text:p text:style-name="Preformatted_20_Text">espelhamento. Existem sites que possuem arquivos 'robots.txt' que especificam</text:p>
      <text:p text:style-name="Preformatted_20_Text">quais partes do site podem ser copiadas e quais não. Portanto, não se sur-</text:p>
      <text:p text:style-name="Preformatted_20_Text">preenda se descobrir que determinado site ou página não pode ser recuperado</text:p>
      <text:p text:style-name="Preformatted_20_Text"><text:s/>wget -m http://www.dominio.com/diretorio/</text:p>
      <text:p text:style-name="Preformatted_20_Text"/>
      <text:p text:style-name="Preformatted_20_Text">- O comando 'at' pode ser utilizado para agendar uma tarefa em um momento</text:p>
      <text:p text:style-name="Preformatted_20_Text">específico do dia. Este comando vai agendar para a 1 hora da madrugada o</text:p>
      <text:p text:style-name="Preformatted_20_Text">download do arquivo 'http://www.dominio.com/file01.tar.gz'. O resultado do</text:p>
      <text:p text:style-name="Preformatted_20_Text">download (no caso, mensagens do wget), serão enviados para voce via comando</text:p>
      <text:p text:style-name="Preformatted_20_Text">'mail'</text:p>
      <text:p text:style-name="Preformatted_20_Text"><text:s/>echo "wget http://www.dominio.com/file01.tar.gz" | at 01:00</text:p>
      <text:p text:style-name="Preformatted_20_Text"/>
      <text:p text:style-name="Preformatted_20_Text">- Uma 'aranha', no contexto da Internet, é um programa que serve para</text:p>
      <text:p text:style-name="Preformatted_20_Text">verificar se os links de uma página estão ativos. A referência surgiu por</text:p>
      <text:p text:style-name="Preformatted_20_Text">que o programa examina a página como se fosse um ponto de uma teia (web),</text:p>
      <text:p text:style-name="Preformatted_20_Text">verificando se cada fio (vínculo HREF) está conectado (ativo). Para utilizar</text:p>
      <text:p text:style-name="Preformatted_20_Text">o wget como aranha, usamos a opção '--spider'. Para verificar se os links</text:p>
      <text:p text:style-name="Preformatted_20_Text">de uma determinada página local, chamada de 'bookmark.html' estão ativos,</text:p>
      <text:p text:style-name="Preformatted_20_Text">basta digitar o comando acima. A opção '--force-html' obriga o arquivo</text:p>
      <text:p text:style-name="Preformatted_20_Text">local 'bookmark.html' a ser tratado como arquivo HTML</text:p>
      <text:p text:style-name="Preformatted_20_Text"><text:s/>wget --spider --force-html -i bookmark.html</text:p>
      <text:p text:style-name="Preformatted_20_Text"/>
      <text:p text:style-name="Preformatted_20_Text">Se o arquivo reside na Internet, a sintaxe pode ser simplificada</text:p>
      <text:p text:style-name="Preformatted_20_Text"><text:s/>wget --spider http://www.dominio.com/linuxlinks.html</text:p>
      <text:p text:style-name="Preformatted_20_Text"/>
      <text:p text:style-name="Preformatted_20_Text">- Baixa o conteúdo de um web site</text:p>
      <text:p text:style-name="Preformatted_20_Text"><text:s/>wget -c -t70 -r -np http://www.dominio.com.br</text:p>
      <text:p text:style-name="Preformatted_20_Text"/>
      <text:p text:style-name="Preformatted_20_Text">- Passa alguns parametros como usuário e senha para poder baixar o</text:p>
      <text:p text:style-name="Preformatted_20_Text">conteúdo de um site</text:p>
      <text:p text:style-name="Preformatted_20_Text"><text:s/>wget -c -r --http-user=usuario --http-passwd=senha link</text:p>
      <text:p text:style-name="Preformatted_20_Text"/>
      <text:p text:style-name="Preformatted_20_Text"><text:s/>-c : esta opção informa ao wget para continuar o download de onde terminou</text:p>
      <text:p text:style-name="Preformatted_20_Text">se encontrar um arquivo parcial. Se não fosse informada esta opção, ele</text:p>
      <text:p text:style-name="Preformatted_20_Text">criaria novo arquivo e começaria o download do início.</text:p>
      <text:p text:style-name="Preformatted_20_Text"/>
      <text:p text:style-name="Preformatted_20_Text"><text:s/>-t0 : com esta opção, estou informando ao wget que, caso o download falhe,</text:p>
      <text:p text:style-name="Preformatted_20_Text">ele deve repetir indefinidamente o mesmo. É preciso cuidado com esta opção,</text:p>
      <text:p text:style-name="Preformatted_20_Text">principalmente se o comando será executado em uma sexta-feira para ser</text:p>
      <text:p text:style-name="Preformatted_20_Text"><text:soft-page-break/>verificado somente na segunda feira - se a URL estiver errada, o wget vai</text:p>
      <text:p text:style-name="Preformatted_20_Text">ficar tentando encontrar o arquivo indefinidamente.</text:p>
      <text:p text:style-name="Preformatted_20_Text"/>
      <text:p text:style-name="Preformatted_20_Text"><text:s/>-T30 : o wget utiliza a facilidade de timeout, mas seus limites de tempo</text:p>
      <text:p text:style-name="Preformatted_20_Text">não são satisfatórios, pelo menos não para mim. Com esta opção, estou</text:p>
      <text:p text:style-name="Preformatted_20_Text">informando ao wget que, se não houver fluxo de dados por 30 segundos, ele</text:p>
      <text:p text:style-name="Preformatted_20_Text">deve refazer a conexão.</text:p>
      <text:p text:style-name="Preformatted_20_Text"/>
      <text:p text:style-name="Preformatted_20_Text"><text:s/>-i get-list.txt : esta opção informa ao wget que este deve ler as URL's</text:p>
      <text:p text:style-name="Preformatted_20_Text">a serem baixadas a partir de um arquivo, a saber, get-list.txt (pode ser</text:p>
      <text:p text:style-name="Preformatted_20_Text">qualquer nome), em vez de receber a mesma na linha de comando.</text:p>
      <text:p text:style-name="Preformatted_20_Text"/>
      <text:p text:style-name="Preformatted_20_Text"/>
      <text:p text:style-name="Preformatted_20_Text">8.34 - comando lynx = browser web de interface texto.</text:p>
      <text:p text:style-name="Preformatted_20_Text"/>
      <text:p text:style-name="Preformatted_20_Text">- Algumas vezes estamos interessados em fazer a transferência de um</text:p>
      <text:p text:style-name="Preformatted_20_Text">grande número de arquivos cujos URLs estão numa dada página da rede</text:p>
      <text:p text:style-name="Preformatted_20_Text">mas não queremos fazer um espelho total do sítio. Um exemplo será a</text:p>
      <text:p text:style-name="Preformatted_20_Text">transferência dos arquivos de música no top 20 de um sítio que mostra</text:p>
      <text:p text:style-name="Preformatted_20_Text">o top 100 ordenados. Aqui as opções '--accept' e '--reject' não funcio-</text:p>
      <text:p text:style-name="Preformatted_20_Text">narão porque somente funcionam com extensões de arquivos. Por isso use</text:p>
      <text:p text:style-name="Preformatted_20_Text">'lynx -dump'</text:p>
      <text:p text:style-name="Preformatted_20_Text"><text:s/>lynx -dump ftp://ftp.ssc.com/pub/lg/ |grep 'gz$' |tail -10 |awk '{print $2}' &gt; listaurl.txt</text:p>
      <text:p text:style-name="Preformatted_20_Text"/>
      <text:p text:style-name="Preformatted_20_Text">O resultado do lynx pode então ser filtrado usando vários utilitários</text:p>
      <text:p text:style-name="Preformatted_20_Text">de processamento de texto GNU. No exemplo acima, extraimos os URLs que</text:p>
      <text:p text:style-name="Preformatted_20_Text">terminam em "gz" e guardamos os últimos 10 desses num arquivo. Um</text:p>
      <text:p text:style-name="Preformatted_20_Text">pequeno comando de scripting bash irá automaticamente transferir</text:p>
      <text:p text:style-name="Preformatted_20_Text">qualquer URL listado neste arquivo</text:p>
      <text:p text:style-name="Preformatted_20_Text"><text:s/>bash$ for x in $(cat listaurl.txt)</text:p>
      <text:p text:style-name="Preformatted_20_Text"><text:s text:c="10"/>do</text:p>
      <text:p text:style-name="Preformatted_20_Text"><text:s text:c="13"/>wget $x</text:p>
      <text:p text:style-name="Preformatted_20_Text"><text:s text:c="10"/>done</text:p>
      <text:p text:style-name="Preformatted_20_Text"/>
      <text:p text:style-name="Preformatted_20_Text">Conseguimos transferir os últimos 10 números da Linux Gazette.</text:p>
      <text:p text:style-name="Preformatted_20_Text"/>
      <text:p text:style-name="Preformatted_20_Text"/>
      <text:p text:style-name="Preformatted_20_Text">8.35 - comando xhost = cada servidor X mantém uma lista de hosts que podem ou</text:p>
      <text:p text:style-name="Preformatted_20_Text">não ter acesso. O programa xhost é usado para alterar esta lista.</text:p>
      <text:p text:style-name="Preformatted_20_Text"/>
      <text:p text:style-name="Preformatted_20_Text">- Exibe a lista dos hosts que tem permissão de acesso a este servidor X</text:p>
      <text:p text:style-name="Preformatted_20_Text"><text:s/>xhost</text:p>
      <text:p text:style-name="Preformatted_20_Text"/>
      <text:p text:style-name="Preformatted_20_Text">- Acrescentar o host "bar.foo.org". Então, qualquer usuário e programa</text:p>
      <text:p text:style-name="Preformatted_20_Text">naquela máquina pode se comunicar com nosso servidor X</text:p>
      <text:p text:style-name="Preformatted_20_Text"><text:s/>xhost +bar.foo.org</text:p>
      <text:p text:style-name="Preformatted_20_Text"/>
      <text:p text:style-name="Preformatted_20_Text">- Remove o host "bar.foo.org"</text:p>
      <text:p text:style-name="Preformatted_20_Text"><text:s/>xhost -bar.foo.org</text:p>
      <text:p text:style-name="Preformatted_20_Text"/>
      <text:p text:style-name="Preformatted_20_Text">- Possiblita que qualquer máquina de qualquer lugar da Internet possa</text:p>
      <text:p text:style-name="Preformatted_20_Text">se conectar ao servidor X de seu PC, exibindo a seguinte mensagem:</text:p>
      <text:p text:style-name="Preformatted_20_Text">"access control disabled, clients can connect from any host"</text:p>
      <text:p text:style-name="Preformatted_20_Text"><text:s/>xhost +</text:p>
      <text:p text:style-name="Preformatted_20_Text"/>
      <text:p text:style-name="Preformatted_20_Text">- Somente as máquinas que estão listadas com o comando</text:p>
      <text:p text:style-name="Preformatted_20_Text">"xhost +nome-da-maquina" poderão acessar o servidor X deste PC, exibindo</text:p>
      <text:p text:style-name="Preformatted_20_Text">a msg: "access control enabled, only authorized clients can connect"</text:p>
      <text:p text:style-name="Preformatted_20_Text"><text:s/>xhost -</text:p>
      <text:p text:style-name="Preformatted_20_Text"/>
      <text:p text:style-name="Preformatted_20_Text"/>
      <text:p text:style-name="Preformatted_20_Text"><text:soft-page-break/>8.36 - comando mii-tool = serve para verificar e alterar o estado de uma</text:p>
      <text:p text:style-name="Preformatted_20_Text">interface de rede. O MII é um recurso utilizado pela maioria dos adaptadores</text:p>
      <text:p text:style-name="Preformatted_20_Text">fast ethernet para negociar a velocidade do link e o full/half duplex. Nem</text:p>
      <text:p text:style-name="Preformatted_20_Text">todos os adaptadores suportam esse recurso</text:p>
      <text:p text:style-name="Preformatted_20_Text"/>
      <text:p text:style-name="Preformatted_20_Text">- Para verificar o estado da primeira interface de rede(eth0)</text:p>
      <text:p text:style-name="Preformatted_20_Text"><text:s/>mii-tool eth0</text:p>
      <text:p text:style-name="Preformatted_20_Text"/>
      <text:p text:style-name="Preformatted_20_Text">- Para forçar que uma placa de rede anuncie somente certas capacidades, ou</text:p>
      <text:p text:style-name="Preformatted_20_Text">para desabilitar completamente a auto-negociaçõ e forçar uma certa velocidade,</text:p>
      <text:p text:style-name="Preformatted_20_Text">use os parâmetros '-A' e '-F' respectivamente</text:p>
      <text:p text:style-name="Preformatted_20_Text"/>
      <text:p text:style-name="Preformatted_20_Text">- Para configurar uma placa de rede para 100Mbit/s half e full duplex</text:p>
      <text:p text:style-name="Preformatted_20_Text"><text:s/>mii-tool -A 100BaseTx-FD, 100BaseTx-HD eth0</text:p>
      <text:p text:style-name="Preformatted_20_Text"/>
      <text:p text:style-name="Preformatted_20_Text">- Para configurar uma placa de rede para 10Mbit/s full duplex</text:p>
      <text:p text:style-name="Preformatted_20_Text"><text:s/>mii-tool -F 10BaseT-FD eth0</text:p>
      <text:p text:style-name="Preformatted_20_Text"/>
      <text:p text:style-name="Preformatted_20_Text"/>
      <text:p text:style-name="Preformatted_20_Text">8.37 - comando tcpdump = este comando faz um dump do tráfego de rede. Na sua</text:p>
      <text:p text:style-name="Preformatted_20_Text">operação normal ele coloca a interface de rede em modo promíscuo e exibe na</text:p>
      <text:p text:style-name="Preformatted_20_Text">tela uma breve descrição de todos os pacotes que chegam à interface</text:p>
      <text:p text:style-name="Preformatted_20_Text"/>
      <text:p text:style-name="Preformatted_20_Text">- Exibe os pacotes do tipo ICMP que estão chegando na interface eth0</text:p>
      <text:p text:style-name="Preformatted_20_Text"><text:s/>tcpdump -i eth0 icmp</text:p>
      <text:p text:style-name="Preformatted_20_Text"/>
      <text:p text:style-name="Preformatted_20_Text">- Exibe os pacotes com origem na maquina com o IP 192.168.7.5</text:p>
      <text:p text:style-name="Preformatted_20_Text"><text:s/>tcpdump src 192.168.7.5</text:p>
      <text:p text:style-name="Preformatted_20_Text"/>
      <text:p text:style-name="Preformatted_20_Text">- Exibe os pacotes que tenham como origem ou destino a maquina 192.168.7.5</text:p>
      <text:p text:style-name="Preformatted_20_Text"><text:s/>tcpdump host 192.168.7.5</text:p>
      <text:p text:style-name="Preformatted_20_Text"/>
      <text:p text:style-name="Preformatted_20_Text"/>
      <text:p text:style-name="Preformatted_20_Text">8.38 - comando ip = este comando reune todas as funcionalidades dos comandos</text:p>
      <text:p text:style-name="Preformatted_20_Text">ifconfig, arp e route além de permitir a manipulação das tabelas de rotas</text:p>
      <text:p text:style-name="Preformatted_20_Text">especiais e túneis. Sintaxe:</text:p>
      <text:p text:style-name="Preformatted_20_Text"><text:s/>ip [ opções ] OBJETO { COMMAND | help }</text:p>
      <text:p text:style-name="Preformatted_20_Text"/>
      <text:p text:style-name="Preformatted_20_Text">onde:</text:p>
      <text:p text:style-name="Preformatted_20_Text"><text:s/>objeto = link, addr, neigh e route</text:p>
      <text:p text:style-name="Preformatted_20_Text"/>
      <text:p text:style-name="Preformatted_20_Text">- Obtendo ajuda de um determinado objeto</text:p>
      <text:p text:style-name="Preformatted_20_Text"><text:s/>ip nome_do_objeto help</text:p>
      <text:p text:style-name="Preformatted_20_Text"/>
      <text:p text:style-name="Preformatted_20_Text">- O objeto link serve para exibir e manipular opções dos dispositivos de</text:p>
      <text:p text:style-name="Preformatted_20_Text">rede. Através dele é possível ativar ou desativar uma interface, alterar</text:p>
      <text:p text:style-name="Preformatted_20_Text">seus endereços MAC, opções de arp e multicast e até mesmo renomear uma</text:p>
      <text:p text:style-name="Preformatted_20_Text">interface</text:p>
      <text:p text:style-name="Preformatted_20_Text"/>
      <text:p text:style-name="Preformatted_20_Text">- Exibe os todos os dispositivos de rede (ativos e inativos)</text:p>
      <text:p text:style-name="Preformatted_20_Text"><text:s/>ip link show</text:p>
      <text:p text:style-name="Preformatted_20_Text"/>
      <text:p text:style-name="Preformatted_20_Text">- Ativando uma interface de rede</text:p>
      <text:p text:style-name="Preformatted_20_Text"><text:s/>ip link set eth0 up</text:p>
      <text:p text:style-name="Preformatted_20_Text"/>
      <text:p text:style-name="Preformatted_20_Text">- Alterando a mtu de uma interface de rede</text:p>
      <text:p text:style-name="Preformatted_20_Text"><text:s/>ip link set eth0 mtu 1480</text:p>
      <text:p text:style-name="Preformatted_20_Text"/>
      <text:p text:style-name="Preformatted_20_Text">- O objeto addr serve para exibir e alterar os endereços IPv4 e IPv6 das in-</text:p>
      <text:p text:style-name="Preformatted_20_Text">terfaces virtuais ou não. Ao contrário do comando ifconfig, o comando ip addr</text:p>
      <text:p text:style-name="Preformatted_20_Text">é capaz de atribuir e exibir mais de um endereço IPv4 para a mesma interface.</text:p>
      <text:p text:style-name="Preformatted_20_Text">OBS: este comando exibe e espera como entrada de dados endereços IP no formato</text:p>
      <text:p text:style-name="Preformatted_20_Text"><text:soft-page-break/>addr/masklen.</text:p>
      <text:p text:style-name="Preformatted_20_Text"/>
      <text:p text:style-name="Preformatted_20_Text">- Exibe os endereços das interfaces de rede</text:p>
      <text:p text:style-name="Preformatted_20_Text"><text:s/>ip addr show</text:p>
      <text:p text:style-name="Preformatted_20_Text"/>
      <text:p text:style-name="Preformatted_20_Text">- Adiciona um endereço em uma interface de rede</text:p>
      <text:p text:style-name="Preformatted_20_Text"><text:s/>ip addr add 192.168.0.1/24 dev eth0</text:p>
      <text:p text:style-name="Preformatted_20_Text"/>
      <text:p text:style-name="Preformatted_20_Text">- Deleta um endereço em uma interface de rede</text:p>
      <text:p text:style-name="Preformatted_20_Text"><text:s/>ip addr del 192.168.0.1/24 dev eth0</text:p>
      <text:p text:style-name="Preformatted_20_Text"/>
      <text:p text:style-name="Preformatted_20_Text">- Adiciona um endereço ponto-a-ponto</text:p>
      <text:p text:style-name="Preformatted_20_Text"><text:s/>ip addr add 192.168.0.2 peer 192.168.0.1</text:p>
      <text:p text:style-name="Preformatted_20_Text"/>
      <text:p text:style-name="Preformatted_20_Text">- Exibe a tabela arp associada a uma interface de rede (o objeto neigh,</text:p>
      <text:p text:style-name="Preformatted_20_Text">semelhante ao comando arp, serve para exibir e manipular a tabela arp)</text:p>
      <text:p text:style-name="Preformatted_20_Text"><text:s/>ip neigh show dev eth0</text:p>
      <text:p text:style-name="Preformatted_20_Text"/>
      <text:p text:style-name="Preformatted_20_Text">- Adicionando uma entrada na tabela arp</text:p>
      <text:p text:style-name="Preformatted_20_Text"><text:s/>ip neigh add 10.0.0.1 lladdr 00:11:22:33:44:55 dev eth0</text:p>
      <text:p text:style-name="Preformatted_20_Text"/>
      <text:p text:style-name="Preformatted_20_Text">- Deletando uma entrada na tabela arp</text:p>
      <text:p text:style-name="Preformatted_20_Text"><text:s/>ip neigh del 10.0.0.1 lladdr 00:11:22:33:44:55 dev eth0</text:p>
      <text:p text:style-name="Preformatted_20_Text"/>
      <text:p text:style-name="Preformatted_20_Text">- Deletando toda a tabela arp associada a uma interface de rede</text:p>
      <text:p text:style-name="Preformatted_20_Text"><text:s/>ip neigh flush dev eth0</text:p>
      <text:p text:style-name="Preformatted_20_Text"/>
      <text:p text:style-name="Preformatted_20_Text">- O objeto route = serve para exibir e modificar as tabelas de roteamento do</text:p>
      <text:p text:style-name="Preformatted_20_Text">kernel linux. Ao contrario do comando route que apenas manipula a tabela de</text:p>
      <text:p text:style-name="Preformatted_20_Text">rotas principal, este objeto consegue manipular todas as tabelas de rotas.</text:p>
      <text:p text:style-name="Preformatted_20_Text"/>
      <text:p text:style-name="Preformatted_20_Text">- Exibe a tabela de rotas do kernel linux</text:p>
      <text:p text:style-name="Preformatted_20_Text"><text:s/>ip route show</text:p>
      <text:p text:style-name="Preformatted_20_Text"/>
      <text:p text:style-name="Preformatted_20_Text">- Exibe a rota para uma determinada rede ou host</text:p>
      <text:p text:style-name="Preformatted_20_Text"><text:s/>ip route get 200.251.142.1</text:p>
      <text:p text:style-name="Preformatted_20_Text"/>
      <text:p text:style-name="Preformatted_20_Text">- Adiciona uma rota</text:p>
      <text:p text:style-name="Preformatted_20_Text"><text:s/>ip route add 10.0.0.0/24 via 192.168.1.200</text:p>
      <text:p text:style-name="Preformatted_20_Text"/>
      <text:p text:style-name="Preformatted_20_Text">- Deleta uma rota</text:p>
      <text:p text:style-name="Preformatted_20_Text"><text:s/>ip route del 10.0.0.0/24 via 192.168.1.200</text:p>
      <text:p text:style-name="Preformatted_20_Text"/>
      <text:p text:style-name="Preformatted_20_Text">- Adiciona uma rota do tipo blackhole onde os pacote são silenciosamente</text:p>
      <text:p text:style-name="Preformatted_20_Text">descartados</text:p>
      <text:p text:style-name="Preformatted_20_Text"><text:s/>ip route add blackhole 10.0.1.0/24</text:p>
      <text:p text:style-name="Preformatted_20_Text"/>
      <text:p text:style-name="Preformatted_20_Text">- Adiciona uma rota do tipo 'unreachable' onde é gerado um ICMP host</text:p>
      <text:p text:style-name="Preformatted_20_Text">unreachable</text:p>
      <text:p text:style-name="Preformatted_20_Text"><text:s/>ip route add unreachable 10.0.2.0/24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9 - EDITORES DE TEXTO</text:p>
      <text:p text:style-name="Preformatted_20_Text"/>
      <text:p text:style-name="Preformatted_20_Text">- No GNU/Linux, existem diversos editores de textos. Iremos descrever:</text:p>
      <text:p text:style-name="Preformatted_20_Text"><text:s/>emacs</text:p>
      <text:p text:style-name="Preformatted_20_Text"><text:s/>vi</text:p>
      <text:p text:style-name="Preformatted_20_Text"><text:s/>mcedit</text:p>
      <text:p text:style-name="Preformatted_20_Text"><text:s/>pico</text:p>
      <text:p text:style-name="Preformatted_20_Text"><text:s/>nano</text:p>
      <text:p text:style-name="Preformatted_20_Text"/>
      <text:p text:style-name="Preformatted_20_Text"><text:soft-page-break/></text:p>
      <text:p text:style-name="Preformatted_20_Text">9.1 - editor emacs</text:p>
      <text:p text:style-name="Preformatted_20_Text"><text:s/>CTRL + e + CTRL + e = sai do emacs</text:p>
      <text:p text:style-name="Preformatted_20_Text"><text:s/>CTRL + x + CTRL + f = abrir um arquivo</text:p>
      <text:p text:style-name="Preformatted_20_Text"><text:s/>CTRL + x + CTRL + s = salva um arquivo</text:p>
      <text:p text:style-name="Preformatted_20_Text"><text:s/>CTRL + x + CTRL + w = salvar como um outro nome o arquivo</text:p>
      <text:p text:style-name="Preformatted_20_Text"><text:s/>CTRL + k = apaga a linha corrente colocando-a no buffer</text:p>
      <text:p text:style-name="Preformatted_20_Text"><text:s/>CTRL + y = cola a ultima entrada colocada no buffer</text:p>
      <text:p text:style-name="Preformatted_20_Text"><text:s/>ALT + y = cola a penultima entrada colocada no buffer</text:p>
      <text:p text:style-name="Preformatted_20_Text"><text:s/>CTRL + x + i = insere arquivo no ponto onde está o cursor</text:p>
      <text:p text:style-name="Preformatted_20_Text"><text:s/>CTRL + s = procura o padrao de caracteres informado</text:p>
      <text:p text:style-name="Preformatted_20_Text"><text:s/>CTRL +r = semelhante ao CTRL + s</text:p>
      <text:p text:style-name="Preformatted_20_Text"><text:s/>CTRL + x + u = desfaz a ultima acao efetuada</text:p>
      <text:p text:style-name="Preformatted_20_Text"/>
      <text:p text:style-name="Preformatted_20_Text"/>
      <text:p text:style-name="Preformatted_20_Text">9.2 - editor vi</text:p>
      <text:p text:style-name="Preformatted_20_Text"><text:s/>:q = sai do vi sem salvar</text:p>
      <text:p text:style-name="Preformatted_20_Text"><text:s/>:q!= sai do vi forçado sem salvar</text:p>
      <text:p text:style-name="Preformatted_20_Text"><text:s/>:qw = sai do vi salvando o arquivo que esta sendo editado</text:p>
      <text:p text:style-name="Preformatted_20_Text"><text:s/>:e file1.txt = abre o arquivo file1.txt</text:p>
      <text:p text:style-name="Preformatted_20_Text"><text:s/>:w = salva o arquivo</text:p>
      <text:p text:style-name="Preformatted_20_Text"><text:s/>:w outro-nome.txt = salva o arquivo corrente com outro nome</text:p>
      <text:p text:style-name="Preformatted_20_Text"><text:s/>:r file1.txt = insere o arquivo file1.txt aonde se encontra o cursor</text:p>
      <text:p text:style-name="Preformatted_20_Text"><text:s/>:u = desfaz a ultima acao</text:p>
      <text:p text:style-name="Preformatted_20_Text"/>
      <text:p text:style-name="Preformatted_20_Text"><text:s/>&lt;esc&gt;i - Entra no modo -- INSERT -- (insert)</text:p>
      <text:p text:style-name="Preformatted_20_Text"/>
      <text:p text:style-name="Preformatted_20_Text"><text:s/>&lt;esc&gt;:q - Sair, quando nada foi alterado (quit)</text:p>
      <text:p text:style-name="Preformatted_20_Text"/>
      <text:p text:style-name="Preformatted_20_Text"><text:s/>&lt;esc&gt;:q! - Sair forçado, quando um texto foi alterado mas não deseja-se</text:p>
      <text:p text:style-name="Preformatted_20_Text">salvar (quit!)</text:p>
      <text:p text:style-name="Preformatted_20_Text"/>
      <text:p text:style-name="Preformatted_20_Text"><text:s/>&lt;esc&gt;:w - Salvar alterações correntes (write)</text:p>
      <text:p text:style-name="Preformatted_20_Text"/>
      <text:p text:style-name="Preformatted_20_Text"><text:s/>&lt;esc&gt;:w &lt;nome_do_novo_arquivo&gt; - Salvar o arquivo corrente com outro nome</text:p>
      <text:p text:style-name="Preformatted_20_Text">(mantém o arquivo corrente)</text:p>
      <text:p text:style-name="Preformatted_20_Text"/>
      <text:p text:style-name="Preformatted_20_Text"><text:s/>&lt;esc&gt;:w! &lt;nome_do_arquivo&gt; - Salvar o arquivo corrente com outro nome (não</text:p>
      <text:p text:style-name="Preformatted_20_Text">mantém o arquivo corrente)</text:p>
      <text:p text:style-name="Preformatted_20_Text"/>
      <text:p text:style-name="Preformatted_20_Text"><text:s/>&lt;esc&gt;:wq - Salvar e sair (write &amp; quit)</text:p>
      <text:p text:style-name="Preformatted_20_Text"/>
      <text:p text:style-name="Preformatted_20_Text"><text:s/>&lt;esc&gt;:# - Vai para o número da linha indicado onde # é o número da linha</text:p>
      <text:p text:style-name="Preformatted_20_Text"/>
      <text:p text:style-name="Preformatted_20_Text"><text:s/>&lt;esc&gt;:split &lt;nome_de_outro_arquivo&gt; - Divide o arquivo atual com outro</text:p>
      <text:p text:style-name="Preformatted_20_Text">arquivo na mesma tela</text:p>
      <text:p text:style-name="Preformatted_20_Text"/>
      <text:p text:style-name="Preformatted_20_Text"><text:s/>&lt;esc&gt;:!&lt;comando&gt; - Comando no shell (você mesmo dentro do vim pode dar um</text:p>
      <text:p text:style-name="Preformatted_20_Text">comando no shell, sem sair dele)</text:p>
      <text:p text:style-name="Preformatted_20_Text"/>
      <text:p text:style-name="Preformatted_20_Text"><text:s/>&lt;esc&gt;dd - Deleta a linha que o cursor está</text:p>
      <text:p text:style-name="Preformatted_20_Text"/>
      <text:p text:style-name="Preformatted_20_Text"><text:s/>&lt;esc&gt;v - Seleção de caractéres -- VISUAL --</text:p>
      <text:p text:style-name="Preformatted_20_Text"/>
      <text:p text:style-name="Preformatted_20_Text"><text:s/>&lt;esc&gt;Shift+v - Seleção de linhas -- VISUAL LINE --</text:p>
      <text:p text:style-name="Preformatted_20_Text"/>
      <text:p text:style-name="Preformatted_20_Text"><text:s/>&lt;esc&gt;Ctrl+v - Seleção em bloco -- VISUAL BLOCK --</text:p>
      <text:p text:style-name="Preformatted_20_Text"/>
      <text:p text:style-name="Preformatted_20_Text">O vi pode ser usado para criptografar arquivos. Basta usar a opção</text:p>
      <text:p text:style-name="Preformatted_20_Text">:X no modo de comando e digitar a senha.</text:p>
      <text:p text:style-name="Preformatted_20_Text"/>
      <text:p text:style-name="Preformatted_20_Text">Imagine que você precisa inverter a ordem das linhas de um arquivo texto,</text:p>
      <text:p text:style-name="Preformatted_20_Text"><text:soft-page-break/>de forma que a primeira linha passe a ser a ultima. Isso pode ser feito</text:p>
      <text:p text:style-name="Preformatted_20_Text">facilmente com o vi. Abra o arquivo, digite ":" <text:s/>para entrar no modo de</text:p>
      <text:p text:style-name="Preformatted_20_Text">comando e digite: g/^/m0</text:p>
      <text:p text:style-name="Preformatted_20_Text"/>
      <text:p text:style-name="Preformatted_20_Text"/>
      <text:p text:style-name="Preformatted_20_Text">9.3 - editor mcedit</text:p>
      <text:p text:style-name="Preformatted_20_Text"><text:s/>F2 = salva o arquivo</text:p>
      <text:p text:style-name="Preformatted_20_Text"><text:s/>F3 = marca o ponto inicial do bloco a ser movimentado, e repetindo-se a</text:p>
      <text:p text:style-name="Preformatted_20_Text">tecla F3 marca o final do bloco</text:p>
      <text:p text:style-name="Preformatted_20_Text"><text:s/>F4 = substitui palavras em um texto</text:p>
      <text:p text:style-name="Preformatted_20_Text"><text:s/>F5 = copia o texto que estiver selecionado com a tecla F3</text:p>
      <text:p text:style-name="Preformatted_20_Text"><text:s/>F6 = move o texto que estiver selecionado com a tecla F3</text:p>
      <text:p text:style-name="Preformatted_20_Text"><text:s/>F7 = procura palavras em um texto</text:p>
      <text:p text:style-name="Preformatted_20_Text"><text:s/>F8 = apaga a linha corrente</text:p>
      <text:p text:style-name="Preformatted_20_Text"><text:s/>F9 = acessa o menu com as opcoes do mcedit</text:p>
      <text:p text:style-name="Preformatted_20_Text"><text:s/>F10 = sai do mcedit</text:p>
      <text:p text:style-name="Preformatted_20_Text"><text:s/>CTRL + u = desfaz a ultima acao efetuada</text:p>
      <text:p text:style-name="Preformatted_20_Text"/>
      <text:p text:style-name="Preformatted_20_Text"/>
      <text:p text:style-name="Preformatted_20_Text">9.4 - editor pico</text:p>
      <text:p text:style-name="Preformatted_20_Text"><text:s/>pico nome-do-arquivo</text:p>
      <text:p text:style-name="Preformatted_20_Text"/>
      <text:p text:style-name="Preformatted_20_Text"/>
      <text:p text:style-name="Preformatted_20_Text">9.5 - editor nano</text:p>
      <text:p text:style-name="Preformatted_20_Text"/>
      <text:p text:style-name="Preformatted_20_Text"/>
      <text:p text:style-name="Preformatted_20_Text">9.6 - comando touch - cria arquivos com tamanho igual a 0 e efetua</text:p>
      <text:p text:style-name="Preformatted_20_Text">alteracoes de data e hora em arquivos</text:p>
      <text:p text:style-name="Preformatted_20_Text"/>
      <text:p text:style-name="Preformatted_20_Text">- Cria o arquivo 'file23.txt'</text:p>
      <text:p text:style-name="Preformatted_20_Text"><text:s/>touch file23.txt</text:p>
      <text:p text:style-name="Preformatted_20_Text"/>
      <text:p text:style-name="Preformatted_20_Text">- Altera a data e a hora do arquivo para 01/10 12:30</text:p>
      <text:p text:style-name="Preformatted_20_Text"><text:s/>touch -t 10011230 file23.txt</text:p>
      <text:p text:style-name="Preformatted_20_Text"/>
      <text:p text:style-name="Preformatted_20_Text">- Altera a data, hora, ano e seguindos do arquivo 'file23.txt' para</text:p>
      <text:p text:style-name="Preformatted_20_Text">01/12/1999 e 12:30:30</text:p>
      <text:p text:style-name="Preformatted_20_Text"><text:s/>touch -t 120112301999.30 file23.txt</text:p>
      <text:p text:style-name="Preformatted_20_Text"/>
      <text:p text:style-name="Preformatted_20_Text">- Cria um comentário no diretório corrente</text:p>
      <text:p text:style-name="Preformatted_20_Text"><text:s/>touch "zzz*** isto é um comentario ***zzz"</text:p>
      <text:p text:style-name="Preformatted_20_Text"/>
      <text:p text:style-name="Preformatted_20_Text">- Altera a data e a hora de criação do arquivo 'file23.txt' para</text:p>
      <text:p text:style-name="Preformatted_20_Text">os dados atuais</text:p>
      <text:p text:style-name="Preformatted_20_Text"><text:s/>touch -m file23.txt</text:p>
      <text:p text:style-name="Preformatted_20_Text"/>
      <text:p text:style-name="Preformatted_20_Text">- Altera a data de modificação do arquivo 'file23.txt' para o</text:p>
      <text:p text:style-name="Preformatted_20_Text">dia 23/05/1999</text:p>
      <text:p text:style-name="Preformatted_20_Text"><text:s/>touch -m 05231999 file23.txt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0 - CAMINHOS DE ARQUIVOS IMPORTANTES NO GNU/LINUX</text:p>
      <text:p text:style-name="Preformatted_20_Text"/>
      <text:p text:style-name="Preformatted_20_Text">- histórico de comandos digitados por um usuário</text:p>
      <text:p text:style-name="Preformatted_20_Text"><text:s/>~/.bash_history</text:p>
      <text:p text:style-name="Preformatted_20_Text"/>
      <text:p text:style-name="Preformatted_20_Text">- exibe informações de quem logou no sistema</text:p>
      <text:p text:style-name="Preformatted_20_Text"><text:s/>/var/log/auth.log</text:p>
      <text:p text:style-name="Preformatted_20_Text"/>
      <text:p text:style-name="Preformatted_20_Text">- usuarios cadastrados no sistema</text:p>
      <text:p text:style-name="Preformatted_20_Text"><text:s/>/etc/passwd</text:p>
      <text:p text:style-name="Preformatted_20_Text"><text:soft-page-break/></text:p>
      <text:p text:style-name="Preformatted_20_Text">- grupos cadastrados no sistema</text:p>
      <text:p text:style-name="Preformatted_20_Text"><text:s/>/etc/group</text:p>
      <text:p text:style-name="Preformatted_20_Text"/>
      <text:p text:style-name="Preformatted_20_Text">- senhas criptografadas cadastradas no sistema</text:p>
      <text:p text:style-name="Preformatted_20_Text"><text:s/>/etc/shadow</text:p>
      <text:p text:style-name="Preformatted_20_Text"/>
      <text:p text:style-name="Preformatted_20_Text">- serviços e portas disponíveis</text:p>
      <text:p text:style-name="Preformatted_20_Text"><text:s/>/etc/services</text:p>
      <text:p text:style-name="Preformatted_20_Text"/>
      <text:p text:style-name="Preformatted_20_Text">- visualiza as irq's</text:p>
      <text:p text:style-name="Preformatted_20_Text"><text:s/>/proc/interrupts</text:p>
      <text:p text:style-name="Preformatted_20_Text"/>
      <text:p text:style-name="Preformatted_20_Text">- arquivo de trava do fax-modem</text:p>
      <text:p text:style-name="Preformatted_20_Text"><text:s/>/etc/ppp/options</text:p>
      <text:p text:style-name="Preformatted_20_Text"/>
      <text:p text:style-name="Preformatted_20_Text">- numeros ip's das maquinas na rede</text:p>
      <text:p text:style-name="Preformatted_20_Text"><text:s/>/etc/host</text:p>
      <text:p text:style-name="Preformatted_20_Text"/>
      <text:p text:style-name="Preformatted_20_Text">- nome da maquina local em uso</text:p>
      <text:p text:style-name="Preformatted_20_Text"><text:s/>/etc/HOSTNAME</text:p>
      <text:p text:style-name="Preformatted_20_Text"/>
      <text:p text:style-name="Preformatted_20_Text">- Caminho dos papeis de parede do WindowMaker</text:p>
      <text:p text:style-name="Preformatted_20_Text"><text:s/>/usr/X11R6/share/WindowMaker/Backgrounds</text:p>
      <text:p text:style-name="Preformatted_20_Text"/>
      <text:p text:style-name="Preformatted_20_Text">- Caminho para os estilos de menu do WindowMaker</text:p>
      <text:p text:style-name="Preformatted_20_Text"><text:s/>/usr/X11R6/share/WindowMaker/Styles</text:p>
      <text:p text:style-name="Preformatted_20_Text"/>
      <text:p text:style-name="Preformatted_20_Text">- Caminho para o arquivo de menu do BlackBox</text:p>
      <text:p text:style-name="Preformatted_20_Text"><text:s/>/etc/X11/blackbox/blackbox-menu</text:p>
      <text:p text:style-name="Preformatted_20_Text"/>
      <text:p text:style-name="Preformatted_20_Text">- Caminho das imagens de fundo de tela do Eterm</text:p>
      <text:p text:style-name="Preformatted_20_Text"><text:s/>/usr/share/Eterm/pix</text:p>
      <text:p text:style-name="Preformatted_20_Text"/>
      <text:p text:style-name="Preformatted_20_Text">- Caminho de papeis de parede diversificados</text:p>
      <text:p text:style-name="Preformatted_20_Text"><text:s/>/usr/share/wallpapers</text:p>
      <text:p text:style-name="Preformatted_20_Text"/>
      <text:p text:style-name="Preformatted_20_Text">- Caminho dos pacotes do kernel</text:p>
      <text:p text:style-name="Preformatted_20_Text"><text:s/>/usr/src/linux</text:p>
      <text:p text:style-name="Preformatted_20_Text"/>
      <text:p text:style-name="Preformatted_20_Text">- Caminho dos modulos do kernel</text:p>
      <text:p text:style-name="Preformatted_20_Text"><text:s/>/lib/modules/versao-do-kernel</text:p>
      <text:p text:style-name="Preformatted_20_Text"/>
      <text:p text:style-name="Preformatted_20_Text">- Caminho dos modulos ativados do Kernel</text:p>
      <text:p text:style-name="Preformatted_20_Text"><text:s/>/etc/modules.conf</text:p>
      <text:p text:style-name="Preformatted_20_Text"/>
      <text:p text:style-name="Preformatted_20_Text">- Caminho do arquivo de configuraco do SendMail</text:p>
      <text:p text:style-name="Preformatted_20_Text"><text:s/>/etc/sendmail.cw</text:p>
      <text:p text:style-name="Preformatted_20_Text"/>
      <text:p text:style-name="Preformatted_20_Text">- Caminho dos arquivos de configuração de serviços</text:p>
      <text:p text:style-name="Preformatted_20_Text"><text:s/>/etc/inetd.conf</text:p>
      <text:p text:style-name="Preformatted_20_Text"><text:s/>/usr/sbin/tcpd.tcpd</text:p>
      <text:p text:style-name="Preformatted_20_Text"/>
      <text:p text:style-name="Preformatted_20_Text">- Arquivo que permite acesso de usuários a sua máquina</text:p>
      <text:p text:style-name="Preformatted_20_Text"><text:s/>/etc/hosts.allow</text:p>
      <text:p text:style-name="Preformatted_20_Text"/>
      <text:p text:style-name="Preformatted_20_Text">- Arquivo que permite negar acesso de usuários a sua máquina</text:p>
      <text:p text:style-name="Preformatted_20_Text"><text:s/>/etc/hosts.deny</text:p>
      <text:p text:style-name="Preformatted_20_Text"/>
      <text:p text:style-name="Preformatted_20_Text">- Arquivos de configuracao do FTP ANONIMO</text:p>
      <text:p text:style-name="Preformatted_20_Text"><text:s/>/etc/ftpaccess</text:p>
      <text:p text:style-name="Preformatted_20_Text"><text:s/>/etc/ftphosts</text:p>
      <text:p text:style-name="Preformatted_20_Text"><text:soft-page-break/><text:s/>/etc/ftpusers</text:p>
      <text:p text:style-name="Preformatted_20_Text"/>
      <text:p text:style-name="Preformatted_20_Text">- Caminho dos logs do sistema</text:p>
      <text:p text:style-name="Preformatted_20_Text"><text:s/>/var/log/</text:p>
      <text:p text:style-name="Preformatted_20_Text"/>
      <text:p text:style-name="Preformatted_20_Text">- Caminho dos arquivos/diretorios cache do browser konqueror</text:p>
      <text:p text:style-name="Preformatted_20_Text"><text:s/>/root/.kde/share/apps/kio_http/cache</text:p>
      <text:p text:style-name="Preformatted_20_Text"/>
      <text:p text:style-name="Preformatted_20_Text">- Arquivo de configuracao do apt-get</text:p>
      <text:p text:style-name="Preformatted_20_Text"><text:s/>/etc/apt/sources.list</text:p>
      <text:p text:style-name="Preformatted_20_Text"/>
      <text:p text:style-name="Preformatted_20_Text">- Exibe seu conteudo apos o ato de efetuar o login na maquina</text:p>
      <text:p text:style-name="Preformatted_20_Text"><text:s/>/etc/motd</text:p>
      <text:p text:style-name="Preformatted_20_Text"/>
      <text:p text:style-name="Preformatted_20_Text">- Se existir este arquivo, ninguém exceto o superusuário poderá acessar</text:p>
      <text:p text:style-name="Preformatted_20_Text">o sistema. Quando um usuário tentar efetuar login, o conteúdo deste arquivo</text:p>
      <text:p text:style-name="Preformatted_20_Text">será exibido no terminal</text:p>
      <text:p text:style-name="Preformatted_20_Text"><text:s/>/etc/nologin</text:p>
      <text:p text:style-name="Preformatted_20_Text"/>
      <text:p text:style-name="Preformatted_20_Text">- Os usuários conectados estão listados no arquivo</text:p>
      <text:p text:style-name="Preformatted_20_Text"><text:s/>/var/run/utmp</text:p>
      <text:p text:style-name="Preformatted_20_Text">que pode ser acessado através dos comandos w e who</text:p>
      <text:p text:style-name="Preformatted_20_Text"/>
      <text:p text:style-name="Preformatted_20_Text">- O arquivo '/var/log/wtmp' mantém o registro dos acessos bem-sucedidos</text:p>
      <text:p text:style-name="Preformatted_20_Text">ao sistema, e pode ser acessado com o comando last</text:p>
      <text:p text:style-name="Preformatted_20_Text"/>
      <text:p text:style-name="Preformatted_20_Text">- Arquivo que serve para controlar o acesso a sistema de arquivos que</text:p>
      <text:p text:style-name="Preformatted_20_Text">estão sendo exportados para clientes NFS</text:p>
      <text:p text:style-name="Preformatted_20_Text"><text:s/>/etc/exports</text:p>
      <text:p text:style-name="Preformatted_20_Text"/>
      <text:p text:style-name="Preformatted_20_Text">- Configurações relacionadas ao sistema de janelas X, como por exemplo</text:p>
      <text:p text:style-name="Preformatted_20_Text">configuração do teclado e comportamento de alguns programas no ambiente</text:p>
      <text:p text:style-name="Preformatted_20_Text">gráfico</text:p>
      <text:p text:style-name="Preformatted_20_Text"><text:s/>/etc/X11</text:p>
      <text:p text:style-name="Preformatted_20_Text"/>
      <text:p text:style-name="Preformatted_20_Text">- Arquivo de configuração do cron, que é o servidor utilizado para executar</text:p>
      <text:p text:style-name="Preformatted_20_Text">serviços agendados</text:p>
      <text:p text:style-name="Preformatted_20_Text"><text:s/>/etc/crontab</text:p>
      <text:p text:style-name="Preformatted_20_Text"/>
      <text:p text:style-name="Preformatted_20_Text">- Contém informações sobre os usuários da máquina. Nesse arquivo ficam</text:p>
      <text:p text:style-name="Preformatted_20_Text">armazenados o nome do usuário, seu nome real, diretório pessoal, senha,</text:p>
      <text:p text:style-name="Preformatted_20_Text">interpretador de comandos a ser usado e outras informações específicas</text:p>
      <text:p text:style-name="Preformatted_20_Text">do usuário</text:p>
      <text:p text:style-name="Preformatted_20_Text"><text:s/>/etc/passwd</text:p>
      <text:p text:style-name="Preformatted_20_Text"/>
      <text:p text:style-name="Preformatted_20_Text">- Parecido com o arquivo passwd, porém, trabalha com grupos de usuários</text:p>
      <text:p text:style-name="Preformatted_20_Text">ao invés de usuários individuais</text:p>
      <text:p text:style-name="Preformatted_20_Text"><text:s/>/etc/group</text:p>
      <text:p text:style-name="Preformatted_20_Text"/>
      <text:p text:style-name="Preformatted_20_Text">- Contém uma lista com os sistemas de arquivos e opções padrão para a</text:p>
      <text:p text:style-name="Preformatted_20_Text">montagem de sistema de arquivos</text:p>
      <text:p text:style-name="Preformatted_20_Text"><text:s/>/etc/fstab</text:p>
      <text:p text:style-name="Preformatted_20_Text"/>
      <text:p text:style-name="Preformatted_20_Text">- Contém a relação dos sistemas de arquivos atualmente montados, junta-</text:p>
      <text:p text:style-name="Preformatted_20_Text">mente com opções de montagem e o estado em que se encontram</text:p>
      <text:p text:style-name="Preformatted_20_Text"><text:s/>/etc/mtab</text:p>
      <text:p text:style-name="Preformatted_20_Text"/>
      <text:p text:style-name="Preformatted_20_Text">- Arquivo de configuração dos níveis de execução (runlevel) do sistema</text:p>
      <text:p text:style-name="Preformatted_20_Text"><text:s/>/etc/inittab</text:p>
      <text:p text:style-name="Preformatted_20_Text"/>
      <text:p text:style-name="Preformatted_20_Text">- Contém as configuração para as impressoras ligadas ao sistema ou à rede.</text:p>
      <text:p text:style-name="Preformatted_20_Text">Nesses arquivos são configurados filtros e alguns outros recursos adminis-</text:p>
      <text:p text:style-name="Preformatted_20_Text"><text:soft-page-break/>trativos relativo a impressoras</text:p>
      <text:p text:style-name="Preformatted_20_Text"><text:s/>/etc/printcap</text:p>
      <text:p text:style-name="Preformatted_20_Text"/>
      <text:p text:style-name="Preformatted_20_Text">- Contém a relação de terminais considerados seguros. O superusuário só</text:p>
      <text:p text:style-name="Preformatted_20_Text">poderá acessar a máquina a partir desses terminais. Geralmente são listados</text:p>
      <text:p text:style-name="Preformatted_20_Text">apenas terminais acessíveis localmente</text:p>
      <text:p text:style-name="Preformatted_20_Text"><text:s/>/etc/securetty</text:p>
      <text:p text:style-name="Preformatted_20_Text"/>
      <text:p text:style-name="Preformatted_20_Text">- Arquivo de configuração dos módulos do kernel, composto por várias diretivas</text:p>
      <text:p text:style-name="Preformatted_20_Text">que adicionam, direcionam e carregam os módulos</text:p>
      <text:p text:style-name="Preformatted_20_Text"><text:s/>/etc/modules.conf</text:p>
      <text:p text:style-name="Preformatted_20_Text"/>
      <text:p text:style-name="Preformatted_20_Text">- Lista dos interpretadores de comando válidos. Alguns servidores e comandos</text:p>
      <text:p text:style-name="Preformatted_20_Text">restringem o acesso do usuário aos interpretadores de comando relacionados</text:p>
      <text:p text:style-name="Preformatted_20_Text">nesse arquivo</text:p>
      <text:p text:style-name="Preformatted_20_Text"><text:s/>/etc/shells</text:p>
      <text:p text:style-name="Preformatted_20_Text"/>
      <text:p text:style-name="Preformatted_20_Text">- Diretório contendo arquivos do sistema de janelas X. Esse diretório contém</text:p>
      <text:p text:style-name="Preformatted_20_Text">diversos outros pelos quais se espalham os arquivos do X</text:p>
      <text:p text:style-name="Preformatted_20_Text"><text:s/>/usr/X11R6</text:p>
      <text:p text:style-name="Preformatted_20_Text"/>
      <text:p text:style-name="Preformatted_20_Text">- Contém praticamente todos os comandos de usuários. Alguns outros podem</text:p>
      <text:p text:style-name="Preformatted_20_Text">ficar no diretório '/bin' ou, com menos frequência, no diretório</text:p>
      <text:p text:style-name="Preformatted_20_Text">'/usr/local/bin'</text:p>
      <text:p text:style-name="Preformatted_20_Text"><text:s/>/usr/bin</text:p>
      <text:p text:style-name="Preformatted_20_Text"/>
      <text:p text:style-name="Preformatted_20_Text">- Possui os comandos de administração do sistema que não necessitam estar</text:p>
      <text:p text:style-name="Preformatted_20_Text">no diretório raiz e que são exclusivos do superusuário</text:p>
      <text:p text:style-name="Preformatted_20_Text"><text:s/>/usr/sbin</text:p>
      <text:p text:style-name="Preformatted_20_Text"/>
      <text:p text:style-name="Preformatted_20_Text">- É usado para armazenar os programas instalados localmente e que não se</text:p>
      <text:p text:style-name="Preformatted_20_Text">encontravam empacotados com o RPM</text:p>
      <text:p text:style-name="Preformatted_20_Text"><text:s/>/usr/local</text:p>
      <text:p text:style-name="Preformatted_20_Text"/>
      <text:p text:style-name="Preformatted_20_Text">- Neste diretório se encontra a maioria da documentação disponível da</text:p>
      <text:p text:style-name="Preformatted_20_Text">distribuição, como páginas de manual (manpages) e arquivos Como Fazer</text:p>
      <text:p text:style-name="Preformatted_20_Text">(HOWTOs), entre outros</text:p>
      <text:p text:style-name="Preformatted_20_Text"><text:s/>/usr/share/doc</text:p>
      <text:p text:style-name="Preformatted_20_Text"/>
      <text:p text:style-name="Preformatted_20_Text">- Contém arquivos de bloqueio. Muitos programas seguem uma convenção</text:p>
      <text:p text:style-name="Preformatted_20_Text">criando arquivos de bloqueio nesse diretório para sinalizar que estão</text:p>
      <text:p text:style-name="Preformatted_20_Text">usando um dispositivo específico (como o modem, por exemplo) ou um</text:p>
      <text:p text:style-name="Preformatted_20_Text">arquivo especial. Quando os programas detectam a presença desse</text:p>
      <text:p text:style-name="Preformatted_20_Text">bloqueio eles não usam o mesmo dispositivo ou arquivo</text:p>
      <text:p text:style-name="Preformatted_20_Text"><text:s/>/var/lock</text:p>
      <text:p text:style-name="Preformatted_20_Text"/>
      <text:p text:style-name="Preformatted_20_Text">- Possui os arquivos de registro e/ou históricos de programas. Os arquivos</text:p>
      <text:p text:style-name="Preformatted_20_Text">desse diretório tendem a crescer indefinidamente, o que faz necessária</text:p>
      <text:p text:style-name="Preformatted_20_Text">uma limpeza periódica nesse diretório. No Conectiva Linux o aplicativo</text:p>
      <text:p text:style-name="Preformatted_20_Text">logrotate faz esse serviço automaticamente de acordo com configurações</text:p>
      <text:p text:style-name="Preformatted_20_Text">preestabelecidas ou configurações definidas pelo administrador</text:p>
      <text:p text:style-name="Preformatted_20_Text"><text:s/>/var/log</text:p>
      <text:p text:style-name="Preformatted_20_Text"/>
      <text:p text:style-name="Preformatted_20_Text">- Armazena as diversas filas de tarefas como e-mail, notícias, impressão,</text:p>
      <text:p text:style-name="Preformatted_20_Text">etc. Cada fila fica armazenada em seu próprio diretório</text:p>
      <text:p text:style-name="Preformatted_20_Text"><text:s/>/var/spool</text:p>
      <text:p text:style-name="Preformatted_20_Text"/>
      <text:p text:style-name="Preformatted_20_Text">- Registra todos os comandos da ultima secao do usuario. Este é criado pelo</text:p>
      <text:p text:style-name="Preformatted_20_Text">proprio usuario que pode simplesmente alterá-lo</text:p>
      <text:p text:style-name="Preformatted_20_Text"><text:s/>~/.bash_history</text:p>
      <text:p text:style-name="Preformatted_20_Text"/>
      <text:p text:style-name="Preformatted_20_Text">- Conjunto de comandos para serem executados na entrada <text:s/>do usuario.</text:p>
      <text:p text:style-name="Preformatted_20_Text"><text:soft-page-break/><text:s/>~/.bash_profile</text:p>
      <text:p text:style-name="Preformatted_20_Text"/>
      <text:p text:style-name="Preformatted_20_Text">EX:</text:p>
      <text:p text:style-name="Preformatted_20_Text"><text:s/>echo "hehehehe!!"</text:p>
      <text:p text:style-name="Preformatted_20_Text"><text:s/>echo "Voce nao fez por merecer essa shell."</text:p>
      <text:p text:style-name="Preformatted_20_Text"><text:s/>echo "Good Bye"</text:p>
      <text:p text:style-name="Preformatted_20_Text"><text:s/>exit</text:p>
      <text:p text:style-name="Preformatted_20_Text"/>
      <text:p text:style-name="Preformatted_20_Text">- Adicione comandos a serem executados quando o usuario sair</text:p>
      <text:p text:style-name="Preformatted_20_Text"><text:s/>~/.bash_logout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2 - COMANDOS PARA MODULOS (DRIVERS)</text:p>
      <text:p text:style-name="Preformatted_20_Text">------------------------------------</text:p>
      <text:p text:style-name="Preformatted_20_Text">12.1 - comando modprobe = carrega um módulo e checa suas dependencias</text:p>
      <text:p text:style-name="Preformatted_20_Text">referentes ao funcionamento do dispositivo especificado desde que</text:p>
      <text:p text:style-name="Preformatted_20_Text">haja suporte para ele no kernel linux.</text:p>
      <text:p text:style-name="Preformatted_20_Text"/>
      <text:p text:style-name="Preformatted_20_Text">- Carrega o modulo sb (relativo a placa de som Sound Blaster) usando as</text:p>
      <text:p text:style-name="Preformatted_20_Text">flags io, irq, dma, dma16 e mpuio relativos à configuração da placa de som</text:p>
      <text:p text:style-name="Preformatted_20_Text"><text:s/>modprobe sb io=0x220 irq=5 dma=1 dma16=5 mpuio=0x300</text:p>
      <text:p text:style-name="Preformatted_20_Text"/>
      <text:p text:style-name="Preformatted_20_Text">- Carrega o modulo aha1542 referente a uma placa SCSI ISA</text:p>
      <text:p text:style-name="Preformatted_20_Text"><text:s/>modprobe aha1542 irq=5 io=0x300 dma=3</text:p>
      <text:p text:style-name="Preformatted_20_Text"/>
      <text:p text:style-name="Preformatted_20_Text">- Carrega o módulo parport_pc referente ao funcionamento de uma impressora</text:p>
      <text:p text:style-name="Preformatted_20_Text">conectada na porta LPT1(/dev/lp0)</text:p>
      <text:p text:style-name="Preformatted_20_Text"><text:s/>modprobe parport_pc io=0x378 irq=7</text:p>
      <text:p text:style-name="Preformatted_20_Text"/>
      <text:p text:style-name="Preformatted_20_Text">- Se ISA:</text:p>
      <text:p text:style-name="Preformatted_20_Text"><text:s/>modprobe &lt;modulo&gt; io=&lt;0x123&gt; irq=&lt;9&gt;</text:p>
      <text:p text:style-name="Preformatted_20_Text"/>
      <text:p text:style-name="Preformatted_20_Text">- Se PCI</text:p>
      <text:p text:style-name="Preformatted_20_Text"><text:s/>modprobe &lt;modulo&gt;</text:p>
      <text:p text:style-name="Preformatted_20_Text"/>
      <text:p text:style-name="Preformatted_20_Text">onde:</text:p>
      <text:p text:style-name="Preformatted_20_Text"><text:s/>modulo = é o modulo usado pela sua placa de rede, no meu caso, eu uso</text:p>
      <text:p text:style-name="Preformatted_20_Text">ne2k-pci, que é a compatívem com minha placa(NE2000 PCI ou Realtek).</text:p>
      <text:p text:style-name="Preformatted_20_Text"/>
      <text:p text:style-name="Preformatted_20_Text"/>
      <text:p text:style-name="Preformatted_20_Text">12.2 - comando lsmod = exibe os módulos ativos (carregados atualmente</text:p>
      <text:p text:style-name="Preformatted_20_Text">no kernel linux)</text:p>
      <text:p text:style-name="Preformatted_20_Text"><text:s/>lsmod</text:p>
      <text:p text:style-name="Preformatted_20_Text"/>
      <text:p text:style-name="Preformatted_20_Text"/>
      <text:p text:style-name="Preformatted_20_Text">12.3 - comando rmmod = descarrega(remove) módulos que estão ativos</text:p>
      <text:p text:style-name="Preformatted_20_Text">(carregados atualmente) no kernel linux. Esse comando é usado seguido</text:p>
      <text:p text:style-name="Preformatted_20_Text">do módulo a ser descarregado do kernel linux</text:p>
      <text:p text:style-name="Preformatted_20_Text"><text:s/>rmmod modulo-a-descarregar</text:p>
      <text:p text:style-name="Preformatted_20_Text"/>
      <text:p text:style-name="Preformatted_20_Text">- Descarrega(remove) o modulo ne relativo a placa de rede</text:p>
      <text:p text:style-name="Preformatted_20_Text"><text:s/>rmmod ne</text:p>
      <text:p text:style-name="Preformatted_20_Text"/>
      <text:p text:style-name="Preformatted_20_Text"/>
      <text:p text:style-name="Preformatted_20_Text">12.4 - comando depmod = retorna dependencias de modulos na saida padrão.</text:p>
      <text:p text:style-name="Preformatted_20_Text">Pode ser armazenado em um arquivo e depois usado pelo comando modprobe</text:p>
      <text:p text:style-name="Preformatted_20_Text">para carregar modulos. As dependencias dos modulos sao verificadas pelos</text:p>
      <text:p text:style-name="Preformatted_20_Text">scripts em /etc/init.d usando o comando "depmod -a" e o resultado é</text:p>
      <text:p text:style-name="Preformatted_20_Text">gravado no arquivo "/lib/modules/versao-do-kernel/modules.dep". Esta</text:p>
      <text:p text:style-name="Preformatted_20_Text">checagem serve para que todas as dependencias de modulos estejam</text:p>
      <text:p text:style-name="Preformatted_20_Text">corretamente disponiveis na inicializacao do sistema.</text:p>
      <text:p text:style-name="Preformatted_20_Text"><text:soft-page-break/><text:s/>depmod -a</text:p>
      <text:p text:style-name="Preformatted_20_Text"/>
      <text:p text:style-name="Preformatted_20_Text"><text:s/>depmod module1.o module2.o</text:p>
      <text:p text:style-name="Preformatted_20_Text"/>
      <text:p text:style-name="Preformatted_20_Text"/>
      <text:p text:style-name="Preformatted_20_Text">12.5 - comando modinfo = exibe uma lista de parametros que um módulo(driver)</text:p>
      <text:p text:style-name="Preformatted_20_Text">possui</text:p>
      <text:p text:style-name="Preformatted_20_Text"/>
      <text:p text:style-name="Preformatted_20_Text"><text:s/>modinfo -p 3c59x</text:p>
      <text:p text:style-name="Preformatted_20_Text"/>
      <text:p text:style-name="Preformatted_20_Text"><text:s/>debug:3c59x debug level (0-6)</text:p>
      <text:p text:style-name="Preformatted_20_Text"><text:s/>options:3c59x: Bits 0-3: media type, bit 4: bus mastering, bit 9: full duplex</text:p>
      <text:p text:style-name="Preformatted_20_Text"><text:s/>global_options:3c59x: same as options, but applies to all NICs if options is unset</text:p>
      <text:p text:style-name="Preformatted_20_Text"><text:s/>full_duplex:3c59x full duplex setting(s) (1)</text:p>
      <text:p text:style-name="Preformatted_20_Text"/>
      <text:p text:style-name="Preformatted_20_Text"><text:s/>modinfo 3c59x</text:p>
      <text:p text:style-name="Preformatted_20_Text"/>
      <text:p text:style-name="Preformatted_20_Text"><text:s/>filename: <text:s text:c="6"/>/lib/modules/2.6.8-2-686-smp/kernel/drivers/net/3c59x.ko</text:p>
      <text:p text:style-name="Preformatted_20_Text"><text:s/>author: <text:s text:c="8"/>Donald Becker &lt;becker@scyld.com&gt;</text:p>
      <text:p text:style-name="Preformatted_20_Text"><text:s/>description: <text:s text:c="3"/>3Com 3c59x/3c9xx ethernet driver LK1.1.19 10 Nov 2002</text:p>
      <text:p text:style-name="Preformatted_20_Text"><text:s/>license: <text:s text:c="7"/>GPL</text:p>
      <text:p text:style-name="Preformatted_20_Text"><text:s/>vermagic: <text:s text:c="6"/>2.6.8-2-686-smp SMP preempt 686 gcc-3.3</text:p>
      <text:p text:style-name="Preformatted_20_Text"><text:s/>depends:</text:p>
      <text:p text:style-name="Preformatted_20_Text"><text:s/>alias: <text:s text:c="9"/>pci:v000010B7d00005900sv*sd*bc*sc*i*</text:p>
      <text:p text:style-name="Preformatted_20_Text"/>
      <text:p text:style-name="Preformatted_20_Text">####################################################################### </text:p>
      <text:p text:style-name="Preformatted_20_Text"/>
      <text:p text:style-name="Preformatted_20_Text">13 - COMANDOS DE REDIRECIONAMENTO E PIPE</text:p>
      <text:p text:style-name="Preformatted_20_Text">----------------------------------------</text:p>
      <text:p text:style-name="Preformatted_20_Text">Tente ao invés de somente "&gt;" use "2&gt; /arquivo". Normalmente o "&gt;"</text:p>
      <text:p text:style-name="Preformatted_20_Text">somente pega a saida de comandos executados com sucesso em quanto</text:p>
      <text:p text:style-name="Preformatted_20_Text">o "2&gt;" eh a saida de erro padrão.</text:p>
      <text:p text:style-name="Preformatted_20_Text"/>
      <text:p text:style-name="Preformatted_20_Text">13.1 - "&gt;" = redireciona a saída de um programa/comando/script para algum</text:p>
      <text:p text:style-name="Preformatted_20_Text">dispositivo ou arquivo ao invés do dispositivo de saída padrão(monitor de</text:p>
      <text:p text:style-name="Preformatted_20_Text">video). Quando é usado com arquivos este redirecionamento cria ou substitui</text:p>
      <text:p text:style-name="Preformatted_20_Text">o conteúdo do arquivo</text:p>
      <text:p text:style-name="Preformatted_20_Text"/>
      <text:p text:style-name="Preformatted_20_Text">EX: você pode usar o comando "ls" para listar arquivos e usar</text:p>
      <text:p text:style-name="Preformatted_20_Text"><text:s/>ls &gt; listagem.txt</text:p>
      <text:p text:style-name="Preformatted_20_Text">para enviar a saída do comando para o arquivo listagem.txt</text:p>
      <text:p text:style-name="Preformatted_20_Text"/>
      <text:p text:style-name="Preformatted_20_Text">O mesmo comando pode ser redirecionado para o segundo console "/dev/tty2"</text:p>
      <text:p text:style-name="Preformatted_20_Text">usando:</text:p>
      <text:p text:style-name="Preformatted_20_Text"><text:s/>ls &gt; /dev/tty2</text:p>
      <text:p text:style-name="Preformatted_20_Text">o resultado do comando "ls" será exibido no segundo console</text:p>
      <text:p text:style-name="Preformatted_20_Text"/>
      <text:p text:style-name="Preformatted_20_Text"/>
      <text:p text:style-name="Preformatted_20_Text">13.2 - "&gt;&gt;" = redireciona a saída de um programa/comando/script para algum</text:p>
      <text:p text:style-name="Preformatted_20_Text">dispositivo ou final de arquivo ao invés do dispositivo de saída padrão</text:p>
      <text:p text:style-name="Preformatted_20_Text">(monitor de video). A diferença entre este redirecionamento duplo e o</text:p>
      <text:p text:style-name="Preformatted_20_Text">simples, é se caso for usado com arquivos, adiciona a saída do comando</text:p>
      <text:p text:style-name="Preformatted_20_Text">ao final do arquivo existente ao invés de substituir seu conteúdo.</text:p>
      <text:p text:style-name="Preformatted_20_Text"/>
      <text:p text:style-name="Preformatted_20_Text">EX: você pode acrescentar a saída do comando "ls" ao arquivo listagem.txt</text:p>
      <text:p text:style-name="Preformatted_20_Text">do capítulo anterior usando:</text:p>
      <text:p text:style-name="Preformatted_20_Text"><text:s/>ls / &gt;&gt; listagem.txt</text:p>
      <text:p text:style-name="Preformatted_20_Text"/>
      <text:p text:style-name="Preformatted_20_Text">O mesmo comando pode ser redirecionado para o segundo console "/dev/tty2"</text:p>
      <text:p text:style-name="Preformatted_20_Text">usando:</text:p>
      <text:p text:style-name="Preformatted_20_Text"><text:s/>ls &gt; /dev/tty2</text:p>
      <text:p text:style-name="Preformatted_20_Text"><text:soft-page-break/>o resultado do comando "ls" será exibido no segundo console</text:p>
      <text:p text:style-name="Preformatted_20_Text"/>
      <text:p text:style-name="Preformatted_20_Text"/>
      <text:p text:style-name="Preformatted_20_Text">13.3 - "&lt;" = direciona a entrada padrão de arquivo/dispositivo para um</text:p>
      <text:p text:style-name="Preformatted_20_Text">comando. Este comando faz o contrário do anterior ele envia dados ao comando.</text:p>
      <text:p text:style-name="Preformatted_20_Text">Você pode usar o comando</text:p>
      <text:p text:style-name="Preformatted_20_Text"><text:s/>cat &lt; file4.txt</text:p>
      <text:p text:style-name="Preformatted_20_Text">para enviar o conteúdo do arquivo "file4.txt" ao comando "cat" que mostrará</text:p>
      <text:p text:style-name="Preformatted_20_Text">seu conteúdo</text:p>
      <text:p text:style-name="Preformatted_20_Text"/>
      <text:p text:style-name="Preformatted_20_Text"/>
      <text:p text:style-name="Preformatted_20_Text">13.4 - "2&gt;" = redireciona a saida de erro padrao</text:p>
      <text:p text:style-name="Preformatted_20_Text"><text:s/>/usr/programa1.sh 2&gt; /home/arquivos/erros.txt = envia a saida de erro padrao</text:p>
      <text:p text:style-name="Preformatted_20_Text">do comando programa1.sh para o arquivo erros.txt</text:p>
      <text:p text:style-name="Preformatted_20_Text"/>
      <text:p text:style-name="Preformatted_20_Text"/>
      <text:p text:style-name="Preformatted_20_Text">13.5 - "&amp;&gt;" = envia a saida padrao e tambem o erro padrao para um</text:p>
      <text:p text:style-name="Preformatted_20_Text">determinado arquivo</text:p>
      <text:p text:style-name="Preformatted_20_Text"/>
      <text:p text:style-name="Preformatted_20_Text"/>
      <text:p text:style-name="Preformatted_20_Text">13.6 - "2&gt;&gt;" = o direcionamento não destrutivo dá um append(adicionamento)</text:p>
      <text:p text:style-name="Preformatted_20_Text">de sua saída de erro no arquivo erros.txt - script 2&gt;&gt; erros.txt</text:p>
      <text:p text:style-name="Preformatted_20_Text"/>
      <text:p text:style-name="Preformatted_20_Text"/>
      <text:p text:style-name="Preformatted_20_Text">13.7 - "|" (pipe) = envia a saída de um comando para a entrada do próximo</text:p>
      <text:p text:style-name="Preformatted_20_Text">comando para continuidade do processamento. Os dados enviados são processados</text:p>
      <text:p text:style-name="Preformatted_20_Text">pelo próximo comando que mostrará o resultado do processamento.</text:p>
      <text:p text:style-name="Preformatted_20_Text"/>
      <text:p text:style-name="Preformatted_20_Text">EX:</text:p>
      <text:p text:style-name="Preformatted_20_Text"><text:s/>ls -la | more = este comando faz a listagem longa de arquivos que é enviado</text:p>
      <text:p text:style-name="Preformatted_20_Text">ao comando `more' (que tem a função de efetuar uma pausa a cada 25 linhas</text:p>
      <text:p text:style-name="Preformatted_20_Text">do arquivo).</text:p>
      <text:p text:style-name="Preformatted_20_Text"/>
      <text:p text:style-name="Preformatted_20_Text">A principal diferença entre o "|" e o "&gt;", é que o Pipe envolve processamento</text:p>
      <text:p text:style-name="Preformatted_20_Text">entre comandos, a saída de um comando é enviado a entrada do próximo e o</text:p>
      <text:p text:style-name="Preformatted_20_Text">"&gt;" redireciona a saída de um comando para um arquivo/dispositivo.</text:p>
      <text:p text:style-name="Preformatted_20_Text"/>
      <text:p text:style-name="Preformatted_20_Text">Você pode notar pelo exemplo acima "ls -la | more" que ambos "ls" e "more"</text:p>
      <text:p text:style-name="Preformatted_20_Text">são comandos porque estão separados por um "|" Se um deles não existir ou</text:p>
      <text:p text:style-name="Preformatted_20_Text">estiver digitado incorretamente, será mostrada uma mensagem de erro.</text:p>
      <text:p text:style-name="Preformatted_20_Text"/>
      <text:p text:style-name="Preformatted_20_Text">Um resultado diferente seria obtido usando um "&gt;" no lugar do "|" A saída</text:p>
      <text:p text:style-name="Preformatted_20_Text">do comando "ls -la" seria gravada em um arquivo chamado "more".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4 - TECLAS DE ATALHO DO KDE 3.X</text:p>
      <text:p text:style-name="Preformatted_20_Text">----------------------------------------</text:p>
      <text:p text:style-name="Preformatted_20_Text"><text:s/>ALT + F1 = exibe o menu de opcoes do KDe 3.x</text:p>
      <text:p text:style-name="Preformatted_20_Text"/>
      <text:p text:style-name="Preformatted_20_Text"><text:s/>ALT + F2 = exibe a janela "Comando de execução" para que</text:p>
      <text:p text:style-name="Preformatted_20_Text">você digite um comando à executar</text:p>
      <text:p text:style-name="Preformatted_20_Text"/>
      <text:p text:style-name="Preformatted_20_Text"><text:s/>ALT + F3 = tem a mesma função do botão direito do mouse</text:p>
      <text:p text:style-name="Preformatted_20_Text"/>
      <text:p text:style-name="Preformatted_20_Text"><text:s/>ALT + F4 = fecha(encerra) um determinado programa em uso</text:p>
      <text:p text:style-name="Preformatted_20_Text"/>
      <text:p text:style-name="Preformatted_20_Text"><text:s/>ALT + TAB = exibe uma janela para escolher outro programa</text:p>
      <text:p text:style-name="Preformatted_20_Text">que esteja rodando em background.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<text:soft-page-break/>15 - METACARACTERES</text:p>
      <text:p text:style-name="Preformatted_20_Text">-------------------</text:p>
      <text:p text:style-name="Preformatted_20_Text">Os metacaracteres são caracteres que representam o nome de um</text:p>
      <text:p text:style-name="Preformatted_20_Text">grupo de arquivos.</text:p>
      <text:p text:style-name="Preformatted_20_Text"/>
      <text:p text:style-name="Preformatted_20_Text">* <text:s/>= substitui todos os caracteres</text:p>
      <text:p text:style-name="Preformatted_20_Text">[] = intervalo de caracteres</text:p>
      <text:p text:style-name="Preformatted_20_Text">? <text:s/>= substitui por um caracter qualquer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6 - COMANDOS PARA GRAVAÇÃO DE CD'S</text:p>
      <text:p text:style-name="Preformatted_20_Text">-----------------------------------</text:p>
      <text:p text:style-name="Preformatted_20_Text">16.1 - comando mkisofs = permite criar imagens ISO a partir de um</text:p>
      <text:p text:style-name="Preformatted_20_Text">diretório no HD</text:p>
      <text:p text:style-name="Preformatted_20_Text"><text:s/>mkisofs -r -J -o arquivoISO.iso /usr/imagem1/</text:p>
      <text:p text:style-name="Preformatted_20_Text"/>
      <text:p text:style-name="Preformatted_20_Text"><text:s/>-r: permite que qualquer cliente possa ler o conteúdo do arquivo e também</text:p>
      <text:p text:style-name="Preformatted_20_Text">evita problemas ao tentar ler o arquivo no Win</text:p>
      <text:p text:style-name="Preformatted_20_Text"/>
      <text:p text:style-name="Preformatted_20_Text"><text:s/>-J: mais uma opção para manter compatibilidade com o Win ativando as</text:p>
      <text:p text:style-name="Preformatted_20_Text">extensões Joilet</text:p>
      <text:p text:style-name="Preformatted_20_Text"/>
      <text:p text:style-name="Preformatted_20_Text"><text:s/>-o: especifica o nome do arquivo ISO que será criado</text:p>
      <text:p text:style-name="Preformatted_20_Text"/>
      <text:p text:style-name="Preformatted_20_Text"><text:s/>arquivoISO.iso: nome do arquivo ISO. Nunca esqueça de incluir a</text:p>
      <text:p text:style-name="Preformatted_20_Text">extensão '.iso'. O arquivo é criado no diretório corrente</text:p>
      <text:p text:style-name="Preformatted_20_Text"/>
      <text:p text:style-name="Preformatted_20_Text"><text:s/>/usr/imagem1/: diretório onde estão os arquivos que serão incluidos</text:p>
      <text:p text:style-name="Preformatted_20_Text">no arquivo ISO 'arquivoISO.iso'</text:p>
      <text:p text:style-name="Preformatted_20_Text"/>
      <text:p text:style-name="Preformatted_20_Text"/>
      <text:p text:style-name="Preformatted_20_Text">16.2 - comando cdrecord = permite gravar arquivos em um CDR[W]</text:p>
      <text:p text:style-name="Preformatted_20_Text"/>
      <text:p text:style-name="Preformatted_20_Text">- Exibe informações durante a gravação (-v), especifica o tamanho do buffer</text:p>
      <text:p text:style-name="Preformatted_20_Text">na memória RAM em MegaBytes. Substitua o 16 por um número menor caso você</text:p>
      <text:p text:style-name="Preformatted_20_Text">tenha pouca memória RAM (-fs=16), a velocidade de gravação. Pode ser qualquer</text:p>
      <text:p text:style-name="Preformatted_20_Text">número suportado pelo gravador. Graças ao cache de memória é à multitarefa</text:p>
      <text:p text:style-name="Preformatted_20_Text">real, o Linux oferece uma tolerância muito maior durante a gravação. Quase</text:p>
      <text:p text:style-name="Preformatted_20_Text">sempre você conseguirá gravar a 6x ou mais, mesmo que continue usando o</text:p>
      <text:p text:style-name="Preformatted_20_Text">PC normalmente o que não é recomendável (speed=6), especifica a localização</text:p>
      <text:p text:style-name="Preformatted_20_Text">do gravador. O '0,0,0' é o padrão para gravadores IDE na maioria das dis-</text:p>
      <text:p text:style-name="Preformatted_20_Text">tribuições (dev=0,0,0). Se não funcionar, use o comando 'cdrecord -scanbus'</text:p>
      <text:p text:style-name="Preformatted_20_Text">para visualizar onde está instalado o seu gravador, especifica o arquivo</text:p>
      <text:p text:style-name="Preformatted_20_Text">ISO que será gravado (-data), o nome do arquivo imagem que será gravado</text:p>
      <text:p text:style-name="Preformatted_20_Text">(arquivoISO.iso)</text:p>
      <text:p text:style-name="Preformatted_20_Text"><text:s/>cdrecord -v -fs=16M speed=6 dev=0,0,0 -data arquivoISO.iso</text:p>
      <text:p text:style-name="Preformatted_20_Text"/>
      <text:p text:style-name="Preformatted_20_Text">- Efetua a cópia de todas as musicas wav para o CDR</text:p>
      <text:p text:style-name="Preformatted_20_Text"><text:s/>cdrecord -v -fs=16M speed=8 dev=0,0,0 -audio *</text:p>
      <text:p text:style-name="Preformatted_20_Text"/>
      <text:p text:style-name="Preformatted_20_Text">- Efetua a cópia das faixas(arquivos) "01.wav", "04.wav", "09.wav"</text:p>
      <text:p text:style-name="Preformatted_20_Text"><text:s/>cdrecord -v -fs=16M speed=8 dev=0,0,0 -audio 01.wav 04.wav 09.wav </text:p>
      <text:p text:style-name="Preformatted_20_Text"/>
      <text:p text:style-name="Preformatted_20_Text"/>
      <text:p text:style-name="Preformatted_20_Text">16.3 - comando dd = para copiar um CD já gravado, você deve primeiro gerar</text:p>
      <text:p text:style-name="Preformatted_20_Text">a imagem do conteúdo deste CD usando o comando dd e, em seguida, gravá-lo</text:p>
      <text:p text:style-name="Preformatted_20_Text">normalmente usando o comando cdrecord. Para gerar uma imagem digite</text:p>
      <text:p text:style-name="Preformatted_20_Text"/>
      <text:p text:style-name="Preformatted_20_Text"><text:s/>dd if=/dev/cdrom of=/imagemCD.iso</text:p>
      <text:p text:style-name="Preformatted_20_Text"/>
      <text:p text:style-name="Preformatted_20_Text">O comando acima serve apenas para copiar CD's de dados, pois faz uma cópia</text:p>
      <text:p text:style-name="Preformatted_20_Text"><text:soft-page-break/>exata do mesmo, coisa impossível de ser realizada em um CD musical, onde</text:p>
      <text:p text:style-name="Preformatted_20_Text">não existem os códigos de correção de erro necessários.</text:p>
      <text:p text:style-name="Preformatted_20_Text"/>
      <text:p text:style-name="Preformatted_20_Text"/>
      <text:p text:style-name="Preformatted_20_Text">16.4 - comando cdparanoia = para copiar CD's musicais pode-se usar o ripador</text:p>
      <text:p text:style-name="Preformatted_20_Text">cdparanoia. Para ripar todas as faixas do CD de música, basta colocá-lo na</text:p>
      <text:p text:style-name="Preformatted_20_Text">bandeija do seu CD-ROM e digitar:</text:p>
      <text:p text:style-name="Preformatted_20_Text"><text:s/>cdparanoia -B</text:p>
      <text:p text:style-name="Preformatted_20_Text"/>
      <text:p text:style-name="Preformatted_20_Text">isto irá extrair todas as faixas do CD para o diretório corrente, ou seja,</text:p>
      <text:p text:style-name="Preformatted_20_Text">o diretório atual que você se encontre, salvando-as com os nomes</text:p>
      <text:p text:style-name="Preformatted_20_Text">'track01.cdda.wav', 'track02.cdda.wav' etc.</text:p>
      <text:p text:style-name="Preformatted_20_Text"/>
      <text:p text:style-name="Preformatted_20_Text">- Extrai apenas a faixa número 2 do CD musical salvando-a com o nome de</text:p>
      <text:p text:style-name="Preformatted_20_Text">'faixa2.wav'</text:p>
      <text:p text:style-name="Preformatted_20_Text"><text:s/>cdparanoia 2 faixa2.wav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17 - COMANDOS DA DISTRIBUIÇÃO DEBIAN</text:p>
      <text:p text:style-name="Preformatted_20_Text">------------------------------------</text:p>
      <text:p text:style-name="Preformatted_20_Text">17.1 - comando apt-get = atualiza/instala pacotes no sistema</text:p>
      <text:p text:style-name="Preformatted_20_Text"/>
      <text:p text:style-name="Preformatted_20_Text">- Atualiza o banco de dados local do apt-get. Deve-se executar este</text:p>
      <text:p text:style-name="Preformatted_20_Text">comando frequentemente (eu executo diariamente) para que o apt-get</text:p>
      <text:p text:style-name="Preformatted_20_Text">busque sempre a lista de pacotes DEB mais recente</text:p>
      <text:p text:style-name="Preformatted_20_Text"><text:s/>apt-get update</text:p>
      <text:p text:style-name="Preformatted_20_Text"/>
      <text:p text:style-name="Preformatted_20_Text">- Atualiza todos os pacotes que estão instalados no sistema</text:p>
      <text:p text:style-name="Preformatted_20_Text"><text:s/>apt-get upgrade</text:p>
      <text:p text:style-name="Preformatted_20_Text"/>
      <text:p text:style-name="Preformatted_20_Text">- Atualiza apenas o pacote especificado</text:p>
      <text:p text:style-name="Preformatted_20_Text"><text:s/>apt-get upgrade nome_do_pacote</text:p>
      <text:p text:style-name="Preformatted_20_Text"/>
      <text:p text:style-name="Preformatted_20_Text">- Checa a integridade dos pacotes do sistema, ou seja, verifica se não há</text:p>
      <text:p text:style-name="Preformatted_20_Text">dependências quebradas</text:p>
      <text:p text:style-name="Preformatted_20_Text"><text:s/>apt-get check</text:p>
      <text:p text:style-name="Preformatted_20_Text"/>
      <text:p text:style-name="Preformatted_20_Text">- Instala um novo pacote solucionando automaticamente os pacotes dos quais</text:p>
      <text:p text:style-name="Preformatted_20_Text">o aplicativo a ser instalado depende. Caso o pacote algum-pacote já esteja</text:p>
      <text:p text:style-name="Preformatted_20_Text">instalado, o apt-get tentará atualizá-lo</text:p>
      <text:p text:style-name="Preformatted_20_Text"><text:s/>apt-get install pacote</text:p>
      <text:p text:style-name="Preformatted_20_Text"/>
      <text:p text:style-name="Preformatted_20_Text">- Para reinstalar um pacote</text:p>
      <text:p text:style-name="Preformatted_20_Text"><text:s/>apt-get install --reinstall nome_do_pacote</text:p>
      <text:p text:style-name="Preformatted_20_Text"/>
      <text:p text:style-name="Preformatted_20_Text">- Saber status do cache, como versões distintas, dependências</text:p>
      <text:p text:style-name="Preformatted_20_Text"><text:s/>apt-cache stats</text:p>
      <text:p text:style-name="Preformatted_20_Text"/>
      <text:p text:style-name="Preformatted_20_Text">- Para procurar um pacote</text:p>
      <text:p text:style-name="Preformatted_20_Text"><text:s/>apt-cache search nome_do_pacote</text:p>
      <text:p text:style-name="Preformatted_20_Text"/>
      <text:p text:style-name="Preformatted_20_Text">- Procurar pacotes apenas pelo nome</text:p>
      <text:p text:style-name="Preformatted_20_Text"><text:s/>apt-cache search --names-only nomedopacote</text:p>
      <text:p text:style-name="Preformatted_20_Text"/>
      <text:p text:style-name="Preformatted_20_Text">- Faz uma busca pelo pacote e exibe alguns dados relacionados com o pacote</text:p>
      <text:p text:style-name="Preformatted_20_Text"><text:s/>apt-cache show nome-do-pacote</text:p>
      <text:p text:style-name="Preformatted_20_Text"/>
      <text:p text:style-name="Preformatted_20_Text">- Exibe mais detalhes (dependências e versão) sobre um determinado pacote</text:p>
      <text:p text:style-name="Preformatted_20_Text"><text:s/>apt-cache showpkg nome_do_pacote</text:p>
      <text:p text:style-name="Preformatted_20_Text">EX:</text:p>
      <text:p text:style-name="Preformatted_20_Text"><text:s/>apt-cache showpkg kmail</text:p>
      <text:p text:style-name="Preformatted_20_Text"><text:soft-page-break/></text:p>
      <text:p text:style-name="Preformatted_20_Text">- Exibe apenas os pacotes que depende</text:p>
      <text:p text:style-name="Preformatted_20_Text"><text:s/>apt-cache showpkg nome_do_pacote</text:p>
      <text:p text:style-name="Preformatted_20_Text">EX:</text:p>
      <text:p text:style-name="Preformatted_20_Text"><text:s/>apt-cache depends kmail</text:p>
      <text:p text:style-name="Preformatted_20_Text"/>
      <text:p text:style-name="Preformatted_20_Text">- Instala os pacotes básicos e tenta atualizar todo o sistema</text:p>
      <text:p text:style-name="Preformatted_20_Text"><text:s/>apt-get dist-upgrade</text:p>
      <text:p text:style-name="Preformatted_20_Text"/>
      <text:p text:style-name="Preformatted_20_Text">- Remove o pacote e todas as suas dependencias criadas</text:p>
      <text:p text:style-name="Preformatted_20_Text"><text:s/>apt-get remove nome-do-pacote</text:p>
      <text:p text:style-name="Preformatted_20_Text"/>
      <text:p text:style-name="Preformatted_20_Text">- Remove o pacote e todas as suas dependencias criadas incluindo arquivos</text:p>
      <text:p text:style-name="Preformatted_20_Text">de configuração</text:p>
      <text:p text:style-name="Preformatted_20_Text"><text:s text:c="2"/>apt-get remove --purge nome-do-pacote</text:p>
      <text:p text:style-name="Preformatted_20_Text"/>
      <text:p text:style-name="Preformatted_20_Text">- Visualiza os pacotes que voce poderá atualizar</text:p>
      <text:p text:style-name="Preformatted_20_Text"><text:s/>apt-get -S upgrade</text:p>
      <text:p text:style-name="Preformatted_20_Text"/>
      <text:p text:style-name="Preformatted_20_Text">- Verifica as dependências automaticamente</text:p>
      <text:p text:style-name="Preformatted_20_Text"><text:s/>apt-get -f install</text:p>
      <text:p text:style-name="Preformatted_20_Text"/>
      <text:p text:style-name="Preformatted_20_Text">- Instala o kernel no sistema</text:p>
      <text:p text:style-name="Preformatted_20_Text"><text:s/>apt-get -f install kernel</text:p>
      <text:p text:style-name="Preformatted_20_Text"/>
      <text:p text:style-name="Preformatted_20_Text">- Apenas efetua o download do pacote para o diretório</text:p>
      <text:p text:style-name="Preformatted_20_Text">'/var/cache/apt/archives' cabendo ao usuário instalá-lo posteriormente</text:p>
      <text:p text:style-name="Preformatted_20_Text"><text:s/>apt-get install -d nome_do_pacote</text:p>
      <text:p text:style-name="Preformatted_20_Text"/>
      <text:p text:style-name="Preformatted_20_Text">- Tambem instala o kernel no sistema</text:p>
      <text:p text:style-name="Preformatted_20_Text"><text:s/>apt-get -f install kernel#1:2.2.18-6cl</text:p>
      <text:p text:style-name="Preformatted_20_Text"/>
      <text:p text:style-name="Preformatted_20_Text">- Para reinstalar um pacote</text:p>
      <text:p text:style-name="Preformatted_20_Text"><text:s/>apt-get install --reinstall nome_do_pacote</text:p>
      <text:p text:style-name="Preformatted_20_Text"/>
      <text:p text:style-name="Preformatted_20_Text">- Para apenas fazer o download de um pacote (A opção "-d" ou</text:p>
      <text:p text:style-name="Preformatted_20_Text">"--download-only" no apt-get faz apenas o dowload sem instalar nada)</text:p>
      <text:p text:style-name="Preformatted_20_Text"><text:s/>apt-get --download-only install nome_do_pacote</text:p>
      <text:p text:style-name="Preformatted_20_Text"/>
      <text:p text:style-name="Preformatted_20_Text">- Qual pacote devo instalar pra ter o comando import?</text:p>
      <text:p text:style-name="Preformatted_20_Text"><text:s/>apt-file search bin/import</text:p>
      <text:p text:style-name="Preformatted_20_Text">imagemagick: usr/bin/import</text:p>
      <text:p text:style-name="Preformatted_20_Text"/>
      <text:p text:style-name="Preformatted_20_Text">- Adiciona o suporte ao apt para instalar pacotes via CD-ROM</text:p>
      <text:p text:style-name="Preformatted_20_Text"><text:s/>apt-cdrom add</text:p>
      <text:p text:style-name="Preformatted_20_Text"/>
      <text:p text:style-name="Preformatted_20_Text">- Para remover arquivos de pacotes baixados pelo apt-get ou aptitude</text:p>
      <text:p text:style-name="Preformatted_20_Text">(que serão armazenados no diretório /var/cache/apt/archives/) digite:</text:p>
      <text:p text:style-name="Preformatted_20_Text"><text:s/>apt-get clean</text:p>
      <text:p text:style-name="Preformatted_20_Text"><text:s/>apt-get autoclean</text:p>
      <text:p text:style-name="Preformatted_20_Text"/>
      <text:p text:style-name="Preformatted_20_Text">- Para fazer o download do código-fonte de um pacote (OBS: será feito</text:p>
      <text:p text:style-name="Preformatted_20_Text">o download para o diretório atual)</text:p>
      <text:p text:style-name="Preformatted_20_Text"><text:s/>apt-get source nome_do_pacote</text:p>
      <text:p text:style-name="Preformatted_20_Text"/>
      <text:p text:style-name="Preformatted_20_Text">note que serão copiados/baixados 3 arquivos</text:p>
      <text:p text:style-name="Preformatted_20_Text"><text:s/>.orig.tar.gz</text:p>
      <text:p text:style-name="Preformatted_20_Text"><text:s/>.dsc</text:p>
      <text:p text:style-name="Preformatted_20_Text"><text:s/>.diff.gz</text:p>
      <text:p text:style-name="Preformatted_20_Text"/>
      <text:p text:style-name="Preformatted_20_Text">- Para descobrir o nome de um pacote (que não está instalado no sistema)</text:p>
      <text:p text:style-name="Preformatted_20_Text">que um arquivo pertence</text:p>
      <text:p text:style-name="Preformatted_20_Text"><text:soft-page-break/><text:s/>apt-file search nome_do_arquivo</text:p>
      <text:p text:style-name="Preformatted_20_Text"/>
      <text:p text:style-name="Preformatted_20_Text">OBS1: Antes disso, por favor, execute o comando</text:p>
      <text:p text:style-name="Preformatted_20_Text"><text:s/>apt-file update</text:p>
      <text:p text:style-name="Preformatted_20_Text">para atualizar a base de dados dos arquivos que os pacotes contém.</text:p>
      <text:p text:style-name="Preformatted_20_Text"/>
      <text:p text:style-name="Preformatted_20_Text">OBS2: Este comando é similar ao 'dpkg -S' mas exibirá os pacotes não</text:p>
      <text:p text:style-name="Preformatted_20_Text">instalados que contêm o arquivo. Pode ser usado também para procurar</text:p>
      <text:p text:style-name="Preformatted_20_Text">por um pacote que contém arquivos necessários que estejam faltando</text:p>
      <text:p text:style-name="Preformatted_20_Text">quando se compila alguns programas</text:p>
      <text:p text:style-name="Preformatted_20_Text"/>
      <text:p text:style-name="Preformatted_20_Text">- Para exibir o conteúdo de um pacote</text:p>
      <text:p text:style-name="Preformatted_20_Text"><text:s/>apt-file list nome_do_pacote</text:p>
      <text:p text:style-name="Preformatted_20_Text"/>
      <text:p text:style-name="Preformatted_20_Text"/>
      <text:p text:style-name="Preformatted_20_Text">17.2 - comando aptitude = gerenciador de pacotes padrão do Debian GNU/Linux</text:p>
      <text:p text:style-name="Preformatted_20_Text">versão sarge/testing. É o substituto do software 'dselect'. Pode-se utilizar</text:p>
      <text:p text:style-name="Preformatted_20_Text">o aptitude ao invés do apt-get para gerenciar os pacotes '*.deb' no sistema.</text:p>
      <text:p text:style-name="Preformatted_20_Text">Possui duas interfaces: baseada em menus de comandos e a outra totalmente em</text:p>
      <text:p text:style-name="Preformatted_20_Text">modo texto, ou seja, via linha de comando.</text:p>
      <text:p text:style-name="Preformatted_20_Text"/>
      <text:p text:style-name="Preformatted_20_Text">1 - Interface via texto</text:p>
      <text:p text:style-name="Preformatted_20_Text">-----------------------</text:p>
      <text:p text:style-name="Preformatted_20_Text">- Atualiza o banco de dados local do aptitude</text:p>
      <text:p text:style-name="Preformatted_20_Text"><text:s/>aptitude update</text:p>
      <text:p text:style-name="Preformatted_20_Text"/>
      <text:p text:style-name="Preformatted_20_Text">- Atualiza todos os pacotes que estão instalados no sistema</text:p>
      <text:p text:style-name="Preformatted_20_Text"><text:s/>aptitude upgrade</text:p>
      <text:p text:style-name="Preformatted_20_Text"/>
      <text:p text:style-name="Preformatted_20_Text">- Para instalar um pacote</text:p>
      <text:p text:style-name="Preformatted_20_Text"><text:s/>aptitude install nome_do_pacote</text:p>
      <text:p text:style-name="Preformatted_20_Text"/>
      <text:p text:style-name="Preformatted_20_Text">- Para remover um pacote instalado no sistema</text:p>
      <text:p text:style-name="Preformatted_20_Text"><text:s/>aptitude remove nome_do_pacote</text:p>
      <text:p text:style-name="Preformatted_20_Text"/>
      <text:p text:style-name="Preformatted_20_Text">- Para remover um pacote instalado no sistema incluindo seus</text:p>
      <text:p text:style-name="Preformatted_20_Text">arquivos de configuração</text:p>
      <text:p text:style-name="Preformatted_20_Text"><text:s/>aptitude purge nome_do_pacote</text:p>
      <text:p text:style-name="Preformatted_20_Text"/>
      <text:p text:style-name="Preformatted_20_Text">- Para manter a versão atual de um pacote instalado no sistema, basta</text:p>
      <text:p text:style-name="Preformatted_20_Text">digitar</text:p>
      <text:p text:style-name="Preformatted_20_Text"><text:s/>aptitude hold nome_do_pacote1 nome_do_pacote2 nome_do_pacote3</text:p>
      <text:p text:style-name="Preformatted_20_Text"/>
      <text:p text:style-name="Preformatted_20_Text">Assim uma atualização do pacote selecionado não será instalado no sistema.</text:p>
      <text:p text:style-name="Preformatted_20_Text"/>
      <text:p text:style-name="Preformatted_20_Text">- Para remover arquivos de pacotes baixados pelo apt-get ou aptitude</text:p>
      <text:p text:style-name="Preformatted_20_Text">(que serão armazenados no diretório /var/cache/apt/archives/) digite:</text:p>
      <text:p text:style-name="Preformatted_20_Text"><text:s/>aptitude clean</text:p>
      <text:p text:style-name="Preformatted_20_Text"><text:s/>aptitude autoclean</text:p>
      <text:p text:style-name="Preformatted_20_Text"/>
      <text:p text:style-name="Preformatted_20_Text">- Para procurar um pacote</text:p>
      <text:p text:style-name="Preformatted_20_Text"><text:s/>aptitude search nome_do_pacote</text:p>
      <text:p text:style-name="Preformatted_20_Text"/>
      <text:p text:style-name="Preformatted_20_Text">- Faz uma busca pelo pacote e exibe alguns dados relacionados com o pacote</text:p>
      <text:p text:style-name="Preformatted_20_Text"><text:s/>aptitude show nome-do-pacote</text:p>
      <text:p text:style-name="Preformatted_20_Text"/>
      <text:p text:style-name="Preformatted_20_Text">2 - Interface via menus</text:p>
      <text:p text:style-name="Preformatted_20_Text">-----------------------</text:p>
      <text:p text:style-name="Preformatted_20_Text">- Para executar o aptitude através da interface via menus:</text:p>
      <text:p text:style-name="Preformatted_20_Text"><text:s/>aptitude</text:p>
      <text:p text:style-name="Preformatted_20_Text"/>
      <text:p text:style-name="Preformatted_20_Text">basta acessar os menus apertando a tecla tecla 'F10'.</text:p>
      <text:p text:style-name="Preformatted_20_Text"><text:soft-page-break/></text:p>
      <text:p text:style-name="Preformatted_20_Text">- Para instalar um pacote selecionado, pressione a tecla '+' e logo após,</text:p>
      <text:p text:style-name="Preformatted_20_Text">pressione a tecla 'g' duas vezes. Então aguarde o download e a instalação.</text:p>
      <text:p text:style-name="Preformatted_20_Text"/>
      <text:p text:style-name="Preformatted_20_Text">- Para remover um pacote instalado no sistema, basta selecioná-lo e logo</text:p>
      <text:p text:style-name="Preformatted_20_Text">após pressionar a tecla '-'. Caso você queira remover também seus arquivos</text:p>
      <text:p text:style-name="Preformatted_20_Text">de configuração, pressione a tecla '_' ao invés da tecla '-'.</text:p>
      <text:p text:style-name="Preformatted_20_Text"/>
      <text:p text:style-name="Preformatted_20_Text">- Para manter a versão atual de um pacote instalado no sistema, basta</text:p>
      <text:p text:style-name="Preformatted_20_Text">selecioná-lo e depois pressionar a tecla '='. Assim uma atualização</text:p>
      <text:p text:style-name="Preformatted_20_Text">do pacote selecionado não será instalado no sistema.</text:p>
      <text:p text:style-name="Preformatted_20_Text"/>
      <text:p text:style-name="Preformatted_20_Text">- Para remover arquivos de pacotes baixados pelo apt-get ou aptitude</text:p>
      <text:p text:style-name="Preformatted_20_Text">(que serão armazenados no diretório /var/cache/apt/archives/) clique</text:p>
      <text:p text:style-name="Preformatted_20_Text">na tecla 'F10', selecione o menu 'Actions' e escolha as opções</text:p>
      <text:p text:style-name="Preformatted_20_Text">'Clean package cache' e depois 'Clean obsolete files'.</text:p>
      <text:p text:style-name="Preformatted_20_Text"/>
      <text:p text:style-name="Preformatted_20_Text"/>
      <text:p text:style-name="Preformatted_20_Text">17.3 - comando dpkg = ferramenta completa para gerenciamento de pacotes</text:p>
      <text:p text:style-name="Preformatted_20_Text">utilizando o Sistema de Pacotes Debian (Debian Package System)</text:p>
      <text:p text:style-name="Preformatted_20_Text"/>
      <text:p text:style-name="Preformatted_20_Text">- Para instalar um pacote no formato 'deb'</text:p>
      <text:p text:style-name="Preformatted_20_Text"><text:s/>dpkg -i nome_do_pacote.deb</text:p>
      <text:p text:style-name="Preformatted_20_Text">ou</text:p>
      <text:p text:style-name="Preformatted_20_Text"><text:s/>dpkg --install nome_do_pacote.deb</text:p>
      <text:p text:style-name="Preformatted_20_Text"/>
      <text:p text:style-name="Preformatted_20_Text">- Para remover um pacote no formato 'deb' mantendo os arquivos de</text:p>
      <text:p text:style-name="Preformatted_20_Text">configuração relacionados ao pacote</text:p>
      <text:p text:style-name="Preformatted_20_Text"><text:s/>dpkg -r nome_do_pacote</text:p>
      <text:p text:style-name="Preformatted_20_Text">ou</text:p>
      <text:p text:style-name="Preformatted_20_Text"><text:s/>dpkg --remove nome_do_pacote</text:p>
      <text:p text:style-name="Preformatted_20_Text"/>
      <text:p text:style-name="Preformatted_20_Text">- Para remover um pacote no formato 'deb' removendo também todos os arquivos</text:p>
      <text:p text:style-name="Preformatted_20_Text">de configuração relacionados ao pacote</text:p>
      <text:p text:style-name="Preformatted_20_Text"><text:s/>dpkg -P nome_do_pacote</text:p>
      <text:p text:style-name="Preformatted_20_Text">ou</text:p>
      <text:p text:style-name="Preformatted_20_Text"><text:s/>dpkg --purge nome_do_pacote</text:p>
      <text:p text:style-name="Preformatted_20_Text"/>
      <text:p text:style-name="Preformatted_20_Text">- Para exibir detalhes sobre um determinado pacote</text:p>
      <text:p text:style-name="Preformatted_20_Text"><text:s/>dpkg -p nome_do_pacote</text:p>
      <text:p text:style-name="Preformatted_20_Text">ou</text:p>
      <text:p text:style-name="Preformatted_20_Text"><text:s/>dpkg --print-avail nome_do_pacote</text:p>
      <text:p text:style-name="Preformatted_20_Text"/>
      <text:p text:style-name="Preformatted_20_Text">- Para exibir todos os pacotes instalados no computador</text:p>
      <text:p text:style-name="Preformatted_20_Text"><text:s/>dpkg -l</text:p>
      <text:p text:style-name="Preformatted_20_Text">ou</text:p>
      <text:p text:style-name="Preformatted_20_Text"><text:s/>dpkg --list</text:p>
      <text:p text:style-name="Preformatted_20_Text"/>
      <text:p text:style-name="Preformatted_20_Text">- Para exibir todos os pacotes que contenham em seu nome a palavra</text:p>
      <text:p text:style-name="Preformatted_20_Text">'mozilla'</text:p>
      <text:p text:style-name="Preformatted_20_Text"><text:s/>dpkg -l | grep mozilla</text:p>
      <text:p text:style-name="Preformatted_20_Text">ou</text:p>
      <text:p text:style-name="Preformatted_20_Text"><text:s/>dpkg --list | grep mozilla</text:p>
      <text:p text:style-name="Preformatted_20_Text"/>
      <text:p text:style-name="Preformatted_20_Text">ii <text:s/>kaffeine-mozil 0.4.3.1-1 <text:s text:c="5"/>mozilla plugin that lanches kaffeine for sup</text:p>
      <text:p text:style-name="Preformatted_20_Text">ii <text:s/>mozilla-browse 1.7.3-5 <text:s text:c="7"/>The Mozilla Internet application suite - cor</text:p>
      <text:p text:style-name="Preformatted_20_Text">ii <text:s/>mozilla-psm <text:s text:c="3"/>1.7.3-5 <text:s text:c="7"/>The Mozilla Internet application suite - Per</text:p>
      <text:p text:style-name="Preformatted_20_Text"/>
      <text:p text:style-name="Preformatted_20_Text">mas para que o nome do pacote seja exibido por completo, basta digitar</text:p>
      <text:p text:style-name="Preformatted_20_Text"><text:s/>COLUMNS=95 dpkg -l | grep mozilla</text:p>
      <text:p text:style-name="Preformatted_20_Text"/>
      <text:p text:style-name="Preformatted_20_Text">ii <text:s/>kaffeine-mozilla <text:s/>0.4.3.1-1 <text:s text:c="8"/>mozilla plugin that lanches kaffeine for <text:soft-page-break/>supported</text:p>
      <text:p text:style-name="Preformatted_20_Text">ii <text:s/>mozilla-browser <text:s text:c="2"/>1.7.3-5 <text:s text:c="10"/>The Mozilla Internet application suite - core and</text:p>
      <text:p text:style-name="Preformatted_20_Text">ii <text:s/>mozilla-psm <text:s text:c="6"/>1.7.3-5 <text:s text:c="10"/>The Mozilla Internet application suite - Personal</text:p>
      <text:p text:style-name="Preformatted_20_Text"/>
      <text:p text:style-name="Preformatted_20_Text">- Para exibir todos os pacotes que comecem com a palavra 'postgre'</text:p>
      <text:p text:style-name="Preformatted_20_Text"><text:s/>dpkg -l postgre*</text:p>
      <text:p text:style-name="Preformatted_20_Text">ou</text:p>
      <text:p text:style-name="Preformatted_20_Text"><text:s/>dpkg --list postgre*</text:p>
      <text:p text:style-name="Preformatted_20_Text"/>
      <text:p text:style-name="Preformatted_20_Text">Desired=Unknown/Install/Remove/Purge/Hold</text:p>
      <text:p text:style-name="Preformatted_20_Text">| Status=Not/Installed/Config-files/Unpacked/Failed-config/Half-installed</text:p>
      <text:p text:style-name="Preformatted_20_Text">|/ Err?=(none)/Hold/Reinst-required/X=both-problems (Status,Err: uppercase=bad)</text:p>
      <text:p text:style-name="Preformatted_20_Text">||/ Name <text:s text:c="14"/>Version <text:s text:c="11"/>Description</text:p>
      <text:p text:style-name="Preformatted_20_Text">+++-==================-==================-====================================================</text:p>
      <text:p text:style-name="Preformatted_20_Text">un <text:s/>postgres95 <text:s text:c="8"/>&lt;none&gt; <text:s text:c="12"/>(no description available)</text:p>
      <text:p text:style-name="Preformatted_20_Text">ii <text:s/>postgresql <text:s text:c="8"/>7.4.6-5 <text:s text:c="11"/>object-relational SQL database management system</text:p>
      <text:p text:style-name="Preformatted_20_Text">ii <text:s/>postgresql-client <text:s/>7.4.6-5 <text:s text:c="11"/>front-end programs for PostgreSQL</text:p>
      <text:p text:style-name="Preformatted_20_Text">un <text:s/>postgresql-contrib &lt;none&gt; <text:s text:c="12"/>(no description available)</text:p>
      <text:p text:style-name="Preformatted_20_Text">un <text:s/>postgresql-dev <text:s text:c="4"/>&lt;none&gt; <text:s text:c="12"/>(no description available)</text:p>
      <text:p text:style-name="Preformatted_20_Text">un <text:s/>postgresql-doc <text:s text:c="4"/>&lt;none&gt; <text:s text:c="12"/>(no description available)</text:p>
      <text:p text:style-name="Preformatted_20_Text">un <text:s/>postgresql-pl <text:s text:c="5"/>&lt;none&gt; <text:s text:c="12"/>(no description available)</text:p>
      <text:p text:style-name="Preformatted_20_Text">un <text:s/>postgresql-test <text:s text:c="3"/>&lt;none&gt; <text:s text:c="12"/>(no description available)</text:p>
      <text:p text:style-name="Preformatted_20_Text"/>
      <text:p text:style-name="Preformatted_20_Text">- Para exibir os arquivos que um determinado pacote possui</text:p>
      <text:p text:style-name="Preformatted_20_Text"><text:s/>dpkg -L nome_do_pacote</text:p>
      <text:p text:style-name="Preformatted_20_Text">ou</text:p>
      <text:p text:style-name="Preformatted_20_Text"><text:s/>dpkg -listfiles nome_do_pacote</text:p>
      <text:p text:style-name="Preformatted_20_Text"/>
      <text:p text:style-name="Preformatted_20_Text">- Para exibir o nome do pacote que contem os arquivos todos os 'kmail_*.sh'</text:p>
      <text:p text:style-name="Preformatted_20_Text"><text:s/>dpkg -S kmail_*.sh</text:p>
      <text:p text:style-name="Preformatted_20_Text">ou</text:p>
      <text:p text:style-name="Preformatted_20_Text"><text:s/>dpkg --search kmail_*.sh</text:p>
      <text:p text:style-name="Preformatted_20_Text"/>
      <text:p text:style-name="Preformatted_20_Text">kmail: /usr/bin/kmail_antivir.sh</text:p>
      <text:p text:style-name="Preformatted_20_Text">kmail: /usr/bin/kmail_sav.sh</text:p>
      <text:p text:style-name="Preformatted_20_Text">kmail: /usr/bin/kmail_fprot.sh</text:p>
      <text:p text:style-name="Preformatted_20_Text">kmail: /usr/bin/kmail_clamav.sh</text:p>
      <text:p text:style-name="Preformatted_20_Text"/>
      <text:p text:style-name="Preformatted_20_Text">- Para exibir uma descrição mais detalhada do pacote 'postgresql'</text:p>
      <text:p text:style-name="Preformatted_20_Text"><text:s/>dpkg -s postgresql</text:p>
      <text:p text:style-name="Preformatted_20_Text"/>
      <text:p text:style-name="Preformatted_20_Text">- Para exibir o conteúdo de um pacote DEB</text:p>
      <text:p text:style-name="Preformatted_20_Text"><text:s/>dpkg -c nome_do_pacote.deb</text:p>
      <text:p text:style-name="Preformatted_20_Text"/>
      <text:p text:style-name="Preformatted_20_Text"><text:s/>dpkg -S /usr/include/locale.h</text:p>
      <text:p text:style-name="Preformatted_20_Text">libc6-dev: /usr/include/locale.h</text:p>
      <text:p text:style-name="Preformatted_20_Text"/>
      <text:p text:style-name="Preformatted_20_Text">- Para exibir todos os pacotes instalados no sistema</text:p>
      <text:p text:style-name="Preformatted_20_Text"><text:s/>dpkg --get-selections &gt;&gt; lista_de_pacotes.txt</text:p>
      <text:p text:style-name="Preformatted_20_Text"/>
      <text:p text:style-name="Preformatted_20_Text">- Para obter uma lista de pacotes instalados no sistema:</text:p>
      <text:p text:style-name="Preformatted_20_Text"><text:s/>dpkg --get-selections &gt; lista_de_pacotes.txt</text:p>
      <text:p text:style-name="Preformatted_20_Text"/>
      <text:p text:style-name="Preformatted_20_Text">#####################################################################3</text:p>
      <text:p text:style-name="Preformatted_20_Text"/>
      <text:p text:style-name="Preformatted_20_Text">ARRUMAR!!! EDER JORDAM PAREI AQUI</text:p>
      <text:p text:style-name="Preformatted_20_Text"/>
      <text:p text:style-name="Preformatted_20_Text">- Para saber as depedencias de um pacote:</text:p>
      <text:p text:style-name="Preformatted_20_Text"><text:soft-page-break/><text:s/>apt-cache show kernel-image-2.6.10-1-k7 | grep Depends</text:p>
      <text:p text:style-name="Preformatted_20_Text">Depends: initrd-tools (&gt;= 0.1.76), coreutils | fileutils (&gt;= 4.0),</text:p>
      <text:p text:style-name="Preformatted_20_Text">module-init-tools (&gt;= 0.9.13)</text:p>
      <text:p text:style-name="Preformatted_20_Text"/>
      <text:p text:style-name="Preformatted_20_Text">- Conta qtde de bytes no diretório:</text:p>
      <text:p text:style-name="Preformatted_20_Text"><text:s/>du -Sh | tail -n 1 | awk '{ print $1 " bytes no diretório" }'</text:p>
      <text:p text:style-name="Preformatted_20_Text"/>
      <text:p text:style-name="Preformatted_20_Text">- Conta qtde de bytes no total:</text:p>
      <text:p text:style-name="Preformatted_20_Text"><text:s/>du -Shc | tail -n 1 | awk '{ print $1 " bytes com os subdiretórios"}'</text:p>
      <text:p text:style-name="Preformatted_20_Text"/>
      <text:p text:style-name="Preformatted_20_Text">- Máquinas nesta faixa de rede:</text:p>
      <text:p text:style-name="Preformatted_20_Text"><text:s/>nmap -v -Ss -o 192.168.1.0/24 '192.168.1.*'</text:p>
      <text:p text:style-name="Preformatted_20_Text"/>
      <text:p text:style-name="Preformatted_20_Text">- Mounting ISO Images</text:p>
      <text:p text:style-name="Preformatted_20_Text">If you are already running Linux, you can save an ISO image to a directory</text:p>
      <text:p text:style-name="Preformatted_20_Text">on your machine or another machine on the network. You may then mount</text:p>
      <text:p text:style-name="Preformatted_20_Text">the ISO image to look at or copy files. To mount an ISO image, use the</text:p>
      <text:p text:style-name="Preformatted_20_Text">following command:</text:p>
      <text:p text:style-name="Preformatted_20_Text"><text:s/>mount -o loop -t iso9660 &lt;isofilename&gt; &lt;mountpoint&gt;</text:p>
      <text:p text:style-name="Preformatted_20_Text"/>
      <text:p text:style-name="Preformatted_20_Text">- Monitora a memoria</text:p>
      <text:p text:style-name="Preformatted_20_Text"><text:s/>xterm -e watch -n 0 cat /proc/meminfo &amp;</text:p>
      <text:p text:style-name="Preformatted_20_Text"/>
      <text:p text:style-name="Preformatted_20_Text">- Monitora o uptime (quanto tempo ja esta ligado):</text:p>
      <text:p text:style-name="Preformatted_20_Text"><text:s/>xterm -e watch -n 0 cat /proc/uptime &amp;</text:p>
      <text:p text:style-name="Preformatted_20_Text"/>
      <text:p text:style-name="Preformatted_20_Text"><text:s/></text:p>
      <text:p text:style-name="Preformatted_20_Text">- Apaga a rota desconhecida:</text:p>
      <text:p text:style-name="Preformatted_20_Text">route del -net 169.254.0.0 netmask 255.255.0.0 eth1</text:p>
      <text:p text:style-name="Preformatted_20_Text"/>
      <text:p text:style-name="Preformatted_20_Text"/>
      <text:p text:style-name="Preformatted_20_Text">- Exibindo a licenca de um software:</text:p>
      <text:p text:style-name="Preformatted_20_Text"><text:s/>rpm -qi yast2 | grep -E '(Name|License)'</text:p>
      <text:p text:style-name="Preformatted_20_Text">Name : yast2 Relocations: /usr</text:p>
      <text:p text:style-name="Preformatted_20_Text">Size : 1074160 License: GPL</text:p>
      <text:p text:style-name="Preformatted_20_Text"/>
      <text:p text:style-name="Preformatted_20_Text"/>
      <text:p text:style-name="Preformatted_20_Text">iptables -L = exibe as regras</text:p>
      <text:p text:style-name="Preformatted_20_Text">iptables -F = limpa as regras</text:p>
      <text:p text:style-name="Preformatted_20_Text">iptables -t nat -L = exibe as regras de NAT</text:p>
      <text:p text:style-name="Preformatted_20_Text">iptables -t nat -F = limpa as regras de NAT</text:p>
      <text:p text:style-name="Preformatted_20_Text">iptables -L -vn -t filter = exibe a tabela filter</text:p>
      <text:p text:style-name="Preformatted_20_Text"/>
      <text:p text:style-name="Preformatted_20_Text">2. "bz2" é geralmente extensão de arquivo compactado com o bzip2.</text:p>
      <text:p text:style-name="Preformatted_20_Text">"gz" é geralmente extensão de arquivo compactado com o gzip</text:p>
      <text:p text:style-name="Preformatted_20_Text">"tar" é geralmente extensão de arquivos aglutinados com o tar</text:p>
      <text:p text:style-name="Preformatted_20_Text">"md5" é geralmente extensão do arquivo com o hash MD5 para verificar</text:p>
      <text:p text:style-name="Preformatted_20_Text">a integridade dos arquivos distribuídos</text:p>
      <text:p text:style-name="Preformatted_20_Text"/>
      <text:p text:style-name="Preformatted_20_Text"/>
      <text:p text:style-name="Preformatted_20_Text">- Exibe todos os processos que estao sendo executados na maquina:</text:p>
      <text:p text:style-name="Preformatted_20_Text">ps -a</text:p>
      <text:p text:style-name="Preformatted_20_Text"/>
      <text:p text:style-name="Preformatted_20_Text">iptables -A OUTPUT -s 10.1.67.21 -d www.unipac.br -j DROP</text:p>
      <text:p text:style-name="Preformatted_20_Text"><text:s/>ou</text:p>
      <text:p text:style-name="Preformatted_20_Text">iptables -A OUTPUT -d www.unipac.br -j DROP</text:p>
      <text:p text:style-name="Preformatted_20_Text"/>
      <text:p text:style-name="Preformatted_20_Text">comando lsof -i = exibe todas as portas que estao sendo usadas</text:p>
      <text:p text:style-name="Preformatted_20_Text"/>
      <text:p text:style-name="Preformatted_20_Text">pstree - mostra uma árvore ordenada do que esta em execução no momento.</text:p>
      <text:p text:style-name="Preformatted_20_Text">Uma alternativa para o "ps".</text:p>
      <text:p text:style-name="Preformatted_20_Text"/>
      <text:p text:style-name="Preformatted_20_Text"><text:soft-page-break/>socklist - mostra uma lista dos sockets abertos. Para se ter idéia, toda</text:p>
      <text:p text:style-name="Preformatted_20_Text">comunicação é feita através de sockets.</text:p>
      <text:p text:style-name="Preformatted_20_Text"/>
      <text:p text:style-name="Preformatted_20_Text">vmstat - um relatório sobre a utilização da memória. A primeira vista</text:p>
      <text:p text:style-name="Preformatted_20_Text">parece ser bastante completo, não se restringindo a utilização da memória</text:p>
      <text:p text:style-name="Preformatted_20_Text"/>
      <text:p text:style-name="Preformatted_20_Text"/>
      <text:p text:style-name="Preformatted_20_Text">$ dpkg -S `which passwd`; # PRA ver o nome do pacote que mexe com senhas</text:p>
      <text:p text:style-name="Preformatted_20_Text"/>
      <text:p text:style-name="Preformatted_20_Text"/>
      <text:p text:style-name="Preformatted_20_Text">$ dpkg -L passwd | grep bin; # PRA ver os programas do pacote</text:p>
      <text:p text:style-name="Preformatted_20_Text"/>
      <text:p text:style-name="Preformatted_20_Text"/>
      <text:p text:style-name="Preformatted_20_Text">$ zcat README.debian.gz</text:p>
      <text:p text:style-name="Preformatted_20_Text"/>
      <text:p text:style-name="Preformatted_20_Text"/>
      <text:p text:style-name="Preformatted_20_Text">Como saber a qual pacote, determinado arquivo pertence?</text:p>
      <text:p text:style-name="Preformatted_20_Text"/>
      <text:p text:style-name="Preformatted_20_Text">  1) Para arquivos de pacotes que NÃO estão instalados: Instale o apt-file. </text:p>
      <text:p text:style-name="Preformatted_20_Text">       bash$ apt-get install apt-file</text:p>
      <text:p text:style-name="Preformatted_20_Text">       bash$ apt-file update</text:p>
      <text:p text:style-name="Preformatted_20_Text"/>
      <text:p text:style-name="Preformatted_20_Text">      a) Para descobrir a qual pacote determinado arquivo pertence:</text:p>
      <text:p text:style-name="Preformatted_20_Text">           bash$ apt-file search &lt;arquivo&gt;</text:p>
      <text:p text:style-name="Preformatted_20_Text">      b) Para listar os arquivos que um pacote possui:</text:p>
      <text:p text:style-name="Preformatted_20_Text">           bash$ apt-file list &lt;pacote&gt;</text:p>
      <text:p text:style-name="Preformatted_20_Text"/>
      <text:p text:style-name="Preformatted_20_Text">  2) Para arquivos de pacotes que ESTÃO instalados: use o dpkg</text:p>
      <text:p text:style-name="Preformatted_20_Text">       a) Para descobrir a qual pacote determinado arquivo pertence:</text:p>
      <text:p text:style-name="Preformatted_20_Text">           bash$ dpkg -S &lt;arquivo&gt;</text:p>
      <text:p text:style-name="Preformatted_20_Text">       b) Para listar os arquivos que um pacote possui:</text:p>
      <text:p text:style-name="Preformatted_20_Text">           bash$ dpkg -L &lt;pacote&gt;</text:p>
      <text:p text:style-name="Preformatted_20_Text"/>
      <text:p text:style-name="Preformatted_20_Text"/>
      <text:p text:style-name="Preformatted_20_Text"/>
      <text:p text:style-name="Preformatted_20_Text">- Exibe uma descrição das versões de todos os pacotes instalados:</text:p>
      <text:p text:style-name="Preformatted_20_Text"><text:s/>dpkg --list</text:p>
      <text:p text:style-name="Preformatted_20_Text">ou</text:p>
      <text:p text:style-name="Preformatted_20_Text"><text:s/>dpkg -l</text:p>
      <text:p text:style-name="Preformatted_20_Text"/>
      <text:p text:style-name="Preformatted_20_Text"/>
      <text:p text:style-name="Preformatted_20_Text">- Exibe uma descrição do pacote 'php4':</text:p>
      <text:p text:style-name="Preformatted_20_Text">dpkg --list 'php4'</text:p>
      <text:p text:style-name="Preformatted_20_Text"/>
      <text:p text:style-name="Preformatted_20_Text"/>
      <text:p text:style-name="Preformatted_20_Text">- Exibe uma descrição detalhada do pacote 'php4':</text:p>
      <text:p text:style-name="Preformatted_20_Text"><text:s/>dpkg --status php4</text:p>
      <text:p text:style-name="Preformatted_20_Text"/>
      <text:p text:style-name="Preformatted_20_Text"/>
      <text:p text:style-name="Preformatted_20_Text">- Para exibir o nome do pacote .deb (desde que o mesmo esteja instalado</text:p>
      <text:p text:style-name="Preformatted_20_Text">no sistema) que contem um determinado arquivo:</text:p>
      <text:p text:style-name="Preformatted_20_Text"><text:s/>dpkg --search nome_do_arquivo</text:p>
      <text:p text:style-name="Preformatted_20_Text"/>
      <text:p text:style-name="Preformatted_20_Text"/>
      <text:p text:style-name="Preformatted_20_Text">Este comando é equivalente a procurar todos os arquivos que possuam a</text:p>
      <text:p text:style-name="Preformatted_20_Text">extensão '.list' no diretório '/var/lib/dpkg/info/'</text:p>
      <text:p text:style-name="Preformatted_20_Text"/>
      <text:p text:style-name="Preformatted_20_Text"/>
      <text:p text:style-name="Preformatted_20_Text">- Para obter o código fonte de um determinado pacote:</text:p>
      <text:p text:style-name="Preformatted_20_Text"><text:s/>apt-get source nome_do_pacote</text:p>
      <text:p text:style-name="Preformatted_20_Text"><text:s/></text:p>
      <text:p text:style-name="Preformatted_20_Text"/>
      <text:p text:style-name="Preformatted_20_Text"><text:soft-page-break/>- Para exibir a ajuda do comando 'dpkg':</text:p>
      <text:p text:style-name="Preformatted_20_Text"><text:s/>dpkg --help</text:p>
      <text:p text:style-name="Preformatted_20_Text"/>
      <text:p text:style-name="Preformatted_20_Text"/>
      <text:p text:style-name="Preformatted_20_Text">- Para exibir o arquivo de controle de um pacote .deb:</text:p>
      <text:p text:style-name="Preformatted_20_Text"><text:s/>dpkg --info nome_do_pacote.deb</text:p>
      <text:p text:style-name="Preformatted_20_Text"/>
      <text:p text:style-name="Preformatted_20_Text"/>
      <text:p text:style-name="Preformatted_20_Text">- Para instalar um pacote .deb:</text:p>
      <text:p text:style-name="Preformatted_20_Text"><text:s/>dpkg --install nome_do_pacote.deb</text:p>
      <text:p text:style-name="Preformatted_20_Text"/>
      <text:p text:style-name="Preformatted_20_Text"/>
      <text:p text:style-name="Preformatted_20_Text">- Para extrair um único arquivo chamado 'imagem.jpg':</text:p>
      <text:p text:style-name="Preformatted_20_Text"><text:s/>dpkg --fsys-tarfile nome_do_pacote.deb | tar -xf - imagem.jpg</text:p>
      <text:p text:style-name="Preformatted_20_Text"/>
      <text:p text:style-name="Preformatted_20_Text"/>
      <text:p text:style-name="Preformatted_20_Text">- Para remover um pacote instalado no sistema (este comando não</text:p>
      <text:p text:style-name="Preformatted_20_Text">remove os arquivos de configuração do pacote):</text:p>
      <text:p text:style-name="Preformatted_20_Text"><text:s/>dpkg --remove nome_do_pacote</text:p>
      <text:p text:style-name="Preformatted_20_Text"/>
      <text:p text:style-name="Preformatted_20_Text"/>
      <text:p text:style-name="Preformatted_20_Text">- Para remover um pacote instalado no sistema incluindo todos os</text:p>
      <text:p text:style-name="Preformatted_20_Text">seus arquivos de configuração:</text:p>
      <text:p text:style-name="Preformatted_20_Text"><text:s/>dpkg --purge nome_do_pacote</text:p>
      <text:p text:style-name="Preformatted_20_Text"/>
      <text:p text:style-name="Preformatted_20_Text"/>
      <text:p text:style-name="Preformatted_20_Text">- Para forçar a remoção de um pacote instalado no sistema incluindo</text:p>
      <text:p text:style-name="Preformatted_20_Text">todos os seus arquivos de configuração:</text:p>
      <text:p text:style-name="Preformatted_20_Text"><text:s/>dpkg --purge --force-remove-essential nome_do_pacote</text:p>
      <text:p text:style-name="Preformatted_20_Text"/>
      <text:p text:style-name="Preformatted_20_Text"/>
      <text:p text:style-name="Preformatted_20_Text">- Para exibir o estado de instalação dos pacotes instalados no sistema</text:p>
      <text:p text:style-name="Preformatted_20_Text">contendo a string (ou expressão regular) 'php*':</text:p>
      <text:p text:style-name="Preformatted_20_Text"><text:s/>dpkg --list 'php*'</text:p>
      <text:p text:style-name="Preformatted_20_Text"/>
      <text:p text:style-name="Preformatted_20_Text"/>
      <text:p text:style-name="Preformatted_20_Text">- O programa 'dpkg-deb' serve para manipular arquivos de pacotes .deb.</text:p>
      <text:p text:style-name="Preformatted_20_Text">Para exibir a ajuda do comando 'dpkg-deb':</text:p>
      <text:p text:style-name="Preformatted_20_Text"><text:s/>dpkg-deb --help</text:p>
      <text:p text:style-name="Preformatted_20_Text"/>
      <text:p text:style-name="Preformatted_20_Text"/>
      <text:p text:style-name="Preformatted_20_Text">- Para exibir todos os arquivos que estão contidos em pacote .deb:</text:p>
      <text:p text:style-name="Preformatted_20_Text"><text:s/>dpkg-deb --contens nome_do_pacote.deb</text:p>
      <text:p text:style-name="Preformatted_20_Text"/>
      <text:p text:style-name="Preformatted_20_Text"/>
      <text:p text:style-name="Preformatted_20_Text">- Para extrair todos os arquivos contidos em um pacote .deb para</text:p>
      <text:p text:style-name="Preformatted_20_Text">um determinado diretorio no sistema:</text:p>
      <text:p text:style-name="Preformatted_20_Text"><text:s/>dpkg-deb --extract nome_do_pacote.deb /tmp/pacotes/pacote1</text:p>
      <text:p text:style-name="Preformatted_20_Text"/>
      <text:p text:style-name="Preformatted_20_Text">Excelente caso você deseje visualizar e manipular o conteúdo de</text:p>
      <text:p text:style-name="Preformatted_20_Text">um pacote .deb sem ter que instalá-lo no sistema.</text:p>
      <text:p text:style-name="Preformatted_20_Text"/>
      <text:p text:style-name="Preformatted_20_Text"/>
      <text:p text:style-name="Preformatted_20_Text">- Depois de atualizar o Debian GNU/Linux com os comandos:</text:p>
      <text:p text:style-name="Preformatted_20_Text"><text:s/>apt-get update</text:p>
      <text:p text:style-name="Preformatted_20_Text">e</text:p>
      <text:p text:style-name="Preformatted_20_Text"><text:s/>apt-get upgrade</text:p>
      <text:p text:style-name="Preformatted_20_Text"/>
      <text:p text:style-name="Preformatted_20_Text">digite:</text:p>
      <text:p text:style-name="Preformatted_20_Text"><text:s/>apt-get clean</text:p>
      <text:p text:style-name="Preformatted_20_Text"/>
      <text:p text:style-name="Preformatted_20_Text">para apagar os pacotes '.deb' que foram baixados para o seu computador.</text:p>
      <text:p text:style-name="Preformatted_20_Text"><text:soft-page-break/>Assim liberará espaço no disco rígido (HD).</text:p>
      <text:p text:style-name="Preformatted_20_Text"/>
      <text:p text:style-name="Preformatted_20_Text"/>
      <text:p text:style-name="Preformatted_20_Text"/>
      <text:p text:style-name="Preformatted_20_Text">Procure assim:</text:p>
      <text:p text:style-name="Preformatted_20_Text"><text:s/>dpkg -S ipatables</text:p>
      <text:p text:style-name="Preformatted_20_Text"/>
      <text:p text:style-name="Preformatted_20_Text">* ou *</text:p>
      <text:p text:style-name="Preformatted_20_Text"><text:s/>dpkg -l *iptables*</text:p>
      <text:p text:style-name="Preformatted_20_Text"/>
      <text:p text:style-name="Preformatted_20_Text">Aparecerão todos os arquivos deste pacote e voce poderá verificar onde</text:p>
      <text:p text:style-name="Preformatted_20_Text">se encontram os scripts que procura. 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comando locale = a base de dados do locate é atualizada apenas uma vez</text:p>
      <text:p text:style-name="Preformatted_20_Text">por dia, é um job cron que roda (normalmente) as 4 e pouco da manha. Se</text:p>
      <text:p text:style-name="Preformatted_20_Text">voce deixa seu micro desligado de noite, voce vai receber uns avisos quando</text:p>
      <text:p text:style-name="Preformatted_20_Text">ela estiver a mais de 8 dias sem atualizar a base de dados. Nesses casos, </text:p>
      <text:p text:style-name="Preformatted_20_Text">basta rodar o comando 'updatedb' como root antes de usar o locate.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comando showmount = <text:s/>exibe os pontos de montagem (protocolo NFS) de uma </text:p>
      <text:p text:style-name="Preformatted_20_Text">máquina na rede. EX:</text:p>
      <text:p text:style-name="Preformatted_20_Text"/>
      <text:p text:style-name="Preformatted_20_Text"><text:s/>showmount -a 192.168.0.23</text:p>
      <text:p text:style-name="Preformatted_20_Text"/>
      <text:p text:style-name="Preformatted_20_Text"><text:s/>All mount points on 192.168.0.23:</text:p>
      <text:p text:style-name="Preformatted_20_Text"><text:s/>jordan.chicago:/home/edersg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Bloqueando usúarios com o usermod</text:p>
      <text:p text:style-name="Preformatted_20_Text">---------------------------------</text:p>
      <text:p text:style-name="Preformatted_20_Text">Para bloquear um usuário temporariamente com o comando "usermod" é muito</text:p>
      <text:p text:style-name="Preformatted_20_Text">simples. Por exemplo, tenho um usuário chamado "casa" e quero que este </text:p>
      <text:p text:style-name="Preformatted_20_Text">usuário fique um tempo sem acessar o sistema. Para isso abro um terminal </text:p>
      <text:p text:style-name="Preformatted_20_Text">e digito o seguinte comando:</text:p>
      <text:p text:style-name="Preformatted_20_Text"># usermod -L casa</text:p>
      <text:p text:style-name="Preformatted_20_Text"/>
      <text:p text:style-name="Preformatted_20_Text">Com este comando o usuário perde o acesso ao sistema temporariamente. Agora </text:p>
      <text:p text:style-name="Preformatted_20_Text">eu quero que este usuário volte a ter acesso ao sistema. Então, digito o </text:p>
      <text:p text:style-name="Preformatted_20_Text">seguinte comando:</text:p>
      <text:p text:style-name="Preformatted_20_Text"># usermod -U casa</text:p>
      <text:p text:style-name="Preformatted_20_Text"/>
      <text:p text:style-name="Preformatted_20_Text">Este comando pode ser muito útil. Por exemplo: Tenho um usuário que ficará </text:p>
      <text:p text:style-name="Preformatted_20_Text">temporariamente fora da empresa, então, em vez de excluir a conta deste </text:p>
      <text:p text:style-name="Preformatted_20_Text">usuário, eu simplesmente "desativo" esta conta por um tempo.</text:p>
      <text:p text:style-name="Preformatted_20_Text"/>
      <text:p text:style-name="Preformatted_20_Text">#######################################################################</text:p>
      <text:p text:style-name="Preformatted_20_Text"/>
      <text:p text:style-name="Preformatted_20_Text">&gt;Um estagiário aqui na empresa recebeu a função de fazer backup dos</text:p>
      <text:p text:style-name="Preformatted_20_Text">&gt;servidores de firewall, no arquivo 'excluir' tinha a lista para o tar</text:p>
      <text:p text:style-name="Preformatted_20_Text">&gt;não copiar e segundo ele:</text:p>
      <text:p text:style-name="Preformatted_20_Text">&gt;- Eu sei fazer o backup com as duas mãos nas costas!!!</text:p>
      <text:p text:style-name="Preformatted_20_Text">&gt;</text:p>
      <text:p text:style-name="Preformatted_20_Text">&gt;Só que o infeliz colocou a opção  '--exclude-from=excluir' no lugar</text:p>
      <text:p text:style-name="Preformatted_20_Text">&gt;errado e foi criado um arquivo '--exclude-from=excluir' que não apaga</text:p>
      <text:p text:style-name="Preformatted_20_Text">&gt;de jeito nenhum, alguém tem uma solução para este problema?</text:p>
      <text:p text:style-name="Preformatted_20_Text"/>
      <text:p text:style-name="Preformatted_20_Text">Você quer dizer isso:</text:p>
      <text:p text:style-name="Preformatted_20_Text"><text:soft-page-break/>$ ls -l</text:p>
      <text:p text:style-name="Preformatted_20_Text">total 0</text:p>
      <text:p text:style-name="Preformatted_20_Text">- -rw-rw-r--  1 thiago thiago 0 2004-12-17 17:09 --exclude-from=excluir</text:p>
      <text:p text:style-name="Preformatted_20_Text"/>
      <text:p text:style-name="Preformatted_20_Text">E aí:</text:p>
      <text:p text:style-name="Preformatted_20_Text">$ rm --exclude-from\=excluir</text:p>
      <text:p text:style-name="Preformatted_20_Text">rm: opção não reconhecida `--exclude-from=excluir'</text:p>
      <text:p text:style-name="Preformatted_20_Text">Try `rm --help' for more information.</text:p>
      <text:p text:style-name="Preformatted_20_Text"/>
      <text:p text:style-name="Preformatted_20_Text">É isso?</text:p>
      <text:p text:style-name="Preformatted_20_Text"/>
      <text:p text:style-name="Preformatted_20_Text">Soluções:</text:p>
      <text:p text:style-name="Preformatted_20_Text">$ rm $PWD/--exclude-from\=excluir</text:p>
      <text:p text:style-name="Preformatted_20_Text">$ rm ./--exclude-from\=excluir</text:p>
      <text:p text:style-name="Preformatted_20_Text">$ rm -- --exclude-from\=excluir</text:p>
      <text:p text:style-name="Preformatted_20_Text"/>
      <text:p text:style-name="Preformatted_20_Text">Ou use um gerenciador de arquivos.</text:p>
      <text:p text:style-name="Preformatted_20_Text"/>
      <text:p text:style-name="Preformatted_20_Text">Dica: opções SEMPRE precedem os nomes de arquivos:</text:p>
      <text:p text:style-name="Preformatted_20_Text">$ touch abc</text:p>
      <text:p text:style-name="Preformatted_20_Text">$ ls</text:p>
      <text:p text:style-name="Preformatted_20_Text">abc</text:p>
      <text:p text:style-name="Preformatted_20_Text">$ ls -l abc</text:p>
      <text:p text:style-name="Preformatted_20_Text">- -rw-rw-r--  1 thiago thiago 0 2004-12-17 17:11 abc</text:p>
      <text:p text:style-name="Preformatted_20_Text">$ ls abc -l</text:p>
      <text:p text:style-name="Preformatted_20_Text">- -rw-rw-r--  1 thiago thiago 0 2004-12-17 17:11 abc</text:p>
      <text:p text:style-name="Preformatted_20_Text">$ export POSIXLY_CORRECT=1</text:p>
      <text:p text:style-name="Preformatted_20_Text">$ ls -l abc</text:p>
      <text:p text:style-name="Preformatted_20_Text">- -rw-rw-r--  1 thiago thiago 0 2004-12-17 17:11 abc</text:p>
      <text:p text:style-name="Preformatted_20_Text">$ ls abc -l</text:p>
      <text:p text:style-name="Preformatted_20_Text">ls: -l: Arquivo ou diretório não encontrado</text:p>
      <text:p text:style-name="Preformatted_20_Text">abc</text:p>
      <text:p text:style-name="Preformatted_20_Text"/>
      <text:p text:style-name="Preformatted_20_Text">################################################################</text:p>
      <text:p text:style-name="Preformatted_20_Text"/>
      <text:p text:style-name="Preformatted_20_Text">&gt; To precisando de arrumar um jeito de copiar uma serie de</text:p>
      <text:p text:style-name="Preformatted_20_Text">&gt; arquivos que estão listados em um arquivo .txt</text:p>
      <text:p text:style-name="Preformatted_20_Text">&gt; Já procurei na sintaxe do cp e não vi nenhuma opção para isto.</text:p>
      <text:p text:style-name="Preformatted_20_Text">&gt; Se alguém tiver alguma sugestão,</text:p>
      <text:p text:style-name="Preformatted_20_Text">&gt; valeu.</text:p>
      <text:p text:style-name="Preformatted_20_Text"/>
      <text:p text:style-name="Preformatted_20_Text">Use crases, como no exemplo:</text:p>
      <text:p text:style-name="Preformatted_20_Text"/>
      <text:p text:style-name="Preformatted_20_Text">cp `cat arquivo.txt` /tmp</text:p>
      <text:p text:style-name="Preformatted_20_Text"/>
      <text:p text:style-name="Preformatted_20_Text">################################################################</text:p>
      <text:p text:style-name="Preformatted_20_Text"/>
      <text:p text:style-name="Preformatted_20_Text">Comandos de impressão!!!</text:p>
      <text:p text:style-name="Preformatted_20_Text"/>
      <text:p text:style-name="Preformatted_20_Text">Para limpar a fila de impressão:</text:p>
      <text:p text:style-name="Preformatted_20_Text"><text:s/>lprm</text:p>
      <text:p text:style-name="Preformatted_20_Text"><text:s/></text:p>
      <text:p text:style-name="Preformatted_20_Text">Para exibir a fila de impressão:</text:p>
      <text:p text:style-name="Preformatted_20_Text"><text:s/>lpstat</text:p>
      <text:p text:style-name="Preformatted_20_Text"><text:s/></text:p>
      <text:p text:style-name="Preformatted_20_Text">################################################################</text:p>
      <text:p text:style-name="Preformatted_20_Text"/>
      <text:p text:style-name="Preformatted_20_Text">O que eh o SUDO?</text:p>
      <text:p text:style-name="Preformatted_20_Text">Sudo habilita usuarios nao privilegiados a executarem tarefas que </text:p>
      <text:p text:style-name="Preformatted_20_Text">por default o usuario nao poderia faze-la.</text:p>
      <text:p text:style-name="Preformatted_20_Text"/>
      <text:p text:style-name="Preformatted_20_Text">O que o SUDO me oferece?</text:p>
      <text:p text:style-name="Preformatted_20_Text"><text:soft-page-break/>- Dar permissoes de "root" a um usuario que necessite fazer algo</text:p>
      <text:p text:style-name="Preformatted_20_Text">importante,mas somente nos comandos realmente necessitados.</text:p>
      <text:p text:style-name="Preformatted_20_Text"/>
      <text:p text:style-name="Preformatted_20_Text">- Fazer auditoria dos comandos utilizados pelo usuario, ja que o SUDO cria</text:p>
      <text:p text:style-name="Preformatted_20_Text">um log claro de facil interpretacao.</text:p>
      <text:p text:style-name="Preformatted_20_Text"/>
      <text:p text:style-name="Preformatted_20_Text">Arquivo de configuracao do Sudo?</text:p>
      <text:p text:style-name="Preformatted_20_Text">É o /etc/sudoers</text:p>
      <text:p text:style-name="Preformatted_20_Text"/>
      <text:p text:style-name="Preformatted_20_Text">Abaixo exemplo:</text:p>
      <text:p text:style-name="Preformatted_20_Text">[root@queen /root]# cat /etc/sudoers</text:p>
      <text:p text:style-name="Preformatted_20_Text"># sudoers file.</text:p>
      <text:p text:style-name="Preformatted_20_Text">#</text:p>
      <text:p text:style-name="Preformatted_20_Text"># This file MUST be edited with the 'visudo' command as root.</text:p>
      <text:p text:style-name="Preformatted_20_Text">#</text:p>
      <text:p text:style-name="Preformatted_20_Text"># See the sudoers man page for the details on how to write a sudoers file.</text:p>
      <text:p text:style-name="Preformatted_20_Text">#</text:p>
      <text:p text:style-name="Preformatted_20_Text"># Host alias specification</text:p>
      <text:p text:style-name="Preformatted_20_Text"># User alias specification</text:p>
      <text:p text:style-name="Preformatted_20_Text"># Cmnd alias specification</text:p>
      <text:p text:style-name="Preformatted_20_Text"># Defaults specification</text:p>
      <text:p text:style-name="Preformatted_20_Text"># User privilege specification</text:p>
      <text:p text:style-name="Preformatted_20_Text">root ALL=(ALL) ALL</text:p>
      <text:p text:style-name="Preformatted_20_Text"># Uncomment to allow people in group wheel to run all commands</text:p>
      <text:p text:style-name="Preformatted_20_Text"># %wheel ALL=(ALL) ALL</text:p>
      <text:p text:style-name="Preformatted_20_Text"># Same thing without a password</text:p>
      <text:p text:style-name="Preformatted_20_Text"># %wheel ALL=(ALL) NOPASSWD: ALL</text:p>
      <text:p text:style-name="Preformatted_20_Text"># Samples</text:p>
      <text:p text:style-name="Preformatted_20_Text"># %users ALL=/sbin/mount /cdrom,/sbin/umount /cdrom</text:p>
      <text:p text:style-name="Preformatted_20_Text"># %users localhost=/sbin/shutdown -h now</text:p>
      <text:p text:style-name="Preformatted_20_Text"/>
      <text:p text:style-name="Preformatted_20_Text">Exemplos de uso do SUDO:</text:p>
      <text:p text:style-name="Preformatted_20_Text">------------------------</text:p>
      <text:p text:style-name="Preformatted_20_Text">1-) Vamos imaginar a situacao: voce tem um admin que precisar mudar as </text:p>
      <text:p text:style-name="Preformatted_20_Text">senhas dos usuario (mail, ftp, shell), mas voce nao confia nele o </text:p>
      <text:p text:style-name="Preformatted_20_Text">suficiente para dar root. O que fazer? Usuaremos o usuario spooker como</text:p>
      <text:p text:style-name="Preformatted_20_Text">sendo o admin (voce podem me dar root ta? Ehehehhe).</text:p>
      <text:p text:style-name="Preformatted_20_Text"/>
      <text:p text:style-name="Preformatted_20_Text">Num primeiro momento, se eu tentasse mudar a senha de um usuario do server</text:p>
      <text:p text:style-name="Preformatted_20_Text">logado como spooker (vou usar usuario spookerlabs).</text:p>
      <text:p text:style-name="Preformatted_20_Text">[spooker@queen spooker]$ sudo passwd spookerlabs</text:p>
      <text:p text:style-name="Preformatted_20_Text">spooker is not in the sudoers file. This incident will be reported.</text:p>
      <text:p text:style-name="Preformatted_20_Text"/>
      <text:p text:style-name="Preformatted_20_Text">[spooker@queen spooker]$</text:p>
      <text:p text:style-name="Preformatted_20_Text"/>
      <text:p text:style-name="Preformatted_20_Text">Perfeito!!! =)))) Era pra dar isso mesmo. Mas agora, quero que meu admin </text:p>
      <text:p text:style-name="Preformatted_20_Text">possa mudar a senha de qualquer um dos meus usuario. Primeiramente edite</text:p>
      <text:p text:style-name="Preformatted_20_Text">o arquivo /etc/sudoers e adicione a seguinte entrada. </text:p>
      <text:p text:style-name="Preformatted_20_Text"><text:s/>spooker ALL = /usr/bin/passwd [A-z]* , ! /usr/bin/passwd root</text:p>
      <text:p text:style-name="Preformatted_20_Text"/>
      <text:p text:style-name="Preformatted_20_Text">Adicionando isso, veja o que acontece:</text:p>
      <text:p text:style-name="Preformatted_20_Text"/>
      <text:p text:style-name="Preformatted_20_Text">[spooker@queen spooker]$ sudo passwd spookerlabs</text:p>
      <text:p text:style-name="Preformatted_20_Text"/>
      <text:p text:style-name="Preformatted_20_Text">We trust you have received the usual lecture from the local System</text:p>
      <text:p text:style-name="Preformatted_20_Text">Administrator. It usually boils down to these two things:</text:p>
      <text:p text:style-name="Preformatted_20_Text"/>
      <text:p text:style-name="Preformatted_20_Text"># 1) Respect the privacy of others.</text:p>
      <text:p text:style-name="Preformatted_20_Text"># 2) Think before you type.</text:p>
      <text:p text:style-name="Preformatted_20_Text">Password:</text:p>
      <text:p text:style-name="Preformatted_20_Text">Changing password for user spookerlabs</text:p>
      <text:p text:style-name="Preformatted_20_Text">New password:</text:p>
      <text:p text:style-name="Preformatted_20_Text"><text:soft-page-break/>BAD PASSWORD: it does not contain enough DIFFERENT characters</text:p>
      <text:p text:style-name="Preformatted_20_Text">Retype new password:</text:p>
      <text:p text:style-name="Preformatted_20_Text">passwd: all authentication tokens updated successfully</text:p>
      <text:p text:style-name="Preformatted_20_Text"/>
      <text:p text:style-name="Preformatted_20_Text">[spooker@queen spooker]$</text:p>
      <text:p text:style-name="Preformatted_20_Text"/>
      <text:p text:style-name="Preformatted_20_Text">Ele me pedira meu password novamente, para ter certeza que eh o usuario </text:p>
      <text:p text:style-name="Preformatted_20_Text">sentado na frente da shell, e depois pedira pra entrar com o novo password.</text:p>
      <text:p text:style-name="Preformatted_20_Text">Pronto ...nosso "admin" agora pode adminstrar as contas de FTP, mail! </text:p>
      <text:p text:style-name="Preformatted_20_Text"/>
      <text:p text:style-name="Preformatted_20_Text">Entendendo um pouco a linha adicionada, primeiramente vem o nome do usuario</text:p>
      <text:p text:style-name="Preformatted_20_Text">que tera direto a usar o comando, segundo a partir de qual host e apos isso</text:p>
      <text:p text:style-name="Preformatted_20_Text">o comando(o ! /usr/bin/passwd root exclui a possibilidade de mudar a senha </text:p>
      <text:p text:style-name="Preformatted_20_Text">do root =PP ).</text:p>
      <text:p text:style-name="Preformatted_20_Text"/>
      <text:p text:style-name="Preformatted_20_Text"/>
      <text:p text:style-name="Preformatted_20_Text">2-) Vamos imaginar que voce quer que um grupo possa executar determinados</text:p>
      <text:p text:style-name="Preformatted_20_Text">comandos. Considerando que o grupo seria spookerteam, ao inves de somente </text:p>
      <text:p text:style-name="Preformatted_20_Text">colocar o nome do usuario como coloquei no exemplo assim,colocaria o sinal</text:p>
      <text:p text:style-name="Preformatted_20_Text">de porcentagem (%) seguido do nome do grupo.</text:p>
      <text:p text:style-name="Preformatted_20_Text"/>
      <text:p text:style-name="Preformatted_20_Text"><text:s/>%spookerteam ALL = /usr/bin/passwd [A-z]* , ! /usr/bin/passwd root</text:p>
      <text:p text:style-name="Preformatted_20_Text"/>
      <text:p text:style-name="Preformatted_20_Text">Conclusao:</text:p>
      <text:p text:style-name="Preformatted_20_Text">----------</text:p>
      <text:p text:style-name="Preformatted_20_Text">O texto é totalmente basico , e voce pode usar o comando que quiser e</text:p>
      <text:p text:style-name="Preformatted_20_Text">necessitar, como iptables, shutdown entre muitos outros. Somente fiz uma </text:p>
      <text:p text:style-name="Preformatted_20_Text">visao rapida, e quem sabe com isso voces nao leiam alguma leitura avancada </text:p>
      <text:p text:style-name="Preformatted_20_Text">e usem e abusem dessa execelente ferramenta. Criticas, sugestoes sao bem </text:p>
      <text:p text:style-name="Preformatted_20_Text">vindas!</text:p>
      <text:p text:style-name="Preformatted_20_Text"/>
      <text:p text:style-name="Preformatted_20_Text">################################################################</text:p>
      <text:p text:style-name="Preformatted_20_Text"/>
      <text:p text:style-name="Preformatted_20_Text">login = Faz o login no sistema.</text:p>
      <text:p text:style-name="Preformatted_20_Text"/>
      <text:p text:style-name="Preformatted_20_Text"><text:s/>login -h mercurio = faz o login no computador chamado mercurio</text:p>
      <text:p text:style-name="Preformatted_20_Text"/>
      <text:p text:style-name="Preformatted_20_Text"/>
      <text:p text:style-name="Preformatted_20_Text">logout = Faz o logout no sistema.</text:p>
      <text:p text:style-name="Preformatted_20_Text"/>
      <text:p text:style-name="Preformatted_20_Text"/>
      <text:p text:style-name="Preformatted_20_Text">exit = Encerra a sessao atual.</text:p>
      <text:p text:style-name="Preformatted_20_Text"/>
      <text:p text:style-name="Preformatted_20_Text"/>
      <text:p text:style-name="Preformatted_20_Text">shutdown = Desliga ou reinicia o sistema com agendamento.</text:p>
      <text:p text:style-name="Preformatted_20_Text"/>
      <text:p text:style-name="Preformatted_20_Text"><text:s/>shutdown -t 30 -h 19:00 = o sistema sera desligado para manutencao.</text:p>
      <text:p text:style-name="Preformatted_20_Text">Este comando envia um aviso (-t) 30 segundos antes de desligar o </text:p>
      <text:p text:style-name="Preformatted_20_Text">sistema (-h) as 19:00 horas e envia uma mensagem personalizada.</text:p>
      <text:p text:style-name="Preformatted_20_Text"/>
      <text:p text:style-name="Preformatted_20_Text">halt = Desliga o sistema imediatamente.</text:p>
      <text:p text:style-name="Preformatted_20_Text"/>
      <text:p text:style-name="Preformatted_20_Text"/>
      <text:p text:style-name="Preformatted_20_Text">poweroff = Desliga o sistema imediatamente.</text:p>
      <text:p text:style-name="Preformatted_20_Text"/>
      <text:p text:style-name="Preformatted_20_Text"/>
      <text:p text:style-name="Preformatted_20_Text">reboot = Reinicia o sistema imediatamente.</text:p>
      <text:p text:style-name="Preformatted_20_Text"/>
      <text:p text:style-name="Preformatted_20_Text"/>
      <text:p text:style-name="Preformatted_20_Text"/>
      <text:p text:style-name="Preformatted_20_Text">Listar pastas</text:p>
      <text:p text:style-name="Preformatted_20_Text">$ ls */ -d</text:p>
      <text:p text:style-name="Preformatted_20_Text"><text:soft-page-break/></text:p>
      <text:p text:style-name="Preformatted_20_Text">Copiar um pasta</text:p>
      <text:p text:style-name="Preformatted_20_Text">$ cp -R pasta</text:p>
      <text:p text:style-name="Preformatted_20_Text"/>
      <text:p text:style-name="Preformatted_20_Text">Lista partiçoes</text:p>
      <text:p text:style-name="Preformatted_20_Text">$ df -hT</text:p>
      <text:p text:style-name="Preformatted_20_Text"/>
      <text:p text:style-name="Preformatted_20_Text">Número de arquivos em uma pasta</text:p>
      <text:p text:style-name="Preformatted_20_Text">$ ls |wc -l</text:p>
      <text:p text:style-name="Preformatted_20_Text"/>
      <text:p text:style-name="Preformatted_20_Text">Tamanho dos arquivos de uma pasta (MB)</text:p>
      <text:p text:style-name="Preformatted_20_Text">$ ls -lh</text:p>
      <text:p text:style-name="Preformatted_20_Text"/>
      <text:p text:style-name="Preformatted_20_Text">Tamanho de um pasta (MB)</text:p>
      <text:p text:style-name="Preformatted_20_Text">$ du -sh</text:p>
      <text:p text:style-name="Preformatted_20_Text"/>
      <text:p text:style-name="Preformatted_20_Text">Processos que impedem de desmontar (busy)</text:p>
      <text:p text:style-name="Preformatted_20_Text">$ fuser -mv /dev/X (onde X é partição)</text:p>
      <text:p text:style-name="Preformatted_20_Text"/>
      <text:p text:style-name="Preformatted_20_Text"/>
      <text:p text:style-name="Preformatted_20_Text"/>
      <text:p text:style-name="Preformatted_20_Text">* Comando uptime = exibe o tempo que o servidor está no ar sem ser</text:p>
      <text:p text:style-name="Preformatted_20_Text">desligado.</text:p>
      <text:p text:style-name="Preformatted_20_Text"/>
      <text:p text:style-name="Preformatted_20_Text">* Cria os diretórios 'joao', 'maria', 'jose', e 'jordan' dentro</text:p>
      <text:p text:style-name="Preformatted_20_Text">do diretório 'home':</text:p>
      <text:p text:style-name="Preformatted_20_Text"><text:s/>mkdir /home/{joao,maria,jose,jordan}</text:p>
      <text:p text:style-name="Preformatted_20_Text"><text:s/></text:p>
      <text:p text:style-name="Preformatted_20_Text">touch -t 10011230 teste = altera data e hora do arquivo para</text:p>
      <text:p text:style-name="Preformatted_20_Text">01/10 e 12:30</text:p>
      <text:p text:style-name="Preformatted_20_Text"/>
      <text:p text:style-name="Preformatted_20_Text">touch -t 120112301999 = altada a data, hora, ano e segundos</text:p>
      <text:p text:style-name="Preformatted_20_Text">do arquivo para 01/12/1999 e 12:30:30</text:p>
      <text:p text:style-name="Preformatted_20_Text"/>
      <text:p text:style-name="Preformatted_20_Text"/>
      <text:p text:style-name="Preformatted_20_Text">cd ~ <text:s/>= retorna ao diretório home do usuário</text:p>
      <text:p text:style-name="Preformatted_20_Text">cd / <text:s/>= retorna ao diretório raiz</text:p>
      <text:p text:style-name="Preformatted_20_Text">cd - <text:s/>= volta ao diretório acessado anteriormente</text:p>
      <text:p text:style-name="Preformatted_20_Text">cd .. = sobre um diretório</text:p>
      <text:p text:style-name="Preformatted_20_Text">cd ../diretorio = sobe um diretório e entra imediatamente no segundo</text:p>
      <text:p text:style-name="Preformatted_20_Text"/>
      <text:p text:style-name="Preformatted_20_Text"/>
      <text:p text:style-name="Preformatted_20_Text">cat -n arquivo.txt = exibe o número de linhas enquanto o conteúdo</text:p>
      <text:p text:style-name="Preformatted_20_Text">do arquivo é exibido</text:p>
      <text:p text:style-name="Preformatted_20_Text"/>
      <text:p text:style-name="Preformatted_20_Text">cat -s <text:s/>= não exibe mais que uma linha em branco</text:p>
      <text:p text:style-name="Preformatted_20_Text"/>
      <text:p text:style-name="Preformatted_20_Text"/>
      <text:p text:style-name="Preformatted_20_Text">df -m = exibe o espaço em MB</text:p>
      <text:p text:style-name="Preformatted_20_Text"/>
      <text:p text:style-name="Preformatted_20_Text"/>
      <text:p text:style-name="Preformatted_20_Text">import -w root -quality 85 /home/edersg/imagem1.png</text:p>
      <text:p text:style-name="Preformatted_20_Text"/>
      <text:p text:style-name="Preformatted_20_Text"/>
      <text:p text:style-name="Preformatted_20_Text"/>
      <text:p text:style-name="Preformatted_20_Text"><text:s/>Pacote sysutils</text:p>
      <text:p text:style-name="Preformatted_20_Text">  ===============</text:p>
      <text:p text:style-name="Preformatted_20_Text"/>
      <text:p text:style-name="Preformatted_20_Text"/>
      <text:p text:style-name="Preformatted_20_Text">Colaboração: Rubens Queiroz de Almeida</text:p>
      <text:p text:style-name="Preformatted_20_Text"/>
      <text:p text:style-name="Preformatted_20_Text">O pacote sysutils da distribuição Debian, contém um aplicativo</text:p>
      <text:p text:style-name="Preformatted_20_Text"><text:soft-page-break/>bastante útil chamado fromdos, que realiza funções de</text:p>
      <text:p text:style-name="Preformatted_20_Text">conversão de formatos entre sistemas Unix e Dos.</text:p>
      <text:p text:style-name="Preformatted_20_Text"/>
      <text:p text:style-name="Preformatted_20_Text">Por default, ele elimina todos os CR (carriage return)</text:p>
      <text:p text:style-name="Preformatted_20_Text">de um arquivo e permite também o caminho reverso, isto é,</text:p>
      <text:p text:style-name="Preformatted_20_Text">a conversão do formato Unix para DOS.</text:p>
      <text:p text:style-name="Preformatted_20_Text"/>
      <text:p text:style-name="Preformatted_20_Text"/>
      <text:p text:style-name="Preformatted_20_Text">  # fromdos -u fromdos.txt</text:p>
      <text:p text:style-name="Preformatted_20_Text">  # cat -v fromdos.txt</text:p>
      <text:p text:style-name="Preformatted_20_Text">  Usage: fromdos [options] [file...]^M</text:p>
      <text:p text:style-name="Preformatted_20_Text">  -a      Always convert (DOS to Unix: kill all CRs;^M</text:p>
      <text:p text:style-name="Preformatted_20_Text">          Unix to DOS: convert all LFs to CRLFs)^M</text:p>
      <text:p text:style-name="Preformatted_20_Text">          -b      Make backup of original file (.bak).^M</text:p>
      <text:p text:style-name="Preformatted_20_Text">          -d      Convert DOS to Unix.^M</text:p>
      <text:p text:style-name="Preformatted_20_Text">          -e      Abort processing files on error in any file.^M</text:p>
      <text:p text:style-name="Preformatted_20_Text">          -f      Force: convert even if file is not writeable.^M</text:p>
      <text:p text:style-name="Preformatted_20_Text">          -h      Display help on usage and quit.^M</text:p>
      <text:p text:style-name="Preformatted_20_Text">          -o      Overwrite original file (no backup).^M</text:p>
      <text:p text:style-name="Preformatted_20_Text">          -p      Preserve file owner and time.^M</text:p>
      <text:p text:style-name="Preformatted_20_Text">          -u      Convert Unix to DOS.^M</text:p>
      <text:p text:style-name="Preformatted_20_Text">          -v      Verbose.^M</text:p>
      <text:p text:style-name="Preformatted_20_Text">          -V      Show version and quit.^M</text:p>
      <text:p text:style-name="Preformatted_20_Text">  ^M</text:p>
      <text:p text:style-name="Preformatted_20_Text"/>
      <text:p text:style-name="Preformatted_20_Text"/>
      <text:p text:style-name="Preformatted_20_Text">Usamos o comando cat com a opção -v, para que os</text:p>
      <text:p text:style-name="Preformatted_20_Text">caracteres não imprimíveis sejam exibidos na tela.</text:p>
      <text:p text:style-name="Preformatted_20_Text"/>
      <text:p text:style-name="Preformatted_20_Text">Note o caractere ^M no final de cada linha. Este caractere</text:p>
      <text:p text:style-name="Preformatted_20_Text">indica o &lt;CR&gt;&lt;LF&gt; (Carriage Return, Line Feed), indicativo</text:p>
      <text:p text:style-name="Preformatted_20_Text">de final de linha em arquivos gerados em sistemas DOS e</text:p>
      <text:p text:style-name="Preformatted_20_Text">posteriores.</text:p>
      <text:p text:style-name="Preformatted_20_Text"/>
      <text:p text:style-name="Preformatted_20_Text">Para remover este caractere e voltar para o formato Unix:</text:p>
      <text:p text:style-name="Preformatted_20_Text"/>
      <text:p text:style-name="Preformatted_20_Text"/>
      <text:p text:style-name="Preformatted_20_Text">  # fromdos fromdos.txt</text:p>
      <text:p text:style-name="Preformatted_20_Text">  # cat -v fromdos.txt</text:p>
      <text:p text:style-name="Preformatted_20_Text">  Usage: fromdos [options] [file...]</text:p>
      <text:p text:style-name="Preformatted_20_Text">  -a      Always convert (DOS to Unix: kill all CRs;</text:p>
      <text:p text:style-name="Preformatted_20_Text">          Unix to DOS: convert all LFs to CRLFs)</text:p>
      <text:p text:style-name="Preformatted_20_Text">  -b      Make backup of original file (.bak).</text:p>
      <text:p text:style-name="Preformatted_20_Text">  -d      Convert DOS to Unix.</text:p>
      <text:p text:style-name="Preformatted_20_Text">  -e      Abort processing files on error in any file.</text:p>
      <text:p text:style-name="Preformatted_20_Text">  -f      Force: convert even if file is not writeable.</text:p>
      <text:p text:style-name="Preformatted_20_Text">  -h      Display help on usage and quit.</text:p>
      <text:p text:style-name="Preformatted_20_Text">  -o      Overwrite original file (no backup).</text:p>
      <text:p text:style-name="Preformatted_20_Text">  -p      Preserve file owner and time.</text:p>
      <text:p text:style-name="Preformatted_20_Text">  -u      Convert Unix to DOS.</text:p>
      <text:p text:style-name="Preformatted_20_Text">  -v      Verbose.</text:p>
      <text:p text:style-name="Preformatted_20_Text">  -V      Show version and quit.</text:p>
      <text:p text:style-name="Preformatted_20_Text"/>
      <text:p text:style-name="Preformatted_20_Text"/>
      <text:p text:style-name="Preformatted_20_Text">O pacote sysutils é originário de sistemas BSD. Além do programa fromdos, ele</text:p>
      <text:p text:style-name="Preformatted_20_Text">traz também os programas lsdev e procinfo. O programa fromdos pode também</text:p>
      <text:p text:style-name="Preformatted_20_Text">ser invocado através dos nomes dos2unix, unix2dos e todos. Eu particularmente</text:p>
      <text:p text:style-name="Preformatted_20_Text">conhecia os nomes dos2unix e unix2dos que são mais intuitivos.</text:p>
      <text:p text:style-name="Preformatted_20_Text"/>
      <text:p text:style-name="Preformatted_20_Text">É claro que este comando realiza tarefas extremamente simples e que podem ser</text:p>
      <text:p text:style-name="Preformatted_20_Text">feitas muito bem por sed, e outros, porém eu sempre gostei de ter este comando</text:p>
      <text:p text:style-name="Preformatted_20_Text">ao meu alcance.</text:p>
      <text:p text:style-name="Preformatted_20_Text"><text:soft-page-break/></text:p>
      <text:p text:style-name="Preformatted_20_Text">Para quem usa outros sistemas e desejar usar este pacote, eu coloquei o fonte em</text:p>
      <text:p text:style-name="Preformatted_20_Text">http://www.Dicas-L.unicamp.br/download/sysutils_1.3.8.5.1.tar.gz</text:p>
      <text:p text:style-name="Preformatted_20_Text"/>
      <text:p text:style-name="Preformatted_20_Text">É só fazer o download e se divertir.</text:p>
      <text:p text:style-name="Preformatted_20_Text"/>
      <text:p text:style-name="Preformatted_20_Text"/>
      <text:p text:style-name="Preformatted_20_Text">Comando top:</text:p>
      <text:p text:style-name="Preformatted_20_Text">------------</text:p>
      <text:p text:style-name="Preformatted_20_Text">Tente ordenar por consumo de memória no TOP, apertando M.</text:p>
      <text:p text:style-name="Preformatted_20_Text">Veja qual processo está consumindo a memória e utilize o comando lsof</text:p>
      <text:p text:style-name="Preformatted_20_Text">para ver o que esse processo está utilizando.</text:p>
      <text:p text:style-name="Preformatted_20_Text">lsof -p PID</text:p>
      <text:p text:style-name="Preformatted_20_Text"/>
      <text:p text:style-name="Preformatted_20_Text"/>
      <text:p text:style-name="Preformatted_20_Text">dpkg --get-selections &gt; ~/perfil_pacotes_final.txt = ???</text:p>
      <text:p text:style-name="Preformatted_20_Text">http://lists.debian.org/debian-user-portuguese/2005/02/msg00369.html</text:p>
      <text:p text:style-name="Preformatted_20_Text"/>
      <text:p text:style-name="Preformatted_20_Text"/>
      <text:p text:style-name="Preformatted_20_Text">O arquivo 'squid.conf' original está no diretório </text:p>
      <text:p text:style-name="Preformatted_20_Text">'/usr/share/doc/squid/examples/'. Veja:</text:p>
      <text:p text:style-name="Preformatted_20_Text"/>
      <text:p text:style-name="Preformatted_20_Text"><text:s/>dpkg -L squid | grep squid.conf</text:p>
      <text:p text:style-name="Preformatted_20_Text"/>
      <text:p text:style-name="Preformatted_20_Text"/>
      <text:p text:style-name="Preformatted_20_Text"/>
      <text:p text:style-name="Preformatted_20_Text">&gt; Gostaria de uma ajuda, para saber qual a forma que eu posso usar para saber</text:p>
      <text:p text:style-name="Preformatted_20_Text">&gt; todos os arquivos de um servidor que foram mudados no dia de ontem ou</text:p>
      <text:p text:style-name="Preformatted_20_Text">&gt; acessados, e se existe a possibilidade de se criar um aquivo dizendo quais</text:p>
      <text:p text:style-name="Preformatted_20_Text">&gt; foram os arquivos mudados ou acessados.</text:p>
      <text:p text:style-name="Preformatted_20_Text"/>
      <text:p text:style-name="Preformatted_20_Text">Utilize o comando:</text:p>
      <text:p text:style-name="Preformatted_20_Text"/>
      <text:p text:style-name="Preformatted_20_Text"><text:s/>find / -atime 1 e $find / -ctime 1</text:p>
      <text:p text:style-name="Preformatted_20_Text"/>
      <text:p text:style-name="Preformatted_20_Text"/>
      <text:p text:style-name="Preformatted_20_Text">Todos os arquivos modificados no último dia:</text:p>
      <text:p text:style-name="Preformatted_20_Text"/>
      <text:p text:style-name="Preformatted_20_Text"><text:s/>find / -mtime -1</text:p>
      <text:p text:style-name="Preformatted_20_Text"/>
      <text:p text:style-name="Preformatted_20_Text">Todos os arquivos acessados nas últimas 24h:</text:p>
      <text:p text:style-name="Preformatted_20_Text"/>
      <text:p text:style-name="Preformatted_20_Text"><text:s/>find / -atime</text:p>
      <text:p text:style-name="Preformatted_20_Text"/>
      <text:p text:style-name="Preformatted_20_Text"/>
      <text:p text:style-name="Preformatted_20_Text">Para descobrir os arquivos acessados nas últimas 24h, visualizando na tela e</text:p>
      <text:p text:style-name="Preformatted_20_Text">ao mesmo tempo armazenando em um arquivo txt:</text:p>
      <text:p text:style-name="Preformatted_20_Text"/>
      <text:p text:style-name="Preformatted_20_Text"><text:s/>find / -atime -1 -type f | tee lista-de-arquivos-acessados.txt</text:p>
      <text:p text:style-name="Preformatted_20_Text"/>
      <text:p text:style-name="Preformatted_20_Text">Para descobrir os arquivos alterados nas últimas 24h, visualizando na tela e</text:p>
      <text:p text:style-name="Preformatted_20_Text">ao mesmo tempo armazenando em um arquivo txt:</text:p>
      <text:p text:style-name="Preformatted_20_Text"/>
      <text:p text:style-name="Preformatted_20_Text"><text:s/>find / -mtime -1 -type f | tee lista-de-arquivos-alterados.txt</text:p>
      <text:p text:style-name="Preformatted_20_Text"/>
      <text:p text:style-name="Preformatted_20_Text"/>
      <text:p text:style-name="Preformatted_20_Text">Qualquer que seja o método usado para atualização, recomenda-se que</text:p>
      <text:p text:style-name="Preformatted_20_Text"><text:s text:c="5"/>você verifique o estado de todos os pacotes antes, e verifique se</text:p>
      <text:p text:style-name="Preformatted_20_Text"><text:s text:c="5"/>todos os pacotes estão em um estado atualizável. <text:s/>O comando seguinte</text:p>
      <text:p text:style-name="Preformatted_20_Text"><text:s text:c="5"/>exibirá qualquer pacote cujo estado seja de semi-instalado ou falha na</text:p>
      <text:p text:style-name="Preformatted_20_Text"><text:s text:c="5"/>configuração, e aqueles com qualquer estado de erro.</text:p>
      <text:p text:style-name="Preformatted_20_Text"/>
      <text:p text:style-name="Preformatted_20_Text"><text:soft-page-break/><text:s text:c="10"/># dpkg --audit</text:p>
      <text:p text:style-name="Preformatted_20_Text"/>
      <text:p text:style-name="Preformatted_20_Text"><text:s text:c="5"/>Você também pode inspecionar o estado de todos os pacotes em seu</text:p>
      <text:p text:style-name="Preformatted_20_Text"><text:s text:c="5"/>sistema usando o `dselect', o `aptitude' ou com comandos como</text:p>
      <text:p text:style-name="Preformatted_20_Text"/>
      <text:p text:style-name="Preformatted_20_Text"><text:s text:c="10"/># dpkg -l | pager</text:p>
      <text:p text:style-name="Preformatted_20_Text"/>
      <text:p text:style-name="Preformatted_20_Text"><text:s text:c="5"/>ou</text:p>
      <text:p text:style-name="Preformatted_20_Text"/>
      <text:p text:style-name="Preformatted_20_Text"><text:s text:c="10"/># dpkg --get-selections &gt; ~/curr-pkgs.txt</text:p>
      <text:p text:style-name="Preformatted_20_Text"/>
      <text:p text:style-name="Preformatted_20_Text"><text:s text:c="5"/>É desejável remover qualquer hold antes da atualização. <text:s/>Se algum</text:p>
      <text:p text:style-name="Preformatted_20_Text"><text:s text:c="5"/>pacote essencial para a atualização estiver em hold, a atualização</text:p>
      <text:p text:style-name="Preformatted_20_Text"><text:s text:c="5"/>falhará. <text:s/>Você pode identificar pacotes em hold com</text:p>
      <text:p text:style-name="Preformatted_20_Text"/>
      <text:p text:style-name="Preformatted_20_Text"><text:s text:c="10"/># dpkg --audit</text:p>
      <text:p text:style-name="Preformatted_20_Text"/>
      <text:p text:style-name="Preformatted_20_Text"><text:s text:c="5"/>Se você mudou e recompilou um pacote localmente, e não mudou seu nome</text:p>
      <text:p text:style-name="Preformatted_20_Text"><text:s text:c="5"/>nem colocou uma data na versão, você deve colocá-lo em hold para</text:p>
      <text:p text:style-name="Preformatted_20_Text"><text:s text:c="5"/>evitar que seja atualizado. <text:s/>O estado `hold' do pacote pode ser</text:p>
      <text:p text:style-name="Preformatted_20_Text"><text:s text:c="5"/>alterado usando o `aptitude'. <text:s/>Com</text:p>
      <text:p text:style-name="Preformatted_20_Text"/>
      <text:p text:style-name="Preformatted_20_Text"><text:s text:c="10"/>aptitude hold | unhold &lt;package&gt;</text:p>
      <text:p text:style-name="Preformatted_20_Text"/>
      <text:p text:style-name="Preformatted_20_Text"/>
      <text:p text:style-name="Preformatted_20_Text"/>
      <text:p text:style-name="Preformatted_20_Text">Novas versões de pacotes já instalados que não podem ser atualizados</text:p>
      <text:p text:style-name="Preformatted_20_Text"><text:s text:c="5"/>sem mudar o estado de instalação de outro pacote serão deixados na</text:p>
      <text:p text:style-name="Preformatted_20_Text"><text:s text:c="5"/>versão atual (exibidos como "held back" ou "mantidos").</text:p>
      <text:p text:style-name="Preformatted_20_Text">Isso pode ser</text:p>
      <text:p text:style-name="Preformatted_20_Text"><text:s text:c="5"/>resolvido usando o `aptitude' para selecionar esses pacotes para</text:p>
      <text:p text:style-name="Preformatted_20_Text"><text:s text:c="5"/>instalação ou tentando o comando `aptitude -f install &lt;package&gt;'.</text:p>
      <text:p text:style-name="Preformatted_20_Text"/>
      <text:p text:style-name="Preformatted_20_Text"><text:s text:c="5"/>A opção `--fix-broken' (ou apenas `-f') faz com que o `apt' tente</text:p>
      <text:p text:style-name="Preformatted_20_Text"><text:s text:c="5"/>corrigir um sistema com dependências quebradas. <text:s/>O `apt' não permite</text:p>
      <text:p text:style-name="Preformatted_20_Text"><text:s text:c="5"/>que existam dependências quebradas em um sistema.</text:p>
      <text:p text:style-name="Preformatted_20_Text"/>
      <text:p text:style-name="Preformatted_20_Text"/>
      <text:p text:style-name="Preformatted_20_Text"/>
      <text:p text:style-name="Preformatted_20_Text">Algumas vezes é necessário habilitar a opção APT::Force-LoopBreak no</text:p>
      <text:p text:style-name="Preformatted_20_Text"><text:s text:c="5"/>APT para poder remover temporariamente um pacote essencial devido a um</text:p>
      <text:p text:style-name="Preformatted_20_Text"><text:s text:c="5"/>loop de Conflitos/Pré-Dependências. <text:s/>O `aptitude' o alertará sobre</text:p>
      <text:p text:style-name="Preformatted_20_Text"><text:s text:c="5"/>isso e abortará a atualização. <text:s/>Você pode resolver isso especificando</text:p>
      <text:p text:style-name="Preformatted_20_Text"><text:s text:c="5"/>a opção `-o APT::Force-LoopBreak=1' na linha de comando do `aptitude'.</text:p>
      <text:p text:style-name="Preformatted_20_Text"/>
      <text:p text:style-name="Preformatted_20_Text"><text:s text:c="5"/>É possível que a estrutura de dependências de um sistema possa estar</text:p>
      <text:p text:style-name="Preformatted_20_Text"><text:s text:c="5"/>tão corrompida que a ponto de requerer intervenção manual. <text:s/>Geralmente</text:p>
      <text:p text:style-name="Preformatted_20_Text"><text:s text:c="5"/>isso significa usar o `aptitude' ou</text:p>
      <text:p text:style-name="Preformatted_20_Text"/>
      <text:p text:style-name="Preformatted_20_Text"><text:s text:c="10"/>dpkg --remove &lt;nome_do_pacote&gt;</text:p>
      <text:p text:style-name="Preformatted_20_Text"/>
      <text:p text:style-name="Preformatted_20_Text"><text:s text:c="5"/>para eliminar alguns dos pacotes problemáticos, ou</text:p>
      <text:p text:style-name="Preformatted_20_Text"/>
      <text:p text:style-name="Preformatted_20_Text"><text:s text:c="10"/>aptitude --fix-broken install</text:p>
      <text:p text:style-name="Preformatted_20_Text"><text:s text:c="10"/>dpkg --configure --pending</text:p>
      <text:p text:style-name="Preformatted_20_Text"/>
      <text:p text:style-name="Preformatted_20_Text"><text:s text:c="5"/>Em casos extremos você pode ter que forçar a reinstalação com um</text:p>
      <text:p text:style-name="Preformatted_20_Text"><text:s text:c="5"/>comando como</text:p>
      <text:p text:style-name="Preformatted_20_Text"/>
      <text:p text:style-name="Preformatted_20_Text"><text:s text:c="10"/>dpkg --install /caminho/para/nome_do_pacote.deb</text:p>
      <text:p text:style-name="Preformatted_20_Text"/>
      <text:p text:style-name="Preformatted_20_Text"><text:s text:c="5"/>Depois de consertar as coisas, você deve ser capaz de terminar a</text:p>
      <text:p text:style-name="Preformatted_20_Text"><text:soft-page-break/><text:s text:c="5"/>atualização repetindo os comandos `aptitude' previamente descritos.</text:p>
      <text:p text:style-name="Preformatted_20_Text"/>
      <text:p text:style-name="Preformatted_20_Text"/>
      <text:p text:style-name="Preformatted_20_Text">Para configurar o teclado no debian:</text:p>
      <text:p text:style-name="Preformatted_20_Text"/>
      <text:p text:style-name="Preformatted_20_Text"><text:s/>dpkg-reconfigure console-data</text:p>
      <text:p text:style-name="Preformatted_20_Text"/>
      <text:p text:style-name="Preformatted_20_Text"/>
      <text:p text:style-name="Preformatted_20_Text"/>
      <text:p text:style-name="Preformatted_20_Text">- Para colocar uma imagem como wallpaper do desktop:</text:p>
      <text:p text:style-name="Preformatted_20_Text"/>
      <text:p text:style-name="Preformatted_20_Text"><text:s/>Esetroot -center imagem.jpg</text:p>
      <text:p text:style-name="Preformatted_20_Text"/>
      <text:p text:style-name="Preformatted_20_Text"/>
      <text:p text:style-name="Preformatted_20_Text"/>
      <text:p text:style-name="Preformatted_20_Text">Tente usar o seguinte comando no seu script:</text:p>
      <text:p text:style-name="Preformatted_20_Text"/>
      <text:p text:style-name="Preformatted_20_Text">who|grep alex|wc -l</text:p>
      <text:p text:style-name="Preformatted_20_Text"/>
      <text:p text:style-name="Preformatted_20_Text">esse comando irá retornar a quantidade de seções para o usuario "alex"</text:p>
      <text:p text:style-name="Preformatted_20_Text">com base nisso você pode fazer um pequeno if para verificar se seu </text:p>
      <text:p text:style-name="Preformatted_20_Text">usuario está logado antes de executar o ppp e o bittorrent, algo como:</text:p>
      <text:p text:style-name="Preformatted_20_Text"/>
      <text:p text:style-name="Preformatted_20_Text">TESTE=`who|grep alex|wc -l`</text:p>
      <text:p text:style-name="Preformatted_20_Text">if [ $TESTE -eq 0 ]</text:p>
      <text:p text:style-name="Preformatted_20_Text">    then</text:p>
      <text:p text:style-name="Preformatted_20_Text">        Conecta</text:p>
      <text:p text:style-name="Preformatted_20_Text">        Autentica</text:p>
      <text:p text:style-name="Preformatted_20_Text">        Iniciar_torrent</text:p>
      <text:p text:style-name="Preformatted_20_Text">    else</text:p>
      <text:p text:style-name="Preformatted_20_Text">        echo "Usuario alex logado, Abortando..."</text:p>
      <text:p text:style-name="Preformatted_20_Text">fi</text:p>
      <text:p text:style-name="Preformatted_20_Text"/>
      <text:p text:style-name="Preformatted_20_Text">podes incrementar o script utilizando o comando sleep e um loop para </text:p>
      <text:p text:style-name="Preformatted_20_Text">que, se o usuario estiver logado, ele aguarda 10 minutos e testa </text:p>
      <text:p text:style-name="Preformatted_20_Text">novamente se voce ainda está logado, assim, quando voce fizer o LOGOUT </text:p>
      <text:p text:style-name="Preformatted_20_Text">depois que o script foi disparado pelo cron, ele inicia o bittorrent e a </text:p>
      <text:p text:style-name="Preformatted_20_Text">conexao.</text:p>
      <text:p text:style-name="Preformatted_20_Text"/>
      <text:p text:style-name="Preformatted_20_Text"/>
      <text:p text:style-name="Preformatted_20_Text"/>
      <text:p text:style-name="Preformatted_20_Text">Subject: Re: (linux-br)Cadê o libGL.la no Conectiva?</text:p>
      <text:p text:style-name="Preformatted_20_Text"/>
      <text:p text:style-name="Preformatted_20_Text">$ rpm -qf /usr/lib/libGL.la</text:p>
      <text:p text:style-name="Preformatted_20_Text"/>
      <text:p text:style-name="Preformatted_20_Text">libgl-xfree86-devel-4.4.0-63152U10_3cl</text:p>
      <text:p text:style-name="Preformatted_20_Text"/>
      <text:p text:style-name="Preformatted_20_Text">apt-get install libgl-xfree86-devel</text:p>
      <text:p text:style-name="Preformatted_20_Text"/>
      <text:p text:style-name="Preformatted_20_Text"/>
      <text:p text:style-name="Preformatted_20_Text">usermod -L usuario = bloqueia o acesso do usuario temporariamente</text:p>
      <text:p text:style-name="Preformatted_20_Text">usermod -U usuario = desbloqueia o acesso do usuario</text:p>
      <text:p text:style-name="Preformatted_20_Text">import -window root imagem.png = tira um screenshot da tela</text:p>
      <text:p text:style-name="Preformatted_20_Text"/>
      <text:p text:style-name="Preformatted_20_Text"/>
      <text:p text:style-name="Preformatted_20_Text"/>
      <text:p text:style-name="Preformatted_20_Text">&gt; Qual o comando similar ao "rpm -qf pacote.rpm" para ser usado no</text:p>
      <text:p text:style-name="Preformatted_20_Text">&gt; debian ?</text:p>
      <text:p text:style-name="Preformatted_20_Text"/>
      <text:p text:style-name="Preformatted_20_Text">dpkg-query -L pacote</text:p>
      <text:p text:style-name="Preformatted_20_Text"/>
      <text:p text:style-name="Preformatted_20_Text"/>
      <text:p text:style-name="Preformatted_20_Text"><text:soft-page-break/>Para procurar o pacote:</text:p>
      <text:p text:style-name="Preformatted_20_Text"/>
      <text:p text:style-name="Preformatted_20_Text">apt-cache search string =&gt; procura na lista de repositórios por pacotes </text:p>
      <text:p text:style-name="Preformatted_20_Text">com string</text:p>
      <text:p text:style-name="Preformatted_20_Text">apt-cache show pacote =&gt; exibe informações sobre o pacote</text:p>
      <text:p text:style-name="Preformatted_20_Text">apt-get install pacote =&gt; instala o pacote</text:p>
      <text:p text:style-name="Preformatted_20_Text"/>
      <text:p text:style-name="Preformatted_20_Text">Para informações sobre o pacote instalado:</text:p>
      <text:p text:style-name="Preformatted_20_Text"/>
      <text:p text:style-name="Preformatted_20_Text">dpkg -S string   =&gt; exibe os pacotes instalados que possuem string</text:p>
      <text:p text:style-name="Preformatted_20_Text">dpkg -c pacote =&gt; exibe quais arquivos pertencem a um pacote instalado. </text:p>
      <text:p text:style-name="Preformatted_20_Text">Aqui você tem que fornecer o caminho completo para o pacote. Normalmente </text:p>
      <text:p text:style-name="Preformatted_20_Text">após baixados com apt-get os pacotes ficam em /var/cache/apt/archives/, </text:p>
      <text:p text:style-name="Preformatted_20_Text">assim este comando deve ser algo como:</text:p>
      <text:p text:style-name="Preformatted_20_Text"/>
      <text:p text:style-name="Preformatted_20_Text">dpkg -c /var/cache/apt/archives/pacote</text:p>
      <text:p text:style-name="Preformatted_20_Text"/>
      <text:p text:style-name="Preformatted_20_Text"/>
      <text:p text:style-name="Preformatted_20_Text"/>
      <text:p text:style-name="Preformatted_20_Text">* comandos uteis:</text:p>
      <text:p text:style-name="Preformatted_20_Text">apt-cache search palavra (tipo apropos)</text:p>
      <text:p text:style-name="Preformatted_20_Text"/>
      <text:p text:style-name="Preformatted_20_Text">apt-cache show package_name (mostra info do pacote(s))</text:p>
      <text:p text:style-name="Preformatted_20_Text"/>
      <text:p text:style-name="Preformatted_20_Text">apt-get -u install package_name (instala pacote mostrando o q vai atualizar)</text:p>
      <text:p text:style-name="Preformatted_20_Text"/>
      <text:p text:style-name="Preformatted_20_Text">apt-get -u --reinstall install package_name (reinstalar pacote)</text:p>
      <text:p text:style-name="Preformatted_20_Text"/>
      <text:p text:style-name="Preformatted_20_Text">apt-get -t unstable -u install package_name (esse é legal! instala um pacote</text:p>
      <text:p text:style-name="Preformatted_20_Text">qquer do unstable - tipo, eu peguei o mozilla por aqui. O legal eh q jah cria</text:p>
      <text:p text:style-name="Preformatted_20_Text">icone no menu e tudo, mto pratico. Lembre-se de adicionar um mirror unstable</text:p>
      <text:p text:style-name="Preformatted_20_Text">no seu sources.list)</text:p>
      <text:p text:style-name="Preformatted_20_Text"/>
      <text:p text:style-name="Preformatted_20_Text">dpkg -l (lista todos os pacotes = rpm -qa)</text:p>
      <text:p text:style-name="Preformatted_20_Text"/>
      <text:p text:style-name="Preformatted_20_Text">dpkg -L package_name (lista os arquivos do pacote)</text:p>
      <text:p text:style-name="Preformatted_20_Text"/>
      <text:p text:style-name="Preformatted_20_Text">dpkg-reconfigure package_name (qdo vc quiser voltar pra aquela tela azul que</text:p>
      <text:p text:style-name="Preformatted_20_Text">reconfigura alguma coisa, use esse comando. Ex:</text:p>
      <text:p text:style-name="Preformatted_20_Text">dpkg-reconfigure xserver-xfree86 )</text:p>
      <text:p text:style-name="Preformatted_20_Text"/>
      <text:p text:style-name="Preformatted_20_Text">apt-get update (pra atualizar a lista de pacotes existentes nos servidores)</text:p>
      <text:p text:style-name="Preformatted_20_Text"/>
      <text:p text:style-name="Preformatted_20_Text">apt-get upgrade (pra atualizar os pacotes instalados)</text:p>
      <text:p text:style-name="Preformatted_20_Text"/>
      <text:p text:style-name="Preformatted_20_Text">A maioria dos comandos apt-get vc pode substituir por aptitude:</text:p>
      <text:p text:style-name="Preformatted_20_Text">http://people.debian.org/~andrelop/txt/aptitude-tips-pt_BR.txt</text:p>
      <text:p text:style-name="Preformatted_20_Text"/>
      <text:p text:style-name="Preformatted_20_Text"/>
      <text:p text:style-name="Preformatted_20_Text"/>
      <text:p text:style-name="Preformatted_20_Text">Rode o comando:</text:p>
      <text:p text:style-name="Preformatted_20_Text"/>
      <text:p text:style-name="Preformatted_20_Text"><text:s/>base-config</text:p>
      <text:p text:style-name="Preformatted_20_Text"/>
      <text:p text:style-name="Preformatted_20_Text">no base config vai em "select and install packages" (selecionar e</text:p>
      <text:p text:style-name="Preformatted_20_Text">instalar pacotes). Marca o "Desktop environment" (ambiente desktop)</text:p>
      <text:p text:style-name="Preformatted_20_Text">e clica no OK.</text:p>
      <text:p text:style-name="Preformatted_20_Text"/>
      <text:p text:style-name="Preformatted_20_Text"/>
      <text:p text:style-name="Preformatted_20_Text">- Exibe todas as placas PCI digite</text:p>
      <text:p text:style-name="Preformatted_20_Text">---------------------------------------------</text:p>
      <text:p text:style-name="Preformatted_20_Text"><text:s/>lspci</text:p>
      <text:p text:style-name="Preformatted_20_Text"><text:soft-page-break/><text:s/>lspci -v</text:p>
      <text:p text:style-name="Preformatted_20_Text"><text:s/>lspci -vv</text:p>
      <text:p text:style-name="Preformatted_20_Text"><text:s/>lspci -vvv</text:p>
      <text:p text:style-name="Preformatted_20_Text"/>
      <text:p text:style-name="Preformatted_20_Text"/>
      <text:p text:style-name="Preformatted_20_Text">- Para impedir que a proteção de tela do terminal seja executada depois de</text:p>
      <text:p text:style-name="Preformatted_20_Text">um certo tempo de inatividade:</text:p>
      <text:p text:style-name="Preformatted_20_Text"><text:s text:c="2"/>setterm -blank 0</text:p>
      <text:p text:style-name="Preformatted_20_Text"><text:s text:c="2"/>setterm -powersave off</text:p>
      <text:p text:style-name="Preformatted_20_Text"/>
      <text:p text:style-name="Preformatted_20_Text">No lugar do 0 voce pode especificar os minutos... quando coloca 0 fica</text:p>
      <text:p text:style-name="Preformatted_20_Text">desabilitado. No X: desative seu protetor de telas e DPMS. Caso você não</text:p>
      <text:p text:style-name="Preformatted_20_Text">tenha um widget de controle do DPMS, o seguinte comando também o desativa:</text:p>
      <text:p text:style-name="Preformatted_20_Text"><text:s/>xset -dpms</text:p>
      <text:p text:style-name="Preformatted_20_Text"/>
      <text:p text:style-name="Preformatted_20_Text"/>
      <text:p text:style-name="Preformatted_20_Text">comando rename = altera a extensão de um arquivo.</text:p>
      <text:p text:style-name="Preformatted_20_Text"><text:s/>rename .htm .html *.htm = substitui todos os arquivos terminados em .htm </text:p>
      <text:p text:style-name="Preformatted_20_Text">por .html.</text:p>
      <text:p text:style-name="Preformatted_20_Text"/>
      <text:p text:style-name="Preformatted_20_Text"><text:s/>ls</text:p>
      <text:p text:style-name="Preformatted_20_Text"><text:s text:c="2"/>jose.txt joseovaldo.txt josenir.txt</text:p>
      <text:p text:style-name="Preformatted_20_Text"/>
      <text:p text:style-name="Preformatted_20_Text"><text:s/>rename jose joao jose.???</text:p>
      <text:p text:style-name="Preformatted_20_Text"><text:s/>ls</text:p>
      <text:p text:style-name="Preformatted_20_Text"><text:s text:c="2"/>joao.txt <text:s/>josenir.txt <text:s/>joseovaldo.txt</text:p>
      <text:p text:style-name="Preformatted_20_Text"/>
      <text:p text:style-name="Preformatted_20_Text"><text:s/>rename jose ricardo *ovaldo.txt</text:p>
      <text:p text:style-name="Preformatted_20_Text"><text:s/>ls</text:p>
      <text:p text:style-name="P1"><text:s text:c="2"/>joao.txt <text:s/>josenir.txt <text:s/>ricardoovaldo.tx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S SOS</meta:initial-creator>
    <meta:creation-date>2015-09-19T19:49:45</meta:creation-date>
    <meta:document-statistic meta:table-count="0" meta:image-count="0" meta:object-count="0" meta:page-count="305" meta:paragraph-count="13461" meta:word-count="98217" meta:character-count="598632"/>
    <dc:date>2015-09-19T19:52:40</dc:date>
    <dc:creator>SOS SOS</dc:creator>
    <meta:editing-duration>PT2M56S</meta:editing-duration>
    <meta:editing-cycles>1</meta:editing-cycles>
    <meta:generator>OpenOffice/4.1.1$Linux OpenOffice.org_project/411m6$Build-9775</meta:generator>
  </office:meta>
</office:document-meta>
</file>